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#dee6ef"/>
    </style:style>
    <style:style style:name="ce2" style:family="table-cell" style:parent-style-name="pd1">
      <style:table-cell-properties fo:background-color="#ffffa6"/>
    </style:style>
    <style:style style:name="ce3" style:family="table-cell" style:parent-style-name="pd1" style:data-style-name="N112"/>
    <style:style style:name="ce4" style:family="table-cell" style:parent-style-name="Default" style:data-style-name="N11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ew20_10_spect" table:style-name="ta1">
        <table:shapes>
          <draw:frame draw:z-index="0" draw:style-name="gr1" draw:text-style-name="P1" svg:width="15.999cm" svg:height="8.999cm" svg:x="13.251cm" svg:y="0.552cm">
            <draw:object draw:notify-on-update-of-ranges="mew20_10_spect.N2:mew20_10_spect.N2 mew20_10_spect.N3:mew20_10_spect.N514 mew20_10_spect.O2:mew20_10_spect.O2 mew20_10_spect.O3:mew20_10_spect.O514 mew20_10_spect.N2:mew20_10_spect.N2 mew20_10_spect.N3:mew20_10_spect.N514 mew20_10_spect.P2:mew20_10_spect.P2 mew20_10_spect.P3:mew20_10_spect.P514 mew20_10_spect.N2:mew20_10_spect.N2 mew20_10_spect.N3:mew20_10_spect.N514 mew20_10_spect.Q2:mew20_10_spect.Q2 mew20_10_spect.Q3:mew20_10_spect.Q514 mew20_10_spect.N2:mew20_10_spect.N2 mew20_10_spect.N3:mew20_10_spect.N514 mew20_10_spect.R2:mew20_10_spect.R2 mew20_10_spect.R3:mew20_10_spect.R514 mew20_10_spect.N2:mew20_10_spect.N2 mew20_10_spect.N3:mew20_10_spect.N514 mew20_10_spect.S2:mew20_10_spect.S2 mew20_10_spect.S3:mew20_10_spect.S514 mew20_10_spect.N2:mew20_10_spect.N2 mew20_10_spect.N3:mew20_10_spect.N514 mew20_10_spect.T2:mew20_10_spect.T2 mew20_10_spect.T3:mew20_10_spect.T514 mew20_10_spect.N2:mew20_10_spect.N2 mew20_10_spect.N3:mew20_10_spect.N514 mew20_10_spect.U2:mew20_10_spect.U2 mew20_10_spect.U3:mew20_10_spect.U514 mew20_10_spect.N2:mew20_10_spect.N2 mew20_10_spect.N3:mew20_10_spect.N514 mew20_10_spect.V2:mew20_10_spect.V2 mew20_10_spect.V3:mew20_10_spect.V514 mew20_10_spect.N2:mew20_10_spect.N2 mew20_10_spect.N3:mew20_10_spect.N514 mew20_10_spect.W2:mew20_10_spect.W2 mew20_10_spect.W3:mew20_10_spect.W514 mew20_10_spect.N2:mew20_10_spect.N2 mew20_10_spect.N3:mew20_10_spect.N514 mew20_10_spect.X2:mew20_10_spect.X2 mew20_10_spect.X3:mew20_10_spect.X514 mew20_10_spect.N2:mew20_10_spect.N2 mew20_10_spect.N3:mew20_10_spect.N514 mew20_10_spect.Y2:mew20_10_spect.Y2 mew20_10_spect.Y3:mew20_10_spect.Y514 mew20_10_spect.N2:mew20_10_spect.N2 mew20_10_spect.N3:mew20_10_spect.N514 mew20_10_spect.Z2:mew20_10_spect.Z2 mew20_10_spect.Z3:mew20_10_spect.Z514 mew20_10_spect.N2:mew20_10_spect.N2 mew20_10_spect.N3:mew20_10_spect.N514 mew20_10_spect.AA2:mew20_10_spect.AA2 mew20_10_spect.AA3:mew20_10_spect.AA5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8" table:default-cell-style-name="ce4"/>
        <table:table-column table:style-name="co1" table:number-columns-repeated="9" table:default-cell-style-name="Default"/>
        <table:table-row table:style-name="ro1">
          <table:table-cell/>
          <table:table-cell table:style-name="pd1" office:value-type="string" calcext:value-type="string">
            <text:p>mew20_10_spect_1.prn</text:p>
          </table:table-cell>
          <table:table-cell table:style-name="pd1" office:value-type="string" calcext:value-type="string">
            <text:p>mew20_10_spect_2.prn</text:p>
          </table:table-cell>
          <table:table-cell table:style-name="pd1" office:value-type="string" calcext:value-type="string">
            <text:p>mew20_10_spect_3.prn</text:p>
          </table:table-cell>
          <table:table-cell table:style-name="pd1" office:value-type="string" calcext:value-type="string">
            <text:p>mew20_10_spect_4.prn</text:p>
          </table:table-cell>
          <table:table-cell table:style-name="pd1" office:value-type="string" calcext:value-type="string">
            <text:p>mew20_10_spect_5.prn</text:p>
          </table:table-cell>
          <table:table-cell table:style-name="pd1" office:value-type="string" calcext:value-type="string">
            <text:p>mew20_10_spect_10.prn</text:p>
          </table:table-cell>
          <table:table-cell table:style-name="pd1" office:value-type="string" calcext:value-type="string">
            <text:p>mew20_10_spect_11.prn</text:p>
          </table:table-cell>
          <table:table-cell table:style-name="pd1" office:value-type="string" calcext:value-type="string">
            <text:p>mew20_10_spect_12.prn</text:p>
          </table:table-cell>
          <table:table-cell table:style-name="pd1" office:value-type="string" calcext:value-type="string">
            <text:p>mew20_10_spect_13.prn</text:p>
          </table:table-cell>
          <table:table-cell table:style-name="pd1" office:value-type="string" calcext:value-type="string">
            <text:p>mew20_10_spect_18.prn</text:p>
          </table:table-cell>
          <table:table-cell table:style-name="pd1" office:value-type="string" calcext:value-type="string">
            <text:p>mew20_10_spect_19.prn</text:p>
          </table:table-cell>
          <table:table-cell/>
          <table:table-cell table:formula="of:=[.B161]" office:value-type="float" office:value="619.2" calcext:value-type="float">
            <text:p>619.2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3</text:p>
          </table:table-cell>
          <table:table-cell table:style-name="ce3" office:value-type="string" calcext:value-type="string">
            <text:p>b4</text:p>
          </table:table-cell>
          <table:table-cell table:style-name="ce3" office:value-type="string" calcext:value-type="string">
            <text:p>b5</text:p>
          </table:table-cell>
          <table:table-cell table:style-name="ce3" office:value-type="string" calcext:value-type="string">
            <text:p>b10</text:p>
          </table:table-cell>
          <table:table-cell table:style-name="ce3" office:value-type="string" calcext:value-type="string">
            <text:p>b11</text:p>
          </table:table-cell>
          <table:table-cell table:style-name="ce3" office:value-type="string" calcext:value-type="string">
            <text:p>b12</text:p>
          </table:table-cell>
          <table:table-cell table:style-name="ce3" office:value-type="string" calcext:value-type="string">
            <text:p>b13</text:p>
          </table:table-cell>
          <table:table-cell table:style-name="ce3"/>
          <table:table-cell table:style-name="pd1" table:number-columns-repeated="3"/>
          <table:table-cell table:style-name="pd1" office:value-type="string" calcext:value-type="string">
            <text:p>mew20_10_spect_18.prn</text:p>
          </table:table-cell>
          <table:table-cell table:style-name="pd1" office:value-type="string" calcext:value-type="string">
            <text:p>mew20_10_spect_19.prn</text:p>
          </table:table-cell>
          <table:table-cell table:number-columns-repeated="4"/>
        </table:table-row>
        <table:table-row table:style-name="ro1">
          <table:table-cell/>
          <table:table-cell table:style-name="pd1" table:number-columns-repeated="11"/>
          <table:table-cell table:number-columns-repeated="2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primary</text:p>
          </table:table-cell>
          <table:table-cell table:style-name="ce3" office:value-type="string" calcext:value-type="string">
            <text:p>penetrate</text:p>
          </table:table-cell>
          <table:table-cell table:style-name="ce3" office:value-type="string" calcext:value-type="string">
            <text:p>scatter</text:p>
          </table:table-cell>
          <table:table-cell table:style-name="ce3" office:value-type="string" calcext:value-type="string">
            <text:p>X-rays</text:p>
          </table:table-cell>
          <table:table-cell table:style-name="ce3" office:value-type="string" calcext:value-type="string">
            <text:p>bs_primary</text:p>
          </table:table-cell>
          <table:table-cell table:style-name="ce3" office:value-type="string" calcext:value-type="string">
            <text:p>bs_penetrate</text:p>
          </table:table-cell>
          <table:table-cell table:style-name="ce3" office:value-type="string" calcext:value-type="string">
            <text:p>bs_scatter</text:p>
          </table:table-cell>
          <table:table-cell table:style-name="ce3" office:value-type="string" calcext:value-type="string">
            <text:p>bs_x-rays</text:p>
          </table:table-cell>
          <table:table-cell table:style-name="ce3" office:value-type="string" calcext:value-type="string">
            <text:p>undesired photons</text:p>
          </table:table-cell>
          <table:table-cell table:style-name="pd1" office:value-type="string" calcext:value-type="string">
            <text:p>calculated scatter</text:p>
          </table:table-cell>
          <table:table-cell table:style-name="pd1" office:value-type="string" calcext:value-type="string">
            <text:p>sc</text:p>
          </table:table-cell>
          <table:table-cell table:style-name="pd1" office:value-type="string" calcext:value-type="string">
            <text:p>primary+penetration</text:p>
          </table:table-cell>
          <table:table-cell table:style-name="pd1" table:number-columns-repeated="2"/>
          <table:table-cell table:number-columns-repeated="4"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office:value-type="float" office:value="99.32" calcext:value-type="float">
            <text:p>99.32</text:p>
          </table:table-cell>
          <table:table-cell office:value-type="float" office:value="2.065" calcext:value-type="float">
            <text:p>2.065</text:p>
          </table:table-cell>
          <table:table-cell office:value-type="float" office:value="19.39" calcext:value-type="float">
            <text:p>19.39</text:p>
          </table:table-cell>
          <table:table-cell office:value-type="float" office:value="7.339" calcext:value-type="float">
            <text:p>7.339</text:p>
          </table:table-cell>
          <table:table-cell office:value-type="float" office:value="0.1281" calcext:value-type="float">
            <text:p>0.1281</text:p>
          </table:table-cell>
          <table:table-cell office:value-type="float" office:value="3.645" calcext:value-type="float">
            <text:p>3.645</text:p>
          </table:table-cell>
          <table:table-cell office:value-type="float" office:value="47.06" calcext:value-type="float">
            <text:p>47.06</text:p>
          </table:table-cell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office:value-type="float" office:value="2.066" calcext:value-type="float">
            <text:p>2.066</text:p>
          </table:table-cell>
          <table:table-cell office:value-type="float" office:value="1.495" calcext:value-type="float">
            <text:p>1.495</text:p>
          </table:table-cell>
          <table:table-cell/>
          <table:table-cell table:style-name="pd1" office:value-type="float" office:value="1" calcext:value-type="float">
            <text:p>1</text:p>
          </table:table-cell>
          <table:table-cell table:formula="of:=[.B3]/[.$N$1]" office:value-type="float" office:value="0.160400516795866" calcext:value-type="float">
            <text:p>0.16040</text:p>
          </table:table-cell>
          <table:table-cell table:formula="of:=[.C3]/[.$N$1]" office:value-type="float" office:value="0.00333494832041344" calcext:value-type="float">
            <text:p>0.00333</text:p>
          </table:table-cell>
          <table:table-cell table:formula="of:=[.D3]/[.$N$1]" office:value-type="float" office:value="0.0313145994832041" calcext:value-type="float">
            <text:p>0.03131</text:p>
          </table:table-cell>
          <table:table-cell table:formula="of:=[.E3]/[.$N$1]" office:value-type="float" office:value="0.0118523901808786" calcext:value-type="float">
            <text:p>0.01185</text:p>
          </table:table-cell>
          <table:table-cell table:formula="of:=[.F3]/[.$N$1]" office:value-type="float" office:value="0.00020687984496124" calcext:value-type="float">
            <text:p>0.00021</text:p>
          </table:table-cell>
          <table:table-cell table:formula="of:=[.G3]/[.$N$1]" office:value-type="float" office:value="0.00588662790697674" calcext:value-type="float">
            <text:p>0.00589</text:p>
          </table:table-cell>
          <table:table-cell table:formula="of:=[.H3]/[.$N$1]" office:value-type="float" office:value="0.0760012919896641" calcext:value-type="float">
            <text:p>0.07600</text:p>
          </table:table-cell>
          <table:table-cell table:formula="of:=[.I3]/[.$N$1]" office:value-type="float" office:value="0.0317829457364341" calcext:value-type="float">
            <text:p>0.03178</text:p>
          </table:table-cell>
          <table:table-cell table:formula="of:=[.J3]/[.$N$1]" office:value-type="float" office:value="0" calcext:value-type="float">
            <text:p>0.00000</text:p>
          </table:table-cell>
          <table:table-cell table:formula="of:=SUM([.Q3:.W3])" office:value-type="float" office:value="0.157044735142119" calcext:value-type="float">
            <text:p>0.15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6" calcext:value-type="float">
            <text:p>2.066</text:p>
          </table:table-cell>
          <table:table-cell office:value-type="float" office:value="1.495" calcext:value-type="float">
            <text:p>1.495</text:p>
          </table:table-cell>
          <table:table-cell table:number-columns-repeated="4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office:value-type="float" office:value="114.8" calcext:value-type="float">
            <text:p>114.8</text:p>
          </table:table-cell>
          <table:table-cell office:value-type="float" office:value="7.251" calcext:value-type="float">
            <text:p>7.251</text:p>
          </table:table-cell>
          <table:table-cell office:value-type="float" office:value="21.21" calcext:value-type="float">
            <text:p>21.21</text:p>
          </table:table-cell>
          <table:table-cell office:value-type="float" office:value="7.795" calcext:value-type="float">
            <text:p>7.795</text:p>
          </table:table-cell>
          <table:table-cell office:value-type="float" office:value="0.1911" calcext:value-type="float">
            <text:p>0.1911</text:p>
          </table:table-cell>
          <table:table-cell office:value-type="float" office:value="3.94" calcext:value-type="float">
            <text:p>3.94</text:p>
          </table:table-cell>
          <table:table-cell office:value-type="float" office:value="51.93" calcext:value-type="float">
            <text:p>51.93</text:p>
          </table:table-cell>
          <table:table-cell office:value-type="float" office:value="22.43" calcext:value-type="float">
            <text:p>22.43</text:p>
          </table:table-cell>
          <table:table-cell office:value-type="float" office:value="0" calcext:value-type="float">
            <text:p>0</text:p>
          </table:table-cell>
          <table:table-cell office:value-type="float" office:value="7.253" calcext:value-type="float">
            <text:p>7.253</text:p>
          </table:table-cell>
          <table:table-cell office:value-type="float" office:value="1.536" calcext:value-type="float">
            <text:p>1.536</text:p>
          </table:table-cell>
          <table:table-cell/>
          <table:table-cell table:style-name="pd1" office:value-type="float" office:value="2" calcext:value-type="float">
            <text:p>2</text:p>
          </table:table-cell>
          <table:table-cell table:formula="of:=[.B4]/[.$N$1]" office:value-type="float" office:value="0.185400516795866" calcext:value-type="float">
            <text:p>0.18540</text:p>
          </table:table-cell>
          <table:table-cell table:formula="of:=[.C4]/[.$N$1]" office:value-type="float" office:value="0.0117102713178295" calcext:value-type="float">
            <text:p>0.01171</text:p>
          </table:table-cell>
          <table:table-cell table:formula="of:=[.D4]/[.$N$1]" office:value-type="float" office:value="0.0342538759689922" calcext:value-type="float">
            <text:p>0.03425</text:p>
          </table:table-cell>
          <table:table-cell table:formula="of:=[.E4]/[.$N$1]" office:value-type="float" office:value="0.0125888242894057" calcext:value-type="float">
            <text:p>0.01259</text:p>
          </table:table-cell>
          <table:table-cell table:formula="of:=[.F4]/[.$N$1]" office:value-type="float" office:value="0.000308624031007752" calcext:value-type="float">
            <text:p>0.00031</text:p>
          </table:table-cell>
          <table:table-cell table:formula="of:=[.G4]/[.$N$1]" office:value-type="float" office:value="0.00636304909560724" calcext:value-type="float">
            <text:p>0.00636</text:p>
          </table:table-cell>
          <table:table-cell table:formula="of:=[.H4]/[.$N$1]" office:value-type="float" office:value="0.0838662790697674" calcext:value-type="float">
            <text:p>0.08387</text:p>
          </table:table-cell>
          <table:table-cell table:formula="of:=[.I4]/[.$N$1]" office:value-type="float" office:value="0.0362241602067183" calcext:value-type="float">
            <text:p>0.03622</text:p>
          </table:table-cell>
          <table:table-cell table:formula="of:=[.J4]/[.$N$1]" office:value-type="float" office:value="0" calcext:value-type="float">
            <text:p>0.00000</text:p>
          </table:table-cell>
          <table:table-cell table:formula="of:=SUM([.Q4:.W4])" office:value-type="float" office:value="0.173604812661499" calcext:value-type="float">
            <text:p>0.1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53" calcext:value-type="float">
            <text:p>7.253</text:p>
          </table:table-cell>
          <table:table-cell office:value-type="float" office:value="1.536" calcext:value-type="float">
            <text:p>1.536</text:p>
          </table:table-cell>
          <table:table-cell table:number-columns-repeated="4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office:value-type="float" office:value="117.3" calcext:value-type="float">
            <text:p>117.3</text:p>
          </table:table-cell>
          <table:table-cell office:value-type="float" office:value="5.55" calcext:value-type="float">
            <text:p>5.55</text:p>
          </table:table-cell>
          <table:table-cell office:value-type="float" office:value="22.68" calcext:value-type="float">
            <text:p>22.68</text:p>
          </table:table-cell>
          <table:table-cell office:value-type="float" office:value="8.018" calcext:value-type="float">
            <text:p>8.018</text:p>
          </table:table-cell>
          <table:table-cell office:value-type="float" office:value="0.3114" calcext:value-type="float">
            <text:p>0.3114</text:p>
          </table:table-cell>
          <table:table-cell office:value-type="float" office:value="3.914" calcext:value-type="float">
            <text:p>3.914</text:p>
          </table:table-cell>
          <table:table-cell office:value-type="float" office:value="54.07" calcext:value-type="float">
            <text:p>54.07</text:p>
          </table:table-cell>
          <table:table-cell office:value-type="float" office:value="22.71" calcext:value-type="float">
            <text:p>22.71</text:p>
          </table:table-cell>
          <table:table-cell office:value-type="float" office:value="0" calcext:value-type="float">
            <text:p>0</text:p>
          </table:table-cell>
          <table:table-cell office:value-type="float" office:value="5.563" calcext:value-type="float">
            <text:p>5.563</text:p>
          </table:table-cell>
          <table:table-cell office:value-type="float" office:value="1.529" calcext:value-type="float">
            <text:p>1.529</text:p>
          </table:table-cell>
          <table:table-cell/>
          <table:table-cell table:style-name="pd1" office:value-type="float" office:value="3" calcext:value-type="float">
            <text:p>3</text:p>
          </table:table-cell>
          <table:table-cell table:formula="of:=[.B5]/[.$N$1]" office:value-type="float" office:value="0.189437984496124" calcext:value-type="float">
            <text:p>0.18944</text:p>
          </table:table-cell>
          <table:table-cell table:formula="of:=[.C5]/[.$N$1]" office:value-type="float" office:value="0.00896317829457364" calcext:value-type="float">
            <text:p>0.00896</text:p>
          </table:table-cell>
          <table:table-cell table:formula="of:=[.D5]/[.$N$1]" office:value-type="float" office:value="0.0366279069767442" calcext:value-type="float">
            <text:p>0.03663</text:p>
          </table:table-cell>
          <table:table-cell table:formula="of:=[.E5]/[.$N$1]" office:value-type="float" office:value="0.0129489664082687" calcext:value-type="float">
            <text:p>0.01295</text:p>
          </table:table-cell>
          <table:table-cell table:formula="of:=[.F5]/[.$N$1]" office:value-type="float" office:value="0.000502906976744186" calcext:value-type="float">
            <text:p>0.00050</text:p>
          </table:table-cell>
          <table:table-cell table:formula="of:=[.G5]/[.$N$1]" office:value-type="float" office:value="0.00632105943152455" calcext:value-type="float">
            <text:p>0.00632</text:p>
          </table:table-cell>
          <table:table-cell table:formula="of:=[.H5]/[.$N$1]" office:value-type="float" office:value="0.0873223514211886" calcext:value-type="float">
            <text:p>0.08732</text:p>
          </table:table-cell>
          <table:table-cell table:formula="of:=[.I5]/[.$N$1]" office:value-type="float" office:value="0.0366763565891473" calcext:value-type="float">
            <text:p>0.03668</text:p>
          </table:table-cell>
          <table:table-cell table:formula="of:=[.J5]/[.$N$1]" office:value-type="float" office:value="0" calcext:value-type="float">
            <text:p>0.00000</text:p>
          </table:table-cell>
          <table:table-cell table:formula="of:=SUM([.Q5:.W5])" office:value-type="float" office:value="0.180399547803618" calcext:value-type="float">
            <text:p>0.18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3" calcext:value-type="float">
            <text:p>5.563</text:p>
          </table:table-cell>
          <table:table-cell office:value-type="float" office:value="1.529" calcext:value-type="float">
            <text:p>1.529</text:p>
          </table:table-cell>
          <table:table-cell table:number-columns-repeated="4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office:value-type="float" office:value="118.1" calcext:value-type="float">
            <text:p>118.1</text:p>
          </table:table-cell>
          <table:table-cell office:value-type="float" office:value="1.986" calcext:value-type="float">
            <text:p>1.986</text:p>
          </table:table-cell>
          <table:table-cell office:value-type="float" office:value="23.08" calcext:value-type="float">
            <text:p>23.08</text:p>
          </table:table-cell>
          <table:table-cell office:value-type="float" office:value="8.429" calcext:value-type="float">
            <text:p>8.429</text:p>
          </table:table-cell>
          <table:table-cell office:value-type="float" office:value="0.2908" calcext:value-type="float">
            <text:p>0.2908</text:p>
          </table:table-cell>
          <table:table-cell office:value-type="float" office:value="3.914" calcext:value-type="float">
            <text:p>3.914</text:p>
          </table:table-cell>
          <table:table-cell office:value-type="float" office:value="57.09" calcext:value-type="float">
            <text:p>57.09</text:p>
          </table:table-cell>
          <table:table-cell office:value-type="float" office:value="23.27" calcext:value-type="float">
            <text:p>23.27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1.447" calcext:value-type="float">
            <text:p>1.447</text:p>
          </table:table-cell>
          <table:table-cell/>
          <table:table-cell table:style-name="pd1" office:value-type="float" office:value="4" calcext:value-type="float">
            <text:p>4</text:p>
          </table:table-cell>
          <table:table-cell table:formula="of:=[.B6]/[.$N$1]" office:value-type="float" office:value="0.190729974160207" calcext:value-type="float">
            <text:p>0.19073</text:p>
          </table:table-cell>
          <table:table-cell table:formula="of:=[.C6]/[.$N$1]" office:value-type="float" office:value="0.00320736434108527" calcext:value-type="float">
            <text:p>0.00321</text:p>
          </table:table-cell>
          <table:table-cell table:formula="of:=[.D6]/[.$N$1]" office:value-type="float" office:value="0.0372739018087855" calcext:value-type="float">
            <text:p>0.03727</text:p>
          </table:table-cell>
          <table:table-cell table:formula="of:=[.E6]/[.$N$1]" office:value-type="float" office:value="0.0136127260981912" calcext:value-type="float">
            <text:p>0.01361</text:p>
          </table:table-cell>
          <table:table-cell table:formula="of:=[.F6]/[.$N$1]" office:value-type="float" office:value="0.000469638242894057" calcext:value-type="float">
            <text:p>0.00047</text:p>
          </table:table-cell>
          <table:table-cell table:formula="of:=[.G6]/[.$N$1]" office:value-type="float" office:value="0.00632105943152455" calcext:value-type="float">
            <text:p>0.00632</text:p>
          </table:table-cell>
          <table:table-cell table:formula="of:=[.H6]/[.$N$1]" office:value-type="float" office:value="0.0921996124031008" calcext:value-type="float">
            <text:p>0.09220</text:p>
          </table:table-cell>
          <table:table-cell table:formula="of:=[.I6]/[.$N$1]" office:value-type="float" office:value="0.0375807493540052" calcext:value-type="float">
            <text:p>0.03758</text:p>
          </table:table-cell>
          <table:table-cell table:formula="of:=[.J6]/[.$N$1]" office:value-type="float" office:value="0" calcext:value-type="float">
            <text:p>0.00000</text:p>
          </table:table-cell>
          <table:table-cell table:formula="of:=SUM([.Q6:.W6])" office:value-type="float" office:value="0.187457687338501" calcext:value-type="float">
            <text:p>0.18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office:value-type="float" office:value="1.447" calcext:value-type="float">
            <text:p>1.447</text:p>
          </table:table-cell>
          <table:table-cell table:number-columns-repeated="4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office:value-type="float" office:value="119.2" calcext:value-type="float">
            <text:p>119.2</text:p>
          </table:table-cell>
          <table:table-cell office:value-type="float" office:value="1.379" calcext:value-type="float">
            <text:p>1.379</text:p>
          </table:table-cell>
          <table:table-cell office:value-type="float" office:value="23.59" calcext:value-type="float">
            <text:p>23.59</text:p>
          </table:table-cell>
          <table:table-cell office:value-type="float" office:value="8.452" calcext:value-type="float">
            <text:p>8.452</text:p>
          </table:table-cell>
          <table:table-cell office:value-type="float" office:value="0.4474" calcext:value-type="float">
            <text:p>0.4474</text:p>
          </table:table-cell>
          <table:table-cell office:value-type="float" office:value="3.879" calcext:value-type="float">
            <text:p>3.879</text:p>
          </table:table-cell>
          <table:table-cell office:value-type="float" office:value="58.61" calcext:value-type="float">
            <text:p>58.61</text:p>
          </table:table-cell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1.384" calcext:value-type="float">
            <text:p>1.384</text:p>
          </table:table-cell>
          <table:table-cell office:value-type="float" office:value="1.313" calcext:value-type="float">
            <text:p>1.313</text:p>
          </table:table-cell>
          <table:table-cell/>
          <table:table-cell table:style-name="pd1" office:value-type="float" office:value="5" calcext:value-type="float">
            <text:p>5</text:p>
          </table:table-cell>
          <table:table-cell table:formula="of:=[.B7]/[.$N$1]" office:value-type="float" office:value="0.19250645994832" calcext:value-type="float">
            <text:p>0.19251</text:p>
          </table:table-cell>
          <table:table-cell table:formula="of:=[.C7]/[.$N$1]" office:value-type="float" office:value="0.00222706718346253" calcext:value-type="float">
            <text:p>0.00223</text:p>
          </table:table-cell>
          <table:table-cell table:formula="of:=[.D7]/[.$N$1]" office:value-type="float" office:value="0.0380975452196382" calcext:value-type="float">
            <text:p>0.03810</text:p>
          </table:table-cell>
          <table:table-cell table:formula="of:=[.E7]/[.$N$1]" office:value-type="float" office:value="0.0136498708010336" calcext:value-type="float">
            <text:p>0.01365</text:p>
          </table:table-cell>
          <table:table-cell table:formula="of:=[.F7]/[.$N$1]" office:value-type="float" office:value="0.000722545219638243" calcext:value-type="float">
            <text:p>0.00072</text:p>
          </table:table-cell>
          <table:table-cell table:formula="of:=[.G7]/[.$N$1]" office:value-type="float" office:value="0.00626453488372093" calcext:value-type="float">
            <text:p>0.00626</text:p>
          </table:table-cell>
          <table:table-cell table:formula="of:=[.H7]/[.$N$1]" office:value-type="float" office:value="0.0946543927648579" calcext:value-type="float">
            <text:p>0.09465</text:p>
          </table:table-cell>
          <table:table-cell table:formula="of:=[.I7]/[.$N$1]" office:value-type="float" office:value="0.0368863049095607" calcext:value-type="float">
            <text:p>0.03689</text:p>
          </table:table-cell>
          <table:table-cell table:formula="of:=[.J7]/[.$N$1]" office:value-type="float" office:value="0" calcext:value-type="float">
            <text:p>0.00000</text:p>
          </table:table-cell>
          <table:table-cell table:formula="of:=SUM([.Q7:.W7])" office:value-type="float" office:value="0.19027519379845" calcext:value-type="float">
            <text:p>0.19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4" calcext:value-type="float">
            <text:p>1.384</text:p>
          </table:table-cell>
          <table:table-cell office:value-type="float" office:value="1.313" calcext:value-type="float">
            <text:p>1.313</text:p>
          </table:table-cell>
          <table:table-cell table:number-columns-repeated="4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office:value-type="float" office:value="120.2" calcext:value-type="float">
            <text:p>120.2</text:p>
          </table:table-cell>
          <table:table-cell office:value-type="float" office:value="1.284" calcext:value-type="float">
            <text:p>1.284</text:p>
          </table:table-cell>
          <table:table-cell office:value-type="float" office:value="23.62" calcext:value-type="float">
            <text:p>23.62</text:p>
          </table:table-cell>
          <table:table-cell office:value-type="float" office:value="9.257" calcext:value-type="float">
            <text:p>9.257</text:p>
          </table:table-cell>
          <table:table-cell office:value-type="float" office:value="0.5037" calcext:value-type="float">
            <text:p>0.5037</text:p>
          </table:table-cell>
          <table:table-cell office:value-type="float" office:value="3.748" calcext:value-type="float">
            <text:p>3.748</text:p>
          </table:table-cell>
          <table:table-cell office:value-type="float" office:value="58.3" calcext:value-type="float">
            <text:p>58.3</text:p>
          </table:table-cell>
          <table:table-cell office:value-type="float" office:value="23.51" calcext:value-type="float">
            <text:p>23.51</text:p>
          </table:table-cell>
          <table:table-cell office:value-type="float" office:value="0" calcext:value-type="float">
            <text:p>0</text:p>
          </table:table-cell>
          <table:table-cell office:value-type="float" office:value="1.294" calcext:value-type="float">
            <text:p>1.294</text:p>
          </table:table-cell>
          <table:table-cell office:value-type="float" office:value="1.239" calcext:value-type="float">
            <text:p>1.239</text:p>
          </table:table-cell>
          <table:table-cell/>
          <table:table-cell table:style-name="pd1" office:value-type="float" office:value="6" calcext:value-type="float">
            <text:p>6</text:p>
          </table:table-cell>
          <table:table-cell table:formula="of:=[.B8]/[.$N$1]" office:value-type="float" office:value="0.194121447028424" calcext:value-type="float">
            <text:p>0.19412</text:p>
          </table:table-cell>
          <table:table-cell table:formula="of:=[.C8]/[.$N$1]" office:value-type="float" office:value="0.00207364341085271" calcext:value-type="float">
            <text:p>0.00207</text:p>
          </table:table-cell>
          <table:table-cell table:formula="of:=[.D8]/[.$N$1]" office:value-type="float" office:value="0.0381459948320413" calcext:value-type="float">
            <text:p>0.03815</text:p>
          </table:table-cell>
          <table:table-cell table:formula="of:=[.E8]/[.$N$1]" office:value-type="float" office:value="0.0149499354005168" calcext:value-type="float">
            <text:p>0.01495</text:p>
          </table:table-cell>
          <table:table-cell table:formula="of:=[.F8]/[.$N$1]" office:value-type="float" office:value="0.000813468992248062" calcext:value-type="float">
            <text:p>0.00081</text:p>
          </table:table-cell>
          <table:table-cell table:formula="of:=[.G8]/[.$N$1]" office:value-type="float" office:value="0.00605297157622739" calcext:value-type="float">
            <text:p>0.00605</text:p>
          </table:table-cell>
          <table:table-cell table:formula="of:=[.H8]/[.$N$1]" office:value-type="float" office:value="0.0941537467700258" calcext:value-type="float">
            <text:p>0.09415</text:p>
          </table:table-cell>
          <table:table-cell table:formula="of:=[.I8]/[.$N$1]" office:value-type="float" office:value="0.03796834625323" calcext:value-type="float">
            <text:p>0.03797</text:p>
          </table:table-cell>
          <table:table-cell table:formula="of:=[.J8]/[.$N$1]" office:value-type="float" office:value="0" calcext:value-type="float">
            <text:p>0.00000</text:p>
          </table:table-cell>
          <table:table-cell table:formula="of:=SUM([.Q8:.W8])" office:value-type="float" office:value="0.192084463824289" calcext:value-type="float">
            <text:p>0.19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94" calcext:value-type="float">
            <text:p>1.294</text:p>
          </table:table-cell>
          <table:table-cell office:value-type="float" office:value="1.239" calcext:value-type="float">
            <text:p>1.239</text:p>
          </table:table-cell>
          <table:table-cell table:number-columns-repeated="4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office:value-type="float" office:value="120.8" calcext:value-type="float">
            <text:p>120.8</text:p>
          </table:table-cell>
          <table:table-cell office:value-type="float" office:value="1.163" calcext:value-type="float">
            <text:p>1.163</text:p>
          </table:table-cell>
          <table:table-cell office:value-type="float" office:value="24.44" calcext:value-type="float">
            <text:p>24.44</text:p>
          </table:table-cell>
          <table:table-cell office:value-type="float" office:value="8.877" calcext:value-type="float">
            <text:p>8.877</text:p>
          </table:table-cell>
          <table:table-cell office:value-type="float" office:value="0.6034" calcext:value-type="float">
            <text:p>0.6034</text:p>
          </table:table-cell>
          <table:table-cell office:value-type="float" office:value="3.623" calcext:value-type="float">
            <text:p>3.623</text:p>
          </table:table-cell>
          <table:table-cell office:value-type="float" office:value="58.4" calcext:value-type="float">
            <text:p>58.4</text:p>
          </table:table-cell>
          <table:table-cell office:value-type="float" office:value="23.73" calcext:value-type="float">
            <text:p>23.73</text:p>
          </table:table-cell>
          <table:table-cell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1.123" calcext:value-type="float">
            <text:p>1.123</text:p>
          </table:table-cell>
          <table:table-cell/>
          <table:table-cell table:style-name="pd1" office:value-type="float" office:value="7" calcext:value-type="float">
            <text:p>7</text:p>
          </table:table-cell>
          <table:table-cell table:formula="of:=[.B9]/[.$N$1]" office:value-type="float" office:value="0.195090439276486" calcext:value-type="float">
            <text:p>0.19509</text:p>
          </table:table-cell>
          <table:table-cell table:formula="of:=[.C9]/[.$N$1]" office:value-type="float" office:value="0.00187822997416021" calcext:value-type="float">
            <text:p>0.00188</text:p>
          </table:table-cell>
          <table:table-cell table:formula="of:=[.D9]/[.$N$1]" office:value-type="float" office:value="0.0394702842377261" calcext:value-type="float">
            <text:p>0.03947</text:p>
          </table:table-cell>
          <table:table-cell table:formula="of:=[.E9]/[.$N$1]" office:value-type="float" office:value="0.0143362403100775" calcext:value-type="float">
            <text:p>0.01434</text:p>
          </table:table-cell>
          <table:table-cell table:formula="of:=[.F9]/[.$N$1]" office:value-type="float" office:value="0.000974483204134367" calcext:value-type="float">
            <text:p>0.00097</text:p>
          </table:table-cell>
          <table:table-cell table:formula="of:=[.G9]/[.$N$1]" office:value-type="float" office:value="0.00585109819121447" calcext:value-type="float">
            <text:p>0.00585</text:p>
          </table:table-cell>
          <table:table-cell table:formula="of:=[.H9]/[.$N$1]" office:value-type="float" office:value="0.0943152454780362" calcext:value-type="float">
            <text:p>0.09432</text:p>
          </table:table-cell>
          <table:table-cell table:formula="of:=[.I9]/[.$N$1]" office:value-type="float" office:value="0.0383236434108527" calcext:value-type="float">
            <text:p>0.03832</text:p>
          </table:table-cell>
          <table:table-cell table:formula="of:=[.J9]/[.$N$1]" office:value-type="float" office:value="0" calcext:value-type="float">
            <text:p>0.00000</text:p>
          </table:table-cell>
          <table:table-cell table:formula="of:=SUM([.Q9:.W9])" office:value-type="float" office:value="0.193270994832041" calcext:value-type="float">
            <text:p>0.19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5" calcext:value-type="float">
            <text:p>1.175</text:p>
          </table:table-cell>
          <table:table-cell office:value-type="float" office:value="1.123" calcext:value-type="float">
            <text:p>1.123</text:p>
          </table:table-cell>
          <table:table-cell table:number-columns-repeated="4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office:value-type="float" office:value="119.1" calcext:value-type="float">
            <text:p>119.1</text:p>
          </table:table-cell>
          <table:table-cell office:value-type="float" office:value="1.061" calcext:value-type="float">
            <text:p>1.061</text:p>
          </table:table-cell>
          <table:table-cell office:value-type="float" office:value="23.26" calcext:value-type="float">
            <text:p>23.26</text:p>
          </table:table-cell>
          <table:table-cell office:value-type="float" office:value="8.87" calcext:value-type="float">
            <text:p>8.87</text:p>
          </table:table-cell>
          <table:table-cell office:value-type="float" office:value="0.5953" calcext:value-type="float">
            <text:p>0.5953</text:p>
          </table:table-cell>
          <table:table-cell office:value-type="float" office:value="3.483" calcext:value-type="float">
            <text:p>3.483</text:p>
          </table:table-cell>
          <table:table-cell office:value-type="float" office:value="58.59" calcext:value-type="float">
            <text:p>58.59</text:p>
          </table:table-cell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1.076" calcext:value-type="float">
            <text:p>1.076</text:p>
          </table:table-cell>
          <table:table-cell office:value-type="float" office:value="1.016" calcext:value-type="float">
            <text:p>1.016</text:p>
          </table:table-cell>
          <table:table-cell/>
          <table:table-cell table:style-name="pd1" office:value-type="float" office:value="8" calcext:value-type="float">
            <text:p>8</text:p>
          </table:table-cell>
          <table:table-cell table:formula="of:=[.B10]/[.$N$1]" office:value-type="float" office:value="0.19234496124031" calcext:value-type="float">
            <text:p>0.19234</text:p>
          </table:table-cell>
          <table:table-cell table:formula="of:=[.C10]/[.$N$1]" office:value-type="float" office:value="0.00171350129198966" calcext:value-type="float">
            <text:p>0.00171</text:p>
          </table:table-cell>
          <table:table-cell table:formula="of:=[.D10]/[.$N$1]" office:value-type="float" office:value="0.0375645994832041" calcext:value-type="float">
            <text:p>0.03756</text:p>
          </table:table-cell>
          <table:table-cell table:formula="of:=[.E10]/[.$N$1]" office:value-type="float" office:value="0.0143249354005168" calcext:value-type="float">
            <text:p>0.01432</text:p>
          </table:table-cell>
          <table:table-cell table:formula="of:=[.F10]/[.$N$1]" office:value-type="float" office:value="0.00096140180878553" calcext:value-type="float">
            <text:p>0.00096</text:p>
          </table:table-cell>
          <table:table-cell table:formula="of:=[.G10]/[.$N$1]" office:value-type="float" office:value="0.005625" calcext:value-type="float">
            <text:p>0.00563</text:p>
          </table:table-cell>
          <table:table-cell table:formula="of:=[.H10]/[.$N$1]" office:value-type="float" office:value="0.0946220930232558" calcext:value-type="float">
            <text:p>0.09462</text:p>
          </table:table-cell>
          <table:table-cell table:formula="of:=[.I10]/[.$N$1]" office:value-type="float" office:value="0.0374677002583979" calcext:value-type="float">
            <text:p>0.03747</text:p>
          </table:table-cell>
          <table:table-cell table:formula="of:=[.J10]/[.$N$1]" office:value-type="float" office:value="0" calcext:value-type="float">
            <text:p>0.00000</text:p>
          </table:table-cell>
          <table:table-cell table:formula="of:=SUM([.Q10:.W10])" office:value-type="float" office:value="0.19056572997416" calcext:value-type="float">
            <text:p>0.19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76" calcext:value-type="float">
            <text:p>1.076</text:p>
          </table:table-cell>
          <table:table-cell office:value-type="float" office:value="1.016" calcext:value-type="float">
            <text:p>1.016</text:p>
          </table:table-cell>
          <table:table-cell table:number-columns-repeated="4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office:value-type="float" office:value="121.7" calcext:value-type="float">
            <text:p>121.7</text:p>
          </table:table-cell>
          <table:table-cell office:value-type="float" office:value="1.002" calcext:value-type="float">
            <text:p>1.002</text:p>
          </table:table-cell>
          <table:table-cell office:value-type="float" office:value="24.07" calcext:value-type="float">
            <text:p>24.07</text:p>
          </table:table-cell>
          <table:table-cell office:value-type="float" office:value="8.957" calcext:value-type="float">
            <text:p>8.957</text:p>
          </table:table-cell>
          <table:table-cell office:value-type="float" office:value="0.7125" calcext:value-type="float">
            <text:p>0.7125</text:p>
          </table:table-cell>
          <table:table-cell office:value-type="float" office:value="3.352" calcext:value-type="float">
            <text:p>3.352</text:p>
          </table:table-cell>
          <table:table-cell office:value-type="float" office:value="59.78" calcext:value-type="float">
            <text:p>59.78</text:p>
          </table:table-cell>
          <table:table-cell office:value-type="float" office:value="23.87" calcext:value-type="float">
            <text:p>23.87</text:p>
          </table:table-cell>
          <table:table-cell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office:value-type="float" office:value="0.9591" calcext:value-type="float">
            <text:p>0.9591</text:p>
          </table:table-cell>
          <table:table-cell/>
          <table:table-cell table:style-name="pd1" office:value-type="float" office:value="9" calcext:value-type="float">
            <text:p>9</text:p>
          </table:table-cell>
          <table:table-cell table:formula="of:=[.B11]/[.$N$1]" office:value-type="float" office:value="0.196543927648579" calcext:value-type="float">
            <text:p>0.19654</text:p>
          </table:table-cell>
          <table:table-cell table:formula="of:=[.C11]/[.$N$1]" office:value-type="float" office:value="0.00161821705426357" calcext:value-type="float">
            <text:p>0.00162</text:p>
          </table:table-cell>
          <table:table-cell table:formula="of:=[.D11]/[.$N$1]" office:value-type="float" office:value="0.0388727390180879" calcext:value-type="float">
            <text:p>0.03887</text:p>
          </table:table-cell>
          <table:table-cell table:formula="of:=[.E11]/[.$N$1]" office:value-type="float" office:value="0.0144654392764858" calcext:value-type="float">
            <text:p>0.01447</text:p>
          </table:table-cell>
          <table:table-cell table:formula="of:=[.F11]/[.$N$1]" office:value-type="float" office:value="0.00115067829457364" calcext:value-type="float">
            <text:p>0.00115</text:p>
          </table:table-cell>
          <table:table-cell table:formula="of:=[.G11]/[.$N$1]" office:value-type="float" office:value="0.00541343669250646" calcext:value-type="float">
            <text:p>0.00541</text:p>
          </table:table-cell>
          <table:table-cell table:formula="of:=[.H11]/[.$N$1]" office:value-type="float" office:value="0.0965439276485788" calcext:value-type="float">
            <text:p>0.09654</text:p>
          </table:table-cell>
          <table:table-cell table:formula="of:=[.I11]/[.$N$1]" office:value-type="float" office:value="0.0385497416020672" calcext:value-type="float">
            <text:p>0.03855</text:p>
          </table:table-cell>
          <table:table-cell table:formula="of:=[.J11]/[.$N$1]" office:value-type="float" office:value="0" calcext:value-type="float">
            <text:p>0.00000</text:p>
          </table:table-cell>
          <table:table-cell table:formula="of:=SUM([.Q11:.W11])" office:value-type="float" office:value="0.1949959625323" calcext:value-type="float">
            <text:p>0.19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9" calcext:value-type="float">
            <text:p>1.019</text:p>
          </table:table-cell>
          <table:table-cell office:value-type="float" office:value="0.9591" calcext:value-type="float">
            <text:p>0.9591</text:p>
          </table:table-cell>
          <table:table-cell table:number-columns-repeated="4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office:value-type="float" office:value="122.5" calcext:value-type="float">
            <text:p>122.5</text:p>
          </table:table-cell>
          <table:table-cell office:value-type="float" office:value="0.9113" calcext:value-type="float">
            <text:p>0.9113</text:p>
          </table:table-cell>
          <table:table-cell office:value-type="float" office:value="24.31" calcext:value-type="float">
            <text:p>24.31</text:p>
          </table:table-cell>
          <table:table-cell office:value-type="float" office:value="8.974" calcext:value-type="float">
            <text:p>8.974</text:p>
          </table:table-cell>
          <table:table-cell office:value-type="float" office:value="1.049" calcext:value-type="float">
            <text:p>1.049</text:p>
          </table:table-cell>
          <table:table-cell office:value-type="float" office:value="3.219" calcext:value-type="float">
            <text:p>3.219</text:p>
          </table:table-cell>
          <table:table-cell office:value-type="float" office:value="59.71" calcext:value-type="float">
            <text:p>59.71</text:p>
          </table:table-cell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8649" calcext:value-type="float">
            <text:p>0.8649</text:p>
          </table:table-cell>
          <table:table-cell/>
          <table:table-cell table:style-name="pd1" office:value-type="float" office:value="10" calcext:value-type="float">
            <text:p>10</text:p>
          </table:table-cell>
          <table:table-cell table:formula="of:=[.B12]/[.$N$1]" office:value-type="float" office:value="0.197835917312661" calcext:value-type="float">
            <text:p>0.19784</text:p>
          </table:table-cell>
          <table:table-cell table:formula="of:=[.C12]/[.$N$1]" office:value-type="float" office:value="0.00147173772609819" calcext:value-type="float">
            <text:p>0.00147</text:p>
          </table:table-cell>
          <table:table-cell table:formula="of:=[.D12]/[.$N$1]" office:value-type="float" office:value="0.0392603359173127" calcext:value-type="float">
            <text:p>0.03926</text:p>
          </table:table-cell>
          <table:table-cell table:formula="of:=[.E12]/[.$N$1]" office:value-type="float" office:value="0.0144928940568475" calcext:value-type="float">
            <text:p>0.01449</text:p>
          </table:table-cell>
          <table:table-cell table:formula="of:=[.F12]/[.$N$1]" office:value-type="float" office:value="0.00169412144702842" calcext:value-type="float">
            <text:p>0.00169</text:p>
          </table:table-cell>
          <table:table-cell table:formula="of:=[.G12]/[.$N$1]" office:value-type="float" office:value="0.00519864341085271" calcext:value-type="float">
            <text:p>0.00520</text:p>
          </table:table-cell>
          <table:table-cell table:formula="of:=[.H12]/[.$N$1]" office:value-type="float" office:value="0.0964308785529716" calcext:value-type="float">
            <text:p>0.09643</text:p>
          </table:table-cell>
          <table:table-cell table:formula="of:=[.I12]/[.$N$1]" office:value-type="float" office:value="0.0392764857881137" calcext:value-type="float">
            <text:p>0.03928</text:p>
          </table:table-cell>
          <table:table-cell table:formula="of:=[.J12]/[.$N$1]" office:value-type="float" office:value="0" calcext:value-type="float">
            <text:p>0.00000</text:p>
          </table:table-cell>
          <table:table-cell table:formula="of:=SUM([.Q12:.W12])" office:value-type="float" office:value="0.196353359173127" calcext:value-type="float">
            <text:p>0.19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8649" calcext:value-type="float">
            <text:p>0.8649</text:p>
          </table:table-cell>
          <table:table-cell table:number-columns-repeated="4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office:value-type="float" office:value="120.8" calcext:value-type="float">
            <text:p>120.8</text:p>
          </table:table-cell>
          <table:table-cell office:value-type="float" office:value="0.8086" calcext:value-type="float">
            <text:p>0.8086</text:p>
          </table:table-cell>
          <table:table-cell office:value-type="float" office:value="24.76" calcext:value-type="float">
            <text:p>24.76</text:p>
          </table:table-cell>
          <table:table-cell office:value-type="float" office:value="9.124" calcext:value-type="float">
            <text:p>9.124</text:p>
          </table:table-cell>
          <table:table-cell office:value-type="float" office:value="1.103" calcext:value-type="float">
            <text:p>1.103</text:p>
          </table:table-cell>
          <table:table-cell office:value-type="float" office:value="3.056" calcext:value-type="float">
            <text:p>3.056</text:p>
          </table:table-cell>
          <table:table-cell office:value-type="float" office:value="58.71" calcext:value-type="float">
            <text:p>58.71</text:p>
          </table:table-cell>
          <table:table-cell office:value-type="float" office:value="23.22" calcext:value-type="float">
            <text:p>23.22</text:p>
          </table:table-cell>
          <table:table-cell office:value-type="float" office:value="0" calcext:value-type="float">
            <text:p>0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7731" calcext:value-type="float">
            <text:p>0.7731</text:p>
          </table:table-cell>
          <table:table-cell/>
          <table:table-cell table:style-name="pd1" office:value-type="float" office:value="11" calcext:value-type="float">
            <text:p>11</text:p>
          </table:table-cell>
          <table:table-cell table:formula="of:=[.B13]/[.$N$1]" office:value-type="float" office:value="0.195090439276486" calcext:value-type="float">
            <text:p>0.19509</text:p>
          </table:table-cell>
          <table:table-cell table:formula="of:=[.C13]/[.$N$1]" office:value-type="float" office:value="0.00130587855297158" calcext:value-type="float">
            <text:p>0.00131</text:p>
          </table:table-cell>
          <table:table-cell table:formula="of:=[.D13]/[.$N$1]" office:value-type="float" office:value="0.0399870801033592" calcext:value-type="float">
            <text:p>0.03999</text:p>
          </table:table-cell>
          <table:table-cell table:formula="of:=[.E13]/[.$N$1]" office:value-type="float" office:value="0.0147351421188631" calcext:value-type="float">
            <text:p>0.01474</text:p>
          </table:table-cell>
          <table:table-cell table:formula="of:=[.F13]/[.$N$1]" office:value-type="float" office:value="0.00178133074935401" calcext:value-type="float">
            <text:p>0.00178</text:p>
          </table:table-cell>
          <table:table-cell table:formula="of:=[.G13]/[.$N$1]" office:value-type="float" office:value="0.00493540051679587" calcext:value-type="float">
            <text:p>0.00494</text:p>
          </table:table-cell>
          <table:table-cell table:formula="of:=[.H13]/[.$N$1]" office:value-type="float" office:value="0.0948158914728682" calcext:value-type="float">
            <text:p>0.09482</text:p>
          </table:table-cell>
          <table:table-cell table:formula="of:=[.I13]/[.$N$1]" office:value-type="float" office:value="0.0375" calcext:value-type="float">
            <text:p>0.03750</text:p>
          </table:table-cell>
          <table:table-cell table:formula="of:=[.J13]/[.$N$1]" office:value-type="float" office:value="0" calcext:value-type="float">
            <text:p>0.00000</text:p>
          </table:table-cell>
          <table:table-cell table:formula="of:=SUM([.Q13:.W13])" office:value-type="float" office:value="0.19375484496124" calcext:value-type="float">
            <text:p>0.19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7731" calcext:value-type="float">
            <text:p>0.7731</text:p>
          </table:table-cell>
          <table:table-cell table:number-columns-repeated="4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office:value-type="float" office:value="122.9" calcext:value-type="float">
            <text:p>122.9</text:p>
          </table:table-cell>
          <table:table-cell office:value-type="float" office:value="0.7141" calcext:value-type="float">
            <text:p>0.7141</text:p>
          </table:table-cell>
          <table:table-cell office:value-type="float" office:value="24.61" calcext:value-type="float">
            <text:p>24.61</text:p>
          </table:table-cell>
          <table:table-cell office:value-type="float" office:value="9.353" calcext:value-type="float">
            <text:p>9.353</text:p>
          </table:table-cell>
          <table:table-cell office:value-type="float" office:value="1.331" calcext:value-type="float">
            <text:p>1.331</text:p>
          </table:table-cell>
          <table:table-cell office:value-type="float" office:value="2.931" calcext:value-type="float">
            <text:p>2.931</text:p>
          </table:table-cell>
          <table:table-cell office:value-type="float" office:value="59.91" calcext:value-type="float">
            <text:p>59.91</text:p>
          </table:table-cell>
          <table:table-cell office:value-type="float" office:value="24.03" calcext:value-type="float">
            <text:p>24.03</text:p>
          </table:table-cell>
          <table:table-cell office:value-type="float" office:value="0" calcext:value-type="float">
            <text:p>0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902" calcext:value-type="float">
            <text:p>0.6902</text:p>
          </table:table-cell>
          <table:table-cell/>
          <table:table-cell table:style-name="pd1" office:value-type="float" office:value="12" calcext:value-type="float">
            <text:p>12</text:p>
          </table:table-cell>
          <table:table-cell table:formula="of:=[.B14]/[.$N$1]" office:value-type="float" office:value="0.198481912144703" calcext:value-type="float">
            <text:p>0.19848</text:p>
          </table:table-cell>
          <table:table-cell table:formula="of:=[.C14]/[.$N$1]" office:value-type="float" office:value="0.00115326227390181" calcext:value-type="float">
            <text:p>0.00115</text:p>
          </table:table-cell>
          <table:table-cell table:formula="of:=[.D14]/[.$N$1]" office:value-type="float" office:value="0.0397448320413437" calcext:value-type="float">
            <text:p>0.03974</text:p>
          </table:table-cell>
          <table:table-cell table:formula="of:=[.E14]/[.$N$1]" office:value-type="float" office:value="0.0151049741602067" calcext:value-type="float">
            <text:p>0.01510</text:p>
          </table:table-cell>
          <table:table-cell table:formula="of:=[.F14]/[.$N$1]" office:value-type="float" office:value="0.00214954780361757" calcext:value-type="float">
            <text:p>0.00215</text:p>
          </table:table-cell>
          <table:table-cell table:formula="of:=[.G14]/[.$N$1]" office:value-type="float" office:value="0.00473352713178295" calcext:value-type="float">
            <text:p>0.00473</text:p>
          </table:table-cell>
          <table:table-cell table:formula="of:=[.H14]/[.$N$1]" office:value-type="float" office:value="0.0967538759689922" calcext:value-type="float">
            <text:p>0.09675</text:p>
          </table:table-cell>
          <table:table-cell table:formula="of:=[.I14]/[.$N$1]" office:value-type="float" office:value="0.0388081395348837" calcext:value-type="float">
            <text:p>0.03881</text:p>
          </table:table-cell>
          <table:table-cell table:formula="of:=[.J14]/[.$N$1]" office:value-type="float" office:value="0" calcext:value-type="float">
            <text:p>0.00000</text:p>
          </table:table-cell>
          <table:table-cell table:formula="of:=SUM([.Q14:.W14])" office:value-type="float" office:value="0.197294896640827" calcext:value-type="float">
            <text:p>0.19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902" calcext:value-type="float">
            <text:p>0.6902</text:p>
          </table:table-cell>
          <table:table-cell table:number-columns-repeated="4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office:value-type="float" office:value="121.6" calcext:value-type="float">
            <text:p>121.6</text:p>
          </table:table-cell>
          <table:table-cell office:value-type="float" office:value="0.6352" calcext:value-type="float">
            <text:p>0.6352</text:p>
          </table:table-cell>
          <table:table-cell office:value-type="float" office:value="24.65" calcext:value-type="float">
            <text:p>24.65</text:p>
          </table:table-cell>
          <table:table-cell office:value-type="float" office:value="9.04" calcext:value-type="float">
            <text:p>9.04</text:p>
          </table:table-cell>
          <table:table-cell office:value-type="float" office:value="1.488" calcext:value-type="float">
            <text:p>1.488</text:p>
          </table:table-cell>
          <table:table-cell office:value-type="float" office:value="2.702" calcext:value-type="float">
            <text:p>2.702</text:p>
          </table:table-cell>
          <table:table-cell office:value-type="float" office:value="59.53" calcext:value-type="float">
            <text:p>59.53</text:p>
          </table:table-cell>
          <table:table-cell office:value-type="float" office:value="23.59" calcext:value-type="float">
            <text:p>23.59</text:p>
          </table:table-cell>
          <table:table-cell office:value-type="float" office:value="0" calcext:value-type="float">
            <text:p>0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39" calcext:value-type="float">
            <text:p>0.6239</text:p>
          </table:table-cell>
          <table:table-cell/>
          <table:table-cell table:style-name="pd1" office:value-type="float" office:value="13" calcext:value-type="float">
            <text:p>13</text:p>
          </table:table-cell>
          <table:table-cell table:formula="of:=[.B15]/[.$N$1]" office:value-type="float" office:value="0.196382428940568" calcext:value-type="float">
            <text:p>0.19638</text:p>
          </table:table-cell>
          <table:table-cell table:formula="of:=[.C15]/[.$N$1]" office:value-type="float" office:value="0.00102583979328165" calcext:value-type="float">
            <text:p>0.00103</text:p>
          </table:table-cell>
          <table:table-cell table:formula="of:=[.D15]/[.$N$1]" office:value-type="float" office:value="0.0398094315245478" calcext:value-type="float">
            <text:p>0.03981</text:p>
          </table:table-cell>
          <table:table-cell table:formula="of:=[.E15]/[.$N$1]" office:value-type="float" office:value="0.0145994832041344" calcext:value-type="float">
            <text:p>0.01460</text:p>
          </table:table-cell>
          <table:table-cell table:formula="of:=[.F15]/[.$N$1]" office:value-type="float" office:value="0.0024031007751938" calcext:value-type="float">
            <text:p>0.00240</text:p>
          </table:table-cell>
          <table:table-cell table:formula="of:=[.G15]/[.$N$1]" office:value-type="float" office:value="0.00436369509043928" calcext:value-type="float">
            <text:p>0.00436</text:p>
          </table:table-cell>
          <table:table-cell table:formula="of:=[.H15]/[.$N$1]" office:value-type="float" office:value="0.096140180878553" calcext:value-type="float">
            <text:p>0.09614</text:p>
          </table:table-cell>
          <table:table-cell table:formula="of:=[.I15]/[.$N$1]" office:value-type="float" office:value="0.0380975452196382" calcext:value-type="float">
            <text:p>0.03810</text:p>
          </table:table-cell>
          <table:table-cell table:formula="of:=[.J15]/[.$N$1]" office:value-type="float" office:value="0" calcext:value-type="float">
            <text:p>0.00000</text:p>
          </table:table-cell>
          <table:table-cell table:formula="of:=SUM([.Q15:.W15])" office:value-type="float" office:value="0.195413436692506" calcext:value-type="float">
            <text:p>0.19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6239" calcext:value-type="float">
            <text:p>0.6239</text:p>
          </table:table-cell>
          <table:table-cell table:number-columns-repeated="4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office:value-type="float" office:value="121.7" calcext:value-type="float">
            <text:p>121.7</text:p>
          </table:table-cell>
          <table:table-cell office:value-type="float" office:value="0.5639" calcext:value-type="float">
            <text:p>0.5639</text:p>
          </table:table-cell>
          <table:table-cell office:value-type="float" office:value="24.63" calcext:value-type="float">
            <text:p>24.63</text:p>
          </table:table-cell>
          <table:table-cell office:value-type="float" office:value="9.137" calcext:value-type="float">
            <text:p>9.137</text:p>
          </table:table-cell>
          <table:table-cell office:value-type="float" office:value="1.952" calcext:value-type="float">
            <text:p>1.952</text:p>
          </table:table-cell>
          <table:table-cell office:value-type="float" office:value="2.549" calcext:value-type="float">
            <text:p>2.549</text:p>
          </table:table-cell>
          <table:table-cell office:value-type="float" office:value="59.63" calcext:value-type="float">
            <text:p>59.63</text:p>
          </table:table-cell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563" calcext:value-type="float">
            <text:p>0.563</text:p>
          </table:table-cell>
          <table:table-cell/>
          <table:table-cell table:style-name="pd1" office:value-type="float" office:value="14" calcext:value-type="float">
            <text:p>14</text:p>
          </table:table-cell>
          <table:table-cell table:formula="of:=[.B16]/[.$N$1]" office:value-type="float" office:value="0.196543927648579" calcext:value-type="float">
            <text:p>0.19654</text:p>
          </table:table-cell>
          <table:table-cell table:formula="of:=[.C16]/[.$N$1]" office:value-type="float" office:value="0.000910691214470284" calcext:value-type="float">
            <text:p>0.00091</text:p>
          </table:table-cell>
          <table:table-cell table:formula="of:=[.D16]/[.$N$1]" office:value-type="float" office:value="0.0397771317829457" calcext:value-type="float">
            <text:p>0.03978</text:p>
          </table:table-cell>
          <table:table-cell table:formula="of:=[.E16]/[.$N$1]" office:value-type="float" office:value="0.0147561369509044" calcext:value-type="float">
            <text:p>0.01476</text:p>
          </table:table-cell>
          <table:table-cell table:formula="of:=[.F16]/[.$N$1]" office:value-type="float" office:value="0.00315245478036176" calcext:value-type="float">
            <text:p>0.00315</text:p>
          </table:table-cell>
          <table:table-cell table:formula="of:=[.G16]/[.$N$1]" office:value-type="float" office:value="0.00411660206718346" calcext:value-type="float">
            <text:p>0.00412</text:p>
          </table:table-cell>
          <table:table-cell table:formula="of:=[.H16]/[.$N$1]" office:value-type="float" office:value="0.0963016795865633" calcext:value-type="float">
            <text:p>0.09630</text:p>
          </table:table-cell>
          <table:table-cell table:formula="of:=[.I16]/[.$N$1]" office:value-type="float" office:value="0.0375322997416021" calcext:value-type="float">
            <text:p>0.03753</text:p>
          </table:table-cell>
          <table:table-cell table:formula="of:=[.J16]/[.$N$1]" office:value-type="float" office:value="0" calcext:value-type="float">
            <text:p>0.00000</text:p>
          </table:table-cell>
          <table:table-cell table:formula="of:=SUM([.Q16:.W16])" office:value-type="float" office:value="0.195636304909561" calcext:value-type="float">
            <text:p>0.19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563" calcext:value-type="float">
            <text:p>0.563</text:p>
          </table:table-cell>
          <table:table-cell table:number-columns-repeated="4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office:value-type="float" office:value="122" calcext:value-type="float">
            <text:p>122</text:p>
          </table:table-cell>
          <table:table-cell office:value-type="float" office:value="0.4945" calcext:value-type="float">
            <text:p>0.4945</text:p>
          </table:table-cell>
          <table:table-cell office:value-type="float" office:value="23.8" calcext:value-type="float">
            <text:p>23.8</text:p>
          </table:table-cell>
          <table:table-cell office:value-type="float" office:value="9.853" calcext:value-type="float">
            <text:p>9.853</text:p>
          </table:table-cell>
          <table:table-cell office:value-type="float" office:value="2.245" calcext:value-type="float">
            <text:p>2.245</text:p>
          </table:table-cell>
          <table:table-cell office:value-type="float" office:value="2.396" calcext:value-type="float">
            <text:p>2.396</text:p>
          </table:table-cell>
          <table:table-cell office:value-type="float" office:value="59.27" calcext:value-type="float">
            <text:p>59.27</text:p>
          </table:table-cell>
          <table:table-cell office:value-type="float" office:value="23.95" calcext:value-type="float">
            <text:p>23.95</text:p>
          </table:table-cell>
          <table:table-cell office:value-type="float" office:value="0" calcext:value-type="float">
            <text:p>0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5087" calcext:value-type="float">
            <text:p>0.5087</text:p>
          </table:table-cell>
          <table:table-cell/>
          <table:table-cell table:style-name="pd1" office:value-type="float" office:value="15" calcext:value-type="float">
            <text:p>15</text:p>
          </table:table-cell>
          <table:table-cell table:formula="of:=[.B17]/[.$N$1]" office:value-type="float" office:value="0.19702842377261" calcext:value-type="float">
            <text:p>0.19703</text:p>
          </table:table-cell>
          <table:table-cell table:formula="of:=[.C17]/[.$N$1]" office:value-type="float" office:value="0.000798611111111111" calcext:value-type="float">
            <text:p>0.00080</text:p>
          </table:table-cell>
          <table:table-cell table:formula="of:=[.D17]/[.$N$1]" office:value-type="float" office:value="0.0384366925064599" calcext:value-type="float">
            <text:p>0.03844</text:p>
          </table:table-cell>
          <table:table-cell table:formula="of:=[.E17]/[.$N$1]" office:value-type="float" office:value="0.0159124677002584" calcext:value-type="float">
            <text:p>0.01591</text:p>
          </table:table-cell>
          <table:table-cell table:formula="of:=[.F17]/[.$N$1]" office:value-type="float" office:value="0.00362564599483204" calcext:value-type="float">
            <text:p>0.00363</text:p>
          </table:table-cell>
          <table:table-cell table:formula="of:=[.G17]/[.$N$1]" office:value-type="float" office:value="0.00386950904392765" calcext:value-type="float">
            <text:p>0.00387</text:p>
          </table:table-cell>
          <table:table-cell table:formula="of:=[.H17]/[.$N$1]" office:value-type="float" office:value="0.0957202842377261" calcext:value-type="float">
            <text:p>0.09572</text:p>
          </table:table-cell>
          <table:table-cell table:formula="of:=[.I17]/[.$N$1]" office:value-type="float" office:value="0.0386789405684755" calcext:value-type="float">
            <text:p>0.03868</text:p>
          </table:table-cell>
          <table:table-cell table:formula="of:=[.J17]/[.$N$1]" office:value-type="float" office:value="0" calcext:value-type="float">
            <text:p>0.00000</text:p>
          </table:table-cell>
          <table:table-cell table:formula="of:=SUM([.Q17:.W17])" office:value-type="float" office:value="0.19624354005168" calcext:value-type="float">
            <text:p>0.19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5087" calcext:value-type="float">
            <text:p>0.5087</text:p>
          </table:table-cell>
          <table:table-cell table:number-columns-repeated="4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office:value-type="float" office:value="120.9" calcext:value-type="float">
            <text:p>120.9</text:p>
          </table:table-cell>
          <table:table-cell office:value-type="float" office:value="0.4414" calcext:value-type="float">
            <text:p>0.4414</text:p>
          </table:table-cell>
          <table:table-cell office:value-type="float" office:value="24.69" calcext:value-type="float">
            <text:p>24.69</text:p>
          </table:table-cell>
          <table:table-cell office:value-type="float" office:value="8.804" calcext:value-type="float">
            <text:p>8.804</text:p>
          </table:table-cell>
          <table:table-cell office:value-type="float" office:value="2.068" calcext:value-type="float">
            <text:p>2.068</text:p>
          </table:table-cell>
          <table:table-cell office:value-type="float" office:value="2.269" calcext:value-type="float">
            <text:p>2.269</text:p>
          </table:table-cell>
          <table:table-cell office:value-type="float" office:value="58.65" calcext:value-type="float">
            <text:p>58.65</text:p>
          </table:table-cell>
          <table:table-cell office:value-type="float" office:value="23.98" calcext:value-type="float">
            <text:p>23.98</text:p>
          </table:table-cell>
          <table:table-cell office:value-type="float" office:value="0" calcext:value-type="float">
            <text:p>0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82" calcext:value-type="float">
            <text:p>0.4682</text:p>
          </table:table-cell>
          <table:table-cell/>
          <table:table-cell table:style-name="pd1" office:value-type="float" office:value="16" calcext:value-type="float">
            <text:p>16</text:p>
          </table:table-cell>
          <table:table-cell table:formula="of:=[.B18]/[.$N$1]" office:value-type="float" office:value="0.195251937984496" calcext:value-type="float">
            <text:p>0.19525</text:p>
          </table:table-cell>
          <table:table-cell table:formula="of:=[.C18]/[.$N$1]" office:value-type="float" office:value="0.000712855297157623" calcext:value-type="float">
            <text:p>0.00071</text:p>
          </table:table-cell>
          <table:table-cell table:formula="of:=[.D18]/[.$N$1]" office:value-type="float" office:value="0.0398740310077519" calcext:value-type="float">
            <text:p>0.03987</text:p>
          </table:table-cell>
          <table:table-cell table:formula="of:=[.E18]/[.$N$1]" office:value-type="float" office:value="0.01421834625323" calcext:value-type="float">
            <text:p>0.01422</text:p>
          </table:table-cell>
          <table:table-cell table:formula="of:=[.F18]/[.$N$1]" office:value-type="float" office:value="0.00333979328165375" calcext:value-type="float">
            <text:p>0.00334</text:p>
          </table:table-cell>
          <table:table-cell table:formula="of:=[.G18]/[.$N$1]" office:value-type="float" office:value="0.00366440568475452" calcext:value-type="float">
            <text:p>0.00366</text:p>
          </table:table-cell>
          <table:table-cell table:formula="of:=[.H18]/[.$N$1]" office:value-type="float" office:value="0.094718992248062" calcext:value-type="float">
            <text:p>0.09472</text:p>
          </table:table-cell>
          <table:table-cell table:formula="of:=[.I18]/[.$N$1]" office:value-type="float" office:value="0.0387273901808786" calcext:value-type="float">
            <text:p>0.03873</text:p>
          </table:table-cell>
          <table:table-cell table:formula="of:=[.J18]/[.$N$1]" office:value-type="float" office:value="0" calcext:value-type="float">
            <text:p>0.00000</text:p>
          </table:table-cell>
          <table:table-cell table:formula="of:=SUM([.Q18:.W18])" office:value-type="float" office:value="0.194542958656331" calcext:value-type="float">
            <text:p>0.19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82" calcext:value-type="float">
            <text:p>0.4682</text:p>
          </table:table-cell>
          <table:table-cell table:number-columns-repeated="4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office:value-type="float" office:value="121.6" calcext:value-type="float">
            <text:p>121.6</text:p>
          </table:table-cell>
          <table:table-cell office:value-type="float" office:value="0.3879" calcext:value-type="float">
            <text:p>0.3879</text:p>
          </table:table-cell>
          <table:table-cell office:value-type="float" office:value="24.64" calcext:value-type="float">
            <text:p>24.64</text:p>
          </table:table-cell>
          <table:table-cell office:value-type="float" office:value="9.634" calcext:value-type="float">
            <text:p>9.634</text:p>
          </table:table-cell>
          <table:table-cell office:value-type="float" office:value="1.708" calcext:value-type="float">
            <text:p>1.708</text:p>
          </table:table-cell>
          <table:table-cell office:value-type="float" office:value="2.108" calcext:value-type="float">
            <text:p>2.108</text:p>
          </table:table-cell>
          <table:table-cell office:value-type="float" office:value="59" calcext:value-type="float">
            <text:p>59</text:p>
          </table:table-cell>
          <table:table-cell office:value-type="float" office:value="24.14" calcext:value-type="float">
            <text:p>24.14</text:p>
          </table:table-cell>
          <table:table-cell office:value-type="float" office:value="0" calcext:value-type="float">
            <text:p>0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3844" calcext:value-type="float">
            <text:p>0.3844</text:p>
          </table:table-cell>
          <table:table-cell/>
          <table:table-cell table:style-name="pd1" office:value-type="float" office:value="17" calcext:value-type="float">
            <text:p>17</text:p>
          </table:table-cell>
          <table:table-cell table:formula="of:=[.B19]/[.$N$1]" office:value-type="float" office:value="0.196382428940568" calcext:value-type="float">
            <text:p>0.19638</text:p>
          </table:table-cell>
          <table:table-cell table:formula="of:=[.C19]/[.$N$1]" office:value-type="float" office:value="0.000626453488372093" calcext:value-type="float">
            <text:p>0.00063</text:p>
          </table:table-cell>
          <table:table-cell table:formula="of:=[.D19]/[.$N$1]" office:value-type="float" office:value="0.0397932816537468" calcext:value-type="float">
            <text:p>0.03979</text:p>
          </table:table-cell>
          <table:table-cell table:formula="of:=[.E19]/[.$N$1]" office:value-type="float" office:value="0.0155587855297158" calcext:value-type="float">
            <text:p>0.01556</text:p>
          </table:table-cell>
          <table:table-cell table:formula="of:=[.F19]/[.$N$1]" office:value-type="float" office:value="0.00275839793281654" calcext:value-type="float">
            <text:p>0.00276</text:p>
          </table:table-cell>
          <table:table-cell table:formula="of:=[.G19]/[.$N$1]" office:value-type="float" office:value="0.00340439276485788" calcext:value-type="float">
            <text:p>0.00340</text:p>
          </table:table-cell>
          <table:table-cell table:formula="of:=[.H19]/[.$N$1]" office:value-type="float" office:value="0.0952842377260982" calcext:value-type="float">
            <text:p>0.09528</text:p>
          </table:table-cell>
          <table:table-cell table:formula="of:=[.I19]/[.$N$1]" office:value-type="float" office:value="0.0389857881136951" calcext:value-type="float">
            <text:p>0.03899</text:p>
          </table:table-cell>
          <table:table-cell table:formula="of:=[.J19]/[.$N$1]" office:value-type="float" office:value="0" calcext:value-type="float">
            <text:p>0.00000</text:p>
          </table:table-cell>
          <table:table-cell table:formula="of:=SUM([.Q19:.W19])" office:value-type="float" office:value="0.19578488372093" calcext:value-type="float">
            <text:p>0.19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3844" calcext:value-type="float">
            <text:p>0.3844</text:p>
          </table:table-cell>
          <table:table-cell table:number-columns-repeated="4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office:value-type="float" office:value="120.1" calcext:value-type="float">
            <text:p>120.1</text:p>
          </table:table-cell>
          <table:table-cell office:value-type="float" office:value="0.3455" calcext:value-type="float">
            <text:p>0.3455</text:p>
          </table:table-cell>
          <table:table-cell office:value-type="float" office:value="24.66" calcext:value-type="float">
            <text:p>24.66</text:p>
          </table:table-cell>
          <table:table-cell office:value-type="float" office:value="9.063" calcext:value-type="float">
            <text:p>9.063</text:p>
          </table:table-cell>
          <table:table-cell office:value-type="float" office:value="1.295" calcext:value-type="float">
            <text:p>1.295</text:p>
          </table:table-cell>
          <table:table-cell office:value-type="float" office:value="1.99" calcext:value-type="float">
            <text:p>1.99</text:p>
          </table:table-cell>
          <table:table-cell office:value-type="float" office:value="59.57" calcext:value-type="float">
            <text:p>59.57</text:p>
          </table:table-cell>
          <table:table-cell office:value-type="float" office:value="23.15" calcext:value-type="float">
            <text:p>23.15</text:p>
          </table:table-cell>
          <table:table-cell office:value-type="float" office:value="0" calcext:value-type="float">
            <text:p>0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3105" calcext:value-type="float">
            <text:p>0.3105</text:p>
          </table:table-cell>
          <table:table-cell/>
          <table:table-cell table:style-name="pd1" office:value-type="float" office:value="18" calcext:value-type="float">
            <text:p>18</text:p>
          </table:table-cell>
          <table:table-cell table:formula="of:=[.B20]/[.$N$1]" office:value-type="float" office:value="0.193959948320413" calcext:value-type="float">
            <text:p>0.19396</text:p>
          </table:table-cell>
          <table:table-cell table:formula="of:=[.C20]/[.$N$1]" office:value-type="float" office:value="0.000557978036175711" calcext:value-type="float">
            <text:p>0.00056</text:p>
          </table:table-cell>
          <table:table-cell table:formula="of:=[.D20]/[.$N$1]" office:value-type="float" office:value="0.0398255813953488" calcext:value-type="float">
            <text:p>0.03983</text:p>
          </table:table-cell>
          <table:table-cell table:formula="of:=[.E20]/[.$N$1]" office:value-type="float" office:value="0.0146366279069767" calcext:value-type="float">
            <text:p>0.01464</text:p>
          </table:table-cell>
          <table:table-cell table:formula="of:=[.F20]/[.$N$1]" office:value-type="float" office:value="0.00209140826873385" calcext:value-type="float">
            <text:p>0.00209</text:p>
          </table:table-cell>
          <table:table-cell table:formula="of:=[.G20]/[.$N$1]" office:value-type="float" office:value="0.00321382428940568" calcext:value-type="float">
            <text:p>0.00321</text:p>
          </table:table-cell>
          <table:table-cell table:formula="of:=[.H20]/[.$N$1]" office:value-type="float" office:value="0.0962047803617571" calcext:value-type="float">
            <text:p>0.09620</text:p>
          </table:table-cell>
          <table:table-cell table:formula="of:=[.I20]/[.$N$1]" office:value-type="float" office:value="0.0373869509043928" calcext:value-type="float">
            <text:p>0.03739</text:p>
          </table:table-cell>
          <table:table-cell table:formula="of:=[.J20]/[.$N$1]" office:value-type="float" office:value="0" calcext:value-type="float">
            <text:p>0.00000</text:p>
          </table:table-cell>
          <table:table-cell table:formula="of:=SUM([.Q20:.W20])" office:value-type="float" office:value="0.193359173126615" calcext:value-type="float">
            <text:p>0.19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57" calcext:value-type="float">
            <text:p>0.3957</text:p>
          </table:table-cell>
          <table:table-cell office:value-type="float" office:value="0.3105" calcext:value-type="float">
            <text:p>0.3105</text:p>
          </table:table-cell>
          <table:table-cell table:number-columns-repeated="4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office:value-type="float" office:value="120.5" calcext:value-type="float">
            <text:p>120.5</text:p>
          </table:table-cell>
          <table:table-cell office:value-type="float" office:value="0.5258" calcext:value-type="float">
            <text:p>0.5258</text:p>
          </table:table-cell>
          <table:table-cell office:value-type="float" office:value="24.7" calcext:value-type="float">
            <text:p>24.7</text:p>
          </table:table-cell>
          <table:table-cell office:value-type="float" office:value="9.09" calcext:value-type="float">
            <text:p>9.09</text:p>
          </table:table-cell>
          <table:table-cell office:value-type="float" office:value="0.941" calcext:value-type="float">
            <text:p>0.941</text:p>
          </table:table-cell>
          <table:table-cell office:value-type="float" office:value="1.835" calcext:value-type="float">
            <text:p>1.835</text:p>
          </table:table-cell>
          <table:table-cell office:value-type="float" office:value="60.03" calcext:value-type="float">
            <text:p>60.03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2905" calcext:value-type="float">
            <text:p>0.2905</text:p>
          </table:table-cell>
          <table:table-cell/>
          <table:table-cell table:style-name="pd1" office:value-type="float" office:value="19" calcext:value-type="float">
            <text:p>19</text:p>
          </table:table-cell>
          <table:table-cell table:formula="of:=[.B21]/[.$N$1]" office:value-type="float" office:value="0.194605943152455" calcext:value-type="float">
            <text:p>0.19461</text:p>
          </table:table-cell>
          <table:table-cell table:formula="of:=[.C21]/[.$N$1]" office:value-type="float" office:value="0.000849160206718346" calcext:value-type="float">
            <text:p>0.00085</text:p>
          </table:table-cell>
          <table:table-cell table:formula="of:=[.D21]/[.$N$1]" office:value-type="float" office:value="0.039890180878553" calcext:value-type="float">
            <text:p>0.03989</text:p>
          </table:table-cell>
          <table:table-cell table:formula="of:=[.E21]/[.$N$1]" office:value-type="float" office:value="0.0146802325581395" calcext:value-type="float">
            <text:p>0.01468</text:p>
          </table:table-cell>
          <table:table-cell table:formula="of:=[.F21]/[.$N$1]" office:value-type="float" office:value="0.00151970284237726" calcext:value-type="float">
            <text:p>0.00152</text:p>
          </table:table-cell>
          <table:table-cell table:formula="of:=[.G21]/[.$N$1]" office:value-type="float" office:value="0.00296350129198966" calcext:value-type="float">
            <text:p>0.00296</text:p>
          </table:table-cell>
          <table:table-cell table:formula="of:=[.H21]/[.$N$1]" office:value-type="float" office:value="0.0969476744186047" calcext:value-type="float">
            <text:p>0.09695</text:p>
          </table:table-cell>
          <table:table-cell table:formula="of:=[.I21]/[.$N$1]" office:value-type="float" office:value="0.0377260981912145" calcext:value-type="float">
            <text:p>0.03773</text:p>
          </table:table-cell>
          <table:table-cell table:formula="of:=[.J21]/[.$N$1]" office:value-type="float" office:value="0" calcext:value-type="float">
            <text:p>0.00000</text:p>
          </table:table-cell>
          <table:table-cell table:formula="of:=SUM([.Q21:.W21])" office:value-type="float" office:value="0.193727390180879" calcext:value-type="float">
            <text:p>0.19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2905" calcext:value-type="float">
            <text:p>0.2905</text:p>
          </table:table-cell>
          <table:table-cell table:number-columns-repeated="4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1.623" calcext:value-type="float">
            <text:p>1.623</text:p>
          </table:table-cell>
          <table:table-cell office:value-type="float" office:value="24.99" calcext:value-type="float">
            <text:p>24.99</text:p>
          </table:table-cell>
          <table:table-cell office:value-type="float" office:value="9.09" calcext:value-type="float">
            <text:p>9.09</text:p>
          </table:table-cell>
          <table:table-cell office:value-type="float" office:value="0.8335" calcext:value-type="float">
            <text:p>0.8335</text:p>
          </table:table-cell>
          <table:table-cell office:value-type="float" office:value="1.769" calcext:value-type="float">
            <text:p>1.769</text:p>
          </table:table-cell>
          <table:table-cell office:value-type="float" office:value="57.62" calcext:value-type="float">
            <text:p>57.62</text:p>
          </table:table-cell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office:value-type="float" office:value="1.649" calcext:value-type="float">
            <text:p>1.649</text:p>
          </table:table-cell>
          <table:table-cell office:value-type="float" office:value="0.2391" calcext:value-type="float">
            <text:p>0.2391</text:p>
          </table:table-cell>
          <table:table-cell/>
          <table:table-cell table:style-name="pd1" office:value-type="float" office:value="20" calcext:value-type="float">
            <text:p>20</text:p>
          </table:table-cell>
          <table:table-cell table:formula="of:=[.B22]/[.$N$1]" office:value-type="float" office:value="0.19250645994832" calcext:value-type="float">
            <text:p>0.19251</text:p>
          </table:table-cell>
          <table:table-cell table:formula="of:=[.C22]/[.$N$1]" office:value-type="float" office:value="0.00262112403100775" calcext:value-type="float">
            <text:p>0.00262</text:p>
          </table:table-cell>
          <table:table-cell table:formula="of:=[.D22]/[.$N$1]" office:value-type="float" office:value="0.0403585271317829" calcext:value-type="float">
            <text:p>0.04036</text:p>
          </table:table-cell>
          <table:table-cell table:formula="of:=[.E22]/[.$N$1]" office:value-type="float" office:value="0.0146802325581395" calcext:value-type="float">
            <text:p>0.01468</text:p>
          </table:table-cell>
          <table:table-cell table:formula="of:=[.F22]/[.$N$1]" office:value-type="float" office:value="0.00134609173126615" calcext:value-type="float">
            <text:p>0.00135</text:p>
          </table:table-cell>
          <table:table-cell table:formula="of:=[.G22]/[.$N$1]" office:value-type="float" office:value="0.00285691214470284" calcext:value-type="float">
            <text:p>0.00286</text:p>
          </table:table-cell>
          <table:table-cell table:formula="of:=[.H22]/[.$N$1]" office:value-type="float" office:value="0.0930555555555555" calcext:value-type="float">
            <text:p>0.09306</text:p>
          </table:table-cell>
          <table:table-cell table:formula="of:=[.I22]/[.$N$1]" office:value-type="float" office:value="0.0376614987080103" calcext:value-type="float">
            <text:p>0.03766</text:p>
          </table:table-cell>
          <table:table-cell table:formula="of:=[.J22]/[.$N$1]" office:value-type="float" office:value="0" calcext:value-type="float">
            <text:p>0.00000</text:p>
          </table:table-cell>
          <table:table-cell table:formula="of:=SUM([.Q22:.W22])" office:value-type="float" office:value="0.189958817829457" calcext:value-type="float">
            <text:p>0.18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9" calcext:value-type="float">
            <text:p>1.649</text:p>
          </table:table-cell>
          <table:table-cell office:value-type="float" office:value="0.2391" calcext:value-type="float">
            <text:p>0.2391</text:p>
          </table:table-cell>
          <table:table-cell table:number-columns-repeated="4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office:value-type="float" office:value="126.3" calcext:value-type="float">
            <text:p>126.3</text:p>
          </table:table-cell>
          <table:table-cell office:value-type="float" office:value="6.995" calcext:value-type="float">
            <text:p>6.995</text:p>
          </table:table-cell>
          <table:table-cell office:value-type="float" office:value="24.14" calcext:value-type="float">
            <text:p>24.14</text:p>
          </table:table-cell>
          <table:table-cell office:value-type="float" office:value="9.4" calcext:value-type="float">
            <text:p>9.4</text:p>
          </table:table-cell>
          <table:table-cell office:value-type="float" office:value="0.6704" calcext:value-type="float">
            <text:p>0.6704</text:p>
          </table:table-cell>
          <table:table-cell office:value-type="float" office:value="1.594" calcext:value-type="float">
            <text:p>1.594</text:p>
          </table:table-cell>
          <table:table-cell office:value-type="float" office:value="59.81" calcext:value-type="float">
            <text:p>59.81</text:p>
          </table:table-cell>
          <table:table-cell office:value-type="float" office:value="23.65" calcext:value-type="float">
            <text:p>23.65</text:p>
          </table:table-cell>
          <table:table-cell office:value-type="float" office:value="0" calcext:value-type="float">
            <text:p>0</text:p>
          </table:table-cell>
          <table:table-cell office:value-type="float" office:value="7.036" calcext:value-type="float">
            <text:p>7.036</text:p>
          </table:table-cell>
          <table:table-cell office:value-type="float" office:value="0.2084" calcext:value-type="float">
            <text:p>0.2084</text:p>
          </table:table-cell>
          <table:table-cell/>
          <table:table-cell table:style-name="pd1" office:value-type="float" office:value="21" calcext:value-type="float">
            <text:p>21</text:p>
          </table:table-cell>
          <table:table-cell table:formula="of:=[.B23]/[.$N$1]" office:value-type="float" office:value="0.203972868217054" calcext:value-type="float">
            <text:p>0.20397</text:p>
          </table:table-cell>
          <table:table-cell table:formula="of:=[.C23]/[.$N$1]" office:value-type="float" office:value="0.011296834625323" calcext:value-type="float">
            <text:p>0.01130</text:p>
          </table:table-cell>
          <table:table-cell table:formula="of:=[.D23]/[.$N$1]" office:value-type="float" office:value="0.0389857881136951" calcext:value-type="float">
            <text:p>0.03899</text:p>
          </table:table-cell>
          <table:table-cell table:formula="of:=[.E23]/[.$N$1]" office:value-type="float" office:value="0.0151808785529716" calcext:value-type="float">
            <text:p>0.01518</text:p>
          </table:table-cell>
          <table:table-cell table:formula="of:=[.F23]/[.$N$1]" office:value-type="float" office:value="0.00108268733850129" calcext:value-type="float">
            <text:p>0.00108</text:p>
          </table:table-cell>
          <table:table-cell table:formula="of:=[.G23]/[.$N$1]" office:value-type="float" office:value="0.00257428940568475" calcext:value-type="float">
            <text:p>0.00257</text:p>
          </table:table-cell>
          <table:table-cell table:formula="of:=[.H23]/[.$N$1]" office:value-type="float" office:value="0.0965923772609819" calcext:value-type="float">
            <text:p>0.09659</text:p>
          </table:table-cell>
          <table:table-cell table:formula="of:=[.I23]/[.$N$1]" office:value-type="float" office:value="0.0381944444444444" calcext:value-type="float">
            <text:p>0.03819</text:p>
          </table:table-cell>
          <table:table-cell table:formula="of:=[.J23]/[.$N$1]" office:value-type="float" office:value="0" calcext:value-type="float">
            <text:p>0.00000</text:p>
          </table:table-cell>
          <table:table-cell table:formula="of:=SUM([.Q23:.W23])" office:value-type="float" office:value="0.192610465116279" calcext:value-type="float">
            <text:p>0.192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36" calcext:value-type="float">
            <text:p>7.036</text:p>
          </table:table-cell>
          <table:table-cell office:value-type="float" office:value="0.2084" calcext:value-type="float">
            <text:p>0.2084</text:p>
          </table:table-cell>
          <table:table-cell table:number-columns-repeated="4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office:value-type="float" office:value="143.6" calcext:value-type="float">
            <text:p>143.6</text:p>
          </table:table-cell>
          <table:table-cell office:value-type="float" office:value="26.81" calcext:value-type="float">
            <text:p>26.81</text:p>
          </table:table-cell>
          <table:table-cell office:value-type="float" office:value="23.89" calcext:value-type="float">
            <text:p>23.89</text:p>
          </table:table-cell>
          <table:table-cell office:value-type="float" office:value="9.216" calcext:value-type="float">
            <text:p>9.216</text:p>
          </table:table-cell>
          <table:table-cell office:value-type="float" office:value="0.4465" calcext:value-type="float">
            <text:p>0.4465</text:p>
          </table:table-cell>
          <table:table-cell office:value-type="float" office:value="1.486" calcext:value-type="float">
            <text:p>1.486</text:p>
          </table:table-cell>
          <table:table-cell office:value-type="float" office:value="58.81" calcext:value-type="float">
            <text:p>58.81</text:p>
          </table:table-cell>
          <table:table-cell office:value-type="float" office:value="22.95" calcext:value-type="float">
            <text:p>22.95</text:p>
          </table:table-cell>
          <table:table-cell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float" office:value="0.1684" calcext:value-type="float">
            <text:p>0.1684</text:p>
          </table:table-cell>
          <table:table-cell/>
          <table:table-cell table:style-name="pd1" office:value-type="float" office:value="22" calcext:value-type="float">
            <text:p>22</text:p>
          </table:table-cell>
          <table:table-cell table:formula="of:=[.B24]/[.$N$1]" office:value-type="float" office:value="0.231912144702842" calcext:value-type="float">
            <text:p>0.23191</text:p>
          </table:table-cell>
          <table:table-cell table:formula="of:=[.C24]/[.$N$1]" office:value-type="float" office:value="0.0432978036175711" calcext:value-type="float">
            <text:p>0.04330</text:p>
          </table:table-cell>
          <table:table-cell table:formula="of:=[.D24]/[.$N$1]" office:value-type="float" office:value="0.0385820413436693" calcext:value-type="float">
            <text:p>0.03858</text:p>
          </table:table-cell>
          <table:table-cell table:formula="of:=[.E24]/[.$N$1]" office:value-type="float" office:value="0.0148837209302326" calcext:value-type="float">
            <text:p>0.01488</text:p>
          </table:table-cell>
          <table:table-cell table:formula="of:=[.F24]/[.$N$1]" office:value-type="float" office:value="0.00072109173126615" calcext:value-type="float">
            <text:p>0.00072</text:p>
          </table:table-cell>
          <table:table-cell table:formula="of:=[.G24]/[.$N$1]" office:value-type="float" office:value="0.00239987080103359" calcext:value-type="float">
            <text:p>0.00240</text:p>
          </table:table-cell>
          <table:table-cell table:formula="of:=[.H24]/[.$N$1]" office:value-type="float" office:value="0.0949773901808785" calcext:value-type="float">
            <text:p>0.09498</text:p>
          </table:table-cell>
          <table:table-cell table:formula="of:=[.I24]/[.$N$1]" office:value-type="float" office:value="0.0370639534883721" calcext:value-type="float">
            <text:p>0.03706</text:p>
          </table:table-cell>
          <table:table-cell table:formula="of:=[.J24]/[.$N$1]" office:value-type="float" office:value="0" calcext:value-type="float">
            <text:p>0.00000</text:p>
          </table:table-cell>
          <table:table-cell table:formula="of:=SUM([.Q24:.W24])" office:value-type="float" office:value="0.188628068475452" calcext:value-type="float">
            <text:p>0.18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82" calcext:value-type="float">
            <text:p>26.82</text:p>
          </table:table-cell>
          <table:table-cell office:value-type="float" office:value="0.1684" calcext:value-type="float">
            <text:p>0.1684</text:p>
          </table:table-cell>
          <table:table-cell table:number-columns-repeated="4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office:value-type="float" office:value="200.7" calcext:value-type="float">
            <text:p>200.7</text:p>
          </table:table-cell>
          <table:table-cell office:value-type="float" office:value="83.12" calcext:value-type="float">
            <text:p>83.12</text:p>
          </table:table-cell>
          <table:table-cell office:value-type="float" office:value="24.14" calcext:value-type="float">
            <text:p>24.14</text:p>
          </table:table-cell>
          <table:table-cell office:value-type="float" office:value="10.38" calcext:value-type="float">
            <text:p>10.38</text:p>
          </table:table-cell>
          <table:table-cell office:value-type="float" office:value="0.3505" calcext:value-type="float">
            <text:p>0.3505</text:p>
          </table:table-cell>
          <table:table-cell office:value-type="float" office:value="1.421" calcext:value-type="float">
            <text:p>1.421</text:p>
          </table:table-cell>
          <table:table-cell office:value-type="float" office:value="58.3" calcext:value-type="float">
            <text:p>58.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3.13" calcext:value-type="float">
            <text:p>83.13</text:p>
          </table:table-cell>
          <table:table-cell office:value-type="float" office:value="0.1466" calcext:value-type="float">
            <text:p>0.1466</text:p>
          </table:table-cell>
          <table:table-cell/>
          <table:table-cell table:style-name="pd1" office:value-type="float" office:value="23" calcext:value-type="float">
            <text:p>23</text:p>
          </table:table-cell>
          <table:table-cell table:formula="of:=[.B25]/[.$N$1]" office:value-type="float" office:value="0.324127906976744" calcext:value-type="float">
            <text:p>0.32413</text:p>
          </table:table-cell>
          <table:table-cell table:formula="of:=[.C25]/[.$N$1]" office:value-type="float" office:value="0.134237726098191" calcext:value-type="float">
            <text:p>0.13424</text:p>
          </table:table-cell>
          <table:table-cell table:formula="of:=[.D25]/[.$N$1]" office:value-type="float" office:value="0.0389857881136951" calcext:value-type="float">
            <text:p>0.03899</text:p>
          </table:table-cell>
          <table:table-cell table:formula="of:=[.E25]/[.$N$1]" office:value-type="float" office:value="0.0167635658914729" calcext:value-type="float">
            <text:p>0.01676</text:p>
          </table:table-cell>
          <table:table-cell table:formula="of:=[.F25]/[.$N$1]" office:value-type="float" office:value="0.000566052971576227" calcext:value-type="float">
            <text:p>0.00057</text:p>
          </table:table-cell>
          <table:table-cell table:formula="of:=[.G25]/[.$N$1]" office:value-type="float" office:value="0.00229489664082687" calcext:value-type="float">
            <text:p>0.00229</text:p>
          </table:table-cell>
          <table:table-cell table:formula="of:=[.H25]/[.$N$1]" office:value-type="float" office:value="0.0941537467700258" calcext:value-type="float">
            <text:p>0.09415</text:p>
          </table:table-cell>
          <table:table-cell table:formula="of:=[.I25]/[.$N$1]" office:value-type="float" office:value="0.0371447028423773" calcext:value-type="float">
            <text:p>0.03714</text:p>
          </table:table-cell>
          <table:table-cell table:formula="of:=[.J25]/[.$N$1]" office:value-type="float" office:value="0" calcext:value-type="float">
            <text:p>0.00000</text:p>
          </table:table-cell>
          <table:table-cell table:formula="of:=SUM([.Q25:.W25])" office:value-type="float" office:value="0.189908753229974" calcext:value-type="float">
            <text:p>0.18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3" calcext:value-type="float">
            <text:p>83.13</text:p>
          </table:table-cell>
          <table:table-cell office:value-type="float" office:value="0.1466" calcext:value-type="float">
            <text:p>0.1466</text:p>
          </table:table-cell>
          <table:table-cell table:number-columns-repeated="4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office:value-type="float" office:value="326.1" calcext:value-type="float">
            <text:p>326.1</text:p>
          </table:table-cell>
          <table:table-cell office:value-type="float" office:value="205.5" calcext:value-type="float">
            <text:p>205.5</text:p>
          </table:table-cell>
          <table:table-cell office:value-type="float" office:value="26.11" calcext:value-type="float">
            <text:p>26.11</text:p>
          </table:table-cell>
          <table:table-cell office:value-type="float" office:value="11.9" calcext:value-type="float">
            <text:p>11.9</text:p>
          </table:table-cell>
          <table:table-cell office:value-type="float" office:value="0.2438" calcext:value-type="float">
            <text:p>0.2438</text:p>
          </table:table-cell>
          <table:table-cell office:value-type="float" office:value="1.281" calcext:value-type="float">
            <text:p>1.281</text:p>
          </table:table-cell>
          <table:table-cell office:value-type="float" office:value="58.33" calcext:value-type="float">
            <text:p>58.33</text:p>
          </table:table-cell>
          <table:table-cell office:value-type="float" office:value="22.77" calcext:value-type="float">
            <text:p>22.77</text:p>
          </table:table-cell>
          <table:table-cell office:value-type="float" office:value="0" calcext:value-type="float">
            <text:p>0</text:p>
          </table:table-cell>
          <table:table-cell office:value-type="float" office:value="205.5" calcext:value-type="float">
            <text:p>205.5</text:p>
          </table:table-cell>
          <table:table-cell office:value-type="float" office:value="0.1361" calcext:value-type="float">
            <text:p>0.1361</text:p>
          </table:table-cell>
          <table:table-cell/>
          <table:table-cell table:style-name="pd1" office:value-type="float" office:value="24" calcext:value-type="float">
            <text:p>24</text:p>
          </table:table-cell>
          <table:table-cell table:formula="of:=[.B26]/[.$N$1]" office:value-type="float" office:value="0.526647286821706" calcext:value-type="float">
            <text:p>0.52665</text:p>
          </table:table-cell>
          <table:table-cell table:formula="of:=[.C26]/[.$N$1]" office:value-type="float" office:value="0.33187984496124" calcext:value-type="float">
            <text:p>0.33188</text:p>
          </table:table-cell>
          <table:table-cell table:formula="of:=[.D26]/[.$N$1]" office:value-type="float" office:value="0.0421673126614987" calcext:value-type="float">
            <text:p>0.04217</text:p>
          </table:table-cell>
          <table:table-cell table:formula="of:=[.E26]/[.$N$1]" office:value-type="float" office:value="0.01921834625323" calcext:value-type="float">
            <text:p>0.01922</text:p>
          </table:table-cell>
          <table:table-cell table:formula="of:=[.F26]/[.$N$1]" office:value-type="float" office:value="0.000393733850129199" calcext:value-type="float">
            <text:p>0.00039</text:p>
          </table:table-cell>
          <table:table-cell table:formula="of:=[.G26]/[.$N$1]" office:value-type="float" office:value="0.0020687984496124" calcext:value-type="float">
            <text:p>0.00207</text:p>
          </table:table-cell>
          <table:table-cell table:formula="of:=[.H26]/[.$N$1]" office:value-type="float" office:value="0.0942021963824289" calcext:value-type="float">
            <text:p>0.09420</text:p>
          </table:table-cell>
          <table:table-cell table:formula="of:=[.I26]/[.$N$1]" office:value-type="float" office:value="0.0367732558139535" calcext:value-type="float">
            <text:p>0.03677</text:p>
          </table:table-cell>
          <table:table-cell table:formula="of:=[.J26]/[.$N$1]" office:value-type="float" office:value="0" calcext:value-type="float">
            <text:p>0.00000</text:p>
          </table:table-cell>
          <table:table-cell table:formula="of:=SUM([.Q26:.W26])" office:value-type="float" office:value="0.194823643410853" calcext:value-type="float">
            <text:p>0.19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5" calcext:value-type="float">
            <text:p>205.5</text:p>
          </table:table-cell>
          <table:table-cell office:value-type="float" office:value="0.1361" calcext:value-type="float">
            <text:p>0.1361</text:p>
          </table:table-cell>
          <table:table-cell table:number-columns-repeated="4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office:value-type="float" office:value="526.8" calcext:value-type="float">
            <text:p>526.8</text:p>
          </table:table-cell>
          <table:table-cell office:value-type="float" office:value="403" calcext:value-type="float">
            <text:p>403</text:p>
          </table:table-cell>
          <table:table-cell office:value-type="float" office:value="26.43" calcext:value-type="float">
            <text:p>26.43</text:p>
          </table:table-cell>
          <table:table-cell office:value-type="float" office:value="13.31" calcext:value-type="float">
            <text:p>13.31</text:p>
          </table:table-cell>
          <table:table-cell office:value-type="float" office:value="0.2231" calcext:value-type="float">
            <text:p>0.2231</text:p>
          </table:table-cell>
          <table:table-cell office:value-type="float" office:value="1.185" calcext:value-type="float">
            <text:p>1.185</text:p>
          </table:table-cell>
          <table:table-cell office:value-type="float" office:value="59.44" calcext:value-type="float">
            <text:p>59.44</text:p>
          </table:table-cell>
          <table:table-cell office:value-type="float" office:value="23.29" calcext:value-type="float">
            <text:p>23.29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1189" calcext:value-type="float">
            <text:p>0.1189</text:p>
          </table:table-cell>
          <table:table-cell/>
          <table:table-cell table:style-name="pd1" office:value-type="float" office:value="25" calcext:value-type="float">
            <text:p>25</text:p>
          </table:table-cell>
          <table:table-cell table:formula="of:=[.B27]/[.$N$1]" office:value-type="float" office:value="0.85077519379845" calcext:value-type="float">
            <text:p>0.85078</text:p>
          </table:table-cell>
          <table:table-cell table:formula="of:=[.C27]/[.$N$1]" office:value-type="float" office:value="0.650839793281654" calcext:value-type="float">
            <text:p>0.65084</text:p>
          </table:table-cell>
          <table:table-cell table:formula="of:=[.D27]/[.$N$1]" office:value-type="float" office:value="0.0426841085271318" calcext:value-type="float">
            <text:p>0.04268</text:p>
          </table:table-cell>
          <table:table-cell table:formula="of:=[.E27]/[.$N$1]" office:value-type="float" office:value="0.0214954780361757" calcext:value-type="float">
            <text:p>0.02150</text:p>
          </table:table-cell>
          <table:table-cell table:formula="of:=[.F27]/[.$N$1]" office:value-type="float" office:value="0.000360303617571059" calcext:value-type="float">
            <text:p>0.00036</text:p>
          </table:table-cell>
          <table:table-cell table:formula="of:=[.G27]/[.$N$1]" office:value-type="float" office:value="0.00191375968992248" calcext:value-type="float">
            <text:p>0.00191</text:p>
          </table:table-cell>
          <table:table-cell table:formula="of:=[.H27]/[.$N$1]" office:value-type="float" office:value="0.0959948320413437" calcext:value-type="float">
            <text:p>0.09599</text:p>
          </table:table-cell>
          <table:table-cell table:formula="of:=[.I27]/[.$N$1]" office:value-type="float" office:value="0.0376130490956072" calcext:value-type="float">
            <text:p>0.03761</text:p>
          </table:table-cell>
          <table:table-cell table:formula="of:=[.J27]/[.$N$1]" office:value-type="float" office:value="0" calcext:value-type="float">
            <text:p>0.00000</text:p>
          </table:table-cell>
          <table:table-cell table:formula="of:=SUM([.Q27:.W27])" office:value-type="float" office:value="0.200061531007752" calcext:value-type="float">
            <text:p>0.20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0.1189" calcext:value-type="float">
            <text:p>0.1189</text:p>
          </table:table-cell>
          <table:table-cell table:number-columns-repeated="4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office:value-type="float" office:value="757.7" calcext:value-type="float">
            <text:p>757.7</text:p>
          </table:table-cell>
          <table:table-cell office:value-type="float" office:value="630.4" calcext:value-type="float">
            <text:p>630.4</text:p>
          </table:table-cell>
          <table:table-cell office:value-type="float" office:value="28.57" calcext:value-type="float">
            <text:p>28.57</text:p>
          </table:table-cell>
          <table:table-cell office:value-type="float" office:value="16.12" calcext:value-type="float">
            <text:p>16.12</text:p>
          </table:table-cell>
          <table:table-cell office:value-type="float" office:value="0.2514" calcext:value-type="float">
            <text:p>0.2514</text:p>
          </table:table-cell>
          <table:table-cell office:value-type="float" office:value="1.134" calcext:value-type="float">
            <text:p>1.134</text:p>
          </table:table-cell>
          <table:table-cell office:value-type="float" office:value="58.88" calcext:value-type="float">
            <text:p>58.88</text:p>
          </table:table-cell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630.4" calcext:value-type="float">
            <text:p>630.4</text:p>
          </table:table-cell>
          <table:table-cell office:value-type="float" office:value="0.1113" calcext:value-type="float">
            <text:p>0.1113</text:p>
          </table:table-cell>
          <table:table-cell/>
          <table:table-cell table:style-name="pd1" office:value-type="float" office:value="26" calcext:value-type="float">
            <text:p>26</text:p>
          </table:table-cell>
          <table:table-cell table:formula="of:=[.B28]/[.$N$1]" office:value-type="float" office:value="1.22367571059432" calcext:value-type="float">
            <text:p>1.22368</text:p>
          </table:table-cell>
          <table:table-cell table:formula="of:=[.C28]/[.$N$1]" office:value-type="float" office:value="1.01808785529716" calcext:value-type="float">
            <text:p>1.01809</text:p>
          </table:table-cell>
          <table:table-cell table:formula="of:=[.D28]/[.$N$1]" office:value-type="float" office:value="0.046140180878553" calcext:value-type="float">
            <text:p>0.04614</text:p>
          </table:table-cell>
          <table:table-cell table:formula="of:=[.E28]/[.$N$1]" office:value-type="float" office:value="0.0260335917312662" calcext:value-type="float">
            <text:p>0.02603</text:p>
          </table:table-cell>
          <table:table-cell table:formula="of:=[.F28]/[.$N$1]" office:value-type="float" office:value="0.000406007751937985" calcext:value-type="float">
            <text:p>0.00041</text:p>
          </table:table-cell>
          <table:table-cell table:formula="of:=[.G28]/[.$N$1]" office:value-type="float" office:value="0.00183139534883721" calcext:value-type="float">
            <text:p>0.00183</text:p>
          </table:table-cell>
          <table:table-cell table:formula="of:=[.H28]/[.$N$1]" office:value-type="float" office:value="0.0950904392764858" calcext:value-type="float">
            <text:p>0.09509</text:p>
          </table:table-cell>
          <table:table-cell table:formula="of:=[.I28]/[.$N$1]" office:value-type="float" office:value="0.0366602067183463" calcext:value-type="float">
            <text:p>0.03666</text:p>
          </table:table-cell>
          <table:table-cell table:formula="of:=[.J28]/[.$N$1]" office:value-type="float" office:value="0" calcext:value-type="float">
            <text:p>0.00000</text:p>
          </table:table-cell>
          <table:table-cell table:formula="of:=SUM([.Q28:.W28])" office:value-type="float" office:value="0.206161821705426" calcext:value-type="float">
            <text:p>0.20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0.4" calcext:value-type="float">
            <text:p>630.4</text:p>
          </table:table-cell>
          <table:table-cell office:value-type="float" office:value="0.1113" calcext:value-type="float">
            <text:p>0.1113</text:p>
          </table:table-cell>
          <table:table-cell table:number-columns-repeated="4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office:value-type="float" office:value="916.5" calcext:value-type="float">
            <text:p>916.5</text:p>
          </table:table-cell>
          <table:table-cell office:value-type="float" office:value="788.1" calcext:value-type="float">
            <text:p>788.1</text:p>
          </table:table-cell>
          <table:table-cell office:value-type="float" office:value="28.57" calcext:value-type="float">
            <text:p>28.57</text:p>
          </table:table-cell>
          <table:table-cell office:value-type="float" office:value="18.16" calcext:value-type="float">
            <text:p>18.16</text:p>
          </table:table-cell>
          <table:table-cell office:value-type="float" office:value="0.3128" calcext:value-type="float">
            <text:p>0.3128</text:p>
          </table:table-cell>
          <table:table-cell office:value-type="float" office:value="1.063" calcext:value-type="float">
            <text:p>1.063</text:p>
          </table:table-cell>
          <table:table-cell office:value-type="float" office:value="57.63" calcext:value-type="float">
            <text:p>57.63</text:p>
          </table:table-cell>
          <table:table-cell office:value-type="float" office:value="23.03" calcext:value-type="float">
            <text:p>23.03</text:p>
          </table:table-cell>
          <table:table-cell office:value-type="float" office:value="0" calcext:value-type="float">
            <text:p>0</text:p>
          </table:table-cell>
          <table:table-cell office:value-type="float" office:value="788.1" calcext:value-type="float">
            <text:p>788.1</text:p>
          </table:table-cell>
          <table:table-cell office:value-type="float" office:value="0.09605" calcext:value-type="float">
            <text:p>0.09605</text:p>
          </table:table-cell>
          <table:table-cell/>
          <table:table-cell table:style-name="pd1" office:value-type="float" office:value="27" calcext:value-type="float">
            <text:p>27</text:p>
          </table:table-cell>
          <table:table-cell table:formula="of:=[.B29]/[.$N$1]" office:value-type="float" office:value="1.48013565891473" calcext:value-type="float">
            <text:p>1.48014</text:p>
          </table:table-cell>
          <table:table-cell table:formula="of:=[.C29]/[.$N$1]" office:value-type="float" office:value="1.27277131782946" calcext:value-type="float">
            <text:p>1.27277</text:p>
          </table:table-cell>
          <table:table-cell table:formula="of:=[.D29]/[.$N$1]" office:value-type="float" office:value="0.046140180878553" calcext:value-type="float">
            <text:p>0.04614</text:p>
          </table:table-cell>
          <table:table-cell table:formula="of:=[.E29]/[.$N$1]" office:value-type="float" office:value="0.029328165374677" calcext:value-type="float">
            <text:p>0.02933</text:p>
          </table:table-cell>
          <table:table-cell table:formula="of:=[.F29]/[.$N$1]" office:value-type="float" office:value="0.000505167958656331" calcext:value-type="float">
            <text:p>0.00051</text:p>
          </table:table-cell>
          <table:table-cell table:formula="of:=[.G29]/[.$N$1]" office:value-type="float" office:value="0.00171673126614987" calcext:value-type="float">
            <text:p>0.00172</text:p>
          </table:table-cell>
          <table:table-cell table:formula="of:=[.H29]/[.$N$1]" office:value-type="float" office:value="0.0930717054263566" calcext:value-type="float">
            <text:p>0.09307</text:p>
          </table:table-cell>
          <table:table-cell table:formula="of:=[.I29]/[.$N$1]" office:value-type="float" office:value="0.0371931524547804" calcext:value-type="float">
            <text:p>0.03719</text:p>
          </table:table-cell>
          <table:table-cell table:formula="of:=[.J29]/[.$N$1]" office:value-type="float" office:value="0" calcext:value-type="float">
            <text:p>0.00000</text:p>
          </table:table-cell>
          <table:table-cell table:formula="of:=SUM([.Q29:.W29])" office:value-type="float" office:value="0.207955103359173" calcext:value-type="float">
            <text:p>0.20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8.1" calcext:value-type="float">
            <text:p>788.1</text:p>
          </table:table-cell>
          <table:table-cell office:value-type="float" office:value="0.09605" calcext:value-type="float">
            <text:p>0.09605</text:p>
          </table:table-cell>
          <table:table-cell table:number-columns-repeated="4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office:value-type="float" office:value="930.6" calcext:value-type="float">
            <text:p>930.6</text:p>
          </table:table-cell>
          <table:table-cell office:value-type="float" office:value="800.1" calcext:value-type="float">
            <text:p>800.1</text:p>
          </table:table-cell>
          <table:table-cell office:value-type="float" office:value="29.99" calcext:value-type="float">
            <text:p>29.99</text:p>
          </table:table-cell>
          <table:table-cell office:value-type="float" office:value="18.4" calcext:value-type="float">
            <text:p>18.4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952" calcext:value-type="float">
            <text:p>0.952</text:p>
          </table:table-cell>
          <table:table-cell office:value-type="float" office:value="58.01" calcext:value-type="float">
            <text:p>58.01</text:p>
          </table:table-cell>
          <table:table-cell office:value-type="float" office:value="23.13" calcext:value-type="float">
            <text:p>23.13</text:p>
          </table:table-cell>
          <table:table-cell office:value-type="float" office:value="0" calcext:value-type="float">
            <text:p>0</text:p>
          </table:table-cell>
          <table:table-cell office:value-type="float" office:value="800.1" calcext:value-type="float">
            <text:p>800.1</text:p>
          </table:table-cell>
          <table:table-cell office:value-type="float" office:value="0.08801" calcext:value-type="float">
            <text:p>0.08801</text:p>
          </table:table-cell>
          <table:table-cell/>
          <table:table-cell table:style-name="pd1" office:value-type="float" office:value="28" calcext:value-type="float">
            <text:p>28</text:p>
          </table:table-cell>
          <table:table-cell table:formula="of:=[.B30]/[.$N$1]" office:value-type="float" office:value="1.50290697674419" calcext:value-type="float">
            <text:p>1.50291</text:p>
          </table:table-cell>
          <table:table-cell table:formula="of:=[.C30]/[.$N$1]" office:value-type="float" office:value="1.2921511627907" calcext:value-type="float">
            <text:p>1.29215</text:p>
          </table:table-cell>
          <table:table-cell table:formula="of:=[.D30]/[.$N$1]" office:value-type="float" office:value="0.0484334625322997" calcext:value-type="float">
            <text:p>0.04843</text:p>
          </table:table-cell>
          <table:table-cell table:formula="of:=[.E30]/[.$N$1]" office:value-type="float" office:value="0.0297157622739018" calcext:value-type="float">
            <text:p>0.02972</text:p>
          </table:table-cell>
          <table:table-cell table:formula="of:=[.F30]/[.$N$1]" office:value-type="float" office:value="0.000571866925064599" calcext:value-type="float">
            <text:p>0.00057</text:p>
          </table:table-cell>
          <table:table-cell table:formula="of:=[.G30]/[.$N$1]" office:value-type="float" office:value="0.0015374677002584" calcext:value-type="float">
            <text:p>0.00154</text:p>
          </table:table-cell>
          <table:table-cell table:formula="of:=[.H30]/[.$N$1]" office:value-type="float" office:value="0.0936854005167959" calcext:value-type="float">
            <text:p>0.09369</text:p>
          </table:table-cell>
          <table:table-cell table:formula="of:=[.I30]/[.$N$1]" office:value-type="float" office:value="0.0373546511627907" calcext:value-type="float">
            <text:p>0.03735</text:p>
          </table:table-cell>
          <table:table-cell table:formula="of:=[.J30]/[.$N$1]" office:value-type="float" office:value="0" calcext:value-type="float">
            <text:p>0.00000</text:p>
          </table:table-cell>
          <table:table-cell table:formula="of:=SUM([.Q30:.W30])" office:value-type="float" office:value="0.211298611111111" calcext:value-type="float">
            <text:p>0.21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.1" calcext:value-type="float">
            <text:p>800.1</text:p>
          </table:table-cell>
          <table:table-cell office:value-type="float" office:value="0.08801" calcext:value-type="float">
            <text:p>0.08801</text:p>
          </table:table-cell>
          <table:table-cell table:number-columns-repeated="4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office:value-type="float" office:value="803.9" calcext:value-type="float">
            <text:p>803.9</text:p>
          </table:table-cell>
          <table:table-cell office:value-type="float" office:value="675.7" calcext:value-type="float">
            <text:p>675.7</text:p>
          </table:table-cell>
          <table:table-cell office:value-type="float" office:value="28.33" calcext:value-type="float">
            <text:p>28.33</text:p>
          </table:table-cell>
          <table:table-cell office:value-type="float" office:value="17.39" calcext:value-type="float">
            <text:p>17.39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8736" calcext:value-type="float">
            <text:p>0.8736</text:p>
          </table:table-cell>
          <table:table-cell office:value-type="float" office:value="58.72" calcext:value-type="float">
            <text:p>58.72</text:p>
          </table:table-cell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  <table:table-cell office:value-type="float" office:value="675.8" calcext:value-type="float">
            <text:p>675.8</text:p>
          </table:table-cell>
          <table:table-cell office:value-type="float" office:value="0.1082" calcext:value-type="float">
            <text:p>0.1082</text:p>
          </table:table-cell>
          <table:table-cell/>
          <table:table-cell table:style-name="pd1" office:value-type="float" office:value="29" calcext:value-type="float">
            <text:p>29</text:p>
          </table:table-cell>
          <table:table-cell table:formula="of:=[.B31]/[.$N$1]" office:value-type="float" office:value="1.29828811369509" calcext:value-type="float">
            <text:p>1.29829</text:p>
          </table:table-cell>
          <table:table-cell table:formula="of:=[.C31]/[.$N$1]" office:value-type="float" office:value="1.09124677002584" calcext:value-type="float">
            <text:p>1.09125</text:p>
          </table:table-cell>
          <table:table-cell table:formula="of:=[.D31]/[.$N$1]" office:value-type="float" office:value="0.0457525839793282" calcext:value-type="float">
            <text:p>0.04575</text:p>
          </table:table-cell>
          <table:table-cell table:formula="of:=[.E31]/[.$N$1]" office:value-type="float" office:value="0.0280846253229974" calcext:value-type="float">
            <text:p>0.02808</text:p>
          </table:table-cell>
          <table:table-cell table:formula="of:=[.F31]/[.$N$1]" office:value-type="float" office:value="0.000914244186046512" calcext:value-type="float">
            <text:p>0.00091</text:p>
          </table:table-cell>
          <table:table-cell table:formula="of:=[.G31]/[.$N$1]" office:value-type="float" office:value="0.00141085271317829" calcext:value-type="float">
            <text:p>0.00141</text:p>
          </table:table-cell>
          <table:table-cell table:formula="of:=[.H31]/[.$N$1]" office:value-type="float" office:value="0.0948320413436692" calcext:value-type="float">
            <text:p>0.09483</text:p>
          </table:table-cell>
          <table:table-cell table:formula="of:=[.I31]/[.$N$1]" office:value-type="float" office:value="0.0365633074935401" calcext:value-type="float">
            <text:p>0.03656</text:p>
          </table:table-cell>
          <table:table-cell table:formula="of:=[.J31]/[.$N$1]" office:value-type="float" office:value="0" calcext:value-type="float">
            <text:p>0.00000</text:p>
          </table:table-cell>
          <table:table-cell table:formula="of:=SUM([.Q31:.W31])" office:value-type="float" office:value="0.20755765503876" calcext:value-type="float">
            <text:p>0.2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.8" calcext:value-type="float">
            <text:p>675.8</text:p>
          </table:table-cell>
          <table:table-cell office:value-type="float" office:value="0.1082" calcext:value-type="float">
            <text:p>0.1082</text:p>
          </table:table-cell>
          <table:table-cell table:number-columns-repeated="4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office:value-type="float" office:value="621.9" calcext:value-type="float">
            <text:p>621.9</text:p>
          </table:table-cell>
          <table:table-cell office:value-type="float" office:value="498" calcext:value-type="float">
            <text:p>498</text:p>
          </table:table-cell>
          <table:table-cell office:value-type="float" office:value="26.47" calcext:value-type="float">
            <text:p>26.47</text:p>
          </table:table-cell>
          <table:table-cell office:value-type="float" office:value="15.54" calcext:value-type="float">
            <text:p>15.5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06" calcext:value-type="float">
            <text:p>0.8306</text:p>
          </table:table-cell>
          <table:table-cell office:value-type="float" office:value="57.7" calcext:value-type="float">
            <text:p>57.7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.0943" calcext:value-type="float">
            <text:p>0.0943</text:p>
          </table:table-cell>
          <table:table-cell/>
          <table:table-cell table:style-name="pd1" office:value-type="float" office:value="30" calcext:value-type="float">
            <text:p>30</text:p>
          </table:table-cell>
          <table:table-cell table:formula="of:=[.B32]/[.$N$1]" office:value-type="float" office:value="1.00436046511628" calcext:value-type="float">
            <text:p>1.00436</text:p>
          </table:table-cell>
          <table:table-cell table:formula="of:=[.C32]/[.$N$1]" office:value-type="float" office:value="0.804263565891473" calcext:value-type="float">
            <text:p>0.80426</text:p>
          </table:table-cell>
          <table:table-cell table:formula="of:=[.D32]/[.$N$1]" office:value-type="float" office:value="0.0427487080103359" calcext:value-type="float">
            <text:p>0.04275</text:p>
          </table:table-cell>
          <table:table-cell table:formula="of:=[.E32]/[.$N$1]" office:value-type="float" office:value="0.0250968992248062" calcext:value-type="float">
            <text:p>0.02510</text:p>
          </table:table-cell>
          <table:table-cell table:formula="of:=[.F32]/[.$N$1]" office:value-type="float" office:value="0.00128068475452196" calcext:value-type="float">
            <text:p>0.00128</text:p>
          </table:table-cell>
          <table:table-cell table:formula="of:=[.G32]/[.$N$1]" office:value-type="float" office:value="0.00134140826873385" calcext:value-type="float">
            <text:p>0.00134</text:p>
          </table:table-cell>
          <table:table-cell table:formula="of:=[.H32]/[.$N$1]" office:value-type="float" office:value="0.0931847545219638" calcext:value-type="float">
            <text:p>0.09318</text:p>
          </table:table-cell>
          <table:table-cell table:formula="of:=[.I32]/[.$N$1]" office:value-type="float" office:value="0.0369832041343669" calcext:value-type="float">
            <text:p>0.03698</text:p>
          </table:table-cell>
          <table:table-cell table:formula="of:=[.J32]/[.$N$1]" office:value-type="float" office:value="0" calcext:value-type="float">
            <text:p>0.00000</text:p>
          </table:table-cell>
          <table:table-cell table:formula="of:=SUM([.Q32:.W32])" office:value-type="float" office:value="0.200635658914729" calcext:value-type="float">
            <text:p>0.2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.0943" calcext:value-type="float">
            <text:p>0.0943</text:p>
          </table:table-cell>
          <table:table-cell table:number-columns-repeated="4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office:value-type="float" office:value="464.2" calcext:value-type="float">
            <text:p>464.2</text:p>
          </table:table-cell>
          <table:table-cell office:value-type="float" office:value="343.8" calcext:value-type="float">
            <text:p>343.8</text:p>
          </table:table-cell>
          <table:table-cell office:value-type="float" office:value="25.04" calcext:value-type="float">
            <text:p>25.04</text:p>
          </table:table-cell>
          <table:table-cell office:value-type="float" office:value="13.71" calcext:value-type="float">
            <text:p>13.71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757" calcext:value-type="float">
            <text:p>0.757</text:p>
          </table:table-cell>
          <table:table-cell office:value-type="float" office:value="57.51" calcext:value-type="float">
            <text:p>57.51</text:p>
          </table:table-cell>
          <table:table-cell office:value-type="float" office:value="22.58" calcext:value-type="float">
            <text:p>22.58</text:p>
          </table:table-cell>
          <table:table-cell office:value-type="float" office:value="0" calcext:value-type="float">
            <text:p>0</text:p>
          </table:table-cell>
          <table:table-cell office:value-type="float" office:value="343.9" calcext:value-type="float">
            <text:p>343.9</text:p>
          </table:table-cell>
          <table:table-cell office:value-type="float" office:value="0.1011" calcext:value-type="float">
            <text:p>0.1011</text:p>
          </table:table-cell>
          <table:table-cell/>
          <table:table-cell table:style-name="pd1" office:value-type="float" office:value="31" calcext:value-type="float">
            <text:p>31</text:p>
          </table:table-cell>
          <table:table-cell table:formula="of:=[.B33]/[.$N$1]" office:value-type="float" office:value="0.749677002583979" calcext:value-type="float">
            <text:p>0.74968</text:p>
          </table:table-cell>
          <table:table-cell table:formula="of:=[.C33]/[.$N$1]" office:value-type="float" office:value="0.555232558139535" calcext:value-type="float">
            <text:p>0.55523</text:p>
          </table:table-cell>
          <table:table-cell table:formula="of:=[.D33]/[.$N$1]" office:value-type="float" office:value="0.0404392764857881" calcext:value-type="float">
            <text:p>0.04044</text:p>
          </table:table-cell>
          <table:table-cell table:formula="of:=[.E33]/[.$N$1]" office:value-type="float" office:value="0.0221414728682171" calcext:value-type="float">
            <text:p>0.02214</text:p>
          </table:table-cell>
          <table:table-cell table:formula="of:=[.F33]/[.$N$1]" office:value-type="float" office:value="0.00128456072351421" calcext:value-type="float">
            <text:p>0.00128</text:p>
          </table:table-cell>
          <table:table-cell table:formula="of:=[.G33]/[.$N$1]" office:value-type="float" office:value="0.00122254521963824" calcext:value-type="float">
            <text:p>0.00122</text:p>
          </table:table-cell>
          <table:table-cell table:formula="of:=[.H33]/[.$N$1]" office:value-type="float" office:value="0.0928779069767442" calcext:value-type="float">
            <text:p>0.09288</text:p>
          </table:table-cell>
          <table:table-cell table:formula="of:=[.I33]/[.$N$1]" office:value-type="float" office:value="0.0364664082687338" calcext:value-type="float">
            <text:p>0.03647</text:p>
          </table:table-cell>
          <table:table-cell table:formula="of:=[.J33]/[.$N$1]" office:value-type="float" office:value="0" calcext:value-type="float">
            <text:p>0.00000</text:p>
          </table:table-cell>
          <table:table-cell table:formula="of:=SUM([.Q33:.W33])" office:value-type="float" office:value="0.194432170542636" calcext:value-type="float">
            <text:p>0.19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9" calcext:value-type="float">
            <text:p>343.9</text:p>
          </table:table-cell>
          <table:table-cell office:value-type="float" office:value="0.1011" calcext:value-type="float">
            <text:p>0.1011</text:p>
          </table:table-cell>
          <table:table-cell table:number-columns-repeated="4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office:value-type="float" office:value="231.2" calcext:value-type="float">
            <text:p>231.2</text:p>
          </table:table-cell>
          <table:table-cell office:value-type="float" office:value="25.22" calcext:value-type="float">
            <text:p>25.22</text:p>
          </table:table-cell>
          <table:table-cell office:value-type="float" office:value="12.45" calcext:value-type="float">
            <text:p>12.45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7113" calcext:value-type="float">
            <text:p>0.7113</text:p>
          </table:table-cell>
          <table:table-cell office:value-type="float" office:value="57.43" calcext:value-type="float">
            <text:p>57.43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231.2" calcext:value-type="float">
            <text:p>231.2</text:p>
          </table:table-cell>
          <table:table-cell office:value-type="float" office:value="0.1006" calcext:value-type="float">
            <text:p>0.1006</text:p>
          </table:table-cell>
          <table:table-cell/>
          <table:table-cell table:style-name="pd1" office:value-type="float" office:value="32" calcext:value-type="float">
            <text:p>32</text:p>
          </table:table-cell>
          <table:table-cell table:formula="of:=[.B34]/[.$N$1]" office:value-type="float" office:value="0.565245478036176" calcext:value-type="float">
            <text:p>0.56525</text:p>
          </table:table-cell>
          <table:table-cell table:formula="of:=[.C34]/[.$N$1]" office:value-type="float" office:value="0.373385012919897" calcext:value-type="float">
            <text:p>0.37339</text:p>
          </table:table-cell>
          <table:table-cell table:formula="of:=[.D34]/[.$N$1]" office:value-type="float" office:value="0.0407299741602067" calcext:value-type="float">
            <text:p>0.04073</text:p>
          </table:table-cell>
          <table:table-cell table:formula="of:=[.E34]/[.$N$1]" office:value-type="float" office:value="0.0201065891472868" calcext:value-type="float">
            <text:p>0.02011</text:p>
          </table:table-cell>
          <table:table-cell table:formula="of:=[.F34]/[.$N$1]" office:value-type="float" office:value="0.0014124677002584" calcext:value-type="float">
            <text:p>0.00141</text:p>
          </table:table-cell>
          <table:table-cell table:formula="of:=[.G34]/[.$N$1]" office:value-type="float" office:value="0.00114874031007752" calcext:value-type="float">
            <text:p>0.00115</text:p>
          </table:table-cell>
          <table:table-cell table:formula="of:=[.H34]/[.$N$1]" office:value-type="float" office:value="0.0927487080103359" calcext:value-type="float">
            <text:p>0.09275</text:p>
          </table:table-cell>
          <table:table-cell table:formula="of:=[.I34]/[.$N$1]" office:value-type="float" office:value="0.0358527131782946" calcext:value-type="float">
            <text:p>0.03585</text:p>
          </table:table-cell>
          <table:table-cell table:formula="of:=[.J34]/[.$N$1]" office:value-type="float" office:value="0" calcext:value-type="float">
            <text:p>0.00000</text:p>
          </table:table-cell>
          <table:table-cell table:formula="of:=SUM([.Q34:.W34])" office:value-type="float" office:value="0.19199919250646" calcext:value-type="float">
            <text:p>0.19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" calcext:value-type="float">
            <text:p>231.2</text:p>
          </table:table-cell>
          <table:table-cell office:value-type="float" office:value="0.1006" calcext:value-type="float">
            <text:p>0.1006</text:p>
          </table:table-cell>
          <table:table-cell table:number-columns-repeated="4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office:value-type="float" office:value="268.5" calcext:value-type="float">
            <text:p>268.5</text:p>
          </table:table-cell>
          <table:table-cell office:value-type="float" office:value="150.2" calcext:value-type="float">
            <text:p>150.2</text:p>
          </table:table-cell>
          <table:table-cell office:value-type="float" office:value="24.75" calcext:value-type="float">
            <text:p>24.75</text:p>
          </table:table-cell>
          <table:table-cell office:value-type="float" office:value="11.25" calcext:value-type="float">
            <text:p>11.25</text:p>
          </table:table-cell>
          <table:table-cell office:value-type="float" office:value="1.108" calcext:value-type="float">
            <text:p>1.108</text:p>
          </table:table-cell>
          <table:table-cell office:value-type="float" office:value="0.6617" calcext:value-type="float">
            <text:p>0.6617</text:p>
          </table:table-cell>
          <table:table-cell office:value-type="float" office:value="58.65" calcext:value-type="float">
            <text:p>58.65</text:p>
          </table:table-cell>
          <table:table-cell office:value-type="float" office:value="21.9" calcext:value-type="float">
            <text:p>21.9</text:p>
          </table:table-cell>
          <table:table-cell office:value-type="float" office:value="0.0003287" calcext:value-type="float">
            <text:p>0.0003287</text:p>
          </table:table-cell>
          <table:table-cell office:value-type="float" office:value="150.2" calcext:value-type="float">
            <text:p>150.2</text:p>
          </table:table-cell>
          <table:table-cell office:value-type="float" office:value="0.1352" calcext:value-type="float">
            <text:p>0.1352</text:p>
          </table:table-cell>
          <table:table-cell/>
          <table:table-cell table:style-name="pd1" office:value-type="float" office:value="33" calcext:value-type="float">
            <text:p>33</text:p>
          </table:table-cell>
          <table:table-cell table:formula="of:=[.B35]/[.$N$1]" office:value-type="float" office:value="0.433624031007752" calcext:value-type="float">
            <text:p>0.43362</text:p>
          </table:table-cell>
          <table:table-cell table:formula="of:=[.C35]/[.$N$1]" office:value-type="float" office:value="0.242571059431525" calcext:value-type="float">
            <text:p>0.24257</text:p>
          </table:table-cell>
          <table:table-cell table:formula="of:=[.D35]/[.$N$1]" office:value-type="float" office:value="0.0399709302325581" calcext:value-type="float">
            <text:p>0.03997</text:p>
          </table:table-cell>
          <table:table-cell table:formula="of:=[.E35]/[.$N$1]" office:value-type="float" office:value="0.0181686046511628" calcext:value-type="float">
            <text:p>0.01817</text:p>
          </table:table-cell>
          <table:table-cell table:formula="of:=[.F35]/[.$N$1]" office:value-type="float" office:value="0.00178940568475452" calcext:value-type="float">
            <text:p>0.00179</text:p>
          </table:table-cell>
          <table:table-cell table:formula="of:=[.G35]/[.$N$1]" office:value-type="float" office:value="0.00106863695090439" calcext:value-type="float">
            <text:p>0.00107</text:p>
          </table:table-cell>
          <table:table-cell table:formula="of:=[.H35]/[.$N$1]" office:value-type="float" office:value="0.094718992248062" calcext:value-type="float">
            <text:p>0.09472</text:p>
          </table:table-cell>
          <table:table-cell table:formula="of:=[.I35]/[.$N$1]" office:value-type="float" office:value="0.0353682170542636" calcext:value-type="float">
            <text:p>0.03537</text:p>
          </table:table-cell>
          <table:table-cell table:formula="of:=[.J35]/[.$N$1]" office:value-type="float" office:value="0.000000530846253229974" calcext:value-type="float">
            <text:p>0.00000</text:p>
          </table:table-cell>
          <table:table-cell table:formula="of:=SUM([.Q35:.W35])" office:value-type="float" office:value="0.191085317667959" calcext:value-type="float">
            <text:p>0.19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0.1352" calcext:value-type="float">
            <text:p>0.1352</text:p>
          </table:table-cell>
          <table:table-cell table:number-columns-repeated="4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office:value-type="float" office:value="203.2" calcext:value-type="float">
            <text:p>203.2</text:p>
          </table:table-cell>
          <table:table-cell office:value-type="float" office:value="87.83" calcext:value-type="float">
            <text:p>87.83</text:p>
          </table:table-cell>
          <table:table-cell office:value-type="float" office:value="23.73" calcext:value-type="float">
            <text:p>23.73</text:p>
          </table:table-cell>
          <table:table-cell office:value-type="float" office:value="10.63" calcext:value-type="float">
            <text:p>10.63</text:p>
          </table:table-cell>
          <table:table-cell office:value-type="float" office:value="1.24" calcext:value-type="float">
            <text:p>1.24</text:p>
          </table:table-cell>
          <table:table-cell office:value-type="float" office:value="0.6126" calcext:value-type="float">
            <text:p>0.6126</text:p>
          </table:table-cell>
          <table:table-cell office:value-type="float" office:value="57.63" calcext:value-type="float">
            <text:p>57.63</text:p>
          </table:table-cell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87.85" calcext:value-type="float">
            <text:p>87.85</text:p>
          </table:table-cell>
          <table:table-cell office:value-type="float" office:value="0.1499" calcext:value-type="float">
            <text:p>0.1499</text:p>
          </table:table-cell>
          <table:table-cell/>
          <table:table-cell table:style-name="pd1" office:value-type="float" office:value="34" calcext:value-type="float">
            <text:p>34</text:p>
          </table:table-cell>
          <table:table-cell table:formula="of:=[.B36]/[.$N$1]" office:value-type="float" office:value="0.328165374677003" calcext:value-type="float">
            <text:p>0.32817</text:p>
          </table:table-cell>
          <table:table-cell table:formula="of:=[.C36]/[.$N$1]" office:value-type="float" office:value="0.141844315245478" calcext:value-type="float">
            <text:p>0.14184</text:p>
          </table:table-cell>
          <table:table-cell table:formula="of:=[.D36]/[.$N$1]" office:value-type="float" office:value="0.0383236434108527" calcext:value-type="float">
            <text:p>0.03832</text:p>
          </table:table-cell>
          <table:table-cell table:formula="of:=[.E36]/[.$N$1]" office:value-type="float" office:value="0.0171673126614987" calcext:value-type="float">
            <text:p>0.01717</text:p>
          </table:table-cell>
          <table:table-cell table:formula="of:=[.F36]/[.$N$1]" office:value-type="float" office:value="0.00200258397932817" calcext:value-type="float">
            <text:p>0.00200</text:p>
          </table:table-cell>
          <table:table-cell table:formula="of:=[.G36]/[.$N$1]" office:value-type="float" office:value="0.000989341085271318" calcext:value-type="float">
            <text:p>0.00099</text:p>
          </table:table-cell>
          <table:table-cell table:formula="of:=[.H36]/[.$N$1]" office:value-type="float" office:value="0.0930717054263566" calcext:value-type="float">
            <text:p>0.09307</text:p>
          </table:table-cell>
          <table:table-cell table:formula="of:=[.I36]/[.$N$1]" office:value-type="float" office:value="0.0348191214470284" calcext:value-type="float">
            <text:p>0.03482</text:p>
          </table:table-cell>
          <table:table-cell table:formula="of:=[.J36]/[.$N$1]" office:value-type="float" office:value="0" calcext:value-type="float">
            <text:p>0.00000</text:p>
          </table:table-cell>
          <table:table-cell table:formula="of:=SUM([.Q36:.W36])" office:value-type="float" office:value="0.186373708010336" calcext:value-type="float">
            <text:p>0.1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85" calcext:value-type="float">
            <text:p>87.85</text:p>
          </table:table-cell>
          <table:table-cell office:value-type="float" office:value="0.1499" calcext:value-type="float">
            <text:p>0.1499</text:p>
          </table:table-cell>
          <table:table-cell table:number-columns-repeated="4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office:value-type="float" office:value="160.7" calcext:value-type="float">
            <text:p>160.7</text:p>
          </table:table-cell>
          <table:table-cell office:value-type="float" office:value="44.88" calcext:value-type="float">
            <text:p>44.88</text:p>
          </table:table-cell>
          <table:table-cell office:value-type="float" office:value="23.45" calcext:value-type="float">
            <text:p>23.45</text:p>
          </table:table-cell>
          <table:table-cell office:value-type="float" office:value="10.11" calcext:value-type="float">
            <text:p>10.11</text:p>
          </table:table-cell>
          <table:table-cell office:value-type="float" office:value="1.558" calcext:value-type="float">
            <text:p>1.558</text:p>
          </table:table-cell>
          <table:table-cell office:value-type="float" office:value="0.5894" calcext:value-type="float">
            <text:p>0.5894</text:p>
          </table:table-cell>
          <table:table-cell office:value-type="float" office:value="57.82" calcext:value-type="float">
            <text:p>57.82</text:p>
          </table:table-cell>
          <table:table-cell office:value-type="float" office:value="22.31" calcext:value-type="float">
            <text:p>22.31</text:p>
          </table:table-cell>
          <table:table-cell office:value-type="float" office:value="0" calcext:value-type="float">
            <text:p>0</text:p>
          </table:table-cell>
          <table:table-cell office:value-type="float" office:value="44.93" calcext:value-type="float">
            <text:p>44.93</text:p>
          </table:table-cell>
          <table:table-cell office:value-type="float" office:value="0.2345" calcext:value-type="float">
            <text:p>0.2345</text:p>
          </table:table-cell>
          <table:table-cell/>
          <table:table-cell table:style-name="pd1" office:value-type="float" office:value="35" calcext:value-type="float">
            <text:p>35</text:p>
          </table:table-cell>
          <table:table-cell table:formula="of:=[.B37]/[.$N$1]" office:value-type="float" office:value="0.25952842377261" calcext:value-type="float">
            <text:p>0.25953</text:p>
          </table:table-cell>
          <table:table-cell table:formula="of:=[.C37]/[.$N$1]" office:value-type="float" office:value="0.0724806201550388" calcext:value-type="float">
            <text:p>0.07248</text:p>
          </table:table-cell>
          <table:table-cell table:formula="of:=[.D37]/[.$N$1]" office:value-type="float" office:value="0.0378714470284238" calcext:value-type="float">
            <text:p>0.03787</text:p>
          </table:table-cell>
          <table:table-cell table:formula="of:=[.E37]/[.$N$1]" office:value-type="float" office:value="0.016327519379845" calcext:value-type="float">
            <text:p>0.01633</text:p>
          </table:table-cell>
          <table:table-cell table:formula="of:=[.F37]/[.$N$1]" office:value-type="float" office:value="0.00251614987080103" calcext:value-type="float">
            <text:p>0.00252</text:p>
          </table:table-cell>
          <table:table-cell table:formula="of:=[.G37]/[.$N$1]" office:value-type="float" office:value="0.00095187338501292" calcext:value-type="float">
            <text:p>0.00095</text:p>
          </table:table-cell>
          <table:table-cell table:formula="of:=[.H37]/[.$N$1]" office:value-type="float" office:value="0.0933785529715762" calcext:value-type="float">
            <text:p>0.09338</text:p>
          </table:table-cell>
          <table:table-cell table:formula="of:=[.I37]/[.$N$1]" office:value-type="float" office:value="0.0360303617571059" calcext:value-type="float">
            <text:p>0.03603</text:p>
          </table:table-cell>
          <table:table-cell table:formula="of:=[.J37]/[.$N$1]" office:value-type="float" office:value="0" calcext:value-type="float">
            <text:p>0.00000</text:p>
          </table:table-cell>
          <table:table-cell table:formula="of:=SUM([.Q37:.W37])" office:value-type="float" office:value="0.187075904392765" calcext:value-type="float">
            <text:p>0.18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3" calcext:value-type="float">
            <text:p>44.93</text:p>
          </table:table-cell>
          <table:table-cell office:value-type="float" office:value="0.2345" calcext:value-type="float">
            <text:p>0.2345</text:p>
          </table:table-cell>
          <table:table-cell table:number-columns-repeated="4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office:value-type="float" office:value="135.2" calcext:value-type="float">
            <text:p>135.2</text:p>
          </table:table-cell>
          <table:table-cell office:value-type="float" office:value="19.31" calcext:value-type="float">
            <text:p>19.31</text:p>
          </table:table-cell>
          <table:table-cell office:value-type="float" office:value="23.46" calcext:value-type="float">
            <text:p>23.46</text:p>
          </table:table-cell>
          <table:table-cell office:value-type="float" office:value="9.354" calcext:value-type="float">
            <text:p>9.354</text:p>
          </table:table-cell>
          <table:table-cell office:value-type="float" office:value="2.181" calcext:value-type="float">
            <text:p>2.181</text:p>
          </table:table-cell>
          <table:table-cell office:value-type="float" office:value="0.5266" calcext:value-type="float">
            <text:p>0.5266</text:p>
          </table:table-cell>
          <table:table-cell office:value-type="float" office:value="58.28" calcext:value-type="float">
            <text:p>58.28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float" office:value="19.37" calcext:value-type="float">
            <text:p>19.37</text:p>
          </table:table-cell>
          <table:table-cell office:value-type="float" office:value="0.3219" calcext:value-type="float">
            <text:p>0.3219</text:p>
          </table:table-cell>
          <table:table-cell/>
          <table:table-cell table:style-name="pd1" office:value-type="float" office:value="36" calcext:value-type="float">
            <text:p>36</text:p>
          </table:table-cell>
          <table:table-cell table:formula="of:=[.B38]/[.$N$1]" office:value-type="float" office:value="0.218346253229974" calcext:value-type="float">
            <text:p>0.21835</text:p>
          </table:table-cell>
          <table:table-cell table:formula="of:=[.C38]/[.$N$1]" office:value-type="float" office:value="0.0311854005167959" calcext:value-type="float">
            <text:p>0.03119</text:p>
          </table:table-cell>
          <table:table-cell table:formula="of:=[.D38]/[.$N$1]" office:value-type="float" office:value="0.0378875968992248" calcext:value-type="float">
            <text:p>0.03789</text:p>
          </table:table-cell>
          <table:table-cell table:formula="of:=[.E38]/[.$N$1]" office:value-type="float" office:value="0.0151065891472868" calcext:value-type="float">
            <text:p>0.01511</text:p>
          </table:table-cell>
          <table:table-cell table:formula="of:=[.F38]/[.$N$1]" office:value-type="float" office:value="0.00352228682170543" calcext:value-type="float">
            <text:p>0.00352</text:p>
          </table:table-cell>
          <table:table-cell table:formula="of:=[.G38]/[.$N$1]" office:value-type="float" office:value="0.000850452196382429" calcext:value-type="float">
            <text:p>0.00085</text:p>
          </table:table-cell>
          <table:table-cell table:formula="of:=[.H38]/[.$N$1]" office:value-type="float" office:value="0.0941214470284238" calcext:value-type="float">
            <text:p>0.09412</text:p>
          </table:table-cell>
          <table:table-cell table:formula="of:=[.I38]/[.$N$1]" office:value-type="float" office:value="0.0356912144702842" calcext:value-type="float">
            <text:p>0.03569</text:p>
          </table:table-cell>
          <table:table-cell table:formula="of:=[.J38]/[.$N$1]" office:value-type="float" office:value="0" calcext:value-type="float">
            <text:p>0.00000</text:p>
          </table:table-cell>
          <table:table-cell table:formula="of:=SUM([.Q38:.W38])" office:value-type="float" office:value="0.187179586563307" calcext:value-type="float">
            <text:p>0.18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37" calcext:value-type="float">
            <text:p>19.37</text:p>
          </table:table-cell>
          <table:table-cell office:value-type="float" office:value="0.3219" calcext:value-type="float">
            <text:p>0.3219</text:p>
          </table:table-cell>
          <table:table-cell table:number-columns-repeated="4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office:value-type="float" office:value="123.3" calcext:value-type="float">
            <text:p>123.3</text:p>
          </table:table-cell>
          <table:table-cell office:value-type="float" office:value="7.174" calcext:value-type="float">
            <text:p>7.174</text:p>
          </table:table-cell>
          <table:table-cell office:value-type="float" office:value="22.76" calcext:value-type="float">
            <text:p>22.76</text:p>
          </table:table-cell>
          <table:table-cell office:value-type="float" office:value="9.436" calcext:value-type="float">
            <text:p>9.436</text:p>
          </table:table-cell>
          <table:table-cell office:value-type="float" office:value="3.588" calcext:value-type="float">
            <text:p>3.588</text:p>
          </table:table-cell>
          <table:table-cell office:value-type="float" office:value="0.5385" calcext:value-type="float">
            <text:p>0.5385</text:p>
          </table:table-cell>
          <table:table-cell office:value-type="float" office:value="57.39" calcext:value-type="float">
            <text:p>57.39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7.294" calcext:value-type="float">
            <text:p>7.294</text:p>
          </table:table-cell>
          <table:table-cell office:value-type="float" office:value="0.4861" calcext:value-type="float">
            <text:p>0.4861</text:p>
          </table:table-cell>
          <table:table-cell/>
          <table:table-cell table:style-name="pd1" office:value-type="float" office:value="37" calcext:value-type="float">
            <text:p>37</text:p>
          </table:table-cell>
          <table:table-cell table:formula="of:=[.B39]/[.$N$1]" office:value-type="float" office:value="0.199127906976744" calcext:value-type="float">
            <text:p>0.19913</text:p>
          </table:table-cell>
          <table:table-cell table:formula="of:=[.C39]/[.$N$1]" office:value-type="float" office:value="0.0115859173126615" calcext:value-type="float">
            <text:p>0.01159</text:p>
          </table:table-cell>
          <table:table-cell table:formula="of:=[.D39]/[.$N$1]" office:value-type="float" office:value="0.0367571059431525" calcext:value-type="float">
            <text:p>0.03676</text:p>
          </table:table-cell>
          <table:table-cell table:formula="of:=[.E39]/[.$N$1]" office:value-type="float" office:value="0.0152390180878553" calcext:value-type="float">
            <text:p>0.01524</text:p>
          </table:table-cell>
          <table:table-cell table:formula="of:=[.F39]/[.$N$1]" office:value-type="float" office:value="0.00579457364341085" calcext:value-type="float">
            <text:p>0.00579</text:p>
          </table:table-cell>
          <table:table-cell table:formula="of:=[.G39]/[.$N$1]" office:value-type="float" office:value="0.000869670542635659" calcext:value-type="float">
            <text:p>0.00087</text:p>
          </table:table-cell>
          <table:table-cell table:formula="of:=[.H39]/[.$N$1]" office:value-type="float" office:value="0.0926841085271318" calcext:value-type="float">
            <text:p>0.09268</text:p>
          </table:table-cell>
          <table:table-cell table:formula="of:=[.I39]/[.$N$1]" office:value-type="float" office:value="0.0361757105943152" calcext:value-type="float">
            <text:p>0.03618</text:p>
          </table:table-cell>
          <table:table-cell table:formula="of:=[.J39]/[.$N$1]" office:value-type="float" office:value="0" calcext:value-type="float">
            <text:p>0.00000</text:p>
          </table:table-cell>
          <table:table-cell table:formula="of:=SUM([.Q39:.W39])" office:value-type="float" office:value="0.187520187338501" calcext:value-type="float">
            <text:p>0.1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94" calcext:value-type="float">
            <text:p>7.294</text:p>
          </table:table-cell>
          <table:table-cell office:value-type="float" office:value="0.4861" calcext:value-type="float">
            <text:p>0.4861</text:p>
          </table:table-cell>
          <table:table-cell table:number-columns-repeated="4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office:value-type="float" office:value="118.7" calcext:value-type="float">
            <text:p>118.7</text:p>
          </table:table-cell>
          <table:table-cell office:value-type="float" office:value="2.557" calcext:value-type="float">
            <text:p>2.557</text:p>
          </table:table-cell>
          <table:table-cell office:value-type="float" office:value="22.47" calcext:value-type="float">
            <text:p>22.47</text:p>
          </table:table-cell>
          <table:table-cell office:value-type="float" office:value="8.977" calcext:value-type="float">
            <text:p>8.977</text:p>
          </table:table-cell>
          <table:table-cell office:value-type="float" office:value="5.193" calcext:value-type="float">
            <text:p>5.193</text:p>
          </table:table-cell>
          <table:table-cell office:value-type="float" office:value="0.4879" calcext:value-type="float">
            <text:p>0.4879</text:p>
          </table:table-cell>
          <table:table-cell office:value-type="float" office:value="57.44" calcext:value-type="float">
            <text:p>57.44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2.752" calcext:value-type="float">
            <text:p>2.752</text:p>
          </table:table-cell>
          <table:table-cell office:value-type="float" office:value="0.7293" calcext:value-type="float">
            <text:p>0.7293</text:p>
          </table:table-cell>
          <table:table-cell/>
          <table:table-cell table:style-name="pd1" office:value-type="float" office:value="38" calcext:value-type="float">
            <text:p>38</text:p>
          </table:table-cell>
          <table:table-cell table:formula="of:=[.B40]/[.$N$1]" office:value-type="float" office:value="0.191698966408269" calcext:value-type="float">
            <text:p>0.19170</text:p>
          </table:table-cell>
          <table:table-cell table:formula="of:=[.C40]/[.$N$1]" office:value-type="float" office:value="0.00412952196382429" calcext:value-type="float">
            <text:p>0.00413</text:p>
          </table:table-cell>
          <table:table-cell table:formula="of:=[.D40]/[.$N$1]" office:value-type="float" office:value="0.0362887596899225" calcext:value-type="float">
            <text:p>0.03629</text:p>
          </table:table-cell>
          <table:table-cell table:formula="of:=[.E40]/[.$N$1]" office:value-type="float" office:value="0.0144977390180879" calcext:value-type="float">
            <text:p>0.01450</text:p>
          </table:table-cell>
          <table:table-cell table:formula="of:=[.F40]/[.$N$1]" office:value-type="float" office:value="0.00838662790697674" calcext:value-type="float">
            <text:p>0.00839</text:p>
          </table:table-cell>
          <table:table-cell table:formula="of:=[.G40]/[.$N$1]" office:value-type="float" office:value="0.000787952196382429" calcext:value-type="float">
            <text:p>0.00079</text:p>
          </table:table-cell>
          <table:table-cell table:formula="of:=[.H40]/[.$N$1]" office:value-type="float" office:value="0.092764857881137" calcext:value-type="float">
            <text:p>0.09276</text:p>
          </table:table-cell>
          <table:table-cell table:formula="of:=[.I40]/[.$N$1]" office:value-type="float" office:value="0.0348837209302326" calcext:value-type="float">
            <text:p>0.03488</text:p>
          </table:table-cell>
          <table:table-cell table:formula="of:=[.J40]/[.$N$1]" office:value-type="float" office:value="0" calcext:value-type="float">
            <text:p>0.00000</text:p>
          </table:table-cell>
          <table:table-cell table:formula="of:=SUM([.Q40:.W40])" office:value-type="float" office:value="0.187609657622739" calcext:value-type="float">
            <text:p>0.18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2" calcext:value-type="float">
            <text:p>2.752</text:p>
          </table:table-cell>
          <table:table-cell office:value-type="float" office:value="0.7293" calcext:value-type="float">
            <text:p>0.7293</text:p>
          </table:table-cell>
          <table:table-cell table:number-columns-repeated="4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office:value-type="float" office:value="120.5" calcext:value-type="float">
            <text:p>120.5</text:p>
          </table:table-cell>
          <table:table-cell office:value-type="float" office:value="1.277" calcext:value-type="float">
            <text:p>1.277</text:p>
          </table:table-cell>
          <table:table-cell office:value-type="float" office:value="22.55" calcext:value-type="float">
            <text:p>22.55</text:p>
          </table:table-cell>
          <table:table-cell office:value-type="float" office:value="9.403" calcext:value-type="float">
            <text:p>9.403</text:p>
          </table:table-cell>
          <table:table-cell office:value-type="float" office:value="7.484" calcext:value-type="float">
            <text:p>7.484</text:p>
          </table:table-cell>
          <table:table-cell office:value-type="float" office:value="0.4837" calcext:value-type="float">
            <text:p>0.4837</text:p>
          </table:table-cell>
          <table:table-cell office:value-type="float" office:value="57.62" calcext:value-type="float">
            <text:p>57.62</text:p>
          </table:table-cell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1.551" calcext:value-type="float">
            <text:p>1.551</text:p>
          </table:table-cell>
          <table:table-cell office:value-type="float" office:value="1.026" calcext:value-type="float">
            <text:p>1.026</text:p>
          </table:table-cell>
          <table:table-cell/>
          <table:table-cell table:style-name="pd1" office:value-type="float" office:value="39" calcext:value-type="float">
            <text:p>39</text:p>
          </table:table-cell>
          <table:table-cell table:formula="of:=[.B41]/[.$N$1]" office:value-type="float" office:value="0.194605943152455" calcext:value-type="float">
            <text:p>0.19461</text:p>
          </table:table-cell>
          <table:table-cell table:formula="of:=[.C41]/[.$N$1]" office:value-type="float" office:value="0.00206233850129199" calcext:value-type="float">
            <text:p>0.00206</text:p>
          </table:table-cell>
          <table:table-cell table:formula="of:=[.D41]/[.$N$1]" office:value-type="float" office:value="0.0364179586563308" calcext:value-type="float">
            <text:p>0.03642</text:p>
          </table:table-cell>
          <table:table-cell table:formula="of:=[.E41]/[.$N$1]" office:value-type="float" office:value="0.0151857235142119" calcext:value-type="float">
            <text:p>0.01519</text:p>
          </table:table-cell>
          <table:table-cell table:formula="of:=[.F41]/[.$N$1]" office:value-type="float" office:value="0.0120865633074935" calcext:value-type="float">
            <text:p>0.01209</text:p>
          </table:table-cell>
          <table:table-cell table:formula="of:=[.G41]/[.$N$1]" office:value-type="float" office:value="0.000781169250645995" calcext:value-type="float">
            <text:p>0.00078</text:p>
          </table:table-cell>
          <table:table-cell table:formula="of:=[.H41]/[.$N$1]" office:value-type="float" office:value="0.0930555555555555" calcext:value-type="float">
            <text:p>0.09306</text:p>
          </table:table-cell>
          <table:table-cell table:formula="of:=[.I41]/[.$N$1]" office:value-type="float" office:value="0.0350452196382429" calcext:value-type="float">
            <text:p>0.03505</text:p>
          </table:table-cell>
          <table:table-cell table:formula="of:=[.J41]/[.$N$1]" office:value-type="float" office:value="0" calcext:value-type="float">
            <text:p>0.00000</text:p>
          </table:table-cell>
          <table:table-cell table:formula="of:=SUM([.Q41:.W41])" office:value-type="float" office:value="0.192572189922481" calcext:value-type="float">
            <text:p>0.19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51" calcext:value-type="float">
            <text:p>1.551</text:p>
          </table:table-cell>
          <table:table-cell office:value-type="float" office:value="1.026" calcext:value-type="float">
            <text:p>1.026</text:p>
          </table:table-cell>
          <table:table-cell table:number-columns-repeated="4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office:value-type="float" office:value="122.2" calcext:value-type="float">
            <text:p>122.2</text:p>
          </table:table-cell>
          <table:table-cell office:value-type="float" office:value="1.123" calcext:value-type="float">
            <text:p>1.123</text:p>
          </table:table-cell>
          <table:table-cell office:value-type="float" office:value="22.64" calcext:value-type="float">
            <text:p>22.64</text:p>
          </table:table-cell>
          <table:table-cell office:value-type="float" office:value="9.542" calcext:value-type="float">
            <text:p>9.542</text:p>
          </table:table-cell>
          <table:table-cell office:value-type="float" office:value="10.86" calcext:value-type="float">
            <text:p>10.86</text:p>
          </table:table-cell>
          <table:table-cell office:value-type="float" office:value="0.4734" calcext:value-type="float">
            <text:p>0.4734</text:p>
          </table:table-cell>
          <table:table-cell office:value-type="float" office:value="56.42" calcext:value-type="float">
            <text:p>56.42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1.416" calcext:value-type="float">
            <text:p>1.416</text:p>
          </table:table-cell>
          <table:table-cell/>
          <table:table-cell table:style-name="pd1" office:value-type="float" office:value="40" calcext:value-type="float">
            <text:p>40</text:p>
          </table:table-cell>
          <table:table-cell table:formula="of:=[.B42]/[.$N$1]" office:value-type="float" office:value="0.19735142118863" calcext:value-type="float">
            <text:p>0.19735</text:p>
          </table:table-cell>
          <table:table-cell table:formula="of:=[.C42]/[.$N$1]" office:value-type="float" office:value="0.00181363049095607" calcext:value-type="float">
            <text:p>0.00181</text:p>
          </table:table-cell>
          <table:table-cell table:formula="of:=[.D42]/[.$N$1]" office:value-type="float" office:value="0.0365633074935401" calcext:value-type="float">
            <text:p>0.03656</text:p>
          </table:table-cell>
          <table:table-cell table:formula="of:=[.E42]/[.$N$1]" office:value-type="float" office:value="0.0154102067183463" calcext:value-type="float">
            <text:p>0.01541</text:p>
          </table:table-cell>
          <table:table-cell table:formula="of:=[.F42]/[.$N$1]" office:value-type="float" office:value="0.0175387596899225" calcext:value-type="float">
            <text:p>0.01754</text:p>
          </table:table-cell>
          <table:table-cell table:formula="of:=[.G42]/[.$N$1]" office:value-type="float" office:value="0.00076453488372093" calcext:value-type="float">
            <text:p>0.00076</text:p>
          </table:table-cell>
          <table:table-cell table:formula="of:=[.H42]/[.$N$1]" office:value-type="float" office:value="0.0911175710594315" calcext:value-type="float">
            <text:p>0.09112</text:p>
          </table:table-cell>
          <table:table-cell table:formula="of:=[.I42]/[.$N$1]" office:value-type="float" office:value="0.0341731266149871" calcext:value-type="float">
            <text:p>0.03417</text:p>
          </table:table-cell>
          <table:table-cell table:formula="of:=[.J42]/[.$N$1]" office:value-type="float" office:value="0" calcext:value-type="float">
            <text:p>0.00000</text:p>
          </table:table-cell>
          <table:table-cell table:formula="of:=SUM([.Q42:.W42])" office:value-type="float" office:value="0.195567506459948" calcext:value-type="float">
            <text:p>0.19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1.416" calcext:value-type="float">
            <text:p>1.416</text:p>
          </table:table-cell>
          <table:table-cell table:number-columns-repeated="4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office:value-type="float" office:value="126.6" calcext:value-type="float">
            <text:p>126.6</text:p>
          </table:table-cell>
          <table:table-cell office:value-type="float" office:value="1.349" calcext:value-type="float">
            <text:p>1.349</text:p>
          </table:table-cell>
          <table:table-cell office:value-type="float" office:value="22.49" calcext:value-type="float">
            <text:p>22.49</text:p>
          </table:table-cell>
          <table:table-cell office:value-type="float" office:value="9.044" calcext:value-type="float">
            <text:p>9.044</text:p>
          </table:table-cell>
          <table:table-cell office:value-type="float" office:value="14.92" calcext:value-type="float">
            <text:p>14.92</text:p>
          </table:table-cell>
          <table:table-cell office:value-type="float" office:value="0.4723" calcext:value-type="float">
            <text:p>0.4723</text:p>
          </table:table-cell>
          <table:table-cell office:value-type="float" office:value="57.41" calcext:value-type="float">
            <text:p>57.41</text:p>
          </table:table-cell>
          <table:table-cell office:value-type="float" office:value="20.91" calcext:value-type="float">
            <text:p>20.91</text:p>
          </table:table-cell>
          <table:table-cell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float" office:value="1.858" calcext:value-type="float">
            <text:p>1.858</text:p>
          </table:table-cell>
          <table:table-cell/>
          <table:table-cell table:style-name="pd1" office:value-type="float" office:value="41" calcext:value-type="float">
            <text:p>41</text:p>
          </table:table-cell>
          <table:table-cell table:formula="of:=[.B43]/[.$N$1]" office:value-type="float" office:value="0.204457364341085" calcext:value-type="float">
            <text:p>0.20446</text:p>
          </table:table-cell>
          <table:table-cell table:formula="of:=[.C43]/[.$N$1]" office:value-type="float" office:value="0.00217861757105943" calcext:value-type="float">
            <text:p>0.00218</text:p>
          </table:table-cell>
          <table:table-cell table:formula="of:=[.D43]/[.$N$1]" office:value-type="float" office:value="0.0363210594315245" calcext:value-type="float">
            <text:p>0.03632</text:p>
          </table:table-cell>
          <table:table-cell table:formula="of:=[.E43]/[.$N$1]" office:value-type="float" office:value="0.0146059431524548" calcext:value-type="float">
            <text:p>0.01461</text:p>
          </table:table-cell>
          <table:table-cell table:formula="of:=[.F43]/[.$N$1]" office:value-type="float" office:value="0.0240956072351421" calcext:value-type="float">
            <text:p>0.02410</text:p>
          </table:table-cell>
          <table:table-cell table:formula="of:=[.G43]/[.$N$1]" office:value-type="float" office:value="0.000762758397932817" calcext:value-type="float">
            <text:p>0.00076</text:p>
          </table:table-cell>
          <table:table-cell table:formula="of:=[.H43]/[.$N$1]" office:value-type="float" office:value="0.0927164082687338" calcext:value-type="float">
            <text:p>0.09272</text:p>
          </table:table-cell>
          <table:table-cell table:formula="of:=[.I43]/[.$N$1]" office:value-type="float" office:value="0.0337693798449612" calcext:value-type="float">
            <text:p>0.03377</text:p>
          </table:table-cell>
          <table:table-cell table:formula="of:=[.J43]/[.$N$1]" office:value-type="float" office:value="0" calcext:value-type="float">
            <text:p>0.00000</text:p>
          </table:table-cell>
          <table:table-cell table:formula="of:=SUM([.Q43:.W43])" office:value-type="float" office:value="0.202271156330749" calcext:value-type="float">
            <text:p>0.20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45" calcext:value-type="float">
            <text:p>1.945</text:p>
          </table:table-cell>
          <table:table-cell office:value-type="float" office:value="1.858" calcext:value-type="float">
            <text:p>1.858</text:p>
          </table:table-cell>
          <table:table-cell table:number-columns-repeated="4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office:value-type="float" office:value="132.8" calcext:value-type="float">
            <text:p>132.8</text:p>
          </table:table-cell>
          <table:table-cell office:value-type="float" office:value="1.619" calcext:value-type="float">
            <text:p>1.619</text:p>
          </table:table-cell>
          <table:table-cell office:value-type="float" office:value="23.04" calcext:value-type="float">
            <text:p>23.04</text:p>
          </table:table-cell>
          <table:table-cell office:value-type="float" office:value="9.371" calcext:value-type="float">
            <text:p>9.371</text:p>
          </table:table-cell>
          <table:table-cell office:value-type="float" office:value="19.19" calcext:value-type="float">
            <text:p>19.19</text:p>
          </table:table-cell>
          <table:table-cell office:value-type="float" office:value="0.492" calcext:value-type="float">
            <text:p>0.492</text:p>
          </table:table-cell>
          <table:table-cell office:value-type="float" office:value="57.99" calcext:value-type="float">
            <text:p>57.99</text:p>
          </table:table-cell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  <table:table-cell office:value-type="float" office:value="2.412" calcext:value-type="float">
            <text:p>2.412</text:p>
          </table:table-cell>
          <table:table-cell office:value-type="float" office:value="2.352" calcext:value-type="float">
            <text:p>2.352</text:p>
          </table:table-cell>
          <table:table-cell/>
          <table:table-cell table:style-name="pd1" office:value-type="float" office:value="42" calcext:value-type="float">
            <text:p>42</text:p>
          </table:table-cell>
          <table:table-cell table:formula="of:=[.B44]/[.$N$1]" office:value-type="float" office:value="0.214470284237726" calcext:value-type="float">
            <text:p>0.21447</text:p>
          </table:table-cell>
          <table:table-cell table:formula="of:=[.C44]/[.$N$1]" office:value-type="float" office:value="0.00261466408268734" calcext:value-type="float">
            <text:p>0.00261</text:p>
          </table:table-cell>
          <table:table-cell table:formula="of:=[.D44]/[.$N$1]" office:value-type="float" office:value="0.0372093023255814" calcext:value-type="float">
            <text:p>0.03721</text:p>
          </table:table-cell>
          <table:table-cell table:formula="of:=[.E44]/[.$N$1]" office:value-type="float" office:value="0.0151340439276486" calcext:value-type="float">
            <text:p>0.01513</text:p>
          </table:table-cell>
          <table:table-cell table:formula="of:=[.F44]/[.$N$1]" office:value-type="float" office:value="0.0309916020671835" calcext:value-type="float">
            <text:p>0.03099</text:p>
          </table:table-cell>
          <table:table-cell table:formula="of:=[.G44]/[.$N$1]" office:value-type="float" office:value="0.000794573643410853" calcext:value-type="float">
            <text:p>0.00079</text:p>
          </table:table-cell>
          <table:table-cell table:formula="of:=[.H44]/[.$N$1]" office:value-type="float" office:value="0.0936531007751938" calcext:value-type="float">
            <text:p>0.09365</text:p>
          </table:table-cell>
          <table:table-cell table:formula="of:=[.I44]/[.$N$1]" office:value-type="float" office:value="0.034140826873385" calcext:value-type="float">
            <text:p>0.03414</text:p>
          </table:table-cell>
          <table:table-cell table:formula="of:=[.J44]/[.$N$1]" office:value-type="float" office:value="0" calcext:value-type="float">
            <text:p>0.00000</text:p>
          </table:table-cell>
          <table:table-cell table:formula="of:=SUM([.Q44:.W44])" office:value-type="float" office:value="0.211923449612403" calcext:value-type="float">
            <text:p>0.2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12" calcext:value-type="float">
            <text:p>2.412</text:p>
          </table:table-cell>
          <table:table-cell office:value-type="float" office:value="2.352" calcext:value-type="float">
            <text:p>2.352</text:p>
          </table:table-cell>
          <table:table-cell table:number-columns-repeated="4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office:value-type="float" office:value="136.2" calcext:value-type="float">
            <text:p>136.2</text:p>
          </table:table-cell>
          <table:table-cell office:value-type="float" office:value="1.89" calcext:value-type="float">
            <text:p>1.89</text:p>
          </table:table-cell>
          <table:table-cell office:value-type="float" office:value="22.49" calcext:value-type="float">
            <text:p>22.49</text:p>
          </table:table-cell>
          <table:table-cell office:value-type="float" office:value="9.181" calcext:value-type="float">
            <text:p>9.181</text:p>
          </table:table-cell>
          <table:table-cell office:value-type="float" office:value="23.27" calcext:value-type="float">
            <text:p>23.27</text:p>
          </table:table-cell>
          <table:table-cell office:value-type="float" office:value="0.5078" calcext:value-type="float">
            <text:p>0.5078</text:p>
          </table:table-cell>
          <table:table-cell office:value-type="float" office:value="57.31" calcext:value-type="float">
            <text:p>57.31</text:p>
          </table:table-cell>
          <table:table-cell office:value-type="float" office:value="21.49" calcext:value-type="float">
            <text:p>21.49</text:p>
          </table:table-cell>
          <table:table-cell office:value-type="float" office:value="0" calcext:value-type="float">
            <text:p>0</text:p>
          </table:table-cell>
          <table:table-cell office:value-type="float" office:value="2.755" calcext:value-type="float">
            <text:p>2.755</text:p>
          </table:table-cell>
          <table:table-cell office:value-type="float" office:value="2.695" calcext:value-type="float">
            <text:p>2.695</text:p>
          </table:table-cell>
          <table:table-cell/>
          <table:table-cell table:style-name="pd1" office:value-type="float" office:value="43" calcext:value-type="float">
            <text:p>43</text:p>
          </table:table-cell>
          <table:table-cell table:formula="of:=[.B45]/[.$N$1]" office:value-type="float" office:value="0.219961240310078" calcext:value-type="float">
            <text:p>0.21996</text:p>
          </table:table-cell>
          <table:table-cell table:formula="of:=[.C45]/[.$N$1]" office:value-type="float" office:value="0.00305232558139535" calcext:value-type="float">
            <text:p>0.00305</text:p>
          </table:table-cell>
          <table:table-cell table:formula="of:=[.D45]/[.$N$1]" office:value-type="float" office:value="0.0363210594315245" calcext:value-type="float">
            <text:p>0.03632</text:p>
          </table:table-cell>
          <table:table-cell table:formula="of:=[.E45]/[.$N$1]" office:value-type="float" office:value="0.0148271963824289" calcext:value-type="float">
            <text:p>0.01483</text:p>
          </table:table-cell>
          <table:table-cell table:formula="of:=[.F45]/[.$N$1]" office:value-type="float" office:value="0.0375807493540052" calcext:value-type="float">
            <text:p>0.03758</text:p>
          </table:table-cell>
          <table:table-cell table:formula="of:=[.G45]/[.$N$1]" office:value-type="float" office:value="0.000820090439276486" calcext:value-type="float">
            <text:p>0.00082</text:p>
          </table:table-cell>
          <table:table-cell table:formula="of:=[.H45]/[.$N$1]" office:value-type="float" office:value="0.0925549095607235" calcext:value-type="float">
            <text:p>0.09255</text:p>
          </table:table-cell>
          <table:table-cell table:formula="of:=[.I45]/[.$N$1]" office:value-type="float" office:value="0.0347060723514212" calcext:value-type="float">
            <text:p>0.03471</text:p>
          </table:table-cell>
          <table:table-cell table:formula="of:=[.J45]/[.$N$1]" office:value-type="float" office:value="0" calcext:value-type="float">
            <text:p>0.00000</text:p>
          </table:table-cell>
          <table:table-cell table:formula="of:=SUM([.Q45:.W45])" office:value-type="float" office:value="0.21681007751938" calcext:value-type="float">
            <text:p>0.21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5" calcext:value-type="float">
            <text:p>2.755</text:p>
          </table:table-cell>
          <table:table-cell office:value-type="float" office:value="2.695" calcext:value-type="float">
            <text:p>2.695</text:p>
          </table:table-cell>
          <table:table-cell table:number-columns-repeated="4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office:value-type="float" office:value="140.9" calcext:value-type="float">
            <text:p>140.9</text:p>
          </table:table-cell>
          <table:table-cell office:value-type="float" office:value="2.203" calcext:value-type="float">
            <text:p>2.203</text:p>
          </table:table-cell>
          <table:table-cell office:value-type="float" office:value="22.54" calcext:value-type="float">
            <text:p>22.54</text:p>
          </table:table-cell>
          <table:table-cell office:value-type="float" office:value="9.418" calcext:value-type="float">
            <text:p>9.418</text:p>
          </table:table-cell>
          <table:table-cell office:value-type="float" office:value="26.32" calcext:value-type="float">
            <text:p>26.32</text:p>
          </table:table-cell>
          <table:table-cell office:value-type="float" office:value="0.5271" calcext:value-type="float">
            <text:p>0.5271</text:p>
          </table:table-cell>
          <table:table-cell office:value-type="float" office:value="57.84" calcext:value-type="float">
            <text:p>57.84</text:p>
          </table:table-cell>
          <table:table-cell office:value-type="float" office:value="22.03" calcext:value-type="float">
            <text:p>22.03</text:p>
          </table:table-cell>
          <table:table-cell office:value-type="float" office:value="0" calcext:value-type="float">
            <text:p>0</text:p>
          </table:table-cell>
          <table:table-cell office:value-type="float" office:value="3.226" calcext:value-type="float">
            <text:p>3.226</text:p>
          </table:table-cell>
          <table:table-cell office:value-type="float" office:value="3.169" calcext:value-type="float">
            <text:p>3.169</text:p>
          </table:table-cell>
          <table:table-cell/>
          <table:table-cell table:style-name="pd1" office:value-type="float" office:value="44" calcext:value-type="float">
            <text:p>44</text:p>
          </table:table-cell>
          <table:table-cell table:formula="of:=[.B46]/[.$N$1]" office:value-type="float" office:value="0.227551679586563" calcext:value-type="float">
            <text:p>0.22755</text:p>
          </table:table-cell>
          <table:table-cell table:formula="of:=[.C46]/[.$N$1]" office:value-type="float" office:value="0.0035578165374677" calcext:value-type="float">
            <text:p>0.00356</text:p>
          </table:table-cell>
          <table:table-cell table:formula="of:=[.D46]/[.$N$1]" office:value-type="float" office:value="0.0364018087855297" calcext:value-type="float">
            <text:p>0.03640</text:p>
          </table:table-cell>
          <table:table-cell table:formula="of:=[.E46]/[.$N$1]" office:value-type="float" office:value="0.0152099483204134" calcext:value-type="float">
            <text:p>0.01521</text:p>
          </table:table-cell>
          <table:table-cell table:formula="of:=[.F46]/[.$N$1]" office:value-type="float" office:value="0.0425064599483204" calcext:value-type="float">
            <text:p>0.04251</text:p>
          </table:table-cell>
          <table:table-cell table:formula="of:=[.G46]/[.$N$1]" office:value-type="float" office:value="0.000851259689922481" calcext:value-type="float">
            <text:p>0.00085</text:p>
          </table:table-cell>
          <table:table-cell table:formula="of:=[.H46]/[.$N$1]" office:value-type="float" office:value="0.0934108527131783" calcext:value-type="float">
            <text:p>0.09341</text:p>
          </table:table-cell>
          <table:table-cell table:formula="of:=[.I46]/[.$N$1]" office:value-type="float" office:value="0.035578165374677" calcext:value-type="float">
            <text:p>0.03558</text:p>
          </table:table-cell>
          <table:table-cell table:formula="of:=[.J46]/[.$N$1]" office:value-type="float" office:value="0" calcext:value-type="float">
            <text:p>0.00000</text:p>
          </table:table-cell>
          <table:table-cell table:formula="of:=SUM([.Q46:.W46])" office:value-type="float" office:value="0.223958494832041" calcext:value-type="float">
            <text:p>0.22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6" calcext:value-type="float">
            <text:p>3.226</text:p>
          </table:table-cell>
          <table:table-cell office:value-type="float" office:value="3.169" calcext:value-type="float">
            <text:p>3.169</text:p>
          </table:table-cell>
          <table:table-cell table:number-columns-repeated="4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office:value-type="float" office:value="144.7" calcext:value-type="float">
            <text:p>144.7</text:p>
          </table:table-cell>
          <table:table-cell office:value-type="float" office:value="2.487" calcext:value-type="float">
            <text:p>2.487</text:p>
          </table:table-cell>
          <table:table-cell office:value-type="float" office:value="22.5" calcext:value-type="float">
            <text:p>22.5</text:p>
          </table:table-cell>
          <table:table-cell office:value-type="float" office:value="9.443" calcext:value-type="float">
            <text:p>9.443</text:p>
          </table:table-cell>
          <table:table-cell office:value-type="float" office:value="28.41" calcext:value-type="float">
            <text:p>28.41</text:p>
          </table:table-cell>
          <table:table-cell office:value-type="float" office:value="0.5673" calcext:value-type="float">
            <text:p>0.5673</text:p>
          </table:table-cell>
          <table:table-cell office:value-type="float" office:value="59.25" calcext:value-type="float">
            <text:p>59.25</text:p>
          </table:table-cell>
          <table:table-cell office:value-type="float" office:value="21.99" calcext:value-type="float">
            <text:p>21.99</text:p>
          </table:table-cell>
          <table:table-cell office:value-type="float" office:value="0" calcext:value-type="float">
            <text:p>0</text:p>
          </table:table-cell>
          <table:table-cell office:value-type="float" office:value="3.633" calcext:value-type="float">
            <text:p>3.633</text:p>
          </table:table-cell>
          <table:table-cell office:value-type="float" office:value="3.577" calcext:value-type="float">
            <text:p>3.577</text:p>
          </table:table-cell>
          <table:table-cell/>
          <table:table-cell table:style-name="pd1" office:value-type="float" office:value="45" calcext:value-type="float">
            <text:p>45</text:p>
          </table:table-cell>
          <table:table-cell table:formula="of:=[.B47]/[.$N$1]" office:value-type="float" office:value="0.233688630490956" calcext:value-type="float">
            <text:p>0.23369</text:p>
          </table:table-cell>
          <table:table-cell table:formula="of:=[.C47]/[.$N$1]" office:value-type="float" office:value="0.00401647286821705" calcext:value-type="float">
            <text:p>0.00402</text:p>
          </table:table-cell>
          <table:table-cell table:formula="of:=[.D47]/[.$N$1]" office:value-type="float" office:value="0.0363372093023256" calcext:value-type="float">
            <text:p>0.03634</text:p>
          </table:table-cell>
          <table:table-cell table:formula="of:=[.E47]/[.$N$1]" office:value-type="float" office:value="0.015250322997416" calcext:value-type="float">
            <text:p>0.01525</text:p>
          </table:table-cell>
          <table:table-cell table:formula="of:=[.F47]/[.$N$1]" office:value-type="float" office:value="0.0458817829457364" calcext:value-type="float">
            <text:p>0.04588</text:p>
          </table:table-cell>
          <table:table-cell table:formula="of:=[.G47]/[.$N$1]" office:value-type="float" office:value="0.000916182170542636" calcext:value-type="float">
            <text:p>0.00092</text:p>
          </table:table-cell>
          <table:table-cell table:formula="of:=[.H47]/[.$N$1]" office:value-type="float" office:value="0.095687984496124" calcext:value-type="float">
            <text:p>0.09569</text:p>
          </table:table-cell>
          <table:table-cell table:formula="of:=[.I47]/[.$N$1]" office:value-type="float" office:value="0.0355135658914729" calcext:value-type="float">
            <text:p>0.03551</text:p>
          </table:table-cell>
          <table:table-cell table:formula="of:=[.J47]/[.$N$1]" office:value-type="float" office:value="0" calcext:value-type="float">
            <text:p>0.00000</text:p>
          </table:table-cell>
          <table:table-cell table:formula="of:=SUM([.Q47:.W47])" office:value-type="float" office:value="0.229587047803618" calcext:value-type="float">
            <text:p>0.22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33" calcext:value-type="float">
            <text:p>3.633</text:p>
          </table:table-cell>
          <table:table-cell office:value-type="float" office:value="3.577" calcext:value-type="float">
            <text:p>3.577</text:p>
          </table:table-cell>
          <table:table-cell table:number-columns-repeated="4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office:value-type="float" office:value="144.2" calcext:value-type="float">
            <text:p>144.2</text:p>
          </table:table-cell>
          <table:table-cell office:value-type="float" office:value="2.834" calcext:value-type="float">
            <text:p>2.834</text:p>
          </table:table-cell>
          <table:table-cell office:value-type="float" office:value="23.29" calcext:value-type="float">
            <text:p>23.29</text:p>
          </table:table-cell>
          <table:table-cell office:value-type="float" office:value="9.518" calcext:value-type="float">
            <text:p>9.518</text:p>
          </table:table-cell>
          <table:table-cell office:value-type="float" office:value="27.14" calcext:value-type="float">
            <text:p>27.14</text:p>
          </table:table-cell>
          <table:table-cell office:value-type="float" office:value="0.6384" calcext:value-type="float">
            <text:p>0.6384</text:p>
          </table:table-cell>
          <table:table-cell office:value-type="float" office:value="58.62" calcext:value-type="float">
            <text:p>58.62</text:p>
          </table:table-cell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/>
          <table:table-cell table:style-name="pd1" office:value-type="float" office:value="46" calcext:value-type="float">
            <text:p>46</text:p>
          </table:table-cell>
          <table:table-cell table:formula="of:=[.B48]/[.$N$1]" office:value-type="float" office:value="0.232881136950904" calcext:value-type="float">
            <text:p>0.23288</text:p>
          </table:table-cell>
          <table:table-cell table:formula="of:=[.C48]/[.$N$1]" office:value-type="float" office:value="0.00457687338501292" calcext:value-type="float">
            <text:p>0.00458</text:p>
          </table:table-cell>
          <table:table-cell table:formula="of:=[.D48]/[.$N$1]" office:value-type="float" office:value="0.0376130490956072" calcext:value-type="float">
            <text:p>0.03761</text:p>
          </table:table-cell>
          <table:table-cell table:formula="of:=[.E48]/[.$N$1]" office:value-type="float" office:value="0.0153714470284238" calcext:value-type="float">
            <text:p>0.01537</text:p>
          </table:table-cell>
          <table:table-cell table:formula="of:=[.F48]/[.$N$1]" office:value-type="float" office:value="0.0438307493540052" calcext:value-type="float">
            <text:p>0.04383</text:p>
          </table:table-cell>
          <table:table-cell table:formula="of:=[.G48]/[.$N$1]" office:value-type="float" office:value="0.00103100775193798" calcext:value-type="float">
            <text:p>0.00103</text:p>
          </table:table-cell>
          <table:table-cell table:formula="of:=[.H48]/[.$N$1]" office:value-type="float" office:value="0.0946705426356589" calcext:value-type="float">
            <text:p>0.09467</text:p>
          </table:table-cell>
          <table:table-cell table:formula="of:=[.I48]/[.$N$1]" office:value-type="float" office:value="0.0357235142118863" calcext:value-type="float">
            <text:p>0.03572</text:p>
          </table:table-cell>
          <table:table-cell table:formula="of:=[.J48]/[.$N$1]" office:value-type="float" office:value="0" calcext:value-type="float">
            <text:p>0.00000</text:p>
          </table:table-cell>
          <table:table-cell table:formula="of:=SUM([.Q48:.W48])" office:value-type="float" office:value="0.228240310077519" calcext:value-type="float">
            <text:p>0.22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3.83" calcext:value-type="float">
            <text:p>3.83</text:p>
          </table:table-cell>
          <table:table-cell table:number-columns-repeated="4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office:value-type="float" office:value="140.1" calcext:value-type="float">
            <text:p>140.1</text:p>
          </table:table-cell>
          <table:table-cell office:value-type="float" office:value="3.139" calcext:value-type="float">
            <text:p>3.139</text:p>
          </table:table-cell>
          <table:table-cell office:value-type="float" office:value="23.02" calcext:value-type="float">
            <text:p>23.02</text:p>
          </table:table-cell>
          <table:table-cell office:value-type="float" office:value="9.302" calcext:value-type="float">
            <text:p>9.302</text:p>
          </table:table-cell>
          <table:table-cell office:value-type="float" office:value="24.44" calcext:value-type="float">
            <text:p>24.44</text:p>
          </table:table-cell>
          <table:table-cell office:value-type="float" office:value="0.6669" calcext:value-type="float">
            <text:p>0.6669</text:p>
          </table:table-cell>
          <table:table-cell office:value-type="float" office:value="58.63" calcext:value-type="float">
            <text:p>58.63</text:p>
          </table:table-cell>
          <table:table-cell office:value-type="float" office:value="20.86" calcext:value-type="float">
            <text:p>20.86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4.013" calcext:value-type="float">
            <text:p>4.013</text:p>
          </table:table-cell>
          <table:table-cell/>
          <table:table-cell table:style-name="pd1" office:value-type="float" office:value="47" calcext:value-type="float">
            <text:p>47</text:p>
          </table:table-cell>
          <table:table-cell table:formula="of:=[.B49]/[.$N$1]" office:value-type="float" office:value="0.226259689922481" calcext:value-type="float">
            <text:p>0.22626</text:p>
          </table:table-cell>
          <table:table-cell table:formula="of:=[.C49]/[.$N$1]" office:value-type="float" office:value="0.00506944444444444" calcext:value-type="float">
            <text:p>0.00507</text:p>
          </table:table-cell>
          <table:table-cell table:formula="of:=[.D49]/[.$N$1]" office:value-type="float" office:value="0.0371770025839793" calcext:value-type="float">
            <text:p>0.03718</text:p>
          </table:table-cell>
          <table:table-cell table:formula="of:=[.E49]/[.$N$1]" office:value-type="float" office:value="0.0150226098191214" calcext:value-type="float">
            <text:p>0.01502</text:p>
          </table:table-cell>
          <table:table-cell table:formula="of:=[.F49]/[.$N$1]" office:value-type="float" office:value="0.0394702842377261" calcext:value-type="float">
            <text:p>0.03947</text:p>
          </table:table-cell>
          <table:table-cell table:formula="of:=[.G49]/[.$N$1]" office:value-type="float" office:value="0.00107703488372093" calcext:value-type="float">
            <text:p>0.00108</text:p>
          </table:table-cell>
          <table:table-cell table:formula="of:=[.H49]/[.$N$1]" office:value-type="float" office:value="0.09468669250646" calcext:value-type="float">
            <text:p>0.09469</text:p>
          </table:table-cell>
          <table:table-cell table:formula="of:=[.I49]/[.$N$1]" office:value-type="float" office:value="0.0336886304909561" calcext:value-type="float">
            <text:p>0.03369</text:p>
          </table:table-cell>
          <table:table-cell table:formula="of:=[.J49]/[.$N$1]" office:value-type="float" office:value="0" calcext:value-type="float">
            <text:p>0.00000</text:p>
          </table:table-cell>
          <table:table-cell table:formula="of:=SUM([.Q49:.W49])" office:value-type="float" office:value="0.221122254521964" calcext:value-type="float">
            <text:p>0.2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4.013" calcext:value-type="float">
            <text:p>4.013</text:p>
          </table:table-cell>
          <table:table-cell table:number-columns-repeated="4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3.488" calcext:value-type="float">
            <text:p>3.488</text:p>
          </table:table-cell>
          <table:table-cell office:value-type="float" office:value="22.53" calcext:value-type="float">
            <text:p>22.53</text:p>
          </table:table-cell>
          <table:table-cell office:value-type="float" office:value="9.398" calcext:value-type="float">
            <text:p>9.398</text:p>
          </table:table-cell>
          <table:table-cell office:value-type="float" office:value="20" calcext:value-type="float">
            <text:p>20</text:p>
          </table:table-cell>
          <table:table-cell office:value-type="float" office:value="0.7478" calcext:value-type="float">
            <text:p>0.7478</text:p>
          </table:table-cell>
          <table:table-cell office:value-type="float" office:value="59.29" calcext:value-type="float">
            <text:p>59.29</text:p>
          </table:table-cell>
          <table:table-cell office:value-type="float" office:value="22.58" calcext:value-type="float">
            <text:p>22.58</text:p>
          </table:table-cell>
          <table:table-cell office:value-type="float" office:value="0" calcext:value-type="float">
            <text:p>0</text:p>
          </table:table-cell>
          <table:table-cell office:value-type="float" office:value="4.241" calcext:value-type="float">
            <text:p>4.241</text:p>
          </table:table-cell>
          <table:table-cell office:value-type="float" office:value="4.18" calcext:value-type="float">
            <text:p>4.18</text:p>
          </table:table-cell>
          <table:table-cell/>
          <table:table-cell table:style-name="pd1" office:value-type="float" office:value="48" calcext:value-type="float">
            <text:p>48</text:p>
          </table:table-cell>
          <table:table-cell table:formula="of:=[.B50]/[.$N$1]" office:value-type="float" office:value="0.222868217054264" calcext:value-type="float">
            <text:p>0.22287</text:p>
          </table:table-cell>
          <table:table-cell table:formula="of:=[.C50]/[.$N$1]" office:value-type="float" office:value="0.00563307493540052" calcext:value-type="float">
            <text:p>0.00563</text:p>
          </table:table-cell>
          <table:table-cell table:formula="of:=[.D50]/[.$N$1]" office:value-type="float" office:value="0.0363856589147287" calcext:value-type="float">
            <text:p>0.03639</text:p>
          </table:table-cell>
          <table:table-cell table:formula="of:=[.E50]/[.$N$1]" office:value-type="float" office:value="0.0151776485788114" calcext:value-type="float">
            <text:p>0.01518</text:p>
          </table:table-cell>
          <table:table-cell table:formula="of:=[.F50]/[.$N$1]" office:value-type="float" office:value="0.0322997416020672" calcext:value-type="float">
            <text:p>0.03230</text:p>
          </table:table-cell>
          <table:table-cell table:formula="of:=[.G50]/[.$N$1]" office:value-type="float" office:value="0.00120768733850129" calcext:value-type="float">
            <text:p>0.00121</text:p>
          </table:table-cell>
          <table:table-cell table:formula="of:=[.H50]/[.$N$1]" office:value-type="float" office:value="0.0957525839793282" calcext:value-type="float">
            <text:p>0.09575</text:p>
          </table:table-cell>
          <table:table-cell table:formula="of:=[.I50]/[.$N$1]" office:value-type="float" office:value="0.0364664082687338" calcext:value-type="float">
            <text:p>0.03647</text:p>
          </table:table-cell>
          <table:table-cell table:formula="of:=[.J50]/[.$N$1]" office:value-type="float" office:value="0" calcext:value-type="float">
            <text:p>0.00000</text:p>
          </table:table-cell>
          <table:table-cell table:formula="of:=SUM([.Q50:.W50])" office:value-type="float" office:value="0.217289728682171" calcext:value-type="float">
            <text:p>0.21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41" calcext:value-type="float">
            <text:p>4.241</text:p>
          </table:table-cell>
          <table:table-cell office:value-type="float" office:value="4.18" calcext:value-type="float">
            <text:p>4.18</text:p>
          </table:table-cell>
          <table:table-cell table:number-columns-repeated="4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office:value-type="float" office:value="136.7" calcext:value-type="float">
            <text:p>136.7</text:p>
          </table:table-cell>
          <table:table-cell office:value-type="float" office:value="3.829" calcext:value-type="float">
            <text:p>3.829</text:p>
          </table:table-cell>
          <table:table-cell office:value-type="float" office:value="22.98" calcext:value-type="float">
            <text:p>22.98</text:p>
          </table:table-cell>
          <table:table-cell office:value-type="float" office:value="9.68" calcext:value-type="float">
            <text:p>9.68</text:p>
          </table:table-cell>
          <table:table-cell office:value-type="float" office:value="15.97" calcext:value-type="float">
            <text:p>15.97</text:p>
          </table:table-cell>
          <table:table-cell office:value-type="float" office:value="0.8274" calcext:value-type="float">
            <text:p>0.8274</text:p>
          </table:table-cell>
          <table:table-cell office:value-type="float" office:value="60.96" calcext:value-type="float">
            <text:p>60.96</text:p>
          </table:table-cell>
          <table:table-cell office:value-type="float" office:value="22.45" calcext:value-type="float">
            <text:p>22.45</text:p>
          </table:table-cell>
          <table:table-cell office:value-type="float" office:value="0" calcext:value-type="float">
            <text:p>0</text:p>
          </table:table-cell>
          <table:table-cell office:value-type="float" office:value="4.391" calcext:value-type="float">
            <text:p>4.391</text:p>
          </table:table-cell>
          <table:table-cell office:value-type="float" office:value="4.335" calcext:value-type="float">
            <text:p>4.335</text:p>
          </table:table-cell>
          <table:table-cell/>
          <table:table-cell table:style-name="pd1" office:value-type="float" office:value="49" calcext:value-type="float">
            <text:p>49</text:p>
          </table:table-cell>
          <table:table-cell table:formula="of:=[.B51]/[.$N$1]" office:value-type="float" office:value="0.220768733850129" calcext:value-type="float">
            <text:p>0.22077</text:p>
          </table:table-cell>
          <table:table-cell table:formula="of:=[.C51]/[.$N$1]" office:value-type="float" office:value="0.00618378552971576" calcext:value-type="float">
            <text:p>0.00618</text:p>
          </table:table-cell>
          <table:table-cell table:formula="of:=[.D51]/[.$N$1]" office:value-type="float" office:value="0.0371124031007752" calcext:value-type="float">
            <text:p>0.03711</text:p>
          </table:table-cell>
          <table:table-cell table:formula="of:=[.E51]/[.$N$1]" office:value-type="float" office:value="0.0156330749354005" calcext:value-type="float">
            <text:p>0.01563</text:p>
          </table:table-cell>
          <table:table-cell table:formula="of:=[.F51]/[.$N$1]" office:value-type="float" office:value="0.0257913436692506" calcext:value-type="float">
            <text:p>0.02579</text:p>
          </table:table-cell>
          <table:table-cell table:formula="of:=[.G51]/[.$N$1]" office:value-type="float" office:value="0.00133624031007752" calcext:value-type="float">
            <text:p>0.00134</text:p>
          </table:table-cell>
          <table:table-cell table:formula="of:=[.H51]/[.$N$1]" office:value-type="float" office:value="0.0984496124031008" calcext:value-type="float">
            <text:p>0.09845</text:p>
          </table:table-cell>
          <table:table-cell table:formula="of:=[.I51]/[.$N$1]" office:value-type="float" office:value="0.0362564599483204" calcext:value-type="float">
            <text:p>0.03626</text:p>
          </table:table-cell>
          <table:table-cell table:formula="of:=[.J51]/[.$N$1]" office:value-type="float" office:value="0" calcext:value-type="float">
            <text:p>0.00000</text:p>
          </table:table-cell>
          <table:table-cell table:formula="of:=SUM([.Q51:.W51])" office:value-type="float" office:value="0.214579134366925" calcext:value-type="float">
            <text:p>0.21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91" calcext:value-type="float">
            <text:p>4.391</text:p>
          </table:table-cell>
          <table:table-cell office:value-type="float" office:value="4.335" calcext:value-type="float">
            <text:p>4.335</text:p>
          </table:table-cell>
          <table:table-cell table:number-columns-repeated="4"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office:value-type="float" office:value="133.4" calcext:value-type="float">
            <text:p>133.4</text:p>
          </table:table-cell>
          <table:table-cell office:value-type="float" office:value="4.179" calcext:value-type="float">
            <text:p>4.179</text:p>
          </table:table-cell>
          <table:table-cell office:value-type="float" office:value="22.22" calcext:value-type="float">
            <text:p>22.22</text:p>
          </table:table-cell>
          <table:table-cell office:value-type="float" office:value="9.569" calcext:value-type="float">
            <text:p>9.569</text:p>
          </table:table-cell>
          <table:table-cell office:value-type="float" office:value="12.25" calcext:value-type="float">
            <text:p>12.25</text:p>
          </table:table-cell>
          <table:table-cell office:value-type="float" office:value="0.9152" calcext:value-type="float">
            <text:p>0.9152</text:p>
          </table:table-cell>
          <table:table-cell office:value-type="float" office:value="61.22" calcext:value-type="float">
            <text:p>61.22</text:p>
          </table:table-cell>
          <table:table-cell office:value-type="float" office:value="23.05" calcext:value-type="float">
            <text:p>23.05</text:p>
          </table:table-cell>
          <table:table-cell office:value-type="float" office:value="0" calcext:value-type="float">
            <text:p>0</text:p>
          </table:table-cell>
          <table:table-cell office:value-type="float" office:value="4.564" calcext:value-type="float">
            <text:p>4.564</text:p>
          </table:table-cell>
          <table:table-cell office:value-type="float" office:value="4.497" calcext:value-type="float">
            <text:p>4.497</text:p>
          </table:table-cell>
          <table:table-cell/>
          <table:table-cell table:style-name="pd1" office:value-type="float" office:value="50" calcext:value-type="float">
            <text:p>50</text:p>
          </table:table-cell>
          <table:table-cell table:formula="of:=[.B52]/[.$N$1]" office:value-type="float" office:value="0.215439276485788" calcext:value-type="float">
            <text:p>0.21544</text:p>
          </table:table-cell>
          <table:table-cell table:formula="of:=[.C52]/[.$N$1]" office:value-type="float" office:value="0.00674903100775194" calcext:value-type="float">
            <text:p>0.00675</text:p>
          </table:table-cell>
          <table:table-cell table:formula="of:=[.D52]/[.$N$1]" office:value-type="float" office:value="0.0358850129198966" calcext:value-type="float">
            <text:p>0.03589</text:p>
          </table:table-cell>
          <table:table-cell table:formula="of:=[.E52]/[.$N$1]" office:value-type="float" office:value="0.015453811369509" calcext:value-type="float">
            <text:p>0.01545</text:p>
          </table:table-cell>
          <table:table-cell table:formula="of:=[.F52]/[.$N$1]" office:value-type="float" office:value="0.0197835917312661" calcext:value-type="float">
            <text:p>0.01978</text:p>
          </table:table-cell>
          <table:table-cell table:formula="of:=[.G52]/[.$N$1]" office:value-type="float" office:value="0.00147803617571059" calcext:value-type="float">
            <text:p>0.00148</text:p>
          </table:table-cell>
          <table:table-cell table:formula="of:=[.H52]/[.$N$1]" office:value-type="float" office:value="0.0988695090439276" calcext:value-type="float">
            <text:p>0.09887</text:p>
          </table:table-cell>
          <table:table-cell table:formula="of:=[.I52]/[.$N$1]" office:value-type="float" office:value="0.0372254521963824" calcext:value-type="float">
            <text:p>0.03723</text:p>
          </table:table-cell>
          <table:table-cell table:formula="of:=[.J52]/[.$N$1]" office:value-type="float" office:value="0" calcext:value-type="float">
            <text:p>0.00000</text:p>
          </table:table-cell>
          <table:table-cell table:formula="of:=SUM([.Q52:.W52])" office:value-type="float" office:value="0.208695413436692" calcext:value-type="float">
            <text:p>0.20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64" calcext:value-type="float">
            <text:p>4.564</text:p>
          </table:table-cell>
          <table:table-cell office:value-type="float" office:value="4.497" calcext:value-type="float">
            <text:p>4.497</text:p>
          </table:table-cell>
          <table:table-cell table:number-columns-repeated="4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office:value-type="float" office:value="133.1" calcext:value-type="float">
            <text:p>133.1</text:p>
          </table:table-cell>
          <table:table-cell office:value-type="float" office:value="4.544" calcext:value-type="float">
            <text:p>4.544</text:p>
          </table:table-cell>
          <table:table-cell office:value-type="float" office:value="22.38" calcext:value-type="float">
            <text:p>22.38</text:p>
          </table:table-cell>
          <table:table-cell office:value-type="float" office:value="9.557" calcext:value-type="float">
            <text:p>9.557</text:p>
          </table:table-cell>
          <table:table-cell office:value-type="float" office:value="9.446" calcext:value-type="float">
            <text:p>9.446</text:p>
          </table:table-cell>
          <table:table-cell office:value-type="float" office:value="0.9962" calcext:value-type="float">
            <text:p>0.9962</text:p>
          </table:table-cell>
          <table:table-cell office:value-type="float" office:value="63.29" calcext:value-type="float">
            <text:p>63.29</text:p>
          </table:table-cell>
          <table:table-cell office:value-type="float" office:value="22.94" calcext:value-type="float">
            <text:p>22.94</text:p>
          </table:table-cell>
          <table:table-cell office:value-type="float" office:value="0" calcext:value-type="float">
            <text:p>0</text:p>
          </table:table-cell>
          <table:table-cell office:value-type="float" office:value="4.847" calcext:value-type="float">
            <text:p>4.847</text:p>
          </table:table-cell>
          <table:table-cell office:value-type="float" office:value="4.789" calcext:value-type="float">
            <text:p>4.789</text:p>
          </table:table-cell>
          <table:table-cell/>
          <table:table-cell table:style-name="pd1" office:value-type="float" office:value="51" calcext:value-type="float">
            <text:p>51</text:p>
          </table:table-cell>
          <table:table-cell table:formula="of:=[.B53]/[.$N$1]" office:value-type="float" office:value="0.214954780361757" calcext:value-type="float">
            <text:p>0.21495</text:p>
          </table:table-cell>
          <table:table-cell table:formula="of:=[.C53]/[.$N$1]" office:value-type="float" office:value="0.00733850129198966" calcext:value-type="float">
            <text:p>0.00734</text:p>
          </table:table-cell>
          <table:table-cell table:formula="of:=[.D53]/[.$N$1]" office:value-type="float" office:value="0.0361434108527132" calcext:value-type="float">
            <text:p>0.03614</text:p>
          </table:table-cell>
          <table:table-cell table:formula="of:=[.E53]/[.$N$1]" office:value-type="float" office:value="0.0154344315245478" calcext:value-type="float">
            <text:p>0.01543</text:p>
          </table:table-cell>
          <table:table-cell table:formula="of:=[.F53]/[.$N$1]" office:value-type="float" office:value="0.0152551679586563" calcext:value-type="float">
            <text:p>0.01526</text:p>
          </table:table-cell>
          <table:table-cell table:formula="of:=[.G53]/[.$N$1]" office:value-type="float" office:value="0.00160885012919897" calcext:value-type="float">
            <text:p>0.00161</text:p>
          </table:table-cell>
          <table:table-cell table:formula="of:=[.H53]/[.$N$1]" office:value-type="float" office:value="0.102212532299742" calcext:value-type="float">
            <text:p>0.10221</text:p>
          </table:table-cell>
          <table:table-cell table:formula="of:=[.I53]/[.$N$1]" office:value-type="float" office:value="0.0370478036175711" calcext:value-type="float">
            <text:p>0.03705</text:p>
          </table:table-cell>
          <table:table-cell table:formula="of:=[.J53]/[.$N$1]" office:value-type="float" office:value="0" calcext:value-type="float">
            <text:p>0.00000</text:p>
          </table:table-cell>
          <table:table-cell table:formula="of:=SUM([.Q53:.W53])" office:value-type="float" office:value="0.207702196382429" calcext:value-type="float">
            <text:p>0.20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47" calcext:value-type="float">
            <text:p>4.847</text:p>
          </table:table-cell>
          <table:table-cell office:value-type="float" office:value="4.789" calcext:value-type="float">
            <text:p>4.789</text:p>
          </table:table-cell>
          <table:table-cell table:number-columns-repeated="4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office:value-type="float" office:value="134.9" calcext:value-type="float">
            <text:p>134.9</text:p>
          </table:table-cell>
          <table:table-cell office:value-type="float" office:value="4.937" calcext:value-type="float">
            <text:p>4.937</text:p>
          </table:table-cell>
          <table:table-cell office:value-type="float" office:value="22.97" calcext:value-type="float">
            <text:p>22.97</text:p>
          </table:table-cell>
          <table:table-cell office:value-type="float" office:value="9.6" calcext:value-type="float">
            <text:p>9.6</text:p>
          </table:table-cell>
          <table:table-cell office:value-type="float" office:value="8.559" calcext:value-type="float">
            <text:p>8.559</text:p>
          </table:table-cell>
          <table:table-cell office:value-type="float" office:value="1.102" calcext:value-type="float">
            <text:p>1.102</text:p>
          </table:table-cell>
          <table:table-cell office:value-type="float" office:value="64.3" calcext:value-type="float">
            <text:p>64.3</text:p>
          </table:table-cell>
          <table:table-cell office:value-type="float" office:value="23.4" calcext:value-type="float">
            <text:p>23.4</text:p>
          </table:table-cell>
          <table:table-cell office:value-type="float" office:value="0.001934" calcext:value-type="float">
            <text:p>0.001934</text:p>
          </table:table-cell>
          <table:table-cell office:value-type="float" office:value="5.199" calcext:value-type="float">
            <text:p>5.199</text:p>
          </table:table-cell>
          <table:table-cell office:value-type="float" office:value="5.144" calcext:value-type="float">
            <text:p>5.144</text:p>
          </table:table-cell>
          <table:table-cell/>
          <table:table-cell table:style-name="pd1" office:value-type="float" office:value="52" calcext:value-type="float">
            <text:p>52</text:p>
          </table:table-cell>
          <table:table-cell table:formula="of:=[.B54]/[.$N$1]" office:value-type="float" office:value="0.217861757105943" calcext:value-type="float">
            <text:p>0.21786</text:p>
          </table:table-cell>
          <table:table-cell table:formula="of:=[.C54]/[.$N$1]" office:value-type="float" office:value="0.00797319121447029" calcext:value-type="float">
            <text:p>0.00797</text:p>
          </table:table-cell>
          <table:table-cell table:formula="of:=[.D54]/[.$N$1]" office:value-type="float" office:value="0.0370962532299742" calcext:value-type="float">
            <text:p>0.03710</text:p>
          </table:table-cell>
          <table:table-cell table:formula="of:=[.E54]/[.$N$1]" office:value-type="float" office:value="0.0155038759689922" calcext:value-type="float">
            <text:p>0.01550</text:p>
          </table:table-cell>
          <table:table-cell table:formula="of:=[.F54]/[.$N$1]" office:value-type="float" office:value="0.0138226744186047" calcext:value-type="float">
            <text:p>0.01382</text:p>
          </table:table-cell>
          <table:table-cell table:formula="of:=[.G54]/[.$N$1]" office:value-type="float" office:value="0.0017797157622739" calcext:value-type="float">
            <text:p>0.00178</text:p>
          </table:table-cell>
          <table:table-cell table:formula="of:=[.H54]/[.$N$1]" office:value-type="float" office:value="0.103843669250646" calcext:value-type="float">
            <text:p>0.10384</text:p>
          </table:table-cell>
          <table:table-cell table:formula="of:=[.I54]/[.$N$1]" office:value-type="float" office:value="0.0377906976744186" calcext:value-type="float">
            <text:p>0.03779</text:p>
          </table:table-cell>
          <table:table-cell table:formula="of:=[.J54]/[.$N$1]" office:value-type="float" office:value="0.0000031233850129199" calcext:value-type="float">
            <text:p>0.00000</text:p>
          </table:table-cell>
          <table:table-cell table:formula="of:=SUM([.Q54:.W54])" office:value-type="float" office:value="0.209840009689922" calcext:value-type="float">
            <text:p>0.20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99" calcext:value-type="float">
            <text:p>5.199</text:p>
          </table:table-cell>
          <table:table-cell office:value-type="float" office:value="5.144" calcext:value-type="float">
            <text:p>5.144</text:p>
          </table:table-cell>
          <table:table-cell table:number-columns-repeated="4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office:value-type="float" office:value="136.6" calcext:value-type="float">
            <text:p>136.6</text:p>
          </table:table-cell>
          <table:table-cell office:value-type="float" office:value="5.292" calcext:value-type="float">
            <text:p>5.292</text:p>
          </table:table-cell>
          <table:table-cell office:value-type="float" office:value="22.47" calcext:value-type="float">
            <text:p>22.47</text:p>
          </table:table-cell>
          <table:table-cell office:value-type="float" office:value="9.562" calcext:value-type="float">
            <text:p>9.562</text:p>
          </table:table-cell>
          <table:table-cell office:value-type="float" office:value="8.263" calcext:value-type="float">
            <text:p>8.263</text:p>
          </table:table-cell>
          <table:table-cell office:value-type="float" office:value="1.219" calcext:value-type="float">
            <text:p>1.219</text:p>
          </table:table-cell>
          <table:table-cell office:value-type="float" office:value="65.3" calcext:value-type="float">
            <text:p>65.3</text:p>
          </table:table-cell>
          <table:table-cell office:value-type="float" office:value="24.49" calcext:value-type="float">
            <text:p>24.49</text:p>
          </table:table-cell>
          <table:table-cell office:value-type="float" office:value="0" calcext:value-type="float">
            <text:p>0</text:p>
          </table:table-cell>
          <table:table-cell office:value-type="float" office:value="5.514" calcext:value-type="float">
            <text:p>5.514</text:p>
          </table:table-cell>
          <table:table-cell office:value-type="float" office:value="5.462" calcext:value-type="float">
            <text:p>5.462</text:p>
          </table:table-cell>
          <table:table-cell/>
          <table:table-cell table:style-name="pd1" office:value-type="float" office:value="53" calcext:value-type="float">
            <text:p>53</text:p>
          </table:table-cell>
          <table:table-cell table:formula="of:=[.B55]/[.$N$1]" office:value-type="float" office:value="0.220607235142119" calcext:value-type="float">
            <text:p>0.22061</text:p>
          </table:table-cell>
          <table:table-cell table:formula="of:=[.C55]/[.$N$1]" office:value-type="float" office:value="0.00854651162790698" calcext:value-type="float">
            <text:p>0.00855</text:p>
          </table:table-cell>
          <table:table-cell table:formula="of:=[.D55]/[.$N$1]" office:value-type="float" office:value="0.0362887596899225" calcext:value-type="float">
            <text:p>0.03629</text:p>
          </table:table-cell>
          <table:table-cell table:formula="of:=[.E55]/[.$N$1]" office:value-type="float" office:value="0.0154425064599483" calcext:value-type="float">
            <text:p>0.01544</text:p>
          </table:table-cell>
          <table:table-cell table:formula="of:=[.F55]/[.$N$1]" office:value-type="float" office:value="0.0133446382428941" calcext:value-type="float">
            <text:p>0.01334</text:p>
          </table:table-cell>
          <table:table-cell table:formula="of:=[.G55]/[.$N$1]" office:value-type="float" office:value="0.001968669250646" calcext:value-type="float">
            <text:p>0.00197</text:p>
          </table:table-cell>
          <table:table-cell table:formula="of:=[.H55]/[.$N$1]" office:value-type="float" office:value="0.105458656330749" calcext:value-type="float">
            <text:p>0.10546</text:p>
          </table:table-cell>
          <table:table-cell table:formula="of:=[.I55]/[.$N$1]" office:value-type="float" office:value="0.0395510335917313" calcext:value-type="float">
            <text:p>0.03955</text:p>
          </table:table-cell>
          <table:table-cell table:formula="of:=[.J55]/[.$N$1]" office:value-type="float" office:value="0" calcext:value-type="float">
            <text:p>0.00000</text:p>
          </table:table-cell>
          <table:table-cell table:formula="of:=SUM([.Q55:.W55])" office:value-type="float" office:value="0.212054263565891" calcext:value-type="float">
            <text:p>0.2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14" calcext:value-type="float">
            <text:p>5.514</text:p>
          </table:table-cell>
          <table:table-cell office:value-type="float" office:value="5.462" calcext:value-type="float">
            <text:p>5.462</text:p>
          </table:table-cell>
          <table:table-cell table:number-columns-repeated="4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office:value-type="float" office:value="138.7" calcext:value-type="float">
            <text:p>138.7</text:p>
          </table:table-cell>
          <table:table-cell office:value-type="float" office:value="5.571" calcext:value-type="float">
            <text:p>5.571</text:p>
          </table:table-cell>
          <table:table-cell office:value-type="float" office:value="22.33" calcext:value-type="float">
            <text:p>22.33</text:p>
          </table:table-cell>
          <table:table-cell office:value-type="float" office:value="9.366" calcext:value-type="float">
            <text:p>9.366</text:p>
          </table:table-cell>
          <table:table-cell office:value-type="float" office:value="8.738" calcext:value-type="float">
            <text:p>8.738</text:p>
          </table:table-cell>
          <table:table-cell office:value-type="float" office:value="1.34" calcext:value-type="float">
            <text:p>1.34</text:p>
          </table:table-cell>
          <table:table-cell office:value-type="float" office:value="66.4" calcext:value-type="float">
            <text:p>66.4</text:p>
          </table:table-cell>
          <table:table-cell office:value-type="float" office:value="24.93" calcext:value-type="float">
            <text:p>24.93</text:p>
          </table:table-cell>
          <table:table-cell office:value-type="float" office:value="0" calcext:value-type="float">
            <text:p>0</text:p>
          </table:table-cell>
          <table:table-cell office:value-type="float" office:value="5.828" calcext:value-type="float">
            <text:p>5.828</text:p>
          </table:table-cell>
          <table:table-cell office:value-type="float" office:value="5.781" calcext:value-type="float">
            <text:p>5.781</text:p>
          </table:table-cell>
          <table:table-cell/>
          <table:table-cell table:style-name="pd1" office:value-type="float" office:value="54" calcext:value-type="float">
            <text:p>54</text:p>
          </table:table-cell>
          <table:table-cell table:formula="of:=[.B56]/[.$N$1]" office:value-type="float" office:value="0.223998708010336" calcext:value-type="float">
            <text:p>0.22400</text:p>
          </table:table-cell>
          <table:table-cell table:formula="of:=[.C56]/[.$N$1]" office:value-type="float" office:value="0.00899709302325581" calcext:value-type="float">
            <text:p>0.00900</text:p>
          </table:table-cell>
          <table:table-cell table:formula="of:=[.D56]/[.$N$1]" office:value-type="float" office:value="0.036062661498708" calcext:value-type="float">
            <text:p>0.03606</text:p>
          </table:table-cell>
          <table:table-cell table:formula="of:=[.E56]/[.$N$1]" office:value-type="float" office:value="0.0151259689922481" calcext:value-type="float">
            <text:p>0.01513</text:p>
          </table:table-cell>
          <table:table-cell table:formula="of:=[.F56]/[.$N$1]" office:value-type="float" office:value="0.0141117571059432" calcext:value-type="float">
            <text:p>0.01411</text:p>
          </table:table-cell>
          <table:table-cell table:formula="of:=[.G56]/[.$N$1]" office:value-type="float" office:value="0.0021640826873385" calcext:value-type="float">
            <text:p>0.00216</text:p>
          </table:table-cell>
          <table:table-cell table:formula="of:=[.H56]/[.$N$1]" office:value-type="float" office:value="0.107235142118863" calcext:value-type="float">
            <text:p>0.10724</text:p>
          </table:table-cell>
          <table:table-cell table:formula="of:=[.I56]/[.$N$1]" office:value-type="float" office:value="0.0402616279069767" calcext:value-type="float">
            <text:p>0.04026</text:p>
          </table:table-cell>
          <table:table-cell table:formula="of:=[.J56]/[.$N$1]" office:value-type="float" office:value="0" calcext:value-type="float">
            <text:p>0.00000</text:p>
          </table:table-cell>
          <table:table-cell table:formula="of:=SUM([.Q56:.W56])" office:value-type="float" office:value="0.214961240310078" calcext:value-type="float">
            <text:p>0.21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8" calcext:value-type="float">
            <text:p>5.828</text:p>
          </table:table-cell>
          <table:table-cell office:value-type="float" office:value="5.781" calcext:value-type="float">
            <text:p>5.781</text:p>
          </table:table-cell>
          <table:table-cell table:number-columns-repeated="4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office:value-type="float" office:value="139.5" calcext:value-type="float">
            <text:p>139.5</text:p>
          </table:table-cell>
          <table:table-cell office:value-type="float" office:value="5.837" calcext:value-type="float">
            <text:p>5.837</text:p>
          </table:table-cell>
          <table:table-cell office:value-type="float" office:value="22.07" calcext:value-type="float">
            <text:p>22.07</text:p>
          </table:table-cell>
          <table:table-cell office:value-type="float" office:value="9.497" calcext:value-type="float">
            <text:p>9.497</text:p>
          </table:table-cell>
          <table:table-cell office:value-type="float" office:value="9.729" calcext:value-type="float">
            <text:p>9.729</text:p>
          </table:table-cell>
          <table:table-cell office:value-type="float" office:value="1.445" calcext:value-type="float">
            <text:p>1.445</text:p>
          </table:table-cell>
          <table:table-cell office:value-type="float" office:value="67.47" calcext:value-type="float">
            <text:p>67.47</text:p>
          </table:table-cell>
          <table:table-cell office:value-type="float" office:value="23.42" calcext:value-type="float">
            <text:p>23.42</text:p>
          </table:table-cell>
          <table:table-cell office:value-type="float" office:value="0" calcext:value-type="float">
            <text:p>0</text:p>
          </table:table-cell>
          <table:table-cell office:value-type="float" office:value="6.108" calcext:value-type="float">
            <text:p>6.108</text:p>
          </table:table-cell>
          <table:table-cell office:value-type="float" office:value="6.055" calcext:value-type="float">
            <text:p>6.055</text:p>
          </table:table-cell>
          <table:table-cell/>
          <table:table-cell table:style-name="pd1" office:value-type="float" office:value="55" calcext:value-type="float">
            <text:p>55</text:p>
          </table:table-cell>
          <table:table-cell table:formula="of:=[.B57]/[.$N$1]" office:value-type="float" office:value="0.225290697674419" calcext:value-type="float">
            <text:p>0.22529</text:p>
          </table:table-cell>
          <table:table-cell table:formula="of:=[.C57]/[.$N$1]" office:value-type="float" office:value="0.00942667958656331" calcext:value-type="float">
            <text:p>0.00943</text:p>
          </table:table-cell>
          <table:table-cell table:formula="of:=[.D57]/[.$N$1]" office:value-type="float" office:value="0.0356427648578811" calcext:value-type="float">
            <text:p>0.03564</text:p>
          </table:table-cell>
          <table:table-cell table:formula="of:=[.E57]/[.$N$1]" office:value-type="float" office:value="0.0153375322997416" calcext:value-type="float">
            <text:p>0.01534</text:p>
          </table:table-cell>
          <table:table-cell table:formula="of:=[.F57]/[.$N$1]" office:value-type="float" office:value="0.0157122093023256" calcext:value-type="float">
            <text:p>0.01571</text:p>
          </table:table-cell>
          <table:table-cell table:formula="of:=[.G57]/[.$N$1]" office:value-type="float" office:value="0.00233365633074935" calcext:value-type="float">
            <text:p>0.00233</text:p>
          </table:table-cell>
          <table:table-cell table:formula="of:=[.H57]/[.$N$1]" office:value-type="float" office:value="0.108963178294574" calcext:value-type="float">
            <text:p>0.10896</text:p>
          </table:table-cell>
          <table:table-cell table:formula="of:=[.I57]/[.$N$1]" office:value-type="float" office:value="0.0378229974160207" calcext:value-type="float">
            <text:p>0.03782</text:p>
          </table:table-cell>
          <table:table-cell table:formula="of:=[.J57]/[.$N$1]" office:value-type="float" office:value="0" calcext:value-type="float">
            <text:p>0.00000</text:p>
          </table:table-cell>
          <table:table-cell table:formula="of:=SUM([.Q57:.W57])" office:value-type="float" office:value="0.215812338501292" calcext:value-type="float">
            <text:p>0.21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08" calcext:value-type="float">
            <text:p>6.108</text:p>
          </table:table-cell>
          <table:table-cell office:value-type="float" office:value="6.055" calcext:value-type="float">
            <text:p>6.055</text:p>
          </table:table-cell>
          <table:table-cell table:number-columns-repeated="4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office:value-type="float" office:value="144.5" calcext:value-type="float">
            <text:p>144.5</text:p>
          </table:table-cell>
          <table:table-cell office:value-type="float" office:value="5.952" calcext:value-type="float">
            <text:p>5.952</text:p>
          </table:table-cell>
          <table:table-cell office:value-type="float" office:value="23.29" calcext:value-type="float">
            <text:p>23.29</text:p>
          </table:table-cell>
          <table:table-cell office:value-type="float" office:value="9.75" calcext:value-type="float">
            <text:p>9.75</text:p>
          </table:table-cell>
          <table:table-cell office:value-type="float" office:value="10.04" calcext:value-type="float">
            <text:p>10.04</text:p>
          </table:table-cell>
          <table:table-cell office:value-type="float" office:value="1.557" calcext:value-type="float">
            <text:p>1.557</text:p>
          </table:table-cell>
          <table:table-cell office:value-type="float" office:value="69.85" calcext:value-type="float">
            <text:p>69.85</text:p>
          </table:table-cell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6.187" calcext:value-type="float">
            <text:p>6.187</text:p>
          </table:table-cell>
          <table:table-cell/>
          <table:table-cell table:style-name="pd1" office:value-type="float" office:value="56" calcext:value-type="float">
            <text:p>56</text:p>
          </table:table-cell>
          <table:table-cell table:formula="of:=[.B58]/[.$N$1]" office:value-type="float" office:value="0.233365633074935" calcext:value-type="float">
            <text:p>0.23337</text:p>
          </table:table-cell>
          <table:table-cell table:formula="of:=[.C58]/[.$N$1]" office:value-type="float" office:value="0.00961240310077519" calcext:value-type="float">
            <text:p>0.00961</text:p>
          </table:table-cell>
          <table:table-cell table:formula="of:=[.D58]/[.$N$1]" office:value-type="float" office:value="0.0376130490956072" calcext:value-type="float">
            <text:p>0.03761</text:p>
          </table:table-cell>
          <table:table-cell table:formula="of:=[.E58]/[.$N$1]" office:value-type="float" office:value="0.0157461240310078" calcext:value-type="float">
            <text:p>0.01575</text:p>
          </table:table-cell>
          <table:table-cell table:formula="of:=[.F58]/[.$N$1]" office:value-type="float" office:value="0.0162144702842377" calcext:value-type="float">
            <text:p>0.01621</text:p>
          </table:table-cell>
          <table:table-cell table:formula="of:=[.G58]/[.$N$1]" office:value-type="float" office:value="0.00251453488372093" calcext:value-type="float">
            <text:p>0.00251</text:p>
          </table:table-cell>
          <table:table-cell table:formula="of:=[.H58]/[.$N$1]" office:value-type="float" office:value="0.11280684754522" calcext:value-type="float">
            <text:p>0.11281</text:p>
          </table:table-cell>
          <table:table-cell table:formula="of:=[.I58]/[.$N$1]" office:value-type="float" office:value="0.0388242894056848" calcext:value-type="float">
            <text:p>0.03882</text:p>
          </table:table-cell>
          <table:table-cell table:formula="of:=[.J58]/[.$N$1]" office:value-type="float" office:value="0" calcext:value-type="float">
            <text:p>0.00000</text:p>
          </table:table-cell>
          <table:table-cell table:formula="of:=SUM([.Q58:.W58])" office:value-type="float" office:value="0.223719315245478" calcext:value-type="float">
            <text:p>0.22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39" calcext:value-type="float">
            <text:p>6.239</text:p>
          </table:table-cell>
          <table:table-cell office:value-type="float" office:value="6.187" calcext:value-type="float">
            <text:p>6.187</text:p>
          </table:table-cell>
          <table:table-cell table:number-columns-repeated="4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office:value-type="float" office:value="145.4" calcext:value-type="float">
            <text:p>145.4</text:p>
          </table:table-cell>
          <table:table-cell office:value-type="float" office:value="5.853" calcext:value-type="float">
            <text:p>5.853</text:p>
          </table:table-cell>
          <table:table-cell office:value-type="float" office:value="22.41" calcext:value-type="float">
            <text:p>22.41</text:p>
          </table:table-cell>
          <table:table-cell office:value-type="float" office:value="9.511" calcext:value-type="float">
            <text:p>9.511</text:p>
          </table:table-cell>
          <table:table-cell office:value-type="float" office:value="10.5" calcext:value-type="float">
            <text:p>10.5</text:p>
          </table:table-cell>
          <table:table-cell office:value-type="float" office:value="1.689" calcext:value-type="float">
            <text:p>1.689</text:p>
          </table:table-cell>
          <table:table-cell office:value-type="float" office:value="69.67" calcext:value-type="float">
            <text:p>69.67</text:p>
          </table:table-cell>
          <table:table-cell office:value-type="float" office:value="25.73" calcext:value-type="float">
            <text:p>25.73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6.123" calcext:value-type="float">
            <text:p>6.123</text:p>
          </table:table-cell>
          <table:table-cell office:value-type="float" office:value="6.07" calcext:value-type="float">
            <text:p>6.07</text:p>
          </table:table-cell>
          <table:table-cell/>
          <table:table-cell table:style-name="pd1" office:value-type="float" office:value="57" calcext:value-type="float">
            <text:p>57</text:p>
          </table:table-cell>
          <table:table-cell table:formula="of:=[.B59]/[.$N$1]" office:value-type="float" office:value="0.234819121447028" calcext:value-type="float">
            <text:p>0.23482</text:p>
          </table:table-cell>
          <table:table-cell table:formula="of:=[.C59]/[.$N$1]" office:value-type="float" office:value="0.00945251937984496" calcext:value-type="float">
            <text:p>0.00945</text:p>
          </table:table-cell>
          <table:table-cell table:formula="of:=[.D59]/[.$N$1]" office:value-type="float" office:value="0.0361918604651163" calcext:value-type="float">
            <text:p>0.03619</text:p>
          </table:table-cell>
          <table:table-cell table:formula="of:=[.E59]/[.$N$1]" office:value-type="float" office:value="0.015360142118863" calcext:value-type="float">
            <text:p>0.01536</text:p>
          </table:table-cell>
          <table:table-cell table:formula="of:=[.F59]/[.$N$1]" office:value-type="float" office:value="0.0169573643410853" calcext:value-type="float">
            <text:p>0.01696</text:p>
          </table:table-cell>
          <table:table-cell table:formula="of:=[.G59]/[.$N$1]" office:value-type="float" office:value="0.00272771317829457" calcext:value-type="float">
            <text:p>0.00273</text:p>
          </table:table-cell>
          <table:table-cell table:formula="of:=[.H59]/[.$N$1]" office:value-type="float" office:value="0.112516149870801" calcext:value-type="float">
            <text:p>0.11252</text:p>
          </table:table-cell>
          <table:table-cell table:formula="of:=[.I59]/[.$N$1]" office:value-type="float" office:value="0.0415536175710594" calcext:value-type="float">
            <text:p>0.04155</text:p>
          </table:table-cell>
          <table:table-cell table:formula="of:=[.J59]/[.$N$1]" office:value-type="float" office:value="0.00000540859173126615" calcext:value-type="float">
            <text:p>0.00001</text:p>
          </table:table-cell>
          <table:table-cell table:formula="of:=SUM([.Q59:.W59])" office:value-type="float" office:value="0.225312256136951" calcext:value-type="float">
            <text:p>0.2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23" calcext:value-type="float">
            <text:p>6.123</text:p>
          </table:table-cell>
          <table:table-cell office:value-type="float" office:value="6.07" calcext:value-type="float">
            <text:p>6.07</text:p>
          </table:table-cell>
          <table:table-cell table:number-columns-repeated="4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office:value-type="float" office:value="146.5" calcext:value-type="float">
            <text:p>146.5</text:p>
          </table:table-cell>
          <table:table-cell office:value-type="float" office:value="5.696" calcext:value-type="float">
            <text:p>5.696</text:p>
          </table:table-cell>
          <table:table-cell office:value-type="float" office:value="22.14" calcext:value-type="float">
            <text:p>22.14</text:p>
          </table:table-cell>
          <table:table-cell office:value-type="float" office:value="9.653" calcext:value-type="float">
            <text:p>9.653</text:p>
          </table:table-cell>
          <table:table-cell office:value-type="float" office:value="10.08" calcext:value-type="float">
            <text:p>10.08</text:p>
          </table:table-cell>
          <table:table-cell office:value-type="float" office:value="1.805" calcext:value-type="float">
            <text:p>1.805</text:p>
          </table:table-cell>
          <table:table-cell office:value-type="float" office:value="71.26" calcext:value-type="float">
            <text:p>71.26</text:p>
          </table:table-cell>
          <table:table-cell office:value-type="float" office:value="25.89" calcext:value-type="float">
            <text:p>25.89</text:p>
          </table:table-cell>
          <table:table-cell office:value-type="float" office:value="0" calcext:value-type="float">
            <text:p>0</text:p>
          </table:table-cell>
          <table:table-cell office:value-type="float" office:value="5.969" calcext:value-type="float">
            <text:p>5.969</text:p>
          </table:table-cell>
          <table:table-cell office:value-type="float" office:value="5.92" calcext:value-type="float">
            <text:p>5.92</text:p>
          </table:table-cell>
          <table:table-cell/>
          <table:table-cell table:style-name="pd1" office:value-type="float" office:value="58" calcext:value-type="float">
            <text:p>58</text:p>
          </table:table-cell>
          <table:table-cell table:formula="of:=[.B60]/[.$N$1]" office:value-type="float" office:value="0.236595607235142" calcext:value-type="float">
            <text:p>0.23660</text:p>
          </table:table-cell>
          <table:table-cell table:formula="of:=[.C60]/[.$N$1]" office:value-type="float" office:value="0.00919896640826873" calcext:value-type="float">
            <text:p>0.00920</text:p>
          </table:table-cell>
          <table:table-cell table:formula="of:=[.D60]/[.$N$1]" office:value-type="float" office:value="0.0357558139534884" calcext:value-type="float">
            <text:p>0.03576</text:p>
          </table:table-cell>
          <table:table-cell table:formula="of:=[.E60]/[.$N$1]" office:value-type="float" office:value="0.0155894702842377" calcext:value-type="float">
            <text:p>0.01559</text:p>
          </table:table-cell>
          <table:table-cell table:formula="of:=[.F60]/[.$N$1]" office:value-type="float" office:value="0.0162790697674419" calcext:value-type="float">
            <text:p>0.01628</text:p>
          </table:table-cell>
          <table:table-cell table:formula="of:=[.G60]/[.$N$1]" office:value-type="float" office:value="0.00291505167958656" calcext:value-type="float">
            <text:p>0.00292</text:p>
          </table:table-cell>
          <table:table-cell table:formula="of:=[.H60]/[.$N$1]" office:value-type="float" office:value="0.115083979328165" calcext:value-type="float">
            <text:p>0.11508</text:p>
          </table:table-cell>
          <table:table-cell table:formula="of:=[.I60]/[.$N$1]" office:value-type="float" office:value="0.041812015503876" calcext:value-type="float">
            <text:p>0.04181</text:p>
          </table:table-cell>
          <table:table-cell table:formula="of:=[.J60]/[.$N$1]" office:value-type="float" office:value="0" calcext:value-type="float">
            <text:p>0.00000</text:p>
          </table:table-cell>
          <table:table-cell table:formula="of:=SUM([.Q60:.W60])" office:value-type="float" office:value="0.227435400516796" calcext:value-type="float">
            <text:p>0.22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69" calcext:value-type="float">
            <text:p>5.969</text:p>
          </table:table-cell>
          <table:table-cell office:value-type="float" office:value="5.92" calcext:value-type="float">
            <text:p>5.92</text:p>
          </table:table-cell>
          <table:table-cell table:number-columns-repeated="4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office:value-type="float" office:value="146.7" calcext:value-type="float">
            <text:p>146.7</text:p>
          </table:table-cell>
          <table:table-cell office:value-type="float" office:value="5.234" calcext:value-type="float">
            <text:p>5.234</text:p>
          </table:table-cell>
          <table:table-cell office:value-type="float" office:value="22.2" calcext:value-type="float">
            <text:p>22.2</text:p>
          </table:table-cell>
          <table:table-cell office:value-type="float" office:value="9.613" calcext:value-type="float">
            <text:p>9.613</text:p>
          </table:table-cell>
          <table:table-cell office:value-type="float" office:value="9.748" calcext:value-type="float">
            <text:p>9.748</text:p>
          </table:table-cell>
          <table:table-cell office:value-type="float" office:value="1.914" calcext:value-type="float">
            <text:p>1.914</text:p>
          </table:table-cell>
          <table:table-cell office:value-type="float" office:value="71.79" calcext:value-type="float">
            <text:p>71.79</text:p>
          </table:table-cell>
          <table:table-cell office:value-type="float" office:value="26.16" calcext:value-type="float">
            <text:p>26.16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5.453" calcext:value-type="float">
            <text:p>5.453</text:p>
          </table:table-cell>
          <table:table-cell office:value-type="float" office:value="5.408" calcext:value-type="float">
            <text:p>5.408</text:p>
          </table:table-cell>
          <table:table-cell/>
          <table:table-cell table:style-name="pd1" office:value-type="float" office:value="59" calcext:value-type="float">
            <text:p>59</text:p>
          </table:table-cell>
          <table:table-cell table:formula="of:=[.B61]/[.$N$1]" office:value-type="float" office:value="0.236918604651163" calcext:value-type="float">
            <text:p>0.23692</text:p>
          </table:table-cell>
          <table:table-cell table:formula="of:=[.C61]/[.$N$1]" office:value-type="float" office:value="0.00845284237726098" calcext:value-type="float">
            <text:p>0.00845</text:p>
          </table:table-cell>
          <table:table-cell table:formula="of:=[.D61]/[.$N$1]" office:value-type="float" office:value="0.0358527131782946" calcext:value-type="float">
            <text:p>0.03585</text:p>
          </table:table-cell>
          <table:table-cell table:formula="of:=[.E61]/[.$N$1]" office:value-type="float" office:value="0.0155248708010336" calcext:value-type="float">
            <text:p>0.01552</text:p>
          </table:table-cell>
          <table:table-cell table:formula="of:=[.F61]/[.$N$1]" office:value-type="float" office:value="0.0157428940568475" calcext:value-type="float">
            <text:p>0.01574</text:p>
          </table:table-cell>
          <table:table-cell table:formula="of:=[.G61]/[.$N$1]" office:value-type="float" office:value="0.00309108527131783" calcext:value-type="float">
            <text:p>0.00309</text:p>
          </table:table-cell>
          <table:table-cell table:formula="of:=[.H61]/[.$N$1]" office:value-type="float" office:value="0.11593992248062" calcext:value-type="float">
            <text:p>0.11594</text:p>
          </table:table-cell>
          <table:table-cell table:formula="of:=[.I61]/[.$N$1]" office:value-type="float" office:value="0.0422480620155039" calcext:value-type="float">
            <text:p>0.04225</text:p>
          </table:table-cell>
          <table:table-cell table:formula="of:=[.J61]/[.$N$1]" office:value-type="float" office:value="0.0000018766149870801" calcext:value-type="float">
            <text:p>0.00000</text:p>
          </table:table-cell>
          <table:table-cell table:formula="of:=SUM([.Q61:.W61])" office:value-type="float" office:value="0.228401424418605" calcext:value-type="float">
            <text:p>0.22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53" calcext:value-type="float">
            <text:p>5.453</text:p>
          </table:table-cell>
          <table:table-cell office:value-type="float" office:value="5.408" calcext:value-type="float">
            <text:p>5.408</text:p>
          </table:table-cell>
          <table:table-cell table:number-columns-repeated="4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office:value-type="float" office:value="147.5" calcext:value-type="float">
            <text:p>147.5</text:p>
          </table:table-cell>
          <table:table-cell office:value-type="float" office:value="4.62" calcext:value-type="float">
            <text:p>4.62</text:p>
          </table:table-cell>
          <table:table-cell office:value-type="float" office:value="21.75" calcext:value-type="float">
            <text:p>21.75</text:p>
          </table:table-cell>
          <table:table-cell office:value-type="float" office:value="9.703" calcext:value-type="float">
            <text:p>9.703</text:p>
          </table:table-cell>
          <table:table-cell office:value-type="float" office:value="9.076" calcext:value-type="float">
            <text:p>9.076</text:p>
          </table:table-cell>
          <table:table-cell office:value-type="float" office:value="2.024" calcext:value-type="float">
            <text:p>2.024</text:p>
          </table:table-cell>
          <table:table-cell office:value-type="float" office:value="74.12" calcext:value-type="float">
            <text:p>74.12</text:p>
          </table:table-cell>
          <table:table-cell office:value-type="float" office:value="26.23" calcext:value-type="float">
            <text:p>26.23</text:p>
          </table:table-cell>
          <table:table-cell office:value-type="float" office:value="0.005526" calcext:value-type="float">
            <text:p>0.005526</text:p>
          </table:table-cell>
          <table:table-cell office:value-type="float" office:value="4.833" calcext:value-type="float">
            <text:p>4.833</text:p>
          </table:table-cell>
          <table:table-cell office:value-type="float" office:value="4.791" calcext:value-type="float">
            <text:p>4.791</text:p>
          </table:table-cell>
          <table:table-cell/>
          <table:table-cell table:style-name="pd1" office:value-type="float" office:value="60" calcext:value-type="float">
            <text:p>60</text:p>
          </table:table-cell>
          <table:table-cell table:formula="of:=[.B62]/[.$N$1]" office:value-type="float" office:value="0.238210594315245" calcext:value-type="float">
            <text:p>0.23821</text:p>
          </table:table-cell>
          <table:table-cell table:formula="of:=[.C62]/[.$N$1]" office:value-type="float" office:value="0.00746124031007752" calcext:value-type="float">
            <text:p>0.00746</text:p>
          </table:table-cell>
          <table:table-cell table:formula="of:=[.D62]/[.$N$1]" office:value-type="float" office:value="0.0351259689922481" calcext:value-type="float">
            <text:p>0.03513</text:p>
          </table:table-cell>
          <table:table-cell table:formula="of:=[.E62]/[.$N$1]" office:value-type="float" office:value="0.0156702196382429" calcext:value-type="float">
            <text:p>0.01567</text:p>
          </table:table-cell>
          <table:table-cell table:formula="of:=[.F62]/[.$N$1]" office:value-type="float" office:value="0.0146576227390181" calcext:value-type="float">
            <text:p>0.01466</text:p>
          </table:table-cell>
          <table:table-cell table:formula="of:=[.G62]/[.$N$1]" office:value-type="float" office:value="0.0032687338501292" calcext:value-type="float">
            <text:p>0.00327</text:p>
          </table:table-cell>
          <table:table-cell table:formula="of:=[.H62]/[.$N$1]" office:value-type="float" office:value="0.119702842377261" calcext:value-type="float">
            <text:p>0.11970</text:p>
          </table:table-cell>
          <table:table-cell table:formula="of:=[.I62]/[.$N$1]" office:value-type="float" office:value="0.0423611111111111" calcext:value-type="float">
            <text:p>0.04236</text:p>
          </table:table-cell>
          <table:table-cell table:formula="of:=[.J62]/[.$N$1]" office:value-type="float" office:value="0.00000892441860465116" calcext:value-type="float">
            <text:p>0.00001</text:p>
          </table:table-cell>
          <table:table-cell table:formula="of:=SUM([.Q62:.W62])" office:value-type="float" office:value="0.230795423126615" calcext:value-type="float">
            <text:p>0.23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33" calcext:value-type="float">
            <text:p>4.833</text:p>
          </table:table-cell>
          <table:table-cell office:value-type="float" office:value="4.791" calcext:value-type="float">
            <text:p>4.791</text:p>
          </table:table-cell>
          <table:table-cell table:number-columns-repeated="4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office:value-type="float" office:value="149.1" calcext:value-type="float">
            <text:p>149.1</text:p>
          </table:table-cell>
          <table:table-cell office:value-type="float" office:value="3.91" calcext:value-type="float">
            <text:p>3.91</text:p>
          </table:table-cell>
          <table:table-cell office:value-type="float" office:value="21.85" calcext:value-type="float">
            <text:p>21.85</text:p>
          </table:table-cell>
          <table:table-cell office:value-type="float" office:value="9.171" calcext:value-type="float">
            <text:p>9.171</text:p>
          </table:table-cell>
          <table:table-cell office:value-type="float" office:value="9.629" calcext:value-type="float">
            <text:p>9.629</text:p>
          </table:table-cell>
          <table:table-cell office:value-type="float" office:value="2.15" calcext:value-type="float">
            <text:p>2.15</text:p>
          </table:table-cell>
          <table:table-cell office:value-type="float" office:value="75.54" calcext:value-type="float">
            <text:p>75.54</text:p>
          </table:table-cell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4.121" calcext:value-type="float">
            <text:p>4.121</text:p>
          </table:table-cell>
          <table:table-cell office:value-type="float" office:value="4.076" calcext:value-type="float">
            <text:p>4.076</text:p>
          </table:table-cell>
          <table:table-cell/>
          <table:table-cell table:style-name="pd1" office:value-type="float" office:value="61" calcext:value-type="float">
            <text:p>61</text:p>
          </table:table-cell>
          <table:table-cell table:formula="of:=[.B63]/[.$N$1]" office:value-type="float" office:value="0.240794573643411" calcext:value-type="float">
            <text:p>0.24079</text:p>
          </table:table-cell>
          <table:table-cell table:formula="of:=[.C63]/[.$N$1]" office:value-type="float" office:value="0.00631459948320413" calcext:value-type="float">
            <text:p>0.00631</text:p>
          </table:table-cell>
          <table:table-cell table:formula="of:=[.D63]/[.$N$1]" office:value-type="float" office:value="0.0352874677002584" calcext:value-type="float">
            <text:p>0.03529</text:p>
          </table:table-cell>
          <table:table-cell table:formula="of:=[.E63]/[.$N$1]" office:value-type="float" office:value="0.0148110465116279" calcext:value-type="float">
            <text:p>0.01481</text:p>
          </table:table-cell>
          <table:table-cell table:formula="of:=[.F63]/[.$N$1]" office:value-type="float" office:value="0.0155507105943152" calcext:value-type="float">
            <text:p>0.01555</text:p>
          </table:table-cell>
          <table:table-cell table:formula="of:=[.G63]/[.$N$1]" office:value-type="float" office:value="0.00347222222222222" calcext:value-type="float">
            <text:p>0.00347</text:p>
          </table:table-cell>
          <table:table-cell table:formula="of:=[.H63]/[.$N$1]" office:value-type="float" office:value="0.121996124031008" calcext:value-type="float">
            <text:p>0.12200</text:p>
          </table:table-cell>
          <table:table-cell table:formula="of:=[.I63]/[.$N$1]" office:value-type="float" office:value="0.0434108527131783" calcext:value-type="float">
            <text:p>0.04341</text:p>
          </table:table-cell>
          <table:table-cell table:formula="of:=[.J63]/[.$N$1]" office:value-type="float" office:value="0" calcext:value-type="float">
            <text:p>0.00000</text:p>
          </table:table-cell>
          <table:table-cell table:formula="of:=SUM([.Q63:.W63])" office:value-type="float" office:value="0.23452842377261" calcext:value-type="float">
            <text:p>0.23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21" calcext:value-type="float">
            <text:p>4.121</text:p>
          </table:table-cell>
          <table:table-cell office:value-type="float" office:value="4.076" calcext:value-type="float">
            <text:p>4.076</text:p>
          </table:table-cell>
          <table:table-cell table:number-columns-repeated="4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office:value-type="float" office:value="150.9" calcext:value-type="float">
            <text:p>150.9</text:p>
          </table:table-cell>
          <table:table-cell office:value-type="float" office:value="3.175" calcext:value-type="float">
            <text:p>3.175</text:p>
          </table:table-cell>
          <table:table-cell office:value-type="float" office:value="21.54" calcext:value-type="float">
            <text:p>21.54</text:p>
          </table:table-cell>
          <table:table-cell office:value-type="float" office:value="9.094" calcext:value-type="float">
            <text:p>9.094</text:p>
          </table:table-cell>
          <table:table-cell office:value-type="float" office:value="10.05" calcext:value-type="float">
            <text:p>10.05</text:p>
          </table:table-cell>
          <table:table-cell office:value-type="float" office:value="2.195" calcext:value-type="float">
            <text:p>2.195</text:p>
          </table:table-cell>
          <table:table-cell office:value-type="float" office:value="77.25" calcext:value-type="float">
            <text:p>77.25</text:p>
          </table:table-cell>
          <table:table-cell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3.417" calcext:value-type="float">
            <text:p>3.417</text:p>
          </table:table-cell>
          <table:table-cell/>
          <table:table-cell table:style-name="pd1" office:value-type="float" office:value="62" calcext:value-type="float">
            <text:p>62</text:p>
          </table:table-cell>
          <table:table-cell table:formula="of:=[.B64]/[.$N$1]" office:value-type="float" office:value="0.243701550387597" calcext:value-type="float">
            <text:p>0.24370</text:p>
          </table:table-cell>
          <table:table-cell table:formula="of:=[.C64]/[.$N$1]" office:value-type="float" office:value="0.00512758397932816" calcext:value-type="float">
            <text:p>0.00513</text:p>
          </table:table-cell>
          <table:table-cell table:formula="of:=[.D64]/[.$N$1]" office:value-type="float" office:value="0.0347868217054264" calcext:value-type="float">
            <text:p>0.03479</text:p>
          </table:table-cell>
          <table:table-cell table:formula="of:=[.E64]/[.$N$1]" office:value-type="float" office:value="0.0146866925064599" calcext:value-type="float">
            <text:p>0.01469</text:p>
          </table:table-cell>
          <table:table-cell table:formula="of:=[.F64]/[.$N$1]" office:value-type="float" office:value="0.0162306201550388" calcext:value-type="float">
            <text:p>0.01623</text:p>
          </table:table-cell>
          <table:table-cell table:formula="of:=[.G64]/[.$N$1]" office:value-type="float" office:value="0.00354489664082687" calcext:value-type="float">
            <text:p>0.00354</text:p>
          </table:table-cell>
          <table:table-cell table:formula="of:=[.H64]/[.$N$1]" office:value-type="float" office:value="0.124757751937984" calcext:value-type="float">
            <text:p>0.12476</text:p>
          </table:table-cell>
          <table:table-cell table:formula="of:=[.I64]/[.$N$1]" office:value-type="float" office:value="0.0446382428940568" calcext:value-type="float">
            <text:p>0.04464</text:p>
          </table:table-cell>
          <table:table-cell table:formula="of:=[.J64]/[.$N$1]" office:value-type="float" office:value="0" calcext:value-type="float">
            <text:p>0.00000</text:p>
          </table:table-cell>
          <table:table-cell table:formula="of:=SUM([.Q64:.W64])" office:value-type="float" office:value="0.238645025839793" calcext:value-type="float">
            <text:p>0.238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64" calcext:value-type="float">
            <text:p>3.464</text:p>
          </table:table-cell>
          <table:table-cell office:value-type="float" office:value="3.417" calcext:value-type="float">
            <text:p>3.417</text:p>
          </table:table-cell>
          <table:table-cell table:number-columns-repeated="4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office:value-type="float" office:value="154.5" calcext:value-type="float">
            <text:p>154.5</text:p>
          </table:table-cell>
          <table:table-cell office:value-type="float" office:value="2.31" calcext:value-type="float">
            <text:p>2.31</text:p>
          </table:table-cell>
          <table:table-cell office:value-type="float" office:value="21.16" calcext:value-type="float">
            <text:p>21.16</text:p>
          </table:table-cell>
          <table:table-cell office:value-type="float" office:value="9.011" calcext:value-type="float">
            <text:p>9.011</text:p>
          </table:table-cell>
          <table:table-cell office:value-type="float" office:value="12.2" calcext:value-type="float">
            <text:p>12.2</text:p>
          </table:table-cell>
          <table:table-cell office:value-type="float" office:value="2.317" calcext:value-type="float">
            <text:p>2.317</text:p>
          </table:table-cell>
          <table:table-cell office:value-type="float" office:value="79.67" calcext:value-type="float">
            <text:p>79.67</text:p>
          </table:table-cell>
          <table:table-cell office:value-type="float" office:value="27.78" calcext:value-type="float">
            <text:p>27.78</text:p>
          </table:table-cell>
          <table:table-cell office:value-type="float" office:value="0" calcext:value-type="float">
            <text:p>0</text:p>
          </table:table-cell>
          <table:table-cell office:value-type="float" office:value="2.672" calcext:value-type="float">
            <text:p>2.672</text:p>
          </table:table-cell>
          <table:table-cell office:value-type="float" office:value="2.62" calcext:value-type="float">
            <text:p>2.62</text:p>
          </table:table-cell>
          <table:table-cell/>
          <table:table-cell table:style-name="pd1" office:value-type="float" office:value="63" calcext:value-type="float">
            <text:p>63</text:p>
          </table:table-cell>
          <table:table-cell table:formula="of:=[.B65]/[.$N$1]" office:value-type="float" office:value="0.249515503875969" calcext:value-type="float">
            <text:p>0.24952</text:p>
          </table:table-cell>
          <table:table-cell table:formula="of:=[.C65]/[.$N$1]" office:value-type="float" office:value="0.00373062015503876" calcext:value-type="float">
            <text:p>0.00373</text:p>
          </table:table-cell>
          <table:table-cell table:formula="of:=[.D65]/[.$N$1]" office:value-type="float" office:value="0.0341731266149871" calcext:value-type="float">
            <text:p>0.03417</text:p>
          </table:table-cell>
          <table:table-cell table:formula="of:=[.E65]/[.$N$1]" office:value-type="float" office:value="0.0145526485788114" calcext:value-type="float">
            <text:p>0.01455</text:p>
          </table:table-cell>
          <table:table-cell table:formula="of:=[.F65]/[.$N$1]" office:value-type="float" office:value="0.019702842377261" calcext:value-type="float">
            <text:p>0.01970</text:p>
          </table:table-cell>
          <table:table-cell table:formula="of:=[.G65]/[.$N$1]" office:value-type="float" office:value="0.00374192506459948" calcext:value-type="float">
            <text:p>0.00374</text:p>
          </table:table-cell>
          <table:table-cell table:formula="of:=[.H65]/[.$N$1]" office:value-type="float" office:value="0.128666020671835" calcext:value-type="float">
            <text:p>0.12867</text:p>
          </table:table-cell>
          <table:table-cell table:formula="of:=[.I65]/[.$N$1]" office:value-type="float" office:value="0.0448643410852713" calcext:value-type="float">
            <text:p>0.04486</text:p>
          </table:table-cell>
          <table:table-cell table:formula="of:=[.J65]/[.$N$1]" office:value-type="float" office:value="0" calcext:value-type="float">
            <text:p>0.00000</text:p>
          </table:table-cell>
          <table:table-cell table:formula="of:=SUM([.Q65:.W65])" office:value-type="float" office:value="0.245700904392765" calcext:value-type="float">
            <text:p>0.24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72" calcext:value-type="float">
            <text:p>2.672</text:p>
          </table:table-cell>
          <table:table-cell office:value-type="float" office:value="2.62" calcext:value-type="float">
            <text:p>2.62</text:p>
          </table:table-cell>
          <table:table-cell table:number-columns-repeated="4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office:value-type="float" office:value="160.3" calcext:value-type="float">
            <text:p>160.3</text:p>
          </table:table-cell>
          <table:table-cell office:value-type="float" office:value="1.735" calcext:value-type="float">
            <text:p>1.735</text:p>
          </table:table-cell>
          <table:table-cell office:value-type="float" office:value="21.25" calcext:value-type="float">
            <text:p>21.25</text:p>
          </table:table-cell>
          <table:table-cell office:value-type="float" office:value="9.073" calcext:value-type="float">
            <text:p>9.073</text:p>
          </table:table-cell>
          <table:table-cell office:value-type="float" office:value="16.8" calcext:value-type="float">
            <text:p>16.8</text:p>
          </table:table-cell>
          <table:table-cell office:value-type="float" office:value="2.411" calcext:value-type="float">
            <text:p>2.411</text:p>
          </table:table-cell>
          <table:table-cell office:value-type="float" office:value="80.57" calcext:value-type="float">
            <text:p>80.57</text:p>
          </table:table-cell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2.23" calcext:value-type="float">
            <text:p>2.23</text:p>
          </table:table-cell>
          <table:table-cell/>
          <table:table-cell table:style-name="pd1" office:value-type="float" office:value="64" calcext:value-type="float">
            <text:p>64</text:p>
          </table:table-cell>
          <table:table-cell table:formula="of:=[.B66]/[.$N$1]" office:value-type="float" office:value="0.258882428940568" calcext:value-type="float">
            <text:p>0.25888</text:p>
          </table:table-cell>
          <table:table-cell table:formula="of:=[.C66]/[.$N$1]" office:value-type="float" office:value="0.00280200258397933" calcext:value-type="float">
            <text:p>0.00280</text:p>
          </table:table-cell>
          <table:table-cell table:formula="of:=[.D66]/[.$N$1]" office:value-type="float" office:value="0.0343184754521964" calcext:value-type="float">
            <text:p>0.03432</text:p>
          </table:table-cell>
          <table:table-cell table:formula="of:=[.E66]/[.$N$1]" office:value-type="float" office:value="0.0146527777777778" calcext:value-type="float">
            <text:p>0.01465</text:p>
          </table:table-cell>
          <table:table-cell table:formula="of:=[.F66]/[.$N$1]" office:value-type="float" office:value="0.0271317829457364" calcext:value-type="float">
            <text:p>0.02713</text:p>
          </table:table-cell>
          <table:table-cell table:formula="of:=[.G66]/[.$N$1]" office:value-type="float" office:value="0.0038937338501292" calcext:value-type="float">
            <text:p>0.00389</text:p>
          </table:table-cell>
          <table:table-cell table:formula="of:=[.H66]/[.$N$1]" office:value-type="float" office:value="0.130119509043928" calcext:value-type="float">
            <text:p>0.13012</text:p>
          </table:table-cell>
          <table:table-cell table:formula="of:=[.I66]/[.$N$1]" office:value-type="float" office:value="0.0459463824289406" calcext:value-type="float">
            <text:p>0.04595</text:p>
          </table:table-cell>
          <table:table-cell table:formula="of:=[.J66]/[.$N$1]" office:value-type="float" office:value="0" calcext:value-type="float">
            <text:p>0.00000</text:p>
          </table:table-cell>
          <table:table-cell table:formula="of:=SUM([.Q66:.W66])" office:value-type="float" office:value="0.256062661498708" calcext:value-type="float">
            <text:p>0.25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office:value-type="float" office:value="2.23" calcext:value-type="float">
            <text:p>2.23</text:p>
          </table:table-cell>
          <table:table-cell table:number-columns-repeated="4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office:value-type="float" office:value="170.9" calcext:value-type="float">
            <text:p>170.9</text:p>
          </table:table-cell>
          <table:table-cell office:value-type="float" office:value="1.156" calcext:value-type="float">
            <text:p>1.156</text:p>
          </table:table-cell>
          <table:table-cell office:value-type="float" office:value="20.28" calcext:value-type="float">
            <text:p>20.28</text:p>
          </table:table-cell>
          <table:table-cell office:value-type="float" office:value="9.415" calcext:value-type="float">
            <text:p>9.415</text:p>
          </table:table-cell>
          <table:table-cell office:value-type="float" office:value="25.24" calcext:value-type="float">
            <text:p>25.24</text:p>
          </table:table-cell>
          <table:table-cell office:value-type="float" office:value="2.462" calcext:value-type="float">
            <text:p>2.462</text:p>
          </table:table-cell>
          <table:table-cell office:value-type="float" office:value="83.16" calcext:value-type="float">
            <text:p>83.16</text:p>
          </table:table-cell>
          <table:table-cell office:value-type="float" office:value="29.21" calcext:value-type="float">
            <text:p>29.21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2.24" calcext:value-type="float">
            <text:p>2.24</text:p>
          </table:table-cell>
          <table:table-cell office:value-type="float" office:value="2.191" calcext:value-type="float">
            <text:p>2.191</text:p>
          </table:table-cell>
          <table:table-cell/>
          <table:table-cell table:style-name="pd1" office:value-type="float" office:value="65" calcext:value-type="float">
            <text:p>65</text:p>
          </table:table-cell>
          <table:table-cell table:formula="of:=[.B67]/[.$N$1]" office:value-type="float" office:value="0.276001291989664" calcext:value-type="float">
            <text:p>0.27600</text:p>
          </table:table-cell>
          <table:table-cell table:formula="of:=[.C67]/[.$N$1]" office:value-type="float" office:value="0.00186692506459948" calcext:value-type="float">
            <text:p>0.00187</text:p>
          </table:table-cell>
          <table:table-cell table:formula="of:=[.D67]/[.$N$1]" office:value-type="float" office:value="0.0327519379844961" calcext:value-type="float">
            <text:p>0.03275</text:p>
          </table:table-cell>
          <table:table-cell table:formula="of:=[.E67]/[.$N$1]" office:value-type="float" office:value="0.0152051033591731" calcext:value-type="float">
            <text:p>0.01521</text:p>
          </table:table-cell>
          <table:table-cell table:formula="of:=[.F67]/[.$N$1]" office:value-type="float" office:value="0.0407622739018088" calcext:value-type="float">
            <text:p>0.04076</text:p>
          </table:table-cell>
          <table:table-cell table:formula="of:=[.G67]/[.$N$1]" office:value-type="float" office:value="0.00397609819121447" calcext:value-type="float">
            <text:p>0.00398</text:p>
          </table:table-cell>
          <table:table-cell table:formula="of:=[.H67]/[.$N$1]" office:value-type="float" office:value="0.134302325581395" calcext:value-type="float">
            <text:p>0.13430</text:p>
          </table:table-cell>
          <table:table-cell table:formula="of:=[.I67]/[.$N$1]" office:value-type="float" office:value="0.0471737726098191" calcext:value-type="float">
            <text:p>0.04717</text:p>
          </table:table-cell>
          <table:table-cell table:formula="of:=[.J67]/[.$N$1]" office:value-type="float" office:value="0.0000122852067183463" calcext:value-type="float">
            <text:p>0.00001</text:p>
          </table:table-cell>
          <table:table-cell table:formula="of:=SUM([.Q67:.W67])" office:value-type="float" office:value="0.274183796834625" calcext:value-type="float">
            <text:p>0.27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191" calcext:value-type="float">
            <text:p>2.191</text:p>
          </table:table-cell>
          <table:table-cell table:number-columns-repeated="4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office:value-type="float" office:value="183.6" calcext:value-type="float">
            <text:p>183.6</text:p>
          </table:table-cell>
          <table:table-cell office:value-type="float" office:value="0.794" calcext:value-type="float">
            <text:p>0.794</text:p>
          </table:table-cell>
          <table:table-cell office:value-type="float" office:value="20.35" calcext:value-type="float">
            <text:p>20.35</text:p>
          </table:table-cell>
          <table:table-cell office:value-type="float" office:value="8.938" calcext:value-type="float">
            <text:p>8.938</text:p>
          </table:table-cell>
          <table:table-cell office:value-type="float" office:value="37.42" calcext:value-type="float">
            <text:p>37.42</text:p>
          </table:table-cell>
          <table:table-cell office:value-type="float" office:value="2.603" calcext:value-type="float">
            <text:p>2.603</text:p>
          </table:table-cell>
          <table:table-cell office:value-type="float" office:value="84.02" calcext:value-type="float">
            <text:p>84.02</text:p>
          </table:table-cell>
          <table:table-cell office:value-type="float" office:value="29.49" calcext:value-type="float">
            <text:p>29.49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2.312" calcext:value-type="float">
            <text:p>2.312</text:p>
          </table:table-cell>
          <table:table-cell office:value-type="float" office:value="2.245" calcext:value-type="float">
            <text:p>2.245</text:p>
          </table:table-cell>
          <table:table-cell/>
          <table:table-cell table:style-name="pd1" office:value-type="float" office:value="66" calcext:value-type="float">
            <text:p>66</text:p>
          </table:table-cell>
          <table:table-cell table:formula="of:=[.B68]/[.$N$1]" office:value-type="float" office:value="0.296511627906977" calcext:value-type="float">
            <text:p>0.29651</text:p>
          </table:table-cell>
          <table:table-cell table:formula="of:=[.C68]/[.$N$1]" office:value-type="float" office:value="0.00128229974160207" calcext:value-type="float">
            <text:p>0.00128</text:p>
          </table:table-cell>
          <table:table-cell table:formula="of:=[.D68]/[.$N$1]" office:value-type="float" office:value="0.0328649870801034" calcext:value-type="float">
            <text:p>0.03286</text:p>
          </table:table-cell>
          <table:table-cell table:formula="of:=[.E68]/[.$N$1]" office:value-type="float" office:value="0.0144347545219638" calcext:value-type="float">
            <text:p>0.01443</text:p>
          </table:table-cell>
          <table:table-cell table:formula="of:=[.F68]/[.$N$1]" office:value-type="float" office:value="0.0604328165374677" calcext:value-type="float">
            <text:p>0.06043</text:p>
          </table:table-cell>
          <table:table-cell table:formula="of:=[.G68]/[.$N$1]" office:value-type="float" office:value="0.00420381136950904" calcext:value-type="float">
            <text:p>0.00420</text:p>
          </table:table-cell>
          <table:table-cell table:formula="of:=[.H68]/[.$N$1]" office:value-type="float" office:value="0.135691214470284" calcext:value-type="float">
            <text:p>0.13569</text:p>
          </table:table-cell>
          <table:table-cell table:formula="of:=[.I68]/[.$N$1]" office:value-type="float" office:value="0.0476259689922481" calcext:value-type="float">
            <text:p>0.04763</text:p>
          </table:table-cell>
          <table:table-cell table:formula="of:=[.J68]/[.$N$1]" office:value-type="float" office:value="0.0000071172480620155" calcext:value-type="float">
            <text:p>0.00001</text:p>
          </table:table-cell>
          <table:table-cell table:formula="of:=SUM([.Q68:.W68])" office:value-type="float" office:value="0.295260670219638" calcext:value-type="float">
            <text:p>0.29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12" calcext:value-type="float">
            <text:p>2.312</text:p>
          </table:table-cell>
          <table:table-cell office:value-type="float" office:value="2.245" calcext:value-type="float">
            <text:p>2.245</text:p>
          </table:table-cell>
          <table:table-cell table:number-columns-repeated="4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office:value-type="float" office:value="200.8" calcext:value-type="float">
            <text:p>200.8</text:p>
          </table:table-cell>
          <table:table-cell office:value-type="float" office:value="0.5358" calcext:value-type="float">
            <text:p>0.5358</text:p>
          </table:table-cell>
          <table:table-cell office:value-type="float" office:value="20.48" calcext:value-type="float">
            <text:p>20.48</text:p>
          </table:table-cell>
          <table:table-cell office:value-type="float" office:value="8.873" calcext:value-type="float">
            <text:p>8.873</text:p>
          </table:table-cell>
          <table:table-cell office:value-type="float" office:value="54.63" calcext:value-type="float">
            <text:p>54.63</text:p>
          </table:table-cell>
          <table:table-cell office:value-type="float" office:value="2.673" calcext:value-type="float">
            <text:p>2.673</text:p>
          </table:table-cell>
          <table:table-cell office:value-type="float" office:value="83.89" calcext:value-type="float">
            <text:p>83.89</text:p>
          </table:table-cell>
          <table:table-cell office:value-type="float" office:value="29.68" calcext:value-type="float">
            <text:p>29.68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2.991" calcext:value-type="float">
            <text:p>2.991</text:p>
          </table:table-cell>
          <table:table-cell office:value-type="float" office:value="2.922" calcext:value-type="float">
            <text:p>2.922</text:p>
          </table:table-cell>
          <table:table-cell/>
          <table:table-cell table:style-name="pd1" office:value-type="float" office:value="67" calcext:value-type="float">
            <text:p>67</text:p>
          </table:table-cell>
          <table:table-cell table:formula="of:=[.B69]/[.$N$1]" office:value-type="float" office:value="0.324289405684755" calcext:value-type="float">
            <text:p>0.32429</text:p>
          </table:table-cell>
          <table:table-cell table:formula="of:=[.C69]/[.$N$1]" office:value-type="float" office:value="0.00086531007751938" calcext:value-type="float">
            <text:p>0.00087</text:p>
          </table:table-cell>
          <table:table-cell table:formula="of:=[.D69]/[.$N$1]" office:value-type="float" office:value="0.0330749354005168" calcext:value-type="float">
            <text:p>0.03307</text:p>
          </table:table-cell>
          <table:table-cell table:formula="of:=[.E69]/[.$N$1]" office:value-type="float" office:value="0.0143297803617571" calcext:value-type="float">
            <text:p>0.01433</text:p>
          </table:table-cell>
          <table:table-cell table:formula="of:=[.F69]/[.$N$1]" office:value-type="float" office:value="0.0882267441860465" calcext:value-type="float">
            <text:p>0.08823</text:p>
          </table:table-cell>
          <table:table-cell table:formula="of:=[.G69]/[.$N$1]" office:value-type="float" office:value="0.00431686046511628" calcext:value-type="float">
            <text:p>0.00432</text:p>
          </table:table-cell>
          <table:table-cell table:formula="of:=[.H69]/[.$N$1]" office:value-type="float" office:value="0.135481266149871" calcext:value-type="float">
            <text:p>0.13548</text:p>
          </table:table-cell>
          <table:table-cell table:formula="of:=[.I69]/[.$N$1]" office:value-type="float" office:value="0.0479328165374677" calcext:value-type="float">
            <text:p>0.04793</text:p>
          </table:table-cell>
          <table:table-cell table:formula="of:=[.J69]/[.$N$1]" office:value-type="float" office:value="0.00000979005167958656" calcext:value-type="float">
            <text:p>0.00001</text:p>
          </table:table-cell>
          <table:table-cell table:formula="of:=SUM([.Q69:.W69])" office:value-type="float" office:value="0.323372193152455" calcext:value-type="float">
            <text:p>0.32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91" calcext:value-type="float">
            <text:p>2.991</text:p>
          </table:table-cell>
          <table:table-cell office:value-type="float" office:value="2.922" calcext:value-type="float">
            <text:p>2.922</text:p>
          </table:table-cell>
          <table:table-cell table:number-columns-repeated="4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office:value-type="float" office:value="227.8" calcext:value-type="float">
            <text:p>227.8</text:p>
          </table:table-cell>
          <table:table-cell office:value-type="float" office:value="0.3755" calcext:value-type="float">
            <text:p>0.3755</text:p>
          </table:table-cell>
          <table:table-cell office:value-type="float" office:value="20.41" calcext:value-type="float">
            <text:p>20.41</text:p>
          </table:table-cell>
          <table:table-cell office:value-type="float" office:value="8.741" calcext:value-type="float">
            <text:p>8.741</text:p>
          </table:table-cell>
          <table:table-cell office:value-type="float" office:value="78.84" calcext:value-type="float">
            <text:p>78.84</text:p>
          </table:table-cell>
          <table:table-cell office:value-type="float" office:value="2.731" calcext:value-type="float">
            <text:p>2.731</text:p>
          </table:table-cell>
          <table:table-cell office:value-type="float" office:value="86.16" calcext:value-type="float">
            <text:p>86.16</text:p>
          </table:table-cell>
          <table:table-cell office:value-type="float" office:value="30.57" calcext:value-type="float">
            <text:p>30.57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3.78" calcext:value-type="float">
            <text:p>3.78</text:p>
          </table:table-cell>
          <table:table-cell office:value-type="float" office:value="3.706" calcext:value-type="float">
            <text:p>3.706</text:p>
          </table:table-cell>
          <table:table-cell/>
          <table:table-cell table:style-name="pd1" office:value-type="float" office:value="68" calcext:value-type="float">
            <text:p>68</text:p>
          </table:table-cell>
          <table:table-cell table:formula="of:=[.B70]/[.$N$1]" office:value-type="float" office:value="0.367894056847545" calcext:value-type="float">
            <text:p>0.36789</text:p>
          </table:table-cell>
          <table:table-cell table:formula="of:=[.C70]/[.$N$1]" office:value-type="float" office:value="0.000606427648578811" calcext:value-type="float">
            <text:p>0.00061</text:p>
          </table:table-cell>
          <table:table-cell table:formula="of:=[.D70]/[.$N$1]" office:value-type="float" office:value="0.0329618863049096" calcext:value-type="float">
            <text:p>0.03296</text:p>
          </table:table-cell>
          <table:table-cell table:formula="of:=[.E70]/[.$N$1]" office:value-type="float" office:value="0.0141166020671835" calcext:value-type="float">
            <text:p>0.01412</text:p>
          </table:table-cell>
          <table:table-cell table:formula="of:=[.F70]/[.$N$1]" office:value-type="float" office:value="0.127325581395349" calcext:value-type="float">
            <text:p>0.12733</text:p>
          </table:table-cell>
          <table:table-cell table:formula="of:=[.G70]/[.$N$1]" office:value-type="float" office:value="0.00441052971576227" calcext:value-type="float">
            <text:p>0.00441</text:p>
          </table:table-cell>
          <table:table-cell table:formula="of:=[.H70]/[.$N$1]" office:value-type="float" office:value="0.139147286821705" calcext:value-type="float">
            <text:p>0.13915</text:p>
          </table:table-cell>
          <table:table-cell table:formula="of:=[.I70]/[.$N$1]" office:value-type="float" office:value="0.0493701550387597" calcext:value-type="float">
            <text:p>0.04937</text:p>
          </table:table-cell>
          <table:table-cell table:formula="of:=[.J70]/[.$N$1]" office:value-type="float" office:value="0.0000056750645994832" calcext:value-type="float">
            <text:p>0.00001</text:p>
          </table:table-cell>
          <table:table-cell table:formula="of:=SUM([.Q70:.W70])" office:value-type="float" office:value="0.367337716408269" calcext:value-type="float">
            <text:p>0.36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8" calcext:value-type="float">
            <text:p>3.78</text:p>
          </table:table-cell>
          <table:table-cell office:value-type="float" office:value="3.706" calcext:value-type="float">
            <text:p>3.706</text:p>
          </table:table-cell>
          <table:table-cell table:number-columns-repeated="4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office:value-type="float" office:value="257.1" calcext:value-type="float">
            <text:p>257.1</text:p>
          </table:table-cell>
          <table:table-cell office:value-type="float" office:value="0.2802" calcext:value-type="float">
            <text:p>0.2802</text:p>
          </table:table-cell>
          <table:table-cell office:value-type="float" office:value="20.22" calcext:value-type="float">
            <text:p>20.22</text:p>
          </table:table-cell>
          <table:table-cell office:value-type="float" office:value="9.118" calcext:value-type="float">
            <text:p>9.118</text:p>
          </table:table-cell>
          <table:table-cell office:value-type="float" office:value="106.2" calcext:value-type="float">
            <text:p>106.2</text:p>
          </table:table-cell>
          <table:table-cell office:value-type="float" office:value="2.797" calcext:value-type="float">
            <text:p>2.797</text:p>
          </table:table-cell>
          <table:table-cell office:value-type="float" office:value="88.42" calcext:value-type="float">
            <text:p>88.42</text:p>
          </table:table-cell>
          <table:table-cell office:value-type="float" office:value="30.04" calcext:value-type="float">
            <text:p>30.04</text:p>
          </table:table-cell>
          <table:table-cell office:value-type="float" office:value="0" calcext:value-type="float">
            <text:p>0</text:p>
          </table:table-cell>
          <table:table-cell office:value-type="float" office:value="5.215" calcext:value-type="float">
            <text:p>5.215</text:p>
          </table:table-cell>
          <table:table-cell office:value-type="float" office:value="5.135" calcext:value-type="float">
            <text:p>5.135</text:p>
          </table:table-cell>
          <table:table-cell/>
          <table:table-cell table:style-name="pd1" office:value-type="float" office:value="69" calcext:value-type="float">
            <text:p>69</text:p>
          </table:table-cell>
          <table:table-cell table:formula="of:=[.B71]/[.$N$1]" office:value-type="float" office:value="0.415213178294574" calcext:value-type="float">
            <text:p>0.41521</text:p>
          </table:table-cell>
          <table:table-cell table:formula="of:=[.C71]/[.$N$1]" office:value-type="float" office:value="0.000452519379844961" calcext:value-type="float">
            <text:p>0.00045</text:p>
          </table:table-cell>
          <table:table-cell table:formula="of:=[.D71]/[.$N$1]" office:value-type="float" office:value="0.0326550387596899" calcext:value-type="float">
            <text:p>0.03266</text:p>
          </table:table-cell>
          <table:table-cell table:formula="of:=[.E71]/[.$N$1]" office:value-type="float" office:value="0.0147254521963824" calcext:value-type="float">
            <text:p>0.01473</text:p>
          </table:table-cell>
          <table:table-cell table:formula="of:=[.F71]/[.$N$1]" office:value-type="float" office:value="0.171511627906977" calcext:value-type="float">
            <text:p>0.17151</text:p>
          </table:table-cell>
          <table:table-cell table:formula="of:=[.G71]/[.$N$1]" office:value-type="float" office:value="0.0045171188630491" calcext:value-type="float">
            <text:p>0.00452</text:p>
          </table:table-cell>
          <table:table-cell table:formula="of:=[.H71]/[.$N$1]" office:value-type="float" office:value="0.142797157622739" calcext:value-type="float">
            <text:p>0.14280</text:p>
          </table:table-cell>
          <table:table-cell table:formula="of:=[.I71]/[.$N$1]" office:value-type="float" office:value="0.0485142118863049" calcext:value-type="float">
            <text:p>0.04851</text:p>
          </table:table-cell>
          <table:table-cell table:formula="of:=[.J71]/[.$N$1]" office:value-type="float" office:value="0" calcext:value-type="float">
            <text:p>0.00000</text:p>
          </table:table-cell>
          <table:table-cell table:formula="of:=SUM([.Q71:.W71])" office:value-type="float" office:value="0.414720607235142" calcext:value-type="float">
            <text:p>0.41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15" calcext:value-type="float">
            <text:p>5.215</text:p>
          </table:table-cell>
          <table:table-cell office:value-type="float" office:value="5.135" calcext:value-type="float">
            <text:p>5.135</text:p>
          </table:table-cell>
          <table:table-cell table:number-columns-repeated="4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office:value-type="float" office:value="289.4" calcext:value-type="float">
            <text:p>289.4</text:p>
          </table:table-cell>
          <table:table-cell office:value-type="float" office:value="0.2306" calcext:value-type="float">
            <text:p>0.2306</text:p>
          </table:table-cell>
          <table:table-cell office:value-type="float" office:value="20.06" calcext:value-type="float">
            <text:p>20.06</text:p>
          </table:table-cell>
          <table:table-cell office:value-type="float" office:value="8.874" calcext:value-type="float">
            <text:p>8.874</text:p>
          </table:table-cell>
          <table:table-cell office:value-type="float" office:value="136.9" calcext:value-type="float">
            <text:p>136.9</text:p>
          </table:table-cell>
          <table:table-cell office:value-type="float" office:value="2.84" calcext:value-type="float">
            <text:p>2.84</text:p>
          </table:table-cell>
          <table:table-cell office:value-type="float" office:value="88.92" calcext:value-type="float">
            <text:p>88.92</text:p>
          </table:table-cell>
          <table:table-cell office:value-type="float" office:value="31.54" calcext:value-type="float">
            <text:p>31.54</text:p>
          </table:table-cell>
          <table:table-cell office:value-type="float" office:value="0" calcext:value-type="float">
            <text:p>0</text:p>
          </table:table-cell>
          <table:table-cell office:value-type="float" office:value="6.475" calcext:value-type="float">
            <text:p>6.475</text:p>
          </table:table-cell>
          <table:table-cell office:value-type="float" office:value="6.364" calcext:value-type="float">
            <text:p>6.364</text:p>
          </table:table-cell>
          <table:table-cell/>
          <table:table-cell table:style-name="pd1" office:value-type="float" office:value="70" calcext:value-type="float">
            <text:p>70</text:p>
          </table:table-cell>
          <table:table-cell table:formula="of:=[.B72]/[.$N$1]" office:value-type="float" office:value="0.467377260981912" calcext:value-type="float">
            <text:p>0.46738</text:p>
          </table:table-cell>
          <table:table-cell table:formula="of:=[.C72]/[.$N$1]" office:value-type="float" office:value="0.000372416020671835" calcext:value-type="float">
            <text:p>0.00037</text:p>
          </table:table-cell>
          <table:table-cell table:formula="of:=[.D72]/[.$N$1]" office:value-type="float" office:value="0.0323966408268734" calcext:value-type="float">
            <text:p>0.03240</text:p>
          </table:table-cell>
          <table:table-cell table:formula="of:=[.E72]/[.$N$1]" office:value-type="float" office:value="0.0143313953488372" calcext:value-type="float">
            <text:p>0.01433</text:p>
          </table:table-cell>
          <table:table-cell table:formula="of:=[.F72]/[.$N$1]" office:value-type="float" office:value="0.22109173126615" calcext:value-type="float">
            <text:p>0.22109</text:p>
          </table:table-cell>
          <table:table-cell table:formula="of:=[.G72]/[.$N$1]" office:value-type="float" office:value="0.00458656330749354" calcext:value-type="float">
            <text:p>0.00459</text:p>
          </table:table-cell>
          <table:table-cell table:formula="of:=[.H72]/[.$N$1]" office:value-type="float" office:value="0.143604651162791" calcext:value-type="float">
            <text:p>0.14360</text:p>
          </table:table-cell>
          <table:table-cell table:formula="of:=[.I72]/[.$N$1]" office:value-type="float" office:value="0.0509366925064599" calcext:value-type="float">
            <text:p>0.05094</text:p>
          </table:table-cell>
          <table:table-cell table:formula="of:=[.J72]/[.$N$1]" office:value-type="float" office:value="0" calcext:value-type="float">
            <text:p>0.00000</text:p>
          </table:table-cell>
          <table:table-cell table:formula="of:=SUM([.Q72:.W72])" office:value-type="float" office:value="0.466947674418605" calcext:value-type="float">
            <text:p>0.46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75" calcext:value-type="float">
            <text:p>6.475</text:p>
          </table:table-cell>
          <table:table-cell office:value-type="float" office:value="6.364" calcext:value-type="float">
            <text:p>6.364</text:p>
          </table:table-cell>
          <table:table-cell table:number-columns-repeated="4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office:value-type="float" office:value="324.3" calcext:value-type="float">
            <text:p>324.3</text:p>
          </table:table-cell>
          <table:table-cell office:value-type="float" office:value="0.2047" calcext:value-type="float">
            <text:p>0.2047</text:p>
          </table:table-cell>
          <table:table-cell office:value-type="float" office:value="20.2" calcext:value-type="float">
            <text:p>20.2</text:p>
          </table:table-cell>
          <table:table-cell office:value-type="float" office:value="8.907" calcext:value-type="float">
            <text:p>8.907</text:p>
          </table:table-cell>
          <table:table-cell office:value-type="float" office:value="169.2" calcext:value-type="float">
            <text:p>169.2</text:p>
          </table:table-cell>
          <table:table-cell office:value-type="float" office:value="2.899" calcext:value-type="float">
            <text:p>2.899</text:p>
          </table:table-cell>
          <table:table-cell office:value-type="float" office:value="91.06" calcext:value-type="float">
            <text:p>91.06</text:p>
          </table:table-cell>
          <table:table-cell office:value-type="float" office:value="31.82" calcext:value-type="float">
            <text:p>31.82</text:p>
          </table:table-cell>
          <table:table-cell office:value-type="float" office:value="0.0004469" calcext:value-type="float">
            <text:p>0.0004469</text:p>
          </table:table-cell>
          <table:table-cell office:value-type="float" office:value="8.001" calcext:value-type="float">
            <text:p>8.001</text:p>
          </table:table-cell>
          <table:table-cell office:value-type="float" office:value="7.899" calcext:value-type="float">
            <text:p>7.899</text:p>
          </table:table-cell>
          <table:table-cell/>
          <table:table-cell table:style-name="pd1" office:value-type="float" office:value="71" calcext:value-type="float">
            <text:p>71</text:p>
          </table:table-cell>
          <table:table-cell table:formula="of:=[.B73]/[.$N$1]" office:value-type="float" office:value="0.523740310077519" calcext:value-type="float">
            <text:p>0.52374</text:p>
          </table:table-cell>
          <table:table-cell table:formula="of:=[.C73]/[.$N$1]" office:value-type="float" office:value="0.000330587855297158" calcext:value-type="float">
            <text:p>0.00033</text:p>
          </table:table-cell>
          <table:table-cell table:formula="of:=[.D73]/[.$N$1]" office:value-type="float" office:value="0.0326227390180879" calcext:value-type="float">
            <text:p>0.03262</text:p>
          </table:table-cell>
          <table:table-cell table:formula="of:=[.E73]/[.$N$1]" office:value-type="float" office:value="0.0143846899224806" calcext:value-type="float">
            <text:p>0.01438</text:p>
          </table:table-cell>
          <table:table-cell table:formula="of:=[.F73]/[.$N$1]" office:value-type="float" office:value="0.273255813953488" calcext:value-type="float">
            <text:p>0.27326</text:p>
          </table:table-cell>
          <table:table-cell table:formula="of:=[.G73]/[.$N$1]" office:value-type="float" office:value="0.00468184754521964" calcext:value-type="float">
            <text:p>0.00468</text:p>
          </table:table-cell>
          <table:table-cell table:formula="of:=[.H73]/[.$N$1]" office:value-type="float" office:value="0.147060723514212" calcext:value-type="float">
            <text:p>0.14706</text:p>
          </table:table-cell>
          <table:table-cell table:formula="of:=[.I73]/[.$N$1]" office:value-type="float" office:value="0.0513888888888889" calcext:value-type="float">
            <text:p>0.05139</text:p>
          </table:table-cell>
          <table:table-cell table:formula="of:=[.J73]/[.$N$1]" office:value-type="float" office:value="0.000000721737726098191" calcext:value-type="float">
            <text:p>0.00000</text:p>
          </table:table-cell>
          <table:table-cell table:formula="of:=SUM([.Q73:.W73])" office:value-type="float" office:value="0.523395424580103" calcext:value-type="float">
            <text:p>0.52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01" calcext:value-type="float">
            <text:p>8.001</text:p>
          </table:table-cell>
          <table:table-cell office:value-type="float" office:value="7.899" calcext:value-type="float">
            <text:p>7.899</text:p>
          </table:table-cell>
          <table:table-cell table:number-columns-repeated="4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office:value-type="float" office:value="355.3" calcext:value-type="float">
            <text:p>355.3</text:p>
          </table:table-cell>
          <table:table-cell office:value-type="float" office:value="0.1857" calcext:value-type="float">
            <text:p>0.1857</text:p>
          </table:table-cell>
          <table:table-cell office:value-type="float" office:value="19.87" calcext:value-type="float">
            <text:p>19.87</text:p>
          </table:table-cell>
          <table:table-cell office:value-type="float" office:value="9.226" calcext:value-type="float">
            <text:p>9.226</text:p>
          </table:table-cell>
          <table:table-cell office:value-type="float" office:value="200.4" calcext:value-type="float">
            <text:p>200.4</text:p>
          </table:table-cell>
          <table:table-cell office:value-type="float" office:value="2.977" calcext:value-type="float">
            <text:p>2.977</text:p>
          </table:table-cell>
          <table:table-cell office:value-type="float" office:value="91" calcext:value-type="float">
            <text:p>91</text:p>
          </table:table-cell>
          <table:table-cell office:value-type="float" office:value="31.7" calcext:value-type="float">
            <text:p>31.7</text:p>
          </table:table-cell>
          <table:table-cell office:value-type="float" office:value="0.0004434" calcext:value-type="float">
            <text:p>0.0004434</text:p>
          </table:table-cell>
          <table:table-cell office:value-type="float" office:value="9.451" calcext:value-type="float">
            <text:p>9.451</text:p>
          </table:table-cell>
          <table:table-cell office:value-type="float" office:value="9.319" calcext:value-type="float">
            <text:p>9.319</text:p>
          </table:table-cell>
          <table:table-cell/>
          <table:table-cell table:style-name="pd1" office:value-type="float" office:value="72" calcext:value-type="float">
            <text:p>72</text:p>
          </table:table-cell>
          <table:table-cell table:formula="of:=[.B74]/[.$N$1]" office:value-type="float" office:value="0.573804909560724" calcext:value-type="float">
            <text:p>0.57380</text:p>
          </table:table-cell>
          <table:table-cell table:formula="of:=[.C74]/[.$N$1]" office:value-type="float" office:value="0.000299903100775194" calcext:value-type="float">
            <text:p>0.00030</text:p>
          </table:table-cell>
          <table:table-cell table:formula="of:=[.D74]/[.$N$1]" office:value-type="float" office:value="0.0320897932816538" calcext:value-type="float">
            <text:p>0.03209</text:p>
          </table:table-cell>
          <table:table-cell table:formula="of:=[.E74]/[.$N$1]" office:value-type="float" office:value="0.0148998708010336" calcext:value-type="float">
            <text:p>0.01490</text:p>
          </table:table-cell>
          <table:table-cell table:formula="of:=[.F74]/[.$N$1]" office:value-type="float" office:value="0.323643410852713" calcext:value-type="float">
            <text:p>0.32364</text:p>
          </table:table-cell>
          <table:table-cell table:formula="of:=[.G74]/[.$N$1]" office:value-type="float" office:value="0.0048078165374677" calcext:value-type="float">
            <text:p>0.00481</text:p>
          </table:table-cell>
          <table:table-cell table:formula="of:=[.H74]/[.$N$1]" office:value-type="float" office:value="0.146963824289406" calcext:value-type="float">
            <text:p>0.14696</text:p>
          </table:table-cell>
          <table:table-cell table:formula="of:=[.I74]/[.$N$1]" office:value-type="float" office:value="0.0511950904392765" calcext:value-type="float">
            <text:p>0.05120</text:p>
          </table:table-cell>
          <table:table-cell table:formula="of:=[.J74]/[.$N$1]" office:value-type="float" office:value="0.000000716085271317829" calcext:value-type="float">
            <text:p>0.00000</text:p>
          </table:table-cell>
          <table:table-cell table:formula="of:=SUM([.Q74:.W74])" office:value-type="float" office:value="0.573600522286822" calcext:value-type="float">
            <text:p>0.5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51" calcext:value-type="float">
            <text:p>9.451</text:p>
          </table:table-cell>
          <table:table-cell office:value-type="float" office:value="9.319" calcext:value-type="float">
            <text:p>9.319</text:p>
          </table:table-cell>
          <table:table-cell table:number-columns-repeated="4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office:value-type="float" office:value="377.6" calcext:value-type="float">
            <text:p>377.6</text:p>
          </table:table-cell>
          <table:table-cell office:value-type="float" office:value="0.1748" calcext:value-type="float">
            <text:p>0.1748</text:p>
          </table:table-cell>
          <table:table-cell office:value-type="float" office:value="19.5" calcext:value-type="float">
            <text:p>19.5</text:p>
          </table:table-cell>
          <table:table-cell office:value-type="float" office:value="8.83" calcext:value-type="float">
            <text:p>8.83</text:p>
          </table:table-cell>
          <table:table-cell office:value-type="float" office:value="221.7" calcext:value-type="float">
            <text:p>221.7</text:p>
          </table:table-cell>
          <table:table-cell office:value-type="float" office:value="3.007" calcext:value-type="float">
            <text:p>3.007</text:p>
          </table:table-cell>
          <table:table-cell office:value-type="float" office:value="91.59" calcext:value-type="float">
            <text:p>91.59</text:p>
          </table:table-cell>
          <table:table-cell office:value-type="float" office:value="32.71" calcext:value-type="float">
            <text:p>32.71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10.08" calcext:value-type="float">
            <text:p>10.08</text:p>
          </table:table-cell>
          <table:table-cell office:value-type="float" office:value="9.953" calcext:value-type="float">
            <text:p>9.953</text:p>
          </table:table-cell>
          <table:table-cell/>
          <table:table-cell table:style-name="pd1" office:value-type="float" office:value="73" calcext:value-type="float">
            <text:p>73</text:p>
          </table:table-cell>
          <table:table-cell table:formula="of:=[.B75]/[.$N$1]" office:value-type="float" office:value="0.609819121447028" calcext:value-type="float">
            <text:p>0.60982</text:p>
          </table:table-cell>
          <table:table-cell table:formula="of:=[.C75]/[.$N$1]" office:value-type="float" office:value="0.000282299741602067" calcext:value-type="float">
            <text:p>0.00028</text:p>
          </table:table-cell>
          <table:table-cell table:formula="of:=[.D75]/[.$N$1]" office:value-type="float" office:value="0.0314922480620155" calcext:value-type="float">
            <text:p>0.03149</text:p>
          </table:table-cell>
          <table:table-cell table:formula="of:=[.E75]/[.$N$1]" office:value-type="float" office:value="0.0142603359173127" calcext:value-type="float">
            <text:p>0.01426</text:p>
          </table:table-cell>
          <table:table-cell table:formula="of:=[.F75]/[.$N$1]" office:value-type="float" office:value="0.358042635658915" calcext:value-type="float">
            <text:p>0.35804</text:p>
          </table:table-cell>
          <table:table-cell table:formula="of:=[.G75]/[.$N$1]" office:value-type="float" office:value="0.0048562661498708" calcext:value-type="float">
            <text:p>0.00486</text:p>
          </table:table-cell>
          <table:table-cell table:formula="of:=[.H75]/[.$N$1]" office:value-type="float" office:value="0.147916666666667" calcext:value-type="float">
            <text:p>0.14792</text:p>
          </table:table-cell>
          <table:table-cell table:formula="of:=[.I75]/[.$N$1]" office:value-type="float" office:value="0.0528262273901809" calcext:value-type="float">
            <text:p>0.05283</text:p>
          </table:table-cell>
          <table:table-cell table:formula="of:=[.J75]/[.$N$1]" office:value-type="float" office:value="0.0000046140180878553" calcext:value-type="float">
            <text:p>0.00000</text:p>
          </table:table-cell>
          <table:table-cell table:formula="of:=SUM([.Q75:.W75])" office:value-type="float" office:value="0.609398993863049" calcext:value-type="float">
            <text:p>0.60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8" calcext:value-type="float">
            <text:p>10.08</text:p>
          </table:table-cell>
          <table:table-cell office:value-type="float" office:value="9.953" calcext:value-type="float">
            <text:p>9.953</text:p>
          </table:table-cell>
          <table:table-cell table:number-columns-repeated="4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office:value-type="float" office:value="388.1" calcext:value-type="float">
            <text:p>388.1</text:p>
          </table:table-cell>
          <table:table-cell office:value-type="float" office:value="0.1669" calcext:value-type="float">
            <text:p>0.1669</text:p>
          </table:table-cell>
          <table:table-cell office:value-type="float" office:value="19.19" calcext:value-type="float">
            <text:p>19.19</text:p>
          </table:table-cell>
          <table:table-cell office:value-type="float" office:value="8.948" calcext:value-type="float">
            <text:p>8.948</text:p>
          </table:table-cell>
          <table:table-cell office:value-type="float" office:value="229.5" calcext:value-type="float">
            <text:p>229.5</text:p>
          </table:table-cell>
          <table:table-cell office:value-type="float" office:value="3.064" calcext:value-type="float">
            <text:p>3.064</text:p>
          </table:table-cell>
          <table:table-cell office:value-type="float" office:value="94.11" calcext:value-type="float">
            <text:p>94.11</text:p>
          </table:table-cell>
          <table:table-cell office:value-type="float" office:value="33.11" calcext:value-type="float">
            <text:p>33.11</text:p>
          </table:table-cell>
          <table:table-cell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52" calcext:value-type="float">
            <text:p>10.52</text:p>
          </table:table-cell>
          <table:table-cell/>
          <table:table-cell table:style-name="pd1" office:value-type="float" office:value="74" calcext:value-type="float">
            <text:p>74</text:p>
          </table:table-cell>
          <table:table-cell table:formula="of:=[.B76]/[.$N$1]" office:value-type="float" office:value="0.626776485788114" calcext:value-type="float">
            <text:p>0.62678</text:p>
          </table:table-cell>
          <table:table-cell table:formula="of:=[.C76]/[.$N$1]" office:value-type="float" office:value="0.000269541343669251" calcext:value-type="float">
            <text:p>0.00027</text:p>
          </table:table-cell>
          <table:table-cell table:formula="of:=[.D76]/[.$N$1]" office:value-type="float" office:value="0.0309916020671835" calcext:value-type="float">
            <text:p>0.03099</text:p>
          </table:table-cell>
          <table:table-cell table:formula="of:=[.E76]/[.$N$1]" office:value-type="float" office:value="0.0144509043927649" calcext:value-type="float">
            <text:p>0.01445</text:p>
          </table:table-cell>
          <table:table-cell table:formula="of:=[.F76]/[.$N$1]" office:value-type="float" office:value="0.370639534883721" calcext:value-type="float">
            <text:p>0.37064</text:p>
          </table:table-cell>
          <table:table-cell table:formula="of:=[.G76]/[.$N$1]" office:value-type="float" office:value="0.00494832041343669" calcext:value-type="float">
            <text:p>0.00495</text:p>
          </table:table-cell>
          <table:table-cell table:formula="of:=[.H76]/[.$N$1]" office:value-type="float" office:value="0.151986434108527" calcext:value-type="float">
            <text:p>0.15199</text:p>
          </table:table-cell>
          <table:table-cell table:formula="of:=[.I76]/[.$N$1]" office:value-type="float" office:value="0.0534722222222222" calcext:value-type="float">
            <text:p>0.05347</text:p>
          </table:table-cell>
          <table:table-cell table:formula="of:=[.J76]/[.$N$1]" office:value-type="float" office:value="0" calcext:value-type="float">
            <text:p>0.00000</text:p>
          </table:table-cell>
          <table:table-cell table:formula="of:=SUM([.Q76:.W76])" office:value-type="float" office:value="0.626489018087855" calcext:value-type="float">
            <text:p>0.62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52" calcext:value-type="float">
            <text:p>10.52</text:p>
          </table:table-cell>
          <table:table-cell table:number-columns-repeated="4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office:value-type="float" office:value="385.9" calcext:value-type="float">
            <text:p>385.9</text:p>
          </table:table-cell>
          <table:table-cell office:value-type="float" office:value="0.1681" calcext:value-type="float">
            <text:p>0.1681</text:p>
          </table:table-cell>
          <table:table-cell office:value-type="float" office:value="19.82" calcext:value-type="float">
            <text:p>19.82</text:p>
          </table:table-cell>
          <table:table-cell office:value-type="float" office:value="9.021" calcext:value-type="float">
            <text:p>9.021</text:p>
          </table:table-cell>
          <table:table-cell office:value-type="float" office:value="226" calcext:value-type="float">
            <text:p>226</text:p>
          </table:table-cell>
          <table:table-cell office:value-type="float" office:value="3.15" calcext:value-type="float">
            <text:p>3.15</text:p>
          </table:table-cell>
          <table:table-cell office:value-type="float" office:value="94.11" calcext:value-type="float">
            <text:p>94.11</text:p>
          </table:table-cell>
          <table:table-cell office:value-type="float" office:value="33.56" calcext:value-type="float">
            <text:p>33.56</text:p>
          </table:table-cell>
          <table:table-cell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75" calcext:value-type="float">
            <text:p>10.75</text:p>
          </table:table-cell>
          <table:table-cell/>
          <table:table-cell table:style-name="pd1" office:value-type="float" office:value="75" calcext:value-type="float">
            <text:p>75</text:p>
          </table:table-cell>
          <table:table-cell table:formula="of:=[.B77]/[.$N$1]" office:value-type="float" office:value="0.623223514211886" calcext:value-type="float">
            <text:p>0.62322</text:p>
          </table:table-cell>
          <table:table-cell table:formula="of:=[.C77]/[.$N$1]" office:value-type="float" office:value="0.000271479328165375" calcext:value-type="float">
            <text:p>0.00027</text:p>
          </table:table-cell>
          <table:table-cell table:formula="of:=[.D77]/[.$N$1]" office:value-type="float" office:value="0.0320090439276486" calcext:value-type="float">
            <text:p>0.03201</text:p>
          </table:table-cell>
          <table:table-cell table:formula="of:=[.E77]/[.$N$1]" office:value-type="float" office:value="0.0145687984496124" calcext:value-type="float">
            <text:p>0.01457</text:p>
          </table:table-cell>
          <table:table-cell table:formula="of:=[.F77]/[.$N$1]" office:value-type="float" office:value="0.364987080103359" calcext:value-type="float">
            <text:p>0.36499</text:p>
          </table:table-cell>
          <table:table-cell table:formula="of:=[.G77]/[.$N$1]" office:value-type="float" office:value="0.00508720930232558" calcext:value-type="float">
            <text:p>0.00509</text:p>
          </table:table-cell>
          <table:table-cell table:formula="of:=[.H77]/[.$N$1]" office:value-type="float" office:value="0.151986434108527" calcext:value-type="float">
            <text:p>0.15199</text:p>
          </table:table-cell>
          <table:table-cell table:formula="of:=[.I77]/[.$N$1]" office:value-type="float" office:value="0.0541989664082687" calcext:value-type="float">
            <text:p>0.05420</text:p>
          </table:table-cell>
          <table:table-cell table:formula="of:=[.J77]/[.$N$1]" office:value-type="float" office:value="0" calcext:value-type="float">
            <text:p>0.00000</text:p>
          </table:table-cell>
          <table:table-cell table:formula="of:=SUM([.Q77:.W77])" office:value-type="float" office:value="0.622837532299742" calcext:value-type="float">
            <text:p>0.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75" calcext:value-type="float">
            <text:p>10.75</text:p>
          </table:table-cell>
          <table:table-cell table:number-columns-repeated="4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office:value-type="float" office:value="377.8" calcext:value-type="float">
            <text:p>377.8</text:p>
          </table:table-cell>
          <table:table-cell office:value-type="float" office:value="0.1587" calcext:value-type="float">
            <text:p>0.1587</text:p>
          </table:table-cell>
          <table:table-cell office:value-type="float" office:value="19.51" calcext:value-type="float">
            <text:p>19.51</text:p>
          </table:table-cell>
          <table:table-cell office:value-type="float" office:value="8.945" calcext:value-type="float">
            <text:p>8.945</text:p>
          </table:table-cell>
          <table:table-cell office:value-type="float" office:value="216.1" calcext:value-type="float">
            <text:p>216.1</text:p>
          </table:table-cell>
          <table:table-cell office:value-type="float" office:value="3.2" calcext:value-type="float">
            <text:p>3.2</text:p>
          </table:table-cell>
          <table:table-cell office:value-type="float" office:value="96.11" calcext:value-type="float">
            <text:p>96.11</text:p>
          </table:table-cell>
          <table:table-cell office:value-type="float" office:value="33.74" calcext:value-type="float">
            <text:p>33.74</text:p>
          </table:table-cell>
          <table:table-cell office:value-type="float" office:value="0" calcext:value-type="float">
            <text:p>0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1" calcext:value-type="float">
            <text:p>10.01</text:p>
          </table:table-cell>
          <table:table-cell/>
          <table:table-cell table:style-name="pd1" office:value-type="float" office:value="76" calcext:value-type="float">
            <text:p>76</text:p>
          </table:table-cell>
          <table:table-cell table:formula="of:=[.B78]/[.$N$1]" office:value-type="float" office:value="0.610142118863049" calcext:value-type="float">
            <text:p>0.61014</text:p>
          </table:table-cell>
          <table:table-cell table:formula="of:=[.C78]/[.$N$1]" office:value-type="float" office:value="0.000256298449612403" calcext:value-type="float">
            <text:p>0.00026</text:p>
          </table:table-cell>
          <table:table-cell table:formula="of:=[.D78]/[.$N$1]" office:value-type="float" office:value="0.0315083979328165" calcext:value-type="float">
            <text:p>0.03151</text:p>
          </table:table-cell>
          <table:table-cell table:formula="of:=[.E78]/[.$N$1]" office:value-type="float" office:value="0.0144460594315245" calcext:value-type="float">
            <text:p>0.01445</text:p>
          </table:table-cell>
          <table:table-cell table:formula="of:=[.F78]/[.$N$1]" office:value-type="float" office:value="0.348998708010336" calcext:value-type="float">
            <text:p>0.34900</text:p>
          </table:table-cell>
          <table:table-cell table:formula="of:=[.G78]/[.$N$1]" office:value-type="float" office:value="0.00516795865633075" calcext:value-type="float">
            <text:p>0.00517</text:p>
          </table:table-cell>
          <table:table-cell table:formula="of:=[.H78]/[.$N$1]" office:value-type="float" office:value="0.155216408268734" calcext:value-type="float">
            <text:p>0.15522</text:p>
          </table:table-cell>
          <table:table-cell table:formula="of:=[.I78]/[.$N$1]" office:value-type="float" office:value="0.0544896640826873" calcext:value-type="float">
            <text:p>0.05449</text:p>
          </table:table-cell>
          <table:table-cell table:formula="of:=[.J78]/[.$N$1]" office:value-type="float" office:value="0" calcext:value-type="float">
            <text:p>0.00000</text:p>
          </table:table-cell>
          <table:table-cell table:formula="of:=SUM([.Q78:.W78])" office:value-type="float" office:value="0.609827196382429" calcext:value-type="float">
            <text:p>0.60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3" calcext:value-type="float">
            <text:p>10.13</text:p>
          </table:table-cell>
          <table:table-cell office:value-type="float" office:value="10.01" calcext:value-type="float">
            <text:p>10.01</text:p>
          </table:table-cell>
          <table:table-cell table:number-columns-repeated="4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office:value-type="float" office:value="358.5" calcext:value-type="float">
            <text:p>358.5</text:p>
          </table:table-cell>
          <table:table-cell office:value-type="float" office:value="0.1665" calcext:value-type="float">
            <text:p>0.1665</text:p>
          </table:table-cell>
          <table:table-cell office:value-type="float" office:value="19.53" calcext:value-type="float">
            <text:p>19.53</text:p>
          </table:table-cell>
          <table:table-cell office:value-type="float" office:value="9.01" calcext:value-type="float">
            <text:p>9.01</text:p>
          </table:table-cell>
          <table:table-cell office:value-type="float" office:value="195.2" calcext:value-type="float">
            <text:p>195.2</text:p>
          </table:table-cell>
          <table:table-cell office:value-type="float" office:value="3.255" calcext:value-type="float">
            <text:p>3.255</text:p>
          </table:table-cell>
          <table:table-cell office:value-type="float" office:value="97.34" calcext:value-type="float">
            <text:p>97.34</text:p>
          </table:table-cell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  <table:table-cell office:value-type="float" office:value="9.173" calcext:value-type="float">
            <text:p>9.173</text:p>
          </table:table-cell>
          <table:table-cell office:value-type="float" office:value="9.04" calcext:value-type="float">
            <text:p>9.04</text:p>
          </table:table-cell>
          <table:table-cell/>
          <table:table-cell table:style-name="pd1" office:value-type="float" office:value="77" calcext:value-type="float">
            <text:p>77</text:p>
          </table:table-cell>
          <table:table-cell table:formula="of:=[.B79]/[.$N$1]" office:value-type="float" office:value="0.578972868217054" calcext:value-type="float">
            <text:p>0.57897</text:p>
          </table:table-cell>
          <table:table-cell table:formula="of:=[.C79]/[.$N$1]" office:value-type="float" office:value="0.000268895348837209" calcext:value-type="float">
            <text:p>0.00027</text:p>
          </table:table-cell>
          <table:table-cell table:formula="of:=[.D79]/[.$N$1]" office:value-type="float" office:value="0.0315406976744186" calcext:value-type="float">
            <text:p>0.03154</text:p>
          </table:table-cell>
          <table:table-cell table:formula="of:=[.E79]/[.$N$1]" office:value-type="float" office:value="0.0145510335917313" calcext:value-type="float">
            <text:p>0.01455</text:p>
          </table:table-cell>
          <table:table-cell table:formula="of:=[.F79]/[.$N$1]" office:value-type="float" office:value="0.315245478036176" calcext:value-type="float">
            <text:p>0.31525</text:p>
          </table:table-cell>
          <table:table-cell table:formula="of:=[.G79]/[.$N$1]" office:value-type="float" office:value="0.00525678294573643" calcext:value-type="float">
            <text:p>0.00526</text:p>
          </table:table-cell>
          <table:table-cell table:formula="of:=[.H79]/[.$N$1]" office:value-type="float" office:value="0.157202842377261" calcext:value-type="float">
            <text:p>0.15720</text:p>
          </table:table-cell>
          <table:table-cell table:formula="of:=[.I79]/[.$N$1]" office:value-type="float" office:value="0.0548449612403101" calcext:value-type="float">
            <text:p>0.05484</text:p>
          </table:table-cell>
          <table:table-cell table:formula="of:=[.J79]/[.$N$1]" office:value-type="float" office:value="0" calcext:value-type="float">
            <text:p>0.00000</text:p>
          </table:table-cell>
          <table:table-cell table:formula="of:=SUM([.Q79:.W79])" office:value-type="float" office:value="0.578641795865633" calcext:value-type="float">
            <text:p>0.57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73" calcext:value-type="float">
            <text:p>9.173</text:p>
          </table:table-cell>
          <table:table-cell office:value-type="float" office:value="9.04" calcext:value-type="float">
            <text:p>9.04</text:p>
          </table:table-cell>
          <table:table-cell table:number-columns-repeated="4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office:value-type="float" office:value="333.1" calcext:value-type="float">
            <text:p>333.1</text:p>
          </table:table-cell>
          <table:table-cell office:value-type="float" office:value="0.1762" calcext:value-type="float">
            <text:p>0.1762</text:p>
          </table:table-cell>
          <table:table-cell office:value-type="float" office:value="19.46" calcext:value-type="float">
            <text:p>19.46</text:p>
          </table:table-cell>
          <table:table-cell office:value-type="float" office:value="8.998" calcext:value-type="float">
            <text:p>8.998</text:p>
          </table:table-cell>
          <table:table-cell office:value-type="float" office:value="170.7" calcext:value-type="float">
            <text:p>170.7</text:p>
          </table:table-cell>
          <table:table-cell office:value-type="float" office:value="3.317" calcext:value-type="float">
            <text:p>3.317</text:p>
          </table:table-cell>
          <table:table-cell office:value-type="float" office:value="96.56" calcext:value-type="float">
            <text:p>96.56</text:p>
          </table:table-cell>
          <table:table-cell office:value-type="float" office:value="33.96" calcext:value-type="float">
            <text:p>33.96</text:p>
          </table:table-cell>
          <table:table-cell office:value-type="float" office:value="0" calcext:value-type="float">
            <text:p>0</text:p>
          </table:table-cell>
          <table:table-cell office:value-type="float" office:value="7.704" calcext:value-type="float">
            <text:p>7.704</text:p>
          </table:table-cell>
          <table:table-cell office:value-type="float" office:value="7.582" calcext:value-type="float">
            <text:p>7.582</text:p>
          </table:table-cell>
          <table:table-cell/>
          <table:table-cell table:style-name="pd1" office:value-type="float" office:value="78" calcext:value-type="float">
            <text:p>78</text:p>
          </table:table-cell>
          <table:table-cell table:formula="of:=[.B80]/[.$N$1]" office:value-type="float" office:value="0.537952196382429" calcext:value-type="float">
            <text:p>0.53795</text:p>
          </table:table-cell>
          <table:table-cell table:formula="of:=[.C80]/[.$N$1]" office:value-type="float" office:value="0.000284560723514212" calcext:value-type="float">
            <text:p>0.00028</text:p>
          </table:table-cell>
          <table:table-cell table:formula="of:=[.D80]/[.$N$1]" office:value-type="float" office:value="0.0314276485788114" calcext:value-type="float">
            <text:p>0.03143</text:p>
          </table:table-cell>
          <table:table-cell table:formula="of:=[.E80]/[.$N$1]" office:value-type="float" office:value="0.01453165374677" calcext:value-type="float">
            <text:p>0.01453</text:p>
          </table:table-cell>
          <table:table-cell table:formula="of:=[.F80]/[.$N$1]" office:value-type="float" office:value="0.275678294573643" calcext:value-type="float">
            <text:p>0.27568</text:p>
          </table:table-cell>
          <table:table-cell table:formula="of:=[.G80]/[.$N$1]" office:value-type="float" office:value="0.00535691214470284" calcext:value-type="float">
            <text:p>0.00536</text:p>
          </table:table-cell>
          <table:table-cell table:formula="of:=[.H80]/[.$N$1]" office:value-type="float" office:value="0.15594315245478" calcext:value-type="float">
            <text:p>0.15594</text:p>
          </table:table-cell>
          <table:table-cell table:formula="of:=[.I80]/[.$N$1]" office:value-type="float" office:value="0.0548449612403101" calcext:value-type="float">
            <text:p>0.05484</text:p>
          </table:table-cell>
          <table:table-cell table:formula="of:=[.J80]/[.$N$1]" office:value-type="float" office:value="0" calcext:value-type="float">
            <text:p>0.00000</text:p>
          </table:table-cell>
          <table:table-cell table:formula="of:=SUM([.Q80:.W80])" office:value-type="float" office:value="0.537782622739018" calcext:value-type="float">
            <text:p>0.53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04" calcext:value-type="float">
            <text:p>7.704</text:p>
          </table:table-cell>
          <table:table-cell office:value-type="float" office:value="7.582" calcext:value-type="float">
            <text:p>7.582</text:p>
          </table:table-cell>
          <table:table-cell table:number-columns-repeated="4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office:value-type="float" office:value="314.6" calcext:value-type="float">
            <text:p>314.6</text:p>
          </table:table-cell>
          <table:table-cell office:value-type="float" office:value="0.1641" calcext:value-type="float">
            <text:p>0.1641</text:p>
          </table:table-cell>
          <table:table-cell office:value-type="float" office:value="19.31" calcext:value-type="float">
            <text:p>19.31</text:p>
          </table:table-cell>
          <table:table-cell office:value-type="float" office:value="8.869" calcext:value-type="float">
            <text:p>8.869</text:p>
          </table:table-cell>
          <table:table-cell office:value-type="float" office:value="150.7" calcext:value-type="float">
            <text:p>150.7</text:p>
          </table:table-cell>
          <table:table-cell office:value-type="float" office:value="3.409" calcext:value-type="float">
            <text:p>3.409</text:p>
          </table:table-cell>
          <table:table-cell office:value-type="float" office:value="98.14" calcext:value-type="float">
            <text:p>98.14</text:p>
          </table:table-cell>
          <table:table-cell office:value-type="float" office:value="34.02" calcext:value-type="float">
            <text:p>34.02</text:p>
          </table:table-cell>
          <table:table-cell office:value-type="float" office:value="0" calcext:value-type="float">
            <text:p>0</text:p>
          </table:table-cell>
          <table:table-cell office:value-type="float" office:value="6.803" calcext:value-type="float">
            <text:p>6.803</text:p>
          </table:table-cell>
          <table:table-cell office:value-type="float" office:value="6.699" calcext:value-type="float">
            <text:p>6.699</text:p>
          </table:table-cell>
          <table:table-cell/>
          <table:table-cell table:style-name="pd1" office:value-type="float" office:value="79" calcext:value-type="float">
            <text:p>79</text:p>
          </table:table-cell>
          <table:table-cell table:formula="of:=[.B81]/[.$N$1]" office:value-type="float" office:value="0.508074935400517" calcext:value-type="float">
            <text:p>0.50807</text:p>
          </table:table-cell>
          <table:table-cell table:formula="of:=[.C81]/[.$N$1]" office:value-type="float" office:value="0.000265019379844961" calcext:value-type="float">
            <text:p>0.00027</text:p>
          </table:table-cell>
          <table:table-cell table:formula="of:=[.D81]/[.$N$1]" office:value-type="float" office:value="0.0311854005167959" calcext:value-type="float">
            <text:p>0.03119</text:p>
          </table:table-cell>
          <table:table-cell table:formula="of:=[.E81]/[.$N$1]" office:value-type="float" office:value="0.0143233204134367" calcext:value-type="float">
            <text:p>0.01432</text:p>
          </table:table-cell>
          <table:table-cell table:formula="of:=[.F81]/[.$N$1]" office:value-type="float" office:value="0.243378552971576" calcext:value-type="float">
            <text:p>0.24338</text:p>
          </table:table-cell>
          <table:table-cell table:formula="of:=[.G81]/[.$N$1]" office:value-type="float" office:value="0.00550549095607235" calcext:value-type="float">
            <text:p>0.00551</text:p>
          </table:table-cell>
          <table:table-cell table:formula="of:=[.H81]/[.$N$1]" office:value-type="float" office:value="0.158494832041344" calcext:value-type="float">
            <text:p>0.15849</text:p>
          </table:table-cell>
          <table:table-cell table:formula="of:=[.I81]/[.$N$1]" office:value-type="float" office:value="0.0549418604651163" calcext:value-type="float">
            <text:p>0.05494</text:p>
          </table:table-cell>
          <table:table-cell table:formula="of:=[.J81]/[.$N$1]" office:value-type="float" office:value="0" calcext:value-type="float">
            <text:p>0.00000</text:p>
          </table:table-cell>
          <table:table-cell table:formula="of:=SUM([.Q81:.W81])" office:value-type="float" office:value="0.507829457364341" calcext:value-type="float">
            <text:p>0.50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03" calcext:value-type="float">
            <text:p>6.803</text:p>
          </table:table-cell>
          <table:table-cell office:value-type="float" office:value="6.699" calcext:value-type="float">
            <text:p>6.699</text:p>
          </table:table-cell>
          <table:table-cell table:number-columns-repeated="4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office:value-type="float" office:value="299.4" calcext:value-type="float">
            <text:p>299.4</text:p>
          </table:table-cell>
          <table:table-cell office:value-type="float" office:value="0.1628" calcext:value-type="float">
            <text:p>0.1628</text:p>
          </table:table-cell>
          <table:table-cell office:value-type="float" office:value="18.94" calcext:value-type="float">
            <text:p>18.94</text:p>
          </table:table-cell>
          <table:table-cell office:value-type="float" office:value="9.062" calcext:value-type="float">
            <text:p>9.062</text:p>
          </table:table-cell>
          <table:table-cell office:value-type="float" office:value="133.2" calcext:value-type="float">
            <text:p>133.2</text:p>
          </table:table-cell>
          <table:table-cell office:value-type="float" office:value="3.477" calcext:value-type="float">
            <text:p>3.477</text:p>
          </table:table-cell>
          <table:table-cell office:value-type="float" office:value="99.63" calcext:value-type="float">
            <text:p>99.63</text:p>
          </table:table-cell>
          <table:table-cell office:value-type="float" office:value="34.83" calcext:value-type="float">
            <text:p>34.83</text:p>
          </table:table-cell>
          <table:table-cell office:value-type="float" office:value="0" calcext:value-type="float">
            <text:p>0</text:p>
          </table:table-cell>
          <table:table-cell office:value-type="float" office:value="5.809" calcext:value-type="float">
            <text:p>5.809</text:p>
          </table:table-cell>
          <table:table-cell office:value-type="float" office:value="5.715" calcext:value-type="float">
            <text:p>5.715</text:p>
          </table:table-cell>
          <table:table-cell/>
          <table:table-cell table:style-name="pd1" office:value-type="float" office:value="80" calcext:value-type="float">
            <text:p>80</text:p>
          </table:table-cell>
          <table:table-cell table:formula="of:=[.B82]/[.$N$1]" office:value-type="float" office:value="0.483527131782946" calcext:value-type="float">
            <text:p>0.48353</text:p>
          </table:table-cell>
          <table:table-cell table:formula="of:=[.C82]/[.$N$1]" office:value-type="float" office:value="0.000262919896640827" calcext:value-type="float">
            <text:p>0.00026</text:p>
          </table:table-cell>
          <table:table-cell table:formula="of:=[.D82]/[.$N$1]" office:value-type="float" office:value="0.0305878552971576" calcext:value-type="float">
            <text:p>0.03059</text:p>
          </table:table-cell>
          <table:table-cell table:formula="of:=[.E82]/[.$N$1]" office:value-type="float" office:value="0.0146350129198966" calcext:value-type="float">
            <text:p>0.01464</text:p>
          </table:table-cell>
          <table:table-cell table:formula="of:=[.F82]/[.$N$1]" office:value-type="float" office:value="0.215116279069767" calcext:value-type="float">
            <text:p>0.21512</text:p>
          </table:table-cell>
          <table:table-cell table:formula="of:=[.G82]/[.$N$1]" office:value-type="float" office:value="0.00561531007751938" calcext:value-type="float">
            <text:p>0.00562</text:p>
          </table:table-cell>
          <table:table-cell table:formula="of:=[.H82]/[.$N$1]" office:value-type="float" office:value="0.160901162790698" calcext:value-type="float">
            <text:p>0.16090</text:p>
          </table:table-cell>
          <table:table-cell table:formula="of:=[.I82]/[.$N$1]" office:value-type="float" office:value="0.05625" calcext:value-type="float">
            <text:p>0.05625</text:p>
          </table:table-cell>
          <table:table-cell table:formula="of:=[.J82]/[.$N$1]" office:value-type="float" office:value="0" calcext:value-type="float">
            <text:p>0.00000</text:p>
          </table:table-cell>
          <table:table-cell table:formula="of:=SUM([.Q82:.W82])" office:value-type="float" office:value="0.483105620155039" calcext:value-type="float">
            <text:p>0.48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09" calcext:value-type="float">
            <text:p>5.809</text:p>
          </table:table-cell>
          <table:table-cell office:value-type="float" office:value="5.715" calcext:value-type="float">
            <text:p>5.715</text:p>
          </table:table-cell>
          <table:table-cell table:number-columns-repeated="4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0.1853" calcext:value-type="float">
            <text:p>0.1853</text:p>
          </table:table-cell>
          <table:table-cell office:value-type="float" office:value="19.3" calcext:value-type="float">
            <text:p>19.3</text:p>
          </table:table-cell>
          <table:table-cell office:value-type="float" office:value="9.209" calcext:value-type="float">
            <text:p>9.209</text:p>
          </table:table-cell>
          <table:table-cell office:value-type="float" office:value="119.6" calcext:value-type="float">
            <text:p>119.6</text:p>
          </table:table-cell>
          <table:table-cell office:value-type="float" office:value="3.643" calcext:value-type="float">
            <text:p>3.643</text:p>
          </table:table-cell>
          <table:table-cell office:value-type="float" office:value="101.3" calcext:value-type="float">
            <text:p>101.3</text:p>
          </table:table-cell>
          <table:table-cell office:value-type="float" office:value="34.82" calcext:value-type="float">
            <text:p>34.82</text:p>
          </table:table-cell>
          <table:table-cell office:value-type="float" office:value="0" calcext:value-type="float">
            <text:p>0</text:p>
          </table:table-cell>
          <table:table-cell office:value-type="float" office:value="4.932" calcext:value-type="float">
            <text:p>4.932</text:p>
          </table:table-cell>
          <table:table-cell office:value-type="float" office:value="4.853" calcext:value-type="float">
            <text:p>4.853</text:p>
          </table:table-cell>
          <table:table-cell/>
          <table:table-cell table:style-name="pd1" office:value-type="float" office:value="81" calcext:value-type="float">
            <text:p>81</text:p>
          </table:table-cell>
          <table:table-cell table:formula="of:=[.B83]/[.$N$1]" office:value-type="float" office:value="0.465116279069767" calcext:value-type="float">
            <text:p>0.46512</text:p>
          </table:table-cell>
          <table:table-cell table:formula="of:=[.C83]/[.$N$1]" office:value-type="float" office:value="0.000299257105943152" calcext:value-type="float">
            <text:p>0.00030</text:p>
          </table:table-cell>
          <table:table-cell table:formula="of:=[.D83]/[.$N$1]" office:value-type="float" office:value="0.0311692506459948" calcext:value-type="float">
            <text:p>0.03117</text:p>
          </table:table-cell>
          <table:table-cell table:formula="of:=[.E83]/[.$N$1]" office:value-type="float" office:value="0.0148724160206718" calcext:value-type="float">
            <text:p>0.01487</text:p>
          </table:table-cell>
          <table:table-cell table:formula="of:=[.F83]/[.$N$1]" office:value-type="float" office:value="0.193152454780362" calcext:value-type="float">
            <text:p>0.19315</text:p>
          </table:table-cell>
          <table:table-cell table:formula="of:=[.G83]/[.$N$1]" office:value-type="float" office:value="0.00588339793281654" calcext:value-type="float">
            <text:p>0.00588</text:p>
          </table:table-cell>
          <table:table-cell table:formula="of:=[.H83]/[.$N$1]" office:value-type="float" office:value="0.16359819121447" calcext:value-type="float">
            <text:p>0.16360</text:p>
          </table:table-cell>
          <table:table-cell table:formula="of:=[.I83]/[.$N$1]" office:value-type="float" office:value="0.056233850129199" calcext:value-type="float">
            <text:p>0.05623</text:p>
          </table:table-cell>
          <table:table-cell table:formula="of:=[.J83]/[.$N$1]" office:value-type="float" office:value="0" calcext:value-type="float">
            <text:p>0.00000</text:p>
          </table:table-cell>
          <table:table-cell table:formula="of:=SUM([.Q83:.W83])" office:value-type="float" office:value="0.464909560723514" calcext:value-type="float">
            <text:p>0.46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2" calcext:value-type="float">
            <text:p>4.932</text:p>
          </table:table-cell>
          <table:table-cell office:value-type="float" office:value="4.853" calcext:value-type="float">
            <text:p>4.853</text:p>
          </table:table-cell>
          <table:table-cell table:number-columns-repeated="4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office:value-type="float" office:value="277" calcext:value-type="float">
            <text:p>277</text:p>
          </table:table-cell>
          <table:table-cell office:value-type="float" office:value="0.1801" calcext:value-type="float">
            <text:p>0.1801</text:p>
          </table:table-cell>
          <table:table-cell office:value-type="float" office:value="18.79" calcext:value-type="float">
            <text:p>18.79</text:p>
          </table:table-cell>
          <table:table-cell office:value-type="float" office:value="8.983" calcext:value-type="float">
            <text:p>8.983</text:p>
          </table:table-cell>
          <table:table-cell office:value-type="float" office:value="111.5" calcext:value-type="float">
            <text:p>111.5</text:p>
          </table:table-cell>
          <table:table-cell office:value-type="float" office:value="3.738" calcext:value-type="float">
            <text:p>3.738</text:p>
          </table:table-cell>
          <table:table-cell office:value-type="float" office:value="99.53" calcext:value-type="float">
            <text:p>99.53</text:p>
          </table:table-cell>
          <table:table-cell office:value-type="float" office:value="34.36" calcext:value-type="float">
            <text:p>34.36</text:p>
          </table:table-cell>
          <table:table-cell office:value-type="float" office:value="0" calcext:value-type="float">
            <text:p>0</text:p>
          </table:table-cell>
          <table:table-cell office:value-type="float" office:value="4.385" calcext:value-type="float">
            <text:p>4.385</text:p>
          </table:table-cell>
          <table:table-cell office:value-type="float" office:value="4.309" calcext:value-type="float">
            <text:p>4.309</text:p>
          </table:table-cell>
          <table:table-cell/>
          <table:table-cell table:style-name="pd1" office:value-type="float" office:value="82" calcext:value-type="float">
            <text:p>82</text:p>
          </table:table-cell>
          <table:table-cell table:formula="of:=[.B84]/[.$N$1]" office:value-type="float" office:value="0.44735142118863" calcext:value-type="float">
            <text:p>0.44735</text:p>
          </table:table-cell>
          <table:table-cell table:formula="of:=[.C84]/[.$N$1]" office:value-type="float" office:value="0.000290859173126615" calcext:value-type="float">
            <text:p>0.00029</text:p>
          </table:table-cell>
          <table:table-cell table:formula="of:=[.D84]/[.$N$1]" office:value-type="float" office:value="0.0303456072351421" calcext:value-type="float">
            <text:p>0.03035</text:p>
          </table:table-cell>
          <table:table-cell table:formula="of:=[.E84]/[.$N$1]" office:value-type="float" office:value="0.0145074289405685" calcext:value-type="float">
            <text:p>0.01451</text:p>
          </table:table-cell>
          <table:table-cell table:formula="of:=[.F84]/[.$N$1]" office:value-type="float" office:value="0.180071059431525" calcext:value-type="float">
            <text:p>0.18007</text:p>
          </table:table-cell>
          <table:table-cell table:formula="of:=[.G84]/[.$N$1]" office:value-type="float" office:value="0.00603682170542636" calcext:value-type="float">
            <text:p>0.00604</text:p>
          </table:table-cell>
          <table:table-cell table:formula="of:=[.H84]/[.$N$1]" office:value-type="float" office:value="0.160739664082687" calcext:value-type="float">
            <text:p>0.16074</text:p>
          </table:table-cell>
          <table:table-cell table:formula="of:=[.I84]/[.$N$1]" office:value-type="float" office:value="0.0554909560723514" calcext:value-type="float">
            <text:p>0.05549</text:p>
          </table:table-cell>
          <table:table-cell table:formula="of:=[.J84]/[.$N$1]" office:value-type="float" office:value="0" calcext:value-type="float">
            <text:p>0.00000</text:p>
          </table:table-cell>
          <table:table-cell table:formula="of:=SUM([.Q84:.W84])" office:value-type="float" office:value="0.4471915374677" calcext:value-type="float">
            <text:p>0.44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85" calcext:value-type="float">
            <text:p>4.385</text:p>
          </table:table-cell>
          <table:table-cell office:value-type="float" office:value="4.309" calcext:value-type="float">
            <text:p>4.309</text:p>
          </table:table-cell>
          <table:table-cell table:number-columns-repeated="4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office:value-type="float" office:value="276.9" calcext:value-type="float">
            <text:p>276.9</text:p>
          </table:table-cell>
          <table:table-cell office:value-type="float" office:value="0.1795" calcext:value-type="float">
            <text:p>0.1795</text:p>
          </table:table-cell>
          <table:table-cell office:value-type="float" office:value="19.63" calcext:value-type="float">
            <text:p>19.63</text:p>
          </table:table-cell>
          <table:table-cell office:value-type="float" office:value="8.607" calcext:value-type="float">
            <text:p>8.607</text:p>
          </table:table-cell>
          <table:table-cell office:value-type="float" office:value="108.4" calcext:value-type="float">
            <text:p>108.4</text:p>
          </table:table-cell>
          <table:table-cell office:value-type="float" office:value="3.865" calcext:value-type="float">
            <text:p>3.865</text:p>
          </table:table-cell>
          <table:table-cell office:value-type="float" office:value="102" calcext:value-type="float">
            <text:p>102</text:p>
          </table:table-cell>
          <table:table-cell office:value-type="float" office:value="34.28" calcext:value-type="float">
            <text:p>34.28</text:p>
          </table:table-cell>
          <table:table-cell office:value-type="float" office:value="0" calcext:value-type="float">
            <text:p>0</text:p>
          </table:table-cell>
          <table:table-cell office:value-type="float" office:value="4.064" calcext:value-type="float">
            <text:p>4.064</text:p>
          </table:table-cell>
          <table:table-cell office:value-type="float" office:value="3.993" calcext:value-type="float">
            <text:p>3.993</text:p>
          </table:table-cell>
          <table:table-cell/>
          <table:table-cell table:style-name="pd1" office:value-type="float" office:value="83" calcext:value-type="float">
            <text:p>83</text:p>
          </table:table-cell>
          <table:table-cell table:formula="of:=[.B85]/[.$N$1]" office:value-type="float" office:value="0.44718992248062" calcext:value-type="float">
            <text:p>0.44719</text:p>
          </table:table-cell>
          <table:table-cell table:formula="of:=[.C85]/[.$N$1]" office:value-type="float" office:value="0.000289890180878553" calcext:value-type="float">
            <text:p>0.00029</text:p>
          </table:table-cell>
          <table:table-cell table:formula="of:=[.D85]/[.$N$1]" office:value-type="float" office:value="0.0317021963824289" calcext:value-type="float">
            <text:p>0.03170</text:p>
          </table:table-cell>
          <table:table-cell table:formula="of:=[.E85]/[.$N$1]" office:value-type="float" office:value="0.0139001937984496" calcext:value-type="float">
            <text:p>0.01390</text:p>
          </table:table-cell>
          <table:table-cell table:formula="of:=[.F85]/[.$N$1]" office:value-type="float" office:value="0.175064599483204" calcext:value-type="float">
            <text:p>0.17506</text:p>
          </table:table-cell>
          <table:table-cell table:formula="of:=[.G85]/[.$N$1]" office:value-type="float" office:value="0.00624192506459948" calcext:value-type="float">
            <text:p>0.00624</text:p>
          </table:table-cell>
          <table:table-cell table:formula="of:=[.H85]/[.$N$1]" office:value-type="float" office:value="0.164728682170543" calcext:value-type="float">
            <text:p>0.16473</text:p>
          </table:table-cell>
          <table:table-cell table:formula="of:=[.I85]/[.$N$1]" office:value-type="float" office:value="0.0553617571059432" calcext:value-type="float">
            <text:p>0.05536</text:p>
          </table:table-cell>
          <table:table-cell table:formula="of:=[.J85]/[.$N$1]" office:value-type="float" office:value="0" calcext:value-type="float">
            <text:p>0.00000</text:p>
          </table:table-cell>
          <table:table-cell table:formula="of:=SUM([.Q85:.W85])" office:value-type="float" office:value="0.446999354005168" calcext:value-type="float">
            <text:p>0.44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64" calcext:value-type="float">
            <text:p>4.064</text:p>
          </table:table-cell>
          <table:table-cell office:value-type="float" office:value="3.993" calcext:value-type="float">
            <text:p>3.993</text:p>
          </table:table-cell>
          <table:table-cell table:number-columns-repeated="4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office:value-type="float" office:value="274.5" calcext:value-type="float">
            <text:p>274.5</text:p>
          </table:table-cell>
          <table:table-cell office:value-type="float" office:value="0.1985" calcext:value-type="float">
            <text:p>0.1985</text:p>
          </table:table-cell>
          <table:table-cell office:value-type="float" office:value="18.49" calcext:value-type="float">
            <text:p>18.49</text:p>
          </table:table-cell>
          <table:table-cell office:value-type="float" office:value="8.869" calcext:value-type="float">
            <text:p>8.869</text:p>
          </table:table-cell>
          <table:table-cell office:value-type="float" office:value="106" calcext:value-type="float">
            <text:p>106</text:p>
          </table:table-cell>
          <table:table-cell office:value-type="float" office:value="4.115" calcext:value-type="float">
            <text:p>4.115</text:p>
          </table:table-cell>
          <table:table-cell office:value-type="float" office:value="101.3" calcext:value-type="float">
            <text:p>101.3</text:p>
          </table:table-cell>
          <table:table-cell office:value-type="float" office:value="35.5" calcext:value-type="float">
            <text:p>35.5</text:p>
          </table:table-cell>
          <table:table-cell office:value-type="float" office:value="0" calcext:value-type="float">
            <text:p>0</text:p>
          </table:table-cell>
          <table:table-cell office:value-type="float" office:value="4.067" calcext:value-type="float">
            <text:p>4.067</text:p>
          </table:table-cell>
          <table:table-cell office:value-type="float" office:value="3.987" calcext:value-type="float">
            <text:p>3.987</text:p>
          </table:table-cell>
          <table:table-cell/>
          <table:table-cell table:style-name="pd1" office:value-type="float" office:value="84" calcext:value-type="float">
            <text:p>84</text:p>
          </table:table-cell>
          <table:table-cell table:formula="of:=[.B86]/[.$N$1]" office:value-type="float" office:value="0.443313953488372" calcext:value-type="float">
            <text:p>0.44331</text:p>
          </table:table-cell>
          <table:table-cell table:formula="of:=[.C86]/[.$N$1]" office:value-type="float" office:value="0.000320574935400517" calcext:value-type="float">
            <text:p>0.00032</text:p>
          </table:table-cell>
          <table:table-cell table:formula="of:=[.D86]/[.$N$1]" office:value-type="float" office:value="0.0298611111111111" calcext:value-type="float">
            <text:p>0.02986</text:p>
          </table:table-cell>
          <table:table-cell table:formula="of:=[.E86]/[.$N$1]" office:value-type="float" office:value="0.0143233204134367" calcext:value-type="float">
            <text:p>0.01432</text:p>
          </table:table-cell>
          <table:table-cell table:formula="of:=[.F86]/[.$N$1]" office:value-type="float" office:value="0.171188630490956" calcext:value-type="float">
            <text:p>0.17119</text:p>
          </table:table-cell>
          <table:table-cell table:formula="of:=[.G86]/[.$N$1]" office:value-type="float" office:value="0.00664567183462532" calcext:value-type="float">
            <text:p>0.00665</text:p>
          </table:table-cell>
          <table:table-cell table:formula="of:=[.H86]/[.$N$1]" office:value-type="float" office:value="0.16359819121447" calcext:value-type="float">
            <text:p>0.16360</text:p>
          </table:table-cell>
          <table:table-cell table:formula="of:=[.I86]/[.$N$1]" office:value-type="float" office:value="0.0573320413436692" calcext:value-type="float">
            <text:p>0.05733</text:p>
          </table:table-cell>
          <table:table-cell table:formula="of:=[.J86]/[.$N$1]" office:value-type="float" office:value="0" calcext:value-type="float">
            <text:p>0.00000</text:p>
          </table:table-cell>
          <table:table-cell table:formula="of:=SUM([.Q86:.W86])" office:value-type="float" office:value="0.442948966408269" calcext:value-type="float">
            <text:p>0.44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67" calcext:value-type="float">
            <text:p>4.067</text:p>
          </table:table-cell>
          <table:table-cell office:value-type="float" office:value="3.987" calcext:value-type="float">
            <text:p>3.987</text:p>
          </table:table-cell>
          <table:table-cell table:number-columns-repeated="4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office:value-type="float" office:value="270.7" calcext:value-type="float">
            <text:p>270.7</text:p>
          </table:table-cell>
          <table:table-cell office:value-type="float" office:value="0.2064" calcext:value-type="float">
            <text:p>0.2064</text:p>
          </table:table-cell>
          <table:table-cell office:value-type="float" office:value="18.37" calcext:value-type="float">
            <text:p>18.37</text:p>
          </table:table-cell>
          <table:table-cell office:value-type="float" office:value="9.129" calcext:value-type="float">
            <text:p>9.129</text:p>
          </table:table-cell>
          <table:table-cell office:value-type="float" office:value="103.3" calcext:value-type="float">
            <text:p>103.3</text:p>
          </table:table-cell>
          <table:table-cell office:value-type="float" office:value="4.243" calcext:value-type="float">
            <text:p>4.243</text:p>
          </table:table-cell>
          <table:table-cell office:value-type="float" office:value="101.7" calcext:value-type="float">
            <text:p>101.7</text:p>
          </table:table-cell>
          <table:table-cell office:value-type="float" office:value="33.74" calcext:value-type="float">
            <text:p>33.74</text:p>
          </table:table-cell>
          <table:table-cell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3.56" calcext:value-type="float">
            <text:p>3.56</text:p>
          </table:table-cell>
          <table:table-cell/>
          <table:table-cell table:style-name="pd1" office:value-type="float" office:value="85" calcext:value-type="float">
            <text:p>85</text:p>
          </table:table-cell>
          <table:table-cell table:formula="of:=[.B87]/[.$N$1]" office:value-type="float" office:value="0.437177002583979" calcext:value-type="float">
            <text:p>0.43718</text:p>
          </table:table-cell>
          <table:table-cell table:formula="of:=[.C87]/[.$N$1]" office:value-type="float" office:value="0.000333333333333333" calcext:value-type="float">
            <text:p>0.00033</text:p>
          </table:table-cell>
          <table:table-cell table:formula="of:=[.D87]/[.$N$1]" office:value-type="float" office:value="0.0296673126614987" calcext:value-type="float">
            <text:p>0.02967</text:p>
          </table:table-cell>
          <table:table-cell table:formula="of:=[.E87]/[.$N$1]" office:value-type="float" office:value="0.0147432170542636" calcext:value-type="float">
            <text:p>0.01474</text:p>
          </table:table-cell>
          <table:table-cell table:formula="of:=[.F87]/[.$N$1]" office:value-type="float" office:value="0.166828165374677" calcext:value-type="float">
            <text:p>0.16683</text:p>
          </table:table-cell>
          <table:table-cell table:formula="of:=[.G87]/[.$N$1]" office:value-type="float" office:value="0.00685239018087855" calcext:value-type="float">
            <text:p>0.00685</text:p>
          </table:table-cell>
          <table:table-cell table:formula="of:=[.H87]/[.$N$1]" office:value-type="float" office:value="0.164244186046512" calcext:value-type="float">
            <text:p>0.16424</text:p>
          </table:table-cell>
          <table:table-cell table:formula="of:=[.I87]/[.$N$1]" office:value-type="float" office:value="0.0544896640826873" calcext:value-type="float">
            <text:p>0.05449</text:p>
          </table:table-cell>
          <table:table-cell table:formula="of:=[.J87]/[.$N$1]" office:value-type="float" office:value="0" calcext:value-type="float">
            <text:p>0.00000</text:p>
          </table:table-cell>
          <table:table-cell table:formula="of:=SUM([.Q87:.W87])" office:value-type="float" office:value="0.436824935400517" calcext:value-type="float">
            <text:p>0.43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46" calcext:value-type="float">
            <text:p>3.646</text:p>
          </table:table-cell>
          <table:table-cell office:value-type="float" office:value="3.56" calcext:value-type="float">
            <text:p>3.56</text:p>
          </table:table-cell>
          <table:table-cell table:number-columns-repeated="4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office:value-type="float" office:value="265.6" calcext:value-type="float">
            <text:p>265.6</text:p>
          </table:table-cell>
          <table:table-cell office:value-type="float" office:value="0.2194" calcext:value-type="float">
            <text:p>0.2194</text:p>
          </table:table-cell>
          <table:table-cell office:value-type="float" office:value="18.84" calcext:value-type="float">
            <text:p>18.84</text:p>
          </table:table-cell>
          <table:table-cell office:value-type="float" office:value="8.819" calcext:value-type="float">
            <text:p>8.819</text:p>
          </table:table-cell>
          <table:table-cell office:value-type="float" office:value="97.95" calcext:value-type="float">
            <text:p>97.95</text:p>
          </table:table-cell>
          <table:table-cell office:value-type="float" office:value="4.466" calcext:value-type="float">
            <text:p>4.466</text:p>
          </table:table-cell>
          <table:table-cell office:value-type="float" office:value="101" calcext:value-type="float">
            <text:p>101</text:p>
          </table:table-cell>
          <table:table-cell office:value-type="float" office:value="34.31" calcext:value-type="float">
            <text:p>34.31</text:p>
          </table:table-cell>
          <table:table-cell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3.581" calcext:value-type="float">
            <text:p>3.581</text:p>
          </table:table-cell>
          <table:table-cell/>
          <table:table-cell table:style-name="pd1" office:value-type="float" office:value="86" calcext:value-type="float">
            <text:p>86</text:p>
          </table:table-cell>
          <table:table-cell table:formula="of:=[.B88]/[.$N$1]" office:value-type="float" office:value="0.428940568475452" calcext:value-type="float">
            <text:p>0.42894</text:p>
          </table:table-cell>
          <table:table-cell table:formula="of:=[.C88]/[.$N$1]" office:value-type="float" office:value="0.000354328165374677" calcext:value-type="float">
            <text:p>0.00035</text:p>
          </table:table-cell>
          <table:table-cell table:formula="of:=[.D88]/[.$N$1]" office:value-type="float" office:value="0.0304263565891473" calcext:value-type="float">
            <text:p>0.03043</text:p>
          </table:table-cell>
          <table:table-cell table:formula="of:=[.E88]/[.$N$1]" office:value-type="float" office:value="0.0142425710594315" calcext:value-type="float">
            <text:p>0.01424</text:p>
          </table:table-cell>
          <table:table-cell table:formula="of:=[.F88]/[.$N$1]" office:value-type="float" office:value="0.158187984496124" calcext:value-type="float">
            <text:p>0.15819</text:p>
          </table:table-cell>
          <table:table-cell table:formula="of:=[.G88]/[.$N$1]" office:value-type="float" office:value="0.0072125322997416" calcext:value-type="float">
            <text:p>0.00721</text:p>
          </table:table-cell>
          <table:table-cell table:formula="of:=[.H88]/[.$N$1]" office:value-type="float" office:value="0.163113695090439" calcext:value-type="float">
            <text:p>0.16311</text:p>
          </table:table-cell>
          <table:table-cell table:formula="of:=[.I88]/[.$N$1]" office:value-type="float" office:value="0.0554102067183463" calcext:value-type="float">
            <text:p>0.05541</text:p>
          </table:table-cell>
          <table:table-cell table:formula="of:=[.J88]/[.$N$1]" office:value-type="float" office:value="0" calcext:value-type="float">
            <text:p>0.00000</text:p>
          </table:table-cell>
          <table:table-cell table:formula="of:=SUM([.Q88:.W88])" office:value-type="float" office:value="0.42859334625323" calcext:value-type="float">
            <text:p>0.42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1" calcext:value-type="float">
            <text:p>3.661</text:p>
          </table:table-cell>
          <table:table-cell office:value-type="float" office:value="3.581" calcext:value-type="float">
            <text:p>3.581</text:p>
          </table:table-cell>
          <table:table-cell table:number-columns-repeated="4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office:value-type="float" office:value="259.3" calcext:value-type="float">
            <text:p>259.3</text:p>
          </table:table-cell>
          <table:table-cell office:value-type="float" office:value="0.2447" calcext:value-type="float">
            <text:p>0.2447</text:p>
          </table:table-cell>
          <table:table-cell office:value-type="float" office:value="18.69" calcext:value-type="float">
            <text:p>18.69</text:p>
          </table:table-cell>
          <table:table-cell office:value-type="float" office:value="9.086" calcext:value-type="float">
            <text:p>9.086</text:p>
          </table:table-cell>
          <table:table-cell office:value-type="float" office:value="89.86" calcext:value-type="float">
            <text:p>89.86</text:p>
          </table:table-cell>
          <table:table-cell office:value-type="float" office:value="4.615" calcext:value-type="float">
            <text:p>4.615</text:p>
          </table:table-cell>
          <table:table-cell office:value-type="float" office:value="102.2" calcext:value-type="float">
            <text:p>102.2</text:p>
          </table:table-cell>
          <table:table-cell office:value-type="float" office:value="34.61" calcext:value-type="float">
            <text:p>34.61</text:p>
          </table:table-cell>
          <table:table-cell office:value-type="float" office:value="0" calcext:value-type="float">
            <text:p>0</text:p>
          </table:table-cell>
          <table:table-cell office:value-type="float" office:value="3.475" calcext:value-type="float">
            <text:p>3.475</text:p>
          </table:table-cell>
          <table:table-cell office:value-type="float" office:value="3.393" calcext:value-type="float">
            <text:p>3.393</text:p>
          </table:table-cell>
          <table:table-cell/>
          <table:table-cell table:style-name="pd1" office:value-type="float" office:value="87" calcext:value-type="float">
            <text:p>87</text:p>
          </table:table-cell>
          <table:table-cell table:formula="of:=[.B89]/[.$N$1]" office:value-type="float" office:value="0.418766149870801" calcext:value-type="float">
            <text:p>0.41877</text:p>
          </table:table-cell>
          <table:table-cell table:formula="of:=[.C89]/[.$N$1]" office:value-type="float" office:value="0.000395187338501292" calcext:value-type="float">
            <text:p>0.00040</text:p>
          </table:table-cell>
          <table:table-cell table:formula="of:=[.D89]/[.$N$1]" office:value-type="float" office:value="0.0301841085271318" calcext:value-type="float">
            <text:p>0.03018</text:p>
          </table:table-cell>
          <table:table-cell table:formula="of:=[.E89]/[.$N$1]" office:value-type="float" office:value="0.0146737726098191" calcext:value-type="float">
            <text:p>0.01467</text:p>
          </table:table-cell>
          <table:table-cell table:formula="of:=[.F89]/[.$N$1]" office:value-type="float" office:value="0.145122739018088" calcext:value-type="float">
            <text:p>0.14512</text:p>
          </table:table-cell>
          <table:table-cell table:formula="of:=[.G89]/[.$N$1]" office:value-type="float" office:value="0.007453165374677" calcext:value-type="float">
            <text:p>0.00745</text:p>
          </table:table-cell>
          <table:table-cell table:formula="of:=[.H89]/[.$N$1]" office:value-type="float" office:value="0.165051679586563" calcext:value-type="float">
            <text:p>0.16505</text:p>
          </table:table-cell>
          <table:table-cell table:formula="of:=[.I89]/[.$N$1]" office:value-type="float" office:value="0.0558947028423773" calcext:value-type="float">
            <text:p>0.05589</text:p>
          </table:table-cell>
          <table:table-cell table:formula="of:=[.J89]/[.$N$1]" office:value-type="float" office:value="0" calcext:value-type="float">
            <text:p>0.00000</text:p>
          </table:table-cell>
          <table:table-cell table:formula="of:=SUM([.Q89:.W89])" office:value-type="float" office:value="0.418380167958656" calcext:value-type="float">
            <text:p>0.41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475" calcext:value-type="float">
            <text:p>3.475</text:p>
          </table:table-cell>
          <table:table-cell office:value-type="float" office:value="3.393" calcext:value-type="float">
            <text:p>3.393</text:p>
          </table:table-cell>
          <table:table-cell table:number-columns-repeated="4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office:value-type="float" office:value="0.2529" calcext:value-type="float">
            <text:p>0.2529</text:p>
          </table:table-cell>
          <table:table-cell office:value-type="float" office:value="19.1" calcext:value-type="float">
            <text:p>19.1</text:p>
          </table:table-cell>
          <table:table-cell office:value-type="float" office:value="9.103" calcext:value-type="float">
            <text:p>9.103</text:p>
          </table:table-cell>
          <table:table-cell office:value-type="float" office:value="79.38" calcext:value-type="float">
            <text:p>79.38</text:p>
          </table:table-cell>
          <table:table-cell office:value-type="float" office:value="4.862" calcext:value-type="float">
            <text:p>4.862</text:p>
          </table:table-cell>
          <table:table-cell office:value-type="float" office:value="102.2" calcext:value-type="float">
            <text:p>102.2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3.151" calcext:value-type="float">
            <text:p>3.151</text:p>
          </table:table-cell>
          <table:table-cell/>
          <table:table-cell table:style-name="pd1" office:value-type="float" office:value="88" calcext:value-type="float">
            <text:p>88</text:p>
          </table:table-cell>
          <table:table-cell table:formula="of:=[.B90]/[.$N$1]" office:value-type="float" office:value="0.40374677002584" calcext:value-type="float">
            <text:p>0.40375</text:p>
          </table:table-cell>
          <table:table-cell table:formula="of:=[.C90]/[.$N$1]" office:value-type="float" office:value="0.00040843023255814" calcext:value-type="float">
            <text:p>0.00041</text:p>
          </table:table-cell>
          <table:table-cell table:formula="of:=[.D90]/[.$N$1]" office:value-type="float" office:value="0.0308462532299742" calcext:value-type="float">
            <text:p>0.03085</text:p>
          </table:table-cell>
          <table:table-cell table:formula="of:=[.E90]/[.$N$1]" office:value-type="float" office:value="0.0147012273901809" calcext:value-type="float">
            <text:p>0.01470</text:p>
          </table:table-cell>
          <table:table-cell table:formula="of:=[.F90]/[.$N$1]" office:value-type="float" office:value="0.128197674418605" calcext:value-type="float">
            <text:p>0.12820</text:p>
          </table:table-cell>
          <table:table-cell table:formula="of:=[.G90]/[.$N$1]" office:value-type="float" office:value="0.00785206718346253" calcext:value-type="float">
            <text:p>0.00785</text:p>
          </table:table-cell>
          <table:table-cell table:formula="of:=[.H90]/[.$N$1]" office:value-type="float" office:value="0.165051679586563" calcext:value-type="float">
            <text:p>0.16505</text:p>
          </table:table-cell>
          <table:table-cell table:formula="of:=[.I90]/[.$N$1]" office:value-type="float" office:value="0.0566860465116279" calcext:value-type="float">
            <text:p>0.05669</text:p>
          </table:table-cell>
          <table:table-cell table:formula="of:=[.J90]/[.$N$1]" office:value-type="float" office:value="0" calcext:value-type="float">
            <text:p>0.00000</text:p>
          </table:table-cell>
          <table:table-cell table:formula="of:=SUM([.Q90:.W90])" office:value-type="float" office:value="0.403334948320413" calcext:value-type="float">
            <text:p>0.40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" calcext:value-type="float">
            <text:p>3.22</text:p>
          </table:table-cell>
          <table:table-cell office:value-type="float" office:value="3.151" calcext:value-type="float">
            <text:p>3.151</text:p>
          </table:table-cell>
          <table:table-cell table:number-columns-repeated="4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office:value-type="float" office:value="237" calcext:value-type="float">
            <text:p>237</text:p>
          </table:table-cell>
          <table:table-cell office:value-type="float" office:value="0.2589" calcext:value-type="float">
            <text:p>0.2589</text:p>
          </table:table-cell>
          <table:table-cell office:value-type="float" office:value="18.5" calcext:value-type="float">
            <text:p>18.5</text:p>
          </table:table-cell>
          <table:table-cell office:value-type="float" office:value="8.949" calcext:value-type="float">
            <text:p>8.949</text:p>
          </table:table-cell>
          <table:table-cell office:value-type="float" office:value="66.89" calcext:value-type="float">
            <text:p>66.89</text:p>
          </table:table-cell>
          <table:table-cell office:value-type="float" office:value="5.252" calcext:value-type="float">
            <text:p>5.252</text:p>
          </table:table-cell>
          <table:table-cell office:value-type="float" office:value="102.1" calcext:value-type="float">
            <text:p>102.1</text:p>
          </table:table-cell>
          <table:table-cell office:value-type="float" office:value="35.03" calcext:value-type="float">
            <text:p>35.03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2.547" calcext:value-type="float">
            <text:p>2.547</text:p>
          </table:table-cell>
          <table:table-cell/>
          <table:table-cell table:style-name="pd1" office:value-type="float" office:value="89" calcext:value-type="float">
            <text:p>89</text:p>
          </table:table-cell>
          <table:table-cell table:formula="of:=[.B91]/[.$N$1]" office:value-type="float" office:value="0.382751937984496" calcext:value-type="float">
            <text:p>0.38275</text:p>
          </table:table-cell>
          <table:table-cell table:formula="of:=[.C91]/[.$N$1]" office:value-type="float" office:value="0.00041812015503876" calcext:value-type="float">
            <text:p>0.00042</text:p>
          </table:table-cell>
          <table:table-cell table:formula="of:=[.D91]/[.$N$1]" office:value-type="float" office:value="0.0298772609819121" calcext:value-type="float">
            <text:p>0.02988</text:p>
          </table:table-cell>
          <table:table-cell table:formula="of:=[.E91]/[.$N$1]" office:value-type="float" office:value="0.014452519379845" calcext:value-type="float">
            <text:p>0.01445</text:p>
          </table:table-cell>
          <table:table-cell table:formula="of:=[.F91]/[.$N$1]" office:value-type="float" office:value="0.108026485788114" calcext:value-type="float">
            <text:p>0.10803</text:p>
          </table:table-cell>
          <table:table-cell table:formula="of:=[.G91]/[.$N$1]" office:value-type="float" office:value="0.00848191214470284" calcext:value-type="float">
            <text:p>0.00848</text:p>
          </table:table-cell>
          <table:table-cell table:formula="of:=[.H91]/[.$N$1]" office:value-type="float" office:value="0.164890180878553" calcext:value-type="float">
            <text:p>0.16489</text:p>
          </table:table-cell>
          <table:table-cell table:formula="of:=[.I91]/[.$N$1]" office:value-type="float" office:value="0.0565729974160207" calcext:value-type="float">
            <text:p>0.05657</text:p>
          </table:table-cell>
          <table:table-cell table:formula="of:=[.J91]/[.$N$1]" office:value-type="float" office:value="0" calcext:value-type="float">
            <text:p>0.00000</text:p>
          </table:table-cell>
          <table:table-cell table:formula="of:=SUM([.Q91:.W91])" office:value-type="float" office:value="0.382301356589147" calcext:value-type="float">
            <text:p>0.38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2.547" calcext:value-type="float">
            <text:p>2.547</text:p>
          </table:table-cell>
          <table:table-cell table:number-columns-repeated="4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0.2787" calcext:value-type="float">
            <text:p>0.2787</text:p>
          </table:table-cell>
          <table:table-cell office:value-type="float" office:value="18.53" calcext:value-type="float">
            <text:p>18.53</text:p>
          </table:table-cell>
          <table:table-cell office:value-type="float" office:value="8.926" calcext:value-type="float">
            <text:p>8.926</text:p>
          </table:table-cell>
          <table:table-cell office:value-type="float" office:value="53.75" calcext:value-type="float">
            <text:p>53.75</text:p>
          </table:table-cell>
          <table:table-cell office:value-type="float" office:value="5.57" calcext:value-type="float">
            <text:p>5.57</text:p>
          </table:table-cell>
          <table:table-cell office:value-type="float" office:value="101.7" calcext:value-type="float">
            <text:p>101.7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2.164" calcext:value-type="float">
            <text:p>2.164</text:p>
          </table:table-cell>
          <table:table-cell office:value-type="float" office:value="2.109" calcext:value-type="float">
            <text:p>2.109</text:p>
          </table:table-cell>
          <table:table-cell/>
          <table:table-cell table:style-name="pd1" office:value-type="float" office:value="90" calcext:value-type="float">
            <text:p>90</text:p>
          </table:table-cell>
          <table:table-cell table:formula="of:=[.B92]/[.$N$1]" office:value-type="float" office:value="0.361757105943152" calcext:value-type="float">
            <text:p>0.36176</text:p>
          </table:table-cell>
          <table:table-cell table:formula="of:=[.C92]/[.$N$1]" office:value-type="float" office:value="0.000450096899224806" calcext:value-type="float">
            <text:p>0.00045</text:p>
          </table:table-cell>
          <table:table-cell table:formula="of:=[.D92]/[.$N$1]" office:value-type="float" office:value="0.0299257105943152" calcext:value-type="float">
            <text:p>0.02993</text:p>
          </table:table-cell>
          <table:table-cell table:formula="of:=[.E92]/[.$N$1]" office:value-type="float" office:value="0.0144153746770026" calcext:value-type="float">
            <text:p>0.01442</text:p>
          </table:table-cell>
          <table:table-cell table:formula="of:=[.F92]/[.$N$1]" office:value-type="float" office:value="0.0868055555555556" calcext:value-type="float">
            <text:p>0.08681</text:p>
          </table:table-cell>
          <table:table-cell table:formula="of:=[.G92]/[.$N$1]" office:value-type="float" office:value="0.00899547803617571" calcext:value-type="float">
            <text:p>0.00900</text:p>
          </table:table-cell>
          <table:table-cell table:formula="of:=[.H92]/[.$N$1]" office:value-type="float" office:value="0.164244186046512" calcext:value-type="float">
            <text:p>0.16424</text:p>
          </table:table-cell>
          <table:table-cell table:formula="of:=[.I92]/[.$N$1]" office:value-type="float" office:value="0.0570090439276486" calcext:value-type="float">
            <text:p>0.05701</text:p>
          </table:table-cell>
          <table:table-cell table:formula="of:=[.J92]/[.$N$1]" office:value-type="float" office:value="0" calcext:value-type="float">
            <text:p>0.00000</text:p>
          </table:table-cell>
          <table:table-cell table:formula="of:=SUM([.Q92:.W92])" office:value-type="float" office:value="0.361395348837209" calcext:value-type="float">
            <text:p>0.36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4" calcext:value-type="float">
            <text:p>2.164</text:p>
          </table:table-cell>
          <table:table-cell office:value-type="float" office:value="2.109" calcext:value-type="float">
            <text:p>2.109</text:p>
          </table:table-cell>
          <table:table-cell table:number-columns-repeated="4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office:value-type="float" office:value="211.5" calcext:value-type="float">
            <text:p>211.5</text:p>
          </table:table-cell>
          <table:table-cell office:value-type="float" office:value="0.2954" calcext:value-type="float">
            <text:p>0.2954</text:p>
          </table:table-cell>
          <table:table-cell office:value-type="float" office:value="18.4" calcext:value-type="float">
            <text:p>18.4</text:p>
          </table:table-cell>
          <table:table-cell office:value-type="float" office:value="8.62" calcext:value-type="float">
            <text:p>8.62</text:p>
          </table:table-cell>
          <table:table-cell office:value-type="float" office:value="41.87" calcext:value-type="float">
            <text:p>41.87</text:p>
          </table:table-cell>
          <table:table-cell office:value-type="float" office:value="5.985" calcext:value-type="float">
            <text:p>5.985</text:p>
          </table:table-cell>
          <table:table-cell office:value-type="float" office:value="101.3" calcext:value-type="float">
            <text:p>101.3</text:p>
          </table:table-cell>
          <table:table-cell office:value-type="float" office:value="35.03" calcext:value-type="float">
            <text:p>35.03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1.681" calcext:value-type="float">
            <text:p>1.681</text:p>
          </table:table-cell>
          <table:table-cell/>
          <table:table-cell table:style-name="pd1" office:value-type="float" office:value="91" calcext:value-type="float">
            <text:p>91</text:p>
          </table:table-cell>
          <table:table-cell table:formula="of:=[.B93]/[.$N$1]" office:value-type="float" office:value="0.34156976744186" calcext:value-type="float">
            <text:p>0.34157</text:p>
          </table:table-cell>
          <table:table-cell table:formula="of:=[.C93]/[.$N$1]" office:value-type="float" office:value="0.000477067183462532" calcext:value-type="float">
            <text:p>0.00048</text:p>
          </table:table-cell>
          <table:table-cell table:formula="of:=[.D93]/[.$N$1]" office:value-type="float" office:value="0.0297157622739018" calcext:value-type="float">
            <text:p>0.02972</text:p>
          </table:table-cell>
          <table:table-cell table:formula="of:=[.E93]/[.$N$1]" office:value-type="float" office:value="0.013921188630491" calcext:value-type="float">
            <text:p>0.01392</text:p>
          </table:table-cell>
          <table:table-cell table:formula="of:=[.F93]/[.$N$1]" office:value-type="float" office:value="0.0676195090439276" calcext:value-type="float">
            <text:p>0.06762</text:p>
          </table:table-cell>
          <table:table-cell table:formula="of:=[.G93]/[.$N$1]" office:value-type="float" office:value="0.00966569767441861" calcext:value-type="float">
            <text:p>0.00967</text:p>
          </table:table-cell>
          <table:table-cell table:formula="of:=[.H93]/[.$N$1]" office:value-type="float" office:value="0.16359819121447" calcext:value-type="float">
            <text:p>0.16360</text:p>
          </table:table-cell>
          <table:table-cell table:formula="of:=[.I93]/[.$N$1]" office:value-type="float" office:value="0.0565729974160207" calcext:value-type="float">
            <text:p>0.05657</text:p>
          </table:table-cell>
          <table:table-cell table:formula="of:=[.J93]/[.$N$1]" office:value-type="float" office:value="0" calcext:value-type="float">
            <text:p>0.00000</text:p>
          </table:table-cell>
          <table:table-cell table:formula="of:=SUM([.Q93:.W93])" office:value-type="float" office:value="0.34109334625323" calcext:value-type="float">
            <text:p>0.34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1.681" calcext:value-type="float">
            <text:p>1.681</text:p>
          </table:table-cell>
          <table:table-cell table:number-columns-repeated="4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office:value-type="float" office:value="202.3" calcext:value-type="float">
            <text:p>202.3</text:p>
          </table:table-cell>
          <table:table-cell office:value-type="float" office:value="0.317" calcext:value-type="float">
            <text:p>0.317</text:p>
          </table:table-cell>
          <table:table-cell office:value-type="float" office:value="18.24" calcext:value-type="float">
            <text:p>18.24</text:p>
          </table:table-cell>
          <table:table-cell office:value-type="float" office:value="8.965" calcext:value-type="float">
            <text:p>8.965</text:p>
          </table:table-cell>
          <table:table-cell office:value-type="float" office:value="30.05" calcext:value-type="float">
            <text:p>30.05</text:p>
          </table:table-cell>
          <table:table-cell office:value-type="float" office:value="6.386" calcext:value-type="float">
            <text:p>6.386</text:p>
          </table:table-cell>
          <table:table-cell office:value-type="float" office:value="102.5" calcext:value-type="float">
            <text:p>102.5</text:p>
          </table:table-cell>
          <table:table-cell office:value-type="float" office:value="35.93" calcext:value-type="float">
            <text:p>35.93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pd1" office:value-type="float" office:value="92" calcext:value-type="float">
            <text:p>92</text:p>
          </table:table-cell>
          <table:table-cell table:formula="of:=[.B94]/[.$N$1]" office:value-type="float" office:value="0.32671188630491" calcext:value-type="float">
            <text:p>0.32671</text:p>
          </table:table-cell>
          <table:table-cell table:formula="of:=[.C94]/[.$N$1]" office:value-type="float" office:value="0.000511950904392765" calcext:value-type="float">
            <text:p>0.00051</text:p>
          </table:table-cell>
          <table:table-cell table:formula="of:=[.D94]/[.$N$1]" office:value-type="float" office:value="0.0294573643410853" calcext:value-type="float">
            <text:p>0.02946</text:p>
          </table:table-cell>
          <table:table-cell table:formula="of:=[.E94]/[.$N$1]" office:value-type="float" office:value="0.0144783591731266" calcext:value-type="float">
            <text:p>0.01448</text:p>
          </table:table-cell>
          <table:table-cell table:formula="of:=[.F94]/[.$N$1]" office:value-type="float" office:value="0.0485303617571059" calcext:value-type="float">
            <text:p>0.04853</text:p>
          </table:table-cell>
          <table:table-cell table:formula="of:=[.G94]/[.$N$1]" office:value-type="float" office:value="0.0103133074935401" calcext:value-type="float">
            <text:p>0.01031</text:p>
          </table:table-cell>
          <table:table-cell table:formula="of:=[.H94]/[.$N$1]" office:value-type="float" office:value="0.165536175710594" calcext:value-type="float">
            <text:p>0.16554</text:p>
          </table:table-cell>
          <table:table-cell table:formula="of:=[.I94]/[.$N$1]" office:value-type="float" office:value="0.0580264857881137" calcext:value-type="float">
            <text:p>0.05803</text:p>
          </table:table-cell>
          <table:table-cell table:formula="of:=[.J94]/[.$N$1]" office:value-type="float" office:value="0" calcext:value-type="float">
            <text:p>0.00000</text:p>
          </table:table-cell>
          <table:table-cell table:formula="of:=SUM([.Q94:.W94])" office:value-type="float" office:value="0.326342054263566" calcext:value-type="float">
            <text:p>0.32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33" calcext:value-type="float">
            <text:p>1.333</text:p>
          </table:table-cell>
          <table:table-cell table:number-columns-repeated="4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office:value-type="float" office:value="193.8" calcext:value-type="float">
            <text:p>193.8</text:p>
          </table:table-cell>
          <table:table-cell office:value-type="float" office:value="0.3276" calcext:value-type="float">
            <text:p>0.3276</text:p>
          </table:table-cell>
          <table:table-cell office:value-type="float" office:value="17.95" calcext:value-type="float">
            <text:p>17.95</text:p>
          </table:table-cell>
          <table:table-cell office:value-type="float" office:value="8.972" calcext:value-type="float">
            <text:p>8.972</text:p>
          </table:table-cell>
          <table:table-cell office:value-type="float" office:value="21.15" calcext:value-type="float">
            <text:p>21.15</text:p>
          </table:table-cell>
          <table:table-cell office:value-type="float" office:value="6.923" calcext:value-type="float">
            <text:p>6.923</text:p>
          </table:table-cell>
          <table:table-cell office:value-type="float" office:value="103.3" calcext:value-type="float">
            <text:p>103.3</text:p>
          </table:table-cell>
          <table:table-cell office:value-type="float" office:value="35.18" calcext:value-type="float">
            <text:p>35.18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1.022" calcext:value-type="float">
            <text:p>1.022</text:p>
          </table:table-cell>
          <table:table-cell/>
          <table:table-cell table:style-name="pd1" office:value-type="float" office:value="93" calcext:value-type="float">
            <text:p>93</text:p>
          </table:table-cell>
          <table:table-cell table:formula="of:=[.B95]/[.$N$1]" office:value-type="float" office:value="0.312984496124031" calcext:value-type="float">
            <text:p>0.31298</text:p>
          </table:table-cell>
          <table:table-cell table:formula="of:=[.C95]/[.$N$1]" office:value-type="float" office:value="0.000529069767441861" calcext:value-type="float">
            <text:p>0.00053</text:p>
          </table:table-cell>
          <table:table-cell table:formula="of:=[.D95]/[.$N$1]" office:value-type="float" office:value="0.0289890180878553" calcext:value-type="float">
            <text:p>0.02899</text:p>
          </table:table-cell>
          <table:table-cell table:formula="of:=[.E95]/[.$N$1]" office:value-type="float" office:value="0.0144896640826873" calcext:value-type="float">
            <text:p>0.01449</text:p>
          </table:table-cell>
          <table:table-cell table:formula="of:=[.F95]/[.$N$1]" office:value-type="float" office:value="0.034156976744186" calcext:value-type="float">
            <text:p>0.03416</text:p>
          </table:table-cell>
          <table:table-cell table:formula="of:=[.G95]/[.$N$1]" office:value-type="float" office:value="0.0111805555555556" calcext:value-type="float">
            <text:p>0.01118</text:p>
          </table:table-cell>
          <table:table-cell table:formula="of:=[.H95]/[.$N$1]" office:value-type="float" office:value="0.166828165374677" calcext:value-type="float">
            <text:p>0.16683</text:p>
          </table:table-cell>
          <table:table-cell table:formula="of:=[.I95]/[.$N$1]" office:value-type="float" office:value="0.0568152454780362" calcext:value-type="float">
            <text:p>0.05682</text:p>
          </table:table-cell>
          <table:table-cell table:formula="of:=[.J95]/[.$N$1]" office:value-type="float" office:value="0" calcext:value-type="float">
            <text:p>0.00000</text:p>
          </table:table-cell>
          <table:table-cell table:formula="of:=SUM([.Q95:.W95])" office:value-type="float" office:value="0.312459625322997" calcext:value-type="float">
            <text:p>0.31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1.022" calcext:value-type="float">
            <text:p>1.022</text:p>
          </table:table-cell>
          <table:table-cell table:number-columns-repeated="4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0.3539" calcext:value-type="float">
            <text:p>0.3539</text:p>
          </table:table-cell>
          <table:table-cell office:value-type="float" office:value="18.12" calcext:value-type="float">
            <text:p>18.12</text:p>
          </table:table-cell>
          <table:table-cell office:value-type="float" office:value="9.17" calcext:value-type="float">
            <text:p>9.17</text:p>
          </table:table-cell>
          <table:table-cell office:value-type="float" office:value="14.31" calcext:value-type="float">
            <text:p>14.31</text:p>
          </table:table-cell>
          <table:table-cell office:value-type="float" office:value="7.686" calcext:value-type="float">
            <text:p>7.686</text:p>
          </table:table-cell>
          <table:table-cell office:value-type="float" office:value="102.3" calcext:value-type="float">
            <text:p>102.3</text:p>
          </table:table-cell>
          <table:table-cell office:value-type="float" office:value="36.09" calcext:value-type="float">
            <text:p>36.09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7979" calcext:value-type="float">
            <text:p>0.7979</text:p>
          </table:table-cell>
          <table:table-cell/>
          <table:table-cell table:style-name="pd1" office:value-type="float" office:value="94" calcext:value-type="float">
            <text:p>94</text:p>
          </table:table-cell>
          <table:table-cell table:formula="of:=[.B96]/[.$N$1]" office:value-type="float" office:value="0.303617571059432" calcext:value-type="float">
            <text:p>0.30362</text:p>
          </table:table-cell>
          <table:table-cell table:formula="of:=[.C96]/[.$N$1]" office:value-type="float" office:value="0.000571543927648579" calcext:value-type="float">
            <text:p>0.00057</text:p>
          </table:table-cell>
          <table:table-cell table:formula="of:=[.D96]/[.$N$1]" office:value-type="float" office:value="0.0292635658914729" calcext:value-type="float">
            <text:p>0.02926</text:p>
          </table:table-cell>
          <table:table-cell table:formula="of:=[.E96]/[.$N$1]" office:value-type="float" office:value="0.0148094315245478" calcext:value-type="float">
            <text:p>0.01481</text:p>
          </table:table-cell>
          <table:table-cell table:formula="of:=[.F96]/[.$N$1]" office:value-type="float" office:value="0.0231104651162791" calcext:value-type="float">
            <text:p>0.02311</text:p>
          </table:table-cell>
          <table:table-cell table:formula="of:=[.G96]/[.$N$1]" office:value-type="float" office:value="0.0124127906976744" calcext:value-type="float">
            <text:p>0.01241</text:p>
          </table:table-cell>
          <table:table-cell table:formula="of:=[.H96]/[.$N$1]" office:value-type="float" office:value="0.165213178294574" calcext:value-type="float">
            <text:p>0.16521</text:p>
          </table:table-cell>
          <table:table-cell table:formula="of:=[.I96]/[.$N$1]" office:value-type="float" office:value="0.0582848837209302" calcext:value-type="float">
            <text:p>0.05828</text:p>
          </table:table-cell>
          <table:table-cell table:formula="of:=[.J96]/[.$N$1]" office:value-type="float" office:value="0" calcext:value-type="float">
            <text:p>0.00000</text:p>
          </table:table-cell>
          <table:table-cell table:formula="of:=SUM([.Q96:.W96])" office:value-type="float" office:value="0.303094315245478" calcext:value-type="float">
            <text:p>0.30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0.7979" calcext:value-type="float">
            <text:p>0.7979</text:p>
          </table:table-cell>
          <table:table-cell table:number-columns-repeated="4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office:value-type="float" office:value="183.8" calcext:value-type="float">
            <text:p>183.8</text:p>
          </table:table-cell>
          <table:table-cell office:value-type="float" office:value="0.3418" calcext:value-type="float">
            <text:p>0.3418</text:p>
          </table:table-cell>
          <table:table-cell office:value-type="float" office:value="18.71" calcext:value-type="float">
            <text:p>18.71</text:p>
          </table:table-cell>
          <table:table-cell office:value-type="float" office:value="9.475" calcext:value-type="float">
            <text:p>9.475</text:p>
          </table:table-cell>
          <table:table-cell office:value-type="float" office:value="9.03" calcext:value-type="float">
            <text:p>9.03</text:p>
          </table:table-cell>
          <table:table-cell office:value-type="float" office:value="8.352" calcext:value-type="float">
            <text:p>8.352</text:p>
          </table:table-cell>
          <table:table-cell office:value-type="float" office:value="102.5" calcext:value-type="float">
            <text:p>102.5</text:p>
          </table:table-cell>
          <table:table-cell office:value-type="float" office:value="35.37" calcext:value-type="float">
            <text:p>35.37</text:p>
          </table:table-cell>
          <table:table-cell office:value-type="float" office:value="0" calcext:value-type="float">
            <text:p>0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366" calcext:value-type="float">
            <text:p>0.6366</text:p>
          </table:table-cell>
          <table:table-cell/>
          <table:table-cell table:style-name="pd1" office:value-type="float" office:value="95" calcext:value-type="float">
            <text:p>95</text:p>
          </table:table-cell>
          <table:table-cell table:formula="of:=[.B97]/[.$N$1]" office:value-type="float" office:value="0.296834625322997" calcext:value-type="float">
            <text:p>0.29683</text:p>
          </table:table-cell>
          <table:table-cell table:formula="of:=[.C97]/[.$N$1]" office:value-type="float" office:value="0.000552002583979328" calcext:value-type="float">
            <text:p>0.00055</text:p>
          </table:table-cell>
          <table:table-cell table:formula="of:=[.D97]/[.$N$1]" office:value-type="float" office:value="0.0302164082687338" calcext:value-type="float">
            <text:p>0.03022</text:p>
          </table:table-cell>
          <table:table-cell table:formula="of:=[.E97]/[.$N$1]" office:value-type="float" office:value="0.0153020025839793" calcext:value-type="float">
            <text:p>0.01530</text:p>
          </table:table-cell>
          <table:table-cell table:formula="of:=[.F97]/[.$N$1]" office:value-type="float" office:value="0.0145833333333333" calcext:value-type="float">
            <text:p>0.01458</text:p>
          </table:table-cell>
          <table:table-cell table:formula="of:=[.G97]/[.$N$1]" office:value-type="float" office:value="0.0134883720930233" calcext:value-type="float">
            <text:p>0.01349</text:p>
          </table:table-cell>
          <table:table-cell table:formula="of:=[.H97]/[.$N$1]" office:value-type="float" office:value="0.165536175710594" calcext:value-type="float">
            <text:p>0.16554</text:p>
          </table:table-cell>
          <table:table-cell table:formula="of:=[.I97]/[.$N$1]" office:value-type="float" office:value="0.0571220930232558" calcext:value-type="float">
            <text:p>0.05712</text:p>
          </table:table-cell>
          <table:table-cell table:formula="of:=[.J97]/[.$N$1]" office:value-type="float" office:value="0" calcext:value-type="float">
            <text:p>0.00000</text:p>
          </table:table-cell>
          <table:table-cell table:formula="of:=SUM([.Q97:.W97])" office:value-type="float" office:value="0.29624838501292" calcext:value-type="float">
            <text:p>0.296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366" calcext:value-type="float">
            <text:p>0.6366</text:p>
          </table:table-cell>
          <table:table-cell table:number-columns-repeated="4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0.3663" calcext:value-type="float">
            <text:p>0.3663</text:p>
          </table:table-cell>
          <table:table-cell office:value-type="float" office:value="18.01" calcext:value-type="float">
            <text:p>18.01</text:p>
          </table:table-cell>
          <table:table-cell office:value-type="float" office:value="9.625" calcext:value-type="float">
            <text:p>9.625</text:p>
          </table:table-cell>
          <table:table-cell office:value-type="float" office:value="5.906" calcext:value-type="float">
            <text:p>5.906</text:p>
          </table:table-cell>
          <table:table-cell office:value-type="float" office:value="9.051" calcext:value-type="float">
            <text:p>9.051</text:p>
          </table:table-cell>
          <table:table-cell office:value-type="float" office:value="102.2" calcext:value-type="float">
            <text:p>102.2</text:p>
          </table:table-cell>
          <table:table-cell office:value-type="float" office:value="34.75" calcext:value-type="float">
            <text:p>34.75</text:p>
          </table:table-cell>
          <table:table-cell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08" calcext:value-type="float">
            <text:p>0.5108</text:p>
          </table:table-cell>
          <table:table-cell/>
          <table:table-cell table:style-name="pd1" office:value-type="float" office:value="96" calcext:value-type="float">
            <text:p>96</text:p>
          </table:table-cell>
          <table:table-cell table:formula="of:=[.B98]/[.$N$1]" office:value-type="float" office:value="0.290697674418605" calcext:value-type="float">
            <text:p>0.29070</text:p>
          </table:table-cell>
          <table:table-cell table:formula="of:=[.C98]/[.$N$1]" office:value-type="float" office:value="0.00059156976744186" calcext:value-type="float">
            <text:p>0.00059</text:p>
          </table:table-cell>
          <table:table-cell table:formula="of:=[.D98]/[.$N$1]" office:value-type="float" office:value="0.0290859173126615" calcext:value-type="float">
            <text:p>0.02909</text:p>
          </table:table-cell>
          <table:table-cell table:formula="of:=[.E98]/[.$N$1]" office:value-type="float" office:value="0.0155442506459948" calcext:value-type="float">
            <text:p>0.01554</text:p>
          </table:table-cell>
          <table:table-cell table:formula="of:=[.F98]/[.$N$1]" office:value-type="float" office:value="0.00953811369509044" calcext:value-type="float">
            <text:p>0.00954</text:p>
          </table:table-cell>
          <table:table-cell table:formula="of:=[.G98]/[.$N$1]" office:value-type="float" office:value="0.0146172480620155" calcext:value-type="float">
            <text:p>0.01462</text:p>
          </table:table-cell>
          <table:table-cell table:formula="of:=[.H98]/[.$N$1]" office:value-type="float" office:value="0.165051679586563" calcext:value-type="float">
            <text:p>0.16505</text:p>
          </table:table-cell>
          <table:table-cell table:formula="of:=[.I98]/[.$N$1]" office:value-type="float" office:value="0.0561208010335917" calcext:value-type="float">
            <text:p>0.05612</text:p>
          </table:table-cell>
          <table:table-cell table:formula="of:=[.J98]/[.$N$1]" office:value-type="float" office:value="0" calcext:value-type="float">
            <text:p>0.00000</text:p>
          </table:table-cell>
          <table:table-cell table:formula="of:=SUM([.Q98:.W98])" office:value-type="float" office:value="0.289958010335917" calcext:value-type="float">
            <text:p>0.28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08" calcext:value-type="float">
            <text:p>0.5108</text:p>
          </table:table-cell>
          <table:table-cell table:number-columns-repeated="4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office:value-type="float" office:value="179.5" calcext:value-type="float">
            <text:p>179.5</text:p>
          </table:table-cell>
          <table:table-cell office:value-type="float" office:value="0.3417" calcext:value-type="float">
            <text:p>0.3417</text:p>
          </table:table-cell>
          <table:table-cell office:value-type="float" office:value="17.81" calcext:value-type="float">
            <text:p>17.81</text:p>
          </table:table-cell>
          <table:table-cell office:value-type="float" office:value="9.237" calcext:value-type="float">
            <text:p>9.237</text:p>
          </table:table-cell>
          <table:table-cell office:value-type="float" office:value="3.064" calcext:value-type="float">
            <text:p>3.064</text:p>
          </table:table-cell>
          <table:table-cell office:value-type="float" office:value="9.8" calcext:value-type="float">
            <text:p>9.8</text:p>
          </table:table-cell>
          <table:table-cell office:value-type="float" office:value="103.5" calcext:value-type="float">
            <text:p>103.5</text:p>
          </table:table-cell>
          <table:table-cell office:value-type="float" office:value="35.75" calcext:value-type="float">
            <text:p>35.75</text:p>
          </table:table-cell>
          <table:table-cell office:value-type="float" office:value="0" calcext:value-type="float">
            <text:p>0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192" calcext:value-type="float">
            <text:p>0.4192</text:p>
          </table:table-cell>
          <table:table-cell/>
          <table:table-cell table:style-name="pd1" office:value-type="float" office:value="97" calcext:value-type="float">
            <text:p>97</text:p>
          </table:table-cell>
          <table:table-cell table:formula="of:=[.B99]/[.$N$1]" office:value-type="float" office:value="0.289890180878553" calcext:value-type="float">
            <text:p>0.28989</text:p>
          </table:table-cell>
          <table:table-cell table:formula="of:=[.C99]/[.$N$1]" office:value-type="float" office:value="0.000551841085271318" calcext:value-type="float">
            <text:p>0.00055</text:p>
          </table:table-cell>
          <table:table-cell table:formula="of:=[.D99]/[.$N$1]" office:value-type="float" office:value="0.0287629198966408" calcext:value-type="float">
            <text:p>0.02876</text:p>
          </table:table-cell>
          <table:table-cell table:formula="of:=[.E99]/[.$N$1]" office:value-type="float" office:value="0.0149176356589147" calcext:value-type="float">
            <text:p>0.01492</text:p>
          </table:table-cell>
          <table:table-cell table:formula="of:=[.F99]/[.$N$1]" office:value-type="float" office:value="0.00494832041343669" calcext:value-type="float">
            <text:p>0.00495</text:p>
          </table:table-cell>
          <table:table-cell table:formula="of:=[.G99]/[.$N$1]" office:value-type="float" office:value="0.0158268733850129" calcext:value-type="float">
            <text:p>0.01583</text:p>
          </table:table-cell>
          <table:table-cell table:formula="of:=[.H99]/[.$N$1]" office:value-type="float" office:value="0.167151162790698" calcext:value-type="float">
            <text:p>0.16715</text:p>
          </table:table-cell>
          <table:table-cell table:formula="of:=[.I99]/[.$N$1]" office:value-type="float" office:value="0.0577357881136951" calcext:value-type="float">
            <text:p>0.05774</text:p>
          </table:table-cell>
          <table:table-cell table:formula="of:=[.J99]/[.$N$1]" office:value-type="float" office:value="0" calcext:value-type="float">
            <text:p>0.00000</text:p>
          </table:table-cell>
          <table:table-cell table:formula="of:=SUM([.Q99:.W99])" office:value-type="float" office:value="0.289342700258398" calcext:value-type="float">
            <text:p>0.28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192" calcext:value-type="float">
            <text:p>0.4192</text:p>
          </table:table-cell>
          <table:table-cell table:number-columns-repeated="4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office:value-type="float" office:value="175.8" calcext:value-type="float">
            <text:p>175.8</text:p>
          </table:table-cell>
          <table:table-cell office:value-type="float" office:value="0.3572" calcext:value-type="float">
            <text:p>0.3572</text:p>
          </table:table-cell>
          <table:table-cell office:value-type="float" office:value="17.36" calcext:value-type="float">
            <text:p>17.36</text:p>
          </table:table-cell>
          <table:table-cell office:value-type="float" office:value="9.366" calcext:value-type="float">
            <text:p>9.366</text:p>
          </table:table-cell>
          <table:table-cell office:value-type="float" office:value="1.739" calcext:value-type="float">
            <text:p>1.739</text:p>
          </table:table-cell>
          <table:table-cell office:value-type="float" office:value="10.54" calcext:value-type="float">
            <text:p>10.54</text:p>
          </table:table-cell>
          <table:table-cell office:value-type="float" office:value="101.4" calcext:value-type="float">
            <text:p>101.4</text:p>
          </table:table-cell>
          <table:table-cell office:value-type="float" office:value="35.07" calcext:value-type="float">
            <text:p>35.07</text:p>
          </table:table-cell>
          <table:table-cell office:value-type="float" office:value="0" calcext:value-type="float">
            <text:p>0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79" calcext:value-type="float">
            <text:p>0.3879</text:p>
          </table:table-cell>
          <table:table-cell/>
          <table:table-cell table:style-name="pd1" office:value-type="float" office:value="98" calcext:value-type="float">
            <text:p>98</text:p>
          </table:table-cell>
          <table:table-cell table:formula="of:=[.B100]/[.$N$1]" office:value-type="float" office:value="0.283914728682171" calcext:value-type="float">
            <text:p>0.28391</text:p>
          </table:table-cell>
          <table:table-cell table:formula="of:=[.C100]/[.$N$1]" office:value-type="float" office:value="0.00057687338501292" calcext:value-type="float">
            <text:p>0.00058</text:p>
          </table:table-cell>
          <table:table-cell table:formula="of:=[.D100]/[.$N$1]" office:value-type="float" office:value="0.0280361757105943" calcext:value-type="float">
            <text:p>0.02804</text:p>
          </table:table-cell>
          <table:table-cell table:formula="of:=[.E100]/[.$N$1]" office:value-type="float" office:value="0.0151259689922481" calcext:value-type="float">
            <text:p>0.01513</text:p>
          </table:table-cell>
          <table:table-cell table:formula="of:=[.F100]/[.$N$1]" office:value-type="float" office:value="0.00280846253229974" calcext:value-type="float">
            <text:p>0.00281</text:p>
          </table:table-cell>
          <table:table-cell table:formula="of:=[.G100]/[.$N$1]" office:value-type="float" office:value="0.0170219638242894" calcext:value-type="float">
            <text:p>0.01702</text:p>
          </table:table-cell>
          <table:table-cell table:formula="of:=[.H100]/[.$N$1]" office:value-type="float" office:value="0.163759689922481" calcext:value-type="float">
            <text:p>0.16376</text:p>
          </table:table-cell>
          <table:table-cell table:formula="of:=[.I100]/[.$N$1]" office:value-type="float" office:value="0.0566375968992248" calcext:value-type="float">
            <text:p>0.05664</text:p>
          </table:table-cell>
          <table:table-cell table:formula="of:=[.J100]/[.$N$1]" office:value-type="float" office:value="0" calcext:value-type="float">
            <text:p>0.00000</text:p>
          </table:table-cell>
          <table:table-cell table:formula="of:=SUM([.Q100:.W100])" office:value-type="float" office:value="0.283389857881137" calcext:value-type="float">
            <text:p>0.28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79" calcext:value-type="float">
            <text:p>0.3879</text:p>
          </table:table-cell>
          <table:table-cell table:number-columns-repeated="4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office:value-type="float" office:value="176.9" calcext:value-type="float">
            <text:p>176.9</text:p>
          </table:table-cell>
          <table:table-cell office:value-type="float" office:value="0.3504" calcext:value-type="float">
            <text:p>0.3504</text:p>
          </table:table-cell>
          <table:table-cell office:value-type="float" office:value="17.31" calcext:value-type="float">
            <text:p>17.31</text:p>
          </table:table-cell>
          <table:table-cell office:value-type="float" office:value="9.061" calcext:value-type="float">
            <text:p>9.061</text:p>
          </table:table-cell>
          <table:table-cell office:value-type="float" office:value="0.9098" calcext:value-type="float">
            <text:p>0.9098</text:p>
          </table:table-cell>
          <table:table-cell office:value-type="float" office:value="11.01" calcext:value-type="float">
            <text:p>11.01</text:p>
          </table:table-cell>
          <table:table-cell office:value-type="float" office:value="102.8" calcext:value-type="float">
            <text:p>102.8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3315" calcext:value-type="float">
            <text:p>0.3315</text:p>
          </table:table-cell>
          <table:table-cell/>
          <table:table-cell table:style-name="pd1" office:value-type="float" office:value="99" calcext:value-type="float">
            <text:p>99</text:p>
          </table:table-cell>
          <table:table-cell table:formula="of:=[.B101]/[.$N$1]" office:value-type="float" office:value="0.285691214470284" calcext:value-type="float">
            <text:p>0.28569</text:p>
          </table:table-cell>
          <table:table-cell table:formula="of:=[.C101]/[.$N$1]" office:value-type="float" office:value="0.000565891472868217" calcext:value-type="float">
            <text:p>0.00057</text:p>
          </table:table-cell>
          <table:table-cell table:formula="of:=[.D101]/[.$N$1]" office:value-type="float" office:value="0.0279554263565891" calcext:value-type="float">
            <text:p>0.02796</text:p>
          </table:table-cell>
          <table:table-cell table:formula="of:=[.E101]/[.$N$1]" office:value-type="float" office:value="0.0146333979328165" calcext:value-type="float">
            <text:p>0.01463</text:p>
          </table:table-cell>
          <table:table-cell table:formula="of:=[.F101]/[.$N$1]" office:value-type="float" office:value="0.00146931524547804" calcext:value-type="float">
            <text:p>0.00147</text:p>
          </table:table-cell>
          <table:table-cell table:formula="of:=[.G101]/[.$N$1]" office:value-type="float" office:value="0.017781007751938" calcext:value-type="float">
            <text:p>0.01778</text:p>
          </table:table-cell>
          <table:table-cell table:formula="of:=[.H101]/[.$N$1]" office:value-type="float" office:value="0.166020671834625" calcext:value-type="float">
            <text:p>0.16602</text:p>
          </table:table-cell>
          <table:table-cell table:formula="of:=[.I101]/[.$N$1]" office:value-type="float" office:value="0.0572997416020672" calcext:value-type="float">
            <text:p>0.05730</text:p>
          </table:table-cell>
          <table:table-cell table:formula="of:=[.J101]/[.$N$1]" office:value-type="float" office:value="0" calcext:value-type="float">
            <text:p>0.00000</text:p>
          </table:table-cell>
          <table:table-cell table:formula="of:=SUM([.Q101:.W101])" office:value-type="float" office:value="0.285159560723514" calcext:value-type="float">
            <text:p>0.2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698" calcext:value-type="float">
            <text:p>0.3698</text:p>
          </table:table-cell>
          <table:table-cell office:value-type="float" office:value="0.3315" calcext:value-type="float">
            <text:p>0.3315</text:p>
          </table:table-cell>
          <table:table-cell table:number-columns-repeated="4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0.3402" calcext:value-type="float">
            <text:p>0.3402</text:p>
          </table:table-cell>
          <table:table-cell office:value-type="float" office:value="17.65" calcext:value-type="float">
            <text:p>17.65</text:p>
          </table:table-cell>
          <table:table-cell office:value-type="float" office:value="8.907" calcext:value-type="float">
            <text:p>8.907</text:p>
          </table:table-cell>
          <table:table-cell office:value-type="float" office:value="0.4974" calcext:value-type="float">
            <text:p>0.4974</text:p>
          </table:table-cell>
          <table:table-cell office:value-type="float" office:value="11.53" calcext:value-type="float">
            <text:p>11.53</text:p>
          </table:table-cell>
          <table:table-cell office:value-type="float" office:value="102.5" calcext:value-type="float">
            <text:p>102.5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364" calcext:value-type="float">
            <text:p>0.3364</text:p>
          </table:table-cell>
          <table:table-cell/>
          <table:table-cell table:style-name="pd1" office:value-type="float" office:value="100" calcext:value-type="float">
            <text:p>100</text:p>
          </table:table-cell>
          <table:table-cell table:formula="of:=[.B102]/[.$N$1]" office:value-type="float" office:value="0.285852713178295" calcext:value-type="float">
            <text:p>0.28585</text:p>
          </table:table-cell>
          <table:table-cell table:formula="of:=[.C102]/[.$N$1]" office:value-type="float" office:value="0.000549418604651163" calcext:value-type="float">
            <text:p>0.00055</text:p>
          </table:table-cell>
          <table:table-cell table:formula="of:=[.D102]/[.$N$1]" office:value-type="float" office:value="0.0285045219638243" calcext:value-type="float">
            <text:p>0.02850</text:p>
          </table:table-cell>
          <table:table-cell table:formula="of:=[.E102]/[.$N$1]" office:value-type="float" office:value="0.0143846899224806" calcext:value-type="float">
            <text:p>0.01438</text:p>
          </table:table-cell>
          <table:table-cell table:formula="of:=[.F102]/[.$N$1]" office:value-type="float" office:value="0.000803294573643411" calcext:value-type="float">
            <text:p>0.00080</text:p>
          </table:table-cell>
          <table:table-cell table:formula="of:=[.G102]/[.$N$1]" office:value-type="float" office:value="0.0186208010335917" calcext:value-type="float">
            <text:p>0.01862</text:p>
          </table:table-cell>
          <table:table-cell table:formula="of:=[.H102]/[.$N$1]" office:value-type="float" office:value="0.165536175710594" calcext:value-type="float">
            <text:p>0.16554</text:p>
          </table:table-cell>
          <table:table-cell table:formula="of:=[.I102]/[.$N$1]" office:value-type="float" office:value="0.0573481912144703" calcext:value-type="float">
            <text:p>0.05735</text:p>
          </table:table-cell>
          <table:table-cell table:formula="of:=[.J102]/[.$N$1]" office:value-type="float" office:value="0" calcext:value-type="float">
            <text:p>0.00000</text:p>
          </table:table-cell>
          <table:table-cell table:formula="of:=SUM([.Q102:.W102])" office:value-type="float" office:value="0.285197674418605" calcext:value-type="float">
            <text:p>0.2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364" calcext:value-type="float">
            <text:p>0.3364</text:p>
          </table:table-cell>
          <table:table-cell table:number-columns-repeated="4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office:value-type="float" office:value="176.9" calcext:value-type="float">
            <text:p>176.9</text:p>
          </table:table-cell>
          <table:table-cell office:value-type="float" office:value="0.3208" calcext:value-type="float">
            <text:p>0.3208</text:p>
          </table:table-cell>
          <table:table-cell office:value-type="float" office:value="17.94" calcext:value-type="float">
            <text:p>17.94</text:p>
          </table:table-cell>
          <table:table-cell office:value-type="float" office:value="9.052" calcext:value-type="float">
            <text:p>9.052</text:p>
          </table:table-cell>
          <table:table-cell office:value-type="float" office:value="0.2575" calcext:value-type="float">
            <text:p>0.2575</text:p>
          </table:table-cell>
          <table:table-cell office:value-type="float" office:value="11.7" calcext:value-type="float">
            <text:p>11.7</text:p>
          </table:table-cell>
          <table:table-cell office:value-type="float" office:value="102.4" calcext:value-type="float">
            <text:p>102.4</text:p>
          </table:table-cell>
          <table:table-cell office:value-type="float" office:value="35.3" calcext:value-type="float">
            <text:p>35.3</text:p>
          </table:table-cell>
          <table:table-cell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68" calcext:value-type="float">
            <text:p>0.2968</text:p>
          </table:table-cell>
          <table:table-cell/>
          <table:table-cell table:style-name="pd1" office:value-type="float" office:value="101" calcext:value-type="float">
            <text:p>101</text:p>
          </table:table-cell>
          <table:table-cell table:formula="of:=[.B103]/[.$N$1]" office:value-type="float" office:value="0.285691214470284" calcext:value-type="float">
            <text:p>0.28569</text:p>
          </table:table-cell>
          <table:table-cell table:formula="of:=[.C103]/[.$N$1]" office:value-type="float" office:value="0.000518087855297158" calcext:value-type="float">
            <text:p>0.00052</text:p>
          </table:table-cell>
          <table:table-cell table:formula="of:=[.D103]/[.$N$1]" office:value-type="float" office:value="0.0289728682170543" calcext:value-type="float">
            <text:p>0.02897</text:p>
          </table:table-cell>
          <table:table-cell table:formula="of:=[.E103]/[.$N$1]" office:value-type="float" office:value="0.0146188630490956" calcext:value-type="float">
            <text:p>0.01462</text:p>
          </table:table-cell>
          <table:table-cell table:formula="of:=[.F103]/[.$N$1]" office:value-type="float" office:value="0.000415859173126615" calcext:value-type="float">
            <text:p>0.00042</text:p>
          </table:table-cell>
          <table:table-cell table:formula="of:=[.G103]/[.$N$1]" office:value-type="float" office:value="0.0188953488372093" calcext:value-type="float">
            <text:p>0.01890</text:p>
          </table:table-cell>
          <table:table-cell table:formula="of:=[.H103]/[.$N$1]" office:value-type="float" office:value="0.165374677002584" calcext:value-type="float">
            <text:p>0.16537</text:p>
          </table:table-cell>
          <table:table-cell table:formula="of:=[.I103]/[.$N$1]" office:value-type="float" office:value="0.0570090439276486" calcext:value-type="float">
            <text:p>0.05701</text:p>
          </table:table-cell>
          <table:table-cell table:formula="of:=[.J103]/[.$N$1]" office:value-type="float" office:value="0" calcext:value-type="float">
            <text:p>0.00000</text:p>
          </table:table-cell>
          <table:table-cell table:formula="of:=SUM([.Q103:.W103])" office:value-type="float" office:value="0.285286660206718" calcext:value-type="float">
            <text:p>0.28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2968" calcext:value-type="float">
            <text:p>0.2968</text:p>
          </table:table-cell>
          <table:table-cell table:number-columns-repeated="4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office:value-type="float" office:value="177.6" calcext:value-type="float">
            <text:p>177.6</text:p>
          </table:table-cell>
          <table:table-cell office:value-type="float" office:value="0.3176" calcext:value-type="float">
            <text:p>0.3176</text:p>
          </table:table-cell>
          <table:table-cell office:value-type="float" office:value="17.87" calcext:value-type="float">
            <text:p>17.87</text:p>
          </table:table-cell>
          <table:table-cell office:value-type="float" office:value="9.582" calcext:value-type="float">
            <text:p>9.582</text:p>
          </table:table-cell>
          <table:table-cell office:value-type="float" office:value="0.08755" calcext:value-type="float">
            <text:p>0.08755</text:p>
          </table:table-cell>
          <table:table-cell office:value-type="float" office:value="11.85" calcext:value-type="float">
            <text:p>11.85</text:p>
          </table:table-cell>
          <table:table-cell office:value-type="float" office:value="101.4" calcext:value-type="float">
            <text:p>101.4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287" calcext:value-type="float">
            <text:p>0.287</text:p>
          </table:table-cell>
          <table:table-cell/>
          <table:table-cell table:style-name="pd1" office:value-type="float" office:value="102" calcext:value-type="float">
            <text:p>102</text:p>
          </table:table-cell>
          <table:table-cell table:formula="of:=[.B104]/[.$N$1]" office:value-type="float" office:value="0.286821705426357" calcext:value-type="float">
            <text:p>0.28682</text:p>
          </table:table-cell>
          <table:table-cell table:formula="of:=[.C104]/[.$N$1]" office:value-type="float" office:value="0.000512919896640827" calcext:value-type="float">
            <text:p>0.00051</text:p>
          </table:table-cell>
          <table:table-cell table:formula="of:=[.D104]/[.$N$1]" office:value-type="float" office:value="0.028859819121447" calcext:value-type="float">
            <text:p>0.02886</text:p>
          </table:table-cell>
          <table:table-cell table:formula="of:=[.E104]/[.$N$1]" office:value-type="float" office:value="0.0154748062015504" calcext:value-type="float">
            <text:p>0.01547</text:p>
          </table:table-cell>
          <table:table-cell table:formula="of:=[.F104]/[.$N$1]" office:value-type="float" office:value="0.000141392118863049" calcext:value-type="float">
            <text:p>0.00014</text:p>
          </table:table-cell>
          <table:table-cell table:formula="of:=[.G104]/[.$N$1]" office:value-type="float" office:value="0.0191375968992248" calcext:value-type="float">
            <text:p>0.01914</text:p>
          </table:table-cell>
          <table:table-cell table:formula="of:=[.H104]/[.$N$1]" office:value-type="float" office:value="0.163759689922481" calcext:value-type="float">
            <text:p>0.16376</text:p>
          </table:table-cell>
          <table:table-cell table:formula="of:=[.I104]/[.$N$1]" office:value-type="float" office:value="0.0588662790697674" calcext:value-type="float">
            <text:p>0.05887</text:p>
          </table:table-cell>
          <table:table-cell table:formula="of:=[.J104]/[.$N$1]" office:value-type="float" office:value="0" calcext:value-type="float">
            <text:p>0.00000</text:p>
          </table:table-cell>
          <table:table-cell table:formula="of:=SUM([.Q104:.W104])" office:value-type="float" office:value="0.286239583333333" calcext:value-type="float">
            <text:p>0.28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9" calcext:value-type="float">
            <text:p>0.3209</text:p>
          </table:table-cell>
          <table:table-cell office:value-type="float" office:value="0.287" calcext:value-type="float">
            <text:p>0.287</text:p>
          </table:table-cell>
          <table:table-cell table:number-columns-repeated="4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office:value-type="float" office:value="177.5" calcext:value-type="float">
            <text:p>177.5</text:p>
          </table:table-cell>
          <table:table-cell office:value-type="float" office:value="0.3171" calcext:value-type="float">
            <text:p>0.3171</text:p>
          </table:table-cell>
          <table:table-cell office:value-type="float" office:value="17.48" calcext:value-type="float">
            <text:p>17.48</text:p>
          </table:table-cell>
          <table:table-cell office:value-type="float" office:value="9.373" calcext:value-type="float">
            <text:p>9.373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11.75" calcext:value-type="float">
            <text:p>11.75</text:p>
          </table:table-cell>
          <table:table-cell office:value-type="float" office:value="102.3" calcext:value-type="float">
            <text:p>102.3</text:p>
          </table:table-cell>
          <table:table-cell office:value-type="float" office:value="36.22" calcext:value-type="float">
            <text:p>36.22</text:p>
          </table:table-cell>
          <table:table-cell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12" calcext:value-type="float">
            <text:p>0.2812</text:p>
          </table:table-cell>
          <table:table-cell/>
          <table:table-cell table:style-name="pd1" office:value-type="float" office:value="103" calcext:value-type="float">
            <text:p>103</text:p>
          </table:table-cell>
          <table:table-cell table:formula="of:=[.B105]/[.$N$1]" office:value-type="float" office:value="0.286660206718346" calcext:value-type="float">
            <text:p>0.28666</text:p>
          </table:table-cell>
          <table:table-cell table:formula="of:=[.C105]/[.$N$1]" office:value-type="float" office:value="0.000512112403100775" calcext:value-type="float">
            <text:p>0.00051</text:p>
          </table:table-cell>
          <table:table-cell table:formula="of:=[.D105]/[.$N$1]" office:value-type="float" office:value="0.0282299741602067" calcext:value-type="float">
            <text:p>0.02823</text:p>
          </table:table-cell>
          <table:table-cell table:formula="of:=[.E105]/[.$N$1]" office:value-type="float" office:value="0.0151372739018088" calcext:value-type="float">
            <text:p>0.01514</text:p>
          </table:table-cell>
          <table:table-cell table:formula="of:=[.F105]/[.$N$1]" office:value-type="float" office:value="0.0000409722222222222" calcext:value-type="float">
            <text:p>0.00004</text:p>
          </table:table-cell>
          <table:table-cell table:formula="of:=[.G105]/[.$N$1]" office:value-type="float" office:value="0.0189760981912145" calcext:value-type="float">
            <text:p>0.01898</text:p>
          </table:table-cell>
          <table:table-cell table:formula="of:=[.H105]/[.$N$1]" office:value-type="float" office:value="0.165213178294574" calcext:value-type="float">
            <text:p>0.16521</text:p>
          </table:table-cell>
          <table:table-cell table:formula="of:=[.I105]/[.$N$1]" office:value-type="float" office:value="0.0584948320413437" calcext:value-type="float">
            <text:p>0.05849</text:p>
          </table:table-cell>
          <table:table-cell table:formula="of:=[.J105]/[.$N$1]" office:value-type="float" office:value="0" calcext:value-type="float">
            <text:p>0.00000</text:p>
          </table:table-cell>
          <table:table-cell table:formula="of:=SUM([.Q105:.W105])" office:value-type="float" office:value="0.28609232881137" calcext:value-type="float">
            <text:p>0.28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8" calcext:value-type="float">
            <text:p>0.318</text:p>
          </table:table-cell>
          <table:table-cell office:value-type="float" office:value="0.2812" calcext:value-type="float">
            <text:p>0.2812</text:p>
          </table:table-cell>
          <table:table-cell table:number-columns-repeated="4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office:value-type="float" office:value="174.7" calcext:value-type="float">
            <text:p>174.7</text:p>
          </table:table-cell>
          <table:table-cell office:value-type="float" office:value="0.3102" calcext:value-type="float">
            <text:p>0.3102</text:p>
          </table:table-cell>
          <table:table-cell office:value-type="float" office:value="17.68" calcext:value-type="float">
            <text:p>17.68</text:p>
          </table:table-cell>
          <table:table-cell office:value-type="float" office:value="9.531" calcext:value-type="float">
            <text:p>9.531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11.49" calcext:value-type="float">
            <text:p>11.49</text:p>
          </table:table-cell>
          <table:table-cell office:value-type="float" office:value="100.1" calcext:value-type="float">
            <text:p>100.1</text:p>
          </table:table-cell>
          <table:table-cell office:value-type="float" office:value="35.52" calcext:value-type="float">
            <text:p>35.52</text:p>
          </table:table-cell>
          <table:table-cell office:value-type="float" office:value="0" calcext:value-type="float">
            <text:p>0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2693" calcext:value-type="float">
            <text:p>0.2693</text:p>
          </table:table-cell>
          <table:table-cell/>
          <table:table-cell table:style-name="pd1" office:value-type="float" office:value="104" calcext:value-type="float">
            <text:p>104</text:p>
          </table:table-cell>
          <table:table-cell table:formula="of:=[.B106]/[.$N$1]" office:value-type="float" office:value="0.282138242894057" calcext:value-type="float">
            <text:p>0.28214</text:p>
          </table:table-cell>
          <table:table-cell table:formula="of:=[.C106]/[.$N$1]" office:value-type="float" office:value="0.000500968992248062" calcext:value-type="float">
            <text:p>0.00050</text:p>
          </table:table-cell>
          <table:table-cell table:formula="of:=[.D106]/[.$N$1]" office:value-type="float" office:value="0.0285529715762274" calcext:value-type="float">
            <text:p>0.02855</text:p>
          </table:table-cell>
          <table:table-cell table:formula="of:=[.E106]/[.$N$1]" office:value-type="float" office:value="0.0153924418604651" calcext:value-type="float">
            <text:p>0.01539</text:p>
          </table:table-cell>
          <table:table-cell table:formula="of:=[.F106]/[.$N$1]" office:value-type="float" office:value="0.0000440568475452196" calcext:value-type="float">
            <text:p>0.00004</text:p>
          </table:table-cell>
          <table:table-cell table:formula="of:=[.G106]/[.$N$1]" office:value-type="float" office:value="0.0185562015503876" calcext:value-type="float">
            <text:p>0.01856</text:p>
          </table:table-cell>
          <table:table-cell table:formula="of:=[.H106]/[.$N$1]" office:value-type="float" office:value="0.161660206718346" calcext:value-type="float">
            <text:p>0.16166</text:p>
          </table:table-cell>
          <table:table-cell table:formula="of:=[.I106]/[.$N$1]" office:value-type="float" office:value="0.0573643410852713" calcext:value-type="float">
            <text:p>0.05736</text:p>
          </table:table-cell>
          <table:table-cell table:formula="of:=[.J106]/[.$N$1]" office:value-type="float" office:value="0" calcext:value-type="float">
            <text:p>0.00000</text:p>
          </table:table-cell>
          <table:table-cell table:formula="of:=SUM([.Q106:.W106])" office:value-type="float" office:value="0.281570219638243" calcext:value-type="float">
            <text:p>0.28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02" calcext:value-type="float">
            <text:p>0.3102</text:p>
          </table:table-cell>
          <table:table-cell office:value-type="float" office:value="0.2693" calcext:value-type="float">
            <text:p>0.2693</text:p>
          </table:table-cell>
          <table:table-cell table:number-columns-repeated="4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office:value-type="float" office:value="175.6" calcext:value-type="float">
            <text:p>175.6</text:p>
          </table:table-cell>
          <table:table-cell office:value-type="float" office:value="0.3" calcext:value-type="float">
            <text:p>0.3</text:p>
          </table:table-cell>
          <table:table-cell office:value-type="float" office:value="17.88" calcext:value-type="float">
            <text:p>17.88</text:p>
          </table:table-cell>
          <table:table-cell office:value-type="float" office:value="9.124" calcext:value-type="float">
            <text:p>9.124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11.11" calcext:value-type="float">
            <text:p>11.11</text:p>
          </table:table-cell>
          <table:table-cell office:value-type="float" office:value="100.6" calcext:value-type="float">
            <text:p>100.6</text:p>
          </table:table-cell>
          <table:table-cell office:value-type="float" office:value="36.57" calcext:value-type="float">
            <text:p>36.5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683" calcext:value-type="float">
            <text:p>0.2683</text:p>
          </table:table-cell>
          <table:table-cell/>
          <table:table-cell table:style-name="pd1" office:value-type="float" office:value="105" calcext:value-type="float">
            <text:p>105</text:p>
          </table:table-cell>
          <table:table-cell table:formula="of:=[.B107]/[.$N$1]" office:value-type="float" office:value="0.28359173126615" calcext:value-type="float">
            <text:p>0.28359</text:p>
          </table:table-cell>
          <table:table-cell table:formula="of:=[.C107]/[.$N$1]" office:value-type="float" office:value="0.000484496124031008" calcext:value-type="float">
            <text:p>0.00048</text:p>
          </table:table-cell>
          <table:table-cell table:formula="of:=[.D107]/[.$N$1]" office:value-type="float" office:value="0.0288759689922481" calcext:value-type="float">
            <text:p>0.02888</text:p>
          </table:table-cell>
          <table:table-cell table:formula="of:=[.E107]/[.$N$1]" office:value-type="float" office:value="0.0147351421188631" calcext:value-type="float">
            <text:p>0.01474</text:p>
          </table:table-cell>
          <table:table-cell table:formula="of:=[.F107]/[.$N$1]" office:value-type="float" office:value="0.000000390826873385013" calcext:value-type="float">
            <text:p>0.00000</text:p>
          </table:table-cell>
          <table:table-cell table:formula="of:=[.G107]/[.$N$1]" office:value-type="float" office:value="0.0179425064599483" calcext:value-type="float">
            <text:p>0.01794</text:p>
          </table:table-cell>
          <table:table-cell table:formula="of:=[.H107]/[.$N$1]" office:value-type="float" office:value="0.162467700258398" calcext:value-type="float">
            <text:p>0.16247</text:p>
          </table:table-cell>
          <table:table-cell table:formula="of:=[.I107]/[.$N$1]" office:value-type="float" office:value="0.0590600775193798" calcext:value-type="float">
            <text:p>0.05906</text:p>
          </table:table-cell>
          <table:table-cell table:formula="of:=[.J107]/[.$N$1]" office:value-type="float" office:value="0" calcext:value-type="float">
            <text:p>0.00000</text:p>
          </table:table-cell>
          <table:table-cell table:formula="of:=SUM([.Q107:.W107])" office:value-type="float" office:value="0.283081786175711" calcext:value-type="float">
            <text:p>0.28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2683" calcext:value-type="float">
            <text:p>0.2683</text:p>
          </table:table-cell>
          <table:table-cell table:number-columns-repeated="4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  <table:table-cell office:value-type="float" office:value="0.2968" calcext:value-type="float">
            <text:p>0.2968</text:p>
          </table:table-cell>
          <table:table-cell office:value-type="float" office:value="17.94" calcext:value-type="float">
            <text:p>17.94</text:p>
          </table:table-cell>
          <table:table-cell office:value-type="float" office:value="9.485" calcext:value-type="float">
            <text:p>9.485</text:p>
          </table:table-cell>
          <table:table-cell office:value-type="float" office:value="0.002637" calcext:value-type="float">
            <text:p>0.002637</text:p>
          </table:table-cell>
          <table:table-cell office:value-type="float" office:value="10.79" calcext:value-type="float">
            <text:p>10.79</text:p>
          </table:table-cell>
          <table:table-cell office:value-type="float" office:value="100.1" calcext:value-type="float">
            <text:p>100.1</text:p>
          </table:table-cell>
          <table:table-cell office:value-type="float" office:value="35.39" calcext:value-type="float">
            <text:p>35.39</text:p>
          </table:table-cell>
          <table:table-cell office:value-type="float" office:value="0" calcext:value-type="float">
            <text:p>0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2621" calcext:value-type="float">
            <text:p>0.2621</text:p>
          </table:table-cell>
          <table:table-cell/>
          <table:table-cell table:style-name="pd1" office:value-type="float" office:value="106" calcext:value-type="float">
            <text:p>106</text:p>
          </table:table-cell>
          <table:table-cell table:formula="of:=[.B108]/[.$N$1]" office:value-type="float" office:value="0.281007751937985" calcext:value-type="float">
            <text:p>0.28101</text:p>
          </table:table-cell>
          <table:table-cell table:formula="of:=[.C108]/[.$N$1]" office:value-type="float" office:value="0.000479328165374677" calcext:value-type="float">
            <text:p>0.00048</text:p>
          </table:table-cell>
          <table:table-cell table:formula="of:=[.D108]/[.$N$1]" office:value-type="float" office:value="0.0289728682170543" calcext:value-type="float">
            <text:p>0.02897</text:p>
          </table:table-cell>
          <table:table-cell table:formula="of:=[.E108]/[.$N$1]" office:value-type="float" office:value="0.0153181524547804" calcext:value-type="float">
            <text:p>0.01532</text:p>
          </table:table-cell>
          <table:table-cell table:formula="of:=[.F108]/[.$N$1]" office:value-type="float" office:value="0.00000425872093023256" calcext:value-type="float">
            <text:p>0.00000</text:p>
          </table:table-cell>
          <table:table-cell table:formula="of:=[.G108]/[.$N$1]" office:value-type="float" office:value="0.0174257105943152" calcext:value-type="float">
            <text:p>0.01743</text:p>
          </table:table-cell>
          <table:table-cell table:formula="of:=[.H108]/[.$N$1]" office:value-type="float" office:value="0.161660206718346" calcext:value-type="float">
            <text:p>0.16166</text:p>
          </table:table-cell>
          <table:table-cell table:formula="of:=[.I108]/[.$N$1]" office:value-type="float" office:value="0.0571543927648579" calcext:value-type="float">
            <text:p>0.05715</text:p>
          </table:table-cell>
          <table:table-cell table:formula="of:=[.J108]/[.$N$1]" office:value-type="float" office:value="0" calcext:value-type="float">
            <text:p>0.00000</text:p>
          </table:table-cell>
          <table:table-cell table:formula="of:=SUM([.Q108:.W108])" office:value-type="float" office:value="0.280535589470284" calcext:value-type="float">
            <text:p>0.28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2621" calcext:value-type="float">
            <text:p>0.2621</text:p>
          </table:table-cell>
          <table:table-cell table:number-columns-repeated="4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office:value-type="float" office:value="175.2" calcext:value-type="float">
            <text:p>175.2</text:p>
          </table:table-cell>
          <table:table-cell office:value-type="float" office:value="0.2861" calcext:value-type="float">
            <text:p>0.2861</text:p>
          </table:table-cell>
          <table:table-cell office:value-type="float" office:value="17.58" calcext:value-type="float">
            <text:p>17.58</text:p>
          </table:table-cell>
          <table:table-cell office:value-type="float" office:value="9.436" calcext:value-type="float">
            <text:p>9.436</text:p>
          </table:table-cell>
          <table:table-cell office:value-type="float" office:value="0" calcext:value-type="float">
            <text:p>0</text:p>
          </table:table-cell>
          <table:table-cell office:value-type="float" office:value="10.13" calcext:value-type="float">
            <text:p>10.13</text:p>
          </table:table-cell>
          <table:table-cell office:value-type="float" office:value="102.1" calcext:value-type="float">
            <text:p>102.1</text:p>
          </table:table-cell>
          <table:table-cell office:value-type="float" office:value="35.65" calcext:value-type="float">
            <text:p>35.65</text:p>
          </table:table-cell>
          <table:table-cell office:value-type="float" office:value="0" calcext:value-type="float">
            <text:p>0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2469" calcext:value-type="float">
            <text:p>0.2469</text:p>
          </table:table-cell>
          <table:table-cell/>
          <table:table-cell table:style-name="pd1" office:value-type="float" office:value="107" calcext:value-type="float">
            <text:p>107</text:p>
          </table:table-cell>
          <table:table-cell table:formula="of:=[.B109]/[.$N$1]" office:value-type="float" office:value="0.282945736434109" calcext:value-type="float">
            <text:p>0.28295</text:p>
          </table:table-cell>
          <table:table-cell table:formula="of:=[.C109]/[.$N$1]" office:value-type="float" office:value="0.000462047803617571" calcext:value-type="float">
            <text:p>0.00046</text:p>
          </table:table-cell>
          <table:table-cell table:formula="of:=[.D109]/[.$N$1]" office:value-type="float" office:value="0.028391472868217" calcext:value-type="float">
            <text:p>0.02839</text:p>
          </table:table-cell>
          <table:table-cell table:formula="of:=[.E109]/[.$N$1]" office:value-type="float" office:value="0.0152390180878553" calcext:value-type="float">
            <text:p>0.01524</text:p>
          </table:table-cell>
          <table:table-cell table:formula="of:=[.F109]/[.$N$1]" office:value-type="float" office:value="0" calcext:value-type="float">
            <text:p>0.00000</text:p>
          </table:table-cell>
          <table:table-cell table:formula="of:=[.G109]/[.$N$1]" office:value-type="float" office:value="0.016359819121447" calcext:value-type="float">
            <text:p>0.01636</text:p>
          </table:table-cell>
          <table:table-cell table:formula="of:=[.H109]/[.$N$1]" office:value-type="float" office:value="0.164890180878553" calcext:value-type="float">
            <text:p>0.16489</text:p>
          </table:table-cell>
          <table:table-cell table:formula="of:=[.I109]/[.$N$1]" office:value-type="float" office:value="0.0575742894056848" calcext:value-type="float">
            <text:p>0.05757</text:p>
          </table:table-cell>
          <table:table-cell table:formula="of:=[.J109]/[.$N$1]" office:value-type="float" office:value="0" calcext:value-type="float">
            <text:p>0.00000</text:p>
          </table:table-cell>
          <table:table-cell table:formula="of:=SUM([.Q109:.W109])" office:value-type="float" office:value="0.282454780361757" calcext:value-type="float">
            <text:p>0.28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2469" calcext:value-type="float">
            <text:p>0.2469</text:p>
          </table:table-cell>
          <table:table-cell table:number-columns-repeated="4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office:value-type="float" office:value="173.7" calcext:value-type="float">
            <text:p>173.7</text:p>
          </table:table-cell>
          <table:table-cell office:value-type="float" office:value="0.2931" calcext:value-type="float">
            <text:p>0.2931</text:p>
          </table:table-cell>
          <table:table-cell office:value-type="float" office:value="17.44" calcext:value-type="float">
            <text:p>17.44</text:p>
          </table:table-cell>
          <table:table-cell office:value-type="float" office:value="9.65" calcext:value-type="float">
            <text:p>9.65</text:p>
          </table:table-cell>
          <table:table-cell office:value-type="float" office:value="0" calcext:value-type="float">
            <text:p>0</text:p>
          </table:table-cell>
          <table:table-cell office:value-type="float" office:value="9.442" calcext:value-type="float">
            <text:p>9.442</text:p>
          </table:table-cell>
          <table:table-cell office:value-type="float" office:value="101.3" calcext:value-type="float">
            <text:p>101.3</text:p>
          </table:table-cell>
          <table:table-cell office:value-type="float" office:value="35.62" calcext:value-type="float">
            <text:p>35.62</text:p>
          </table:table-cell>
          <table:table-cell office:value-type="float" office:value="0" calcext:value-type="float">
            <text:p>0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2588" calcext:value-type="float">
            <text:p>0.2588</text:p>
          </table:table-cell>
          <table:table-cell/>
          <table:table-cell table:style-name="pd1" office:value-type="float" office:value="108" calcext:value-type="float">
            <text:p>108</text:p>
          </table:table-cell>
          <table:table-cell table:formula="of:=[.B110]/[.$N$1]" office:value-type="float" office:value="0.280523255813953" calcext:value-type="float">
            <text:p>0.28052</text:p>
          </table:table-cell>
          <table:table-cell table:formula="of:=[.C110]/[.$N$1]" office:value-type="float" office:value="0.000473352713178295" calcext:value-type="float">
            <text:p>0.00047</text:p>
          </table:table-cell>
          <table:table-cell table:formula="of:=[.D110]/[.$N$1]" office:value-type="float" office:value="0.0281653746770026" calcext:value-type="float">
            <text:p>0.02817</text:p>
          </table:table-cell>
          <table:table-cell table:formula="of:=[.E110]/[.$N$1]" office:value-type="float" office:value="0.0155846253229974" calcext:value-type="float">
            <text:p>0.01558</text:p>
          </table:table-cell>
          <table:table-cell table:formula="of:=[.F110]/[.$N$1]" office:value-type="float" office:value="0" calcext:value-type="float">
            <text:p>0.00000</text:p>
          </table:table-cell>
          <table:table-cell table:formula="of:=[.G110]/[.$N$1]" office:value-type="float" office:value="0.0152487080103359" calcext:value-type="float">
            <text:p>0.01525</text:p>
          </table:table-cell>
          <table:table-cell table:formula="of:=[.H110]/[.$N$1]" office:value-type="float" office:value="0.16359819121447" calcext:value-type="float">
            <text:p>0.16360</text:p>
          </table:table-cell>
          <table:table-cell table:formula="of:=[.I110]/[.$N$1]" office:value-type="float" office:value="0.0575258397932816" calcext:value-type="float">
            <text:p>0.05753</text:p>
          </table:table-cell>
          <table:table-cell table:formula="of:=[.J110]/[.$N$1]" office:value-type="float" office:value="0" calcext:value-type="float">
            <text:p>0.00000</text:p>
          </table:table-cell>
          <table:table-cell table:formula="of:=SUM([.Q110:.W110])" office:value-type="float" office:value="0.280122739018088" calcext:value-type="float">
            <text:p>0.28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2588" calcext:value-type="float">
            <text:p>0.2588</text:p>
          </table:table-cell>
          <table:table-cell table:number-columns-repeated="4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office:value-type="float" office:value="173.2" calcext:value-type="float">
            <text:p>173.2</text:p>
          </table:table-cell>
          <table:table-cell office:value-type="float" office:value="0.3198" calcext:value-type="float">
            <text:p>0.3198</text:p>
          </table:table-cell>
          <table:table-cell office:value-type="float" office:value="17.38" calcext:value-type="float">
            <text:p>17.38</text:p>
          </table:table-cell>
          <table:table-cell office:value-type="float" office:value="9.715" calcext:value-type="float">
            <text:p>9.715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8.958" calcext:value-type="float">
            <text:p>8.958</text:p>
          </table:table-cell>
          <table:table-cell office:value-type="float" office:value="100.4" calcext:value-type="float">
            <text:p>100.4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2846" calcext:value-type="float">
            <text:p>0.2846</text:p>
          </table:table-cell>
          <table:table-cell/>
          <table:table-cell table:style-name="pd1" office:value-type="float" office:value="109" calcext:value-type="float">
            <text:p>109</text:p>
          </table:table-cell>
          <table:table-cell table:formula="of:=[.B111]/[.$N$1]" office:value-type="float" office:value="0.279715762273902" calcext:value-type="float">
            <text:p>0.27972</text:p>
          </table:table-cell>
          <table:table-cell table:formula="of:=[.C111]/[.$N$1]" office:value-type="float" office:value="0.000516472868217054" calcext:value-type="float">
            <text:p>0.00052</text:p>
          </table:table-cell>
          <table:table-cell table:formula="of:=[.D111]/[.$N$1]" office:value-type="float" office:value="0.0280684754521964" calcext:value-type="float">
            <text:p>0.02807</text:p>
          </table:table-cell>
          <table:table-cell table:formula="of:=[.E111]/[.$N$1]" office:value-type="float" office:value="0.0156895994832041" calcext:value-type="float">
            <text:p>0.01569</text:p>
          </table:table-cell>
          <table:table-cell table:formula="of:=[.F111]/[.$N$1]" office:value-type="float" office:value="0.0000103504521963824" calcext:value-type="float">
            <text:p>0.00001</text:p>
          </table:table-cell>
          <table:table-cell table:formula="of:=[.G111]/[.$N$1]" office:value-type="float" office:value="0.0144670542635659" calcext:value-type="float">
            <text:p>0.01447</text:p>
          </table:table-cell>
          <table:table-cell table:formula="of:=[.H111]/[.$N$1]" office:value-type="float" office:value="0.162144702842377" calcext:value-type="float">
            <text:p>0.16214</text:p>
          </table:table-cell>
          <table:table-cell table:formula="of:=[.I111]/[.$N$1]" office:value-type="float" office:value="0.0589147286821705" calcext:value-type="float">
            <text:p>0.05891</text:p>
          </table:table-cell>
          <table:table-cell table:formula="of:=[.J111]/[.$N$1]" office:value-type="float" office:value="0" calcext:value-type="float">
            <text:p>0.00000</text:p>
          </table:table-cell>
          <table:table-cell table:formula="of:=SUM([.Q111:.W111])" office:value-type="float" office:value="0.279294911175711" calcext:value-type="float">
            <text:p>0.27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2846" calcext:value-type="float">
            <text:p>0.2846</text:p>
          </table:table-cell>
          <table:table-cell table:number-columns-repeated="4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office:value-type="float" office:value="173.5" calcext:value-type="float">
            <text:p>173.5</text:p>
          </table:table-cell>
          <table:table-cell office:value-type="float" office:value="0.3273" calcext:value-type="float">
            <text:p>0.3273</text:p>
          </table:table-cell>
          <table:table-cell office:value-type="float" office:value="17.9" calcext:value-type="float">
            <text:p>17.9</text:p>
          </table:table-cell>
          <table:table-cell office:value-type="float" office:value="9.513" calcext:value-type="float">
            <text:p>9.513</text:p>
          </table:table-cell>
          <table:table-cell office:value-type="float" office:value="0" calcext:value-type="float">
            <text:p>0</text:p>
          </table:table-cell>
          <table:table-cell office:value-type="float" office:value="8.113" calcext:value-type="float">
            <text:p>8.113</text:p>
          </table:table-cell>
          <table:table-cell office:value-type="float" office:value="101.5" calcext:value-type="float">
            <text:p>101.5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2946" calcext:value-type="float">
            <text:p>0.2946</text:p>
          </table:table-cell>
          <table:table-cell/>
          <table:table-cell table:style-name="pd1" office:value-type="float" office:value="110" calcext:value-type="float">
            <text:p>110</text:p>
          </table:table-cell>
          <table:table-cell table:formula="of:=[.B112]/[.$N$1]" office:value-type="float" office:value="0.280200258397933" calcext:value-type="float">
            <text:p>0.28020</text:p>
          </table:table-cell>
          <table:table-cell table:formula="of:=[.C112]/[.$N$1]" office:value-type="float" office:value="0.000528585271317829" calcext:value-type="float">
            <text:p>0.00053</text:p>
          </table:table-cell>
          <table:table-cell table:formula="of:=[.D112]/[.$N$1]" office:value-type="float" office:value="0.0289082687338501" calcext:value-type="float">
            <text:p>0.02891</text:p>
          </table:table-cell>
          <table:table-cell table:formula="of:=[.E112]/[.$N$1]" office:value-type="float" office:value="0.0153633720930233" calcext:value-type="float">
            <text:p>0.01536</text:p>
          </table:table-cell>
          <table:table-cell table:formula="of:=[.F112]/[.$N$1]" office:value-type="float" office:value="0" calcext:value-type="float">
            <text:p>0.00000</text:p>
          </table:table-cell>
          <table:table-cell table:formula="of:=[.G112]/[.$N$1]" office:value-type="float" office:value="0.0131023901808786" calcext:value-type="float">
            <text:p>0.01310</text:p>
          </table:table-cell>
          <table:table-cell table:formula="of:=[.H112]/[.$N$1]" office:value-type="float" office:value="0.163921188630491" calcext:value-type="float">
            <text:p>0.16392</text:p>
          </table:table-cell>
          <table:table-cell table:formula="of:=[.I112]/[.$N$1]" office:value-type="float" office:value="0.0583333333333333" calcext:value-type="float">
            <text:p>0.05833</text:p>
          </table:table-cell>
          <table:table-cell table:formula="of:=[.J112]/[.$N$1]" office:value-type="float" office:value="0" calcext:value-type="float">
            <text:p>0.00000</text:p>
          </table:table-cell>
          <table:table-cell table:formula="of:=SUM([.Q112:.W112])" office:value-type="float" office:value="0.279628552971576" calcext:value-type="float">
            <text:p>0.27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73" calcext:value-type="float">
            <text:p>0.3273</text:p>
          </table:table-cell>
          <table:table-cell office:value-type="float" office:value="0.2946" calcext:value-type="float">
            <text:p>0.2946</text:p>
          </table:table-cell>
          <table:table-cell table:number-columns-repeated="4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office:value-type="float" office:value="171.7" calcext:value-type="float">
            <text:p>171.7</text:p>
          </table:table-cell>
          <table:table-cell office:value-type="float" office:value="0.3725" calcext:value-type="float">
            <text:p>0.3725</text:p>
          </table:table-cell>
          <table:table-cell office:value-type="float" office:value="17.16" calcext:value-type="float">
            <text:p>17.16</text:p>
          </table:table-cell>
          <table:table-cell office:value-type="float" office:value="9.24" calcext:value-type="float">
            <text:p>9.24</text:p>
          </table:table-cell>
          <table:table-cell office:value-type="float" office:value="0" calcext:value-type="float">
            <text:p>0</text:p>
          </table:table-cell>
          <table:table-cell office:value-type="float" office:value="7.542" calcext:value-type="float">
            <text:p>7.542</text:p>
          </table:table-cell>
          <table:table-cell office:value-type="float" office:value="101.5" calcext:value-type="float">
            <text:p>101.5</text:p>
          </table:table-cell>
          <table:table-cell office:value-type="float" office:value="35.89" calcext:value-type="float">
            <text:p>35.89</text:p>
          </table:table-cell>
          <table:table-cell office:value-type="float" office:value="0" calcext:value-type="float">
            <text:p>0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34" calcext:value-type="float">
            <text:p>0.334</text:p>
          </table:table-cell>
          <table:table-cell/>
          <table:table-cell table:style-name="pd1" office:value-type="float" office:value="111" calcext:value-type="float">
            <text:p>111</text:p>
          </table:table-cell>
          <table:table-cell table:formula="of:=[.B113]/[.$N$1]" office:value-type="float" office:value="0.277293281653747" calcext:value-type="float">
            <text:p>0.27729</text:p>
          </table:table-cell>
          <table:table-cell table:formula="of:=[.C113]/[.$N$1]" office:value-type="float" office:value="0.000601582687338501" calcext:value-type="float">
            <text:p>0.00060</text:p>
          </table:table-cell>
          <table:table-cell table:formula="of:=[.D113]/[.$N$1]" office:value-type="float" office:value="0.0277131782945736" calcext:value-type="float">
            <text:p>0.02771</text:p>
          </table:table-cell>
          <table:table-cell table:formula="of:=[.E113]/[.$N$1]" office:value-type="float" office:value="0.014922480620155" calcext:value-type="float">
            <text:p>0.01492</text:p>
          </table:table-cell>
          <table:table-cell table:formula="of:=[.F113]/[.$N$1]" office:value-type="float" office:value="0" calcext:value-type="float">
            <text:p>0.00000</text:p>
          </table:table-cell>
          <table:table-cell table:formula="of:=[.G113]/[.$N$1]" office:value-type="float" office:value="0.0121802325581395" calcext:value-type="float">
            <text:p>0.01218</text:p>
          </table:table-cell>
          <table:table-cell table:formula="of:=[.H113]/[.$N$1]" office:value-type="float" office:value="0.163921188630491" calcext:value-type="float">
            <text:p>0.16392</text:p>
          </table:table-cell>
          <table:table-cell table:formula="of:=[.I113]/[.$N$1]" office:value-type="float" office:value="0.0579618863049096" calcext:value-type="float">
            <text:p>0.05796</text:p>
          </table:table-cell>
          <table:table-cell table:formula="of:=[.J113]/[.$N$1]" office:value-type="float" office:value="0" calcext:value-type="float">
            <text:p>0.00000</text:p>
          </table:table-cell>
          <table:table-cell table:formula="of:=SUM([.Q113:.W113])" office:value-type="float" office:value="0.276698966408269" calcext:value-type="float">
            <text:p>0.27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34" calcext:value-type="float">
            <text:p>0.334</text:p>
          </table:table-cell>
          <table:table-cell table:number-columns-repeated="4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office:value-type="float" office:value="171.9" calcext:value-type="float">
            <text:p>171.9</text:p>
          </table:table-cell>
          <table:table-cell office:value-type="float" office:value="0.4199" calcext:value-type="float">
            <text:p>0.4199</text:p>
          </table:table-cell>
          <table:table-cell office:value-type="float" office:value="17.73" calcext:value-type="float">
            <text:p>17.73</text:p>
          </table:table-cell>
          <table:table-cell office:value-type="float" office:value="9.565" calcext:value-type="float">
            <text:p>9.565</text:p>
          </table:table-cell>
          <table:table-cell office:value-type="float" office:value="0" calcext:value-type="float">
            <text:p>0</text:p>
          </table:table-cell>
          <table:table-cell office:value-type="float" office:value="6.888" calcext:value-type="float">
            <text:p>6.888</text:p>
          </table:table-cell>
          <table:table-cell office:value-type="float" office:value="101.2" calcext:value-type="float">
            <text:p>101.2</text:p>
          </table:table-cell>
          <table:table-cell office:value-type="float" office:value="36.12" calcext:value-type="float">
            <text:p>36.12</text:p>
          </table:table-cell>
          <table:table-cell office:value-type="float" office:value="0" calcext:value-type="float">
            <text:p>0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3827" calcext:value-type="float">
            <text:p>0.3827</text:p>
          </table:table-cell>
          <table:table-cell/>
          <table:table-cell table:style-name="pd1" office:value-type="float" office:value="112" calcext:value-type="float">
            <text:p>112</text:p>
          </table:table-cell>
          <table:table-cell table:formula="of:=[.B114]/[.$N$1]" office:value-type="float" office:value="0.277616279069767" calcext:value-type="float">
            <text:p>0.27762</text:p>
          </table:table-cell>
          <table:table-cell table:formula="of:=[.C114]/[.$N$1]" office:value-type="float" office:value="0.000678133074935401" calcext:value-type="float">
            <text:p>0.00068</text:p>
          </table:table-cell>
          <table:table-cell table:formula="of:=[.D114]/[.$N$1]" office:value-type="float" office:value="0.0286337209302326" calcext:value-type="float">
            <text:p>0.02863</text:p>
          </table:table-cell>
          <table:table-cell table:formula="of:=[.E114]/[.$N$1]" office:value-type="float" office:value="0.0154473514211886" calcext:value-type="float">
            <text:p>0.01545</text:p>
          </table:table-cell>
          <table:table-cell table:formula="of:=[.F114]/[.$N$1]" office:value-type="float" office:value="0" calcext:value-type="float">
            <text:p>0.00000</text:p>
          </table:table-cell>
          <table:table-cell table:formula="of:=[.G114]/[.$N$1]" office:value-type="float" office:value="0.0111240310077519" calcext:value-type="float">
            <text:p>0.01112</text:p>
          </table:table-cell>
          <table:table-cell table:formula="of:=[.H114]/[.$N$1]" office:value-type="float" office:value="0.16343669250646" calcext:value-type="float">
            <text:p>0.16344</text:p>
          </table:table-cell>
          <table:table-cell table:formula="of:=[.I114]/[.$N$1]" office:value-type="float" office:value="0.0583333333333333" calcext:value-type="float">
            <text:p>0.05833</text:p>
          </table:table-cell>
          <table:table-cell table:formula="of:=[.J114]/[.$N$1]" office:value-type="float" office:value="0" calcext:value-type="float">
            <text:p>0.00000</text:p>
          </table:table-cell>
          <table:table-cell table:formula="of:=SUM([.Q114:.W114])" office:value-type="float" office:value="0.276975129198966" calcext:value-type="float">
            <text:p>0.27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199" calcext:value-type="float">
            <text:p>0.4199</text:p>
          </table:table-cell>
          <table:table-cell office:value-type="float" office:value="0.3827" calcext:value-type="float">
            <text:p>0.3827</text:p>
          </table:table-cell>
          <table:table-cell table:number-columns-repeated="4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office:value-type="float" office:value="170.5" calcext:value-type="float">
            <text:p>170.5</text:p>
          </table:table-cell>
          <table:table-cell office:value-type="float" office:value="0.4982" calcext:value-type="float">
            <text:p>0.4982</text:p>
          </table:table-cell>
          <table:table-cell office:value-type="float" office:value="17.88" calcext:value-type="float">
            <text:p>17.88</text:p>
          </table:table-cell>
          <table:table-cell office:value-type="float" office:value="9.948" calcext:value-type="float">
            <text:p>9.948</text:p>
          </table:table-cell>
          <table:table-cell office:value-type="float" office:value="0" calcext:value-type="float">
            <text:p>0</text:p>
          </table:table-cell>
          <table:table-cell office:value-type="float" office:value="6.276" calcext:value-type="float">
            <text:p>6.276</text:p>
          </table:table-cell>
          <table:table-cell office:value-type="float" office:value="100.3" calcext:value-type="float">
            <text:p>100.3</text:p>
          </table:table-cell>
          <table:table-cell office:value-type="float" office:value="35.56" calcext:value-type="float">
            <text:p>35.56</text:p>
          </table:table-cell>
          <table:table-cell office:value-type="float" office:value="0" calcext:value-type="float">
            <text:p>0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644" calcext:value-type="float">
            <text:p>0.4644</text:p>
          </table:table-cell>
          <table:table-cell/>
          <table:table-cell table:style-name="pd1" office:value-type="float" office:value="113" calcext:value-type="float">
            <text:p>113</text:p>
          </table:table-cell>
          <table:table-cell table:formula="of:=[.B115]/[.$N$1]" office:value-type="float" office:value="0.275355297157623" calcext:value-type="float">
            <text:p>0.27536</text:p>
          </table:table-cell>
          <table:table-cell table:formula="of:=[.C115]/[.$N$1]" office:value-type="float" office:value="0.000804586563307494" calcext:value-type="float">
            <text:p>0.00080</text:p>
          </table:table-cell>
          <table:table-cell table:formula="of:=[.D115]/[.$N$1]" office:value-type="float" office:value="0.0288759689922481" calcext:value-type="float">
            <text:p>0.02888</text:p>
          </table:table-cell>
          <table:table-cell table:formula="of:=[.E115]/[.$N$1]" office:value-type="float" office:value="0.0160658914728682" calcext:value-type="float">
            <text:p>0.01607</text:p>
          </table:table-cell>
          <table:table-cell table:formula="of:=[.F115]/[.$N$1]" office:value-type="float" office:value="0" calcext:value-type="float">
            <text:p>0.00000</text:p>
          </table:table-cell>
          <table:table-cell table:formula="of:=[.G115]/[.$N$1]" office:value-type="float" office:value="0.0101356589147287" calcext:value-type="float">
            <text:p>0.01014</text:p>
          </table:table-cell>
          <table:table-cell table:formula="of:=[.H115]/[.$N$1]" office:value-type="float" office:value="0.161983204134367" calcext:value-type="float">
            <text:p>0.16198</text:p>
          </table:table-cell>
          <table:table-cell table:formula="of:=[.I115]/[.$N$1]" office:value-type="float" office:value="0.0574289405684755" calcext:value-type="float">
            <text:p>0.05743</text:p>
          </table:table-cell>
          <table:table-cell table:formula="of:=[.J115]/[.$N$1]" office:value-type="float" office:value="0" calcext:value-type="float">
            <text:p>0.00000</text:p>
          </table:table-cell>
          <table:table-cell table:formula="of:=SUM([.Q115:.W115])" office:value-type="float" office:value="0.274489664082687" calcext:value-type="float">
            <text:p>0.27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644" calcext:value-type="float">
            <text:p>0.4644</text:p>
          </table:table-cell>
          <table:table-cell table:number-columns-repeated="4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office:value-type="float" office:value="172.1" calcext:value-type="float">
            <text:p>172.1</text:p>
          </table:table-cell>
          <table:table-cell office:value-type="float" office:value="0.6051" calcext:value-type="float">
            <text:p>0.6051</text:p>
          </table:table-cell>
          <table:table-cell office:value-type="float" office:value="17.13" calcext:value-type="float">
            <text:p>17.13</text:p>
          </table:table-cell>
          <table:table-cell office:value-type="float" office:value="9.805" calcext:value-type="float">
            <text:p>9.805</text:p>
          </table:table-cell>
          <table:table-cell office:value-type="float" office:value="0" calcext:value-type="float">
            <text:p>0</text:p>
          </table:table-cell>
          <table:table-cell office:value-type="float" office:value="5.689" calcext:value-type="float">
            <text:p>5.689</text:p>
          </table:table-cell>
          <table:table-cell office:value-type="float" office:value="102.4" calcext:value-type="float">
            <text:p>102.4</text:p>
          </table:table-cell>
          <table:table-cell office:value-type="float" office:value="36.46" calcext:value-type="float">
            <text:p>36.46</text:p>
          </table:table-cell>
          <table:table-cell office:value-type="float" office:value="0" calcext:value-type="float">
            <text:p>0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5637" calcext:value-type="float">
            <text:p>0.5637</text:p>
          </table:table-cell>
          <table:table-cell/>
          <table:table-cell table:style-name="pd1" office:value-type="float" office:value="114" calcext:value-type="float">
            <text:p>114</text:p>
          </table:table-cell>
          <table:table-cell table:formula="of:=[.B116]/[.$N$1]" office:value-type="float" office:value="0.277939276485788" calcext:value-type="float">
            <text:p>0.27794</text:p>
          </table:table-cell>
          <table:table-cell table:formula="of:=[.C116]/[.$N$1]" office:value-type="float" office:value="0.000977228682170543" calcext:value-type="float">
            <text:p>0.00098</text:p>
          </table:table-cell>
          <table:table-cell table:formula="of:=[.D116]/[.$N$1]" office:value-type="float" office:value="0.0276647286821705" calcext:value-type="float">
            <text:p>0.02766</text:p>
          </table:table-cell>
          <table:table-cell table:formula="of:=[.E116]/[.$N$1]" office:value-type="float" office:value="0.0158349483204134" calcext:value-type="float">
            <text:p>0.01583</text:p>
          </table:table-cell>
          <table:table-cell table:formula="of:=[.F116]/[.$N$1]" office:value-type="float" office:value="0" calcext:value-type="float">
            <text:p>0.00000</text:p>
          </table:table-cell>
          <table:table-cell table:formula="of:=[.G116]/[.$N$1]" office:value-type="float" office:value="0.00918766149870801" calcext:value-type="float">
            <text:p>0.00919</text:p>
          </table:table-cell>
          <table:table-cell table:formula="of:=[.H116]/[.$N$1]" office:value-type="float" office:value="0.165374677002584" calcext:value-type="float">
            <text:p>0.16537</text:p>
          </table:table-cell>
          <table:table-cell table:formula="of:=[.I116]/[.$N$1]" office:value-type="float" office:value="0.0588824289405685" calcext:value-type="float">
            <text:p>0.05888</text:p>
          </table:table-cell>
          <table:table-cell table:formula="of:=[.J116]/[.$N$1]" office:value-type="float" office:value="0" calcext:value-type="float">
            <text:p>0.00000</text:p>
          </table:table-cell>
          <table:table-cell table:formula="of:=SUM([.Q116:.W116])" office:value-type="float" office:value="0.276944444444444" calcext:value-type="float">
            <text:p>0.27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5637" calcext:value-type="float">
            <text:p>0.5637</text:p>
          </table:table-cell>
          <table:table-cell table:number-columns-repeated="4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office:value-type="float" office:value="172.1" calcext:value-type="float">
            <text:p>172.1</text:p>
          </table:table-cell>
          <table:table-cell office:value-type="float" office:value="0.7693" calcext:value-type="float">
            <text:p>0.7693</text:p>
          </table:table-cell>
          <table:table-cell office:value-type="float" office:value="17.66" calcext:value-type="float">
            <text:p>17.66</text:p>
          </table:table-cell>
          <table:table-cell office:value-type="float" office:value="9.526" calcext:value-type="float">
            <text:p>9.526</text:p>
          </table:table-cell>
          <table:table-cell office:value-type="float" office:value="0" calcext:value-type="float">
            <text:p>0</text:p>
          </table:table-cell>
          <table:table-cell office:value-type="float" office:value="5.188" calcext:value-type="float">
            <text:p>5.188</text:p>
          </table:table-cell>
          <table:table-cell office:value-type="float" office:value="102.5" calcext:value-type="float">
            <text:p>102.5</text:p>
          </table:table-cell>
          <table:table-cell office:value-type="float" office:value="36.48" calcext:value-type="float">
            <text:p>36.48</text:p>
          </table:table-cell>
          <table:table-cell office:value-type="float" office:value="0" calcext:value-type="float">
            <text:p>0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7368" calcext:value-type="float">
            <text:p>0.7368</text:p>
          </table:table-cell>
          <table:table-cell/>
          <table:table-cell table:style-name="pd1" office:value-type="float" office:value="115" calcext:value-type="float">
            <text:p>115</text:p>
          </table:table-cell>
          <table:table-cell table:formula="of:=[.B117]/[.$N$1]" office:value-type="float" office:value="0.277939276485788" calcext:value-type="float">
            <text:p>0.27794</text:p>
          </table:table-cell>
          <table:table-cell table:formula="of:=[.C117]/[.$N$1]" office:value-type="float" office:value="0.00124240956072351" calcext:value-type="float">
            <text:p>0.00124</text:p>
          </table:table-cell>
          <table:table-cell table:formula="of:=[.D117]/[.$N$1]" office:value-type="float" office:value="0.0285206718346253" calcext:value-type="float">
            <text:p>0.02852</text:p>
          </table:table-cell>
          <table:table-cell table:formula="of:=[.E117]/[.$N$1]" office:value-type="float" office:value="0.0153843669250646" calcext:value-type="float">
            <text:p>0.01538</text:p>
          </table:table-cell>
          <table:table-cell table:formula="of:=[.F117]/[.$N$1]" office:value-type="float" office:value="0" calcext:value-type="float">
            <text:p>0.00000</text:p>
          </table:table-cell>
          <table:table-cell table:formula="of:=[.G117]/[.$N$1]" office:value-type="float" office:value="0.00837855297157623" calcext:value-type="float">
            <text:p>0.00838</text:p>
          </table:table-cell>
          <table:table-cell table:formula="of:=[.H117]/[.$N$1]" office:value-type="float" office:value="0.165536175710594" calcext:value-type="float">
            <text:p>0.16554</text:p>
          </table:table-cell>
          <table:table-cell table:formula="of:=[.I117]/[.$N$1]" office:value-type="float" office:value="0.0589147286821705" calcext:value-type="float">
            <text:p>0.05891</text:p>
          </table:table-cell>
          <table:table-cell table:formula="of:=[.J117]/[.$N$1]" office:value-type="float" office:value="0" calcext:value-type="float">
            <text:p>0.00000</text:p>
          </table:table-cell>
          <table:table-cell table:formula="of:=SUM([.Q117:.W117])" office:value-type="float" office:value="0.276734496124031" calcext:value-type="float">
            <text:p>0.27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7368" calcext:value-type="float">
            <text:p>0.7368</text:p>
          </table:table-cell>
          <table:table-cell table:number-columns-repeated="4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office:value-type="float" office:value="171.4" calcext:value-type="float">
            <text:p>171.4</text:p>
          </table:table-cell>
          <table:table-cell office:value-type="float" office:value="0.9656" calcext:value-type="float">
            <text:p>0.9656</text:p>
          </table:table-cell>
          <table:table-cell office:value-type="float" office:value="18.15" calcext:value-type="float">
            <text:p>18.15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101.3" calcext:value-type="float">
            <text:p>101.3</text:p>
          </table:table-cell>
          <table:table-cell office:value-type="float" office:value="36.38" calcext:value-type="float">
            <text:p>36.38</text:p>
          </table:table-cell>
          <table:table-cell office:value-type="float" office:value="0" calcext:value-type="float">
            <text:p>0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307" calcext:value-type="float">
            <text:p>0.9307</text:p>
          </table:table-cell>
          <table:table-cell/>
          <table:table-cell table:style-name="pd1" office:value-type="float" office:value="116" calcext:value-type="float">
            <text:p>116</text:p>
          </table:table-cell>
          <table:table-cell table:formula="of:=[.B118]/[.$N$1]" office:value-type="float" office:value="0.276808785529716" calcext:value-type="float">
            <text:p>0.27681</text:p>
          </table:table-cell>
          <table:table-cell table:formula="of:=[.C118]/[.$N$1]" office:value-type="float" office:value="0.0015594315245478" calcext:value-type="float">
            <text:p>0.00156</text:p>
          </table:table-cell>
          <table:table-cell table:formula="of:=[.D118]/[.$N$1]" office:value-type="float" office:value="0.029312015503876" calcext:value-type="float">
            <text:p>0.02931</text:p>
          </table:table-cell>
          <table:table-cell table:formula="of:=[.E118]/[.$N$1]" office:value-type="float" office:value="0.0163113695090439" calcext:value-type="float">
            <text:p>0.01631</text:p>
          </table:table-cell>
          <table:table-cell table:formula="of:=[.F118]/[.$N$1]" office:value-type="float" office:value="0" calcext:value-type="float">
            <text:p>0.00000</text:p>
          </table:table-cell>
          <table:table-cell table:formula="of:=[.G118]/[.$N$1]" office:value-type="float" office:value="0.00733204134366925" calcext:value-type="float">
            <text:p>0.00733</text:p>
          </table:table-cell>
          <table:table-cell table:formula="of:=[.H118]/[.$N$1]" office:value-type="float" office:value="0.16359819121447" calcext:value-type="float">
            <text:p>0.16360</text:p>
          </table:table-cell>
          <table:table-cell table:formula="of:=[.I118]/[.$N$1]" office:value-type="float" office:value="0.0587532299741602" calcext:value-type="float">
            <text:p>0.05875</text:p>
          </table:table-cell>
          <table:table-cell table:formula="of:=[.J118]/[.$N$1]" office:value-type="float" office:value="0" calcext:value-type="float">
            <text:p>0.00000</text:p>
          </table:table-cell>
          <table:table-cell table:formula="of:=SUM([.Q118:.W118])" office:value-type="float" office:value="0.27530684754522" calcext:value-type="float">
            <text:p>0.27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307" calcext:value-type="float">
            <text:p>0.9307</text:p>
          </table:table-cell>
          <table:table-cell table:number-columns-repeated="4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1.217" calcext:value-type="float">
            <text:p>1.217</text:p>
          </table:table-cell>
          <table:table-cell office:value-type="float" office:value="17.29" calcext:value-type="float">
            <text:p>17.29</text:p>
          </table:table-cell>
          <table:table-cell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  <table:table-cell office:value-type="float" office:value="4.108" calcext:value-type="float">
            <text:p>4.108</text:p>
          </table:table-cell>
          <table:table-cell office:value-type="float" office:value="101.1" calcext:value-type="float">
            <text:p>101.1</text:p>
          </table:table-cell>
          <table:table-cell office:value-type="float" office:value="37.12" calcext:value-type="float">
            <text:p>37.12</text:p>
          </table:table-cell>
          <table:table-cell office:value-type="float" office:value="0" calcext:value-type="float">
            <text:p>0</text:p>
          </table:table-cell>
          <table:table-cell office:value-type="float" office:value="1.217" calcext:value-type="float">
            <text:p>1.217</text:p>
          </table:table-cell>
          <table:table-cell office:value-type="float" office:value="1.181" calcext:value-type="float">
            <text:p>1.181</text:p>
          </table:table-cell>
          <table:table-cell/>
          <table:table-cell table:style-name="pd1" office:value-type="float" office:value="117" calcext:value-type="float">
            <text:p>117</text:p>
          </table:table-cell>
          <table:table-cell table:formula="of:=[.B119]/[.$N$1]" office:value-type="float" office:value="0.276162790697674" calcext:value-type="float">
            <text:p>0.27616</text:p>
          </table:table-cell>
          <table:table-cell table:formula="of:=[.C119]/[.$N$1]" office:value-type="float" office:value="0.00196543927648579" calcext:value-type="float">
            <text:p>0.00197</text:p>
          </table:table-cell>
          <table:table-cell table:formula="of:=[.D119]/[.$N$1]" office:value-type="float" office:value="0.0279231266149871" calcext:value-type="float">
            <text:p>0.02792</text:p>
          </table:table-cell>
          <table:table-cell table:formula="of:=[.E119]/[.$N$1]" office:value-type="float" office:value="0.0164890180878553" calcext:value-type="float">
            <text:p>0.01649</text:p>
          </table:table-cell>
          <table:table-cell table:formula="of:=[.F119]/[.$N$1]" office:value-type="float" office:value="0" calcext:value-type="float">
            <text:p>0.00000</text:p>
          </table:table-cell>
          <table:table-cell table:formula="of:=[.G119]/[.$N$1]" office:value-type="float" office:value="0.0066343669250646" calcext:value-type="float">
            <text:p>0.00663</text:p>
          </table:table-cell>
          <table:table-cell table:formula="of:=[.H119]/[.$N$1]" office:value-type="float" office:value="0.16327519379845" calcext:value-type="float">
            <text:p>0.16328</text:p>
          </table:table-cell>
          <table:table-cell table:formula="of:=[.I119]/[.$N$1]" office:value-type="float" office:value="0.0599483204134367" calcext:value-type="float">
            <text:p>0.05995</text:p>
          </table:table-cell>
          <table:table-cell table:formula="of:=[.J119]/[.$N$1]" office:value-type="float" office:value="0" calcext:value-type="float">
            <text:p>0.00000</text:p>
          </table:table-cell>
          <table:table-cell table:formula="of:=SUM([.Q119:.W119])" office:value-type="float" office:value="0.274270025839793" calcext:value-type="float">
            <text:p>0.27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7" calcext:value-type="float">
            <text:p>1.217</text:p>
          </table:table-cell>
          <table:table-cell office:value-type="float" office:value="1.181" calcext:value-type="float">
            <text:p>1.181</text:p>
          </table:table-cell>
          <table:table-cell table:number-columns-repeated="4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office:value-type="float" office:value="171.7" calcext:value-type="float">
            <text:p>171.7</text:p>
          </table:table-cell>
          <table:table-cell office:value-type="float" office:value="1.543" calcext:value-type="float">
            <text:p>1.543</text:p>
          </table:table-cell>
          <table:table-cell office:value-type="float" office:value="17.82" calcext:value-type="float">
            <text:p>17.82</text:p>
          </table:table-cell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3.705" calcext:value-type="float">
            <text:p>3.705</text:p>
          </table:table-cell>
          <table:table-cell office:value-type="float" office:value="101.6" calcext:value-type="float">
            <text:p>101.6</text:p>
          </table:table-cell>
          <table:table-cell office:value-type="float" office:value="36.84" calcext:value-type="float">
            <text:p>36.84</text:p>
          </table:table-cell>
          <table:table-cell office:value-type="float" office:value="0" calcext:value-type="float">
            <text:p>0</text:p>
          </table:table-cell>
          <table:table-cell office:value-type="float" office:value="1.543" calcext:value-type="float">
            <text:p>1.543</text:p>
          </table:table-cell>
          <table:table-cell office:value-type="float" office:value="1.519" calcext:value-type="float">
            <text:p>1.519</text:p>
          </table:table-cell>
          <table:table-cell/>
          <table:table-cell table:style-name="pd1" office:value-type="float" office:value="118" calcext:value-type="float">
            <text:p>118</text:p>
          </table:table-cell>
          <table:table-cell table:formula="of:=[.B120]/[.$N$1]" office:value-type="float" office:value="0.277293281653747" calcext:value-type="float">
            <text:p>0.27729</text:p>
          </table:table-cell>
          <table:table-cell table:formula="of:=[.C120]/[.$N$1]" office:value-type="float" office:value="0.00249192506459948" calcext:value-type="float">
            <text:p>0.00249</text:p>
          </table:table-cell>
          <table:table-cell table:formula="of:=[.D120]/[.$N$1]" office:value-type="float" office:value="0.0287790697674419" calcext:value-type="float">
            <text:p>0.02878</text:p>
          </table:table-cell>
          <table:table-cell table:formula="of:=[.E120]/[.$N$1]" office:value-type="float" office:value="0.0165051679586563" calcext:value-type="float">
            <text:p>0.01651</text:p>
          </table:table-cell>
          <table:table-cell table:formula="of:=[.F120]/[.$N$1]" office:value-type="float" office:value="0" calcext:value-type="float">
            <text:p>0.00000</text:p>
          </table:table-cell>
          <table:table-cell table:formula="of:=[.G120]/[.$N$1]" office:value-type="float" office:value="0.00598352713178295" calcext:value-type="float">
            <text:p>0.00598</text:p>
          </table:table-cell>
          <table:table-cell table:formula="of:=[.H120]/[.$N$1]" office:value-type="float" office:value="0.164082687338501" calcext:value-type="float">
            <text:p>0.16408</text:p>
          </table:table-cell>
          <table:table-cell table:formula="of:=[.I120]/[.$N$1]" office:value-type="float" office:value="0.0594961240310078" calcext:value-type="float">
            <text:p>0.05950</text:p>
          </table:table-cell>
          <table:table-cell table:formula="of:=[.J120]/[.$N$1]" office:value-type="float" office:value="0" calcext:value-type="float">
            <text:p>0.00000</text:p>
          </table:table-cell>
          <table:table-cell table:formula="of:=SUM([.Q120:.W120])" office:value-type="float" office:value="0.27484657622739" calcext:value-type="float">
            <text:p>0.27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43" calcext:value-type="float">
            <text:p>1.543</text:p>
          </table:table-cell>
          <table:table-cell office:value-type="float" office:value="1.519" calcext:value-type="float">
            <text:p>1.519</text:p>
          </table:table-cell>
          <table:table-cell table:number-columns-repeated="4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office:value-type="float" office:value="171.9" calcext:value-type="float">
            <text:p>171.9</text:p>
          </table:table-cell>
          <table:table-cell office:value-type="float" office:value="1.978" calcext:value-type="float">
            <text:p>1.978</text:p>
          </table:table-cell>
          <table:table-cell office:value-type="float" office:value="17.63" calcext:value-type="float">
            <text:p>17.63</text:p>
          </table:table-cell>
          <table:table-cell office:value-type="float" office:value="10.19" calcext:value-type="float">
            <text:p>10.19</text:p>
          </table:table-cell>
          <table:table-cell office:value-type="float" office:value="0" calcext:value-type="float">
            <text:p>0</text:p>
          </table:table-cell>
          <table:table-cell office:value-type="float" office:value="3.302" calcext:value-type="float">
            <text:p>3.302</text:p>
          </table:table-cell>
          <table:table-cell office:value-type="float" office:value="102.8" calcext:value-type="float">
            <text:p>102.8</text:p>
          </table:table-cell>
          <table:table-cell office:value-type="float" office:value="35.99" calcext:value-type="float">
            <text:p>35.99</text:p>
          </table:table-cell>
          <table:table-cell office:value-type="float" office:value="0" calcext:value-type="float">
            <text:p>0</text:p>
          </table:table-cell>
          <table:table-cell office:value-type="float" office:value="1.978" calcext:value-type="float">
            <text:p>1.978</text:p>
          </table:table-cell>
          <table:table-cell office:value-type="float" office:value="1.946" calcext:value-type="float">
            <text:p>1.946</text:p>
          </table:table-cell>
          <table:table-cell/>
          <table:table-cell table:style-name="pd1" office:value-type="float" office:value="119" calcext:value-type="float">
            <text:p>119</text:p>
          </table:table-cell>
          <table:table-cell table:formula="of:=[.B121]/[.$N$1]" office:value-type="float" office:value="0.277616279069767" calcext:value-type="float">
            <text:p>0.27762</text:p>
          </table:table-cell>
          <table:table-cell table:formula="of:=[.C121]/[.$N$1]" office:value-type="float" office:value="0.00319444444444444" calcext:value-type="float">
            <text:p>0.00319</text:p>
          </table:table-cell>
          <table:table-cell table:formula="of:=[.D121]/[.$N$1]" office:value-type="float" office:value="0.0284722222222222" calcext:value-type="float">
            <text:p>0.02847</text:p>
          </table:table-cell>
          <table:table-cell table:formula="of:=[.E121]/[.$N$1]" office:value-type="float" office:value="0.0164567183462532" calcext:value-type="float">
            <text:p>0.01646</text:p>
          </table:table-cell>
          <table:table-cell table:formula="of:=[.F121]/[.$N$1]" office:value-type="float" office:value="0" calcext:value-type="float">
            <text:p>0.00000</text:p>
          </table:table-cell>
          <table:table-cell table:formula="of:=[.G121]/[.$N$1]" office:value-type="float" office:value="0.00533268733850129" calcext:value-type="float">
            <text:p>0.00533</text:p>
          </table:table-cell>
          <table:table-cell table:formula="of:=[.H121]/[.$N$1]" office:value-type="float" office:value="0.166020671834625" calcext:value-type="float">
            <text:p>0.16602</text:p>
          </table:table-cell>
          <table:table-cell table:formula="of:=[.I121]/[.$N$1]" office:value-type="float" office:value="0.0581233850129199" calcext:value-type="float">
            <text:p>0.05812</text:p>
          </table:table-cell>
          <table:table-cell table:formula="of:=[.J121]/[.$N$1]" office:value-type="float" office:value="0" calcext:value-type="float">
            <text:p>0.00000</text:p>
          </table:table-cell>
          <table:table-cell table:formula="of:=SUM([.Q121:.W121])" office:value-type="float" office:value="0.274405684754522" calcext:value-type="float">
            <text:p>0.27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78" calcext:value-type="float">
            <text:p>1.978</text:p>
          </table:table-cell>
          <table:table-cell office:value-type="float" office:value="1.946" calcext:value-type="float">
            <text:p>1.946</text:p>
          </table:table-cell>
          <table:table-cell table:number-columns-repeated="4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office:value-type="float" office:value="173.1" calcext:value-type="float">
            <text:p>173.1</text:p>
          </table:table-cell>
          <table:table-cell office:value-type="float" office:value="2.404" calcext:value-type="float">
            <text:p>2.404</text:p>
          </table:table-cell>
          <table:table-cell office:value-type="float" office:value="17.99" calcext:value-type="float">
            <text:p>17.99</text:p>
          </table:table-cell>
          <table:table-cell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.011</text:p>
          </table:table-cell>
          <table:table-cell office:value-type="float" office:value="101.6" calcext:value-type="float">
            <text:p>101.6</text:p>
          </table:table-cell>
          <table:table-cell office:value-type="float" office:value="37.63" calcext:value-type="float">
            <text:p>37.63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2.368" calcext:value-type="float">
            <text:p>2.368</text:p>
          </table:table-cell>
          <table:table-cell/>
          <table:table-cell table:style-name="pd1" office:value-type="float" office:value="120" calcext:value-type="float">
            <text:p>120</text:p>
          </table:table-cell>
          <table:table-cell table:formula="of:=[.B122]/[.$N$1]" office:value-type="float" office:value="0.279554263565891" calcext:value-type="float">
            <text:p>0.27955</text:p>
          </table:table-cell>
          <table:table-cell table:formula="of:=[.C122]/[.$N$1]" office:value-type="float" office:value="0.00388242894056848" calcext:value-type="float">
            <text:p>0.00388</text:p>
          </table:table-cell>
          <table:table-cell table:formula="of:=[.D122]/[.$N$1]" office:value-type="float" office:value="0.0290536175710594" calcext:value-type="float">
            <text:p>0.02905</text:p>
          </table:table-cell>
          <table:table-cell table:formula="of:=[.E122]/[.$N$1]" office:value-type="float" office:value="0.0168927648578811" calcext:value-type="float">
            <text:p>0.01689</text:p>
          </table:table-cell>
          <table:table-cell table:formula="of:=[.F122]/[.$N$1]" office:value-type="float" office:value="0" calcext:value-type="float">
            <text:p>0.00000</text:p>
          </table:table-cell>
          <table:table-cell table:formula="of:=[.G122]/[.$N$1]" office:value-type="float" office:value="0.00486272609819121" calcext:value-type="float">
            <text:p>0.00486</text:p>
          </table:table-cell>
          <table:table-cell table:formula="of:=[.H122]/[.$N$1]" office:value-type="float" office:value="0.164082687338501" calcext:value-type="float">
            <text:p>0.16408</text:p>
          </table:table-cell>
          <table:table-cell table:formula="of:=[.I122]/[.$N$1]" office:value-type="float" office:value="0.0607719638242894" calcext:value-type="float">
            <text:p>0.06077</text:p>
          </table:table-cell>
          <table:table-cell table:formula="of:=[.J122]/[.$N$1]" office:value-type="float" office:value="0" calcext:value-type="float">
            <text:p>0.00000</text:p>
          </table:table-cell>
          <table:table-cell table:formula="of:=SUM([.Q122:.W122])" office:value-type="float" office:value="0.275663759689922" calcext:value-type="float">
            <text:p>0.27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2.368" calcext:value-type="float">
            <text:p>2.368</text:p>
          </table:table-cell>
          <table:table-cell table:number-columns-repeated="4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office:value-type="float" office:value="173.9" calcext:value-type="float">
            <text:p>173.9</text:p>
          </table:table-cell>
          <table:table-cell office:value-type="float" office:value="2.96" calcext:value-type="float">
            <text:p>2.96</text:p>
          </table:table-cell>
          <table:table-cell office:value-type="float" office:value="17.53" calcext:value-type="float">
            <text:p>17.53</text:p>
          </table:table-cell>
          <table:table-cell office:value-type="float" office:value="10.11" calcext:value-type="float">
            <text:p>10.11</text:p>
          </table:table-cell>
          <table:table-cell office:value-type="float" office:value="0" calcext:value-type="float">
            <text:p>0</text:p>
          </table:table-cell>
          <table:table-cell office:value-type="float" office:value="2.759" calcext:value-type="float">
            <text:p>2.759</text:p>
          </table:table-cell>
          <table:table-cell office:value-type="float" office:value="103.5" calcext:value-type="float">
            <text:p>103.5</text:p>
          </table:table-cell>
          <table:table-cell office:value-type="float" office:value="37.01" calcext:value-type="float">
            <text:p>37.01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2.926" calcext:value-type="float">
            <text:p>2.926</text:p>
          </table:table-cell>
          <table:table-cell/>
          <table:table-cell table:style-name="pd1" office:value-type="float" office:value="121" calcext:value-type="float">
            <text:p>121</text:p>
          </table:table-cell>
          <table:table-cell table:formula="of:=[.B123]/[.$N$1]" office:value-type="float" office:value="0.280846253229974" calcext:value-type="float">
            <text:p>0.28085</text:p>
          </table:table-cell>
          <table:table-cell table:formula="of:=[.C123]/[.$N$1]" office:value-type="float" office:value="0.00478036175710594" calcext:value-type="float">
            <text:p>0.00478</text:p>
          </table:table-cell>
          <table:table-cell table:formula="of:=[.D123]/[.$N$1]" office:value-type="float" office:value="0.0283107235142119" calcext:value-type="float">
            <text:p>0.02831</text:p>
          </table:table-cell>
          <table:table-cell table:formula="of:=[.E123]/[.$N$1]" office:value-type="float" office:value="0.016327519379845" calcext:value-type="float">
            <text:p>0.01633</text:p>
          </table:table-cell>
          <table:table-cell table:formula="of:=[.F123]/[.$N$1]" office:value-type="float" office:value="0" calcext:value-type="float">
            <text:p>0.00000</text:p>
          </table:table-cell>
          <table:table-cell table:formula="of:=[.G123]/[.$N$1]" office:value-type="float" office:value="0.00445574935400517" calcext:value-type="float">
            <text:p>0.00446</text:p>
          </table:table-cell>
          <table:table-cell table:formula="of:=[.H123]/[.$N$1]" office:value-type="float" office:value="0.167151162790698" calcext:value-type="float">
            <text:p>0.16715</text:p>
          </table:table-cell>
          <table:table-cell table:formula="of:=[.I123]/[.$N$1]" office:value-type="float" office:value="0.0597706718346253" calcext:value-type="float">
            <text:p>0.05977</text:p>
          </table:table-cell>
          <table:table-cell table:formula="of:=[.J123]/[.$N$1]" office:value-type="float" office:value="0" calcext:value-type="float">
            <text:p>0.00000</text:p>
          </table:table-cell>
          <table:table-cell table:formula="of:=SUM([.Q123:.W123])" office:value-type="float" office:value="0.276015826873385" calcext:value-type="float">
            <text:p>0.27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2.926" calcext:value-type="float">
            <text:p>2.926</text:p>
          </table:table-cell>
          <table:table-cell table:number-columns-repeated="4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office:value-type="float" office:value="175.7" calcext:value-type="float">
            <text:p>175.7</text:p>
          </table:table-cell>
          <table:table-cell office:value-type="float" office:value="3.586" calcext:value-type="float">
            <text:p>3.586</text:p>
          </table:table-cell>
          <table:table-cell office:value-type="float" office:value="18.4" calcext:value-type="float">
            <text:p>18.4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office:value-type="float" office:value="2.503" calcext:value-type="float">
            <text:p>2.503</text:p>
          </table:table-cell>
          <table:table-cell office:value-type="float" office:value="102.7" calcext:value-type="float">
            <text:p>102.7</text:p>
          </table:table-cell>
          <table:table-cell office:value-type="float" office:value="38.17" calcext:value-type="float">
            <text:p>38.17</text:p>
          </table:table-cell>
          <table:table-cell office:value-type="float" office:value="0" calcext:value-type="float">
            <text:p>0</text:p>
          </table:table-cell>
          <table:table-cell office:value-type="float" office:value="3.586" calcext:value-type="float">
            <text:p>3.586</text:p>
          </table:table-cell>
          <table:table-cell office:value-type="float" office:value="3.553" calcext:value-type="float">
            <text:p>3.553</text:p>
          </table:table-cell>
          <table:table-cell/>
          <table:table-cell table:style-name="pd1" office:value-type="float" office:value="122" calcext:value-type="float">
            <text:p>122</text:p>
          </table:table-cell>
          <table:table-cell table:formula="of:=[.B124]/[.$N$1]" office:value-type="float" office:value="0.28375322997416" calcext:value-type="float">
            <text:p>0.28375</text:p>
          </table:table-cell>
          <table:table-cell table:formula="of:=[.C124]/[.$N$1]" office:value-type="float" office:value="0.00579134366925065" calcext:value-type="float">
            <text:p>0.00579</text:p>
          </table:table-cell>
          <table:table-cell table:formula="of:=[.D124]/[.$N$1]" office:value-type="float" office:value="0.0297157622739018" calcext:value-type="float">
            <text:p>0.02972</text:p>
          </table:table-cell>
          <table:table-cell table:formula="of:=[.E124]/[.$N$1]" office:value-type="float" office:value="0.016828165374677" calcext:value-type="float">
            <text:p>0.01683</text:p>
          </table:table-cell>
          <table:table-cell table:formula="of:=[.F124]/[.$N$1]" office:value-type="float" office:value="0" calcext:value-type="float">
            <text:p>0.00000</text:p>
          </table:table-cell>
          <table:table-cell table:formula="of:=[.G124]/[.$N$1]" office:value-type="float" office:value="0.00404231266149871" calcext:value-type="float">
            <text:p>0.00404</text:p>
          </table:table-cell>
          <table:table-cell table:formula="of:=[.H124]/[.$N$1]" office:value-type="float" office:value="0.165859173126615" calcext:value-type="float">
            <text:p>0.16586</text:p>
          </table:table-cell>
          <table:table-cell table:formula="of:=[.I124]/[.$N$1]" office:value-type="float" office:value="0.0616440568475452" calcext:value-type="float">
            <text:p>0.06164</text:p>
          </table:table-cell>
          <table:table-cell table:formula="of:=[.J124]/[.$N$1]" office:value-type="float" office:value="0" calcext:value-type="float">
            <text:p>0.00000</text:p>
          </table:table-cell>
          <table:table-cell table:formula="of:=SUM([.Q124:.W124])" office:value-type="float" office:value="0.278089470284238" calcext:value-type="float">
            <text:p>0.27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86" calcext:value-type="float">
            <text:p>3.586</text:p>
          </table:table-cell>
          <table:table-cell office:value-type="float" office:value="3.553" calcext:value-type="float">
            <text:p>3.553</text:p>
          </table:table-cell>
          <table:table-cell table:number-columns-repeated="4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office:value-type="float" office:value="177.2" calcext:value-type="float">
            <text:p>177.2</text:p>
          </table:table-cell>
          <table:table-cell office:value-type="float" office:value="4.185" calcext:value-type="float">
            <text:p>4.185</text:p>
          </table:table-cell>
          <table:table-cell office:value-type="float" office:value="17.9" calcext:value-type="float">
            <text:p>17.9</text:p>
          </table:table-cell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office:value-type="float" office:value="2.356" calcext:value-type="float">
            <text:p>2.356</text:p>
          </table:table-cell>
          <table:table-cell office:value-type="float" office:value="103.2" calcext:value-type="float">
            <text:p>103.2</text:p>
          </table:table-cell>
          <table:table-cell office:value-type="float" office:value="38.71" calcext:value-type="float">
            <text:p>38.71</text:p>
          </table:table-cell>
          <table:table-cell office:value-type="float" office:value="0" calcext:value-type="float">
            <text:p>0</text:p>
          </table:table-cell>
          <table:table-cell office:value-type="float" office:value="4.185" calcext:value-type="float">
            <text:p>4.185</text:p>
          </table:table-cell>
          <table:table-cell office:value-type="float" office:value="4.151" calcext:value-type="float">
            <text:p>4.151</text:p>
          </table:table-cell>
          <table:table-cell/>
          <table:table-cell table:style-name="pd1" office:value-type="float" office:value="123" calcext:value-type="float">
            <text:p>123</text:p>
          </table:table-cell>
          <table:table-cell table:formula="of:=[.B125]/[.$N$1]" office:value-type="float" office:value="0.286175710594315" calcext:value-type="float">
            <text:p>0.28618</text:p>
          </table:table-cell>
          <table:table-cell table:formula="of:=[.C125]/[.$N$1]" office:value-type="float" office:value="0.00675872093023256" calcext:value-type="float">
            <text:p>0.00676</text:p>
          </table:table-cell>
          <table:table-cell table:formula="of:=[.D125]/[.$N$1]" office:value-type="float" office:value="0.0289082687338501" calcext:value-type="float">
            <text:p>0.02891</text:p>
          </table:table-cell>
          <table:table-cell table:formula="of:=[.E125]/[.$N$1]" office:value-type="float" office:value="0.0174741602067183" calcext:value-type="float">
            <text:p>0.01747</text:p>
          </table:table-cell>
          <table:table-cell table:formula="of:=[.F125]/[.$N$1]" office:value-type="float" office:value="0" calcext:value-type="float">
            <text:p>0.00000</text:p>
          </table:table-cell>
          <table:table-cell table:formula="of:=[.G125]/[.$N$1]" office:value-type="float" office:value="0.00380490956072351" calcext:value-type="float">
            <text:p>0.00380</text:p>
          </table:table-cell>
          <table:table-cell table:formula="of:=[.H125]/[.$N$1]" office:value-type="float" office:value="0.166666666666667" calcext:value-type="float">
            <text:p>0.16667</text:p>
          </table:table-cell>
          <table:table-cell table:formula="of:=[.I125]/[.$N$1]" office:value-type="float" office:value="0.062516149870801" calcext:value-type="float">
            <text:p>0.06252</text:p>
          </table:table-cell>
          <table:table-cell table:formula="of:=[.J125]/[.$N$1]" office:value-type="float" office:value="0" calcext:value-type="float">
            <text:p>0.00000</text:p>
          </table:table-cell>
          <table:table-cell table:formula="of:=SUM([.Q125:.W125])" office:value-type="float" office:value="0.27937015503876" calcext:value-type="float">
            <text:p>0.27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85" calcext:value-type="float">
            <text:p>4.185</text:p>
          </table:table-cell>
          <table:table-cell office:value-type="float" office:value="4.151" calcext:value-type="float">
            <text:p>4.151</text:p>
          </table:table-cell>
          <table:table-cell table:number-columns-repeated="4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office:value-type="float" office:value="179" calcext:value-type="float">
            <text:p>179</text:p>
          </table:table-cell>
          <table:table-cell office:value-type="float" office:value="4.886" calcext:value-type="float">
            <text:p>4.886</text:p>
          </table:table-cell>
          <table:table-cell office:value-type="float" office:value="18.12" calcext:value-type="float">
            <text:p>18.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216" calcext:value-type="float">
            <text:p>2.216</text:p>
          </table:table-cell>
          <table:table-cell office:value-type="float" office:value="104" calcext:value-type="float">
            <text:p>104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  <table:table-cell office:value-type="float" office:value="4.886" calcext:value-type="float">
            <text:p>4.886</text:p>
          </table:table-cell>
          <table:table-cell office:value-type="float" office:value="4.855" calcext:value-type="float">
            <text:p>4.855</text:p>
          </table:table-cell>
          <table:table-cell/>
          <table:table-cell table:style-name="pd1" office:value-type="float" office:value="124" calcext:value-type="float">
            <text:p>124</text:p>
          </table:table-cell>
          <table:table-cell table:formula="of:=[.B126]/[.$N$1]" office:value-type="float" office:value="0.289082687338501" calcext:value-type="float">
            <text:p>0.28908</text:p>
          </table:table-cell>
          <table:table-cell table:formula="of:=[.C126]/[.$N$1]" office:value-type="float" office:value="0.00789082687338501" calcext:value-type="float">
            <text:p>0.00789</text:p>
          </table:table-cell>
          <table:table-cell table:formula="of:=[.D126]/[.$N$1]" office:value-type="float" office:value="0.0292635658914729" calcext:value-type="float">
            <text:p>0.02926</text:p>
          </table:table-cell>
          <table:table-cell table:formula="of:=[.E126]/[.$N$1]" office:value-type="float" office:value="0.017764857881137" calcext:value-type="float">
            <text:p>0.01776</text:p>
          </table:table-cell>
          <table:table-cell table:formula="of:=[.F126]/[.$N$1]" office:value-type="float" office:value="0" calcext:value-type="float">
            <text:p>0.00000</text:p>
          </table:table-cell>
          <table:table-cell table:formula="of:=[.G126]/[.$N$1]" office:value-type="float" office:value="0.00357881136950904" calcext:value-type="float">
            <text:p>0.00358</text:p>
          </table:table-cell>
          <table:table-cell table:formula="of:=[.H126]/[.$N$1]" office:value-type="float" office:value="0.167958656330749" calcext:value-type="float">
            <text:p>0.16796</text:p>
          </table:table-cell>
          <table:table-cell table:formula="of:=[.I126]/[.$N$1]" office:value-type="float" office:value="0.0626130490956072" calcext:value-type="float">
            <text:p>0.06261</text:p>
          </table:table-cell>
          <table:table-cell table:formula="of:=[.J126]/[.$N$1]" office:value-type="float" office:value="0" calcext:value-type="float">
            <text:p>0.00000</text:p>
          </table:table-cell>
          <table:table-cell table:formula="of:=SUM([.Q126:.W126])" office:value-type="float" office:value="0.281178940568475" calcext:value-type="float">
            <text:p>0.28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6" calcext:value-type="float">
            <text:p>4.886</text:p>
          </table:table-cell>
          <table:table-cell office:value-type="float" office:value="4.855" calcext:value-type="float">
            <text:p>4.855</text:p>
          </table:table-cell>
          <table:table-cell table:number-columns-repeated="4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5.5" calcext:value-type="float">
            <text:p>5.5</text:p>
          </table:table-cell>
          <table:table-cell office:value-type="float" office:value="18.71" calcext:value-type="float">
            <text:p>18.71</text:p>
          </table:table-cell>
          <table:table-cell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  <table:table-cell office:value-type="float" office:value="2.168" calcext:value-type="float">
            <text:p>2.168</text:p>
          </table:table-cell>
          <table:table-cell office:value-type="float" office:value="104.9" calcext:value-type="float">
            <text:p>104.9</text:p>
          </table:table-cell>
          <table:table-cell office:value-type="float" office:value="37.76" calcext:value-type="float">
            <text:p>37.76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5.472" calcext:value-type="float">
            <text:p>5.472</text:p>
          </table:table-cell>
          <table:table-cell/>
          <table:table-cell table:style-name="pd1" office:value-type="float" office:value="125" calcext:value-type="float">
            <text:p>125</text:p>
          </table:table-cell>
          <table:table-cell table:formula="of:=[.B127]/[.$N$1]" office:value-type="float" office:value="0.290697674418605" calcext:value-type="float">
            <text:p>0.29070</text:p>
          </table:table-cell>
          <table:table-cell table:formula="of:=[.C127]/[.$N$1]" office:value-type="float" office:value="0.00888242894056848" calcext:value-type="float">
            <text:p>0.00888</text:p>
          </table:table-cell>
          <table:table-cell table:formula="of:=[.D127]/[.$N$1]" office:value-type="float" office:value="0.0302164082687338" calcext:value-type="float">
            <text:p>0.03022</text:p>
          </table:table-cell>
          <table:table-cell table:formula="of:=[.E127]/[.$N$1]" office:value-type="float" office:value="0.017797157622739" calcext:value-type="float">
            <text:p>0.01780</text:p>
          </table:table-cell>
          <table:table-cell table:formula="of:=[.F127]/[.$N$1]" office:value-type="float" office:value="0" calcext:value-type="float">
            <text:p>0.00000</text:p>
          </table:table-cell>
          <table:table-cell table:formula="of:=[.G127]/[.$N$1]" office:value-type="float" office:value="0.00350129198966408" calcext:value-type="float">
            <text:p>0.00350</text:p>
          </table:table-cell>
          <table:table-cell table:formula="of:=[.H127]/[.$N$1]" office:value-type="float" office:value="0.169412144702842" calcext:value-type="float">
            <text:p>0.16941</text:p>
          </table:table-cell>
          <table:table-cell table:formula="of:=[.I127]/[.$N$1]" office:value-type="float" office:value="0.0609819121447028" calcext:value-type="float">
            <text:p>0.06098</text:p>
          </table:table-cell>
          <table:table-cell table:formula="of:=[.J127]/[.$N$1]" office:value-type="float" office:value="0" calcext:value-type="float">
            <text:p>0.00000</text:p>
          </table:table-cell>
          <table:table-cell table:formula="of:=SUM([.Q127:.W127])" office:value-type="float" office:value="0.281908914728682" calcext:value-type="float">
            <text:p>0.28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5.472" calcext:value-type="float">
            <text:p>5.472</text:p>
          </table:table-cell>
          <table:table-cell table:number-columns-repeated="4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office:value-type="float" office:value="183.9" calcext:value-type="float">
            <text:p>183.9</text:p>
          </table:table-cell>
          <table:table-cell office:value-type="float" office:value="6.045" calcext:value-type="float">
            <text:p>6.045</text:p>
          </table:table-cell>
          <table:table-cell office:value-type="float" office:value="18.78" calcext:value-type="float">
            <text:p>18.78</text:p>
          </table:table-cell>
          <table:table-cell office:value-type="float" office:value="11.29" calcext:value-type="float">
            <text:p>11.29</text:p>
          </table:table-cell>
          <table:table-cell office:value-type="float" office:value="0" calcext:value-type="float">
            <text:p>0</text:p>
          </table:table-cell>
          <table:table-cell office:value-type="float" office:value="2.044" calcext:value-type="float">
            <text:p>2.044</text:p>
          </table:table-cell>
          <table:table-cell office:value-type="float" office:value="106.4" calcext:value-type="float">
            <text:p>106.4</text:p>
          </table:table-cell>
          <table:table-cell office:value-type="float" office:value="39.34" calcext:value-type="float">
            <text:p>39.34</text:p>
          </table:table-cell>
          <table:table-cell office:value-type="float" office:value="0" calcext:value-type="float">
            <text:p>0</text:p>
          </table:table-cell>
          <table:table-cell office:value-type="float" office:value="6.045" calcext:value-type="float">
            <text:p>6.045</text:p>
          </table:table-cell>
          <table:table-cell office:value-type="float" office:value="6.016" calcext:value-type="float">
            <text:p>6.016</text:p>
          </table:table-cell>
          <table:table-cell/>
          <table:table-cell table:style-name="pd1" office:value-type="float" office:value="126" calcext:value-type="float">
            <text:p>126</text:p>
          </table:table-cell>
          <table:table-cell table:formula="of:=[.B128]/[.$N$1]" office:value-type="float" office:value="0.296996124031008" calcext:value-type="float">
            <text:p>0.29700</text:p>
          </table:table-cell>
          <table:table-cell table:formula="of:=[.C128]/[.$N$1]" office:value-type="float" office:value="0.00976259689922481" calcext:value-type="float">
            <text:p>0.00976</text:p>
          </table:table-cell>
          <table:table-cell table:formula="of:=[.D128]/[.$N$1]" office:value-type="float" office:value="0.0303294573643411" calcext:value-type="float">
            <text:p>0.03033</text:p>
          </table:table-cell>
          <table:table-cell table:formula="of:=[.E128]/[.$N$1]" office:value-type="float" office:value="0.0182332041343669" calcext:value-type="float">
            <text:p>0.01823</text:p>
          </table:table-cell>
          <table:table-cell table:formula="of:=[.F128]/[.$N$1]" office:value-type="float" office:value="0" calcext:value-type="float">
            <text:p>0.00000</text:p>
          </table:table-cell>
          <table:table-cell table:formula="of:=[.G128]/[.$N$1]" office:value-type="float" office:value="0.00330103359173127" calcext:value-type="float">
            <text:p>0.00330</text:p>
          </table:table-cell>
          <table:table-cell table:formula="of:=[.H128]/[.$N$1]" office:value-type="float" office:value="0.171834625322997" calcext:value-type="float">
            <text:p>0.17183</text:p>
          </table:table-cell>
          <table:table-cell table:formula="of:=[.I128]/[.$N$1]" office:value-type="float" office:value="0.0635335917312662" calcext:value-type="float">
            <text:p>0.06353</text:p>
          </table:table-cell>
          <table:table-cell table:formula="of:=[.J128]/[.$N$1]" office:value-type="float" office:value="0" calcext:value-type="float">
            <text:p>0.00000</text:p>
          </table:table-cell>
          <table:table-cell table:formula="of:=SUM([.Q128:.W128])" office:value-type="float" office:value="0.287231912144703" calcext:value-type="float">
            <text:p>0.28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5" calcext:value-type="float">
            <text:p>6.045</text:p>
          </table:table-cell>
          <table:table-cell office:value-type="float" office:value="6.016" calcext:value-type="float">
            <text:p>6.016</text:p>
          </table:table-cell>
          <table:table-cell table:number-columns-repeated="4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office:value-type="float" office:value="183.2" calcext:value-type="float">
            <text:p>183.2</text:p>
          </table:table-cell>
          <table:table-cell office:value-type="float" office:value="6.558" calcext:value-type="float">
            <text:p>6.558</text:p>
          </table:table-cell>
          <table:table-cell office:value-type="float" office:value="19.03" calcext:value-type="float">
            <text:p>19.03</text:p>
          </table:table-cell>
          <table:table-cell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  <table:table-cell office:value-type="float" office:value="2.014" calcext:value-type="float">
            <text:p>2.014</text:p>
          </table:table-cell>
          <table:table-cell office:value-type="float" office:value="105.2" calcext:value-type="float">
            <text:p>105.2</text:p>
          </table:table-cell>
          <table:table-cell office:value-type="float" office:value="39.21" calcext:value-type="float">
            <text:p>39.21</text:p>
          </table:table-cell>
          <table:table-cell office:value-type="float" office:value="0" calcext:value-type="float">
            <text:p>0</text:p>
          </table:table-cell>
          <table:table-cell office:value-type="float" office:value="6.558" calcext:value-type="float">
            <text:p>6.558</text:p>
          </table:table-cell>
          <table:table-cell office:value-type="float" office:value="6.528" calcext:value-type="float">
            <text:p>6.528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formula="of:=[.B129]/[.$N$1]" office:value-type="float" office:value="0.295865633074935" calcext:value-type="float">
            <text:p>0.29587</text:p>
          </table:table-cell>
          <table:table-cell table:formula="of:=[.C129]/[.$N$1]" office:value-type="float" office:value="0.0105910852713178" calcext:value-type="float">
            <text:p>0.01059</text:p>
          </table:table-cell>
          <table:table-cell table:formula="of:=[.D129]/[.$N$1]" office:value-type="float" office:value="0.0307332041343669" calcext:value-type="float">
            <text:p>0.03073</text:p>
          </table:table-cell>
          <table:table-cell table:formula="of:=[.E129]/[.$N$1]" office:value-type="float" office:value="0.0181201550387597" calcext:value-type="float">
            <text:p>0.01812</text:p>
          </table:table-cell>
          <table:table-cell table:formula="of:=[.F129]/[.$N$1]" office:value-type="float" office:value="0" calcext:value-type="float">
            <text:p>0.00000</text:p>
          </table:table-cell>
          <table:table-cell table:formula="of:=[.G129]/[.$N$1]" office:value-type="float" office:value="0.00325258397932817" calcext:value-type="float">
            <text:p>0.00325</text:p>
          </table:table-cell>
          <table:table-cell table:formula="of:=[.H129]/[.$N$1]" office:value-type="float" office:value="0.169896640826873" calcext:value-type="float">
            <text:p>0.16990</text:p>
          </table:table-cell>
          <table:table-cell table:formula="of:=[.I129]/[.$N$1]" office:value-type="float" office:value="0.0633236434108527" calcext:value-type="float">
            <text:p>0.06332</text:p>
          </table:table-cell>
          <table:table-cell table:formula="of:=[.J129]/[.$N$1]" office:value-type="float" office:value="0" calcext:value-type="float">
            <text:p>0.00000</text:p>
          </table:table-cell>
          <table:table-cell table:formula="of:=SUM([.Q129:.W129])" office:value-type="float" office:value="0.285326227390181" calcext:value-type="float">
            <text:p>0.2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58" calcext:value-type="float">
            <text:p>6.558</text:p>
          </table:table-cell>
          <table:table-cell office:value-type="float" office:value="6.528" calcext:value-type="float">
            <text:p>6.528</text:p>
          </table:table-cell>
          <table:table-cell table:number-columns-repeated="4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office:value-type="float" office:value="188.5" calcext:value-type="float">
            <text:p>188.5</text:p>
          </table:table-cell>
          <table:table-cell office:value-type="float" office:value="6.917" calcext:value-type="float">
            <text:p>6.917</text:p>
          </table:table-cell>
          <table:table-cell office:value-type="float" office:value="18.69" calcext:value-type="float">
            <text:p>18.69</text:p>
          </table:table-cell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1.953" calcext:value-type="float">
            <text:p>1.953</text:p>
          </table:table-cell>
          <table:table-cell office:value-type="float" office:value="108.3" calcext:value-type="float">
            <text:p>108.3</text:p>
          </table:table-cell>
          <table:table-cell office:value-type="float" office:value="40.82" calcext:value-type="float">
            <text:p>40.82</text:p>
          </table:table-cell>
          <table:table-cell office:value-type="float" office:value="0" calcext:value-type="float">
            <text:p>0</text:p>
          </table:table-cell>
          <table:table-cell office:value-type="float" office:value="6.917" calcext:value-type="float">
            <text:p>6.917</text:p>
          </table:table-cell>
          <table:table-cell office:value-type="float" office:value="6.887" calcext:value-type="float">
            <text:p>6.887</text:p>
          </table:table-cell>
          <table:table-cell/>
          <table:table-cell table:style-name="ce1" office:value-type="float" office:value="128" calcext:value-type="float">
            <text:p>128</text:p>
          </table:table-cell>
          <table:table-cell table:formula="of:=[.B130]/[.$N$1]" office:value-type="float" office:value="0.304425064599483" calcext:value-type="float">
            <text:p>0.30443</text:p>
          </table:table-cell>
          <table:table-cell table:formula="of:=[.C130]/[.$N$1]" office:value-type="float" office:value="0.0111708656330749" calcext:value-type="float">
            <text:p>0.01117</text:p>
          </table:table-cell>
          <table:table-cell table:formula="of:=[.D130]/[.$N$1]" office:value-type="float" office:value="0.0301841085271318" calcext:value-type="float">
            <text:p>0.03018</text:p>
          </table:table-cell>
          <table:table-cell table:formula="of:=[.E130]/[.$N$1]" office:value-type="float" office:value="0.0189922480620155" calcext:value-type="float">
            <text:p>0.01899</text:p>
          </table:table-cell>
          <table:table-cell table:formula="of:=[.F130]/[.$N$1]" office:value-type="float" office:value="0" calcext:value-type="float">
            <text:p>0.00000</text:p>
          </table:table-cell>
          <table:table-cell table:formula="of:=[.G130]/[.$N$1]" office:value-type="float" office:value="0.00315406976744186" calcext:value-type="float">
            <text:p>0.00315</text:p>
          </table:table-cell>
          <table:table-cell table:formula="of:=[.H130]/[.$N$1]" office:value-type="float" office:value="0.174903100775194" calcext:value-type="float">
            <text:p>0.17490</text:p>
          </table:table-cell>
          <table:table-cell table:formula="of:=[.I130]/[.$N$1]" office:value-type="float" office:value="0.0659237726098191" calcext:value-type="float">
            <text:p>0.06592</text:p>
          </table:table-cell>
          <table:table-cell table:formula="of:=[.J130]/[.$N$1]" office:value-type="float" office:value="0" calcext:value-type="float">
            <text:p>0.00000</text:p>
          </table:table-cell>
          <table:table-cell table:formula="of:=SUM([.Q130:.W130])" office:value-type="float" office:value="0.293157299741602" calcext:value-type="float">
            <text:p>0.2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17" calcext:value-type="float">
            <text:p>6.917</text:p>
          </table:table-cell>
          <table:table-cell office:value-type="float" office:value="6.887" calcext:value-type="float">
            <text:p>6.887</text:p>
          </table:table-cell>
          <table:table-cell table:number-columns-repeated="4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office:value-type="float" office:value="187.7" calcext:value-type="float">
            <text:p>187.7</text:p>
          </table:table-cell>
          <table:table-cell office:value-type="float" office:value="7.252" calcext:value-type="float">
            <text:p>7.252</text:p>
          </table:table-cell>
          <table:table-cell office:value-type="float" office:value="19.25" calcext:value-type="float">
            <text:p>19.25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108.2" calcext:value-type="float">
            <text:p>108.2</text:p>
          </table:table-cell>
          <table:table-cell office:value-type="float" office:value="39.83" calcext:value-type="float">
            <text:p>39.83</text:p>
          </table:table-cell>
          <table:table-cell office:value-type="float" office:value="0" calcext:value-type="float">
            <text:p>0</text:p>
          </table:table-cell>
          <table:table-cell office:value-type="float" office:value="7.252" calcext:value-type="float">
            <text:p>7.252</text:p>
          </table:table-cell>
          <table:table-cell office:value-type="float" office:value="7.222" calcext:value-type="float">
            <text:p>7.222</text:p>
          </table:table-cell>
          <table:table-cell/>
          <table:table-cell table:style-name="ce1" office:value-type="float" office:value="129" calcext:value-type="float">
            <text:p>129</text:p>
          </table:table-cell>
          <table:table-cell table:formula="of:=[.B131]/[.$N$1]" office:value-type="float" office:value="0.303133074935401" calcext:value-type="float">
            <text:p>0.30313</text:p>
          </table:table-cell>
          <table:table-cell table:formula="of:=[.C131]/[.$N$1]" office:value-type="float" office:value="0.0117118863049096" calcext:value-type="float">
            <text:p>0.01171</text:p>
          </table:table-cell>
          <table:table-cell table:formula="of:=[.D131]/[.$N$1]" office:value-type="float" office:value="0.0310885012919897" calcext:value-type="float">
            <text:p>0.03109</text:p>
          </table:table-cell>
          <table:table-cell table:formula="of:=[.E131]/[.$N$1]" office:value-type="float" office:value="0.0181686046511628" calcext:value-type="float">
            <text:p>0.01817</text:p>
          </table:table-cell>
          <table:table-cell table:formula="of:=[.F131]/[.$N$1]" office:value-type="float" office:value="0" calcext:value-type="float">
            <text:p>0.00000</text:p>
          </table:table-cell>
          <table:table-cell table:formula="of:=[.G131]/[.$N$1]" office:value-type="float" office:value="0.00310077519379845" calcext:value-type="float">
            <text:p>0.00310</text:p>
          </table:table-cell>
          <table:table-cell table:formula="of:=[.H131]/[.$N$1]" office:value-type="float" office:value="0.174741602067183" calcext:value-type="float">
            <text:p>0.17474</text:p>
          </table:table-cell>
          <table:table-cell table:formula="of:=[.I131]/[.$N$1]" office:value-type="float" office:value="0.0643249354005168" calcext:value-type="float">
            <text:p>0.06432</text:p>
          </table:table-cell>
          <table:table-cell table:formula="of:=[.J131]/[.$N$1]" office:value-type="float" office:value="0" calcext:value-type="float">
            <text:p>0.00000</text:p>
          </table:table-cell>
          <table:table-cell table:formula="of:=SUM([.Q131:.W131])" office:value-type="float" office:value="0.291424418604651" calcext:value-type="float">
            <text:p>0.29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52" calcext:value-type="float">
            <text:p>7.252</text:p>
          </table:table-cell>
          <table:table-cell office:value-type="float" office:value="7.222" calcext:value-type="float">
            <text:p>7.222</text:p>
          </table:table-cell>
          <table:table-cell table:number-columns-repeated="4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office:value-type="float" office:value="187.3" calcext:value-type="float">
            <text:p>187.3</text:p>
          </table:table-cell>
          <table:table-cell office:value-type="float" office:value="7.35" calcext:value-type="float">
            <text:p>7.35</text:p>
          </table:table-cell>
          <table:table-cell office:value-type="float" office:value="19.38" calcext:value-type="float">
            <text:p>19.38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.784" calcext:value-type="float">
            <text:p>1.784</text:p>
          </table:table-cell>
          <table:table-cell office:value-type="float" office:value="107.5" calcext:value-type="float">
            <text:p>107.5</text:p>
          </table:table-cell>
          <table:table-cell office:value-type="float" office:value="39.53" calcext:value-type="float">
            <text:p>39.53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7.318" calcext:value-type="float">
            <text:p>7.318</text:p>
          </table:table-cell>
          <table:table-cell/>
          <table:table-cell table:style-name="ce1" office:value-type="float" office:value="130" calcext:value-type="float">
            <text:p>130</text:p>
          </table:table-cell>
          <table:table-cell table:formula="of:=[.B132]/[.$N$1]" office:value-type="float" office:value="0.302487080103359" calcext:value-type="float">
            <text:p>0.30249</text:p>
          </table:table-cell>
          <table:table-cell table:formula="of:=[.C132]/[.$N$1]" office:value-type="float" office:value="0.0118701550387597" calcext:value-type="float">
            <text:p>0.01187</text:p>
          </table:table-cell>
          <table:table-cell table:formula="of:=[.D132]/[.$N$1]" office:value-type="float" office:value="0.0312984496124031" calcext:value-type="float">
            <text:p>0.03130</text:p>
          </table:table-cell>
          <table:table-cell table:formula="of:=[.E132]/[.$N$1]" office:value-type="float" office:value="0.0190568475452196" calcext:value-type="float">
            <text:p>0.01906</text:p>
          </table:table-cell>
          <table:table-cell table:formula="of:=[.F132]/[.$N$1]" office:value-type="float" office:value="0" calcext:value-type="float">
            <text:p>0.00000</text:p>
          </table:table-cell>
          <table:table-cell table:formula="of:=[.G132]/[.$N$1]" office:value-type="float" office:value="0.00288113695090439" calcext:value-type="float">
            <text:p>0.00288</text:p>
          </table:table-cell>
          <table:table-cell table:formula="of:=[.H132]/[.$N$1]" office:value-type="float" office:value="0.173611111111111" calcext:value-type="float">
            <text:p>0.17361</text:p>
          </table:table-cell>
          <table:table-cell table:formula="of:=[.I132]/[.$N$1]" office:value-type="float" office:value="0.0638404392764858" calcext:value-type="float">
            <text:p>0.06384</text:p>
          </table:table-cell>
          <table:table-cell table:formula="of:=[.J132]/[.$N$1]" office:value-type="float" office:value="0" calcext:value-type="float">
            <text:p>0.00000</text:p>
          </table:table-cell>
          <table:table-cell table:formula="of:=SUM([.Q132:.W132])" office:value-type="float" office:value="0.290687984496124" calcext:value-type="float">
            <text:p>0.29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7.318" calcext:value-type="float">
            <text:p>7.318</text:p>
          </table:table-cell>
          <table:table-cell table:number-columns-repeated="4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office:value-type="float" office:value="187.8" calcext:value-type="float">
            <text:p>187.8</text:p>
          </table:table-cell>
          <table:table-cell office:value-type="float" office:value="7.447" calcext:value-type="float">
            <text:p>7.447</text:p>
          </table:table-cell>
          <table:table-cell office:value-type="float" office:value="18.83" calcext:value-type="float">
            <text:p>18.83</text:p>
          </table:table-cell>
          <table:table-cell office:value-type="float" office:value="12.22" calcext:value-type="float">
            <text:p>12.22</text:p>
          </table:table-cell>
          <table:table-cell office:value-type="float" office:value="0" calcext:value-type="float">
            <text:p>0</text:p>
          </table:table-cell>
          <table:table-cell office:value-type="float" office:value="1.712" calcext:value-type="float">
            <text:p>1.712</text:p>
          </table:table-cell>
          <table:table-cell office:value-type="float" office:value="107.3" calcext:value-type="float">
            <text:p>107.3</text:p>
          </table:table-cell>
          <table:table-cell office:value-type="float" office:value="40.29" calcext:value-type="float">
            <text:p>40.29</text:p>
          </table:table-cell>
          <table:table-cell office:value-type="float" office:value="0" calcext:value-type="float">
            <text:p>0</text:p>
          </table:table-cell>
          <table:table-cell office:value-type="float" office:value="7.447" calcext:value-type="float">
            <text:p>7.447</text:p>
          </table:table-cell>
          <table:table-cell office:value-type="float" office:value="7.417" calcext:value-type="float">
            <text:p>7.417</text:p>
          </table:table-cell>
          <table:table-cell/>
          <table:table-cell table:style-name="ce1" office:value-type="float" office:value="131" calcext:value-type="float">
            <text:p>131</text:p>
          </table:table-cell>
          <table:table-cell table:formula="of:=[.B133]/[.$N$1]" office:value-type="float" office:value="0.303294573643411" calcext:value-type="float">
            <text:p>0.30329</text:p>
          </table:table-cell>
          <table:table-cell table:formula="of:=[.C133]/[.$N$1]" office:value-type="float" office:value="0.0120268087855297" calcext:value-type="float">
            <text:p>0.01203</text:p>
          </table:table-cell>
          <table:table-cell table:formula="of:=[.D133]/[.$N$1]" office:value-type="float" office:value="0.0304102067183463" calcext:value-type="float">
            <text:p>0.03041</text:p>
          </table:table-cell>
          <table:table-cell table:formula="of:=[.E133]/[.$N$1]" office:value-type="float" office:value="0.0197351421188631" calcext:value-type="float">
            <text:p>0.01974</text:p>
          </table:table-cell>
          <table:table-cell table:formula="of:=[.F133]/[.$N$1]" office:value-type="float" office:value="0" calcext:value-type="float">
            <text:p>0.00000</text:p>
          </table:table-cell>
          <table:table-cell table:formula="of:=[.G133]/[.$N$1]" office:value-type="float" office:value="0.00276485788113695" calcext:value-type="float">
            <text:p>0.00276</text:p>
          </table:table-cell>
          <table:table-cell table:formula="of:=[.H133]/[.$N$1]" office:value-type="float" office:value="0.17328811369509" calcext:value-type="float">
            <text:p>0.17329</text:p>
          </table:table-cell>
          <table:table-cell table:formula="of:=[.I133]/[.$N$1]" office:value-type="float" office:value="0.0650678294573643" calcext:value-type="float">
            <text:p>0.06507</text:p>
          </table:table-cell>
          <table:table-cell table:formula="of:=[.J133]/[.$N$1]" office:value-type="float" office:value="0" calcext:value-type="float">
            <text:p>0.00000</text:p>
          </table:table-cell>
          <table:table-cell table:formula="of:=SUM([.Q133:.W133])" office:value-type="float" office:value="0.291266149870801" calcext:value-type="float">
            <text:p>0.29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47" calcext:value-type="float">
            <text:p>7.447</text:p>
          </table:table-cell>
          <table:table-cell office:value-type="float" office:value="7.417" calcext:value-type="float">
            <text:p>7.417</text:p>
          </table:table-cell>
          <table:table-cell table:number-columns-repeated="4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office:value-type="float" office:value="188.6" calcext:value-type="float">
            <text:p>188.6</text:p>
          </table:table-cell>
          <table:table-cell office:value-type="float" office:value="7.301" calcext:value-type="float">
            <text:p>7.301</text:p>
          </table:table-cell>
          <table:table-cell office:value-type="float" office:value="19.84" calcext:value-type="float">
            <text:p>19.84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1.629" calcext:value-type="float">
            <text:p>1.629</text:p>
          </table:table-cell>
          <table:table-cell office:value-type="float" office:value="106.6" calcext:value-type="float">
            <text:p>106.6</text:p>
          </table:table-cell>
          <table:table-cell office:value-type="float" office:value="40.86" calcext:value-type="float">
            <text:p>40.86</text:p>
          </table:table-cell>
          <table:table-cell office:value-type="float" office:value="0" calcext:value-type="float">
            <text:p>0</text:p>
          </table:table-cell>
          <table:table-cell office:value-type="float" office:value="7.301" calcext:value-type="float">
            <text:p>7.301</text:p>
          </table:table-cell>
          <table:table-cell office:value-type="float" office:value="7.269" calcext:value-type="float">
            <text:p>7.269</text:p>
          </table:table-cell>
          <table:table-cell/>
          <table:table-cell table:style-name="ce1" office:value-type="float" office:value="132" calcext:value-type="float">
            <text:p>132</text:p>
          </table:table-cell>
          <table:table-cell table:formula="of:=[.B134]/[.$N$1]" office:value-type="float" office:value="0.304586563307494" calcext:value-type="float">
            <text:p>0.30459</text:p>
          </table:table-cell>
          <table:table-cell table:formula="of:=[.C134]/[.$N$1]" office:value-type="float" office:value="0.0117910206718346" calcext:value-type="float">
            <text:p>0.01179</text:p>
          </table:table-cell>
          <table:table-cell table:formula="of:=[.D134]/[.$N$1]" office:value-type="float" office:value="0.0320413436692506" calcext:value-type="float">
            <text:p>0.03204</text:p>
          </table:table-cell>
          <table:table-cell table:formula="of:=[.E134]/[.$N$1]" office:value-type="float" office:value="0.0200258397932817" calcext:value-type="float">
            <text:p>0.02003</text:p>
          </table:table-cell>
          <table:table-cell table:formula="of:=[.F134]/[.$N$1]" office:value-type="float" office:value="0" calcext:value-type="float">
            <text:p>0.00000</text:p>
          </table:table-cell>
          <table:table-cell table:formula="of:=[.G134]/[.$N$1]" office:value-type="float" office:value="0.00263081395348837" calcext:value-type="float">
            <text:p>0.00263</text:p>
          </table:table-cell>
          <table:table-cell table:formula="of:=[.H134]/[.$N$1]" office:value-type="float" office:value="0.172157622739018" calcext:value-type="float">
            <text:p>0.17216</text:p>
          </table:table-cell>
          <table:table-cell table:formula="of:=[.I134]/[.$N$1]" office:value-type="float" office:value="0.0659883720930233" calcext:value-type="float">
            <text:p>0.06599</text:p>
          </table:table-cell>
          <table:table-cell table:formula="of:=[.J134]/[.$N$1]" office:value-type="float" office:value="0" calcext:value-type="float">
            <text:p>0.00000</text:p>
          </table:table-cell>
          <table:table-cell table:formula="of:=SUM([.Q134:.W134])" office:value-type="float" office:value="0.292843992248062" calcext:value-type="float">
            <text:p>0.29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01" calcext:value-type="float">
            <text:p>7.301</text:p>
          </table:table-cell>
          <table:table-cell office:value-type="float" office:value="7.269" calcext:value-type="float">
            <text:p>7.269</text:p>
          </table:table-cell>
          <table:table-cell table:number-columns-repeated="4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office:value-type="float" office:value="188.8" calcext:value-type="float">
            <text:p>188.8</text:p>
          </table:table-cell>
          <table:table-cell office:value-type="float" office:value="7.268" calcext:value-type="float">
            <text:p>7.268</text:p>
          </table:table-cell>
          <table:table-cell office:value-type="float" office:value="19.05" calcext:value-type="float">
            <text:p>19.05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1.485" calcext:value-type="float">
            <text:p>1.485</text:p>
          </table:table-cell>
          <table:table-cell office:value-type="float" office:value="107.8" calcext:value-type="float">
            <text:p>107.8</text:p>
          </table:table-cell>
          <table:table-cell office:value-type="float" office:value="41.26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office:value-type="float" office:value="7.268" calcext:value-type="float">
            <text:p>7.268</text:p>
          </table:table-cell>
          <table:table-cell office:value-type="float" office:value="7.241" calcext:value-type="float">
            <text:p>7.241</text:p>
          </table:table-cell>
          <table:table-cell/>
          <table:table-cell table:style-name="ce1" office:value-type="float" office:value="133" calcext:value-type="float">
            <text:p>133</text:p>
          </table:table-cell>
          <table:table-cell table:formula="of:=[.B135]/[.$N$1]" office:value-type="float" office:value="0.304909560723514" calcext:value-type="float">
            <text:p>0.30491</text:p>
          </table:table-cell>
          <table:table-cell table:formula="of:=[.C135]/[.$N$1]" office:value-type="float" office:value="0.0117377260981912" calcext:value-type="float">
            <text:p>0.01174</text:p>
          </table:table-cell>
          <table:table-cell table:formula="of:=[.D135]/[.$N$1]" office:value-type="float" office:value="0.030765503875969" calcext:value-type="float">
            <text:p>0.03077</text:p>
          </table:table-cell>
          <table:table-cell table:formula="of:=[.E135]/[.$N$1]" office:value-type="float" office:value="0.0192667958656331" calcext:value-type="float">
            <text:p>0.01927</text:p>
          </table:table-cell>
          <table:table-cell table:formula="of:=[.F135]/[.$N$1]" office:value-type="float" office:value="0" calcext:value-type="float">
            <text:p>0.00000</text:p>
          </table:table-cell>
          <table:table-cell table:formula="of:=[.G135]/[.$N$1]" office:value-type="float" office:value="0.00239825581395349" calcext:value-type="float">
            <text:p>0.00240</text:p>
          </table:table-cell>
          <table:table-cell table:formula="of:=[.H135]/[.$N$1]" office:value-type="float" office:value="0.174095607235142" calcext:value-type="float">
            <text:p>0.17410</text:p>
          </table:table-cell>
          <table:table-cell table:formula="of:=[.I135]/[.$N$1]" office:value-type="float" office:value="0.0666343669250646" calcext:value-type="float">
            <text:p>0.06663</text:p>
          </table:table-cell>
          <table:table-cell table:formula="of:=[.J135]/[.$N$1]" office:value-type="float" office:value="0" calcext:value-type="float">
            <text:p>0.00000</text:p>
          </table:table-cell>
          <table:table-cell table:formula="of:=SUM([.Q135:.W135])" office:value-type="float" office:value="0.293160529715762" calcext:value-type="float">
            <text:p>0.2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68" calcext:value-type="float">
            <text:p>7.268</text:p>
          </table:table-cell>
          <table:table-cell office:value-type="float" office:value="7.241" calcext:value-type="float">
            <text:p>7.241</text:p>
          </table:table-cell>
          <table:table-cell table:number-columns-repeated="4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office:value-type="float" office:value="189.8" calcext:value-type="float">
            <text:p>189.8</text:p>
          </table:table-cell>
          <table:table-cell office:value-type="float" office:value="7.135" calcext:value-type="float">
            <text:p>7.135</text:p>
          </table:table-cell>
          <table:table-cell office:value-type="float" office:value="19.31" calcext:value-type="float">
            <text:p>19.31</text:p>
          </table:table-cell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1.377" calcext:value-type="float">
            <text:p>1.377</text:p>
          </table:table-cell>
          <table:table-cell office:value-type="float" office:value="108.4" calcext:value-type="float">
            <text:p>108.4</text:p>
          </table:table-cell>
          <table:table-cell office:value-type="float" office:value="41.1" calcext:value-type="float">
            <text:p>41.1</text:p>
          </table:table-cell>
          <table:table-cell office:value-type="float" office:value="0" calcext:value-type="float">
            <text:p>0</text:p>
          </table:table-cell>
          <table:table-cell office:value-type="float" office:value="7.135" calcext:value-type="float">
            <text:p>7.135</text:p>
          </table:table-cell>
          <table:table-cell office:value-type="float" office:value="7.106" calcext:value-type="float">
            <text:p>7.106</text:p>
          </table:table-cell>
          <table:table-cell/>
          <table:table-cell table:style-name="ce1" office:value-type="float" office:value="134" calcext:value-type="float">
            <text:p>134</text:p>
          </table:table-cell>
          <table:table-cell table:formula="of:=[.B136]/[.$N$1]" office:value-type="float" office:value="0.306524547803618" calcext:value-type="float">
            <text:p>0.30652</text:p>
          </table:table-cell>
          <table:table-cell table:formula="of:=[.C136]/[.$N$1]" office:value-type="float" office:value="0.0115229328165375" calcext:value-type="float">
            <text:p>0.01152</text:p>
          </table:table-cell>
          <table:table-cell table:formula="of:=[.D136]/[.$N$1]" office:value-type="float" office:value="0.0311854005167959" calcext:value-type="float">
            <text:p>0.03119</text:p>
          </table:table-cell>
          <table:table-cell table:formula="of:=[.E136]/[.$N$1]" office:value-type="float" office:value="0.0201550387596899" calcext:value-type="float">
            <text:p>0.02016</text:p>
          </table:table-cell>
          <table:table-cell table:formula="of:=[.F136]/[.$N$1]" office:value-type="float" office:value="0" calcext:value-type="float">
            <text:p>0.00000</text:p>
          </table:table-cell>
          <table:table-cell table:formula="of:=[.G136]/[.$N$1]" office:value-type="float" office:value="0.00222383720930233" calcext:value-type="float">
            <text:p>0.00222</text:p>
          </table:table-cell>
          <table:table-cell table:formula="of:=[.H136]/[.$N$1]" office:value-type="float" office:value="0.175064599483204" calcext:value-type="float">
            <text:p>0.17506</text:p>
          </table:table-cell>
          <table:table-cell table:formula="of:=[.I136]/[.$N$1]" office:value-type="float" office:value="0.0663759689922481" calcext:value-type="float">
            <text:p>0.06638</text:p>
          </table:table-cell>
          <table:table-cell table:formula="of:=[.J136]/[.$N$1]" office:value-type="float" office:value="0" calcext:value-type="float">
            <text:p>0.00000</text:p>
          </table:table-cell>
          <table:table-cell table:formula="of:=SUM([.Q136:.W136])" office:value-type="float" office:value="0.29500484496124" calcext:value-type="float">
            <text:p>0.29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35" calcext:value-type="float">
            <text:p>7.135</text:p>
          </table:table-cell>
          <table:table-cell office:value-type="float" office:value="7.106" calcext:value-type="float">
            <text:p>7.106</text:p>
          </table:table-cell>
          <table:table-cell table:number-columns-repeated="4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office:value-type="float" office:value="191.3" calcext:value-type="float">
            <text:p>191.3</text:p>
          </table:table-cell>
          <table:table-cell office:value-type="float" office:value="6.896" calcext:value-type="float">
            <text:p>6.896</text:p>
          </table:table-cell>
          <table:table-cell office:value-type="float" office:value="18.63" calcext:value-type="float">
            <text:p>18.63</text:p>
          </table:table-cell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109.1" calcext:value-type="float">
            <text:p>109.1</text:p>
          </table:table-cell>
          <table:table-cell office:value-type="float" office:value="42.49" calcext:value-type="float">
            <text:p>42.49</text:p>
          </table:table-cell>
          <table:table-cell office:value-type="float" office:value="0" calcext:value-type="float">
            <text:p>0</text:p>
          </table:table-cell>
          <table:table-cell office:value-type="float" office:value="6.896" calcext:value-type="float">
            <text:p>6.896</text:p>
          </table:table-cell>
          <table:table-cell office:value-type="float" office:value="6.865" calcext:value-type="float">
            <text:p>6.865</text:p>
          </table:table-cell>
          <table:table-cell/>
          <table:table-cell table:style-name="ce1" office:value-type="float" office:value="135" calcext:value-type="float">
            <text:p>135</text:p>
          </table:table-cell>
          <table:table-cell table:formula="of:=[.B137]/[.$N$1]" office:value-type="float" office:value="0.308947028423773" calcext:value-type="float">
            <text:p>0.30895</text:p>
          </table:table-cell>
          <table:table-cell table:formula="of:=[.C137]/[.$N$1]" office:value-type="float" office:value="0.0111369509043928" calcext:value-type="float">
            <text:p>0.01114</text:p>
          </table:table-cell>
          <table:table-cell table:formula="of:=[.D137]/[.$N$1]" office:value-type="float" office:value="0.0300872093023256" calcext:value-type="float">
            <text:p>0.03009</text:p>
          </table:table-cell>
          <table:table-cell table:formula="of:=[.E137]/[.$N$1]" office:value-type="float" office:value="0.0208010335917313" calcext:value-type="float">
            <text:p>0.02080</text:p>
          </table:table-cell>
          <table:table-cell table:formula="of:=[.F137]/[.$N$1]" office:value-type="float" office:value="0" calcext:value-type="float">
            <text:p>0.00000</text:p>
          </table:table-cell>
          <table:table-cell table:formula="of:=[.G137]/[.$N$1]" office:value-type="float" office:value="0.00203488372093023" calcext:value-type="float">
            <text:p>0.00203</text:p>
          </table:table-cell>
          <table:table-cell table:formula="of:=[.H137]/[.$N$1]" office:value-type="float" office:value="0.176195090439276" calcext:value-type="float">
            <text:p>0.17620</text:p>
          </table:table-cell>
          <table:table-cell table:formula="of:=[.I137]/[.$N$1]" office:value-type="float" office:value="0.0686208010335917" calcext:value-type="float">
            <text:p>0.06862</text:p>
          </table:table-cell>
          <table:table-cell table:formula="of:=[.J137]/[.$N$1]" office:value-type="float" office:value="0" calcext:value-type="float">
            <text:p>0.00000</text:p>
          </table:table-cell>
          <table:table-cell table:formula="of:=SUM([.Q137:.W137])" office:value-type="float" office:value="0.297739018087855" calcext:value-type="float">
            <text:p>0.29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96" calcext:value-type="float">
            <text:p>6.896</text:p>
          </table:table-cell>
          <table:table-cell office:value-type="float" office:value="6.865" calcext:value-type="float">
            <text:p>6.865</text:p>
          </table:table-cell>
          <table:table-cell table:number-columns-repeated="4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office:value-type="float" office:value="191.3" calcext:value-type="float">
            <text:p>191.3</text:p>
          </table:table-cell>
          <table:table-cell office:value-type="float" office:value="7.005" calcext:value-type="float">
            <text:p>7.005</text:p>
          </table:table-cell>
          <table:table-cell office:value-type="float" office:value="19.14" calcext:value-type="float">
            <text:p>19.14</text:p>
          </table:table-cell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109" calcext:value-type="float">
            <text:p>109</text:p>
          </table:table-cell>
          <table:table-cell office:value-type="float" office:value="42.14" calcext:value-type="float">
            <text:p>42.14</text:p>
          </table:table-cell>
          <table:table-cell office:value-type="float" office:value="0" calcext:value-type="float">
            <text:p>0</text:p>
          </table:table-cell>
          <table:table-cell office:value-type="float" office:value="7.005" calcext:value-type="float">
            <text:p>7.005</text:p>
          </table:table-cell>
          <table:table-cell office:value-type="float" office:value="6.978" calcext:value-type="float">
            <text:p>6.978</text:p>
          </table:table-cell>
          <table:table-cell/>
          <table:table-cell table:style-name="ce1" office:value-type="float" office:value="136" calcext:value-type="float">
            <text:p>136</text:p>
          </table:table-cell>
          <table:table-cell table:formula="of:=[.B138]/[.$N$1]" office:value-type="float" office:value="0.308947028423773" calcext:value-type="float">
            <text:p>0.30895</text:p>
          </table:table-cell>
          <table:table-cell table:formula="of:=[.C138]/[.$N$1]" office:value-type="float" office:value="0.011312984496124" calcext:value-type="float">
            <text:p>0.01131</text:p>
          </table:table-cell>
          <table:table-cell table:formula="of:=[.D138]/[.$N$1]" office:value-type="float" office:value="0.0309108527131783" calcext:value-type="float">
            <text:p>0.03091</text:p>
          </table:table-cell>
          <table:table-cell table:formula="of:=[.E138]/[.$N$1]" office:value-type="float" office:value="0.0208010335917313" calcext:value-type="float">
            <text:p>0.02080</text:p>
          </table:table-cell>
          <table:table-cell table:formula="of:=[.F138]/[.$N$1]" office:value-type="float" office:value="0" calcext:value-type="float">
            <text:p>0.00000</text:p>
          </table:table-cell>
          <table:table-cell table:formula="of:=[.G138]/[.$N$1]" office:value-type="float" office:value="0.00178940568475452" calcext:value-type="float">
            <text:p>0.00179</text:p>
          </table:table-cell>
          <table:table-cell table:formula="of:=[.H138]/[.$N$1]" office:value-type="float" office:value="0.176033591731266" calcext:value-type="float">
            <text:p>0.17603</text:p>
          </table:table-cell>
          <table:table-cell table:formula="of:=[.I138]/[.$N$1]" office:value-type="float" office:value="0.0680555555555556" calcext:value-type="float">
            <text:p>0.06806</text:p>
          </table:table-cell>
          <table:table-cell table:formula="of:=[.J138]/[.$N$1]" office:value-type="float" office:value="0" calcext:value-type="float">
            <text:p>0.00000</text:p>
          </table:table-cell>
          <table:table-cell table:formula="of:=SUM([.Q138:.W138])" office:value-type="float" office:value="0.297590439276486" calcext:value-type="float">
            <text:p>0.29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05" calcext:value-type="float">
            <text:p>7.005</text:p>
          </table:table-cell>
          <table:table-cell office:value-type="float" office:value="6.978" calcext:value-type="float">
            <text:p>6.978</text:p>
          </table:table-cell>
          <table:table-cell table:number-columns-repeated="4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7.207" calcext:value-type="float">
            <text:p>7.207</text:p>
          </table:table-cell>
          <table:table-cell office:value-type="float" office:value="18.67" calcext:value-type="float">
            <text:p>18.67</text:p>
          </table:table-cell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0.9944" calcext:value-type="float">
            <text:p>0.9944</text:p>
          </table:table-cell>
          <table:table-cell office:value-type="float" office:value="110.2" calcext:value-type="float">
            <text:p>110.2</text:p>
          </table:table-cell>
          <table:table-cell office:value-type="float" office:value="42.49" calcext:value-type="float">
            <text:p>42.49</text:p>
          </table:table-cell>
          <table:table-cell office:value-type="float" office:value="0" calcext:value-type="float">
            <text:p>0</text:p>
          </table:table-cell>
          <table:table-cell office:value-type="float" office:value="7.207" calcext:value-type="float">
            <text:p>7.207</text:p>
          </table:table-cell>
          <table:table-cell office:value-type="float" office:value="7.177" calcext:value-type="float">
            <text:p>7.177</text:p>
          </table:table-cell>
          <table:table-cell/>
          <table:table-cell table:style-name="ce1" office:value-type="float" office:value="137" calcext:value-type="float">
            <text:p>137</text:p>
          </table:table-cell>
          <table:table-cell table:formula="of:=[.B139]/[.$N$1]" office:value-type="float" office:value="0.311692506459948" calcext:value-type="float">
            <text:p>0.31169</text:p>
          </table:table-cell>
          <table:table-cell table:formula="of:=[.C139]/[.$N$1]" office:value-type="float" office:value="0.0116392118863049" calcext:value-type="float">
            <text:p>0.01164</text:p>
          </table:table-cell>
          <table:table-cell table:formula="of:=[.D139]/[.$N$1]" office:value-type="float" office:value="0.0301518087855297" calcext:value-type="float">
            <text:p>0.03015</text:p>
          </table:table-cell>
          <table:table-cell table:formula="of:=[.E139]/[.$N$1]" office:value-type="float" office:value="0.0215762273901809" calcext:value-type="float">
            <text:p>0.02158</text:p>
          </table:table-cell>
          <table:table-cell table:formula="of:=[.F139]/[.$N$1]" office:value-type="float" office:value="0" calcext:value-type="float">
            <text:p>0.00000</text:p>
          </table:table-cell>
          <table:table-cell table:formula="of:=[.G139]/[.$N$1]" office:value-type="float" office:value="0.00160594315245478" calcext:value-type="float">
            <text:p>0.00161</text:p>
          </table:table-cell>
          <table:table-cell table:formula="of:=[.H139]/[.$N$1]" office:value-type="float" office:value="0.17797157622739" calcext:value-type="float">
            <text:p>0.17797</text:p>
          </table:table-cell>
          <table:table-cell table:formula="of:=[.I139]/[.$N$1]" office:value-type="float" office:value="0.0686208010335917" calcext:value-type="float">
            <text:p>0.06862</text:p>
          </table:table-cell>
          <table:table-cell table:formula="of:=[.J139]/[.$N$1]" office:value-type="float" office:value="0" calcext:value-type="float">
            <text:p>0.00000</text:p>
          </table:table-cell>
          <table:table-cell table:formula="of:=SUM([.Q139:.W139])" office:value-type="float" office:value="0.299926356589147" calcext:value-type="float">
            <text:p>0.29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07" calcext:value-type="float">
            <text:p>7.207</text:p>
          </table:table-cell>
          <table:table-cell office:value-type="float" office:value="7.177" calcext:value-type="float">
            <text:p>7.177</text:p>
          </table:table-cell>
          <table:table-cell table:number-columns-repeated="4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office:value-type="float" office:value="195.2" calcext:value-type="float">
            <text:p>195.2</text:p>
          </table:table-cell>
          <table:table-cell office:value-type="float" office:value="7.93" calcext:value-type="float">
            <text:p>7.93</text:p>
          </table:table-cell>
          <table:table-cell office:value-type="float" office:value="19.16" calcext:value-type="float">
            <text:p>19.16</text:p>
          </table:table-cell>
          <table:table-cell office:value-type="float" office:value="13.94" calcext:value-type="float">
            <text:p>13.94</text:p>
          </table:table-cell>
          <table:table-cell office:value-type="float" office:value="0" calcext:value-type="float">
            <text:p>0</text:p>
          </table:table-cell>
          <table:table-cell office:value-type="float" office:value="0.8667" calcext:value-type="float">
            <text:p>0.8667</text:p>
          </table:table-cell>
          <table:table-cell office:value-type="float" office:value="111.4" calcext:value-type="float">
            <text:p>111.4</text:p>
          </table:table-cell>
          <table:table-cell office:value-type="float" office:value="41.92" calcext:value-type="float">
            <text:p>41.92</text:p>
          </table:table-cell>
          <table:table-cell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  <table:table-cell office:value-type="float" office:value="7.904" calcext:value-type="float">
            <text:p>7.904</text:p>
          </table:table-cell>
          <table:table-cell/>
          <table:table-cell table:style-name="ce1" office:value-type="float" office:value="138" calcext:value-type="float">
            <text:p>138</text:p>
          </table:table-cell>
          <table:table-cell table:formula="of:=[.B140]/[.$N$1]" office:value-type="float" office:value="0.315245478036176" calcext:value-type="float">
            <text:p>0.31525</text:p>
          </table:table-cell>
          <table:table-cell table:formula="of:=[.C140]/[.$N$1]" office:value-type="float" office:value="0.0128068475452196" calcext:value-type="float">
            <text:p>0.01281</text:p>
          </table:table-cell>
          <table:table-cell table:formula="of:=[.D140]/[.$N$1]" office:value-type="float" office:value="0.0309431524547804" calcext:value-type="float">
            <text:p>0.03094</text:p>
          </table:table-cell>
          <table:table-cell table:formula="of:=[.E140]/[.$N$1]" office:value-type="float" office:value="0.0225129198966408" calcext:value-type="float">
            <text:p>0.02251</text:p>
          </table:table-cell>
          <table:table-cell table:formula="of:=[.F140]/[.$N$1]" office:value-type="float" office:value="0" calcext:value-type="float">
            <text:p>0.00000</text:p>
          </table:table-cell>
          <table:table-cell table:formula="of:=[.G140]/[.$N$1]" office:value-type="float" office:value="0.00139970930232558" calcext:value-type="float">
            <text:p>0.00140</text:p>
          </table:table-cell>
          <table:table-cell table:formula="of:=[.H140]/[.$N$1]" office:value-type="float" office:value="0.179909560723514" calcext:value-type="float">
            <text:p>0.17991</text:p>
          </table:table-cell>
          <table:table-cell table:formula="of:=[.I140]/[.$N$1]" office:value-type="float" office:value="0.0677002583979328" calcext:value-type="float">
            <text:p>0.06770</text:p>
          </table:table-cell>
          <table:table-cell table:formula="of:=[.J140]/[.$N$1]" office:value-type="float" office:value="0" calcext:value-type="float">
            <text:p>0.00000</text:p>
          </table:table-cell>
          <table:table-cell table:formula="of:=SUM([.Q140:.W140])" office:value-type="float" office:value="0.302465600775194" calcext:value-type="float">
            <text:p>0.30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93" calcext:value-type="float">
            <text:p>7.93</text:p>
          </table:table-cell>
          <table:table-cell office:value-type="float" office:value="7.904" calcext:value-type="float">
            <text:p>7.904</text:p>
          </table:table-cell>
          <table:table-cell table:number-columns-repeated="4"/>
        </table:table-row>
        <table:table-row table:style-name="ro1">
          <table:table-cell table:style-name="pd1" office:value-type="float" office:value="139" calcext:value-type="float">
            <text:p>139</text:p>
          </table:table-cell>
          <table:table-cell office:value-type="float" office:value="197.5" calcext:value-type="float">
            <text:p>197.5</text:p>
          </table:table-cell>
          <table:table-cell office:value-type="float" office:value="9.04" calcext:value-type="float">
            <text:p>9.04</text:p>
          </table:table-cell>
          <table:table-cell office:value-type="float" office:value="19.28" calcext:value-type="float">
            <text:p>19.28</text:p>
          </table:table-cell>
          <table:table-cell office:value-type="float" office:value="14.34" calcext:value-type="float">
            <text:p>14.34</text:p>
          </table:table-cell>
          <table:table-cell office:value-type="float" office:value="0" calcext:value-type="float">
            <text:p>0</text:p>
          </table:table-cell>
          <table:table-cell office:value-type="float" office:value="0.7976" calcext:value-type="float">
            <text:p>0.7976</text:p>
          </table:table-cell>
          <table:table-cell office:value-type="float" office:value="111.2" calcext:value-type="float">
            <text:p>111.2</text:p>
          </table:table-cell>
          <table:table-cell office:value-type="float" office:value="42.83" calcext:value-type="float">
            <text:p>42.83</text:p>
          </table:table-cell>
          <table:table-cell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9.011" calcext:value-type="float">
            <text:p>9.011</text:p>
          </table:table-cell>
          <table:table-cell/>
          <table:table-cell table:style-name="ce1" office:value-type="float" office:value="139" calcext:value-type="float">
            <text:p>139</text:p>
          </table:table-cell>
          <table:table-cell table:formula="of:=[.B141]/[.$N$1]" office:value-type="float" office:value="0.318959948320413" calcext:value-type="float">
            <text:p>0.31896</text:p>
          </table:table-cell>
          <table:table-cell table:formula="of:=[.C141]/[.$N$1]" office:value-type="float" office:value="0.0145994832041344" calcext:value-type="float">
            <text:p>0.01460</text:p>
          </table:table-cell>
          <table:table-cell table:formula="of:=[.D141]/[.$N$1]" office:value-type="float" office:value="0.0311369509043928" calcext:value-type="float">
            <text:p>0.03114</text:p>
          </table:table-cell>
          <table:table-cell table:formula="of:=[.E141]/[.$N$1]" office:value-type="float" office:value="0.0231589147286822" calcext:value-type="float">
            <text:p>0.02316</text:p>
          </table:table-cell>
          <table:table-cell table:formula="of:=[.F141]/[.$N$1]" office:value-type="float" office:value="0" calcext:value-type="float">
            <text:p>0.00000</text:p>
          </table:table-cell>
          <table:table-cell table:formula="of:=[.G141]/[.$N$1]" office:value-type="float" office:value="0.00128811369509044" calcext:value-type="float">
            <text:p>0.00129</text:p>
          </table:table-cell>
          <table:table-cell table:formula="of:=[.H141]/[.$N$1]" office:value-type="float" office:value="0.179586563307494" calcext:value-type="float">
            <text:p>0.17959</text:p>
          </table:table-cell>
          <table:table-cell table:formula="of:=[.I141]/[.$N$1]" office:value-type="float" office:value="0.0691698966408269" calcext:value-type="float">
            <text:p>0.06917</text:p>
          </table:table-cell>
          <table:table-cell table:formula="of:=[.J141]/[.$N$1]" office:value-type="float" office:value="0" calcext:value-type="float">
            <text:p>0.00000</text:p>
          </table:table-cell>
          <table:table-cell table:formula="of:=SUM([.Q141:.W141])" office:value-type="float" office:value="0.304340439276486" calcext:value-type="float">
            <text:p>0.30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4" calcext:value-type="float">
            <text:p>9.04</text:p>
          </table:table-cell>
          <table:table-cell office:value-type="float" office:value="9.011" calcext:value-type="float">
            <text:p>9.011</text:p>
          </table:table-cell>
          <table:table-cell table:number-columns-repeated="4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office:value-type="float" office:value="199.7" calcext:value-type="float">
            <text:p>199.7</text:p>
          </table:table-cell>
          <table:table-cell office:value-type="float" office:value="10.9" calcext:value-type="float">
            <text:p>10.9</text:p>
          </table:table-cell>
          <table:table-cell office:value-type="float" office:value="19.82" calcext:value-type="float">
            <text:p>19.82</text:p>
          </table:table-cell>
          <table:table-cell office:value-type="float" office:value="14.78" calcext:value-type="float">
            <text:p>14.78</text:p>
          </table:table-cell>
          <table:table-cell office:value-type="float" office:value="0" calcext:value-type="float">
            <text:p>0</text:p>
          </table:table-cell>
          <table:table-cell office:value-type="float" office:value="0.6824" calcext:value-type="float">
            <text:p>0.6824</text:p>
          </table:table-cell>
          <table:table-cell office:value-type="float" office:value="110.4" calcext:value-type="float">
            <text:p>110.4</text:p>
          </table:table-cell>
          <table:table-cell office:value-type="float" office:value="43.13" calcext:value-type="float">
            <text:p>43.13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.87" calcext:value-type="float">
            <text:p>10.87</text:p>
          </table:table-cell>
          <table:table-cell/>
          <table:table-cell table:style-name="ce1" office:value-type="float" office:value="140" calcext:value-type="float">
            <text:p>140</text:p>
          </table:table-cell>
          <table:table-cell table:formula="of:=[.B142]/[.$N$1]" office:value-type="float" office:value="0.322512919896641" calcext:value-type="float">
            <text:p>0.32251</text:p>
          </table:table-cell>
          <table:table-cell table:formula="of:=[.C142]/[.$N$1]" office:value-type="float" office:value="0.0176033591731266" calcext:value-type="float">
            <text:p>0.01760</text:p>
          </table:table-cell>
          <table:table-cell table:formula="of:=[.D142]/[.$N$1]" office:value-type="float" office:value="0.0320090439276486" calcext:value-type="float">
            <text:p>0.03201</text:p>
          </table:table-cell>
          <table:table-cell table:formula="of:=[.E142]/[.$N$1]" office:value-type="float" office:value="0.0238695090439276" calcext:value-type="float">
            <text:p>0.02387</text:p>
          </table:table-cell>
          <table:table-cell table:formula="of:=[.F142]/[.$N$1]" office:value-type="float" office:value="0" calcext:value-type="float">
            <text:p>0.00000</text:p>
          </table:table-cell>
          <table:table-cell table:formula="of:=[.G142]/[.$N$1]" office:value-type="float" office:value="0.00110206718346253" calcext:value-type="float">
            <text:p>0.00110</text:p>
          </table:table-cell>
          <table:table-cell table:formula="of:=[.H142]/[.$N$1]" office:value-type="float" office:value="0.178294573643411" calcext:value-type="float">
            <text:p>0.17829</text:p>
          </table:table-cell>
          <table:table-cell table:formula="of:=[.I142]/[.$N$1]" office:value-type="float" office:value="0.0696543927648579" calcext:value-type="float">
            <text:p>0.06965</text:p>
          </table:table-cell>
          <table:table-cell table:formula="of:=[.J142]/[.$N$1]" office:value-type="float" office:value="0" calcext:value-type="float">
            <text:p>0.00000</text:p>
          </table:table-cell>
          <table:table-cell table:formula="of:=SUM([.Q142:.W142])" office:value-type="float" office:value="0.304929586563308" calcext:value-type="float">
            <text:p>0.30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10.87" calcext:value-type="float">
            <text:p>10.87</text:p>
          </table:table-cell>
          <table:table-cell/>
          <table:table-cell office:value-type="string" calcext:value-type="string">
            <text:p>lower area</text:p>
          </table:table-cell>
          <table:table-cell table:formula="of:=SUM([.O129:.O144])" office:value-type="float" office:value="4.98885658914729" calcext:value-type="float">
            <text:p>4.98885658914729</text:p>
          </table:table-cell>
          <table:table-cell table:formula="of:=SUM([.O129:.O144])/COUNT([.O129:.O144])" office:value-type="float" office:value="0.311803536821705" calcext:value-type="float">
            <text:p>0.311803536821705</text:p>
          </table:table-cell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office:value-type="float" office:value="205.8" calcext:value-type="float">
            <text:p>205.8</text:p>
          </table:table-cell>
          <table:table-cell office:value-type="float" office:value="13.87" calcext:value-type="float">
            <text:p>13.87</text:p>
          </table:table-cell>
          <table:table-cell office:value-type="float" office:value="20.19" calcext:value-type="float">
            <text:p>20.19</text:p>
          </table:table-cell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  <table:table-cell office:value-type="float" office:value="0.6344" calcext:value-type="float">
            <text:p>0.6344</text:p>
          </table:table-cell>
          <table:table-cell office:value-type="float" office:value="112.4" calcext:value-type="float">
            <text:p>112.4</text:p>
          </table:table-cell>
          <table:table-cell office:value-type="float" office:value="43.87" calcext:value-type="float">
            <text:p>43.87</text:p>
          </table:table-cell>
          <table:table-cell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13.84" calcext:value-type="float">
            <text:p>13.84</text:p>
          </table:table-cell>
          <table:table-cell/>
          <table:table-cell table:style-name="ce1" office:value-type="float" office:value="141" calcext:value-type="float">
            <text:p>141</text:p>
          </table:table-cell>
          <table:table-cell table:formula="of:=[.B143]/[.$N$1]" office:value-type="float" office:value="0.332364341085271" calcext:value-type="float">
            <text:p>0.33236</text:p>
          </table:table-cell>
          <table:table-cell table:formula="of:=[.C143]/[.$N$1]" office:value-type="float" office:value="0.0223998708010336" calcext:value-type="float">
            <text:p>0.02240</text:p>
          </table:table-cell>
          <table:table-cell table:formula="of:=[.D143]/[.$N$1]" office:value-type="float" office:value="0.0326065891472868" calcext:value-type="float">
            <text:p>0.03261</text:p>
          </table:table-cell>
          <table:table-cell table:formula="of:=[.E143]/[.$N$1]" office:value-type="float" office:value="0.024031007751938" calcext:value-type="float">
            <text:p>0.02403</text:p>
          </table:table-cell>
          <table:table-cell table:formula="of:=[.F143]/[.$N$1]" office:value-type="float" office:value="0" calcext:value-type="float">
            <text:p>0.00000</text:p>
          </table:table-cell>
          <table:table-cell table:formula="of:=[.G143]/[.$N$1]" office:value-type="float" office:value="0.00102454780361757" calcext:value-type="float">
            <text:p>0.00102</text:p>
          </table:table-cell>
          <table:table-cell table:formula="of:=[.H143]/[.$N$1]" office:value-type="float" office:value="0.181524547803618" calcext:value-type="float">
            <text:p>0.18152</text:p>
          </table:table-cell>
          <table:table-cell table:formula="of:=[.I143]/[.$N$1]" office:value-type="float" office:value="0.0708494832041344" calcext:value-type="float">
            <text:p>0.07085</text:p>
          </table:table-cell>
          <table:table-cell table:formula="of:=[.J143]/[.$N$1]" office:value-type="float" office:value="0" calcext:value-type="float">
            <text:p>0.00000</text:p>
          </table:table-cell>
          <table:table-cell table:formula="of:=SUM([.Q143:.W143])" office:value-type="float" office:value="0.310036175710594" calcext:value-type="float">
            <text:p>0.3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7" calcext:value-type="float">
            <text:p>13.87</text:p>
          </table:table-cell>
          <table:table-cell office:value-type="float" office:value="13.84" calcext:value-type="float">
            <text:p>13.84</text:p>
          </table:table-cell>
          <table:table-cell/>
          <table:table-cell office:value-type="string" calcext:value-type="string">
            <text:p>upper area</text:p>
          </table:table-cell>
          <table:table-cell table:formula="of:=SUM([.O177:.O192])" office:value-type="float" office:value="6.60125968992248" calcext:value-type="float">
            <text:p>6.60125968992248</text:p>
          </table:table-cell>
          <table:table-cell table:formula="of:=[.AF143]/COUNT([.O177:.O192])" office:value-type="float" office:value="0.412578730620155" calcext:value-type="float">
            <text:p>0.412578730620155</text:p>
          </table:table-cell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office:value-type="float" office:value="213.6" calcext:value-type="float">
            <text:p>213.6</text:p>
          </table:table-cell>
          <table:table-cell office:value-type="float" office:value="17.97" calcext:value-type="float">
            <text:p>17.97</text:p>
          </table:table-cell>
          <table:table-cell office:value-type="float" office:value="21.87" calcext:value-type="float">
            <text:p>21.87</text:p>
          </table:table-cell>
          <table:table-cell office:value-type="float" office:value="16.02" calcext:value-type="float">
            <text:p>16.02</text:p>
          </table:table-cell>
          <table:table-cell office:value-type="float" office:value="0" calcext:value-type="float">
            <text:p>0</text:p>
          </table:table-cell>
          <table:table-cell office:value-type="float" office:value="0.5527" calcext:value-type="float">
            <text:p>0.5527</text:p>
          </table:table-cell>
          <table:table-cell office:value-type="float" office:value="113.2" calcext:value-type="float">
            <text:p>113.2</text:p>
          </table:table-cell>
          <table:table-cell office:value-type="float" office:value="44.02" calcext:value-type="float">
            <text:p>44.02</text:p>
          </table:table-cell>
          <table:table-cell office:value-type="float" office:value="0" calcext:value-type="float">
            <text:p>0</text:p>
          </table:table-cell>
          <table:table-cell office:value-type="float" office:value="17.97" calcext:value-type="float">
            <text:p>17.97</text:p>
          </table:table-cell>
          <table:table-cell office:value-type="float" office:value="17.94" calcext:value-type="float">
            <text:p>17.94</text:p>
          </table:table-cell>
          <table:table-cell/>
          <table:table-cell table:style-name="ce1" office:value-type="float" office:value="142" calcext:value-type="float">
            <text:p>142</text:p>
          </table:table-cell>
          <table:table-cell table:formula="of:=[.B144]/[.$N$1]" office:value-type="float" office:value="0.344961240310077" calcext:value-type="float">
            <text:p>0.34496</text:p>
          </table:table-cell>
          <table:table-cell table:formula="of:=[.C144]/[.$N$1]" office:value-type="float" office:value="0.0290213178294574" calcext:value-type="float">
            <text:p>0.02902</text:p>
          </table:table-cell>
          <table:table-cell table:formula="of:=[.D144]/[.$N$1]" office:value-type="float" office:value="0.0353197674418605" calcext:value-type="float">
            <text:p>0.03532</text:p>
          </table:table-cell>
          <table:table-cell table:formula="of:=[.E144]/[.$N$1]" office:value-type="float" office:value="0.0258720930232558" calcext:value-type="float">
            <text:p>0.02587</text:p>
          </table:table-cell>
          <table:table-cell table:formula="of:=[.F144]/[.$N$1]" office:value-type="float" office:value="0" calcext:value-type="float">
            <text:p>0.00000</text:p>
          </table:table-cell>
          <table:table-cell table:formula="of:=[.G144]/[.$N$1]" office:value-type="float" office:value="0.000892603359173127" calcext:value-type="float">
            <text:p>0.00089</text:p>
          </table:table-cell>
          <table:table-cell table:formula="of:=[.H144]/[.$N$1]" office:value-type="float" office:value="0.1828165374677" calcext:value-type="float">
            <text:p>0.18282</text:p>
          </table:table-cell>
          <table:table-cell table:formula="of:=[.I144]/[.$N$1]" office:value-type="float" office:value="0.0710917312661499" calcext:value-type="float">
            <text:p>0.07109</text:p>
          </table:table-cell>
          <table:table-cell table:formula="of:=[.J144]/[.$N$1]" office:value-type="float" office:value="0" calcext:value-type="float">
            <text:p>0.00000</text:p>
          </table:table-cell>
          <table:table-cell table:formula="of:=SUM([.Q144:.W144])" office:value-type="float" office:value="0.31599273255814" calcext:value-type="float">
            <text:p>0.31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7" calcext:value-type="float">
            <text:p>17.97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main area</text:p>
          </table:table-cell>
          <table:table-cell table:formula="of:=SUM([.O143:.O176])" office:value-type="float" office:value="23.0014534883721" calcext:value-type="float">
            <text:p>23.0014534883721</text:p>
          </table:table-cell>
          <table:table-cell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office:value-type="float" office:value="221.4" calcext:value-type="float">
            <text:p>221.4</text:p>
          </table:table-cell>
          <table:table-cell office:value-type="float" office:value="23.58" calcext:value-type="float">
            <text:p>23.58</text:p>
          </table:table-cell>
          <table:table-cell office:value-type="float" office:value="23.21" calcext:value-type="float">
            <text:p>23.21</text:p>
          </table:table-cell>
          <table:table-cell office:value-type="float" office:value="17.21" calcext:value-type="float">
            <text:p>17.21</text:p>
          </table:table-cell>
          <table:table-cell office:value-type="float" office:value="0" calcext:value-type="float">
            <text:p>0</text:p>
          </table:table-cell>
          <table:table-cell office:value-type="float" office:value="0.4984" calcext:value-type="float">
            <text:p>0.4984</text:p>
          </table:table-cell>
          <table:table-cell office:value-type="float" office:value="112.2" calcext:value-type="float">
            <text:p>112.2</text:p>
          </table:table-cell>
          <table:table-cell office:value-type="float" office:value="44.72" calcext:value-type="float">
            <text:p>44.72</text:p>
          </table:table-cell>
          <table:table-cell office:value-type="float" office:value="0" calcext:value-type="float">
            <text:p>0</text:p>
          </table:table-cell>
          <table:table-cell office:value-type="float" office:value="23.58" calcext:value-type="float">
            <text:p>23.58</text:p>
          </table:table-cell>
          <table:table-cell office:value-type="float" office:value="23.56" calcext:value-type="float">
            <text:p>23.56</text:p>
          </table:table-cell>
          <table:table-cell/>
          <table:table-cell table:style-name="ce2" office:value-type="float" office:value="143" calcext:value-type="float">
            <text:p>143</text:p>
          </table:table-cell>
          <table:table-cell table:formula="of:=[.B145]/[.$N$1]" office:value-type="float" office:value="0.357558139534884" calcext:value-type="float">
            <text:p>0.35756</text:p>
          </table:table-cell>
          <table:table-cell table:formula="of:=[.C145]/[.$N$1]" office:value-type="float" office:value="0.0380813953488372" calcext:value-type="float">
            <text:p>0.03808</text:p>
          </table:table-cell>
          <table:table-cell table:formula="of:=[.D145]/[.$N$1]" office:value-type="float" office:value="0.037483850129199" calcext:value-type="float">
            <text:p>0.03748</text:p>
          </table:table-cell>
          <table:table-cell table:formula="of:=[.E145]/[.$N$1]" office:value-type="float" office:value="0.0277939276485788" calcext:value-type="float">
            <text:p>0.02779</text:p>
          </table:table-cell>
          <table:table-cell table:formula="of:=[.F145]/[.$N$1]" office:value-type="float" office:value="0" calcext:value-type="float">
            <text:p>0.00000</text:p>
          </table:table-cell>
          <table:table-cell table:formula="of:=[.G145]/[.$N$1]" office:value-type="float" office:value="0.000804909560723514" calcext:value-type="float">
            <text:p>0.00080</text:p>
          </table:table-cell>
          <table:table-cell table:formula="of:=[.H145]/[.$N$1]" office:value-type="float" office:value="0.181201550387597" calcext:value-type="float">
            <text:p>0.18120</text:p>
          </table:table-cell>
          <table:table-cell table:formula="of:=[.I145]/[.$N$1]" office:value-type="float" office:value="0.0722222222222222" calcext:value-type="float">
            <text:p>0.07222</text:p>
          </table:table-cell>
          <table:table-cell table:formula="of:=[.J145]/[.$N$1]" office:value-type="float" office:value="0" calcext:value-type="float">
            <text:p>0.00000</text:p>
          </table:table-cell>
          <table:table-cell table:formula="of:=SUM([.Q145:.W145])" office:value-type="float" office:value="0.31950645994832" calcext:value-type="float">
            <text:p>0.31951</text:p>
          </table:table-cell>
          <table:table-cell office:value-type="float" office:value="0.311803536821705" calcext:value-type="float">
            <text:p>0.311803536821705</text:p>
          </table:table-cell>
          <table:table-cell table:formula="of:=[.O145]-[.Y145]" office:value-type="float" office:value="0.0457546027131783" calcext:value-type="float">
            <text:p>0.0457546027131783</text:p>
          </table:table-cell>
          <table:table-cell table:formula="of:=[.P145]+[.Q145]" office:value-type="float" office:value="0.0755652454780362" calcext:value-type="float">
            <text:p>0.0755652454780362</text:p>
          </table:table-cell>
          <table:table-cell office:value-type="float" office:value="23.58" calcext:value-type="float">
            <text:p>23.58</text:p>
          </table:table-cell>
          <table:table-cell office:value-type="float" office:value="23.56" calcext:value-type="float">
            <text:p>23.56</text:p>
          </table:table-cell>
          <table:table-cell table:number-columns-repeated="4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office:value-type="float" office:value="234.9" calcext:value-type="float">
            <text:p>234.9</text:p>
          </table:table-cell>
          <table:table-cell office:value-type="float" office:value="31.21" calcext:value-type="float">
            <text:p>31.21</text:p>
          </table:table-cell>
          <table:table-cell office:value-type="float" office:value="25.53" calcext:value-type="float">
            <text:p>25.53</text:p>
          </table:table-cell>
          <table:table-cell office:value-type="float" office:value="18.57" calcext:value-type="float">
            <text:p>18.57</text:p>
          </table:table-cell>
          <table:table-cell office:value-type="float" office:value="0" calcext:value-type="float">
            <text:p>0</text:p>
          </table:table-cell>
          <table:table-cell office:value-type="float" office:value="0.4757" calcext:value-type="float">
            <text:p>0.4757</text:p>
          </table:table-cell>
          <table:table-cell office:value-type="float" office:value="113.9" calcext:value-type="float">
            <text:p>113.9</text:p>
          </table:table-cell>
          <table:table-cell office:value-type="float" office:value="45.16" calcext:value-type="float">
            <text:p>45.16</text:p>
          </table:table-cell>
          <table:table-cell office:value-type="float" office:value="0" calcext:value-type="float">
            <text:p>0</text:p>
          </table:table-cell>
          <table:table-cell office:value-type="float" office:value="31.21" calcext:value-type="float">
            <text:p>31.21</text:p>
          </table:table-cell>
          <table:table-cell office:value-type="float" office:value="31.18" calcext:value-type="float">
            <text:p>31.18</text:p>
          </table:table-cell>
          <table:table-cell/>
          <table:table-cell table:style-name="ce2" office:value-type="float" office:value="144" calcext:value-type="float">
            <text:p>144</text:p>
          </table:table-cell>
          <table:table-cell table:formula="of:=[.B146]/[.$N$1]" office:value-type="float" office:value="0.379360465116279" calcext:value-type="float">
            <text:p>0.37936</text:p>
          </table:table-cell>
          <table:table-cell table:formula="of:=[.C146]/[.$N$1]" office:value-type="float" office:value="0.0504037467700258" calcext:value-type="float">
            <text:p>0.05040</text:p>
          </table:table-cell>
          <table:table-cell table:formula="of:=[.D146]/[.$N$1]" office:value-type="float" office:value="0.0412306201550388" calcext:value-type="float">
            <text:p>0.04123</text:p>
          </table:table-cell>
          <table:table-cell table:formula="of:=[.E146]/[.$N$1]" office:value-type="float" office:value="0.0299903100775194" calcext:value-type="float">
            <text:p>0.02999</text:p>
          </table:table-cell>
          <table:table-cell table:formula="of:=[.F146]/[.$N$1]" office:value-type="float" office:value="0" calcext:value-type="float">
            <text:p>0.00000</text:p>
          </table:table-cell>
          <table:table-cell table:formula="of:=[.G146]/[.$N$1]" office:value-type="float" office:value="0.000768249354005168" calcext:value-type="float">
            <text:p>0.00077</text:p>
          </table:table-cell>
          <table:table-cell table:formula="of:=[.H146]/[.$N$1]" office:value-type="float" office:value="0.183947028423773" calcext:value-type="float">
            <text:p>0.18395</text:p>
          </table:table-cell>
          <table:table-cell table:formula="of:=[.I146]/[.$N$1]" office:value-type="float" office:value="0.0729328165374677" calcext:value-type="float">
            <text:p>0.07293</text:p>
          </table:table-cell>
          <table:table-cell table:formula="of:=[.J146]/[.$N$1]" office:value-type="float" office:value="0" calcext:value-type="float">
            <text:p>0.00000</text:p>
          </table:table-cell>
          <table:table-cell table:formula="of:=SUM([.Q146:.W146])" office:value-type="float" office:value="0.328869024547804" calcext:value-type="float">
            <text:p>0.32887</text:p>
          </table:table-cell>
          <table:table-cell office:value-type="float" office:value="0.314972568073229" calcext:value-type="float">
            <text:p>0.314972568073229</text:p>
          </table:table-cell>
          <table:table-cell table:formula="of:=[.O146]-[.Y146]" office:value-type="float" office:value="0.0643878970430502" calcext:value-type="float">
            <text:p>0.0643878970430502</text:p>
          </table:table-cell>
          <table:table-cell table:formula="of:=[.P146]+[.Q146]" office:value-type="float" office:value="0.0916343669250646" calcext:value-type="float">
            <text:p>0.0916343669250646</text:p>
          </table:table-cell>
          <table:table-cell office:value-type="float" office:value="31.21" calcext:value-type="float">
            <text:p>31.21</text:p>
          </table:table-cell>
          <table:table-cell office:value-type="float" office:value="31.18" calcext:value-type="float">
            <text:p>31.18</text:p>
          </table:table-cell>
          <table:table-cell/>
          <table:table-cell office:value-type="string" calcext:value-type="string">
            <text:p>true photopeak</text:p>
          </table:table-cell>
          <table:table-cell table:formula="of:=SUM([.P143:.P176])*[.N1]/72" office:value-type="float" office:value="71.0904166666667" calcext:value-type="float">
            <text:p>71.0904166666667</text:p>
          </table:table-cell>
          <table:table-cell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office:value-type="float" office:value="249.2" calcext:value-type="float">
            <text:p>249.2</text:p>
          </table:table-cell>
          <table:table-cell office:value-type="float" office:value="41.07" calcext:value-type="float">
            <text:p>41.07</text:p>
          </table:table-cell>
          <table:table-cell office:value-type="float" office:value="27.84" calcext:value-type="float">
            <text:p>27.84</text:p>
          </table:table-cell>
          <table:table-cell office:value-type="float" office:value="18.89" calcext:value-type="float">
            <text:p>18.89</text:p>
          </table:table-cell>
          <table:table-cell office:value-type="float" office:value="0" calcext:value-type="float">
            <text:p>0</text:p>
          </table:table-cell>
          <table:table-cell office:value-type="float" office:value="0.4332" calcext:value-type="float">
            <text:p>0.4332</text:p>
          </table:table-cell>
          <table:table-cell office:value-type="float" office:value="115.1" calcext:value-type="float">
            <text:p>115.1</text:p>
          </table:table-cell>
          <table:table-cell office:value-type="float" office:value="45.88" calcext:value-type="float">
            <text:p>45.88</text:p>
          </table:table-cell>
          <table:table-cell office:value-type="float" office:value="0" calcext:value-type="float">
            <text:p>0</text:p>
          </table:table-cell>
          <table:table-cell office:value-type="float" office:value="41.07" calcext:value-type="float">
            <text:p>41.07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2" office:value-type="float" office:value="145" calcext:value-type="float">
            <text:p>145</text:p>
          </table:table-cell>
          <table:table-cell table:formula="of:=[.B147]/[.$N$1]" office:value-type="float" office:value="0.402454780361757" calcext:value-type="float">
            <text:p>0.40245</text:p>
          </table:table-cell>
          <table:table-cell table:formula="of:=[.C147]/[.$N$1]" office:value-type="float" office:value="0.066327519379845" calcext:value-type="float">
            <text:p>0.06633</text:p>
          </table:table-cell>
          <table:table-cell table:formula="of:=[.D147]/[.$N$1]" office:value-type="float" office:value="0.0449612403100775" calcext:value-type="float">
            <text:p>0.04496</text:p>
          </table:table-cell>
          <table:table-cell table:formula="of:=[.E147]/[.$N$1]" office:value-type="float" office:value="0.0305071059431525" calcext:value-type="float">
            <text:p>0.03051</text:p>
          </table:table-cell>
          <table:table-cell table:formula="of:=[.F147]/[.$N$1]" office:value-type="float" office:value="0" calcext:value-type="float">
            <text:p>0.00000</text:p>
          </table:table-cell>
          <table:table-cell table:formula="of:=[.G147]/[.$N$1]" office:value-type="float" office:value="0.000699612403100775" calcext:value-type="float">
            <text:p>0.00070</text:p>
          </table:table-cell>
          <table:table-cell table:formula="of:=[.H147]/[.$N$1]" office:value-type="float" office:value="0.185885012919897" calcext:value-type="float">
            <text:p>0.18589</text:p>
          </table:table-cell>
          <table:table-cell table:formula="of:=[.I147]/[.$N$1]" office:value-type="float" office:value="0.0740956072351421" calcext:value-type="float">
            <text:p>0.07410</text:p>
          </table:table-cell>
          <table:table-cell table:formula="of:=[.J147]/[.$N$1]" office:value-type="float" office:value="0" calcext:value-type="float">
            <text:p>0.00000</text:p>
          </table:table-cell>
          <table:table-cell table:formula="of:=SUM([.Q147:.W147])" office:value-type="float" office:value="0.33614857881137" calcext:value-type="float">
            <text:p>0.33615</text:p>
          </table:table-cell>
          <table:table-cell office:value-type="float" office:value="0.318141599324753" calcext:value-type="float">
            <text:p>0.318141599324753</text:p>
          </table:table-cell>
          <table:table-cell table:formula="of:=[.O147]-[.Y147]" office:value-type="float" office:value="0.0843131810370046" calcext:value-type="float">
            <text:p>0.0843131810370046</text:p>
          </table:table-cell>
          <table:table-cell table:formula="of:=[.P147]+[.Q147]" office:value-type="float" office:value="0.111288759689922" calcext:value-type="float">
            <text:p>0.111288759689922</text:p>
          </table:table-cell>
          <table:table-cell office:value-type="float" office:value="41.07" calcext:value-type="float">
            <text:p>41.07</text:p>
          </table:table-cell>
          <table:table-cell office:value-type="float" office:value="41.03" calcext:value-type="float">
            <text:p>41.03</text:p>
          </table:table-cell>
          <table:table-cell table:number-columns-repeated="4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office:value-type="float" office:value="266.4" calcext:value-type="float">
            <text:p>266.4</text:p>
          </table:table-cell>
          <table:table-cell office:value-type="float" office:value="53.43" calcext:value-type="float">
            <text:p>53.43</text:p>
          </table:table-cell>
          <table:table-cell office:value-type="float" office:value="31.05" calcext:value-type="float">
            <text:p>31.05</text:p>
          </table:table-cell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office:value-type="float" office:value="0.4224" calcext:value-type="float">
            <text:p>0.4224</text:p>
          </table:table-cell>
          <table:table-cell office:value-type="float" office:value="114.9" calcext:value-type="float">
            <text:p>114.9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53.43" calcext:value-type="float">
            <text:p>53.43</text:p>
          </table:table-cell>
          <table:table-cell office:value-type="float" office:value="53.4" calcext:value-type="float">
            <text:p>53.4</text:p>
          </table:table-cell>
          <table:table-cell/>
          <table:table-cell table:style-name="ce2" office:value-type="float" office:value="146" calcext:value-type="float">
            <text:p>146</text:p>
          </table:table-cell>
          <table:table-cell table:formula="of:=[.B148]/[.$N$1]" office:value-type="float" office:value="0.430232558139535" calcext:value-type="float">
            <text:p>0.43023</text:p>
          </table:table-cell>
          <table:table-cell table:formula="of:=[.C148]/[.$N$1]" office:value-type="float" office:value="0.0862887596899225" calcext:value-type="float">
            <text:p>0.08629</text:p>
          </table:table-cell>
          <table:table-cell table:formula="of:=[.D148]/[.$N$1]" office:value-type="float" office:value="0.0501453488372093" calcext:value-type="float">
            <text:p>0.05015</text:p>
          </table:table-cell>
          <table:table-cell table:formula="of:=[.E148]/[.$N$1]" office:value-type="float" office:value="0.0340439276485788" calcext:value-type="float">
            <text:p>0.03404</text:p>
          </table:table-cell>
          <table:table-cell table:formula="of:=[.F148]/[.$N$1]" office:value-type="float" office:value="0" calcext:value-type="float">
            <text:p>0.00000</text:p>
          </table:table-cell>
          <table:table-cell table:formula="of:=[.G148]/[.$N$1]" office:value-type="float" office:value="0.000682170542635659" calcext:value-type="float">
            <text:p>0.00068</text:p>
          </table:table-cell>
          <table:table-cell table:formula="of:=[.H148]/[.$N$1]" office:value-type="float" office:value="0.185562015503876" calcext:value-type="float">
            <text:p>0.18556</text:p>
          </table:table-cell>
          <table:table-cell table:formula="of:=[.I148]/[.$N$1]" office:value-type="float" office:value="0.0736434108527132" calcext:value-type="float">
            <text:p>0.07364</text:p>
          </table:table-cell>
          <table:table-cell table:formula="of:=[.J148]/[.$N$1]" office:value-type="float" office:value="0" calcext:value-type="float">
            <text:p>0.00000</text:p>
          </table:table-cell>
          <table:table-cell table:formula="of:=SUM([.Q148:.W148])" office:value-type="float" office:value="0.344076873385013" calcext:value-type="float">
            <text:p>0.34408</text:p>
          </table:table-cell>
          <table:table-cell office:value-type="float" office:value="0.321310630576276" calcext:value-type="float">
            <text:p>0.321310630576276</text:p>
          </table:table-cell>
          <table:table-cell table:formula="of:=[.O148]-[.Y148]" office:value-type="float" office:value="0.108921927563259" calcext:value-type="float">
            <text:p>0.108921927563259</text:p>
          </table:table-cell>
          <table:table-cell table:formula="of:=[.P148]+[.Q148]" office:value-type="float" office:value="0.136434108527132" calcext:value-type="float">
            <text:p>0.136434108527132</text:p>
          </table:table-cell>
          <table:table-cell office:value-type="float" office:value="53.43" calcext:value-type="float">
            <text:p>53.43</text:p>
          </table:table-cell>
          <table:table-cell office:value-type="float" office:value="53.4" calcext:value-type="float">
            <text:p>53.4</text:p>
          </table:table-cell>
          <table:table-cell table:number-columns-repeated="4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office:value-type="float" office:value="287.9" calcext:value-type="float">
            <text:p>287.9</text:p>
          </table:table-cell>
          <table:table-cell office:value-type="float" office:value="68.44" calcext:value-type="float">
            <text:p>68.44</text:p>
          </table:table-cell>
          <table:table-cell office:value-type="float" office:value="34.88" calcext:value-type="float">
            <text:p>34.88</text:p>
          </table:table-cell>
          <table:table-cell office:value-type="float" office:value="22.86" calcext:value-type="float">
            <text:p>22.86</text:p>
          </table:table-cell>
          <table:table-cell office:value-type="float" office:value="0" calcext:value-type="float">
            <text:p>0</text:p>
          </table:table-cell>
          <table:table-cell office:value-type="float" office:value="0.3995" calcext:value-type="float">
            <text:p>0.3995</text:p>
          </table:table-cell>
          <table:table-cell office:value-type="float" office:value="115.7" calcext:value-type="float">
            <text:p>115.7</text:p>
          </table:table-cell>
          <table:table-cell office:value-type="float" office:value="45.67" calcext:value-type="float">
            <text:p>45.67</text:p>
          </table:table-cell>
          <table:table-cell office:value-type="float" office:value="0" calcext:value-type="float">
            <text:p>0</text:p>
          </table:table-cell>
          <table:table-cell office:value-type="float" office:value="68.44" calcext:value-type="float">
            <text:p>68.44</text:p>
          </table:table-cell>
          <table:table-cell office:value-type="float" office:value="68.41" calcext:value-type="float">
            <text:p>68.41</text:p>
          </table:table-cell>
          <table:table-cell/>
          <table:table-cell table:style-name="ce2" office:value-type="float" office:value="147" calcext:value-type="float">
            <text:p>147</text:p>
          </table:table-cell>
          <table:table-cell table:formula="of:=[.B149]/[.$N$1]" office:value-type="float" office:value="0.464954780361757" calcext:value-type="float">
            <text:p>0.46495</text:p>
          </table:table-cell>
          <table:table-cell table:formula="of:=[.C149]/[.$N$1]" office:value-type="float" office:value="0.110529715762274" calcext:value-type="float">
            <text:p>0.11053</text:p>
          </table:table-cell>
          <table:table-cell table:formula="of:=[.D149]/[.$N$1]" office:value-type="float" office:value="0.0563307493540052" calcext:value-type="float">
            <text:p>0.05633</text:p>
          </table:table-cell>
          <table:table-cell table:formula="of:=[.E149]/[.$N$1]" office:value-type="float" office:value="0.0369186046511628" calcext:value-type="float">
            <text:p>0.03692</text:p>
          </table:table-cell>
          <table:table-cell table:formula="of:=[.F149]/[.$N$1]" office:value-type="float" office:value="0" calcext:value-type="float">
            <text:p>0.00000</text:p>
          </table:table-cell>
          <table:table-cell table:formula="of:=[.G149]/[.$N$1]" office:value-type="float" office:value="0.000645187338501292" calcext:value-type="float">
            <text:p>0.00065</text:p>
          </table:table-cell>
          <table:table-cell table:formula="of:=[.H149]/[.$N$1]" office:value-type="float" office:value="0.186854005167959" calcext:value-type="float">
            <text:p>0.18685</text:p>
          </table:table-cell>
          <table:table-cell table:formula="of:=[.I149]/[.$N$1]" office:value-type="float" office:value="0.0737564599483204" calcext:value-type="float">
            <text:p>0.07376</text:p>
          </table:table-cell>
          <table:table-cell table:formula="of:=[.J149]/[.$N$1]" office:value-type="float" office:value="0" calcext:value-type="float">
            <text:p>0.00000</text:p>
          </table:table-cell>
          <table:table-cell table:formula="of:=SUM([.Q149:.W149])" office:value-type="float" office:value="0.354505006459948" calcext:value-type="float">
            <text:p>0.35451</text:p>
          </table:table-cell>
          <table:table-cell office:value-type="float" office:value="0.3244796618278" calcext:value-type="float">
            <text:p>0.3244796618278</text:p>
          </table:table-cell>
          <table:table-cell table:formula="of:=[.O149]-[.Y149]" office:value-type="float" office:value="0.140475118533957" calcext:value-type="float">
            <text:p>0.140475118533957</text:p>
          </table:table-cell>
          <table:table-cell table:formula="of:=[.P149]+[.Q149]" office:value-type="float" office:value="0.166860465116279" calcext:value-type="float">
            <text:p>0.166860465116279</text:p>
          </table:table-cell>
          <table:table-cell office:value-type="float" office:value="68.44" calcext:value-type="float">
            <text:p>68.44</text:p>
          </table:table-cell>
          <table:table-cell office:value-type="float" office:value="68.41" calcext:value-type="float">
            <text:p>68.41</text:p>
          </table:table-cell>
          <table:table-cell table:number-columns-repeated="4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office:value-type="float" office:value="315.4" calcext:value-type="float">
            <text:p>315.4</text:p>
          </table:table-cell>
          <table:table-cell office:value-type="float" office:value="86.33" calcext:value-type="float">
            <text:p>86.33</text:p>
          </table:table-cell>
          <table:table-cell office:value-type="float" office:value="40.06" calcext:value-type="float">
            <text:p>40.06</text:p>
          </table:table-cell>
          <table:table-cell office:value-type="float" office:value="25.06" calcext:value-type="float">
            <text:p>25.06</text:p>
          </table:table-cell>
          <table:table-cell office:value-type="float" office:value="0" calcext:value-type="float">
            <text:p>0</text:p>
          </table:table-cell>
          <table:table-cell office:value-type="float" office:value="0.3974" calcext:value-type="float">
            <text:p>0.3974</text:p>
          </table:table-cell>
          <table:table-cell office:value-type="float" office:value="116.9" calcext:value-type="float">
            <text:p>116.9</text:p>
          </table:table-cell>
          <table:table-cell office:value-type="float" office:value="46.72" calcext:value-type="float">
            <text:p>46.72</text:p>
          </table:table-cell>
          <table:table-cell office:value-type="float" office:value="0" calcext:value-type="float">
            <text:p>0</text:p>
          </table:table-cell>
          <table:table-cell office:value-type="float" office:value="86.33" calcext:value-type="float">
            <text:p>86.33</text:p>
          </table:table-cell>
          <table:table-cell office:value-type="float" office:value="86.3" calcext:value-type="float">
            <text:p>86.3</text:p>
          </table:table-cell>
          <table:table-cell/>
          <table:table-cell table:style-name="ce2" office:value-type="float" office:value="148" calcext:value-type="float">
            <text:p>148</text:p>
          </table:table-cell>
          <table:table-cell table:formula="of:=[.B150]/[.$N$1]" office:value-type="float" office:value="0.5093669250646" calcext:value-type="float">
            <text:p>0.50937</text:p>
          </table:table-cell>
          <table:table-cell table:formula="of:=[.C150]/[.$N$1]" office:value-type="float" office:value="0.139421834625323" calcext:value-type="float">
            <text:p>0.13942</text:p>
          </table:table-cell>
          <table:table-cell table:formula="of:=[.D150]/[.$N$1]" office:value-type="float" office:value="0.0646963824289406" calcext:value-type="float">
            <text:p>0.06470</text:p>
          </table:table-cell>
          <table:table-cell table:formula="of:=[.E150]/[.$N$1]" office:value-type="float" office:value="0.0404715762273902" calcext:value-type="float">
            <text:p>0.04047</text:p>
          </table:table-cell>
          <table:table-cell table:formula="of:=[.F150]/[.$N$1]" office:value-type="float" office:value="0" calcext:value-type="float">
            <text:p>0.00000</text:p>
          </table:table-cell>
          <table:table-cell table:formula="of:=[.G150]/[.$N$1]" office:value-type="float" office:value="0.000641795865633075" calcext:value-type="float">
            <text:p>0.00064</text:p>
          </table:table-cell>
          <table:table-cell table:formula="of:=[.H150]/[.$N$1]" office:value-type="float" office:value="0.188791989664083" calcext:value-type="float">
            <text:p>0.18879</text:p>
          </table:table-cell>
          <table:table-cell table:formula="of:=[.I150]/[.$N$1]" office:value-type="float" office:value="0.0754521963824289" calcext:value-type="float">
            <text:p>0.07545</text:p>
          </table:table-cell>
          <table:table-cell table:formula="of:=[.J150]/[.$N$1]" office:value-type="float" office:value="0" calcext:value-type="float">
            <text:p>0.00000</text:p>
          </table:table-cell>
          <table:table-cell table:formula="of:=SUM([.Q150:.W150])" office:value-type="float" office:value="0.370053940568475" calcext:value-type="float">
            <text:p>0.37005</text:p>
          </table:table-cell>
          <table:table-cell office:value-type="float" office:value="0.327648693079323" calcext:value-type="float">
            <text:p>0.327648693079323</text:p>
          </table:table-cell>
          <table:table-cell table:formula="of:=[.O150]-[.Y150]" office:value-type="float" office:value="0.181718231985276" calcext:value-type="float">
            <text:p>0.181718231985276</text:p>
          </table:table-cell>
          <table:table-cell table:formula="of:=[.P150]+[.Q150]" office:value-type="float" office:value="0.204118217054264" calcext:value-type="float">
            <text:p>0.204118217054264</text:p>
          </table:table-cell>
          <table:table-cell office:value-type="float" office:value="86.33" calcext:value-type="float">
            <text:p>86.33</text:p>
          </table:table-cell>
          <table:table-cell office:value-type="float" office:value="86.3" calcext:value-type="float">
            <text:p>86.3</text:p>
          </table:table-cell>
          <table:table-cell table:number-columns-repeated="4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office:value-type="float" office:value="343.7" calcext:value-type="float">
            <text:p>343.7</text:p>
          </table:table-cell>
          <table:table-cell office:value-type="float" office:value="107.1" calcext:value-type="float">
            <text:p>107.1</text:p>
          </table:table-cell>
          <table:table-cell office:value-type="float" office:value="45.26" calcext:value-type="float">
            <text:p>45.26</text:p>
          </table:table-cell>
          <table:table-cell office:value-type="float" office:value="27.01" calcext:value-type="float">
            <text:p>27.01</text:p>
          </table:table-cell>
          <table:table-cell office:value-type="float" office:value="0" calcext:value-type="float">
            <text:p>0</text:p>
          </table:table-cell>
          <table:table-cell office:value-type="float" office:value="0.381" calcext:value-type="float">
            <text:p>0.381</text:p>
          </table:table-cell>
          <table:table-cell office:value-type="float" office:value="117.1" calcext:value-type="float">
            <text:p>117.1</text:p>
          </table:table-cell>
          <table:table-cell office:value-type="float" office:value="46.92" calcext:value-type="float">
            <text:p>46.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.1" calcext:value-type="float">
            <text:p>107.1</text:p>
          </table:table-cell>
          <table:table-cell/>
          <table:table-cell table:style-name="ce2" office:value-type="float" office:value="149" calcext:value-type="float">
            <text:p>149</text:p>
          </table:table-cell>
          <table:table-cell table:formula="of:=[.B151]/[.$N$1]" office:value-type="float" office:value="0.555071059431525" calcext:value-type="float">
            <text:p>0.55507</text:p>
          </table:table-cell>
          <table:table-cell table:formula="of:=[.C151]/[.$N$1]" office:value-type="float" office:value="0.17296511627907" calcext:value-type="float">
            <text:p>0.17297</text:p>
          </table:table-cell>
          <table:table-cell table:formula="of:=[.D151]/[.$N$1]" office:value-type="float" office:value="0.073094315245478" calcext:value-type="float">
            <text:p>0.07309</text:p>
          </table:table-cell>
          <table:table-cell table:formula="of:=[.E151]/[.$N$1]" office:value-type="float" office:value="0.0436208010335917" calcext:value-type="float">
            <text:p>0.04362</text:p>
          </table:table-cell>
          <table:table-cell table:formula="of:=[.F151]/[.$N$1]" office:value-type="float" office:value="0" calcext:value-type="float">
            <text:p>0.00000</text:p>
          </table:table-cell>
          <table:table-cell table:formula="of:=[.G151]/[.$N$1]" office:value-type="float" office:value="0.00061531007751938" calcext:value-type="float">
            <text:p>0.00062</text:p>
          </table:table-cell>
          <table:table-cell table:formula="of:=[.H151]/[.$N$1]" office:value-type="float" office:value="0.189114987080103" calcext:value-type="float">
            <text:p>0.18911</text:p>
          </table:table-cell>
          <table:table-cell table:formula="of:=[.I151]/[.$N$1]" office:value-type="float" office:value="0.0757751937984496" calcext:value-type="float">
            <text:p>0.07578</text:p>
          </table:table-cell>
          <table:table-cell table:formula="of:=[.J151]/[.$N$1]" office:value-type="float" office:value="0" calcext:value-type="float">
            <text:p>0.00000</text:p>
          </table:table-cell>
          <table:table-cell table:formula="of:=SUM([.Q151:.W151])" office:value-type="float" office:value="0.382220607235142" calcext:value-type="float">
            <text:p>0.38222</text:p>
          </table:table-cell>
          <table:table-cell office:value-type="float" office:value="0.330817724330847" calcext:value-type="float">
            <text:p>0.330817724330847</text:p>
          </table:table-cell>
          <table:table-cell table:formula="of:=[.O151]-[.Y151]" office:value-type="float" office:value="0.224253335100678" calcext:value-type="float">
            <text:p>0.224253335100678</text:p>
          </table:table-cell>
          <table:table-cell table:formula="of:=[.P151]+[.Q151]" office:value-type="float" office:value="0.246059431524548" calcext:value-type="float">
            <text:p>0.246059431524548</text:p>
          </table:table-cell>
          <table:table-cell table:number-columns-repeated="2" office:value-type="float" office:value="107.1" calcext:value-type="float">
            <text:p>107.1</text:p>
          </table:table-cell>
          <table:table-cell table:number-columns-repeated="4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office:value-type="float" office:value="376" calcext:value-type="float">
            <text:p>376</text:p>
          </table:table-cell>
          <table:table-cell office:value-type="float" office:value="130" calcext:value-type="float">
            <text:p>130</text:p>
          </table:table-cell>
          <table:table-cell office:value-type="float" office:value="52.48" calcext:value-type="float">
            <text:p>52.48</text:p>
          </table:table-cell>
          <table:table-cell office:value-type="float" office:value="29.15" calcext:value-type="float">
            <text:p>29.15</text:p>
          </table:table-cell>
          <table:table-cell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116.7" calcext:value-type="float">
            <text:p>116.7</text:p>
          </table:table-cell>
          <table:table-cell office:value-type="float" office:value="47.32" calcext:value-type="float">
            <text:p>47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 table:formula="of:=[.B152]/[.$N$1]" office:value-type="float" office:value="0.607235142118863" calcext:value-type="float">
            <text:p>0.60724</text:p>
          </table:table-cell>
          <table:table-cell table:formula="of:=[.C152]/[.$N$1]" office:value-type="float" office:value="0.209948320413437" calcext:value-type="float">
            <text:p>0.20995</text:p>
          </table:table-cell>
          <table:table-cell table:formula="of:=[.D152]/[.$N$1]" office:value-type="float" office:value="0.0847545219638243" calcext:value-type="float">
            <text:p>0.08475</text:p>
          </table:table-cell>
          <table:table-cell table:formula="of:=[.E152]/[.$N$1]" office:value-type="float" office:value="0.0470768733850129" calcext:value-type="float">
            <text:p>0.04708</text:p>
          </table:table-cell>
          <table:table-cell table:formula="of:=[.F152]/[.$N$1]" office:value-type="float" office:value="0" calcext:value-type="float">
            <text:p>0.00000</text:p>
          </table:table-cell>
          <table:table-cell table:formula="of:=[.G152]/[.$N$1]" office:value-type="float" office:value="0.000568475452196382" calcext:value-type="float">
            <text:p>0.00057</text:p>
          </table:table-cell>
          <table:table-cell table:formula="of:=[.H152]/[.$N$1]" office:value-type="float" office:value="0.188468992248062" calcext:value-type="float">
            <text:p>0.18847</text:p>
          </table:table-cell>
          <table:table-cell table:formula="of:=[.I152]/[.$N$1]" office:value-type="float" office:value="0.076421188630491" calcext:value-type="float">
            <text:p>0.07642</text:p>
          </table:table-cell>
          <table:table-cell table:formula="of:=[.J152]/[.$N$1]" office:value-type="float" office:value="0" calcext:value-type="float">
            <text:p>0.00000</text:p>
          </table:table-cell>
          <table:table-cell table:formula="of:=SUM([.Q152:.W152])" office:value-type="float" office:value="0.397290051679587" calcext:value-type="float">
            <text:p>0.39729</text:p>
          </table:table-cell>
          <table:table-cell office:value-type="float" office:value="0.33398675558237" calcext:value-type="float">
            <text:p>0.33398675558237</text:p>
          </table:table-cell>
          <table:table-cell table:formula="of:=[.O152]-[.Y152]" office:value-type="float" office:value="0.273248386536493" calcext:value-type="float">
            <text:p>0.273248386536493</text:p>
          </table:table-cell>
          <table:table-cell table:formula="of:=[.P152]+[.Q152]" office:value-type="float" office:value="0.294702842377261" calcext:value-type="float">
            <text:p>0.294702842377261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office:value-type="float" office:value="410.9" calcext:value-type="float">
            <text:p>410.9</text:p>
          </table:table-cell>
          <table:table-cell office:value-type="float" office:value="155" calcext:value-type="float">
            <text:p>155</text:p>
          </table:table-cell>
          <table:table-cell office:value-type="float" office:value="58.3" calcext:value-type="float">
            <text:p>58.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3552" calcext:value-type="float">
            <text:p>0.3552</text:p>
          </table:table-cell>
          <table:table-cell office:value-type="float" office:value="117.6" calcext:value-type="float">
            <text:p>117.6</text:p>
          </table:table-cell>
          <table:table-cell office:value-type="float" office:value="47.69" calcext:value-type="float">
            <text:p>47.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style-name="ce2" office:value-type="float" office:value="151" calcext:value-type="float">
            <text:p>151</text:p>
          </table:table-cell>
          <table:table-cell table:formula="of:=[.B153]/[.$N$1]" office:value-type="float" office:value="0.66359819121447" calcext:value-type="float">
            <text:p>0.66360</text:p>
          </table:table-cell>
          <table:table-cell table:formula="of:=[.C153]/[.$N$1]" office:value-type="float" office:value="0.250322997416021" calcext:value-type="float">
            <text:p>0.25032</text:p>
          </table:table-cell>
          <table:table-cell table:formula="of:=[.D153]/[.$N$1]" office:value-type="float" office:value="0.0941537467700258" calcext:value-type="float">
            <text:p>0.09415</text:p>
          </table:table-cell>
          <table:table-cell table:formula="of:=[.E153]/[.$N$1]" office:value-type="float" office:value="0.0516795865633075" calcext:value-type="float">
            <text:p>0.05168</text:p>
          </table:table-cell>
          <table:table-cell table:formula="of:=[.F153]/[.$N$1]" office:value-type="float" office:value="0" calcext:value-type="float">
            <text:p>0.00000</text:p>
          </table:table-cell>
          <table:table-cell table:formula="of:=[.G153]/[.$N$1]" office:value-type="float" office:value="0.000573643410852713" calcext:value-type="float">
            <text:p>0.00057</text:p>
          </table:table-cell>
          <table:table-cell table:formula="of:=[.H153]/[.$N$1]" office:value-type="float" office:value="0.189922480620155" calcext:value-type="float">
            <text:p>0.18992</text:p>
          </table:table-cell>
          <table:table-cell table:formula="of:=[.I153]/[.$N$1]" office:value-type="float" office:value="0.0770187338501292" calcext:value-type="float">
            <text:p>0.07702</text:p>
          </table:table-cell>
          <table:table-cell table:formula="of:=[.J153]/[.$N$1]" office:value-type="float" office:value="0" calcext:value-type="float">
            <text:p>0.00000</text:p>
          </table:table-cell>
          <table:table-cell table:formula="of:=SUM([.Q153:.W153])" office:value-type="float" office:value="0.41334819121447" calcext:value-type="float">
            <text:p>0.41335</text:p>
          </table:table-cell>
          <table:table-cell office:value-type="float" office:value="0.337155786833894" calcext:value-type="float">
            <text:p>0.337155786833894</text:p>
          </table:table-cell>
          <table:table-cell table:formula="of:=[.O153]-[.Y153]" office:value-type="float" office:value="0.326442404380576" calcext:value-type="float">
            <text:p>0.326442404380576</text:p>
          </table:table-cell>
          <table:table-cell table:formula="of:=[.P153]+[.Q153]" office:value-type="float" office:value="0.344476744186046" calcext:value-type="float">
            <text:p>0.344476744186046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office:value-type="float" office:value="447.2" calcext:value-type="float">
            <text:p>447.2</text:p>
          </table:table-cell>
          <table:table-cell office:value-type="float" office:value="181" calcext:value-type="float">
            <text:p>181</text:p>
          </table:table-cell>
          <table:table-cell office:value-type="float" office:value="65.03" calcext:value-type="float">
            <text:p>65.03</text:p>
          </table:table-cell>
          <table:table-cell office:value-type="float" office:value="34.59" calcext:value-type="float">
            <text:p>34.59</text:p>
          </table:table-cell>
          <table:table-cell office:value-type="float" office:value="0" calcext:value-type="float">
            <text:p>0</text:p>
          </table:table-cell>
          <table:table-cell office:value-type="float" office:value="0.3487" calcext:value-type="float">
            <text:p>0.3487</text:p>
          </table:table-cell>
          <table:table-cell office:value-type="float" office:value="117.9" calcext:value-type="float">
            <text:p>117.9</text:p>
          </table:table-cell>
          <table:table-cell office:value-type="float" office:value="48.44" calcext:value-type="float">
            <text:p>48.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1" calcext:value-type="float">
            <text:p>181</text:p>
          </table:table-cell>
          <table:table-cell/>
          <table:table-cell table:style-name="ce2" office:value-type="float" office:value="152" calcext:value-type="float">
            <text:p>152</text:p>
          </table:table-cell>
          <table:table-cell table:formula="of:=[.B154]/[.$N$1]" office:value-type="float" office:value="0.722222222222222" calcext:value-type="float">
            <text:p>0.72222</text:p>
          </table:table-cell>
          <table:table-cell table:formula="of:=[.C154]/[.$N$1]" office:value-type="float" office:value="0.292312661498708" calcext:value-type="float">
            <text:p>0.29231</text:p>
          </table:table-cell>
          <table:table-cell table:formula="of:=[.D154]/[.$N$1]" office:value-type="float" office:value="0.105022609819121" calcext:value-type="float">
            <text:p>0.10502</text:p>
          </table:table-cell>
          <table:table-cell table:formula="of:=[.E154]/[.$N$1]" office:value-type="float" office:value="0.0558624031007752" calcext:value-type="float">
            <text:p>0.05586</text:p>
          </table:table-cell>
          <table:table-cell table:formula="of:=[.F154]/[.$N$1]" office:value-type="float" office:value="0" calcext:value-type="float">
            <text:p>0.00000</text:p>
          </table:table-cell>
          <table:table-cell table:formula="of:=[.G154]/[.$N$1]" office:value-type="float" office:value="0.000563145994832041" calcext:value-type="float">
            <text:p>0.00056</text:p>
          </table:table-cell>
          <table:table-cell table:formula="of:=[.H154]/[.$N$1]" office:value-type="float" office:value="0.190406976744186" calcext:value-type="float">
            <text:p>0.19041</text:p>
          </table:table-cell>
          <table:table-cell table:formula="of:=[.I154]/[.$N$1]" office:value-type="float" office:value="0.0782299741602067" calcext:value-type="float">
            <text:p>0.07823</text:p>
          </table:table-cell>
          <table:table-cell table:formula="of:=[.J154]/[.$N$1]" office:value-type="float" office:value="0" calcext:value-type="float">
            <text:p>0.00000</text:p>
          </table:table-cell>
          <table:table-cell table:formula="of:=SUM([.Q154:.W154])" office:value-type="float" office:value="0.430085109819121" calcext:value-type="float">
            <text:p>0.43009</text:p>
          </table:table-cell>
          <table:table-cell office:value-type="float" office:value="0.340324818085418" calcext:value-type="float">
            <text:p>0.340324818085418</text:p>
          </table:table-cell>
          <table:table-cell table:formula="of:=[.O154]-[.Y154]" office:value-type="float" office:value="0.381897404136805" calcext:value-type="float">
            <text:p>0.381897404136805</text:p>
          </table:table-cell>
          <table:table-cell table:formula="of:=[.P154]+[.Q154]" office:value-type="float" office:value="0.397335271317829" calcext:value-type="float">
            <text:p>0.39733527131782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office:value-type="float" office:value="482.8" calcext:value-type="float">
            <text:p>482.8</text:p>
          </table:table-cell>
          <table:table-cell office:value-type="float" office:value="206.8" calcext:value-type="float">
            <text:p>206.8</text:p>
          </table:table-cell>
          <table:table-cell office:value-type="float" office:value="72.91" calcext:value-type="float">
            <text:p>72.91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  <table:table-cell office:value-type="float" office:value="0.3475" calcext:value-type="float">
            <text:p>0.3475</text:p>
          </table:table-cell>
          <table:table-cell office:value-type="float" office:value="116.9" calcext:value-type="float">
            <text:p>116.9</text:p>
          </table:table-cell>
          <table:table-cell office:value-type="float" office:value="48.19" calcext:value-type="float">
            <text:p>48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6.8" calcext:value-type="float">
            <text:p>206.8</text:p>
          </table:table-cell>
          <table:table-cell/>
          <table:table-cell table:style-name="ce2" office:value-type="float" office:value="153" calcext:value-type="float">
            <text:p>153</text:p>
          </table:table-cell>
          <table:table-cell table:formula="of:=[.B155]/[.$N$1]" office:value-type="float" office:value="0.779715762273902" calcext:value-type="float">
            <text:p>0.77972</text:p>
          </table:table-cell>
          <table:table-cell table:formula="of:=[.C155]/[.$N$1]" office:value-type="float" office:value="0.333979328165375" calcext:value-type="float">
            <text:p>0.33398</text:p>
          </table:table-cell>
          <table:table-cell table:formula="of:=[.D155]/[.$N$1]" office:value-type="float" office:value="0.117748708010336" calcext:value-type="float">
            <text:p>0.11775</text:p>
          </table:table-cell>
          <table:table-cell table:formula="of:=[.E155]/[.$N$1]" office:value-type="float" office:value="0.0609496124031008" calcext:value-type="float">
            <text:p>0.06095</text:p>
          </table:table-cell>
          <table:table-cell table:formula="of:=[.F155]/[.$N$1]" office:value-type="float" office:value="0" calcext:value-type="float">
            <text:p>0.00000</text:p>
          </table:table-cell>
          <table:table-cell table:formula="of:=[.G155]/[.$N$1]" office:value-type="float" office:value="0.000561208010335917" calcext:value-type="float">
            <text:p>0.00056</text:p>
          </table:table-cell>
          <table:table-cell table:formula="of:=[.H155]/[.$N$1]" office:value-type="float" office:value="0.188791989664083" calcext:value-type="float">
            <text:p>0.18879</text:p>
          </table:table-cell>
          <table:table-cell table:formula="of:=[.I155]/[.$N$1]" office:value-type="float" office:value="0.0778262273901809" calcext:value-type="float">
            <text:p>0.07783</text:p>
          </table:table-cell>
          <table:table-cell table:formula="of:=[.J155]/[.$N$1]" office:value-type="float" office:value="0" calcext:value-type="float">
            <text:p>0.00000</text:p>
          </table:table-cell>
          <table:table-cell table:formula="of:=SUM([.Q155:.W155])" office:value-type="float" office:value="0.445877745478036" calcext:value-type="float">
            <text:p>0.44588</text:p>
          </table:table-cell>
          <table:table-cell office:value-type="float" office:value="0.343493849336941" calcext:value-type="float">
            <text:p>0.343493849336941</text:p>
          </table:table-cell>
          <table:table-cell table:formula="of:=[.O155]-[.Y155]" office:value-type="float" office:value="0.436221912936961" calcext:value-type="float">
            <text:p>0.436221912936961</text:p>
          </table:table-cell>
          <table:table-cell table:formula="of:=[.P155]+[.Q155]" office:value-type="float" office:value="0.451728036175711" calcext:value-type="float">
            <text:p>0.451728036175711</text:p>
          </table:table-cell>
          <table:table-cell table:number-columns-repeated="2" office:value-type="float" office:value="206.8" calcext:value-type="float">
            <text:p>206.8</text:p>
          </table:table-cell>
          <table:table-cell table:number-columns-repeated="4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office:value-type="float" office:value="518.7" calcext:value-type="float">
            <text:p>518.7</text:p>
          </table:table-cell>
          <table:table-cell office:value-type="float" office:value="232.1" calcext:value-type="float">
            <text:p>232.1</text:p>
          </table:table-cell>
          <table:table-cell office:value-type="float" office:value="78.77" calcext:value-type="float">
            <text:p>78.77</text:p>
          </table:table-cell>
          <table:table-cell office:value-type="float" office:value="40.12" calcext:value-type="float">
            <text:p>40.12</text:p>
          </table:table-cell>
          <table:table-cell office:value-type="float" office:value="0" calcext:value-type="float">
            <text:p>0</text:p>
          </table:table-cell>
          <table:table-cell office:value-type="float" office:value="0.3309" calcext:value-type="float">
            <text:p>0.3309</text:p>
          </table:table-cell>
          <table:table-cell office:value-type="float" office:value="119.4" calcext:value-type="float">
            <text:p>119.4</text:p>
          </table:table-cell>
          <table:table-cell office:value-type="float" office:value="48.19" calcext:value-type="float">
            <text:p>48.19</text:p>
          </table:table-cell>
          <table:table-cell office:value-type="float" office:value="0" calcext:value-type="float">
            <text:p>0</text:p>
          </table:table-cell>
          <table:table-cell office:value-type="float" office:value="232.1" calcext:value-type="float">
            <text:p>232.1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formula="of:=[.B156]/[.$N$1]" office:value-type="float" office:value="0.837693798449612" calcext:value-type="float">
            <text:p>0.83769</text:p>
          </table:table-cell>
          <table:table-cell table:formula="of:=[.C156]/[.$N$1]" office:value-type="float" office:value="0.37483850129199" calcext:value-type="float">
            <text:p>0.37484</text:p>
          </table:table-cell>
          <table:table-cell table:formula="of:=[.D156]/[.$N$1]" office:value-type="float" office:value="0.127212532299742" calcext:value-type="float">
            <text:p>0.12721</text:p>
          </table:table-cell>
          <table:table-cell table:formula="of:=[.E156]/[.$N$1]" office:value-type="float" office:value="0.0647932816537468" calcext:value-type="float">
            <text:p>0.06479</text:p>
          </table:table-cell>
          <table:table-cell table:formula="of:=[.F156]/[.$N$1]" office:value-type="float" office:value="0" calcext:value-type="float">
            <text:p>0.00000</text:p>
          </table:table-cell>
          <table:table-cell table:formula="of:=[.G156]/[.$N$1]" office:value-type="float" office:value="0.000534399224806202" calcext:value-type="float">
            <text:p>0.00053</text:p>
          </table:table-cell>
          <table:table-cell table:formula="of:=[.H156]/[.$N$1]" office:value-type="float" office:value="0.192829457364341" calcext:value-type="float">
            <text:p>0.19283</text:p>
          </table:table-cell>
          <table:table-cell table:formula="of:=[.I156]/[.$N$1]" office:value-type="float" office:value="0.0778262273901809" calcext:value-type="float">
            <text:p>0.07783</text:p>
          </table:table-cell>
          <table:table-cell table:formula="of:=[.J156]/[.$N$1]" office:value-type="float" office:value="0" calcext:value-type="float">
            <text:p>0.00000</text:p>
          </table:table-cell>
          <table:table-cell table:formula="of:=SUM([.Q156:.W156])" office:value-type="float" office:value="0.463195897932816" calcext:value-type="float">
            <text:p>0.46320</text:p>
          </table:table-cell>
          <table:table-cell office:value-type="float" office:value="0.346662880588465" calcext:value-type="float">
            <text:p>0.346662880588465</text:p>
          </table:table-cell>
          <table:table-cell table:formula="of:=[.O156]-[.Y156]" office:value-type="float" office:value="0.491030917861148" calcext:value-type="float">
            <text:p>0.491030917861148</text:p>
          </table:table-cell>
          <table:table-cell table:formula="of:=[.P156]+[.Q156]" office:value-type="float" office:value="0.502051033591731" calcext:value-type="float">
            <text:p>0.502051033591731</text:p>
          </table:table-cell>
          <table:table-cell office:value-type="float" office:value="232.1" calcext:value-type="float">
            <text:p>232.1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office:value-type="float" office:value="550.8" calcext:value-type="float">
            <text:p>550.8</text:p>
          </table:table-cell>
          <table:table-cell office:value-type="float" office:value="254.8" calcext:value-type="float">
            <text:p>254.8</text:p>
          </table:table-cell>
          <table:table-cell office:value-type="float" office:value="83.97" calcext:value-type="float">
            <text:p>83.97</text:p>
          </table:table-cell>
          <table:table-cell office:value-type="float" office:value="41.84" calcext:value-type="float">
            <text:p>41.84</text:p>
          </table:table-cell>
          <table:table-cell office:value-type="float" office:value="0" calcext:value-type="float">
            <text:p>0</text:p>
          </table:table-cell>
          <table:table-cell office:value-type="float" office:value="0.3403" calcext:value-type="float">
            <text:p>0.3403</text:p>
          </table:table-cell>
          <table:table-cell office:value-type="float" office:value="120.4" calcext:value-type="float">
            <text:p>120.4</text:p>
          </table:table-cell>
          <table:table-cell office:value-type="float" office:value="49.67" calcext:value-type="float">
            <text:p>49.67</text:p>
          </table:table-cell>
          <table:table-cell office:value-type="float" office:value="0" calcext:value-type="float">
            <text:p>0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7" calcext:value-type="float">
            <text:p>254.7</text:p>
          </table:table-cell>
          <table:table-cell/>
          <table:table-cell table:style-name="ce2" office:value-type="float" office:value="155" calcext:value-type="float">
            <text:p>155</text:p>
          </table:table-cell>
          <table:table-cell table:formula="of:=[.B157]/[.$N$1]" office:value-type="float" office:value="0.88953488372093" calcext:value-type="float">
            <text:p>0.88953</text:p>
          </table:table-cell>
          <table:table-cell table:formula="of:=[.C157]/[.$N$1]" office:value-type="float" office:value="0.411498708010336" calcext:value-type="float">
            <text:p>0.41150</text:p>
          </table:table-cell>
          <table:table-cell table:formula="of:=[.D157]/[.$N$1]" office:value-type="float" office:value="0.135610465116279" calcext:value-type="float">
            <text:p>0.13561</text:p>
          </table:table-cell>
          <table:table-cell table:formula="of:=[.E157]/[.$N$1]" office:value-type="float" office:value="0.0675710594315246" calcext:value-type="float">
            <text:p>0.06757</text:p>
          </table:table-cell>
          <table:table-cell table:formula="of:=[.F157]/[.$N$1]" office:value-type="float" office:value="0" calcext:value-type="float">
            <text:p>0.00000</text:p>
          </table:table-cell>
          <table:table-cell table:formula="of:=[.G157]/[.$N$1]" office:value-type="float" office:value="0.000549580103359173" calcext:value-type="float">
            <text:p>0.00055</text:p>
          </table:table-cell>
          <table:table-cell table:formula="of:=[.H157]/[.$N$1]" office:value-type="float" office:value="0.194444444444444" calcext:value-type="float">
            <text:p>0.19444</text:p>
          </table:table-cell>
          <table:table-cell table:formula="of:=[.I157]/[.$N$1]" office:value-type="float" office:value="0.0802164082687338" calcext:value-type="float">
            <text:p>0.08022</text:p>
          </table:table-cell>
          <table:table-cell table:formula="of:=[.J157]/[.$N$1]" office:value-type="float" office:value="0" calcext:value-type="float">
            <text:p>0.00000</text:p>
          </table:table-cell>
          <table:table-cell table:formula="of:=SUM([.Q157:.W157])" office:value-type="float" office:value="0.478391957364341" calcext:value-type="float">
            <text:p>0.47839</text:p>
          </table:table-cell>
          <table:table-cell office:value-type="float" office:value="0.349831911839988" calcext:value-type="float">
            <text:p>0.349831911839988</text:p>
          </table:table-cell>
          <table:table-cell table:formula="of:=[.O157]-[.Y157]" office:value-type="float" office:value="0.539702971880942" calcext:value-type="float">
            <text:p>0.539702971880942</text:p>
          </table:table-cell>
          <table:table-cell table:formula="of:=[.P157]+[.Q157]" office:value-type="float" office:value="0.547109173126615" calcext:value-type="float">
            <text:p>0.547109173126615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7" calcext:value-type="float">
            <text:p>254.7</text:p>
          </table:table-cell>
          <table:table-cell table:number-columns-repeated="4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office:value-type="float" office:value="578.3" calcext:value-type="float">
            <text:p>578.3</text:p>
          </table:table-cell>
          <table:table-cell office:value-type="float" office:value="273.9" calcext:value-type="float">
            <text:p>273.9</text:p>
          </table:table-cell>
          <table:table-cell office:value-type="float" office:value="89.66" calcext:value-type="float">
            <text:p>89.66</text:p>
          </table:table-cell>
          <table:table-cell office:value-type="float" office:value="43.78" calcext:value-type="float">
            <text:p>43.78</text:p>
          </table:table-cell>
          <table:table-cell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office:value-type="float" office:value="120.8" calcext:value-type="float">
            <text:p>120.8</text:p>
          </table:table-cell>
          <table:table-cell office:value-type="float" office:value="50.06" calcext:value-type="float">
            <text:p>5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3.9" calcext:value-type="float">
            <text:p>273.9</text:p>
          </table:table-cell>
          <table:table-cell/>
          <table:table-cell table:style-name="ce2" office:value-type="float" office:value="156" calcext:value-type="float">
            <text:p>156</text:p>
          </table:table-cell>
          <table:table-cell table:formula="of:=[.B158]/[.$N$1]" office:value-type="float" office:value="0.933947028423772" calcext:value-type="float">
            <text:p>0.93395</text:p>
          </table:table-cell>
          <table:table-cell table:formula="of:=[.C158]/[.$N$1]" office:value-type="float" office:value="0.44234496124031" calcext:value-type="float">
            <text:p>0.44234</text:p>
          </table:table-cell>
          <table:table-cell table:formula="of:=[.D158]/[.$N$1]" office:value-type="float" office:value="0.144799741602067" calcext:value-type="float">
            <text:p>0.14480</text:p>
          </table:table-cell>
          <table:table-cell table:formula="of:=[.E158]/[.$N$1]" office:value-type="float" office:value="0.0707041343669251" calcext:value-type="float">
            <text:p>0.07070</text:p>
          </table:table-cell>
          <table:table-cell table:formula="of:=[.F158]/[.$N$1]" office:value-type="float" office:value="0" calcext:value-type="float">
            <text:p>0.00000</text:p>
          </table:table-cell>
          <table:table-cell table:formula="of:=[.G158]/[.$N$1]" office:value-type="float" office:value="0.00050968992248062" calcext:value-type="float">
            <text:p>0.00051</text:p>
          </table:table-cell>
          <table:table-cell table:formula="of:=[.H158]/[.$N$1]" office:value-type="float" office:value="0.195090439276486" calcext:value-type="float">
            <text:p>0.19509</text:p>
          </table:table-cell>
          <table:table-cell table:formula="of:=[.I158]/[.$N$1]" office:value-type="float" office:value="0.0808462532299742" calcext:value-type="float">
            <text:p>0.08085</text:p>
          </table:table-cell>
          <table:table-cell table:formula="of:=[.J158]/[.$N$1]" office:value-type="float" office:value="0" calcext:value-type="float">
            <text:p>0.00000</text:p>
          </table:table-cell>
          <table:table-cell table:formula="of:=SUM([.Q158:.W158])" office:value-type="float" office:value="0.491950258397933" calcext:value-type="float">
            <text:p>0.49195</text:p>
          </table:table-cell>
          <table:table-cell office:value-type="float" office:value="0.353000943091512" calcext:value-type="float">
            <text:p>0.353000943091512</text:p>
          </table:table-cell>
          <table:table-cell table:formula="of:=[.O158]-[.Y158]" office:value-type="float" office:value="0.580946085332261" calcext:value-type="float">
            <text:p>0.580946085332261</text:p>
          </table:table-cell>
          <table:table-cell table:formula="of:=[.P158]+[.Q158]" office:value-type="float" office:value="0.587144702842377" calcext:value-type="float">
            <text:p>0.587144702842377</text:p>
          </table:table-cell>
          <table:table-cell table:number-columns-repeated="2" office:value-type="float" office:value="273.9" calcext:value-type="float">
            <text:p>273.9</text:p>
          </table:table-cell>
          <table:table-cell table:number-columns-repeated="4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office:value-type="float" office:value="602.2" calcext:value-type="float">
            <text:p>602.2</text:p>
          </table:table-cell>
          <table:table-cell office:value-type="float" office:value="288.4" calcext:value-type="float">
            <text:p>288.4</text:p>
          </table:table-cell>
          <table:table-cell office:value-type="float" office:value="94.48" calcext:value-type="float">
            <text:p>94.48</text:p>
          </table:table-cell>
          <table:table-cell office:value-type="float" office:value="44.78" calcext:value-type="float">
            <text:p>44.78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office:value-type="float" office:value="124.2" calcext:value-type="float">
            <text:p>124.2</text:p>
          </table:table-cell>
          <table:table-cell office:value-type="float" office:value="50.33" calcext:value-type="float">
            <text:p>50.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.4" calcext:value-type="float">
            <text:p>288.4</text:p>
          </table:table-cell>
          <table:table-cell/>
          <table:table-cell table:style-name="ce2" office:value-type="float" office:value="157" calcext:value-type="float">
            <text:p>157</text:p>
          </table:table-cell>
          <table:table-cell table:formula="of:=[.B159]/[.$N$1]" office:value-type="float" office:value="0.972545219638243" calcext:value-type="float">
            <text:p>0.97255</text:p>
          </table:table-cell>
          <table:table-cell table:formula="of:=[.C159]/[.$N$1]" office:value-type="float" office:value="0.465762273901809" calcext:value-type="float">
            <text:p>0.46576</text:p>
          </table:table-cell>
          <table:table-cell table:formula="of:=[.D159]/[.$N$1]" office:value-type="float" office:value="0.152583979328165" calcext:value-type="float">
            <text:p>0.15258</text:p>
          </table:table-cell>
          <table:table-cell table:formula="of:=[.E159]/[.$N$1]" office:value-type="float" office:value="0.0723191214470284" calcext:value-type="float">
            <text:p>0.07232</text:p>
          </table:table-cell>
          <table:table-cell table:formula="of:=[.F159]/[.$N$1]" office:value-type="float" office:value="0" calcext:value-type="float">
            <text:p>0.00000</text:p>
          </table:table-cell>
          <table:table-cell table:formula="of:=[.G159]/[.$N$1]" office:value-type="float" office:value="0.000544250645994832" calcext:value-type="float">
            <text:p>0.00054</text:p>
          </table:table-cell>
          <table:table-cell table:formula="of:=[.H159]/[.$N$1]" office:value-type="float" office:value="0.200581395348837" calcext:value-type="float">
            <text:p>0.20058</text:p>
          </table:table-cell>
          <table:table-cell table:formula="of:=[.I159]/[.$N$1]" office:value-type="float" office:value="0.0812822997416021" calcext:value-type="float">
            <text:p>0.08128</text:p>
          </table:table-cell>
          <table:table-cell table:formula="of:=[.J159]/[.$N$1]" office:value-type="float" office:value="0" calcext:value-type="float">
            <text:p>0.00000</text:p>
          </table:table-cell>
          <table:table-cell table:formula="of:=SUM([.Q159:.W159])" office:value-type="float" office:value="0.507311046511628" calcext:value-type="float">
            <text:p>0.50731</text:p>
          </table:table-cell>
          <table:table-cell office:value-type="float" office:value="0.356169974343035" calcext:value-type="float">
            <text:p>0.356169974343035</text:p>
          </table:table-cell>
          <table:table-cell table:formula="of:=[.O159]-[.Y159]" office:value-type="float" office:value="0.616375245295208" calcext:value-type="float">
            <text:p>0.616375245295208</text:p>
          </table:table-cell>
          <table:table-cell table:formula="of:=[.P159]+[.Q159]" office:value-type="float" office:value="0.618346253229974" calcext:value-type="float">
            <text:p>0.618346253229974</text:p>
          </table:table-cell>
          <table:table-cell table:number-columns-repeated="2" office:value-type="float" office:value="288.4" calcext:value-type="float">
            <text:p>288.4</text:p>
          </table:table-cell>
          <table:table-cell table:number-columns-repeated="4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office:value-type="float" office:value="614" calcext:value-type="float">
            <text:p>614</text:p>
          </table:table-cell>
          <table:table-cell office:value-type="float" office:value="297.5" calcext:value-type="float">
            <text:p>297.5</text:p>
          </table:table-cell>
          <table:table-cell office:value-type="float" office:value="96.09" calcext:value-type="float">
            <text:p>96.09</text:p>
          </table:table-cell>
          <table:table-cell office:value-type="float" office:value="45.95" calcext:value-type="float">
            <text:p>45.95</text:p>
          </table:table-cell>
          <table:table-cell office:value-type="float" office:value="0" calcext:value-type="float">
            <text:p>0</text:p>
          </table:table-cell>
          <table:table-cell office:value-type="float" office:value="0.3204" calcext:value-type="float">
            <text:p>0.3204</text:p>
          </table:table-cell>
          <table:table-cell office:value-type="float" office:value="124" calcext:value-type="float">
            <text:p>124</text:p>
          </table:table-cell>
          <table:table-cell office:value-type="float" office:value="50.48" calcext:value-type="float">
            <text:p>5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7.5" calcext:value-type="float">
            <text:p>297.5</text:p>
          </table:table-cell>
          <table:table-cell/>
          <table:table-cell table:style-name="ce2" office:value-type="float" office:value="158" calcext:value-type="float">
            <text:p>158</text:p>
          </table:table-cell>
          <table:table-cell table:formula="of:=[.B160]/[.$N$1]" office:value-type="float" office:value="0.991602067183462" calcext:value-type="float">
            <text:p>0.99160</text:p>
          </table:table-cell>
          <table:table-cell table:formula="of:=[.C160]/[.$N$1]" office:value-type="float" office:value="0.480458656330749" calcext:value-type="float">
            <text:p>0.48046</text:p>
          </table:table-cell>
          <table:table-cell table:formula="of:=[.D160]/[.$N$1]" office:value-type="float" office:value="0.155184108527132" calcext:value-type="float">
            <text:p>0.15518</text:p>
          </table:table-cell>
          <table:table-cell table:formula="of:=[.E160]/[.$N$1]" office:value-type="float" office:value="0.0742086563307494" calcext:value-type="float">
            <text:p>0.07421</text:p>
          </table:table-cell>
          <table:table-cell table:formula="of:=[.F160]/[.$N$1]" office:value-type="float" office:value="0" calcext:value-type="float">
            <text:p>0.00000</text:p>
          </table:table-cell>
          <table:table-cell table:formula="of:=[.G160]/[.$N$1]" office:value-type="float" office:value="0.000517441860465116" calcext:value-type="float">
            <text:p>0.00052</text:p>
          </table:table-cell>
          <table:table-cell table:formula="of:=[.H160]/[.$N$1]" office:value-type="float" office:value="0.200258397932817" calcext:value-type="float">
            <text:p>0.20026</text:p>
          </table:table-cell>
          <table:table-cell table:formula="of:=[.I160]/[.$N$1]" office:value-type="float" office:value="0.0815245478036176" calcext:value-type="float">
            <text:p>0.08152</text:p>
          </table:table-cell>
          <table:table-cell table:formula="of:=[.J160]/[.$N$1]" office:value-type="float" office:value="0" calcext:value-type="float">
            <text:p>0.00000</text:p>
          </table:table-cell>
          <table:table-cell table:formula="of:=SUM([.Q160:.W160])" office:value-type="float" office:value="0.51169315245478" calcext:value-type="float">
            <text:p>0.51169</text:p>
          </table:table-cell>
          <table:table-cell office:value-type="float" office:value="0.359339005594559" calcext:value-type="float">
            <text:p>0.359339005594559</text:p>
          </table:table-cell>
          <table:table-cell table:formula="of:=[.O160]-[.Y160]" office:value-type="float" office:value="0.632263061588904" calcext:value-type="float">
            <text:p>0.632263061588904</text:p>
          </table:table-cell>
          <table:table-cell table:formula="of:=[.P160]+[.Q160]" office:value-type="float" office:value="0.635642764857881" calcext:value-type="float">
            <text:p>0.635642764857881</text:p>
          </table:table-cell>
          <table:table-cell table:number-columns-repeated="2" office:value-type="float" office:value="297.5" calcext:value-type="float">
            <text:p>297.5</text:p>
          </table:table-cell>
          <table:table-cell table:number-columns-repeated="4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office:value-type="float" office:value="619.2" calcext:value-type="float">
            <text:p>619.2</text:p>
          </table:table-cell>
          <table:table-cell office:value-type="float" office:value="299.9" calcext:value-type="float">
            <text:p>299.9</text:p>
          </table:table-cell>
          <table:table-cell office:value-type="float" office:value="97.18" calcext:value-type="float">
            <text:p>97.18</text:p>
          </table:table-cell>
          <table:table-cell office:value-type="float" office:value="45.76" calcext:value-type="float">
            <text:p>45.76</text:p>
          </table:table-cell>
          <table:table-cell office:value-type="float" office:value="0" calcext:value-type="float">
            <text:p>0</text:p>
          </table:table-cell>
          <table:table-cell office:value-type="float" office:value="0.3285" calcext:value-type="float">
            <text:p>0.3285</text:p>
          </table:table-cell>
          <table:table-cell office:value-type="float" office:value="124" calcext:value-type="float">
            <text:p>124</text:p>
          </table:table-cell>
          <table:table-cell office:value-type="float" office:value="52.28" calcext:value-type="float">
            <text:p>52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9.9" calcext:value-type="float">
            <text:p>299.9</text:p>
          </table:table-cell>
          <table:table-cell/>
          <table:table-cell table:style-name="ce2" office:value-type="float" office:value="159" calcext:value-type="float">
            <text:p>159</text:p>
          </table:table-cell>
          <table:table-cell table:formula="of:=[.B161]/[.$N$1]" office:value-type="float" office:value="1" calcext:value-type="float">
            <text:p>1.00000</text:p>
          </table:table-cell>
          <table:table-cell table:formula="of:=[.C161]/[.$N$1]" office:value-type="float" office:value="0.484334625322997" calcext:value-type="float">
            <text:p>0.48433</text:p>
          </table:table-cell>
          <table:table-cell table:formula="of:=[.D161]/[.$N$1]" office:value-type="float" office:value="0.156944444444444" calcext:value-type="float">
            <text:p>0.15694</text:p>
          </table:table-cell>
          <table:table-cell table:formula="of:=[.E161]/[.$N$1]" office:value-type="float" office:value="0.0739018087855297" calcext:value-type="float">
            <text:p>0.07390</text:p>
          </table:table-cell>
          <table:table-cell table:formula="of:=[.F161]/[.$N$1]" office:value-type="float" office:value="0" calcext:value-type="float">
            <text:p>0.00000</text:p>
          </table:table-cell>
          <table:table-cell table:formula="of:=[.G161]/[.$N$1]" office:value-type="float" office:value="0.000530523255813953" calcext:value-type="float">
            <text:p>0.00053</text:p>
          </table:table-cell>
          <table:table-cell table:formula="of:=[.H161]/[.$N$1]" office:value-type="float" office:value="0.200258397932817" calcext:value-type="float">
            <text:p>0.20026</text:p>
          </table:table-cell>
          <table:table-cell table:formula="of:=[.I161]/[.$N$1]" office:value-type="float" office:value="0.0844315245478036" calcext:value-type="float">
            <text:p>0.08443</text:p>
          </table:table-cell>
          <table:table-cell table:formula="of:=[.J161]/[.$N$1]" office:value-type="float" office:value="0" calcext:value-type="float">
            <text:p>0.00000</text:p>
          </table:table-cell>
          <table:table-cell table:formula="of:=SUM([.Q161:.W161])" office:value-type="float" office:value="0.516066698966408" calcext:value-type="float">
            <text:p>0.51607</text:p>
          </table:table-cell>
          <table:table-cell office:value-type="float" office:value="0.362508036846083" calcext:value-type="float">
            <text:p>0.362508036846083</text:p>
          </table:table-cell>
          <table:table-cell table:formula="of:=[.O161]-[.Y161]" office:value-type="float" office:value="0.637491963153918" calcext:value-type="float">
            <text:p>0.637491963153918</text:p>
          </table:table-cell>
          <table:table-cell table:formula="of:=[.P161]+[.Q161]" office:value-type="float" office:value="0.641279069767442" calcext:value-type="float">
            <text:p>0.641279069767442</text:p>
          </table:table-cell>
          <table:table-cell table:number-columns-repeated="2" office:value-type="float" office:value="299.9" calcext:value-type="float">
            <text:p>299.9</text:p>
          </table:table-cell>
          <table:table-cell table:number-columns-repeated="4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office:value-type="float" office:value="616.5" calcext:value-type="float">
            <text:p>616.5</text:p>
          </table:table-cell>
          <table:table-cell office:value-type="float" office:value="296.5" calcext:value-type="float">
            <text:p>296.5</text:p>
          </table:table-cell>
          <table:table-cell office:value-type="float" office:value="96.27" calcext:value-type="float">
            <text:p>96.27</text:p>
          </table:table-cell>
          <table:table-cell office:value-type="float" office:value="44.53" calcext:value-type="float">
            <text:p>44.53</text:p>
          </table:table-cell>
          <table:table-cell office:value-type="float" office:value="0" calcext:value-type="float">
            <text:p>0</text:p>
          </table:table-cell>
          <table:table-cell office:value-type="float" office:value="0.3157" calcext:value-type="float">
            <text:p>0.3157</text:p>
          </table:table-cell>
          <table:table-cell office:value-type="float" office:value="127.4" calcext:value-type="float">
            <text:p>127.4</text:p>
          </table:table-cell>
          <table:table-cell office:value-type="float" office:value="51.81" calcext:value-type="float">
            <text:p>51.81</text:p>
          </table:table-cell>
          <table:table-cell office:value-type="float" office:value="0" calcext:value-type="float">
            <text:p>0</text:p>
          </table:table-cell>
          <table:table-cell office:value-type="float" office:value="296.5" calcext:value-type="float">
            <text:p>296.5</text:p>
          </table:table-cell>
          <table:table-cell office:value-type="float" office:value="296.4" calcext:value-type="float">
            <text:p>296.4</text:p>
          </table:table-cell>
          <table:table-cell/>
          <table:table-cell table:style-name="ce2" office:value-type="float" office:value="160" calcext:value-type="float">
            <text:p>160</text:p>
          </table:table-cell>
          <table:table-cell table:formula="of:=[.B162]/[.$N$1]" office:value-type="float" office:value="0.995639534883721" calcext:value-type="float">
            <text:p>0.99564</text:p>
          </table:table-cell>
          <table:table-cell table:formula="of:=[.C162]/[.$N$1]" office:value-type="float" office:value="0.478843669250646" calcext:value-type="float">
            <text:p>0.47884</text:p>
          </table:table-cell>
          <table:table-cell table:formula="of:=[.D162]/[.$N$1]" office:value-type="float" office:value="0.15547480620155" calcext:value-type="float">
            <text:p>0.15547</text:p>
          </table:table-cell>
          <table:table-cell table:formula="of:=[.E162]/[.$N$1]" office:value-type="float" office:value="0.0719153746770026" calcext:value-type="float">
            <text:p>0.07192</text:p>
          </table:table-cell>
          <table:table-cell table:formula="of:=[.F162]/[.$N$1]" office:value-type="float" office:value="0" calcext:value-type="float">
            <text:p>0.00000</text:p>
          </table:table-cell>
          <table:table-cell table:formula="of:=[.G162]/[.$N$1]" office:value-type="float" office:value="0.00050985142118863" calcext:value-type="float">
            <text:p>0.00051</text:p>
          </table:table-cell>
          <table:table-cell table:formula="of:=[.H162]/[.$N$1]" office:value-type="float" office:value="0.205749354005168" calcext:value-type="float">
            <text:p>0.20575</text:p>
          </table:table-cell>
          <table:table-cell table:formula="of:=[.I162]/[.$N$1]" office:value-type="float" office:value="0.083672480620155" calcext:value-type="float">
            <text:p>0.08367</text:p>
          </table:table-cell>
          <table:table-cell table:formula="of:=[.J162]/[.$N$1]" office:value-type="float" office:value="0" calcext:value-type="float">
            <text:p>0.00000</text:p>
          </table:table-cell>
          <table:table-cell table:formula="of:=SUM([.Q162:.W162])" office:value-type="float" office:value="0.517321866925065" calcext:value-type="float">
            <text:p>0.51732</text:p>
          </table:table-cell>
          <table:table-cell office:value-type="float" office:value="0.365677068097606" calcext:value-type="float">
            <text:p>0.365677068097606</text:p>
          </table:table-cell>
          <table:table-cell table:formula="of:=[.O162]-[.Y162]" office:value-type="float" office:value="0.629962466786115" calcext:value-type="float">
            <text:p>0.629962466786115</text:p>
          </table:table-cell>
          <table:table-cell table:formula="of:=[.P162]+[.Q162]" office:value-type="float" office:value="0.634318475452196" calcext:value-type="float">
            <text:p>0.634318475452196</text:p>
          </table:table-cell>
          <table:table-cell office:value-type="float" office:value="296.5" calcext:value-type="float">
            <text:p>296.5</text:p>
          </table:table-cell>
          <table:table-cell office:value-type="float" office:value="296.4" calcext:value-type="float">
            <text:p>296.4</text:p>
          </table:table-cell>
          <table:table-cell table:number-columns-repeated="4"/>
        </table:table-row>
        <table:table-row table:style-name="ro1">
          <table:table-cell table:style-name="pd1" office:value-type="float" office:value="161" calcext:value-type="float">
            <text:p>161</text:p>
          </table:table-cell>
          <table:table-cell office:value-type="float" office:value="606.2" calcext:value-type="float">
            <text:p>606.2</text:p>
          </table:table-cell>
          <table:table-cell office:value-type="float" office:value="286.9" calcext:value-type="float">
            <text:p>286.9</text:p>
          </table:table-cell>
          <table:table-cell office:value-type="float" office:value="93.44" calcext:value-type="float">
            <text:p>93.44</text:p>
          </table:table-cell>
          <table:table-cell office:value-type="float" office:value="44.09" calcext:value-type="float">
            <text:p>44.09</text:p>
          </table:table-cell>
          <table:table-cell office:value-type="float" office:value="0" calcext:value-type="float">
            <text:p>0</text:p>
          </table:table-cell>
          <table:table-cell office:value-type="float" office:value="0.3347" calcext:value-type="float">
            <text:p>0.3347</text:p>
          </table:table-cell>
          <table:table-cell office:value-type="float" office:value="129.6" calcext:value-type="float">
            <text:p>129.6</text:p>
          </table:table-cell>
          <table:table-cell office:value-type="float" office:value="52.09" calcext:value-type="float">
            <text:p>52.09</text:p>
          </table:table-cell>
          <table:table-cell office:value-type="float" office:value="0" calcext:value-type="float">
            <text:p>0</text:p>
          </table:table-cell>
          <table:table-cell office:value-type="float" office:value="286.9" calcext:value-type="float">
            <text:p>286.9</text:p>
          </table:table-cell>
          <table:table-cell office:value-type="float" office:value="286.8" calcext:value-type="float">
            <text:p>286.8</text:p>
          </table:table-cell>
          <table:table-cell/>
          <table:table-cell table:style-name="ce2" office:value-type="float" office:value="161" calcext:value-type="float">
            <text:p>161</text:p>
          </table:table-cell>
          <table:table-cell table:formula="of:=[.B163]/[.$N$1]" office:value-type="float" office:value="0.979005167958656" calcext:value-type="float">
            <text:p>0.97901</text:p>
          </table:table-cell>
          <table:table-cell table:formula="of:=[.C163]/[.$N$1]" office:value-type="float" office:value="0.463339793281654" calcext:value-type="float">
            <text:p>0.46334</text:p>
          </table:table-cell>
          <table:table-cell table:formula="of:=[.D163]/[.$N$1]" office:value-type="float" office:value="0.150904392764858" calcext:value-type="float">
            <text:p>0.15090</text:p>
          </table:table-cell>
          <table:table-cell table:formula="of:=[.E163]/[.$N$1]" office:value-type="float" office:value="0.0712047803617571" calcext:value-type="float">
            <text:p>0.07120</text:p>
          </table:table-cell>
          <table:table-cell table:formula="of:=[.F163]/[.$N$1]" office:value-type="float" office:value="0" calcext:value-type="float">
            <text:p>0.00000</text:p>
          </table:table-cell>
          <table:table-cell table:formula="of:=[.G163]/[.$N$1]" office:value-type="float" office:value="0.000540536175710594" calcext:value-type="float">
            <text:p>0.00054</text:p>
          </table:table-cell>
          <table:table-cell table:formula="of:=[.H163]/[.$N$1]" office:value-type="float" office:value="0.209302325581395" calcext:value-type="float">
            <text:p>0.20930</text:p>
          </table:table-cell>
          <table:table-cell table:formula="of:=[.I163]/[.$N$1]" office:value-type="float" office:value="0.084124677002584" calcext:value-type="float">
            <text:p>0.08412</text:p>
          </table:table-cell>
          <table:table-cell table:formula="of:=[.J163]/[.$N$1]" office:value-type="float" office:value="0" calcext:value-type="float">
            <text:p>0.00000</text:p>
          </table:table-cell>
          <table:table-cell table:formula="of:=SUM([.Q163:.W163])" office:value-type="float" office:value="0.516076711886305" calcext:value-type="float">
            <text:p>0.51608</text:p>
          </table:table-cell>
          <table:table-cell office:value-type="float" office:value="0.36884609934913" calcext:value-type="float">
            <text:p>0.36884609934913</text:p>
          </table:table-cell>
          <table:table-cell table:formula="of:=[.O163]-[.Y163]" office:value-type="float" office:value="0.610159068609527" calcext:value-type="float">
            <text:p>0.610159068609527</text:p>
          </table:table-cell>
          <table:table-cell table:formula="of:=[.P163]+[.Q163]" office:value-type="float" office:value="0.614244186046512" calcext:value-type="float">
            <text:p>0.614244186046512</text:p>
          </table:table-cell>
          <table:table-cell office:value-type="float" office:value="286.9" calcext:value-type="float">
            <text:p>286.9</text:p>
          </table:table-cell>
          <table:table-cell office:value-type="float" office:value="286.8" calcext:value-type="float">
            <text:p>286.8</text:p>
          </table:table-cell>
          <table:table-cell table:number-columns-repeated="4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office:value-type="float" office:value="587" calcext:value-type="float">
            <text:p>587</text:p>
          </table:table-cell>
          <table:table-cell office:value-type="float" office:value="271.8" calcext:value-type="float">
            <text:p>271.8</text:p>
          </table:table-cell>
          <table:table-cell office:value-type="float" office:value="89.18" calcext:value-type="float">
            <text:p>89.18</text:p>
          </table:table-cell>
          <table:table-cell office:value-type="float" office:value="41.94" calcext:value-type="float">
            <text:p>41.94</text:p>
          </table:table-cell>
          <table:table-cell office:value-type="float" office:value="0" calcext:value-type="float">
            <text:p>0</text:p>
          </table:table-cell>
          <table:table-cell office:value-type="float" office:value="0.3383" calcext:value-type="float">
            <text:p>0.3383</text:p>
          </table:table-cell>
          <table:table-cell office:value-type="float" office:value="130.8" calcext:value-type="float">
            <text:p>130.8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1.8" calcext:value-type="float">
            <text:p>271.8</text:p>
          </table:table-cell>
          <table:table-cell/>
          <table:table-cell table:style-name="ce2" office:value-type="float" office:value="162" calcext:value-type="float">
            <text:p>162</text:p>
          </table:table-cell>
          <table:table-cell table:formula="of:=[.B164]/[.$N$1]" office:value-type="float" office:value="0.947997416020672" calcext:value-type="float">
            <text:p>0.94800</text:p>
          </table:table-cell>
          <table:table-cell table:formula="of:=[.C164]/[.$N$1]" office:value-type="float" office:value="0.438953488372093" calcext:value-type="float">
            <text:p>0.43895</text:p>
          </table:table-cell>
          <table:table-cell table:formula="of:=[.D164]/[.$N$1]" office:value-type="float" office:value="0.144024547803618" calcext:value-type="float">
            <text:p>0.14402</text:p>
          </table:table-cell>
          <table:table-cell table:formula="of:=[.E164]/[.$N$1]" office:value-type="float" office:value="0.0677325581395349" calcext:value-type="float">
            <text:p>0.06773</text:p>
          </table:table-cell>
          <table:table-cell table:formula="of:=[.F164]/[.$N$1]" office:value-type="float" office:value="0" calcext:value-type="float">
            <text:p>0.00000</text:p>
          </table:table-cell>
          <table:table-cell table:formula="of:=[.G164]/[.$N$1]" office:value-type="float" office:value="0.000546350129198966" calcext:value-type="float">
            <text:p>0.00055</text:p>
          </table:table-cell>
          <table:table-cell table:formula="of:=[.H164]/[.$N$1]" office:value-type="float" office:value="0.211240310077519" calcext:value-type="float">
            <text:p>0.21124</text:p>
          </table:table-cell>
          <table:table-cell table:formula="of:=[.I164]/[.$N$1]" office:value-type="float" office:value="0.0859173126614987" calcext:value-type="float">
            <text:p>0.08592</text:p>
          </table:table-cell>
          <table:table-cell table:formula="of:=[.J164]/[.$N$1]" office:value-type="float" office:value="0" calcext:value-type="float">
            <text:p>0.00000</text:p>
          </table:table-cell>
          <table:table-cell table:formula="of:=SUM([.Q164:.W164])" office:value-type="float" office:value="0.50946107881137" calcext:value-type="float">
            <text:p>0.50946</text:p>
          </table:table-cell>
          <table:table-cell office:value-type="float" office:value="0.372015130600653" calcext:value-type="float">
            <text:p>0.372015130600653</text:p>
          </table:table-cell>
          <table:table-cell table:formula="of:=[.O164]-[.Y164]" office:value-type="float" office:value="0.575982285420019" calcext:value-type="float">
            <text:p>0.575982285420019</text:p>
          </table:table-cell>
          <table:table-cell table:formula="of:=[.P164]+[.Q164]" office:value-type="float" office:value="0.582978036175711" calcext:value-type="float">
            <text:p>0.582978036175711</text:p>
          </table:table-cell>
          <table:table-cell table:number-columns-repeated="2" office:value-type="float" office:value="271.8" calcext:value-type="float">
            <text:p>271.8</text:p>
          </table:table-cell>
          <table:table-cell table:number-columns-repeated="4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office:value-type="float" office:value="562.4" calcext:value-type="float">
            <text:p>562.4</text:p>
          </table:table-cell>
          <table:table-cell office:value-type="float" office:value="251.9" calcext:value-type="float">
            <text:p>251.9</text:p>
          </table:table-cell>
          <table:table-cell office:value-type="float" office:value="84.63" calcext:value-type="float">
            <text:p>84.63</text:p>
          </table:table-cell>
          <table:table-cell office:value-type="float" office:value="39.97" calcext:value-type="float">
            <text:p>39.97</text:p>
          </table:table-cell>
          <table:table-cell office:value-type="float" office:value="0" calcext:value-type="float">
            <text:p>0</text:p>
          </table:table-cell>
          <table:table-cell office:value-type="float" office:value="0.3206" calcext:value-type="float">
            <text:p>0.3206</text:p>
          </table:table-cell>
          <table:table-cell office:value-type="float" office:value="132.9" calcext:value-type="float">
            <text:p>132.9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.9" calcext:value-type="float">
            <text:p>251.9</text:p>
          </table:table-cell>
          <table:table-cell/>
          <table:table-cell table:style-name="ce2" office:value-type="float" office:value="163" calcext:value-type="float">
            <text:p>163</text:p>
          </table:table-cell>
          <table:table-cell table:formula="of:=[.B165]/[.$N$1]" office:value-type="float" office:value="0.908268733850129" calcext:value-type="float">
            <text:p>0.90827</text:p>
          </table:table-cell>
          <table:table-cell table:formula="of:=[.C165]/[.$N$1]" office:value-type="float" office:value="0.406815245478036" calcext:value-type="float">
            <text:p>0.40682</text:p>
          </table:table-cell>
          <table:table-cell table:formula="of:=[.D165]/[.$N$1]" office:value-type="float" office:value="0.136676356589147" calcext:value-type="float">
            <text:p>0.13668</text:p>
          </table:table-cell>
          <table:table-cell table:formula="of:=[.E165]/[.$N$1]" office:value-type="float" office:value="0.0645510335917313" calcext:value-type="float">
            <text:p>0.06455</text:p>
          </table:table-cell>
          <table:table-cell table:formula="of:=[.F165]/[.$N$1]" office:value-type="float" office:value="0" calcext:value-type="float">
            <text:p>0.00000</text:p>
          </table:table-cell>
          <table:table-cell table:formula="of:=[.G165]/[.$N$1]" office:value-type="float" office:value="0.000517764857881137" calcext:value-type="float">
            <text:p>0.00052</text:p>
          </table:table-cell>
          <table:table-cell table:formula="of:=[.H165]/[.$N$1]" office:value-type="float" office:value="0.214631782945736" calcext:value-type="float">
            <text:p>0.21463</text:p>
          </table:table-cell>
          <table:table-cell table:formula="of:=[.I165]/[.$N$1]" office:value-type="float" office:value="0.0854328165374677" calcext:value-type="float">
            <text:p>0.08543</text:p>
          </table:table-cell>
          <table:table-cell table:formula="of:=[.J165]/[.$N$1]" office:value-type="float" office:value="0" calcext:value-type="float">
            <text:p>0.00000</text:p>
          </table:table-cell>
          <table:table-cell table:formula="of:=SUM([.Q165:.W165])" office:value-type="float" office:value="0.501809754521964" calcext:value-type="float">
            <text:p>0.50181</text:p>
          </table:table-cell>
          <table:table-cell office:value-type="float" office:value="0.375184161852177" calcext:value-type="float">
            <text:p>0.375184161852177</text:p>
          </table:table-cell>
          <table:table-cell table:formula="of:=[.O165]-[.Y165]" office:value-type="float" office:value="0.533084571997952" calcext:value-type="float">
            <text:p>0.533084571997952</text:p>
          </table:table-cell>
          <table:table-cell table:formula="of:=[.P165]+[.Q165]" office:value-type="float" office:value="0.543491602067183" calcext:value-type="float">
            <text:p>0.543491602067183</text:p>
          </table:table-cell>
          <table:table-cell table:number-columns-repeated="2" office:value-type="float" office:value="251.9" calcext:value-type="float">
            <text:p>251.9</text:p>
          </table:table-cell>
          <table:table-cell table:number-columns-repeated="4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office:value-type="float" office:value="533.1" calcext:value-type="float">
            <text:p>533.1</text:p>
          </table:table-cell>
          <table:table-cell office:value-type="float" office:value="228.8" calcext:value-type="float">
            <text:p>228.8</text:p>
          </table:table-cell>
          <table:table-cell office:value-type="float" office:value="78" calcext:value-type="float">
            <text:p>78</text:p>
          </table:table-cell>
          <table:table-cell office:value-type="float" office:value="37.07" calcext:value-type="float">
            <text:p>37.07</text:p>
          </table:table-cell>
          <table:table-cell office:value-type="float" office:value="0" calcext:value-type="float">
            <text:p>0</text:p>
          </table:table-cell>
          <table:table-cell office:value-type="float" office:value="0.3315" calcext:value-type="float">
            <text:p>0.3315</text:p>
          </table:table-cell>
          <table:table-cell office:value-type="float" office:value="136.3" calcext:value-type="float">
            <text:p>136.3</text:p>
          </table:table-cell>
          <table:table-cell office:value-type="float" office:value="52.75" calcext:value-type="float">
            <text:p>52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.8" calcext:value-type="float">
            <text:p>228.8</text:p>
          </table:table-cell>
          <table:table-cell/>
          <table:table-cell table:style-name="ce2" office:value-type="float" office:value="164" calcext:value-type="float">
            <text:p>164</text:p>
          </table:table-cell>
          <table:table-cell table:formula="of:=[.B166]/[.$N$1]" office:value-type="float" office:value="0.860949612403101" calcext:value-type="float">
            <text:p>0.86095</text:p>
          </table:table-cell>
          <table:table-cell table:formula="of:=[.C166]/[.$N$1]" office:value-type="float" office:value="0.369509043927649" calcext:value-type="float">
            <text:p>0.36951</text:p>
          </table:table-cell>
          <table:table-cell table:formula="of:=[.D166]/[.$N$1]" office:value-type="float" office:value="0.125968992248062" calcext:value-type="float">
            <text:p>0.12597</text:p>
          </table:table-cell>
          <table:table-cell table:formula="of:=[.E166]/[.$N$1]" office:value-type="float" office:value="0.0598675710594315" calcext:value-type="float">
            <text:p>0.05987</text:p>
          </table:table-cell>
          <table:table-cell table:formula="of:=[.F166]/[.$N$1]" office:value-type="float" office:value="0" calcext:value-type="float">
            <text:p>0.00000</text:p>
          </table:table-cell>
          <table:table-cell table:formula="of:=[.G166]/[.$N$1]" office:value-type="float" office:value="0.000535368217054264" calcext:value-type="float">
            <text:p>0.00054</text:p>
          </table:table-cell>
          <table:table-cell table:formula="of:=[.H166]/[.$N$1]" office:value-type="float" office:value="0.220122739018088" calcext:value-type="float">
            <text:p>0.22012</text:p>
          </table:table-cell>
          <table:table-cell table:formula="of:=[.I166]/[.$N$1]" office:value-type="float" office:value="0.0851905684754522" calcext:value-type="float">
            <text:p>0.08519</text:p>
          </table:table-cell>
          <table:table-cell table:formula="of:=[.J166]/[.$N$1]" office:value-type="float" office:value="0" calcext:value-type="float">
            <text:p>0.00000</text:p>
          </table:table-cell>
          <table:table-cell table:formula="of:=SUM([.Q166:.W166])" office:value-type="float" office:value="0.491685239018088" calcext:value-type="float">
            <text:p>0.49169</text:p>
          </table:table-cell>
          <table:table-cell office:value-type="float" office:value="0.3783531931037" calcext:value-type="float">
            <text:p>0.3783531931037</text:p>
          </table:table-cell>
          <table:table-cell table:formula="of:=[.O166]-[.Y166]" office:value-type="float" office:value="0.4825964192994" calcext:value-type="float">
            <text:p>0.4825964192994</text:p>
          </table:table-cell>
          <table:table-cell table:formula="of:=[.P166]+[.Q166]" office:value-type="float" office:value="0.495478036175711" calcext:value-type="float">
            <text:p>0.495478036175711</text:p>
          </table:table-cell>
          <table:table-cell table:number-columns-repeated="2" office:value-type="float" office:value="228.8" calcext:value-type="float">
            <text:p>228.8</text:p>
          </table:table-cell>
          <table:table-cell table:number-columns-repeated="4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office:value-type="float" office:value="503.3" calcext:value-type="float">
            <text:p>503.3</text:p>
          </table:table-cell>
          <table:table-cell office:value-type="float" office:value="203.3" calcext:value-type="float">
            <text:p>203.3</text:p>
          </table:table-cell>
          <table:table-cell office:value-type="float" office:value="72.06" calcext:value-type="float">
            <text:p>72.06</text:p>
          </table:table-cell>
          <table:table-cell office:value-type="float" office:value="34.39" calcext:value-type="float">
            <text:p>34.39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139.1" calcext:value-type="float">
            <text:p>139.1</text:p>
          </table:table-cell>
          <table:table-cell office:value-type="float" office:value="54.23" calcext:value-type="float">
            <text:p>54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.3" calcext:value-type="float">
            <text:p>203.3</text:p>
          </table:table-cell>
          <table:table-cell/>
          <table:table-cell table:style-name="ce2" office:value-type="float" office:value="165" calcext:value-type="float">
            <text:p>165</text:p>
          </table:table-cell>
          <table:table-cell table:formula="of:=[.B167]/[.$N$1]" office:value-type="float" office:value="0.812822997416021" calcext:value-type="float">
            <text:p>0.81282</text:p>
          </table:table-cell>
          <table:table-cell table:formula="of:=[.C167]/[.$N$1]" office:value-type="float" office:value="0.328326873385013" calcext:value-type="float">
            <text:p>0.32833</text:p>
          </table:table-cell>
          <table:table-cell table:formula="of:=[.D167]/[.$N$1]" office:value-type="float" office:value="0.116375968992248" calcext:value-type="float">
            <text:p>0.11638</text:p>
          </table:table-cell>
          <table:table-cell table:formula="of:=[.E167]/[.$N$1]" office:value-type="float" office:value="0.0555394056847545" calcext:value-type="float">
            <text:p>0.05554</text:p>
          </table:table-cell>
          <table:table-cell table:formula="of:=[.F167]/[.$N$1]" office:value-type="float" office:value="0" calcext:value-type="float">
            <text:p>0.00000</text:p>
          </table:table-cell>
          <table:table-cell table:formula="of:=[.G167]/[.$N$1]" office:value-type="float" office:value="0.000541020671834625" calcext:value-type="float">
            <text:p>0.00054</text:p>
          </table:table-cell>
          <table:table-cell table:formula="of:=[.H167]/[.$N$1]" office:value-type="float" office:value="0.224644702842377" calcext:value-type="float">
            <text:p>0.22464</text:p>
          </table:table-cell>
          <table:table-cell table:formula="of:=[.I167]/[.$N$1]" office:value-type="float" office:value="0.0875807493540052" calcext:value-type="float">
            <text:p>0.08758</text:p>
          </table:table-cell>
          <table:table-cell table:formula="of:=[.J167]/[.$N$1]" office:value-type="float" office:value="0" calcext:value-type="float">
            <text:p>0.00000</text:p>
          </table:table-cell>
          <table:table-cell table:formula="of:=SUM([.Q167:.W167])" office:value-type="float" office:value="0.48468184754522" calcext:value-type="float">
            <text:p>0.48468</text:p>
          </table:table-cell>
          <table:table-cell office:value-type="float" office:value="0.381522224355224" calcext:value-type="float">
            <text:p>0.381522224355224</text:p>
          </table:table-cell>
          <table:table-cell table:formula="of:=[.O167]-[.Y167]" office:value-type="float" office:value="0.431300773060797" calcext:value-type="float">
            <text:p>0.431300773060797</text:p>
          </table:table-cell>
          <table:table-cell table:formula="of:=[.P167]+[.Q167]" office:value-type="float" office:value="0.444702842377261" calcext:value-type="float">
            <text:p>0.444702842377261</text:p>
          </table:table-cell>
          <table:table-cell table:number-columns-repeated="2" office:value-type="float" office:value="203.3" calcext:value-type="float">
            <text:p>203.3</text:p>
          </table:table-cell>
          <table:table-cell table:number-columns-repeated="4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office:value-type="float" office:value="470.5" calcext:value-type="float">
            <text:p>470.5</text:p>
          </table:table-cell>
          <table:table-cell office:value-type="float" office:value="177" calcext:value-type="float">
            <text:p>177</text:p>
          </table:table-cell>
          <table:table-cell office:value-type="float" office:value="64.77" calcext:value-type="float">
            <text:p>64.77</text:p>
          </table:table-cell>
          <table:table-cell office:value-type="float" office:value="30.92" calcext:value-type="float">
            <text:p>30.92</text:p>
          </table:table-cell>
          <table:table-cell office:value-type="float" office:value="0" calcext:value-type="float">
            <text:p>0</text:p>
          </table:table-cell>
          <table:table-cell office:value-type="float" office:value="0.3484" calcext:value-type="float">
            <text:p>0.3484</text:p>
          </table:table-cell>
          <table:table-cell office:value-type="float" office:value="143.4" calcext:value-type="float">
            <text:p>143.4</text:p>
          </table:table-cell>
          <table:table-cell office:value-type="float" office:value="54.18" calcext:value-type="float">
            <text:p>54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/>
          <table:table-cell table:style-name="ce2" office:value-type="float" office:value="166" calcext:value-type="float">
            <text:p>166</text:p>
          </table:table-cell>
          <table:table-cell table:formula="of:=[.B168]/[.$N$1]" office:value-type="float" office:value="0.759851421188631" calcext:value-type="float">
            <text:p>0.75985</text:p>
          </table:table-cell>
          <table:table-cell table:formula="of:=[.C168]/[.$N$1]" office:value-type="float" office:value="0.285852713178295" calcext:value-type="float">
            <text:p>0.28585</text:p>
          </table:table-cell>
          <table:table-cell table:formula="of:=[.D168]/[.$N$1]" office:value-type="float" office:value="0.104602713178295" calcext:value-type="float">
            <text:p>0.10460</text:p>
          </table:table-cell>
          <table:table-cell table:formula="of:=[.E168]/[.$N$1]" office:value-type="float" office:value="0.0499354005167959" calcext:value-type="float">
            <text:p>0.04994</text:p>
          </table:table-cell>
          <table:table-cell table:formula="of:=[.F168]/[.$N$1]" office:value-type="float" office:value="0" calcext:value-type="float">
            <text:p>0.00000</text:p>
          </table:table-cell>
          <table:table-cell table:formula="of:=[.G168]/[.$N$1]" office:value-type="float" office:value="0.00056266149870801" calcext:value-type="float">
            <text:p>0.00056</text:p>
          </table:table-cell>
          <table:table-cell table:formula="of:=[.H168]/[.$N$1]" office:value-type="float" office:value="0.231589147286822" calcext:value-type="float">
            <text:p>0.23159</text:p>
          </table:table-cell>
          <table:table-cell table:formula="of:=[.I168]/[.$N$1]" office:value-type="float" office:value="0.0875" calcext:value-type="float">
            <text:p>0.08750</text:p>
          </table:table-cell>
          <table:table-cell table:formula="of:=[.J168]/[.$N$1]" office:value-type="float" office:value="0" calcext:value-type="float">
            <text:p>0.00000</text:p>
          </table:table-cell>
          <table:table-cell table:formula="of:=SUM([.Q168:.W168])" office:value-type="float" office:value="0.47418992248062" calcext:value-type="float">
            <text:p>0.47419</text:p>
          </table:table-cell>
          <table:table-cell office:value-type="float" office:value="0.384691255606748" calcext:value-type="float">
            <text:p>0.384691255606748</text:p>
          </table:table-cell>
          <table:table-cell table:formula="of:=[.O168]-[.Y168]" office:value-type="float" office:value="0.375160165581883" calcext:value-type="float">
            <text:p>0.375160165581883</text:p>
          </table:table-cell>
          <table:table-cell table:formula="of:=[.P168]+[.Q168]" office:value-type="float" office:value="0.390455426356589" calcext:value-type="float">
            <text:p>0.390455426356589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office:value-type="float" office:value="439.1" calcext:value-type="float">
            <text:p>439.1</text:p>
          </table:table-cell>
          <table:table-cell office:value-type="float" office:value="151.2" calcext:value-type="float">
            <text:p>151.2</text:p>
          </table:table-cell>
          <table:table-cell office:value-type="float" office:value="58.17" calcext:value-type="float">
            <text:p>58.17</text:p>
          </table:table-cell>
          <table:table-cell office:value-type="float" office:value="28.9" calcext:value-type="float">
            <text:p>28.9</text:p>
          </table:table-cell>
          <table:table-cell office:value-type="float" office:value="0" calcext:value-type="float">
            <text:p>0</text:p>
          </table:table-cell>
          <table:table-cell office:value-type="float" office:value="0.3346" calcext:value-type="float">
            <text:p>0.3346</text:p>
          </table:table-cell>
          <table:table-cell office:value-type="float" office:value="146" calcext:value-type="float">
            <text:p>146</text:p>
          </table:table-cell>
          <table:table-cell office:value-type="float" office:value="54.55" calcext:value-type="float">
            <text:p>54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.2" calcext:value-type="float">
            <text:p>151.2</text:p>
          </table:table-cell>
          <table:table-cell/>
          <table:table-cell table:style-name="ce2" office:value-type="float" office:value="167" calcext:value-type="float">
            <text:p>167</text:p>
          </table:table-cell>
          <table:table-cell table:formula="of:=[.B169]/[.$N$1]" office:value-type="float" office:value="0.709140826873385" calcext:value-type="float">
            <text:p>0.70914</text:p>
          </table:table-cell>
          <table:table-cell table:formula="of:=[.C169]/[.$N$1]" office:value-type="float" office:value="0.244186046511628" calcext:value-type="float">
            <text:p>0.24419</text:p>
          </table:table-cell>
          <table:table-cell table:formula="of:=[.D169]/[.$N$1]" office:value-type="float" office:value="0.0939437984496124" calcext:value-type="float">
            <text:p>0.09394</text:p>
          </table:table-cell>
          <table:table-cell table:formula="of:=[.E169]/[.$N$1]" office:value-type="float" office:value="0.0466731266149871" calcext:value-type="float">
            <text:p>0.04667</text:p>
          </table:table-cell>
          <table:table-cell table:formula="of:=[.F169]/[.$N$1]" office:value-type="float" office:value="0" calcext:value-type="float">
            <text:p>0.00000</text:p>
          </table:table-cell>
          <table:table-cell table:formula="of:=[.G169]/[.$N$1]" office:value-type="float" office:value="0.000540374677002584" calcext:value-type="float">
            <text:p>0.00054</text:p>
          </table:table-cell>
          <table:table-cell table:formula="of:=[.H169]/[.$N$1]" office:value-type="float" office:value="0.23578811369509" calcext:value-type="float">
            <text:p>0.23579</text:p>
          </table:table-cell>
          <table:table-cell table:formula="of:=[.I169]/[.$N$1]" office:value-type="float" office:value="0.0880975452196382" calcext:value-type="float">
            <text:p>0.08810</text:p>
          </table:table-cell>
          <table:table-cell table:formula="of:=[.J169]/[.$N$1]" office:value-type="float" office:value="0" calcext:value-type="float">
            <text:p>0.00000</text:p>
          </table:table-cell>
          <table:table-cell table:formula="of:=SUM([.Q169:.W169])" office:value-type="float" office:value="0.465042958656331" calcext:value-type="float">
            <text:p>0.46504</text:p>
          </table:table-cell>
          <table:table-cell office:value-type="float" office:value="0.387860286858271" calcext:value-type="float">
            <text:p>0.387860286858271</text:p>
          </table:table-cell>
          <table:table-cell table:formula="of:=[.O169]-[.Y169]" office:value-type="float" office:value="0.321280540015114" calcext:value-type="float">
            <text:p>0.321280540015114</text:p>
          </table:table-cell>
          <table:table-cell table:formula="of:=[.P169]+[.Q169]" office:value-type="float" office:value="0.33812984496124" calcext:value-type="float">
            <text:p>0.33812984496124</text:p>
          </table:table-cell>
          <table:table-cell table:number-columns-repeated="2" office:value-type="float" office:value="151.2" calcext:value-type="float">
            <text:p>151.2</text:p>
          </table:table-cell>
          <table:table-cell table:number-columns-repeated="4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office:value-type="float" office:value="407.7" calcext:value-type="float">
            <text:p>407.7</text:p>
          </table:table-cell>
          <table:table-cell office:value-type="float" office:value="125.8" calcext:value-type="float">
            <text:p>125.8</text:p>
          </table:table-cell>
          <table:table-cell office:value-type="float" office:value="50.87" calcext:value-type="float">
            <text:p>50.87</text:p>
          </table:table-cell>
          <table:table-cell office:value-type="float" office:value="25.91" calcext:value-type="float">
            <text:p>25.91</text:p>
          </table:table-cell>
          <table:table-cell office:value-type="float" office:value="0" calcext:value-type="float">
            <text:p>0</text:p>
          </table:table-cell>
          <table:table-cell office:value-type="float" office:value="0.3305" calcext:value-type="float">
            <text:p>0.3305</text:p>
          </table:table-cell>
          <table:table-cell office:value-type="float" office:value="149.1" calcext:value-type="float">
            <text:p>149.1</text:p>
          </table:table-cell>
          <table:table-cell office:value-type="float" office:value="55.73" calcext:value-type="float">
            <text:p>55.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.8" calcext:value-type="float">
            <text:p>125.8</text:p>
          </table:table-cell>
          <table:table-cell/>
          <table:table-cell table:style-name="ce2" office:value-type="float" office:value="168" calcext:value-type="float">
            <text:p>168</text:p>
          </table:table-cell>
          <table:table-cell table:formula="of:=[.B170]/[.$N$1]" office:value-type="float" office:value="0.65843023255814" calcext:value-type="float">
            <text:p>0.65843</text:p>
          </table:table-cell>
          <table:table-cell table:formula="of:=[.C170]/[.$N$1]" office:value-type="float" office:value="0.203165374677003" calcext:value-type="float">
            <text:p>0.20317</text:p>
          </table:table-cell>
          <table:table-cell table:formula="of:=[.D170]/[.$N$1]" office:value-type="float" office:value="0.0821543927648579" calcext:value-type="float">
            <text:p>0.08215</text:p>
          </table:table-cell>
          <table:table-cell table:formula="of:=[.E170]/[.$N$1]" office:value-type="float" office:value="0.041844315245478" calcext:value-type="float">
            <text:p>0.04184</text:p>
          </table:table-cell>
          <table:table-cell table:formula="of:=[.F170]/[.$N$1]" office:value-type="float" office:value="0" calcext:value-type="float">
            <text:p>0.00000</text:p>
          </table:table-cell>
          <table:table-cell table:formula="of:=[.G170]/[.$N$1]" office:value-type="float" office:value="0.00053375322997416" calcext:value-type="float">
            <text:p>0.00053</text:p>
          </table:table-cell>
          <table:table-cell table:formula="of:=[.H170]/[.$N$1]" office:value-type="float" office:value="0.240794573643411" calcext:value-type="float">
            <text:p>0.24079</text:p>
          </table:table-cell>
          <table:table-cell table:formula="of:=[.I170]/[.$N$1]" office:value-type="float" office:value="0.0900032299741602" calcext:value-type="float">
            <text:p>0.09000</text:p>
          </table:table-cell>
          <table:table-cell table:formula="of:=[.J170]/[.$N$1]" office:value-type="float" office:value="0" calcext:value-type="float">
            <text:p>0.00000</text:p>
          </table:table-cell>
          <table:table-cell table:formula="of:=SUM([.Q170:.W170])" office:value-type="float" office:value="0.455330264857881" calcext:value-type="float">
            <text:p>0.45533</text:p>
          </table:table-cell>
          <table:table-cell office:value-type="float" office:value="0.391029318109795" calcext:value-type="float">
            <text:p>0.391029318109795</text:p>
          </table:table-cell>
          <table:table-cell table:formula="of:=[.O170]-[.Y170]" office:value-type="float" office:value="0.267400914448345" calcext:value-type="float">
            <text:p>0.267400914448345</text:p>
          </table:table-cell>
          <table:table-cell table:formula="of:=[.P170]+[.Q170]" office:value-type="float" office:value="0.28531976744186" calcext:value-type="float">
            <text:p>0.28531976744186</text:p>
          </table:table-cell>
          <table:table-cell table:number-columns-repeated="2" office:value-type="float" office:value="125.8" calcext:value-type="float">
            <text:p>125.8</text:p>
          </table:table-cell>
          <table:table-cell table:number-columns-repeated="4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office:value-type="float" office:value="379.3" calcext:value-type="float">
            <text:p>379.3</text:p>
          </table:table-cell>
          <table:table-cell office:value-type="float" office:value="102.7" calcext:value-type="float">
            <text:p>102.7</text:p>
          </table:table-cell>
          <table:table-cell office:value-type="float" office:value="44.93" calcext:value-type="float">
            <text:p>44.93</text:p>
          </table:table-cell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0.3564" calcext:value-type="float">
            <text:p>0.3564</text:p>
          </table:table-cell>
          <table:table-cell office:value-type="float" office:value="151" calcext:value-type="float">
            <text:p>151</text:p>
          </table:table-cell>
          <table:table-cell office:value-type="float" office:value="56.26" calcext:value-type="float">
            <text:p>56.26</text:p>
          </table:table-cell>
          <table:table-cell office:value-type="float" office:value="0" calcext:value-type="float">
            <text:p>0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6" calcext:value-type="float">
            <text:p>102.6</text:p>
          </table:table-cell>
          <table:table-cell/>
          <table:table-cell table:style-name="ce2" office:value-type="float" office:value="169" calcext:value-type="float">
            <text:p>169</text:p>
          </table:table-cell>
          <table:table-cell table:formula="of:=[.B171]/[.$N$1]" office:value-type="float" office:value="0.612564599483204" calcext:value-type="float">
            <text:p>0.61256</text:p>
          </table:table-cell>
          <table:table-cell table:formula="of:=[.C171]/[.$N$1]" office:value-type="float" office:value="0.165859173126615" calcext:value-type="float">
            <text:p>0.16586</text:p>
          </table:table-cell>
          <table:table-cell table:formula="of:=[.D171]/[.$N$1]" office:value-type="float" office:value="0.0725613695090439" calcext:value-type="float">
            <text:p>0.07256</text:p>
          </table:table-cell>
          <table:table-cell table:formula="of:=[.E171]/[.$N$1]" office:value-type="float" office:value="0.0390180878552972" calcext:value-type="float">
            <text:p>0.03902</text:p>
          </table:table-cell>
          <table:table-cell table:formula="of:=[.F171]/[.$N$1]" office:value-type="float" office:value="0" calcext:value-type="float">
            <text:p>0.00000</text:p>
          </table:table-cell>
          <table:table-cell table:formula="of:=[.G171]/[.$N$1]" office:value-type="float" office:value="0.000575581395348837" calcext:value-type="float">
            <text:p>0.00058</text:p>
          </table:table-cell>
          <table:table-cell table:formula="of:=[.H171]/[.$N$1]" office:value-type="float" office:value="0.243863049095607" calcext:value-type="float">
            <text:p>0.24386</text:p>
          </table:table-cell>
          <table:table-cell table:formula="of:=[.I171]/[.$N$1]" office:value-type="float" office:value="0.090859173126615" calcext:value-type="float">
            <text:p>0.09086</text:p>
          </table:table-cell>
          <table:table-cell table:formula="of:=[.J171]/[.$N$1]" office:value-type="float" office:value="0" calcext:value-type="float">
            <text:p>0.00000</text:p>
          </table:table-cell>
          <table:table-cell table:formula="of:=SUM([.Q171:.W171])" office:value-type="float" office:value="0.446877260981912" calcext:value-type="float">
            <text:p>0.44688</text:p>
          </table:table-cell>
          <table:table-cell office:value-type="float" office:value="0.394198349361318" calcext:value-type="float">
            <text:p>0.394198349361318</text:p>
          </table:table-cell>
          <table:table-cell table:formula="of:=[.O171]-[.Y171]" office:value-type="float" office:value="0.218366250121886" calcext:value-type="float">
            <text:p>0.218366250121886</text:p>
          </table:table-cell>
          <table:table-cell table:formula="of:=[.P171]+[.Q171]" office:value-type="float" office:value="0.238420542635659" calcext:value-type="float">
            <text:p>0.238420542635659</text:p>
          </table:table-cell>
          <table:table-cell office:value-type="float" office:value="102.7" calcext:value-type="float">
            <text:p>102.7</text:p>
          </table:table-cell>
          <table:table-cell office:value-type="float" office:value="102.6" calcext:value-type="float">
            <text:p>102.6</text:p>
          </table:table-cell>
          <table:table-cell table:number-columns-repeated="4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office:value-type="float" office:value="355.3" calcext:value-type="float">
            <text:p>355.3</text:p>
          </table:table-cell>
          <table:table-cell office:value-type="float" office:value="82.2" calcext:value-type="float">
            <text:p>82.2</text:p>
          </table:table-cell>
          <table:table-cell office:value-type="float" office:value="39.64" calcext:value-type="float">
            <text:p>39.64</text:p>
          </table:table-cell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155.9" calcext:value-type="float">
            <text:p>155.9</text:p>
          </table:table-cell>
          <table:table-cell office:value-type="float" office:value="55.64" calcext:value-type="float">
            <text:p>55.64</text:p>
          </table:table-cell>
          <table:table-cell office:value-type="float" office:value="0" calcext:value-type="float">
            <text:p>0</text:p>
          </table:table-cell>
          <table:table-cell office:value-type="float" office:value="82.2" calcext:value-type="float">
            <text:p>82.2</text:p>
          </table:table-cell>
          <table:table-cell office:value-type="float" office:value="82.16" calcext:value-type="float">
            <text:p>82.16</text:p>
          </table:table-cell>
          <table:table-cell/>
          <table:table-cell table:style-name="ce2" office:value-type="float" office:value="170" calcext:value-type="float">
            <text:p>170</text:p>
          </table:table-cell>
          <table:table-cell table:formula="of:=[.B172]/[.$N$1]" office:value-type="float" office:value="0.573804909560724" calcext:value-type="float">
            <text:p>0.57380</text:p>
          </table:table-cell>
          <table:table-cell table:formula="of:=[.C172]/[.$N$1]" office:value-type="float" office:value="0.132751937984496" calcext:value-type="float">
            <text:p>0.13275</text:p>
          </table:table-cell>
          <table:table-cell table:formula="of:=[.D172]/[.$N$1]" office:value-type="float" office:value="0.0640180878552972" calcext:value-type="float">
            <text:p>0.06402</text:p>
          </table:table-cell>
          <table:table-cell table:formula="of:=[.E172]/[.$N$1]" office:value-type="float" office:value="0.0348191214470284" calcext:value-type="float">
            <text:p>0.03482</text:p>
          </table:table-cell>
          <table:table-cell table:formula="of:=[.F172]/[.$N$1]" office:value-type="float" office:value="0" calcext:value-type="float">
            <text:p>0.00000</text:p>
          </table:table-cell>
          <table:table-cell table:formula="of:=[.G172]/[.$N$1]" office:value-type="float" office:value="0.000566860465116279" calcext:value-type="float">
            <text:p>0.00057</text:p>
          </table:table-cell>
          <table:table-cell table:formula="of:=[.H172]/[.$N$1]" office:value-type="float" office:value="0.251776485788114" calcext:value-type="float">
            <text:p>0.25178</text:p>
          </table:table-cell>
          <table:table-cell table:formula="of:=[.I172]/[.$N$1]" office:value-type="float" office:value="0.0898578811369509" calcext:value-type="float">
            <text:p>0.08986</text:p>
          </table:table-cell>
          <table:table-cell table:formula="of:=[.J172]/[.$N$1]" office:value-type="float" office:value="0" calcext:value-type="float">
            <text:p>0.00000</text:p>
          </table:table-cell>
          <table:table-cell table:formula="of:=SUM([.Q172:.W172])" office:value-type="float" office:value="0.441038436692506" calcext:value-type="float">
            <text:p>0.44104</text:p>
          </table:table-cell>
          <table:table-cell office:value-type="float" office:value="0.397367380612842" calcext:value-type="float">
            <text:p>0.397367380612842</text:p>
          </table:table-cell>
          <table:table-cell table:formula="of:=[.O172]-[.Y172]" office:value-type="float" office:value="0.176437528947882" calcext:value-type="float">
            <text:p>0.176437528947882</text:p>
          </table:table-cell>
          <table:table-cell table:formula="of:=[.P172]+[.Q172]" office:value-type="float" office:value="0.196770025839793" calcext:value-type="float">
            <text:p>0.196770025839793</text:p>
          </table:table-cell>
          <table:table-cell office:value-type="float" office:value="82.2" calcext:value-type="float">
            <text:p>82.2</text:p>
          </table:table-cell>
          <table:table-cell office:value-type="float" office:value="82.16" calcext:value-type="float">
            <text:p>82.16</text:p>
          </table:table-cell>
          <table:table-cell table:number-columns-repeated="4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office:value-type="float" office:value="332.8" calcext:value-type="float">
            <text:p>332.8</text:p>
          </table:table-cell>
          <table:table-cell office:value-type="float" office:value="64.42" calcext:value-type="float">
            <text:p>64.42</text:p>
          </table:table-cell>
          <table:table-cell office:value-type="float" office:value="35.17" calcext:value-type="float">
            <text:p>35.17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office:value-type="float" office:value="56.26" calcext:value-type="float">
            <text:p>56.26</text:p>
          </table:table-cell>
          <table:table-cell office:value-type="float" office:value="0" calcext:value-type="float">
            <text:p>0</text:p>
          </table:table-cell>
          <table:table-cell office:value-type="float" office:value="64.42" calcext:value-type="float">
            <text:p>64.42</text:p>
          </table:table-cell>
          <table:table-cell office:value-type="float" office:value="64.37" calcext:value-type="float">
            <text:p>64.37</text:p>
          </table:table-cell>
          <table:table-cell/>
          <table:table-cell table:style-name="ce2" office:value-type="float" office:value="171" calcext:value-type="float">
            <text:p>171</text:p>
          </table:table-cell>
          <table:table-cell table:formula="of:=[.B173]/[.$N$1]" office:value-type="float" office:value="0.537467700258398" calcext:value-type="float">
            <text:p>0.53747</text:p>
          </table:table-cell>
          <table:table-cell table:formula="of:=[.C173]/[.$N$1]" office:value-type="float" office:value="0.104037467700258" calcext:value-type="float">
            <text:p>0.10404</text:p>
          </table:table-cell>
          <table:table-cell table:formula="of:=[.D173]/[.$N$1]" office:value-type="float" office:value="0.0567990956072351" calcext:value-type="float">
            <text:p>0.05680</text:p>
          </table:table-cell>
          <table:table-cell table:formula="of:=[.E173]/[.$N$1]" office:value-type="float" office:value="0.0316537467700258" calcext:value-type="float">
            <text:p>0.03165</text:p>
          </table:table-cell>
          <table:table-cell table:formula="of:=[.F173]/[.$N$1]" office:value-type="float" office:value="0" calcext:value-type="float">
            <text:p>0.00000</text:p>
          </table:table-cell>
          <table:table-cell table:formula="of:=[.G173]/[.$N$1]" office:value-type="float" office:value="0.000597545219638243" calcext:value-type="float">
            <text:p>0.00060</text:p>
          </table:table-cell>
          <table:table-cell table:formula="of:=[.H173]/[.$N$1]" office:value-type="float" office:value="0.253552971576227" calcext:value-type="float">
            <text:p>0.25355</text:p>
          </table:table-cell>
          <table:table-cell table:formula="of:=[.I173]/[.$N$1]" office:value-type="float" office:value="0.090859173126615" calcext:value-type="float">
            <text:p>0.09086</text:p>
          </table:table-cell>
          <table:table-cell table:formula="of:=[.J173]/[.$N$1]" office:value-type="float" office:value="0" calcext:value-type="float">
            <text:p>0.00000</text:p>
          </table:table-cell>
          <table:table-cell table:formula="of:=SUM([.Q173:.W173])" office:value-type="float" office:value="0.433462532299742" calcext:value-type="float">
            <text:p>0.43346</text:p>
          </table:table-cell>
          <table:table-cell office:value-type="float" office:value="0.400536411864365" calcext:value-type="float">
            <text:p>0.400536411864365</text:p>
          </table:table-cell>
          <table:table-cell table:formula="of:=[.O173]-[.Y173]" office:value-type="float" office:value="0.136931288394033" calcext:value-type="float">
            <text:p>0.136931288394033</text:p>
          </table:table-cell>
          <table:table-cell table:formula="of:=[.P173]+[.Q173]" office:value-type="float" office:value="0.160836563307494" calcext:value-type="float">
            <text:p>0.160836563307494</text:p>
          </table:table-cell>
          <table:table-cell office:value-type="float" office:value="64.42" calcext:value-type="float">
            <text:p>64.42</text:p>
          </table:table-cell>
          <table:table-cell office:value-type="float" office:value="64.37" calcext:value-type="float">
            <text:p>64.37</text:p>
          </table:table-cell>
          <table:table-cell table:number-columns-repeated="4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office:value-type="float" office:value="316.1" calcext:value-type="float">
            <text:p>316.1</text:p>
          </table:table-cell>
          <table:table-cell office:value-type="float" office:value="49.32" calcext:value-type="float">
            <text:p>49.32</text:p>
          </table:table-cell>
          <table:table-cell office:value-type="float" office:value="30.63" calcext:value-type="float">
            <text:p>30.63</text:p>
          </table:table-cell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  <table:table-cell office:value-type="float" office:value="0.3743" calcext:value-type="float">
            <text:p>0.3743</text:p>
          </table:table-cell>
          <table:table-cell office:value-type="float" office:value="161.6" calcext:value-type="float">
            <text:p>161.6</text:p>
          </table:table-cell>
          <table:table-cell office:value-type="float" office:value="55.51" calcext:value-type="float">
            <text:p>55.51</text:p>
          </table:table-cell>
          <table:table-cell office:value-type="float" office:value="0" calcext:value-type="float">
            <text:p>0</text:p>
          </table:table-cell>
          <table:table-cell office:value-type="float" office:value="49.32" calcext:value-type="float">
            <text:p>49.32</text:p>
          </table:table-cell>
          <table:table-cell office:value-type="float" office:value="49.28" calcext:value-type="float">
            <text:p>49.28</text:p>
          </table:table-cell>
          <table:table-cell/>
          <table:table-cell table:style-name="ce2" office:value-type="float" office:value="172" calcext:value-type="float">
            <text:p>172</text:p>
          </table:table-cell>
          <table:table-cell table:formula="of:=[.B174]/[.$N$1]" office:value-type="float" office:value="0.510497416020672" calcext:value-type="float">
            <text:p>0.51050</text:p>
          </table:table-cell>
          <table:table-cell table:formula="of:=[.C174]/[.$N$1]" office:value-type="float" office:value="0.0796511627906977" calcext:value-type="float">
            <text:p>0.07965</text:p>
          </table:table-cell>
          <table:table-cell table:formula="of:=[.D174]/[.$N$1]" office:value-type="float" office:value="0.0494670542635659" calcext:value-type="float">
            <text:p>0.04947</text:p>
          </table:table-cell>
          <table:table-cell table:formula="of:=[.E174]/[.$N$1]" office:value-type="float" office:value="0.0301033591731266" calcext:value-type="float">
            <text:p>0.03010</text:p>
          </table:table-cell>
          <table:table-cell table:formula="of:=[.F174]/[.$N$1]" office:value-type="float" office:value="0" calcext:value-type="float">
            <text:p>0.00000</text:p>
          </table:table-cell>
          <table:table-cell table:formula="of:=[.G174]/[.$N$1]" office:value-type="float" office:value="0.000604489664082687" calcext:value-type="float">
            <text:p>0.00060</text:p>
          </table:table-cell>
          <table:table-cell table:formula="of:=[.H174]/[.$N$1]" office:value-type="float" office:value="0.260981912144703" calcext:value-type="float">
            <text:p>0.26098</text:p>
          </table:table-cell>
          <table:table-cell table:formula="of:=[.I174]/[.$N$1]" office:value-type="float" office:value="0.0896479328165375" calcext:value-type="float">
            <text:p>0.08965</text:p>
          </table:table-cell>
          <table:table-cell table:formula="of:=[.J174]/[.$N$1]" office:value-type="float" office:value="0" calcext:value-type="float">
            <text:p>0.00000</text:p>
          </table:table-cell>
          <table:table-cell table:formula="of:=SUM([.Q174:.W174])" office:value-type="float" office:value="0.430804748062015" calcext:value-type="float">
            <text:p>0.43080</text:p>
          </table:table-cell>
          <table:table-cell office:value-type="float" office:value="0.403705443115889" calcext:value-type="float">
            <text:p>0.403705443115889</text:p>
          </table:table-cell>
          <table:table-cell table:formula="of:=[.O174]-[.Y174]" office:value-type="float" office:value="0.106791972904783" calcext:value-type="float">
            <text:p>0.106791972904783</text:p>
          </table:table-cell>
          <table:table-cell table:formula="of:=[.P174]+[.Q174]" office:value-type="float" office:value="0.129118217054264" calcext:value-type="float">
            <text:p>0.129118217054264</text:p>
          </table:table-cell>
          <table:table-cell office:value-type="float" office:value="49.32" calcext:value-type="float">
            <text:p>49.32</text:p>
          </table:table-cell>
          <table:table-cell office:value-type="float" office:value="49.28" calcext:value-type="float">
            <text:p>49.28</text:p>
          </table:table-cell>
          <table:table-cell table:number-columns-repeated="4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office:value-type="float" office:value="302.1" calcext:value-type="float">
            <text:p>302.1</text:p>
          </table:table-cell>
          <table:table-cell office:value-type="float" office:value="37.03" calcext:value-type="float">
            <text:p>37.03</text:p>
          </table:table-cell>
          <table:table-cell office:value-type="float" office:value="26.94" calcext:value-type="float">
            <text:p>26.94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0.3716" calcext:value-type="float">
            <text:p>0.3716</text:p>
          </table:table-cell>
          <table:table-cell office:value-type="float" office:value="165.8" calcext:value-type="float">
            <text:p>165.8</text:p>
          </table:table-cell>
          <table:table-cell office:value-type="float" office:value="55.08" calcext:value-type="float">
            <text:p>55.08</text:p>
          </table:table-cell>
          <table:table-cell office:value-type="float" office:value="0" calcext:value-type="float">
            <text:p>0</text:p>
          </table:table-cell>
          <table:table-cell office:value-type="float" office:value="37.03" calcext:value-type="float">
            <text:p>37.03</text:p>
          </table:table-cell>
          <table:table-cell office:value-type="float" office:value="36.98" calcext:value-type="float">
            <text:p>36.98</text:p>
          </table:table-cell>
          <table:table-cell/>
          <table:table-cell table:style-name="ce2" office:value-type="float" office:value="173" calcext:value-type="float">
            <text:p>173</text:p>
          </table:table-cell>
          <table:table-cell table:formula="of:=[.B175]/[.$N$1]" office:value-type="float" office:value="0.487887596899225" calcext:value-type="float">
            <text:p>0.48789</text:p>
          </table:table-cell>
          <table:table-cell table:formula="of:=[.C175]/[.$N$1]" office:value-type="float" office:value="0.0598029715762274" calcext:value-type="float">
            <text:p>0.05980</text:p>
          </table:table-cell>
          <table:table-cell table:formula="of:=[.D175]/[.$N$1]" office:value-type="float" office:value="0.0435077519379845" calcext:value-type="float">
            <text:p>0.04351</text:p>
          </table:table-cell>
          <table:table-cell table:formula="of:=[.E175]/[.$N$1]" office:value-type="float" office:value="0.0272286821705426" calcext:value-type="float">
            <text:p>0.02723</text:p>
          </table:table-cell>
          <table:table-cell table:formula="of:=[.F175]/[.$N$1]" office:value-type="float" office:value="0" calcext:value-type="float">
            <text:p>0.00000</text:p>
          </table:table-cell>
          <table:table-cell table:formula="of:=[.G175]/[.$N$1]" office:value-type="float" office:value="0.000600129198966408" calcext:value-type="float">
            <text:p>0.00060</text:p>
          </table:table-cell>
          <table:table-cell table:formula="of:=[.H175]/[.$N$1]" office:value-type="float" office:value="0.267764857881137" calcext:value-type="float">
            <text:p>0.26776</text:p>
          </table:table-cell>
          <table:table-cell table:formula="of:=[.I175]/[.$N$1]" office:value-type="float" office:value="0.088953488372093" calcext:value-type="float">
            <text:p>0.08895</text:p>
          </table:table-cell>
          <table:table-cell table:formula="of:=[.J175]/[.$N$1]" office:value-type="float" office:value="0" calcext:value-type="float">
            <text:p>0.00000</text:p>
          </table:table-cell>
          <table:table-cell table:formula="of:=SUM([.Q175:.W175])" office:value-type="float" office:value="0.428054909560724" calcext:value-type="float">
            <text:p>0.42805</text:p>
          </table:table-cell>
          <table:table-cell office:value-type="float" office:value="0.406874474367413" calcext:value-type="float">
            <text:p>0.406874474367413</text:p>
          </table:table-cell>
          <table:table-cell table:formula="of:=[.O175]-[.Y175]" office:value-type="float" office:value="0.0810131225318123" calcext:value-type="float">
            <text:p>0.0810131225318123</text:p>
          </table:table-cell>
          <table:table-cell table:formula="of:=[.P175]+[.Q175]" office:value-type="float" office:value="0.103310723514212" calcext:value-type="float">
            <text:p>0.103310723514212</text:p>
          </table:table-cell>
          <table:table-cell office:value-type="float" office:value="37.03" calcext:value-type="float">
            <text:p>37.03</text:p>
          </table:table-cell>
          <table:table-cell office:value-type="float" office:value="36.98" calcext:value-type="float">
            <text:p>36.98</text:p>
          </table:table-cell>
          <table:table-cell table:number-columns-repeated="4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office:value-type="float" office:value="292.7" calcext:value-type="float">
            <text:p>292.7</text:p>
          </table:table-cell>
          <table:table-cell office:value-type="float" office:value="27.24" calcext:value-type="float">
            <text:p>27.24</text:p>
          </table:table-cell>
          <table:table-cell office:value-type="float" office:value="25.69" calcext:value-type="float">
            <text:p>25.69</text:p>
          </table:table-cell>
          <table:table-cell office:value-type="float" office:value="15.93" calcext:value-type="float">
            <text:p>15.93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  <table:table-cell office:value-type="float" office:value="168.4" calcext:value-type="float">
            <text:p>168.4</text:p>
          </table:table-cell>
          <table:table-cell office:value-type="float" office:value="55.11" calcext:value-type="float">
            <text:p>55.11</text:p>
          </table:table-cell>
          <table:table-cell office:value-type="float" office:value="0" calcext:value-type="float">
            <text:p>0</text:p>
          </table:table-cell>
          <table:table-cell office:value-type="float" office:value="27.24" calcext:value-type="float">
            <text:p>27.24</text:p>
          </table:table-cell>
          <table:table-cell office:value-type="float" office:value="27.18" calcext:value-type="float">
            <text:p>27.18</text:p>
          </table:table-cell>
          <table:table-cell/>
          <table:table-cell table:style-name="ce2" office:value-type="float" office:value="174" calcext:value-type="float">
            <text:p>174</text:p>
          </table:table-cell>
          <table:table-cell table:formula="of:=[.B176]/[.$N$1]" office:value-type="float" office:value="0.472706718346253" calcext:value-type="float">
            <text:p>0.47271</text:p>
          </table:table-cell>
          <table:table-cell table:formula="of:=[.C176]/[.$N$1]" office:value-type="float" office:value="0.0439922480620155" calcext:value-type="float">
            <text:p>0.04399</text:p>
          </table:table-cell>
          <table:table-cell table:formula="of:=[.D176]/[.$N$1]" office:value-type="float" office:value="0.0414890180878553" calcext:value-type="float">
            <text:p>0.04149</text:p>
          </table:table-cell>
          <table:table-cell table:formula="of:=[.E176]/[.$N$1]" office:value-type="float" office:value="0.0257267441860465" calcext:value-type="float">
            <text:p>0.02573</text:p>
          </table:table-cell>
          <table:table-cell table:formula="of:=[.F176]/[.$N$1]" office:value-type="float" office:value="0" calcext:value-type="float">
            <text:p>0.00000</text:p>
          </table:table-cell>
          <table:table-cell table:formula="of:=[.G176]/[.$N$1]" office:value-type="float" office:value="0.000601744186046512" calcext:value-type="float">
            <text:p>0.00060</text:p>
          </table:table-cell>
          <table:table-cell table:formula="of:=[.H176]/[.$N$1]" office:value-type="float" office:value="0.271963824289406" calcext:value-type="float">
            <text:p>0.27196</text:p>
          </table:table-cell>
          <table:table-cell table:formula="of:=[.I176]/[.$N$1]" office:value-type="float" office:value="0.0890019379844961" calcext:value-type="float">
            <text:p>0.08900</text:p>
          </table:table-cell>
          <table:table-cell table:formula="of:=[.J176]/[.$N$1]" office:value-type="float" office:value="0" calcext:value-type="float">
            <text:p>0.00000</text:p>
          </table:table-cell>
          <table:table-cell table:formula="of:=SUM([.Q176:.W176])" office:value-type="float" office:value="0.42878326873385" calcext:value-type="float">
            <text:p>0.42878</text:p>
          </table:table-cell>
          <table:table-cell office:value-type="float" office:value="0.410043505618936" calcext:value-type="float">
            <text:p>0.410043505618936</text:p>
          </table:table-cell>
          <table:table-cell table:formula="of:=[.O176]-[.Y176]" office:value-type="float" office:value="0.0626632127273171" calcext:value-type="float">
            <text:p>0.0626632127273171</text:p>
          </table:table-cell>
          <table:table-cell table:formula="of:=[.P176]+[.Q176]" office:value-type="float" office:value="0.0854812661498708" calcext:value-type="float">
            <text:p>0.0854812661498708</text:p>
          </table:table-cell>
          <table:table-cell office:value-type="float" office:value="27.24" calcext:value-type="float">
            <text:p>27.24</text:p>
          </table:table-cell>
          <table:table-cell office:value-type="float" office:value="27.18" calcext:value-type="float">
            <text:p>27.18</text:p>
          </table:table-cell>
          <table:table-cell table:number-columns-repeated="4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office:value-type="float" office:value="283.6" calcext:value-type="float">
            <text:p>283.6</text:p>
          </table:table-cell>
          <table:table-cell office:value-type="float" office:value="19.55" calcext:value-type="float">
            <text:p>19.55</text:p>
          </table:table-cell>
          <table:table-cell office:value-type="float" office:value="24.09" calcext:value-type="float">
            <text:p>24.09</text:p>
          </table:table-cell>
          <table:table-cell office:value-type="float" office:value="15.83" calcext:value-type="float">
            <text:p>15.83</text:p>
          </table:table-cell>
          <table:table-cell office:value-type="float" office:value="0" calcext:value-type="float">
            <text:p>0</text:p>
          </table:table-cell>
          <table:table-cell office:value-type="float" office:value="0.3857" calcext:value-type="float">
            <text:p>0.3857</text:p>
          </table:table-cell>
          <table:table-cell office:value-type="float" office:value="170.1" calcext:value-type="float">
            <text:p>170.1</text:p>
          </table:table-cell>
          <table:table-cell office:value-type="float" office:value="53.71" calcext:value-type="float">
            <text:p>53.71</text:p>
          </table:table-cell>
          <table:table-cell office:value-type="float" office:value="0" calcext:value-type="float">
            <text:p>0</text:p>
          </table:table-cell>
          <table:table-cell office:value-type="float" office:value="19.55" calcext:value-type="float">
            <text:p>19.55</text:p>
          </table:table-cell>
          <table:table-cell office:value-type="float" office:value="19.48" calcext:value-type="float">
            <text:p>19.48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formula="of:=[.B177]/[.$N$1]" office:value-type="float" office:value="0.458010335917313" calcext:value-type="float">
            <text:p>0.45801</text:p>
          </table:table-cell>
          <table:table-cell table:formula="of:=[.C177]/[.$N$1]" office:value-type="float" office:value="0.0315729974160207" calcext:value-type="float">
            <text:p>0.03157</text:p>
          </table:table-cell>
          <table:table-cell table:formula="of:=[.D177]/[.$N$1]" office:value-type="float" office:value="0.0389050387596899" calcext:value-type="float">
            <text:p>0.03891</text:p>
          </table:table-cell>
          <table:table-cell table:formula="of:=[.E177]/[.$N$1]" office:value-type="float" office:value="0.0255652454780362" calcext:value-type="float">
            <text:p>0.02557</text:p>
          </table:table-cell>
          <table:table-cell table:formula="of:=[.F177]/[.$N$1]" office:value-type="float" office:value="0" calcext:value-type="float">
            <text:p>0.00000</text:p>
          </table:table-cell>
          <table:table-cell table:formula="of:=[.G177]/[.$N$1]" office:value-type="float" office:value="0.000622900516795866" calcext:value-type="float">
            <text:p>0.00062</text:p>
          </table:table-cell>
          <table:table-cell table:formula="of:=[.H177]/[.$N$1]" office:value-type="float" office:value="0.274709302325581" calcext:value-type="float">
            <text:p>0.27471</text:p>
          </table:table-cell>
          <table:table-cell table:formula="of:=[.I177]/[.$N$1]" office:value-type="float" office:value="0.0867409560723514" calcext:value-type="float">
            <text:p>0.08674</text:p>
          </table:table-cell>
          <table:table-cell table:formula="of:=[.J177]/[.$N$1]" office:value-type="float" office:value="0" calcext:value-type="float">
            <text:p>0.00000</text:p>
          </table:table-cell>
          <table:table-cell table:formula="of:=SUM([.Q177:.W177])" office:value-type="float" office:value="0.426543443152455" calcext:value-type="float">
            <text:p>0.42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55" calcext:value-type="float">
            <text:p>19.55</text:p>
          </table:table-cell>
          <table:table-cell office:value-type="float" office:value="19.48" calcext:value-type="float">
            <text:p>19.48</text:p>
          </table:table-cell>
          <table:table-cell table:number-columns-repeated="4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office:value-type="float" office:value="273.3" calcext:value-type="float">
            <text:p>273.3</text:p>
          </table:table-cell>
          <table:table-cell office:value-type="float" office:value="13.84" calcext:value-type="float">
            <text:p>13.84</text:p>
          </table:table-cell>
          <table:table-cell office:value-type="float" office:value="21.38" calcext:value-type="float">
            <text:p>21.38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0.3718" calcext:value-type="float">
            <text:p>0.3718</text:p>
          </table:table-cell>
          <table:table-cell office:value-type="float" office:value="168.9" calcext:value-type="float">
            <text:p>168.9</text:p>
          </table:table-cell>
          <table:table-cell office:value-type="float" office:value="53.92" calcext:value-type="float">
            <text:p>53.92</text:p>
          </table:table-cell>
          <table:table-cell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8" calcext:value-type="float">
            <text:p>13.78</text:p>
          </table:table-cell>
          <table:table-cell/>
          <table:table-cell table:style-name="ce1" office:value-type="float" office:value="176" calcext:value-type="float">
            <text:p>176</text:p>
          </table:table-cell>
          <table:table-cell table:formula="of:=[.B178]/[.$N$1]" office:value-type="float" office:value="0.441375968992248" calcext:value-type="float">
            <text:p>0.44138</text:p>
          </table:table-cell>
          <table:table-cell table:formula="of:=[.C178]/[.$N$1]" office:value-type="float" office:value="0.0223514211886305" calcext:value-type="float">
            <text:p>0.02235</text:p>
          </table:table-cell>
          <table:table-cell table:formula="of:=[.D178]/[.$N$1]" office:value-type="float" office:value="0.0345284237726098" calcext:value-type="float">
            <text:p>0.03453</text:p>
          </table:table-cell>
          <table:table-cell table:formula="of:=[.E178]/[.$N$1]" office:value-type="float" office:value="0.024047157622739" calcext:value-type="float">
            <text:p>0.02405</text:p>
          </table:table-cell>
          <table:table-cell table:formula="of:=[.F178]/[.$N$1]" office:value-type="float" office:value="0" calcext:value-type="float">
            <text:p>0.00000</text:p>
          </table:table-cell>
          <table:table-cell table:formula="of:=[.G178]/[.$N$1]" office:value-type="float" office:value="0.000600452196382429" calcext:value-type="float">
            <text:p>0.00060</text:p>
          </table:table-cell>
          <table:table-cell table:formula="of:=[.H178]/[.$N$1]" office:value-type="float" office:value="0.272771317829457" calcext:value-type="float">
            <text:p>0.27277</text:p>
          </table:table-cell>
          <table:table-cell table:formula="of:=[.I178]/[.$N$1]" office:value-type="float" office:value="0.0870801033591731" calcext:value-type="float">
            <text:p>0.08708</text:p>
          </table:table-cell>
          <table:table-cell table:formula="of:=[.J178]/[.$N$1]" office:value-type="float" office:value="0" calcext:value-type="float">
            <text:p>0.00000</text:p>
          </table:table-cell>
          <table:table-cell table:formula="of:=SUM([.Q178:.W178])" office:value-type="float" office:value="0.419027454780362" calcext:value-type="float">
            <text:p>0.4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84" calcext:value-type="float">
            <text:p>13.84</text:p>
          </table:table-cell>
          <table:table-cell office:value-type="float" office:value="13.78" calcext:value-type="float">
            <text:p>13.78</text:p>
          </table:table-cell>
          <table:table-cell table:number-columns-repeated="4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office:value-type="float" office:value="271.6" calcext:value-type="float">
            <text:p>271.6</text:p>
          </table:table-cell>
          <table:table-cell office:value-type="float" office:value="9.463" calcext:value-type="float">
            <text:p>9.463</text:p>
          </table:table-cell>
          <table:table-cell office:value-type="float" office:value="20.75" calcext:value-type="float">
            <text:p>20.75</text:p>
          </table:table-cell>
          <table:table-cell office:value-type="float" office:value="14.34" calcext:value-type="float">
            <text:p>14.34</text:p>
          </table:table-cell>
          <table:table-cell office:value-type="float" office:value="0" calcext:value-type="float">
            <text:p>0</text:p>
          </table:table-cell>
          <table:table-cell office:value-type="float" office:value="0.3832" calcext:value-type="float">
            <text:p>0.3832</text:p>
          </table:table-cell>
          <table:table-cell office:value-type="float" office:value="172.9" calcext:value-type="float">
            <text:p>172.9</text:p>
          </table:table-cell>
          <table:table-cell office:value-type="float" office:value="53.73" calcext:value-type="float">
            <text:p>53.73</text:p>
          </table:table-cell>
          <table:table-cell office:value-type="float" office:value="0" calcext:value-type="float">
            <text:p>0</text:p>
          </table:table-cell>
          <table:table-cell office:value-type="float" office:value="9.463" calcext:value-type="float">
            <text:p>9.463</text:p>
          </table:table-cell>
          <table:table-cell office:value-type="float" office:value="9.388" calcext:value-type="float">
            <text:p>9.388</text:p>
          </table:table-cell>
          <table:table-cell/>
          <table:table-cell table:style-name="ce1" office:value-type="float" office:value="177" calcext:value-type="float">
            <text:p>177</text:p>
          </table:table-cell>
          <table:table-cell table:formula="of:=[.B179]/[.$N$1]" office:value-type="float" office:value="0.438630490956072" calcext:value-type="float">
            <text:p>0.43863</text:p>
          </table:table-cell>
          <table:table-cell table:formula="of:=[.C179]/[.$N$1]" office:value-type="float" office:value="0.0152826227390181" calcext:value-type="float">
            <text:p>0.01528</text:p>
          </table:table-cell>
          <table:table-cell table:formula="of:=[.D179]/[.$N$1]" office:value-type="float" office:value="0.0335109819121447" calcext:value-type="float">
            <text:p>0.03351</text:p>
          </table:table-cell>
          <table:table-cell table:formula="of:=[.E179]/[.$N$1]" office:value-type="float" office:value="0.0231589147286822" calcext:value-type="float">
            <text:p>0.02316</text:p>
          </table:table-cell>
          <table:table-cell table:formula="of:=[.F179]/[.$N$1]" office:value-type="float" office:value="0" calcext:value-type="float">
            <text:p>0.00000</text:p>
          </table:table-cell>
          <table:table-cell table:formula="of:=[.G179]/[.$N$1]" office:value-type="float" office:value="0.000618863049095607" calcext:value-type="float">
            <text:p>0.00062</text:p>
          </table:table-cell>
          <table:table-cell table:formula="of:=[.H179]/[.$N$1]" office:value-type="float" office:value="0.279231266149871" calcext:value-type="float">
            <text:p>0.27923</text:p>
          </table:table-cell>
          <table:table-cell table:formula="of:=[.I179]/[.$N$1]" office:value-type="float" office:value="0.0867732558139535" calcext:value-type="float">
            <text:p>0.08677</text:p>
          </table:table-cell>
          <table:table-cell table:formula="of:=[.J179]/[.$N$1]" office:value-type="float" office:value="0" calcext:value-type="float">
            <text:p>0.00000</text:p>
          </table:table-cell>
          <table:table-cell table:formula="of:=SUM([.Q179:.W179])" office:value-type="float" office:value="0.423293281653747" calcext:value-type="float">
            <text:p>0.42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63" calcext:value-type="float">
            <text:p>9.463</text:p>
          </table:table-cell>
          <table:table-cell office:value-type="float" office:value="9.388" calcext:value-type="float">
            <text:p>9.388</text:p>
          </table:table-cell>
          <table:table-cell table:number-columns-repeated="4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office:value-type="float" office:value="269.1" calcext:value-type="float">
            <text:p>269.1</text:p>
          </table:table-cell>
          <table:table-cell office:value-type="float" office:value="6.474" calcext:value-type="float">
            <text:p>6.474</text:p>
          </table:table-cell>
          <table:table-cell office:value-type="float" office:value="20.3" calcext:value-type="float">
            <text:p>20.3</text:p>
          </table:table-cell>
          <table:table-cell office:value-type="float" office:value="14.57" calcext:value-type="float">
            <text:p>14.57</text:p>
          </table:table-cell>
          <table:table-cell office:value-type="float" office:value="0" calcext:value-type="float">
            <text:p>0</text:p>
          </table:table-cell>
          <table:table-cell office:value-type="float" office:value="0.3995" calcext:value-type="float">
            <text:p>0.3995</text:p>
          </table:table-cell>
          <table:table-cell office:value-type="float" office:value="174.3" calcext:value-type="float">
            <text:p>174.3</text:p>
          </table:table-cell>
          <table:table-cell office:value-type="float" office:value="53.03" calcext:value-type="float">
            <text:p>53.03</text:p>
          </table:table-cell>
          <table:table-cell office:value-type="float" office:value="0" calcext:value-type="float">
            <text:p>0</text:p>
          </table:table-cell>
          <table:table-cell office:value-type="float" office:value="6.474" calcext:value-type="float">
            <text:p>6.474</text:p>
          </table:table-cell>
          <table:table-cell office:value-type="float" office:value="6.392" calcext:value-type="float">
            <text:p>6.392</text:p>
          </table:table-cell>
          <table:table-cell/>
          <table:table-cell table:style-name="ce1" office:value-type="float" office:value="178" calcext:value-type="float">
            <text:p>178</text:p>
          </table:table-cell>
          <table:table-cell table:formula="of:=[.B180]/[.$N$1]" office:value-type="float" office:value="0.434593023255814" calcext:value-type="float">
            <text:p>0.43459</text:p>
          </table:table-cell>
          <table:table-cell table:formula="of:=[.C180]/[.$N$1]" office:value-type="float" office:value="0.0104554263565891" calcext:value-type="float">
            <text:p>0.01046</text:p>
          </table:table-cell>
          <table:table-cell table:formula="of:=[.D180]/[.$N$1]" office:value-type="float" office:value="0.0327842377260982" calcext:value-type="float">
            <text:p>0.03278</text:p>
          </table:table-cell>
          <table:table-cell table:formula="of:=[.E180]/[.$N$1]" office:value-type="float" office:value="0.0235303617571059" calcext:value-type="float">
            <text:p>0.02353</text:p>
          </table:table-cell>
          <table:table-cell table:formula="of:=[.F180]/[.$N$1]" office:value-type="float" office:value="0" calcext:value-type="float">
            <text:p>0.00000</text:p>
          </table:table-cell>
          <table:table-cell table:formula="of:=[.G180]/[.$N$1]" office:value-type="float" office:value="0.000645187338501292" calcext:value-type="float">
            <text:p>0.00065</text:p>
          </table:table-cell>
          <table:table-cell table:formula="of:=[.H180]/[.$N$1]" office:value-type="float" office:value="0.281492248062016" calcext:value-type="float">
            <text:p>0.28149</text:p>
          </table:table-cell>
          <table:table-cell table:formula="of:=[.I180]/[.$N$1]" office:value-type="float" office:value="0.0856427648578811" calcext:value-type="float">
            <text:p>0.08564</text:p>
          </table:table-cell>
          <table:table-cell table:formula="of:=[.J180]/[.$N$1]" office:value-type="float" office:value="0" calcext:value-type="float">
            <text:p>0.00000</text:p>
          </table:table-cell>
          <table:table-cell table:formula="of:=SUM([.Q180:.W180])" office:value-type="float" office:value="0.424094799741602" calcext:value-type="float">
            <text:p>0.42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74" calcext:value-type="float">
            <text:p>6.474</text:p>
          </table:table-cell>
          <table:table-cell office:value-type="float" office:value="6.392" calcext:value-type="float">
            <text:p>6.392</text:p>
          </table:table-cell>
          <table:table-cell table:number-columns-repeated="4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office:value-type="float" office:value="267.7" calcext:value-type="float">
            <text:p>267.7</text:p>
          </table:table-cell>
          <table:table-cell office:value-type="float" office:value="4.316" calcext:value-type="float">
            <text:p>4.316</text:p>
          </table:table-cell>
          <table:table-cell office:value-type="float" office:value="19.97" calcext:value-type="float">
            <text:p>19.97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  <table:table-cell office:value-type="float" office:value="0.4003" calcext:value-type="float">
            <text:p>0.4003</text:p>
          </table:table-cell>
          <table:table-cell office:value-type="float" office:value="175.5" calcext:value-type="float">
            <text:p>175.5</text:p>
          </table:table-cell>
          <table:table-cell office:value-type="float" office:value="53.65" calcext:value-type="float">
            <text:p>53.65</text:p>
          </table:table-cell>
          <table:table-cell office:value-type="float" office:value="0" calcext:value-type="float">
            <text:p>0</text:p>
          </table:table-cell>
          <table:table-cell office:value-type="float" office:value="4.316" calcext:value-type="float">
            <text:p>4.316</text:p>
          </table:table-cell>
          <table:table-cell office:value-type="float" office:value="4.24" calcext:value-type="float">
            <text:p>4.24</text:p>
          </table:table-cell>
          <table:table-cell/>
          <table:table-cell table:style-name="ce1" office:value-type="float" office:value="179" calcext:value-type="float">
            <text:p>179</text:p>
          </table:table-cell>
          <table:table-cell table:formula="of:=[.B181]/[.$N$1]" office:value-type="float" office:value="0.432332041343669" calcext:value-type="float">
            <text:p>0.43233</text:p>
          </table:table-cell>
          <table:table-cell table:formula="of:=[.C181]/[.$N$1]" office:value-type="float" office:value="0.0069702842377261" calcext:value-type="float">
            <text:p>0.00697</text:p>
          </table:table-cell>
          <table:table-cell table:formula="of:=[.D181]/[.$N$1]" office:value-type="float" office:value="0.0322512919896641" calcext:value-type="float">
            <text:p>0.03225</text:p>
          </table:table-cell>
          <table:table-cell table:formula="of:=[.E181]/[.$N$1]" office:value-type="float" office:value="0.0224321705426357" calcext:value-type="float">
            <text:p>0.02243</text:p>
          </table:table-cell>
          <table:table-cell table:formula="of:=[.F181]/[.$N$1]" office:value-type="float" office:value="0" calcext:value-type="float">
            <text:p>0.00000</text:p>
          </table:table-cell>
          <table:table-cell table:formula="of:=[.G181]/[.$N$1]" office:value-type="float" office:value="0.000646479328165375" calcext:value-type="float">
            <text:p>0.00065</text:p>
          </table:table-cell>
          <table:table-cell table:formula="of:=[.H181]/[.$N$1]" office:value-type="float" office:value="0.28343023255814" calcext:value-type="float">
            <text:p>0.28343</text:p>
          </table:table-cell>
          <table:table-cell table:formula="of:=[.I181]/[.$N$1]" office:value-type="float" office:value="0.0866440568475452" calcext:value-type="float">
            <text:p>0.08664</text:p>
          </table:table-cell>
          <table:table-cell table:formula="of:=[.J181]/[.$N$1]" office:value-type="float" office:value="0" calcext:value-type="float">
            <text:p>0.00000</text:p>
          </table:table-cell>
          <table:table-cell table:formula="of:=SUM([.Q181:.W181])" office:value-type="float" office:value="0.42540423126615" calcext:value-type="float">
            <text:p>0.42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316" calcext:value-type="float">
            <text:p>4.316</text:p>
          </table:table-cell>
          <table:table-cell office:value-type="float" office:value="4.24" calcext:value-type="float">
            <text:p>4.24</text:p>
          </table:table-cell>
          <table:table-cell table:number-columns-repeated="4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  <table:table-cell office:value-type="float" office:value="2.783" calcext:value-type="float">
            <text:p>2.783</text:p>
          </table:table-cell>
          <table:table-cell office:value-type="float" office:value="18.69" calcext:value-type="float">
            <text:p>18.69</text:p>
          </table:table-cell>
          <table:table-cell office:value-type="float" office:value="14.21" calcext:value-type="float">
            <text:p>14.21</text:p>
          </table:table-cell>
          <table:table-cell office:value-type="float" office:value="0" calcext:value-type="float">
            <text:p>0</text:p>
          </table:table-cell>
          <table:table-cell office:value-type="float" office:value="0.3744" calcext:value-type="float">
            <text:p>0.3744</text:p>
          </table:table-cell>
          <table:table-cell office:value-type="float" office:value="174.1" calcext:value-type="float">
            <text:p>174.1</text:p>
          </table:table-cell>
          <table:table-cell office:value-type="float" office:value="51.91" calcext:value-type="float">
            <text:p>51.91</text:p>
          </table:table-cell>
          <table:table-cell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2.702" calcext:value-type="float">
            <text:p>2.702</text:p>
          </table:table-cell>
          <table:table-cell/>
          <table:table-cell table:style-name="ce1" office:value-type="float" office:value="180" calcext:value-type="float">
            <text:p>180</text:p>
          </table:table-cell>
          <table:table-cell table:formula="of:=[.B182]/[.$N$1]" office:value-type="float" office:value="0.42312661498708" calcext:value-type="float">
            <text:p>0.42313</text:p>
          </table:table-cell>
          <table:table-cell table:formula="of:=[.C182]/[.$N$1]" office:value-type="float" office:value="0.00449450904392765" calcext:value-type="float">
            <text:p>0.00449</text:p>
          </table:table-cell>
          <table:table-cell table:formula="of:=[.D182]/[.$N$1]" office:value-type="float" office:value="0.0301841085271318" calcext:value-type="float">
            <text:p>0.03018</text:p>
          </table:table-cell>
          <table:table-cell table:formula="of:=[.E182]/[.$N$1]" office:value-type="float" office:value="0.0229489664082687" calcext:value-type="float">
            <text:p>0.02295</text:p>
          </table:table-cell>
          <table:table-cell table:formula="of:=[.F182]/[.$N$1]" office:value-type="float" office:value="0" calcext:value-type="float">
            <text:p>0.00000</text:p>
          </table:table-cell>
          <table:table-cell table:formula="of:=[.G182]/[.$N$1]" office:value-type="float" office:value="0.000604651162790698" calcext:value-type="float">
            <text:p>0.00060</text:p>
          </table:table-cell>
          <table:table-cell table:formula="of:=[.H182]/[.$N$1]" office:value-type="float" office:value="0.281169250645995" calcext:value-type="float">
            <text:p>0.28117</text:p>
          </table:table-cell>
          <table:table-cell table:formula="of:=[.I182]/[.$N$1]" office:value-type="float" office:value="0.0838339793281654" calcext:value-type="float">
            <text:p>0.08383</text:p>
          </table:table-cell>
          <table:table-cell table:formula="of:=[.J182]/[.$N$1]" office:value-type="float" office:value="0" calcext:value-type="float">
            <text:p>0.00000</text:p>
          </table:table-cell>
          <table:table-cell table:formula="of:=SUM([.Q182:.W182])" office:value-type="float" office:value="0.418740956072351" calcext:value-type="float">
            <text:p>0.41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3" calcext:value-type="float">
            <text:p>2.783</text:p>
          </table:table-cell>
          <table:table-cell office:value-type="float" office:value="2.702" calcext:value-type="float">
            <text:p>2.702</text:p>
          </table:table-cell>
          <table:table-cell table:number-columns-repeated="4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office:value-type="float" office:value="255.8" calcext:value-type="float">
            <text:p>255.8</text:p>
          </table:table-cell>
          <table:table-cell office:value-type="float" office:value="1.827" calcext:value-type="float">
            <text:p>1.827</text:p>
          </table:table-cell>
          <table:table-cell office:value-type="float" office:value="18.57" calcext:value-type="float">
            <text:p>18.57</text:p>
          </table:table-cell>
          <table:table-cell office:value-type="float" office:value="13.74" calcext:value-type="float">
            <text:p>13.74</text:p>
          </table:table-cell>
          <table:table-cell office:value-type="float" office:value="0" calcext:value-type="float">
            <text:p>0</text:p>
          </table:table-cell>
          <table:table-cell office:value-type="float" office:value="0.3924" calcext:value-type="float">
            <text:p>0.3924</text:p>
          </table:table-cell>
          <table:table-cell office:value-type="float" office:value="170.5" calcext:value-type="float">
            <text:p>170.5</text:p>
          </table:table-cell>
          <table:table-cell office:value-type="float" office:value="50.76" calcext:value-type="float">
            <text:p>50.76</text:p>
          </table:table-cell>
          <table:table-cell office:value-type="float" office:value="0" calcext:value-type="float">
            <text:p>0</text:p>
          </table:table-cell>
          <table:table-cell office:value-type="float" office:value="1.827" calcext:value-type="float">
            <text:p>1.827</text:p>
          </table:table-cell>
          <table:table-cell office:value-type="float" office:value="1.733" calcext:value-type="float">
            <text:p>1.733</text:p>
          </table:table-cell>
          <table:table-cell/>
          <table:table-cell table:style-name="ce1" office:value-type="float" office:value="181" calcext:value-type="float">
            <text:p>181</text:p>
          </table:table-cell>
          <table:table-cell table:formula="of:=[.B183]/[.$N$1]" office:value-type="float" office:value="0.413113695090439" calcext:value-type="float">
            <text:p>0.41311</text:p>
          </table:table-cell>
          <table:table-cell table:formula="of:=[.C183]/[.$N$1]" office:value-type="float" office:value="0.00295058139534884" calcext:value-type="float">
            <text:p>0.00295</text:p>
          </table:table-cell>
          <table:table-cell table:formula="of:=[.D183]/[.$N$1]" office:value-type="float" office:value="0.0299903100775194" calcext:value-type="float">
            <text:p>0.02999</text:p>
          </table:table-cell>
          <table:table-cell table:formula="of:=[.E183]/[.$N$1]" office:value-type="float" office:value="0.0221899224806202" calcext:value-type="float">
            <text:p>0.02219</text:p>
          </table:table-cell>
          <table:table-cell table:formula="of:=[.F183]/[.$N$1]" office:value-type="float" office:value="0" calcext:value-type="float">
            <text:p>0.00000</text:p>
          </table:table-cell>
          <table:table-cell table:formula="of:=[.G183]/[.$N$1]" office:value-type="float" office:value="0.000633720930232558" calcext:value-type="float">
            <text:p>0.00063</text:p>
          </table:table-cell>
          <table:table-cell table:formula="of:=[.H183]/[.$N$1]" office:value-type="float" office:value="0.275355297157623" calcext:value-type="float">
            <text:p>0.27536</text:p>
          </table:table-cell>
          <table:table-cell table:formula="of:=[.I183]/[.$N$1]" office:value-type="float" office:value="0.0819767441860465" calcext:value-type="float">
            <text:p>0.08198</text:p>
          </table:table-cell>
          <table:table-cell table:formula="of:=[.J183]/[.$N$1]" office:value-type="float" office:value="0" calcext:value-type="float">
            <text:p>0.00000</text:p>
          </table:table-cell>
          <table:table-cell table:formula="of:=SUM([.Q183:.W183])" office:value-type="float" office:value="0.410145994832041" calcext:value-type="float">
            <text:p>0.41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27" calcext:value-type="float">
            <text:p>1.827</text:p>
          </table:table-cell>
          <table:table-cell office:value-type="float" office:value="1.733" calcext:value-type="float">
            <text:p>1.733</text:p>
          </table:table-cell>
          <table:table-cell table:number-columns-repeated="4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office:value-type="float" office:value="257.3" calcext:value-type="float">
            <text:p>257.3</text:p>
          </table:table-cell>
          <table:table-cell office:value-type="float" office:value="1.172" calcext:value-type="float">
            <text:p>1.172</text:p>
          </table:table-cell>
          <table:table-cell office:value-type="float" office:value="18.76" calcext:value-type="float">
            <text:p>18.76</text:p>
          </table:table-cell>
          <table:table-cell office:value-type="float" office:value="13.99" calcext:value-type="float">
            <text:p>13.99</text:p>
          </table:table-cell>
          <table:table-cell office:value-type="float" office:value="0" calcext:value-type="float">
            <text:p>0</text:p>
          </table:table-cell>
          <table:table-cell office:value-type="float" office:value="0.3596" calcext:value-type="float">
            <text:p>0.3596</text:p>
          </table:table-cell>
          <table:table-cell office:value-type="float" office:value="171.4" calcext:value-type="float">
            <text:p>171.4</text:p>
          </table:table-cell>
          <table:table-cell office:value-type="float" office:value="51.62" calcext:value-type="float">
            <text:p>51.62</text:p>
          </table:table-cell>
          <table:table-cell office:value-type="float" office:value="0" calcext:value-type="float">
            <text:p>0</text:p>
          </table:table-cell>
          <table:table-cell office:value-type="float" office:value="1.172" calcext:value-type="float">
            <text:p>1.172</text:p>
          </table:table-cell>
          <table:table-cell office:value-type="float" office:value="1.074" calcext:value-type="float">
            <text:p>1.074</text:p>
          </table:table-cell>
          <table:table-cell/>
          <table:table-cell table:style-name="ce1" office:value-type="float" office:value="182" calcext:value-type="float">
            <text:p>182</text:p>
          </table:table-cell>
          <table:table-cell table:formula="of:=[.B184]/[.$N$1]" office:value-type="float" office:value="0.415536175710594" calcext:value-type="float">
            <text:p>0.41554</text:p>
          </table:table-cell>
          <table:table-cell table:formula="of:=[.C184]/[.$N$1]" office:value-type="float" office:value="0.00189276485788114" calcext:value-type="float">
            <text:p>0.00189</text:p>
          </table:table-cell>
          <table:table-cell table:formula="of:=[.D184]/[.$N$1]" office:value-type="float" office:value="0.030297157622739" calcext:value-type="float">
            <text:p>0.03030</text:p>
          </table:table-cell>
          <table:table-cell table:formula="of:=[.E184]/[.$N$1]" office:value-type="float" office:value="0.022593669250646" calcext:value-type="float">
            <text:p>0.02259</text:p>
          </table:table-cell>
          <table:table-cell table:formula="of:=[.F184]/[.$N$1]" office:value-type="float" office:value="0" calcext:value-type="float">
            <text:p>0.00000</text:p>
          </table:table-cell>
          <table:table-cell table:formula="of:=[.G184]/[.$N$1]" office:value-type="float" office:value="0.000580749354005168" calcext:value-type="float">
            <text:p>0.00058</text:p>
          </table:table-cell>
          <table:table-cell table:formula="of:=[.H184]/[.$N$1]" office:value-type="float" office:value="0.276808785529716" calcext:value-type="float">
            <text:p>0.27681</text:p>
          </table:table-cell>
          <table:table-cell table:formula="of:=[.I184]/[.$N$1]" office:value-type="float" office:value="0.0833656330749354" calcext:value-type="float">
            <text:p>0.08337</text:p>
          </table:table-cell>
          <table:table-cell table:formula="of:=[.J184]/[.$N$1]" office:value-type="float" office:value="0" calcext:value-type="float">
            <text:p>0.00000</text:p>
          </table:table-cell>
          <table:table-cell table:formula="of:=SUM([.Q184:.W184])" office:value-type="float" office:value="0.413645994832041" calcext:value-type="float">
            <text:p>0.41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72" calcext:value-type="float">
            <text:p>1.172</text:p>
          </table:table-cell>
          <table:table-cell office:value-type="float" office:value="1.074" calcext:value-type="float">
            <text:p>1.074</text:p>
          </table:table-cell>
          <table:table-cell table:number-columns-repeated="4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office:value-type="float" office:value="254.8" calcext:value-type="float">
            <text:p>254.8</text:p>
          </table:table-cell>
          <table:table-cell office:value-type="float" office:value="0.7569" calcext:value-type="float">
            <text:p>0.7569</text:p>
          </table:table-cell>
          <table:table-cell office:value-type="float" office:value="19.23" calcext:value-type="float">
            <text:p>19.23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0.3887" calcext:value-type="float">
            <text:p>0.3887</text:p>
          </table:table-cell>
          <table:table-cell office:value-type="float" office:value="170.5" calcext:value-type="float">
            <text:p>170.5</text:p>
          </table:table-cell>
          <table:table-cell office:value-type="float" office:value="49.68" calcext:value-type="float">
            <text:p>49.68</text:p>
          </table:table-cell>
          <table:table-cell office:value-type="float" office:value="0" calcext:value-type="float">
            <text:p>0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6516" calcext:value-type="float">
            <text:p>0.6516</text:p>
          </table:table-cell>
          <table:table-cell/>
          <table:table-cell table:style-name="ce1" office:value-type="float" office:value="183" calcext:value-type="float">
            <text:p>183</text:p>
          </table:table-cell>
          <table:table-cell table:formula="of:=[.B185]/[.$N$1]" office:value-type="float" office:value="0.411498708010336" calcext:value-type="float">
            <text:p>0.41150</text:p>
          </table:table-cell>
          <table:table-cell table:formula="of:=[.C185]/[.$N$1]" office:value-type="float" office:value="0.00122238372093023" calcext:value-type="float">
            <text:p>0.00122</text:p>
          </table:table-cell>
          <table:table-cell table:formula="of:=[.D185]/[.$N$1]" office:value-type="float" office:value="0.0310562015503876" calcext:value-type="float">
            <text:p>0.03106</text:p>
          </table:table-cell>
          <table:table-cell table:formula="of:=[.E185]/[.$N$1]" office:value-type="float" office:value="0.023062015503876" calcext:value-type="float">
            <text:p>0.02306</text:p>
          </table:table-cell>
          <table:table-cell table:formula="of:=[.F185]/[.$N$1]" office:value-type="float" office:value="0" calcext:value-type="float">
            <text:p>0.00000</text:p>
          </table:table-cell>
          <table:table-cell table:formula="of:=[.G185]/[.$N$1]" office:value-type="float" office:value="0.000627745478036176" calcext:value-type="float">
            <text:p>0.00063</text:p>
          </table:table-cell>
          <table:table-cell table:formula="of:=[.H185]/[.$N$1]" office:value-type="float" office:value="0.275355297157623" calcext:value-type="float">
            <text:p>0.27536</text:p>
          </table:table-cell>
          <table:table-cell table:formula="of:=[.I185]/[.$N$1]" office:value-type="float" office:value="0.0802325581395349" calcext:value-type="float">
            <text:p>0.08023</text:p>
          </table:table-cell>
          <table:table-cell table:formula="of:=[.J185]/[.$N$1]" office:value-type="float" office:value="0" calcext:value-type="float">
            <text:p>0.00000</text:p>
          </table:table-cell>
          <table:table-cell table:formula="of:=SUM([.Q185:.W185])" office:value-type="float" office:value="0.410333817829457" calcext:value-type="float">
            <text:p>0.41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6516" calcext:value-type="float">
            <text:p>0.6516</text:p>
          </table:table-cell>
          <table:table-cell table:number-columns-repeated="4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office:value-type="float" office:value="250.1" calcext:value-type="float">
            <text:p>250.1</text:p>
          </table:table-cell>
          <table:table-cell office:value-type="float" office:value="0.485" calcext:value-type="float">
            <text:p>0.485</text:p>
          </table:table-cell>
          <table:table-cell office:value-type="float" office:value="19.65" calcext:value-type="float">
            <text:p>19.65</text:p>
          </table:table-cell>
          <table:table-cell office:value-type="float" office:value="14.29" calcext:value-type="float">
            <text:p>14.29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  <table:table-cell office:value-type="float" office:value="166.4" calcext:value-type="float">
            <text:p>166.4</text:p>
          </table:table-cell>
          <table:table-cell office:value-type="float" office:value="48.95" calcext:value-type="float">
            <text:p>48.95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.3791" calcext:value-type="float">
            <text:p>0.3791</text:p>
          </table:table-cell>
          <table:table-cell/>
          <table:table-cell table:style-name="ce1" office:value-type="float" office:value="184" calcext:value-type="float">
            <text:p>184</text:p>
          </table:table-cell>
          <table:table-cell table:formula="of:=[.B186]/[.$N$1]" office:value-type="float" office:value="0.40390826873385" calcext:value-type="float">
            <text:p>0.40391</text:p>
          </table:table-cell>
          <table:table-cell table:formula="of:=[.C186]/[.$N$1]" office:value-type="float" office:value="0.000783268733850129" calcext:value-type="float">
            <text:p>0.00078</text:p>
          </table:table-cell>
          <table:table-cell table:formula="of:=[.D186]/[.$N$1]" office:value-type="float" office:value="0.031734496124031" calcext:value-type="float">
            <text:p>0.03173</text:p>
          </table:table-cell>
          <table:table-cell table:formula="of:=[.E186]/[.$N$1]" office:value-type="float" office:value="0.023078165374677" calcext:value-type="float">
            <text:p>0.02308</text:p>
          </table:table-cell>
          <table:table-cell table:formula="of:=[.F186]/[.$N$1]" office:value-type="float" office:value="0" calcext:value-type="float">
            <text:p>0.00000</text:p>
          </table:table-cell>
          <table:table-cell table:formula="of:=[.G186]/[.$N$1]" office:value-type="float" office:value="0.000628391472868217" calcext:value-type="float">
            <text:p>0.00063</text:p>
          </table:table-cell>
          <table:table-cell table:formula="of:=[.H186]/[.$N$1]" office:value-type="float" office:value="0.268733850129199" calcext:value-type="float">
            <text:p>0.26873</text:p>
          </table:table-cell>
          <table:table-cell table:formula="of:=[.I186]/[.$N$1]" office:value-type="float" office:value="0.0790536175710594" calcext:value-type="float">
            <text:p>0.07905</text:p>
          </table:table-cell>
          <table:table-cell table:formula="of:=[.J186]/[.$N$1]" office:value-type="float" office:value="0" calcext:value-type="float">
            <text:p>0.00000</text:p>
          </table:table-cell>
          <table:table-cell table:formula="of:=SUM([.Q186:.W186])" office:value-type="float" office:value="0.403228520671835" calcext:value-type="float">
            <text:p>0.40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.3791" calcext:value-type="float">
            <text:p>0.3791</text:p>
          </table:table-cell>
          <table:table-cell table:number-columns-repeated="4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0.3204" calcext:value-type="float">
            <text:p>0.3204</text:p>
          </table:table-cell>
          <table:table-cell office:value-type="float" office:value="20.12" calcext:value-type="float">
            <text:p>20.12</text:p>
          </table:table-cell>
          <table:table-cell office:value-type="float" office:value="14.51" calcext:value-type="float">
            <text:p>14.51</text:p>
          </table:table-cell>
          <table:table-cell office:value-type="float" office:value="0" calcext:value-type="float">
            <text:p>0</text:p>
          </table:table-cell>
          <table:table-cell office:value-type="float" office:value="0.3596" calcext:value-type="float">
            <text:p>0.3596</text:p>
          </table:table-cell>
          <table:table-cell office:value-type="float" office:value="166.2" calcext:value-type="float">
            <text:p>166.2</text:p>
          </table:table-cell>
          <table:table-cell office:value-type="float" office:value="48.46" calcext:value-type="float">
            <text:p>48.46</text:p>
          </table:table-cell>
          <table:table-cell office:value-type="float" office:value="0" calcext:value-type="float">
            <text:p>0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2215" calcext:value-type="float">
            <text:p>0.2215</text:p>
          </table:table-cell>
          <table:table-cell/>
          <table:table-cell table:style-name="ce1" office:value-type="float" office:value="185" calcext:value-type="float">
            <text:p>185</text:p>
          </table:table-cell>
          <table:table-cell table:formula="of:=[.B187]/[.$N$1]" office:value-type="float" office:value="0.40374677002584" calcext:value-type="float">
            <text:p>0.40375</text:p>
          </table:table-cell>
          <table:table-cell table:formula="of:=[.C187]/[.$N$1]" office:value-type="float" office:value="0.000517441860465116" calcext:value-type="float">
            <text:p>0.00052</text:p>
          </table:table-cell>
          <table:table-cell table:formula="of:=[.D187]/[.$N$1]" office:value-type="float" office:value="0.0324935400516796" calcext:value-type="float">
            <text:p>0.03249</text:p>
          </table:table-cell>
          <table:table-cell table:formula="of:=[.E187]/[.$N$1]" office:value-type="float" office:value="0.0234334625322997" calcext:value-type="float">
            <text:p>0.02343</text:p>
          </table:table-cell>
          <table:table-cell table:formula="of:=[.F187]/[.$N$1]" office:value-type="float" office:value="0" calcext:value-type="float">
            <text:p>0.00000</text:p>
          </table:table-cell>
          <table:table-cell table:formula="of:=[.G187]/[.$N$1]" office:value-type="float" office:value="0.000580749354005168" calcext:value-type="float">
            <text:p>0.00058</text:p>
          </table:table-cell>
          <table:table-cell table:formula="of:=[.H187]/[.$N$1]" office:value-type="float" office:value="0.268410852713178" calcext:value-type="float">
            <text:p>0.26841</text:p>
          </table:table-cell>
          <table:table-cell table:formula="of:=[.I187]/[.$N$1]" office:value-type="float" office:value="0.0782622739018088" calcext:value-type="float">
            <text:p>0.07826</text:p>
          </table:table-cell>
          <table:table-cell table:formula="of:=[.J187]/[.$N$1]" office:value-type="float" office:value="0" calcext:value-type="float">
            <text:p>0.00000</text:p>
          </table:table-cell>
          <table:table-cell table:formula="of:=SUM([.Q187:.W187])" office:value-type="float" office:value="0.403180878552972" calcext:value-type="float">
            <text:p>0.40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2215" calcext:value-type="float">
            <text:p>0.2215</text:p>
          </table:table-cell>
          <table:table-cell table:number-columns-repeated="4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office:value-type="float" office:value="245.7" calcext:value-type="float">
            <text:p>245.7</text:p>
          </table:table-cell>
          <table:table-cell office:value-type="float" office:value="0.2363" calcext:value-type="float">
            <text:p>0.2363</text:p>
          </table:table-cell>
          <table:table-cell office:value-type="float" office:value="18.84" calcext:value-type="float">
            <text:p>18.84</text:p>
          </table:table-cell>
          <table:table-cell office:value-type="float" office:value="14.55" calcext:value-type="float">
            <text:p>14.55</text:p>
          </table:table-cell>
          <table:table-cell office:value-type="float" office:value="0" calcext:value-type="float">
            <text:p>0</text:p>
          </table:table-cell>
          <table:table-cell office:value-type="float" office:value="0.3578" calcext:value-type="float">
            <text:p>0.3578</text:p>
          </table:table-cell>
          <table:table-cell office:value-type="float" office:value="164.8" calcext:value-type="float">
            <text:p>164.8</text:p>
          </table:table-cell>
          <table:table-cell office:value-type="float" office:value="47.01" calcext:value-type="float">
            <text:p>47.01</text:p>
          </table:table-cell>
          <table:table-cell office:value-type="float" office:value="0" calcext:value-type="float">
            <text:p>0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285" calcext:value-type="float">
            <text:p>0.1285</text:p>
          </table:table-cell>
          <table:table-cell/>
          <table:table-cell table:style-name="ce1" office:value-type="float" office:value="186" calcext:value-type="float">
            <text:p>186</text:p>
          </table:table-cell>
          <table:table-cell table:formula="of:=[.B188]/[.$N$1]" office:value-type="float" office:value="0.396802325581395" calcext:value-type="float">
            <text:p>0.39680</text:p>
          </table:table-cell>
          <table:table-cell table:formula="of:=[.C188]/[.$N$1]" office:value-type="float" office:value="0.000381621447028424" calcext:value-type="float">
            <text:p>0.00038</text:p>
          </table:table-cell>
          <table:table-cell table:formula="of:=[.D188]/[.$N$1]" office:value-type="float" office:value="0.0304263565891473" calcext:value-type="float">
            <text:p>0.03043</text:p>
          </table:table-cell>
          <table:table-cell table:formula="of:=[.E188]/[.$N$1]" office:value-type="float" office:value="0.0234980620155039" calcext:value-type="float">
            <text:p>0.02350</text:p>
          </table:table-cell>
          <table:table-cell table:formula="of:=[.F188]/[.$N$1]" office:value-type="float" office:value="0" calcext:value-type="float">
            <text:p>0.00000</text:p>
          </table:table-cell>
          <table:table-cell table:formula="of:=[.G188]/[.$N$1]" office:value-type="float" office:value="0.000577842377260982" calcext:value-type="float">
            <text:p>0.00058</text:p>
          </table:table-cell>
          <table:table-cell table:formula="of:=[.H188]/[.$N$1]" office:value-type="float" office:value="0.266149870801034" calcext:value-type="float">
            <text:p>0.26615</text:p>
          </table:table-cell>
          <table:table-cell table:formula="of:=[.I188]/[.$N$1]" office:value-type="float" office:value="0.0759205426356589" calcext:value-type="float">
            <text:p>0.07592</text:p>
          </table:table-cell>
          <table:table-cell table:formula="of:=[.J188]/[.$N$1]" office:value-type="float" office:value="0" calcext:value-type="float">
            <text:p>0.00000</text:p>
          </table:table-cell>
          <table:table-cell table:formula="of:=SUM([.Q188:.W188])" office:value-type="float" office:value="0.396572674418605" calcext:value-type="float">
            <text:p>0.39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285" calcext:value-type="float">
            <text:p>0.1285</text:p>
          </table:table-cell>
          <table:table-cell table:number-columns-repeated="4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office:value-type="float" office:value="243.2" calcext:value-type="float">
            <text:p>243.2</text:p>
          </table:table-cell>
          <table:table-cell office:value-type="float" office:value="0.1752" calcext:value-type="float">
            <text:p>0.1752</text:p>
          </table:table-cell>
          <table:table-cell office:value-type="float" office:value="19.91" calcext:value-type="float">
            <text:p>19.91</text:p>
          </table:table-cell>
          <table:table-cell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161.6" calcext:value-type="float">
            <text:p>161.6</text:p>
          </table:table-cell>
          <table:table-cell office:value-type="float" office:value="46.41" calcext:value-type="float">
            <text:p>46.41</text:p>
          </table:table-cell>
          <table:table-cell office:value-type="float" office:value="0" calcext:value-type="float">
            <text:p>0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744" calcext:value-type="float">
            <text:p>0.0744</text:p>
          </table:table-cell>
          <table:table-cell/>
          <table:table-cell table:style-name="ce1" office:value-type="float" office:value="187" calcext:value-type="float">
            <text:p>187</text:p>
          </table:table-cell>
          <table:table-cell table:formula="of:=[.B189]/[.$N$1]" office:value-type="float" office:value="0.392764857881137" calcext:value-type="float">
            <text:p>0.39276</text:p>
          </table:table-cell>
          <table:table-cell table:formula="of:=[.C189]/[.$N$1]" office:value-type="float" office:value="0.000282945736434109" calcext:value-type="float">
            <text:p>0.00028</text:p>
          </table:table-cell>
          <table:table-cell table:formula="of:=[.D189]/[.$N$1]" office:value-type="float" office:value="0.0321543927648579" calcext:value-type="float">
            <text:p>0.03215</text:p>
          </table:table-cell>
          <table:table-cell table:formula="of:=[.E189]/[.$N$1]" office:value-type="float" office:value="0.0237564599483204" calcext:value-type="float">
            <text:p>0.02376</text:p>
          </table:table-cell>
          <table:table-cell table:formula="of:=[.F189]/[.$N$1]" office:value-type="float" office:value="0" calcext:value-type="float">
            <text:p>0.00000</text:p>
          </table:table-cell>
          <table:table-cell table:formula="of:=[.G189]/[.$N$1]" office:value-type="float" office:value="0.000587209302325581" calcext:value-type="float">
            <text:p>0.00059</text:p>
          </table:table-cell>
          <table:table-cell table:formula="of:=[.H189]/[.$N$1]" office:value-type="float" office:value="0.260981912144703" calcext:value-type="float">
            <text:p>0.26098</text:p>
          </table:table-cell>
          <table:table-cell table:formula="of:=[.I189]/[.$N$1]" office:value-type="float" office:value="0.0749515503875969" calcext:value-type="float">
            <text:p>0.07495</text:p>
          </table:table-cell>
          <table:table-cell table:formula="of:=[.J189]/[.$N$1]" office:value-type="float" office:value="0" calcext:value-type="float">
            <text:p>0.00000</text:p>
          </table:table-cell>
          <table:table-cell table:formula="of:=SUM([.Q189:.W189])" office:value-type="float" office:value="0.392431524547804" calcext:value-type="float">
            <text:p>0.39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0744" calcext:value-type="float">
            <text:p>0.0744</text:p>
          </table:table-cell>
          <table:table-cell table:number-columns-repeated="4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office:value-type="float" office:value="237.1" calcext:value-type="float">
            <text:p>237.1</text:p>
          </table:table-cell>
          <table:table-cell office:value-type="float" office:value="0.1464" calcext:value-type="float">
            <text:p>0.1464</text:p>
          </table:table-cell>
          <table:table-cell office:value-type="float" office:value="19.58" calcext:value-type="float">
            <text:p>19.58</text:p>
          </table:table-cell>
          <table:table-cell office:value-type="float" office:value="14.67" calcext:value-type="float">
            <text:p>14.67</text:p>
          </table:table-cell>
          <table:table-cell office:value-type="float" office:value="0" calcext:value-type="float">
            <text:p>0</text:p>
          </table:table-cell>
          <table:table-cell office:value-type="float" office:value="0.3566" calcext:value-type="float">
            <text:p>0.3566</text:p>
          </table:table-cell>
          <table:table-cell office:value-type="float" office:value="157.6" calcext:value-type="float">
            <text:p>157.6</text:p>
          </table:table-cell>
          <table:table-cell office:value-type="float" office:value="44.71" calcext:value-type="float">
            <text:p>44.71</text:p>
          </table:table-cell>
          <table:table-cell office:value-type="float" office:value="0" calcext:value-type="float">
            <text:p>0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3285" calcext:value-type="float">
            <text:p>0.03285</text:p>
          </table:table-cell>
          <table:table-cell/>
          <table:table-cell table:style-name="ce1" office:value-type="float" office:value="188" calcext:value-type="float">
            <text:p>188</text:p>
          </table:table-cell>
          <table:table-cell table:formula="of:=[.B190]/[.$N$1]" office:value-type="float" office:value="0.382913436692506" calcext:value-type="float">
            <text:p>0.38291</text:p>
          </table:table-cell>
          <table:table-cell table:formula="of:=[.C190]/[.$N$1]" office:value-type="float" office:value="0.000236434108527132" calcext:value-type="float">
            <text:p>0.00024</text:p>
          </table:table-cell>
          <table:table-cell table:formula="of:=[.D190]/[.$N$1]" office:value-type="float" office:value="0.0316214470284238" calcext:value-type="float">
            <text:p>0.03162</text:p>
          </table:table-cell>
          <table:table-cell table:formula="of:=[.E190]/[.$N$1]" office:value-type="float" office:value="0.0236918604651163" calcext:value-type="float">
            <text:p>0.02369</text:p>
          </table:table-cell>
          <table:table-cell table:formula="of:=[.F190]/[.$N$1]" office:value-type="float" office:value="0" calcext:value-type="float">
            <text:p>0.00000</text:p>
          </table:table-cell>
          <table:table-cell table:formula="of:=[.G190]/[.$N$1]" office:value-type="float" office:value="0.000575904392764858" calcext:value-type="float">
            <text:p>0.00058</text:p>
          </table:table-cell>
          <table:table-cell table:formula="of:=[.H190]/[.$N$1]" office:value-type="float" office:value="0.254521963824289" calcext:value-type="float">
            <text:p>0.25452</text:p>
          </table:table-cell>
          <table:table-cell table:formula="of:=[.I190]/[.$N$1]" office:value-type="float" office:value="0.0722060723514212" calcext:value-type="float">
            <text:p>0.07221</text:p>
          </table:table-cell>
          <table:table-cell table:formula="of:=[.J190]/[.$N$1]" office:value-type="float" office:value="0" calcext:value-type="float">
            <text:p>0.00000</text:p>
          </table:table-cell>
          <table:table-cell table:formula="of:=SUM([.Q190:.W190])" office:value-type="float" office:value="0.382617248062015" calcext:value-type="float">
            <text:p>0.38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3285" calcext:value-type="float">
            <text:p>0.03285</text:p>
          </table:table-cell>
          <table:table-cell table:number-columns-repeated="4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office:value-type="float" office:value="235.6" calcext:value-type="float">
            <text:p>235.6</text:p>
          </table:table-cell>
          <table:table-cell office:value-type="float" office:value="0.1289" calcext:value-type="float">
            <text:p>0.1289</text:p>
          </table:table-cell>
          <table:table-cell office:value-type="float" office:value="20.26" calcext:value-type="float">
            <text:p>20.26</text:p>
          </table:table-cell>
          <table:table-cell office:value-type="float" office:value="14.81" calcext:value-type="float">
            <text:p>14.81</text:p>
          </table:table-cell>
          <table:table-cell office:value-type="float" office:value="0" calcext:value-type="float">
            <text:p>0</text:p>
          </table:table-cell>
          <table:table-cell office:value-type="float" office:value="0.3465" calcext:value-type="float">
            <text:p>0.3465</text:p>
          </table:table-cell>
          <table:table-cell office:value-type="float" office:value="155.7" calcext:value-type="float">
            <text:p>155.7</text:p>
          </table:table-cell>
          <table:table-cell office:value-type="float" office:value="44.39" calcext:value-type="float">
            <text:p>44.39</text:p>
          </table:table-cell>
          <table:table-cell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2133" calcext:value-type="float">
            <text:p>0.02133</text:p>
          </table:table-cell>
          <table:table-cell/>
          <table:table-cell table:style-name="ce1" office:value-type="float" office:value="189" calcext:value-type="float">
            <text:p>189</text:p>
          </table:table-cell>
          <table:table-cell table:formula="of:=[.B191]/[.$N$1]" office:value-type="float" office:value="0.380490956072351" calcext:value-type="float">
            <text:p>0.38049</text:p>
          </table:table-cell>
          <table:table-cell table:formula="of:=[.C191]/[.$N$1]" office:value-type="float" office:value="0.000208171834625323" calcext:value-type="float">
            <text:p>0.00021</text:p>
          </table:table-cell>
          <table:table-cell table:formula="of:=[.D191]/[.$N$1]" office:value-type="float" office:value="0.0327196382428941" calcext:value-type="float">
            <text:p>0.03272</text:p>
          </table:table-cell>
          <table:table-cell table:formula="of:=[.E191]/[.$N$1]" office:value-type="float" office:value="0.0239179586563308" calcext:value-type="float">
            <text:p>0.02392</text:p>
          </table:table-cell>
          <table:table-cell table:formula="of:=[.F191]/[.$N$1]" office:value-type="float" office:value="0" calcext:value-type="float">
            <text:p>0.00000</text:p>
          </table:table-cell>
          <table:table-cell table:formula="of:=[.G191]/[.$N$1]" office:value-type="float" office:value="0.000559593023255814" calcext:value-type="float">
            <text:p>0.00056</text:p>
          </table:table-cell>
          <table:table-cell table:formula="of:=[.H191]/[.$N$1]" office:value-type="float" office:value="0.251453488372093" calcext:value-type="float">
            <text:p>0.25145</text:p>
          </table:table-cell>
          <table:table-cell table:formula="of:=[.I191]/[.$N$1]" office:value-type="float" office:value="0.0716892764857881" calcext:value-type="float">
            <text:p>0.07169</text:p>
          </table:table-cell>
          <table:table-cell table:formula="of:=[.J191]/[.$N$1]" office:value-type="float" office:value="0" calcext:value-type="float">
            <text:p>0.00000</text:p>
          </table:table-cell>
          <table:table-cell table:formula="of:=SUM([.Q191:.W191])" office:value-type="float" office:value="0.380339954780362" calcext:value-type="float">
            <text:p>0.38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2133" calcext:value-type="float">
            <text:p>0.02133</text:p>
          </table:table-cell>
          <table:table-cell table:number-columns-repeated="4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office:value-type="float" office:value="230.6" calcext:value-type="float">
            <text:p>230.6</text:p>
          </table:table-cell>
          <table:table-cell office:value-type="float" office:value="0.1185" calcext:value-type="float">
            <text:p>0.1185</text:p>
          </table:table-cell>
          <table:table-cell office:value-type="float" office:value="19.92" calcext:value-type="float">
            <text:p>19.92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0.3537" calcext:value-type="float">
            <text:p>0.3537</text:p>
          </table:table-cell>
          <table:table-cell office:value-type="float" office:value="152.9" calcext:value-type="float">
            <text:p>152.9</text:p>
          </table:table-cell>
          <table:table-cell office:value-type="float" office:value="42.47" calcext:value-type="float">
            <text:p>42.47</text:p>
          </table:table-cell>
          <table:table-cell office:value-type="float" office:value="0" calcext:value-type="float">
            <text:p>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1459" calcext:value-type="float">
            <text:p>0.01459</text:p>
          </table:table-cell>
          <table:table-cell/>
          <table:table-cell table:style-name="ce1" office:value-type="float" office:value="190" calcext:value-type="float">
            <text:p>190</text:p>
          </table:table-cell>
          <table:table-cell table:formula="of:=[.B192]/[.$N$1]" office:value-type="float" office:value="0.372416020671835" calcext:value-type="float">
            <text:p>0.37242</text:p>
          </table:table-cell>
          <table:table-cell table:formula="of:=[.C192]/[.$N$1]" office:value-type="float" office:value="0.000191375968992248" calcext:value-type="float">
            <text:p>0.00019</text:p>
          </table:table-cell>
          <table:table-cell table:formula="of:=[.D192]/[.$N$1]" office:value-type="float" office:value="0.0321705426356589" calcext:value-type="float">
            <text:p>0.03217</text:p>
          </table:table-cell>
          <table:table-cell table:formula="of:=[.E192]/[.$N$1]" office:value-type="float" office:value="0.0239664082687339" calcext:value-type="float">
            <text:p>0.02397</text:p>
          </table:table-cell>
          <table:table-cell table:formula="of:=[.F192]/[.$N$1]" office:value-type="float" office:value="0" calcext:value-type="float">
            <text:p>0.00000</text:p>
          </table:table-cell>
          <table:table-cell table:formula="of:=[.G192]/[.$N$1]" office:value-type="float" office:value="0.000571220930232558" calcext:value-type="float">
            <text:p>0.00057</text:p>
          </table:table-cell>
          <table:table-cell table:formula="of:=[.H192]/[.$N$1]" office:value-type="float" office:value="0.246931524547804" calcext:value-type="float">
            <text:p>0.24693</text:p>
          </table:table-cell>
          <table:table-cell table:formula="of:=[.I192]/[.$N$1]" office:value-type="float" office:value="0.0685885012919897" calcext:value-type="float">
            <text:p>0.06859</text:p>
          </table:table-cell>
          <table:table-cell table:formula="of:=[.J192]/[.$N$1]" office:value-type="float" office:value="0" calcext:value-type="float">
            <text:p>0.00000</text:p>
          </table:table-cell>
          <table:table-cell table:formula="of:=SUM([.Q192:.W192])" office:value-type="float" office:value="0.372228197674419" calcext:value-type="float">
            <text:p>0.37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1459" calcext:value-type="float">
            <text:p>0.01459</text:p>
          </table:table-cell>
          <table:table-cell table:number-columns-repeated="4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office:value-type="float" office:value="228.5" calcext:value-type="float">
            <text:p>228.5</text:p>
          </table:table-cell>
          <table:table-cell office:value-type="float" office:value="0.108" calcext:value-type="float">
            <text:p>0.108</text:p>
          </table:table-cell>
          <table:table-cell office:value-type="float" office:value="19.7" calcext:value-type="float">
            <text:p>19.7</text:p>
          </table:table-cell>
          <table:table-cell office:value-type="float" office:value="15.73" calcext:value-type="float">
            <text:p>15.73</text:p>
          </table:table-cell>
          <table:table-cell office:value-type="float" office:value="0" calcext:value-type="float">
            <text:p>0</text:p>
          </table:table-cell>
          <table:table-cell office:value-type="float" office:value="0.3408" calcext:value-type="float">
            <text:p>0.3408</text:p>
          </table:table-cell>
          <table:table-cell office:value-type="float" office:value="150.9" calcext:value-type="float">
            <text:p>150.9</text:p>
          </table:table-cell>
          <table:table-cell office:value-type="float" office:value="41.73" calcext:value-type="float">
            <text:p>41.73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408" calcext:value-type="float">
            <text:p>0.007408</text:p>
          </table:table-cell>
          <table:table-cell/>
          <table:table-cell table:style-name="pd1" office:value-type="float" office:value="191" calcext:value-type="float">
            <text:p>191</text:p>
          </table:table-cell>
          <table:table-cell table:formula="of:=[.B193]/[.$N$1]" office:value-type="float" office:value="0.369024547803618" calcext:value-type="float">
            <text:p>0.36902</text:p>
          </table:table-cell>
          <table:table-cell table:formula="of:=[.C193]/[.$N$1]" office:value-type="float" office:value="0.000174418604651163" calcext:value-type="float">
            <text:p>0.00017</text:p>
          </table:table-cell>
          <table:table-cell table:formula="of:=[.D193]/[.$N$1]" office:value-type="float" office:value="0.0318152454780362" calcext:value-type="float">
            <text:p>0.03182</text:p>
          </table:table-cell>
          <table:table-cell table:formula="of:=[.E193]/[.$N$1]" office:value-type="float" office:value="0.0254037467700258" calcext:value-type="float">
            <text:p>0.02540</text:p>
          </table:table-cell>
          <table:table-cell table:formula="of:=[.F193]/[.$N$1]" office:value-type="float" office:value="0" calcext:value-type="float">
            <text:p>0.00000</text:p>
          </table:table-cell>
          <table:table-cell table:formula="of:=[.G193]/[.$N$1]" office:value-type="float" office:value="0.000550387596899225" calcext:value-type="float">
            <text:p>0.00055</text:p>
          </table:table-cell>
          <table:table-cell table:formula="of:=[.H193]/[.$N$1]" office:value-type="float" office:value="0.243701550387597" calcext:value-type="float">
            <text:p>0.24370</text:p>
          </table:table-cell>
          <table:table-cell table:formula="of:=[.I193]/[.$N$1]" office:value-type="float" office:value="0.0673934108527132" calcext:value-type="float">
            <text:p>0.06739</text:p>
          </table:table-cell>
          <table:table-cell table:formula="of:=[.J193]/[.$N$1]" office:value-type="float" office:value="0" calcext:value-type="float">
            <text:p>0.00000</text:p>
          </table:table-cell>
          <table:table-cell table:formula="of:=SUM([.Q193:.W193])" office:value-type="float" office:value="0.368864341085271" calcext:value-type="float">
            <text:p>0.36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408" calcext:value-type="float">
            <text:p>0.007408</text:p>
          </table:table-cell>
          <table:table-cell table:number-columns-repeated="4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office:value-type="float" office:value="226.5" calcext:value-type="float">
            <text:p>226.5</text:p>
          </table:table-cell>
          <table:table-cell office:value-type="float" office:value="0.1166" calcext:value-type="float">
            <text:p>0.1166</text:p>
          </table:table-cell>
          <table:table-cell office:value-type="float" office:value="19.56" calcext:value-type="float">
            <text:p>19.56</text:p>
          </table:table-cell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office:value-type="float" office:value="0.3249" calcext:value-type="float">
            <text:p>0.3249</text:p>
          </table:table-cell>
          <table:table-cell office:value-type="float" office:value="149.5" calcext:value-type="float">
            <text:p>149.5</text:p>
          </table:table-cell>
          <table:table-cell office:value-type="float" office:value="41.49" calcext:value-type="float">
            <text:p>41.49</text:p>
          </table:table-cell>
          <table:table-cell office:value-type="float" office:value="0" calcext:value-type="float">
            <text:p>0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02779" calcext:value-type="float">
            <text:p>0.002779</text:p>
          </table:table-cell>
          <table:table-cell/>
          <table:table-cell table:style-name="pd1" office:value-type="float" office:value="192" calcext:value-type="float">
            <text:p>192</text:p>
          </table:table-cell>
          <table:table-cell table:formula="of:=[.B194]/[.$N$1]" office:value-type="float" office:value="0.365794573643411" calcext:value-type="float">
            <text:p>0.36579</text:p>
          </table:table-cell>
          <table:table-cell table:formula="of:=[.C194]/[.$N$1]" office:value-type="float" office:value="0.000188307493540052" calcext:value-type="float">
            <text:p>0.00019</text:p>
          </table:table-cell>
          <table:table-cell table:formula="of:=[.D194]/[.$N$1]" office:value-type="float" office:value="0.0315891472868217" calcext:value-type="float">
            <text:p>0.03159</text:p>
          </table:table-cell>
          <table:table-cell table:formula="of:=[.E194]/[.$N$1]" office:value-type="float" office:value="0.0251291989664083" calcext:value-type="float">
            <text:p>0.02513</text:p>
          </table:table-cell>
          <table:table-cell table:formula="of:=[.F194]/[.$N$1]" office:value-type="float" office:value="0" calcext:value-type="float">
            <text:p>0.00000</text:p>
          </table:table-cell>
          <table:table-cell table:formula="of:=[.G194]/[.$N$1]" office:value-type="float" office:value="0.000524709302325581" calcext:value-type="float">
            <text:p>0.00052</text:p>
          </table:table-cell>
          <table:table-cell table:formula="of:=[.H194]/[.$N$1]" office:value-type="float" office:value="0.241440568475452" calcext:value-type="float">
            <text:p>0.24144</text:p>
          </table:table-cell>
          <table:table-cell table:formula="of:=[.I194]/[.$N$1]" office:value-type="float" office:value="0.0670058139534884" calcext:value-type="float">
            <text:p>0.06701</text:p>
          </table:table-cell>
          <table:table-cell table:formula="of:=[.J194]/[.$N$1]" office:value-type="float" office:value="0" calcext:value-type="float">
            <text:p>0.00000</text:p>
          </table:table-cell>
          <table:table-cell table:formula="of:=SUM([.Q194:.W194])" office:value-type="float" office:value="0.365689437984496" calcext:value-type="float">
            <text:p>0.36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02779" calcext:value-type="float">
            <text:p>0.002779</text:p>
          </table:table-cell>
          <table:table-cell table:number-columns-repeated="4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office:value-type="float" office:value="222.7" calcext:value-type="float">
            <text:p>222.7</text:p>
          </table:table-cell>
          <table:table-cell office:value-type="float" office:value="0.1034" calcext:value-type="float">
            <text:p>0.1034</text:p>
          </table:table-cell>
          <table:table-cell office:value-type="float" office:value="21.29" calcext:value-type="float">
            <text:p>21.29</text:p>
          </table:table-cell>
          <table:table-cell office:value-type="float" office:value="15.53" calcext:value-type="float">
            <text:p>15.53</text:p>
          </table:table-cell>
          <table:table-cell office:value-type="float" office:value="0" calcext:value-type="float">
            <text:p>0</text:p>
          </table:table-cell>
          <table:table-cell office:value-type="float" office:value="0.3252" calcext:value-type="float">
            <text:p>0.3252</text:p>
          </table:table-cell>
          <table:table-cell office:value-type="float" office:value="144.8" calcext:value-type="float">
            <text:p>144.8</text:p>
          </table:table-cell>
          <table:table-cell office:value-type="float" office:value="40.71" calcext:value-type="float">
            <text:p>40.71</text:p>
          </table:table-cell>
          <table:table-cell office:value-type="float" office:value="0" calcext:value-type="float">
            <text:p>0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02964" calcext:value-type="float">
            <text:p>0.002964</text:p>
          </table:table-cell>
          <table:table-cell/>
          <table:table-cell table:style-name="pd1" office:value-type="float" office:value="193" calcext:value-type="float">
            <text:p>193</text:p>
          </table:table-cell>
          <table:table-cell table:formula="of:=[.B195]/[.$N$1]" office:value-type="float" office:value="0.359657622739018" calcext:value-type="float">
            <text:p>0.35966</text:p>
          </table:table-cell>
          <table:table-cell table:formula="of:=[.C195]/[.$N$1]" office:value-type="float" office:value="0.000166989664082687" calcext:value-type="float">
            <text:p>0.00017</text:p>
          </table:table-cell>
          <table:table-cell table:formula="of:=[.D195]/[.$N$1]" office:value-type="float" office:value="0.0343830749354005" calcext:value-type="float">
            <text:p>0.03438</text:p>
          </table:table-cell>
          <table:table-cell table:formula="of:=[.E195]/[.$N$1]" office:value-type="float" office:value="0.0250807493540052" calcext:value-type="float">
            <text:p>0.02508</text:p>
          </table:table-cell>
          <table:table-cell table:formula="of:=[.F195]/[.$N$1]" office:value-type="float" office:value="0" calcext:value-type="float">
            <text:p>0.00000</text:p>
          </table:table-cell>
          <table:table-cell table:formula="of:=[.G195]/[.$N$1]" office:value-type="float" office:value="0.000525193798449612" calcext:value-type="float">
            <text:p>0.00053</text:p>
          </table:table-cell>
          <table:table-cell table:formula="of:=[.H195]/[.$N$1]" office:value-type="float" office:value="0.233850129198966" calcext:value-type="float">
            <text:p>0.23385</text:p>
          </table:table-cell>
          <table:table-cell table:formula="of:=[.I195]/[.$N$1]" office:value-type="float" office:value="0.0657461240310078" calcext:value-type="float">
            <text:p>0.06575</text:p>
          </table:table-cell>
          <table:table-cell table:formula="of:=[.J195]/[.$N$1]" office:value-type="float" office:value="0" calcext:value-type="float">
            <text:p>0.00000</text:p>
          </table:table-cell>
          <table:table-cell table:formula="of:=SUM([.Q195:.W195])" office:value-type="float" office:value="0.359585271317829" calcext:value-type="float">
            <text:p>0.35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002964" calcext:value-type="float">
            <text:p>0.002964</text:p>
          </table:table-cell>
          <table:table-cell table:number-columns-repeated="4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office:value-type="float" office:value="220.3" calcext:value-type="float">
            <text:p>220.3</text:p>
          </table:table-cell>
          <table:table-cell office:value-type="float" office:value="0.0986" calcext:value-type="float">
            <text:p>0.0986</text:p>
          </table:table-cell>
          <table:table-cell office:value-type="float" office:value="20.27" calcext:value-type="float">
            <text:p>20.27</text:p>
          </table:table-cell>
          <table:table-cell office:value-type="float" office:value="15.66" calcext:value-type="float">
            <text:p>15.66</text:p>
          </table:table-cell>
          <table:table-cell office:value-type="float" office:value="0" calcext:value-type="float">
            <text:p>0</text:p>
          </table:table-cell>
          <table:table-cell office:value-type="float" office:value="0.3215" calcext:value-type="float">
            <text:p>0.3215</text:p>
          </table:table-cell>
          <table:table-cell office:value-type="float" office:value="144" calcext:value-type="float">
            <text:p>144</text:p>
          </table:table-cell>
          <table:table-cell office:value-type="float" office:value="39.96" calcext:value-type="float">
            <text:p>39.96</text:p>
          </table:table-cell>
          <table:table-cell office:value-type="float" office:value="0" calcext:value-type="float">
            <text:p>0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02263" calcext:value-type="float">
            <text:p>0.0002263</text:p>
          </table:table-cell>
          <table:table-cell/>
          <table:table-cell table:style-name="pd1" office:value-type="float" office:value="194" calcext:value-type="float">
            <text:p>194</text:p>
          </table:table-cell>
          <table:table-cell table:formula="of:=[.B196]/[.$N$1]" office:value-type="float" office:value="0.35578165374677" calcext:value-type="float">
            <text:p>0.35578</text:p>
          </table:table-cell>
          <table:table-cell table:formula="of:=[.C196]/[.$N$1]" office:value-type="float" office:value="0.000159237726098191" calcext:value-type="float">
            <text:p>0.00016</text:p>
          </table:table-cell>
          <table:table-cell table:formula="of:=[.D196]/[.$N$1]" office:value-type="float" office:value="0.0327357881136951" calcext:value-type="float">
            <text:p>0.03274</text:p>
          </table:table-cell>
          <table:table-cell table:formula="of:=[.E196]/[.$N$1]" office:value-type="float" office:value="0.0252906976744186" calcext:value-type="float">
            <text:p>0.02529</text:p>
          </table:table-cell>
          <table:table-cell table:formula="of:=[.F196]/[.$N$1]" office:value-type="float" office:value="0" calcext:value-type="float">
            <text:p>0.00000</text:p>
          </table:table-cell>
          <table:table-cell table:formula="of:=[.G196]/[.$N$1]" office:value-type="float" office:value="0.00051921834625323" calcext:value-type="float">
            <text:p>0.00052</text:p>
          </table:table-cell>
          <table:table-cell table:formula="of:=[.H196]/[.$N$1]" office:value-type="float" office:value="0.232558139534884" calcext:value-type="float">
            <text:p>0.23256</text:p>
          </table:table-cell>
          <table:table-cell table:formula="of:=[.I196]/[.$N$1]" office:value-type="float" office:value="0.0645348837209302" calcext:value-type="float">
            <text:p>0.06453</text:p>
          </table:table-cell>
          <table:table-cell table:formula="of:=[.J196]/[.$N$1]" office:value-type="float" office:value="0" calcext:value-type="float">
            <text:p>0.00000</text:p>
          </table:table-cell>
          <table:table-cell table:formula="of:=SUM([.Q196:.W196])" office:value-type="float" office:value="0.355638727390181" calcext:value-type="float">
            <text:p>0.35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02263" calcext:value-type="float">
            <text:p>0.0002263</text:p>
          </table:table-cell>
          <table:table-cell table:number-columns-repeated="4"/>
        </table:table-row>
        <table:table-row table:style-name="ro1">
          <table:table-cell table:style-name="pd1" office:value-type="float" office:value="195" calcext:value-type="float">
            <text:p>195</text:p>
          </table:table-cell>
          <table:table-cell office:value-type="float" office:value="215.7" calcext:value-type="float">
            <text:p>215.7</text:p>
          </table:table-cell>
          <table:table-cell office:value-type="float" office:value="0.09086" calcext:value-type="float">
            <text:p>0.09086</text:p>
          </table:table-cell>
          <table:table-cell office:value-type="float" office:value="20.3" calcext:value-type="float">
            <text:p>20.3</text:p>
          </table:table-cell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office:value-type="float" office:value="0.3195" calcext:value-type="float">
            <text:p>0.3195</text:p>
          </table:table-cell>
          <table:table-cell office:value-type="float" office:value="139.6" calcext:value-type="float">
            <text:p>139.6</text:p>
          </table:table-cell>
          <table:table-cell office:value-type="float" office:value="39.23" calcext:value-type="float">
            <text:p>39.23</text:p>
          </table:table-cell>
          <table:table-cell office:value-type="float" office:value="0" calcext:value-type="float">
            <text:p>0</text:p>
          </table:table-cell>
          <table:table-cell office:value-type="float" office:value="0.09086" calcext:value-type="float">
            <text:p>0.09086</text:p>
          </table:table-cell>
          <table:table-cell office:value-type="float" office:value="0.0000222" calcext:value-type="float">
            <text:p>0.0000222</text:p>
          </table:table-cell>
          <table:table-cell/>
          <table:table-cell table:style-name="pd1" office:value-type="float" office:value="195" calcext:value-type="float">
            <text:p>195</text:p>
          </table:table-cell>
          <table:table-cell table:formula="of:=[.B197]/[.$N$1]" office:value-type="float" office:value="0.348352713178295" calcext:value-type="float">
            <text:p>0.34835</text:p>
          </table:table-cell>
          <table:table-cell table:formula="of:=[.C197]/[.$N$1]" office:value-type="float" office:value="0.000146737726098191" calcext:value-type="float">
            <text:p>0.00015</text:p>
          </table:table-cell>
          <table:table-cell table:formula="of:=[.D197]/[.$N$1]" office:value-type="float" office:value="0.0327842377260982" calcext:value-type="float">
            <text:p>0.03278</text:p>
          </table:table-cell>
          <table:table-cell table:formula="of:=[.E197]/[.$N$1]" office:value-type="float" office:value="0.0260335917312662" calcext:value-type="float">
            <text:p>0.02603</text:p>
          </table:table-cell>
          <table:table-cell table:formula="of:=[.F197]/[.$N$1]" office:value-type="float" office:value="0" calcext:value-type="float">
            <text:p>0.00000</text:p>
          </table:table-cell>
          <table:table-cell table:formula="of:=[.G197]/[.$N$1]" office:value-type="float" office:value="0.000515988372093023" calcext:value-type="float">
            <text:p>0.00052</text:p>
          </table:table-cell>
          <table:table-cell table:formula="of:=[.H197]/[.$N$1]" office:value-type="float" office:value="0.225452196382429" calcext:value-type="float">
            <text:p>0.22545</text:p>
          </table:table-cell>
          <table:table-cell table:formula="of:=[.I197]/[.$N$1]" office:value-type="float" office:value="0.0633559431524548" calcext:value-type="float">
            <text:p>0.06336</text:p>
          </table:table-cell>
          <table:table-cell table:formula="of:=[.J197]/[.$N$1]" office:value-type="float" office:value="0" calcext:value-type="float">
            <text:p>0.00000</text:p>
          </table:table-cell>
          <table:table-cell table:formula="of:=SUM([.Q197:.W197])" office:value-type="float" office:value="0.348141957364341" calcext:value-type="float">
            <text:p>0.34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86" calcext:value-type="float">
            <text:p>0.09086</text:p>
          </table:table-cell>
          <table:table-cell office:value-type="float" office:value="0.0000222" calcext:value-type="float">
            <text:p>0.0000222</text:p>
          </table:table-cell>
          <table:table-cell table:number-columns-repeated="4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0.08819" calcext:value-type="float">
            <text:p>0.08819</text:p>
          </table:table-cell>
          <table:table-cell office:value-type="float" office:value="20.83" calcext:value-type="float">
            <text:p>20.83</text:p>
          </table:table-cell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  <table:table-cell office:value-type="float" office:value="0.3036" calcext:value-type="float">
            <text:p>0.3036</text:p>
          </table:table-cell>
          <table:table-cell office:value-type="float" office:value="136.5" calcext:value-type="float">
            <text:p>136.5</text:p>
          </table:table-cell>
          <table:table-cell office:value-type="float" office:value="38.15" calcext:value-type="float">
            <text:p>38.15</text:p>
          </table:table-cell>
          <table:table-cell office:value-type="float" office:value="0" calcext:value-type="float">
            <text:p>0</text:p>
          </table:table-cell>
          <table:table-cell office:value-type="float" office:value="0.08819" calcext:value-type="float">
            <text:p>0.088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196" calcext:value-type="float">
            <text:p>196</text:p>
          </table:table-cell>
          <table:table-cell table:formula="of:=[.B198]/[.$N$1]" office:value-type="float" office:value="0.342377260981912" calcext:value-type="float">
            <text:p>0.34238</text:p>
          </table:table-cell>
          <table:table-cell table:formula="of:=[.C198]/[.$N$1]" office:value-type="float" office:value="0.000142425710594315" calcext:value-type="float">
            <text:p>0.00014</text:p>
          </table:table-cell>
          <table:table-cell table:formula="of:=[.D198]/[.$N$1]" office:value-type="float" office:value="0.033640180878553" calcext:value-type="float">
            <text:p>0.03364</text:p>
          </table:table-cell>
          <table:table-cell table:formula="of:=[.E198]/[.$N$1]" office:value-type="float" office:value="0.025952842377261" calcext:value-type="float">
            <text:p>0.02595</text:p>
          </table:table-cell>
          <table:table-cell table:formula="of:=[.F198]/[.$N$1]" office:value-type="float" office:value="0" calcext:value-type="float">
            <text:p>0.00000</text:p>
          </table:table-cell>
          <table:table-cell table:formula="of:=[.G198]/[.$N$1]" office:value-type="float" office:value="0.00049031007751938" calcext:value-type="float">
            <text:p>0.00049</text:p>
          </table:table-cell>
          <table:table-cell table:formula="of:=[.H198]/[.$N$1]" office:value-type="float" office:value="0.220445736434109" calcext:value-type="float">
            <text:p>0.22045</text:p>
          </table:table-cell>
          <table:table-cell table:formula="of:=[.I198]/[.$N$1]" office:value-type="float" office:value="0.0616117571059431" calcext:value-type="float">
            <text:p>0.06161</text:p>
          </table:table-cell>
          <table:table-cell table:formula="of:=[.J198]/[.$N$1]" office:value-type="float" office:value="0" calcext:value-type="float">
            <text:p>0.00000</text:p>
          </table:table-cell>
          <table:table-cell table:formula="of:=SUM([.Q198:.W198])" office:value-type="float" office:value="0.342140826873385" calcext:value-type="float">
            <text:p>0.34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19" calcext:value-type="float">
            <text:p>0.088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office:value-type="float" office:value="209.5" calcext:value-type="float">
            <text:p>209.5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21.09" calcext:value-type="float">
            <text:p>21.09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0.3189" calcext:value-type="float">
            <text:p>0.3189</text:p>
          </table:table-cell>
          <table:table-cell office:value-type="float" office:value="134.5" calcext:value-type="float">
            <text:p>134.5</text:p>
          </table:table-cell>
          <table:table-cell office:value-type="float" office:value="37.74" calcext:value-type="float">
            <text:p>37.74</text:p>
          </table:table-cell>
          <table:table-cell office:value-type="float" office:value="0" calcext:value-type="float">
            <text:p>0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197" calcext:value-type="float">
            <text:p>197</text:p>
          </table:table-cell>
          <table:table-cell table:formula="of:=[.B199]/[.$N$1]" office:value-type="float" office:value="0.338339793281654" calcext:value-type="float">
            <text:p>0.33834</text:p>
          </table:table-cell>
          <table:table-cell table:formula="of:=[.C199]/[.$N$1]" office:value-type="float" office:value="0.000126421188630491" calcext:value-type="float">
            <text:p>0.00013</text:p>
          </table:table-cell>
          <table:table-cell table:formula="of:=[.D199]/[.$N$1]" office:value-type="float" office:value="0.0340600775193798" calcext:value-type="float">
            <text:p>0.03406</text:p>
          </table:table-cell>
          <table:table-cell table:formula="of:=[.E199]/[.$N$1]" office:value-type="float" office:value="0.0253552971576227" calcext:value-type="float">
            <text:p>0.02536</text:p>
          </table:table-cell>
          <table:table-cell table:formula="of:=[.F199]/[.$N$1]" office:value-type="float" office:value="0" calcext:value-type="float">
            <text:p>0.00000</text:p>
          </table:table-cell>
          <table:table-cell table:formula="of:=[.G199]/[.$N$1]" office:value-type="float" office:value="0.000515019379844961" calcext:value-type="float">
            <text:p>0.00052</text:p>
          </table:table-cell>
          <table:table-cell table:formula="of:=[.H199]/[.$N$1]" office:value-type="float" office:value="0.217215762273902" calcext:value-type="float">
            <text:p>0.21722</text:p>
          </table:table-cell>
          <table:table-cell table:formula="of:=[.I199]/[.$N$1]" office:value-type="float" office:value="0.0609496124031008" calcext:value-type="float">
            <text:p>0.06095</text:p>
          </table:table-cell>
          <table:table-cell table:formula="of:=[.J199]/[.$N$1]" office:value-type="float" office:value="0" calcext:value-type="float">
            <text:p>0.00000</text:p>
          </table:table-cell>
          <table:table-cell table:formula="of:=SUM([.Q199:.W199])" office:value-type="float" office:value="0.33809576873385" calcext:value-type="float">
            <text:p>0.33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28" calcext:value-type="float">
            <text:p>0.078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office:value-type="float" office:value="204.4" calcext:value-type="float">
            <text:p>204.4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20.91" calcext:value-type="float">
            <text:p>20.91</text:p>
          </table:table-cell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office:value-type="float" office:value="0.3061" calcext:value-type="float">
            <text:p>0.3061</text:p>
          </table:table-cell>
          <table:table-cell office:value-type="float" office:value="131.5" calcext:value-type="float">
            <text:p>131.5</text:p>
          </table:table-cell>
          <table:table-cell office:value-type="float" office:value="35.88" calcext:value-type="float">
            <text:p>35.88</text:p>
          </table:table-cell>
          <table:table-cell office:value-type="float" office:value="0" calcext:value-type="float">
            <text:p>0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198" calcext:value-type="float">
            <text:p>198</text:p>
          </table:table-cell>
          <table:table-cell table:formula="of:=[.B200]/[.$N$1]" office:value-type="float" office:value="0.330103359173127" calcext:value-type="float">
            <text:p>0.33010</text:p>
          </table:table-cell>
          <table:table-cell table:formula="of:=[.C200]/[.$N$1]" office:value-type="float" office:value="0.000119961240310078" calcext:value-type="float">
            <text:p>0.00012</text:p>
          </table:table-cell>
          <table:table-cell table:formula="of:=[.D200]/[.$N$1]" office:value-type="float" office:value="0.0337693798449612" calcext:value-type="float">
            <text:p>0.03377</text:p>
          </table:table-cell>
          <table:table-cell table:formula="of:=[.E200]/[.$N$1]" office:value-type="float" office:value="0.0253875968992248" calcext:value-type="float">
            <text:p>0.02539</text:p>
          </table:table-cell>
          <table:table-cell table:formula="of:=[.F200]/[.$N$1]" office:value-type="float" office:value="0" calcext:value-type="float">
            <text:p>0.00000</text:p>
          </table:table-cell>
          <table:table-cell table:formula="of:=[.G200]/[.$N$1]" office:value-type="float" office:value="0.000494347545219638" calcext:value-type="float">
            <text:p>0.00049</text:p>
          </table:table-cell>
          <table:table-cell table:formula="of:=[.H200]/[.$N$1]" office:value-type="float" office:value="0.212370801033592" calcext:value-type="float">
            <text:p>0.21237</text:p>
          </table:table-cell>
          <table:table-cell table:formula="of:=[.I200]/[.$N$1]" office:value-type="float" office:value="0.0579457364341085" calcext:value-type="float">
            <text:p>0.05795</text:p>
          </table:table-cell>
          <table:table-cell table:formula="of:=[.J200]/[.$N$1]" office:value-type="float" office:value="0" calcext:value-type="float">
            <text:p>0.00000</text:p>
          </table:table-cell>
          <table:table-cell table:formula="of:=SUM([.Q200:.W200])" office:value-type="float" office:value="0.329967861757106" calcext:value-type="float">
            <text:p>0.32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office:value-type="float" office:value="203.5" calcext:value-type="float">
            <text:p>203.5</text:p>
          </table:table-cell>
          <table:table-cell office:value-type="float" office:value="0.0708" calcext:value-type="float">
            <text:p>0.0708</text:p>
          </table:table-cell>
          <table:table-cell office:value-type="float" office:value="21.29" calcext:value-type="float">
            <text:p>21.29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0.2872" calcext:value-type="float">
            <text:p>0.2872</text:p>
          </table:table-cell>
          <table:table-cell office:value-type="float" office:value="129.7" calcext:value-type="float">
            <text:p>129.7</text:p>
          </table:table-cell>
          <table:table-cell office:value-type="float" office:value="35.63" calcext:value-type="float">
            <text:p>35.63</text:p>
          </table:table-cell>
          <table:table-cell office:value-type="float" office:value="0" calcext:value-type="float">
            <text:p>0</text:p>
          </table:table-cell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199" calcext:value-type="float">
            <text:p>199</text:p>
          </table:table-cell>
          <table:table-cell table:formula="of:=[.B201]/[.$N$1]" office:value-type="float" office:value="0.328649870801034" calcext:value-type="float">
            <text:p>0.32865</text:p>
          </table:table-cell>
          <table:table-cell table:formula="of:=[.C201]/[.$N$1]" office:value-type="float" office:value="0.000114341085271318" calcext:value-type="float">
            <text:p>0.00011</text:p>
          </table:table-cell>
          <table:table-cell table:formula="of:=[.D201]/[.$N$1]" office:value-type="float" office:value="0.0343830749354005" calcext:value-type="float">
            <text:p>0.03438</text:p>
          </table:table-cell>
          <table:table-cell table:formula="of:=[.E201]/[.$N$1]" office:value-type="float" office:value="0.0266472868217054" calcext:value-type="float">
            <text:p>0.02665</text:p>
          </table:table-cell>
          <table:table-cell table:formula="of:=[.F201]/[.$N$1]" office:value-type="float" office:value="0" calcext:value-type="float">
            <text:p>0.00000</text:p>
          </table:table-cell>
          <table:table-cell table:formula="of:=[.G201]/[.$N$1]" office:value-type="float" office:value="0.000463824289405685" calcext:value-type="float">
            <text:p>0.00046</text:p>
          </table:table-cell>
          <table:table-cell table:formula="of:=[.H201]/[.$N$1]" office:value-type="float" office:value="0.209463824289406" calcext:value-type="float">
            <text:p>0.20946</text:p>
          </table:table-cell>
          <table:table-cell table:formula="of:=[.I201]/[.$N$1]" office:value-type="float" office:value="0.0575419896640827" calcext:value-type="float">
            <text:p>0.05754</text:p>
          </table:table-cell>
          <table:table-cell table:formula="of:=[.J201]/[.$N$1]" office:value-type="float" office:value="0" calcext:value-type="float">
            <text:p>0.00000</text:p>
          </table:table-cell>
          <table:table-cell table:formula="of:=SUM([.Q201:.W201])" office:value-type="float" office:value="0.3285" calcext:value-type="float">
            <text:p>0.32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office:value-type="float" office:value="200.6" calcext:value-type="float">
            <text:p>200.6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20.8" calcext:value-type="float">
            <text:p>20.8</text:p>
          </table:table-cell>
          <table:table-cell office:value-type="float" office:value="16.59" calcext:value-type="float">
            <text:p>16.59</text:p>
          </table:table-cell>
          <table:table-cell office:value-type="float" office:value="0" calcext:value-type="float">
            <text:p>0</text:p>
          </table:table-cell>
          <table:table-cell office:value-type="float" office:value="0.2784" calcext:value-type="float">
            <text:p>0.2784</text:p>
          </table:table-cell>
          <table:table-cell office:value-type="float" office:value="127.7" calcext:value-type="float">
            <text:p>127.7</text:p>
          </table:table-cell>
          <table:table-cell office:value-type="float" office:value="35.18" calcext:value-type="float">
            <text:p>35.18</text:p>
          </table:table-cell>
          <table:table-cell office:value-type="float" office:value="0" calcext:value-type="float">
            <text:p>0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0" calcext:value-type="float">
            <text:p>200</text:p>
          </table:table-cell>
          <table:table-cell table:formula="of:=[.B202]/[.$N$1]" office:value-type="float" office:value="0.323966408268734" calcext:value-type="float">
            <text:p>0.32397</text:p>
          </table:table-cell>
          <table:table-cell table:formula="of:=[.C202]/[.$N$1]" office:value-type="float" office:value="0.000108882428940568" calcext:value-type="float">
            <text:p>0.00011</text:p>
          </table:table-cell>
          <table:table-cell table:formula="of:=[.D202]/[.$N$1]" office:value-type="float" office:value="0.0335917312661499" calcext:value-type="float">
            <text:p>0.03359</text:p>
          </table:table-cell>
          <table:table-cell table:formula="of:=[.E202]/[.$N$1]" office:value-type="float" office:value="0.0267926356589147" calcext:value-type="float">
            <text:p>0.02679</text:p>
          </table:table-cell>
          <table:table-cell table:formula="of:=[.F202]/[.$N$1]" office:value-type="float" office:value="0" calcext:value-type="float">
            <text:p>0.00000</text:p>
          </table:table-cell>
          <table:table-cell table:formula="of:=[.G202]/[.$N$1]" office:value-type="float" office:value="0.000449612403100775" calcext:value-type="float">
            <text:p>0.00045</text:p>
          </table:table-cell>
          <table:table-cell table:formula="of:=[.H202]/[.$N$1]" office:value-type="float" office:value="0.206233850129199" calcext:value-type="float">
            <text:p>0.20623</text:p>
          </table:table-cell>
          <table:table-cell table:formula="of:=[.I202]/[.$N$1]" office:value-type="float" office:value="0.0568152454780362" calcext:value-type="float">
            <text:p>0.05682</text:p>
          </table:table-cell>
          <table:table-cell table:formula="of:=[.J202]/[.$N$1]" office:value-type="float" office:value="0" calcext:value-type="float">
            <text:p>0.00000</text:p>
          </table:table-cell>
          <table:table-cell table:formula="of:=SUM([.Q202:.W202])" office:value-type="float" office:value="0.323883074935401" calcext:value-type="float">
            <text:p>0.32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21.07" calcext:value-type="float">
            <text:p>21.07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0.2763" calcext:value-type="float">
            <text:p>0.2763</text:p>
          </table:table-cell>
          <table:table-cell office:value-type="float" office:value="124.1" calcext:value-type="float">
            <text:p>124.1</text:p>
          </table:table-cell>
          <table:table-cell office:value-type="float" office:value="35.69" calcext:value-type="float">
            <text:p>35.69</text:p>
          </table:table-cell>
          <table:table-cell office:value-type="float" office:value="0" calcext:value-type="float">
            <text:p>0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1" calcext:value-type="float">
            <text:p>201</text:p>
          </table:table-cell>
          <table:table-cell table:formula="of:=[.B203]/[.$N$1]" office:value-type="float" office:value="0.319767441860465" calcext:value-type="float">
            <text:p>0.31977</text:p>
          </table:table-cell>
          <table:table-cell table:formula="of:=[.C203]/[.$N$1]" office:value-type="float" office:value="0.000101760335917313" calcext:value-type="float">
            <text:p>0.00010</text:p>
          </table:table-cell>
          <table:table-cell table:formula="of:=[.D203]/[.$N$1]" office:value-type="float" office:value="0.0340277777777778" calcext:value-type="float">
            <text:p>0.03403</text:p>
          </table:table-cell>
          <table:table-cell table:formula="of:=[.E203]/[.$N$1]" office:value-type="float" office:value="0.0272286821705426" calcext:value-type="float">
            <text:p>0.02723</text:p>
          </table:table-cell>
          <table:table-cell table:formula="of:=[.F203]/[.$N$1]" office:value-type="float" office:value="0" calcext:value-type="float">
            <text:p>0.00000</text:p>
          </table:table-cell>
          <table:table-cell table:formula="of:=[.G203]/[.$N$1]" office:value-type="float" office:value="0.000446220930232558" calcext:value-type="float">
            <text:p>0.00045</text:p>
          </table:table-cell>
          <table:table-cell table:formula="of:=[.H203]/[.$N$1]" office:value-type="float" office:value="0.200419896640827" calcext:value-type="float">
            <text:p>0.20042</text:p>
          </table:table-cell>
          <table:table-cell table:formula="of:=[.I203]/[.$N$1]" office:value-type="float" office:value="0.0576388888888889" calcext:value-type="float">
            <text:p>0.05764</text:p>
          </table:table-cell>
          <table:table-cell table:formula="of:=[.J203]/[.$N$1]" office:value-type="float" office:value="0" calcext:value-type="float">
            <text:p>0.00000</text:p>
          </table:table-cell>
          <table:table-cell table:formula="of:=SUM([.Q203:.W203])" office:value-type="float" office:value="0.319761466408269" calcext:value-type="float">
            <text:p>0.31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01" calcext:value-type="float">
            <text:p>0.063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office:value-type="float" office:value="195.2" calcext:value-type="float">
            <text:p>195.2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21.26" calcext:value-type="float">
            <text:p>21.26</text:p>
          </table:table-cell>
          <table:table-cell office:value-type="float" office:value="17.15" calcext:value-type="float">
            <text:p>17.15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121.4" calcext:value-type="float">
            <text:p>121.4</text:p>
          </table:table-cell>
          <table:table-cell office:value-type="float" office:value="35.02" calcext:value-type="float">
            <text:p>35.02</text:p>
          </table:table-cell>
          <table:table-cell office:value-type="float" office:value="0" calcext:value-type="float">
            <text:p>0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2" calcext:value-type="float">
            <text:p>202</text:p>
          </table:table-cell>
          <table:table-cell table:formula="of:=[.B204]/[.$N$1]" office:value-type="float" office:value="0.315245478036176" calcext:value-type="float">
            <text:p>0.31525</text:p>
          </table:table-cell>
          <table:table-cell table:formula="of:=[.C204]/[.$N$1]" office:value-type="float" office:value="0.0000988210594315245" calcext:value-type="float">
            <text:p>0.00010</text:p>
          </table:table-cell>
          <table:table-cell table:formula="of:=[.D204]/[.$N$1]" office:value-type="float" office:value="0.0343346253229974" calcext:value-type="float">
            <text:p>0.03433</text:p>
          </table:table-cell>
          <table:table-cell table:formula="of:=[.E204]/[.$N$1]" office:value-type="float" office:value="0.0276970284237726" calcext:value-type="float">
            <text:p>0.02770</text:p>
          </table:table-cell>
          <table:table-cell table:formula="of:=[.F204]/[.$N$1]" office:value-type="float" office:value="0" calcext:value-type="float">
            <text:p>0.00000</text:p>
          </table:table-cell>
          <table:table-cell table:formula="of:=[.G204]/[.$N$1]" office:value-type="float" office:value="0.00043766149870801" calcext:value-type="float">
            <text:p>0.00044</text:p>
          </table:table-cell>
          <table:table-cell table:formula="of:=[.H204]/[.$N$1]" office:value-type="float" office:value="0.196059431524548" calcext:value-type="float">
            <text:p>0.19606</text:p>
          </table:table-cell>
          <table:table-cell table:formula="of:=[.I204]/[.$N$1]" office:value-type="float" office:value="0.0565568475452196" calcext:value-type="float">
            <text:p>0.05656</text:p>
          </table:table-cell>
          <table:table-cell table:formula="of:=[.J204]/[.$N$1]" office:value-type="float" office:value="0" calcext:value-type="float">
            <text:p>0.00000</text:p>
          </table:table-cell>
          <table:table-cell table:formula="of:=SUM([.Q204:.W204])" office:value-type="float" office:value="0.315085594315246" calcext:value-type="float">
            <text:p>0.31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19" calcext:value-type="float">
            <text:p>0.061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office:value-type="float" office:value="190.3" calcext:value-type="float">
            <text:p>190.3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20.41" calcext:value-type="float">
            <text:p>20.41</text:p>
          </table:table-cell>
          <table:table-cell office:value-type="float" office:value="17.17" calcext:value-type="float">
            <text:p>17.17</text:p>
          </table:table-cell>
          <table:table-cell office:value-type="float" office:value="0" calcext:value-type="float">
            <text:p>0</text:p>
          </table:table-cell>
          <table:table-cell office:value-type="float" office:value="0.2727" calcext:value-type="float">
            <text:p>0.2727</text:p>
          </table:table-cell>
          <table:table-cell office:value-type="float" office:value="119.2" calcext:value-type="float">
            <text:p>119.2</text:p>
          </table:table-cell>
          <table:table-cell office:value-type="float" office:value="33.16" calcext:value-type="float">
            <text:p>33.16</text:p>
          </table:table-cell>
          <table:table-cell office:value-type="float" office:value="0" calcext:value-type="float">
            <text:p>0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3" calcext:value-type="float">
            <text:p>203</text:p>
          </table:table-cell>
          <table:table-cell table:formula="of:=[.B205]/[.$N$1]" office:value-type="float" office:value="0.307332041343669" calcext:value-type="float">
            <text:p>0.30733</text:p>
          </table:table-cell>
          <table:table-cell table:formula="of:=[.C205]/[.$N$1]" office:value-type="float" office:value="0.0000925549095607235" calcext:value-type="float">
            <text:p>0.00009</text:p>
          </table:table-cell>
          <table:table-cell table:formula="of:=[.D205]/[.$N$1]" office:value-type="float" office:value="0.0329618863049096" calcext:value-type="float">
            <text:p>0.03296</text:p>
          </table:table-cell>
          <table:table-cell table:formula="of:=[.E205]/[.$N$1]" office:value-type="float" office:value="0.0277293281653747" calcext:value-type="float">
            <text:p>0.02773</text:p>
          </table:table-cell>
          <table:table-cell table:formula="of:=[.F205]/[.$N$1]" office:value-type="float" office:value="0" calcext:value-type="float">
            <text:p>0.00000</text:p>
          </table:table-cell>
          <table:table-cell table:formula="of:=[.G205]/[.$N$1]" office:value-type="float" office:value="0.000440406976744186" calcext:value-type="float">
            <text:p>0.00044</text:p>
          </table:table-cell>
          <table:table-cell table:formula="of:=[.H205]/[.$N$1]" office:value-type="float" office:value="0.19250645994832" calcext:value-type="float">
            <text:p>0.19251</text:p>
          </table:table-cell>
          <table:table-cell table:formula="of:=[.I205]/[.$N$1]" office:value-type="float" office:value="0.0535529715762274" calcext:value-type="float">
            <text:p>0.05355</text:p>
          </table:table-cell>
          <table:table-cell table:formula="of:=[.J205]/[.$N$1]" office:value-type="float" office:value="0" calcext:value-type="float">
            <text:p>0.00000</text:p>
          </table:table-cell>
          <table:table-cell table:formula="of:=SUM([.Q205:.W205])" office:value-type="float" office:value="0.307191052971576" calcext:value-type="float">
            <text:p>0.30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31" calcext:value-type="float">
            <text:p>0.057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office:value-type="float" office:value="188.2" calcext:value-type="float">
            <text:p>188.2</text:p>
          </table:table-cell>
          <table:table-cell office:value-type="float" office:value="0.0489" calcext:value-type="float">
            <text:p>0.0489</text:p>
          </table:table-cell>
          <table:table-cell office:value-type="float" office:value="20.98" calcext:value-type="float">
            <text:p>20.98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float" office:value="0.2698" calcext:value-type="float">
            <text:p>0.2698</text:p>
          </table:table-cell>
          <table:table-cell office:value-type="float" office:value="117.1" calcext:value-type="float">
            <text:p>117.1</text:p>
          </table:table-cell>
          <table:table-cell office:value-type="float" office:value="32.78" calcext:value-type="float">
            <text:p>32.78</text:p>
          </table:table-cell>
          <table:table-cell office:value-type="float" office:value="0" calcext:value-type="float">
            <text:p>0</text:p>
          </table:table-cell>
          <table:table-cell office:value-type="float" office:value="0.0489" calcext:value-type="float">
            <text:p>0.048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4" calcext:value-type="float">
            <text:p>204</text:p>
          </table:table-cell>
          <table:table-cell table:formula="of:=[.B206]/[.$N$1]" office:value-type="float" office:value="0.303940568475452" calcext:value-type="float">
            <text:p>0.30394</text:p>
          </table:table-cell>
          <table:table-cell table:formula="of:=[.C206]/[.$N$1]" office:value-type="float" office:value="0.0000789728682170543" calcext:value-type="float">
            <text:p>0.00008</text:p>
          </table:table-cell>
          <table:table-cell table:formula="of:=[.D206]/[.$N$1]" office:value-type="float" office:value="0.0338824289405685" calcext:value-type="float">
            <text:p>0.03388</text:p>
          </table:table-cell>
          <table:table-cell table:formula="of:=[.E206]/[.$N$1]" office:value-type="float" office:value="0.0275678294573643" calcext:value-type="float">
            <text:p>0.02757</text:p>
          </table:table-cell>
          <table:table-cell table:formula="of:=[.F206]/[.$N$1]" office:value-type="float" office:value="0" calcext:value-type="float">
            <text:p>0.00000</text:p>
          </table:table-cell>
          <table:table-cell table:formula="of:=[.G206]/[.$N$1]" office:value-type="float" office:value="0.000435723514211886" calcext:value-type="float">
            <text:p>0.00044</text:p>
          </table:table-cell>
          <table:table-cell table:formula="of:=[.H206]/[.$N$1]" office:value-type="float" office:value="0.189114987080103" calcext:value-type="float">
            <text:p>0.18911</text:p>
          </table:table-cell>
          <table:table-cell table:formula="of:=[.I206]/[.$N$1]" office:value-type="float" office:value="0.0529392764857881" calcext:value-type="float">
            <text:p>0.05294</text:p>
          </table:table-cell>
          <table:table-cell table:formula="of:=[.J206]/[.$N$1]" office:value-type="float" office:value="0" calcext:value-type="float">
            <text:p>0.00000</text:p>
          </table:table-cell>
          <table:table-cell table:formula="of:=SUM([.Q206:.W206])" office:value-type="float" office:value="0.303940245478036" calcext:value-type="float">
            <text:p>0.30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9" calcext:value-type="float">
            <text:p>0.04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office:value-type="float" office:value="185.9" calcext:value-type="float">
            <text:p>185.9</text:p>
          </table:table-cell>
          <table:table-cell office:value-type="float" office:value="0.04513" calcext:value-type="float">
            <text:p>0.04513</text:p>
          </table:table-cell>
          <table:table-cell office:value-type="float" office:value="21.25" calcext:value-type="float">
            <text:p>21.25</text:p>
          </table:table-cell>
          <table:table-cell office:value-type="float" office:value="18.01" calcext:value-type="float">
            <text:p>18.01</text:p>
          </table:table-cell>
          <table:table-cell office:value-type="float" office:value="0" calcext:value-type="float">
            <text:p>0</text:p>
          </table:table-cell>
          <table:table-cell office:value-type="float" office:value="0.2594" calcext:value-type="float">
            <text:p>0.2594</text:p>
          </table:table-cell>
          <table:table-cell office:value-type="float" office:value="114" calcext:value-type="float">
            <text:p>114</text:p>
          </table:table-cell>
          <table:table-cell office:value-type="float" office:value="32.31" calcext:value-type="float">
            <text:p>32.31</text:p>
          </table:table-cell>
          <table:table-cell office:value-type="float" office:value="0" calcext:value-type="float">
            <text:p>0</text:p>
          </table:table-cell>
          <table:table-cell office:value-type="float" office:value="0.04513" calcext:value-type="float">
            <text:p>0.0451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5" calcext:value-type="float">
            <text:p>205</text:p>
          </table:table-cell>
          <table:table-cell table:formula="of:=[.B207]/[.$N$1]" office:value-type="float" office:value="0.300226098191214" calcext:value-type="float">
            <text:p>0.30023</text:p>
          </table:table-cell>
          <table:table-cell table:formula="of:=[.C207]/[.$N$1]" office:value-type="float" office:value="0.0000728843669250646" calcext:value-type="float">
            <text:p>0.00007</text:p>
          </table:table-cell>
          <table:table-cell table:formula="of:=[.D207]/[.$N$1]" office:value-type="float" office:value="0.0343184754521964" calcext:value-type="float">
            <text:p>0.03432</text:p>
          </table:table-cell>
          <table:table-cell table:formula="of:=[.E207]/[.$N$1]" office:value-type="float" office:value="0.0290859173126615" calcext:value-type="float">
            <text:p>0.02909</text:p>
          </table:table-cell>
          <table:table-cell table:formula="of:=[.F207]/[.$N$1]" office:value-type="float" office:value="0" calcext:value-type="float">
            <text:p>0.00000</text:p>
          </table:table-cell>
          <table:table-cell table:formula="of:=[.G207]/[.$N$1]" office:value-type="float" office:value="0.000418927648578811" calcext:value-type="float">
            <text:p>0.00042</text:p>
          </table:table-cell>
          <table:table-cell table:formula="of:=[.H207]/[.$N$1]" office:value-type="float" office:value="0.184108527131783" calcext:value-type="float">
            <text:p>0.18411</text:p>
          </table:table-cell>
          <table:table-cell table:formula="of:=[.I207]/[.$N$1]" office:value-type="float" office:value="0.0521802325581395" calcext:value-type="float">
            <text:p>0.05218</text:p>
          </table:table-cell>
          <table:table-cell table:formula="of:=[.J207]/[.$N$1]" office:value-type="float" office:value="0" calcext:value-type="float">
            <text:p>0.00000</text:p>
          </table:table-cell>
          <table:table-cell table:formula="of:=SUM([.Q207:.W207])" office:value-type="float" office:value="0.300112080103359" calcext:value-type="float">
            <text:p>0.3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13" calcext:value-type="float">
            <text:p>0.045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office:value-type="float" office:value="183.1" calcext:value-type="float">
            <text:p>183.1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21.61" calcext:value-type="float">
            <text:p>21.61</text:p>
          </table:table-cell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office:value-type="float" office:value="0.2663" calcext:value-type="float">
            <text:p>0.2663</text:p>
          </table:table-cell>
          <table:table-cell office:value-type="float" office:value="113" calcext:value-type="float">
            <text:p>113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6" calcext:value-type="float">
            <text:p>206</text:p>
          </table:table-cell>
          <table:table-cell table:formula="of:=[.B208]/[.$N$1]" office:value-type="float" office:value="0.295704134366925" calcext:value-type="float">
            <text:p>0.29570</text:p>
          </table:table-cell>
          <table:table-cell table:formula="of:=[.C208]/[.$N$1]" office:value-type="float" office:value="0.0000636789405684755" calcext:value-type="float">
            <text:p>0.00006</text:p>
          </table:table-cell>
          <table:table-cell table:formula="of:=[.D208]/[.$N$1]" office:value-type="float" office:value="0.0348998708010336" calcext:value-type="float">
            <text:p>0.03490</text:p>
          </table:table-cell>
          <table:table-cell table:formula="of:=[.E208]/[.$N$1]" office:value-type="float" office:value="0.027906976744186" calcext:value-type="float">
            <text:p>0.02791</text:p>
          </table:table-cell>
          <table:table-cell table:formula="of:=[.F208]/[.$N$1]" office:value-type="float" office:value="0" calcext:value-type="float">
            <text:p>0.00000</text:p>
          </table:table-cell>
          <table:table-cell table:formula="of:=[.G208]/[.$N$1]" office:value-type="float" office:value="0.000430071059431525" calcext:value-type="float">
            <text:p>0.00043</text:p>
          </table:table-cell>
          <table:table-cell table:formula="of:=[.H208]/[.$N$1]" office:value-type="float" office:value="0.18249354005168" calcext:value-type="float">
            <text:p>0.18249</text:p>
          </table:table-cell>
          <table:table-cell table:formula="of:=[.I208]/[.$N$1]" office:value-type="float" office:value="0.05" calcext:value-type="float">
            <text:p>0.05000</text:p>
          </table:table-cell>
          <table:table-cell table:formula="of:=[.J208]/[.$N$1]" office:value-type="float" office:value="0" calcext:value-type="float">
            <text:p>0.00000</text:p>
          </table:table-cell>
          <table:table-cell table:formula="of:=SUM([.Q208:.W208])" office:value-type="float" office:value="0.295730458656331" calcext:value-type="float">
            <text:p>0.29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office:value-type="float" office:value="180.8" calcext:value-type="float">
            <text:p>180.8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21.43" calcext:value-type="float">
            <text:p>21.43</text:p>
          </table:table-cell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office:value-type="float" office:value="0.2502" calcext:value-type="float">
            <text:p>0.2502</text:p>
          </table:table-cell>
          <table:table-cell office:value-type="float" office:value="110.3" calcext:value-type="float">
            <text:p>110.3</text:p>
          </table:table-cell>
          <table:table-cell office:value-type="float" office:value="30.84" calcext:value-type="float">
            <text:p>30.84</text:p>
          </table:table-cell>
          <table:table-cell office:value-type="float" office:value="0" calcext:value-type="float">
            <text:p>0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7" calcext:value-type="float">
            <text:p>207</text:p>
          </table:table-cell>
          <table:table-cell table:formula="of:=[.B209]/[.$N$1]" office:value-type="float" office:value="0.291989664082687" calcext:value-type="float">
            <text:p>0.29199</text:p>
          </table:table-cell>
          <table:table-cell table:formula="of:=[.C209]/[.$N$1]" office:value-type="float" office:value="0.0000617248062015504" calcext:value-type="float">
            <text:p>0.00006</text:p>
          </table:table-cell>
          <table:table-cell table:formula="of:=[.D209]/[.$N$1]" office:value-type="float" office:value="0.034609173126615" calcext:value-type="float">
            <text:p>0.03461</text:p>
          </table:table-cell>
          <table:table-cell table:formula="of:=[.E209]/[.$N$1]" office:value-type="float" office:value="0.0290051679586563" calcext:value-type="float">
            <text:p>0.02901</text:p>
          </table:table-cell>
          <table:table-cell table:formula="of:=[.F209]/[.$N$1]" office:value-type="float" office:value="0" calcext:value-type="float">
            <text:p>0.00000</text:p>
          </table:table-cell>
          <table:table-cell table:formula="of:=[.G209]/[.$N$1]" office:value-type="float" office:value="0.00040406976744186" calcext:value-type="float">
            <text:p>0.00040</text:p>
          </table:table-cell>
          <table:table-cell table:formula="of:=[.H209]/[.$N$1]" office:value-type="float" office:value="0.178133074935401" calcext:value-type="float">
            <text:p>0.17813</text:p>
          </table:table-cell>
          <table:table-cell table:formula="of:=[.I209]/[.$N$1]" office:value-type="float" office:value="0.0498062015503876" calcext:value-type="float">
            <text:p>0.04981</text:p>
          </table:table-cell>
          <table:table-cell table:formula="of:=[.J209]/[.$N$1]" office:value-type="float" office:value="0" calcext:value-type="float">
            <text:p>0.00000</text:p>
          </table:table-cell>
          <table:table-cell table:formula="of:=SUM([.Q209:.W209])" office:value-type="float" office:value="0.291957687338501" calcext:value-type="float">
            <text:p>0.29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22" calcext:value-type="float">
            <text:p>0.038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office:value-type="float" office:value="180.6" calcext:value-type="float">
            <text:p>180.6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21.46" calcext:value-type="float">
            <text:p>21.46</text:p>
          </table:table-cell>
          <table:table-cell office:value-type="float" office:value="18.41" calcext:value-type="float">
            <text:p>18.41</text:p>
          </table:table-cell>
          <table:table-cell office:value-type="float" office:value="0" calcext:value-type="float">
            <text:p>0</text:p>
          </table:table-cell>
          <table:table-cell office:value-type="float" office:value="0.2418" calcext:value-type="float">
            <text:p>0.2418</text:p>
          </table:table-cell>
          <table:table-cell office:value-type="float" office:value="109.8" calcext:value-type="float">
            <text:p>109.8</text:p>
          </table:table-cell>
          <table:table-cell office:value-type="float" office:value="30.61" calcext:value-type="float">
            <text:p>30.61</text:p>
          </table:table-cell>
          <table:table-cell office:value-type="float" office:value="0" calcext:value-type="float">
            <text:p>0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8" calcext:value-type="float">
            <text:p>208</text:p>
          </table:table-cell>
          <table:table-cell table:formula="of:=[.B210]/[.$N$1]" office:value-type="float" office:value="0.291666666666667" calcext:value-type="float">
            <text:p>0.29167</text:p>
          </table:table-cell>
          <table:table-cell table:formula="of:=[.C210]/[.$N$1]" office:value-type="float" office:value="0.0000550872093023256" calcext:value-type="float">
            <text:p>0.00006</text:p>
          </table:table-cell>
          <table:table-cell table:formula="of:=[.D210]/[.$N$1]" office:value-type="float" office:value="0.0346576227390181" calcext:value-type="float">
            <text:p>0.03466</text:p>
          </table:table-cell>
          <table:table-cell table:formula="of:=[.E210]/[.$N$1]" office:value-type="float" office:value="0.0297319121447028" calcext:value-type="float">
            <text:p>0.02973</text:p>
          </table:table-cell>
          <table:table-cell table:formula="of:=[.F210]/[.$N$1]" office:value-type="float" office:value="0" calcext:value-type="float">
            <text:p>0.00000</text:p>
          </table:table-cell>
          <table:table-cell table:formula="of:=[.G210]/[.$N$1]" office:value-type="float" office:value="0.000390503875968992" calcext:value-type="float">
            <text:p>0.00039</text:p>
          </table:table-cell>
          <table:table-cell table:formula="of:=[.H210]/[.$N$1]" office:value-type="float" office:value="0.177325581395349" calcext:value-type="float">
            <text:p>0.17733</text:p>
          </table:table-cell>
          <table:table-cell table:formula="of:=[.I210]/[.$N$1]" office:value-type="float" office:value="0.0494347545219638" calcext:value-type="float">
            <text:p>0.04943</text:p>
          </table:table-cell>
          <table:table-cell table:formula="of:=[.J210]/[.$N$1]" office:value-type="float" office:value="0" calcext:value-type="float">
            <text:p>0.00000</text:p>
          </table:table-cell>
          <table:table-cell table:formula="of:=SUM([.Q210:.W210])" office:value-type="float" office:value="0.291540374677003" calcext:value-type="float">
            <text:p>0.29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411" calcext:value-type="float">
            <text:p>0.034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21.46" calcext:value-type="float">
            <text:p>21.46</text:p>
          </table:table-cell>
          <table:table-cell office:value-type="float" office:value="18.25" calcext:value-type="float">
            <text:p>18.25</text:p>
          </table:table-cell>
          <table:table-cell office:value-type="float" office:value="0" calcext:value-type="float">
            <text:p>0</text:p>
          </table:table-cell>
          <table:table-cell office:value-type="float" office:value="0.2503" calcext:value-type="float">
            <text:p>0.2503</text:p>
          </table:table-cell>
          <table:table-cell office:value-type="float" office:value="105.7" calcext:value-type="float">
            <text:p>105.7</text:p>
          </table:table-cell>
          <table:table-cell office:value-type="float" office:value="29.26" calcext:value-type="float">
            <text:p>29.26</text:p>
          </table:table-cell>
          <table:table-cell office:value-type="float" office:value="0" calcext:value-type="float">
            <text:p>0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09" calcext:value-type="float">
            <text:p>209</text:p>
          </table:table-cell>
          <table:table-cell table:formula="of:=[.B211]/[.$N$1]" office:value-type="float" office:value="0.282622739018088" calcext:value-type="float">
            <text:p>0.28262</text:p>
          </table:table-cell>
          <table:table-cell table:formula="of:=[.C211]/[.$N$1]" office:value-type="float" office:value="0.0000569928940568475" calcext:value-type="float">
            <text:p>0.00006</text:p>
          </table:table-cell>
          <table:table-cell table:formula="of:=[.D211]/[.$N$1]" office:value-type="float" office:value="0.0346576227390181" calcext:value-type="float">
            <text:p>0.03466</text:p>
          </table:table-cell>
          <table:table-cell table:formula="of:=[.E211]/[.$N$1]" office:value-type="float" office:value="0.0294735142118863" calcext:value-type="float">
            <text:p>0.02947</text:p>
          </table:table-cell>
          <table:table-cell table:formula="of:=[.F211]/[.$N$1]" office:value-type="float" office:value="0" calcext:value-type="float">
            <text:p>0.00000</text:p>
          </table:table-cell>
          <table:table-cell table:formula="of:=[.G211]/[.$N$1]" office:value-type="float" office:value="0.000404231266149871" calcext:value-type="float">
            <text:p>0.00040</text:p>
          </table:table-cell>
          <table:table-cell table:formula="of:=[.H211]/[.$N$1]" office:value-type="float" office:value="0.170704134366925" calcext:value-type="float">
            <text:p>0.17070</text:p>
          </table:table-cell>
          <table:table-cell table:formula="of:=[.I211]/[.$N$1]" office:value-type="float" office:value="0.0472545219638243" calcext:value-type="float">
            <text:p>0.04725</text:p>
          </table:table-cell>
          <table:table-cell table:formula="of:=[.J211]/[.$N$1]" office:value-type="float" office:value="0" calcext:value-type="float">
            <text:p>0.00000</text:p>
          </table:table-cell>
          <table:table-cell table:formula="of:=SUM([.Q211:.W211])" office:value-type="float" office:value="0.282494024547804" calcext:value-type="float">
            <text:p>0.28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office:value-type="float" office:value="172.6" calcext:value-type="float">
            <text:p>172.6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21.02" calcext:value-type="float">
            <text:p>21.02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  <table:table-cell office:value-type="float" office:value="0.2216" calcext:value-type="float">
            <text:p>0.2216</text:p>
          </table:table-cell>
          <table:table-cell office:value-type="float" office:value="103.9" calcext:value-type="float">
            <text:p>103.9</text:p>
          </table:table-cell>
          <table:table-cell office:value-type="float" office:value="28.66" calcext:value-type="float">
            <text:p>28.66</text:p>
          </table:table-cell>
          <table:table-cell office:value-type="float" office:value="0" calcext:value-type="float">
            <text:p>0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0" calcext:value-type="float">
            <text:p>210</text:p>
          </table:table-cell>
          <table:table-cell table:formula="of:=[.B212]/[.$N$1]" office:value-type="float" office:value="0.27874677002584" calcext:value-type="float">
            <text:p>0.27875</text:p>
          </table:table-cell>
          <table:table-cell table:formula="of:=[.C212]/[.$N$1]" office:value-type="float" office:value="0.0000507428940568475" calcext:value-type="float">
            <text:p>0.00005</text:p>
          </table:table-cell>
          <table:table-cell table:formula="of:=[.D212]/[.$N$1]" office:value-type="float" office:value="0.0339470284237726" calcext:value-type="float">
            <text:p>0.03395</text:p>
          </table:table-cell>
          <table:table-cell table:formula="of:=[.E212]/[.$N$1]" office:value-type="float" office:value="0.0303940568475452" calcext:value-type="float">
            <text:p>0.03039</text:p>
          </table:table-cell>
          <table:table-cell table:formula="of:=[.F212]/[.$N$1]" office:value-type="float" office:value="0" calcext:value-type="float">
            <text:p>0.00000</text:p>
          </table:table-cell>
          <table:table-cell table:formula="of:=[.G212]/[.$N$1]" office:value-type="float" office:value="0.000357881136950904" calcext:value-type="float">
            <text:p>0.00036</text:p>
          </table:table-cell>
          <table:table-cell table:formula="of:=[.H212]/[.$N$1]" office:value-type="float" office:value="0.167797157622739" calcext:value-type="float">
            <text:p>0.16780</text:p>
          </table:table-cell>
          <table:table-cell table:formula="of:=[.I212]/[.$N$1]" office:value-type="float" office:value="0.0462855297157623" calcext:value-type="float">
            <text:p>0.04629</text:p>
          </table:table-cell>
          <table:table-cell table:formula="of:=[.J212]/[.$N$1]" office:value-type="float" office:value="0" calcext:value-type="float">
            <text:p>0.00000</text:p>
          </table:table-cell>
          <table:table-cell table:formula="of:=SUM([.Q212:.W212])" office:value-type="float" office:value="0.27878165374677" calcext:value-type="float">
            <text:p>0.27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42" calcext:value-type="float">
            <text:p>0.031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office:value-type="float" office:value="169" calcext:value-type="float">
            <text:p>16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20.96" calcext:value-type="float">
            <text:p>20.96</text:p>
          </table:table-cell>
          <table:table-cell office:value-type="float" office:value="18.27" calcext:value-type="float">
            <text:p>18.27</text:p>
          </table:table-cell>
          <table:table-cell office:value-type="float" office:value="0" calcext:value-type="float">
            <text:p>0</text:p>
          </table:table-cell>
          <table:table-cell office:value-type="float" office:value="0.2356" calcext:value-type="float">
            <text:p>0.2356</text:p>
          </table:table-cell>
          <table:table-cell office:value-type="float" office:value="102" calcext:value-type="float">
            <text:p>102</text:p>
          </table:table-cell>
          <table:table-cell office:value-type="float" office:value="27.49" calcext:value-type="float">
            <text:p>27.49</text:p>
          </table:table-cell>
          <table:table-cell office:value-type="float" office:value="0" calcext:value-type="float">
            <text:p>0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1" calcext:value-type="float">
            <text:p>211</text:p>
          </table:table-cell>
          <table:table-cell table:formula="of:=[.B213]/[.$N$1]" office:value-type="float" office:value="0.272932816537468" calcext:value-type="float">
            <text:p>0.27293</text:p>
          </table:table-cell>
          <table:table-cell table:formula="of:=[.C213]/[.$N$1]" office:value-type="float" office:value="0.0000416343669250646" calcext:value-type="float">
            <text:p>0.00004</text:p>
          </table:table-cell>
          <table:table-cell table:formula="of:=[.D213]/[.$N$1]" office:value-type="float" office:value="0.0338501291989664" calcext:value-type="float">
            <text:p>0.03385</text:p>
          </table:table-cell>
          <table:table-cell table:formula="of:=[.E213]/[.$N$1]" office:value-type="float" office:value="0.0295058139534884" calcext:value-type="float">
            <text:p>0.02951</text:p>
          </table:table-cell>
          <table:table-cell table:formula="of:=[.F213]/[.$N$1]" office:value-type="float" office:value="0" calcext:value-type="float">
            <text:p>0.00000</text:p>
          </table:table-cell>
          <table:table-cell table:formula="of:=[.G213]/[.$N$1]" office:value-type="float" office:value="0.000380490956072351" calcext:value-type="float">
            <text:p>0.00038</text:p>
          </table:table-cell>
          <table:table-cell table:formula="of:=[.H213]/[.$N$1]" office:value-type="float" office:value="0.164728682170543" calcext:value-type="float">
            <text:p>0.16473</text:p>
          </table:table-cell>
          <table:table-cell table:formula="of:=[.I213]/[.$N$1]" office:value-type="float" office:value="0.0443959948320413" calcext:value-type="float">
            <text:p>0.04440</text:p>
          </table:table-cell>
          <table:table-cell table:formula="of:=[.J213]/[.$N$1]" office:value-type="float" office:value="0" calcext:value-type="float">
            <text:p>0.00000</text:p>
          </table:table-cell>
          <table:table-cell table:formula="of:=SUM([.Q213:.W213])" office:value-type="float" office:value="0.272861111111111" calcext:value-type="float">
            <text:p>0.27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office:value-type="float" office:value="169.9" calcext:value-type="float">
            <text:p>169.9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21.7" calcext:value-type="float">
            <text:p>21.7</text:p>
          </table:table-cell>
          <table:table-cell office:value-type="float" office:value="19.05" calcext:value-type="float">
            <text:p>19.05</text:p>
          </table:table-cell>
          <table:table-cell office:value-type="float" office:value="0" calcext:value-type="float">
            <text:p>0</text:p>
          </table:table-cell>
          <table:table-cell office:value-type="float" office:value="0.2092" calcext:value-type="float">
            <text:p>0.2092</text:p>
          </table:table-cell>
          <table:table-cell office:value-type="float" office:value="101.1" calcext:value-type="float">
            <text:p>101.1</text:p>
          </table:table-cell>
          <table:table-cell office:value-type="float" office:value="27.81" calcext:value-type="float">
            <text:p>27.81</text:p>
          </table:table-cell>
          <table:table-cell office:value-type="float" office:value="0" calcext:value-type="float">
            <text:p>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2" calcext:value-type="float">
            <text:p>212</text:p>
          </table:table-cell>
          <table:table-cell table:formula="of:=[.B214]/[.$N$1]" office:value-type="float" office:value="0.274386304909561" calcext:value-type="float">
            <text:p>0.27439</text:p>
          </table:table-cell>
          <table:table-cell table:formula="of:=[.C214]/[.$N$1]" office:value-type="float" office:value="0.0000447835917312662" calcext:value-type="float">
            <text:p>0.00004</text:p>
          </table:table-cell>
          <table:table-cell table:formula="of:=[.D214]/[.$N$1]" office:value-type="float" office:value="0.0350452196382429" calcext:value-type="float">
            <text:p>0.03505</text:p>
          </table:table-cell>
          <table:table-cell table:formula="of:=[.E214]/[.$N$1]" office:value-type="float" office:value="0.030765503875969" calcext:value-type="float">
            <text:p>0.03077</text:p>
          </table:table-cell>
          <table:table-cell table:formula="of:=[.F214]/[.$N$1]" office:value-type="float" office:value="0" calcext:value-type="float">
            <text:p>0.00000</text:p>
          </table:table-cell>
          <table:table-cell table:formula="of:=[.G214]/[.$N$1]" office:value-type="float" office:value="0.000337855297157623" calcext:value-type="float">
            <text:p>0.00034</text:p>
          </table:table-cell>
          <table:table-cell table:formula="of:=[.H214]/[.$N$1]" office:value-type="float" office:value="0.16327519379845" calcext:value-type="float">
            <text:p>0.16328</text:p>
          </table:table-cell>
          <table:table-cell table:formula="of:=[.I214]/[.$N$1]" office:value-type="float" office:value="0.0449127906976744" calcext:value-type="float">
            <text:p>0.04491</text:p>
          </table:table-cell>
          <table:table-cell table:formula="of:=[.J214]/[.$N$1]" office:value-type="float" office:value="0" calcext:value-type="float">
            <text:p>0.00000</text:p>
          </table:table-cell>
          <table:table-cell table:formula="of:=SUM([.Q214:.W214])" office:value-type="float" office:value="0.274336563307494" calcext:value-type="float">
            <text:p>0.27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3" calcext:value-type="float">
            <text:p>213</text:p>
          </table:table-cell>
          <table:table-cell office:value-type="float" office:value="166.1" calcext:value-type="float">
            <text:p>166.1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21.77" calcext:value-type="float">
            <text:p>21.77</text:p>
          </table:table-cell>
          <table:table-cell office:value-type="float" office:value="18.86" calcext:value-type="float">
            <text:p>18.86</text:p>
          </table:table-cell>
          <table:table-cell office:value-type="float" office:value="0" calcext:value-type="float">
            <text:p>0</text:p>
          </table:table-cell>
          <table:table-cell office:value-type="float" office:value="0.2242" calcext:value-type="float">
            <text:p>0.2242</text:p>
          </table:table-cell>
          <table:table-cell office:value-type="float" office:value="97.84" calcext:value-type="float">
            <text:p>97.84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3" calcext:value-type="float">
            <text:p>213</text:p>
          </table:table-cell>
          <table:table-cell table:formula="of:=[.B215]/[.$N$1]" office:value-type="float" office:value="0.268249354005168" calcext:value-type="float">
            <text:p>0.26825</text:p>
          </table:table-cell>
          <table:table-cell table:formula="of:=[.C215]/[.$N$1]" office:value-type="float" office:value="0.0000414244186046512" calcext:value-type="float">
            <text:p>0.00004</text:p>
          </table:table-cell>
          <table:table-cell table:formula="of:=[.D215]/[.$N$1]" office:value-type="float" office:value="0.0351582687338501" calcext:value-type="float">
            <text:p>0.03516</text:p>
          </table:table-cell>
          <table:table-cell table:formula="of:=[.E215]/[.$N$1]" office:value-type="float" office:value="0.0304586563307494" calcext:value-type="float">
            <text:p>0.03046</text:p>
          </table:table-cell>
          <table:table-cell table:formula="of:=[.F215]/[.$N$1]" office:value-type="float" office:value="0" calcext:value-type="float">
            <text:p>0.00000</text:p>
          </table:table-cell>
          <table:table-cell table:formula="of:=[.G215]/[.$N$1]" office:value-type="float" office:value="0.000362080103359173" calcext:value-type="float">
            <text:p>0.00036</text:p>
          </table:table-cell>
          <table:table-cell table:formula="of:=[.H215]/[.$N$1]" office:value-type="float" office:value="0.158010335917313" calcext:value-type="float">
            <text:p>0.15801</text:p>
          </table:table-cell>
          <table:table-cell table:formula="of:=[.I215]/[.$N$1]" office:value-type="float" office:value="0.044250645994832" calcext:value-type="float">
            <text:p>0.04425</text:p>
          </table:table-cell>
          <table:table-cell table:formula="of:=[.J215]/[.$N$1]" office:value-type="float" office:value="0" calcext:value-type="float">
            <text:p>0.00000</text:p>
          </table:table-cell>
          <table:table-cell table:formula="of:=SUM([.Q215:.W215])" office:value-type="float" office:value="0.268239987080103" calcext:value-type="float">
            <text:p>0.26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65" calcext:value-type="float">
            <text:p>0.025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4" calcext:value-type="float">
            <text:p>214</text:p>
          </table:table-cell>
          <table:table-cell office:value-type="float" office:value="164.6" calcext:value-type="float">
            <text:p>164.6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22.25" calcext:value-type="float">
            <text:p>22.25</text:p>
          </table:table-cell>
          <table:table-cell office:value-type="float" office:value="19.06" calcext:value-type="float">
            <text:p>19.06</text:p>
          </table:table-cell>
          <table:table-cell office:value-type="float" office:value="0" calcext:value-type="float">
            <text:p>0</text:p>
          </table:table-cell>
          <table:table-cell office:value-type="float" office:value="0.2048" calcext:value-type="float">
            <text:p>0.2048</text:p>
          </table:table-cell>
          <table:table-cell office:value-type="float" office:value="96.77" calcext:value-type="float">
            <text:p>96.77</text:p>
          </table:table-cell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4" calcext:value-type="float">
            <text:p>214</text:p>
          </table:table-cell>
          <table:table-cell table:formula="of:=[.B216]/[.$N$1]" office:value-type="float" office:value="0.265826873385013" calcext:value-type="float">
            <text:p>0.26583</text:p>
          </table:table-cell>
          <table:table-cell table:formula="of:=[.C216]/[.$N$1]" office:value-type="float" office:value="0.0000414405684754522" calcext:value-type="float">
            <text:p>0.00004</text:p>
          </table:table-cell>
          <table:table-cell table:formula="of:=[.D216]/[.$N$1]" office:value-type="float" office:value="0.0359334625322997" calcext:value-type="float">
            <text:p>0.03593</text:p>
          </table:table-cell>
          <table:table-cell table:formula="of:=[.E216]/[.$N$1]" office:value-type="float" office:value="0.03078165374677" calcext:value-type="float">
            <text:p>0.03078</text:p>
          </table:table-cell>
          <table:table-cell table:formula="of:=[.F216]/[.$N$1]" office:value-type="float" office:value="0" calcext:value-type="float">
            <text:p>0.00000</text:p>
          </table:table-cell>
          <table:table-cell table:formula="of:=[.G216]/[.$N$1]" office:value-type="float" office:value="0.000330749354005168" calcext:value-type="float">
            <text:p>0.00033</text:p>
          </table:table-cell>
          <table:table-cell table:formula="of:=[.H216]/[.$N$1]" office:value-type="float" office:value="0.156282299741602" calcext:value-type="float">
            <text:p>0.15628</text:p>
          </table:table-cell>
          <table:table-cell table:formula="of:=[.I216]/[.$N$1]" office:value-type="float" office:value="0.0424418604651163" calcext:value-type="float">
            <text:p>0.04244</text:p>
          </table:table-cell>
          <table:table-cell table:formula="of:=[.J216]/[.$N$1]" office:value-type="float" office:value="0" calcext:value-type="float">
            <text:p>0.00000</text:p>
          </table:table-cell>
          <table:table-cell table:formula="of:=SUM([.Q216:.W216])" office:value-type="float" office:value="0.265770025839793" calcext:value-type="float">
            <text:p>0.26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66" calcext:value-type="float">
            <text:p>0.025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5" calcext:value-type="float">
            <text:p>215</text:p>
          </table:table-cell>
          <table:table-cell office:value-type="float" office:value="162.8" calcext:value-type="float">
            <text:p>162.8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22.35" calcext:value-type="float">
            <text:p>22.35</text:p>
          </table:table-cell>
          <table:table-cell office:value-type="float" office:value="18.99" calcext:value-type="float">
            <text:p>18.99</text:p>
          </table:table-cell>
          <table:table-cell office:value-type="float" office:value="0" calcext:value-type="float">
            <text:p>0</text:p>
          </table:table-cell>
          <table:table-cell office:value-type="float" office:value="0.2149" calcext:value-type="float">
            <text:p>0.2149</text:p>
          </table:table-cell>
          <table:table-cell office:value-type="float" office:value="94.97" calcext:value-type="float">
            <text:p>94.97</text:p>
          </table:table-cell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5" calcext:value-type="float">
            <text:p>215</text:p>
          </table:table-cell>
          <table:table-cell table:formula="of:=[.B217]/[.$N$1]" office:value-type="float" office:value="0.262919896640827" calcext:value-type="float">
            <text:p>0.26292</text:p>
          </table:table-cell>
          <table:table-cell table:formula="of:=[.C217]/[.$N$1]" office:value-type="float" office:value="0.0000455910852713178" calcext:value-type="float">
            <text:p>0.00005</text:p>
          </table:table-cell>
          <table:table-cell table:formula="of:=[.D217]/[.$N$1]" office:value-type="float" office:value="0.0360949612403101" calcext:value-type="float">
            <text:p>0.03609</text:p>
          </table:table-cell>
          <table:table-cell table:formula="of:=[.E217]/[.$N$1]" office:value-type="float" office:value="0.0306686046511628" calcext:value-type="float">
            <text:p>0.03067</text:p>
          </table:table-cell>
          <table:table-cell table:formula="of:=[.F217]/[.$N$1]" office:value-type="float" office:value="0" calcext:value-type="float">
            <text:p>0.00000</text:p>
          </table:table-cell>
          <table:table-cell table:formula="of:=[.G217]/[.$N$1]" office:value-type="float" office:value="0.000347060723514212" calcext:value-type="float">
            <text:p>0.00035</text:p>
          </table:table-cell>
          <table:table-cell table:formula="of:=[.H217]/[.$N$1]" office:value-type="float" office:value="0.153375322997416" calcext:value-type="float">
            <text:p>0.15338</text:p>
          </table:table-cell>
          <table:table-cell table:formula="of:=[.I217]/[.$N$1]" office:value-type="float" office:value="0.0423449612403101" calcext:value-type="float">
            <text:p>0.04234</text:p>
          </table:table-cell>
          <table:table-cell table:formula="of:=[.J217]/[.$N$1]" office:value-type="float" office:value="0" calcext:value-type="float">
            <text:p>0.00000</text:p>
          </table:table-cell>
          <table:table-cell table:formula="of:=SUM([.Q217:.W217])" office:value-type="float" office:value="0.262830910852713" calcext:value-type="float">
            <text:p>0.26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23" calcext:value-type="float">
            <text:p>0.028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6" calcext:value-type="float">
            <text:p>216</text:p>
          </table:table-cell>
          <table:table-cell office:value-type="float" office:value="162.3" calcext:value-type="float">
            <text:p>162.3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23.07" calcext:value-type="float">
            <text:p>23.07</text:p>
          </table:table-cell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office:value-type="float" office:value="0.2144" calcext:value-type="float">
            <text:p>0.2144</text:p>
          </table:table-cell>
          <table:table-cell office:value-type="float" office:value="93.79" calcext:value-type="float">
            <text:p>93.79</text:p>
          </table:table-cell>
          <table:table-cell office:value-type="float" office:value="25.49" calcext:value-type="float">
            <text:p>25.49</text:p>
          </table:table-cell>
          <table:table-cell office:value-type="float" office:value="0" calcext:value-type="float">
            <text:p>0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6" calcext:value-type="float">
            <text:p>216</text:p>
          </table:table-cell>
          <table:table-cell table:formula="of:=[.B218]/[.$N$1]" office:value-type="float" office:value="0.262112403100775" calcext:value-type="float">
            <text:p>0.26211</text:p>
          </table:table-cell>
          <table:table-cell table:formula="of:=[.C218]/[.$N$1]" office:value-type="float" office:value="0.0000366279069767442" calcext:value-type="float">
            <text:p>0.00004</text:p>
          </table:table-cell>
          <table:table-cell table:formula="of:=[.D218]/[.$N$1]" office:value-type="float" office:value="0.0372577519379845" calcext:value-type="float">
            <text:p>0.03726</text:p>
          </table:table-cell>
          <table:table-cell table:formula="of:=[.E218]/[.$N$1]" office:value-type="float" office:value="0.0317829457364341" calcext:value-type="float">
            <text:p>0.03178</text:p>
          </table:table-cell>
          <table:table-cell table:formula="of:=[.F218]/[.$N$1]" office:value-type="float" office:value="0" calcext:value-type="float">
            <text:p>0.00000</text:p>
          </table:table-cell>
          <table:table-cell table:formula="of:=[.G218]/[.$N$1]" office:value-type="float" office:value="0.00034625322997416" calcext:value-type="float">
            <text:p>0.00035</text:p>
          </table:table-cell>
          <table:table-cell table:formula="of:=[.H218]/[.$N$1]" office:value-type="float" office:value="0.151469638242894" calcext:value-type="float">
            <text:p>0.15147</text:p>
          </table:table-cell>
          <table:table-cell table:formula="of:=[.I218]/[.$N$1]" office:value-type="float" office:value="0.0411660206718346" calcext:value-type="float">
            <text:p>0.04117</text:p>
          </table:table-cell>
          <table:table-cell table:formula="of:=[.J218]/[.$N$1]" office:value-type="float" office:value="0" calcext:value-type="float">
            <text:p>0.00000</text:p>
          </table:table-cell>
          <table:table-cell table:formula="of:=SUM([.Q218:.W218])" office:value-type="float" office:value="0.262022609819121" calcext:value-type="float">
            <text:p>0.26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68" calcext:value-type="float">
            <text:p>0.022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7" calcext:value-type="float">
            <text:p>217</text:p>
          </table:table-cell>
          <table:table-cell office:value-type="float" office:value="159.6" calcext:value-type="float">
            <text:p>159.6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22.18" calcext:value-type="float">
            <text:p>22.18</text:p>
          </table:table-cell>
          <table:table-cell office:value-type="float" office:value="19.77" calcext:value-type="float">
            <text:p>19.77</text:p>
          </table:table-cell>
          <table:table-cell office:value-type="float" office:value="0" calcext:value-type="float">
            <text:p>0</text:p>
          </table:table-cell>
          <table:table-cell office:value-type="float" office:value="0.2108" calcext:value-type="float">
            <text:p>0.2108</text:p>
          </table:table-cell>
          <table:table-cell office:value-type="float" office:value="91.6" calcext:value-type="float">
            <text:p>91.6</text:p>
          </table:table-cell>
          <table:table-cell office:value-type="float" office:value="25.79" calcext:value-type="float">
            <text:p>25.79</text:p>
          </table:table-cell>
          <table:table-cell office:value-type="float" office:value="0" calcext:value-type="float">
            <text:p>0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7" calcext:value-type="float">
            <text:p>217</text:p>
          </table:table-cell>
          <table:table-cell table:formula="of:=[.B219]/[.$N$1]" office:value-type="float" office:value="0.257751937984496" calcext:value-type="float">
            <text:p>0.25775</text:p>
          </table:table-cell>
          <table:table-cell table:formula="of:=[.C219]/[.$N$1]" office:value-type="float" office:value="0.0000343507751937985" calcext:value-type="float">
            <text:p>0.00003</text:p>
          </table:table-cell>
          <table:table-cell table:formula="of:=[.D219]/[.$N$1]" office:value-type="float" office:value="0.0358204134366925" calcext:value-type="float">
            <text:p>0.03582</text:p>
          </table:table-cell>
          <table:table-cell table:formula="of:=[.E219]/[.$N$1]" office:value-type="float" office:value="0.0319282945736434" calcext:value-type="float">
            <text:p>0.03193</text:p>
          </table:table-cell>
          <table:table-cell table:formula="of:=[.F219]/[.$N$1]" office:value-type="float" office:value="0" calcext:value-type="float">
            <text:p>0.00000</text:p>
          </table:table-cell>
          <table:table-cell table:formula="of:=[.G219]/[.$N$1]" office:value-type="float" office:value="0.000340439276485788" calcext:value-type="float">
            <text:p>0.00034</text:p>
          </table:table-cell>
          <table:table-cell table:formula="of:=[.H219]/[.$N$1]" office:value-type="float" office:value="0.147932816537468" calcext:value-type="float">
            <text:p>0.14793</text:p>
          </table:table-cell>
          <table:table-cell table:formula="of:=[.I219]/[.$N$1]" office:value-type="float" office:value="0.0416505167958656" calcext:value-type="float">
            <text:p>0.04165</text:p>
          </table:table-cell>
          <table:table-cell table:formula="of:=[.J219]/[.$N$1]" office:value-type="float" office:value="0" calcext:value-type="float">
            <text:p>0.00000</text:p>
          </table:table-cell>
          <table:table-cell table:formula="of:=SUM([.Q219:.W219])" office:value-type="float" office:value="0.257672480620155" calcext:value-type="float">
            <text:p>0.25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8" calcext:value-type="float">
            <text:p>218</text:p>
          </table:table-cell>
          <table:table-cell office:value-type="float" office:value="156.2" calcext:value-type="float">
            <text:p>156.2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22.39" calcext:value-type="float">
            <text:p>22.39</text:p>
          </table:table-cell>
          <table:table-cell office:value-type="float" office:value="20.09" calcext:value-type="float">
            <text:p>20.09</text:p>
          </table:table-cell>
          <table:table-cell office:value-type="float" office:value="0" calcext:value-type="float">
            <text:p>0</text:p>
          </table:table-cell>
          <table:table-cell office:value-type="float" office:value="0.1884" calcext:value-type="float">
            <text:p>0.1884</text:p>
          </table:table-cell>
          <table:table-cell office:value-type="float" office:value="88.93" calcext:value-type="float">
            <text:p>88.93</text:p>
          </table:table-cell>
          <table:table-cell office:value-type="float" office:value="24.63" calcext:value-type="float">
            <text:p>24.63</text:p>
          </table:table-cell>
          <table:table-cell office:value-type="float" office:value="0" calcext:value-type="float">
            <text:p>0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8" calcext:value-type="float">
            <text:p>218</text:p>
          </table:table-cell>
          <table:table-cell table:formula="of:=[.B220]/[.$N$1]" office:value-type="float" office:value="0.252260981912145" calcext:value-type="float">
            <text:p>0.25226</text:p>
          </table:table-cell>
          <table:table-cell table:formula="of:=[.C220]/[.$N$1]" office:value-type="float" office:value="0.0000334140826873385" calcext:value-type="float">
            <text:p>0.00003</text:p>
          </table:table-cell>
          <table:table-cell table:formula="of:=[.D220]/[.$N$1]" office:value-type="float" office:value="0.0361595607235142" calcext:value-type="float">
            <text:p>0.03616</text:p>
          </table:table-cell>
          <table:table-cell table:formula="of:=[.E220]/[.$N$1]" office:value-type="float" office:value="0.0324450904392765" calcext:value-type="float">
            <text:p>0.03245</text:p>
          </table:table-cell>
          <table:table-cell table:formula="of:=[.F220]/[.$N$1]" office:value-type="float" office:value="0" calcext:value-type="float">
            <text:p>0.00000</text:p>
          </table:table-cell>
          <table:table-cell table:formula="of:=[.G220]/[.$N$1]" office:value-type="float" office:value="0.000304263565891473" calcext:value-type="float">
            <text:p>0.00030</text:p>
          </table:table-cell>
          <table:table-cell table:formula="of:=[.H220]/[.$N$1]" office:value-type="float" office:value="0.143620801033592" calcext:value-type="float">
            <text:p>0.14362</text:p>
          </table:table-cell>
          <table:table-cell table:formula="of:=[.I220]/[.$N$1]" office:value-type="float" office:value="0.0397771317829457" calcext:value-type="float">
            <text:p>0.03978</text:p>
          </table:table-cell>
          <table:table-cell table:formula="of:=[.J220]/[.$N$1]" office:value-type="float" office:value="0" calcext:value-type="float">
            <text:p>0.00000</text:p>
          </table:table-cell>
          <table:table-cell table:formula="of:=SUM([.Q220:.W220])" office:value-type="float" office:value="0.25230684754522" calcext:value-type="float">
            <text:p>0.25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19" calcext:value-type="float">
            <text:p>219</text:p>
          </table:table-cell>
          <table:table-cell office:value-type="float" office:value="157.6" calcext:value-type="float">
            <text:p>157.6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22.74" calcext:value-type="float">
            <text:p>22.74</text:p>
          </table:table-cell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89.62" calcext:value-type="float">
            <text:p>89.62</text:p>
          </table:table-cell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19" calcext:value-type="float">
            <text:p>219</text:p>
          </table:table-cell>
          <table:table-cell table:formula="of:=[.B221]/[.$N$1]" office:value-type="float" office:value="0.254521963824289" calcext:value-type="float">
            <text:p>0.25452</text:p>
          </table:table-cell>
          <table:table-cell table:formula="of:=[.C221]/[.$N$1]" office:value-type="float" office:value="0.0000329780361757106" calcext:value-type="float">
            <text:p>0.00003</text:p>
          </table:table-cell>
          <table:table-cell table:formula="of:=[.D221]/[.$N$1]" office:value-type="float" office:value="0.0367248062015504" calcext:value-type="float">
            <text:p>0.03672</text:p>
          </table:table-cell>
          <table:table-cell table:formula="of:=[.E221]/[.$N$1]" office:value-type="float" office:value="0.0320413436692506" calcext:value-type="float">
            <text:p>0.03204</text:p>
          </table:table-cell>
          <table:table-cell table:formula="of:=[.F221]/[.$N$1]" office:value-type="float" office:value="0" calcext:value-type="float">
            <text:p>0.00000</text:p>
          </table:table-cell>
          <table:table-cell table:formula="of:=[.G221]/[.$N$1]" office:value-type="float" office:value="0.000329457364341085" calcext:value-type="float">
            <text:p>0.00033</text:p>
          </table:table-cell>
          <table:table-cell table:formula="of:=[.H221]/[.$N$1]" office:value-type="float" office:value="0.144735142118863" calcext:value-type="float">
            <text:p>0.14474</text:p>
          </table:table-cell>
          <table:table-cell table:formula="of:=[.I221]/[.$N$1]" office:value-type="float" office:value="0.0406330749354005" calcext:value-type="float">
            <text:p>0.04063</text:p>
          </table:table-cell>
          <table:table-cell table:formula="of:=[.J221]/[.$N$1]" office:value-type="float" office:value="0" calcext:value-type="float">
            <text:p>0.00000</text:p>
          </table:table-cell>
          <table:table-cell table:formula="of:=SUM([.Q221:.W221])" office:value-type="float" office:value="0.254463824289406" calcext:value-type="float">
            <text:p>0.25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42" calcext:value-type="float">
            <text:p>0.020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0" calcext:value-type="float">
            <text:p>220</text:p>
          </table:table-cell>
          <table:table-cell office:value-type="float" office:value="152.2" calcext:value-type="float">
            <text:p>152.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22.3" calcext:value-type="float">
            <text:p>22.3</text:p>
          </table:table-cell>
          <table:table-cell office:value-type="float" office:value="19.42" calcext:value-type="float">
            <text:p>19.42</text:p>
          </table:table-cell>
          <table:table-cell office:value-type="float" office:value="0" calcext:value-type="float">
            <text:p>0</text:p>
          </table:table-cell>
          <table:table-cell office:value-type="float" office:value="0.1987" calcext:value-type="float">
            <text:p>0.1987</text:p>
          </table:table-cell>
          <table:table-cell office:value-type="float" office:value="86.54" calcext:value-type="float">
            <text:p>86.54</text:p>
          </table:table-cell>
          <table:table-cell office:value-type="float" office:value="23.73" calcext:value-type="float">
            <text:p>23.73</text:p>
          </table:table-cell>
          <table:table-cell office:value-type="float" office:value="0" calcext:value-type="float">
            <text:p>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0" calcext:value-type="float">
            <text:p>220</text:p>
          </table:table-cell>
          <table:table-cell table:formula="of:=[.B222]/[.$N$1]" office:value-type="float" office:value="0.245801033591731" calcext:value-type="float">
            <text:p>0.24580</text:p>
          </table:table-cell>
          <table:table-cell table:formula="of:=[.C222]/[.$N$1]" office:value-type="float" office:value="0.0000285206718346253" calcext:value-type="float">
            <text:p>0.00003</text:p>
          </table:table-cell>
          <table:table-cell table:formula="of:=[.D222]/[.$N$1]" office:value-type="float" office:value="0.0360142118863049" calcext:value-type="float">
            <text:p>0.03601</text:p>
          </table:table-cell>
          <table:table-cell table:formula="of:=[.E222]/[.$N$1]" office:value-type="float" office:value="0.0313630490956072" calcext:value-type="float">
            <text:p>0.03136</text:p>
          </table:table-cell>
          <table:table-cell table:formula="of:=[.F222]/[.$N$1]" office:value-type="float" office:value="0" calcext:value-type="float">
            <text:p>0.00000</text:p>
          </table:table-cell>
          <table:table-cell table:formula="of:=[.G222]/[.$N$1]" office:value-type="float" office:value="0.000320897932816537" calcext:value-type="float">
            <text:p>0.00032</text:p>
          </table:table-cell>
          <table:table-cell table:formula="of:=[.H222]/[.$N$1]" office:value-type="float" office:value="0.139760981912145" calcext:value-type="float">
            <text:p>0.13976</text:p>
          </table:table-cell>
          <table:table-cell table:formula="of:=[.I222]/[.$N$1]" office:value-type="float" office:value="0.0383236434108527" calcext:value-type="float">
            <text:p>0.03832</text:p>
          </table:table-cell>
          <table:table-cell table:formula="of:=[.J222]/[.$N$1]" office:value-type="float" office:value="0" calcext:value-type="float">
            <text:p>0.00000</text:p>
          </table:table-cell>
          <table:table-cell table:formula="of:=SUM([.Q222:.W222])" office:value-type="float" office:value="0.245782784237726" calcext:value-type="float">
            <text:p>0.24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1" calcext:value-type="float">
            <text:p>221</text:p>
          </table:table-cell>
          <table:table-cell office:value-type="float" office:value="153.7" calcext:value-type="float">
            <text:p>153.7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22.93" calcext:value-type="float">
            <text:p>22.93</text:p>
          </table:table-cell>
          <table:table-cell office:value-type="float" office:value="20.11" calcext:value-type="float">
            <text:p>20.11</text:p>
          </table:table-cell>
          <table:table-cell office:value-type="float" office:value="0" calcext:value-type="float">
            <text:p>0</text:p>
          </table:table-cell>
          <table:table-cell office:value-type="float" office:value="0.1943" calcext:value-type="float">
            <text:p>0.1943</text:p>
          </table:table-cell>
          <table:table-cell office:value-type="float" office:value="86.12" calcext:value-type="float">
            <text:p>86.12</text:p>
          </table:table-cell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1" calcext:value-type="float">
            <text:p>221</text:p>
          </table:table-cell>
          <table:table-cell table:formula="of:=[.B223]/[.$N$1]" office:value-type="float" office:value="0.248223514211886" calcext:value-type="float">
            <text:p>0.24822</text:p>
          </table:table-cell>
          <table:table-cell table:formula="of:=[.C223]/[.$N$1]" office:value-type="float" office:value="0.0000355458656330749" calcext:value-type="float">
            <text:p>0.00004</text:p>
          </table:table-cell>
          <table:table-cell table:formula="of:=[.D223]/[.$N$1]" office:value-type="float" office:value="0.03703165374677" calcext:value-type="float">
            <text:p>0.03703</text:p>
          </table:table-cell>
          <table:table-cell table:formula="of:=[.E223]/[.$N$1]" office:value-type="float" office:value="0.0324773901808786" calcext:value-type="float">
            <text:p>0.03248</text:p>
          </table:table-cell>
          <table:table-cell table:formula="of:=[.F223]/[.$N$1]" office:value-type="float" office:value="0" calcext:value-type="float">
            <text:p>0.00000</text:p>
          </table:table-cell>
          <table:table-cell table:formula="of:=[.G223]/[.$N$1]" office:value-type="float" office:value="0.000313791989664083" calcext:value-type="float">
            <text:p>0.00031</text:p>
          </table:table-cell>
          <table:table-cell table:formula="of:=[.H223]/[.$N$1]" office:value-type="float" office:value="0.139082687338501" calcext:value-type="float">
            <text:p>0.13908</text:p>
          </table:table-cell>
          <table:table-cell table:formula="of:=[.I223]/[.$N$1]" office:value-type="float" office:value="0.0392441860465116" calcext:value-type="float">
            <text:p>0.03924</text:p>
          </table:table-cell>
          <table:table-cell table:formula="of:=[.J223]/[.$N$1]" office:value-type="float" office:value="0" calcext:value-type="float">
            <text:p>0.00000</text:p>
          </table:table-cell>
          <table:table-cell table:formula="of:=SUM([.Q223:.W223])" office:value-type="float" office:value="0.248149709302326" calcext:value-type="float">
            <text:p>0.24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2" calcext:value-type="float">
            <text:p>222</text:p>
          </table:table-cell>
          <table:table-cell office:value-type="float" office:value="152.3" calcext:value-type="float">
            <text:p>152.3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24.03" calcext:value-type="float">
            <text:p>24.03</text:p>
          </table:table-cell>
          <table:table-cell office:value-type="float" office:value="20.86" calcext:value-type="float">
            <text:p>20.86</text:p>
          </table:table-cell>
          <table:table-cell office:value-type="float" office:value="0" calcext:value-type="float">
            <text:p>0</text:p>
          </table:table-cell>
          <table:table-cell office:value-type="float" office:value="0.1914" calcext:value-type="float">
            <text:p>0.1914</text:p>
          </table:table-cell>
          <table:table-cell office:value-type="float" office:value="83.33" calcext:value-type="float">
            <text:p>83.33</text:p>
          </table:table-cell>
          <table:table-cell office:value-type="float" office:value="23.81" calcext:value-type="float">
            <text:p>23.81</text:p>
          </table:table-cell>
          <table:table-cell office:value-type="float" office:value="0" calcext:value-type="float">
            <text:p>0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2" calcext:value-type="float">
            <text:p>222</text:p>
          </table:table-cell>
          <table:table-cell table:formula="of:=[.B224]/[.$N$1]" office:value-type="float" office:value="0.245962532299742" calcext:value-type="float">
            <text:p>0.24596</text:p>
          </table:table-cell>
          <table:table-cell table:formula="of:=[.C224]/[.$N$1]" office:value-type="float" office:value="0.0000464631782945736" calcext:value-type="float">
            <text:p>0.00005</text:p>
          </table:table-cell>
          <table:table-cell table:formula="of:=[.D224]/[.$N$1]" office:value-type="float" office:value="0.0388081395348837" calcext:value-type="float">
            <text:p>0.03881</text:p>
          </table:table-cell>
          <table:table-cell table:formula="of:=[.E224]/[.$N$1]" office:value-type="float" office:value="0.0336886304909561" calcext:value-type="float">
            <text:p>0.03369</text:p>
          </table:table-cell>
          <table:table-cell table:formula="of:=[.F224]/[.$N$1]" office:value-type="float" office:value="0" calcext:value-type="float">
            <text:p>0.00000</text:p>
          </table:table-cell>
          <table:table-cell table:formula="of:=[.G224]/[.$N$1]" office:value-type="float" office:value="0.000309108527131783" calcext:value-type="float">
            <text:p>0.00031</text:p>
          </table:table-cell>
          <table:table-cell table:formula="of:=[.H224]/[.$N$1]" office:value-type="float" office:value="0.134576873385013" calcext:value-type="float">
            <text:p>0.13458</text:p>
          </table:table-cell>
          <table:table-cell table:formula="of:=[.I224]/[.$N$1]" office:value-type="float" office:value="0.038452842377261" calcext:value-type="float">
            <text:p>0.03845</text:p>
          </table:table-cell>
          <table:table-cell table:formula="of:=[.J224]/[.$N$1]" office:value-type="float" office:value="0" calcext:value-type="float">
            <text:p>0.00000</text:p>
          </table:table-cell>
          <table:table-cell table:formula="of:=SUM([.Q224:.W224])" office:value-type="float" office:value="0.245835594315245" calcext:value-type="float">
            <text:p>0.24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77" calcext:value-type="float">
            <text:p>0.028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3" calcext:value-type="float">
            <text:p>223</text:p>
          </table:table-cell>
          <table:table-cell office:value-type="float" office:value="149.1" calcext:value-type="float">
            <text:p>149.1</text:p>
          </table:table-cell>
          <table:table-cell office:value-type="float" office:value="0.0248" calcext:value-type="float">
            <text:p>0.0248</text:p>
          </table:table-cell>
          <table:table-cell office:value-type="float" office:value="23.48" calcext:value-type="float">
            <text:p>23.48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0.1826" calcext:value-type="float">
            <text:p>0.1826</text:p>
          </table:table-cell>
          <table:table-cell office:value-type="float" office:value="82.37" calcext:value-type="float">
            <text:p>82.37</text:p>
          </table:table-cell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3" calcext:value-type="float">
            <text:p>223</text:p>
          </table:table-cell>
          <table:table-cell table:formula="of:=[.B225]/[.$N$1]" office:value-type="float" office:value="0.240794573643411" calcext:value-type="float">
            <text:p>0.24079</text:p>
          </table:table-cell>
          <table:table-cell table:formula="of:=[.C225]/[.$N$1]" office:value-type="float" office:value="0.0000400516795865633" calcext:value-type="float">
            <text:p>0.00004</text:p>
          </table:table-cell>
          <table:table-cell table:formula="of:=[.D225]/[.$N$1]" office:value-type="float" office:value="0.0379198966408269" calcext:value-type="float">
            <text:p>0.03792</text:p>
          </table:table-cell>
          <table:table-cell table:formula="of:=[.E225]/[.$N$1]" office:value-type="float" office:value="0.0327842377260982" calcext:value-type="float">
            <text:p>0.03278</text:p>
          </table:table-cell>
          <table:table-cell table:formula="of:=[.F225]/[.$N$1]" office:value-type="float" office:value="0" calcext:value-type="float">
            <text:p>0.00000</text:p>
          </table:table-cell>
          <table:table-cell table:formula="of:=[.G225]/[.$N$1]" office:value-type="float" office:value="0.000294896640826873" calcext:value-type="float">
            <text:p>0.00029</text:p>
          </table:table-cell>
          <table:table-cell table:formula="of:=[.H225]/[.$N$1]" office:value-type="float" office:value="0.133026485788114" calcext:value-type="float">
            <text:p>0.13303</text:p>
          </table:table-cell>
          <table:table-cell table:formula="of:=[.I225]/[.$N$1]" office:value-type="float" office:value="0.0366925064599483" calcext:value-type="float">
            <text:p>0.03669</text:p>
          </table:table-cell>
          <table:table-cell table:formula="of:=[.J225]/[.$N$1]" office:value-type="float" office:value="0" calcext:value-type="float">
            <text:p>0.00000</text:p>
          </table:table-cell>
          <table:table-cell table:formula="of:=SUM([.Q225:.W225])" office:value-type="float" office:value="0.240718023255814" calcext:value-type="float">
            <text:p>0.24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8" calcext:value-type="float">
            <text:p>0.02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4" calcext:value-type="float">
            <text:p>224</text:p>
          </table:table-cell>
          <table:table-cell office:value-type="float" office:value="149.9" calcext:value-type="float">
            <text:p>149.9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23.79" calcext:value-type="float">
            <text:p>23.79</text:p>
          </table:table-cell>
          <table:table-cell office:value-type="float" office:value="21.85" calcext:value-type="float">
            <text:p>21.85</text:p>
          </table:table-cell>
          <table:table-cell office:value-type="float" office:value="0" calcext:value-type="float">
            <text:p>0</text:p>
          </table:table-cell>
          <table:table-cell office:value-type="float" office:value="0.1751" calcext:value-type="float">
            <text:p>0.1751</text:p>
          </table:table-cell>
          <table:table-cell office:value-type="float" office:value="80.89" calcext:value-type="float">
            <text:p>80.89</text:p>
          </table:table-cell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4" calcext:value-type="float">
            <text:p>224</text:p>
          </table:table-cell>
          <table:table-cell table:formula="of:=[.B226]/[.$N$1]" office:value-type="float" office:value="0.242086563307494" calcext:value-type="float">
            <text:p>0.24209</text:p>
          </table:table-cell>
          <table:table-cell table:formula="of:=[.C226]/[.$N$1]" office:value-type="float" office:value="0.0000427325581395349" calcext:value-type="float">
            <text:p>0.00004</text:p>
          </table:table-cell>
          <table:table-cell table:formula="of:=[.D226]/[.$N$1]" office:value-type="float" office:value="0.0384205426356589" calcext:value-type="float">
            <text:p>0.03842</text:p>
          </table:table-cell>
          <table:table-cell table:formula="of:=[.E226]/[.$N$1]" office:value-type="float" office:value="0.0352874677002584" calcext:value-type="float">
            <text:p>0.03529</text:p>
          </table:table-cell>
          <table:table-cell table:formula="of:=[.F226]/[.$N$1]" office:value-type="float" office:value="0" calcext:value-type="float">
            <text:p>0.00000</text:p>
          </table:table-cell>
          <table:table-cell table:formula="of:=[.G226]/[.$N$1]" office:value-type="float" office:value="0.000282784237726098" calcext:value-type="float">
            <text:p>0.00028</text:p>
          </table:table-cell>
          <table:table-cell table:formula="of:=[.H226]/[.$N$1]" office:value-type="float" office:value="0.130636304909561" calcext:value-type="float">
            <text:p>0.13064</text:p>
          </table:table-cell>
          <table:table-cell table:formula="of:=[.I226]/[.$N$1]" office:value-type="float" office:value="0.0373385012919897" calcext:value-type="float">
            <text:p>0.03734</text:p>
          </table:table-cell>
          <table:table-cell table:formula="of:=[.J226]/[.$N$1]" office:value-type="float" office:value="0" calcext:value-type="float">
            <text:p>0.00000</text:p>
          </table:table-cell>
          <table:table-cell table:formula="of:=SUM([.Q226:.W226])" office:value-type="float" office:value="0.241965600775194" calcext:value-type="float">
            <text:p>0.24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5" calcext:value-type="float">
            <text:p>225</text:p>
          </table:table-cell>
          <table:table-cell office:value-type="float" office:value="146.5" calcext:value-type="float">
            <text:p>146.5</text:p>
          </table:table-cell>
          <table:table-cell office:value-type="float" office:value="0.0279" calcext:value-type="float">
            <text:p>0.0279</text:p>
          </table:table-cell>
          <table:table-cell office:value-type="float" office:value="23.94" calcext:value-type="float">
            <text:p>23.94</text:p>
          </table:table-cell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0.1742" calcext:value-type="float">
            <text:p>0.1742</text:p>
          </table:table-cell>
          <table:table-cell office:value-type="float" office:value="79.6" calcext:value-type="float">
            <text:p>79.6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5" calcext:value-type="float">
            <text:p>225</text:p>
          </table:table-cell>
          <table:table-cell table:formula="of:=[.B227]/[.$N$1]" office:value-type="float" office:value="0.236595607235142" calcext:value-type="float">
            <text:p>0.23660</text:p>
          </table:table-cell>
          <table:table-cell table:formula="of:=[.C227]/[.$N$1]" office:value-type="float" office:value="0.0000450581395348837" calcext:value-type="float">
            <text:p>0.00005</text:p>
          </table:table-cell>
          <table:table-cell table:formula="of:=[.D227]/[.$N$1]" office:value-type="float" office:value="0.0386627906976744" calcext:value-type="float">
            <text:p>0.03866</text:p>
          </table:table-cell>
          <table:table-cell table:formula="of:=[.E227]/[.$N$1]" office:value-type="float" office:value="0.0341085271317829" calcext:value-type="float">
            <text:p>0.03411</text:p>
          </table:table-cell>
          <table:table-cell table:formula="of:=[.F227]/[.$N$1]" office:value-type="float" office:value="0" calcext:value-type="float">
            <text:p>0.00000</text:p>
          </table:table-cell>
          <table:table-cell table:formula="of:=[.G227]/[.$N$1]" office:value-type="float" office:value="0.000281330749354005" calcext:value-type="float">
            <text:p>0.00028</text:p>
          </table:table-cell>
          <table:table-cell table:formula="of:=[.H227]/[.$N$1]" office:value-type="float" office:value="0.128552971576227" calcext:value-type="float">
            <text:p>0.12855</text:p>
          </table:table-cell>
          <table:table-cell table:formula="of:=[.I227]/[.$N$1]" office:value-type="float" office:value="0.0349967700258398" calcext:value-type="float">
            <text:p>0.03500</text:p>
          </table:table-cell>
          <table:table-cell table:formula="of:=[.J227]/[.$N$1]" office:value-type="float" office:value="0" calcext:value-type="float">
            <text:p>0.00000</text:p>
          </table:table-cell>
          <table:table-cell table:formula="of:=SUM([.Q227:.W227])" office:value-type="float" office:value="0.236602390180879" calcext:value-type="float">
            <text:p>0.23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9" calcext:value-type="float">
            <text:p>0.02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6" calcext:value-type="float">
            <text:p>226</text:p>
          </table:table-cell>
          <table:table-cell office:value-type="float" office:value="146" calcext:value-type="float">
            <text:p>146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24.31" calcext:value-type="float">
            <text:p>24.31</text:p>
          </table:table-cell>
          <table:table-cell office:value-type="float" office:value="21.55" calcext:value-type="float">
            <text:p>21.55</text:p>
          </table:table-cell>
          <table:table-cell office:value-type="float" office:value="0" calcext:value-type="float">
            <text:p>0</text:p>
          </table:table-cell>
          <table:table-cell office:value-type="float" office:value="0.1692" calcext:value-type="float">
            <text:p>0.1692</text:p>
          </table:table-cell>
          <table:table-cell office:value-type="float" office:value="78.15" calcext:value-type="float">
            <text:p>78.15</text:p>
          </table:table-cell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6" calcext:value-type="float">
            <text:p>226</text:p>
          </table:table-cell>
          <table:table-cell table:formula="of:=[.B228]/[.$N$1]" office:value-type="float" office:value="0.23578811369509" calcext:value-type="float">
            <text:p>0.23579</text:p>
          </table:table-cell>
          <table:table-cell table:formula="of:=[.C228]/[.$N$1]" office:value-type="float" office:value="0.0000538921188630491" calcext:value-type="float">
            <text:p>0.00005</text:p>
          </table:table-cell>
          <table:table-cell table:formula="of:=[.D228]/[.$N$1]" office:value-type="float" office:value="0.0392603359173127" calcext:value-type="float">
            <text:p>0.03926</text:p>
          </table:table-cell>
          <table:table-cell table:formula="of:=[.E228]/[.$N$1]" office:value-type="float" office:value="0.0348029715762274" calcext:value-type="float">
            <text:p>0.03480</text:p>
          </table:table-cell>
          <table:table-cell table:formula="of:=[.F228]/[.$N$1]" office:value-type="float" office:value="0" calcext:value-type="float">
            <text:p>0.00000</text:p>
          </table:table-cell>
          <table:table-cell table:formula="of:=[.G228]/[.$N$1]" office:value-type="float" office:value="0.000273255813953488" calcext:value-type="float">
            <text:p>0.00027</text:p>
          </table:table-cell>
          <table:table-cell table:formula="of:=[.H228]/[.$N$1]" office:value-type="float" office:value="0.126211240310078" calcext:value-type="float">
            <text:p>0.12621</text:p>
          </table:table-cell>
          <table:table-cell table:formula="of:=[.I228]/[.$N$1]" office:value-type="float" office:value="0.0351421188630491" calcext:value-type="float">
            <text:p>0.03514</text:p>
          </table:table-cell>
          <table:table-cell table:formula="of:=[.J228]/[.$N$1]" office:value-type="float" office:value="0" calcext:value-type="float">
            <text:p>0.00000</text:p>
          </table:table-cell>
          <table:table-cell table:formula="of:=SUM([.Q228:.W228])" office:value-type="float" office:value="0.23568992248062" calcext:value-type="float">
            <text:p>0.23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37" calcext:value-type="float">
            <text:p>0.033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7" calcext:value-type="float">
            <text:p>227</text:p>
          </table:table-cell>
          <table:table-cell office:value-type="float" office:value="144.2" calcext:value-type="float">
            <text:p>144.2</text:p>
          </table:table-cell>
          <table:table-cell office:value-type="float" office:value="0.02786" calcext:value-type="float">
            <text:p>0.02786</text:p>
          </table:table-cell>
          <table:table-cell office:value-type="float" office:value="24.8" calcext:value-type="float">
            <text:p>24.8</text:p>
          </table:table-cell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0.1651" calcext:value-type="float">
            <text:p>0.1651</text:p>
          </table:table-cell>
          <table:table-cell office:value-type="float" office:value="76.5" calcext:value-type="float">
            <text:p>76.5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0.02786" calcext:value-type="float">
            <text:p>0.0278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7" calcext:value-type="float">
            <text:p>227</text:p>
          </table:table-cell>
          <table:table-cell table:formula="of:=[.B229]/[.$N$1]" office:value-type="float" office:value="0.232881136950904" calcext:value-type="float">
            <text:p>0.23288</text:p>
          </table:table-cell>
          <table:table-cell table:formula="of:=[.C229]/[.$N$1]" office:value-type="float" office:value="0.0000449935400516796" calcext:value-type="float">
            <text:p>0.00004</text:p>
          </table:table-cell>
          <table:table-cell table:formula="of:=[.D229]/[.$N$1]" office:value-type="float" office:value="0.0400516795865633" calcext:value-type="float">
            <text:p>0.04005</text:p>
          </table:table-cell>
          <table:table-cell table:formula="of:=[.E229]/[.$N$1]" office:value-type="float" office:value="0.0348191214470284" calcext:value-type="float">
            <text:p>0.03482</text:p>
          </table:table-cell>
          <table:table-cell table:formula="of:=[.F229]/[.$N$1]" office:value-type="float" office:value="0" calcext:value-type="float">
            <text:p>0.00000</text:p>
          </table:table-cell>
          <table:table-cell table:formula="of:=[.G229]/[.$N$1]" office:value-type="float" office:value="0.000266634366925065" calcext:value-type="float">
            <text:p>0.00027</text:p>
          </table:table-cell>
          <table:table-cell table:formula="of:=[.H229]/[.$N$1]" office:value-type="float" office:value="0.123546511627907" calcext:value-type="float">
            <text:p>0.12355</text:p>
          </table:table-cell>
          <table:table-cell table:formula="of:=[.I229]/[.$N$1]" office:value-type="float" office:value="0.0341731266149871" calcext:value-type="float">
            <text:p>0.03417</text:p>
          </table:table-cell>
          <table:table-cell table:formula="of:=[.J229]/[.$N$1]" office:value-type="float" office:value="0" calcext:value-type="float">
            <text:p>0.00000</text:p>
          </table:table-cell>
          <table:table-cell table:formula="of:=SUM([.Q229:.W229])" office:value-type="float" office:value="0.232857073643411" calcext:value-type="float">
            <text:p>0.23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86" calcext:value-type="float">
            <text:p>0.027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8" calcext:value-type="float">
            <text:p>228</text:p>
          </table:table-cell>
          <table:table-cell office:value-type="float" office:value="145.5" calcext:value-type="float">
            <text:p>145.5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25.71" calcext:value-type="float">
            <text:p>25.71</text:p>
          </table:table-cell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75.92" calcext:value-type="float">
            <text:p>75.92</text:p>
          </table:table-cell>
          <table:table-cell office:value-type="float" office:value="22.07" calcext:value-type="float">
            <text:p>22.07</text:p>
          </table:table-cell>
          <table:table-cell office:value-type="float" office:value="0" calcext:value-type="float">
            <text:p>0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8" calcext:value-type="float">
            <text:p>228</text:p>
          </table:table-cell>
          <table:table-cell table:formula="of:=[.B230]/[.$N$1]" office:value-type="float" office:value="0.234980620155039" calcext:value-type="float">
            <text:p>0.23498</text:p>
          </table:table-cell>
          <table:table-cell table:formula="of:=[.C230]/[.$N$1]" office:value-type="float" office:value="0.0000528262273901809" calcext:value-type="float">
            <text:p>0.00005</text:p>
          </table:table-cell>
          <table:table-cell table:formula="of:=[.D230]/[.$N$1]" office:value-type="float" office:value="0.0415213178294574" calcext:value-type="float">
            <text:p>0.04152</text:p>
          </table:table-cell>
          <table:table-cell table:formula="of:=[.E230]/[.$N$1]" office:value-type="float" office:value="0.0348514211886305" calcext:value-type="float">
            <text:p>0.03485</text:p>
          </table:table-cell>
          <table:table-cell table:formula="of:=[.F230]/[.$N$1]" office:value-type="float" office:value="0" calcext:value-type="float">
            <text:p>0.00000</text:p>
          </table:table-cell>
          <table:table-cell table:formula="of:=[.G230]/[.$N$1]" office:value-type="float" office:value="0.000264857881136951" calcext:value-type="float">
            <text:p>0.00026</text:p>
          </table:table-cell>
          <table:table-cell table:formula="of:=[.H230]/[.$N$1]" office:value-type="float" office:value="0.122609819121447" calcext:value-type="float">
            <text:p>0.12261</text:p>
          </table:table-cell>
          <table:table-cell table:formula="of:=[.I230]/[.$N$1]" office:value-type="float" office:value="0.0356427648578811" calcext:value-type="float">
            <text:p>0.03564</text:p>
          </table:table-cell>
          <table:table-cell table:formula="of:=[.J230]/[.$N$1]" office:value-type="float" office:value="0" calcext:value-type="float">
            <text:p>0.00000</text:p>
          </table:table-cell>
          <table:table-cell table:formula="of:=SUM([.Q230:.W230])" office:value-type="float" office:value="0.234890180878553" calcext:value-type="float">
            <text:p>0.23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29" calcext:value-type="float">
            <text:p>229</text:p>
          </table:table-cell>
          <table:table-cell office:value-type="float" office:value="143.3" calcext:value-type="float">
            <text:p>143.3</text:p>
          </table:table-cell>
          <table:table-cell office:value-type="float" office:value="0.03752" calcext:value-type="float">
            <text:p>0.03752</text:p>
          </table:table-cell>
          <table:table-cell office:value-type="float" office:value="24.48" calcext:value-type="float">
            <text:p>24.48</text:p>
          </table:table-cell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  <table:table-cell office:value-type="float" office:value="0.1551" calcext:value-type="float">
            <text:p>0.1551</text:p>
          </table:table-cell>
          <table:table-cell office:value-type="float" office:value="75.87" calcext:value-type="float">
            <text:p>75.87</text:p>
          </table:table-cell>
          <table:table-cell office:value-type="float" office:value="21.39" calcext:value-type="float">
            <text:p>21.39</text:p>
          </table:table-cell>
          <table:table-cell office:value-type="float" office:value="0" calcext:value-type="float">
            <text:p>0</text:p>
          </table:table-cell>
          <table:table-cell office:value-type="float" office:value="0.03752" calcext:value-type="float">
            <text:p>0.037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29" calcext:value-type="float">
            <text:p>229</text:p>
          </table:table-cell>
          <table:table-cell table:formula="of:=[.B231]/[.$N$1]" office:value-type="float" office:value="0.231427648578811" calcext:value-type="float">
            <text:p>0.23143</text:p>
          </table:table-cell>
          <table:table-cell table:formula="of:=[.C231]/[.$N$1]" office:value-type="float" office:value="0.000060594315245478" calcext:value-type="float">
            <text:p>0.00006</text:p>
          </table:table-cell>
          <table:table-cell table:formula="of:=[.D231]/[.$N$1]" office:value-type="float" office:value="0.0395348837209302" calcext:value-type="float">
            <text:p>0.03953</text:p>
          </table:table-cell>
          <table:table-cell table:formula="of:=[.E231]/[.$N$1]" office:value-type="float" office:value="0.0345284237726098" calcext:value-type="float">
            <text:p>0.03453</text:p>
          </table:table-cell>
          <table:table-cell table:formula="of:=[.F231]/[.$N$1]" office:value-type="float" office:value="0" calcext:value-type="float">
            <text:p>0.00000</text:p>
          </table:table-cell>
          <table:table-cell table:formula="of:=[.G231]/[.$N$1]" office:value-type="float" office:value="0.000250484496124031" calcext:value-type="float">
            <text:p>0.00025</text:p>
          </table:table-cell>
          <table:table-cell table:formula="of:=[.H231]/[.$N$1]" office:value-type="float" office:value="0.122529069767442" calcext:value-type="float">
            <text:p>0.12253</text:p>
          </table:table-cell>
          <table:table-cell table:formula="of:=[.I231]/[.$N$1]" office:value-type="float" office:value="0.0345445736434109" calcext:value-type="float">
            <text:p>0.03454</text:p>
          </table:table-cell>
          <table:table-cell table:formula="of:=[.J231]/[.$N$1]" office:value-type="float" office:value="0" calcext:value-type="float">
            <text:p>0.00000</text:p>
          </table:table-cell>
          <table:table-cell table:formula="of:=SUM([.Q231:.W231])" office:value-type="float" office:value="0.231387435400517" calcext:value-type="float">
            <text:p>0.23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52" calcext:value-type="float">
            <text:p>0.037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0" calcext:value-type="float">
            <text:p>230</text:p>
          </table:table-cell>
          <table:table-cell office:value-type="float" office:value="140.5" calcext:value-type="float">
            <text:p>140.5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25.53" calcext:value-type="float">
            <text:p>25.53</text:p>
          </table:table-cell>
          <table:table-cell office:value-type="float" office:value="21.69" calcext:value-type="float">
            <text:p>21.69</text:p>
          </table:table-cell>
          <table:table-cell office:value-type="float" office:value="0" calcext:value-type="float">
            <text:p>0</text:p>
          </table:table-cell>
          <table:table-cell office:value-type="float" office:value="0.1546" calcext:value-type="float">
            <text:p>0.1546</text:p>
          </table:table-cell>
          <table:table-cell office:value-type="float" office:value="72.57" calcext:value-type="float">
            <text:p>72.57</text:p>
          </table:table-cell>
          <table:table-cell office:value-type="float" office:value="20.54" calcext:value-type="float">
            <text:p>20.54</text:p>
          </table:table-cell>
          <table:table-cell office:value-type="float" office:value="0" calcext:value-type="float">
            <text:p>0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0" calcext:value-type="float">
            <text:p>230</text:p>
          </table:table-cell>
          <table:table-cell table:formula="of:=[.B232]/[.$N$1]" office:value-type="float" office:value="0.226905684754522" calcext:value-type="float">
            <text:p>0.22691</text:p>
          </table:table-cell>
          <table:table-cell table:formula="of:=[.C232]/[.$N$1]" office:value-type="float" office:value="0.0000603036175710594" calcext:value-type="float">
            <text:p>0.00006</text:p>
          </table:table-cell>
          <table:table-cell table:formula="of:=[.D232]/[.$N$1]" office:value-type="float" office:value="0.0412306201550388" calcext:value-type="float">
            <text:p>0.04123</text:p>
          </table:table-cell>
          <table:table-cell table:formula="of:=[.E232]/[.$N$1]" office:value-type="float" office:value="0.0350290697674419" calcext:value-type="float">
            <text:p>0.03503</text:p>
          </table:table-cell>
          <table:table-cell table:formula="of:=[.F232]/[.$N$1]" office:value-type="float" office:value="0" calcext:value-type="float">
            <text:p>0.00000</text:p>
          </table:table-cell>
          <table:table-cell table:formula="of:=[.G232]/[.$N$1]" office:value-type="float" office:value="0.000249677002583979" calcext:value-type="float">
            <text:p>0.00025</text:p>
          </table:table-cell>
          <table:table-cell table:formula="of:=[.H232]/[.$N$1]" office:value-type="float" office:value="0.117199612403101" calcext:value-type="float">
            <text:p>0.11720</text:p>
          </table:table-cell>
          <table:table-cell table:formula="of:=[.I232]/[.$N$1]" office:value-type="float" office:value="0.033171834625323" calcext:value-type="float">
            <text:p>0.03317</text:p>
          </table:table-cell>
          <table:table-cell table:formula="of:=[.J232]/[.$N$1]" office:value-type="float" office:value="0" calcext:value-type="float">
            <text:p>0.00000</text:p>
          </table:table-cell>
          <table:table-cell table:formula="of:=SUM([.Q232:.W232])" office:value-type="float" office:value="0.226880813953488" calcext:value-type="float">
            <text:p>0.22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34" calcext:value-type="float">
            <text:p>0.03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1" calcext:value-type="float">
            <text:p>231</text:p>
          </table:table-cell>
          <table:table-cell office:value-type="float" office:value="141.8" calcext:value-type="float">
            <text:p>141.8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26.02" calcext:value-type="float">
            <text:p>26.02</text:p>
          </table:table-cell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.1428" calcext:value-type="float">
            <text:p>0.1428</text:p>
          </table:table-cell>
          <table:table-cell office:value-type="float" office:value="72.81" calcext:value-type="float">
            <text:p>72.81</text:p>
          </table:table-cell>
          <table:table-cell office:value-type="float" office:value="19.73" calcext:value-type="float">
            <text:p>19.73</text:p>
          </table:table-cell>
          <table:table-cell office:value-type="float" office:value="0" calcext:value-type="float">
            <text:p>0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1" calcext:value-type="float">
            <text:p>231</text:p>
          </table:table-cell>
          <table:table-cell table:formula="of:=[.B233]/[.$N$1]" office:value-type="float" office:value="0.229005167958656" calcext:value-type="float">
            <text:p>0.22901</text:p>
          </table:table-cell>
          <table:table-cell table:formula="of:=[.C233]/[.$N$1]" office:value-type="float" office:value="0.0000759205426356589" calcext:value-type="float">
            <text:p>0.00008</text:p>
          </table:table-cell>
          <table:table-cell table:formula="of:=[.D233]/[.$N$1]" office:value-type="float" office:value="0.0420219638242894" calcext:value-type="float">
            <text:p>0.04202</text:p>
          </table:table-cell>
          <table:table-cell table:formula="of:=[.E233]/[.$N$1]" office:value-type="float" office:value="0.0373062015503876" calcext:value-type="float">
            <text:p>0.03731</text:p>
          </table:table-cell>
          <table:table-cell table:formula="of:=[.F233]/[.$N$1]" office:value-type="float" office:value="0" calcext:value-type="float">
            <text:p>0.00000</text:p>
          </table:table-cell>
          <table:table-cell table:formula="of:=[.G233]/[.$N$1]" office:value-type="float" office:value="0.00023062015503876" calcext:value-type="float">
            <text:p>0.00023</text:p>
          </table:table-cell>
          <table:table-cell table:formula="of:=[.H233]/[.$N$1]" office:value-type="float" office:value="0.117587209302326" calcext:value-type="float">
            <text:p>0.11759</text:p>
          </table:table-cell>
          <table:table-cell table:formula="of:=[.I233]/[.$N$1]" office:value-type="float" office:value="0.0318636950904393" calcext:value-type="float">
            <text:p>0.03186</text:p>
          </table:table-cell>
          <table:table-cell table:formula="of:=[.J233]/[.$N$1]" office:value-type="float" office:value="0" calcext:value-type="float">
            <text:p>0.00000</text:p>
          </table:table-cell>
          <table:table-cell table:formula="of:=SUM([.Q233:.W233])" office:value-type="float" office:value="0.229009689922481" calcext:value-type="float">
            <text:p>0.22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2" calcext:value-type="float">
            <text:p>232</text:p>
          </table:table-cell>
          <table:table-cell office:value-type="float" office:value="140.7" calcext:value-type="float">
            <text:p>140.7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26.33" calcext:value-type="float">
            <text:p>26.33</text:p>
          </table:table-cell>
          <table:table-cell office:value-type="float" office:value="22.38" calcext:value-type="float">
            <text:p>22.38</text:p>
          </table:table-cell>
          <table:table-cell office:value-type="float" office:value="0" calcext:value-type="float">
            <text:p>0</text:p>
          </table:table-cell>
          <table:table-cell office:value-type="float" office:value="0.1477" calcext:value-type="float">
            <text:p>0.1477</text:p>
          </table:table-cell>
          <table:table-cell office:value-type="float" office:value="71.87" calcext:value-type="float">
            <text:p>71.87</text:p>
          </table:table-cell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2" calcext:value-type="float">
            <text:p>232</text:p>
          </table:table-cell>
          <table:table-cell table:formula="of:=[.B234]/[.$N$1]" office:value-type="float" office:value="0.227228682170543" calcext:value-type="float">
            <text:p>0.22723</text:p>
          </table:table-cell>
          <table:table-cell table:formula="of:=[.C234]/[.$N$1]" office:value-type="float" office:value="0.0000743217054263566" calcext:value-type="float">
            <text:p>0.00007</text:p>
          </table:table-cell>
          <table:table-cell table:formula="of:=[.D234]/[.$N$1]" office:value-type="float" office:value="0.0425226098191214" calcext:value-type="float">
            <text:p>0.04252</text:p>
          </table:table-cell>
          <table:table-cell table:formula="of:=[.E234]/[.$N$1]" office:value-type="float" office:value="0.0361434108527132" calcext:value-type="float">
            <text:p>0.03614</text:p>
          </table:table-cell>
          <table:table-cell table:formula="of:=[.F234]/[.$N$1]" office:value-type="float" office:value="0" calcext:value-type="float">
            <text:p>0.00000</text:p>
          </table:table-cell>
          <table:table-cell table:formula="of:=[.G234]/[.$N$1]" office:value-type="float" office:value="0.000238533591731266" calcext:value-type="float">
            <text:p>0.00024</text:p>
          </table:table-cell>
          <table:table-cell table:formula="of:=[.H234]/[.$N$1]" office:value-type="float" office:value="0.116069121447028" calcext:value-type="float">
            <text:p>0.11607</text:p>
          </table:table-cell>
          <table:table-cell table:formula="of:=[.I234]/[.$N$1]" office:value-type="float" office:value="0.0321705426356589" calcext:value-type="float">
            <text:p>0.03217</text:p>
          </table:table-cell>
          <table:table-cell table:formula="of:=[.J234]/[.$N$1]" office:value-type="float" office:value="0" calcext:value-type="float">
            <text:p>0.00000</text:p>
          </table:table-cell>
          <table:table-cell table:formula="of:=SUM([.Q234:.W234])" office:value-type="float" office:value="0.227144218346253" calcext:value-type="float">
            <text:p>0.22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3" calcext:value-type="float">
            <text:p>233</text:p>
          </table:table-cell>
          <table:table-cell office:value-type="float" office:value="139.7" calcext:value-type="float">
            <text:p>139.7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26.69" calcext:value-type="float">
            <text:p>26.69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  <table:table-cell office:value-type="float" office:value="0.1363" calcext:value-type="float">
            <text:p>0.1363</text:p>
          </table:table-cell>
          <table:table-cell office:value-type="float" office:value="70.35" calcext:value-type="float">
            <text:p>70.35</text:p>
          </table:table-cell>
          <table:table-cell office:value-type="float" office:value="19.61" calcext:value-type="float">
            <text:p>19.61</text:p>
          </table:table-cell>
          <table:table-cell office:value-type="float" office:value="0" calcext:value-type="float">
            <text:p>0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3" calcext:value-type="float">
            <text:p>233</text:p>
          </table:table-cell>
          <table:table-cell table:formula="of:=[.B235]/[.$N$1]" office:value-type="float" office:value="0.225613695090439" calcext:value-type="float">
            <text:p>0.22561</text:p>
          </table:table-cell>
          <table:table-cell table:formula="of:=[.C235]/[.$N$1]" office:value-type="float" office:value="0.0000796673126614987" calcext:value-type="float">
            <text:p>0.00008</text:p>
          </table:table-cell>
          <table:table-cell table:formula="of:=[.D235]/[.$N$1]" office:value-type="float" office:value="0.0431040051679587" calcext:value-type="float">
            <text:p>0.04310</text:p>
          </table:table-cell>
          <table:table-cell table:formula="of:=[.E235]/[.$N$1]" office:value-type="float" office:value="0.0369024547803618" calcext:value-type="float">
            <text:p>0.03690</text:p>
          </table:table-cell>
          <table:table-cell table:formula="of:=[.F235]/[.$N$1]" office:value-type="float" office:value="0" calcext:value-type="float">
            <text:p>0.00000</text:p>
          </table:table-cell>
          <table:table-cell table:formula="of:=[.G235]/[.$N$1]" office:value-type="float" office:value="0.000220122739018088" calcext:value-type="float">
            <text:p>0.00022</text:p>
          </table:table-cell>
          <table:table-cell table:formula="of:=[.H235]/[.$N$1]" office:value-type="float" office:value="0.113614341085271" calcext:value-type="float">
            <text:p>0.11361</text:p>
          </table:table-cell>
          <table:table-cell table:formula="of:=[.I235]/[.$N$1]" office:value-type="float" office:value="0.0316698966408269" calcext:value-type="float">
            <text:p>0.03167</text:p>
          </table:table-cell>
          <table:table-cell table:formula="of:=[.J235]/[.$N$1]" office:value-type="float" office:value="0" calcext:value-type="float">
            <text:p>0.00000</text:p>
          </table:table-cell>
          <table:table-cell table:formula="of:=SUM([.Q235:.W235])" office:value-type="float" office:value="0.225510820413437" calcext:value-type="float">
            <text:p>0.22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4" calcext:value-type="float">
            <text:p>234</text:p>
          </table:table-cell>
          <table:table-cell office:value-type="float" office:value="137.8" calcext:value-type="float">
            <text:p>137.8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26.7" calcext:value-type="float">
            <text:p>26.7</text:p>
          </table:table-cell>
          <table:table-cell office:value-type="float" office:value="23.37" calcext:value-type="float">
            <text:p>23.37</text:p>
          </table:table-cell>
          <table:table-cell office:value-type="float" office:value="0" calcext:value-type="float">
            <text:p>0</text:p>
          </table:table-cell>
          <table:table-cell office:value-type="float" office:value="0.1382" calcext:value-type="float">
            <text:p>0.1382</text:p>
          </table:table-cell>
          <table:table-cell office:value-type="float" office:value="68.57" calcext:value-type="float">
            <text:p>68.57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4" calcext:value-type="float">
            <text:p>234</text:p>
          </table:table-cell>
          <table:table-cell table:formula="of:=[.B236]/[.$N$1]" office:value-type="float" office:value="0.222545219638243" calcext:value-type="float">
            <text:p>0.22255</text:p>
          </table:table-cell>
          <table:table-cell table:formula="of:=[.C236]/[.$N$1]" office:value-type="float" office:value="0.0000938468992248062" calcext:value-type="float">
            <text:p>0.00009</text:p>
          </table:table-cell>
          <table:table-cell table:formula="of:=[.D236]/[.$N$1]" office:value-type="float" office:value="0.0431201550387597" calcext:value-type="float">
            <text:p>0.04312</text:p>
          </table:table-cell>
          <table:table-cell table:formula="of:=[.E236]/[.$N$1]" office:value-type="float" office:value="0.0377422480620155" calcext:value-type="float">
            <text:p>0.03774</text:p>
          </table:table-cell>
          <table:table-cell table:formula="of:=[.F236]/[.$N$1]" office:value-type="float" office:value="0" calcext:value-type="float">
            <text:p>0.00000</text:p>
          </table:table-cell>
          <table:table-cell table:formula="of:=[.G236]/[.$N$1]" office:value-type="float" office:value="0.000223191214470284" calcext:value-type="float">
            <text:p>0.00022</text:p>
          </table:table-cell>
          <table:table-cell table:formula="of:=[.H236]/[.$N$1]" office:value-type="float" office:value="0.110739664082687" calcext:value-type="float">
            <text:p>0.11074</text:p>
          </table:table-cell>
          <table:table-cell table:formula="of:=[.I236]/[.$N$1]" office:value-type="float" office:value="0.0306363049095607" calcext:value-type="float">
            <text:p>0.03064</text:p>
          </table:table-cell>
          <table:table-cell table:formula="of:=[.J236]/[.$N$1]" office:value-type="float" office:value="0" calcext:value-type="float">
            <text:p>0.00000</text:p>
          </table:table-cell>
          <table:table-cell table:formula="of:=SUM([.Q236:.W236])" office:value-type="float" office:value="0.222461563307494" calcext:value-type="float">
            <text:p>0.22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5" calcext:value-type="float">
            <text:p>235</text:p>
          </table:table-cell>
          <table:table-cell office:value-type="float" office:value="138.1" calcext:value-type="float">
            <text:p>138.1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26.67" calcext:value-type="float">
            <text:p>26.67</text:p>
          </table:table-cell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  <table:table-cell office:value-type="float" office:value="0.1385" calcext:value-type="float">
            <text:p>0.1385</text:p>
          </table:table-cell>
          <table:table-cell office:value-type="float" office:value="68.99" calcext:value-type="float">
            <text:p>68.99</text:p>
          </table:table-cell>
          <table:table-cell office:value-type="float" office:value="18.83" calcext:value-type="float">
            <text:p>18.83</text:p>
          </table:table-cell>
          <table:table-cell office:value-type="float" office:value="0" calcext:value-type="float">
            <text:p>0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5" calcext:value-type="float">
            <text:p>235</text:p>
          </table:table-cell>
          <table:table-cell table:formula="of:=[.B237]/[.$N$1]" office:value-type="float" office:value="0.223029715762274" calcext:value-type="float">
            <text:p>0.22303</text:p>
          </table:table-cell>
          <table:table-cell table:formula="of:=[.C237]/[.$N$1]" office:value-type="float" office:value="0.000104618863049096" calcext:value-type="float">
            <text:p>0.00010</text:p>
          </table:table-cell>
          <table:table-cell table:formula="of:=[.D237]/[.$N$1]" office:value-type="float" office:value="0.0430717054263566" calcext:value-type="float">
            <text:p>0.04307</text:p>
          </table:table-cell>
          <table:table-cell table:formula="of:=[.E237]/[.$N$1]" office:value-type="float" office:value="0.0378552971576227" calcext:value-type="float">
            <text:p>0.03786</text:p>
          </table:table-cell>
          <table:table-cell table:formula="of:=[.F237]/[.$N$1]" office:value-type="float" office:value="0" calcext:value-type="float">
            <text:p>0.00000</text:p>
          </table:table-cell>
          <table:table-cell table:formula="of:=[.G237]/[.$N$1]" office:value-type="float" office:value="0.000223675710594315" calcext:value-type="float">
            <text:p>0.00022</text:p>
          </table:table-cell>
          <table:table-cell table:formula="of:=[.H237]/[.$N$1]" office:value-type="float" office:value="0.111417958656331" calcext:value-type="float">
            <text:p>0.11142</text:p>
          </table:table-cell>
          <table:table-cell table:formula="of:=[.I237]/[.$N$1]" office:value-type="float" office:value="0.0304102067183463" calcext:value-type="float">
            <text:p>0.03041</text:p>
          </table:table-cell>
          <table:table-cell table:formula="of:=[.J237]/[.$N$1]" office:value-type="float" office:value="0" calcext:value-type="float">
            <text:p>0.00000</text:p>
          </table:table-cell>
          <table:table-cell table:formula="of:=SUM([.Q237:.W237])" office:value-type="float" office:value="0.222978843669251" calcext:value-type="float">
            <text:p>0.22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6" calcext:value-type="float">
            <text:p>236</text:p>
          </table:table-cell>
          <table:table-cell office:value-type="float" office:value="136.9" calcext:value-type="float">
            <text:p>136.9</text:p>
          </table:table-cell>
          <table:table-cell office:value-type="float" office:value="0.07096" calcext:value-type="float">
            <text:p>0.07096</text:p>
          </table:table-cell>
          <table:table-cell office:value-type="float" office:value="27.88" calcext:value-type="float">
            <text:p>27.88</text:p>
          </table:table-cell>
          <table:table-cell office:value-type="float" office:value="23.21" calcext:value-type="float">
            <text:p>23.21</text:p>
          </table:table-cell>
          <table:table-cell office:value-type="float" office:value="0" calcext:value-type="float">
            <text:p>0</text:p>
          </table:table-cell>
          <table:table-cell office:value-type="float" office:value="0.1359" calcext:value-type="float">
            <text:p>0.1359</text:p>
          </table:table-cell>
          <table:table-cell office:value-type="float" office:value="67.02" calcext:value-type="float">
            <text:p>67.02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0.07096" calcext:value-type="float">
            <text:p>0.0709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6" calcext:value-type="float">
            <text:p>236</text:p>
          </table:table-cell>
          <table:table-cell table:formula="of:=[.B238]/[.$N$1]" office:value-type="float" office:value="0.22109173126615" calcext:value-type="float">
            <text:p>0.22109</text:p>
          </table:table-cell>
          <table:table-cell table:formula="of:=[.C238]/[.$N$1]" office:value-type="float" office:value="0.000114599483204134" calcext:value-type="float">
            <text:p>0.00011</text:p>
          </table:table-cell>
          <table:table-cell table:formula="of:=[.D238]/[.$N$1]" office:value-type="float" office:value="0.0450258397932817" calcext:value-type="float">
            <text:p>0.04503</text:p>
          </table:table-cell>
          <table:table-cell table:formula="of:=[.E238]/[.$N$1]" office:value-type="float" office:value="0.037483850129199" calcext:value-type="float">
            <text:p>0.03748</text:p>
          </table:table-cell>
          <table:table-cell table:formula="of:=[.F238]/[.$N$1]" office:value-type="float" office:value="0" calcext:value-type="float">
            <text:p>0.00000</text:p>
          </table:table-cell>
          <table:table-cell table:formula="of:=[.G238]/[.$N$1]" office:value-type="float" office:value="0.000219476744186047" calcext:value-type="float">
            <text:p>0.00022</text:p>
          </table:table-cell>
          <table:table-cell table:formula="of:=[.H238]/[.$N$1]" office:value-type="float" office:value="0.108236434108527" calcext:value-type="float">
            <text:p>0.10824</text:p>
          </table:table-cell>
          <table:table-cell table:formula="of:=[.I238]/[.$N$1]" office:value-type="float" office:value="0.0300387596899225" calcext:value-type="float">
            <text:p>0.03004</text:p>
          </table:table-cell>
          <table:table-cell table:formula="of:=[.J238]/[.$N$1]" office:value-type="float" office:value="0" calcext:value-type="float">
            <text:p>0.00000</text:p>
          </table:table-cell>
          <table:table-cell table:formula="of:=SUM([.Q238:.W238])" office:value-type="float" office:value="0.221004360465116" calcext:value-type="float">
            <text:p>0.22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96" calcext:value-type="float">
            <text:p>0.070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7" calcext:value-type="float">
            <text:p>237</text:p>
          </table:table-cell>
          <table:table-cell office:value-type="float" office:value="135.6" calcext:value-type="float">
            <text:p>135.6</text:p>
          </table:table-cell>
          <table:table-cell office:value-type="float" office:value="0.07" calcext:value-type="float">
            <text:p>0.07</text:p>
          </table:table-cell>
          <table:table-cell office:value-type="float" office:value="27.73" calcext:value-type="float">
            <text:p>27.73</text:p>
          </table:table-cell>
          <table:table-cell office:value-type="float" office:value="23.74" calcext:value-type="float">
            <text:p>23.74</text:p>
          </table:table-cell>
          <table:table-cell office:value-type="float" office:value="0" calcext:value-type="float">
            <text:p>0</text:p>
          </table:table-cell>
          <table:table-cell office:value-type="float" office:value="0.1159" calcext:value-type="float">
            <text:p>0.1159</text:p>
          </table:table-cell>
          <table:table-cell office:value-type="float" office:value="65.45" calcext:value-type="float">
            <text:p>65.45</text:p>
          </table:table-cell>
          <table:table-cell office:value-type="float" office:value="18.51" calcext:value-type="float">
            <text:p>18.5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7" calcext:value-type="float">
            <text:p>237</text:p>
          </table:table-cell>
          <table:table-cell table:formula="of:=[.B239]/[.$N$1]" office:value-type="float" office:value="0.218992248062015" calcext:value-type="float">
            <text:p>0.21899</text:p>
          </table:table-cell>
          <table:table-cell table:formula="of:=[.C239]/[.$N$1]" office:value-type="float" office:value="0.000113049095607235" calcext:value-type="float">
            <text:p>0.00011</text:p>
          </table:table-cell>
          <table:table-cell table:formula="of:=[.D239]/[.$N$1]" office:value-type="float" office:value="0.0447835917312662" calcext:value-type="float">
            <text:p>0.04478</text:p>
          </table:table-cell>
          <table:table-cell table:formula="of:=[.E239]/[.$N$1]" office:value-type="float" office:value="0.0383397932816537" calcext:value-type="float">
            <text:p>0.03834</text:p>
          </table:table-cell>
          <table:table-cell table:formula="of:=[.F239]/[.$N$1]" office:value-type="float" office:value="0" calcext:value-type="float">
            <text:p>0.00000</text:p>
          </table:table-cell>
          <table:table-cell table:formula="of:=[.G239]/[.$N$1]" office:value-type="float" office:value="0.000187177002583979" calcext:value-type="float">
            <text:p>0.00019</text:p>
          </table:table-cell>
          <table:table-cell table:formula="of:=[.H239]/[.$N$1]" office:value-type="float" office:value="0.105700904392765" calcext:value-type="float">
            <text:p>0.10570</text:p>
          </table:table-cell>
          <table:table-cell table:formula="of:=[.I239]/[.$N$1]" office:value-type="float" office:value="0.0298934108527132" calcext:value-type="float">
            <text:p>0.02989</text:p>
          </table:table-cell>
          <table:table-cell table:formula="of:=[.J239]/[.$N$1]" office:value-type="float" office:value="0" calcext:value-type="float">
            <text:p>0.00000</text:p>
          </table:table-cell>
          <table:table-cell table:formula="of:=SUM([.Q239:.W239])" office:value-type="float" office:value="0.218904877260982" calcext:value-type="float">
            <text:p>0.21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8" calcext:value-type="float">
            <text:p>238</text:p>
          </table:table-cell>
          <table:table-cell office:value-type="float" office:value="136.7" calcext:value-type="float">
            <text:p>136.7</text:p>
          </table:table-cell>
          <table:table-cell office:value-type="float" office:value="0.08679" calcext:value-type="float">
            <text:p>0.08679</text:p>
          </table:table-cell>
          <table:table-cell office:value-type="float" office:value="28.14" calcext:value-type="float">
            <text:p>28.14</text:p>
          </table:table-cell>
          <table:table-cell office:value-type="float" office:value="24.63" calcext:value-type="float">
            <text:p>24.63</text:p>
          </table:table-cell>
          <table:table-cell office:value-type="float" office:value="0" calcext:value-type="float">
            <text:p>0</text:p>
          </table:table-cell>
          <table:table-cell office:value-type="float" office:value="0.1133" calcext:value-type="float">
            <text:p>0.1133</text:p>
          </table:table-cell>
          <table:table-cell office:value-type="float" office:value="65.38" calcext:value-type="float">
            <text:p>65.38</text:p>
          </table:table-cell>
          <table:table-cell office:value-type="float" office:value="18.31" calcext:value-type="float">
            <text:p>18.31</text:p>
          </table:table-cell>
          <table:table-cell office:value-type="float" office:value="0" calcext:value-type="float">
            <text:p>0</text:p>
          </table:table-cell>
          <table:table-cell office:value-type="float" office:value="0.08679" calcext:value-type="float">
            <text:p>0.086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8" calcext:value-type="float">
            <text:p>238</text:p>
          </table:table-cell>
          <table:table-cell table:formula="of:=[.B240]/[.$N$1]" office:value-type="float" office:value="0.220768733850129" calcext:value-type="float">
            <text:p>0.22077</text:p>
          </table:table-cell>
          <table:table-cell table:formula="of:=[.C240]/[.$N$1]" office:value-type="float" office:value="0.000140164728682171" calcext:value-type="float">
            <text:p>0.00014</text:p>
          </table:table-cell>
          <table:table-cell table:formula="of:=[.D240]/[.$N$1]" office:value-type="float" office:value="0.0454457364341085" calcext:value-type="float">
            <text:p>0.04545</text:p>
          </table:table-cell>
          <table:table-cell table:formula="of:=[.E240]/[.$N$1]" office:value-type="float" office:value="0.0397771317829457" calcext:value-type="float">
            <text:p>0.03978</text:p>
          </table:table-cell>
          <table:table-cell table:formula="of:=[.F240]/[.$N$1]" office:value-type="float" office:value="0" calcext:value-type="float">
            <text:p>0.00000</text:p>
          </table:table-cell>
          <table:table-cell table:formula="of:=[.G240]/[.$N$1]" office:value-type="float" office:value="0.000182978036175711" calcext:value-type="float">
            <text:p>0.00018</text:p>
          </table:table-cell>
          <table:table-cell table:formula="of:=[.H240]/[.$N$1]" office:value-type="float" office:value="0.105587855297158" calcext:value-type="float">
            <text:p>0.10559</text:p>
          </table:table-cell>
          <table:table-cell table:formula="of:=[.I240]/[.$N$1]" office:value-type="float" office:value="0.0295704134366925" calcext:value-type="float">
            <text:p>0.02957</text:p>
          </table:table-cell>
          <table:table-cell table:formula="of:=[.J240]/[.$N$1]" office:value-type="float" office:value="0" calcext:value-type="float">
            <text:p>0.00000</text:p>
          </table:table-cell>
          <table:table-cell table:formula="of:=SUM([.Q240:.W240])" office:value-type="float" office:value="0.22056411498708" calcext:value-type="float">
            <text:p>0.22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79" calcext:value-type="float">
            <text:p>0.08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39" calcext:value-type="float">
            <text:p>239</text:p>
          </table:table-cell>
          <table:table-cell office:value-type="float" office:value="134.5" calcext:value-type="float">
            <text:p>134.5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28.25" calcext:value-type="float">
            <text:p>28.25</text:p>
          </table:table-cell>
          <table:table-cell office:value-type="float" office:value="24.45" calcext:value-type="float">
            <text:p>24.45</text:p>
          </table:table-cell>
          <table:table-cell office:value-type="float" office:value="0" calcext:value-type="float">
            <text:p>0</text:p>
          </table:table-cell>
          <table:table-cell office:value-type="float" office:value="0.1205" calcext:value-type="float">
            <text:p>0.1205</text:p>
          </table:table-cell>
          <table:table-cell office:value-type="float" office:value="63.73" calcext:value-type="float">
            <text:p>63.73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39" calcext:value-type="float">
            <text:p>239</text:p>
          </table:table-cell>
          <table:table-cell table:formula="of:=[.B241]/[.$N$1]" office:value-type="float" office:value="0.217215762273902" calcext:value-type="float">
            <text:p>0.21722</text:p>
          </table:table-cell>
          <table:table-cell table:formula="of:=[.C241]/[.$N$1]" office:value-type="float" office:value="0.000142377260981912" calcext:value-type="float">
            <text:p>0.00014</text:p>
          </table:table-cell>
          <table:table-cell table:formula="of:=[.D241]/[.$N$1]" office:value-type="float" office:value="0.0456233850129199" calcext:value-type="float">
            <text:p>0.04562</text:p>
          </table:table-cell>
          <table:table-cell table:formula="of:=[.E241]/[.$N$1]" office:value-type="float" office:value="0.0394864341085271" calcext:value-type="float">
            <text:p>0.03949</text:p>
          </table:table-cell>
          <table:table-cell table:formula="of:=[.F241]/[.$N$1]" office:value-type="float" office:value="0" calcext:value-type="float">
            <text:p>0.00000</text:p>
          </table:table-cell>
          <table:table-cell table:formula="of:=[.G241]/[.$N$1]" office:value-type="float" office:value="0.000194605943152455" calcext:value-type="float">
            <text:p>0.00019</text:p>
          </table:table-cell>
          <table:table-cell table:formula="of:=[.H241]/[.$N$1]" office:value-type="float" office:value="0.102923126614987" calcext:value-type="float">
            <text:p>0.10292</text:p>
          </table:table-cell>
          <table:table-cell table:formula="of:=[.I241]/[.$N$1]" office:value-type="float" office:value="0.0289082687338501" calcext:value-type="float">
            <text:p>0.02891</text:p>
          </table:table-cell>
          <table:table-cell table:formula="of:=[.J241]/[.$N$1]" office:value-type="float" office:value="0" calcext:value-type="float">
            <text:p>0.00000</text:p>
          </table:table-cell>
          <table:table-cell table:formula="of:=SUM([.Q241:.W241])" office:value-type="float" office:value="0.217135820413437" calcext:value-type="float">
            <text:p>0.21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0" calcext:value-type="float">
            <text:p>240</text:p>
          </table:table-cell>
          <table:table-cell office:value-type="float" office:value="135.1" calcext:value-type="float">
            <text:p>135.1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28.87" calcext:value-type="float">
            <text:p>28.87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63.66" calcext:value-type="float">
            <text:p>63.66</text:p>
          </table:table-cell>
          <table:table-cell office:value-type="float" office:value="17.59" calcext:value-type="float">
            <text:p>17.59</text:p>
          </table:table-cell>
          <table:table-cell office:value-type="float" office:value="0" calcext:value-type="float">
            <text:p>0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0" calcext:value-type="float">
            <text:p>240</text:p>
          </table:table-cell>
          <table:table-cell table:formula="of:=[.B242]/[.$N$1]" office:value-type="float" office:value="0.218184754521964" calcext:value-type="float">
            <text:p>0.21818</text:p>
          </table:table-cell>
          <table:table-cell table:formula="of:=[.C242]/[.$N$1]" office:value-type="float" office:value="0.000145203488372093" calcext:value-type="float">
            <text:p>0.00015</text:p>
          </table:table-cell>
          <table:table-cell table:formula="of:=[.D242]/[.$N$1]" office:value-type="float" office:value="0.046624677002584" calcext:value-type="float">
            <text:p>0.04662</text:p>
          </table:table-cell>
          <table:table-cell table:formula="of:=[.E242]/[.$N$1]" office:value-type="float" office:value="0.0400032299741602" calcext:value-type="float">
            <text:p>0.04000</text:p>
          </table:table-cell>
          <table:table-cell table:formula="of:=[.F242]/[.$N$1]" office:value-type="float" office:value="0" calcext:value-type="float">
            <text:p>0.00000</text:p>
          </table:table-cell>
          <table:table-cell table:formula="of:=[.G242]/[.$N$1]" office:value-type="float" office:value="0.000190568475452196" calcext:value-type="float">
            <text:p>0.00019</text:p>
          </table:table-cell>
          <table:table-cell table:formula="of:=[.H242]/[.$N$1]" office:value-type="float" office:value="0.10281007751938" calcext:value-type="float">
            <text:p>0.10281</text:p>
          </table:table-cell>
          <table:table-cell table:formula="of:=[.I242]/[.$N$1]" office:value-type="float" office:value="0.0284076227390181" calcext:value-type="float">
            <text:p>0.02841</text:p>
          </table:table-cell>
          <table:table-cell table:formula="of:=[.J242]/[.$N$1]" office:value-type="float" office:value="0" calcext:value-type="float">
            <text:p>0.00000</text:p>
          </table:table-cell>
          <table:table-cell table:formula="of:=SUM([.Q242:.W242])" office:value-type="float" office:value="0.218036175710594" calcext:value-type="float">
            <text:p>0.218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91" calcext:value-type="float">
            <text:p>0.089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1" calcext:value-type="float">
            <text:p>241</text:p>
          </table:table-cell>
          <table:table-cell office:value-type="float" office:value="134.6" calcext:value-type="float">
            <text:p>134.6</text:p>
          </table:table-cell>
          <table:table-cell office:value-type="float" office:value="0.102" calcext:value-type="float">
            <text:p>0.102</text:p>
          </table:table-cell>
          <table:table-cell office:value-type="float" office:value="29.77" calcext:value-type="float">
            <text:p>29.77</text:p>
          </table:table-cell>
          <table:table-cell office:value-type="float" office:value="24.82" calcext:value-type="float">
            <text:p>24.82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62.24" calcext:value-type="float">
            <text:p>62.24</text:p>
          </table:table-cell>
          <table:table-cell office:value-type="float" office:value="17.55" calcext:value-type="float">
            <text:p>17.55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1" calcext:value-type="float">
            <text:p>241</text:p>
          </table:table-cell>
          <table:table-cell table:formula="of:=[.B243]/[.$N$1]" office:value-type="float" office:value="0.217377260981912" calcext:value-type="float">
            <text:p>0.21738</text:p>
          </table:table-cell>
          <table:table-cell table:formula="of:=[.C243]/[.$N$1]" office:value-type="float" office:value="0.000164728682170543" calcext:value-type="float">
            <text:p>0.00016</text:p>
          </table:table-cell>
          <table:table-cell table:formula="of:=[.D243]/[.$N$1]" office:value-type="float" office:value="0.048078165374677" calcext:value-type="float">
            <text:p>0.04808</text:p>
          </table:table-cell>
          <table:table-cell table:formula="of:=[.E243]/[.$N$1]" office:value-type="float" office:value="0.0400839793281654" calcext:value-type="float">
            <text:p>0.04008</text:p>
          </table:table-cell>
          <table:table-cell table:formula="of:=[.F243]/[.$N$1]" office:value-type="float" office:value="0" calcext:value-type="float">
            <text:p>0.00000</text:p>
          </table:table-cell>
          <table:table-cell table:formula="of:=[.G243]/[.$N$1]" office:value-type="float" office:value="0.000176033591731266" calcext:value-type="float">
            <text:p>0.00018</text:p>
          </table:table-cell>
          <table:table-cell table:formula="of:=[.H243]/[.$N$1]" office:value-type="float" office:value="0.100516795865633" calcext:value-type="float">
            <text:p>0.10052</text:p>
          </table:table-cell>
          <table:table-cell table:formula="of:=[.I243]/[.$N$1]" office:value-type="float" office:value="0.028343023255814" calcext:value-type="float">
            <text:p>0.02834</text:p>
          </table:table-cell>
          <table:table-cell table:formula="of:=[.J243]/[.$N$1]" office:value-type="float" office:value="0" calcext:value-type="float">
            <text:p>0.00000</text:p>
          </table:table-cell>
          <table:table-cell table:formula="of:=SUM([.Q243:.W243])" office:value-type="float" office:value="0.217197997416021" calcext:value-type="float">
            <text:p>0.21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2" calcext:value-type="float">
            <text:p>242</text:p>
          </table:table-cell>
          <table:table-cell office:value-type="float" office:value="134.4" calcext:value-type="float">
            <text:p>134.4</text:p>
          </table:table-cell>
          <table:table-cell office:value-type="float" office:value="0.1167" calcext:value-type="float">
            <text:p>0.1167</text:p>
          </table:table-cell>
          <table:table-cell office:value-type="float" office:value="29.7" calcext:value-type="float">
            <text:p>29.7</text:p>
          </table:table-cell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float" office:value="0.1136" calcext:value-type="float">
            <text:p>0.1136</text:p>
          </table:table-cell>
          <table:table-cell office:value-type="float" office:value="62.08" calcext:value-type="float">
            <text:p>62.08</text:p>
          </table:table-cell>
          <table:table-cell office:value-type="float" office:value="17.11" calcext:value-type="float">
            <text:p>17.11</text:p>
          </table:table-cell>
          <table:table-cell office:value-type="float" office:value="0" calcext:value-type="float">
            <text:p>0</text:p>
          </table:table-cell>
          <table:table-cell office:value-type="float" office:value="0.1167" calcext:value-type="float">
            <text:p>0.116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2" calcext:value-type="float">
            <text:p>242</text:p>
          </table:table-cell>
          <table:table-cell table:formula="of:=[.B244]/[.$N$1]" office:value-type="float" office:value="0.217054263565891" calcext:value-type="float">
            <text:p>0.21705</text:p>
          </table:table-cell>
          <table:table-cell table:formula="of:=[.C244]/[.$N$1]" office:value-type="float" office:value="0.000188468992248062" calcext:value-type="float">
            <text:p>0.00019</text:p>
          </table:table-cell>
          <table:table-cell table:formula="of:=[.D244]/[.$N$1]" office:value-type="float" office:value="0.0479651162790698" calcext:value-type="float">
            <text:p>0.04797</text:p>
          </table:table-cell>
          <table:table-cell table:formula="of:=[.E244]/[.$N$1]" office:value-type="float" office:value="0.040859173126615" calcext:value-type="float">
            <text:p>0.04086</text:p>
          </table:table-cell>
          <table:table-cell table:formula="of:=[.F244]/[.$N$1]" office:value-type="float" office:value="0" calcext:value-type="float">
            <text:p>0.00000</text:p>
          </table:table-cell>
          <table:table-cell table:formula="of:=[.G244]/[.$N$1]" office:value-type="float" office:value="0.000183462532299742" calcext:value-type="float">
            <text:p>0.00018</text:p>
          </table:table-cell>
          <table:table-cell table:formula="of:=[.H244]/[.$N$1]" office:value-type="float" office:value="0.100258397932817" calcext:value-type="float">
            <text:p>0.10026</text:p>
          </table:table-cell>
          <table:table-cell table:formula="of:=[.I244]/[.$N$1]" office:value-type="float" office:value="0.0276324289405685" calcext:value-type="float">
            <text:p>0.02763</text:p>
          </table:table-cell>
          <table:table-cell table:formula="of:=[.J244]/[.$N$1]" office:value-type="float" office:value="0" calcext:value-type="float">
            <text:p>0.00000</text:p>
          </table:table-cell>
          <table:table-cell table:formula="of:=SUM([.Q244:.W244])" office:value-type="float" office:value="0.21689857881137" calcext:value-type="float">
            <text:p>0.21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7" calcext:value-type="float">
            <text:p>0.11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3" calcext:value-type="float">
            <text:p>243</text:p>
          </table:table-cell>
          <table:table-cell office:value-type="float" office:value="133.5" calcext:value-type="float">
            <text:p>133.5</text:p>
          </table:table-cell>
          <table:table-cell office:value-type="float" office:value="0.119" calcext:value-type="float">
            <text:p>0.119</text:p>
          </table:table-cell>
          <table:table-cell office:value-type="float" office:value="30.5" calcext:value-type="float">
            <text:p>30.5</text:p>
          </table:table-cell>
          <table:table-cell office:value-type="float" office:value="25.26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0.1084" calcext:value-type="float">
            <text:p>0.1084</text:p>
          </table:table-cell>
          <table:table-cell office:value-type="float" office:value="60.67" calcext:value-type="float">
            <text:p>60.67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3" calcext:value-type="float">
            <text:p>243</text:p>
          </table:table-cell>
          <table:table-cell table:formula="of:=[.B245]/[.$N$1]" office:value-type="float" office:value="0.215600775193798" calcext:value-type="float">
            <text:p>0.21560</text:p>
          </table:table-cell>
          <table:table-cell table:formula="of:=[.C245]/[.$N$1]" office:value-type="float" office:value="0.0001921834625323" calcext:value-type="float">
            <text:p>0.00019</text:p>
          </table:table-cell>
          <table:table-cell table:formula="of:=[.D245]/[.$N$1]" office:value-type="float" office:value="0.0492571059431525" calcext:value-type="float">
            <text:p>0.04926</text:p>
          </table:table-cell>
          <table:table-cell table:formula="of:=[.E245]/[.$N$1]" office:value-type="float" office:value="0.0407945736434109" calcext:value-type="float">
            <text:p>0.04079</text:p>
          </table:table-cell>
          <table:table-cell table:formula="of:=[.F245]/[.$N$1]" office:value-type="float" office:value="0" calcext:value-type="float">
            <text:p>0.00000</text:p>
          </table:table-cell>
          <table:table-cell table:formula="of:=[.G245]/[.$N$1]" office:value-type="float" office:value="0.000175064599483204" calcext:value-type="float">
            <text:p>0.00018</text:p>
          </table:table-cell>
          <table:table-cell table:formula="of:=[.H245]/[.$N$1]" office:value-type="float" office:value="0.0979812661498708" calcext:value-type="float">
            <text:p>0.09798</text:p>
          </table:table-cell>
          <table:table-cell table:formula="of:=[.I245]/[.$N$1]" office:value-type="float" office:value="0.0272286821705426" calcext:value-type="float">
            <text:p>0.02723</text:p>
          </table:table-cell>
          <table:table-cell table:formula="of:=[.J245]/[.$N$1]" office:value-type="float" office:value="0" calcext:value-type="float">
            <text:p>0.00000</text:p>
          </table:table-cell>
          <table:table-cell table:formula="of:=SUM([.Q245:.W245])" office:value-type="float" office:value="0.21543669250646" calcext:value-type="float">
            <text:p>0.21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4" calcext:value-type="float">
            <text:p>244</text:p>
          </table:table-cell>
          <table:table-cell office:value-type="float" office:value="131.6" calcext:value-type="float">
            <text:p>131.6</text:p>
          </table:table-cell>
          <table:table-cell office:value-type="float" office:value="0.1206" calcext:value-type="float">
            <text:p>0.1206</text:p>
          </table:table-cell>
          <table:table-cell office:value-type="float" office:value="30.76" calcext:value-type="float">
            <text:p>30.76</text:p>
          </table:table-cell>
          <table:table-cell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0.1007" calcext:value-type="float">
            <text:p>0.1007</text:p>
          </table:table-cell>
          <table:table-cell office:value-type="float" office:value="59.08" calcext:value-type="float">
            <text:p>59.08</text:p>
          </table:table-cell>
          <table:table-cell office:value-type="float" office:value="16.53" calcext:value-type="float">
            <text:p>16.53</text:p>
          </table:table-cell>
          <table:table-cell office:value-type="float" office:value="0" calcext:value-type="float">
            <text:p>0</text:p>
          </table:table-cell>
          <table:table-cell office:value-type="float" office:value="0.1206" calcext:value-type="float">
            <text:p>0.120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4" calcext:value-type="float">
            <text:p>244</text:p>
          </table:table-cell>
          <table:table-cell table:formula="of:=[.B246]/[.$N$1]" office:value-type="float" office:value="0.212532299741602" calcext:value-type="float">
            <text:p>0.21253</text:p>
          </table:table-cell>
          <table:table-cell table:formula="of:=[.C246]/[.$N$1]" office:value-type="float" office:value="0.000194767441860465" calcext:value-type="float">
            <text:p>0.00019</text:p>
          </table:table-cell>
          <table:table-cell table:formula="of:=[.D246]/[.$N$1]" office:value-type="float" office:value="0.0496770025839793" calcext:value-type="float">
            <text:p>0.04968</text:p>
          </table:table-cell>
          <table:table-cell table:formula="of:=[.E246]/[.$N$1]" office:value-type="float" office:value="0.040406976744186" calcext:value-type="float">
            <text:p>0.04041</text:p>
          </table:table-cell>
          <table:table-cell table:formula="of:=[.F246]/[.$N$1]" office:value-type="float" office:value="0" calcext:value-type="float">
            <text:p>0.00000</text:p>
          </table:table-cell>
          <table:table-cell table:formula="of:=[.G246]/[.$N$1]" office:value-type="float" office:value="0.000162629198966408" calcext:value-type="float">
            <text:p>0.00016</text:p>
          </table:table-cell>
          <table:table-cell table:formula="of:=[.H246]/[.$N$1]" office:value-type="float" office:value="0.0954134366925065" calcext:value-type="float">
            <text:p>0.09541</text:p>
          </table:table-cell>
          <table:table-cell table:formula="of:=[.I246]/[.$N$1]" office:value-type="float" office:value="0.0266957364341085" calcext:value-type="float">
            <text:p>0.02670</text:p>
          </table:table-cell>
          <table:table-cell table:formula="of:=[.J246]/[.$N$1]" office:value-type="float" office:value="0" calcext:value-type="float">
            <text:p>0.00000</text:p>
          </table:table-cell>
          <table:table-cell table:formula="of:=SUM([.Q246:.W246])" office:value-type="float" office:value="0.212355781653747" calcext:value-type="float">
            <text:p>0.21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6" calcext:value-type="float">
            <text:p>0.12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5" calcext:value-type="float">
            <text:p>245</text:p>
          </table:table-cell>
          <table:table-cell office:value-type="float" office:value="130.6" calcext:value-type="float">
            <text:p>130.6</text:p>
          </table:table-cell>
          <table:table-cell office:value-type="float" office:value="0.1255" calcext:value-type="float">
            <text:p>0.1255</text:p>
          </table:table-cell>
          <table:table-cell office:value-type="float" office:value="31.02" calcext:value-type="float">
            <text:p>31.02</text:p>
          </table:table-cell>
          <table:table-cell office:value-type="float" office:value="24.77" calcext:value-type="float">
            <text:p>24.77</text:p>
          </table:table-cell>
          <table:table-cell office:value-type="float" office:value="0" calcext:value-type="float">
            <text:p>0</text:p>
          </table:table-cell>
          <table:table-cell office:value-type="float" office:value="0.09725" calcext:value-type="float">
            <text:p>0.09725</text:p>
          </table:table-cell>
          <table:table-cell office:value-type="float" office:value="58.25" calcext:value-type="float">
            <text:p>58.25</text:p>
          </table:table-cell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0.1255" calcext:value-type="float">
            <text:p>0.12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5" calcext:value-type="float">
            <text:p>245</text:p>
          </table:table-cell>
          <table:table-cell table:formula="of:=[.B247]/[.$N$1]" office:value-type="float" office:value="0.210917312661499" calcext:value-type="float">
            <text:p>0.21092</text:p>
          </table:table-cell>
          <table:table-cell table:formula="of:=[.C247]/[.$N$1]" office:value-type="float" office:value="0.000202680878552972" calcext:value-type="float">
            <text:p>0.00020</text:p>
          </table:table-cell>
          <table:table-cell table:formula="of:=[.D247]/[.$N$1]" office:value-type="float" office:value="0.0500968992248062" calcext:value-type="float">
            <text:p>0.05010</text:p>
          </table:table-cell>
          <table:table-cell table:formula="of:=[.E247]/[.$N$1]" office:value-type="float" office:value="0.0400032299741602" calcext:value-type="float">
            <text:p>0.04000</text:p>
          </table:table-cell>
          <table:table-cell table:formula="of:=[.F247]/[.$N$1]" office:value-type="float" office:value="0" calcext:value-type="float">
            <text:p>0.00000</text:p>
          </table:table-cell>
          <table:table-cell table:formula="of:=[.G247]/[.$N$1]" office:value-type="float" office:value="0.000157057493540052" calcext:value-type="float">
            <text:p>0.00016</text:p>
          </table:table-cell>
          <table:table-cell table:formula="of:=[.H247]/[.$N$1]" office:value-type="float" office:value="0.0940729974160207" calcext:value-type="float">
            <text:p>0.09407</text:p>
          </table:table-cell>
          <table:table-cell table:formula="of:=[.I247]/[.$N$1]" office:value-type="float" office:value="0.0263888888888889" calcext:value-type="float">
            <text:p>0.02639</text:p>
          </table:table-cell>
          <table:table-cell table:formula="of:=[.J247]/[.$N$1]" office:value-type="float" office:value="0" calcext:value-type="float">
            <text:p>0.00000</text:p>
          </table:table-cell>
          <table:table-cell table:formula="of:=SUM([.Q247:.W247])" office:value-type="float" office:value="0.210719072997416" calcext:value-type="float">
            <text:p>0.21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5" calcext:value-type="float">
            <text:p>0.1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6" calcext:value-type="float">
            <text:p>246</text:p>
          </table:table-cell>
          <table:table-cell office:value-type="float" office:value="132" calcext:value-type="float">
            <text:p>132</text:p>
          </table:table-cell>
          <table:table-cell office:value-type="float" office:value="0.1214" calcext:value-type="float">
            <text:p>0.1214</text:p>
          </table:table-cell>
          <table:table-cell office:value-type="float" office:value="31.11" calcext:value-type="float">
            <text:p>31.11</text:p>
          </table:table-cell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  <table:table-cell office:value-type="float" office:value="0.1061" calcext:value-type="float">
            <text:p>0.1061</text:p>
          </table:table-cell>
          <table:table-cell office:value-type="float" office:value="58.89" calcext:value-type="float">
            <text:p>58.89</text:p>
          </table:table-cell>
          <table:table-cell office:value-type="float" office:value="16.37" calcext:value-type="float">
            <text:p>16.37</text:p>
          </table:table-cell>
          <table:table-cell office:value-type="float" office:value="0" calcext:value-type="float">
            <text:p>0</text:p>
          </table:table-cell>
          <table:table-cell office:value-type="float" office:value="0.1214" calcext:value-type="float">
            <text:p>0.12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6" calcext:value-type="float">
            <text:p>246</text:p>
          </table:table-cell>
          <table:table-cell table:formula="of:=[.B248]/[.$N$1]" office:value-type="float" office:value="0.213178294573643" calcext:value-type="float">
            <text:p>0.21318</text:p>
          </table:table-cell>
          <table:table-cell table:formula="of:=[.C248]/[.$N$1]" office:value-type="float" office:value="0.000196059431524548" calcext:value-type="float">
            <text:p>0.00020</text:p>
          </table:table-cell>
          <table:table-cell table:formula="of:=[.D248]/[.$N$1]" office:value-type="float" office:value="0.0502422480620155" calcext:value-type="float">
            <text:p>0.05024</text:p>
          </table:table-cell>
          <table:table-cell table:formula="of:=[.E248]/[.$N$1]" office:value-type="float" office:value="0.0409560723514212" calcext:value-type="float">
            <text:p>0.04096</text:p>
          </table:table-cell>
          <table:table-cell table:formula="of:=[.F248]/[.$N$1]" office:value-type="float" office:value="0" calcext:value-type="float">
            <text:p>0.00000</text:p>
          </table:table-cell>
          <table:table-cell table:formula="of:=[.G248]/[.$N$1]" office:value-type="float" office:value="0.000171350129198966" calcext:value-type="float">
            <text:p>0.00017</text:p>
          </table:table-cell>
          <table:table-cell table:formula="of:=[.H248]/[.$N$1]" office:value-type="float" office:value="0.0951065891472868" calcext:value-type="float">
            <text:p>0.09511</text:p>
          </table:table-cell>
          <table:table-cell table:formula="of:=[.I248]/[.$N$1]" office:value-type="float" office:value="0.026437338501292" calcext:value-type="float">
            <text:p>0.02644</text:p>
          </table:table-cell>
          <table:table-cell table:formula="of:=[.J248]/[.$N$1]" office:value-type="float" office:value="0" calcext:value-type="float">
            <text:p>0.00000</text:p>
          </table:table-cell>
          <table:table-cell table:formula="of:=SUM([.Q248:.W248])" office:value-type="float" office:value="0.212913598191214" calcext:value-type="float">
            <text:p>0.21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4" calcext:value-type="float">
            <text:p>0.12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7" calcext:value-type="float">
            <text:p>247</text:p>
          </table:table-cell>
          <table:table-cell office:value-type="float" office:value="132.7" calcext:value-type="float">
            <text:p>132.7</text:p>
          </table:table-cell>
          <table:table-cell office:value-type="float" office:value="0.1238" calcext:value-type="float">
            <text:p>0.1238</text:p>
          </table:table-cell>
          <table:table-cell office:value-type="float" office:value="31.87" calcext:value-type="float">
            <text:p>31.87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58" calcext:value-type="float">
            <text:p>58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0.1238" calcext:value-type="float">
            <text:p>0.123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7" calcext:value-type="float">
            <text:p>247</text:p>
          </table:table-cell>
          <table:table-cell table:formula="of:=[.B249]/[.$N$1]" office:value-type="float" office:value="0.214308785529716" calcext:value-type="float">
            <text:p>0.21431</text:p>
          </table:table-cell>
          <table:table-cell table:formula="of:=[.C249]/[.$N$1]" office:value-type="float" office:value="0.000199935400516796" calcext:value-type="float">
            <text:p>0.00020</text:p>
          </table:table-cell>
          <table:table-cell table:formula="of:=[.D249]/[.$N$1]" office:value-type="float" office:value="0.0514696382428941" calcext:value-type="float">
            <text:p>0.05147</text:p>
          </table:table-cell>
          <table:table-cell table:formula="of:=[.E249]/[.$N$1]" office:value-type="float" office:value="0.0426356589147287" calcext:value-type="float">
            <text:p>0.04264</text:p>
          </table:table-cell>
          <table:table-cell table:formula="of:=[.F249]/[.$N$1]" office:value-type="float" office:value="0" calcext:value-type="float">
            <text:p>0.00000</text:p>
          </table:table-cell>
          <table:table-cell table:formula="of:=[.G249]/[.$N$1]" office:value-type="float" office:value="0.000161159560723514" calcext:value-type="float">
            <text:p>0.00016</text:p>
          </table:table-cell>
          <table:table-cell table:formula="of:=[.H249]/[.$N$1]" office:value-type="float" office:value="0.0936692506459948" calcext:value-type="float">
            <text:p>0.09367</text:p>
          </table:table-cell>
          <table:table-cell table:formula="of:=[.I249]/[.$N$1]" office:value-type="float" office:value="0.0262112403100775" calcext:value-type="float">
            <text:p>0.02621</text:p>
          </table:table-cell>
          <table:table-cell table:formula="of:=[.J249]/[.$N$1]" office:value-type="float" office:value="0" calcext:value-type="float">
            <text:p>0.00000</text:p>
          </table:table-cell>
          <table:table-cell table:formula="of:=SUM([.Q249:.W249])" office:value-type="float" office:value="0.214146947674419" calcext:value-type="float">
            <text:p>0.21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8" calcext:value-type="float">
            <text:p>0.12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8" calcext:value-type="float">
            <text:p>248</text:p>
          </table:table-cell>
          <table:table-cell office:value-type="float" office:value="130.9" calcext:value-type="float">
            <text:p>130.9</text:p>
          </table:table-cell>
          <table:table-cell office:value-type="float" office:value="0.1296" calcext:value-type="float">
            <text:p>0.1296</text:p>
          </table:table-cell>
          <table:table-cell office:value-type="float" office:value="30.99" calcext:value-type="float">
            <text:p>30.99</text:p>
          </table:table-cell>
          <table:table-cell office:value-type="float" office:value="26.61" calcext:value-type="float">
            <text:p>26.61</text:p>
          </table:table-cell>
          <table:table-cell office:value-type="float" office:value="0" calcext:value-type="float">
            <text:p>0</text:p>
          </table:table-cell>
          <table:table-cell office:value-type="float" office:value="0.09633" calcext:value-type="float">
            <text:p>0.09633</text:p>
          </table:table-cell>
          <table:table-cell office:value-type="float" office:value="57.07" calcext:value-type="float">
            <text:p>57.07</text:p>
          </table:table-cell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office:value-type="float" office:value="0.1296" calcext:value-type="float">
            <text:p>0.129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8" calcext:value-type="float">
            <text:p>248</text:p>
          </table:table-cell>
          <table:table-cell table:formula="of:=[.B250]/[.$N$1]" office:value-type="float" office:value="0.21140180878553" calcext:value-type="float">
            <text:p>0.21140</text:p>
          </table:table-cell>
          <table:table-cell table:formula="of:=[.C250]/[.$N$1]" office:value-type="float" office:value="0.000209302325581395" calcext:value-type="float">
            <text:p>0.00021</text:p>
          </table:table-cell>
          <table:table-cell table:formula="of:=[.D250]/[.$N$1]" office:value-type="float" office:value="0.0500484496124031" calcext:value-type="float">
            <text:p>0.05005</text:p>
          </table:table-cell>
          <table:table-cell table:formula="of:=[.E250]/[.$N$1]" office:value-type="float" office:value="0.0429748062015504" calcext:value-type="float">
            <text:p>0.04297</text:p>
          </table:table-cell>
          <table:table-cell table:formula="of:=[.F250]/[.$N$1]" office:value-type="float" office:value="0" calcext:value-type="float">
            <text:p>0.00000</text:p>
          </table:table-cell>
          <table:table-cell table:formula="of:=[.G250]/[.$N$1]" office:value-type="float" office:value="0.000155571705426357" calcext:value-type="float">
            <text:p>0.00016</text:p>
          </table:table-cell>
          <table:table-cell table:formula="of:=[.H250]/[.$N$1]" office:value-type="float" office:value="0.0921673126614987" calcext:value-type="float">
            <text:p>0.09217</text:p>
          </table:table-cell>
          <table:table-cell table:formula="of:=[.I250]/[.$N$1]" office:value-type="float" office:value="0.0258236434108527" calcext:value-type="float">
            <text:p>0.02582</text:p>
          </table:table-cell>
          <table:table-cell table:formula="of:=[.J250]/[.$N$1]" office:value-type="float" office:value="0" calcext:value-type="float">
            <text:p>0.00000</text:p>
          </table:table-cell>
          <table:table-cell table:formula="of:=SUM([.Q250:.W250])" office:value-type="float" office:value="0.211169783591731" calcext:value-type="float">
            <text:p>0.21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6" calcext:value-type="float">
            <text:p>0.12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49" calcext:value-type="float">
            <text:p>249</text:p>
          </table:table-cell>
          <table:table-cell office:value-type="float" office:value="128.9" calcext:value-type="float">
            <text:p>128.9</text:p>
          </table:table-cell>
          <table:table-cell office:value-type="float" office:value="0.1293" calcext:value-type="float">
            <text:p>0.1293</text:p>
          </table:table-cell>
          <table:table-cell office:value-type="float" office:value="31.66" calcext:value-type="float">
            <text:p>31.66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float" office:value="0.09262" calcext:value-type="float">
            <text:p>0.09262</text:p>
          </table:table-cell>
          <table:table-cell office:value-type="float" office:value="55.24" calcext:value-type="float">
            <text:p>55.24</text:p>
          </table:table-cell>
          <table:table-cell office:value-type="float" office:value="15.83" calcext:value-type="float">
            <text:p>15.83</text:p>
          </table:table-cell>
          <table:table-cell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49" calcext:value-type="float">
            <text:p>249</text:p>
          </table:table-cell>
          <table:table-cell table:formula="of:=[.B251]/[.$N$1]" office:value-type="float" office:value="0.208171834625323" calcext:value-type="float">
            <text:p>0.20817</text:p>
          </table:table-cell>
          <table:table-cell table:formula="of:=[.C251]/[.$N$1]" office:value-type="float" office:value="0.000208817829457364" calcext:value-type="float">
            <text:p>0.00021</text:p>
          </table:table-cell>
          <table:table-cell table:formula="of:=[.D251]/[.$N$1]" office:value-type="float" office:value="0.0511304909560724" calcext:value-type="float">
            <text:p>0.05113</text:p>
          </table:table-cell>
          <table:table-cell table:formula="of:=[.E251]/[.$N$1]" office:value-type="float" office:value="0.0419573643410853" calcext:value-type="float">
            <text:p>0.04196</text:p>
          </table:table-cell>
          <table:table-cell table:formula="of:=[.F251]/[.$N$1]" office:value-type="float" office:value="0" calcext:value-type="float">
            <text:p>0.00000</text:p>
          </table:table-cell>
          <table:table-cell table:formula="of:=[.G251]/[.$N$1]" office:value-type="float" office:value="0.000149580103359173" calcext:value-type="float">
            <text:p>0.00015</text:p>
          </table:table-cell>
          <table:table-cell table:formula="of:=[.H251]/[.$N$1]" office:value-type="float" office:value="0.0892118863049096" calcext:value-type="float">
            <text:p>0.08921</text:p>
          </table:table-cell>
          <table:table-cell table:formula="of:=[.I251]/[.$N$1]" office:value-type="float" office:value="0.0255652454780362" calcext:value-type="float">
            <text:p>0.02557</text:p>
          </table:table-cell>
          <table:table-cell table:formula="of:=[.J251]/[.$N$1]" office:value-type="float" office:value="0" calcext:value-type="float">
            <text:p>0.00000</text:p>
          </table:table-cell>
          <table:table-cell table:formula="of:=SUM([.Q251:.W251])" office:value-type="float" office:value="0.208014567183463" calcext:value-type="float">
            <text:p>0.20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0" calcext:value-type="float">
            <text:p>250</text:p>
          </table:table-cell>
          <table:table-cell office:value-type="float" office:value="127.3" calcext:value-type="float">
            <text:p>127.3</text:p>
          </table:table-cell>
          <table:table-cell office:value-type="float" office:value="0.1237" calcext:value-type="float">
            <text:p>0.1237</text:p>
          </table:table-cell>
          <table:table-cell office:value-type="float" office:value="32.52" calcext:value-type="float">
            <text:p>32.52</text:p>
          </table:table-cell>
          <table:table-cell office:value-type="float" office:value="25.26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0.09454" calcext:value-type="float">
            <text:p>0.09454</text:p>
          </table:table-cell>
          <table:table-cell office:value-type="float" office:value="54.43" calcext:value-type="float">
            <text:p>54.43</text:p>
          </table:table-cell>
          <table:table-cell office:value-type="float" office:value="14.86" calcext:value-type="float">
            <text:p>14.86</text:p>
          </table:table-cell>
          <table:table-cell office:value-type="float" office:value="0" calcext:value-type="float">
            <text:p>0</text:p>
          </table:table-cell>
          <table:table-cell office:value-type="float" office:value="0.1237" calcext:value-type="float">
            <text:p>0.123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0" calcext:value-type="float">
            <text:p>250</text:p>
          </table:table-cell>
          <table:table-cell table:formula="of:=[.B252]/[.$N$1]" office:value-type="float" office:value="0.205587855297158" calcext:value-type="float">
            <text:p>0.20559</text:p>
          </table:table-cell>
          <table:table-cell table:formula="of:=[.C252]/[.$N$1]" office:value-type="float" office:value="0.000199773901808786" calcext:value-type="float">
            <text:p>0.00020</text:p>
          </table:table-cell>
          <table:table-cell table:formula="of:=[.D252]/[.$N$1]" office:value-type="float" office:value="0.0525193798449612" calcext:value-type="float">
            <text:p>0.05252</text:p>
          </table:table-cell>
          <table:table-cell table:formula="of:=[.E252]/[.$N$1]" office:value-type="float" office:value="0.0407945736434109" calcext:value-type="float">
            <text:p>0.04079</text:p>
          </table:table-cell>
          <table:table-cell table:formula="of:=[.F252]/[.$N$1]" office:value-type="float" office:value="0" calcext:value-type="float">
            <text:p>0.00000</text:p>
          </table:table-cell>
          <table:table-cell table:formula="of:=[.G252]/[.$N$1]" office:value-type="float" office:value="0.000152680878552972" calcext:value-type="float">
            <text:p>0.00015</text:p>
          </table:table-cell>
          <table:table-cell table:formula="of:=[.H252]/[.$N$1]" office:value-type="float" office:value="0.0879037467700258" calcext:value-type="float">
            <text:p>0.08790</text:p>
          </table:table-cell>
          <table:table-cell table:formula="of:=[.I252]/[.$N$1]" office:value-type="float" office:value="0.0239987080103359" calcext:value-type="float">
            <text:p>0.02400</text:p>
          </table:table-cell>
          <table:table-cell table:formula="of:=[.J252]/[.$N$1]" office:value-type="float" office:value="0" calcext:value-type="float">
            <text:p>0.00000</text:p>
          </table:table-cell>
          <table:table-cell table:formula="of:=SUM([.Q252:.W252])" office:value-type="float" office:value="0.205369089147287" calcext:value-type="float">
            <text:p>0.20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7" calcext:value-type="float">
            <text:p>0.12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1" calcext:value-type="float">
            <text:p>251</text:p>
          </table:table-cell>
          <table:table-cell office:value-type="float" office:value="128.4" calcext:value-type="float">
            <text:p>128.4</text:p>
          </table:table-cell>
          <table:table-cell office:value-type="float" office:value="0.1203" calcext:value-type="float">
            <text:p>0.1203</text:p>
          </table:table-cell>
          <table:table-cell office:value-type="float" office:value="32.75" calcext:value-type="float">
            <text:p>32.75</text:p>
          </table:table-cell>
          <table:table-cell office:value-type="float" office:value="26.42" calcext:value-type="float">
            <text:p>26.42</text:p>
          </table:table-cell>
          <table:table-cell office:value-type="float" office:value="0" calcext:value-type="float">
            <text:p>0</text:p>
          </table:table-cell>
          <table:table-cell office:value-type="float" office:value="0.08526" calcext:value-type="float">
            <text:p>0.08526</text:p>
          </table:table-cell>
          <table:table-cell office:value-type="float" office:value="54.1" calcext:value-type="float">
            <text:p>54.1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0.1203" calcext:value-type="float">
            <text:p>0.120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1" calcext:value-type="float">
            <text:p>251</text:p>
          </table:table-cell>
          <table:table-cell table:formula="of:=[.B253]/[.$N$1]" office:value-type="float" office:value="0.207364341085271" calcext:value-type="float">
            <text:p>0.20736</text:p>
          </table:table-cell>
          <table:table-cell table:formula="of:=[.C253]/[.$N$1]" office:value-type="float" office:value="0.000194282945736434" calcext:value-type="float">
            <text:p>0.00019</text:p>
          </table:table-cell>
          <table:table-cell table:formula="of:=[.D253]/[.$N$1]" office:value-type="float" office:value="0.052890826873385" calcext:value-type="float">
            <text:p>0.05289</text:p>
          </table:table-cell>
          <table:table-cell table:formula="of:=[.E253]/[.$N$1]" office:value-type="float" office:value="0.0426679586563307" calcext:value-type="float">
            <text:p>0.04267</text:p>
          </table:table-cell>
          <table:table-cell table:formula="of:=[.F253]/[.$N$1]" office:value-type="float" office:value="0" calcext:value-type="float">
            <text:p>0.00000</text:p>
          </table:table-cell>
          <table:table-cell table:formula="of:=[.G253]/[.$N$1]" office:value-type="float" office:value="0.000137693798449612" calcext:value-type="float">
            <text:p>0.00014</text:p>
          </table:table-cell>
          <table:table-cell table:formula="of:=[.H253]/[.$N$1]" office:value-type="float" office:value="0.0873708010335917" calcext:value-type="float">
            <text:p>0.08737</text:p>
          </table:table-cell>
          <table:table-cell table:formula="of:=[.I253]/[.$N$1]" office:value-type="float" office:value="0.024047157622739" calcext:value-type="float">
            <text:p>0.02405</text:p>
          </table:table-cell>
          <table:table-cell table:formula="of:=[.J253]/[.$N$1]" office:value-type="float" office:value="0" calcext:value-type="float">
            <text:p>0.00000</text:p>
          </table:table-cell>
          <table:table-cell table:formula="of:=SUM([.Q253:.W253])" office:value-type="float" office:value="0.207114437984496" calcext:value-type="float">
            <text:p>0.20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3" calcext:value-type="float">
            <text:p>0.12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2" calcext:value-type="float">
            <text:p>252</text:p>
          </table:table-cell>
          <table:table-cell office:value-type="float" office:value="128.8" calcext:value-type="float">
            <text:p>128.8</text:p>
          </table:table-cell>
          <table:table-cell office:value-type="float" office:value="0.1228" calcext:value-type="float">
            <text:p>0.1228</text:p>
          </table:table-cell>
          <table:table-cell office:value-type="float" office:value="33.02" calcext:value-type="float">
            <text:p>33.02</text:p>
          </table:table-cell>
          <table:table-cell office:value-type="float" office:value="26.21" calcext:value-type="float">
            <text:p>26.21</text:p>
          </table:table-cell>
          <table:table-cell office:value-type="float" office:value="0" calcext:value-type="float">
            <text:p>0</text:p>
          </table:table-cell>
          <table:table-cell office:value-type="float" office:value="0.09006" calcext:value-type="float">
            <text:p>0.09006</text:p>
          </table:table-cell>
          <table:table-cell office:value-type="float" office:value="54.02" calcext:value-type="float">
            <text:p>54.02</text:p>
          </table:table-cell>
          <table:table-cell office:value-type="float" office:value="15.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2" calcext:value-type="float">
            <text:p>252</text:p>
          </table:table-cell>
          <table:table-cell table:formula="of:=[.B254]/[.$N$1]" office:value-type="float" office:value="0.208010335917313" calcext:value-type="float">
            <text:p>0.20801</text:p>
          </table:table-cell>
          <table:table-cell table:formula="of:=[.C254]/[.$N$1]" office:value-type="float" office:value="0.000198320413436693" calcext:value-type="float">
            <text:p>0.00020</text:p>
          </table:table-cell>
          <table:table-cell table:formula="of:=[.D254]/[.$N$1]" office:value-type="float" office:value="0.0533268733850129" calcext:value-type="float">
            <text:p>0.05333</text:p>
          </table:table-cell>
          <table:table-cell table:formula="of:=[.E254]/[.$N$1]" office:value-type="float" office:value="0.042328811369509" calcext:value-type="float">
            <text:p>0.04233</text:p>
          </table:table-cell>
          <table:table-cell table:formula="of:=[.F254]/[.$N$1]" office:value-type="float" office:value="0" calcext:value-type="float">
            <text:p>0.00000</text:p>
          </table:table-cell>
          <table:table-cell table:formula="of:=[.G254]/[.$N$1]" office:value-type="float" office:value="0.000145445736434109" calcext:value-type="float">
            <text:p>0.00015</text:p>
          </table:table-cell>
          <table:table-cell table:formula="of:=[.H254]/[.$N$1]" office:value-type="float" office:value="0.0872416020671835" calcext:value-type="float">
            <text:p>0.08724</text:p>
          </table:table-cell>
          <table:table-cell table:formula="of:=[.I254]/[.$N$1]" office:value-type="float" office:value="0.0247577519379845" calcext:value-type="float">
            <text:p>0.02476</text:p>
          </table:table-cell>
          <table:table-cell table:formula="of:=[.J254]/[.$N$1]" office:value-type="float" office:value="0" calcext:value-type="float">
            <text:p>0.00000</text:p>
          </table:table-cell>
          <table:table-cell table:formula="of:=SUM([.Q254:.W254])" office:value-type="float" office:value="0.207800484496124" calcext:value-type="float">
            <text:p>0.207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8" calcext:value-type="float">
            <text:p>0.12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3" calcext:value-type="float">
            <text:p>253</text:p>
          </table:table-cell>
          <table:table-cell office:value-type="float" office:value="127.4" calcext:value-type="float">
            <text:p>127.4</text:p>
          </table:table-cell>
          <table:table-cell office:value-type="float" office:value="0.1204" calcext:value-type="float">
            <text:p>0.1204</text:p>
          </table:table-cell>
          <table:table-cell office:value-type="float" office:value="32.61" calcext:value-type="float">
            <text:p>32.61</text:p>
          </table:table-cell>
          <table:table-cell office:value-type="float" office:value="27.03" calcext:value-type="float">
            <text:p>27.03</text:p>
          </table:table-cell>
          <table:table-cell office:value-type="float" office:value="0" calcext:value-type="float">
            <text:p>0</text:p>
          </table:table-cell>
          <table:table-cell office:value-type="float" office:value="0.07774" calcext:value-type="float">
            <text:p>0.07774</text:p>
          </table:table-cell>
          <table:table-cell office:value-type="float" office:value="52.96" calcext:value-type="float">
            <text:p>52.96</text:p>
          </table:table-cell>
          <table:table-cell office:value-type="float" office:value="14.59" calcext:value-type="float">
            <text:p>14.59</text:p>
          </table:table-cell>
          <table:table-cell office:value-type="float" office:value="0" calcext:value-type="float">
            <text:p>0</text:p>
          </table:table-cell>
          <table:table-cell office:value-type="float" office:value="0.1204" calcext:value-type="float">
            <text:p>0.120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3" calcext:value-type="float">
            <text:p>253</text:p>
          </table:table-cell>
          <table:table-cell table:formula="of:=[.B255]/[.$N$1]" office:value-type="float" office:value="0.205749354005168" calcext:value-type="float">
            <text:p>0.20575</text:p>
          </table:table-cell>
          <table:table-cell table:formula="of:=[.C255]/[.$N$1]" office:value-type="float" office:value="0.000194444444444444" calcext:value-type="float">
            <text:p>0.00019</text:p>
          </table:table-cell>
          <table:table-cell table:formula="of:=[.D255]/[.$N$1]" office:value-type="float" office:value="0.0526647286821705" calcext:value-type="float">
            <text:p>0.05266</text:p>
          </table:table-cell>
          <table:table-cell table:formula="of:=[.E255]/[.$N$1]" office:value-type="float" office:value="0.0436531007751938" calcext:value-type="float">
            <text:p>0.04365</text:p>
          </table:table-cell>
          <table:table-cell table:formula="of:=[.F255]/[.$N$1]" office:value-type="float" office:value="0" calcext:value-type="float">
            <text:p>0.00000</text:p>
          </table:table-cell>
          <table:table-cell table:formula="of:=[.G255]/[.$N$1]" office:value-type="float" office:value="0.000125549095607235" calcext:value-type="float">
            <text:p>0.00013</text:p>
          </table:table-cell>
          <table:table-cell table:formula="of:=[.H255]/[.$N$1]" office:value-type="float" office:value="0.0855297157622739" calcext:value-type="float">
            <text:p>0.08553</text:p>
          </table:table-cell>
          <table:table-cell table:formula="of:=[.I255]/[.$N$1]" office:value-type="float" office:value="0.023562661498708" calcext:value-type="float">
            <text:p>0.02356</text:p>
          </table:table-cell>
          <table:table-cell table:formula="of:=[.J255]/[.$N$1]" office:value-type="float" office:value="0" calcext:value-type="float">
            <text:p>0.00000</text:p>
          </table:table-cell>
          <table:table-cell table:formula="of:=SUM([.Q255:.W255])" office:value-type="float" office:value="0.205535755813953" calcext:value-type="float">
            <text:p>0.20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4" calcext:value-type="float">
            <text:p>0.12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4" calcext:value-type="float">
            <text:p>254</text:p>
          </table:table-cell>
          <table:table-cell office:value-type="float" office:value="127.4" calcext:value-type="float">
            <text:p>127.4</text:p>
          </table:table-cell>
          <table:table-cell office:value-type="float" office:value="0.1219" calcext:value-type="float">
            <text:p>0.1219</text:p>
          </table:table-cell>
          <table:table-cell office:value-type="float" office:value="33.03" calcext:value-type="float">
            <text:p>33.03</text:p>
          </table:table-cell>
          <table:table-cell office:value-type="float" office:value="26.95" calcext:value-type="float">
            <text:p>26.95</text:p>
          </table:table-cell>
          <table:table-cell office:value-type="float" office:value="0" calcext:value-type="float">
            <text:p>0</text:p>
          </table:table-cell>
          <table:table-cell office:value-type="float" office:value="0.07931" calcext:value-type="float">
            <text:p>0.07931</text:p>
          </table:table-cell>
          <table:table-cell office:value-type="float" office:value="53.08" calcext:value-type="float">
            <text:p>53.08</text:p>
          </table:table-cell>
          <table:table-cell office:value-type="float" office:value="14.18" calcext:value-type="float">
            <text:p>14.18</text:p>
          </table:table-cell>
          <table:table-cell office:value-type="float" office:value="0" calcext:value-type="float">
            <text:p>0</text:p>
          </table:table-cell>
          <table:table-cell office:value-type="float" office:value="0.1219" calcext:value-type="float">
            <text:p>0.12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4" calcext:value-type="float">
            <text:p>254</text:p>
          </table:table-cell>
          <table:table-cell table:formula="of:=[.B256]/[.$N$1]" office:value-type="float" office:value="0.205749354005168" calcext:value-type="float">
            <text:p>0.20575</text:p>
          </table:table-cell>
          <table:table-cell table:formula="of:=[.C256]/[.$N$1]" office:value-type="float" office:value="0.000196866925064599" calcext:value-type="float">
            <text:p>0.00020</text:p>
          </table:table-cell>
          <table:table-cell table:formula="of:=[.D256]/[.$N$1]" office:value-type="float" office:value="0.053343023255814" calcext:value-type="float">
            <text:p>0.05334</text:p>
          </table:table-cell>
          <table:table-cell table:formula="of:=[.E256]/[.$N$1]" office:value-type="float" office:value="0.0435239018087855" calcext:value-type="float">
            <text:p>0.04352</text:p>
          </table:table-cell>
          <table:table-cell table:formula="of:=[.F256]/[.$N$1]" office:value-type="float" office:value="0" calcext:value-type="float">
            <text:p>0.00000</text:p>
          </table:table-cell>
          <table:table-cell table:formula="of:=[.G256]/[.$N$1]" office:value-type="float" office:value="0.000128084625322997" calcext:value-type="float">
            <text:p>0.00013</text:p>
          </table:table-cell>
          <table:table-cell table:formula="of:=[.H256]/[.$N$1]" office:value-type="float" office:value="0.0857235142118863" calcext:value-type="float">
            <text:p>0.08572</text:p>
          </table:table-cell>
          <table:table-cell table:formula="of:=[.I256]/[.$N$1]" office:value-type="float" office:value="0.0229005167958656" calcext:value-type="float">
            <text:p>0.02290</text:p>
          </table:table-cell>
          <table:table-cell table:formula="of:=[.J256]/[.$N$1]" office:value-type="float" office:value="0" calcext:value-type="float">
            <text:p>0.00000</text:p>
          </table:table-cell>
          <table:table-cell table:formula="of:=SUM([.Q256:.W256])" office:value-type="float" office:value="0.205619040697674" calcext:value-type="float">
            <text:p>0.20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9" calcext:value-type="float">
            <text:p>0.12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5" calcext:value-type="float">
            <text:p>255</text:p>
          </table:table-cell>
          <table:table-cell office:value-type="float" office:value="126.5" calcext:value-type="float">
            <text:p>126.5</text:p>
          </table:table-cell>
          <table:table-cell office:value-type="float" office:value="0.1175" calcext:value-type="float">
            <text:p>0.1175</text:p>
          </table:table-cell>
          <table:table-cell office:value-type="float" office:value="33.97" calcext:value-type="float">
            <text:p>33.97</text:p>
          </table:table-cell>
          <table:table-cell office:value-type="float" office:value="26.93" calcext:value-type="float">
            <text:p>26.93</text:p>
          </table:table-cell>
          <table:table-cell office:value-type="float" office:value="0" calcext:value-type="float">
            <text:p>0</text:p>
          </table:table-cell>
          <table:table-cell office:value-type="float" office:value="0.07757" calcext:value-type="float">
            <text:p>0.07757</text:p>
          </table:table-cell>
          <table:table-cell office:value-type="float" office:value="51.44" calcext:value-type="float">
            <text:p>51.44</text:p>
          </table:table-cell>
          <table:table-cell office:value-type="float" office:value="13.95" calcext:value-type="float">
            <text:p>13.95</text:p>
          </table:table-cell>
          <table:table-cell office:value-type="float" office:value="0" calcext:value-type="float">
            <text:p>0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5" calcext:value-type="float">
            <text:p>255</text:p>
          </table:table-cell>
          <table:table-cell table:formula="of:=[.B257]/[.$N$1]" office:value-type="float" office:value="0.204295865633075" calcext:value-type="float">
            <text:p>0.20430</text:p>
          </table:table-cell>
          <table:table-cell table:formula="of:=[.C257]/[.$N$1]" office:value-type="float" office:value="0.000189760981912145" calcext:value-type="float">
            <text:p>0.00019</text:p>
          </table:table-cell>
          <table:table-cell table:formula="of:=[.D257]/[.$N$1]" office:value-type="float" office:value="0.0548611111111111" calcext:value-type="float">
            <text:p>0.05486</text:p>
          </table:table-cell>
          <table:table-cell table:formula="of:=[.E257]/[.$N$1]" office:value-type="float" office:value="0.0434916020671835" calcext:value-type="float">
            <text:p>0.04349</text:p>
          </table:table-cell>
          <table:table-cell table:formula="of:=[.F257]/[.$N$1]" office:value-type="float" office:value="0" calcext:value-type="float">
            <text:p>0.00000</text:p>
          </table:table-cell>
          <table:table-cell table:formula="of:=[.G257]/[.$N$1]" office:value-type="float" office:value="0.000125274547803618" calcext:value-type="float">
            <text:p>0.00013</text:p>
          </table:table-cell>
          <table:table-cell table:formula="of:=[.H257]/[.$N$1]" office:value-type="float" office:value="0.0830749354005168" calcext:value-type="float">
            <text:p>0.08307</text:p>
          </table:table-cell>
          <table:table-cell table:formula="of:=[.I257]/[.$N$1]" office:value-type="float" office:value="0.0225290697674419" calcext:value-type="float">
            <text:p>0.02253</text:p>
          </table:table-cell>
          <table:table-cell table:formula="of:=[.J257]/[.$N$1]" office:value-type="float" office:value="0" calcext:value-type="float">
            <text:p>0.00000</text:p>
          </table:table-cell>
          <table:table-cell table:formula="of:=SUM([.Q257:.W257])" office:value-type="float" office:value="0.204081992894057" calcext:value-type="float">
            <text:p>0.20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6" calcext:value-type="float">
            <text:p>256</text:p>
          </table:table-cell>
          <table:table-cell office:value-type="float" office:value="124.8" calcext:value-type="float">
            <text:p>124.8</text:p>
          </table:table-cell>
          <table:table-cell office:value-type="float" office:value="0.1165" calcext:value-type="float">
            <text:p>0.1165</text:p>
          </table:table-cell>
          <table:table-cell office:value-type="float" office:value="33.79" calcext:value-type="float">
            <text:p>33.79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0.07701" calcext:value-type="float">
            <text:p>0.07701</text:p>
          </table:table-cell>
          <table:table-cell office:value-type="float" office:value="49.67" calcext:value-type="float">
            <text:p>49.67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0.1165" calcext:value-type="float">
            <text:p>0.11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6" calcext:value-type="float">
            <text:p>256</text:p>
          </table:table-cell>
          <table:table-cell table:formula="of:=[.B258]/[.$N$1]" office:value-type="float" office:value="0.201550387596899" calcext:value-type="float">
            <text:p>0.20155</text:p>
          </table:table-cell>
          <table:table-cell table:formula="of:=[.C258]/[.$N$1]" office:value-type="float" office:value="0.000188145994832041" calcext:value-type="float">
            <text:p>0.00019</text:p>
          </table:table-cell>
          <table:table-cell table:formula="of:=[.D258]/[.$N$1]" office:value-type="float" office:value="0.0545704134366925" calcext:value-type="float">
            <text:p>0.05457</text:p>
          </table:table-cell>
          <table:table-cell table:formula="of:=[.E258]/[.$N$1]" office:value-type="float" office:value="0.044234496124031" calcext:value-type="float">
            <text:p>0.04423</text:p>
          </table:table-cell>
          <table:table-cell table:formula="of:=[.F258]/[.$N$1]" office:value-type="float" office:value="0" calcext:value-type="float">
            <text:p>0.00000</text:p>
          </table:table-cell>
          <table:table-cell table:formula="of:=[.G258]/[.$N$1]" office:value-type="float" office:value="0.00012437015503876" calcext:value-type="float">
            <text:p>0.00012</text:p>
          </table:table-cell>
          <table:table-cell table:formula="of:=[.H258]/[.$N$1]" office:value-type="float" office:value="0.0802164082687338" calcext:value-type="float">
            <text:p>0.08022</text:p>
          </table:table-cell>
          <table:table-cell table:formula="of:=[.I258]/[.$N$1]" office:value-type="float" office:value="0.0222222222222222" calcext:value-type="float">
            <text:p>0.02222</text:p>
          </table:table-cell>
          <table:table-cell table:formula="of:=[.J258]/[.$N$1]" office:value-type="float" office:value="0" calcext:value-type="float">
            <text:p>0.00000</text:p>
          </table:table-cell>
          <table:table-cell table:formula="of:=SUM([.Q258:.W258])" office:value-type="float" office:value="0.201367910206718" calcext:value-type="float">
            <text:p>0.2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5" calcext:value-type="float">
            <text:p>0.11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7" calcext:value-type="float">
            <text:p>257</text:p>
          </table:table-cell>
          <table:table-cell office:value-type="float" office:value="125.8" calcext:value-type="float">
            <text:p>125.8</text:p>
          </table:table-cell>
          <table:table-cell office:value-type="float" office:value="0.1091" calcext:value-type="float">
            <text:p>0.1091</text:p>
          </table:table-cell>
          <table:table-cell office:value-type="float" office:value="33.94" calcext:value-type="float">
            <text:p>33.94</text:p>
          </table:table-cell>
          <table:table-cell office:value-type="float" office:value="28.01" calcext:value-type="float">
            <text:p>28.01</text:p>
          </table:table-cell>
          <table:table-cell office:value-type="float" office:value="0" calcext:value-type="float">
            <text:p>0</text:p>
          </table:table-cell>
          <table:table-cell office:value-type="float" office:value="0.07097" calcext:value-type="float">
            <text:p>0.07097</text:p>
          </table:table-cell>
          <table:table-cell office:value-type="float" office:value="50.15" calcext:value-type="float">
            <text:p>50.15</text:p>
          </table:table-cell>
          <table:table-cell office:value-type="float" office:value="13.57" calcext:value-type="float">
            <text:p>13.57</text:p>
          </table:table-cell>
          <table:table-cell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7" calcext:value-type="float">
            <text:p>257</text:p>
          </table:table-cell>
          <table:table-cell table:formula="of:=[.B259]/[.$N$1]" office:value-type="float" office:value="0.203165374677003" calcext:value-type="float">
            <text:p>0.20317</text:p>
          </table:table-cell>
          <table:table-cell table:formula="of:=[.C259]/[.$N$1]" office:value-type="float" office:value="0.000176195090439276" calcext:value-type="float">
            <text:p>0.00018</text:p>
          </table:table-cell>
          <table:table-cell table:formula="of:=[.D259]/[.$N$1]" office:value-type="float" office:value="0.054812661498708" calcext:value-type="float">
            <text:p>0.05481</text:p>
          </table:table-cell>
          <table:table-cell table:formula="of:=[.E259]/[.$N$1]" office:value-type="float" office:value="0.0452357881136951" calcext:value-type="float">
            <text:p>0.04524</text:p>
          </table:table-cell>
          <table:table-cell table:formula="of:=[.F259]/[.$N$1]" office:value-type="float" office:value="0" calcext:value-type="float">
            <text:p>0.00000</text:p>
          </table:table-cell>
          <table:table-cell table:formula="of:=[.G259]/[.$N$1]" office:value-type="float" office:value="0.000114615633074935" calcext:value-type="float">
            <text:p>0.00011</text:p>
          </table:table-cell>
          <table:table-cell table:formula="of:=[.H259]/[.$N$1]" office:value-type="float" office:value="0.0809916020671835" calcext:value-type="float">
            <text:p>0.08099</text:p>
          </table:table-cell>
          <table:table-cell table:formula="of:=[.I259]/[.$N$1]" office:value-type="float" office:value="0.0219153746770026" calcext:value-type="float">
            <text:p>0.02192</text:p>
          </table:table-cell>
          <table:table-cell table:formula="of:=[.J259]/[.$N$1]" office:value-type="float" office:value="0" calcext:value-type="float">
            <text:p>0.00000</text:p>
          </table:table-cell>
          <table:table-cell table:formula="of:=SUM([.Q259:.W259])" office:value-type="float" office:value="0.203070041989664" calcext:value-type="float">
            <text:p>0.20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1" calcext:value-type="float">
            <text:p>0.10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8" calcext:value-type="float">
            <text:p>258</text:p>
          </table:table-cell>
          <table:table-cell office:value-type="float" office:value="124.2" calcext:value-type="float">
            <text:p>124.2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33.86" calcext:value-type="float">
            <text:p>33.86</text:p>
          </table:table-cell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49.5" calcext:value-type="float">
            <text:p>49.5</text:p>
          </table:table-cell>
          <table:table-cell office:value-type="float" office:value="13.37" calcext:value-type="float">
            <text:p>13.37</text:p>
          </table:table-cell>
          <table:table-cell office:value-type="float" office:value="0" calcext:value-type="float">
            <text:p>0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8" calcext:value-type="float">
            <text:p>258</text:p>
          </table:table-cell>
          <table:table-cell table:formula="of:=[.B260]/[.$N$1]" office:value-type="float" office:value="0.200581395348837" calcext:value-type="float">
            <text:p>0.20058</text:p>
          </table:table-cell>
          <table:table-cell table:formula="of:=[.C260]/[.$N$1]" office:value-type="float" office:value="0.000153827519379845" calcext:value-type="float">
            <text:p>0.00015</text:p>
          </table:table-cell>
          <table:table-cell table:formula="of:=[.D260]/[.$N$1]" office:value-type="float" office:value="0.0546834625322997" calcext:value-type="float">
            <text:p>0.05468</text:p>
          </table:table-cell>
          <table:table-cell table:formula="of:=[.E260]/[.$N$1]" office:value-type="float" office:value="0.0440568475452196" calcext:value-type="float">
            <text:p>0.04406</text:p>
          </table:table-cell>
          <table:table-cell table:formula="of:=[.F260]/[.$N$1]" office:value-type="float" office:value="0" calcext:value-type="float">
            <text:p>0.00000</text:p>
          </table:table-cell>
          <table:table-cell table:formula="of:=[.G260]/[.$N$1]" office:value-type="float" office:value="0.000105394056847545" calcext:value-type="float">
            <text:p>0.00011</text:p>
          </table:table-cell>
          <table:table-cell table:formula="of:=[.H260]/[.$N$1]" office:value-type="float" office:value="0.0799418604651163" calcext:value-type="float">
            <text:p>0.07994</text:p>
          </table:table-cell>
          <table:table-cell table:formula="of:=[.I260]/[.$N$1]" office:value-type="float" office:value="0.0215923772609819" calcext:value-type="float">
            <text:p>0.02159</text:p>
          </table:table-cell>
          <table:table-cell table:formula="of:=[.J260]/[.$N$1]" office:value-type="float" office:value="0" calcext:value-type="float">
            <text:p>0.00000</text:p>
          </table:table-cell>
          <table:table-cell table:formula="of:=SUM([.Q260:.W260])" office:value-type="float" office:value="0.200379941860465" calcext:value-type="float">
            <text:p>0.20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25" calcext:value-type="float">
            <text:p>0.09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59" calcext:value-type="float">
            <text:p>259</text:p>
          </table:table-cell>
          <table:table-cell office:value-type="float" office:value="124.6" calcext:value-type="float">
            <text:p>124.6</text:p>
          </table:table-cell>
          <table:table-cell office:value-type="float" office:value="0.1058" calcext:value-type="float">
            <text:p>0.1058</text:p>
          </table:table-cell>
          <table:table-cell office:value-type="float" office:value="34.08" calcext:value-type="float">
            <text:p>34.08</text:p>
          </table:table-cell>
          <table:table-cell office:value-type="float" office:value="27.15" calcext:value-type="float">
            <text:p>27.15</text:p>
          </table:table-cell>
          <table:table-cell office:value-type="float" office:value="0" calcext:value-type="float">
            <text:p>0</text:p>
          </table:table-cell>
          <table:table-cell office:value-type="float" office:value="0.06797" calcext:value-type="float">
            <text:p>0.06797</text:p>
          </table:table-cell>
          <table:table-cell office:value-type="float" office:value="49.82" calcext:value-type="float">
            <text:p>49.82</text:p>
          </table:table-cell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0.1058" calcext:value-type="float">
            <text:p>0.105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59" calcext:value-type="float">
            <text:p>259</text:p>
          </table:table-cell>
          <table:table-cell table:formula="of:=[.B261]/[.$N$1]" office:value-type="float" office:value="0.201227390180879" calcext:value-type="float">
            <text:p>0.20123</text:p>
          </table:table-cell>
          <table:table-cell table:formula="of:=[.C261]/[.$N$1]" office:value-type="float" office:value="0.000170865633074935" calcext:value-type="float">
            <text:p>0.00017</text:p>
          </table:table-cell>
          <table:table-cell table:formula="of:=[.D261]/[.$N$1]" office:value-type="float" office:value="0.0550387596899225" calcext:value-type="float">
            <text:p>0.05504</text:p>
          </table:table-cell>
          <table:table-cell table:formula="of:=[.E261]/[.$N$1]" office:value-type="float" office:value="0.0438468992248062" calcext:value-type="float">
            <text:p>0.04385</text:p>
          </table:table-cell>
          <table:table-cell table:formula="of:=[.F261]/[.$N$1]" office:value-type="float" office:value="0" calcext:value-type="float">
            <text:p>0.00000</text:p>
          </table:table-cell>
          <table:table-cell table:formula="of:=[.G261]/[.$N$1]" office:value-type="float" office:value="0.000109770671834625" calcext:value-type="float">
            <text:p>0.00011</text:p>
          </table:table-cell>
          <table:table-cell table:formula="of:=[.H261]/[.$N$1]" office:value-type="float" office:value="0.0804586563307494" calcext:value-type="float">
            <text:p>0.08046</text:p>
          </table:table-cell>
          <table:table-cell table:formula="of:=[.I261]/[.$N$1]" office:value-type="float" office:value="0.0216731266149871" calcext:value-type="float">
            <text:p>0.02167</text:p>
          </table:table-cell>
          <table:table-cell table:formula="of:=[.J261]/[.$N$1]" office:value-type="float" office:value="0" calcext:value-type="float">
            <text:p>0.00000</text:p>
          </table:table-cell>
          <table:table-cell table:formula="of:=SUM([.Q261:.W261])" office:value-type="float" office:value="0.2011272125323" calcext:value-type="float">
            <text:p>0.20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8" calcext:value-type="float">
            <text:p>0.1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0" calcext:value-type="float">
            <text:p>260</text:p>
          </table:table-cell>
          <table:table-cell office:value-type="float" office:value="124.6" calcext:value-type="float">
            <text:p>124.6</text:p>
          </table:table-cell>
          <table:table-cell office:value-type="float" office:value="0.09533" calcext:value-type="float">
            <text:p>0.09533</text:p>
          </table:table-cell>
          <table:table-cell office:value-type="float" office:value="35.49" calcext:value-type="float">
            <text:p>35.49</text:p>
          </table:table-cell>
          <table:table-cell office:value-type="float" office:value="27.92" calcext:value-type="float">
            <text:p>27.92</text:p>
          </table:table-cell>
          <table:table-cell office:value-type="float" office:value="0" calcext:value-type="float">
            <text:p>0</text:p>
          </table:table-cell>
          <table:table-cell office:value-type="float" office:value="0.06483" calcext:value-type="float">
            <text:p>0.06483</text:p>
          </table:table-cell>
          <table:table-cell office:value-type="float" office:value="48.22" calcext:value-type="float">
            <text:p>48.22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0.09533" calcext:value-type="float">
            <text:p>0.0953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0" calcext:value-type="float">
            <text:p>260</text:p>
          </table:table-cell>
          <table:table-cell table:formula="of:=[.B262]/[.$N$1]" office:value-type="float" office:value="0.201227390180879" calcext:value-type="float">
            <text:p>0.20123</text:p>
          </table:table-cell>
          <table:table-cell table:formula="of:=[.C262]/[.$N$1]" office:value-type="float" office:value="0.000153956718346253" calcext:value-type="float">
            <text:p>0.00015</text:p>
          </table:table-cell>
          <table:table-cell table:formula="of:=[.D262]/[.$N$1]" office:value-type="float" office:value="0.0573158914728682" calcext:value-type="float">
            <text:p>0.05732</text:p>
          </table:table-cell>
          <table:table-cell table:formula="of:=[.E262]/[.$N$1]" office:value-type="float" office:value="0.0450904392764858" calcext:value-type="float">
            <text:p>0.04509</text:p>
          </table:table-cell>
          <table:table-cell table:formula="of:=[.F262]/[.$N$1]" office:value-type="float" office:value="0" calcext:value-type="float">
            <text:p>0.00000</text:p>
          </table:table-cell>
          <table:table-cell table:formula="of:=[.G262]/[.$N$1]" office:value-type="float" office:value="0.000104699612403101" calcext:value-type="float">
            <text:p>0.00010</text:p>
          </table:table-cell>
          <table:table-cell table:formula="of:=[.H262]/[.$N$1]" office:value-type="float" office:value="0.077874677002584" calcext:value-type="float">
            <text:p>0.07787</text:p>
          </table:table-cell>
          <table:table-cell table:formula="of:=[.I262]/[.$N$1]" office:value-type="float" office:value="0.0206072351421189" calcext:value-type="float">
            <text:p>0.02061</text:p>
          </table:table-cell>
          <table:table-cell table:formula="of:=[.J262]/[.$N$1]" office:value-type="float" office:value="0" calcext:value-type="float">
            <text:p>0.00000</text:p>
          </table:table-cell>
          <table:table-cell table:formula="of:=SUM([.Q262:.W262])" office:value-type="float" office:value="0.20099294250646" calcext:value-type="float">
            <text:p>0.20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33" calcext:value-type="float">
            <text:p>0.095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1" calcext:value-type="float">
            <text:p>261</text:p>
          </table:table-cell>
          <table:table-cell office:value-type="float" office:value="123.8" calcext:value-type="float">
            <text:p>123.8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36.15" calcext:value-type="float">
            <text:p>36.15</text:p>
          </table:table-cell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  <table:table-cell office:value-type="float" office:value="0.06147" calcext:value-type="float">
            <text:p>0.06147</text:p>
          </table:table-cell>
          <table:table-cell office:value-type="float" office:value="47.13" calcext:value-type="float">
            <text:p>47.13</text:p>
          </table:table-cell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1" calcext:value-type="float">
            <text:p>261</text:p>
          </table:table-cell>
          <table:table-cell table:formula="of:=[.B263]/[.$N$1]" office:value-type="float" office:value="0.199935400516796" calcext:value-type="float">
            <text:p>0.19994</text:p>
          </table:table-cell>
          <table:table-cell table:formula="of:=[.C263]/[.$N$1]" office:value-type="float" office:value="0.000145251937984496" calcext:value-type="float">
            <text:p>0.00015</text:p>
          </table:table-cell>
          <table:table-cell table:formula="of:=[.D263]/[.$N$1]" office:value-type="float" office:value="0.0583817829457364" calcext:value-type="float">
            <text:p>0.05838</text:p>
          </table:table-cell>
          <table:table-cell table:formula="of:=[.E263]/[.$N$1]" office:value-type="float" office:value="0.0435400516795866" calcext:value-type="float">
            <text:p>0.04354</text:p>
          </table:table-cell>
          <table:table-cell table:formula="of:=[.F263]/[.$N$1]" office:value-type="float" office:value="0" calcext:value-type="float">
            <text:p>0.00000</text:p>
          </table:table-cell>
          <table:table-cell table:formula="of:=[.G263]/[.$N$1]" office:value-type="float" office:value="0.0000992732558139535" calcext:value-type="float">
            <text:p>0.00010</text:p>
          </table:table-cell>
          <table:table-cell table:formula="of:=[.H263]/[.$N$1]" office:value-type="float" office:value="0.0761143410852713" calcext:value-type="float">
            <text:p>0.07611</text:p>
          </table:table-cell>
          <table:table-cell table:formula="of:=[.I263]/[.$N$1]" office:value-type="float" office:value="0.0217054263565891" calcext:value-type="float">
            <text:p>0.02171</text:p>
          </table:table-cell>
          <table:table-cell table:formula="of:=[.J263]/[.$N$1]" office:value-type="float" office:value="0" calcext:value-type="float">
            <text:p>0.00000</text:p>
          </table:table-cell>
          <table:table-cell table:formula="of:=SUM([.Q263:.W263])" office:value-type="float" office:value="0.199840875322997" calcext:value-type="float">
            <text:p>0.1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2" calcext:value-type="float">
            <text:p>262</text:p>
          </table:table-cell>
          <table:table-cell office:value-type="float" office:value="124.8" calcext:value-type="float">
            <text:p>124.8</text:p>
          </table:table-cell>
          <table:table-cell office:value-type="float" office:value="0.09395" calcext:value-type="float">
            <text:p>0.09395</text:p>
          </table:table-cell>
          <table:table-cell office:value-type="float" office:value="36.05" calcext:value-type="float">
            <text:p>36.05</text:p>
          </table:table-cell>
          <table:table-cell office:value-type="float" office:value="27.65" calcext:value-type="float">
            <text:p>27.65</text:p>
          </table:table-cell>
          <table:table-cell office:value-type="float" office:value="0" calcext:value-type="float">
            <text:p>0</text:p>
          </table:table-cell>
          <table:table-cell office:value-type="float" office:value="0.05759" calcext:value-type="float">
            <text:p>0.05759</text:p>
          </table:table-cell>
          <table:table-cell office:value-type="float" office:value="47.32" calcext:value-type="float">
            <text:p>47.32</text:p>
          </table:table-cell>
          <table:table-cell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0.09395" calcext:value-type="float">
            <text:p>0.0939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2" calcext:value-type="float">
            <text:p>262</text:p>
          </table:table-cell>
          <table:table-cell table:formula="of:=[.B264]/[.$N$1]" office:value-type="float" office:value="0.201550387596899" calcext:value-type="float">
            <text:p>0.20155</text:p>
          </table:table-cell>
          <table:table-cell table:formula="of:=[.C264]/[.$N$1]" office:value-type="float" office:value="0.000151728036175711" calcext:value-type="float">
            <text:p>0.00015</text:p>
          </table:table-cell>
          <table:table-cell table:formula="of:=[.D264]/[.$N$1]" office:value-type="float" office:value="0.0582202842377261" calcext:value-type="float">
            <text:p>0.05822</text:p>
          </table:table-cell>
          <table:table-cell table:formula="of:=[.E264]/[.$N$1]" office:value-type="float" office:value="0.0446543927648579" calcext:value-type="float">
            <text:p>0.04465</text:p>
          </table:table-cell>
          <table:table-cell table:formula="of:=[.F264]/[.$N$1]" office:value-type="float" office:value="0" calcext:value-type="float">
            <text:p>0.00000</text:p>
          </table:table-cell>
          <table:table-cell table:formula="of:=[.G264]/[.$N$1]" office:value-type="float" office:value="0.0000930071059431525" calcext:value-type="float">
            <text:p>0.00009</text:p>
          </table:table-cell>
          <table:table-cell table:formula="of:=[.H264]/[.$N$1]" office:value-type="float" office:value="0.076421188630491" calcext:value-type="float">
            <text:p>0.07642</text:p>
          </table:table-cell>
          <table:table-cell table:formula="of:=[.I264]/[.$N$1]" office:value-type="float" office:value="0.0220445736434109" calcext:value-type="float">
            <text:p>0.02204</text:p>
          </table:table-cell>
          <table:table-cell table:formula="of:=[.J264]/[.$N$1]" office:value-type="float" office:value="0" calcext:value-type="float">
            <text:p>0.00000</text:p>
          </table:table-cell>
          <table:table-cell table:formula="of:=SUM([.Q264:.W264])" office:value-type="float" office:value="0.201433446382429" calcext:value-type="float">
            <text:p>0.20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395" calcext:value-type="float">
            <text:p>0.093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3" calcext:value-type="float">
            <text:p>263</text:p>
          </table:table-cell>
          <table:table-cell office:value-type="float" office:value="122.1" calcext:value-type="float">
            <text:p>122.1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35.82" calcext:value-type="float">
            <text:p>35.82</text:p>
          </table:table-cell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office:value-type="float" office:value="0.05883" calcext:value-type="float">
            <text:p>0.05883</text:p>
          </table:table-cell>
          <table:table-cell office:value-type="float" office:value="45.88" calcext:value-type="float">
            <text:p>45.88</text:p>
          </table:table-cell>
          <table:table-cell office:value-type="float" office:value="12.82" calcext:value-type="float">
            <text:p>12.82</text:p>
          </table:table-cell>
          <table:table-cell office:value-type="float" office:value="0" calcext:value-type="float">
            <text:p>0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3" calcext:value-type="float">
            <text:p>263</text:p>
          </table:table-cell>
          <table:table-cell table:formula="of:=[.B265]/[.$N$1]" office:value-type="float" office:value="0.19718992248062" calcext:value-type="float">
            <text:p>0.19719</text:p>
          </table:table-cell>
          <table:table-cell table:formula="of:=[.C265]/[.$N$1]" office:value-type="float" office:value="0.000160739664082687" calcext:value-type="float">
            <text:p>0.00016</text:p>
          </table:table-cell>
          <table:table-cell table:formula="of:=[.D265]/[.$N$1]" office:value-type="float" office:value="0.0578488372093023" calcext:value-type="float">
            <text:p>0.05785</text:p>
          </table:table-cell>
          <table:table-cell table:formula="of:=[.E265]/[.$N$1]" office:value-type="float" office:value="0.0443152454780362" calcext:value-type="float">
            <text:p>0.04432</text:p>
          </table:table-cell>
          <table:table-cell table:formula="of:=[.F265]/[.$N$1]" office:value-type="float" office:value="0" calcext:value-type="float">
            <text:p>0.00000</text:p>
          </table:table-cell>
          <table:table-cell table:formula="of:=[.G265]/[.$N$1]" office:value-type="float" office:value="0.0000950096899224806" calcext:value-type="float">
            <text:p>0.00010</text:p>
          </table:table-cell>
          <table:table-cell table:formula="of:=[.H265]/[.$N$1]" office:value-type="float" office:value="0.0740956072351421" calcext:value-type="float">
            <text:p>0.07410</text:p>
          </table:table-cell>
          <table:table-cell table:formula="of:=[.I265]/[.$N$1]" office:value-type="float" office:value="0.0207041343669251" calcext:value-type="float">
            <text:p>0.02070</text:p>
          </table:table-cell>
          <table:table-cell table:formula="of:=[.J265]/[.$N$1]" office:value-type="float" office:value="0" calcext:value-type="float">
            <text:p>0.00000</text:p>
          </table:table-cell>
          <table:table-cell table:formula="of:=SUM([.Q265:.W265])" office:value-type="float" office:value="0.197058833979328" calcext:value-type="float">
            <text:p>0.19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53" calcext:value-type="float">
            <text:p>0.09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4" calcext:value-type="float">
            <text:p>264</text:p>
          </table:table-cell>
          <table:table-cell office:value-type="float" office:value="123.1" calcext:value-type="float">
            <text:p>123.1</text:p>
          </table:table-cell>
          <table:table-cell office:value-type="float" office:value="0.08802" calcext:value-type="float">
            <text:p>0.08802</text:p>
          </table:table-cell>
          <table:table-cell office:value-type="float" office:value="35.84" calcext:value-type="float">
            <text:p>35.84</text:p>
          </table:table-cell>
          <table:table-cell office:value-type="float" office:value="28.54" calcext:value-type="float">
            <text:p>28.54</text:p>
          </table:table-cell>
          <table:table-cell office:value-type="float" office:value="0" calcext:value-type="float">
            <text:p>0</text:p>
          </table:table-cell>
          <table:table-cell office:value-type="float" office:value="0.05963" calcext:value-type="float">
            <text:p>0.05963</text:p>
          </table:table-cell>
          <table:table-cell office:value-type="float" office:value="45.72" calcext:value-type="float">
            <text:p>45.72</text:p>
          </table:table-cell>
          <table:table-cell office:value-type="float" office:value="12.81" calcext:value-type="float">
            <text:p>12.81</text:p>
          </table:table-cell>
          <table:table-cell office:value-type="float" office:value="0" calcext:value-type="float">
            <text:p>0</text:p>
          </table:table-cell>
          <table:table-cell office:value-type="float" office:value="0.08802" calcext:value-type="float">
            <text:p>0.0880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4" calcext:value-type="float">
            <text:p>264</text:p>
          </table:table-cell>
          <table:table-cell table:formula="of:=[.B266]/[.$N$1]" office:value-type="float" office:value="0.198804909560724" calcext:value-type="float">
            <text:p>0.19880</text:p>
          </table:table-cell>
          <table:table-cell table:formula="of:=[.C266]/[.$N$1]" office:value-type="float" office:value="0.000142151162790698" calcext:value-type="float">
            <text:p>0.00014</text:p>
          </table:table-cell>
          <table:table-cell table:formula="of:=[.D266]/[.$N$1]" office:value-type="float" office:value="0.0578811369509044" calcext:value-type="float">
            <text:p>0.05788</text:p>
          </table:table-cell>
          <table:table-cell table:formula="of:=[.E266]/[.$N$1]" office:value-type="float" office:value="0.0460917312661499" calcext:value-type="float">
            <text:p>0.04609</text:p>
          </table:table-cell>
          <table:table-cell table:formula="of:=[.F266]/[.$N$1]" office:value-type="float" office:value="0" calcext:value-type="float">
            <text:p>0.00000</text:p>
          </table:table-cell>
          <table:table-cell table:formula="of:=[.G266]/[.$N$1]" office:value-type="float" office:value="0.0000963016795865633" calcext:value-type="float">
            <text:p>0.00010</text:p>
          </table:table-cell>
          <table:table-cell table:formula="of:=[.H266]/[.$N$1]" office:value-type="float" office:value="0.0738372093023256" calcext:value-type="float">
            <text:p>0.07384</text:p>
          </table:table-cell>
          <table:table-cell table:formula="of:=[.I266]/[.$N$1]" office:value-type="float" office:value="0.020687984496124" calcext:value-type="float">
            <text:p>0.02069</text:p>
          </table:table-cell>
          <table:table-cell table:formula="of:=[.J266]/[.$N$1]" office:value-type="float" office:value="0" calcext:value-type="float">
            <text:p>0.00000</text:p>
          </table:table-cell>
          <table:table-cell table:formula="of:=SUM([.Q266:.W266])" office:value-type="float" office:value="0.19859436369509" calcext:value-type="float">
            <text:p>0.19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02" calcext:value-type="float">
            <text:p>0.088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5" calcext:value-type="float">
            <text:p>265</text:p>
          </table:table-cell>
          <table:table-cell office:value-type="float" office:value="122.7" calcext:value-type="float">
            <text:p>122.7</text:p>
          </table:table-cell>
          <table:table-cell office:value-type="float" office:value="0.103" calcext:value-type="float">
            <text:p>0.103</text:p>
          </table:table-cell>
          <table:table-cell office:value-type="float" office:value="36.29" calcext:value-type="float">
            <text:p>36.29</text:p>
          </table:table-cell>
          <table:table-cell office:value-type="float" office:value="28.41" calcext:value-type="float">
            <text:p>28.41</text:p>
          </table:table-cell>
          <table:table-cell office:value-type="float" office:value="0" calcext:value-type="float">
            <text:p>0</text:p>
          </table:table-cell>
          <table:table-cell office:value-type="float" office:value="0.06171" calcext:value-type="float">
            <text:p>0.06171</text:p>
          </table:table-cell>
          <table:table-cell office:value-type="float" office:value="45.3" calcext:value-type="float">
            <text:p>45.3</text:p>
          </table:table-cell>
          <table:table-cell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5" calcext:value-type="float">
            <text:p>265</text:p>
          </table:table-cell>
          <table:table-cell table:formula="of:=[.B267]/[.$N$1]" office:value-type="float" office:value="0.198158914728682" calcext:value-type="float">
            <text:p>0.19816</text:p>
          </table:table-cell>
          <table:table-cell table:formula="of:=[.C267]/[.$N$1]" office:value-type="float" office:value="0.000166343669250646" calcext:value-type="float">
            <text:p>0.00017</text:p>
          </table:table-cell>
          <table:table-cell table:formula="of:=[.D267]/[.$N$1]" office:value-type="float" office:value="0.0586078811369509" calcext:value-type="float">
            <text:p>0.05861</text:p>
          </table:table-cell>
          <table:table-cell table:formula="of:=[.E267]/[.$N$1]" office:value-type="float" office:value="0.0458817829457364" calcext:value-type="float">
            <text:p>0.04588</text:p>
          </table:table-cell>
          <table:table-cell table:formula="of:=[.F267]/[.$N$1]" office:value-type="float" office:value="0" calcext:value-type="float">
            <text:p>0.00000</text:p>
          </table:table-cell>
          <table:table-cell table:formula="of:=[.G267]/[.$N$1]" office:value-type="float" office:value="0.0000996608527131783" calcext:value-type="float">
            <text:p>0.00010</text:p>
          </table:table-cell>
          <table:table-cell table:formula="of:=[.H267]/[.$N$1]" office:value-type="float" office:value="0.0731589147286822" calcext:value-type="float">
            <text:p>0.07316</text:p>
          </table:table-cell>
          <table:table-cell table:formula="of:=[.I267]/[.$N$1]" office:value-type="float" office:value="0.020171188630491" calcext:value-type="float">
            <text:p>0.02017</text:p>
          </table:table-cell>
          <table:table-cell table:formula="of:=[.J267]/[.$N$1]" office:value-type="float" office:value="0" calcext:value-type="float">
            <text:p>0.00000</text:p>
          </table:table-cell>
          <table:table-cell table:formula="of:=SUM([.Q267:.W267])" office:value-type="float" office:value="0.197919428294574" calcext:value-type="float">
            <text:p>0.19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6" calcext:value-type="float">
            <text:p>266</text:p>
          </table:table-cell>
          <table:table-cell office:value-type="float" office:value="123.4" calcext:value-type="float">
            <text:p>123.4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37.27" calcext:value-type="float">
            <text:p>37.27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  <table:table-cell office:value-type="float" office:value="0.04891" calcext:value-type="float">
            <text:p>0.04891</text:p>
          </table:table-cell>
          <table:table-cell office:value-type="float" office:value="44.37" calcext:value-type="float">
            <text:p>44.37</text:p>
          </table:table-cell>
          <table:table-cell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6" calcext:value-type="float">
            <text:p>266</text:p>
          </table:table-cell>
          <table:table-cell table:formula="of:=[.B268]/[.$N$1]" office:value-type="float" office:value="0.199289405684755" calcext:value-type="float">
            <text:p>0.19929</text:p>
          </table:table-cell>
          <table:table-cell table:formula="of:=[.C268]/[.$N$1]" office:value-type="float" office:value="0.000158446382428941" calcext:value-type="float">
            <text:p>0.00016</text:p>
          </table:table-cell>
          <table:table-cell table:formula="of:=[.D268]/[.$N$1]" office:value-type="float" office:value="0.0601905684754522" calcext:value-type="float">
            <text:p>0.06019</text:p>
          </table:table-cell>
          <table:table-cell table:formula="of:=[.E268]/[.$N$1]" office:value-type="float" office:value="0.0460755813953488" calcext:value-type="float">
            <text:p>0.04608</text:p>
          </table:table-cell>
          <table:table-cell table:formula="of:=[.F268]/[.$N$1]" office:value-type="float" office:value="0" calcext:value-type="float">
            <text:p>0.00000</text:p>
          </table:table-cell>
          <table:table-cell table:formula="of:=[.G268]/[.$N$1]" office:value-type="float" office:value="0.0000789890180878553" calcext:value-type="float">
            <text:p>0.00008</text:p>
          </table:table-cell>
          <table:table-cell table:formula="of:=[.H268]/[.$N$1]" office:value-type="float" office:value="0.071656976744186" calcext:value-type="float">
            <text:p>0.07166</text:p>
          </table:table-cell>
          <table:table-cell table:formula="of:=[.I268]/[.$N$1]" office:value-type="float" office:value="0.0210594315245478" calcext:value-type="float">
            <text:p>0.02106</text:p>
          </table:table-cell>
          <table:table-cell table:formula="of:=[.J268]/[.$N$1]" office:value-type="float" office:value="0" calcext:value-type="float">
            <text:p>0.00000</text:p>
          </table:table-cell>
          <table:table-cell table:formula="of:=SUM([.Q268:.W268])" office:value-type="float" office:value="0.199061547157623" calcext:value-type="float">
            <text:p>0.19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11" calcext:value-type="float">
            <text:p>0.098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7" calcext:value-type="float">
            <text:p>267</text:p>
          </table:table-cell>
          <table:table-cell office:value-type="float" office:value="121.3" calcext:value-type="float">
            <text:p>121.3</text:p>
          </table:table-cell>
          <table:table-cell office:value-type="float" office:value="0.08942" calcext:value-type="float">
            <text:p>0.08942</text:p>
          </table:table-cell>
          <table:table-cell office:value-type="float" office:value="36.78" calcext:value-type="float">
            <text:p>36.78</text:p>
          </table:table-cell>
          <table:table-cell office:value-type="float" office:value="28.05" calcext:value-type="float">
            <text:p>28.05</text:p>
          </table:table-cell>
          <table:table-cell office:value-type="float" office:value="0" calcext:value-type="float">
            <text:p>0</text:p>
          </table:table-cell>
          <table:table-cell office:value-type="float" office:value="0.05545" calcext:value-type="float">
            <text:p>0.05545</text:p>
          </table:table-cell>
          <table:table-cell office:value-type="float" office:value="44.09" calcext:value-type="float">
            <text:p>44.09</text:p>
          </table:table-cell>
          <table:table-cell office:value-type="float" office:value="12.21" calcext:value-type="float">
            <text:p>12.21</text:p>
          </table:table-cell>
          <table:table-cell office:value-type="float" office:value="0" calcext:value-type="float">
            <text:p>0</text:p>
          </table:table-cell>
          <table:table-cell office:value-type="float" office:value="0.08942" calcext:value-type="float">
            <text:p>0.0894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7" calcext:value-type="float">
            <text:p>267</text:p>
          </table:table-cell>
          <table:table-cell table:formula="of:=[.B269]/[.$N$1]" office:value-type="float" office:value="0.195897932816537" calcext:value-type="float">
            <text:p>0.19590</text:p>
          </table:table-cell>
          <table:table-cell table:formula="of:=[.C269]/[.$N$1]" office:value-type="float" office:value="0.000144412144702842" calcext:value-type="float">
            <text:p>0.00014</text:p>
          </table:table-cell>
          <table:table-cell table:formula="of:=[.D269]/[.$N$1]" office:value-type="float" office:value="0.0593992248062016" calcext:value-type="float">
            <text:p>0.05940</text:p>
          </table:table-cell>
          <table:table-cell table:formula="of:=[.E269]/[.$N$1]" office:value-type="float" office:value="0.0453003875968992" calcext:value-type="float">
            <text:p>0.04530</text:p>
          </table:table-cell>
          <table:table-cell table:formula="of:=[.F269]/[.$N$1]" office:value-type="float" office:value="0" calcext:value-type="float">
            <text:p>0.00000</text:p>
          </table:table-cell>
          <table:table-cell table:formula="of:=[.G269]/[.$N$1]" office:value-type="float" office:value="0.0000895510335917313" calcext:value-type="float">
            <text:p>0.00009</text:p>
          </table:table-cell>
          <table:table-cell table:formula="of:=[.H269]/[.$N$1]" office:value-type="float" office:value="0.0712047803617571" calcext:value-type="float">
            <text:p>0.07120</text:p>
          </table:table-cell>
          <table:table-cell table:formula="of:=[.I269]/[.$N$1]" office:value-type="float" office:value="0.019718992248062" calcext:value-type="float">
            <text:p>0.01972</text:p>
          </table:table-cell>
          <table:table-cell table:formula="of:=[.J269]/[.$N$1]" office:value-type="float" office:value="0" calcext:value-type="float">
            <text:p>0.00000</text:p>
          </table:table-cell>
          <table:table-cell table:formula="of:=SUM([.Q269:.W269])" office:value-type="float" office:value="0.195712936046512" calcext:value-type="float">
            <text:p>0.19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42" calcext:value-type="float">
            <text:p>0.089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8" calcext:value-type="float">
            <text:p>268</text:p>
          </table:table-cell>
          <table:table-cell office:value-type="float" office:value="122.5" calcext:value-type="float">
            <text:p>122.5</text:p>
          </table:table-cell>
          <table:table-cell office:value-type="float" office:value="0.0984" calcext:value-type="float">
            <text:p>0.0984</text:p>
          </table:table-cell>
          <table:table-cell office:value-type="float" office:value="36.71" calcext:value-type="float">
            <text:p>36.71</text:p>
          </table:table-cell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office:value-type="float" office:value="0.04982" calcext:value-type="float">
            <text:p>0.04982</text:p>
          </table:table-cell>
          <table:table-cell office:value-type="float" office:value="44.29" calcext:value-type="float">
            <text:p>44.29</text:p>
          </table:table-cell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8" calcext:value-type="float">
            <text:p>268</text:p>
          </table:table-cell>
          <table:table-cell table:formula="of:=[.B270]/[.$N$1]" office:value-type="float" office:value="0.197835917312661" calcext:value-type="float">
            <text:p>0.19784</text:p>
          </table:table-cell>
          <table:table-cell table:formula="of:=[.C270]/[.$N$1]" office:value-type="float" office:value="0.000158914728682171" calcext:value-type="float">
            <text:p>0.00016</text:p>
          </table:table-cell>
          <table:table-cell table:formula="of:=[.D270]/[.$N$1]" office:value-type="float" office:value="0.0592861757105943" calcext:value-type="float">
            <text:p>0.05929</text:p>
          </table:table-cell>
          <table:table-cell table:formula="of:=[.E270]/[.$N$1]" office:value-type="float" office:value="0.0467538759689922" calcext:value-type="float">
            <text:p>0.04675</text:p>
          </table:table-cell>
          <table:table-cell table:formula="of:=[.F270]/[.$N$1]" office:value-type="float" office:value="0" calcext:value-type="float">
            <text:p>0.00000</text:p>
          </table:table-cell>
          <table:table-cell table:formula="of:=[.G270]/[.$N$1]" office:value-type="float" office:value="0.0000804586563307494" calcext:value-type="float">
            <text:p>0.00008</text:p>
          </table:table-cell>
          <table:table-cell table:formula="of:=[.H270]/[.$N$1]" office:value-type="float" office:value="0.0715277777777778" calcext:value-type="float">
            <text:p>0.07153</text:p>
          </table:table-cell>
          <table:table-cell table:formula="of:=[.I270]/[.$N$1]" office:value-type="float" office:value="0.0200904392764858" calcext:value-type="float">
            <text:p>0.02009</text:p>
          </table:table-cell>
          <table:table-cell table:formula="of:=[.J270]/[.$N$1]" office:value-type="float" office:value="0" calcext:value-type="float">
            <text:p>0.00000</text:p>
          </table:table-cell>
          <table:table-cell table:formula="of:=SUM([.Q270:.W270])" office:value-type="float" office:value="0.197738727390181" calcext:value-type="float">
            <text:p>0.19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69" calcext:value-type="float">
            <text:p>269</text:p>
          </table:table-cell>
          <table:table-cell office:value-type="float" office:value="120.8" calcext:value-type="float">
            <text:p>120.8</text:p>
          </table:table-cell>
          <table:table-cell office:value-type="float" office:value="0.1114" calcext:value-type="float">
            <text:p>0.1114</text:p>
          </table:table-cell>
          <table:table-cell office:value-type="float" office:value="37.57" calcext:value-type="float">
            <text:p>37.57</text:p>
          </table:table-cell>
          <table:table-cell office:value-type="float" office:value="29.12" calcext:value-type="float">
            <text:p>29.12</text:p>
          </table:table-cell>
          <table:table-cell office:value-type="float" office:value="0" calcext:value-type="float">
            <text:p>0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42.34" calcext:value-type="float">
            <text:p>42.34</text:p>
          </table:table-cell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  <table:table-cell office:value-type="float" office:value="0.1114" calcext:value-type="float">
            <text:p>0.11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69" calcext:value-type="float">
            <text:p>269</text:p>
          </table:table-cell>
          <table:table-cell table:formula="of:=[.B271]/[.$N$1]" office:value-type="float" office:value="0.195090439276486" calcext:value-type="float">
            <text:p>0.19509</text:p>
          </table:table-cell>
          <table:table-cell table:formula="of:=[.C271]/[.$N$1]" office:value-type="float" office:value="0.000179909560723514" calcext:value-type="float">
            <text:p>0.00018</text:p>
          </table:table-cell>
          <table:table-cell table:formula="of:=[.D271]/[.$N$1]" office:value-type="float" office:value="0.0606750645994832" calcext:value-type="float">
            <text:p>0.06068</text:p>
          </table:table-cell>
          <table:table-cell table:formula="of:=[.E271]/[.$N$1]" office:value-type="float" office:value="0.0470284237726098" calcext:value-type="float">
            <text:p>0.04703</text:p>
          </table:table-cell>
          <table:table-cell table:formula="of:=[.F271]/[.$N$1]" office:value-type="float" office:value="0" calcext:value-type="float">
            <text:p>0.00000</text:p>
          </table:table-cell>
          <table:table-cell table:formula="of:=[.G271]/[.$N$1]" office:value-type="float" office:value="0.0000824127906976744" calcext:value-type="float">
            <text:p>0.00008</text:p>
          </table:table-cell>
          <table:table-cell table:formula="of:=[.H271]/[.$N$1]" office:value-type="float" office:value="0.0683785529715762" calcext:value-type="float">
            <text:p>0.06838</text:p>
          </table:table-cell>
          <table:table-cell table:formula="of:=[.I271]/[.$N$1]" office:value-type="float" office:value="0.0188307493540052" calcext:value-type="float">
            <text:p>0.01883</text:p>
          </table:table-cell>
          <table:table-cell table:formula="of:=[.J271]/[.$N$1]" office:value-type="float" office:value="0" calcext:value-type="float">
            <text:p>0.00000</text:p>
          </table:table-cell>
          <table:table-cell table:formula="of:=SUM([.Q271:.W271])" office:value-type="float" office:value="0.194995203488372" calcext:value-type="float">
            <text:p>0.19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4" calcext:value-type="float">
            <text:p>0.11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0" calcext:value-type="float">
            <text:p>270</text:p>
          </table:table-cell>
          <table:table-cell office:value-type="float" office:value="123.1" calcext:value-type="float">
            <text:p>123.1</text:p>
          </table:table-cell>
          <table:table-cell office:value-type="float" office:value="0.1051" calcext:value-type="float">
            <text:p>0.1051</text:p>
          </table:table-cell>
          <table:table-cell office:value-type="float" office:value="38.24" calcext:value-type="float">
            <text:p>38.24</text:p>
          </table:table-cell>
          <table:table-cell office:value-type="float" office:value="29.33" calcext:value-type="float">
            <text:p>29.33</text:p>
          </table:table-cell>
          <table:table-cell office:value-type="float" office:value="0" calcext:value-type="float">
            <text:p>0</text:p>
          </table:table-cell>
          <table:table-cell office:value-type="float" office:value="0.05383" calcext:value-type="float">
            <text:p>0.05383</text:p>
          </table:table-cell>
          <table:table-cell office:value-type="float" office:value="43.83" calcext:value-type="float">
            <text:p>43.83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0.1051" calcext:value-type="float">
            <text:p>0.105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0" calcext:value-type="float">
            <text:p>270</text:p>
          </table:table-cell>
          <table:table-cell table:formula="of:=[.B272]/[.$N$1]" office:value-type="float" office:value="0.198804909560724" calcext:value-type="float">
            <text:p>0.19880</text:p>
          </table:table-cell>
          <table:table-cell table:formula="of:=[.C272]/[.$N$1]" office:value-type="float" office:value="0.000169735142118863" calcext:value-type="float">
            <text:p>0.00017</text:p>
          </table:table-cell>
          <table:table-cell table:formula="of:=[.D272]/[.$N$1]" office:value-type="float" office:value="0.0617571059431525" calcext:value-type="float">
            <text:p>0.06176</text:p>
          </table:table-cell>
          <table:table-cell table:formula="of:=[.E272]/[.$N$1]" office:value-type="float" office:value="0.0473675710594315" calcext:value-type="float">
            <text:p>0.04737</text:p>
          </table:table-cell>
          <table:table-cell table:formula="of:=[.F272]/[.$N$1]" office:value-type="float" office:value="0" calcext:value-type="float">
            <text:p>0.00000</text:p>
          </table:table-cell>
          <table:table-cell table:formula="of:=[.G272]/[.$N$1]" office:value-type="float" office:value="0.0000869347545219638" calcext:value-type="float">
            <text:p>0.00009</text:p>
          </table:table-cell>
          <table:table-cell table:formula="of:=[.H272]/[.$N$1]" office:value-type="float" office:value="0.0707848837209302" calcext:value-type="float">
            <text:p>0.07078</text:p>
          </table:table-cell>
          <table:table-cell table:formula="of:=[.I272]/[.$N$1]" office:value-type="float" office:value="0.018733850129199" calcext:value-type="float">
            <text:p>0.01873</text:p>
          </table:table-cell>
          <table:table-cell table:formula="of:=[.J272]/[.$N$1]" office:value-type="float" office:value="0" calcext:value-type="float">
            <text:p>0.00000</text:p>
          </table:table-cell>
          <table:table-cell table:formula="of:=SUM([.Q272:.W272])" office:value-type="float" office:value="0.198730345607235" calcext:value-type="float">
            <text:p>0.19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1" calcext:value-type="float">
            <text:p>0.10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1" calcext:value-type="float">
            <text:p>271</text:p>
          </table:table-cell>
          <table:table-cell office:value-type="float" office:value="121.7" calcext:value-type="float">
            <text:p>121.7</text:p>
          </table:table-cell>
          <table:table-cell office:value-type="float" office:value="0.1017" calcext:value-type="float">
            <text:p>0.1017</text:p>
          </table:table-cell>
          <table:table-cell office:value-type="float" office:value="37.68" calcext:value-type="float">
            <text:p>37.68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0.04757" calcext:value-type="float">
            <text:p>0.04757</text:p>
          </table:table-cell>
          <table:table-cell office:value-type="float" office:value="42.28" calcext:value-type="float">
            <text:p>42.28</text:p>
          </table:table-cell>
          <table:table-cell office:value-type="float" office:value="11.77" calcext:value-type="float">
            <text:p>11.77</text:p>
          </table:table-cell>
          <table:table-cell office:value-type="float" office:value="0" calcext:value-type="float">
            <text:p>0</text:p>
          </table:table-cell>
          <table:table-cell office:value-type="float" office:value="0.1017" calcext:value-type="float">
            <text:p>0.10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1" calcext:value-type="float">
            <text:p>271</text:p>
          </table:table-cell>
          <table:table-cell table:formula="of:=[.B273]/[.$N$1]" office:value-type="float" office:value="0.196543927648579" calcext:value-type="float">
            <text:p>0.19654</text:p>
          </table:table-cell>
          <table:table-cell table:formula="of:=[.C273]/[.$N$1]" office:value-type="float" office:value="0.000164244186046512" calcext:value-type="float">
            <text:p>0.00016</text:p>
          </table:table-cell>
          <table:table-cell table:formula="of:=[.D273]/[.$N$1]" office:value-type="float" office:value="0.0608527131782946" calcext:value-type="float">
            <text:p>0.06085</text:p>
          </table:table-cell>
          <table:table-cell table:formula="of:=[.E273]/[.$N$1]" office:value-type="float" office:value="0.0482073643410853" calcext:value-type="float">
            <text:p>0.04821</text:p>
          </table:table-cell>
          <table:table-cell table:formula="of:=[.F273]/[.$N$1]" office:value-type="float" office:value="0" calcext:value-type="float">
            <text:p>0.00000</text:p>
          </table:table-cell>
          <table:table-cell table:formula="of:=[.G273]/[.$N$1]" office:value-type="float" office:value="0.0000768249354005168" calcext:value-type="float">
            <text:p>0.00008</text:p>
          </table:table-cell>
          <table:table-cell table:formula="of:=[.H273]/[.$N$1]" office:value-type="float" office:value="0.06828165374677" calcext:value-type="float">
            <text:p>0.06828</text:p>
          </table:table-cell>
          <table:table-cell table:formula="of:=[.I273]/[.$N$1]" office:value-type="float" office:value="0.0190083979328165" calcext:value-type="float">
            <text:p>0.01901</text:p>
          </table:table-cell>
          <table:table-cell table:formula="of:=[.J273]/[.$N$1]" office:value-type="float" office:value="0" calcext:value-type="float">
            <text:p>0.00000</text:p>
          </table:table-cell>
          <table:table-cell table:formula="of:=SUM([.Q273:.W273])" office:value-type="float" office:value="0.196426954134367" calcext:value-type="float">
            <text:p>0.196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17" calcext:value-type="float">
            <text:p>0.10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2" calcext:value-type="float">
            <text:p>272</text:p>
          </table:table-cell>
          <table:table-cell office:value-type="float" office:value="120.7" calcext:value-type="float">
            <text:p>120.7</text:p>
          </table:table-cell>
          <table:table-cell office:value-type="float" office:value="0.1149" calcext:value-type="float">
            <text:p>0.1149</text:p>
          </table:table-cell>
          <table:table-cell office:value-type="float" office:value="38.42" calcext:value-type="float">
            <text:p>38.42</text:p>
          </table:table-cell>
          <table:table-cell office:value-type="float" office:value="29.5" calcext:value-type="float">
            <text:p>29.5</text:p>
          </table:table-cell>
          <table:table-cell office:value-type="float" office:value="0" calcext:value-type="float">
            <text:p>0</text:p>
          </table:table-cell>
          <table:table-cell office:value-type="float" office:value="0.05218" calcext:value-type="float">
            <text:p>0.05218</text:p>
          </table:table-cell>
          <table:table-cell office:value-type="float" office:value="40.96" calcext:value-type="float">
            <text:p>40.96</text:p>
          </table:table-cell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2" calcext:value-type="float">
            <text:p>272</text:p>
          </table:table-cell>
          <table:table-cell table:formula="of:=[.B274]/[.$N$1]" office:value-type="float" office:value="0.194928940568475" calcext:value-type="float">
            <text:p>0.19493</text:p>
          </table:table-cell>
          <table:table-cell table:formula="of:=[.C274]/[.$N$1]" office:value-type="float" office:value="0.000185562015503876" calcext:value-type="float">
            <text:p>0.00019</text:p>
          </table:table-cell>
          <table:table-cell table:formula="of:=[.D274]/[.$N$1]" office:value-type="float" office:value="0.0620478036175711" calcext:value-type="float">
            <text:p>0.06205</text:p>
          </table:table-cell>
          <table:table-cell table:formula="of:=[.E274]/[.$N$1]" office:value-type="float" office:value="0.0476421188630491" calcext:value-type="float">
            <text:p>0.04764</text:p>
          </table:table-cell>
          <table:table-cell table:formula="of:=[.F274]/[.$N$1]" office:value-type="float" office:value="0" calcext:value-type="float">
            <text:p>0.00000</text:p>
          </table:table-cell>
          <table:table-cell table:formula="of:=[.G274]/[.$N$1]" office:value-type="float" office:value="0.0000842700258397933" calcext:value-type="float">
            <text:p>0.00008</text:p>
          </table:table-cell>
          <table:table-cell table:formula="of:=[.H274]/[.$N$1]" office:value-type="float" office:value="0.0661498708010336" calcext:value-type="float">
            <text:p>0.06615</text:p>
          </table:table-cell>
          <table:table-cell table:formula="of:=[.I274]/[.$N$1]" office:value-type="float" office:value="0.0188630490956072" calcext:value-type="float">
            <text:p>0.01886</text:p>
          </table:table-cell>
          <table:table-cell table:formula="of:=[.J274]/[.$N$1]" office:value-type="float" office:value="0" calcext:value-type="float">
            <text:p>0.00000</text:p>
          </table:table-cell>
          <table:table-cell table:formula="of:=SUM([.Q274:.W274])" office:value-type="float" office:value="0.194787112403101" calcext:value-type="float">
            <text:p>0.19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9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3" calcext:value-type="float">
            <text:p>273</text:p>
          </table:table-cell>
          <table:table-cell office:value-type="float" office:value="120.2" calcext:value-type="float">
            <text:p>120.2</text:p>
          </table:table-cell>
          <table:table-cell office:value-type="float" office:value="0.119" calcext:value-type="float">
            <text:p>0.119</text:p>
          </table:table-cell>
          <table:table-cell office:value-type="float" office:value="37.93" calcext:value-type="float">
            <text:p>37.93</text:p>
          </table:table-cell>
          <table:table-cell office:value-type="float" office:value="29.43" calcext:value-type="float">
            <text:p>29.43</text:p>
          </table:table-cell>
          <table:table-cell office:value-type="float" office:value="0" calcext:value-type="float">
            <text:p>0</text:p>
          </table:table-cell>
          <table:table-cell office:value-type="float" office:value="0.04738" calcext:value-type="float">
            <text:p>0.04738</text:p>
          </table:table-cell>
          <table:table-cell office:value-type="float" office:value="41.56" calcext:value-type="float">
            <text:p>41.56</text:p>
          </table:table-cell>
          <table:table-cell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3" calcext:value-type="float">
            <text:p>273</text:p>
          </table:table-cell>
          <table:table-cell table:formula="of:=[.B275]/[.$N$1]" office:value-type="float" office:value="0.194121447028424" calcext:value-type="float">
            <text:p>0.19412</text:p>
          </table:table-cell>
          <table:table-cell table:formula="of:=[.C275]/[.$N$1]" office:value-type="float" office:value="0.0001921834625323" calcext:value-type="float">
            <text:p>0.00019</text:p>
          </table:table-cell>
          <table:table-cell table:formula="of:=[.D275]/[.$N$1]" office:value-type="float" office:value="0.0612564599483204" calcext:value-type="float">
            <text:p>0.06126</text:p>
          </table:table-cell>
          <table:table-cell table:formula="of:=[.E275]/[.$N$1]" office:value-type="float" office:value="0.0475290697674419" calcext:value-type="float">
            <text:p>0.04753</text:p>
          </table:table-cell>
          <table:table-cell table:formula="of:=[.F275]/[.$N$1]" office:value-type="float" office:value="0" calcext:value-type="float">
            <text:p>0.00000</text:p>
          </table:table-cell>
          <table:table-cell table:formula="of:=[.G275]/[.$N$1]" office:value-type="float" office:value="0.0000765180878552972" calcext:value-type="float">
            <text:p>0.00008</text:p>
          </table:table-cell>
          <table:table-cell table:formula="of:=[.H275]/[.$N$1]" office:value-type="float" office:value="0.0671188630490956" calcext:value-type="float">
            <text:p>0.06712</text:p>
          </table:table-cell>
          <table:table-cell table:formula="of:=[.I275]/[.$N$1]" office:value-type="float" office:value="0.0179748062015504" calcext:value-type="float">
            <text:p>0.01797</text:p>
          </table:table-cell>
          <table:table-cell table:formula="of:=[.J275]/[.$N$1]" office:value-type="float" office:value="0" calcext:value-type="float">
            <text:p>0.00000</text:p>
          </table:table-cell>
          <table:table-cell table:formula="of:=SUM([.Q275:.W275])" office:value-type="float" office:value="0.193955717054264" calcext:value-type="float">
            <text:p>0.19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4" calcext:value-type="float">
            <text:p>274</text:p>
          </table:table-cell>
          <table:table-cell office:value-type="float" office:value="120.8" calcext:value-type="float">
            <text:p>120.8</text:p>
          </table:table-cell>
          <table:table-cell office:value-type="float" office:value="0.1111" calcext:value-type="float">
            <text:p>0.1111</text:p>
          </table:table-cell>
          <table:table-cell office:value-type="float" office:value="38.42" calcext:value-type="float">
            <text:p>38.42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0.05807" calcext:value-type="float">
            <text:p>0.05807</text:p>
          </table:table-cell>
          <table:table-cell office:value-type="float" office:value="41.52" calcext:value-type="float">
            <text:p>41.52</text:p>
          </table:table-cell>
          <table:table-cell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4" calcext:value-type="float">
            <text:p>274</text:p>
          </table:table-cell>
          <table:table-cell table:formula="of:=[.B276]/[.$N$1]" office:value-type="float" office:value="0.195090439276486" calcext:value-type="float">
            <text:p>0.19509</text:p>
          </table:table-cell>
          <table:table-cell table:formula="of:=[.C276]/[.$N$1]" office:value-type="float" office:value="0.000179425064599483" calcext:value-type="float">
            <text:p>0.00018</text:p>
          </table:table-cell>
          <table:table-cell table:formula="of:=[.D276]/[.$N$1]" office:value-type="float" office:value="0.0620478036175711" calcext:value-type="float">
            <text:p>0.06205</text:p>
          </table:table-cell>
          <table:table-cell table:formula="of:=[.E276]/[.$N$1]" office:value-type="float" office:value="0.0478036175710594" calcext:value-type="float">
            <text:p>0.04780</text:p>
          </table:table-cell>
          <table:table-cell table:formula="of:=[.F276]/[.$N$1]" office:value-type="float" office:value="0" calcext:value-type="float">
            <text:p>0.00000</text:p>
          </table:table-cell>
          <table:table-cell table:formula="of:=[.G276]/[.$N$1]" office:value-type="float" office:value="0.0000937822997416021" calcext:value-type="float">
            <text:p>0.00009</text:p>
          </table:table-cell>
          <table:table-cell table:formula="of:=[.H276]/[.$N$1]" office:value-type="float" office:value="0.0670542635658915" calcext:value-type="float">
            <text:p>0.06705</text:p>
          </table:table-cell>
          <table:table-cell table:formula="of:=[.I276]/[.$N$1]" office:value-type="float" office:value="0.0178617571059432" calcext:value-type="float">
            <text:p>0.01786</text:p>
          </table:table-cell>
          <table:table-cell table:formula="of:=[.J276]/[.$N$1]" office:value-type="float" office:value="0" calcext:value-type="float">
            <text:p>0.00000</text:p>
          </table:table-cell>
          <table:table-cell table:formula="of:=SUM([.Q276:.W276])" office:value-type="float" office:value="0.194861224160207" calcext:value-type="float">
            <text:p>0.19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5" calcext:value-type="float">
            <text:p>275</text:p>
          </table:table-cell>
          <table:table-cell office:value-type="float" office:value="121.8" calcext:value-type="float">
            <text:p>121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39.33" calcext:value-type="float">
            <text:p>39.33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  <table:table-cell office:value-type="float" office:value="0.04592" calcext:value-type="float">
            <text:p>0.04592</text:p>
          </table:table-cell>
          <table:table-cell office:value-type="float" office:value="40.86" calcext:value-type="float">
            <text:p>40.86</text:p>
          </table:table-cell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5" calcext:value-type="float">
            <text:p>275</text:p>
          </table:table-cell>
          <table:table-cell table:formula="of:=[.B277]/[.$N$1]" office:value-type="float" office:value="0.196705426356589" calcext:value-type="float">
            <text:p>0.19671</text:p>
          </table:table-cell>
          <table:table-cell table:formula="of:=[.C277]/[.$N$1]" office:value-type="float" office:value="0.000196382428940568" calcext:value-type="float">
            <text:p>0.00020</text:p>
          </table:table-cell>
          <table:table-cell table:formula="of:=[.D277]/[.$N$1]" office:value-type="float" office:value="0.0635174418604651" calcext:value-type="float">
            <text:p>0.06352</text:p>
          </table:table-cell>
          <table:table-cell table:formula="of:=[.E277]/[.$N$1]" office:value-type="float" office:value="0.0487080103359173" calcext:value-type="float">
            <text:p>0.04871</text:p>
          </table:table-cell>
          <table:table-cell table:formula="of:=[.F277]/[.$N$1]" office:value-type="float" office:value="0" calcext:value-type="float">
            <text:p>0.00000</text:p>
          </table:table-cell>
          <table:table-cell table:formula="of:=[.G277]/[.$N$1]" office:value-type="float" office:value="0.0000741602067183463" calcext:value-type="float">
            <text:p>0.00007</text:p>
          </table:table-cell>
          <table:table-cell table:formula="of:=[.H277]/[.$N$1]" office:value-type="float" office:value="0.0659883720930233" calcext:value-type="float">
            <text:p>0.06599</text:p>
          </table:table-cell>
          <table:table-cell table:formula="of:=[.I277]/[.$N$1]" office:value-type="float" office:value="0.0181524547803618" calcext:value-type="float">
            <text:p>0.01815</text:p>
          </table:table-cell>
          <table:table-cell table:formula="of:=[.J277]/[.$N$1]" office:value-type="float" office:value="0" calcext:value-type="float">
            <text:p>0.00000</text:p>
          </table:table-cell>
          <table:table-cell table:formula="of:=SUM([.Q277:.W277])" office:value-type="float" office:value="0.196440439276486" calcext:value-type="float">
            <text:p>0.1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6" calcext:value-type="float">
            <text:p>276</text:p>
          </table:table-cell>
          <table:table-cell office:value-type="float" office:value="121.3" calcext:value-type="float">
            <text:p>121.3</text:p>
          </table:table-cell>
          <table:table-cell office:value-type="float" office:value="0.1213" calcext:value-type="float">
            <text:p>0.1213</text:p>
          </table:table-cell>
          <table:table-cell office:value-type="float" office:value="39.05" calcext:value-type="float">
            <text:p>39.05</text:p>
          </table:table-cell>
          <table:table-cell office:value-type="float" office:value="30.7" calcext:value-type="float">
            <text:p>30.7</text:p>
          </table:table-cell>
          <table:table-cell office:value-type="float" office:value="0" calcext:value-type="float">
            <text:p>0</text:p>
          </table:table-cell>
          <table:table-cell office:value-type="float" office:value="0.05001" calcext:value-type="float">
            <text:p>0.05001</text:p>
          </table:table-cell>
          <table:table-cell office:value-type="float" office:value="40.24" calcext:value-type="float">
            <text:p>40.24</text:p>
          </table:table-cell>
          <table:table-cell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6" calcext:value-type="float">
            <text:p>276</text:p>
          </table:table-cell>
          <table:table-cell table:formula="of:=[.B278]/[.$N$1]" office:value-type="float" office:value="0.195897932816537" calcext:value-type="float">
            <text:p>0.19590</text:p>
          </table:table-cell>
          <table:table-cell table:formula="of:=[.C278]/[.$N$1]" office:value-type="float" office:value="0.000195897932816537" calcext:value-type="float">
            <text:p>0.00020</text:p>
          </table:table-cell>
          <table:table-cell table:formula="of:=[.D278]/[.$N$1]" office:value-type="float" office:value="0.0630652454780362" calcext:value-type="float">
            <text:p>0.06307</text:p>
          </table:table-cell>
          <table:table-cell table:formula="of:=[.E278]/[.$N$1]" office:value-type="float" office:value="0.0495801033591731" calcext:value-type="float">
            <text:p>0.04958</text:p>
          </table:table-cell>
          <table:table-cell table:formula="of:=[.F278]/[.$N$1]" office:value-type="float" office:value="0" calcext:value-type="float">
            <text:p>0.00000</text:p>
          </table:table-cell>
          <table:table-cell table:formula="of:=[.G278]/[.$N$1]" office:value-type="float" office:value="0.000080765503875969" calcext:value-type="float">
            <text:p>0.00008</text:p>
          </table:table-cell>
          <table:table-cell table:formula="of:=[.H278]/[.$N$1]" office:value-type="float" office:value="0.0649870801033592" calcext:value-type="float">
            <text:p>0.06499</text:p>
          </table:table-cell>
          <table:table-cell table:formula="of:=[.I278]/[.$N$1]" office:value-type="float" office:value="0.0179748062015504" calcext:value-type="float">
            <text:p>0.01797</text:p>
          </table:table-cell>
          <table:table-cell table:formula="of:=[.J278]/[.$N$1]" office:value-type="float" office:value="0" calcext:value-type="float">
            <text:p>0.00000</text:p>
          </table:table-cell>
          <table:table-cell table:formula="of:=SUM([.Q278:.W278])" office:value-type="float" office:value="0.195688000645995" calcext:value-type="float">
            <text:p>0.19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3" calcext:value-type="float">
            <text:p>0.12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7" calcext:value-type="float">
            <text:p>277</text:p>
          </table:table-cell>
          <table:table-cell office:value-type="float" office:value="119.2" calcext:value-type="float">
            <text:p>119.2</text:p>
          </table:table-cell>
          <table:table-cell office:value-type="float" office:value="0.132" calcext:value-type="float">
            <text:p>0.132</text:p>
          </table:table-cell>
          <table:table-cell office:value-type="float" office:value="38.78" calcext:value-type="float">
            <text:p>38.78</text:p>
          </table:table-cell>
          <table:table-cell office:value-type="float" office:value="29.98" calcext:value-type="float">
            <text:p>29.98</text:p>
          </table:table-cell>
          <table:table-cell office:value-type="float" office:value="0" calcext:value-type="float">
            <text:p>0</text:p>
          </table:table-cell>
          <table:table-cell office:value-type="float" office:value="0.04018" calcext:value-type="float">
            <text:p>0.04018</text:p>
          </table:table-cell>
          <table:table-cell office:value-type="float" office:value="39.75" calcext:value-type="float">
            <text:p>39.7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7" calcext:value-type="float">
            <text:p>277</text:p>
          </table:table-cell>
          <table:table-cell table:formula="of:=[.B279]/[.$N$1]" office:value-type="float" office:value="0.19250645994832" calcext:value-type="float">
            <text:p>0.19251</text:p>
          </table:table-cell>
          <table:table-cell table:formula="of:=[.C279]/[.$N$1]" office:value-type="float" office:value="0.000213178294573643" calcext:value-type="float">
            <text:p>0.00021</text:p>
          </table:table-cell>
          <table:table-cell table:formula="of:=[.D279]/[.$N$1]" office:value-type="float" office:value="0.0626291989664083" calcext:value-type="float">
            <text:p>0.06263</text:p>
          </table:table-cell>
          <table:table-cell table:formula="of:=[.E279]/[.$N$1]" office:value-type="float" office:value="0.0484173126614987" calcext:value-type="float">
            <text:p>0.04842</text:p>
          </table:table-cell>
          <table:table-cell table:formula="of:=[.F279]/[.$N$1]" office:value-type="float" office:value="0" calcext:value-type="float">
            <text:p>0.00000</text:p>
          </table:table-cell>
          <table:table-cell table:formula="of:=[.G279]/[.$N$1]" office:value-type="float" office:value="0.000064890180878553" calcext:value-type="float">
            <text:p>0.00006</text:p>
          </table:table-cell>
          <table:table-cell table:formula="of:=[.H279]/[.$N$1]" office:value-type="float" office:value="0.0641957364341085" calcext:value-type="float">
            <text:p>0.06420</text:p>
          </table:table-cell>
          <table:table-cell table:formula="of:=[.I279]/[.$N$1]" office:value-type="float" office:value="0.0169573643410853" calcext:value-type="float">
            <text:p>0.01696</text:p>
          </table:table-cell>
          <table:table-cell table:formula="of:=[.J279]/[.$N$1]" office:value-type="float" office:value="0" calcext:value-type="float">
            <text:p>0.00000</text:p>
          </table:table-cell>
          <table:table-cell table:formula="of:=SUM([.Q279:.W279])" office:value-type="float" office:value="0.192264502583979" calcext:value-type="float">
            <text:p>0.19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8" calcext:value-type="float">
            <text:p>278</text:p>
          </table:table-cell>
          <table:table-cell office:value-type="float" office:value="121" calcext:value-type="float">
            <text:p>121</text:p>
          </table:table-cell>
          <table:table-cell office:value-type="float" office:value="0.1186" calcext:value-type="float">
            <text:p>0.1186</text:p>
          </table:table-cell>
          <table:table-cell office:value-type="float" office:value="40.04" calcext:value-type="float">
            <text:p>40.04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  <table:table-cell office:value-type="float" office:value="0.04466" calcext:value-type="float">
            <text:p>0.04466</text:p>
          </table:table-cell>
          <table:table-cell office:value-type="float" office:value="39.39" calcext:value-type="float">
            <text:p>39.39</text:p>
          </table:table-cell>
          <table:table-cell office:value-type="float" office:value="10.99" calcext:value-type="float">
            <text:p>10.99</text:p>
          </table:table-cell>
          <table:table-cell office:value-type="float" office:value="0" calcext:value-type="float">
            <text:p>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8" calcext:value-type="float">
            <text:p>278</text:p>
          </table:table-cell>
          <table:table-cell table:formula="of:=[.B280]/[.$N$1]" office:value-type="float" office:value="0.195413436692506" calcext:value-type="float">
            <text:p>0.19541</text:p>
          </table:table-cell>
          <table:table-cell table:formula="of:=[.C280]/[.$N$1]" office:value-type="float" office:value="0.000191537467700258" calcext:value-type="float">
            <text:p>0.00019</text:p>
          </table:table-cell>
          <table:table-cell table:formula="of:=[.D280]/[.$N$1]" office:value-type="float" office:value="0.0646640826873385" calcext:value-type="float">
            <text:p>0.06466</text:p>
          </table:table-cell>
          <table:table-cell table:formula="of:=[.E280]/[.$N$1]" office:value-type="float" office:value="0.0491925064599483" calcext:value-type="float">
            <text:p>0.04919</text:p>
          </table:table-cell>
          <table:table-cell table:formula="of:=[.F280]/[.$N$1]" office:value-type="float" office:value="0" calcext:value-type="float">
            <text:p>0.00000</text:p>
          </table:table-cell>
          <table:table-cell table:formula="of:=[.G280]/[.$N$1]" office:value-type="float" office:value="0.000072125322997416" calcext:value-type="float">
            <text:p>0.00007</text:p>
          </table:table-cell>
          <table:table-cell table:formula="of:=[.H280]/[.$N$1]" office:value-type="float" office:value="0.0636143410852713" calcext:value-type="float">
            <text:p>0.06361</text:p>
          </table:table-cell>
          <table:table-cell table:formula="of:=[.I280]/[.$N$1]" office:value-type="float" office:value="0.0177487080103359" calcext:value-type="float">
            <text:p>0.01775</text:p>
          </table:table-cell>
          <table:table-cell table:formula="of:=[.J280]/[.$N$1]" office:value-type="float" office:value="0" calcext:value-type="float">
            <text:p>0.00000</text:p>
          </table:table-cell>
          <table:table-cell table:formula="of:=SUM([.Q280:.W280])" office:value-type="float" office:value="0.195291763565891" calcext:value-type="float">
            <text:p>0.19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6" calcext:value-type="float">
            <text:p>0.11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79" calcext:value-type="float">
            <text:p>279</text:p>
          </table:table-cell>
          <table:table-cell office:value-type="float" office:value="118.9" calcext:value-type="float">
            <text:p>118.9</text:p>
          </table:table-cell>
          <table:table-cell office:value-type="float" office:value="0.1255" calcext:value-type="float">
            <text:p>0.1255</text:p>
          </table:table-cell>
          <table:table-cell office:value-type="float" office:value="39.5" calcext:value-type="float">
            <text:p>39.5</text:p>
          </table:table-cell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0.04183" calcext:value-type="float">
            <text:p>0.04183</text:p>
          </table:table-cell>
          <table:table-cell office:value-type="float" office:value="38.13" calcext:value-type="float">
            <text:p>38.13</text:p>
          </table:table-cell>
          <table:table-cell office:value-type="float" office:value="10.21" calcext:value-type="float">
            <text:p>10.21</text:p>
          </table:table-cell>
          <table:table-cell office:value-type="float" office:value="0" calcext:value-type="float">
            <text:p>0</text:p>
          </table:table-cell>
          <table:table-cell office:value-type="float" office:value="0.1255" calcext:value-type="float">
            <text:p>0.12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79" calcext:value-type="float">
            <text:p>279</text:p>
          </table:table-cell>
          <table:table-cell table:formula="of:=[.B281]/[.$N$1]" office:value-type="float" office:value="0.192021963824289" calcext:value-type="float">
            <text:p>0.19202</text:p>
          </table:table-cell>
          <table:table-cell table:formula="of:=[.C281]/[.$N$1]" office:value-type="float" office:value="0.000202680878552972" calcext:value-type="float">
            <text:p>0.00020</text:p>
          </table:table-cell>
          <table:table-cell table:formula="of:=[.D281]/[.$N$1]" office:value-type="float" office:value="0.0637919896640827" calcext:value-type="float">
            <text:p>0.06379</text:p>
          </table:table-cell>
          <table:table-cell table:formula="of:=[.E281]/[.$N$1]" office:value-type="float" office:value="0.0498708010335917" calcext:value-type="float">
            <text:p>0.04987</text:p>
          </table:table-cell>
          <table:table-cell table:formula="of:=[.F281]/[.$N$1]" office:value-type="float" office:value="0" calcext:value-type="float">
            <text:p>0.00000</text:p>
          </table:table-cell>
          <table:table-cell table:formula="of:=[.G281]/[.$N$1]" office:value-type="float" office:value="0.0000675549095607235" calcext:value-type="float">
            <text:p>0.00007</text:p>
          </table:table-cell>
          <table:table-cell table:formula="of:=[.H281]/[.$N$1]" office:value-type="float" office:value="0.0615794573643411" calcext:value-type="float">
            <text:p>0.06158</text:p>
          </table:table-cell>
          <table:table-cell table:formula="of:=[.I281]/[.$N$1]" office:value-type="float" office:value="0.0164890180878553" calcext:value-type="float">
            <text:p>0.01649</text:p>
          </table:table-cell>
          <table:table-cell table:formula="of:=[.J281]/[.$N$1]" office:value-type="float" office:value="0" calcext:value-type="float">
            <text:p>0.00000</text:p>
          </table:table-cell>
          <table:table-cell table:formula="of:=SUM([.Q281:.W281])" office:value-type="float" office:value="0.191798821059432" calcext:value-type="float">
            <text:p>0.19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5" calcext:value-type="float">
            <text:p>0.12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0" calcext:value-type="float">
            <text:p>280</text:p>
          </table:table-cell>
          <table:table-cell office:value-type="float" office:value="118.6" calcext:value-type="float">
            <text:p>118.6</text:p>
          </table:table-cell>
          <table:table-cell office:value-type="float" office:value="0.1352" calcext:value-type="float">
            <text:p>0.1352</text:p>
          </table:table-cell>
          <table:table-cell office:value-type="float" office:value="39.85" calcext:value-type="float">
            <text:p>39.85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office:value-type="float" office:value="0.04164" calcext:value-type="float">
            <text:p>0.04164</text:p>
          </table:table-cell>
          <table:table-cell office:value-type="float" office:value="37.9" calcext:value-type="float">
            <text:p>37.9</text:p>
          </table:table-cell>
          <table:table-cell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  <table:table-cell office:value-type="float" office:value="0.1352" calcext:value-type="float">
            <text:p>0.13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0" calcext:value-type="float">
            <text:p>280</text:p>
          </table:table-cell>
          <table:table-cell table:formula="of:=[.B282]/[.$N$1]" office:value-type="float" office:value="0.191537467700258" calcext:value-type="float">
            <text:p>0.19154</text:p>
          </table:table-cell>
          <table:table-cell table:formula="of:=[.C282]/[.$N$1]" office:value-type="float" office:value="0.000218346253229974" calcext:value-type="float">
            <text:p>0.00022</text:p>
          </table:table-cell>
          <table:table-cell table:formula="of:=[.D282]/[.$N$1]" office:value-type="float" office:value="0.0643572351421189" calcext:value-type="float">
            <text:p>0.06436</text:p>
          </table:table-cell>
          <table:table-cell table:formula="of:=[.E282]/[.$N$1]" office:value-type="float" office:value="0.0479651162790698" calcext:value-type="float">
            <text:p>0.04797</text:p>
          </table:table-cell>
          <table:table-cell table:formula="of:=[.F282]/[.$N$1]" office:value-type="float" office:value="0" calcext:value-type="float">
            <text:p>0.00000</text:p>
          </table:table-cell>
          <table:table-cell table:formula="of:=[.G282]/[.$N$1]" office:value-type="float" office:value="0.0000672480620155039" calcext:value-type="float">
            <text:p>0.00007</text:p>
          </table:table-cell>
          <table:table-cell table:formula="of:=[.H282]/[.$N$1]" office:value-type="float" office:value="0.0612080103359173" calcext:value-type="float">
            <text:p>0.06121</text:p>
          </table:table-cell>
          <table:table-cell table:formula="of:=[.I282]/[.$N$1]" office:value-type="float" office:value="0.017797157622739" calcext:value-type="float">
            <text:p>0.01780</text:p>
          </table:table-cell>
          <table:table-cell table:formula="of:=[.J282]/[.$N$1]" office:value-type="float" office:value="0" calcext:value-type="float">
            <text:p>0.00000</text:p>
          </table:table-cell>
          <table:table-cell table:formula="of:=SUM([.Q282:.W282])" office:value-type="float" office:value="0.19139476744186" calcext:value-type="float">
            <text:p>0.19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52" calcext:value-type="float">
            <text:p>0.13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1" calcext:value-type="float">
            <text:p>281</text:p>
          </table:table-cell>
          <table:table-cell office:value-type="float" office:value="119.5" calcext:value-type="float">
            <text:p>119.5</text:p>
          </table:table-cell>
          <table:table-cell office:value-type="float" office:value="0.1387" calcext:value-type="float">
            <text:p>0.1387</text:p>
          </table:table-cell>
          <table:table-cell office:value-type="float" office:value="40.08" calcext:value-type="float">
            <text:p>40.08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  <table:table-cell office:value-type="float" office:value="0.03916" calcext:value-type="float">
            <text:p>0.03916</text:p>
          </table:table-cell>
          <table:table-cell office:value-type="float" office:value="38.91" calcext:value-type="float">
            <text:p>38.91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office:value-type="float" office:value="0.1387" calcext:value-type="float">
            <text:p>0.138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1" calcext:value-type="float">
            <text:p>281</text:p>
          </table:table-cell>
          <table:table-cell table:formula="of:=[.B283]/[.$N$1]" office:value-type="float" office:value="0.192990956072351" calcext:value-type="float">
            <text:p>0.19299</text:p>
          </table:table-cell>
          <table:table-cell table:formula="of:=[.C283]/[.$N$1]" office:value-type="float" office:value="0.000223998708010336" calcext:value-type="float">
            <text:p>0.00022</text:p>
          </table:table-cell>
          <table:table-cell table:formula="of:=[.D283]/[.$N$1]" office:value-type="float" office:value="0.0647286821705426" calcext:value-type="float">
            <text:p>0.06473</text:p>
          </table:table-cell>
          <table:table-cell table:formula="of:=[.E283]/[.$N$1]" office:value-type="float" office:value="0.0483850129198966" calcext:value-type="float">
            <text:p>0.04839</text:p>
          </table:table-cell>
          <table:table-cell table:formula="of:=[.F283]/[.$N$1]" office:value-type="float" office:value="0" calcext:value-type="float">
            <text:p>0.00000</text:p>
          </table:table-cell>
          <table:table-cell table:formula="of:=[.G283]/[.$N$1]" office:value-type="float" office:value="0.0000632428940568476" calcext:value-type="float">
            <text:p>0.00006</text:p>
          </table:table-cell>
          <table:table-cell table:formula="of:=[.H283]/[.$N$1]" office:value-type="float" office:value="0.0628391472868217" calcext:value-type="float">
            <text:p>0.06284</text:p>
          </table:table-cell>
          <table:table-cell table:formula="of:=[.I283]/[.$N$1]" office:value-type="float" office:value="0.016828165374677" calcext:value-type="float">
            <text:p>0.01683</text:p>
          </table:table-cell>
          <table:table-cell table:formula="of:=[.J283]/[.$N$1]" office:value-type="float" office:value="0" calcext:value-type="float">
            <text:p>0.00000</text:p>
          </table:table-cell>
          <table:table-cell table:formula="of:=SUM([.Q283:.W283])" office:value-type="float" office:value="0.192844250645995" calcext:value-type="float">
            <text:p>0.19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7" calcext:value-type="float">
            <text:p>0.13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2" calcext:value-type="float">
            <text:p>282</text:p>
          </table:table-cell>
          <table:table-cell office:value-type="float" office:value="117.9" calcext:value-type="float">
            <text:p>117.9</text:p>
          </table:table-cell>
          <table:table-cell office:value-type="float" office:value="0.1299" calcext:value-type="float">
            <text:p>0.1299</text:p>
          </table:table-cell>
          <table:table-cell office:value-type="float" office:value="38.98" calcext:value-type="float">
            <text:p>38.98</text:p>
          </table:table-cell>
          <table:table-cell office:value-type="float" office:value="31.06" calcext:value-type="float">
            <text:p>31.06</text:p>
          </table:table-cell>
          <table:table-cell office:value-type="float" office:value="0" calcext:value-type="float">
            <text:p>0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37.51" calcext:value-type="float">
            <text:p>37.51</text:p>
          </table:table-cell>
          <table:table-cell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  <table:table-cell office:value-type="float" office:value="0.1299" calcext:value-type="float">
            <text:p>0.129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2" calcext:value-type="float">
            <text:p>282</text:p>
          </table:table-cell>
          <table:table-cell table:formula="of:=[.B284]/[.$N$1]" office:value-type="float" office:value="0.190406976744186" calcext:value-type="float">
            <text:p>0.19041</text:p>
          </table:table-cell>
          <table:table-cell table:formula="of:=[.C284]/[.$N$1]" office:value-type="float" office:value="0.000209786821705426" calcext:value-type="float">
            <text:p>0.00021</text:p>
          </table:table-cell>
          <table:table-cell table:formula="of:=[.D284]/[.$N$1]" office:value-type="float" office:value="0.0629521963824289" calcext:value-type="float">
            <text:p>0.06295</text:p>
          </table:table-cell>
          <table:table-cell table:formula="of:=[.E284]/[.$N$1]" office:value-type="float" office:value="0.0501614987080103" calcext:value-type="float">
            <text:p>0.05016</text:p>
          </table:table-cell>
          <table:table-cell table:formula="of:=[.F284]/[.$N$1]" office:value-type="float" office:value="0" calcext:value-type="float">
            <text:p>0.00000</text:p>
          </table:table-cell>
          <table:table-cell table:formula="of:=[.G284]/[.$N$1]" office:value-type="float" office:value="0.0000755490956072352" calcext:value-type="float">
            <text:p>0.00008</text:p>
          </table:table-cell>
          <table:table-cell table:formula="of:=[.H284]/[.$N$1]" office:value-type="float" office:value="0.060578165374677" calcext:value-type="float">
            <text:p>0.06058</text:p>
          </table:table-cell>
          <table:table-cell table:formula="of:=[.I284]/[.$N$1]" office:value-type="float" office:value="0.0163759689922481" calcext:value-type="float">
            <text:p>0.01638</text:p>
          </table:table-cell>
          <table:table-cell table:formula="of:=[.J284]/[.$N$1]" office:value-type="float" office:value="0" calcext:value-type="float">
            <text:p>0.00000</text:p>
          </table:table-cell>
          <table:table-cell table:formula="of:=SUM([.Q284:.W284])" office:value-type="float" office:value="0.190143378552972" calcext:value-type="float">
            <text:p>0.19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" calcext:value-type="float">
            <text:p>0.12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3" calcext:value-type="float">
            <text:p>283</text:p>
          </table:table-cell>
          <table:table-cell office:value-type="float" office:value="115.4" calcext:value-type="float">
            <text:p>115.4</text:p>
          </table:table-cell>
          <table:table-cell office:value-type="float" office:value="0.1257" calcext:value-type="float">
            <text:p>0.1257</text:p>
          </table:table-cell>
          <table:table-cell office:value-type="float" office:value="38.8" calcext:value-type="float">
            <text:p>38.8</text:p>
          </table:table-cell>
          <table:table-cell office:value-type="float" office:value="30.29" calcext:value-type="float">
            <text:p>30.29</text:p>
          </table:table-cell>
          <table:table-cell office:value-type="float" office:value="0" calcext:value-type="float">
            <text:p>0</text:p>
          </table:table-cell>
          <table:table-cell office:value-type="float" office:value="0.04443" calcext:value-type="float">
            <text:p>0.04443</text:p>
          </table:table-cell>
          <table:table-cell office:value-type="float" office:value="36.37" calcext:value-type="float">
            <text:p>36.37</text:p>
          </table:table-cell>
          <table:table-cell office:value-type="float" office:value="9.733" calcext:value-type="float">
            <text:p>9.733</text:p>
          </table:table-cell>
          <table:table-cell office:value-type="float" office:value="0" calcext:value-type="float">
            <text:p>0</text:p>
          </table:table-cell>
          <table:table-cell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3" calcext:value-type="float">
            <text:p>283</text:p>
          </table:table-cell>
          <table:table-cell table:formula="of:=[.B285]/[.$N$1]" office:value-type="float" office:value="0.186369509043928" calcext:value-type="float">
            <text:p>0.18637</text:p>
          </table:table-cell>
          <table:table-cell table:formula="of:=[.C285]/[.$N$1]" office:value-type="float" office:value="0.000203003875968992" calcext:value-type="float">
            <text:p>0.00020</text:p>
          </table:table-cell>
          <table:table-cell table:formula="of:=[.D285]/[.$N$1]" office:value-type="float" office:value="0.0626614987080103" calcext:value-type="float">
            <text:p>0.06266</text:p>
          </table:table-cell>
          <table:table-cell table:formula="of:=[.E285]/[.$N$1]" office:value-type="float" office:value="0.0489179586563307" calcext:value-type="float">
            <text:p>0.04892</text:p>
          </table:table-cell>
          <table:table-cell table:formula="of:=[.F285]/[.$N$1]" office:value-type="float" office:value="0" calcext:value-type="float">
            <text:p>0.00000</text:p>
          </table:table-cell>
          <table:table-cell table:formula="of:=[.G285]/[.$N$1]" office:value-type="float" office:value="0.0000717538759689922" calcext:value-type="float">
            <text:p>0.00007</text:p>
          </table:table-cell>
          <table:table-cell table:formula="of:=[.H285]/[.$N$1]" office:value-type="float" office:value="0.0587370801033592" calcext:value-type="float">
            <text:p>0.05874</text:p>
          </table:table-cell>
          <table:table-cell table:formula="of:=[.I285]/[.$N$1]" office:value-type="float" office:value="0.015718669250646" calcext:value-type="float">
            <text:p>0.01572</text:p>
          </table:table-cell>
          <table:table-cell table:formula="of:=[.J285]/[.$N$1]" office:value-type="float" office:value="0" calcext:value-type="float">
            <text:p>0.00000</text:p>
          </table:table-cell>
          <table:table-cell table:formula="of:=SUM([.Q285:.W285])" office:value-type="float" office:value="0.186106960594315" calcext:value-type="float">
            <text:p>0.18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7" calcext:value-type="float">
            <text:p>0.12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4" calcext:value-type="float">
            <text:p>284</text:p>
          </table:table-cell>
          <table:table-cell office:value-type="float" office:value="115.3" calcext:value-type="float">
            <text:p>115.3</text:p>
          </table:table-cell>
          <table:table-cell office:value-type="float" office:value="0.1307" calcext:value-type="float">
            <text:p>0.1307</text:p>
          </table:table-cell>
          <table:table-cell office:value-type="float" office:value="38.43" calcext:value-type="float">
            <text:p>38.43</text:p>
          </table:table-cell>
          <table:table-cell office:value-type="float" office:value="30.78" calcext:value-type="float">
            <text:p>30.78</text:p>
          </table:table-cell>
          <table:table-cell office:value-type="float" office:value="0" calcext:value-type="float">
            <text:p>0</text:p>
          </table:table-cell>
          <table:table-cell office:value-type="float" office:value="0.0454" calcext:value-type="float">
            <text:p>0.0454</text:p>
          </table:table-cell>
          <table:table-cell office:value-type="float" office:value="35.84" calcext:value-type="float">
            <text:p>35.84</text:p>
          </table:table-cell>
          <table:table-cell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4" calcext:value-type="float">
            <text:p>284</text:p>
          </table:table-cell>
          <table:table-cell table:formula="of:=[.B286]/[.$N$1]" office:value-type="float" office:value="0.186208010335917" calcext:value-type="float">
            <text:p>0.18621</text:p>
          </table:table-cell>
          <table:table-cell table:formula="of:=[.C286]/[.$N$1]" office:value-type="float" office:value="0.000211078811369509" calcext:value-type="float">
            <text:p>0.00021</text:p>
          </table:table-cell>
          <table:table-cell table:formula="of:=[.D286]/[.$N$1]" office:value-type="float" office:value="0.0620639534883721" calcext:value-type="float">
            <text:p>0.06206</text:p>
          </table:table-cell>
          <table:table-cell table:formula="of:=[.E286]/[.$N$1]" office:value-type="float" office:value="0.0497093023255814" calcext:value-type="float">
            <text:p>0.04971</text:p>
          </table:table-cell>
          <table:table-cell table:formula="of:=[.F286]/[.$N$1]" office:value-type="float" office:value="0" calcext:value-type="float">
            <text:p>0.00000</text:p>
          </table:table-cell>
          <table:table-cell table:formula="of:=[.G286]/[.$N$1]" office:value-type="float" office:value="0.0000733204134366925" calcext:value-type="float">
            <text:p>0.00007</text:p>
          </table:table-cell>
          <table:table-cell table:formula="of:=[.H286]/[.$N$1]" office:value-type="float" office:value="0.0578811369509044" calcext:value-type="float">
            <text:p>0.05788</text:p>
          </table:table-cell>
          <table:table-cell table:formula="of:=[.I286]/[.$N$1]" office:value-type="float" office:value="0.0162467700258398" calcext:value-type="float">
            <text:p>0.01625</text:p>
          </table:table-cell>
          <table:table-cell table:formula="of:=[.J286]/[.$N$1]" office:value-type="float" office:value="0" calcext:value-type="float">
            <text:p>0.00000</text:p>
          </table:table-cell>
          <table:table-cell table:formula="of:=SUM([.Q286:.W286])" office:value-type="float" office:value="0.185974483204134" calcext:value-type="float">
            <text:p>0.18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07" calcext:value-type="float">
            <text:p>0.13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5" calcext:value-type="float">
            <text:p>285</text:p>
          </table:table-cell>
          <table:table-cell office:value-type="float" office:value="115.6" calcext:value-type="float">
            <text:p>115.6</text:p>
          </table:table-cell>
          <table:table-cell office:value-type="float" office:value="0.1201" calcext:value-type="float">
            <text:p>0.1201</text:p>
          </table:table-cell>
          <table:table-cell office:value-type="float" office:value="39.78" calcext:value-type="float">
            <text:p>39.78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  <table:table-cell office:value-type="float" office:value="0.03789" calcext:value-type="float">
            <text:p>0.03789</text:p>
          </table:table-cell>
          <table:table-cell office:value-type="float" office:value="35.74" calcext:value-type="float">
            <text:p>35.74</text:p>
          </table:table-cell>
          <table:table-cell office:value-type="float" office:value="9.271" calcext:value-type="float">
            <text:p>9.271</text:p>
          </table:table-cell>
          <table:table-cell office:value-type="float" office:value="0" calcext:value-type="float">
            <text:p>0</text:p>
          </table:table-cell>
          <table:table-cell office:value-type="float" office:value="0.1201" calcext:value-type="float">
            <text:p>0.120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5" calcext:value-type="float">
            <text:p>285</text:p>
          </table:table-cell>
          <table:table-cell table:formula="of:=[.B287]/[.$N$1]" office:value-type="float" office:value="0.186692506459948" calcext:value-type="float">
            <text:p>0.18669</text:p>
          </table:table-cell>
          <table:table-cell table:formula="of:=[.C287]/[.$N$1]" office:value-type="float" office:value="0.000193959948320413" calcext:value-type="float">
            <text:p>0.00019</text:p>
          </table:table-cell>
          <table:table-cell table:formula="of:=[.D287]/[.$N$1]" office:value-type="float" office:value="0.0642441860465116" calcext:value-type="float">
            <text:p>0.06424</text:p>
          </table:table-cell>
          <table:table-cell table:formula="of:=[.E287]/[.$N$1]" office:value-type="float" office:value="0.0494832041343669" calcext:value-type="float">
            <text:p>0.04948</text:p>
          </table:table-cell>
          <table:table-cell table:formula="of:=[.F287]/[.$N$1]" office:value-type="float" office:value="0" calcext:value-type="float">
            <text:p>0.00000</text:p>
          </table:table-cell>
          <table:table-cell table:formula="of:=[.G287]/[.$N$1]" office:value-type="float" office:value="0.0000611918604651163" calcext:value-type="float">
            <text:p>0.00006</text:p>
          </table:table-cell>
          <table:table-cell table:formula="of:=[.H287]/[.$N$1]" office:value-type="float" office:value="0.0577196382428941" calcext:value-type="float">
            <text:p>0.05772</text:p>
          </table:table-cell>
          <table:table-cell table:formula="of:=[.I287]/[.$N$1]" office:value-type="float" office:value="0.0149725452196382" calcext:value-type="float">
            <text:p>0.01497</text:p>
          </table:table-cell>
          <table:table-cell table:formula="of:=[.J287]/[.$N$1]" office:value-type="float" office:value="0" calcext:value-type="float">
            <text:p>0.00000</text:p>
          </table:table-cell>
          <table:table-cell table:formula="of:=SUM([.Q287:.W287])" office:value-type="float" office:value="0.186480765503876" calcext:value-type="float">
            <text:p>0.18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1" calcext:value-type="float">
            <text:p>0.1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6" calcext:value-type="float">
            <text:p>286</text:p>
          </table:table-cell>
          <table:table-cell office:value-type="float" office:value="115.1" calcext:value-type="float">
            <text:p>115.1</text:p>
          </table:table-cell>
          <table:table-cell office:value-type="float" office:value="0.1423" calcext:value-type="float">
            <text:p>0.1423</text:p>
          </table:table-cell>
          <table:table-cell office:value-type="float" office:value="38.86" calcext:value-type="float">
            <text:p>38.86</text:p>
          </table:table-cell>
          <table:table-cell office:value-type="float" office:value="31.13" calcext:value-type="float">
            <text:p>31.13</text:p>
          </table:table-cell>
          <table:table-cell office:value-type="float" office:value="0" calcext:value-type="float">
            <text:p>0</text:p>
          </table:table-cell>
          <table:table-cell office:value-type="float" office:value="0.04062" calcext:value-type="float">
            <text:p>0.04062</text:p>
          </table:table-cell>
          <table:table-cell office:value-type="float" office:value="35.23" calcext:value-type="float">
            <text:p>35.23</text:p>
          </table:table-cell>
          <table:table-cell office:value-type="float" office:value="9.661" calcext:value-type="float">
            <text:p>9.661</text:p>
          </table:table-cell>
          <table:table-cell office:value-type="float" office:value="0" calcext:value-type="float">
            <text:p>0</text:p>
          </table:table-cell>
          <table:table-cell office:value-type="float" office:value="0.1423" calcext:value-type="float">
            <text:p>0.142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6" calcext:value-type="float">
            <text:p>286</text:p>
          </table:table-cell>
          <table:table-cell table:formula="of:=[.B288]/[.$N$1]" office:value-type="float" office:value="0.185885012919897" calcext:value-type="float">
            <text:p>0.18589</text:p>
          </table:table-cell>
          <table:table-cell table:formula="of:=[.C288]/[.$N$1]" office:value-type="float" office:value="0.000229812661498708" calcext:value-type="float">
            <text:p>0.00023</text:p>
          </table:table-cell>
          <table:table-cell table:formula="of:=[.D288]/[.$N$1]" office:value-type="float" office:value="0.0627583979328165" calcext:value-type="float">
            <text:p>0.06276</text:p>
          </table:table-cell>
          <table:table-cell table:formula="of:=[.E288]/[.$N$1]" office:value-type="float" office:value="0.0502745478036176" calcext:value-type="float">
            <text:p>0.05027</text:p>
          </table:table-cell>
          <table:table-cell table:formula="of:=[.F288]/[.$N$1]" office:value-type="float" office:value="0" calcext:value-type="float">
            <text:p>0.00000</text:p>
          </table:table-cell>
          <table:table-cell table:formula="of:=[.G288]/[.$N$1]" office:value-type="float" office:value="0.0000656007751937984" calcext:value-type="float">
            <text:p>0.00007</text:p>
          </table:table-cell>
          <table:table-cell table:formula="of:=[.H288]/[.$N$1]" office:value-type="float" office:value="0.0568959948320413" calcext:value-type="float">
            <text:p>0.05690</text:p>
          </table:table-cell>
          <table:table-cell table:formula="of:=[.I288]/[.$N$1]" office:value-type="float" office:value="0.0156023901808786" calcext:value-type="float">
            <text:p>0.01560</text:p>
          </table:table-cell>
          <table:table-cell table:formula="of:=[.J288]/[.$N$1]" office:value-type="float" office:value="0" calcext:value-type="float">
            <text:p>0.00000</text:p>
          </table:table-cell>
          <table:table-cell table:formula="of:=SUM([.Q288:.W288])" office:value-type="float" office:value="0.185596931524548" calcext:value-type="float">
            <text:p>0.1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3" calcext:value-type="float">
            <text:p>0.14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7" calcext:value-type="float">
            <text:p>287</text:p>
          </table:table-cell>
          <table:table-cell office:value-type="float" office:value="114.8" calcext:value-type="float">
            <text:p>114.8</text:p>
          </table:table-cell>
          <table:table-cell office:value-type="float" office:value="0.127" calcext:value-type="float">
            <text:p>0.127</text:p>
          </table:table-cell>
          <table:table-cell office:value-type="float" office:value="38.56" calcext:value-type="float">
            <text:p>38.56</text:p>
          </table:table-cell>
          <table:table-cell office:value-type="float" office:value="30.64" calcext:value-type="float">
            <text:p>30.64</text:p>
          </table:table-cell>
          <table:table-cell office:value-type="float" office:value="0" calcext:value-type="float">
            <text:p>0</text:p>
          </table:table-cell>
          <table:table-cell office:value-type="float" office:value="0.03848" calcext:value-type="float">
            <text:p>0.03848</text:p>
          </table:table-cell>
          <table:table-cell office:value-type="float" office:value="36.18" calcext:value-type="float">
            <text:p>36.18</text:p>
          </table:table-cell>
          <table:table-cell office:value-type="float" office:value="9.298" calcext:value-type="float">
            <text:p>9.298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7" calcext:value-type="float">
            <text:p>287</text:p>
          </table:table-cell>
          <table:table-cell table:formula="of:=[.B289]/[.$N$1]" office:value-type="float" office:value="0.185400516795866" calcext:value-type="float">
            <text:p>0.18540</text:p>
          </table:table-cell>
          <table:table-cell table:formula="of:=[.C289]/[.$N$1]" office:value-type="float" office:value="0.000205103359173127" calcext:value-type="float">
            <text:p>0.00021</text:p>
          </table:table-cell>
          <table:table-cell table:formula="of:=[.D289]/[.$N$1]" office:value-type="float" office:value="0.0622739018087855" calcext:value-type="float">
            <text:p>0.06227</text:p>
          </table:table-cell>
          <table:table-cell table:formula="of:=[.E289]/[.$N$1]" office:value-type="float" office:value="0.0494832041343669" calcext:value-type="float">
            <text:p>0.04948</text:p>
          </table:table-cell>
          <table:table-cell table:formula="of:=[.F289]/[.$N$1]" office:value-type="float" office:value="0" calcext:value-type="float">
            <text:p>0.00000</text:p>
          </table:table-cell>
          <table:table-cell table:formula="of:=[.G289]/[.$N$1]" office:value-type="float" office:value="0.0000621447028423773" calcext:value-type="float">
            <text:p>0.00006</text:p>
          </table:table-cell>
          <table:table-cell table:formula="of:=[.H289]/[.$N$1]" office:value-type="float" office:value="0.0584302325581395" calcext:value-type="float">
            <text:p>0.05843</text:p>
          </table:table-cell>
          <table:table-cell table:formula="of:=[.I289]/[.$N$1]" office:value-type="float" office:value="0.015016149870801" calcext:value-type="float">
            <text:p>0.01502</text:p>
          </table:table-cell>
          <table:table-cell table:formula="of:=[.J289]/[.$N$1]" office:value-type="float" office:value="0" calcext:value-type="float">
            <text:p>0.00000</text:p>
          </table:table-cell>
          <table:table-cell table:formula="of:=SUM([.Q289:.W289])" office:value-type="float" office:value="0.185265633074935" calcext:value-type="float">
            <text:p>0.18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8" calcext:value-type="float">
            <text:p>288</text:p>
          </table:table-cell>
          <table:table-cell office:value-type="float" office:value="113.1" calcext:value-type="float">
            <text:p>113.1</text:p>
          </table:table-cell>
          <table:table-cell office:value-type="float" office:value="0.12" calcext:value-type="float">
            <text:p>0.12</text:p>
          </table:table-cell>
          <table:table-cell office:value-type="float" office:value="37.7" calcext:value-type="float">
            <text:p>37.7</text:p>
          </table:table-cell>
          <table:table-cell office:value-type="float" office:value="30.62" calcext:value-type="float">
            <text:p>30.62</text:p>
          </table:table-cell>
          <table:table-cell office:value-type="float" office:value="0" calcext:value-type="float">
            <text:p>0</text:p>
          </table:table-cell>
          <table:table-cell office:value-type="float" office:value="0.04275" calcext:value-type="float">
            <text:p>0.04275</text:p>
          </table:table-cell>
          <table:table-cell office:value-type="float" office:value="35.33" calcext:value-type="float">
            <text:p>35.33</text:p>
          </table:table-cell>
          <table:table-cell office:value-type="float" office:value="9.236" calcext:value-type="float">
            <text:p>9.236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8" calcext:value-type="float">
            <text:p>288</text:p>
          </table:table-cell>
          <table:table-cell table:formula="of:=[.B290]/[.$N$1]" office:value-type="float" office:value="0.18265503875969" calcext:value-type="float">
            <text:p>0.18266</text:p>
          </table:table-cell>
          <table:table-cell table:formula="of:=[.C290]/[.$N$1]" office:value-type="float" office:value="0.000193798449612403" calcext:value-type="float">
            <text:p>0.00019</text:p>
          </table:table-cell>
          <table:table-cell table:formula="of:=[.D290]/[.$N$1]" office:value-type="float" office:value="0.0608850129198966" calcext:value-type="float">
            <text:p>0.06089</text:p>
          </table:table-cell>
          <table:table-cell table:formula="of:=[.E290]/[.$N$1]" office:value-type="float" office:value="0.0494509043927649" calcext:value-type="float">
            <text:p>0.04945</text:p>
          </table:table-cell>
          <table:table-cell table:formula="of:=[.F290]/[.$N$1]" office:value-type="float" office:value="0" calcext:value-type="float">
            <text:p>0.00000</text:p>
          </table:table-cell>
          <table:table-cell table:formula="of:=[.G290]/[.$N$1]" office:value-type="float" office:value="0.0000690406976744186" calcext:value-type="float">
            <text:p>0.00007</text:p>
          </table:table-cell>
          <table:table-cell table:formula="of:=[.H290]/[.$N$1]" office:value-type="float" office:value="0.0570574935400517" calcext:value-type="float">
            <text:p>0.05706</text:p>
          </table:table-cell>
          <table:table-cell table:formula="of:=[.I290]/[.$N$1]" office:value-type="float" office:value="0.0149160206718346" calcext:value-type="float">
            <text:p>0.01492</text:p>
          </table:table-cell>
          <table:table-cell table:formula="of:=[.J290]/[.$N$1]" office:value-type="float" office:value="0" calcext:value-type="float">
            <text:p>0.00000</text:p>
          </table:table-cell>
          <table:table-cell table:formula="of:=SUM([.Q290:.W290])" office:value-type="float" office:value="0.182378472222222" calcext:value-type="float">
            <text:p>0.18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89" calcext:value-type="float">
            <text:p>289</text:p>
          </table:table-cell>
          <table:table-cell office:value-type="float" office:value="112.4" calcext:value-type="float">
            <text:p>112.4</text:p>
          </table:table-cell>
          <table:table-cell office:value-type="float" office:value="0.1048" calcext:value-type="float">
            <text:p>0.1048</text:p>
          </table:table-cell>
          <table:table-cell office:value-type="float" office:value="38.49" calcext:value-type="float">
            <text:p>38.49</text:p>
          </table:table-cell>
          <table:table-cell office:value-type="float" office:value="30.54" calcext:value-type="float">
            <text:p>30.54</text:p>
          </table:table-cell>
          <table:table-cell office:value-type="float" office:value="0" calcext:value-type="float">
            <text:p>0</text:p>
          </table:table-cell>
          <table:table-cell office:value-type="float" office:value="0.03829" calcext:value-type="float">
            <text:p>0.03829</text:p>
          </table:table-cell>
          <table:table-cell office:value-type="float" office:value="34.15" calcext:value-type="float">
            <text:p>34.15</text:p>
          </table:table-cell>
          <table:table-cell office:value-type="float" office:value="9.067" calcext:value-type="float">
            <text:p>9.067</text:p>
          </table:table-cell>
          <table:table-cell office:value-type="float" office:value="0" calcext:value-type="float">
            <text:p>0</text:p>
          </table:table-cell>
          <table:table-cell office:value-type="float" office:value="0.1048" calcext:value-type="float">
            <text:p>0.10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89" calcext:value-type="float">
            <text:p>289</text:p>
          </table:table-cell>
          <table:table-cell table:formula="of:=[.B291]/[.$N$1]" office:value-type="float" office:value="0.181524547803618" calcext:value-type="float">
            <text:p>0.18152</text:p>
          </table:table-cell>
          <table:table-cell table:formula="of:=[.C291]/[.$N$1]" office:value-type="float" office:value="0.000169250645994832" calcext:value-type="float">
            <text:p>0.00017</text:p>
          </table:table-cell>
          <table:table-cell table:formula="of:=[.D291]/[.$N$1]" office:value-type="float" office:value="0.0621608527131783" calcext:value-type="float">
            <text:p>0.06216</text:p>
          </table:table-cell>
          <table:table-cell table:formula="of:=[.E291]/[.$N$1]" office:value-type="float" office:value="0.0493217054263566" calcext:value-type="float">
            <text:p>0.04932</text:p>
          </table:table-cell>
          <table:table-cell table:formula="of:=[.F291]/[.$N$1]" office:value-type="float" office:value="0" calcext:value-type="float">
            <text:p>0.00000</text:p>
          </table:table-cell>
          <table:table-cell table:formula="of:=[.G291]/[.$N$1]" office:value-type="float" office:value="0.0000618378552971576" calcext:value-type="float">
            <text:p>0.00006</text:p>
          </table:table-cell>
          <table:table-cell table:formula="of:=[.H291]/[.$N$1]" office:value-type="float" office:value="0.0551518087855297" calcext:value-type="float">
            <text:p>0.05515</text:p>
          </table:table-cell>
          <table:table-cell table:formula="of:=[.I291]/[.$N$1]" office:value-type="float" office:value="0.0146430878552972" calcext:value-type="float">
            <text:p>0.01464</text:p>
          </table:table-cell>
          <table:table-cell table:formula="of:=[.J291]/[.$N$1]" office:value-type="float" office:value="0" calcext:value-type="float">
            <text:p>0.00000</text:p>
          </table:table-cell>
          <table:table-cell table:formula="of:=SUM([.Q291:.W291])" office:value-type="float" office:value="0.181339292635659" calcext:value-type="float">
            <text:p>0.18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48" calcext:value-type="float">
            <text:p>0.10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0" calcext:value-type="float">
            <text:p>290</text:p>
          </table:table-cell>
          <table:table-cell office:value-type="float" office:value="111.9" calcext:value-type="float">
            <text:p>111.9</text:p>
          </table:table-cell>
          <table:table-cell office:value-type="float" office:value="0.1215" calcext:value-type="float">
            <text:p>0.1215</text:p>
          </table:table-cell>
          <table:table-cell office:value-type="float" office:value="38.1" calcext:value-type="float">
            <text:p>38.1</text:p>
          </table:table-cell>
          <table:table-cell office:value-type="float" office:value="29.78" calcext:value-type="float">
            <text:p>29.78</text:p>
          </table:table-cell>
          <table:table-cell office:value-type="float" office:value="0" calcext:value-type="float">
            <text:p>0</text:p>
          </table:table-cell>
          <table:table-cell office:value-type="float" office:value="0.04458" calcext:value-type="float">
            <text:p>0.04458</text:p>
          </table:table-cell>
          <table:table-cell office:value-type="float" office:value="34.08" calcext:value-type="float">
            <text:p>34.08</text:p>
          </table:table-cell>
          <table:table-cell office:value-type="float" office:value="9.82" calcext:value-type="float">
            <text:p>9.82</text:p>
          </table:table-cell>
          <table:table-cell office:value-type="float" office:value="0" calcext:value-type="float">
            <text:p>0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0" calcext:value-type="float">
            <text:p>290</text:p>
          </table:table-cell>
          <table:table-cell table:formula="of:=[.B292]/[.$N$1]" office:value-type="float" office:value="0.180717054263566" calcext:value-type="float">
            <text:p>0.18072</text:p>
          </table:table-cell>
          <table:table-cell table:formula="of:=[.C292]/[.$N$1]" office:value-type="float" office:value="0.000196220930232558" calcext:value-type="float">
            <text:p>0.00020</text:p>
          </table:table-cell>
          <table:table-cell table:formula="of:=[.D292]/[.$N$1]" office:value-type="float" office:value="0.061531007751938" calcext:value-type="float">
            <text:p>0.06153</text:p>
          </table:table-cell>
          <table:table-cell table:formula="of:=[.E292]/[.$N$1]" office:value-type="float" office:value="0.048094315245478" calcext:value-type="float">
            <text:p>0.04809</text:p>
          </table:table-cell>
          <table:table-cell table:formula="of:=[.F292]/[.$N$1]" office:value-type="float" office:value="0" calcext:value-type="float">
            <text:p>0.00000</text:p>
          </table:table-cell>
          <table:table-cell table:formula="of:=[.G292]/[.$N$1]" office:value-type="float" office:value="0.0000719961240310078" calcext:value-type="float">
            <text:p>0.00007</text:p>
          </table:table-cell>
          <table:table-cell table:formula="of:=[.H292]/[.$N$1]" office:value-type="float" office:value="0.0550387596899225" calcext:value-type="float">
            <text:p>0.05504</text:p>
          </table:table-cell>
          <table:table-cell table:formula="of:=[.I292]/[.$N$1]" office:value-type="float" office:value="0.015859173126615" calcext:value-type="float">
            <text:p>0.01586</text:p>
          </table:table-cell>
          <table:table-cell table:formula="of:=[.J292]/[.$N$1]" office:value-type="float" office:value="0" calcext:value-type="float">
            <text:p>0.00000</text:p>
          </table:table-cell>
          <table:table-cell table:formula="of:=SUM([.Q292:.W292])" office:value-type="float" office:value="0.180595251937984" calcext:value-type="float">
            <text:p>0.18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5" calcext:value-type="float">
            <text:p>0.1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1" calcext:value-type="float">
            <text:p>291</text:p>
          </table:table-cell>
          <table:table-cell office:value-type="float" office:value="111.8" calcext:value-type="float">
            <text:p>111.8</text:p>
          </table:table-cell>
          <table:table-cell office:value-type="float" office:value="0.1136" calcext:value-type="float">
            <text:p>0.1136</text:p>
          </table:table-cell>
          <table:table-cell office:value-type="float" office:value="38" calcext:value-type="float">
            <text:p>38</text:p>
          </table:table-cell>
          <table:table-cell office:value-type="float" office:value="30.59" calcext:value-type="float">
            <text:p>30.59</text:p>
          </table:table-cell>
          <table:table-cell office:value-type="float" office:value="0" calcext:value-type="float">
            <text:p>0</text:p>
          </table:table-cell>
          <table:table-cell office:value-type="float" office:value="0.04615" calcext:value-type="float">
            <text:p>0.04615</text:p>
          </table:table-cell>
          <table:table-cell office:value-type="float" office:value="33.87" calcext:value-type="float">
            <text:p>33.87</text:p>
          </table:table-cell>
          <table:table-cell office:value-type="float" office:value="9.144" calcext:value-type="float">
            <text:p>9.144</text:p>
          </table:table-cell>
          <table:table-cell office:value-type="float" office:value="0" calcext:value-type="float">
            <text:p>0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1" calcext:value-type="float">
            <text:p>291</text:p>
          </table:table-cell>
          <table:table-cell table:formula="of:=[.B293]/[.$N$1]" office:value-type="float" office:value="0.180555555555556" calcext:value-type="float">
            <text:p>0.18056</text:p>
          </table:table-cell>
          <table:table-cell table:formula="of:=[.C293]/[.$N$1]" office:value-type="float" office:value="0.000183462532299742" calcext:value-type="float">
            <text:p>0.00018</text:p>
          </table:table-cell>
          <table:table-cell table:formula="of:=[.D293]/[.$N$1]" office:value-type="float" office:value="0.0613695090439276" calcext:value-type="float">
            <text:p>0.06137</text:p>
          </table:table-cell>
          <table:table-cell table:formula="of:=[.E293]/[.$N$1]" office:value-type="float" office:value="0.0494024547803618" calcext:value-type="float">
            <text:p>0.04940</text:p>
          </table:table-cell>
          <table:table-cell table:formula="of:=[.F293]/[.$N$1]" office:value-type="float" office:value="0" calcext:value-type="float">
            <text:p>0.00000</text:p>
          </table:table-cell>
          <table:table-cell table:formula="of:=[.G293]/[.$N$1]" office:value-type="float" office:value="0.00007453165374677" calcext:value-type="float">
            <text:p>0.00007</text:p>
          </table:table-cell>
          <table:table-cell table:formula="of:=[.H293]/[.$N$1]" office:value-type="float" office:value="0.0546996124031008" calcext:value-type="float">
            <text:p>0.05470</text:p>
          </table:table-cell>
          <table:table-cell table:formula="of:=[.I293]/[.$N$1]" office:value-type="float" office:value="0.0147674418604651" calcext:value-type="float">
            <text:p>0.01477</text:p>
          </table:table-cell>
          <table:table-cell table:formula="of:=[.J293]/[.$N$1]" office:value-type="float" office:value="0" calcext:value-type="float">
            <text:p>0.00000</text:p>
          </table:table-cell>
          <table:table-cell table:formula="of:=SUM([.Q293:.W293])" office:value-type="float" office:value="0.180313549741602" calcext:value-type="float">
            <text:p>0.18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6" calcext:value-type="float">
            <text:p>0.1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2" calcext:value-type="float">
            <text:p>292</text:p>
          </table:table-cell>
          <table:table-cell office:value-type="float" office:value="109.6" calcext:value-type="float">
            <text:p>109.6</text:p>
          </table:table-cell>
          <table:table-cell office:value-type="float" office:value="0.1111" calcext:value-type="float">
            <text:p>0.1111</text:p>
          </table:table-cell>
          <table:table-cell office:value-type="float" office:value="37.44" calcext:value-type="float">
            <text:p>37.44</text:p>
          </table:table-cell>
          <table:table-cell office:value-type="float" office:value="29.57" calcext:value-type="float">
            <text:p>29.57</text:p>
          </table:table-cell>
          <table:table-cell office:value-type="float" office:value="0" calcext:value-type="float">
            <text:p>0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33.56" calcext:value-type="float">
            <text:p>33.56</text:p>
          </table:table-cell>
          <table:table-cell office:value-type="float" office:value="8.846" calcext:value-type="float">
            <text:p>8.846</text:p>
          </table:table-cell>
          <table:table-cell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2" calcext:value-type="float">
            <text:p>292</text:p>
          </table:table-cell>
          <table:table-cell table:formula="of:=[.B294]/[.$N$1]" office:value-type="float" office:value="0.177002583979328" calcext:value-type="float">
            <text:p>0.17700</text:p>
          </table:table-cell>
          <table:table-cell table:formula="of:=[.C294]/[.$N$1]" office:value-type="float" office:value="0.000179425064599483" calcext:value-type="float">
            <text:p>0.00018</text:p>
          </table:table-cell>
          <table:table-cell table:formula="of:=[.D294]/[.$N$1]" office:value-type="float" office:value="0.0604651162790698" calcext:value-type="float">
            <text:p>0.06047</text:p>
          </table:table-cell>
          <table:table-cell table:formula="of:=[.E294]/[.$N$1]" office:value-type="float" office:value="0.0477551679586563" calcext:value-type="float">
            <text:p>0.04776</text:p>
          </table:table-cell>
          <table:table-cell table:formula="of:=[.F294]/[.$N$1]" office:value-type="float" office:value="0" calcext:value-type="float">
            <text:p>0.00000</text:p>
          </table:table-cell>
          <table:table-cell table:formula="of:=[.G294]/[.$N$1]" office:value-type="float" office:value="0.0000721576227390181" calcext:value-type="float">
            <text:p>0.00007</text:p>
          </table:table-cell>
          <table:table-cell table:formula="of:=[.H294]/[.$N$1]" office:value-type="float" office:value="0.0541989664082687" calcext:value-type="float">
            <text:p>0.05420</text:p>
          </table:table-cell>
          <table:table-cell table:formula="of:=[.I294]/[.$N$1]" office:value-type="float" office:value="0.0142861757105943" calcext:value-type="float">
            <text:p>0.01429</text:p>
          </table:table-cell>
          <table:table-cell table:formula="of:=[.J294]/[.$N$1]" office:value-type="float" office:value="0" calcext:value-type="float">
            <text:p>0.00000</text:p>
          </table:table-cell>
          <table:table-cell table:formula="of:=SUM([.Q294:.W294])" office:value-type="float" office:value="0.176777583979328" calcext:value-type="float">
            <text:p>0.17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11" calcext:value-type="float">
            <text:p>0.11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3" calcext:value-type="float">
            <text:p>293</text:p>
          </table:table-cell>
          <table:table-cell office:value-type="float" office:value="109.1" calcext:value-type="float">
            <text:p>109.1</text:p>
          </table:table-cell>
          <table:table-cell office:value-type="float" office:value="0.1069" calcext:value-type="float">
            <text:p>0.1069</text:p>
          </table:table-cell>
          <table:table-cell office:value-type="float" office:value="37.43" calcext:value-type="float">
            <text:p>37.43</text:p>
          </table:table-cell>
          <table:table-cell office:value-type="float" office:value="30.73" calcext:value-type="float">
            <text:p>30.73</text:p>
          </table:table-cell>
          <table:table-cell office:value-type="float" office:value="0" calcext:value-type="float">
            <text:p>0</text:p>
          </table:table-cell>
          <table:table-cell office:value-type="float" office:value="0.04663" calcext:value-type="float">
            <text:p>0.04663</text:p>
          </table:table-cell>
          <table:table-cell office:value-type="float" office:value="32.21" calcext:value-type="float">
            <text:p>32.21</text:p>
          </table:table-cell>
          <table:table-cell office:value-type="float" office:value="8.527" calcext:value-type="float">
            <text:p>8.527</text:p>
          </table:table-cell>
          <table:table-cell office:value-type="float" office:value="0" calcext:value-type="float">
            <text:p>0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3" calcext:value-type="float">
            <text:p>293</text:p>
          </table:table-cell>
          <table:table-cell table:formula="of:=[.B295]/[.$N$1]" office:value-type="float" office:value="0.176195090439276" calcext:value-type="float">
            <text:p>0.17620</text:p>
          </table:table-cell>
          <table:table-cell table:formula="of:=[.C295]/[.$N$1]" office:value-type="float" office:value="0.000172642118863049" calcext:value-type="float">
            <text:p>0.00017</text:p>
          </table:table-cell>
          <table:table-cell table:formula="of:=[.D295]/[.$N$1]" office:value-type="float" office:value="0.0604489664082687" calcext:value-type="float">
            <text:p>0.06045</text:p>
          </table:table-cell>
          <table:table-cell table:formula="of:=[.E295]/[.$N$1]" office:value-type="float" office:value="0.0496285529715762" calcext:value-type="float">
            <text:p>0.04963</text:p>
          </table:table-cell>
          <table:table-cell table:formula="of:=[.F295]/[.$N$1]" office:value-type="float" office:value="0" calcext:value-type="float">
            <text:p>0.00000</text:p>
          </table:table-cell>
          <table:table-cell table:formula="of:=[.G295]/[.$N$1]" office:value-type="float" office:value="0.0000753068475452196" calcext:value-type="float">
            <text:p>0.00008</text:p>
          </table:table-cell>
          <table:table-cell table:formula="of:=[.H295]/[.$N$1]" office:value-type="float" office:value="0.0520187338501292" calcext:value-type="float">
            <text:p>0.05202</text:p>
          </table:table-cell>
          <table:table-cell table:formula="of:=[.I295]/[.$N$1]" office:value-type="float" office:value="0.0137709948320413" calcext:value-type="float">
            <text:p>0.01377</text:p>
          </table:table-cell>
          <table:table-cell table:formula="of:=[.J295]/[.$N$1]" office:value-type="float" office:value="0" calcext:value-type="float">
            <text:p>0.00000</text:p>
          </table:table-cell>
          <table:table-cell table:formula="of:=SUM([.Q295:.W295])" office:value-type="float" office:value="0.175942554909561" calcext:value-type="float">
            <text:p>0.17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4" calcext:value-type="float">
            <text:p>294</text:p>
          </table:table-cell>
          <table:table-cell office:value-type="float" office:value="109.3" calcext:value-type="float">
            <text:p>109.3</text:p>
          </table:table-cell>
          <table:table-cell office:value-type="float" office:value="0.09214" calcext:value-type="float">
            <text:p>0.09214</text:p>
          </table:table-cell>
          <table:table-cell office:value-type="float" office:value="37.02" calcext:value-type="float">
            <text:p>37.02</text:p>
          </table:table-cell>
          <table:table-cell office:value-type="float" office:value="30.59" calcext:value-type="float">
            <text:p>30.59</text:p>
          </table:table-cell>
          <table:table-cell office:value-type="float" office:value="0" calcext:value-type="float">
            <text:p>0</text:p>
          </table:table-cell>
          <table:table-cell office:value-type="float" office:value="0.0405" calcext:value-type="float">
            <text:p>0.0405</text:p>
          </table:table-cell>
          <table:table-cell office:value-type="float" office:value="32.67" calcext:value-type="float">
            <text:p>32.67</text:p>
          </table:table-cell>
          <table:table-cell office:value-type="float" office:value="8.893" calcext:value-type="float">
            <text:p>8.893</text:p>
          </table:table-cell>
          <table:table-cell office:value-type="float" office:value="0" calcext:value-type="float">
            <text:p>0</text:p>
          </table:table-cell>
          <table:table-cell office:value-type="float" office:value="0.09214" calcext:value-type="float">
            <text:p>0.092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4" calcext:value-type="float">
            <text:p>294</text:p>
          </table:table-cell>
          <table:table-cell table:formula="of:=[.B296]/[.$N$1]" office:value-type="float" office:value="0.176518087855297" calcext:value-type="float">
            <text:p>0.17652</text:p>
          </table:table-cell>
          <table:table-cell table:formula="of:=[.C296]/[.$N$1]" office:value-type="float" office:value="0.000148804909560724" calcext:value-type="float">
            <text:p>0.00015</text:p>
          </table:table-cell>
          <table:table-cell table:formula="of:=[.D296]/[.$N$1]" office:value-type="float" office:value="0.0597868217054264" calcext:value-type="float">
            <text:p>0.05979</text:p>
          </table:table-cell>
          <table:table-cell table:formula="of:=[.E296]/[.$N$1]" office:value-type="float" office:value="0.0494024547803618" calcext:value-type="float">
            <text:p>0.04940</text:p>
          </table:table-cell>
          <table:table-cell table:formula="of:=[.F296]/[.$N$1]" office:value-type="float" office:value="0" calcext:value-type="float">
            <text:p>0.00000</text:p>
          </table:table-cell>
          <table:table-cell table:formula="of:=[.G296]/[.$N$1]" office:value-type="float" office:value="0.000065406976744186" calcext:value-type="float">
            <text:p>0.00007</text:p>
          </table:table-cell>
          <table:table-cell table:formula="of:=[.H296]/[.$N$1]" office:value-type="float" office:value="0.0527616279069767" calcext:value-type="float">
            <text:p>0.05276</text:p>
          </table:table-cell>
          <table:table-cell table:formula="of:=[.I296]/[.$N$1]" office:value-type="float" office:value="0.0143620801033592" calcext:value-type="float">
            <text:p>0.01436</text:p>
          </table:table-cell>
          <table:table-cell table:formula="of:=[.J296]/[.$N$1]" office:value-type="float" office:value="0" calcext:value-type="float">
            <text:p>0.00000</text:p>
          </table:table-cell>
          <table:table-cell table:formula="of:=SUM([.Q296:.W296])" office:value-type="float" office:value="0.176378391472868" calcext:value-type="float">
            <text:p>0.17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214" calcext:value-type="float">
            <text:p>0.092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5" calcext:value-type="float">
            <text:p>295</text:p>
          </table:table-cell>
          <table:table-cell office:value-type="float" office:value="107.7" calcext:value-type="float">
            <text:p>107.7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36.37" calcext:value-type="float">
            <text:p>36.37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32.1" calcext:value-type="float">
            <text:p>32.1</text:p>
          </table:table-cell>
          <table:table-cell office:value-type="float" office:value="8.692" calcext:value-type="float">
            <text:p>8.692</text:p>
          </table:table-cell>
          <table:table-cell office:value-type="float" office:value="0" calcext:value-type="float">
            <text:p>0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5" calcext:value-type="float">
            <text:p>295</text:p>
          </table:table-cell>
          <table:table-cell table:formula="of:=[.B297]/[.$N$1]" office:value-type="float" office:value="0.173934108527132" calcext:value-type="float">
            <text:p>0.17393</text:p>
          </table:table-cell>
          <table:table-cell table:formula="of:=[.C297]/[.$N$1]" office:value-type="float" office:value="0.000137822997416021" calcext:value-type="float">
            <text:p>0.00014</text:p>
          </table:table-cell>
          <table:table-cell table:formula="of:=[.D297]/[.$N$1]" office:value-type="float" office:value="0.0587370801033592" calcext:value-type="float">
            <text:p>0.05874</text:p>
          </table:table-cell>
          <table:table-cell table:formula="of:=[.E297]/[.$N$1]" office:value-type="float" office:value="0.0491763565891473" calcext:value-type="float">
            <text:p>0.04918</text:p>
          </table:table-cell>
          <table:table-cell table:formula="of:=[.F297]/[.$N$1]" office:value-type="float" office:value="0" calcext:value-type="float">
            <text:p>0.00000</text:p>
          </table:table-cell>
          <table:table-cell table:formula="of:=[.G297]/[.$N$1]" office:value-type="float" office:value="0.0000650678294573643" calcext:value-type="float">
            <text:p>0.00007</text:p>
          </table:table-cell>
          <table:table-cell table:formula="of:=[.H297]/[.$N$1]" office:value-type="float" office:value="0.0518410852713178" calcext:value-type="float">
            <text:p>0.05184</text:p>
          </table:table-cell>
          <table:table-cell table:formula="of:=[.I297]/[.$N$1]" office:value-type="float" office:value="0.0140374677002584" calcext:value-type="float">
            <text:p>0.01404</text:p>
          </table:table-cell>
          <table:table-cell table:formula="of:=[.J297]/[.$N$1]" office:value-type="float" office:value="0" calcext:value-type="float">
            <text:p>0.00000</text:p>
          </table:table-cell>
          <table:table-cell table:formula="of:=SUM([.Q297:.W297])" office:value-type="float" office:value="0.17385705749354" calcext:value-type="float">
            <text:p>0.17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34" calcext:value-type="float">
            <text:p>0.085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6" calcext:value-type="float">
            <text:p>296</text:p>
          </table:table-cell>
          <table:table-cell office:value-type="float" office:value="108.4" calcext:value-type="float">
            <text:p>108.4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37.84" calcext:value-type="float">
            <text:p>37.84</text:p>
          </table:table-cell>
          <table:table-cell office:value-type="float" office:value="30.88" calcext:value-type="float">
            <text:p>30.88</text:p>
          </table:table-cell>
          <table:table-cell office:value-type="float" office:value="0" calcext:value-type="float">
            <text:p>0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31.15" calcext:value-type="float">
            <text:p>31.15</text:p>
          </table:table-cell>
          <table:table-cell office:value-type="float" office:value="8.373" calcext:value-type="float">
            <text:p>8.373</text:p>
          </table:table-cell>
          <table:table-cell office:value-type="float" office:value="0" calcext:value-type="float">
            <text:p>0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6" calcext:value-type="float">
            <text:p>296</text:p>
          </table:table-cell>
          <table:table-cell table:formula="of:=[.B298]/[.$N$1]" office:value-type="float" office:value="0.175064599483204" calcext:value-type="float">
            <text:p>0.17506</text:p>
          </table:table-cell>
          <table:table-cell table:formula="of:=[.C298]/[.$N$1]" office:value-type="float" office:value="0.000161159560723514" calcext:value-type="float">
            <text:p>0.00016</text:p>
          </table:table-cell>
          <table:table-cell table:formula="of:=[.D298]/[.$N$1]" office:value-type="float" office:value="0.0611111111111111" calcext:value-type="float">
            <text:p>0.06111</text:p>
          </table:table-cell>
          <table:table-cell table:formula="of:=[.E298]/[.$N$1]" office:value-type="float" office:value="0.0498708010335917" calcext:value-type="float">
            <text:p>0.04987</text:p>
          </table:table-cell>
          <table:table-cell table:formula="of:=[.F298]/[.$N$1]" office:value-type="float" office:value="0" calcext:value-type="float">
            <text:p>0.00000</text:p>
          </table:table-cell>
          <table:table-cell table:formula="of:=[.G298]/[.$N$1]" office:value-type="float" office:value="0.0000640180878552972" calcext:value-type="float">
            <text:p>0.00006</text:p>
          </table:table-cell>
          <table:table-cell table:formula="of:=[.H298]/[.$N$1]" office:value-type="float" office:value="0.0503068475452196" calcext:value-type="float">
            <text:p>0.05031</text:p>
          </table:table-cell>
          <table:table-cell table:formula="of:=[.I298]/[.$N$1]" office:value-type="float" office:value="0.0135222868217054" calcext:value-type="float">
            <text:p>0.01352</text:p>
          </table:table-cell>
          <table:table-cell table:formula="of:=[.J298]/[.$N$1]" office:value-type="float" office:value="0" calcext:value-type="float">
            <text:p>0.00000</text:p>
          </table:table-cell>
          <table:table-cell table:formula="of:=SUM([.Q298:.W298])" office:value-type="float" office:value="0.174875064599483" calcext:value-type="float">
            <text:p>0.17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79" calcext:value-type="float">
            <text:p>0.099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7" calcext:value-type="float">
            <text:p>297</text:p>
          </table:table-cell>
          <table:table-cell office:value-type="float" office:value="106.6" calcext:value-type="float">
            <text:p>106.6</text:p>
          </table:table-cell>
          <table:table-cell office:value-type="float" office:value="0.08979" calcext:value-type="float">
            <text:p>0.08979</text:p>
          </table:table-cell>
          <table:table-cell office:value-type="float" office:value="36.75" calcext:value-type="float">
            <text:p>36.75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office:value-type="float" office:value="0.04127" calcext:value-type="float">
            <text:p>0.04127</text:p>
          </table:table-cell>
          <table:table-cell office:value-type="float" office:value="30.96" calcext:value-type="float">
            <text:p>30.96</text:p>
          </table:table-cell>
          <table:table-cell office:value-type="float" office:value="8.513" calcext:value-type="float">
            <text:p>8.513</text:p>
          </table:table-cell>
          <table:table-cell office:value-type="float" office:value="0" calcext:value-type="float">
            <text:p>0</text:p>
          </table:table-cell>
          <table:table-cell office:value-type="float" office:value="0.08979" calcext:value-type="float">
            <text:p>0.089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7" calcext:value-type="float">
            <text:p>297</text:p>
          </table:table-cell>
          <table:table-cell table:formula="of:=[.B299]/[.$N$1]" office:value-type="float" office:value="0.172157622739018" calcext:value-type="float">
            <text:p>0.17216</text:p>
          </table:table-cell>
          <table:table-cell table:formula="of:=[.C299]/[.$N$1]" office:value-type="float" office:value="0.000145009689922481" calcext:value-type="float">
            <text:p>0.00015</text:p>
          </table:table-cell>
          <table:table-cell table:formula="of:=[.D299]/[.$N$1]" office:value-type="float" office:value="0.0593507751937984" calcext:value-type="float">
            <text:p>0.05935</text:p>
          </table:table-cell>
          <table:table-cell table:formula="of:=[.E299]/[.$N$1]" office:value-type="float" office:value="0.0487726098191214" calcext:value-type="float">
            <text:p>0.04877</text:p>
          </table:table-cell>
          <table:table-cell table:formula="of:=[.F299]/[.$N$1]" office:value-type="float" office:value="0" calcext:value-type="float">
            <text:p>0.00000</text:p>
          </table:table-cell>
          <table:table-cell table:formula="of:=[.G299]/[.$N$1]" office:value-type="float" office:value="0.0000666505167958656" calcext:value-type="float">
            <text:p>0.00007</text:p>
          </table:table-cell>
          <table:table-cell table:formula="of:=[.H299]/[.$N$1]" office:value-type="float" office:value="0.05" calcext:value-type="float">
            <text:p>0.05000</text:p>
          </table:table-cell>
          <table:table-cell table:formula="of:=[.I299]/[.$N$1]" office:value-type="float" office:value="0.0137483850129199" calcext:value-type="float">
            <text:p>0.01375</text:p>
          </table:table-cell>
          <table:table-cell table:formula="of:=[.J299]/[.$N$1]" office:value-type="float" office:value="0" calcext:value-type="float">
            <text:p>0.00000</text:p>
          </table:table-cell>
          <table:table-cell table:formula="of:=SUM([.Q299:.W299])" office:value-type="float" office:value="0.171938420542636" calcext:value-type="float">
            <text:p>0.17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79" calcext:value-type="float">
            <text:p>0.089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8" calcext:value-type="float">
            <text:p>298</text:p>
          </table:table-cell>
          <table:table-cell office:value-type="float" office:value="107.4" calcext:value-type="float">
            <text:p>107.4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36.95" calcext:value-type="float">
            <text:p>36.95</text:p>
          </table:table-cell>
          <table:table-cell office:value-type="float" office:value="30.69" calcext:value-type="float">
            <text:p>30.69</text:p>
          </table:table-cell>
          <table:table-cell office:value-type="float" office:value="0" calcext:value-type="float">
            <text:p>0</text:p>
          </table:table-cell>
          <table:table-cell office:value-type="float" office:value="0.03992" calcext:value-type="float">
            <text:p>0.03992</text:p>
          </table:table-cell>
          <table:table-cell office:value-type="float" office:value="31.07" calcext:value-type="float">
            <text:p>31.07</text:p>
          </table:table-cell>
          <table:table-cell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8" calcext:value-type="float">
            <text:p>298</text:p>
          </table:table-cell>
          <table:table-cell table:formula="of:=[.B300]/[.$N$1]" office:value-type="float" office:value="0.173449612403101" calcext:value-type="float">
            <text:p>0.17345</text:p>
          </table:table-cell>
          <table:table-cell table:formula="of:=[.C300]/[.$N$1]" office:value-type="float" office:value="0.000137984496124031" calcext:value-type="float">
            <text:p>0.00014</text:p>
          </table:table-cell>
          <table:table-cell table:formula="of:=[.D300]/[.$N$1]" office:value-type="float" office:value="0.0596737726098191" calcext:value-type="float">
            <text:p>0.05967</text:p>
          </table:table-cell>
          <table:table-cell table:formula="of:=[.E300]/[.$N$1]" office:value-type="float" office:value="0.0495639534883721" calcext:value-type="float">
            <text:p>0.04956</text:p>
          </table:table-cell>
          <table:table-cell table:formula="of:=[.F300]/[.$N$1]" office:value-type="float" office:value="0" calcext:value-type="float">
            <text:p>0.00000</text:p>
          </table:table-cell>
          <table:table-cell table:formula="of:=[.G300]/[.$N$1]" office:value-type="float" office:value="0.0000644702842377261" calcext:value-type="float">
            <text:p>0.00006</text:p>
          </table:table-cell>
          <table:table-cell table:formula="of:=[.H300]/[.$N$1]" office:value-type="float" office:value="0.0501776485788114" calcext:value-type="float">
            <text:p>0.05018</text:p>
          </table:table-cell>
          <table:table-cell table:formula="of:=[.I300]/[.$N$1]" office:value-type="float" office:value="0.0138081395348837" calcext:value-type="float">
            <text:p>0.01381</text:p>
          </table:table-cell>
          <table:table-cell table:formula="of:=[.J300]/[.$N$1]" office:value-type="float" office:value="0" calcext:value-type="float">
            <text:p>0.00000</text:p>
          </table:table-cell>
          <table:table-cell table:formula="of:=SUM([.Q300:.W300])" office:value-type="float" office:value="0.173287984496124" calcext:value-type="float">
            <text:p>0.17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299" calcext:value-type="float">
            <text:p>299</text:p>
          </table:table-cell>
          <table:table-cell office:value-type="float" office:value="107.4" calcext:value-type="float">
            <text:p>107.4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37.55" calcext:value-type="float">
            <text:p>37.55</text:p>
          </table:table-cell>
          <table:table-cell office:value-type="float" office:value="30.62" calcext:value-type="float">
            <text:p>30.62</text:p>
          </table:table-cell>
          <table:table-cell office:value-type="float" office:value="0" calcext:value-type="float">
            <text:p>0</text:p>
          </table:table-cell>
          <table:table-cell office:value-type="float" office:value="0.03687" calcext:value-type="float">
            <text:p>0.03687</text:p>
          </table:table-cell>
          <table:table-cell office:value-type="float" office:value="30.96" calcext:value-type="float">
            <text:p>30.96</text:p>
          </table:table-cell>
          <table:table-cell office:value-type="float" office:value="8.11" calcext:value-type="float">
            <text:p>8.11</text:p>
          </table:table-cell>
          <table:table-cell office:value-type="float" office:value="0" calcext:value-type="float">
            <text:p>0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299" calcext:value-type="float">
            <text:p>299</text:p>
          </table:table-cell>
          <table:table-cell table:formula="of:=[.B301]/[.$N$1]" office:value-type="float" office:value="0.173449612403101" calcext:value-type="float">
            <text:p>0.17345</text:p>
          </table:table-cell>
          <table:table-cell table:formula="of:=[.C301]/[.$N$1]" office:value-type="float" office:value="0.000130717054263566" calcext:value-type="float">
            <text:p>0.00013</text:p>
          </table:table-cell>
          <table:table-cell table:formula="of:=[.D301]/[.$N$1]" office:value-type="float" office:value="0.0606427648578811" calcext:value-type="float">
            <text:p>0.06064</text:p>
          </table:table-cell>
          <table:table-cell table:formula="of:=[.E301]/[.$N$1]" office:value-type="float" office:value="0.0494509043927649" calcext:value-type="float">
            <text:p>0.04945</text:p>
          </table:table-cell>
          <table:table-cell table:formula="of:=[.F301]/[.$N$1]" office:value-type="float" office:value="0" calcext:value-type="float">
            <text:p>0.00000</text:p>
          </table:table-cell>
          <table:table-cell table:formula="of:=[.G301]/[.$N$1]" office:value-type="float" office:value="0.0000595445736434109" calcext:value-type="float">
            <text:p>0.00006</text:p>
          </table:table-cell>
          <table:table-cell table:formula="of:=[.H301]/[.$N$1]" office:value-type="float" office:value="0.05" calcext:value-type="float">
            <text:p>0.05000</text:p>
          </table:table-cell>
          <table:table-cell table:formula="of:=[.I301]/[.$N$1]" office:value-type="float" office:value="0.0130975452196382" calcext:value-type="float">
            <text:p>0.01310</text:p>
          </table:table-cell>
          <table:table-cell table:formula="of:=[.J301]/[.$N$1]" office:value-type="float" office:value="0" calcext:value-type="float">
            <text:p>0.00000</text:p>
          </table:table-cell>
          <table:table-cell table:formula="of:=SUM([.Q301:.W301])" office:value-type="float" office:value="0.173250759043928" calcext:value-type="float">
            <text:p>0.17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0" calcext:value-type="float">
            <text:p>300</text:p>
          </table:table-cell>
          <table:table-cell office:value-type="float" office:value="107.4" calcext:value-type="float">
            <text:p>107.4</text:p>
          </table:table-cell>
          <table:table-cell office:value-type="float" office:value="0.07467" calcext:value-type="float">
            <text:p>0.07467</text:p>
          </table:table-cell>
          <table:table-cell office:value-type="float" office:value="37.94" calcext:value-type="float">
            <text:p>37.94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0.03726" calcext:value-type="float">
            <text:p>0.03726</text:p>
          </table:table-cell>
          <table:table-cell office:value-type="float" office:value="30.66" calcext:value-type="float">
            <text:p>30.66</text:p>
          </table:table-cell>
          <table:table-cell office:value-type="float" office:value="8.224" calcext:value-type="float">
            <text:p>8.224</text:p>
          </table:table-cell>
          <table:table-cell office:value-type="float" office:value="0" calcext:value-type="float">
            <text:p>0</text:p>
          </table:table-cell>
          <table:table-cell office:value-type="float" office:value="0.07467" calcext:value-type="float">
            <text:p>0.0746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0" calcext:value-type="float">
            <text:p>300</text:p>
          </table:table-cell>
          <table:table-cell table:formula="of:=[.B302]/[.$N$1]" office:value-type="float" office:value="0.173449612403101" calcext:value-type="float">
            <text:p>0.17345</text:p>
          </table:table-cell>
          <table:table-cell table:formula="of:=[.C302]/[.$N$1]" office:value-type="float" office:value="0.000120591085271318" calcext:value-type="float">
            <text:p>0.00012</text:p>
          </table:table-cell>
          <table:table-cell table:formula="of:=[.D302]/[.$N$1]" office:value-type="float" office:value="0.0612726098191214" calcext:value-type="float">
            <text:p>0.06127</text:p>
          </table:table-cell>
          <table:table-cell table:formula="of:=[.E302]/[.$N$1]" office:value-type="float" office:value="0.0491763565891473" calcext:value-type="float">
            <text:p>0.04918</text:p>
          </table:table-cell>
          <table:table-cell table:formula="of:=[.F302]/[.$N$1]" office:value-type="float" office:value="0" calcext:value-type="float">
            <text:p>0.00000</text:p>
          </table:table-cell>
          <table:table-cell table:formula="of:=[.G302]/[.$N$1]" office:value-type="float" office:value="0.0000601744186046512" calcext:value-type="float">
            <text:p>0.00006</text:p>
          </table:table-cell>
          <table:table-cell table:formula="of:=[.H302]/[.$N$1]" office:value-type="float" office:value="0.049515503875969" calcext:value-type="float">
            <text:p>0.04952</text:p>
          </table:table-cell>
          <table:table-cell table:formula="of:=[.I302]/[.$N$1]" office:value-type="float" office:value="0.01328165374677" calcext:value-type="float">
            <text:p>0.01328</text:p>
          </table:table-cell>
          <table:table-cell table:formula="of:=[.J302]/[.$N$1]" office:value-type="float" office:value="0" calcext:value-type="float">
            <text:p>0.00000</text:p>
          </table:table-cell>
          <table:table-cell table:formula="of:=SUM([.Q302:.W302])" office:value-type="float" office:value="0.173306298449612" calcext:value-type="float">
            <text:p>0.17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67" calcext:value-type="float">
            <text:p>0.074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1" calcext:value-type="float">
            <text:p>301</text:p>
          </table:table-cell>
          <table:table-cell office:value-type="float" office:value="106" calcext:value-type="float">
            <text:p>106</text:p>
          </table:table-cell>
          <table:table-cell office:value-type="float" office:value="0.0814" calcext:value-type="float">
            <text:p>0.0814</text:p>
          </table:table-cell>
          <table:table-cell office:value-type="float" office:value="37.42" calcext:value-type="float">
            <text:p>37.42</text:p>
          </table:table-cell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0.03659" calcext:value-type="float">
            <text:p>0.03659</text:p>
          </table:table-cell>
          <table:table-cell office:value-type="float" office:value="30.23" calcext:value-type="float">
            <text:p>30.23</text:p>
          </table:table-cell>
          <table:table-cell office:value-type="float" office:value="8.288" calcext:value-type="float">
            <text:p>8.288</text:p>
          </table:table-cell>
          <table:table-cell office:value-type="float" office:value="0" calcext:value-type="float">
            <text:p>0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1" calcext:value-type="float">
            <text:p>301</text:p>
          </table:table-cell>
          <table:table-cell table:formula="of:=[.B303]/[.$N$1]" office:value-type="float" office:value="0.171188630490956" calcext:value-type="float">
            <text:p>0.17119</text:p>
          </table:table-cell>
          <table:table-cell table:formula="of:=[.C303]/[.$N$1]" office:value-type="float" office:value="0.000131459948320413" calcext:value-type="float">
            <text:p>0.00013</text:p>
          </table:table-cell>
          <table:table-cell table:formula="of:=[.D303]/[.$N$1]" office:value-type="float" office:value="0.0604328165374677" calcext:value-type="float">
            <text:p>0.06043</text:p>
          </table:table-cell>
          <table:table-cell table:formula="of:=[.E303]/[.$N$1]" office:value-type="float" office:value="0.0483204134366925" calcext:value-type="float">
            <text:p>0.04832</text:p>
          </table:table-cell>
          <table:table-cell table:formula="of:=[.F303]/[.$N$1]" office:value-type="float" office:value="0" calcext:value-type="float">
            <text:p>0.00000</text:p>
          </table:table-cell>
          <table:table-cell table:formula="of:=[.G303]/[.$N$1]" office:value-type="float" office:value="0.0000590923772609819" calcext:value-type="float">
            <text:p>0.00006</text:p>
          </table:table-cell>
          <table:table-cell table:formula="of:=[.H303]/[.$N$1]" office:value-type="float" office:value="0.0488210594315245" calcext:value-type="float">
            <text:p>0.04882</text:p>
          </table:table-cell>
          <table:table-cell table:formula="of:=[.I303]/[.$N$1]" office:value-type="float" office:value="0.0133850129198966" calcext:value-type="float">
            <text:p>0.01339</text:p>
          </table:table-cell>
          <table:table-cell table:formula="of:=[.J303]/[.$N$1]" office:value-type="float" office:value="0" calcext:value-type="float">
            <text:p>0.00000</text:p>
          </table:table-cell>
          <table:table-cell table:formula="of:=SUM([.Q303:.W303])" office:value-type="float" office:value="0.171018394702842" calcext:value-type="float">
            <text:p>0.17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2" calcext:value-type="float">
            <text:p>302</text:p>
          </table:table-cell>
          <table:table-cell office:value-type="float" office:value="108.1" calcext:value-type="float">
            <text:p>108.1</text:p>
          </table:table-cell>
          <table:table-cell office:value-type="float" office:value="0.07651" calcext:value-type="float">
            <text:p>0.07651</text:p>
          </table:table-cell>
          <table:table-cell office:value-type="float" office:value="38.53" calcext:value-type="float">
            <text:p>38.53</text:p>
          </table:table-cell>
          <table:table-cell office:value-type="float" office:value="31.24" calcext:value-type="float">
            <text:p>31.24</text:p>
          </table:table-cell>
          <table:table-cell office:value-type="float" office:value="0" calcext:value-type="float">
            <text:p>0</text:p>
          </table:table-cell>
          <table:table-cell office:value-type="float" office:value="0.03678" calcext:value-type="float">
            <text:p>0.03678</text:p>
          </table:table-cell>
          <table:table-cell office:value-type="float" office:value="30.33" calcext:value-type="float">
            <text:p>30.33</text:p>
          </table:table-cell>
          <table:table-cell office:value-type="float" office:value="7.921" calcext:value-type="float">
            <text:p>7.921</text:p>
          </table:table-cell>
          <table:table-cell office:value-type="float" office:value="0" calcext:value-type="float">
            <text:p>0</text:p>
          </table:table-cell>
          <table:table-cell office:value-type="float" office:value="0.07651" calcext:value-type="float">
            <text:p>0.0765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2" calcext:value-type="float">
            <text:p>302</text:p>
          </table:table-cell>
          <table:table-cell table:formula="of:=[.B304]/[.$N$1]" office:value-type="float" office:value="0.174580103359173" calcext:value-type="float">
            <text:p>0.17458</text:p>
          </table:table-cell>
          <table:table-cell table:formula="of:=[.C304]/[.$N$1]" office:value-type="float" office:value="0.000123562661498708" calcext:value-type="float">
            <text:p>0.00012</text:p>
          </table:table-cell>
          <table:table-cell table:formula="of:=[.D304]/[.$N$1]" office:value-type="float" office:value="0.0622254521963824" calcext:value-type="float">
            <text:p>0.06223</text:p>
          </table:table-cell>
          <table:table-cell table:formula="of:=[.E304]/[.$N$1]" office:value-type="float" office:value="0.0504521963824289" calcext:value-type="float">
            <text:p>0.05045</text:p>
          </table:table-cell>
          <table:table-cell table:formula="of:=[.F304]/[.$N$1]" office:value-type="float" office:value="0" calcext:value-type="float">
            <text:p>0.00000</text:p>
          </table:table-cell>
          <table:table-cell table:formula="of:=[.G304]/[.$N$1]" office:value-type="float" office:value="0.0000593992248062015" calcext:value-type="float">
            <text:p>0.00006</text:p>
          </table:table-cell>
          <table:table-cell table:formula="of:=[.H304]/[.$N$1]" office:value-type="float" office:value="0.0489825581395349" calcext:value-type="float">
            <text:p>0.04898</text:p>
          </table:table-cell>
          <table:table-cell table:formula="of:=[.I304]/[.$N$1]" office:value-type="float" office:value="0.0127923126614987" calcext:value-type="float">
            <text:p>0.01279</text:p>
          </table:table-cell>
          <table:table-cell table:formula="of:=[.J304]/[.$N$1]" office:value-type="float" office:value="0" calcext:value-type="float">
            <text:p>0.00000</text:p>
          </table:table-cell>
          <table:table-cell table:formula="of:=SUM([.Q304:.W304])" office:value-type="float" office:value="0.174511918604651" calcext:value-type="float">
            <text:p>0.1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51" calcext:value-type="float">
            <text:p>0.076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3" calcext:value-type="float">
            <text:p>303</text:p>
          </table:table-cell>
          <table:table-cell office:value-type="float" office:value="107" calcext:value-type="float">
            <text:p>107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38.36" calcext:value-type="float">
            <text:p>38.36</text:p>
          </table:table-cell>
          <table:table-cell office:value-type="float" office:value="30.43" calcext:value-type="float">
            <text:p>30.43</text:p>
          </table:table-cell>
          <table:table-cell office:value-type="float" office:value="0" calcext:value-type="float">
            <text:p>0</text:p>
          </table:table-cell>
          <table:table-cell office:value-type="float" office:value="0.04346" calcext:value-type="float">
            <text:p>0.04346</text:p>
          </table:table-cell>
          <table:table-cell office:value-type="float" office:value="30.13" calcext:value-type="float">
            <text:p>30.13</text:p>
          </table:table-cell>
          <table:table-cell office:value-type="float" office:value="7.949" calcext:value-type="float">
            <text:p>7.949</text:p>
          </table:table-cell>
          <table:table-cell office:value-type="float" office:value="0" calcext:value-type="float">
            <text:p>0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3" calcext:value-type="float">
            <text:p>303</text:p>
          </table:table-cell>
          <table:table-cell table:formula="of:=[.B305]/[.$N$1]" office:value-type="float" office:value="0.172803617571059" calcext:value-type="float">
            <text:p>0.17280</text:p>
          </table:table-cell>
          <table:table-cell table:formula="of:=[.C305]/[.$N$1]" office:value-type="float" office:value="0.000120025839793282" calcext:value-type="float">
            <text:p>0.00012</text:p>
          </table:table-cell>
          <table:table-cell table:formula="of:=[.D305]/[.$N$1]" office:value-type="float" office:value="0.0619509043927649" calcext:value-type="float">
            <text:p>0.06195</text:p>
          </table:table-cell>
          <table:table-cell table:formula="of:=[.E305]/[.$N$1]" office:value-type="float" office:value="0.0491440568475452" calcext:value-type="float">
            <text:p>0.04914</text:p>
          </table:table-cell>
          <table:table-cell table:formula="of:=[.F305]/[.$N$1]" office:value-type="float" office:value="0" calcext:value-type="float">
            <text:p>0.00000</text:p>
          </table:table-cell>
          <table:table-cell table:formula="of:=[.G305]/[.$N$1]" office:value-type="float" office:value="0.000070187338501292" calcext:value-type="float">
            <text:p>0.00007</text:p>
          </table:table-cell>
          <table:table-cell table:formula="of:=[.H305]/[.$N$1]" office:value-type="float" office:value="0.0486595607235142" calcext:value-type="float">
            <text:p>0.04866</text:p>
          </table:table-cell>
          <table:table-cell table:formula="of:=[.I305]/[.$N$1]" office:value-type="float" office:value="0.0128375322997416" calcext:value-type="float">
            <text:p>0.01284</text:p>
          </table:table-cell>
          <table:table-cell table:formula="of:=[.J305]/[.$N$1]" office:value-type="float" office:value="0" calcext:value-type="float">
            <text:p>0.00000</text:p>
          </table:table-cell>
          <table:table-cell table:formula="of:=SUM([.Q305:.W305])" office:value-type="float" office:value="0.172662241602067" calcext:value-type="float">
            <text:p>0.17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32" calcext:value-type="float">
            <text:p>0.074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4" calcext:value-type="float">
            <text:p>304</text:p>
          </table:table-cell>
          <table:table-cell office:value-type="float" office:value="107.8" calcext:value-type="float">
            <text:p>107.8</text:p>
          </table:table-cell>
          <table:table-cell office:value-type="float" office:value="0.07932" calcext:value-type="float">
            <text:p>0.07932</text:p>
          </table:table-cell>
          <table:table-cell office:value-type="float" office:value="38.33" calcext:value-type="float">
            <text:p>38.33</text:p>
          </table:table-cell>
          <table:table-cell office:value-type="float" office:value="31.39" calcext:value-type="float">
            <text:p>31.39</text:p>
          </table:table-cell>
          <table:table-cell office:value-type="float" office:value="0" calcext:value-type="float">
            <text:p>0</text:p>
          </table:table-cell>
          <table:table-cell office:value-type="float" office:value="0.04191" calcext:value-type="float">
            <text:p>0.04191</text:p>
          </table:table-cell>
          <table:table-cell office:value-type="float" office:value="30.06" calcext:value-type="float">
            <text:p>30.06</text:p>
          </table:table-cell>
          <table:table-cell office:value-type="float" office:value="7.867" calcext:value-type="float">
            <text:p>7.867</text:p>
          </table:table-cell>
          <table:table-cell office:value-type="float" office:value="0" calcext:value-type="float">
            <text:p>0</text:p>
          </table:table-cell>
          <table:table-cell office:value-type="float" office:value="0.07932" calcext:value-type="float">
            <text:p>0.079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4" calcext:value-type="float">
            <text:p>304</text:p>
          </table:table-cell>
          <table:table-cell table:formula="of:=[.B306]/[.$N$1]" office:value-type="float" office:value="0.174095607235142" calcext:value-type="float">
            <text:p>0.17410</text:p>
          </table:table-cell>
          <table:table-cell table:formula="of:=[.C306]/[.$N$1]" office:value-type="float" office:value="0.000128100775193798" calcext:value-type="float">
            <text:p>0.00013</text:p>
          </table:table-cell>
          <table:table-cell table:formula="of:=[.D306]/[.$N$1]" office:value-type="float" office:value="0.0619024547803618" calcext:value-type="float">
            <text:p>0.06190</text:p>
          </table:table-cell>
          <table:table-cell table:formula="of:=[.E306]/[.$N$1]" office:value-type="float" office:value="0.0506944444444444" calcext:value-type="float">
            <text:p>0.05069</text:p>
          </table:table-cell>
          <table:table-cell table:formula="of:=[.F306]/[.$N$1]" office:value-type="float" office:value="0" calcext:value-type="float">
            <text:p>0.00000</text:p>
          </table:table-cell>
          <table:table-cell table:formula="of:=[.G306]/[.$N$1]" office:value-type="float" office:value="0.0000676841085271318" calcext:value-type="float">
            <text:p>0.00007</text:p>
          </table:table-cell>
          <table:table-cell table:formula="of:=[.H306]/[.$N$1]" office:value-type="float" office:value="0.048546511627907" calcext:value-type="float">
            <text:p>0.04855</text:p>
          </table:table-cell>
          <table:table-cell table:formula="of:=[.I306]/[.$N$1]" office:value-type="float" office:value="0.0127051033591731" calcext:value-type="float">
            <text:p>0.01271</text:p>
          </table:table-cell>
          <table:table-cell table:formula="of:=[.J306]/[.$N$1]" office:value-type="float" office:value="0" calcext:value-type="float">
            <text:p>0.00000</text:p>
          </table:table-cell>
          <table:table-cell table:formula="of:=SUM([.Q306:.W306])" office:value-type="float" office:value="0.173916198320413" calcext:value-type="float">
            <text:p>0.1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2" calcext:value-type="float">
            <text:p>0.079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5" calcext:value-type="float">
            <text:p>305</text:p>
          </table:table-cell>
          <table:table-cell office:value-type="float" office:value="107.7" calcext:value-type="float">
            <text:p>107.7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39.48" calcext:value-type="float">
            <text:p>39.48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  <table:table-cell office:value-type="float" office:value="0.0406" calcext:value-type="float">
            <text:p>0.0406</text:p>
          </table:table-cell>
          <table:table-cell office:value-type="float" office:value="28.86" calcext:value-type="float">
            <text:p>28.86</text:p>
          </table:table-cell>
          <table:table-cell office:value-type="float" office:value="7.852" calcext:value-type="float">
            <text:p>7.852</text:p>
          </table:table-cell>
          <table:table-cell office:value-type="float" office:value="0" calcext:value-type="float">
            <text:p>0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5" calcext:value-type="float">
            <text:p>305</text:p>
          </table:table-cell>
          <table:table-cell table:formula="of:=[.B307]/[.$N$1]" office:value-type="float" office:value="0.173934108527132" calcext:value-type="float">
            <text:p>0.17393</text:p>
          </table:table-cell>
          <table:table-cell table:formula="of:=[.C307]/[.$N$1]" office:value-type="float" office:value="0.000133414082687339" calcext:value-type="float">
            <text:p>0.00013</text:p>
          </table:table-cell>
          <table:table-cell table:formula="of:=[.D307]/[.$N$1]" office:value-type="float" office:value="0.0637596899224806" calcext:value-type="float">
            <text:p>0.06376</text:p>
          </table:table-cell>
          <table:table-cell table:formula="of:=[.E307]/[.$N$1]" office:value-type="float" office:value="0.0507105943152455" calcext:value-type="float">
            <text:p>0.05071</text:p>
          </table:table-cell>
          <table:table-cell table:formula="of:=[.F307]/[.$N$1]" office:value-type="float" office:value="0" calcext:value-type="float">
            <text:p>0.00000</text:p>
          </table:table-cell>
          <table:table-cell table:formula="of:=[.G307]/[.$N$1]" office:value-type="float" office:value="0.0000655684754521964" calcext:value-type="float">
            <text:p>0.00007</text:p>
          </table:table-cell>
          <table:table-cell table:formula="of:=[.H307]/[.$N$1]" office:value-type="float" office:value="0.0466085271317829" calcext:value-type="float">
            <text:p>0.04661</text:p>
          </table:table-cell>
          <table:table-cell table:formula="of:=[.I307]/[.$N$1]" office:value-type="float" office:value="0.0126808785529716" calcext:value-type="float">
            <text:p>0.01268</text:p>
          </table:table-cell>
          <table:table-cell table:formula="of:=[.J307]/[.$N$1]" office:value-type="float" office:value="0" calcext:value-type="float">
            <text:p>0.00000</text:p>
          </table:table-cell>
          <table:table-cell table:formula="of:=SUM([.Q307:.W307])" office:value-type="float" office:value="0.173825258397933" calcext:value-type="float">
            <text:p>0.17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6" calcext:value-type="float">
            <text:p>306</text:p>
          </table:table-cell>
          <table:table-cell office:value-type="float" office:value="107.7" calcext:value-type="float">
            <text:p>107.7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40.54" calcext:value-type="float">
            <text:p>40.54</text:p>
          </table:table-cell>
          <table:table-cell office:value-type="float" office:value="31.27" calcext:value-type="float">
            <text:p>31.27</text:p>
          </table:table-cell>
          <table:table-cell office:value-type="float" office:value="0" calcext:value-type="float">
            <text:p>0</text:p>
          </table:table-cell>
          <table:table-cell office:value-type="float" office:value="0.03788" calcext:value-type="float">
            <text:p>0.03788</text:p>
          </table:table-cell>
          <table:table-cell office:value-type="float" office:value="28.22" calcext:value-type="float">
            <text:p>28.22</text:p>
          </table:table-cell>
          <table:table-cell office:value-type="float" office:value="7.595" calcext:value-type="float">
            <text:p>7.595</text:p>
          </table:table-cell>
          <table:table-cell office:value-type="float" office:value="0" calcext:value-type="float">
            <text:p>0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6" calcext:value-type="float">
            <text:p>306</text:p>
          </table:table-cell>
          <table:table-cell table:formula="of:=[.B308]/[.$N$1]" office:value-type="float" office:value="0.173934108527132" calcext:value-type="float">
            <text:p>0.17393</text:p>
          </table:table-cell>
          <table:table-cell table:formula="of:=[.C308]/[.$N$1]" office:value-type="float" office:value="0.000120058139534884" calcext:value-type="float">
            <text:p>0.00012</text:p>
          </table:table-cell>
          <table:table-cell table:formula="of:=[.D308]/[.$N$1]" office:value-type="float" office:value="0.0654715762273902" calcext:value-type="float">
            <text:p>0.06547</text:p>
          </table:table-cell>
          <table:table-cell table:formula="of:=[.E308]/[.$N$1]" office:value-type="float" office:value="0.050500645994832" calcext:value-type="float">
            <text:p>0.05050</text:p>
          </table:table-cell>
          <table:table-cell table:formula="of:=[.F308]/[.$N$1]" office:value-type="float" office:value="0" calcext:value-type="float">
            <text:p>0.00000</text:p>
          </table:table-cell>
          <table:table-cell table:formula="of:=[.G308]/[.$N$1]" office:value-type="float" office:value="0.0000611757105943152" calcext:value-type="float">
            <text:p>0.00006</text:p>
          </table:table-cell>
          <table:table-cell table:formula="of:=[.H308]/[.$N$1]" office:value-type="float" office:value="0.0455749354005168" calcext:value-type="float">
            <text:p>0.04557</text:p>
          </table:table-cell>
          <table:table-cell table:formula="of:=[.I308]/[.$N$1]" office:value-type="float" office:value="0.012265826873385" calcext:value-type="float">
            <text:p>0.01227</text:p>
          </table:table-cell>
          <table:table-cell table:formula="of:=[.J308]/[.$N$1]" office:value-type="float" office:value="0" calcext:value-type="float">
            <text:p>0.00000</text:p>
          </table:table-cell>
          <table:table-cell table:formula="of:=SUM([.Q308:.W308])" office:value-type="float" office:value="0.173874160206718" calcext:value-type="float">
            <text:p>0.1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7" calcext:value-type="float">
            <text:p>307</text:p>
          </table:table-cell>
          <table:table-cell office:value-type="float" office:value="109.1" calcext:value-type="float">
            <text:p>109.1</text:p>
          </table:table-cell>
          <table:table-cell office:value-type="float" office:value="0.07111" calcext:value-type="float">
            <text:p>0.07111</text:p>
          </table:table-cell>
          <table:table-cell office:value-type="float" office:value="40.29" calcext:value-type="float">
            <text:p>40.29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28.66" calcext:value-type="float">
            <text:p>28.66</text:p>
          </table:table-cell>
          <table:table-cell office:value-type="float" office:value="7.879" calcext:value-type="float">
            <text:p>7.879</text:p>
          </table:table-cell>
          <table:table-cell office:value-type="float" office:value="0" calcext:value-type="float">
            <text:p>0</text:p>
          </table:table-cell>
          <table:table-cell office:value-type="float" office:value="0.07111" calcext:value-type="float">
            <text:p>0.0711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7" calcext:value-type="float">
            <text:p>307</text:p>
          </table:table-cell>
          <table:table-cell table:formula="of:=[.B309]/[.$N$1]" office:value-type="float" office:value="0.176195090439276" calcext:value-type="float">
            <text:p>0.17620</text:p>
          </table:table-cell>
          <table:table-cell table:formula="of:=[.C309]/[.$N$1]" office:value-type="float" office:value="0.00011484173126615" calcext:value-type="float">
            <text:p>0.00011</text:p>
          </table:table-cell>
          <table:table-cell table:formula="of:=[.D309]/[.$N$1]" office:value-type="float" office:value="0.0650678294573643" calcext:value-type="float">
            <text:p>0.06507</text:p>
          </table:table-cell>
          <table:table-cell table:formula="of:=[.E309]/[.$N$1]" office:value-type="float" office:value="0.0520025839793282" calcext:value-type="float">
            <text:p>0.05200</text:p>
          </table:table-cell>
          <table:table-cell table:formula="of:=[.F309]/[.$N$1]" office:value-type="float" office:value="0" calcext:value-type="float">
            <text:p>0.00000</text:p>
          </table:table-cell>
          <table:table-cell table:formula="of:=[.G309]/[.$N$1]" office:value-type="float" office:value="0.0000627260981912145" calcext:value-type="float">
            <text:p>0.00006</text:p>
          </table:table-cell>
          <table:table-cell table:formula="of:=[.H309]/[.$N$1]" office:value-type="float" office:value="0.0462855297157623" calcext:value-type="float">
            <text:p>0.04629</text:p>
          </table:table-cell>
          <table:table-cell table:formula="of:=[.I309]/[.$N$1]" office:value-type="float" office:value="0.0127244832041344" calcext:value-type="float">
            <text:p>0.01272</text:p>
          </table:table-cell>
          <table:table-cell table:formula="of:=[.J309]/[.$N$1]" office:value-type="float" office:value="0" calcext:value-type="float">
            <text:p>0.00000</text:p>
          </table:table-cell>
          <table:table-cell table:formula="of:=SUM([.Q309:.W309])" office:value-type="float" office:value="0.17614315245478" calcext:value-type="float">
            <text:p>0.17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11" calcext:value-type="float">
            <text:p>0.071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8" calcext:value-type="float">
            <text:p>308</text:p>
          </table:table-cell>
          <table:table-cell office:value-type="float" office:value="108.1" calcext:value-type="float">
            <text:p>108.1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41.22" calcext:value-type="float">
            <text:p>41.22</text:p>
          </table:table-cell>
          <table:table-cell office:value-type="float" office:value="30.93" calcext:value-type="float">
            <text:p>30.93</text:p>
          </table:table-cell>
          <table:table-cell office:value-type="float" office:value="0" calcext:value-type="float">
            <text:p>0</text:p>
          </table:table-cell>
          <table:table-cell office:value-type="float" office:value="0.03446" calcext:value-type="float">
            <text:p>0.03446</text:p>
          </table:table-cell>
          <table:table-cell office:value-type="float" office:value="28.23" calcext:value-type="float">
            <text:p>28.23</text:p>
          </table:table-cell>
          <table:table-cell office:value-type="float" office:value="7.645" calcext:value-type="float">
            <text:p>7.645</text:p>
          </table:table-cell>
          <table:table-cell office:value-type="float" office:value="0" calcext:value-type="float">
            <text:p>0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8" calcext:value-type="float">
            <text:p>308</text:p>
          </table:table-cell>
          <table:table-cell table:formula="of:=[.B310]/[.$N$1]" office:value-type="float" office:value="0.174580103359173" calcext:value-type="float">
            <text:p>0.17458</text:p>
          </table:table-cell>
          <table:table-cell table:formula="of:=[.C310]/[.$N$1]" office:value-type="float" office:value="0.000126372739018088" calcext:value-type="float">
            <text:p>0.00013</text:p>
          </table:table-cell>
          <table:table-cell table:formula="of:=[.D310]/[.$N$1]" office:value-type="float" office:value="0.0665697674418605" calcext:value-type="float">
            <text:p>0.06657</text:p>
          </table:table-cell>
          <table:table-cell table:formula="of:=[.E310]/[.$N$1]" office:value-type="float" office:value="0.0499515503875969" calcext:value-type="float">
            <text:p>0.04995</text:p>
          </table:table-cell>
          <table:table-cell table:formula="of:=[.F310]/[.$N$1]" office:value-type="float" office:value="0" calcext:value-type="float">
            <text:p>0.00000</text:p>
          </table:table-cell>
          <table:table-cell table:formula="of:=[.G310]/[.$N$1]" office:value-type="float" office:value="0.0000556524547803618" calcext:value-type="float">
            <text:p>0.00006</text:p>
          </table:table-cell>
          <table:table-cell table:formula="of:=[.H310]/[.$N$1]" office:value-type="float" office:value="0.0455910852713178" calcext:value-type="float">
            <text:p>0.04559</text:p>
          </table:table-cell>
          <table:table-cell table:formula="of:=[.I310]/[.$N$1]" office:value-type="float" office:value="0.0123465762273902" calcext:value-type="float">
            <text:p>0.01235</text:p>
          </table:table-cell>
          <table:table-cell table:formula="of:=[.J310]/[.$N$1]" office:value-type="float" office:value="0" calcext:value-type="float">
            <text:p>0.00000</text:p>
          </table:table-cell>
          <table:table-cell table:formula="of:=SUM([.Q310:.W310])" office:value-type="float" office:value="0.174514631782946" calcext:value-type="float">
            <text:p>0.17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25" calcext:value-type="float">
            <text:p>0.078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09" calcext:value-type="float">
            <text:p>309</text:p>
          </table:table-cell>
          <table:table-cell office:value-type="float" office:value="108.8" calcext:value-type="float">
            <text:p>108.8</text:p>
          </table:table-cell>
          <table:table-cell office:value-type="float" office:value="0.07821" calcext:value-type="float">
            <text:p>0.07821</text:p>
          </table:table-cell>
          <table:table-cell office:value-type="float" office:value="41.39" calcext:value-type="float">
            <text:p>41.39</text:p>
          </table:table-cell>
          <table:table-cell office:value-type="float" office:value="31.28" calcext:value-type="float">
            <text:p>31.28</text:p>
          </table:table-cell>
          <table:table-cell office:value-type="float" office:value="0" calcext:value-type="float">
            <text:p>0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28.66" calcext:value-type="float">
            <text:p>28.66</text:p>
          </table:table-cell>
          <table:table-cell office:value-type="float" office:value="7.352" calcext:value-type="float">
            <text:p>7.352</text:p>
          </table:table-cell>
          <table:table-cell office:value-type="float" office:value="0" calcext:value-type="float">
            <text:p>0</text:p>
          </table:table-cell>
          <table:table-cell office:value-type="float" office:value="0.07821" calcext:value-type="float">
            <text:p>0.0782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09" calcext:value-type="float">
            <text:p>309</text:p>
          </table:table-cell>
          <table:table-cell table:formula="of:=[.B311]/[.$N$1]" office:value-type="float" office:value="0.175710594315245" calcext:value-type="float">
            <text:p>0.17571</text:p>
          </table:table-cell>
          <table:table-cell table:formula="of:=[.C311]/[.$N$1]" office:value-type="float" office:value="0.000126308139534884" calcext:value-type="float">
            <text:p>0.00013</text:p>
          </table:table-cell>
          <table:table-cell table:formula="of:=[.D311]/[.$N$1]" office:value-type="float" office:value="0.066844315245478" calcext:value-type="float">
            <text:p>0.06684</text:p>
          </table:table-cell>
          <table:table-cell table:formula="of:=[.E311]/[.$N$1]" office:value-type="float" office:value="0.0505167958656331" calcext:value-type="float">
            <text:p>0.05052</text:p>
          </table:table-cell>
          <table:table-cell table:formula="of:=[.F311]/[.$N$1]" office:value-type="float" office:value="0" calcext:value-type="float">
            <text:p>0.00000</text:p>
          </table:table-cell>
          <table:table-cell table:formula="of:=[.G311]/[.$N$1]" office:value-type="float" office:value="0.0000666020671834625" calcext:value-type="float">
            <text:p>0.00007</text:p>
          </table:table-cell>
          <table:table-cell table:formula="of:=[.H311]/[.$N$1]" office:value-type="float" office:value="0.0462855297157623" calcext:value-type="float">
            <text:p>0.04629</text:p>
          </table:table-cell>
          <table:table-cell table:formula="of:=[.I311]/[.$N$1]" office:value-type="float" office:value="0.0118733850129199" calcext:value-type="float">
            <text:p>0.01187</text:p>
          </table:table-cell>
          <table:table-cell table:formula="of:=[.J311]/[.$N$1]" office:value-type="float" office:value="0" calcext:value-type="float">
            <text:p>0.00000</text:p>
          </table:table-cell>
          <table:table-cell table:formula="of:=SUM([.Q311:.W311])" office:value-type="float" office:value="0.175586627906977" calcext:value-type="float">
            <text:p>0.17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821" calcext:value-type="float">
            <text:p>0.078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0" calcext:value-type="float">
            <text:p>310</text:p>
          </table:table-cell>
          <table:table-cell office:value-type="float" office:value="107.9" calcext:value-type="float">
            <text:p>107.9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40.81" calcext:value-type="float">
            <text:p>40.81</text:p>
          </table:table-cell>
          <table:table-cell office:value-type="float" office:value="32.03" calcext:value-type="float">
            <text:p>32.03</text:p>
          </table:table-cell>
          <table:table-cell office:value-type="float" office:value="0" calcext:value-type="float">
            <text:p>0</text:p>
          </table:table-cell>
          <table:table-cell office:value-type="float" office:value="0.0391" calcext:value-type="float">
            <text:p>0.0391</text:p>
          </table:table-cell>
          <table:table-cell office:value-type="float" office:value="27.41" calcext:value-type="float">
            <text:p>27.41</text:p>
          </table:table-cell>
          <table:table-cell office:value-type="float" office:value="7.538" calcext:value-type="float">
            <text:p>7.538</text:p>
          </table:table-cell>
          <table:table-cell office:value-type="float" office:value="0" calcext:value-type="float">
            <text:p>0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0" calcext:value-type="float">
            <text:p>310</text:p>
          </table:table-cell>
          <table:table-cell table:formula="of:=[.B312]/[.$N$1]" office:value-type="float" office:value="0.174257105943152" calcext:value-type="float">
            <text:p>0.17426</text:p>
          </table:table-cell>
          <table:table-cell table:formula="of:=[.C312]/[.$N$1]" office:value-type="float" office:value="0.00013874354005168" calcext:value-type="float">
            <text:p>0.00014</text:p>
          </table:table-cell>
          <table:table-cell table:formula="of:=[.D312]/[.$N$1]" office:value-type="float" office:value="0.0659076227390181" calcext:value-type="float">
            <text:p>0.06591</text:p>
          </table:table-cell>
          <table:table-cell table:formula="of:=[.E312]/[.$N$1]" office:value-type="float" office:value="0.0517280361757106" calcext:value-type="float">
            <text:p>0.05173</text:p>
          </table:table-cell>
          <table:table-cell table:formula="of:=[.F312]/[.$N$1]" office:value-type="float" office:value="0" calcext:value-type="float">
            <text:p>0.00000</text:p>
          </table:table-cell>
          <table:table-cell table:formula="of:=[.G312]/[.$N$1]" office:value-type="float" office:value="0.0000631459948320414" calcext:value-type="float">
            <text:p>0.00006</text:p>
          </table:table-cell>
          <table:table-cell table:formula="of:=[.H312]/[.$N$1]" office:value-type="float" office:value="0.0442667958656331" calcext:value-type="float">
            <text:p>0.04427</text:p>
          </table:table-cell>
          <table:table-cell table:formula="of:=[.I312]/[.$N$1]" office:value-type="float" office:value="0.0121737726098191" calcext:value-type="float">
            <text:p>0.01217</text:p>
          </table:table-cell>
          <table:table-cell table:formula="of:=[.J312]/[.$N$1]" office:value-type="float" office:value="0" calcext:value-type="float">
            <text:p>0.00000</text:p>
          </table:table-cell>
          <table:table-cell table:formula="of:=SUM([.Q312:.W312])" office:value-type="float" office:value="0.174139373385013" calcext:value-type="float">
            <text:p>0.17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91" calcext:value-type="float">
            <text:p>0.085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1" calcext:value-type="float">
            <text:p>311</text:p>
          </table:table-cell>
          <table:table-cell office:value-type="float" office:value="109.6" calcext:value-type="float">
            <text:p>109.6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41.86" calcext:value-type="float">
            <text:p>41.86</text:p>
          </table:table-cell>
          <table:table-cell office:value-type="float" office:value="32.29" calcext:value-type="float">
            <text:p>32.29</text:p>
          </table:table-cell>
          <table:table-cell office:value-type="float" office:value="0" calcext:value-type="float">
            <text:p>0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27.79" calcext:value-type="float">
            <text:p>27.79</text:p>
          </table:table-cell>
          <table:table-cell office:value-type="float" office:value="7.505" calcext:value-type="float">
            <text:p>7.505</text:p>
          </table:table-cell>
          <table:table-cell office:value-type="float" office:value="0" calcext:value-type="float">
            <text:p>0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1" calcext:value-type="float">
            <text:p>311</text:p>
          </table:table-cell>
          <table:table-cell table:formula="of:=[.B313]/[.$N$1]" office:value-type="float" office:value="0.177002583979328" calcext:value-type="float">
            <text:p>0.17700</text:p>
          </table:table-cell>
          <table:table-cell table:formula="of:=[.C313]/[.$N$1]" office:value-type="float" office:value="0.000135917312661499" calcext:value-type="float">
            <text:p>0.00014</text:p>
          </table:table-cell>
          <table:table-cell table:formula="of:=[.D313]/[.$N$1]" office:value-type="float" office:value="0.0676033591731266" calcext:value-type="float">
            <text:p>0.06760</text:p>
          </table:table-cell>
          <table:table-cell table:formula="of:=[.E313]/[.$N$1]" office:value-type="float" office:value="0.0521479328165375" calcext:value-type="float">
            <text:p>0.05215</text:p>
          </table:table-cell>
          <table:table-cell table:formula="of:=[.F313]/[.$N$1]" office:value-type="float" office:value="0" calcext:value-type="float">
            <text:p>0.00000</text:p>
          </table:table-cell>
          <table:table-cell table:formula="of:=[.G313]/[.$N$1]" office:value-type="float" office:value="0.000063937338501292" calcext:value-type="float">
            <text:p>0.00006</text:p>
          </table:table-cell>
          <table:table-cell table:formula="of:=[.H313]/[.$N$1]" office:value-type="float" office:value="0.0448804909560724" calcext:value-type="float">
            <text:p>0.04488</text:p>
          </table:table-cell>
          <table:table-cell table:formula="of:=[.I313]/[.$N$1]" office:value-type="float" office:value="0.0121204780361757" calcext:value-type="float">
            <text:p>0.01212</text:p>
          </table:table-cell>
          <table:table-cell table:formula="of:=[.J313]/[.$N$1]" office:value-type="float" office:value="0" calcext:value-type="float">
            <text:p>0.00000</text:p>
          </table:table-cell>
          <table:table-cell table:formula="of:=SUM([.Q313:.W313])" office:value-type="float" office:value="0.176816198320413" calcext:value-type="float">
            <text:p>0.17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416" calcext:value-type="float">
            <text:p>0.084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2" calcext:value-type="float">
            <text:p>312</text:p>
          </table:table-cell>
          <table:table-cell office:value-type="float" office:value="108.8" calcext:value-type="float">
            <text:p>108.8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42.23" calcext:value-type="float">
            <text:p>42.23</text:p>
          </table:table-cell>
          <table:table-cell office:value-type="float" office:value="31.89" calcext:value-type="float">
            <text:p>31.89</text:p>
          </table:table-cell>
          <table:table-cell office:value-type="float" office:value="0" calcext:value-type="float">
            <text:p>0</text:p>
          </table:table-cell>
          <table:table-cell office:value-type="float" office:value="0.03681" calcext:value-type="float">
            <text:p>0.03681</text:p>
          </table:table-cell>
          <table:table-cell office:value-type="float" office:value="27.14" calcext:value-type="float">
            <text:p>27.14</text:p>
          </table:table-cell>
          <table:table-cell office:value-type="float" office:value="7.432" calcext:value-type="float">
            <text:p>7.432</text:p>
          </table:table-cell>
          <table:table-cell office:value-type="float" office:value="0" calcext:value-type="float">
            <text:p>0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2" calcext:value-type="float">
            <text:p>312</text:p>
          </table:table-cell>
          <table:table-cell table:formula="of:=[.B314]/[.$N$1]" office:value-type="float" office:value="0.175710594315245" calcext:value-type="float">
            <text:p>0.17571</text:p>
          </table:table-cell>
          <table:table-cell table:formula="of:=[.C314]/[.$N$1]" office:value-type="float" office:value="0.000131185400516796" calcext:value-type="float">
            <text:p>0.00013</text:p>
          </table:table-cell>
          <table:table-cell table:formula="of:=[.D314]/[.$N$1]" office:value-type="float" office:value="0.0682009043927648" calcext:value-type="float">
            <text:p>0.06820</text:p>
          </table:table-cell>
          <table:table-cell table:formula="of:=[.E314]/[.$N$1]" office:value-type="float" office:value="0.0515019379844961" calcext:value-type="float">
            <text:p>0.05150</text:p>
          </table:table-cell>
          <table:table-cell table:formula="of:=[.F314]/[.$N$1]" office:value-type="float" office:value="0" calcext:value-type="float">
            <text:p>0.00000</text:p>
          </table:table-cell>
          <table:table-cell table:formula="of:=[.G314]/[.$N$1]" office:value-type="float" office:value="0.0000594476744186047" calcext:value-type="float">
            <text:p>0.00006</text:p>
          </table:table-cell>
          <table:table-cell table:formula="of:=[.H314]/[.$N$1]" office:value-type="float" office:value="0.0438307493540052" calcext:value-type="float">
            <text:p>0.04383</text:p>
          </table:table-cell>
          <table:table-cell table:formula="of:=[.I314]/[.$N$1]" office:value-type="float" office:value="0.0120025839793282" calcext:value-type="float">
            <text:p>0.01200</text:p>
          </table:table-cell>
          <table:table-cell table:formula="of:=[.J314]/[.$N$1]" office:value-type="float" office:value="0" calcext:value-type="float">
            <text:p>0.00000</text:p>
          </table:table-cell>
          <table:table-cell table:formula="of:=SUM([.Q314:.W314])" office:value-type="float" office:value="0.175595623385013" calcext:value-type="float">
            <text:p>0.17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23" calcext:value-type="float">
            <text:p>0.081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3" calcext:value-type="float">
            <text:p>313</text:p>
          </table:table-cell>
          <table:table-cell office:value-type="float" office:value="110.8" calcext:value-type="float">
            <text:p>110.8</text:p>
          </table:table-cell>
          <table:table-cell office:value-type="float" office:value="0.08707" calcext:value-type="float">
            <text:p>0.08707</text:p>
          </table:table-cell>
          <table:table-cell office:value-type="float" office:value="44.12" calcext:value-type="float">
            <text:p>44.12</text:p>
          </table:table-cell>
          <table:table-cell office:value-type="float" office:value="32.22" calcext:value-type="float">
            <text:p>32.22</text:p>
          </table:table-cell>
          <table:table-cell office:value-type="float" office:value="0" calcext:value-type="float">
            <text:p>0</text:p>
          </table:table-cell>
          <table:table-cell office:value-type="float" office:value="0.04143" calcext:value-type="float">
            <text:p>0.04143</text:p>
          </table:table-cell>
          <table:table-cell office:value-type="float" office:value="27.33" calcext:value-type="float">
            <text:p>27.33</text:p>
          </table:table-cell>
          <table:table-cell office:value-type="float" office:value="7.046" calcext:value-type="float">
            <text:p>7.046</text:p>
          </table:table-cell>
          <table:table-cell office:value-type="float" office:value="0" calcext:value-type="float">
            <text:p>0</text:p>
          </table:table-cell>
          <table:table-cell office:value-type="float" office:value="0.08707" calcext:value-type="float">
            <text:p>0.087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3" calcext:value-type="float">
            <text:p>313</text:p>
          </table:table-cell>
          <table:table-cell table:formula="of:=[.B315]/[.$N$1]" office:value-type="float" office:value="0.178940568475452" calcext:value-type="float">
            <text:p>0.17894</text:p>
          </table:table-cell>
          <table:table-cell table:formula="of:=[.C315]/[.$N$1]" office:value-type="float" office:value="0.000140616925064599" calcext:value-type="float">
            <text:p>0.00014</text:p>
          </table:table-cell>
          <table:table-cell table:formula="of:=[.D315]/[.$N$1]" office:value-type="float" office:value="0.0712532299741602" calcext:value-type="float">
            <text:p>0.07125</text:p>
          </table:table-cell>
          <table:table-cell table:formula="of:=[.E315]/[.$N$1]" office:value-type="float" office:value="0.0520348837209302" calcext:value-type="float">
            <text:p>0.05203</text:p>
          </table:table-cell>
          <table:table-cell table:formula="of:=[.F315]/[.$N$1]" office:value-type="float" office:value="0" calcext:value-type="float">
            <text:p>0.00000</text:p>
          </table:table-cell>
          <table:table-cell table:formula="of:=[.G315]/[.$N$1]" office:value-type="float" office:value="0.0000669089147286822" calcext:value-type="float">
            <text:p>0.00007</text:p>
          </table:table-cell>
          <table:table-cell table:formula="of:=[.H315]/[.$N$1]" office:value-type="float" office:value="0.0441375968992248" calcext:value-type="float">
            <text:p>0.04414</text:p>
          </table:table-cell>
          <table:table-cell table:formula="of:=[.I315]/[.$N$1]" office:value-type="float" office:value="0.0113791989664083" calcext:value-type="float">
            <text:p>0.01138</text:p>
          </table:table-cell>
          <table:table-cell table:formula="of:=[.J315]/[.$N$1]" office:value-type="float" office:value="0" calcext:value-type="float">
            <text:p>0.00000</text:p>
          </table:table-cell>
          <table:table-cell table:formula="of:=SUM([.Q315:.W315])" office:value-type="float" office:value="0.178871818475452" calcext:value-type="float">
            <text:p>0.17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707" calcext:value-type="float">
            <text:p>0.087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4" calcext:value-type="float">
            <text:p>314</text:p>
          </table:table-cell>
          <table:table-cell office:value-type="float" office:value="110.6" calcext:value-type="float">
            <text:p>110.6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44.87" calcext:value-type="float">
            <text:p>44.87</text:p>
          </table:table-cell>
          <table:table-cell office:value-type="float" office:value="32.18" calcext:value-type="float">
            <text:p>32.18</text:p>
          </table:table-cell>
          <table:table-cell office:value-type="float" office:value="0" calcext:value-type="float">
            <text:p>0</text:p>
          </table:table-cell>
          <table:table-cell office:value-type="float" office:value="0.03611" calcext:value-type="float">
            <text:p>0.03611</text:p>
          </table:table-cell>
          <table:table-cell office:value-type="float" office:value="26.41" calcext:value-type="float">
            <text:p>26.41</text:p>
          </table:table-cell>
          <table:table-cell office:value-type="float" office:value="7.016" calcext:value-type="float">
            <text:p>7.016</text:p>
          </table:table-cell>
          <table:table-cell office:value-type="float" office:value="0" calcext:value-type="float">
            <text:p>0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4" calcext:value-type="float">
            <text:p>314</text:p>
          </table:table-cell>
          <table:table-cell table:formula="of:=[.B316]/[.$N$1]" office:value-type="float" office:value="0.178617571059432" calcext:value-type="float">
            <text:p>0.17862</text:p>
          </table:table-cell>
          <table:table-cell table:formula="of:=[.C316]/[.$N$1]" office:value-type="float" office:value="0.000141279069767442" calcext:value-type="float">
            <text:p>0.00014</text:p>
          </table:table-cell>
          <table:table-cell table:formula="of:=[.D316]/[.$N$1]" office:value-type="float" office:value="0.0724644702842377" calcext:value-type="float">
            <text:p>0.07246</text:p>
          </table:table-cell>
          <table:table-cell table:formula="of:=[.E316]/[.$N$1]" office:value-type="float" office:value="0.0519702842377261" calcext:value-type="float">
            <text:p>0.05197</text:p>
          </table:table-cell>
          <table:table-cell table:formula="of:=[.F316]/[.$N$1]" office:value-type="float" office:value="0" calcext:value-type="float">
            <text:p>0.00000</text:p>
          </table:table-cell>
          <table:table-cell table:formula="of:=[.G316]/[.$N$1]" office:value-type="float" office:value="0.0000583171834625323" calcext:value-type="float">
            <text:p>0.00006</text:p>
          </table:table-cell>
          <table:table-cell table:formula="of:=[.H316]/[.$N$1]" office:value-type="float" office:value="0.0426518087855297" calcext:value-type="float">
            <text:p>0.04265</text:p>
          </table:table-cell>
          <table:table-cell table:formula="of:=[.I316]/[.$N$1]" office:value-type="float" office:value="0.0113307493540052" calcext:value-type="float">
            <text:p>0.01133</text:p>
          </table:table-cell>
          <table:table-cell table:formula="of:=[.J316]/[.$N$1]" office:value-type="float" office:value="0" calcext:value-type="float">
            <text:p>0.00000</text:p>
          </table:table-cell>
          <table:table-cell table:formula="of:=SUM([.Q316:.W316])" office:value-type="float" office:value="0.178475629844961" calcext:value-type="float">
            <text:p>0.1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748" calcext:value-type="float">
            <text:p>0.087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5" calcext:value-type="float">
            <text:p>315</text:p>
          </table:table-cell>
          <table:table-cell office:value-type="float" office:value="109.6" calcext:value-type="float">
            <text:p>109.6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43.97" calcext:value-type="float">
            <text:p>43.97</text:p>
          </table:table-cell>
          <table:table-cell office:value-type="float" office:value="32.47" calcext:value-type="float">
            <text:p>32.47</text:p>
          </table:table-cell>
          <table:table-cell office:value-type="float" office:value="0" calcext:value-type="float">
            <text:p>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25.98" calcext:value-type="float">
            <text:p>25.98</text:p>
          </table:table-cell>
          <table:table-cell office:value-type="float" office:value="7.039" calcext:value-type="float">
            <text:p>7.039</text:p>
          </table:table-cell>
          <table:table-cell office:value-type="float" office:value="0" calcext:value-type="float">
            <text:p>0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5" calcext:value-type="float">
            <text:p>315</text:p>
          </table:table-cell>
          <table:table-cell table:formula="of:=[.B317]/[.$N$1]" office:value-type="float" office:value="0.177002583979328" calcext:value-type="float">
            <text:p>0.17700</text:p>
          </table:table-cell>
          <table:table-cell table:formula="of:=[.C317]/[.$N$1]" office:value-type="float" office:value="0.000147852067183463" calcext:value-type="float">
            <text:p>0.00015</text:p>
          </table:table-cell>
          <table:table-cell table:formula="of:=[.D317]/[.$N$1]" office:value-type="float" office:value="0.0710109819121447" calcext:value-type="float">
            <text:p>0.07101</text:p>
          </table:table-cell>
          <table:table-cell table:formula="of:=[.E317]/[.$N$1]" office:value-type="float" office:value="0.0524386304909561" calcext:value-type="float">
            <text:p>0.05244</text:p>
          </table:table-cell>
          <table:table-cell table:formula="of:=[.F317]/[.$N$1]" office:value-type="float" office:value="0" calcext:value-type="float">
            <text:p>0.00000</text:p>
          </table:table-cell>
          <table:table-cell table:formula="of:=[.G317]/[.$N$1]" office:value-type="float" office:value="0.0000590439276485788" calcext:value-type="float">
            <text:p>0.00006</text:p>
          </table:table-cell>
          <table:table-cell table:formula="of:=[.H317]/[.$N$1]" office:value-type="float" office:value="0.0419573643410853" calcext:value-type="float">
            <text:p>0.04196</text:p>
          </table:table-cell>
          <table:table-cell table:formula="of:=[.I317]/[.$N$1]" office:value-type="float" office:value="0.0113678940568475" calcext:value-type="float">
            <text:p>0.01137</text:p>
          </table:table-cell>
          <table:table-cell table:formula="of:=[.J317]/[.$N$1]" office:value-type="float" office:value="0" calcext:value-type="float">
            <text:p>0.00000</text:p>
          </table:table-cell>
          <table:table-cell table:formula="of:=SUM([.Q317:.W317])" office:value-type="float" office:value="0.176833914728682" calcext:value-type="float">
            <text:p>0.17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55" calcext:value-type="float">
            <text:p>0.091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6" calcext:value-type="float">
            <text:p>316</text:p>
          </table:table-cell>
          <table:table-cell office:value-type="float" office:value="110.6" calcext:value-type="float">
            <text:p>110.6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44.88" calcext:value-type="float">
            <text:p>44.88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  <table:table-cell office:value-type="float" office:value="0.03437" calcext:value-type="float">
            <text:p>0.03437</text:p>
          </table:table-cell>
          <table:table-cell office:value-type="float" office:value="26.54" calcext:value-type="float">
            <text:p>26.54</text:p>
          </table:table-cell>
          <table:table-cell office:value-type="float" office:value="6.973" calcext:value-type="float">
            <text:p>6.973</text:p>
          </table:table-cell>
          <table:table-cell office:value-type="float" office:value="0" calcext:value-type="float">
            <text:p>0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6" calcext:value-type="float">
            <text:p>316</text:p>
          </table:table-cell>
          <table:table-cell table:formula="of:=[.B318]/[.$N$1]" office:value-type="float" office:value="0.178617571059432" calcext:value-type="float">
            <text:p>0.17862</text:p>
          </table:table-cell>
          <table:table-cell table:formula="of:=[.C318]/[.$N$1]" office:value-type="float" office:value="0.000137564599483204" calcext:value-type="float">
            <text:p>0.00014</text:p>
          </table:table-cell>
          <table:table-cell table:formula="of:=[.D318]/[.$N$1]" office:value-type="float" office:value="0.0724806201550388" calcext:value-type="float">
            <text:p>0.07248</text:p>
          </table:table-cell>
          <table:table-cell table:formula="of:=[.E318]/[.$N$1]" office:value-type="float" office:value="0.0518410852713178" calcext:value-type="float">
            <text:p>0.05184</text:p>
          </table:table-cell>
          <table:table-cell table:formula="of:=[.F318]/[.$N$1]" office:value-type="float" office:value="0" calcext:value-type="float">
            <text:p>0.00000</text:p>
          </table:table-cell>
          <table:table-cell table:formula="of:=[.G318]/[.$N$1]" office:value-type="float" office:value="0.0000555071059431524" calcext:value-type="float">
            <text:p>0.00006</text:p>
          </table:table-cell>
          <table:table-cell table:formula="of:=[.H318]/[.$N$1]" office:value-type="float" office:value="0.0428617571059432" calcext:value-type="float">
            <text:p>0.04286</text:p>
          </table:table-cell>
          <table:table-cell table:formula="of:=[.I318]/[.$N$1]" office:value-type="float" office:value="0.0112613049095607" calcext:value-type="float">
            <text:p>0.01126</text:p>
          </table:table-cell>
          <table:table-cell table:formula="of:=[.J318]/[.$N$1]" office:value-type="float" office:value="0" calcext:value-type="float">
            <text:p>0.00000</text:p>
          </table:table-cell>
          <table:table-cell table:formula="of:=SUM([.Q318:.W318])" office:value-type="float" office:value="0.178500274547804" calcext:value-type="float">
            <text:p>0.17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18" calcext:value-type="float">
            <text:p>0.085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7" calcext:value-type="float">
            <text:p>317</text:p>
          </table:table-cell>
          <table:table-cell office:value-type="float" office:value="112.3" calcext:value-type="float">
            <text:p>112.3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46.55" calcext:value-type="float">
            <text:p>46.55</text:p>
          </table:table-cell>
          <table:table-cell office:value-type="float" office:value="32.28" calcext:value-type="float">
            <text:p>32.28</text:p>
          </table:table-cell>
          <table:table-cell office:value-type="float" office:value="0" calcext:value-type="float">
            <text:p>0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26.39" calcext:value-type="float">
            <text:p>26.39</text:p>
          </table:table-cell>
          <table:table-cell office:value-type="float" office:value="6.937" calcext:value-type="float">
            <text:p>6.937</text:p>
          </table:table-cell>
          <table:table-cell office:value-type="float" office:value="0" calcext:value-type="float">
            <text:p>0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7" calcext:value-type="float">
            <text:p>317</text:p>
          </table:table-cell>
          <table:table-cell table:formula="of:=[.B319]/[.$N$1]" office:value-type="float" office:value="0.181363049095607" calcext:value-type="float">
            <text:p>0.18136</text:p>
          </table:table-cell>
          <table:table-cell table:formula="of:=[.C319]/[.$N$1]" office:value-type="float" office:value="0.000149677002583979" calcext:value-type="float">
            <text:p>0.00015</text:p>
          </table:table-cell>
          <table:table-cell table:formula="of:=[.D319]/[.$N$1]" office:value-type="float" office:value="0.0751776485788114" calcext:value-type="float">
            <text:p>0.07518</text:p>
          </table:table-cell>
          <table:table-cell table:formula="of:=[.E319]/[.$N$1]" office:value-type="float" office:value="0.0521317829457364" calcext:value-type="float">
            <text:p>0.05213</text:p>
          </table:table-cell>
          <table:table-cell table:formula="of:=[.F319]/[.$N$1]" office:value-type="float" office:value="0" calcext:value-type="float">
            <text:p>0.00000</text:p>
          </table:table-cell>
          <table:table-cell table:formula="of:=[.G319]/[.$N$1]" office:value-type="float" office:value="0.0000657784237726098" calcext:value-type="float">
            <text:p>0.00007</text:p>
          </table:table-cell>
          <table:table-cell table:formula="of:=[.H319]/[.$N$1]" office:value-type="float" office:value="0.0426195090439276" calcext:value-type="float">
            <text:p>0.04262</text:p>
          </table:table-cell>
          <table:table-cell table:formula="of:=[.I319]/[.$N$1]" office:value-type="float" office:value="0.011203165374677" calcext:value-type="float">
            <text:p>0.01120</text:p>
          </table:table-cell>
          <table:table-cell table:formula="of:=[.J319]/[.$N$1]" office:value-type="float" office:value="0" calcext:value-type="float">
            <text:p>0.00000</text:p>
          </table:table-cell>
          <table:table-cell table:formula="of:=SUM([.Q319:.W319])" office:value-type="float" office:value="0.181197884366925" calcext:value-type="float">
            <text:p>0.18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8" calcext:value-type="float">
            <text:p>318</text:p>
          </table:table-cell>
          <table:table-cell office:value-type="float" office:value="111.3" calcext:value-type="float">
            <text:p>111.3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46.88" calcext:value-type="float">
            <text:p>46.88</text:p>
          </table:table-cell>
          <table:table-cell office:value-type="float" office:value="32.57" calcext:value-type="float">
            <text:p>32.57</text:p>
          </table:table-cell>
          <table:table-cell office:value-type="float" office:value="0" calcext:value-type="float">
            <text:p>0</text:p>
          </table:table-cell>
          <table:table-cell office:value-type="float" office:value="0.03342" calcext:value-type="float">
            <text:p>0.03342</text:p>
          </table:table-cell>
          <table:table-cell office:value-type="float" office:value="25.13" calcext:value-type="float">
            <text:p>25.13</text:p>
          </table:table-cell>
          <table:table-cell office:value-type="float" office:value="6.556" calcext:value-type="float">
            <text:p>6.556</text:p>
          </table:table-cell>
          <table:table-cell office:value-type="float" office:value="0" calcext:value-type="float">
            <text:p>0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8" calcext:value-type="float">
            <text:p>318</text:p>
          </table:table-cell>
          <table:table-cell table:formula="of:=[.B320]/[.$N$1]" office:value-type="float" office:value="0.179748062015504" calcext:value-type="float">
            <text:p>0.17975</text:p>
          </table:table-cell>
          <table:table-cell table:formula="of:=[.C320]/[.$N$1]" office:value-type="float" office:value="0.000142377260981912" calcext:value-type="float">
            <text:p>0.00014</text:p>
          </table:table-cell>
          <table:table-cell table:formula="of:=[.D320]/[.$N$1]" office:value-type="float" office:value="0.0757105943152455" calcext:value-type="float">
            <text:p>0.07571</text:p>
          </table:table-cell>
          <table:table-cell table:formula="of:=[.E320]/[.$N$1]" office:value-type="float" office:value="0.0526001291989664" calcext:value-type="float">
            <text:p>0.05260</text:p>
          </table:table-cell>
          <table:table-cell table:formula="of:=[.F320]/[.$N$1]" office:value-type="float" office:value="0" calcext:value-type="float">
            <text:p>0.00000</text:p>
          </table:table-cell>
          <table:table-cell table:formula="of:=[.G320]/[.$N$1]" office:value-type="float" office:value="0.0000539728682170543" calcext:value-type="float">
            <text:p>0.00005</text:p>
          </table:table-cell>
          <table:table-cell table:formula="of:=[.H320]/[.$N$1]" office:value-type="float" office:value="0.0405846253229974" calcext:value-type="float">
            <text:p>0.04058</text:p>
          </table:table-cell>
          <table:table-cell table:formula="of:=[.I320]/[.$N$1]" office:value-type="float" office:value="0.0105878552971576" calcext:value-type="float">
            <text:p>0.01059</text:p>
          </table:table-cell>
          <table:table-cell table:formula="of:=[.J320]/[.$N$1]" office:value-type="float" office:value="0" calcext:value-type="float">
            <text:p>0.00000</text:p>
          </table:table-cell>
          <table:table-cell table:formula="of:=SUM([.Q320:.W320])" office:value-type="float" office:value="0.179537177002584" calcext:value-type="float">
            <text:p>0.17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16" calcext:value-type="float">
            <text:p>0.088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19" calcext:value-type="float">
            <text:p>319</text:p>
          </table:table-cell>
          <table:table-cell office:value-type="float" office:value="114.3" calcext:value-type="float">
            <text:p>114.3</text:p>
          </table:table-cell>
          <table:table-cell office:value-type="float" office:value="0.105" calcext:value-type="float">
            <text:p>0.105</text:p>
          </table:table-cell>
          <table:table-cell office:value-type="float" office:value="48.14" calcext:value-type="float">
            <text:p>48.14</text:p>
          </table:table-cell>
          <table:table-cell office:value-type="float" office:value="33.53" calcext:value-type="float">
            <text:p>33.53</text:p>
          </table:table-cell>
          <table:table-cell office:value-type="float" office:value="0" calcext:value-type="float">
            <text:p>0</text:p>
          </table:table-cell>
          <table:table-cell office:value-type="float" office:value="0.0405" calcext:value-type="float">
            <text:p>0.0405</text:p>
          </table:table-cell>
          <table:table-cell office:value-type="float" office:value="26.01" calcext:value-type="float">
            <text:p>26.01</text:p>
          </table:table-cell>
          <table:table-cell office:value-type="float" office:value="6.486" calcext:value-type="float">
            <text:p>6.486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19" calcext:value-type="float">
            <text:p>319</text:p>
          </table:table-cell>
          <table:table-cell table:formula="of:=[.B321]/[.$N$1]" office:value-type="float" office:value="0.184593023255814" calcext:value-type="float">
            <text:p>0.18459</text:p>
          </table:table-cell>
          <table:table-cell table:formula="of:=[.C321]/[.$N$1]" office:value-type="float" office:value="0.000169573643410853" calcext:value-type="float">
            <text:p>0.00017</text:p>
          </table:table-cell>
          <table:table-cell table:formula="of:=[.D321]/[.$N$1]" office:value-type="float" office:value="0.0777454780361757" calcext:value-type="float">
            <text:p>0.07775</text:p>
          </table:table-cell>
          <table:table-cell table:formula="of:=[.E321]/[.$N$1]" office:value-type="float" office:value="0.0541505167958656" calcext:value-type="float">
            <text:p>0.05415</text:p>
          </table:table-cell>
          <table:table-cell table:formula="of:=[.F321]/[.$N$1]" office:value-type="float" office:value="0" calcext:value-type="float">
            <text:p>0.00000</text:p>
          </table:table-cell>
          <table:table-cell table:formula="of:=[.G321]/[.$N$1]" office:value-type="float" office:value="0.000065406976744186" calcext:value-type="float">
            <text:p>0.00007</text:p>
          </table:table-cell>
          <table:table-cell table:formula="of:=[.H321]/[.$N$1]" office:value-type="float" office:value="0.0420058139534884" calcext:value-type="float">
            <text:p>0.04201</text:p>
          </table:table-cell>
          <table:table-cell table:formula="of:=[.I321]/[.$N$1]" office:value-type="float" office:value="0.0104748062015504" calcext:value-type="float">
            <text:p>0.01047</text:p>
          </table:table-cell>
          <table:table-cell table:formula="of:=[.J321]/[.$N$1]" office:value-type="float" office:value="0" calcext:value-type="float">
            <text:p>0.00000</text:p>
          </table:table-cell>
          <table:table-cell table:formula="of:=SUM([.Q321:.W321])" office:value-type="float" office:value="0.184442021963824" calcext:value-type="float">
            <text:p>0.18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0" calcext:value-type="float">
            <text:p>320</text:p>
          </table:table-cell>
          <table:table-cell office:value-type="float" office:value="115.2" calcext:value-type="float">
            <text:p>115.2</text:p>
          </table:table-cell>
          <table:table-cell office:value-type="float" office:value="0.1109" calcext:value-type="float">
            <text:p>0.1109</text:p>
          </table:table-cell>
          <table:table-cell office:value-type="float" office:value="50.31" calcext:value-type="float">
            <text:p>50.31</text:p>
          </table:table-cell>
          <table:table-cell office:value-type="float" office:value="32.82" calcext:value-type="float">
            <text:p>32.82</text:p>
          </table:table-cell>
          <table:table-cell office:value-type="float" office:value="0" calcext:value-type="float">
            <text:p>0</text:p>
          </table:table-cell>
          <table:table-cell office:value-type="float" office:value="0.03208" calcext:value-type="float">
            <text:p>0.03208</text:p>
          </table:table-cell>
          <table:table-cell office:value-type="float" office:value="25.47" calcext:value-type="float">
            <text:p>25.47</text:p>
          </table:table-cell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0" calcext:value-type="float">
            <text:p>320</text:p>
          </table:table-cell>
          <table:table-cell table:formula="of:=[.B322]/[.$N$1]" office:value-type="float" office:value="0.186046511627907" calcext:value-type="float">
            <text:p>0.18605</text:p>
          </table:table-cell>
          <table:table-cell table:formula="of:=[.C322]/[.$N$1]" office:value-type="float" office:value="0.000179102067183463" calcext:value-type="float">
            <text:p>0.00018</text:p>
          </table:table-cell>
          <table:table-cell table:formula="of:=[.D322]/[.$N$1]" office:value-type="float" office:value="0.08125" calcext:value-type="float">
            <text:p>0.08125</text:p>
          </table:table-cell>
          <table:table-cell table:formula="of:=[.E322]/[.$N$1]" office:value-type="float" office:value="0.0530038759689922" calcext:value-type="float">
            <text:p>0.05300</text:p>
          </table:table-cell>
          <table:table-cell table:formula="of:=[.F322]/[.$N$1]" office:value-type="float" office:value="0" calcext:value-type="float">
            <text:p>0.00000</text:p>
          </table:table-cell>
          <table:table-cell table:formula="of:=[.G322]/[.$N$1]" office:value-type="float" office:value="0.0000518087855297158" calcext:value-type="float">
            <text:p>0.00005</text:p>
          </table:table-cell>
          <table:table-cell table:formula="of:=[.H322]/[.$N$1]" office:value-type="float" office:value="0.0411337209302326" calcext:value-type="float">
            <text:p>0.04113</text:p>
          </table:table-cell>
          <table:table-cell table:formula="of:=[.I322]/[.$N$1]" office:value-type="float" office:value="0.0104005167958656" calcext:value-type="float">
            <text:p>0.01040</text:p>
          </table:table-cell>
          <table:table-cell table:formula="of:=[.J322]/[.$N$1]" office:value-type="float" office:value="0" calcext:value-type="float">
            <text:p>0.00000</text:p>
          </table:table-cell>
          <table:table-cell table:formula="of:=SUM([.Q322:.W322])" office:value-type="float" office:value="0.18583992248062" calcext:value-type="float">
            <text:p>0.1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1" calcext:value-type="float">
            <text:p>321</text:p>
          </table:table-cell>
          <table:table-cell office:value-type="float" office:value="113.5" calcext:value-type="float">
            <text:p>113.5</text:p>
          </table:table-cell>
          <table:table-cell office:value-type="float" office:value="0.1093" calcext:value-type="float">
            <text:p>0.1093</text:p>
          </table:table-cell>
          <table:table-cell office:value-type="float" office:value="49.58" calcext:value-type="float">
            <text:p>49.58</text:p>
          </table:table-cell>
          <table:table-cell office:value-type="float" office:value="32.9" calcext:value-type="float">
            <text:p>32.9</text:p>
          </table:table-cell>
          <table:table-cell office:value-type="float" office:value="0" calcext:value-type="float">
            <text:p>0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24.71" calcext:value-type="float">
            <text:p>24.71</text:p>
          </table:table-cell>
          <table:table-cell office:value-type="float" office:value="6.136" calcext:value-type="float">
            <text:p>6.136</text:p>
          </table:table-cell>
          <table:table-cell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1" calcext:value-type="float">
            <text:p>321</text:p>
          </table:table-cell>
          <table:table-cell table:formula="of:=[.B323]/[.$N$1]" office:value-type="float" office:value="0.183301033591731" calcext:value-type="float">
            <text:p>0.18330</text:p>
          </table:table-cell>
          <table:table-cell table:formula="of:=[.C323]/[.$N$1]" office:value-type="float" office:value="0.000176518087855297" calcext:value-type="float">
            <text:p>0.00018</text:p>
          </table:table-cell>
          <table:table-cell table:formula="of:=[.D323]/[.$N$1]" office:value-type="float" office:value="0.0800710594315245" calcext:value-type="float">
            <text:p>0.08007</text:p>
          </table:table-cell>
          <table:table-cell table:formula="of:=[.E323]/[.$N$1]" office:value-type="float" office:value="0.0531330749354005" calcext:value-type="float">
            <text:p>0.05313</text:p>
          </table:table-cell>
          <table:table-cell table:formula="of:=[.F323]/[.$N$1]" office:value-type="float" office:value="0" calcext:value-type="float">
            <text:p>0.00000</text:p>
          </table:table-cell>
          <table:table-cell table:formula="of:=[.G323]/[.$N$1]" office:value-type="float" office:value="0.0000574127906976744" calcext:value-type="float">
            <text:p>0.00006</text:p>
          </table:table-cell>
          <table:table-cell table:formula="of:=[.H323]/[.$N$1]" office:value-type="float" office:value="0.039906330749354" calcext:value-type="float">
            <text:p>0.03991</text:p>
          </table:table-cell>
          <table:table-cell table:formula="of:=[.I323]/[.$N$1]" office:value-type="float" office:value="0.00990956072351421" calcext:value-type="float">
            <text:p>0.00991</text:p>
          </table:table-cell>
          <table:table-cell table:formula="of:=[.J323]/[.$N$1]" office:value-type="float" office:value="0" calcext:value-type="float">
            <text:p>0.00000</text:p>
          </table:table-cell>
          <table:table-cell table:formula="of:=SUM([.Q323:.W323])" office:value-type="float" office:value="0.183077438630491" calcext:value-type="float">
            <text:p>0.18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3" calcext:value-type="float">
            <text:p>0.10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2" calcext:value-type="float">
            <text:p>322</text:p>
          </table:table-cell>
          <table:table-cell office:value-type="float" office:value="115.6" calcext:value-type="float">
            <text:p>115.6</text:p>
          </table:table-cell>
          <table:table-cell office:value-type="float" office:value="0.107" calcext:value-type="float">
            <text:p>0.107</text:p>
          </table:table-cell>
          <table:table-cell office:value-type="float" office:value="51.22" calcext:value-type="float">
            <text:p>51.22</text:p>
          </table:table-cell>
          <table:table-cell office:value-type="float" office:value="33.41" calcext:value-type="float">
            <text:p>33.41</text:p>
          </table:table-cell>
          <table:table-cell office:value-type="float" office:value="0" calcext:value-type="float">
            <text:p>0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24.48" calcext:value-type="float">
            <text:p>24.48</text:p>
          </table:table-cell>
          <table:table-cell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2" calcext:value-type="float">
            <text:p>322</text:p>
          </table:table-cell>
          <table:table-cell table:formula="of:=[.B324]/[.$N$1]" office:value-type="float" office:value="0.186692506459948" calcext:value-type="float">
            <text:p>0.18669</text:p>
          </table:table-cell>
          <table:table-cell table:formula="of:=[.C324]/[.$N$1]" office:value-type="float" office:value="0.000172803617571059" calcext:value-type="float">
            <text:p>0.00017</text:p>
          </table:table-cell>
          <table:table-cell table:formula="of:=[.D324]/[.$N$1]" office:value-type="float" office:value="0.0827196382428941" calcext:value-type="float">
            <text:p>0.08272</text:p>
          </table:table-cell>
          <table:table-cell table:formula="of:=[.E324]/[.$N$1]" office:value-type="float" office:value="0.0539567183462532" calcext:value-type="float">
            <text:p>0.05396</text:p>
          </table:table-cell>
          <table:table-cell table:formula="of:=[.F324]/[.$N$1]" office:value-type="float" office:value="0" calcext:value-type="float">
            <text:p>0.00000</text:p>
          </table:table-cell>
          <table:table-cell table:formula="of:=[.G324]/[.$N$1]" office:value-type="float" office:value="0.000048578811369509" calcext:value-type="float">
            <text:p>0.00005</text:p>
          </table:table-cell>
          <table:table-cell table:formula="of:=[.H324]/[.$N$1]" office:value-type="float" office:value="0.0395348837209302" calcext:value-type="float">
            <text:p>0.03953</text:p>
          </table:table-cell>
          <table:table-cell table:formula="of:=[.I324]/[.$N$1]" office:value-type="float" office:value="0.0102551679586563" calcext:value-type="float">
            <text:p>0.01026</text:p>
          </table:table-cell>
          <table:table-cell table:formula="of:=[.J324]/[.$N$1]" office:value-type="float" office:value="0" calcext:value-type="float">
            <text:p>0.00000</text:p>
          </table:table-cell>
          <table:table-cell table:formula="of:=SUM([.Q324:.W324])" office:value-type="float" office:value="0.186514987080103" calcext:value-type="float">
            <text:p>0.18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3" calcext:value-type="float">
            <text:p>323</text:p>
          </table:table-cell>
          <table:table-cell office:value-type="float" office:value="116.6" calcext:value-type="float">
            <text:p>116.6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51.67" calcext:value-type="float">
            <text:p>51.67</text:p>
          </table:table-cell>
          <table:table-cell office:value-type="float" office:value="33.61" calcext:value-type="float">
            <text:p>33.61</text:p>
          </table:table-cell>
          <table:table-cell office:value-type="float" office:value="0" calcext:value-type="float">
            <text:p>0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.55" calcext:value-type="float">
            <text:p>24.55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3" calcext:value-type="float">
            <text:p>323</text:p>
          </table:table-cell>
          <table:table-cell table:formula="of:=[.B325]/[.$N$1]" office:value-type="float" office:value="0.188307493540052" calcext:value-type="float">
            <text:p>0.18831</text:p>
          </table:table-cell>
          <table:table-cell table:formula="of:=[.C325]/[.$N$1]" office:value-type="float" office:value="0.000155959302325581" calcext:value-type="float">
            <text:p>0.00016</text:p>
          </table:table-cell>
          <table:table-cell table:formula="of:=[.D325]/[.$N$1]" office:value-type="float" office:value="0.0834463824289406" calcext:value-type="float">
            <text:p>0.08345</text:p>
          </table:table-cell>
          <table:table-cell table:formula="of:=[.E325]/[.$N$1]" office:value-type="float" office:value="0.0542797157622739" calcext:value-type="float">
            <text:p>0.05428</text:p>
          </table:table-cell>
          <table:table-cell table:formula="of:=[.F325]/[.$N$1]" office:value-type="float" office:value="0" calcext:value-type="float">
            <text:p>0.00000</text:p>
          </table:table-cell>
          <table:table-cell table:formula="of:=[.G325]/[.$N$1]" office:value-type="float" office:value="0.000060562015503876" calcext:value-type="float">
            <text:p>0.00006</text:p>
          </table:table-cell>
          <table:table-cell table:formula="of:=[.H325]/[.$N$1]" office:value-type="float" office:value="0.0396479328165375" calcext:value-type="float">
            <text:p>0.03965</text:p>
          </table:table-cell>
          <table:table-cell table:formula="of:=[.I325]/[.$N$1]" office:value-type="float" office:value="0.0107719638242894" calcext:value-type="float">
            <text:p>0.01077</text:p>
          </table:table-cell>
          <table:table-cell table:formula="of:=[.J325]/[.$N$1]" office:value-type="float" office:value="0" calcext:value-type="float">
            <text:p>0.00000</text:p>
          </table:table-cell>
          <table:table-cell table:formula="of:=SUM([.Q325:.W325])" office:value-type="float" office:value="0.188206556847545" calcext:value-type="float">
            <text:p>0.18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57" calcext:value-type="float">
            <text:p>0.096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4" calcext:value-type="float">
            <text:p>324</text:p>
          </table:table-cell>
          <table:table-cell office:value-type="float" office:value="116.3" calcext:value-type="float">
            <text:p>116.3</text:p>
          </table:table-cell>
          <table:table-cell office:value-type="float" office:value="0.117" calcext:value-type="float">
            <text:p>0.117</text:p>
          </table:table-cell>
          <table:table-cell office:value-type="float" office:value="52.55" calcext:value-type="float">
            <text:p>52.55</text:p>
          </table:table-cell>
          <table:table-cell office:value-type="float" office:value="33.69" calcext:value-type="float">
            <text:p>33.69</text:p>
          </table:table-cell>
          <table:table-cell office:value-type="float" office:value="0" calcext:value-type="float">
            <text:p>0</text:p>
          </table:table-cell>
          <table:table-cell office:value-type="float" office:value="0.03623" calcext:value-type="float">
            <text:p>0.03623</text:p>
          </table:table-cell>
          <table:table-cell office:value-type="float" office:value="23.69" calcext:value-type="float">
            <text:p>23.69</text:p>
          </table:table-cell>
          <table:table-cell office:value-type="float" office:value="6.232" calcext:value-type="float">
            <text:p>6.232</text:p>
          </table:table-cell>
          <table:table-cell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4" calcext:value-type="float">
            <text:p>324</text:p>
          </table:table-cell>
          <table:table-cell table:formula="of:=[.B326]/[.$N$1]" office:value-type="float" office:value="0.187822997416021" calcext:value-type="float">
            <text:p>0.18782</text:p>
          </table:table-cell>
          <table:table-cell table:formula="of:=[.C326]/[.$N$1]" office:value-type="float" office:value="0.000188953488372093" calcext:value-type="float">
            <text:p>0.00019</text:p>
          </table:table-cell>
          <table:table-cell table:formula="of:=[.D326]/[.$N$1]" office:value-type="float" office:value="0.0848675710594315" calcext:value-type="float">
            <text:p>0.08487</text:p>
          </table:table-cell>
          <table:table-cell table:formula="of:=[.E326]/[.$N$1]" office:value-type="float" office:value="0.0544089147286822" calcext:value-type="float">
            <text:p>0.05441</text:p>
          </table:table-cell>
          <table:table-cell table:formula="of:=[.F326]/[.$N$1]" office:value-type="float" office:value="0" calcext:value-type="float">
            <text:p>0.00000</text:p>
          </table:table-cell>
          <table:table-cell table:formula="of:=[.G326]/[.$N$1]" office:value-type="float" office:value="0.0000585109819121447" calcext:value-type="float">
            <text:p>0.00006</text:p>
          </table:table-cell>
          <table:table-cell table:formula="of:=[.H326]/[.$N$1]" office:value-type="float" office:value="0.0382590439276486" calcext:value-type="float">
            <text:p>0.03826</text:p>
          </table:table-cell>
          <table:table-cell table:formula="of:=[.I326]/[.$N$1]" office:value-type="float" office:value="0.0100645994832041" calcext:value-type="float">
            <text:p>0.01006</text:p>
          </table:table-cell>
          <table:table-cell table:formula="of:=[.J326]/[.$N$1]" office:value-type="float" office:value="0" calcext:value-type="float">
            <text:p>0.00000</text:p>
          </table:table-cell>
          <table:table-cell table:formula="of:=SUM([.Q326:.W326])" office:value-type="float" office:value="0.187658640180879" calcext:value-type="float">
            <text:p>0.1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5" calcext:value-type="float">
            <text:p>325</text:p>
          </table:table-cell>
          <table:table-cell office:value-type="float" office:value="119.6" calcext:value-type="float">
            <text:p>119.6</text:p>
          </table:table-cell>
          <table:table-cell office:value-type="float" office:value="0.1217" calcext:value-type="float">
            <text:p>0.1217</text:p>
          </table:table-cell>
          <table:table-cell office:value-type="float" office:value="55.16" calcext:value-type="float">
            <text:p>55.16</text:p>
          </table:table-cell>
          <table:table-cell office:value-type="float" office:value="33.46" calcext:value-type="float">
            <text:p>33.4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24.49" calcext:value-type="float">
            <text:p>24.49</text:p>
          </table:table-cell>
          <table:table-cell office:value-type="float" office:value="6.347" calcext:value-type="float">
            <text:p>6.347</text:p>
          </table:table-cell>
          <table:table-cell office:value-type="float" office:value="0" calcext:value-type="float">
            <text:p>0</text:p>
          </table:table-cell>
          <table:table-cell office:value-type="float" office:value="0.1217" calcext:value-type="float">
            <text:p>0.12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5" calcext:value-type="float">
            <text:p>325</text:p>
          </table:table-cell>
          <table:table-cell table:formula="of:=[.B327]/[.$N$1]" office:value-type="float" office:value="0.193152454780362" calcext:value-type="float">
            <text:p>0.19315</text:p>
          </table:table-cell>
          <table:table-cell table:formula="of:=[.C327]/[.$N$1]" office:value-type="float" office:value="0.000196543927648579" calcext:value-type="float">
            <text:p>0.00020</text:p>
          </table:table-cell>
          <table:table-cell table:formula="of:=[.D327]/[.$N$1]" office:value-type="float" office:value="0.0890826873385013" calcext:value-type="float">
            <text:p>0.08908</text:p>
          </table:table-cell>
          <table:table-cell table:formula="of:=[.E327]/[.$N$1]" office:value-type="float" office:value="0.0540374677002584" calcext:value-type="float">
            <text:p>0.05404</text:p>
          </table:table-cell>
          <table:table-cell table:formula="of:=[.F327]/[.$N$1]" office:value-type="float" office:value="0" calcext:value-type="float">
            <text:p>0.00000</text:p>
          </table:table-cell>
          <table:table-cell table:formula="of:=[.G327]/[.$N$1]" office:value-type="float" office:value="0.0000516795865633075" calcext:value-type="float">
            <text:p>0.00005</text:p>
          </table:table-cell>
          <table:table-cell table:formula="of:=[.H327]/[.$N$1]" office:value-type="float" office:value="0.0395510335917313" calcext:value-type="float">
            <text:p>0.03955</text:p>
          </table:table-cell>
          <table:table-cell table:formula="of:=[.I327]/[.$N$1]" office:value-type="float" office:value="0.010250322997416" calcext:value-type="float">
            <text:p>0.01025</text:p>
          </table:table-cell>
          <table:table-cell table:formula="of:=[.J327]/[.$N$1]" office:value-type="float" office:value="0" calcext:value-type="float">
            <text:p>0.00000</text:p>
          </table:table-cell>
          <table:table-cell table:formula="of:=SUM([.Q327:.W327])" office:value-type="float" office:value="0.19297319121447" calcext:value-type="float">
            <text:p>0.19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7" calcext:value-type="float">
            <text:p>0.12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6" calcext:value-type="float">
            <text:p>326</text:p>
          </table:table-cell>
          <table:table-cell office:value-type="float" office:value="118.2" calcext:value-type="float">
            <text:p>118.2</text:p>
          </table:table-cell>
          <table:table-cell office:value-type="float" office:value="0.1163" calcext:value-type="float">
            <text:p>0.1163</text:p>
          </table:table-cell>
          <table:table-cell office:value-type="float" office:value="55.39" calcext:value-type="float">
            <text:p>55.39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  <table:table-cell office:value-type="float" office:value="0.02998" calcext:value-type="float">
            <text:p>0.02998</text:p>
          </table:table-cell>
          <table:table-cell office:value-type="float" office:value="23.22" calcext:value-type="float">
            <text:p>23.22</text:p>
          </table:table-cell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0.1163" calcext:value-type="float">
            <text:p>0.116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6" calcext:value-type="float">
            <text:p>326</text:p>
          </table:table-cell>
          <table:table-cell table:formula="of:=[.B328]/[.$N$1]" office:value-type="float" office:value="0.190891472868217" calcext:value-type="float">
            <text:p>0.19089</text:p>
          </table:table-cell>
          <table:table-cell table:formula="of:=[.C328]/[.$N$1]" office:value-type="float" office:value="0.000187822997416021" calcext:value-type="float">
            <text:p>0.00019</text:p>
          </table:table-cell>
          <table:table-cell table:formula="of:=[.D328]/[.$N$1]" office:value-type="float" office:value="0.0894541343669251" calcext:value-type="float">
            <text:p>0.08945</text:p>
          </table:table-cell>
          <table:table-cell table:formula="of:=[.E328]/[.$N$1]" office:value-type="float" office:value="0.0537790697674419" calcext:value-type="float">
            <text:p>0.05378</text:p>
          </table:table-cell>
          <table:table-cell table:formula="of:=[.F328]/[.$N$1]" office:value-type="float" office:value="0" calcext:value-type="float">
            <text:p>0.00000</text:p>
          </table:table-cell>
          <table:table-cell table:formula="of:=[.G328]/[.$N$1]" office:value-type="float" office:value="0.0000484173126614987" calcext:value-type="float">
            <text:p>0.00005</text:p>
          </table:table-cell>
          <table:table-cell table:formula="of:=[.H328]/[.$N$1]" office:value-type="float" office:value="0.0375" calcext:value-type="float">
            <text:p>0.03750</text:p>
          </table:table-cell>
          <table:table-cell table:formula="of:=[.I328]/[.$N$1]" office:value-type="float" office:value="0.00991602067183462" calcext:value-type="float">
            <text:p>0.00992</text:p>
          </table:table-cell>
          <table:table-cell table:formula="of:=[.J328]/[.$N$1]" office:value-type="float" office:value="0" calcext:value-type="float">
            <text:p>0.00000</text:p>
          </table:table-cell>
          <table:table-cell table:formula="of:=SUM([.Q328:.W328])" office:value-type="float" office:value="0.190697642118863" calcext:value-type="float">
            <text:p>0.190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3" calcext:value-type="float">
            <text:p>0.11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7" calcext:value-type="float">
            <text:p>327</text:p>
          </table:table-cell>
          <table:table-cell office:value-type="float" office:value="118.7" calcext:value-type="float">
            <text:p>118.7</text:p>
          </table:table-cell>
          <table:table-cell office:value-type="float" office:value="0.1241" calcext:value-type="float">
            <text:p>0.1241</text:p>
          </table:table-cell>
          <table:table-cell office:value-type="float" office:value="55.14" calcext:value-type="float">
            <text:p>55.14</text:p>
          </table:table-cell>
          <table:table-cell office:value-type="float" office:value="33.95" calcext:value-type="float">
            <text:p>33.95</text:p>
          </table:table-cell>
          <table:table-cell office:value-type="float" office:value="0" calcext:value-type="float">
            <text:p>0</text:p>
          </table:table-cell>
          <table:table-cell office:value-type="float" office:value="0.03305" calcext:value-type="float">
            <text:p>0.03305</text:p>
          </table:table-cell>
          <table:table-cell office:value-type="float" office:value="23.33" calcext:value-type="float">
            <text:p>23.33</text:p>
          </table:table-cell>
          <table:table-cell office:value-type="float" office:value="6.097" calcext:value-type="float">
            <text:p>6.097</text:p>
          </table:table-cell>
          <table:table-cell office:value-type="float" office:value="0" calcext:value-type="float">
            <text:p>0</text:p>
          </table:table-cell>
          <table:table-cell office:value-type="float" office:value="0.1241" calcext:value-type="float">
            <text:p>0.124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7" calcext:value-type="float">
            <text:p>327</text:p>
          </table:table-cell>
          <table:table-cell table:formula="of:=[.B329]/[.$N$1]" office:value-type="float" office:value="0.191698966408269" calcext:value-type="float">
            <text:p>0.19170</text:p>
          </table:table-cell>
          <table:table-cell table:formula="of:=[.C329]/[.$N$1]" office:value-type="float" office:value="0.000200419896640827" calcext:value-type="float">
            <text:p>0.00020</text:p>
          </table:table-cell>
          <table:table-cell table:formula="of:=[.D329]/[.$N$1]" office:value-type="float" office:value="0.0890503875968992" calcext:value-type="float">
            <text:p>0.08905</text:p>
          </table:table-cell>
          <table:table-cell table:formula="of:=[.E329]/[.$N$1]" office:value-type="float" office:value="0.054828811369509" calcext:value-type="float">
            <text:p>0.05483</text:p>
          </table:table-cell>
          <table:table-cell table:formula="of:=[.F329]/[.$N$1]" office:value-type="float" office:value="0" calcext:value-type="float">
            <text:p>0.00000</text:p>
          </table:table-cell>
          <table:table-cell table:formula="of:=[.G329]/[.$N$1]" office:value-type="float" office:value="0.000053375322997416" calcext:value-type="float">
            <text:p>0.00005</text:p>
          </table:table-cell>
          <table:table-cell table:formula="of:=[.H329]/[.$N$1]" office:value-type="float" office:value="0.0376776485788114" calcext:value-type="float">
            <text:p>0.03768</text:p>
          </table:table-cell>
          <table:table-cell table:formula="of:=[.I329]/[.$N$1]" office:value-type="float" office:value="0.00984657622739018" calcext:value-type="float">
            <text:p>0.00985</text:p>
          </table:table-cell>
          <table:table-cell table:formula="of:=[.J329]/[.$N$1]" office:value-type="float" office:value="0" calcext:value-type="float">
            <text:p>0.00000</text:p>
          </table:table-cell>
          <table:table-cell table:formula="of:=SUM([.Q329:.W329])" office:value-type="float" office:value="0.191456799095607" calcext:value-type="float">
            <text:p>0.19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1" calcext:value-type="float">
            <text:p>0.12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8" calcext:value-type="float">
            <text:p>328</text:p>
          </table:table-cell>
          <table:table-cell office:value-type="float" office:value="120.8" calcext:value-type="float">
            <text:p>120.8</text:p>
          </table:table-cell>
          <table:table-cell office:value-type="float" office:value="0.1216" calcext:value-type="float">
            <text:p>0.1216</text:p>
          </table:table-cell>
          <table:table-cell office:value-type="float" office:value="57.15" calcext:value-type="float">
            <text:p>57.15</text:p>
          </table:table-cell>
          <table:table-cell office:value-type="float" office:value="34.41" calcext:value-type="float">
            <text:p>34.41</text:p>
          </table:table-cell>
          <table:table-cell office:value-type="float" office:value="0" calcext:value-type="float">
            <text:p>0</text:p>
          </table:table-cell>
          <table:table-cell office:value-type="float" office:value="0.03077" calcext:value-type="float">
            <text:p>0.03077</text:p>
          </table:table-cell>
          <table:table-cell office:value-type="float" office:value="23.22" calcext:value-type="float">
            <text:p>23.22</text:p>
          </table:table-cell>
          <table:table-cell office:value-type="float" office:value="5.878" calcext:value-type="float">
            <text:p>5.878</text:p>
          </table:table-cell>
          <table:table-cell office:value-type="float" office:value="0" calcext:value-type="float">
            <text:p>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8" calcext:value-type="float">
            <text:p>328</text:p>
          </table:table-cell>
          <table:table-cell table:formula="of:=[.B330]/[.$N$1]" office:value-type="float" office:value="0.195090439276486" calcext:value-type="float">
            <text:p>0.19509</text:p>
          </table:table-cell>
          <table:table-cell table:formula="of:=[.C330]/[.$N$1]" office:value-type="float" office:value="0.000196382428940568" calcext:value-type="float">
            <text:p>0.00020</text:p>
          </table:table-cell>
          <table:table-cell table:formula="of:=[.D330]/[.$N$1]" office:value-type="float" office:value="0.092296511627907" calcext:value-type="float">
            <text:p>0.09230</text:p>
          </table:table-cell>
          <table:table-cell table:formula="of:=[.E330]/[.$N$1]" office:value-type="float" office:value="0.0555717054263566" calcext:value-type="float">
            <text:p>0.05557</text:p>
          </table:table-cell>
          <table:table-cell table:formula="of:=[.F330]/[.$N$1]" office:value-type="float" office:value="0" calcext:value-type="float">
            <text:p>0.00000</text:p>
          </table:table-cell>
          <table:table-cell table:formula="of:=[.G330]/[.$N$1]" office:value-type="float" office:value="0.0000496931524547804" calcext:value-type="float">
            <text:p>0.00005</text:p>
          </table:table-cell>
          <table:table-cell table:formula="of:=[.H330]/[.$N$1]" office:value-type="float" office:value="0.0375" calcext:value-type="float">
            <text:p>0.03750</text:p>
          </table:table-cell>
          <table:table-cell table:formula="of:=[.I330]/[.$N$1]" office:value-type="float" office:value="0.00949289405684754" calcext:value-type="float">
            <text:p>0.00949</text:p>
          </table:table-cell>
          <table:table-cell table:formula="of:=[.J330]/[.$N$1]" office:value-type="float" office:value="0" calcext:value-type="float">
            <text:p>0.00000</text:p>
          </table:table-cell>
          <table:table-cell table:formula="of:=SUM([.Q330:.W330])" office:value-type="float" office:value="0.194910804263566" calcext:value-type="float">
            <text:p>0.19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16" calcext:value-type="float">
            <text:p>0.12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29" calcext:value-type="float">
            <text:p>329</text:p>
          </table:table-cell>
          <table:table-cell office:value-type="float" office:value="120.6" calcext:value-type="float">
            <text:p>120.6</text:p>
          </table:table-cell>
          <table:table-cell office:value-type="float" office:value="0.136" calcext:value-type="float">
            <text:p>0.136</text:p>
          </table:table-cell>
          <table:table-cell office:value-type="float" office:value="57.72" calcext:value-type="float">
            <text:p>57.72</text:p>
          </table:table-cell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  <table:table-cell office:value-type="float" office:value="0.03114" calcext:value-type="float">
            <text:p>0.03114</text:p>
          </table:table-cell>
          <table:table-cell office:value-type="float" office:value="23.05" calcext:value-type="float">
            <text:p>23.05</text:p>
          </table:table-cell>
          <table:table-cell office:value-type="float" office:value="5.761" calcext:value-type="float">
            <text:p>5.761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29" calcext:value-type="float">
            <text:p>329</text:p>
          </table:table-cell>
          <table:table-cell table:formula="of:=[.B331]/[.$N$1]" office:value-type="float" office:value="0.194767441860465" calcext:value-type="float">
            <text:p>0.19477</text:p>
          </table:table-cell>
          <table:table-cell table:formula="of:=[.C331]/[.$N$1]" office:value-type="float" office:value="0.000219638242894057" calcext:value-type="float">
            <text:p>0.00022</text:p>
          </table:table-cell>
          <table:table-cell table:formula="of:=[.D331]/[.$N$1]" office:value-type="float" office:value="0.0932170542635659" calcext:value-type="float">
            <text:p>0.09322</text:p>
          </table:table-cell>
          <table:table-cell table:formula="of:=[.E331]/[.$N$1]" office:value-type="float" office:value="0.0547157622739018" calcext:value-type="float">
            <text:p>0.05472</text:p>
          </table:table-cell>
          <table:table-cell table:formula="of:=[.F331]/[.$N$1]" office:value-type="float" office:value="0" calcext:value-type="float">
            <text:p>0.00000</text:p>
          </table:table-cell>
          <table:table-cell table:formula="of:=[.G331]/[.$N$1]" office:value-type="float" office:value="0.0000502906976744186" calcext:value-type="float">
            <text:p>0.00005</text:p>
          </table:table-cell>
          <table:table-cell table:formula="of:=[.H331]/[.$N$1]" office:value-type="float" office:value="0.0372254521963824" calcext:value-type="float">
            <text:p>0.03723</text:p>
          </table:table-cell>
          <table:table-cell table:formula="of:=[.I331]/[.$N$1]" office:value-type="float" office:value="0.00930394056847545" calcext:value-type="float">
            <text:p>0.00930</text:p>
          </table:table-cell>
          <table:table-cell table:formula="of:=[.J331]/[.$N$1]" office:value-type="float" office:value="0" calcext:value-type="float">
            <text:p>0.00000</text:p>
          </table:table-cell>
          <table:table-cell table:formula="of:=SUM([.Q331:.W331])" office:value-type="float" office:value="0.1945125" calcext:value-type="float">
            <text:p>0.19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0" calcext:value-type="float">
            <text:p>330</text:p>
          </table:table-cell>
          <table:table-cell office:value-type="float" office:value="121" calcext:value-type="float">
            <text:p>121</text:p>
          </table:table-cell>
          <table:table-cell office:value-type="float" office:value="0.1412" calcext:value-type="float">
            <text:p>0.1412</text:p>
          </table:table-cell>
          <table:table-cell office:value-type="float" office:value="58.71" calcext:value-type="float">
            <text:p>58.71</text:p>
          </table:table-cell>
          <table:table-cell office:value-type="float" office:value="33.59" calcext:value-type="float">
            <text:p>33.59</text:p>
          </table:table-cell>
          <table:table-cell office:value-type="float" office:value="0" calcext:value-type="float">
            <text:p>0</text:p>
          </table:table-cell>
          <table:table-cell office:value-type="float" office:value="0.02984" calcext:value-type="float">
            <text:p>0.02984</text:p>
          </table:table-cell>
          <table:table-cell office:value-type="float" office:value="22.87" calcext:value-type="float">
            <text:p>22.87</text:p>
          </table:table-cell>
          <table:table-cell office:value-type="float" office:value="5.639" calcext:value-type="float">
            <text:p>5.639</text:p>
          </table:table-cell>
          <table:table-cell office:value-type="float" office:value="0" calcext:value-type="float">
            <text:p>0</text:p>
          </table:table-cell>
          <table:table-cell office:value-type="float" office:value="0.1412" calcext:value-type="float">
            <text:p>0.141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0" calcext:value-type="float">
            <text:p>330</text:p>
          </table:table-cell>
          <table:table-cell table:formula="of:=[.B332]/[.$N$1]" office:value-type="float" office:value="0.195413436692506" calcext:value-type="float">
            <text:p>0.19541</text:p>
          </table:table-cell>
          <table:table-cell table:formula="of:=[.C332]/[.$N$1]" office:value-type="float" office:value="0.000228036175710594" calcext:value-type="float">
            <text:p>0.00023</text:p>
          </table:table-cell>
          <table:table-cell table:formula="of:=[.D332]/[.$N$1]" office:value-type="float" office:value="0.0948158914728682" calcext:value-type="float">
            <text:p>0.09482</text:p>
          </table:table-cell>
          <table:table-cell table:formula="of:=[.E332]/[.$N$1]" office:value-type="float" office:value="0.0542474160206718" calcext:value-type="float">
            <text:p>0.05425</text:p>
          </table:table-cell>
          <table:table-cell table:formula="of:=[.F332]/[.$N$1]" office:value-type="float" office:value="0" calcext:value-type="float">
            <text:p>0.00000</text:p>
          </table:table-cell>
          <table:table-cell table:formula="of:=[.G332]/[.$N$1]" office:value-type="float" office:value="0.0000481912144702842" calcext:value-type="float">
            <text:p>0.00005</text:p>
          </table:table-cell>
          <table:table-cell table:formula="of:=[.H332]/[.$N$1]" office:value-type="float" office:value="0.0369347545219638" calcext:value-type="float">
            <text:p>0.03693</text:p>
          </table:table-cell>
          <table:table-cell table:formula="of:=[.I332]/[.$N$1]" office:value-type="float" office:value="0.00910691214470284" calcext:value-type="float">
            <text:p>0.00911</text:p>
          </table:table-cell>
          <table:table-cell table:formula="of:=[.J332]/[.$N$1]" office:value-type="float" office:value="0" calcext:value-type="float">
            <text:p>0.00000</text:p>
          </table:table-cell>
          <table:table-cell table:formula="of:=SUM([.Q332:.W332])" office:value-type="float" office:value="0.195153165374677" calcext:value-type="float">
            <text:p>0.195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12" calcext:value-type="float">
            <text:p>0.14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1" calcext:value-type="float">
            <text:p>331</text:p>
          </table:table-cell>
          <table:table-cell office:value-type="float" office:value="123.6" calcext:value-type="float">
            <text:p>123.6</text:p>
          </table:table-cell>
          <table:table-cell office:value-type="float" office:value="0.1487" calcext:value-type="float">
            <text:p>0.1487</text:p>
          </table:table-cell>
          <table:table-cell office:value-type="float" office:value="60.07" calcext:value-type="float">
            <text:p>60.07</text:p>
          </table:table-cell>
          <table:table-cell office:value-type="float" office:value="34.53" calcext:value-type="float">
            <text:p>34.53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.0344</text:p>
          </table:table-cell>
          <table:table-cell office:value-type="float" office:value="23.08" calcext:value-type="float">
            <text:p>23.08</text:p>
          </table:table-cell>
          <table:table-cell office:value-type="float" office:value="5.705" calcext:value-type="float">
            <text:p>5.705</text:p>
          </table:table-cell>
          <table:table-cell office:value-type="float" office:value="0" calcext:value-type="float">
            <text:p>0</text:p>
          </table:table-cell>
          <table:table-cell office:value-type="float" office:value="0.1487" calcext:value-type="float">
            <text:p>0.148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1" calcext:value-type="float">
            <text:p>331</text:p>
          </table:table-cell>
          <table:table-cell table:formula="of:=[.B333]/[.$N$1]" office:value-type="float" office:value="0.199612403100775" calcext:value-type="float">
            <text:p>0.19961</text:p>
          </table:table-cell>
          <table:table-cell table:formula="of:=[.C333]/[.$N$1]" office:value-type="float" office:value="0.00024014857881137" calcext:value-type="float">
            <text:p>0.00024</text:p>
          </table:table-cell>
          <table:table-cell table:formula="of:=[.D333]/[.$N$1]" office:value-type="float" office:value="0.0970122739018088" calcext:value-type="float">
            <text:p>0.09701</text:p>
          </table:table-cell>
          <table:table-cell table:formula="of:=[.E333]/[.$N$1]" office:value-type="float" office:value="0.055765503875969" calcext:value-type="float">
            <text:p>0.05577</text:p>
          </table:table-cell>
          <table:table-cell table:formula="of:=[.F333]/[.$N$1]" office:value-type="float" office:value="0" calcext:value-type="float">
            <text:p>0.00000</text:p>
          </table:table-cell>
          <table:table-cell table:formula="of:=[.G333]/[.$N$1]" office:value-type="float" office:value="0.0000555555555555556" calcext:value-type="float">
            <text:p>0.00006</text:p>
          </table:table-cell>
          <table:table-cell table:formula="of:=[.H333]/[.$N$1]" office:value-type="float" office:value="0.0372739018087855" calcext:value-type="float">
            <text:p>0.03727</text:p>
          </table:table-cell>
          <table:table-cell table:formula="of:=[.I333]/[.$N$1]" office:value-type="float" office:value="0.00921350129198966" calcext:value-type="float">
            <text:p>0.00921</text:p>
          </table:table-cell>
          <table:table-cell table:formula="of:=[.J333]/[.$N$1]" office:value-type="float" office:value="0" calcext:value-type="float">
            <text:p>0.00000</text:p>
          </table:table-cell>
          <table:table-cell table:formula="of:=SUM([.Q333:.W333])" office:value-type="float" office:value="0.199320736434109" calcext:value-type="float">
            <text:p>0.19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7" calcext:value-type="float">
            <text:p>0.14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2" calcext:value-type="float">
            <text:p>332</text:p>
          </table:table-cell>
          <table:table-cell office:value-type="float" office:value="123.4" calcext:value-type="float">
            <text:p>123.4</text:p>
          </table:table-cell>
          <table:table-cell office:value-type="float" office:value="0.1479" calcext:value-type="float">
            <text:p>0.1479</text:p>
          </table:table-cell>
          <table:table-cell office:value-type="float" office:value="60.76" calcext:value-type="float">
            <text:p>60.76</text:p>
          </table:table-cell>
          <table:table-cell office:value-type="float" office:value="34.45" calcext:value-type="float">
            <text:p>34.45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.0384</text:p>
          </table:table-cell>
          <table:table-cell office:value-type="float" office:value="22.35" calcext:value-type="float">
            <text:p>22.35</text:p>
          </table:table-cell>
          <table:table-cell office:value-type="float" office:value="5.631" calcext:value-type="float">
            <text:p>5.631</text:p>
          </table:table-cell>
          <table:table-cell office:value-type="float" office:value="0" calcext:value-type="float">
            <text:p>0</text:p>
          </table:table-cell>
          <table:table-cell office:value-type="float" office:value="0.1479" calcext:value-type="float">
            <text:p>0.14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2" calcext:value-type="float">
            <text:p>332</text:p>
          </table:table-cell>
          <table:table-cell table:formula="of:=[.B334]/[.$N$1]" office:value-type="float" office:value="0.199289405684755" calcext:value-type="float">
            <text:p>0.19929</text:p>
          </table:table-cell>
          <table:table-cell table:formula="of:=[.C334]/[.$N$1]" office:value-type="float" office:value="0.000238856589147287" calcext:value-type="float">
            <text:p>0.00024</text:p>
          </table:table-cell>
          <table:table-cell table:formula="of:=[.D334]/[.$N$1]" office:value-type="float" office:value="0.0981266149870801" calcext:value-type="float">
            <text:p>0.09813</text:p>
          </table:table-cell>
          <table:table-cell table:formula="of:=[.E334]/[.$N$1]" office:value-type="float" office:value="0.0556363049095607" calcext:value-type="float">
            <text:p>0.05564</text:p>
          </table:table-cell>
          <table:table-cell table:formula="of:=[.F334]/[.$N$1]" office:value-type="float" office:value="0" calcext:value-type="float">
            <text:p>0.00000</text:p>
          </table:table-cell>
          <table:table-cell table:formula="of:=[.G334]/[.$N$1]" office:value-type="float" office:value="0.000062015503875969" calcext:value-type="float">
            <text:p>0.00006</text:p>
          </table:table-cell>
          <table:table-cell table:formula="of:=[.H334]/[.$N$1]" office:value-type="float" office:value="0.0360949612403101" calcext:value-type="float">
            <text:p>0.03609</text:p>
          </table:table-cell>
          <table:table-cell table:formula="of:=[.I334]/[.$N$1]" office:value-type="float" office:value="0.00909399224806202" calcext:value-type="float">
            <text:p>0.00909</text:p>
          </table:table-cell>
          <table:table-cell table:formula="of:=[.J334]/[.$N$1]" office:value-type="float" office:value="0" calcext:value-type="float">
            <text:p>0.00000</text:p>
          </table:table-cell>
          <table:table-cell table:formula="of:=SUM([.Q334:.W334])" office:value-type="float" office:value="0.199013888888889" calcext:value-type="float">
            <text:p>0.19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79" calcext:value-type="float">
            <text:p>0.14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3" calcext:value-type="float">
            <text:p>333</text:p>
          </table:table-cell>
          <table:table-cell office:value-type="float" office:value="125.7" calcext:value-type="float">
            <text:p>125.7</text:p>
          </table:table-cell>
          <table:table-cell office:value-type="float" office:value="0.1531" calcext:value-type="float">
            <text:p>0.1531</text:p>
          </table:table-cell>
          <table:table-cell office:value-type="float" office:value="63.72" calcext:value-type="float">
            <text:p>63.72</text:p>
          </table:table-cell>
          <table:table-cell office:value-type="float" office:value="34.58" calcext:value-type="float">
            <text:p>34.58</text:p>
          </table:table-cell>
          <table:table-cell office:value-type="float" office:value="0" calcext:value-type="float">
            <text:p>0</text:p>
          </table:table-cell>
          <table:table-cell office:value-type="float" office:value="0.03451" calcext:value-type="float">
            <text:p>0.03451</text:p>
          </table:table-cell>
          <table:table-cell office:value-type="float" office:value="21.7" calcext:value-type="float">
            <text:p>21.7</text:p>
          </table:table-cell>
          <table:table-cell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office:value-type="float" office:value="0.1531" calcext:value-type="float">
            <text:p>0.153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3" calcext:value-type="float">
            <text:p>333</text:p>
          </table:table-cell>
          <table:table-cell table:formula="of:=[.B335]/[.$N$1]" office:value-type="float" office:value="0.203003875968992" calcext:value-type="float">
            <text:p>0.20300</text:p>
          </table:table-cell>
          <table:table-cell table:formula="of:=[.C335]/[.$N$1]" office:value-type="float" office:value="0.000247254521963824" calcext:value-type="float">
            <text:p>0.00025</text:p>
          </table:table-cell>
          <table:table-cell table:formula="of:=[.D335]/[.$N$1]" office:value-type="float" office:value="0.102906976744186" calcext:value-type="float">
            <text:p>0.10291</text:p>
          </table:table-cell>
          <table:table-cell table:formula="of:=[.E335]/[.$N$1]" office:value-type="float" office:value="0.0558462532299742" calcext:value-type="float">
            <text:p>0.05585</text:p>
          </table:table-cell>
          <table:table-cell table:formula="of:=[.F335]/[.$N$1]" office:value-type="float" office:value="0" calcext:value-type="float">
            <text:p>0.00000</text:p>
          </table:table-cell>
          <table:table-cell table:formula="of:=[.G335]/[.$N$1]" office:value-type="float" office:value="0.0000557332041343669" calcext:value-type="float">
            <text:p>0.00006</text:p>
          </table:table-cell>
          <table:table-cell table:formula="of:=[.H335]/[.$N$1]" office:value-type="float" office:value="0.0350452196382429" calcext:value-type="float">
            <text:p>0.03505</text:p>
          </table:table-cell>
          <table:table-cell table:formula="of:=[.I335]/[.$N$1]" office:value-type="float" office:value="0.00896317829457364" calcext:value-type="float">
            <text:p>0.00896</text:p>
          </table:table-cell>
          <table:table-cell table:formula="of:=[.J335]/[.$N$1]" office:value-type="float" office:value="0" calcext:value-type="float">
            <text:p>0.00000</text:p>
          </table:table-cell>
          <table:table-cell table:formula="of:=SUM([.Q335:.W335])" office:value-type="float" office:value="0.202817361111111" calcext:value-type="float">
            <text:p>0.20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31" calcext:value-type="float">
            <text:p>0.153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4" calcext:value-type="float">
            <text:p>334</text:p>
          </table:table-cell>
          <table:table-cell office:value-type="float" office:value="125.5" calcext:value-type="float">
            <text:p>125.5</text:p>
          </table:table-cell>
          <table:table-cell office:value-type="float" office:value="0.1552" calcext:value-type="float">
            <text:p>0.1552</text:p>
          </table:table-cell>
          <table:table-cell office:value-type="float" office:value="63.07" calcext:value-type="float">
            <text:p>63.07</text:p>
          </table:table-cell>
          <table:table-cell office:value-type="float" office:value="35.05" calcext:value-type="float">
            <text:p>35.05</text:p>
          </table:table-cell>
          <table:table-cell office:value-type="float" office:value="0" calcext:value-type="float">
            <text:p>0</text:p>
          </table:table-cell>
          <table:table-cell office:value-type="float" office:value="0.03155" calcext:value-type="float">
            <text:p>0.03155</text:p>
          </table:table-cell>
          <table:table-cell office:value-type="float" office:value="21.6" calcext:value-type="float">
            <text:p>21.6</text:p>
          </table:table-cell>
          <table:table-cell office:value-type="float" office:value="5.621" calcext:value-type="float">
            <text:p>5.621</text:p>
          </table:table-cell>
          <table:table-cell office:value-type="float" office:value="0" calcext:value-type="float">
            <text:p>0</text:p>
          </table:table-cell>
          <table:table-cell office:value-type="float" office:value="0.1552" calcext:value-type="float">
            <text:p>0.15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4" calcext:value-type="float">
            <text:p>334</text:p>
          </table:table-cell>
          <table:table-cell table:formula="of:=[.B336]/[.$N$1]" office:value-type="float" office:value="0.202680878552972" calcext:value-type="float">
            <text:p>0.20268</text:p>
          </table:table-cell>
          <table:table-cell table:formula="of:=[.C336]/[.$N$1]" office:value-type="float" office:value="0.000250645994832041" calcext:value-type="float">
            <text:p>0.00025</text:p>
          </table:table-cell>
          <table:table-cell table:formula="of:=[.D336]/[.$N$1]" office:value-type="float" office:value="0.101857235142119" calcext:value-type="float">
            <text:p>0.10186</text:p>
          </table:table-cell>
          <table:table-cell table:formula="of:=[.E336]/[.$N$1]" office:value-type="float" office:value="0.0566052971576227" calcext:value-type="float">
            <text:p>0.05661</text:p>
          </table:table-cell>
          <table:table-cell table:formula="of:=[.F336]/[.$N$1]" office:value-type="float" office:value="0" calcext:value-type="float">
            <text:p>0.00000</text:p>
          </table:table-cell>
          <table:table-cell table:formula="of:=[.G336]/[.$N$1]" office:value-type="float" office:value="0.000050952842377261" calcext:value-type="float">
            <text:p>0.00005</text:p>
          </table:table-cell>
          <table:table-cell table:formula="of:=[.H336]/[.$N$1]" office:value-type="float" office:value="0.0348837209302326" calcext:value-type="float">
            <text:p>0.03488</text:p>
          </table:table-cell>
          <table:table-cell table:formula="of:=[.I336]/[.$N$1]" office:value-type="float" office:value="0.00907784237726098" calcext:value-type="float">
            <text:p>0.00908</text:p>
          </table:table-cell>
          <table:table-cell table:formula="of:=[.J336]/[.$N$1]" office:value-type="float" office:value="0" calcext:value-type="float">
            <text:p>0.00000</text:p>
          </table:table-cell>
          <table:table-cell table:formula="of:=SUM([.Q336:.W336])" office:value-type="float" office:value="0.202475048449612" calcext:value-type="float">
            <text:p>0.20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52" calcext:value-type="float">
            <text:p>0.15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5" calcext:value-type="float">
            <text:p>335</text:p>
          </table:table-cell>
          <table:table-cell office:value-type="float" office:value="127" calcext:value-type="float">
            <text:p>127</text:p>
          </table:table-cell>
          <table:table-cell office:value-type="float" office:value="0.1485" calcext:value-type="float">
            <text:p>0.1485</text:p>
          </table:table-cell>
          <table:table-cell office:value-type="float" office:value="63.94" calcext:value-type="float">
            <text:p>63.94</text:p>
          </table:table-cell>
          <table:table-cell office:value-type="float" office:value="35.29" calcext:value-type="float">
            <text:p>35.29</text:p>
          </table:table-cell>
          <table:table-cell office:value-type="float" office:value="0" calcext:value-type="float">
            <text:p>0</text:p>
          </table:table-cell>
          <table:table-cell office:value-type="float" office:value="0.03097" calcext:value-type="float">
            <text:p>0.03097</text:p>
          </table:table-cell>
          <table:table-cell office:value-type="float" office:value="21.79" calcext:value-type="float">
            <text:p>21.79</text:p>
          </table:table-cell>
          <table:table-cell office:value-type="float" office:value="5.818" calcext:value-type="float">
            <text:p>5.818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5" calcext:value-type="float">
            <text:p>335</text:p>
          </table:table-cell>
          <table:table-cell table:formula="of:=[.B337]/[.$N$1]" office:value-type="float" office:value="0.205103359173127" calcext:value-type="float">
            <text:p>0.20510</text:p>
          </table:table-cell>
          <table:table-cell table:formula="of:=[.C337]/[.$N$1]" office:value-type="float" office:value="0.000239825581395349" calcext:value-type="float">
            <text:p>0.00024</text:p>
          </table:table-cell>
          <table:table-cell table:formula="of:=[.D337]/[.$N$1]" office:value-type="float" office:value="0.103262273901809" calcext:value-type="float">
            <text:p>0.10326</text:p>
          </table:table-cell>
          <table:table-cell table:formula="of:=[.E337]/[.$N$1]" office:value-type="float" office:value="0.0569928940568475" calcext:value-type="float">
            <text:p>0.05699</text:p>
          </table:table-cell>
          <table:table-cell table:formula="of:=[.F337]/[.$N$1]" office:value-type="float" office:value="0" calcext:value-type="float">
            <text:p>0.00000</text:p>
          </table:table-cell>
          <table:table-cell table:formula="of:=[.G337]/[.$N$1]" office:value-type="float" office:value="0.000050016149870801" calcext:value-type="float">
            <text:p>0.00005</text:p>
          </table:table-cell>
          <table:table-cell table:formula="of:=[.H337]/[.$N$1]" office:value-type="float" office:value="0.0351905684754522" calcext:value-type="float">
            <text:p>0.03519</text:p>
          </table:table-cell>
          <table:table-cell table:formula="of:=[.I337]/[.$N$1]" office:value-type="float" office:value="0.00939599483204134" calcext:value-type="float">
            <text:p>0.00940</text:p>
          </table:table-cell>
          <table:table-cell table:formula="of:=[.J337]/[.$N$1]" office:value-type="float" office:value="0" calcext:value-type="float">
            <text:p>0.00000</text:p>
          </table:table-cell>
          <table:table-cell table:formula="of:=SUM([.Q337:.W337])" office:value-type="float" office:value="0.204891747416021" calcext:value-type="float">
            <text:p>0.20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6" calcext:value-type="float">
            <text:p>336</text:p>
          </table:table-cell>
          <table:table-cell office:value-type="float" office:value="126.7" calcext:value-type="float">
            <text:p>126.7</text:p>
          </table:table-cell>
          <table:table-cell office:value-type="float" office:value="0.1717" calcext:value-type="float">
            <text:p>0.1717</text:p>
          </table:table-cell>
          <table:table-cell office:value-type="float" office:value="64.74" calcext:value-type="float">
            <text:p>64.74</text:p>
          </table:table-cell>
          <table:table-cell office:value-type="float" office:value="35.25" calcext:value-type="float">
            <text:p>35.25</text:p>
          </table:table-cell>
          <table:table-cell office:value-type="float" office:value="0" calcext:value-type="float">
            <text:p>0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21.33" calcext:value-type="float">
            <text:p>21.33</text:p>
          </table:table-cell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  <table:table-cell office:value-type="float" office:value="0.1717" calcext:value-type="float">
            <text:p>0.17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6" calcext:value-type="float">
            <text:p>336</text:p>
          </table:table-cell>
          <table:table-cell table:formula="of:=[.B338]/[.$N$1]" office:value-type="float" office:value="0.204618863049096" calcext:value-type="float">
            <text:p>0.20462</text:p>
          </table:table-cell>
          <table:table-cell table:formula="of:=[.C338]/[.$N$1]" office:value-type="float" office:value="0.000277293281653747" calcext:value-type="float">
            <text:p>0.00028</text:p>
          </table:table-cell>
          <table:table-cell table:formula="of:=[.D338]/[.$N$1]" office:value-type="float" office:value="0.104554263565891" calcext:value-type="float">
            <text:p>0.10455</text:p>
          </table:table-cell>
          <table:table-cell table:formula="of:=[.E338]/[.$N$1]" office:value-type="float" office:value="0.0569282945736434" calcext:value-type="float">
            <text:p>0.05693</text:p>
          </table:table-cell>
          <table:table-cell table:formula="of:=[.F338]/[.$N$1]" office:value-type="float" office:value="0" calcext:value-type="float">
            <text:p>0.00000</text:p>
          </table:table-cell>
          <table:table-cell table:formula="of:=[.G338]/[.$N$1]" office:value-type="float" office:value="0.000047109173126615" calcext:value-type="float">
            <text:p>0.00005</text:p>
          </table:table-cell>
          <table:table-cell table:formula="of:=[.H338]/[.$N$1]" office:value-type="float" office:value="0.0344476744186047" calcext:value-type="float">
            <text:p>0.03445</text:p>
          </table:table-cell>
          <table:table-cell table:formula="of:=[.I338]/[.$N$1]" office:value-type="float" office:value="0.00829457364341085" calcext:value-type="float">
            <text:p>0.00829</text:p>
          </table:table-cell>
          <table:table-cell table:formula="of:=[.J338]/[.$N$1]" office:value-type="float" office:value="0" calcext:value-type="float">
            <text:p>0.00000</text:p>
          </table:table-cell>
          <table:table-cell table:formula="of:=SUM([.Q338:.W338])" office:value-type="float" office:value="0.204271915374677" calcext:value-type="float">
            <text:p>0.20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17" calcext:value-type="float">
            <text:p>0.17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7" calcext:value-type="float">
            <text:p>337</text:p>
          </table:table-cell>
          <table:table-cell office:value-type="float" office:value="128" calcext:value-type="float">
            <text:p>1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65.47" calcext:value-type="float">
            <text:p>65.47</text:p>
          </table:table-cell>
          <table:table-cell office:value-type="float" office:value="36.06" calcext:value-type="float">
            <text:p>36.06</text:p>
          </table:table-cell>
          <table:table-cell office:value-type="float" office:value="0" calcext:value-type="float">
            <text:p>0</text:p>
          </table:table-cell>
          <table:table-cell office:value-type="float" office:value="0.03008" calcext:value-type="float">
            <text:p>0.03008</text:p>
          </table:table-cell>
          <table:table-cell office:value-type="float" office:value="20.76" calcext:value-type="float">
            <text:p>20.76</text:p>
          </table:table-cell>
          <table:table-cell office:value-type="float" office:value="5.521" calcext:value-type="float">
            <text:p>5.521</text:p>
          </table:table-cell>
          <table:table-cell office:value-type="float" office:value="0" calcext:value-type="float">
            <text:p>0</text:p>
          </table:table-cell>
          <table:table-cell office:value-type="float" office:value="0.1569" calcext:value-type="float">
            <text:p>0.15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7" calcext:value-type="float">
            <text:p>337</text:p>
          </table:table-cell>
          <table:table-cell table:formula="of:=[.B339]/[.$N$1]" office:value-type="float" office:value="0.20671834625323" calcext:value-type="float">
            <text:p>0.20672</text:p>
          </table:table-cell>
          <table:table-cell table:formula="of:=[.C339]/[.$N$1]" office:value-type="float" office:value="0.000253391472868217" calcext:value-type="float">
            <text:p>0.00025</text:p>
          </table:table-cell>
          <table:table-cell table:formula="of:=[.D339]/[.$N$1]" office:value-type="float" office:value="0.105733204134367" calcext:value-type="float">
            <text:p>0.10573</text:p>
          </table:table-cell>
          <table:table-cell table:formula="of:=[.E339]/[.$N$1]" office:value-type="float" office:value="0.0582364341085271" calcext:value-type="float">
            <text:p>0.05824</text:p>
          </table:table-cell>
          <table:table-cell table:formula="of:=[.F339]/[.$N$1]" office:value-type="float" office:value="0" calcext:value-type="float">
            <text:p>0.00000</text:p>
          </table:table-cell>
          <table:table-cell table:formula="of:=[.G339]/[.$N$1]" office:value-type="float" office:value="0.000048578811369509" calcext:value-type="float">
            <text:p>0.00005</text:p>
          </table:table-cell>
          <table:table-cell table:formula="of:=[.H339]/[.$N$1]" office:value-type="float" office:value="0.0335271317829457" calcext:value-type="float">
            <text:p>0.03353</text:p>
          </table:table-cell>
          <table:table-cell table:formula="of:=[.I339]/[.$N$1]" office:value-type="float" office:value="0.00891634366925065" calcext:value-type="float">
            <text:p>0.00892</text:p>
          </table:table-cell>
          <table:table-cell table:formula="of:=[.J339]/[.$N$1]" office:value-type="float" office:value="0" calcext:value-type="float">
            <text:p>0.00000</text:p>
          </table:table-cell>
          <table:table-cell table:formula="of:=SUM([.Q339:.W339])" office:value-type="float" office:value="0.20646169250646" calcext:value-type="float">
            <text:p>0.20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69" calcext:value-type="float">
            <text:p>0.15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8" calcext:value-type="float">
            <text:p>338</text:p>
          </table:table-cell>
          <table:table-cell office:value-type="float" office:value="127.7" calcext:value-type="float">
            <text:p>127.7</text:p>
          </table:table-cell>
          <table:table-cell office:value-type="float" office:value="0.1503" calcext:value-type="float">
            <text:p>0.1503</text:p>
          </table:table-cell>
          <table:table-cell office:value-type="float" office:value="65.65" calcext:value-type="float">
            <text:p>65.65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</text:p>
          </table:table-cell>
          <table:table-cell office:value-type="float" office:value="0.02576" calcext:value-type="float">
            <text:p>0.02576</text:p>
          </table:table-cell>
          <table:table-cell office:value-type="float" office:value="20.7" calcext:value-type="float">
            <text:p>20.7</text:p>
          </table:table-cell>
          <table:table-cell office:value-type="float" office:value="5.617" calcext:value-type="float">
            <text:p>5.617</text:p>
          </table:table-cell>
          <table:table-cell office:value-type="float" office:value="0" calcext:value-type="float">
            <text:p>0</text:p>
          </table:table-cell>
          <table:table-cell office:value-type="float" office:value="0.1503" calcext:value-type="float">
            <text:p>0.150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8" calcext:value-type="float">
            <text:p>338</text:p>
          </table:table-cell>
          <table:table-cell table:formula="of:=[.B340]/[.$N$1]" office:value-type="float" office:value="0.206233850129199" calcext:value-type="float">
            <text:p>0.20623</text:p>
          </table:table-cell>
          <table:table-cell table:formula="of:=[.C340]/[.$N$1]" office:value-type="float" office:value="0.000242732558139535" calcext:value-type="float">
            <text:p>0.00024</text:p>
          </table:table-cell>
          <table:table-cell table:formula="of:=[.D340]/[.$N$1]" office:value-type="float" office:value="0.106023901808786" calcext:value-type="float">
            <text:p>0.10602</text:p>
          </table:table-cell>
          <table:table-cell table:formula="of:=[.E340]/[.$N$1]" office:value-type="float" office:value="0.0574773901808786" calcext:value-type="float">
            <text:p>0.05748</text:p>
          </table:table-cell>
          <table:table-cell table:formula="of:=[.F340]/[.$N$1]" office:value-type="float" office:value="0" calcext:value-type="float">
            <text:p>0.00000</text:p>
          </table:table-cell>
          <table:table-cell table:formula="of:=[.G340]/[.$N$1]" office:value-type="float" office:value="0.0000416020671834625" calcext:value-type="float">
            <text:p>0.00004</text:p>
          </table:table-cell>
          <table:table-cell table:formula="of:=[.H340]/[.$N$1]" office:value-type="float" office:value="0.0334302325581395" calcext:value-type="float">
            <text:p>0.03343</text:p>
          </table:table-cell>
          <table:table-cell table:formula="of:=[.I340]/[.$N$1]" office:value-type="float" office:value="0.00907138242894057" calcext:value-type="float">
            <text:p>0.00907</text:p>
          </table:table-cell>
          <table:table-cell table:formula="of:=[.J340]/[.$N$1]" office:value-type="float" office:value="0" calcext:value-type="float">
            <text:p>0.00000</text:p>
          </table:table-cell>
          <table:table-cell table:formula="of:=SUM([.Q340:.W340])" office:value-type="float" office:value="0.206044509043928" calcext:value-type="float">
            <text:p>0.20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3" calcext:value-type="float">
            <text:p>0.15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39" calcext:value-type="float">
            <text:p>339</text:p>
          </table:table-cell>
          <table:table-cell office:value-type="float" office:value="128.9" calcext:value-type="float">
            <text:p>128.9</text:p>
          </table:table-cell>
          <table:table-cell office:value-type="float" office:value="0.1693" calcext:value-type="float">
            <text:p>0.1693</text:p>
          </table:table-cell>
          <table:table-cell office:value-type="float" office:value="67.37" calcext:value-type="float">
            <text:p>67.37</text:p>
          </table:table-cell>
          <table:table-cell office:value-type="float" office:value="34.73" calcext:value-type="float">
            <text:p>34.73</text:p>
          </table:table-cell>
          <table:table-cell office:value-type="float" office:value="0" calcext:value-type="float">
            <text:p>0</text:p>
          </table:table-cell>
          <table:table-cell office:value-type="float" office:value="0.02807" calcext:value-type="float">
            <text:p>0.02807</text:p>
          </table:table-cell>
          <table:table-cell office:value-type="float" office:value="21.15" calcext:value-type="float">
            <text:p>21.15</text:p>
          </table:table-cell>
          <table:table-cell office:value-type="float" office:value="5.416" calcext:value-type="float">
            <text:p>5.416</text:p>
          </table:table-cell>
          <table:table-cell office:value-type="float" office:value="0" calcext:value-type="float">
            <text:p>0</text:p>
          </table:table-cell>
          <table:table-cell office:value-type="float" office:value="0.1693" calcext:value-type="float">
            <text:p>0.16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39" calcext:value-type="float">
            <text:p>339</text:p>
          </table:table-cell>
          <table:table-cell table:formula="of:=[.B341]/[.$N$1]" office:value-type="float" office:value="0.208171834625323" calcext:value-type="float">
            <text:p>0.20817</text:p>
          </table:table-cell>
          <table:table-cell table:formula="of:=[.C341]/[.$N$1]" office:value-type="float" office:value="0.000273417312661499" calcext:value-type="float">
            <text:p>0.00027</text:p>
          </table:table-cell>
          <table:table-cell table:formula="of:=[.D341]/[.$N$1]" office:value-type="float" office:value="0.108801679586563" calcext:value-type="float">
            <text:p>0.10880</text:p>
          </table:table-cell>
          <table:table-cell table:formula="of:=[.E341]/[.$N$1]" office:value-type="float" office:value="0.0560885012919897" calcext:value-type="float">
            <text:p>0.05609</text:p>
          </table:table-cell>
          <table:table-cell table:formula="of:=[.F341]/[.$N$1]" office:value-type="float" office:value="0" calcext:value-type="float">
            <text:p>0.00000</text:p>
          </table:table-cell>
          <table:table-cell table:formula="of:=[.G341]/[.$N$1]" office:value-type="float" office:value="0.0000453326873385013" calcext:value-type="float">
            <text:p>0.00005</text:p>
          </table:table-cell>
          <table:table-cell table:formula="of:=[.H341]/[.$N$1]" office:value-type="float" office:value="0.034156976744186" calcext:value-type="float">
            <text:p>0.03416</text:p>
          </table:table-cell>
          <table:table-cell table:formula="of:=[.I341]/[.$N$1]" office:value-type="float" office:value="0.00874677002583979" calcext:value-type="float">
            <text:p>0.00875</text:p>
          </table:table-cell>
          <table:table-cell table:formula="of:=[.J341]/[.$N$1]" office:value-type="float" office:value="0" calcext:value-type="float">
            <text:p>0.00000</text:p>
          </table:table-cell>
          <table:table-cell table:formula="of:=SUM([.Q341:.W341])" office:value-type="float" office:value="0.207839260335917" calcext:value-type="float">
            <text:p>0.20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3" calcext:value-type="float">
            <text:p>0.16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0" calcext:value-type="float">
            <text:p>340</text:p>
          </table:table-cell>
          <table:table-cell office:value-type="float" office:value="128.2" calcext:value-type="float">
            <text:p>128.2</text:p>
          </table:table-cell>
          <table:table-cell office:value-type="float" office:value="0.1622" calcext:value-type="float">
            <text:p>0.1622</text:p>
          </table:table-cell>
          <table:table-cell office:value-type="float" office:value="67.37" calcext:value-type="float">
            <text:p>67.37</text:p>
          </table:table-cell>
          <table:table-cell office:value-type="float" office:value="34.79" calcext:value-type="float">
            <text:p>34.79</text:p>
          </table:table-cell>
          <table:table-cell office:value-type="float" office:value="0" calcext:value-type="float">
            <text:p>0</text:p>
          </table:table-cell>
          <table:table-cell office:value-type="float" office:value="0.02653" calcext:value-type="float">
            <text:p>0.02653</text:p>
          </table:table-cell>
          <table:table-cell office:value-type="float" office:value="20.54" calcext:value-type="float">
            <text:p>20.54</text:p>
          </table:table-cell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  <table:table-cell office:value-type="float" office:value="0.1622" calcext:value-type="float">
            <text:p>0.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0" calcext:value-type="float">
            <text:p>340</text:p>
          </table:table-cell>
          <table:table-cell table:formula="of:=[.B342]/[.$N$1]" office:value-type="float" office:value="0.207041343669251" calcext:value-type="float">
            <text:p>0.20704</text:p>
          </table:table-cell>
          <table:table-cell table:formula="of:=[.C342]/[.$N$1]" office:value-type="float" office:value="0.000261950904392765" calcext:value-type="float">
            <text:p>0.00026</text:p>
          </table:table-cell>
          <table:table-cell table:formula="of:=[.D342]/[.$N$1]" office:value-type="float" office:value="0.108801679586563" calcext:value-type="float">
            <text:p>0.10880</text:p>
          </table:table-cell>
          <table:table-cell table:formula="of:=[.E342]/[.$N$1]" office:value-type="float" office:value="0.0561854005167959" calcext:value-type="float">
            <text:p>0.05619</text:p>
          </table:table-cell>
          <table:table-cell table:formula="of:=[.F342]/[.$N$1]" office:value-type="float" office:value="0" calcext:value-type="float">
            <text:p>0.00000</text:p>
          </table:table-cell>
          <table:table-cell table:formula="of:=[.G342]/[.$N$1]" office:value-type="float" office:value="0.0000428456072351421" calcext:value-type="float">
            <text:p>0.00004</text:p>
          </table:table-cell>
          <table:table-cell table:formula="of:=[.H342]/[.$N$1]" office:value-type="float" office:value="0.033171834625323" calcext:value-type="float">
            <text:p>0.03317</text:p>
          </table:table-cell>
          <table:table-cell table:formula="of:=[.I342]/[.$N$1]" office:value-type="float" office:value="0.0086046511627907" calcext:value-type="float">
            <text:p>0.00860</text:p>
          </table:table-cell>
          <table:table-cell table:formula="of:=[.J342]/[.$N$1]" office:value-type="float" office:value="0" calcext:value-type="float">
            <text:p>0.00000</text:p>
          </table:table-cell>
          <table:table-cell table:formula="of:=SUM([.Q342:.W342])" office:value-type="float" office:value="0.206806411498708" calcext:value-type="float">
            <text:p>0.20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22" calcext:value-type="float">
            <text:p>0.16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1" calcext:value-type="float">
            <text:p>341</text:p>
          </table:table-cell>
          <table:table-cell office:value-type="float" office:value="127.7" calcext:value-type="float">
            <text:p>127.7</text:p>
          </table:table-cell>
          <table:table-cell office:value-type="float" office:value="0.1607" calcext:value-type="float">
            <text:p>0.1607</text:p>
          </table:table-cell>
          <table:table-cell office:value-type="float" office:value="67.06" calcext:value-type="float">
            <text:p>67.06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20.28" calcext:value-type="float">
            <text:p>20.28</text:p>
          </table:table-cell>
          <table:table-cell office:value-type="float" office:value="5.261" calcext:value-type="float">
            <text:p>5.261</text:p>
          </table:table-cell>
          <table:table-cell office:value-type="float" office:value="0" calcext:value-type="float">
            <text:p>0</text:p>
          </table:table-cell>
          <table:table-cell office:value-type="float" office:value="0.1607" calcext:value-type="float">
            <text:p>0.16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1" calcext:value-type="float">
            <text:p>341</text:p>
          </table:table-cell>
          <table:table-cell table:formula="of:=[.B343]/[.$N$1]" office:value-type="float" office:value="0.206233850129199" calcext:value-type="float">
            <text:p>0.20623</text:p>
          </table:table-cell>
          <table:table-cell table:formula="of:=[.C343]/[.$N$1]" office:value-type="float" office:value="0.00025952842377261" calcext:value-type="float">
            <text:p>0.00026</text:p>
          </table:table-cell>
          <table:table-cell table:formula="of:=[.D343]/[.$N$1]" office:value-type="float" office:value="0.108301033591731" calcext:value-type="float">
            <text:p>0.10830</text:p>
          </table:table-cell>
          <table:table-cell table:formula="of:=[.E343]/[.$N$1]" office:value-type="float" office:value="0.0563468992248062" calcext:value-type="float">
            <text:p>0.05635</text:p>
          </table:table-cell>
          <table:table-cell table:formula="of:=[.F343]/[.$N$1]" office:value-type="float" office:value="0" calcext:value-type="float">
            <text:p>0.00000</text:p>
          </table:table-cell>
          <table:table-cell table:formula="of:=[.G343]/[.$N$1]" office:value-type="float" office:value="0.0000409076227390181" calcext:value-type="float">
            <text:p>0.00004</text:p>
          </table:table-cell>
          <table:table-cell table:formula="of:=[.H343]/[.$N$1]" office:value-type="float" office:value="0.0327519379844961" calcext:value-type="float">
            <text:p>0.03275</text:p>
          </table:table-cell>
          <table:table-cell table:formula="of:=[.I343]/[.$N$1]" office:value-type="float" office:value="0.00849644702842377" calcext:value-type="float">
            <text:p>0.00850</text:p>
          </table:table-cell>
          <table:table-cell table:formula="of:=[.J343]/[.$N$1]" office:value-type="float" office:value="0" calcext:value-type="float">
            <text:p>0.00000</text:p>
          </table:table-cell>
          <table:table-cell table:formula="of:=SUM([.Q343:.W343])" office:value-type="float" office:value="0.205937225452196" calcext:value-type="float">
            <text:p>0.20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7" calcext:value-type="float">
            <text:p>0.16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2" calcext:value-type="float">
            <text:p>342</text:p>
          </table:table-cell>
          <table:table-cell office:value-type="float" office:value="127.9" calcext:value-type="float">
            <text:p>127.9</text:p>
          </table:table-cell>
          <table:table-cell office:value-type="float" office:value="0.169" calcext:value-type="float">
            <text:p>0.169</text:p>
          </table:table-cell>
          <table:table-cell office:value-type="float" office:value="66.69" calcext:value-type="float">
            <text:p>66.69</text:p>
          </table:table-cell>
          <table:table-cell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office:value-type="float" office:value="0.02812" calcext:value-type="float">
            <text:p>0.02812</text:p>
          </table:table-cell>
          <table:table-cell office:value-type="float" office:value="20.3" calcext:value-type="float">
            <text:p>20.3</text:p>
          </table:table-cell>
          <table:table-cell office:value-type="float" office:value="5.157" calcext:value-type="float">
            <text:p>5.157</text:p>
          </table:table-cell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2" calcext:value-type="float">
            <text:p>342</text:p>
          </table:table-cell>
          <table:table-cell table:formula="of:=[.B344]/[.$N$1]" office:value-type="float" office:value="0.20655684754522" calcext:value-type="float">
            <text:p>0.20656</text:p>
          </table:table-cell>
          <table:table-cell table:formula="of:=[.C344]/[.$N$1]" office:value-type="float" office:value="0.000272932816537468" calcext:value-type="float">
            <text:p>0.00027</text:p>
          </table:table-cell>
          <table:table-cell table:formula="of:=[.D344]/[.$N$1]" office:value-type="float" office:value="0.107703488372093" calcext:value-type="float">
            <text:p>0.10770</text:p>
          </table:table-cell>
          <table:table-cell table:formula="of:=[.E344]/[.$N$1]" office:value-type="float" office:value="0.0573804909560724" calcext:value-type="float">
            <text:p>0.05738</text:p>
          </table:table-cell>
          <table:table-cell table:formula="of:=[.F344]/[.$N$1]" office:value-type="float" office:value="0" calcext:value-type="float">
            <text:p>0.00000</text:p>
          </table:table-cell>
          <table:table-cell table:formula="of:=[.G344]/[.$N$1]" office:value-type="float" office:value="0.0000454134366925065" calcext:value-type="float">
            <text:p>0.00005</text:p>
          </table:table-cell>
          <table:table-cell table:formula="of:=[.H344]/[.$N$1]" office:value-type="float" office:value="0.0327842377260982" calcext:value-type="float">
            <text:p>0.03278</text:p>
          </table:table-cell>
          <table:table-cell table:formula="of:=[.I344]/[.$N$1]" office:value-type="float" office:value="0.00832848837209302" calcext:value-type="float">
            <text:p>0.00833</text:p>
          </table:table-cell>
          <table:table-cell table:formula="of:=[.J344]/[.$N$1]" office:value-type="float" office:value="0" calcext:value-type="float">
            <text:p>0.00000</text:p>
          </table:table-cell>
          <table:table-cell table:formula="of:=SUM([.Q344:.W344])" office:value-type="float" office:value="0.206242118863049" calcext:value-type="float">
            <text:p>0.20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3" calcext:value-type="float">
            <text:p>343</text:p>
          </table:table-cell>
          <table:table-cell office:value-type="float" office:value="128.4" calcext:value-type="float">
            <text:p>128.4</text:p>
          </table:table-cell>
          <table:table-cell office:value-type="float" office:value="0.1729" calcext:value-type="float">
            <text:p>0.1729</text:p>
          </table:table-cell>
          <table:table-cell office:value-type="float" office:value="67.82" calcext:value-type="float">
            <text:p>67.82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19.79" calcext:value-type="float">
            <text:p>19.79</text:p>
          </table:table-cell>
          <table:table-cell office:value-type="float" office:value="5.127" calcext:value-type="float">
            <text:p>5.127</text:p>
          </table:table-cell>
          <table:table-cell office:value-type="float" office:value="0" calcext:value-type="float">
            <text:p>0</text:p>
          </table:table-cell>
          <table:table-cell office:value-type="float" office:value="0.1729" calcext:value-type="float">
            <text:p>0.172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3" calcext:value-type="float">
            <text:p>343</text:p>
          </table:table-cell>
          <table:table-cell table:formula="of:=[.B345]/[.$N$1]" office:value-type="float" office:value="0.207364341085271" calcext:value-type="float">
            <text:p>0.20736</text:p>
          </table:table-cell>
          <table:table-cell table:formula="of:=[.C345]/[.$N$1]" office:value-type="float" office:value="0.000279231266149871" calcext:value-type="float">
            <text:p>0.00028</text:p>
          </table:table-cell>
          <table:table-cell table:formula="of:=[.D345]/[.$N$1]" office:value-type="float" office:value="0.10952842377261" calcext:value-type="float">
            <text:p>0.10953</text:p>
          </table:table-cell>
          <table:table-cell table:formula="of:=[.E345]/[.$N$1]" office:value-type="float" office:value="0.0572997416020672" calcext:value-type="float">
            <text:p>0.05730</text:p>
          </table:table-cell>
          <table:table-cell table:formula="of:=[.F345]/[.$N$1]" office:value-type="float" office:value="0" calcext:value-type="float">
            <text:p>0.00000</text:p>
          </table:table-cell>
          <table:table-cell table:formula="of:=[.G345]/[.$N$1]" office:value-type="float" office:value="0.0000497093023255814" calcext:value-type="float">
            <text:p>0.00005</text:p>
          </table:table-cell>
          <table:table-cell table:formula="of:=[.H345]/[.$N$1]" office:value-type="float" office:value="0.0319605943152455" calcext:value-type="float">
            <text:p>0.03196</text:p>
          </table:table-cell>
          <table:table-cell table:formula="of:=[.I345]/[.$N$1]" office:value-type="float" office:value="0.00828003875968992" calcext:value-type="float">
            <text:p>0.00828</text:p>
          </table:table-cell>
          <table:table-cell table:formula="of:=[.J345]/[.$N$1]" office:value-type="float" office:value="0" calcext:value-type="float">
            <text:p>0.00000</text:p>
          </table:table-cell>
          <table:table-cell table:formula="of:=SUM([.Q345:.W345])" office:value-type="float" office:value="0.207118507751938" calcext:value-type="float">
            <text:p>0.20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29" calcext:value-type="float">
            <text:p>0.17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4" calcext:value-type="float">
            <text:p>344</text:p>
          </table:table-cell>
          <table:table-cell office:value-type="float" office:value="127.7" calcext:value-type="float">
            <text:p>127.7</text:p>
          </table:table-cell>
          <table:table-cell office:value-type="float" office:value="0.1759" calcext:value-type="float">
            <text:p>0.1759</text:p>
          </table:table-cell>
          <table:table-cell office:value-type="float" office:value="67.38" calcext:value-type="float">
            <text:p>67.38</text:p>
          </table:table-cell>
          <table:table-cell office:value-type="float" office:value="35.35" calcext:value-type="float">
            <text:p>35.35</text:p>
          </table:table-cell>
          <table:table-cell office:value-type="float" office:value="0" calcext:value-type="float">
            <text:p>0</text:p>
          </table:table-cell>
          <table:table-cell office:value-type="float" office:value="0.03043" calcext:value-type="float">
            <text:p>0.03043</text:p>
          </table:table-cell>
          <table:table-cell office:value-type="float" office:value="19.78" calcext:value-type="float">
            <text:p>19.78</text:p>
          </table:table-cell>
          <table:table-cell office:value-type="float" office:value="5.014" calcext:value-type="float">
            <text:p>5.014</text:p>
          </table:table-cell>
          <table:table-cell office:value-type="float" office:value="0" calcext:value-type="float">
            <text:p>0</text:p>
          </table:table-cell>
          <table:table-cell office:value-type="float" office:value="0.1759" calcext:value-type="float">
            <text:p>0.175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4" calcext:value-type="float">
            <text:p>344</text:p>
          </table:table-cell>
          <table:table-cell table:formula="of:=[.B346]/[.$N$1]" office:value-type="float" office:value="0.206233850129199" calcext:value-type="float">
            <text:p>0.20623</text:p>
          </table:table-cell>
          <table:table-cell table:formula="of:=[.C346]/[.$N$1]" office:value-type="float" office:value="0.000284076227390181" calcext:value-type="float">
            <text:p>0.00028</text:p>
          </table:table-cell>
          <table:table-cell table:formula="of:=[.D346]/[.$N$1]" office:value-type="float" office:value="0.108817829457364" calcext:value-type="float">
            <text:p>0.10882</text:p>
          </table:table-cell>
          <table:table-cell table:formula="of:=[.E346]/[.$N$1]" office:value-type="float" office:value="0.0570897932816537" calcext:value-type="float">
            <text:p>0.05709</text:p>
          </table:table-cell>
          <table:table-cell table:formula="of:=[.F346]/[.$N$1]" office:value-type="float" office:value="0" calcext:value-type="float">
            <text:p>0.00000</text:p>
          </table:table-cell>
          <table:table-cell table:formula="of:=[.G346]/[.$N$1]" office:value-type="float" office:value="0.0000491440568475452" calcext:value-type="float">
            <text:p>0.00005</text:p>
          </table:table-cell>
          <table:table-cell table:formula="of:=[.H346]/[.$N$1]" office:value-type="float" office:value="0.0319444444444444" calcext:value-type="float">
            <text:p>0.03194</text:p>
          </table:table-cell>
          <table:table-cell table:formula="of:=[.I346]/[.$N$1]" office:value-type="float" office:value="0.00809754521963824" calcext:value-type="float">
            <text:p>0.00810</text:p>
          </table:table-cell>
          <table:table-cell table:formula="of:=[.J346]/[.$N$1]" office:value-type="float" office:value="0" calcext:value-type="float">
            <text:p>0.00000</text:p>
          </table:table-cell>
          <table:table-cell table:formula="of:=SUM([.Q346:.W346])" office:value-type="float" office:value="0.205998756459948" calcext:value-type="float">
            <text:p>0.20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9" calcext:value-type="float">
            <text:p>0.17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5" calcext:value-type="float">
            <text:p>345</text:p>
          </table:table-cell>
          <table:table-cell office:value-type="float" office:value="127.6" calcext:value-type="float">
            <text:p>127.6</text:p>
          </table:table-cell>
          <table:table-cell office:value-type="float" office:value="0.1776" calcext:value-type="float">
            <text:p>0.1776</text:p>
          </table:table-cell>
          <table:table-cell office:value-type="float" office:value="66.51" calcext:value-type="float">
            <text:p>66.51</text:p>
          </table:table-cell>
          <table:table-cell office:value-type="float" office:value="35.6" calcext:value-type="float">
            <text:p>35.6</text:p>
          </table:table-cell>
          <table:table-cell office:value-type="float" office:value="0" calcext:value-type="float">
            <text:p>0</text:p>
          </table:table-cell>
          <table:table-cell office:value-type="float" office:value="0.03093" calcext:value-type="float">
            <text:p>0.03093</text:p>
          </table:table-cell>
          <table:table-cell office:value-type="float" office:value="20.59" calcext:value-type="float">
            <text:p>20.59</text:p>
          </table:table-cell>
          <table:table-cell office:value-type="float" office:value="4.67" calcext:value-type="float">
            <text:p>4.67</text:p>
          </table:table-cell>
          <table:table-cell office:value-type="float" office:value="0" calcext:value-type="float">
            <text:p>0</text:p>
          </table:table-cell>
          <table:table-cell office:value-type="float" office:value="0.1776" calcext:value-type="float">
            <text:p>0.177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5" calcext:value-type="float">
            <text:p>345</text:p>
          </table:table-cell>
          <table:table-cell table:formula="of:=[.B347]/[.$N$1]" office:value-type="float" office:value="0.206072351421189" calcext:value-type="float">
            <text:p>0.20607</text:p>
          </table:table-cell>
          <table:table-cell table:formula="of:=[.C347]/[.$N$1]" office:value-type="float" office:value="0.000286821705426357" calcext:value-type="float">
            <text:p>0.00029</text:p>
          </table:table-cell>
          <table:table-cell table:formula="of:=[.D347]/[.$N$1]" office:value-type="float" office:value="0.107412790697674" calcext:value-type="float">
            <text:p>0.10741</text:p>
          </table:table-cell>
          <table:table-cell table:formula="of:=[.E347]/[.$N$1]" office:value-type="float" office:value="0.0574935400516796" calcext:value-type="float">
            <text:p>0.05749</text:p>
          </table:table-cell>
          <table:table-cell table:formula="of:=[.F347]/[.$N$1]" office:value-type="float" office:value="0" calcext:value-type="float">
            <text:p>0.00000</text:p>
          </table:table-cell>
          <table:table-cell table:formula="of:=[.G347]/[.$N$1]" office:value-type="float" office:value="0.0000499515503875969" calcext:value-type="float">
            <text:p>0.00005</text:p>
          </table:table-cell>
          <table:table-cell table:formula="of:=[.H347]/[.$N$1]" office:value-type="float" office:value="0.0332525839793282" calcext:value-type="float">
            <text:p>0.03325</text:p>
          </table:table-cell>
          <table:table-cell table:formula="of:=[.I347]/[.$N$1]" office:value-type="float" office:value="0.00754198966408269" calcext:value-type="float">
            <text:p>0.00754</text:p>
          </table:table-cell>
          <table:table-cell table:formula="of:=[.J347]/[.$N$1]" office:value-type="float" office:value="0" calcext:value-type="float">
            <text:p>0.00000</text:p>
          </table:table-cell>
          <table:table-cell table:formula="of:=SUM([.Q347:.W347])" office:value-type="float" office:value="0.205750855943152" calcext:value-type="float">
            <text:p>0.20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76" calcext:value-type="float">
            <text:p>0.17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6" calcext:value-type="float">
            <text:p>346</text:p>
          </table:table-cell>
          <table:table-cell office:value-type="float" office:value="125.9" calcext:value-type="float">
            <text:p>125.9</text:p>
          </table:table-cell>
          <table:table-cell office:value-type="float" office:value="0.1859" calcext:value-type="float">
            <text:p>0.1859</text:p>
          </table:table-cell>
          <table:table-cell office:value-type="float" office:value="66.21" calcext:value-type="float">
            <text:p>66.21</text:p>
          </table:table-cell>
          <table:table-cell office:value-type="float" office:value="35.54" calcext:value-type="float">
            <text:p>35.54</text:p>
          </table:table-cell>
          <table:table-cell office:value-type="float" office:value="0" calcext:value-type="float">
            <text:p>0</text:p>
          </table:table-cell>
          <table:table-cell office:value-type="float" office:value="0.03026" calcext:value-type="float">
            <text:p>0.03026</text:p>
          </table:table-cell>
          <table:table-cell office:value-type="float" office:value="19.25" calcext:value-type="float">
            <text:p>19.25</text:p>
          </table:table-cell>
          <table:table-cell office:value-type="float" office:value="4.713" calcext:value-type="float">
            <text:p>4.713</text:p>
          </table:table-cell>
          <table:table-cell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6" calcext:value-type="float">
            <text:p>346</text:p>
          </table:table-cell>
          <table:table-cell table:formula="of:=[.B348]/[.$N$1]" office:value-type="float" office:value="0.203326873385013" calcext:value-type="float">
            <text:p>0.20333</text:p>
          </table:table-cell>
          <table:table-cell table:formula="of:=[.C348]/[.$N$1]" office:value-type="float" office:value="0.000300226098191214" calcext:value-type="float">
            <text:p>0.00030</text:p>
          </table:table-cell>
          <table:table-cell table:formula="of:=[.D348]/[.$N$1]" office:value-type="float" office:value="0.106928294573643" calcext:value-type="float">
            <text:p>0.10693</text:p>
          </table:table-cell>
          <table:table-cell table:formula="of:=[.E348]/[.$N$1]" office:value-type="float" office:value="0.0573966408268734" calcext:value-type="float">
            <text:p>0.05740</text:p>
          </table:table-cell>
          <table:table-cell table:formula="of:=[.F348]/[.$N$1]" office:value-type="float" office:value="0" calcext:value-type="float">
            <text:p>0.00000</text:p>
          </table:table-cell>
          <table:table-cell table:formula="of:=[.G348]/[.$N$1]" office:value-type="float" office:value="0.0000488695090439276" calcext:value-type="float">
            <text:p>0.00005</text:p>
          </table:table-cell>
          <table:table-cell table:formula="of:=[.H348]/[.$N$1]" office:value-type="float" office:value="0.0310885012919897" calcext:value-type="float">
            <text:p>0.03109</text:p>
          </table:table-cell>
          <table:table-cell table:formula="of:=[.I348]/[.$N$1]" office:value-type="float" office:value="0.00761143410852713" calcext:value-type="float">
            <text:p>0.00761</text:p>
          </table:table-cell>
          <table:table-cell table:formula="of:=[.J348]/[.$N$1]" office:value-type="float" office:value="0" calcext:value-type="float">
            <text:p>0.00000</text:p>
          </table:table-cell>
          <table:table-cell table:formula="of:=SUM([.Q348:.W348])" office:value-type="float" office:value="0.203073740310078" calcext:value-type="float">
            <text:p>0.20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9" calcext:value-type="float">
            <text:p>0.18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7" calcext:value-type="float">
            <text:p>347</text:p>
          </table:table-cell>
          <table:table-cell office:value-type="float" office:value="125.1" calcext:value-type="float">
            <text:p>125.1</text:p>
          </table:table-cell>
          <table:table-cell office:value-type="float" office:value="0.1734" calcext:value-type="float">
            <text:p>0.1734</text:p>
          </table:table-cell>
          <table:table-cell office:value-type="float" office:value="65.79" calcext:value-type="float">
            <text:p>65.79</text:p>
          </table:table-cell>
          <table:table-cell office:value-type="float" office:value="35.05" calcext:value-type="float">
            <text:p>35.05</text:p>
          </table:table-cell>
          <table:table-cell office:value-type="float" office:value="0" calcext:value-type="float">
            <text:p>0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19.32" calcext:value-type="float">
            <text:p>19.32</text:p>
          </table:table-cell>
          <table:table-cell office:value-type="float" office:value="4.718" calcext:value-type="float">
            <text:p>4.718</text:p>
          </table:table-cell>
          <table:table-cell office:value-type="float" office:value="0" calcext:value-type="float">
            <text:p>0</text:p>
          </table:table-cell>
          <table:table-cell office:value-type="float" office:value="0.1734" calcext:value-type="float">
            <text:p>0.17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7" calcext:value-type="float">
            <text:p>347</text:p>
          </table:table-cell>
          <table:table-cell table:formula="of:=[.B349]/[.$N$1]" office:value-type="float" office:value="0.20203488372093" calcext:value-type="float">
            <text:p>0.20203</text:p>
          </table:table-cell>
          <table:table-cell table:formula="of:=[.C349]/[.$N$1]" office:value-type="float" office:value="0.000280038759689922" calcext:value-type="float">
            <text:p>0.00028</text:p>
          </table:table-cell>
          <table:table-cell table:formula="of:=[.D349]/[.$N$1]" office:value-type="float" office:value="0.10625" calcext:value-type="float">
            <text:p>0.10625</text:p>
          </table:table-cell>
          <table:table-cell table:formula="of:=[.E349]/[.$N$1]" office:value-type="float" office:value="0.0566052971576227" calcext:value-type="float">
            <text:p>0.05661</text:p>
          </table:table-cell>
          <table:table-cell table:formula="of:=[.F349]/[.$N$1]" office:value-type="float" office:value="0" calcext:value-type="float">
            <text:p>0.00000</text:p>
          </table:table-cell>
          <table:table-cell table:formula="of:=[.G349]/[.$N$1]" office:value-type="float" office:value="0.0000450419896640827" calcext:value-type="float">
            <text:p>0.00005</text:p>
          </table:table-cell>
          <table:table-cell table:formula="of:=[.H349]/[.$N$1]" office:value-type="float" office:value="0.0312015503875969" calcext:value-type="float">
            <text:p>0.03120</text:p>
          </table:table-cell>
          <table:table-cell table:formula="of:=[.I349]/[.$N$1]" office:value-type="float" office:value="0.00761950904392765" calcext:value-type="float">
            <text:p>0.00762</text:p>
          </table:table-cell>
          <table:table-cell table:formula="of:=[.J349]/[.$N$1]" office:value-type="float" office:value="0" calcext:value-type="float">
            <text:p>0.00000</text:p>
          </table:table-cell>
          <table:table-cell table:formula="of:=SUM([.Q349:.W349])" office:value-type="float" office:value="0.201721398578811" calcext:value-type="float">
            <text:p>0.2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34" calcext:value-type="float">
            <text:p>0.1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8" calcext:value-type="float">
            <text:p>348</text:p>
          </table:table-cell>
          <table:table-cell office:value-type="float" office:value="122.5" calcext:value-type="float">
            <text:p>122.5</text:p>
          </table:table-cell>
          <table:table-cell office:value-type="float" office:value="0.175" calcext:value-type="float">
            <text:p>0.175</text:p>
          </table:table-cell>
          <table:table-cell office:value-type="float" office:value="64.51" calcext:value-type="float">
            <text:p>64.51</text:p>
          </table:table-cell>
          <table:table-cell office:value-type="float" office:value="33.93" calcext:value-type="float">
            <text:p>33.93</text:p>
          </table:table-cell>
          <table:table-cell office:value-type="float" office:value="0" calcext:value-type="float">
            <text:p>0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19.09" calcext:value-type="float">
            <text:p>19.09</text:p>
          </table:table-cell>
          <table:table-cell office:value-type="float" office:value="4.746" calcext:value-type="float">
            <text:p>4.746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8" calcext:value-type="float">
            <text:p>348</text:p>
          </table:table-cell>
          <table:table-cell table:formula="of:=[.B350]/[.$N$1]" office:value-type="float" office:value="0.197835917312661" calcext:value-type="float">
            <text:p>0.19784</text:p>
          </table:table-cell>
          <table:table-cell table:formula="of:=[.C350]/[.$N$1]" office:value-type="float" office:value="0.000282622739018088" calcext:value-type="float">
            <text:p>0.00028</text:p>
          </table:table-cell>
          <table:table-cell table:formula="of:=[.D350]/[.$N$1]" office:value-type="float" office:value="0.104182816537468" calcext:value-type="float">
            <text:p>0.10418</text:p>
          </table:table-cell>
          <table:table-cell table:formula="of:=[.E350]/[.$N$1]" office:value-type="float" office:value="0.054796511627907" calcext:value-type="float">
            <text:p>0.05480</text:p>
          </table:table-cell>
          <table:table-cell table:formula="of:=[.F350]/[.$N$1]" office:value-type="float" office:value="0" calcext:value-type="float">
            <text:p>0.00000</text:p>
          </table:table-cell>
          <table:table-cell table:formula="of:=[.G350]/[.$N$1]" office:value-type="float" office:value="0.0000450258397932817" calcext:value-type="float">
            <text:p>0.00005</text:p>
          </table:table-cell>
          <table:table-cell table:formula="of:=[.H350]/[.$N$1]" office:value-type="float" office:value="0.0308301033591731" calcext:value-type="float">
            <text:p>0.03083</text:p>
          </table:table-cell>
          <table:table-cell table:formula="of:=[.I350]/[.$N$1]" office:value-type="float" office:value="0.00766472868217054" calcext:value-type="float">
            <text:p>0.00766</text:p>
          </table:table-cell>
          <table:table-cell table:formula="of:=[.J350]/[.$N$1]" office:value-type="float" office:value="0" calcext:value-type="float">
            <text:p>0.00000</text:p>
          </table:table-cell>
          <table:table-cell table:formula="of:=SUM([.Q350:.W350])" office:value-type="float" office:value="0.197519186046512" calcext:value-type="float">
            <text:p>0.19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49" calcext:value-type="float">
            <text:p>349</text:p>
          </table:table-cell>
          <table:table-cell office:value-type="float" office:value="120.9" calcext:value-type="float">
            <text:p>120.9</text:p>
          </table:table-cell>
          <table:table-cell office:value-type="float" office:value="0.1607" calcext:value-type="float">
            <text:p>0.1607</text:p>
          </table:table-cell>
          <table:table-cell office:value-type="float" office:value="63.01" calcext:value-type="float">
            <text:p>63.01</text:p>
          </table:table-cell>
          <table:table-cell office:value-type="float" office:value="33.95" calcext:value-type="float">
            <text:p>33.95</text:p>
          </table:table-cell>
          <table:table-cell office:value-type="float" office:value="0" calcext:value-type="float">
            <text:p>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9.31" calcext:value-type="float">
            <text:p>19.31</text:p>
          </table:table-cell>
          <table:table-cell office:value-type="float" office:value="4.406" calcext:value-type="float">
            <text:p>4.406</text:p>
          </table:table-cell>
          <table:table-cell office:value-type="float" office:value="0" calcext:value-type="float">
            <text:p>0</text:p>
          </table:table-cell>
          <table:table-cell office:value-type="float" office:value="0.1607" calcext:value-type="float">
            <text:p>0.16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49" calcext:value-type="float">
            <text:p>349</text:p>
          </table:table-cell>
          <table:table-cell table:formula="of:=[.B351]/[.$N$1]" office:value-type="float" office:value="0.195251937984496" calcext:value-type="float">
            <text:p>0.19525</text:p>
          </table:table-cell>
          <table:table-cell table:formula="of:=[.C351]/[.$N$1]" office:value-type="float" office:value="0.00025952842377261" calcext:value-type="float">
            <text:p>0.00026</text:p>
          </table:table-cell>
          <table:table-cell table:formula="of:=[.D351]/[.$N$1]" office:value-type="float" office:value="0.101760335917313" calcext:value-type="float">
            <text:p>0.10176</text:p>
          </table:table-cell>
          <table:table-cell table:formula="of:=[.E351]/[.$N$1]" office:value-type="float" office:value="0.054828811369509" calcext:value-type="float">
            <text:p>0.05483</text:p>
          </table:table-cell>
          <table:table-cell table:formula="of:=[.F351]/[.$N$1]" office:value-type="float" office:value="0" calcext:value-type="float">
            <text:p>0.00000</text:p>
          </table:table-cell>
          <table:table-cell table:formula="of:=[.G351]/[.$N$1]" office:value-type="float" office:value="0.0000475129198966408" calcext:value-type="float">
            <text:p>0.00005</text:p>
          </table:table-cell>
          <table:table-cell table:formula="of:=[.H351]/[.$N$1]" office:value-type="float" office:value="0.0311854005167959" calcext:value-type="float">
            <text:p>0.03119</text:p>
          </table:table-cell>
          <table:table-cell table:formula="of:=[.I351]/[.$N$1]" office:value-type="float" office:value="0.0071156330749354" calcext:value-type="float">
            <text:p>0.00712</text:p>
          </table:table-cell>
          <table:table-cell table:formula="of:=[.J351]/[.$N$1]" office:value-type="float" office:value="0" calcext:value-type="float">
            <text:p>0.00000</text:p>
          </table:table-cell>
          <table:table-cell table:formula="of:=SUM([.Q351:.W351])" office:value-type="float" office:value="0.19493769379845" calcext:value-type="float">
            <text:p>0.19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07" calcext:value-type="float">
            <text:p>0.16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0" calcext:value-type="float">
            <text:p>350</text:p>
          </table:table-cell>
          <table:table-cell office:value-type="float" office:value="120.4" calcext:value-type="float">
            <text:p>120.4</text:p>
          </table:table-cell>
          <table:table-cell office:value-type="float" office:value="0.172" calcext:value-type="float">
            <text:p>0.172</text:p>
          </table:table-cell>
          <table:table-cell office:value-type="float" office:value="61.44" calcext:value-type="float">
            <text:p>61.44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18.96" calcext:value-type="float">
            <text:p>18.96</text:p>
          </table:table-cell>
          <table:table-cell office:value-type="float" office:value="4.753" calcext:value-type="float">
            <text:p>4.753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0" calcext:value-type="float">
            <text:p>350</text:p>
          </table:table-cell>
          <table:table-cell table:formula="of:=[.B352]/[.$N$1]" office:value-type="float" office:value="0.194444444444444" calcext:value-type="float">
            <text:p>0.19444</text:p>
          </table:table-cell>
          <table:table-cell table:formula="of:=[.C352]/[.$N$1]" office:value-type="float" office:value="0.000277777777777778" calcext:value-type="float">
            <text:p>0.00028</text:p>
          </table:table-cell>
          <table:table-cell table:formula="of:=[.D352]/[.$N$1]" office:value-type="float" office:value="0.0992248062015504" calcext:value-type="float">
            <text:p>0.09922</text:p>
          </table:table-cell>
          <table:table-cell table:formula="of:=[.E352]/[.$N$1]" office:value-type="float" office:value="0.0566860465116279" calcext:value-type="float">
            <text:p>0.05669</text:p>
          </table:table-cell>
          <table:table-cell table:formula="of:=[.F352]/[.$N$1]" office:value-type="float" office:value="0" calcext:value-type="float">
            <text:p>0.00000</text:p>
          </table:table-cell>
          <table:table-cell table:formula="of:=[.G352]/[.$N$1]" office:value-type="float" office:value="0.0000431363049095607" calcext:value-type="float">
            <text:p>0.00004</text:p>
          </table:table-cell>
          <table:table-cell table:formula="of:=[.H352]/[.$N$1]" office:value-type="float" office:value="0.0306201550387597" calcext:value-type="float">
            <text:p>0.03062</text:p>
          </table:table-cell>
          <table:table-cell table:formula="of:=[.I352]/[.$N$1]" office:value-type="float" office:value="0.00767603359173127" calcext:value-type="float">
            <text:p>0.00768</text:p>
          </table:table-cell>
          <table:table-cell table:formula="of:=[.J352]/[.$N$1]" office:value-type="float" office:value="0" calcext:value-type="float">
            <text:p>0.00000</text:p>
          </table:table-cell>
          <table:table-cell table:formula="of:=SUM([.Q352:.W352])" office:value-type="float" office:value="0.194250177648579" calcext:value-type="float">
            <text:p>0.19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1" calcext:value-type="float">
            <text:p>351</text:p>
          </table:table-cell>
          <table:table-cell office:value-type="float" office:value="119.6" calcext:value-type="float">
            <text:p>119.6</text:p>
          </table:table-cell>
          <table:table-cell office:value-type="float" office:value="0.1513" calcext:value-type="float">
            <text:p>0.1513</text:p>
          </table:table-cell>
          <table:table-cell office:value-type="float" office:value="60.44" calcext:value-type="float">
            <text:p>60.44</text:p>
          </table:table-cell>
          <table:table-cell office:value-type="float" office:value="34.72" calcext:value-type="float">
            <text:p>34.72</text:p>
          </table:table-cell>
          <table:table-cell office:value-type="float" office:value="0" calcext:value-type="float">
            <text:p>0</text:p>
          </table:table-cell>
          <table:table-cell office:value-type="float" office:value="0.02866" calcext:value-type="float">
            <text:p>0.02866</text:p>
          </table:table-cell>
          <table:table-cell office:value-type="float" office:value="19.73" calcext:value-type="float">
            <text:p>19.73</text:p>
          </table:table-cell>
          <table:table-cell office:value-type="float" office:value="4.577" calcext:value-type="float">
            <text:p>4.577</text:p>
          </table:table-cell>
          <table:table-cell office:value-type="float" office:value="0" calcext:value-type="float">
            <text:p>0</text:p>
          </table:table-cell>
          <table:table-cell office:value-type="float" office:value="0.1513" calcext:value-type="float">
            <text:p>0.151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1" calcext:value-type="float">
            <text:p>351</text:p>
          </table:table-cell>
          <table:table-cell table:formula="of:=[.B353]/[.$N$1]" office:value-type="float" office:value="0.193152454780362" calcext:value-type="float">
            <text:p>0.19315</text:p>
          </table:table-cell>
          <table:table-cell table:formula="of:=[.C353]/[.$N$1]" office:value-type="float" office:value="0.000244347545219638" calcext:value-type="float">
            <text:p>0.00024</text:p>
          </table:table-cell>
          <table:table-cell table:formula="of:=[.D353]/[.$N$1]" office:value-type="float" office:value="0.097609819121447" calcext:value-type="float">
            <text:p>0.09761</text:p>
          </table:table-cell>
          <table:table-cell table:formula="of:=[.E353]/[.$N$1]" office:value-type="float" office:value="0.0560723514211886" calcext:value-type="float">
            <text:p>0.05607</text:p>
          </table:table-cell>
          <table:table-cell table:formula="of:=[.F353]/[.$N$1]" office:value-type="float" office:value="0" calcext:value-type="float">
            <text:p>0.00000</text:p>
          </table:table-cell>
          <table:table-cell table:formula="of:=[.G353]/[.$N$1]" office:value-type="float" office:value="0.0000462855297157623" calcext:value-type="float">
            <text:p>0.00005</text:p>
          </table:table-cell>
          <table:table-cell table:formula="of:=[.H353]/[.$N$1]" office:value-type="float" office:value="0.0318636950904393" calcext:value-type="float">
            <text:p>0.03186</text:p>
          </table:table-cell>
          <table:table-cell table:formula="of:=[.I353]/[.$N$1]" office:value-type="float" office:value="0.00739179586563307" calcext:value-type="float">
            <text:p>0.00739</text:p>
          </table:table-cell>
          <table:table-cell table:formula="of:=[.J353]/[.$N$1]" office:value-type="float" office:value="0" calcext:value-type="float">
            <text:p>0.00000</text:p>
          </table:table-cell>
          <table:table-cell table:formula="of:=SUM([.Q353:.W353])" office:value-type="float" office:value="0.192983947028424" calcext:value-type="float">
            <text:p>0.19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3" calcext:value-type="float">
            <text:p>0.15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2" calcext:value-type="float">
            <text:p>352</text:p>
          </table:table-cell>
          <table:table-cell office:value-type="float" office:value="118.5" calcext:value-type="float">
            <text:p>118.5</text:p>
          </table:table-cell>
          <table:table-cell office:value-type="float" office:value="0.141" calcext:value-type="float">
            <text:p>0.141</text:p>
          </table:table-cell>
          <table:table-cell office:value-type="float" office:value="60.33" calcext:value-type="float">
            <text:p>60.33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office:value-type="float" office:value="0.02928" calcext:value-type="float">
            <text:p>0.02928</text:p>
          </table:table-cell>
          <table:table-cell office:value-type="float" office:value="18.8" calcext:value-type="float">
            <text:p>18.8</text:p>
          </table:table-cell>
          <table:table-cell office:value-type="float" office:value="4.735" calcext:value-type="float">
            <text:p>4.735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2" calcext:value-type="float">
            <text:p>352</text:p>
          </table:table-cell>
          <table:table-cell table:formula="of:=[.B354]/[.$N$1]" office:value-type="float" office:value="0.191375968992248" calcext:value-type="float">
            <text:p>0.19138</text:p>
          </table:table-cell>
          <table:table-cell table:formula="of:=[.C354]/[.$N$1]" office:value-type="float" office:value="0.000227713178294574" calcext:value-type="float">
            <text:p>0.00023</text:p>
          </table:table-cell>
          <table:table-cell table:formula="of:=[.D354]/[.$N$1]" office:value-type="float" office:value="0.0974321705426356" calcext:value-type="float">
            <text:p>0.09743</text:p>
          </table:table-cell>
          <table:table-cell table:formula="of:=[.E354]/[.$N$1]" office:value-type="float" office:value="0.0556847545219638" calcext:value-type="float">
            <text:p>0.05568</text:p>
          </table:table-cell>
          <table:table-cell table:formula="of:=[.F354]/[.$N$1]" office:value-type="float" office:value="0" calcext:value-type="float">
            <text:p>0.00000</text:p>
          </table:table-cell>
          <table:table-cell table:formula="of:=[.G354]/[.$N$1]" office:value-type="float" office:value="0.0000472868217054264" calcext:value-type="float">
            <text:p>0.00005</text:p>
          </table:table-cell>
          <table:table-cell table:formula="of:=[.H354]/[.$N$1]" office:value-type="float" office:value="0.0303617571059432" calcext:value-type="float">
            <text:p>0.03036</text:p>
          </table:table-cell>
          <table:table-cell table:formula="of:=[.I354]/[.$N$1]" office:value-type="float" office:value="0.00764696382428941" calcext:value-type="float">
            <text:p>0.00765</text:p>
          </table:table-cell>
          <table:table-cell table:formula="of:=[.J354]/[.$N$1]" office:value-type="float" office:value="0" calcext:value-type="float">
            <text:p>0.00000</text:p>
          </table:table-cell>
          <table:table-cell table:formula="of:=SUM([.Q354:.W354])" office:value-type="float" office:value="0.191172932816537" calcext:value-type="float">
            <text:p>0.19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3" calcext:value-type="float">
            <text:p>353</text:p>
          </table:table-cell>
          <table:table-cell office:value-type="float" office:value="115.1" calcext:value-type="float">
            <text:p>115.1</text:p>
          </table:table-cell>
          <table:table-cell office:value-type="float" office:value="0.1504" calcext:value-type="float">
            <text:p>0.1504</text:p>
          </table:table-cell>
          <table:table-cell office:value-type="float" office:value="58.12" calcext:value-type="float">
            <text:p>58.12</text:p>
          </table:table-cell>
          <table:table-cell office:value-type="float" office:value="33.77" calcext:value-type="float">
            <text:p>33.77</text:p>
          </table:table-cell>
          <table:table-cell office:value-type="float" office:value="0" calcext:value-type="float">
            <text:p>0</text:p>
          </table:table-cell>
          <table:table-cell office:value-type="float" office:value="0.02942" calcext:value-type="float">
            <text:p>0.02942</text:p>
          </table:table-cell>
          <table:table-cell office:value-type="float" office:value="18.64" calcext:value-type="float">
            <text:p>18.64</text:p>
          </table:table-cell>
          <table:table-cell office:value-type="float" office:value="4.404" calcext:value-type="float">
            <text:p>4.404</text:p>
          </table:table-cell>
          <table:table-cell office:value-type="float" office:value="0" calcext:value-type="float">
            <text:p>0</text:p>
          </table:table-cell>
          <table:table-cell office:value-type="float" office:value="0.1504" calcext:value-type="float">
            <text:p>0.150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3" calcext:value-type="float">
            <text:p>353</text:p>
          </table:table-cell>
          <table:table-cell table:formula="of:=[.B355]/[.$N$1]" office:value-type="float" office:value="0.185885012919897" calcext:value-type="float">
            <text:p>0.18589</text:p>
          </table:table-cell>
          <table:table-cell table:formula="of:=[.C355]/[.$N$1]" office:value-type="float" office:value="0.000242894056847545" calcext:value-type="float">
            <text:p>0.00024</text:p>
          </table:table-cell>
          <table:table-cell table:formula="of:=[.D355]/[.$N$1]" office:value-type="float" office:value="0.0938630490956072" calcext:value-type="float">
            <text:p>0.09386</text:p>
          </table:table-cell>
          <table:table-cell table:formula="of:=[.E355]/[.$N$1]" office:value-type="float" office:value="0.0545381136950904" calcext:value-type="float">
            <text:p>0.05454</text:p>
          </table:table-cell>
          <table:table-cell table:formula="of:=[.F355]/[.$N$1]" office:value-type="float" office:value="0" calcext:value-type="float">
            <text:p>0.00000</text:p>
          </table:table-cell>
          <table:table-cell table:formula="of:=[.G355]/[.$N$1]" office:value-type="float" office:value="0.0000475129198966408" calcext:value-type="float">
            <text:p>0.00005</text:p>
          </table:table-cell>
          <table:table-cell table:formula="of:=[.H355]/[.$N$1]" office:value-type="float" office:value="0.0301033591731266" calcext:value-type="float">
            <text:p>0.03010</text:p>
          </table:table-cell>
          <table:table-cell table:formula="of:=[.I355]/[.$N$1]" office:value-type="float" office:value="0.00711240310077519" calcext:value-type="float">
            <text:p>0.00711</text:p>
          </table:table-cell>
          <table:table-cell table:formula="of:=[.J355]/[.$N$1]" office:value-type="float" office:value="0" calcext:value-type="float">
            <text:p>0.00000</text:p>
          </table:table-cell>
          <table:table-cell table:formula="of:=SUM([.Q355:.W355])" office:value-type="float" office:value="0.185664437984496" calcext:value-type="float">
            <text:p>0.1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04" calcext:value-type="float">
            <text:p>0.15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4" calcext:value-type="float">
            <text:p>354</text:p>
          </table:table-cell>
          <table:table-cell office:value-type="float" office:value="112.3" calcext:value-type="float">
            <text:p>112.3</text:p>
          </table:table-cell>
          <table:table-cell office:value-type="float" office:value="0.1405" calcext:value-type="float">
            <text:p>0.1405</text:p>
          </table:table-cell>
          <table:table-cell office:value-type="float" office:value="56.9" calcext:value-type="float">
            <text:p>56.9</text:p>
          </table:table-cell>
          <table:table-cell office:value-type="float" office:value="33.01" calcext:value-type="float">
            <text:p>33.01</text:p>
          </table:table-cell>
          <table:table-cell office:value-type="float" office:value="0" calcext:value-type="float">
            <text:p>0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17.72" calcext:value-type="float">
            <text:p>17.72</text:p>
          </table:table-cell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4" calcext:value-type="float">
            <text:p>354</text:p>
          </table:table-cell>
          <table:table-cell table:formula="of:=[.B356]/[.$N$1]" office:value-type="float" office:value="0.181363049095607" calcext:value-type="float">
            <text:p>0.18136</text:p>
          </table:table-cell>
          <table:table-cell table:formula="of:=[.C356]/[.$N$1]" office:value-type="float" office:value="0.000226905684754522" calcext:value-type="float">
            <text:p>0.00023</text:p>
          </table:table-cell>
          <table:table-cell table:formula="of:=[.D356]/[.$N$1]" office:value-type="float" office:value="0.0918927648578811" calcext:value-type="float">
            <text:p>0.09189</text:p>
          </table:table-cell>
          <table:table-cell table:formula="of:=[.E356]/[.$N$1]" office:value-type="float" office:value="0.0533107235142119" calcext:value-type="float">
            <text:p>0.05331</text:p>
          </table:table-cell>
          <table:table-cell table:formula="of:=[.F356]/[.$N$1]" office:value-type="float" office:value="0" calcext:value-type="float">
            <text:p>0.00000</text:p>
          </table:table-cell>
          <table:table-cell table:formula="of:=[.G356]/[.$N$1]" office:value-type="float" office:value="0.0000416828165374677" calcext:value-type="float">
            <text:p>0.00004</text:p>
          </table:table-cell>
          <table:table-cell table:formula="of:=[.H356]/[.$N$1]" office:value-type="float" office:value="0.0286175710594315" calcext:value-type="float">
            <text:p>0.02862</text:p>
          </table:table-cell>
          <table:table-cell table:formula="of:=[.I356]/[.$N$1]" office:value-type="float" office:value="0.00720284237726098" calcext:value-type="float">
            <text:p>0.00720</text:p>
          </table:table-cell>
          <table:table-cell table:formula="of:=[.J356]/[.$N$1]" office:value-type="float" office:value="0" calcext:value-type="float">
            <text:p>0.00000</text:p>
          </table:table-cell>
          <table:table-cell table:formula="of:=SUM([.Q356:.W356])" office:value-type="float" office:value="0.181065584625323" calcext:value-type="float">
            <text:p>0.18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5" calcext:value-type="float">
            <text:p>0.14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5" calcext:value-type="float">
            <text:p>355</text:p>
          </table:table-cell>
          <table:table-cell office:value-type="float" office:value="110.8" calcext:value-type="float">
            <text:p>110.8</text:p>
          </table:table-cell>
          <table:table-cell office:value-type="float" office:value="0.1524" calcext:value-type="float">
            <text:p>0.1524</text:p>
          </table:table-cell>
          <table:table-cell office:value-type="float" office:value="54.29" calcext:value-type="float">
            <text:p>54.29</text:p>
          </table:table-cell>
          <table:table-cell office:value-type="float" office:value="33.41" calcext:value-type="float">
            <text:p>33.41</text:p>
          </table:table-cell>
          <table:table-cell office:value-type="float" office:value="0" calcext:value-type="float">
            <text:p>0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18.11" calcext:value-type="float">
            <text:p>18.11</text:p>
          </table:table-cell>
          <table:table-cell office:value-type="float" office:value="4.845" calcext:value-type="float">
            <text:p>4.845</text:p>
          </table:table-cell>
          <table:table-cell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5" calcext:value-type="float">
            <text:p>355</text:p>
          </table:table-cell>
          <table:table-cell table:formula="of:=[.B357]/[.$N$1]" office:value-type="float" office:value="0.178940568475452" calcext:value-type="float">
            <text:p>0.17894</text:p>
          </table:table-cell>
          <table:table-cell table:formula="of:=[.C357]/[.$N$1]" office:value-type="float" office:value="0.000246124031007752" calcext:value-type="float">
            <text:p>0.00025</text:p>
          </table:table-cell>
          <table:table-cell table:formula="of:=[.D357]/[.$N$1]" office:value-type="float" office:value="0.0876776485788114" calcext:value-type="float">
            <text:p>0.08768</text:p>
          </table:table-cell>
          <table:table-cell table:formula="of:=[.E357]/[.$N$1]" office:value-type="float" office:value="0.0539567183462532" calcext:value-type="float">
            <text:p>0.05396</text:p>
          </table:table-cell>
          <table:table-cell table:formula="of:=[.F357]/[.$N$1]" office:value-type="float" office:value="0" calcext:value-type="float">
            <text:p>0.00000</text:p>
          </table:table-cell>
          <table:table-cell table:formula="of:=[.G357]/[.$N$1]" office:value-type="float" office:value="0.0000430717054263566" calcext:value-type="float">
            <text:p>0.00004</text:p>
          </table:table-cell>
          <table:table-cell table:formula="of:=[.H357]/[.$N$1]" office:value-type="float" office:value="0.0292474160206718" calcext:value-type="float">
            <text:p>0.02925</text:p>
          </table:table-cell>
          <table:table-cell table:formula="of:=[.I357]/[.$N$1]" office:value-type="float" office:value="0.00782461240310078" calcext:value-type="float">
            <text:p>0.00782</text:p>
          </table:table-cell>
          <table:table-cell table:formula="of:=[.J357]/[.$N$1]" office:value-type="float" office:value="0" calcext:value-type="float">
            <text:p>0.00000</text:p>
          </table:table-cell>
          <table:table-cell table:formula="of:=SUM([.Q357:.W357])" office:value-type="float" office:value="0.178749467054264" calcext:value-type="float">
            <text:p>0.17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4" calcext:value-type="float">
            <text:p>0.15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6" calcext:value-type="float">
            <text:p>356</text:p>
          </table:table-cell>
          <table:table-cell office:value-type="float" office:value="108.8" calcext:value-type="float">
            <text:p>108.8</text:p>
          </table:table-cell>
          <table:table-cell office:value-type="float" office:value="0.1188" calcext:value-type="float">
            <text:p>0.1188</text:p>
          </table:table-cell>
          <table:table-cell office:value-type="float" office:value="52.48" calcext:value-type="float">
            <text:p>52.48</text:p>
          </table:table-cell>
          <table:table-cell office:value-type="float" office:value="33.39" calcext:value-type="float">
            <text:p>33.39</text:p>
          </table:table-cell>
          <table:table-cell office:value-type="float" office:value="0" calcext:value-type="float">
            <text:p>0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18.41" calcext:value-type="float">
            <text:p>18.41</text:p>
          </table:table-cell>
          <table:table-cell office:value-type="float" office:value="4.339" calcext:value-type="float">
            <text:p>4.339</text:p>
          </table:table-cell>
          <table:table-cell office:value-type="float" office:value="0" calcext:value-type="float">
            <text:p>0</text:p>
          </table:table-cell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6" calcext:value-type="float">
            <text:p>356</text:p>
          </table:table-cell>
          <table:table-cell table:formula="of:=[.B358]/[.$N$1]" office:value-type="float" office:value="0.175710594315245" calcext:value-type="float">
            <text:p>0.17571</text:p>
          </table:table-cell>
          <table:table-cell table:formula="of:=[.C358]/[.$N$1]" office:value-type="float" office:value="0.000191860465116279" calcext:value-type="float">
            <text:p>0.00019</text:p>
          </table:table-cell>
          <table:table-cell table:formula="of:=[.D358]/[.$N$1]" office:value-type="float" office:value="0.0847545219638243" calcext:value-type="float">
            <text:p>0.08475</text:p>
          </table:table-cell>
          <table:table-cell table:formula="of:=[.E358]/[.$N$1]" office:value-type="float" office:value="0.0539244186046512" calcext:value-type="float">
            <text:p>0.05392</text:p>
          </table:table-cell>
          <table:table-cell table:formula="of:=[.F358]/[.$N$1]" office:value-type="float" office:value="0" calcext:value-type="float">
            <text:p>0.00000</text:p>
          </table:table-cell>
          <table:table-cell table:formula="of:=[.G358]/[.$N$1]" office:value-type="float" office:value="0.0000385335917312661" calcext:value-type="float">
            <text:p>0.00004</text:p>
          </table:table-cell>
          <table:table-cell table:formula="of:=[.H358]/[.$N$1]" office:value-type="float" office:value="0.0297319121447028" calcext:value-type="float">
            <text:p>0.02973</text:p>
          </table:table-cell>
          <table:table-cell table:formula="of:=[.I358]/[.$N$1]" office:value-type="float" office:value="0.00700742894056848" calcext:value-type="float">
            <text:p>0.00701</text:p>
          </table:table-cell>
          <table:table-cell table:formula="of:=[.J358]/[.$N$1]" office:value-type="float" office:value="0" calcext:value-type="float">
            <text:p>0.00000</text:p>
          </table:table-cell>
          <table:table-cell table:formula="of:=SUM([.Q358:.W358])" office:value-type="float" office:value="0.175456815245478" calcext:value-type="float">
            <text:p>0.17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8" calcext:value-type="float">
            <text:p>0.11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7" calcext:value-type="float">
            <text:p>357</text:p>
          </table:table-cell>
          <table:table-cell office:value-type="float" office:value="105.8" calcext:value-type="float">
            <text:p>105.8</text:p>
          </table:table-cell>
          <table:table-cell office:value-type="float" office:value="0.1258" calcext:value-type="float">
            <text:p>0.1258</text:p>
          </table:table-cell>
          <table:table-cell office:value-type="float" office:value="50.49" calcext:value-type="float">
            <text:p>50.49</text:p>
          </table:table-cell>
          <table:table-cell office:value-type="float" office:value="32.58" calcext:value-type="float">
            <text:p>32.58</text:p>
          </table:table-cell>
          <table:table-cell office:value-type="float" office:value="0" calcext:value-type="float">
            <text:p>0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18.27" calcext:value-type="float">
            <text:p>18.27</text:p>
          </table:table-cell>
          <table:table-cell office:value-type="float" office:value="4.359" calcext:value-type="float">
            <text:p>4.359</text:p>
          </table:table-cell>
          <table:table-cell office:value-type="float" office:value="0" calcext:value-type="float">
            <text:p>0</text:p>
          </table:table-cell>
          <table:table-cell office:value-type="float" office:value="0.1258" calcext:value-type="float">
            <text:p>0.125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7" calcext:value-type="float">
            <text:p>357</text:p>
          </table:table-cell>
          <table:table-cell table:formula="of:=[.B359]/[.$N$1]" office:value-type="float" office:value="0.170865633074935" calcext:value-type="float">
            <text:p>0.17087</text:p>
          </table:table-cell>
          <table:table-cell table:formula="of:=[.C359]/[.$N$1]" office:value-type="float" office:value="0.000203165374677003" calcext:value-type="float">
            <text:p>0.00020</text:p>
          </table:table-cell>
          <table:table-cell table:formula="of:=[.D359]/[.$N$1]" office:value-type="float" office:value="0.0815406976744186" calcext:value-type="float">
            <text:p>0.08154</text:p>
          </table:table-cell>
          <table:table-cell table:formula="of:=[.E359]/[.$N$1]" office:value-type="float" office:value="0.0526162790697674" calcext:value-type="float">
            <text:p>0.05262</text:p>
          </table:table-cell>
          <table:table-cell table:formula="of:=[.F359]/[.$N$1]" office:value-type="float" office:value="0" calcext:value-type="float">
            <text:p>0.00000</text:p>
          </table:table-cell>
          <table:table-cell table:formula="of:=[.G359]/[.$N$1]" office:value-type="float" office:value="0.0000392926356589147" calcext:value-type="float">
            <text:p>0.00004</text:p>
          </table:table-cell>
          <table:table-cell table:formula="of:=[.H359]/[.$N$1]" office:value-type="float" office:value="0.0295058139534884" calcext:value-type="float">
            <text:p>0.02951</text:p>
          </table:table-cell>
          <table:table-cell table:formula="of:=[.I359]/[.$N$1]" office:value-type="float" office:value="0.00703972868217054" calcext:value-type="float">
            <text:p>0.00704</text:p>
          </table:table-cell>
          <table:table-cell table:formula="of:=[.J359]/[.$N$1]" office:value-type="float" office:value="0" calcext:value-type="float">
            <text:p>0.00000</text:p>
          </table:table-cell>
          <table:table-cell table:formula="of:=SUM([.Q359:.W359])" office:value-type="float" office:value="0.170741812015504" calcext:value-type="float">
            <text:p>0.17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8" calcext:value-type="float">
            <text:p>0.12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8" calcext:value-type="float">
            <text:p>358</text:p>
          </table:table-cell>
          <table:table-cell office:value-type="float" office:value="102.6" calcext:value-type="float">
            <text:p>102.6</text:p>
          </table:table-cell>
          <table:table-cell office:value-type="float" office:value="0.1157" calcext:value-type="float">
            <text:p>0.1157</text:p>
          </table:table-cell>
          <table:table-cell office:value-type="float" office:value="48.46" calcext:value-type="float">
            <text:p>48.46</text:p>
          </table:table-cell>
          <table:table-cell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17.69" calcext:value-type="float">
            <text:p>17.69</text:p>
          </table:table-cell>
          <table:table-cell office:value-type="float" office:value="4.433" calcext:value-type="float">
            <text:p>4.433</text:p>
          </table:table-cell>
          <table:table-cell office:value-type="float" office:value="0" calcext:value-type="float">
            <text:p>0</text:p>
          </table:table-cell>
          <table:table-cell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8" calcext:value-type="float">
            <text:p>358</text:p>
          </table:table-cell>
          <table:table-cell table:formula="of:=[.B360]/[.$N$1]" office:value-type="float" office:value="0.165697674418605" calcext:value-type="float">
            <text:p>0.16570</text:p>
          </table:table-cell>
          <table:table-cell table:formula="of:=[.C360]/[.$N$1]" office:value-type="float" office:value="0.000186854005167959" calcext:value-type="float">
            <text:p>0.00019</text:p>
          </table:table-cell>
          <table:table-cell table:formula="of:=[.D360]/[.$N$1]" office:value-type="float" office:value="0.0782622739018088" calcext:value-type="float">
            <text:p>0.07826</text:p>
          </table:table-cell>
          <table:table-cell table:formula="of:=[.E360]/[.$N$1]" office:value-type="float" office:value="0.0515342377260982" calcext:value-type="float">
            <text:p>0.05153</text:p>
          </table:table-cell>
          <table:table-cell table:formula="of:=[.F360]/[.$N$1]" office:value-type="float" office:value="0" calcext:value-type="float">
            <text:p>0.00000</text:p>
          </table:table-cell>
          <table:table-cell table:formula="of:=[.G360]/[.$N$1]" office:value-type="float" office:value="0.0000415859173126615" calcext:value-type="float">
            <text:p>0.00004</text:p>
          </table:table-cell>
          <table:table-cell table:formula="of:=[.H360]/[.$N$1]" office:value-type="float" office:value="0.0285691214470284" calcext:value-type="float">
            <text:p>0.02857</text:p>
          </table:table-cell>
          <table:table-cell table:formula="of:=[.I360]/[.$N$1]" office:value-type="float" office:value="0.00715923772609819" calcext:value-type="float">
            <text:p>0.00716</text:p>
          </table:table-cell>
          <table:table-cell table:formula="of:=[.J360]/[.$N$1]" office:value-type="float" office:value="0" calcext:value-type="float">
            <text:p>0.00000</text:p>
          </table:table-cell>
          <table:table-cell table:formula="of:=SUM([.Q360:.W360])" office:value-type="float" office:value="0.165566456718346" calcext:value-type="float">
            <text:p>0.16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7" calcext:value-type="float">
            <text:p>0.11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59" calcext:value-type="float">
            <text:p>359</text:p>
          </table:table-cell>
          <table:table-cell office:value-type="float" office:value="100.9" calcext:value-type="float">
            <text:p>100.9</text:p>
          </table:table-cell>
          <table:table-cell office:value-type="float" office:value="0.1121" calcext:value-type="float">
            <text:p>0.1121</text:p>
          </table:table-cell>
          <table:table-cell office:value-type="float" office:value="46.45" calcext:value-type="float">
            <text:p>46.45</text:p>
          </table:table-cell>
          <table:table-cell office:value-type="float" office:value="32.45" calcext:value-type="float">
            <text:p>32.45</text:p>
          </table:table-cell>
          <table:table-cell office:value-type="float" office:value="0" calcext:value-type="float">
            <text:p>0</text:p>
          </table:table-cell>
          <table:table-cell office:value-type="float" office:value="0.02682" calcext:value-type="float">
            <text:p>0.02682</text:p>
          </table:table-cell>
          <table:table-cell office:value-type="float" office:value="17.7" calcext:value-type="float">
            <text:p>17.7</text:p>
          </table:table-cell>
          <table:table-cell office:value-type="float" office:value="4.174" calcext:value-type="float">
            <text:p>4.174</text:p>
          </table:table-cell>
          <table:table-cell office:value-type="float" office:value="0" calcext:value-type="float">
            <text:p>0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59" calcext:value-type="float">
            <text:p>359</text:p>
          </table:table-cell>
          <table:table-cell table:formula="of:=[.B361]/[.$N$1]" office:value-type="float" office:value="0.162952196382429" calcext:value-type="float">
            <text:p>0.16295</text:p>
          </table:table-cell>
          <table:table-cell table:formula="of:=[.C361]/[.$N$1]" office:value-type="float" office:value="0.000181040051679587" calcext:value-type="float">
            <text:p>0.00018</text:p>
          </table:table-cell>
          <table:table-cell table:formula="of:=[.D361]/[.$N$1]" office:value-type="float" office:value="0.075016149870801" calcext:value-type="float">
            <text:p>0.07502</text:p>
          </table:table-cell>
          <table:table-cell table:formula="of:=[.E361]/[.$N$1]" office:value-type="float" office:value="0.052406330749354" calcext:value-type="float">
            <text:p>0.05241</text:p>
          </table:table-cell>
          <table:table-cell table:formula="of:=[.F361]/[.$N$1]" office:value-type="float" office:value="0" calcext:value-type="float">
            <text:p>0.00000</text:p>
          </table:table-cell>
          <table:table-cell table:formula="of:=[.G361]/[.$N$1]" office:value-type="float" office:value="0.0000433139534883721" calcext:value-type="float">
            <text:p>0.00004</text:p>
          </table:table-cell>
          <table:table-cell table:formula="of:=[.H361]/[.$N$1]" office:value-type="float" office:value="0.0285852713178295" calcext:value-type="float">
            <text:p>0.02859</text:p>
          </table:table-cell>
          <table:table-cell table:formula="of:=[.I361]/[.$N$1]" office:value-type="float" office:value="0.00674095607235142" calcext:value-type="float">
            <text:p>0.00674</text:p>
          </table:table-cell>
          <table:table-cell table:formula="of:=[.J361]/[.$N$1]" office:value-type="float" office:value="0" calcext:value-type="float">
            <text:p>0.00000</text:p>
          </table:table-cell>
          <table:table-cell table:formula="of:=SUM([.Q361:.W361])" office:value-type="float" office:value="0.162792021963824" calcext:value-type="float">
            <text:p>0.16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21" calcext:value-type="float">
            <text:p>0.11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0" calcext:value-type="float">
            <text:p>360</text:p>
          </table:table-cell>
          <table:table-cell office:value-type="float" office:value="98.19" calcext:value-type="float">
            <text:p>98.19</text:p>
          </table:table-cell>
          <table:table-cell office:value-type="float" office:value="0.09717" calcext:value-type="float">
            <text:p>0.09717</text:p>
          </table:table-cell>
          <table:table-cell office:value-type="float" office:value="44.14" calcext:value-type="float">
            <text:p>44.14</text:p>
          </table:table-cell>
          <table:table-cell office:value-type="float" office:value="32.69" calcext:value-type="float">
            <text:p>32.69</text:p>
          </table:table-cell>
          <table:table-cell office:value-type="float" office:value="0" calcext:value-type="float">
            <text:p>0</text:p>
          </table:table-cell>
          <table:table-cell office:value-type="float" office:value="0.02864" calcext:value-type="float">
            <text:p>0.02864</text:p>
          </table:table-cell>
          <table:table-cell office:value-type="float" office:value="17.01" calcext:value-type="float">
            <text:p>17.01</text:p>
          </table:table-cell>
          <table:table-cell office:value-type="float" office:value="4.234" calcext:value-type="float">
            <text:p>4.234</text:p>
          </table:table-cell>
          <table:table-cell office:value-type="float" office:value="0" calcext:value-type="float">
            <text:p>0</text:p>
          </table:table-cell>
          <table:table-cell office:value-type="float" office:value="0.09717" calcext:value-type="float">
            <text:p>0.097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0" calcext:value-type="float">
            <text:p>360</text:p>
          </table:table-cell>
          <table:table-cell table:formula="of:=[.B362]/[.$N$1]" office:value-type="float" office:value="0.158575581395349" calcext:value-type="float">
            <text:p>0.15858</text:p>
          </table:table-cell>
          <table:table-cell table:formula="of:=[.C362]/[.$N$1]" office:value-type="float" office:value="0.000156928294573643" calcext:value-type="float">
            <text:p>0.00016</text:p>
          </table:table-cell>
          <table:table-cell table:formula="of:=[.D362]/[.$N$1]" office:value-type="float" office:value="0.0712855297157623" calcext:value-type="float">
            <text:p>0.07129</text:p>
          </table:table-cell>
          <table:table-cell table:formula="of:=[.E362]/[.$N$1]" office:value-type="float" office:value="0.0527939276485788" calcext:value-type="float">
            <text:p>0.05279</text:p>
          </table:table-cell>
          <table:table-cell table:formula="of:=[.F362]/[.$N$1]" office:value-type="float" office:value="0" calcext:value-type="float">
            <text:p>0.00000</text:p>
          </table:table-cell>
          <table:table-cell table:formula="of:=[.G362]/[.$N$1]" office:value-type="float" office:value="0.0000462532299741602" calcext:value-type="float">
            <text:p>0.00005</text:p>
          </table:table-cell>
          <table:table-cell table:formula="of:=[.H362]/[.$N$1]" office:value-type="float" office:value="0.0274709302325581" calcext:value-type="float">
            <text:p>0.02747</text:p>
          </table:table-cell>
          <table:table-cell table:formula="of:=[.I362]/[.$N$1]" office:value-type="float" office:value="0.00683785529715762" calcext:value-type="float">
            <text:p>0.00684</text:p>
          </table:table-cell>
          <table:table-cell table:formula="of:=[.J362]/[.$N$1]" office:value-type="float" office:value="0" calcext:value-type="float">
            <text:p>0.00000</text:p>
          </table:table-cell>
          <table:table-cell table:formula="of:=SUM([.Q362:.W362])" office:value-type="float" office:value="0.158434496124031" calcext:value-type="float">
            <text:p>0.15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17" calcext:value-type="float">
            <text:p>0.097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1" calcext:value-type="float">
            <text:p>361</text:p>
          </table:table-cell>
          <table:table-cell office:value-type="float" office:value="95.2" calcext:value-type="float">
            <text:p>95.2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42.25" calcext:value-type="float">
            <text:p>42.25</text:p>
          </table:table-cell>
          <table:table-cell office:value-type="float" office:value="31.53" calcext:value-type="float">
            <text:p>31.53</text:p>
          </table:table-cell>
          <table:table-cell office:value-type="float" office:value="0" calcext:value-type="float">
            <text:p>0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17.33" calcext:value-type="float">
            <text:p>17.33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1" calcext:value-type="float">
            <text:p>361</text:p>
          </table:table-cell>
          <table:table-cell table:formula="of:=[.B363]/[.$N$1]" office:value-type="float" office:value="0.15374677002584" calcext:value-type="float">
            <text:p>0.15375</text:p>
          </table:table-cell>
          <table:table-cell table:formula="of:=[.C363]/[.$N$1]" office:value-type="float" office:value="0.000161482558139535" calcext:value-type="float">
            <text:p>0.00016</text:p>
          </table:table-cell>
          <table:table-cell table:formula="of:=[.D363]/[.$N$1]" office:value-type="float" office:value="0.0682332041343669" calcext:value-type="float">
            <text:p>0.06823</text:p>
          </table:table-cell>
          <table:table-cell table:formula="of:=[.E363]/[.$N$1]" office:value-type="float" office:value="0.0509205426356589" calcext:value-type="float">
            <text:p>0.05092</text:p>
          </table:table-cell>
          <table:table-cell table:formula="of:=[.F363]/[.$N$1]" office:value-type="float" office:value="0" calcext:value-type="float">
            <text:p>0.00000</text:p>
          </table:table-cell>
          <table:table-cell table:formula="of:=[.G363]/[.$N$1]" office:value-type="float" office:value="0.0000432170542635659" calcext:value-type="float">
            <text:p>0.00004</text:p>
          </table:table-cell>
          <table:table-cell table:formula="of:=[.H363]/[.$N$1]" office:value-type="float" office:value="0.0279877260981912" calcext:value-type="float">
            <text:p>0.02799</text:p>
          </table:table-cell>
          <table:table-cell table:formula="of:=[.I363]/[.$N$1]" office:value-type="float" office:value="0.00641149870801034" calcext:value-type="float">
            <text:p>0.00641</text:p>
          </table:table-cell>
          <table:table-cell table:formula="of:=[.J363]/[.$N$1]" office:value-type="float" office:value="0" calcext:value-type="float">
            <text:p>0.00000</text:p>
          </table:table-cell>
          <table:table-cell table:formula="of:=SUM([.Q363:.W363])" office:value-type="float" office:value="0.153596188630491" calcext:value-type="float">
            <text:p>0.15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999" calcext:value-type="float">
            <text:p>0.09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2" calcext:value-type="float">
            <text:p>362</text:p>
          </table:table-cell>
          <table:table-cell office:value-type="float" office:value="93.17" calcext:value-type="float">
            <text:p>93.17</text:p>
          </table:table-cell>
          <table:table-cell office:value-type="float" office:value="0.09466" calcext:value-type="float">
            <text:p>0.09466</text:p>
          </table:table-cell>
          <table:table-cell office:value-type="float" office:value="39.95" calcext:value-type="float">
            <text:p>39.95</text:p>
          </table:table-cell>
          <table:table-cell office:value-type="float" office:value="32.13" calcext:value-type="float">
            <text:p>32.13</text:p>
          </table:table-cell>
          <table:table-cell office:value-type="float" office:value="0" calcext:value-type="float">
            <text:p>0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16.66" calcext:value-type="float">
            <text:p>16.66</text:p>
          </table:table-cell>
          <table:table-cell office:value-type="float" office:value="4.315" calcext:value-type="float">
            <text:p>4.315</text:p>
          </table:table-cell>
          <table:table-cell office:value-type="float" office:value="0" calcext:value-type="float">
            <text:p>0</text:p>
          </table:table-cell>
          <table:table-cell office:value-type="float" office:value="0.09466" calcext:value-type="float">
            <text:p>0.0946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2" calcext:value-type="float">
            <text:p>362</text:p>
          </table:table-cell>
          <table:table-cell table:formula="of:=[.B364]/[.$N$1]" office:value-type="float" office:value="0.15046834625323" calcext:value-type="float">
            <text:p>0.15047</text:p>
          </table:table-cell>
          <table:table-cell table:formula="of:=[.C364]/[.$N$1]" office:value-type="float" office:value="0.000152874677002584" calcext:value-type="float">
            <text:p>0.00015</text:p>
          </table:table-cell>
          <table:table-cell table:formula="of:=[.D364]/[.$N$1]" office:value-type="float" office:value="0.0645187338501292" calcext:value-type="float">
            <text:p>0.06452</text:p>
          </table:table-cell>
          <table:table-cell table:formula="of:=[.E364]/[.$N$1]" office:value-type="float" office:value="0.0518895348837209" calcext:value-type="float">
            <text:p>0.05189</text:p>
          </table:table-cell>
          <table:table-cell table:formula="of:=[.F364]/[.$N$1]" office:value-type="float" office:value="0" calcext:value-type="float">
            <text:p>0.00000</text:p>
          </table:table-cell>
          <table:table-cell table:formula="of:=[.G364]/[.$N$1]" office:value-type="float" office:value="0.0000425064599483204" calcext:value-type="float">
            <text:p>0.00004</text:p>
          </table:table-cell>
          <table:table-cell table:formula="of:=[.H364]/[.$N$1]" office:value-type="float" office:value="0.026905684754522" calcext:value-type="float">
            <text:p>0.02691</text:p>
          </table:table-cell>
          <table:table-cell table:formula="of:=[.I364]/[.$N$1]" office:value-type="float" office:value="0.006968669250646" calcext:value-type="float">
            <text:p>0.00697</text:p>
          </table:table-cell>
          <table:table-cell table:formula="of:=[.J364]/[.$N$1]" office:value-type="float" office:value="0" calcext:value-type="float">
            <text:p>0.00000</text:p>
          </table:table-cell>
          <table:table-cell table:formula="of:=SUM([.Q364:.W364])" office:value-type="float" office:value="0.150325129198966" calcext:value-type="float">
            <text:p>0.15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66" calcext:value-type="float">
            <text:p>0.094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3" calcext:value-type="float">
            <text:p>363</text:p>
          </table:table-cell>
          <table:table-cell office:value-type="float" office:value="90.6" calcext:value-type="float">
            <text:p>90.6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37.61" calcext:value-type="float">
            <text:p>37.61</text:p>
          </table:table-cell>
          <table:table-cell office:value-type="float" office:value="31.63" calcext:value-type="float">
            <text:p>31.63</text:p>
          </table:table-cell>
          <table:table-cell office:value-type="float" office:value="0" calcext:value-type="float">
            <text:p>0</text:p>
          </table:table-cell>
          <table:table-cell office:value-type="float" office:value="0.02342" calcext:value-type="float">
            <text:p>0.02342</text:p>
          </table:table-cell>
          <table:table-cell office:value-type="float" office:value="17.28" calcext:value-type="float">
            <text:p>17.28</text:p>
          </table:table-cell>
          <table:table-cell office:value-type="float" office:value="3.958" calcext:value-type="float">
            <text:p>3.958</text:p>
          </table:table-cell>
          <table:table-cell office:value-type="float" office:value="0" calcext:value-type="float">
            <text:p>0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3" calcext:value-type="float">
            <text:p>363</text:p>
          </table:table-cell>
          <table:table-cell table:formula="of:=[.B365]/[.$N$1]" office:value-type="float" office:value="0.146317829457364" calcext:value-type="float">
            <text:p>0.14632</text:p>
          </table:table-cell>
          <table:table-cell table:formula="of:=[.C365]/[.$N$1]" office:value-type="float" office:value="0.000139825581395349" calcext:value-type="float">
            <text:p>0.00014</text:p>
          </table:table-cell>
          <table:table-cell table:formula="of:=[.D365]/[.$N$1]" office:value-type="float" office:value="0.0607396640826873" calcext:value-type="float">
            <text:p>0.06074</text:p>
          </table:table-cell>
          <table:table-cell table:formula="of:=[.E365]/[.$N$1]" office:value-type="float" office:value="0.0510820413436693" calcext:value-type="float">
            <text:p>0.05108</text:p>
          </table:table-cell>
          <table:table-cell table:formula="of:=[.F365]/[.$N$1]" office:value-type="float" office:value="0" calcext:value-type="float">
            <text:p>0.00000</text:p>
          </table:table-cell>
          <table:table-cell table:formula="of:=[.G365]/[.$N$1]" office:value-type="float" office:value="0.0000378229974160207" calcext:value-type="float">
            <text:p>0.00004</text:p>
          </table:table-cell>
          <table:table-cell table:formula="of:=[.H365]/[.$N$1]" office:value-type="float" office:value="0.027906976744186" calcext:value-type="float">
            <text:p>0.02791</text:p>
          </table:table-cell>
          <table:table-cell table:formula="of:=[.I365]/[.$N$1]" office:value-type="float" office:value="0.0063921188630491" calcext:value-type="float">
            <text:p>0.00639</text:p>
          </table:table-cell>
          <table:table-cell table:formula="of:=[.J365]/[.$N$1]" office:value-type="float" office:value="0" calcext:value-type="float">
            <text:p>0.00000</text:p>
          </table:table-cell>
          <table:table-cell table:formula="of:=SUM([.Q365:.W365])" office:value-type="float" office:value="0.146158624031008" calcext:value-type="float">
            <text:p>0.14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658" calcext:value-type="float">
            <text:p>0.086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4" calcext:value-type="float">
            <text:p>364</text:p>
          </table:table-cell>
          <table:table-cell office:value-type="float" office:value="88.35" calcext:value-type="float">
            <text:p>88.35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35.86" calcext:value-type="float">
            <text:p>35.86</text:p>
          </table:table-cell>
          <table:table-cell office:value-type="float" office:value="31.18" calcext:value-type="float">
            <text:p>31.18</text:p>
          </table:table-cell>
          <table:table-cell office:value-type="float" office:value="0" calcext:value-type="float">
            <text:p>0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16.93" calcext:value-type="float">
            <text:p>16.93</text:p>
          </table:table-cell>
          <table:table-cell office:value-type="float" office:value="4.284" calcext:value-type="float">
            <text:p>4.284</text:p>
          </table:table-cell>
          <table:table-cell office:value-type="float" office:value="0" calcext:value-type="float">
            <text:p>0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4" calcext:value-type="float">
            <text:p>364</text:p>
          </table:table-cell>
          <table:table-cell table:formula="of:=[.B366]/[.$N$1]" office:value-type="float" office:value="0.142684108527132" calcext:value-type="float">
            <text:p>0.14268</text:p>
          </table:table-cell>
          <table:table-cell table:formula="of:=[.C366]/[.$N$1]" office:value-type="float" office:value="0.000124079457364341" calcext:value-type="float">
            <text:p>0.00012</text:p>
          </table:table-cell>
          <table:table-cell table:formula="of:=[.D366]/[.$N$1]" office:value-type="float" office:value="0.0579134366925065" calcext:value-type="float">
            <text:p>0.05791</text:p>
          </table:table-cell>
          <table:table-cell table:formula="of:=[.E366]/[.$N$1]" office:value-type="float" office:value="0.0503552971576227" calcext:value-type="float">
            <text:p>0.05036</text:p>
          </table:table-cell>
          <table:table-cell table:formula="of:=[.F366]/[.$N$1]" office:value-type="float" office:value="0" calcext:value-type="float">
            <text:p>0.00000</text:p>
          </table:table-cell>
          <table:table-cell table:formula="of:=[.G366]/[.$N$1]" office:value-type="float" office:value="0.0000416182170542636" calcext:value-type="float">
            <text:p>0.00004</text:p>
          </table:table-cell>
          <table:table-cell table:formula="of:=[.H366]/[.$N$1]" office:value-type="float" office:value="0.0273417312661499" calcext:value-type="float">
            <text:p>0.02734</text:p>
          </table:table-cell>
          <table:table-cell table:formula="of:=[.I366]/[.$N$1]" office:value-type="float" office:value="0.00691860465116279" calcext:value-type="float">
            <text:p>0.00692</text:p>
          </table:table-cell>
          <table:table-cell table:formula="of:=[.J366]/[.$N$1]" office:value-type="float" office:value="0" calcext:value-type="float">
            <text:p>0.00000</text:p>
          </table:table-cell>
          <table:table-cell table:formula="of:=SUM([.Q366:.W366])" office:value-type="float" office:value="0.142570687984496" calcext:value-type="float">
            <text:p>0.14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83" calcext:value-type="float">
            <text:p>0.076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5" calcext:value-type="float">
            <text:p>365</text:p>
          </table:table-cell>
          <table:table-cell office:value-type="float" office:value="85.88" calcext:value-type="float">
            <text:p>85.88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34.38" calcext:value-type="float">
            <text:p>34.38</text:p>
          </table:table-cell>
          <table:table-cell office:value-type="float" office:value="30.95" calcext:value-type="float">
            <text:p>30.95</text:p>
          </table:table-cell>
          <table:table-cell office:value-type="float" office:value="0" calcext:value-type="float">
            <text:p>0</text:p>
          </table:table-cell>
          <table:table-cell office:value-type="float" office:value="0.02439" calcext:value-type="float">
            <text:p>0.02439</text:p>
          </table:table-cell>
          <table:table-cell office:value-type="float" office:value="16.64" calcext:value-type="float">
            <text:p>16.64</text:p>
          </table:table-cell>
          <table:table-cell office:value-type="float" office:value="3.811" calcext:value-type="float">
            <text:p>3.811</text:p>
          </table:table-cell>
          <table:table-cell office:value-type="float" office:value="0" calcext:value-type="float">
            <text:p>0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5" calcext:value-type="float">
            <text:p>365</text:p>
          </table:table-cell>
          <table:table-cell table:formula="of:=[.B367]/[.$N$1]" office:value-type="float" office:value="0.138695090439276" calcext:value-type="float">
            <text:p>0.13870</text:p>
          </table:table-cell>
          <table:table-cell table:formula="of:=[.C367]/[.$N$1]" office:value-type="float" office:value="0.000132073643410853" calcext:value-type="float">
            <text:p>0.00013</text:p>
          </table:table-cell>
          <table:table-cell table:formula="of:=[.D367]/[.$N$1]" office:value-type="float" office:value="0.0555232558139535" calcext:value-type="float">
            <text:p>0.05552</text:p>
          </table:table-cell>
          <table:table-cell table:formula="of:=[.E367]/[.$N$1]" office:value-type="float" office:value="0.049983850129199" calcext:value-type="float">
            <text:p>0.04998</text:p>
          </table:table-cell>
          <table:table-cell table:formula="of:=[.F367]/[.$N$1]" office:value-type="float" office:value="0" calcext:value-type="float">
            <text:p>0.00000</text:p>
          </table:table-cell>
          <table:table-cell table:formula="of:=[.G367]/[.$N$1]" office:value-type="float" office:value="0.0000393895348837209" calcext:value-type="float">
            <text:p>0.00004</text:p>
          </table:table-cell>
          <table:table-cell table:formula="of:=[.H367]/[.$N$1]" office:value-type="float" office:value="0.0268733850129199" calcext:value-type="float">
            <text:p>0.02687</text:p>
          </table:table-cell>
          <table:table-cell table:formula="of:=[.I367]/[.$N$1]" office:value-type="float" office:value="0.0061547157622739" calcext:value-type="float">
            <text:p>0.00615</text:p>
          </table:table-cell>
          <table:table-cell table:formula="of:=[.J367]/[.$N$1]" office:value-type="float" office:value="0" calcext:value-type="float">
            <text:p>0.00000</text:p>
          </table:table-cell>
          <table:table-cell table:formula="of:=SUM([.Q367:.W367])" office:value-type="float" office:value="0.13857459625323" calcext:value-type="float">
            <text:p>0.13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178" calcext:value-type="float">
            <text:p>0.081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6" calcext:value-type="float">
            <text:p>366</text:p>
          </table:table-cell>
          <table:table-cell office:value-type="float" office:value="83.63" calcext:value-type="float">
            <text:p>83.63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31.61" calcext:value-type="float">
            <text:p>31.61</text:p>
          </table:table-cell>
          <table:table-cell office:value-type="float" office:value="31.07" calcext:value-type="float">
            <text:p>31.07</text:p>
          </table:table-cell>
          <table:table-cell office:value-type="float" office:value="0" calcext:value-type="float">
            <text:p>0</text:p>
          </table:table-cell>
          <table:table-cell office:value-type="float" office:value="0.02317" calcext:value-type="float">
            <text:p>0.02317</text:p>
          </table:table-cell>
          <table:table-cell office:value-type="float" office:value="16.93" calcext:value-type="float">
            <text:p>16.93</text:p>
          </table:table-cell>
          <table:table-cell office:value-type="float" office:value="3.923" calcext:value-type="float">
            <text:p>3.923</text:p>
          </table:table-cell>
          <table:table-cell office:value-type="float" office:value="0" calcext:value-type="float">
            <text:p>0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6" calcext:value-type="float">
            <text:p>366</text:p>
          </table:table-cell>
          <table:table-cell table:formula="of:=[.B368]/[.$N$1]" office:value-type="float" office:value="0.135061369509044" calcext:value-type="float">
            <text:p>0.13506</text:p>
          </table:table-cell>
          <table:table-cell table:formula="of:=[.C368]/[.$N$1]" office:value-type="float" office:value="0.000109237726098191" calcext:value-type="float">
            <text:p>0.00011</text:p>
          </table:table-cell>
          <table:table-cell table:formula="of:=[.D368]/[.$N$1]" office:value-type="float" office:value="0.0510497416020672" calcext:value-type="float">
            <text:p>0.05105</text:p>
          </table:table-cell>
          <table:table-cell table:formula="of:=[.E368]/[.$N$1]" office:value-type="float" office:value="0.0501776485788114" calcext:value-type="float">
            <text:p>0.05018</text:p>
          </table:table-cell>
          <table:table-cell table:formula="of:=[.F368]/[.$N$1]" office:value-type="float" office:value="0" calcext:value-type="float">
            <text:p>0.00000</text:p>
          </table:table-cell>
          <table:table-cell table:formula="of:=[.G368]/[.$N$1]" office:value-type="float" office:value="0.0000374192506459948" calcext:value-type="float">
            <text:p>0.00004</text:p>
          </table:table-cell>
          <table:table-cell table:formula="of:=[.H368]/[.$N$1]" office:value-type="float" office:value="0.0273417312661499" calcext:value-type="float">
            <text:p>0.02734</text:p>
          </table:table-cell>
          <table:table-cell table:formula="of:=[.I368]/[.$N$1]" office:value-type="float" office:value="0.00633559431524548" calcext:value-type="float">
            <text:p>0.00634</text:p>
          </table:table-cell>
          <table:table-cell table:formula="of:=[.J368]/[.$N$1]" office:value-type="float" office:value="0" calcext:value-type="float">
            <text:p>0.00000</text:p>
          </table:table-cell>
          <table:table-cell table:formula="of:=SUM([.Q368:.W368])" office:value-type="float" office:value="0.13494213501292" calcext:value-type="float">
            <text:p>0.13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7" calcext:value-type="float">
            <text:p>367</text:p>
          </table:table-cell>
          <table:table-cell office:value-type="float" office:value="81.75" calcext:value-type="float">
            <text:p>81.75</text:p>
          </table:table-cell>
          <table:table-cell office:value-type="float" office:value="0.0598" calcext:value-type="float">
            <text:p>0.0598</text:p>
          </table:table-cell>
          <table:table-cell office:value-type="float" office:value="30.68" calcext:value-type="float">
            <text:p>30.68</text:p>
          </table:table-cell>
          <table:table-cell office:value-type="float" office:value="30.73" calcext:value-type="float">
            <text:p>30.73</text:p>
          </table:table-cell>
          <table:table-cell office:value-type="float" office:value="0" calcext:value-type="float">
            <text:p>0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16.34" calcext:value-type="float">
            <text:p>16.34</text:p>
          </table:table-cell>
          <table:table-cell office:value-type="float" office:value="3.906" calcext:value-type="float">
            <text:p>3.906</text:p>
          </table:table-cell>
          <table:table-cell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7" calcext:value-type="float">
            <text:p>367</text:p>
          </table:table-cell>
          <table:table-cell table:formula="of:=[.B369]/[.$N$1]" office:value-type="float" office:value="0.13202519379845" calcext:value-type="float">
            <text:p>0.13203</text:p>
          </table:table-cell>
          <table:table-cell table:formula="of:=[.C369]/[.$N$1]" office:value-type="float" office:value="0.0000965762273901809" calcext:value-type="float">
            <text:p>0.00010</text:p>
          </table:table-cell>
          <table:table-cell table:formula="of:=[.D369]/[.$N$1]" office:value-type="float" office:value="0.0495478036175711" calcext:value-type="float">
            <text:p>0.04955</text:p>
          </table:table-cell>
          <table:table-cell table:formula="of:=[.E369]/[.$N$1]" office:value-type="float" office:value="0.0496285529715762" calcext:value-type="float">
            <text:p>0.04963</text:p>
          </table:table-cell>
          <table:table-cell table:formula="of:=[.F369]/[.$N$1]" office:value-type="float" office:value="0" calcext:value-type="float">
            <text:p>0.00000</text:p>
          </table:table-cell>
          <table:table-cell table:formula="of:=[.G369]/[.$N$1]" office:value-type="float" office:value="0.0000431040051679587" calcext:value-type="float">
            <text:p>0.00004</text:p>
          </table:table-cell>
          <table:table-cell table:formula="of:=[.H369]/[.$N$1]" office:value-type="float" office:value="0.0263888888888889" calcext:value-type="float">
            <text:p>0.02639</text:p>
          </table:table-cell>
          <table:table-cell table:formula="of:=[.I369]/[.$N$1]" office:value-type="float" office:value="0.00630813953488372" calcext:value-type="float">
            <text:p>0.00631</text:p>
          </table:table-cell>
          <table:table-cell table:formula="of:=[.J369]/[.$N$1]" office:value-type="float" office:value="0" calcext:value-type="float">
            <text:p>0.00000</text:p>
          </table:table-cell>
          <table:table-cell table:formula="of:=SUM([.Q369:.W369])" office:value-type="float" office:value="0.131916489018088" calcext:value-type="float">
            <text:p>0.13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98" calcext:value-type="float">
            <text:p>0.05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8" calcext:value-type="float">
            <text:p>368</text:p>
          </table:table-cell>
          <table:table-cell office:value-type="float" office:value="79.98" calcext:value-type="float">
            <text:p>79.98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29.17" calcext:value-type="float">
            <text:p>29.17</text:p>
          </table:table-cell>
          <table:table-cell office:value-type="float" office:value="30.9" calcext:value-type="float">
            <text:p>30.9</text:p>
          </table:table-cell>
          <table:table-cell office:value-type="float" office:value="0" calcext:value-type="float">
            <text:p>0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15.96" calcext:value-type="float">
            <text:p>15.96</text:p>
          </table:table-cell>
          <table:table-cell office:value-type="float" office:value="3.876" calcext:value-type="float">
            <text:p>3.876</text:p>
          </table:table-cell>
          <table:table-cell office:value-type="float" office:value="0" calcext:value-type="float">
            <text:p>0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8" calcext:value-type="float">
            <text:p>368</text:p>
          </table:table-cell>
          <table:table-cell table:formula="of:=[.B370]/[.$N$1]" office:value-type="float" office:value="0.129166666666667" calcext:value-type="float">
            <text:p>0.12917</text:p>
          </table:table-cell>
          <table:table-cell table:formula="of:=[.C370]/[.$N$1]" office:value-type="float" office:value="0.0000902939276485788" calcext:value-type="float">
            <text:p>0.00009</text:p>
          </table:table-cell>
          <table:table-cell table:formula="of:=[.D370]/[.$N$1]" office:value-type="float" office:value="0.047109173126615" calcext:value-type="float">
            <text:p>0.04711</text:p>
          </table:table-cell>
          <table:table-cell table:formula="of:=[.E370]/[.$N$1]" office:value-type="float" office:value="0.0499031007751938" calcext:value-type="float">
            <text:p>0.04990</text:p>
          </table:table-cell>
          <table:table-cell table:formula="of:=[.F370]/[.$N$1]" office:value-type="float" office:value="0" calcext:value-type="float">
            <text:p>0.00000</text:p>
          </table:table-cell>
          <table:table-cell table:formula="of:=[.G370]/[.$N$1]" office:value-type="float" office:value="0.0000402454780361757" calcext:value-type="float">
            <text:p>0.00004</text:p>
          </table:table-cell>
          <table:table-cell table:formula="of:=[.H370]/[.$N$1]" office:value-type="float" office:value="0.0257751937984496" calcext:value-type="float">
            <text:p>0.02578</text:p>
          </table:table-cell>
          <table:table-cell table:formula="of:=[.I370]/[.$N$1]" office:value-type="float" office:value="0.00625968992248062" calcext:value-type="float">
            <text:p>0.00626</text:p>
          </table:table-cell>
          <table:table-cell table:formula="of:=[.J370]/[.$N$1]" office:value-type="float" office:value="0" calcext:value-type="float">
            <text:p>0.00000</text:p>
          </table:table-cell>
          <table:table-cell table:formula="of:=SUM([.Q370:.W370])" office:value-type="float" office:value="0.129087403100775" calcext:value-type="float">
            <text:p>0.12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91" calcext:value-type="float">
            <text:p>0.055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69" calcext:value-type="float">
            <text:p>369</text:p>
          </table:table-cell>
          <table:table-cell office:value-type="float" office:value="77.33" calcext:value-type="float">
            <text:p>77.33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26.24" calcext:value-type="float">
            <text:p>26.24</text:p>
          </table:table-cell>
          <table:table-cell office:value-type="float" office:value="31.21" calcext:value-type="float">
            <text:p>31.21</text:p>
          </table:table-cell>
          <table:table-cell office:value-type="float" office:value="0" calcext:value-type="float">
            <text:p>0</text:p>
          </table:table-cell>
          <table:table-cell office:value-type="float" office:value="0.02697" calcext:value-type="float">
            <text:p>0.02697</text:p>
          </table:table-cell>
          <table:table-cell office:value-type="float" office:value="15.91" calcext:value-type="float">
            <text:p>15.91</text:p>
          </table:table-cell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69" calcext:value-type="float">
            <text:p>369</text:p>
          </table:table-cell>
          <table:table-cell table:formula="of:=[.B371]/[.$N$1]" office:value-type="float" office:value="0.124886950904393" calcext:value-type="float">
            <text:p>0.12489</text:p>
          </table:table-cell>
          <table:table-cell table:formula="of:=[.C371]/[.$N$1]" office:value-type="float" office:value="0.0000847383720930233" calcext:value-type="float">
            <text:p>0.00008</text:p>
          </table:table-cell>
          <table:table-cell table:formula="of:=[.D371]/[.$N$1]" office:value-type="float" office:value="0.0423772609819121" calcext:value-type="float">
            <text:p>0.04238</text:p>
          </table:table-cell>
          <table:table-cell table:formula="of:=[.E371]/[.$N$1]" office:value-type="float" office:value="0.0504037467700258" calcext:value-type="float">
            <text:p>0.05040</text:p>
          </table:table-cell>
          <table:table-cell table:formula="of:=[.F371]/[.$N$1]" office:value-type="float" office:value="0" calcext:value-type="float">
            <text:p>0.00000</text:p>
          </table:table-cell>
          <table:table-cell table:formula="of:=[.G371]/[.$N$1]" office:value-type="float" office:value="0.0000435562015503876" calcext:value-type="float">
            <text:p>0.00004</text:p>
          </table:table-cell>
          <table:table-cell table:formula="of:=[.H371]/[.$N$1]" office:value-type="float" office:value="0.0256944444444444" calcext:value-type="float">
            <text:p>0.02569</text:p>
          </table:table-cell>
          <table:table-cell table:formula="of:=[.I371]/[.$N$1]" office:value-type="float" office:value="0.00627906976744186" calcext:value-type="float">
            <text:p>0.00628</text:p>
          </table:table-cell>
          <table:table-cell table:formula="of:=[.J371]/[.$N$1]" office:value-type="float" office:value="0" calcext:value-type="float">
            <text:p>0.00000</text:p>
          </table:table-cell>
          <table:table-cell table:formula="of:=SUM([.Q371:.W371])" office:value-type="float" office:value="0.124798078165375" calcext:value-type="float">
            <text:p>0.12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47" calcext:value-type="float">
            <text:p>0.052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0" calcext:value-type="float">
            <text:p>370</text:p>
          </table:table-cell>
          <table:table-cell office:value-type="float" office:value="74.58" calcext:value-type="float">
            <text:p>74.58</text:p>
          </table:table-cell>
          <table:table-cell office:value-type="float" office:value="0.05197" calcext:value-type="float">
            <text:p>0.05197</text:p>
          </table:table-cell>
          <table:table-cell office:value-type="float" office:value="25.37" calcext:value-type="float">
            <text:p>25.37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  <table:table-cell office:value-type="float" office:value="0.02784" calcext:value-type="float">
            <text:p>0.02784</text:p>
          </table:table-cell>
          <table:table-cell office:value-type="float" office:value="15.81" calcext:value-type="float">
            <text:p>15.81</text:p>
          </table:table-cell>
          <table:table-cell office:value-type="float" office:value="3.604" calcext:value-type="float">
            <text:p>3.604</text:p>
          </table:table-cell>
          <table:table-cell office:value-type="float" office:value="0" calcext:value-type="float">
            <text:p>0</text:p>
          </table:table-cell>
          <table:table-cell office:value-type="float" office:value="0.05197" calcext:value-type="float">
            <text:p>0.0519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0" calcext:value-type="float">
            <text:p>370</text:p>
          </table:table-cell>
          <table:table-cell table:formula="of:=[.B372]/[.$N$1]" office:value-type="float" office:value="0.120445736434109" calcext:value-type="float">
            <text:p>0.12045</text:p>
          </table:table-cell>
          <table:table-cell table:formula="of:=[.C372]/[.$N$1]" office:value-type="float" office:value="0.0000839308785529716" calcext:value-type="float">
            <text:p>0.00008</text:p>
          </table:table-cell>
          <table:table-cell table:formula="of:=[.D372]/[.$N$1]" office:value-type="float" office:value="0.0409722222222222" calcext:value-type="float">
            <text:p>0.04097</text:p>
          </table:table-cell>
          <table:table-cell table:formula="of:=[.E372]/[.$N$1]" office:value-type="float" office:value="0.0479812661498708" calcext:value-type="float">
            <text:p>0.04798</text:p>
          </table:table-cell>
          <table:table-cell table:formula="of:=[.F372]/[.$N$1]" office:value-type="float" office:value="0" calcext:value-type="float">
            <text:p>0.00000</text:p>
          </table:table-cell>
          <table:table-cell table:formula="of:=[.G372]/[.$N$1]" office:value-type="float" office:value="0.0000449612403100775" calcext:value-type="float">
            <text:p>0.00004</text:p>
          </table:table-cell>
          <table:table-cell table:formula="of:=[.H372]/[.$N$1]" office:value-type="float" office:value="0.0255329457364341" calcext:value-type="float">
            <text:p>0.02553</text:p>
          </table:table-cell>
          <table:table-cell table:formula="of:=[.I372]/[.$N$1]" office:value-type="float" office:value="0.00582041343669251" calcext:value-type="float">
            <text:p>0.00582</text:p>
          </table:table-cell>
          <table:table-cell table:formula="of:=[.J372]/[.$N$1]" office:value-type="float" office:value="0" calcext:value-type="float">
            <text:p>0.00000</text:p>
          </table:table-cell>
          <table:table-cell table:formula="of:=SUM([.Q372:.W372])" office:value-type="float" office:value="0.12035180878553" calcext:value-type="float">
            <text:p>0.12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197" calcext:value-type="float">
            <text:p>0.051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1" calcext:value-type="float">
            <text:p>371</text:p>
          </table:table-cell>
          <table:table-cell office:value-type="float" office:value="73.89" calcext:value-type="float">
            <text:p>73.89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23.96" calcext:value-type="float">
            <text:p>23.96</text:p>
          </table:table-cell>
          <table:table-cell office:value-type="float" office:value="29.96" calcext:value-type="float">
            <text:p>29.96</text:p>
          </table:table-cell>
          <table:table-cell office:value-type="float" office:value="0" calcext:value-type="float">
            <text:p>0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16.19" calcext:value-type="float">
            <text:p>16.19</text:p>
          </table:table-cell>
          <table:table-cell office:value-type="float" office:value="3.716" calcext:value-type="float">
            <text:p>3.716</text:p>
          </table:table-cell>
          <table:table-cell office:value-type="float" office:value="0" calcext:value-type="float">
            <text:p>0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1" calcext:value-type="float">
            <text:p>371</text:p>
          </table:table-cell>
          <table:table-cell table:formula="of:=[.B373]/[.$N$1]" office:value-type="float" office:value="0.119331395348837" calcext:value-type="float">
            <text:p>0.11933</text:p>
          </table:table-cell>
          <table:table-cell table:formula="of:=[.C373]/[.$N$1]" office:value-type="float" office:value="0.0000708333333333333" calcext:value-type="float">
            <text:p>0.00007</text:p>
          </table:table-cell>
          <table:table-cell table:formula="of:=[.D373]/[.$N$1]" office:value-type="float" office:value="0.0386950904392765" calcext:value-type="float">
            <text:p>0.03870</text:p>
          </table:table-cell>
          <table:table-cell table:formula="of:=[.E373]/[.$N$1]" office:value-type="float" office:value="0.0483850129198966" calcext:value-type="float">
            <text:p>0.04839</text:p>
          </table:table-cell>
          <table:table-cell table:formula="of:=[.F373]/[.$N$1]" office:value-type="float" office:value="0" calcext:value-type="float">
            <text:p>0.00000</text:p>
          </table:table-cell>
          <table:table-cell table:formula="of:=[.G373]/[.$N$1]" office:value-type="float" office:value="0.0000371931524547804" calcext:value-type="float">
            <text:p>0.00004</text:p>
          </table:table-cell>
          <table:table-cell table:formula="of:=[.H373]/[.$N$1]" office:value-type="float" office:value="0.0261466408268734" calcext:value-type="float">
            <text:p>0.02615</text:p>
          </table:table-cell>
          <table:table-cell table:formula="of:=[.I373]/[.$N$1]" office:value-type="float" office:value="0.00600129198966408" calcext:value-type="float">
            <text:p>0.00600</text:p>
          </table:table-cell>
          <table:table-cell table:formula="of:=[.J373]/[.$N$1]" office:value-type="float" office:value="0" calcext:value-type="float">
            <text:p>0.00000</text:p>
          </table:table-cell>
          <table:table-cell table:formula="of:=SUM([.Q373:.W373])" office:value-type="float" office:value="0.119265229328165" calcext:value-type="float">
            <text:p>0.1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86" calcext:value-type="float">
            <text:p>0.043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2" calcext:value-type="float">
            <text:p>372</text:p>
          </table:table-cell>
          <table:table-cell office:value-type="float" office:value="71.77" calcext:value-type="float">
            <text:p>71.77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22.31" calcext:value-type="float">
            <text:p>22.31</text:p>
          </table:table-cell>
          <table:table-cell office:value-type="float" office:value="29.61" calcext:value-type="float">
            <text:p>29.61</text:p>
          </table:table-cell>
          <table:table-cell office:value-type="float" office:value="0" calcext:value-type="float">
            <text:p>0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15.92" calcext:value-type="float">
            <text:p>15.92</text:p>
          </table:table-cell>
          <table:table-cell office:value-type="float" office:value="3.872" calcext:value-type="float">
            <text:p>3.872</text:p>
          </table:table-cell>
          <table:table-cell office:value-type="float" office:value="0" calcext:value-type="float">
            <text:p>0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2" calcext:value-type="float">
            <text:p>372</text:p>
          </table:table-cell>
          <table:table-cell table:formula="of:=[.B374]/[.$N$1]" office:value-type="float" office:value="0.115907622739018" calcext:value-type="float">
            <text:p>0.11591</text:p>
          </table:table-cell>
          <table:table-cell table:formula="of:=[.C374]/[.$N$1]" office:value-type="float" office:value="0.000072109173126615" calcext:value-type="float">
            <text:p>0.00007</text:p>
          </table:table-cell>
          <table:table-cell table:formula="of:=[.D374]/[.$N$1]" office:value-type="float" office:value="0.0360303617571059" calcext:value-type="float">
            <text:p>0.03603</text:p>
          </table:table-cell>
          <table:table-cell table:formula="of:=[.E374]/[.$N$1]" office:value-type="float" office:value="0.0478197674418605" calcext:value-type="float">
            <text:p>0.04782</text:p>
          </table:table-cell>
          <table:table-cell table:formula="of:=[.F374]/[.$N$1]" office:value-type="float" office:value="0" calcext:value-type="float">
            <text:p>0.00000</text:p>
          </table:table-cell>
          <table:table-cell table:formula="of:=[.G374]/[.$N$1]" office:value-type="float" office:value="0.0000323966408268734" calcext:value-type="float">
            <text:p>0.00003</text:p>
          </table:table-cell>
          <table:table-cell table:formula="of:=[.H374]/[.$N$1]" office:value-type="float" office:value="0.0257105943152455" calcext:value-type="float">
            <text:p>0.02571</text:p>
          </table:table-cell>
          <table:table-cell table:formula="of:=[.I374]/[.$N$1]" office:value-type="float" office:value="0.00625322997416021" calcext:value-type="float">
            <text:p>0.00625</text:p>
          </table:table-cell>
          <table:table-cell table:formula="of:=[.J374]/[.$N$1]" office:value-type="float" office:value="0" calcext:value-type="float">
            <text:p>0.00000</text:p>
          </table:table-cell>
          <table:table-cell table:formula="of:=SUM([.Q374:.W374])" office:value-type="float" office:value="0.115846350129199" calcext:value-type="float">
            <text:p>0.11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3" calcext:value-type="float">
            <text:p>373</text:p>
          </table:table-cell>
          <table:table-cell office:value-type="float" office:value="70.81" calcext:value-type="float">
            <text:p>70.81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20.6" calcext:value-type="float">
            <text:p>20.6</text:p>
          </table:table-cell>
          <table:table-cell office:value-type="float" office:value="30.31" calcext:value-type="float">
            <text:p>30.31</text:p>
          </table:table-cell>
          <table:table-cell office:value-type="float" office:value="0" calcext:value-type="float">
            <text:p>0</text:p>
          </table:table-cell>
          <table:table-cell office:value-type="float" office:value="0.0274" calcext:value-type="float">
            <text:p>0.0274</text:p>
          </table:table-cell>
          <table:table-cell office:value-type="float" office:value="15.95" calcext:value-type="float">
            <text:p>15.95</text:p>
          </table:table-cell>
          <table:table-cell office:value-type="float" office:value="3.872" calcext:value-type="float">
            <text:p>3.872</text:p>
          </table:table-cell>
          <table:table-cell office:value-type="float" office:value="0" calcext:value-type="float">
            <text:p>0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3" calcext:value-type="float">
            <text:p>373</text:p>
          </table:table-cell>
          <table:table-cell table:formula="of:=[.B375]/[.$N$1]" office:value-type="float" office:value="0.114357235142119" calcext:value-type="float">
            <text:p>0.11436</text:p>
          </table:table-cell>
          <table:table-cell table:formula="of:=[.C375]/[.$N$1]" office:value-type="float" office:value="0.000063937338501292" calcext:value-type="float">
            <text:p>0.00006</text:p>
          </table:table-cell>
          <table:table-cell table:formula="of:=[.D375]/[.$N$1]" office:value-type="float" office:value="0.0332687338501292" calcext:value-type="float">
            <text:p>0.03327</text:p>
          </table:table-cell>
          <table:table-cell table:formula="of:=[.E375]/[.$N$1]" office:value-type="float" office:value="0.0489502583979328" calcext:value-type="float">
            <text:p>0.04895</text:p>
          </table:table-cell>
          <table:table-cell table:formula="of:=[.F375]/[.$N$1]" office:value-type="float" office:value="0" calcext:value-type="float">
            <text:p>0.00000</text:p>
          </table:table-cell>
          <table:table-cell table:formula="of:=[.G375]/[.$N$1]" office:value-type="float" office:value="0.000044250645994832" calcext:value-type="float">
            <text:p>0.00004</text:p>
          </table:table-cell>
          <table:table-cell table:formula="of:=[.H375]/[.$N$1]" office:value-type="float" office:value="0.0257590439276486" calcext:value-type="float">
            <text:p>0.02576</text:p>
          </table:table-cell>
          <table:table-cell table:formula="of:=[.I375]/[.$N$1]" office:value-type="float" office:value="0.00625322997416021" calcext:value-type="float">
            <text:p>0.00625</text:p>
          </table:table-cell>
          <table:table-cell table:formula="of:=[.J375]/[.$N$1]" office:value-type="float" office:value="0" calcext:value-type="float">
            <text:p>0.00000</text:p>
          </table:table-cell>
          <table:table-cell table:formula="of:=SUM([.Q375:.W375])" office:value-type="float" office:value="0.114275516795866" calcext:value-type="float">
            <text:p>0.11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4" calcext:value-type="float">
            <text:p>374</text:p>
          </table:table-cell>
          <table:table-cell office:value-type="float" office:value="69.57" calcext:value-type="float">
            <text:p>69.57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20.35" calcext:value-type="float">
            <text:p>20.35</text:p>
          </table:table-cell>
          <table:table-cell office:value-type="float" office:value="29.54" calcext:value-type="float">
            <text:p>29.54</text:p>
          </table:table-cell>
          <table:table-cell office:value-type="float" office:value="0" calcext:value-type="float">
            <text:p>0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15.96" calcext:value-type="float">
            <text:p>15.96</text:p>
          </table:table-cell>
          <table:table-cell office:value-type="float" office:value="3.658" calcext:value-type="float">
            <text:p>3.658</text:p>
          </table:table-cell>
          <table:table-cell office:value-type="float" office:value="0" calcext:value-type="float">
            <text:p>0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4" calcext:value-type="float">
            <text:p>374</text:p>
          </table:table-cell>
          <table:table-cell table:formula="of:=[.B376]/[.$N$1]" office:value-type="float" office:value="0.112354651162791" calcext:value-type="float">
            <text:p>0.11235</text:p>
          </table:table-cell>
          <table:table-cell table:formula="of:=[.C376]/[.$N$1]" office:value-type="float" office:value="0.0000656330749354005" calcext:value-type="float">
            <text:p>0.00007</text:p>
          </table:table-cell>
          <table:table-cell table:formula="of:=[.D376]/[.$N$1]" office:value-type="float" office:value="0.0328649870801034" calcext:value-type="float">
            <text:p>0.03286</text:p>
          </table:table-cell>
          <table:table-cell table:formula="of:=[.E376]/[.$N$1]" office:value-type="float" office:value="0.0477067183462532" calcext:value-type="float">
            <text:p>0.04771</text:p>
          </table:table-cell>
          <table:table-cell table:formula="of:=[.F376]/[.$N$1]" office:value-type="float" office:value="0" calcext:value-type="float">
            <text:p>0.00000</text:p>
          </table:table-cell>
          <table:table-cell table:formula="of:=[.G376]/[.$N$1]" office:value-type="float" office:value="0.0000380490956072351" calcext:value-type="float">
            <text:p>0.00004</text:p>
          </table:table-cell>
          <table:table-cell table:formula="of:=[.H376]/[.$N$1]" office:value-type="float" office:value="0.0257751937984496" calcext:value-type="float">
            <text:p>0.02578</text:p>
          </table:table-cell>
          <table:table-cell table:formula="of:=[.I376]/[.$N$1]" office:value-type="float" office:value="0.00590762273901809" calcext:value-type="float">
            <text:p>0.00591</text:p>
          </table:table-cell>
          <table:table-cell table:formula="of:=[.J376]/[.$N$1]" office:value-type="float" office:value="0" calcext:value-type="float">
            <text:p>0.00000</text:p>
          </table:table-cell>
          <table:table-cell table:formula="of:=SUM([.Q376:.W376])" office:value-type="float" office:value="0.112292571059432" calcext:value-type="float">
            <text:p>0.11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64" calcext:value-type="float">
            <text:p>0.040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5" calcext:value-type="float">
            <text:p>375</text:p>
          </table:table-cell>
          <table:table-cell office:value-type="float" office:value="68.15" calcext:value-type="float">
            <text:p>68.15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19.01" calcext:value-type="float">
            <text:p>19.01</text:p>
          </table:table-cell>
          <table:table-cell office:value-type="float" office:value="29.6" calcext:value-type="float">
            <text:p>29.6</text:p>
          </table:table-cell>
          <table:table-cell office:value-type="float" office:value="0" calcext:value-type="float">
            <text:p>0</text:p>
          </table:table-cell>
          <table:table-cell office:value-type="float" office:value="0.02416" calcext:value-type="float">
            <text:p>0.02416</text:p>
          </table:table-cell>
          <table:table-cell office:value-type="float" office:value="15.78" calcext:value-type="float">
            <text:p>15.78</text:p>
          </table:table-cell>
          <table:table-cell office:value-type="float" office:value="3.702" calcext:value-type="float">
            <text:p>3.702</text:p>
          </table:table-cell>
          <table:table-cell office:value-type="float" office:value="0" calcext:value-type="float">
            <text:p>0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5" calcext:value-type="float">
            <text:p>375</text:p>
          </table:table-cell>
          <table:table-cell table:formula="of:=[.B377]/[.$N$1]" office:value-type="float" office:value="0.110061369509044" calcext:value-type="float">
            <text:p>0.11006</text:p>
          </table:table-cell>
          <table:table-cell table:formula="of:=[.C377]/[.$N$1]" office:value-type="float" office:value="0.0000573804909560724" calcext:value-type="float">
            <text:p>0.00006</text:p>
          </table:table-cell>
          <table:table-cell table:formula="of:=[.D377]/[.$N$1]" office:value-type="float" office:value="0.0307009043927649" calcext:value-type="float">
            <text:p>0.03070</text:p>
          </table:table-cell>
          <table:table-cell table:formula="of:=[.E377]/[.$N$1]" office:value-type="float" office:value="0.0478036175710594" calcext:value-type="float">
            <text:p>0.04780</text:p>
          </table:table-cell>
          <table:table-cell table:formula="of:=[.F377]/[.$N$1]" office:value-type="float" office:value="0" calcext:value-type="float">
            <text:p>0.00000</text:p>
          </table:table-cell>
          <table:table-cell table:formula="of:=[.G377]/[.$N$1]" office:value-type="float" office:value="0.0000390180878552972" calcext:value-type="float">
            <text:p>0.00004</text:p>
          </table:table-cell>
          <table:table-cell table:formula="of:=[.H377]/[.$N$1]" office:value-type="float" office:value="0.025484496124031" calcext:value-type="float">
            <text:p>0.02548</text:p>
          </table:table-cell>
          <table:table-cell table:formula="of:=[.I377]/[.$N$1]" office:value-type="float" office:value="0.00597868217054264" calcext:value-type="float">
            <text:p>0.00598</text:p>
          </table:table-cell>
          <table:table-cell table:formula="of:=[.J377]/[.$N$1]" office:value-type="float" office:value="0" calcext:value-type="float">
            <text:p>0.00000</text:p>
          </table:table-cell>
          <table:table-cell table:formula="of:=SUM([.Q377:.W377])" office:value-type="float" office:value="0.110006718346253" calcext:value-type="float">
            <text:p>0.1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53" calcext:value-type="float">
            <text:p>0.035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6" calcext:value-type="float">
            <text:p>376</text:p>
          </table:table-cell>
          <table:table-cell office:value-type="float" office:value="66.32" calcext:value-type="float">
            <text:p>66.32</text:p>
          </table:table-cell>
          <table:table-cell office:value-type="float" office:value="0.0314" calcext:value-type="float">
            <text:p>0.0314</text:p>
          </table:table-cell>
          <table:table-cell office:value-type="float" office:value="17.96" calcext:value-type="float">
            <text:p>17.96</text:p>
          </table:table-cell>
          <table:table-cell office:value-type="float" office:value="29.18" calcext:value-type="float">
            <text:p>29.18</text:p>
          </table:table-cell>
          <table:table-cell office:value-type="float" office:value="0" calcext:value-type="float">
            <text:p>0</text:p>
          </table:table-cell>
          <table:table-cell office:value-type="float" office:value="0.02772" calcext:value-type="float">
            <text:p>0.02772</text:p>
          </table:table-cell>
          <table:table-cell office:value-type="float" office:value="15.55" calcext:value-type="float">
            <text:p>15.55</text:p>
          </table:table-cell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6" calcext:value-type="float">
            <text:p>376</text:p>
          </table:table-cell>
          <table:table-cell table:formula="of:=[.B378]/[.$N$1]" office:value-type="float" office:value="0.107105943152455" calcext:value-type="float">
            <text:p>0.10711</text:p>
          </table:table-cell>
          <table:table-cell table:formula="of:=[.C378]/[.$N$1]" office:value-type="float" office:value="0.0000507105943152455" calcext:value-type="float">
            <text:p>0.00005</text:p>
          </table:table-cell>
          <table:table-cell table:formula="of:=[.D378]/[.$N$1]" office:value-type="float" office:value="0.0290051679586563" calcext:value-type="float">
            <text:p>0.02901</text:p>
          </table:table-cell>
          <table:table-cell table:formula="of:=[.E378]/[.$N$1]" office:value-type="float" office:value="0.047125322997416" calcext:value-type="float">
            <text:p>0.04713</text:p>
          </table:table-cell>
          <table:table-cell table:formula="of:=[.F378]/[.$N$1]" office:value-type="float" office:value="0" calcext:value-type="float">
            <text:p>0.00000</text:p>
          </table:table-cell>
          <table:table-cell table:formula="of:=[.G378]/[.$N$1]" office:value-type="float" office:value="0.0000447674418604651" calcext:value-type="float">
            <text:p>0.00004</text:p>
          </table:table-cell>
          <table:table-cell table:formula="of:=[.H378]/[.$N$1]" office:value-type="float" office:value="0.0251130490956072" calcext:value-type="float">
            <text:p>0.02511</text:p>
          </table:table-cell>
          <table:table-cell table:formula="of:=[.I378]/[.$N$1]" office:value-type="float" office:value="0.00577519379844961" calcext:value-type="float">
            <text:p>0.00578</text:p>
          </table:table-cell>
          <table:table-cell table:formula="of:=[.J378]/[.$N$1]" office:value-type="float" office:value="0" calcext:value-type="float">
            <text:p>0.00000</text:p>
          </table:table-cell>
          <table:table-cell table:formula="of:=SUM([.Q378:.W378])" office:value-type="float" office:value="0.10706350129199" calcext:value-type="float">
            <text:p>0.10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7" calcext:value-type="float">
            <text:p>377</text:p>
          </table:table-cell>
          <table:table-cell office:value-type="float" office:value="64.81" calcext:value-type="float">
            <text:p>64.81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17.09" calcext:value-type="float">
            <text:p>17.09</text:p>
          </table:table-cell>
          <table:table-cell office:value-type="float" office:value="28.56" calcext:value-type="float">
            <text:p>28.56</text:p>
          </table:table-cell>
          <table:table-cell office:value-type="float" office:value="0" calcext:value-type="float">
            <text:p>0</text:p>
          </table:table-cell>
          <table:table-cell office:value-type="float" office:value="0.02551" calcext:value-type="float">
            <text:p>0.02551</text:p>
          </table:table-cell>
          <table:table-cell office:value-type="float" office:value="15.53" calcext:value-type="float">
            <text:p>15.53</text:p>
          </table:table-cell>
          <table:table-cell office:value-type="float" office:value="3.571" calcext:value-type="float">
            <text:p>3.571</text:p>
          </table:table-cell>
          <table:table-cell office:value-type="float" office:value="0" calcext:value-type="float">
            <text:p>0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7" calcext:value-type="float">
            <text:p>377</text:p>
          </table:table-cell>
          <table:table-cell table:formula="of:=[.B379]/[.$N$1]" office:value-type="float" office:value="0.104667312661499" calcext:value-type="float">
            <text:p>0.10467</text:p>
          </table:table-cell>
          <table:table-cell table:formula="of:=[.C379]/[.$N$1]" office:value-type="float" office:value="0.0000487564599483204" calcext:value-type="float">
            <text:p>0.00005</text:p>
          </table:table-cell>
          <table:table-cell table:formula="of:=[.D379]/[.$N$1]" office:value-type="float" office:value="0.0276001291989664" calcext:value-type="float">
            <text:p>0.02760</text:p>
          </table:table-cell>
          <table:table-cell table:formula="of:=[.E379]/[.$N$1]" office:value-type="float" office:value="0.0461240310077519" calcext:value-type="float">
            <text:p>0.04612</text:p>
          </table:table-cell>
          <table:table-cell table:formula="of:=[.F379]/[.$N$1]" office:value-type="float" office:value="0" calcext:value-type="float">
            <text:p>0.00000</text:p>
          </table:table-cell>
          <table:table-cell table:formula="of:=[.G379]/[.$N$1]" office:value-type="float" office:value="0.0000411983204134367" calcext:value-type="float">
            <text:p>0.00004</text:p>
          </table:table-cell>
          <table:table-cell table:formula="of:=[.H379]/[.$N$1]" office:value-type="float" office:value="0.0250807493540052" calcext:value-type="float">
            <text:p>0.02508</text:p>
          </table:table-cell>
          <table:table-cell table:formula="of:=[.I379]/[.$N$1]" office:value-type="float" office:value="0.0057671188630491" calcext:value-type="float">
            <text:p>0.00577</text:p>
          </table:table-cell>
          <table:table-cell table:formula="of:=[.J379]/[.$N$1]" office:value-type="float" office:value="0" calcext:value-type="float">
            <text:p>0.00000</text:p>
          </table:table-cell>
          <table:table-cell table:formula="of:=SUM([.Q379:.W379])" office:value-type="float" office:value="0.104613226744186" calcext:value-type="float">
            <text:p>0.10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19" calcext:value-type="float">
            <text:p>0.030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8" calcext:value-type="float">
            <text:p>378</text:p>
          </table:table-cell>
          <table:table-cell office:value-type="float" office:value="65.32" calcext:value-type="float">
            <text:p>65.32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16.64" calcext:value-type="float">
            <text:p>16.64</text:p>
          </table:table-cell>
          <table:table-cell office:value-type="float" office:value="29.61" calcext:value-type="float">
            <text:p>29.61</text:p>
          </table:table-cell>
          <table:table-cell office:value-type="float" office:value="0" calcext:value-type="float">
            <text:p>0</text:p>
          </table:table-cell>
          <table:table-cell office:value-type="float" office:value="0.02313" calcext:value-type="float">
            <text:p>0.02313</text:p>
          </table:table-cell>
          <table:table-cell office:value-type="float" office:value="15.38" calcext:value-type="float">
            <text:p>15.38</text:p>
          </table:table-cell>
          <table:table-cell office:value-type="float" office:value="3.643" calcext:value-type="float">
            <text:p>3.643</text:p>
          </table:table-cell>
          <table:table-cell office:value-type="float" office:value="0" calcext:value-type="float">
            <text:p>0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8" calcext:value-type="float">
            <text:p>378</text:p>
          </table:table-cell>
          <table:table-cell table:formula="of:=[.B380]/[.$N$1]" office:value-type="float" office:value="0.105490956072351" calcext:value-type="float">
            <text:p>0.10549</text:p>
          </table:table-cell>
          <table:table-cell table:formula="of:=[.C380]/[.$N$1]" office:value-type="float" office:value="0.0000376130490956072" calcext:value-type="float">
            <text:p>0.00004</text:p>
          </table:table-cell>
          <table:table-cell table:formula="of:=[.D380]/[.$N$1]" office:value-type="float" office:value="0.0268733850129199" calcext:value-type="float">
            <text:p>0.02687</text:p>
          </table:table-cell>
          <table:table-cell table:formula="of:=[.E380]/[.$N$1]" office:value-type="float" office:value="0.0478197674418605" calcext:value-type="float">
            <text:p>0.04782</text:p>
          </table:table-cell>
          <table:table-cell table:formula="of:=[.F380]/[.$N$1]" office:value-type="float" office:value="0" calcext:value-type="float">
            <text:p>0.00000</text:p>
          </table:table-cell>
          <table:table-cell table:formula="of:=[.G380]/[.$N$1]" office:value-type="float" office:value="0.0000373546511627907" calcext:value-type="float">
            <text:p>0.00004</text:p>
          </table:table-cell>
          <table:table-cell table:formula="of:=[.H380]/[.$N$1]" office:value-type="float" office:value="0.0248385012919897" calcext:value-type="float">
            <text:p>0.02484</text:p>
          </table:table-cell>
          <table:table-cell table:formula="of:=[.I380]/[.$N$1]" office:value-type="float" office:value="0.00588339793281654" calcext:value-type="float">
            <text:p>0.00588</text:p>
          </table:table-cell>
          <table:table-cell table:formula="of:=[.J380]/[.$N$1]" office:value-type="float" office:value="0" calcext:value-type="float">
            <text:p>0.00000</text:p>
          </table:table-cell>
          <table:table-cell table:formula="of:=SUM([.Q380:.W380])" office:value-type="float" office:value="0.105452406330749" calcext:value-type="float">
            <text:p>0.10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29" calcext:value-type="float">
            <text:p>0.023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79" calcext:value-type="float">
            <text:p>379</text:p>
          </table:table-cell>
          <table:table-cell office:value-type="float" office:value="64.41" calcext:value-type="float">
            <text:p>64.41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15.95" calcext:value-type="float">
            <text:p>15.95</text:p>
          </table:table-cell>
          <table:table-cell office:value-type="float" office:value="29.86" calcext:value-type="float">
            <text:p>29.86</text:p>
          </table:table-cell>
          <table:table-cell office:value-type="float" office:value="0" calcext:value-type="float">
            <text:p>0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15.56" calcext:value-type="float">
            <text:p>15.56</text:p>
          </table:table-cell>
          <table:table-cell office:value-type="float" office:value="2.982" calcext:value-type="float">
            <text:p>2.982</text:p>
          </table:table-cell>
          <table:table-cell office:value-type="float" office:value="0" calcext:value-type="float">
            <text:p>0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79" calcext:value-type="float">
            <text:p>379</text:p>
          </table:table-cell>
          <table:table-cell table:formula="of:=[.B381]/[.$N$1]" office:value-type="float" office:value="0.104021317829457" calcext:value-type="float">
            <text:p>0.10402</text:p>
          </table:table-cell>
          <table:table-cell table:formula="of:=[.C381]/[.$N$1]" office:value-type="float" office:value="0.0000426195090439277" calcext:value-type="float">
            <text:p>0.00004</text:p>
          </table:table-cell>
          <table:table-cell table:formula="of:=[.D381]/[.$N$1]" office:value-type="float" office:value="0.0257590439276486" calcext:value-type="float">
            <text:p>0.02576</text:p>
          </table:table-cell>
          <table:table-cell table:formula="of:=[.E381]/[.$N$1]" office:value-type="float" office:value="0.0482235142118863" calcext:value-type="float">
            <text:p>0.04822</text:p>
          </table:table-cell>
          <table:table-cell table:formula="of:=[.F381]/[.$N$1]" office:value-type="float" office:value="0" calcext:value-type="float">
            <text:p>0.00000</text:p>
          </table:table-cell>
          <table:table-cell table:formula="of:=[.G381]/[.$N$1]" office:value-type="float" office:value="0.0000351582687338501" calcext:value-type="float">
            <text:p>0.00004</text:p>
          </table:table-cell>
          <table:table-cell table:formula="of:=[.H381]/[.$N$1]" office:value-type="float" office:value="0.0251291989664083" calcext:value-type="float">
            <text:p>0.02513</text:p>
          </table:table-cell>
          <table:table-cell table:formula="of:=[.I381]/[.$N$1]" office:value-type="float" office:value="0.00481589147286822" calcext:value-type="float">
            <text:p>0.00482</text:p>
          </table:table-cell>
          <table:table-cell table:formula="of:=[.J381]/[.$N$1]" office:value-type="float" office:value="0" calcext:value-type="float">
            <text:p>0.00000</text:p>
          </table:table-cell>
          <table:table-cell table:formula="of:=SUM([.Q381:.W381])" office:value-type="float" office:value="0.103962806847545" calcext:value-type="float">
            <text:p>0.10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0" calcext:value-type="float">
            <text:p>380</text:p>
          </table:table-cell>
          <table:table-cell office:value-type="float" office:value="63.65" calcext:value-type="float">
            <text:p>63.65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15.26" calcext:value-type="float">
            <text:p>15.26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  <table:table-cell office:value-type="float" office:value="0.0177" calcext:value-type="float">
            <text:p>0.0177</text:p>
          </table:table-cell>
          <table:table-cell office:value-type="float" office:value="15.14" calcext:value-type="float">
            <text:p>15.14</text:p>
          </table:table-cell>
          <table:table-cell office:value-type="float" office:value="3.427" calcext:value-type="float">
            <text:p>3.427</text:p>
          </table:table-cell>
          <table:table-cell office:value-type="float" office:value="0" calcext:value-type="float">
            <text:p>0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0" calcext:value-type="float">
            <text:p>380</text:p>
          </table:table-cell>
          <table:table-cell table:formula="of:=[.B382]/[.$N$1]" office:value-type="float" office:value="0.102793927648579" calcext:value-type="float">
            <text:p>0.10279</text:p>
          </table:table-cell>
          <table:table-cell table:formula="of:=[.C382]/[.$N$1]" office:value-type="float" office:value="0.000041327519379845" calcext:value-type="float">
            <text:p>0.00004</text:p>
          </table:table-cell>
          <table:table-cell table:formula="of:=[.D382]/[.$N$1]" office:value-type="float" office:value="0.0246447028423773" calcext:value-type="float">
            <text:p>0.02464</text:p>
          </table:table-cell>
          <table:table-cell table:formula="of:=[.E382]/[.$N$1]" office:value-type="float" office:value="0.0481104651162791" calcext:value-type="float">
            <text:p>0.04811</text:p>
          </table:table-cell>
          <table:table-cell table:formula="of:=[.F382]/[.$N$1]" office:value-type="float" office:value="0" calcext:value-type="float">
            <text:p>0.00000</text:p>
          </table:table-cell>
          <table:table-cell table:formula="of:=[.G382]/[.$N$1]" office:value-type="float" office:value="0.0000285852713178295" calcext:value-type="float">
            <text:p>0.00003</text:p>
          </table:table-cell>
          <table:table-cell table:formula="of:=[.H382]/[.$N$1]" office:value-type="float" office:value="0.0244509043927649" calcext:value-type="float">
            <text:p>0.02445</text:p>
          </table:table-cell>
          <table:table-cell table:formula="of:=[.I382]/[.$N$1]" office:value-type="float" office:value="0.00553456072351421" calcext:value-type="float">
            <text:p>0.00553</text:p>
          </table:table-cell>
          <table:table-cell table:formula="of:=[.J382]/[.$N$1]" office:value-type="float" office:value="0" calcext:value-type="float">
            <text:p>0.00000</text:p>
          </table:table-cell>
          <table:table-cell table:formula="of:=SUM([.Q382:.W382])" office:value-type="float" office:value="0.102769218346253" calcext:value-type="float">
            <text:p>0.10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59" calcext:value-type="float">
            <text:p>0.025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1" calcext:value-type="float">
            <text:p>381</text:p>
          </table:table-cell>
          <table:table-cell office:value-type="float" office:value="61.12" calcext:value-type="float">
            <text:p>61.12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14.11" calcext:value-type="float">
            <text:p>14.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2412" calcext:value-type="float">
            <text:p>0.02412</text:p>
          </table:table-cell>
          <table:table-cell office:value-type="float" office:value="14.5" calcext:value-type="float">
            <text:p>14.5</text:p>
          </table:table-cell>
          <table:table-cell office:value-type="float" office:value="3.466" calcext:value-type="float">
            <text:p>3.466</text:p>
          </table:table-cell>
          <table:table-cell office:value-type="float" office:value="0" calcext:value-type="float">
            <text:p>0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1" calcext:value-type="float">
            <text:p>381</text:p>
          </table:table-cell>
          <table:table-cell table:formula="of:=[.B383]/[.$N$1]" office:value-type="float" office:value="0.0987080103359173" calcext:value-type="float">
            <text:p>0.09871</text:p>
          </table:table-cell>
          <table:table-cell table:formula="of:=[.C383]/[.$N$1]" office:value-type="float" office:value="0.0000355458656330749" calcext:value-type="float">
            <text:p>0.00004</text:p>
          </table:table-cell>
          <table:table-cell table:formula="of:=[.D383]/[.$N$1]" office:value-type="float" office:value="0.0227874677002584" calcext:value-type="float">
            <text:p>0.02279</text:p>
          </table:table-cell>
          <table:table-cell table:formula="of:=[.E383]/[.$N$1]" office:value-type="float" office:value="0.0468346253229974" calcext:value-type="float">
            <text:p>0.04683</text:p>
          </table:table-cell>
          <table:table-cell table:formula="of:=[.F383]/[.$N$1]" office:value-type="float" office:value="0" calcext:value-type="float">
            <text:p>0.00000</text:p>
          </table:table-cell>
          <table:table-cell table:formula="of:=[.G383]/[.$N$1]" office:value-type="float" office:value="0.000038953488372093" calcext:value-type="float">
            <text:p>0.00004</text:p>
          </table:table-cell>
          <table:table-cell table:formula="of:=[.H383]/[.$N$1]" office:value-type="float" office:value="0.0234173126614987" calcext:value-type="float">
            <text:p>0.02342</text:p>
          </table:table-cell>
          <table:table-cell table:formula="of:=[.I383]/[.$N$1]" office:value-type="float" office:value="0.00559754521963824" calcext:value-type="float">
            <text:p>0.00560</text:p>
          </table:table-cell>
          <table:table-cell table:formula="of:=[.J383]/[.$N$1]" office:value-type="float" office:value="0" calcext:value-type="float">
            <text:p>0.00000</text:p>
          </table:table-cell>
          <table:table-cell table:formula="of:=SUM([.Q383:.W383])" office:value-type="float" office:value="0.0986759043927649" calcext:value-type="float">
            <text:p>0.09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01" calcext:value-type="float">
            <text:p>0.02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2" calcext:value-type="float">
            <text:p>382</text:p>
          </table:table-cell>
          <table:table-cell office:value-type="float" office:value="61.34" calcext:value-type="float">
            <text:p>61.34</text:p>
          </table:table-cell>
          <table:table-cell office:value-type="float" office:value="0.02446" calcext:value-type="float">
            <text:p>0.02446</text:p>
          </table:table-cell>
          <table:table-cell office:value-type="float" office:value="13.28" calcext:value-type="float">
            <text:p>13.28</text:p>
          </table:table-cell>
          <table:table-cell office:value-type="float" office:value="29.56" calcext:value-type="float">
            <text:p>29.56</text:p>
          </table:table-cell>
          <table:table-cell office:value-type="float" office:value="0" calcext:value-type="float">
            <text:p>0</text:p>
          </table:table-cell>
          <table:table-cell office:value-type="float" office:value="0.02561" calcext:value-type="float">
            <text:p>0.02561</text:p>
          </table:table-cell>
          <table:table-cell office:value-type="float" office:value="15" calcext:value-type="float">
            <text:p>15</text:p>
          </table:table-cell>
          <table:table-cell office:value-type="float" office:value="3.454" calcext:value-type="float">
            <text:p>3.454</text:p>
          </table:table-cell>
          <table:table-cell office:value-type="float" office:value="0" calcext:value-type="float">
            <text:p>0</text:p>
          </table:table-cell>
          <table:table-cell office:value-type="float" office:value="0.02446" calcext:value-type="float">
            <text:p>0.0244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2" calcext:value-type="float">
            <text:p>382</text:p>
          </table:table-cell>
          <table:table-cell table:formula="of:=[.B384]/[.$N$1]" office:value-type="float" office:value="0.0990633074935401" calcext:value-type="float">
            <text:p>0.09906</text:p>
          </table:table-cell>
          <table:table-cell table:formula="of:=[.C384]/[.$N$1]" office:value-type="float" office:value="0.0000395025839793282" calcext:value-type="float">
            <text:p>0.00004</text:p>
          </table:table-cell>
          <table:table-cell table:formula="of:=[.D384]/[.$N$1]" office:value-type="float" office:value="0.0214470284237726" calcext:value-type="float">
            <text:p>0.02145</text:p>
          </table:table-cell>
          <table:table-cell table:formula="of:=[.E384]/[.$N$1]" office:value-type="float" office:value="0.0477390180878553" calcext:value-type="float">
            <text:p>0.04774</text:p>
          </table:table-cell>
          <table:table-cell table:formula="of:=[.F384]/[.$N$1]" office:value-type="float" office:value="0" calcext:value-type="float">
            <text:p>0.00000</text:p>
          </table:table-cell>
          <table:table-cell table:formula="of:=[.G384]/[.$N$1]" office:value-type="float" office:value="0.000041359819121447" calcext:value-type="float">
            <text:p>0.00004</text:p>
          </table:table-cell>
          <table:table-cell table:formula="of:=[.H384]/[.$N$1]" office:value-type="float" office:value="0.0242248062015504" calcext:value-type="float">
            <text:p>0.02422</text:p>
          </table:table-cell>
          <table:table-cell table:formula="of:=[.I384]/[.$N$1]" office:value-type="float" office:value="0.005578165374677" calcext:value-type="float">
            <text:p>0.00558</text:p>
          </table:table-cell>
          <table:table-cell table:formula="of:=[.J384]/[.$N$1]" office:value-type="float" office:value="0" calcext:value-type="float">
            <text:p>0.00000</text:p>
          </table:table-cell>
          <table:table-cell table:formula="of:=SUM([.Q384:.W384])" office:value-type="float" office:value="0.0990303779069768" calcext:value-type="float">
            <text:p>0.09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46" calcext:value-type="float">
            <text:p>0.024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3" calcext:value-type="float">
            <text:p>383</text:p>
          </table:table-cell>
          <table:table-cell office:value-type="float" office:value="60.71" calcext:value-type="float">
            <text:p>60.71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13.17" calcext:value-type="float">
            <text:p>13.17</text:p>
          </table:table-cell>
          <table:table-cell office:value-type="float" office:value="29.71" calcext:value-type="float">
            <text:p>29.71</text:p>
          </table:table-cell>
          <table:table-cell office:value-type="float" office:value="0" calcext:value-type="float">
            <text:p>0</text:p>
          </table:table-cell>
          <table:table-cell office:value-type="float" office:value="0.02226" calcext:value-type="float">
            <text:p>0.02226</text:p>
          </table:table-cell>
          <table:table-cell office:value-type="float" office:value="14.33" calcext:value-type="float">
            <text:p>14.33</text:p>
          </table:table-cell>
          <table:table-cell office:value-type="float" office:value="3.452" calcext:value-type="float">
            <text:p>3.452</text:p>
          </table:table-cell>
          <table:table-cell office:value-type="float" office:value="0" calcext:value-type="float">
            <text:p>0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3" calcext:value-type="float">
            <text:p>383</text:p>
          </table:table-cell>
          <table:table-cell table:formula="of:=[.B385]/[.$N$1]" office:value-type="float" office:value="0.0980458656330749" calcext:value-type="float">
            <text:p>0.09805</text:p>
          </table:table-cell>
          <table:table-cell table:formula="of:=[.C385]/[.$N$1]" office:value-type="float" office:value="0.0000298611111111111" calcext:value-type="float">
            <text:p>0.00003</text:p>
          </table:table-cell>
          <table:table-cell table:formula="of:=[.D385]/[.$N$1]" office:value-type="float" office:value="0.0212693798449612" calcext:value-type="float">
            <text:p>0.02127</text:p>
          </table:table-cell>
          <table:table-cell table:formula="of:=[.E385]/[.$N$1]" office:value-type="float" office:value="0.0479812661498708" calcext:value-type="float">
            <text:p>0.04798</text:p>
          </table:table-cell>
          <table:table-cell table:formula="of:=[.F385]/[.$N$1]" office:value-type="float" office:value="0" calcext:value-type="float">
            <text:p>0.00000</text:p>
          </table:table-cell>
          <table:table-cell table:formula="of:=[.G385]/[.$N$1]" office:value-type="float" office:value="0.0000359496124031008" calcext:value-type="float">
            <text:p>0.00004</text:p>
          </table:table-cell>
          <table:table-cell table:formula="of:=[.H385]/[.$N$1]" office:value-type="float" office:value="0.0231427648578811" calcext:value-type="float">
            <text:p>0.02314</text:p>
          </table:table-cell>
          <table:table-cell table:formula="of:=[.I385]/[.$N$1]" office:value-type="float" office:value="0.0055749354005168" calcext:value-type="float">
            <text:p>0.00557</text:p>
          </table:table-cell>
          <table:table-cell table:formula="of:=[.J385]/[.$N$1]" office:value-type="float" office:value="0" calcext:value-type="float">
            <text:p>0.00000</text:p>
          </table:table-cell>
          <table:table-cell table:formula="of:=SUM([.Q385:.W385])" office:value-type="float" office:value="0.0980042958656331" calcext:value-type="float">
            <text:p>0.09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4" calcext:value-type="float">
            <text:p>384</text:p>
          </table:table-cell>
          <table:table-cell office:value-type="float" office:value="60.98" calcext:value-type="float">
            <text:p>60.98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12.37" calcext:value-type="float">
            <text:p>12.37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14.67" calcext:value-type="float">
            <text:p>14.67</text:p>
          </table:table-cell>
          <table:table-cell office:value-type="float" office:value="3.304" calcext:value-type="float">
            <text:p>3.304</text:p>
          </table:table-cell>
          <table:table-cell office:value-type="float" office:value="0" calcext:value-type="float">
            <text:p>0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4" calcext:value-type="float">
            <text:p>384</text:p>
          </table:table-cell>
          <table:table-cell table:formula="of:=[.B386]/[.$N$1]" office:value-type="float" office:value="0.0984819121447028" calcext:value-type="float">
            <text:p>0.09848</text:p>
          </table:table-cell>
          <table:table-cell table:formula="of:=[.C386]/[.$N$1]" office:value-type="float" office:value="0.0000315406976744186" calcext:value-type="float">
            <text:p>0.00003</text:p>
          </table:table-cell>
          <table:table-cell table:formula="of:=[.D386]/[.$N$1]" office:value-type="float" office:value="0.0199773901808786" calcext:value-type="float">
            <text:p>0.01998</text:p>
          </table:table-cell>
          <table:table-cell table:formula="of:=[.E386]/[.$N$1]" office:value-type="float" office:value="0.0494186046511628" calcext:value-type="float">
            <text:p>0.04942</text:p>
          </table:table-cell>
          <table:table-cell table:formula="of:=[.F386]/[.$N$1]" office:value-type="float" office:value="0" calcext:value-type="float">
            <text:p>0.00000</text:p>
          </table:table-cell>
          <table:table-cell table:formula="of:=[.G386]/[.$N$1]" office:value-type="float" office:value="0.0000344153746770026" calcext:value-type="float">
            <text:p>0.00003</text:p>
          </table:table-cell>
          <table:table-cell table:formula="of:=[.H386]/[.$N$1]" office:value-type="float" office:value="0.0236918604651163" calcext:value-type="float">
            <text:p>0.02369</text:p>
          </table:table-cell>
          <table:table-cell table:formula="of:=[.I386]/[.$N$1]" office:value-type="float" office:value="0.0053359173126615" calcext:value-type="float">
            <text:p>0.00534</text:p>
          </table:table-cell>
          <table:table-cell table:formula="of:=[.J386]/[.$N$1]" office:value-type="float" office:value="0" calcext:value-type="float">
            <text:p>0.00000</text:p>
          </table:table-cell>
          <table:table-cell table:formula="of:=SUM([.Q386:.W386])" office:value-type="float" office:value="0.0984581879844961" calcext:value-type="float">
            <text:p>0.09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53" calcext:value-type="float">
            <text:p>0.01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5" calcext:value-type="float">
            <text:p>385</text:p>
          </table:table-cell>
          <table:table-cell office:value-type="float" office:value="60.57" calcext:value-type="float">
            <text:p>60.57</text:p>
          </table:table-cell>
          <table:table-cell office:value-type="float" office:value="0.0192" calcext:value-type="float">
            <text:p>0.0192</text:p>
          </table:table-cell>
          <table:table-cell office:value-type="float" office:value="12.47" calcext:value-type="float">
            <text:p>12.47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14.82" calcext:value-type="float">
            <text:p>14.82</text:p>
          </table:table-cell>
          <table:table-cell office:value-type="float" office:value="3.431" calcext:value-type="float">
            <text:p>3.431</text:p>
          </table:table-cell>
          <table:table-cell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5" calcext:value-type="float">
            <text:p>385</text:p>
          </table:table-cell>
          <table:table-cell table:formula="of:=[.B387]/[.$N$1]" office:value-type="float" office:value="0.0978197674418605" calcext:value-type="float">
            <text:p>0.09782</text:p>
          </table:table-cell>
          <table:table-cell table:formula="of:=[.C387]/[.$N$1]" office:value-type="float" office:value="0.0000310077519379845" calcext:value-type="float">
            <text:p>0.00003</text:p>
          </table:table-cell>
          <table:table-cell table:formula="of:=[.D387]/[.$N$1]" office:value-type="float" office:value="0.0201388888888889" calcext:value-type="float">
            <text:p>0.02014</text:p>
          </table:table-cell>
          <table:table-cell table:formula="of:=[.E387]/[.$N$1]" office:value-type="float" office:value="0.0481427648578811" calcext:value-type="float">
            <text:p>0.04814</text:p>
          </table:table-cell>
          <table:table-cell table:formula="of:=[.F387]/[.$N$1]" office:value-type="float" office:value="0" calcext:value-type="float">
            <text:p>0.00000</text:p>
          </table:table-cell>
          <table:table-cell table:formula="of:=[.G387]/[.$N$1]" office:value-type="float" office:value="0.0000370478036175711" calcext:value-type="float">
            <text:p>0.00004</text:p>
          </table:table-cell>
          <table:table-cell table:formula="of:=[.H387]/[.$N$1]" office:value-type="float" office:value="0.0239341085271318" calcext:value-type="float">
            <text:p>0.02393</text:p>
          </table:table-cell>
          <table:table-cell table:formula="of:=[.I387]/[.$N$1]" office:value-type="float" office:value="0.00554102067183463" calcext:value-type="float">
            <text:p>0.00554</text:p>
          </table:table-cell>
          <table:table-cell table:formula="of:=[.J387]/[.$N$1]" office:value-type="float" office:value="0" calcext:value-type="float">
            <text:p>0.00000</text:p>
          </table:table-cell>
          <table:table-cell table:formula="of:=SUM([.Q387:.W387])" office:value-type="float" office:value="0.097793830749354" calcext:value-type="float">
            <text:p>0.09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6" calcext:value-type="float">
            <text:p>386</text:p>
          </table:table-cell>
          <table:table-cell office:value-type="float" office:value="59.06" calcext:value-type="float">
            <text:p>59.06</text:p>
          </table:table-cell>
          <table:table-cell office:value-type="float" office:value="0.0176" calcext:value-type="float">
            <text:p>0.0176</text:p>
          </table:table-cell>
          <table:table-cell office:value-type="float" office:value="11.6" calcext:value-type="float">
            <text:p>11.6</text:p>
          </table:table-cell>
          <table:table-cell office:value-type="float" office:value="30.06" calcext:value-type="float">
            <text:p>30.06</text:p>
          </table:table-cell>
          <table:table-cell office:value-type="float" office:value="0" calcext:value-type="float">
            <text:p>0</text:p>
          </table:table-cell>
          <table:table-cell office:value-type="float" office:value="0.01941" calcext:value-type="float">
            <text:p>0.01941</text:p>
          </table:table-cell>
          <table:table-cell office:value-type="float" office:value="14.04" calcext:value-type="float">
            <text:p>14.04</text:p>
          </table:table-cell>
          <table:table-cell office:value-type="float" office:value="3.319" calcext:value-type="float">
            <text:p>3.319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6" calcext:value-type="float">
            <text:p>386</text:p>
          </table:table-cell>
          <table:table-cell table:formula="of:=[.B388]/[.$N$1]" office:value-type="float" office:value="0.0953811369509044" calcext:value-type="float">
            <text:p>0.09538</text:p>
          </table:table-cell>
          <table:table-cell table:formula="of:=[.C388]/[.$N$1]" office:value-type="float" office:value="0.0000284237726098191" calcext:value-type="float">
            <text:p>0.00003</text:p>
          </table:table-cell>
          <table:table-cell table:formula="of:=[.D388]/[.$N$1]" office:value-type="float" office:value="0.018733850129199" calcext:value-type="float">
            <text:p>0.01873</text:p>
          </table:table-cell>
          <table:table-cell table:formula="of:=[.E388]/[.$N$1]" office:value-type="float" office:value="0.048546511627907" calcext:value-type="float">
            <text:p>0.04855</text:p>
          </table:table-cell>
          <table:table-cell table:formula="of:=[.F388]/[.$N$1]" office:value-type="float" office:value="0" calcext:value-type="float">
            <text:p>0.00000</text:p>
          </table:table-cell>
          <table:table-cell table:formula="of:=[.G388]/[.$N$1]" office:value-type="float" office:value="0.0000313468992248062" calcext:value-type="float">
            <text:p>0.00003</text:p>
          </table:table-cell>
          <table:table-cell table:formula="of:=[.H388]/[.$N$1]" office:value-type="float" office:value="0.0226744186046512" calcext:value-type="float">
            <text:p>0.02267</text:p>
          </table:table-cell>
          <table:table-cell table:formula="of:=[.I388]/[.$N$1]" office:value-type="float" office:value="0.00536014211886305" calcext:value-type="float">
            <text:p>0.00536</text:p>
          </table:table-cell>
          <table:table-cell table:formula="of:=[.J388]/[.$N$1]" office:value-type="float" office:value="0" calcext:value-type="float">
            <text:p>0.00000</text:p>
          </table:table-cell>
          <table:table-cell table:formula="of:=SUM([.Q388:.W388])" office:value-type="float" office:value="0.0953462693798449" calcext:value-type="float">
            <text:p>0.09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7" calcext:value-type="float">
            <text:p>387</text:p>
          </table:table-cell>
          <table:table-cell office:value-type="float" office:value="59.19" calcext:value-type="float">
            <text:p>59.19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12" calcext:value-type="float">
            <text:p>12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14.42" calcext:value-type="float">
            <text:p>14.42</text:p>
          </table:table-cell>
          <table:table-cell office:value-type="float" office:value="3.037" calcext:value-type="float">
            <text:p>3.037</text:p>
          </table:table-cell>
          <table:table-cell office:value-type="float" office:value="0" calcext:value-type="float">
            <text:p>0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7" calcext:value-type="float">
            <text:p>387</text:p>
          </table:table-cell>
          <table:table-cell table:formula="of:=[.B389]/[.$N$1]" office:value-type="float" office:value="0.0955910852713178" calcext:value-type="float">
            <text:p>0.09559</text:p>
          </table:table-cell>
          <table:table-cell table:formula="of:=[.C389]/[.$N$1]" office:value-type="float" office:value="0.0000276647286821705" calcext:value-type="float">
            <text:p>0.00003</text:p>
          </table:table-cell>
          <table:table-cell table:formula="of:=[.D389]/[.$N$1]" office:value-type="float" office:value="0.0193798449612403" calcext:value-type="float">
            <text:p>0.01938</text:p>
          </table:table-cell>
          <table:table-cell table:formula="of:=[.E389]/[.$N$1]" office:value-type="float" office:value="0.0479651162790698" calcext:value-type="float">
            <text:p>0.04797</text:p>
          </table:table-cell>
          <table:table-cell table:formula="of:=[.F389]/[.$N$1]" office:value-type="float" office:value="0" calcext:value-type="float">
            <text:p>0.00000</text:p>
          </table:table-cell>
          <table:table-cell table:formula="of:=[.G389]/[.$N$1]" office:value-type="float" office:value="0.0000369186046511628" calcext:value-type="float">
            <text:p>0.00004</text:p>
          </table:table-cell>
          <table:table-cell table:formula="of:=[.H389]/[.$N$1]" office:value-type="float" office:value="0.0232881136950904" calcext:value-type="float">
            <text:p>0.02329</text:p>
          </table:table-cell>
          <table:table-cell table:formula="of:=[.I389]/[.$N$1]" office:value-type="float" office:value="0.0049047157622739" calcext:value-type="float">
            <text:p>0.00490</text:p>
          </table:table-cell>
          <table:table-cell table:formula="of:=[.J389]/[.$N$1]" office:value-type="float" office:value="0" calcext:value-type="float">
            <text:p>0.00000</text:p>
          </table:table-cell>
          <table:table-cell table:formula="of:=SUM([.Q389:.W389])" office:value-type="float" office:value="0.0955747093023256" calcext:value-type="float">
            <text:p>0.09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8" calcext:value-type="float">
            <text:p>388</text:p>
          </table:table-cell>
          <table:table-cell office:value-type="float" office:value="57.59" calcext:value-type="float">
            <text:p>57.59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11.84" calcext:value-type="float">
            <text:p>11.84</text:p>
          </table:table-cell>
          <table:table-cell office:value-type="float" office:value="29.02" calcext:value-type="float">
            <text:p>29.02</text:p>
          </table:table-cell>
          <table:table-cell office:value-type="float" office:value="0" calcext:value-type="float">
            <text:p>0</text:p>
          </table:table-cell>
          <table:table-cell office:value-type="float" office:value="0.02159" calcext:value-type="float">
            <text:p>0.02159</text:p>
          </table:table-cell>
          <table:table-cell office:value-type="float" office:value="13.67" calcext:value-type="float">
            <text:p>13.67</text:p>
          </table:table-cell>
          <table:table-cell office:value-type="float" office:value="3.018" calcext:value-type="float">
            <text:p>3.018</text:p>
          </table:table-cell>
          <table:table-cell office:value-type="float" office:value="0" calcext:value-type="float">
            <text:p>0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8" calcext:value-type="float">
            <text:p>388</text:p>
          </table:table-cell>
          <table:table-cell table:formula="of:=[.B390]/[.$N$1]" office:value-type="float" office:value="0.0930071059431525" calcext:value-type="float">
            <text:p>0.09301</text:p>
          </table:table-cell>
          <table:table-cell table:formula="of:=[.C390]/[.$N$1]" office:value-type="float" office:value="0.0000249677002583979" calcext:value-type="float">
            <text:p>0.00002</text:p>
          </table:table-cell>
          <table:table-cell table:formula="of:=[.D390]/[.$N$1]" office:value-type="float" office:value="0.0191214470284238" calcext:value-type="float">
            <text:p>0.01912</text:p>
          </table:table-cell>
          <table:table-cell table:formula="of:=[.E390]/[.$N$1]" office:value-type="float" office:value="0.0468669250645995" calcext:value-type="float">
            <text:p>0.04687</text:p>
          </table:table-cell>
          <table:table-cell table:formula="of:=[.F390]/[.$N$1]" office:value-type="float" office:value="0" calcext:value-type="float">
            <text:p>0.00000</text:p>
          </table:table-cell>
          <table:table-cell table:formula="of:=[.G390]/[.$N$1]" office:value-type="float" office:value="0.0000348675710594315" calcext:value-type="float">
            <text:p>0.00003</text:p>
          </table:table-cell>
          <table:table-cell table:formula="of:=[.H390]/[.$N$1]" office:value-type="float" office:value="0.0220768733850129" calcext:value-type="float">
            <text:p>0.02208</text:p>
          </table:table-cell>
          <table:table-cell table:formula="of:=[.I390]/[.$N$1]" office:value-type="float" office:value="0.00487403100775194" calcext:value-type="float">
            <text:p>0.00487</text:p>
          </table:table-cell>
          <table:table-cell table:formula="of:=[.J390]/[.$N$1]" office:value-type="float" office:value="0" calcext:value-type="float">
            <text:p>0.00000</text:p>
          </table:table-cell>
          <table:table-cell table:formula="of:=SUM([.Q390:.W390])" office:value-type="float" office:value="0.0929741440568475" calcext:value-type="float">
            <text:p>0.09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89" calcext:value-type="float">
            <text:p>389</text:p>
          </table:table-cell>
          <table:table-cell office:value-type="float" office:value="57.78" calcext:value-type="float">
            <text:p>57.78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11.42" calcext:value-type="float">
            <text:p>11.42</text:p>
          </table:table-cell>
          <table:table-cell office:value-type="float" office:value="29.63" calcext:value-type="float">
            <text:p>29.63</text:p>
          </table:table-cell>
          <table:table-cell office:value-type="float" office:value="0" calcext:value-type="float">
            <text:p>0</text:p>
          </table:table-cell>
          <table:table-cell office:value-type="float" office:value="0.02351" calcext:value-type="float">
            <text:p>0.02351</text:p>
          </table:table-cell>
          <table:table-cell office:value-type="float" office:value="13.56" calcext:value-type="float">
            <text:p>13.56</text:p>
          </table:table-cell>
          <table:table-cell office:value-type="float" office:value="3.134" calcext:value-type="float">
            <text:p>3.134</text:p>
          </table:table-cell>
          <table:table-cell office:value-type="float" office:value="0" calcext:value-type="float">
            <text:p>0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89" calcext:value-type="float">
            <text:p>389</text:p>
          </table:table-cell>
          <table:table-cell table:formula="of:=[.B391]/[.$N$1]" office:value-type="float" office:value="0.0933139534883721" calcext:value-type="float">
            <text:p>0.09331</text:p>
          </table:table-cell>
          <table:table-cell table:formula="of:=[.C391]/[.$N$1]" office:value-type="float" office:value="0.000028827519379845" calcext:value-type="float">
            <text:p>0.00003</text:p>
          </table:table-cell>
          <table:table-cell table:formula="of:=[.D391]/[.$N$1]" office:value-type="float" office:value="0.0184431524547804" calcext:value-type="float">
            <text:p>0.01844</text:p>
          </table:table-cell>
          <table:table-cell table:formula="of:=[.E391]/[.$N$1]" office:value-type="float" office:value="0.0478520671834625" calcext:value-type="float">
            <text:p>0.04785</text:p>
          </table:table-cell>
          <table:table-cell table:formula="of:=[.F391]/[.$N$1]" office:value-type="float" office:value="0" calcext:value-type="float">
            <text:p>0.00000</text:p>
          </table:table-cell>
          <table:table-cell table:formula="of:=[.G391]/[.$N$1]" office:value-type="float" office:value="0.00003796834625323" calcext:value-type="float">
            <text:p>0.00004</text:p>
          </table:table-cell>
          <table:table-cell table:formula="of:=[.H391]/[.$N$1]" office:value-type="float" office:value="0.0218992248062016" calcext:value-type="float">
            <text:p>0.02190</text:p>
          </table:table-cell>
          <table:table-cell table:formula="of:=[.I391]/[.$N$1]" office:value-type="float" office:value="0.00506136950904393" calcext:value-type="float">
            <text:p>0.00506</text:p>
          </table:table-cell>
          <table:table-cell table:formula="of:=[.J391]/[.$N$1]" office:value-type="float" office:value="0" calcext:value-type="float">
            <text:p>0.00000</text:p>
          </table:table-cell>
          <table:table-cell table:formula="of:=SUM([.Q391:.W391])" office:value-type="float" office:value="0.0932937822997416" calcext:value-type="float">
            <text:p>0.09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0" calcext:value-type="float">
            <text:p>390</text:p>
          </table:table-cell>
          <table:table-cell office:value-type="float" office:value="57.1" calcext:value-type="float">
            <text:p>57.1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10.99" calcext:value-type="float">
            <text:p>10.99</text:p>
          </table:table-cell>
          <table:table-cell office:value-type="float" office:value="29.74" calcext:value-type="float">
            <text:p>29.74</text:p>
          </table:table-cell>
          <table:table-cell office:value-type="float" office:value="0" calcext:value-type="float">
            <text:p>0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13.39" calcext:value-type="float">
            <text:p>13.39</text:p>
          </table:table-cell>
          <table:table-cell office:value-type="float" office:value="2.935" calcext:value-type="float">
            <text:p>2.935</text:p>
          </table:table-cell>
          <table:table-cell office:value-type="float" office:value="0" calcext:value-type="float">
            <text:p>0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0" calcext:value-type="float">
            <text:p>390</text:p>
          </table:table-cell>
          <table:table-cell table:formula="of:=[.B392]/[.$N$1]" office:value-type="float" office:value="0.0922157622739018" calcext:value-type="float">
            <text:p>0.09222</text:p>
          </table:table-cell>
          <table:table-cell table:formula="of:=[.C392]/[.$N$1]" office:value-type="float" office:value="0.0000217700258397933" calcext:value-type="float">
            <text:p>0.00002</text:p>
          </table:table-cell>
          <table:table-cell table:formula="of:=[.D392]/[.$N$1]" office:value-type="float" office:value="0.0177487080103359" calcext:value-type="float">
            <text:p>0.01775</text:p>
          </table:table-cell>
          <table:table-cell table:formula="of:=[.E392]/[.$N$1]" office:value-type="float" office:value="0.0480297157622739" calcext:value-type="float">
            <text:p>0.04803</text:p>
          </table:table-cell>
          <table:table-cell table:formula="of:=[.F392]/[.$N$1]" office:value-type="float" office:value="0" calcext:value-type="float">
            <text:p>0.00000</text:p>
          </table:table-cell>
          <table:table-cell table:formula="of:=[.G392]/[.$N$1]" office:value-type="float" office:value="0.0000375807493540052" calcext:value-type="float">
            <text:p>0.00004</text:p>
          </table:table-cell>
          <table:table-cell table:formula="of:=[.H392]/[.$N$1]" office:value-type="float" office:value="0.021624677002584" calcext:value-type="float">
            <text:p>0.02162</text:p>
          </table:table-cell>
          <table:table-cell table:formula="of:=[.I392]/[.$N$1]" office:value-type="float" office:value="0.00473998708010336" calcext:value-type="float">
            <text:p>0.00474</text:p>
          </table:table-cell>
          <table:table-cell table:formula="of:=[.J392]/[.$N$1]" office:value-type="float" office:value="0" calcext:value-type="float">
            <text:p>0.00000</text:p>
          </table:table-cell>
          <table:table-cell table:formula="of:=SUM([.Q392:.W392])" office:value-type="float" office:value="0.0921806686046512" calcext:value-type="float">
            <text:p>0.09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1" calcext:value-type="float">
            <text:p>391</text:p>
          </table:table-cell>
          <table:table-cell office:value-type="float" office:value="58.36" calcext:value-type="float">
            <text:p>58.36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10.87" calcext:value-type="float">
            <text:p>10.87</text:p>
          </table:table-cell>
          <table:table-cell office:value-type="float" office:value="30.12" calcext:value-type="float">
            <text:p>30.12</text:p>
          </table:table-cell>
          <table:table-cell office:value-type="float" office:value="0" calcext:value-type="float">
            <text:p>0</text:p>
          </table:table-cell>
          <table:table-cell office:value-type="float" office:value="0.02143" calcext:value-type="float">
            <text:p>0.02143</text:p>
          </table:table-cell>
          <table:table-cell office:value-type="float" office:value="14.29" calcext:value-type="float">
            <text:p>14.29</text:p>
          </table:table-cell>
          <table:table-cell office:value-type="float" office:value="3.041" calcext:value-type="float">
            <text:p>3.041</text:p>
          </table:table-cell>
          <table:table-cell office:value-type="float" office:value="0" calcext:value-type="float">
            <text:p>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1" calcext:value-type="float">
            <text:p>391</text:p>
          </table:table-cell>
          <table:table-cell table:formula="of:=[.B393]/[.$N$1]" office:value-type="float" office:value="0.094250645994832" calcext:value-type="float">
            <text:p>0.09425</text:p>
          </table:table-cell>
          <table:table-cell table:formula="of:=[.C393]/[.$N$1]" office:value-type="float" office:value="0.0000252260981912145" calcext:value-type="float">
            <text:p>0.00003</text:p>
          </table:table-cell>
          <table:table-cell table:formula="of:=[.D393]/[.$N$1]" office:value-type="float" office:value="0.0175549095607235" calcext:value-type="float">
            <text:p>0.01755</text:p>
          </table:table-cell>
          <table:table-cell table:formula="of:=[.E393]/[.$N$1]" office:value-type="float" office:value="0.0486434108527132" calcext:value-type="float">
            <text:p>0.04864</text:p>
          </table:table-cell>
          <table:table-cell table:formula="of:=[.F393]/[.$N$1]" office:value-type="float" office:value="0" calcext:value-type="float">
            <text:p>0.00000</text:p>
          </table:table-cell>
          <table:table-cell table:formula="of:=[.G393]/[.$N$1]" office:value-type="float" office:value="0.000034609173126615" calcext:value-type="float">
            <text:p>0.00003</text:p>
          </table:table-cell>
          <table:table-cell table:formula="of:=[.H393]/[.$N$1]" office:value-type="float" office:value="0.023078165374677" calcext:value-type="float">
            <text:p>0.02308</text:p>
          </table:table-cell>
          <table:table-cell table:formula="of:=[.I393]/[.$N$1]" office:value-type="float" office:value="0.00491117571059431" calcext:value-type="float">
            <text:p>0.00491</text:p>
          </table:table-cell>
          <table:table-cell table:formula="of:=[.J393]/[.$N$1]" office:value-type="float" office:value="0" calcext:value-type="float">
            <text:p>0.00000</text:p>
          </table:table-cell>
          <table:table-cell table:formula="of:=SUM([.Q393:.W393])" office:value-type="float" office:value="0.0942222706718346" calcext:value-type="float">
            <text:p>0.0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62" calcext:value-type="float">
            <text:p>0.015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2" calcext:value-type="float">
            <text:p>392</text:p>
          </table:table-cell>
          <table:table-cell office:value-type="float" office:value="58.11" calcext:value-type="float">
            <text:p>58.11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11.19" calcext:value-type="float">
            <text:p>11.19</text:p>
          </table:table-cell>
          <table:table-cell office:value-type="float" office:value="30.16" calcext:value-type="float">
            <text:p>30.16</text:p>
          </table:table-cell>
          <table:table-cell office:value-type="float" office:value="0" calcext:value-type="float">
            <text:p>0</text:p>
          </table:table-cell>
          <table:table-cell office:value-type="float" office:value="0.02105" calcext:value-type="float">
            <text:p>0.02105</text:p>
          </table:table-cell>
          <table:table-cell office:value-type="float" office:value="13.72" calcext:value-type="float">
            <text:p>13.72</text:p>
          </table:table-cell>
          <table:table-cell office:value-type="float" office:value="3.005" calcext:value-type="float">
            <text:p>3.005</text:p>
          </table:table-cell>
          <table:table-cell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2" calcext:value-type="float">
            <text:p>392</text:p>
          </table:table-cell>
          <table:table-cell table:formula="of:=[.B394]/[.$N$1]" office:value-type="float" office:value="0.0938468992248062" calcext:value-type="float">
            <text:p>0.09385</text:p>
          </table:table-cell>
          <table:table-cell table:formula="of:=[.C394]/[.$N$1]" office:value-type="float" office:value="0.0000267280361757106" calcext:value-type="float">
            <text:p>0.00003</text:p>
          </table:table-cell>
          <table:table-cell table:formula="of:=[.D394]/[.$N$1]" office:value-type="float" office:value="0.0180717054263566" calcext:value-type="float">
            <text:p>0.01807</text:p>
          </table:table-cell>
          <table:table-cell table:formula="of:=[.E394]/[.$N$1]" office:value-type="float" office:value="0.0487080103359173" calcext:value-type="float">
            <text:p>0.04871</text:p>
          </table:table-cell>
          <table:table-cell table:formula="of:=[.F394]/[.$N$1]" office:value-type="float" office:value="0" calcext:value-type="float">
            <text:p>0.00000</text:p>
          </table:table-cell>
          <table:table-cell table:formula="of:=[.G394]/[.$N$1]" office:value-type="float" office:value="0.0000339954780361757" calcext:value-type="float">
            <text:p>0.00003</text:p>
          </table:table-cell>
          <table:table-cell table:formula="of:=[.H394]/[.$N$1]" office:value-type="float" office:value="0.0221576227390181" calcext:value-type="float">
            <text:p>0.02216</text:p>
          </table:table-cell>
          <table:table-cell table:formula="of:=[.I394]/[.$N$1]" office:value-type="float" office:value="0.00485303617571059" calcext:value-type="float">
            <text:p>0.00485</text:p>
          </table:table-cell>
          <table:table-cell table:formula="of:=[.J394]/[.$N$1]" office:value-type="float" office:value="0" calcext:value-type="float">
            <text:p>0.00000</text:p>
          </table:table-cell>
          <table:table-cell table:formula="of:=SUM([.Q394:.W394])" office:value-type="float" office:value="0.0938243701550388" calcext:value-type="float">
            <text:p>0.09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3" calcext:value-type="float">
            <text:p>393</text:p>
          </table:table-cell>
          <table:table-cell office:value-type="float" office:value="58.09" calcext:value-type="float">
            <text:p>58.09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11.02" calcext:value-type="float">
            <text:p>11.02</text:p>
          </table:table-cell>
          <table:table-cell office:value-type="float" office:value="30.61" calcext:value-type="float">
            <text:p>30.61</text:p>
          </table:table-cell>
          <table:table-cell office:value-type="float" office:value="0" calcext:value-type="float">
            <text:p>0</text:p>
          </table:table-cell>
          <table:table-cell office:value-type="float" office:value="0.02337" calcext:value-type="float">
            <text:p>0.02337</text:p>
          </table:table-cell>
          <table:table-cell office:value-type="float" office:value="13.42" calcext:value-type="float">
            <text:p>13.42</text:p>
          </table:table-cell>
          <table:table-cell office:value-type="float" office:value="3.006" calcext:value-type="float">
            <text:p>3.006</text:p>
          </table:table-cell>
          <table:table-cell office:value-type="float" office:value="0" calcext:value-type="float">
            <text:p>0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3" calcext:value-type="float">
            <text:p>393</text:p>
          </table:table-cell>
          <table:table-cell table:formula="of:=[.B395]/[.$N$1]" office:value-type="float" office:value="0.0938145994832041" calcext:value-type="float">
            <text:p>0.09381</text:p>
          </table:table-cell>
          <table:table-cell table:formula="of:=[.C395]/[.$N$1]" office:value-type="float" office:value="0.0000257428940568475" calcext:value-type="float">
            <text:p>0.00003</text:p>
          </table:table-cell>
          <table:table-cell table:formula="of:=[.D395]/[.$N$1]" office:value-type="float" office:value="0.017797157622739" calcext:value-type="float">
            <text:p>0.01780</text:p>
          </table:table-cell>
          <table:table-cell table:formula="of:=[.E395]/[.$N$1]" office:value-type="float" office:value="0.0494347545219638" calcext:value-type="float">
            <text:p>0.04943</text:p>
          </table:table-cell>
          <table:table-cell table:formula="of:=[.F395]/[.$N$1]" office:value-type="float" office:value="0" calcext:value-type="float">
            <text:p>0.00000</text:p>
          </table:table-cell>
          <table:table-cell table:formula="of:=[.G395]/[.$N$1]" office:value-type="float" office:value="0.0000377422480620155" calcext:value-type="float">
            <text:p>0.00004</text:p>
          </table:table-cell>
          <table:table-cell table:formula="of:=[.H395]/[.$N$1]" office:value-type="float" office:value="0.0216731266149871" calcext:value-type="float">
            <text:p>0.02167</text:p>
          </table:table-cell>
          <table:table-cell table:formula="of:=[.I395]/[.$N$1]" office:value-type="float" office:value="0.0048546511627907" calcext:value-type="float">
            <text:p>0.00485</text:p>
          </table:table-cell>
          <table:table-cell table:formula="of:=[.J395]/[.$N$1]" office:value-type="float" office:value="0" calcext:value-type="float">
            <text:p>0.00000</text:p>
          </table:table-cell>
          <table:table-cell table:formula="of:=SUM([.Q395:.W395])" office:value-type="float" office:value="0.0937974321705426" calcext:value-type="float">
            <text:p>0.09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94" calcext:value-type="float">
            <text:p>0.015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4" calcext:value-type="float">
            <text:p>394</text:p>
          </table:table-cell>
          <table:table-cell office:value-type="float" office:value="57.75" calcext:value-type="float">
            <text:p>57.75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10.93" calcext:value-type="float">
            <text:p>10.93</text:p>
          </table:table-cell>
          <table:table-cell office:value-type="float" office:value="30.23" calcext:value-type="float">
            <text:p>30.23</text:p>
          </table:table-cell>
          <table:table-cell office:value-type="float" office:value="0" calcext:value-type="float">
            <text:p>0</text:p>
          </table:table-cell>
          <table:table-cell office:value-type="float" office:value="0.02292" calcext:value-type="float">
            <text:p>0.02292</text:p>
          </table:table-cell>
          <table:table-cell office:value-type="float" office:value="13.49" calcext:value-type="float">
            <text:p>13.49</text:p>
          </table:table-cell>
          <table:table-cell office:value-type="float" office:value="3.059" calcext:value-type="float">
            <text:p>3.059</text:p>
          </table:table-cell>
          <table:table-cell office:value-type="float" office:value="0" calcext:value-type="float">
            <text:p>0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4" calcext:value-type="float">
            <text:p>394</text:p>
          </table:table-cell>
          <table:table-cell table:formula="of:=[.B396]/[.$N$1]" office:value-type="float" office:value="0.093265503875969" calcext:value-type="float">
            <text:p>0.09327</text:p>
          </table:table-cell>
          <table:table-cell table:formula="of:=[.C396]/[.$N$1]" office:value-type="float" office:value="0.0000304263565891473" calcext:value-type="float">
            <text:p>0.00003</text:p>
          </table:table-cell>
          <table:table-cell table:formula="of:=[.D396]/[.$N$1]" office:value-type="float" office:value="0.0176518087855297" calcext:value-type="float">
            <text:p>0.01765</text:p>
          </table:table-cell>
          <table:table-cell table:formula="of:=[.E396]/[.$N$1]" office:value-type="float" office:value="0.0488210594315245" calcext:value-type="float">
            <text:p>0.04882</text:p>
          </table:table-cell>
          <table:table-cell table:formula="of:=[.F396]/[.$N$1]" office:value-type="float" office:value="0" calcext:value-type="float">
            <text:p>0.00000</text:p>
          </table:table-cell>
          <table:table-cell table:formula="of:=[.G396]/[.$N$1]" office:value-type="float" office:value="0.000037015503875969" calcext:value-type="float">
            <text:p>0.00004</text:p>
          </table:table-cell>
          <table:table-cell table:formula="of:=[.H396]/[.$N$1]" office:value-type="float" office:value="0.0217861757105943" calcext:value-type="float">
            <text:p>0.02179</text:p>
          </table:table-cell>
          <table:table-cell table:formula="of:=[.I396]/[.$N$1]" office:value-type="float" office:value="0.00494024547803618" calcext:value-type="float">
            <text:p>0.00494</text:p>
          </table:table-cell>
          <table:table-cell table:formula="of:=[.J396]/[.$N$1]" office:value-type="float" office:value="0" calcext:value-type="float">
            <text:p>0.00000</text:p>
          </table:table-cell>
          <table:table-cell table:formula="of:=SUM([.Q396:.W396])" office:value-type="float" office:value="0.0932363049095607" calcext:value-type="float">
            <text:p>0.09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84" calcext:value-type="float">
            <text:p>0.018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5" calcext:value-type="float">
            <text:p>395</text:p>
          </table:table-cell>
          <table:table-cell office:value-type="float" office:value="57.23" calcext:value-type="float">
            <text:p>57.23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11.08" calcext:value-type="float">
            <text:p>11.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13.08" calcext:value-type="float">
            <text:p>13.08</text:p>
          </table:table-cell>
          <table:table-cell office:value-type="float" office:value="3.035" calcext:value-type="float">
            <text:p>3.035</text:p>
          </table:table-cell>
          <table:table-cell office:value-type="float" office:value="0" calcext:value-type="float">
            <text:p>0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5" calcext:value-type="float">
            <text:p>395</text:p>
          </table:table-cell>
          <table:table-cell table:formula="of:=[.B397]/[.$N$1]" office:value-type="float" office:value="0.0924257105943152" calcext:value-type="float">
            <text:p>0.09243</text:p>
          </table:table-cell>
          <table:table-cell table:formula="of:=[.C397]/[.$N$1]" office:value-type="float" office:value="0.0000263565891472868" calcext:value-type="float">
            <text:p>0.00003</text:p>
          </table:table-cell>
          <table:table-cell table:formula="of:=[.D397]/[.$N$1]" office:value-type="float" office:value="0.0178940568475452" calcext:value-type="float">
            <text:p>0.01789</text:p>
          </table:table-cell>
          <table:table-cell table:formula="of:=[.E397]/[.$N$1]" office:value-type="float" office:value="0.0484496124031008" calcext:value-type="float">
            <text:p>0.04845</text:p>
          </table:table-cell>
          <table:table-cell table:formula="of:=[.F397]/[.$N$1]" office:value-type="float" office:value="0" calcext:value-type="float">
            <text:p>0.00000</text:p>
          </table:table-cell>
          <table:table-cell table:formula="of:=[.G397]/[.$N$1]" office:value-type="float" office:value="0.0000332041343669251" calcext:value-type="float">
            <text:p>0.00003</text:p>
          </table:table-cell>
          <table:table-cell table:formula="of:=[.H397]/[.$N$1]" office:value-type="float" office:value="0.0211240310077519" calcext:value-type="float">
            <text:p>0.02112</text:p>
          </table:table-cell>
          <table:table-cell table:formula="of:=[.I397]/[.$N$1]" office:value-type="float" office:value="0.0049014857881137" calcext:value-type="float">
            <text:p>0.00490</text:p>
          </table:table-cell>
          <table:table-cell table:formula="of:=[.J397]/[.$N$1]" office:value-type="float" office:value="0" calcext:value-type="float">
            <text:p>0.00000</text:p>
          </table:table-cell>
          <table:table-cell table:formula="of:=SUM([.Q397:.W397])" office:value-type="float" office:value="0.0924023901808786" calcext:value-type="float">
            <text:p>0.09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32" calcext:value-type="float">
            <text:p>0.016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6" calcext:value-type="float">
            <text:p>396</text:p>
          </table:table-cell>
          <table:table-cell office:value-type="float" office:value="57.87" calcext:value-type="float">
            <text:p>57.87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11.15" calcext:value-type="float">
            <text:p>11.15</text:p>
          </table:table-cell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0.01877" calcext:value-type="float">
            <text:p>0.01877</text:p>
          </table:table-cell>
          <table:table-cell office:value-type="float" office:value="13.29" calcext:value-type="float">
            <text:p>13.29</text:p>
          </table:table-cell>
          <table:table-cell office:value-type="float" office:value="2.943" calcext:value-type="float">
            <text:p>2.943</text:p>
          </table:table-cell>
          <table:table-cell office:value-type="float" office:value="0" calcext:value-type="float">
            <text:p>0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6" calcext:value-type="float">
            <text:p>396</text:p>
          </table:table-cell>
          <table:table-cell table:formula="of:=[.B398]/[.$N$1]" office:value-type="float" office:value="0.0934593023255814" calcext:value-type="float">
            <text:p>0.09346</text:p>
          </table:table-cell>
          <table:table-cell table:formula="of:=[.C398]/[.$N$1]" office:value-type="float" office:value="0.0000279231266149871" calcext:value-type="float">
            <text:p>0.00003</text:p>
          </table:table-cell>
          <table:table-cell table:formula="of:=[.D398]/[.$N$1]" office:value-type="float" office:value="0.0180071059431525" calcext:value-type="float">
            <text:p>0.01801</text:p>
          </table:table-cell>
          <table:table-cell table:formula="of:=[.E398]/[.$N$1]" office:value-type="float" office:value="0.0491763565891473" calcext:value-type="float">
            <text:p>0.04918</text:p>
          </table:table-cell>
          <table:table-cell table:formula="of:=[.F398]/[.$N$1]" office:value-type="float" office:value="0" calcext:value-type="float">
            <text:p>0.00000</text:p>
          </table:table-cell>
          <table:table-cell table:formula="of:=[.G398]/[.$N$1]" office:value-type="float" office:value="0.00003031330749354" calcext:value-type="float">
            <text:p>0.00003</text:p>
          </table:table-cell>
          <table:table-cell table:formula="of:=[.H398]/[.$N$1]" office:value-type="float" office:value="0.0214631782945736" calcext:value-type="float">
            <text:p>0.02146</text:p>
          </table:table-cell>
          <table:table-cell table:formula="of:=[.I398]/[.$N$1]" office:value-type="float" office:value="0.00475290697674419" calcext:value-type="float">
            <text:p>0.00475</text:p>
          </table:table-cell>
          <table:table-cell table:formula="of:=[.J398]/[.$N$1]" office:value-type="float" office:value="0" calcext:value-type="float">
            <text:p>0.00000</text:p>
          </table:table-cell>
          <table:table-cell table:formula="of:=SUM([.Q398:.W398])" office:value-type="float" office:value="0.0934298611111111" calcext:value-type="float">
            <text:p>0.09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7" calcext:value-type="float">
            <text:p>397</text:p>
          </table:table-cell>
          <table:table-cell office:value-type="float" office:value="58.32" calcext:value-type="float">
            <text:p>58.32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11" calcext:value-type="float">
            <text:p>11</text:p>
          </table:table-cell>
          <table:table-cell office:value-type="float" office:value="30.86" calcext:value-type="float">
            <text:p>30.86</text:p>
          </table:table-cell>
          <table:table-cell office:value-type="float" office:value="0" calcext:value-type="float">
            <text:p>0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13.69" calcext:value-type="float">
            <text:p>13.69</text:p>
          </table:table-cell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7" calcext:value-type="float">
            <text:p>397</text:p>
          </table:table-cell>
          <table:table-cell table:formula="of:=[.B399]/[.$N$1]" office:value-type="float" office:value="0.0941860465116279" calcext:value-type="float">
            <text:p>0.09419</text:p>
          </table:table-cell>
          <table:table-cell table:formula="of:=[.C399]/[.$N$1]" office:value-type="float" office:value="0.0000204457364341085" calcext:value-type="float">
            <text:p>0.00002</text:p>
          </table:table-cell>
          <table:table-cell table:formula="of:=[.D399]/[.$N$1]" office:value-type="float" office:value="0.017764857881137" calcext:value-type="float">
            <text:p>0.01776</text:p>
          </table:table-cell>
          <table:table-cell table:formula="of:=[.E399]/[.$N$1]" office:value-type="float" office:value="0.0498385012919897" calcext:value-type="float">
            <text:p>0.04984</text:p>
          </table:table-cell>
          <table:table-cell table:formula="of:=[.F399]/[.$N$1]" office:value-type="float" office:value="0" calcext:value-type="float">
            <text:p>0.00000</text:p>
          </table:table-cell>
          <table:table-cell table:formula="of:=[.G399]/[.$N$1]" office:value-type="float" office:value="0.0000270994832041344" calcext:value-type="float">
            <text:p>0.00003</text:p>
          </table:table-cell>
          <table:table-cell table:formula="of:=[.H399]/[.$N$1]" office:value-type="float" office:value="0.022109173126615" calcext:value-type="float">
            <text:p>0.02211</text:p>
          </table:table-cell>
          <table:table-cell table:formula="of:=[.I399]/[.$N$1]" office:value-type="float" office:value="0.00441860465116279" calcext:value-type="float">
            <text:p>0.00442</text:p>
          </table:table-cell>
          <table:table-cell table:formula="of:=[.J399]/[.$N$1]" office:value-type="float" office:value="0" calcext:value-type="float">
            <text:p>0.00000</text:p>
          </table:table-cell>
          <table:table-cell table:formula="of:=SUM([.Q399:.W399])" office:value-type="float" office:value="0.0941582364341085" calcext:value-type="float">
            <text:p>0.09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8" calcext:value-type="float">
            <text:p>398</text:p>
          </table:table-cell>
          <table:table-cell office:value-type="float" office:value="57.17" calcext:value-type="float">
            <text:p>57.17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11.06" calcext:value-type="float">
            <text:p>11.06</text:p>
          </table:table-cell>
          <table:table-cell office:value-type="float" office:value="30.19" calcext:value-type="float">
            <text:p>30.19</text:p>
          </table:table-cell>
          <table:table-cell office:value-type="float" office:value="0" calcext:value-type="float">
            <text:p>0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13.05" calcext:value-type="float">
            <text:p>13.05</text:p>
          </table:table-cell>
          <table:table-cell office:value-type="float" office:value="2.834" calcext:value-type="float">
            <text:p>2.834</text:p>
          </table:table-cell>
          <table:table-cell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8" calcext:value-type="float">
            <text:p>398</text:p>
          </table:table-cell>
          <table:table-cell table:formula="of:=[.B400]/[.$N$1]" office:value-type="float" office:value="0.0923288113695091" calcext:value-type="float">
            <text:p>0.09233</text:p>
          </table:table-cell>
          <table:table-cell table:formula="of:=[.C400]/[.$N$1]" office:value-type="float" office:value="0.0000267280361757106" calcext:value-type="float">
            <text:p>0.00003</text:p>
          </table:table-cell>
          <table:table-cell table:formula="of:=[.D400]/[.$N$1]" office:value-type="float" office:value="0.0178617571059432" calcext:value-type="float">
            <text:p>0.01786</text:p>
          </table:table-cell>
          <table:table-cell table:formula="of:=[.E400]/[.$N$1]" office:value-type="float" office:value="0.0487564599483204" calcext:value-type="float">
            <text:p>0.04876</text:p>
          </table:table-cell>
          <table:table-cell table:formula="of:=[.F400]/[.$N$1]" office:value-type="float" office:value="0" calcext:value-type="float">
            <text:p>0.00000</text:p>
          </table:table-cell>
          <table:table-cell table:formula="of:=[.G400]/[.$N$1]" office:value-type="float" office:value="0.0000332848837209302" calcext:value-type="float">
            <text:p>0.00003</text:p>
          </table:table-cell>
          <table:table-cell table:formula="of:=[.H400]/[.$N$1]" office:value-type="float" office:value="0.0210755813953488" calcext:value-type="float">
            <text:p>0.02108</text:p>
          </table:table-cell>
          <table:table-cell table:formula="of:=[.I400]/[.$N$1]" office:value-type="float" office:value="0.00457687338501292" calcext:value-type="float">
            <text:p>0.00458</text:p>
          </table:table-cell>
          <table:table-cell table:formula="of:=[.J400]/[.$N$1]" office:value-type="float" office:value="0" calcext:value-type="float">
            <text:p>0.00000</text:p>
          </table:table-cell>
          <table:table-cell table:formula="of:=SUM([.Q400:.W400])" office:value-type="float" office:value="0.0923039567183463" calcext:value-type="float">
            <text:p>0.09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399" calcext:value-type="float">
            <text:p>399</text:p>
          </table:table-cell>
          <table:table-cell office:value-type="float" office:value="59.16" calcext:value-type="float">
            <text:p>59.16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12.12" calcext:value-type="float">
            <text:p>12.12</text:p>
          </table:table-cell>
          <table:table-cell office:value-type="float" office:value="31.66" calcext:value-type="float">
            <text:p>31.66</text:p>
          </table:table-cell>
          <table:table-cell office:value-type="float" office:value="0" calcext:value-type="float">
            <text:p>0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12.57" calcext:value-type="float">
            <text:p>12.57</text:p>
          </table:table-cell>
          <table:table-cell office:value-type="float" office:value="2.776" calcext:value-type="float">
            <text:p>2.776</text:p>
          </table:table-cell>
          <table:table-cell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399" calcext:value-type="float">
            <text:p>399</text:p>
          </table:table-cell>
          <table:table-cell table:formula="of:=[.B401]/[.$N$1]" office:value-type="float" office:value="0.0955426356589147" calcext:value-type="float">
            <text:p>0.09554</text:p>
          </table:table-cell>
          <table:table-cell table:formula="of:=[.C401]/[.$N$1]" office:value-type="float" office:value="0.0000267926356589147" calcext:value-type="float">
            <text:p>0.00003</text:p>
          </table:table-cell>
          <table:table-cell table:formula="of:=[.D401]/[.$N$1]" office:value-type="float" office:value="0.0195736434108527" calcext:value-type="float">
            <text:p>0.01957</text:p>
          </table:table-cell>
          <table:table-cell table:formula="of:=[.E401]/[.$N$1]" office:value-type="float" office:value="0.0511304909560724" calcext:value-type="float">
            <text:p>0.05113</text:p>
          </table:table-cell>
          <table:table-cell table:formula="of:=[.F401]/[.$N$1]" office:value-type="float" office:value="0" calcext:value-type="float">
            <text:p>0.00000</text:p>
          </table:table-cell>
          <table:table-cell table:formula="of:=[.G401]/[.$N$1]" office:value-type="float" office:value="0.0000281169250645995" calcext:value-type="float">
            <text:p>0.00003</text:p>
          </table:table-cell>
          <table:table-cell table:formula="of:=[.H401]/[.$N$1]" office:value-type="float" office:value="0.0203003875968992" calcext:value-type="float">
            <text:p>0.02030</text:p>
          </table:table-cell>
          <table:table-cell table:formula="of:=[.I401]/[.$N$1]" office:value-type="float" office:value="0.00448320413436692" calcext:value-type="float">
            <text:p>0.00448</text:p>
          </table:table-cell>
          <table:table-cell table:formula="of:=[.J401]/[.$N$1]" office:value-type="float" office:value="0" calcext:value-type="float">
            <text:p>0.00000</text:p>
          </table:table-cell>
          <table:table-cell table:formula="of:=SUM([.Q401:.W401])" office:value-type="float" office:value="0.0955158430232558" calcext:value-type="float">
            <text:p>0.09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59" calcext:value-type="float">
            <text:p>0.016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0" calcext:value-type="float">
            <text:p>400</text:p>
          </table:table-cell>
          <table:table-cell office:value-type="float" office:value="57.74" calcext:value-type="float">
            <text:p>57.74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12.46" calcext:value-type="float">
            <text:p>12.46</text:p>
          </table:table-cell>
          <table:table-cell office:value-type="float" office:value="29.53" calcext:value-type="float">
            <text:p>29.53</text:p>
          </table:table-cell>
          <table:table-cell office:value-type="float" office:value="0" calcext:value-type="float">
            <text:p>0</text:p>
          </table:table-cell>
          <table:table-cell office:value-type="float" office:value="0.01582" calcext:value-type="float">
            <text:p>0.01582</text:p>
          </table:table-cell>
          <table:table-cell office:value-type="float" office:value="12.97" calcext:value-type="float">
            <text:p>12.97</text:p>
          </table:table-cell>
          <table:table-cell office:value-type="float" office:value="2.739" calcext:value-type="float">
            <text:p>2.739</text:p>
          </table:table-cell>
          <table:table-cell office:value-type="float" office:value="0" calcext:value-type="float">
            <text:p>0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0" calcext:value-type="float">
            <text:p>400</text:p>
          </table:table-cell>
          <table:table-cell table:formula="of:=[.B402]/[.$N$1]" office:value-type="float" office:value="0.093249354005168" calcext:value-type="float">
            <text:p>0.09325</text:p>
          </table:table-cell>
          <table:table-cell table:formula="of:=[.C402]/[.$N$1]" office:value-type="float" office:value="0.0000283107235142119" calcext:value-type="float">
            <text:p>0.00003</text:p>
          </table:table-cell>
          <table:table-cell table:formula="of:=[.D402]/[.$N$1]" office:value-type="float" office:value="0.0201227390180879" calcext:value-type="float">
            <text:p>0.02012</text:p>
          </table:table-cell>
          <table:table-cell table:formula="of:=[.E402]/[.$N$1]" office:value-type="float" office:value="0.0476905684754522" calcext:value-type="float">
            <text:p>0.04769</text:p>
          </table:table-cell>
          <table:table-cell table:formula="of:=[.F402]/[.$N$1]" office:value-type="float" office:value="0" calcext:value-type="float">
            <text:p>0.00000</text:p>
          </table:table-cell>
          <table:table-cell table:formula="of:=[.G402]/[.$N$1]" office:value-type="float" office:value="0.0000255490956072351" calcext:value-type="float">
            <text:p>0.00003</text:p>
          </table:table-cell>
          <table:table-cell table:formula="of:=[.H402]/[.$N$1]" office:value-type="float" office:value="0.0209463824289406" calcext:value-type="float">
            <text:p>0.02095</text:p>
          </table:table-cell>
          <table:table-cell table:formula="of:=[.I402]/[.$N$1]" office:value-type="float" office:value="0.0044234496124031" calcext:value-type="float">
            <text:p>0.00442</text:p>
          </table:table-cell>
          <table:table-cell table:formula="of:=[.J402]/[.$N$1]" office:value-type="float" office:value="0" calcext:value-type="float">
            <text:p>0.00000</text:p>
          </table:table-cell>
          <table:table-cell table:formula="of:=SUM([.Q402:.W402])" office:value-type="float" office:value="0.093208688630491" calcext:value-type="float">
            <text:p>0.09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53" calcext:value-type="float">
            <text:p>0.017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1" calcext:value-type="float">
            <text:p>401</text:p>
          </table:table-cell>
          <table:table-cell office:value-type="float" office:value="58.25" calcext:value-type="float">
            <text:p>58.25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12.49" calcext:value-type="float">
            <text:p>12.49</text:p>
          </table:table-cell>
          <table:table-cell office:value-type="float" office:value="30.55" calcext:value-type="float">
            <text:p>30.55</text:p>
          </table:table-cell>
          <table:table-cell office:value-type="float" office:value="0" calcext:value-type="float">
            <text:p>0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12.5" calcext:value-type="float">
            <text:p>12.5</text:p>
          </table:table-cell>
          <table:table-cell office:value-type="float" office:value="2.672" calcext:value-type="float">
            <text:p>2.672</text:p>
          </table:table-cell>
          <table:table-cell office:value-type="float" office:value="0" calcext:value-type="float">
            <text:p>0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1" calcext:value-type="float">
            <text:p>401</text:p>
          </table:table-cell>
          <table:table-cell table:formula="of:=[.B403]/[.$N$1]" office:value-type="float" office:value="0.0940729974160207" calcext:value-type="float">
            <text:p>0.09407</text:p>
          </table:table-cell>
          <table:table-cell table:formula="of:=[.C403]/[.$N$1]" office:value-type="float" office:value="0.0000347383720930233" calcext:value-type="float">
            <text:p>0.00003</text:p>
          </table:table-cell>
          <table:table-cell table:formula="of:=[.D403]/[.$N$1]" office:value-type="float" office:value="0.020171188630491" calcext:value-type="float">
            <text:p>0.02017</text:p>
          </table:table-cell>
          <table:table-cell table:formula="of:=[.E403]/[.$N$1]" office:value-type="float" office:value="0.0493378552971576" calcext:value-type="float">
            <text:p>0.04934</text:p>
          </table:table-cell>
          <table:table-cell table:formula="of:=[.F403]/[.$N$1]" office:value-type="float" office:value="0" calcext:value-type="float">
            <text:p>0.00000</text:p>
          </table:table-cell>
          <table:table-cell table:formula="of:=[.G403]/[.$N$1]" office:value-type="float" office:value="0.0000340600775193799" calcext:value-type="float">
            <text:p>0.00003</text:p>
          </table:table-cell>
          <table:table-cell table:formula="of:=[.H403]/[.$N$1]" office:value-type="float" office:value="0.020187338501292" calcext:value-type="float">
            <text:p>0.02019</text:p>
          </table:table-cell>
          <table:table-cell table:formula="of:=[.I403]/[.$N$1]" office:value-type="float" office:value="0.00431524547803618" calcext:value-type="float">
            <text:p>0.00432</text:p>
          </table:table-cell>
          <table:table-cell table:formula="of:=[.J403]/[.$N$1]" office:value-type="float" office:value="0" calcext:value-type="float">
            <text:p>0.00000</text:p>
          </table:table-cell>
          <table:table-cell table:formula="of:=SUM([.Q403:.W403])" office:value-type="float" office:value="0.0940456879844961" calcext:value-type="float">
            <text:p>0.0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1" calcext:value-type="float">
            <text:p>0.021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2" calcext:value-type="float">
            <text:p>402</text:p>
          </table:table-cell>
          <table:table-cell office:value-type="float" office:value="59.64" calcext:value-type="float">
            <text:p>59.64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12.96" calcext:value-type="float">
            <text:p>12.96</text:p>
          </table:table-cell>
          <table:table-cell office:value-type="float" office:value="30.98" calcext:value-type="float">
            <text:p>30.98</text:p>
          </table:table-cell>
          <table:table-cell office:value-type="float" office:value="0" calcext:value-type="float">
            <text:p>0</text:p>
          </table:table-cell>
          <table:table-cell office:value-type="float" office:value="0.01603" calcext:value-type="float">
            <text:p>0.01603</text:p>
          </table:table-cell>
          <table:table-cell office:value-type="float" office:value="12.82" calcext:value-type="float">
            <text:p>12.82</text:p>
          </table:table-cell>
          <table:table-cell office:value-type="float" office:value="2.845" calcext:value-type="float">
            <text:p>2.845</text:p>
          </table:table-cell>
          <table:table-cell office:value-type="float" office:value="0" calcext:value-type="float">
            <text:p>0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2" calcext:value-type="float">
            <text:p>402</text:p>
          </table:table-cell>
          <table:table-cell table:formula="of:=[.B404]/[.$N$1]" office:value-type="float" office:value="0.0963178294573643" calcext:value-type="float">
            <text:p>0.09632</text:p>
          </table:table-cell>
          <table:table-cell table:formula="of:=[.C404]/[.$N$1]" office:value-type="float" office:value="0.0000305878552971576" calcext:value-type="float">
            <text:p>0.00003</text:p>
          </table:table-cell>
          <table:table-cell table:formula="of:=[.D404]/[.$N$1]" office:value-type="float" office:value="0.0209302325581395" calcext:value-type="float">
            <text:p>0.02093</text:p>
          </table:table-cell>
          <table:table-cell table:formula="of:=[.E404]/[.$N$1]" office:value-type="float" office:value="0.0500322997416021" calcext:value-type="float">
            <text:p>0.05003</text:p>
          </table:table-cell>
          <table:table-cell table:formula="of:=[.F404]/[.$N$1]" office:value-type="float" office:value="0" calcext:value-type="float">
            <text:p>0.00000</text:p>
          </table:table-cell>
          <table:table-cell table:formula="of:=[.G404]/[.$N$1]" office:value-type="float" office:value="0.0000258882428940568" calcext:value-type="float">
            <text:p>0.00003</text:p>
          </table:table-cell>
          <table:table-cell table:formula="of:=[.H404]/[.$N$1]" office:value-type="float" office:value="0.0207041343669251" calcext:value-type="float">
            <text:p>0.02070</text:p>
          </table:table-cell>
          <table:table-cell table:formula="of:=[.I404]/[.$N$1]" office:value-type="float" office:value="0.00459463824289406" calcext:value-type="float">
            <text:p>0.00459</text:p>
          </table:table-cell>
          <table:table-cell table:formula="of:=[.J404]/[.$N$1]" office:value-type="float" office:value="0" calcext:value-type="float">
            <text:p>0.00000</text:p>
          </table:table-cell>
          <table:table-cell table:formula="of:=SUM([.Q404:.W404])" office:value-type="float" office:value="0.0962871931524548" calcext:value-type="float">
            <text:p>0.09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94" calcext:value-type="float">
            <text:p>0.01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3" calcext:value-type="float">
            <text:p>403</text:p>
          </table:table-cell>
          <table:table-cell office:value-type="float" office:value="59.8" calcext:value-type="float">
            <text:p>59.8</text:p>
          </table:table-cell>
          <table:table-cell office:value-type="float" office:value="0.0243" calcext:value-type="float">
            <text:p>0.0243</text:p>
          </table:table-cell>
          <table:table-cell office:value-type="float" office:value="13.67" calcext:value-type="float">
            <text:p>13.67</text:p>
          </table:table-cell>
          <table:table-cell office:value-type="float" office:value="31.05" calcext:value-type="float">
            <text:p>31.05</text:p>
          </table:table-cell>
          <table:table-cell office:value-type="float" office:value="0" calcext:value-type="float">
            <text:p>0</text:p>
          </table:table-cell>
          <table:table-cell office:value-type="float" office:value="0.01743" calcext:value-type="float">
            <text:p>0.01743</text:p>
          </table:table-cell>
          <table:table-cell office:value-type="float" office:value="12.39" calcext:value-type="float">
            <text:p>12.39</text:p>
          </table:table-cell>
          <table:table-cell office:value-type="float" office:value="2.645" calcext:value-type="float">
            <text:p>2.645</text:p>
          </table:table-cell>
          <table:table-cell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3" calcext:value-type="float">
            <text:p>403</text:p>
          </table:table-cell>
          <table:table-cell table:formula="of:=[.B405]/[.$N$1]" office:value-type="float" office:value="0.0965762273901809" calcext:value-type="float">
            <text:p>0.09658</text:p>
          </table:table-cell>
          <table:table-cell table:formula="of:=[.C405]/[.$N$1]" office:value-type="float" office:value="0.0000392441860465116" calcext:value-type="float">
            <text:p>0.00004</text:p>
          </table:table-cell>
          <table:table-cell table:formula="of:=[.D405]/[.$N$1]" office:value-type="float" office:value="0.0220768733850129" calcext:value-type="float">
            <text:p>0.02208</text:p>
          </table:table-cell>
          <table:table-cell table:formula="of:=[.E405]/[.$N$1]" office:value-type="float" office:value="0.0501453488372093" calcext:value-type="float">
            <text:p>0.05015</text:p>
          </table:table-cell>
          <table:table-cell table:formula="of:=[.F405]/[.$N$1]" office:value-type="float" office:value="0" calcext:value-type="float">
            <text:p>0.00000</text:p>
          </table:table-cell>
          <table:table-cell table:formula="of:=[.G405]/[.$N$1]" office:value-type="float" office:value="0.0000281492248062016" calcext:value-type="float">
            <text:p>0.00003</text:p>
          </table:table-cell>
          <table:table-cell table:formula="of:=[.H405]/[.$N$1]" office:value-type="float" office:value="0.0200096899224806" calcext:value-type="float">
            <text:p>0.02001</text:p>
          </table:table-cell>
          <table:table-cell table:formula="of:=[.I405]/[.$N$1]" office:value-type="float" office:value="0.00427164082687339" calcext:value-type="float">
            <text:p>0.00427</text:p>
          </table:table-cell>
          <table:table-cell table:formula="of:=[.J405]/[.$N$1]" office:value-type="float" office:value="0" calcext:value-type="float">
            <text:p>0.00000</text:p>
          </table:table-cell>
          <table:table-cell table:formula="of:=SUM([.Q405:.W405])" office:value-type="float" office:value="0.0965317021963824" calcext:value-type="float">
            <text:p>0.09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3" calcext:value-type="float">
            <text:p>0.02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4" calcext:value-type="float">
            <text:p>404</text:p>
          </table:table-cell>
          <table:table-cell office:value-type="float" office:value="59.72" calcext:value-type="float">
            <text:p>59.72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13.93" calcext:value-type="float">
            <text:p>13.93</text:p>
          </table:table-cell>
          <table:table-cell office:value-type="float" office:value="30.41" calcext:value-type="float">
            <text:p>30.41</text:p>
          </table:table-cell>
          <table:table-cell office:value-type="float" office:value="0" calcext:value-type="float">
            <text:p>0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12.67" calcext:value-type="float">
            <text:p>12.67</text:p>
          </table:table-cell>
          <table:table-cell office:value-type="float" office:value="2.667" calcext:value-type="float">
            <text:p>2.667</text:p>
          </table:table-cell>
          <table:table-cell office:value-type="float" office:value="0" calcext:value-type="float">
            <text:p>0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4" calcext:value-type="float">
            <text:p>404</text:p>
          </table:table-cell>
          <table:table-cell table:formula="of:=[.B406]/[.$N$1]" office:value-type="float" office:value="0.0964470284237726" calcext:value-type="float">
            <text:p>0.09645</text:p>
          </table:table-cell>
          <table:table-cell table:formula="of:=[.C406]/[.$N$1]" office:value-type="float" office:value="0.0000370478036175711" calcext:value-type="float">
            <text:p>0.00004</text:p>
          </table:table-cell>
          <table:table-cell table:formula="of:=[.D406]/[.$N$1]" office:value-type="float" office:value="0.0224967700258398" calcext:value-type="float">
            <text:p>0.02250</text:p>
          </table:table-cell>
          <table:table-cell table:formula="of:=[.E406]/[.$N$1]" office:value-type="float" office:value="0.0491117571059432" calcext:value-type="float">
            <text:p>0.04911</text:p>
          </table:table-cell>
          <table:table-cell table:formula="of:=[.F406]/[.$N$1]" office:value-type="float" office:value="0" calcext:value-type="float">
            <text:p>0.00000</text:p>
          </table:table-cell>
          <table:table-cell table:formula="of:=[.G406]/[.$N$1]" office:value-type="float" office:value="0.0000322674418604651" calcext:value-type="float">
            <text:p>0.00003</text:p>
          </table:table-cell>
          <table:table-cell table:formula="of:=[.H406]/[.$N$1]" office:value-type="float" office:value="0.0204618863049096" calcext:value-type="float">
            <text:p>0.02046</text:p>
          </table:table-cell>
          <table:table-cell table:formula="of:=[.I406]/[.$N$1]" office:value-type="float" office:value="0.00430717054263566" calcext:value-type="float">
            <text:p>0.00431</text:p>
          </table:table-cell>
          <table:table-cell table:formula="of:=[.J406]/[.$N$1]" office:value-type="float" office:value="0" calcext:value-type="float">
            <text:p>0.00000</text:p>
          </table:table-cell>
          <table:table-cell table:formula="of:=SUM([.Q406:.W406])" office:value-type="float" office:value="0.0964098514211886" calcext:value-type="float">
            <text:p>0.09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94" calcext:value-type="float">
            <text:p>0.022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5" calcext:value-type="float">
            <text:p>405</text:p>
          </table:table-cell>
          <table:table-cell office:value-type="float" office:value="60.62" calcext:value-type="float">
            <text:p>60.62</text:p>
          </table:table-cell>
          <table:table-cell office:value-type="float" office:value="0.0281" calcext:value-type="float">
            <text:p>0.0281</text:p>
          </table:table-cell>
          <table:table-cell office:value-type="float" office:value="14.97" calcext:value-type="float">
            <text:p>14.97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12.44" calcext:value-type="float">
            <text:p>12.44</text:p>
          </table:table-cell>
          <table:table-cell office:value-type="float" office:value="2.559" calcext:value-type="float">
            <text:p>2.559</text:p>
          </table:table-cell>
          <table:table-cell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5" calcext:value-type="float">
            <text:p>405</text:p>
          </table:table-cell>
          <table:table-cell table:formula="of:=[.B407]/[.$N$1]" office:value-type="float" office:value="0.0979005167958656" calcext:value-type="float">
            <text:p>0.09790</text:p>
          </table:table-cell>
          <table:table-cell table:formula="of:=[.C407]/[.$N$1]" office:value-type="float" office:value="0.0000453811369509044" calcext:value-type="float">
            <text:p>0.00005</text:p>
          </table:table-cell>
          <table:table-cell table:formula="of:=[.D407]/[.$N$1]" office:value-type="float" office:value="0.0241763565891473" calcext:value-type="float">
            <text:p>0.02418</text:p>
          </table:table-cell>
          <table:table-cell table:formula="of:=[.E407]/[.$N$1]" office:value-type="float" office:value="0.0494186046511628" calcext:value-type="float">
            <text:p>0.04942</text:p>
          </table:table-cell>
          <table:table-cell table:formula="of:=[.F407]/[.$N$1]" office:value-type="float" office:value="0" calcext:value-type="float">
            <text:p>0.00000</text:p>
          </table:table-cell>
          <table:table-cell table:formula="of:=[.G407]/[.$N$1]" office:value-type="float" office:value="0.0000328003875968992" calcext:value-type="float">
            <text:p>0.00003</text:p>
          </table:table-cell>
          <table:table-cell table:formula="of:=[.H407]/[.$N$1]" office:value-type="float" office:value="0.0200904392764858" calcext:value-type="float">
            <text:p>0.02009</text:p>
          </table:table-cell>
          <table:table-cell table:formula="of:=[.I407]/[.$N$1]" office:value-type="float" office:value="0.0041327519379845" calcext:value-type="float">
            <text:p>0.00413</text:p>
          </table:table-cell>
          <table:table-cell table:formula="of:=[.J407]/[.$N$1]" office:value-type="float" office:value="0" calcext:value-type="float">
            <text:p>0.00000</text:p>
          </table:table-cell>
          <table:table-cell table:formula="of:=SUM([.Q407:.W407])" office:value-type="float" office:value="0.0978509528423773" calcext:value-type="float">
            <text:p>0.09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1" calcext:value-type="float">
            <text:p>0.028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6" calcext:value-type="float">
            <text:p>406</text:p>
          </table:table-cell>
          <table:table-cell office:value-type="float" office:value="61.38" calcext:value-type="float">
            <text:p>61.38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15.39" calcext:value-type="float">
            <text:p>15.39</text:p>
          </table:table-cell>
          <table:table-cell office:value-type="float" office:value="31.46" calcext:value-type="float">
            <text:p>31.46</text:p>
          </table:table-cell>
          <table:table-cell office:value-type="float" office:value="0" calcext:value-type="float">
            <text:p>0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11.85" calcext:value-type="float">
            <text:p>11.85</text:p>
          </table:table-cell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6" calcext:value-type="float">
            <text:p>406</text:p>
          </table:table-cell>
          <table:table-cell table:formula="of:=[.B408]/[.$N$1]" office:value-type="float" office:value="0.0991279069767442" calcext:value-type="float">
            <text:p>0.09913</text:p>
          </table:table-cell>
          <table:table-cell table:formula="of:=[.C408]/[.$N$1]" office:value-type="float" office:value="0.0000380652454780362" calcext:value-type="float">
            <text:p>0.00004</text:p>
          </table:table-cell>
          <table:table-cell table:formula="of:=[.D408]/[.$N$1]" office:value-type="float" office:value="0.0248546511627907" calcext:value-type="float">
            <text:p>0.02485</text:p>
          </table:table-cell>
          <table:table-cell table:formula="of:=[.E408]/[.$N$1]" office:value-type="float" office:value="0.0508074935400517" calcext:value-type="float">
            <text:p>0.05081</text:p>
          </table:table-cell>
          <table:table-cell table:formula="of:=[.F408]/[.$N$1]" office:value-type="float" office:value="0" calcext:value-type="float">
            <text:p>0.00000</text:p>
          </table:table-cell>
          <table:table-cell table:formula="of:=[.G408]/[.$N$1]" office:value-type="float" office:value="0.0000286821705426357" calcext:value-type="float">
            <text:p>0.00003</text:p>
          </table:table-cell>
          <table:table-cell table:formula="of:=[.H408]/[.$N$1]" office:value-type="float" office:value="0.0191375968992248" calcext:value-type="float">
            <text:p>0.01914</text:p>
          </table:table-cell>
          <table:table-cell table:formula="of:=[.I408]/[.$N$1]" office:value-type="float" office:value="0.00426356589147287" calcext:value-type="float">
            <text:p>0.00426</text:p>
          </table:table-cell>
          <table:table-cell table:formula="of:=[.J408]/[.$N$1]" office:value-type="float" office:value="0" calcext:value-type="float">
            <text:p>0.00000</text:p>
          </table:table-cell>
          <table:table-cell table:formula="of:=SUM([.Q408:.W408])" office:value-type="float" office:value="0.0990919896640827" calcext:value-type="float">
            <text:p>0.09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7" calcext:value-type="float">
            <text:p>407</text:p>
          </table:table-cell>
          <table:table-cell office:value-type="float" office:value="63.2" calcext:value-type="float">
            <text:p>63.2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16.45" calcext:value-type="float">
            <text:p>16.45</text:p>
          </table:table-cell>
          <table:table-cell office:value-type="float" office:value="31.98" calcext:value-type="float">
            <text:p>31.98</text:p>
          </table:table-cell>
          <table:table-cell office:value-type="float" office:value="0" calcext:value-type="float">
            <text:p>0</text:p>
          </table:table-cell>
          <table:table-cell office:value-type="float" office:value="0.01778" calcext:value-type="float">
            <text:p>0.01778</text:p>
          </table:table-cell>
          <table:table-cell office:value-type="float" office:value="12.21" calcext:value-type="float">
            <text:p>12.21</text:p>
          </table:table-cell>
          <table:table-cell office:value-type="float" office:value="2.512" calcext:value-type="float">
            <text:p>2.512</text:p>
          </table:table-cell>
          <table:table-cell office:value-type="float" office:value="0" calcext:value-type="float">
            <text:p>0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7" calcext:value-type="float">
            <text:p>407</text:p>
          </table:table-cell>
          <table:table-cell table:formula="of:=[.B409]/[.$N$1]" office:value-type="float" office:value="0.102067183462532" calcext:value-type="float">
            <text:p>0.10207</text:p>
          </table:table-cell>
          <table:table-cell table:formula="of:=[.C409]/[.$N$1]" office:value-type="float" office:value="0.0000433947028423773" calcext:value-type="float">
            <text:p>0.00004</text:p>
          </table:table-cell>
          <table:table-cell table:formula="of:=[.D409]/[.$N$1]" office:value-type="float" office:value="0.0265665374677003" calcext:value-type="float">
            <text:p>0.02657</text:p>
          </table:table-cell>
          <table:table-cell table:formula="of:=[.E409]/[.$N$1]" office:value-type="float" office:value="0.0516472868217054" calcext:value-type="float">
            <text:p>0.05165</text:p>
          </table:table-cell>
          <table:table-cell table:formula="of:=[.F409]/[.$N$1]" office:value-type="float" office:value="0" calcext:value-type="float">
            <text:p>0.00000</text:p>
          </table:table-cell>
          <table:table-cell table:formula="of:=[.G409]/[.$N$1]" office:value-type="float" office:value="0.0000287144702842377" calcext:value-type="float">
            <text:p>0.00003</text:p>
          </table:table-cell>
          <table:table-cell table:formula="of:=[.H409]/[.$N$1]" office:value-type="float" office:value="0.019718992248062" calcext:value-type="float">
            <text:p>0.01972</text:p>
          </table:table-cell>
          <table:table-cell table:formula="of:=[.I409]/[.$N$1]" office:value-type="float" office:value="0.00405684754521964" calcext:value-type="float">
            <text:p>0.00406</text:p>
          </table:table-cell>
          <table:table-cell table:formula="of:=[.J409]/[.$N$1]" office:value-type="float" office:value="0" calcext:value-type="float">
            <text:p>0.00000</text:p>
          </table:table-cell>
          <table:table-cell table:formula="of:=SUM([.Q409:.W409])" office:value-type="float" office:value="0.102018378552972" calcext:value-type="float">
            <text:p>0.10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87" calcext:value-type="float">
            <text:p>0.026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8" calcext:value-type="float">
            <text:p>408</text:p>
          </table:table-cell>
          <table:table-cell office:value-type="float" office:value="62.58" calcext:value-type="float">
            <text:p>62.58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16.97" calcext:value-type="float">
            <text:p>16.97</text:p>
          </table:table-cell>
          <table:table-cell office:value-type="float" office:value="31.39" calcext:value-type="float">
            <text:p>31.39</text:p>
          </table:table-cell>
          <table:table-cell office:value-type="float" office:value="0" calcext:value-type="float">
            <text:p>0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11.97" calcext:value-type="float">
            <text:p>11.97</text:p>
          </table:table-cell>
          <table:table-cell office:value-type="float" office:value="2.211" calcext:value-type="float">
            <text:p>2.211</text:p>
          </table:table-cell>
          <table:table-cell office:value-type="float" office:value="0" calcext:value-type="float">
            <text:p>0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8" calcext:value-type="float">
            <text:p>408</text:p>
          </table:table-cell>
          <table:table-cell table:formula="of:=[.B410]/[.$N$1]" office:value-type="float" office:value="0.101065891472868" calcext:value-type="float">
            <text:p>0.10107</text:p>
          </table:table-cell>
          <table:table-cell table:formula="of:=[.C410]/[.$N$1]" office:value-type="float" office:value="0.0000388242894056848" calcext:value-type="float">
            <text:p>0.00004</text:p>
          </table:table-cell>
          <table:table-cell table:formula="of:=[.D410]/[.$N$1]" office:value-type="float" office:value="0.027406330749354" calcext:value-type="float">
            <text:p>0.02741</text:p>
          </table:table-cell>
          <table:table-cell table:formula="of:=[.E410]/[.$N$1]" office:value-type="float" office:value="0.0506944444444444" calcext:value-type="float">
            <text:p>0.05069</text:p>
          </table:table-cell>
          <table:table-cell table:formula="of:=[.F410]/[.$N$1]" office:value-type="float" office:value="0" calcext:value-type="float">
            <text:p>0.00000</text:p>
          </table:table-cell>
          <table:table-cell table:formula="of:=[.G410]/[.$N$1]" office:value-type="float" office:value="0.0000313791989664083" calcext:value-type="float">
            <text:p>0.00003</text:p>
          </table:table-cell>
          <table:table-cell table:formula="of:=[.H410]/[.$N$1]" office:value-type="float" office:value="0.0193313953488372" calcext:value-type="float">
            <text:p>0.01933</text:p>
          </table:table-cell>
          <table:table-cell table:formula="of:=[.I410]/[.$N$1]" office:value-type="float" office:value="0.00357073643410853" calcext:value-type="float">
            <text:p>0.00357</text:p>
          </table:table-cell>
          <table:table-cell table:formula="of:=[.J410]/[.$N$1]" office:value-type="float" office:value="0" calcext:value-type="float">
            <text:p>0.00000</text:p>
          </table:table-cell>
          <table:table-cell table:formula="of:=SUM([.Q410:.W410])" office:value-type="float" office:value="0.101034286175711" calcext:value-type="float">
            <text:p>0.10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04" calcext:value-type="float">
            <text:p>0.024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09" calcext:value-type="float">
            <text:p>409</text:p>
          </table:table-cell>
          <table:table-cell office:value-type="float" office:value="65.26" calcext:value-type="float">
            <text:p>65.26</text:p>
          </table:table-cell>
          <table:table-cell office:value-type="float" office:value="0.0294" calcext:value-type="float">
            <text:p>0.0294</text:p>
          </table:table-cell>
          <table:table-cell office:value-type="float" office:value="18.68" calcext:value-type="float">
            <text:p>18.68</text:p>
          </table:table-cell>
          <table:table-cell office:value-type="float" office:value="32.17" calcext:value-type="float">
            <text:p>32.17</text:p>
          </table:table-cell>
          <table:table-cell office:value-type="float" office:value="0" calcext:value-type="float">
            <text:p>0</text:p>
          </table:table-cell>
          <table:table-cell office:value-type="float" office:value="0.01619" calcext:value-type="float">
            <text:p>0.01619</text:p>
          </table:table-cell>
          <table:table-cell office:value-type="float" office:value="11.9" calcext:value-type="float">
            <text:p>11.9</text:p>
          </table:table-cell>
          <table:table-cell office:value-type="float" office:value="2.459" calcext:value-type="float">
            <text:p>2.459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09" calcext:value-type="float">
            <text:p>409</text:p>
          </table:table-cell>
          <table:table-cell table:formula="of:=[.B411]/[.$N$1]" office:value-type="float" office:value="0.105394056847545" calcext:value-type="float">
            <text:p>0.10539</text:p>
          </table:table-cell>
          <table:table-cell table:formula="of:=[.C411]/[.$N$1]" office:value-type="float" office:value="0.0000474806201550388" calcext:value-type="float">
            <text:p>0.00005</text:p>
          </table:table-cell>
          <table:table-cell table:formula="of:=[.D411]/[.$N$1]" office:value-type="float" office:value="0.0301679586563308" calcext:value-type="float">
            <text:p>0.03017</text:p>
          </table:table-cell>
          <table:table-cell table:formula="of:=[.E411]/[.$N$1]" office:value-type="float" office:value="0.0519541343669251" calcext:value-type="float">
            <text:p>0.05195</text:p>
          </table:table-cell>
          <table:table-cell table:formula="of:=[.F411]/[.$N$1]" office:value-type="float" office:value="0" calcext:value-type="float">
            <text:p>0.00000</text:p>
          </table:table-cell>
          <table:table-cell table:formula="of:=[.G411]/[.$N$1]" office:value-type="float" office:value="0.0000261466408268734" calcext:value-type="float">
            <text:p>0.00003</text:p>
          </table:table-cell>
          <table:table-cell table:formula="of:=[.H411]/[.$N$1]" office:value-type="float" office:value="0.01921834625323" calcext:value-type="float">
            <text:p>0.01922</text:p>
          </table:table-cell>
          <table:table-cell table:formula="of:=[.I411]/[.$N$1]" office:value-type="float" office:value="0.00397125322997416" calcext:value-type="float">
            <text:p>0.00397</text:p>
          </table:table-cell>
          <table:table-cell table:formula="of:=[.J411]/[.$N$1]" office:value-type="float" office:value="0" calcext:value-type="float">
            <text:p>0.00000</text:p>
          </table:table-cell>
          <table:table-cell table:formula="of:=SUM([.Q411:.W411])" office:value-type="float" office:value="0.105337839147287" calcext:value-type="float">
            <text:p>0.10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4" calcext:value-type="float">
            <text:p>0.02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0" calcext:value-type="float">
            <text:p>410</text:p>
          </table:table-cell>
          <table:table-cell office:value-type="float" office:value="65.98" calcext:value-type="float">
            <text:p>65.98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19.27" calcext:value-type="float">
            <text:p>19.27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12.08" calcext:value-type="float">
            <text:p>12.08</text:p>
          </table:table-cell>
          <table:table-cell office:value-type="float" office:value="2.375" calcext:value-type="float">
            <text:p>2.375</text:p>
          </table:table-cell>
          <table:table-cell office:value-type="float" office:value="0" calcext:value-type="float">
            <text:p>0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0" calcext:value-type="float">
            <text:p>410</text:p>
          </table:table-cell>
          <table:table-cell table:formula="of:=[.B412]/[.$N$1]" office:value-type="float" office:value="0.10655684754522" calcext:value-type="float">
            <text:p>0.10656</text:p>
          </table:table-cell>
          <table:table-cell table:formula="of:=[.C412]/[.$N$1]" office:value-type="float" office:value="0.0000567990956072351" calcext:value-type="float">
            <text:p>0.00006</text:p>
          </table:table-cell>
          <table:table-cell table:formula="of:=[.D412]/[.$N$1]" office:value-type="float" office:value="0.0311208010335917" calcext:value-type="float">
            <text:p>0.03112</text:p>
          </table:table-cell>
          <table:table-cell table:formula="of:=[.E412]/[.$N$1]" office:value-type="float" office:value="0.0520025839793282" calcext:value-type="float">
            <text:p>0.05200</text:p>
          </table:table-cell>
          <table:table-cell table:formula="of:=[.F412]/[.$N$1]" office:value-type="float" office:value="0" calcext:value-type="float">
            <text:p>0.00000</text:p>
          </table:table-cell>
          <table:table-cell table:formula="of:=[.G412]/[.$N$1]" office:value-type="float" office:value="0.0000222706718346253" calcext:value-type="float">
            <text:p>0.00002</text:p>
          </table:table-cell>
          <table:table-cell table:formula="of:=[.H412]/[.$N$1]" office:value-type="float" office:value="0.0195090439276486" calcext:value-type="float">
            <text:p>0.01951</text:p>
          </table:table-cell>
          <table:table-cell table:formula="of:=[.I412]/[.$N$1]" office:value-type="float" office:value="0.00383559431524548" calcext:value-type="float">
            <text:p>0.00384</text:p>
          </table:table-cell>
          <table:table-cell table:formula="of:=[.J412]/[.$N$1]" office:value-type="float" office:value="0" calcext:value-type="float">
            <text:p>0.00000</text:p>
          </table:table-cell>
          <table:table-cell table:formula="of:=SUM([.Q412:.W412])" office:value-type="float" office:value="0.106490293927649" calcext:value-type="float">
            <text:p>0.10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17" calcext:value-type="float">
            <text:p>0.035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1" calcext:value-type="float">
            <text:p>411</text:p>
          </table:table-cell>
          <table:table-cell office:value-type="float" office:value="66.36" calcext:value-type="float">
            <text:p>66.36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20.2" calcext:value-type="float">
            <text:p>20.2</text:p>
          </table:table-cell>
          <table:table-cell office:value-type="float" office:value="31.86" calcext:value-type="float">
            <text:p>31.86</text:p>
          </table:table-cell>
          <table:table-cell office:value-type="float" office:value="0" calcext:value-type="float">
            <text:p>0</text:p>
          </table:table-cell>
          <table:table-cell office:value-type="float" office:value="0.01432" calcext:value-type="float">
            <text:p>0.01432</text:p>
          </table:table-cell>
          <table:table-cell office:value-type="float" office:value="11.52" calcext:value-type="float">
            <text:p>11.52</text:p>
          </table:table-cell>
          <table:table-cell office:value-type="float" office:value="2.726" calcext:value-type="float">
            <text:p>2.726</text:p>
          </table:table-cell>
          <table:table-cell office:value-type="float" office:value="0" calcext:value-type="float">
            <text:p>0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1" calcext:value-type="float">
            <text:p>411</text:p>
          </table:table-cell>
          <table:table-cell table:formula="of:=[.B413]/[.$N$1]" office:value-type="float" office:value="0.107170542635659" calcext:value-type="float">
            <text:p>0.10717</text:p>
          </table:table-cell>
          <table:table-cell table:formula="of:=[.C413]/[.$N$1]" office:value-type="float" office:value="0.0000587209302325581" calcext:value-type="float">
            <text:p>0.00006</text:p>
          </table:table-cell>
          <table:table-cell table:formula="of:=[.D413]/[.$N$1]" office:value-type="float" office:value="0.0326227390180879" calcext:value-type="float">
            <text:p>0.03262</text:p>
          </table:table-cell>
          <table:table-cell table:formula="of:=[.E413]/[.$N$1]" office:value-type="float" office:value="0.051453488372093" calcext:value-type="float">
            <text:p>0.05145</text:p>
          </table:table-cell>
          <table:table-cell table:formula="of:=[.F413]/[.$N$1]" office:value-type="float" office:value="0" calcext:value-type="float">
            <text:p>0.00000</text:p>
          </table:table-cell>
          <table:table-cell table:formula="of:=[.G413]/[.$N$1]" office:value-type="float" office:value="0.0000231266149870801" calcext:value-type="float">
            <text:p>0.00002</text:p>
          </table:table-cell>
          <table:table-cell table:formula="of:=[.H413]/[.$N$1]" office:value-type="float" office:value="0.0186046511627907" calcext:value-type="float">
            <text:p>0.01860</text:p>
          </table:table-cell>
          <table:table-cell table:formula="of:=[.I413]/[.$N$1]" office:value-type="float" office:value="0.00440245478036176" calcext:value-type="float">
            <text:p>0.00440</text:p>
          </table:table-cell>
          <table:table-cell table:formula="of:=[.J413]/[.$N$1]" office:value-type="float" office:value="0" calcext:value-type="float">
            <text:p>0.00000</text:p>
          </table:table-cell>
          <table:table-cell table:formula="of:=SUM([.Q413:.W413])" office:value-type="float" office:value="0.10710645994832" calcext:value-type="float">
            <text:p>0.10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2" calcext:value-type="float">
            <text:p>412</text:p>
          </table:table-cell>
          <table:table-cell office:value-type="float" office:value="68.08" calcext:value-type="float">
            <text:p>68.08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22.34" calcext:value-type="float">
            <text:p>22.34</text:p>
          </table:table-cell>
          <table:table-cell office:value-type="float" office:value="32.17" calcext:value-type="float">
            <text:p>32.17</text:p>
          </table:table-cell>
          <table:table-cell office:value-type="float" office:value="0" calcext:value-type="float">
            <text:p>0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11.37" calcext:value-type="float">
            <text:p>11.37</text:p>
          </table:table-cell>
          <table:table-cell office:value-type="float" office:value="2.142" calcext:value-type="float">
            <text:p>2.142</text:p>
          </table:table-cell>
          <table:table-cell office:value-type="float" office:value="0" calcext:value-type="float">
            <text:p>0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2" calcext:value-type="float">
            <text:p>412</text:p>
          </table:table-cell>
          <table:table-cell table:formula="of:=[.B414]/[.$N$1]" office:value-type="float" office:value="0.109948320413437" calcext:value-type="float">
            <text:p>0.10995</text:p>
          </table:table-cell>
          <table:table-cell table:formula="of:=[.C414]/[.$N$1]" office:value-type="float" office:value="0.0000709463824289406" calcext:value-type="float">
            <text:p>0.00007</text:p>
          </table:table-cell>
          <table:table-cell table:formula="of:=[.D414]/[.$N$1]" office:value-type="float" office:value="0.036078811369509" calcext:value-type="float">
            <text:p>0.03608</text:p>
          </table:table-cell>
          <table:table-cell table:formula="of:=[.E414]/[.$N$1]" office:value-type="float" office:value="0.0519541343669251" calcext:value-type="float">
            <text:p>0.05195</text:p>
          </table:table-cell>
          <table:table-cell table:formula="of:=[.F414]/[.$N$1]" office:value-type="float" office:value="0" calcext:value-type="float">
            <text:p>0.00000</text:p>
          </table:table-cell>
          <table:table-cell table:formula="of:=[.G414]/[.$N$1]" office:value-type="float" office:value="0.0000273094315245478" calcext:value-type="float">
            <text:p>0.00003</text:p>
          </table:table-cell>
          <table:table-cell table:formula="of:=[.H414]/[.$N$1]" office:value-type="float" office:value="0.0183624031007752" calcext:value-type="float">
            <text:p>0.01836</text:p>
          </table:table-cell>
          <table:table-cell table:formula="of:=[.I414]/[.$N$1]" office:value-type="float" office:value="0.00345930232558139" calcext:value-type="float">
            <text:p>0.00346</text:p>
          </table:table-cell>
          <table:table-cell table:formula="of:=[.J414]/[.$N$1]" office:value-type="float" office:value="0" calcext:value-type="float">
            <text:p>0.00000</text:p>
          </table:table-cell>
          <table:table-cell table:formula="of:=SUM([.Q414:.W414])" office:value-type="float" office:value="0.109881960594315" calcext:value-type="float">
            <text:p>0.10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93" calcext:value-type="float">
            <text:p>0.043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3" calcext:value-type="float">
            <text:p>413</text:p>
          </table:table-cell>
          <table:table-cell office:value-type="float" office:value="68.28" calcext:value-type="float">
            <text:p>68.28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22.7" calcext:value-type="float">
            <text:p>22.7</text:p>
          </table:table-cell>
          <table:table-cell office:value-type="float" office:value="32.06" calcext:value-type="float">
            <text:p>32.06</text:p>
          </table:table-cell>
          <table:table-cell office:value-type="float" office:value="0" calcext:value-type="float">
            <text:p>0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11.25" calcext:value-type="float">
            <text:p>11.25</text:p>
          </table:table-cell>
          <table:table-cell office:value-type="float" office:value="2.204" calcext:value-type="float">
            <text:p>2.204</text:p>
          </table:table-cell>
          <table:table-cell office:value-type="float" office:value="0" calcext:value-type="float">
            <text:p>0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3" calcext:value-type="float">
            <text:p>413</text:p>
          </table:table-cell>
          <table:table-cell table:formula="of:=[.B415]/[.$N$1]" office:value-type="float" office:value="0.110271317829457" calcext:value-type="float">
            <text:p>0.11027</text:p>
          </table:table-cell>
          <table:table-cell table:formula="of:=[.C415]/[.$N$1]" office:value-type="float" office:value="0.000075016149870801" calcext:value-type="float">
            <text:p>0.00008</text:p>
          </table:table-cell>
          <table:table-cell table:formula="of:=[.D415]/[.$N$1]" office:value-type="float" office:value="0.0366602067183463" calcext:value-type="float">
            <text:p>0.03666</text:p>
          </table:table-cell>
          <table:table-cell table:formula="of:=[.E415]/[.$N$1]" office:value-type="float" office:value="0.0517764857881137" calcext:value-type="float">
            <text:p>0.05178</text:p>
          </table:table-cell>
          <table:table-cell table:formula="of:=[.F415]/[.$N$1]" office:value-type="float" office:value="0" calcext:value-type="float">
            <text:p>0.00000</text:p>
          </table:table-cell>
          <table:table-cell table:formula="of:=[.G415]/[.$N$1]" office:value-type="float" office:value="0.0000240956072351421" calcext:value-type="float">
            <text:p>0.00002</text:p>
          </table:table-cell>
          <table:table-cell table:formula="of:=[.H415]/[.$N$1]" office:value-type="float" office:value="0.0181686046511628" calcext:value-type="float">
            <text:p>0.01817</text:p>
          </table:table-cell>
          <table:table-cell table:formula="of:=[.I415]/[.$N$1]" office:value-type="float" office:value="0.0035594315245478" calcext:value-type="float">
            <text:p>0.00356</text:p>
          </table:table-cell>
          <table:table-cell table:formula="of:=[.J415]/[.$N$1]" office:value-type="float" office:value="0" calcext:value-type="float">
            <text:p>0.00000</text:p>
          </table:table-cell>
          <table:table-cell table:formula="of:=SUM([.Q415:.W415])" office:value-type="float" office:value="0.110188824289406" calcext:value-type="float">
            <text:p>0.11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45" calcext:value-type="float">
            <text:p>0.046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4" calcext:value-type="float">
            <text:p>414</text:p>
          </table:table-cell>
          <table:table-cell office:value-type="float" office:value="71.65" calcext:value-type="float">
            <text:p>71.65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25.23" calcext:value-type="float">
            <text:p>25.23</text:p>
          </table:table-cell>
          <table:table-cell office:value-type="float" office:value="32.91" calcext:value-type="float">
            <text:p>32.91</text:p>
          </table:table-cell>
          <table:table-cell office:value-type="float" office:value="0" calcext:value-type="float">
            <text:p>0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11.17" calcext:value-type="float">
            <text:p>11.17</text:p>
          </table:table-cell>
          <table:table-cell office:value-type="float" office:value="2.276" calcext:value-type="float">
            <text:p>2.276</text:p>
          </table:table-cell>
          <table:table-cell office:value-type="float" office:value="0" calcext:value-type="float">
            <text:p>0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4" calcext:value-type="float">
            <text:p>414</text:p>
          </table:table-cell>
          <table:table-cell table:formula="of:=[.B416]/[.$N$1]" office:value-type="float" office:value="0.115713824289406" calcext:value-type="float">
            <text:p>0.11571</text:p>
          </table:table-cell>
          <table:table-cell table:formula="of:=[.C416]/[.$N$1]" office:value-type="float" office:value="0.0000772286821705426" calcext:value-type="float">
            <text:p>0.00008</text:p>
          </table:table-cell>
          <table:table-cell table:formula="of:=[.D416]/[.$N$1]" office:value-type="float" office:value="0.0407461240310078" calcext:value-type="float">
            <text:p>0.04075</text:p>
          </table:table-cell>
          <table:table-cell table:formula="of:=[.E416]/[.$N$1]" office:value-type="float" office:value="0.0531492248062015" calcext:value-type="float">
            <text:p>0.05315</text:p>
          </table:table-cell>
          <table:table-cell table:formula="of:=[.F416]/[.$N$1]" office:value-type="float" office:value="0" calcext:value-type="float">
            <text:p>0.00000</text:p>
          </table:table-cell>
          <table:table-cell table:formula="of:=[.G416]/[.$N$1]" office:value-type="float" office:value="0.0000246608527131783" calcext:value-type="float">
            <text:p>0.00002</text:p>
          </table:table-cell>
          <table:table-cell table:formula="of:=[.H416]/[.$N$1]" office:value-type="float" office:value="0.0180394056847545" calcext:value-type="float">
            <text:p>0.01804</text:p>
          </table:table-cell>
          <table:table-cell table:formula="of:=[.I416]/[.$N$1]" office:value-type="float" office:value="0.00367571059431525" calcext:value-type="float">
            <text:p>0.00368</text:p>
          </table:table-cell>
          <table:table-cell table:formula="of:=[.J416]/[.$N$1]" office:value-type="float" office:value="0" calcext:value-type="float">
            <text:p>0.00000</text:p>
          </table:table-cell>
          <table:table-cell table:formula="of:=SUM([.Q416:.W416])" office:value-type="float" office:value="0.115635125968992" calcext:value-type="float">
            <text:p>0.11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5" calcext:value-type="float">
            <text:p>415</text:p>
          </table:table-cell>
          <table:table-cell office:value-type="float" office:value="73.33" calcext:value-type="float">
            <text:p>73.33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26.51" calcext:value-type="float">
            <text:p>26.51</text:p>
          </table:table-cell>
          <table:table-cell office:value-type="float" office:value="33.24" calcext:value-type="float">
            <text:p>33.24</text:p>
          </table:table-cell>
          <table:table-cell office:value-type="float" office:value="0" calcext:value-type="float">
            <text:p>0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11.13" calcext:value-type="float">
            <text:p>11.13</text:p>
          </table:table-cell>
          <table:table-cell office:value-type="float" office:value="2.379" calcext:value-type="float">
            <text:p>2.379</text:p>
          </table:table-cell>
          <table:table-cell office:value-type="float" office:value="0" calcext:value-type="float">
            <text:p>0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5" calcext:value-type="float">
            <text:p>415</text:p>
          </table:table-cell>
          <table:table-cell table:formula="of:=[.B417]/[.$N$1]" office:value-type="float" office:value="0.118427002583979" calcext:value-type="float">
            <text:p>0.11843</text:p>
          </table:table-cell>
          <table:table-cell table:formula="of:=[.C417]/[.$N$1]" office:value-type="float" office:value="0.0000862564599483204" calcext:value-type="float">
            <text:p>0.00009</text:p>
          </table:table-cell>
          <table:table-cell table:formula="of:=[.D417]/[.$N$1]" office:value-type="float" office:value="0.0428133074935401" calcext:value-type="float">
            <text:p>0.04281</text:p>
          </table:table-cell>
          <table:table-cell table:formula="of:=[.E417]/[.$N$1]" office:value-type="float" office:value="0.0536821705426357" calcext:value-type="float">
            <text:p>0.05368</text:p>
          </table:table-cell>
          <table:table-cell table:formula="of:=[.F417]/[.$N$1]" office:value-type="float" office:value="0" calcext:value-type="float">
            <text:p>0.00000</text:p>
          </table:table-cell>
          <table:table-cell table:formula="of:=[.G417]/[.$N$1]" office:value-type="float" office:value="0.0000252583979328165" calcext:value-type="float">
            <text:p>0.00003</text:p>
          </table:table-cell>
          <table:table-cell table:formula="of:=[.H417]/[.$N$1]" office:value-type="float" office:value="0.0179748062015504" calcext:value-type="float">
            <text:p>0.01797</text:p>
          </table:table-cell>
          <table:table-cell table:formula="of:=[.I417]/[.$N$1]" office:value-type="float" office:value="0.00384205426356589" calcext:value-type="float">
            <text:p>0.00384</text:p>
          </table:table-cell>
          <table:table-cell table:formula="of:=[.J417]/[.$N$1]" office:value-type="float" office:value="0" calcext:value-type="float">
            <text:p>0.00000</text:p>
          </table:table-cell>
          <table:table-cell table:formula="of:=SUM([.Q417:.W417])" office:value-type="float" office:value="0.118337596899225" calcext:value-type="float">
            <text:p>0.11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341" calcext:value-type="float">
            <text:p>0.053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6" calcext:value-type="float">
            <text:p>416</text:p>
          </table:table-cell>
          <table:table-cell office:value-type="float" office:value="74.99" calcext:value-type="float">
            <text:p>74.99</text:p>
          </table:table-cell>
          <table:table-cell office:value-type="float" office:value="0.05513" calcext:value-type="float">
            <text:p>0.05513</text:p>
          </table:table-cell>
          <table:table-cell office:value-type="float" office:value="28.37" calcext:value-type="float">
            <text:p>28.37</text:p>
          </table:table-cell>
          <table:table-cell office:value-type="float" office:value="32.86" calcext:value-type="float">
            <text:p>32.86</text:p>
          </table:table-cell>
          <table:table-cell office:value-type="float" office:value="0" calcext:value-type="float">
            <text:p>0</text:p>
          </table:table-cell>
          <table:table-cell office:value-type="float" office:value="0.01676" calcext:value-type="float">
            <text:p>0.01676</text:p>
          </table:table-cell>
          <table:table-cell office:value-type="float" office:value="11.34" calcext:value-type="float">
            <text:p>11.34</text:p>
          </table:table-cell>
          <table:table-cell office:value-type="float" office:value="2.347" calcext:value-type="float">
            <text:p>2.347</text:p>
          </table:table-cell>
          <table:table-cell office:value-type="float" office:value="0" calcext:value-type="float">
            <text:p>0</text:p>
          </table:table-cell>
          <table:table-cell office:value-type="float" office:value="0.05513" calcext:value-type="float">
            <text:p>0.0551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6" calcext:value-type="float">
            <text:p>416</text:p>
          </table:table-cell>
          <table:table-cell table:formula="of:=[.B418]/[.$N$1]" office:value-type="float" office:value="0.121107881136951" calcext:value-type="float">
            <text:p>0.12111</text:p>
          </table:table-cell>
          <table:table-cell table:formula="of:=[.C418]/[.$N$1]" office:value-type="float" office:value="0.0000890342377260982" calcext:value-type="float">
            <text:p>0.00009</text:p>
          </table:table-cell>
          <table:table-cell table:formula="of:=[.D418]/[.$N$1]" office:value-type="float" office:value="0.0458171834625323" calcext:value-type="float">
            <text:p>0.04582</text:p>
          </table:table-cell>
          <table:table-cell table:formula="of:=[.E418]/[.$N$1]" office:value-type="float" office:value="0.0530684754521964" calcext:value-type="float">
            <text:p>0.05307</text:p>
          </table:table-cell>
          <table:table-cell table:formula="of:=[.F418]/[.$N$1]" office:value-type="float" office:value="0" calcext:value-type="float">
            <text:p>0.00000</text:p>
          </table:table-cell>
          <table:table-cell table:formula="of:=[.G418]/[.$N$1]" office:value-type="float" office:value="0.0000270671834625323" calcext:value-type="float">
            <text:p>0.00003</text:p>
          </table:table-cell>
          <table:table-cell table:formula="of:=[.H418]/[.$N$1]" office:value-type="float" office:value="0.0183139534883721" calcext:value-type="float">
            <text:p>0.01831</text:p>
          </table:table-cell>
          <table:table-cell table:formula="of:=[.I418]/[.$N$1]" office:value-type="float" office:value="0.00379037467700258" calcext:value-type="float">
            <text:p>0.00379</text:p>
          </table:table-cell>
          <table:table-cell table:formula="of:=[.J418]/[.$N$1]" office:value-type="float" office:value="0" calcext:value-type="float">
            <text:p>0.00000</text:p>
          </table:table-cell>
          <table:table-cell table:formula="of:=SUM([.Q418:.W418])" office:value-type="float" office:value="0.121017054263566" calcext:value-type="float">
            <text:p>0.12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13" calcext:value-type="float">
            <text:p>0.055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7" calcext:value-type="float">
            <text:p>417</text:p>
          </table:table-cell>
          <table:table-cell office:value-type="float" office:value="76.35" calcext:value-type="float">
            <text:p>76.35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30.33" calcext:value-type="float">
            <text:p>30.33</text:p>
          </table:table-cell>
          <table:table-cell office:value-type="float" office:value="32.65" calcext:value-type="float">
            <text:p>32.65</text:p>
          </table:table-cell>
          <table:table-cell office:value-type="float" office:value="0" calcext:value-type="float">
            <text:p>0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11.13" calcext:value-type="float">
            <text:p>11.13</text:p>
          </table:table-cell>
          <table:table-cell office:value-type="float" office:value="2.165" calcext:value-type="float">
            <text:p>2.165</text:p>
          </table:table-cell>
          <table:table-cell office:value-type="float" office:value="0" calcext:value-type="float">
            <text:p>0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7" calcext:value-type="float">
            <text:p>417</text:p>
          </table:table-cell>
          <table:table-cell table:formula="of:=[.B419]/[.$N$1]" office:value-type="float" office:value="0.123304263565891" calcext:value-type="float">
            <text:p>0.12330</text:p>
          </table:table-cell>
          <table:table-cell table:formula="of:=[.C419]/[.$N$1]" office:value-type="float" office:value="0.000108882428940568" calcext:value-type="float">
            <text:p>0.00011</text:p>
          </table:table-cell>
          <table:table-cell table:formula="of:=[.D419]/[.$N$1]" office:value-type="float" office:value="0.0489825581395349" calcext:value-type="float">
            <text:p>0.04898</text:p>
          </table:table-cell>
          <table:table-cell table:formula="of:=[.E419]/[.$N$1]" office:value-type="float" office:value="0.0527293281653747" calcext:value-type="float">
            <text:p>0.05273</text:p>
          </table:table-cell>
          <table:table-cell table:formula="of:=[.F419]/[.$N$1]" office:value-type="float" office:value="0" calcext:value-type="float">
            <text:p>0.00000</text:p>
          </table:table-cell>
          <table:table-cell table:formula="of:=[.G419]/[.$N$1]" office:value-type="float" office:value="0.0000195574935400517" calcext:value-type="float">
            <text:p>0.00002</text:p>
          </table:table-cell>
          <table:table-cell table:formula="of:=[.H419]/[.$N$1]" office:value-type="float" office:value="0.0179748062015504" calcext:value-type="float">
            <text:p>0.01797</text:p>
          </table:table-cell>
          <table:table-cell table:formula="of:=[.I419]/[.$N$1]" office:value-type="float" office:value="0.00349644702842377" calcext:value-type="float">
            <text:p>0.00350</text:p>
          </table:table-cell>
          <table:table-cell table:formula="of:=[.J419]/[.$N$1]" office:value-type="float" office:value="0" calcext:value-type="float">
            <text:p>0.00000</text:p>
          </table:table-cell>
          <table:table-cell table:formula="of:=SUM([.Q419:.W419])" office:value-type="float" office:value="0.123202697028424" calcext:value-type="float">
            <text:p>0.12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42" calcext:value-type="float">
            <text:p>0.0674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8" calcext:value-type="float">
            <text:p>418</text:p>
          </table:table-cell>
          <table:table-cell office:value-type="float" office:value="79.86" calcext:value-type="float">
            <text:p>79.86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33" calcext:value-type="float">
            <text:p>33</text:p>
          </table:table-cell>
          <table:table-cell office:value-type="float" office:value="33.61" calcext:value-type="float">
            <text:p>33.61</text:p>
          </table:table-cell>
          <table:table-cell office:value-type="float" office:value="0" calcext:value-type="float">
            <text:p>0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10.92" calcext:value-type="float">
            <text:p>10.92</text:p>
          </table:table-cell>
          <table:table-cell office:value-type="float" office:value="2.258" calcext:value-type="float">
            <text:p>2.258</text:p>
          </table:table-cell>
          <table:table-cell office:value-type="float" office:value="0" calcext:value-type="float">
            <text:p>0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8" calcext:value-type="float">
            <text:p>418</text:p>
          </table:table-cell>
          <table:table-cell table:formula="of:=[.B420]/[.$N$1]" office:value-type="float" office:value="0.128972868217054" calcext:value-type="float">
            <text:p>0.12897</text:p>
          </table:table-cell>
          <table:table-cell table:formula="of:=[.C420]/[.$N$1]" office:value-type="float" office:value="0.0000974644702842377" calcext:value-type="float">
            <text:p>0.00010</text:p>
          </table:table-cell>
          <table:table-cell table:formula="of:=[.D420]/[.$N$1]" office:value-type="float" office:value="0.0532945736434109" calcext:value-type="float">
            <text:p>0.05329</text:p>
          </table:table-cell>
          <table:table-cell table:formula="of:=[.E420]/[.$N$1]" office:value-type="float" office:value="0.0542797157622739" calcext:value-type="float">
            <text:p>0.05428</text:p>
          </table:table-cell>
          <table:table-cell table:formula="of:=[.F420]/[.$N$1]" office:value-type="float" office:value="0" calcext:value-type="float">
            <text:p>0.00000</text:p>
          </table:table-cell>
          <table:table-cell table:formula="of:=[.G420]/[.$N$1]" office:value-type="float" office:value="0.0000210109819121447" calcext:value-type="float">
            <text:p>0.00002</text:p>
          </table:table-cell>
          <table:table-cell table:formula="of:=[.H420]/[.$N$1]" office:value-type="float" office:value="0.0176356589147287" calcext:value-type="float">
            <text:p>0.01764</text:p>
          </table:table-cell>
          <table:table-cell table:formula="of:=[.I420]/[.$N$1]" office:value-type="float" office:value="0.00364664082687339" calcext:value-type="float">
            <text:p>0.00365</text:p>
          </table:table-cell>
          <table:table-cell table:formula="of:=[.J420]/[.$N$1]" office:value-type="float" office:value="0" calcext:value-type="float">
            <text:p>0.00000</text:p>
          </table:table-cell>
          <table:table-cell table:formula="of:=SUM([.Q420:.W420])" office:value-type="float" office:value="0.128877600129199" calcext:value-type="float">
            <text:p>0.12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35" calcext:value-type="float">
            <text:p>0.060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19" calcext:value-type="float">
            <text:p>419</text:p>
          </table:table-cell>
          <table:table-cell office:value-type="float" office:value="82.24" calcext:value-type="float">
            <text:p>82.24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34.9" calcext:value-type="float">
            <text:p>34.9</text:p>
          </table:table-cell>
          <table:table-cell office:value-type="float" office:value="33.88" calcext:value-type="float">
            <text:p>33.88</text:p>
          </table:table-cell>
          <table:table-cell office:value-type="float" office:value="0" calcext:value-type="float">
            <text:p>0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11.28" calcext:value-type="float">
            <text:p>11.28</text:p>
          </table:table-cell>
          <table:table-cell office:value-type="float" office:value="2.103" calcext:value-type="float">
            <text:p>2.103</text:p>
          </table:table-cell>
          <table:table-cell office:value-type="float" office:value="0" calcext:value-type="float">
            <text:p>0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19" calcext:value-type="float">
            <text:p>419</text:p>
          </table:table-cell>
          <table:table-cell table:formula="of:=[.B421]/[.$N$1]" office:value-type="float" office:value="0.1328165374677" calcext:value-type="float">
            <text:p>0.13282</text:p>
          </table:table-cell>
          <table:table-cell table:formula="of:=[.C421]/[.$N$1]" office:value-type="float" office:value="0.000100258397932817" calcext:value-type="float">
            <text:p>0.00010</text:p>
          </table:table-cell>
          <table:table-cell table:formula="of:=[.D421]/[.$N$1]" office:value-type="float" office:value="0.0563630490956072" calcext:value-type="float">
            <text:p>0.05636</text:p>
          </table:table-cell>
          <table:table-cell table:formula="of:=[.E421]/[.$N$1]" office:value-type="float" office:value="0.0547157622739018" calcext:value-type="float">
            <text:p>0.05472</text:p>
          </table:table-cell>
          <table:table-cell table:formula="of:=[.F421]/[.$N$1]" office:value-type="float" office:value="0" calcext:value-type="float">
            <text:p>0.00000</text:p>
          </table:table-cell>
          <table:table-cell table:formula="of:=[.G421]/[.$N$1]" office:value-type="float" office:value="0.0000251453488372093" calcext:value-type="float">
            <text:p>0.00003</text:p>
          </table:table-cell>
          <table:table-cell table:formula="of:=[.H421]/[.$N$1]" office:value-type="float" office:value="0.0182170542635659" calcext:value-type="float">
            <text:p>0.01822</text:p>
          </table:table-cell>
          <table:table-cell table:formula="of:=[.I421]/[.$N$1]" office:value-type="float" office:value="0.00339631782945736" calcext:value-type="float">
            <text:p>0.00340</text:p>
          </table:table-cell>
          <table:table-cell table:formula="of:=[.J421]/[.$N$1]" office:value-type="float" office:value="0" calcext:value-type="float">
            <text:p>0.00000</text:p>
          </table:table-cell>
          <table:table-cell table:formula="of:=SUM([.Q421:.W421])" office:value-type="float" office:value="0.13271732881137" calcext:value-type="float">
            <text:p>0.13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0" calcext:value-type="float">
            <text:p>420</text:p>
          </table:table-cell>
          <table:table-cell office:value-type="float" office:value="83.45" calcext:value-type="float">
            <text:p>83.45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36.81" calcext:value-type="float">
            <text:p>36.81</text:p>
          </table:table-cell>
          <table:table-cell office:value-type="float" office:value="33.51" calcext:value-type="float">
            <text:p>33.51</text:p>
          </table:table-cell>
          <table:table-cell office:value-type="float" office:value="0" calcext:value-type="float">
            <text:p>0</text:p>
          </table:table-cell>
          <table:table-cell office:value-type="float" office:value="0.0135" calcext:value-type="float">
            <text:p>0.0135</text:p>
          </table:table-cell>
          <table:table-cell office:value-type="float" office:value="10.86" calcext:value-type="float">
            <text:p>10.86</text:p>
          </table:table-cell>
          <table:table-cell office:value-type="float" office:value="2.183" calcext:value-type="float">
            <text:p>2.183</text:p>
          </table:table-cell>
          <table:table-cell office:value-type="float" office:value="0" calcext:value-type="float">
            <text:p>0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0" calcext:value-type="float">
            <text:p>420</text:p>
          </table:table-cell>
          <table:table-cell table:formula="of:=[.B422]/[.$N$1]" office:value-type="float" office:value="0.134770671834625" calcext:value-type="float">
            <text:p>0.13477</text:p>
          </table:table-cell>
          <table:table-cell table:formula="of:=[.C422]/[.$N$1]" office:value-type="float" office:value="0.000115810723514212" calcext:value-type="float">
            <text:p>0.00012</text:p>
          </table:table-cell>
          <table:table-cell table:formula="of:=[.D422]/[.$N$1]" office:value-type="float" office:value="0.0594476744186047" calcext:value-type="float">
            <text:p>0.05945</text:p>
          </table:table-cell>
          <table:table-cell table:formula="of:=[.E422]/[.$N$1]" office:value-type="float" office:value="0.0541182170542636" calcext:value-type="float">
            <text:p>0.05412</text:p>
          </table:table-cell>
          <table:table-cell table:formula="of:=[.F422]/[.$N$1]" office:value-type="float" office:value="0" calcext:value-type="float">
            <text:p>0.00000</text:p>
          </table:table-cell>
          <table:table-cell table:formula="of:=[.G422]/[.$N$1]" office:value-type="float" office:value="0.0000218023255813953" calcext:value-type="float">
            <text:p>0.00002</text:p>
          </table:table-cell>
          <table:table-cell table:formula="of:=[.H422]/[.$N$1]" office:value-type="float" office:value="0.0175387596899225" calcext:value-type="float">
            <text:p>0.01754</text:p>
          </table:table-cell>
          <table:table-cell table:formula="of:=[.I422]/[.$N$1]" office:value-type="float" office:value="0.00352551679586563" calcext:value-type="float">
            <text:p>0.00353</text:p>
          </table:table-cell>
          <table:table-cell table:formula="of:=[.J422]/[.$N$1]" office:value-type="float" office:value="0" calcext:value-type="float">
            <text:p>0.00000</text:p>
          </table:table-cell>
          <table:table-cell table:formula="of:=SUM([.Q422:.W422])" office:value-type="float" office:value="0.134651970284238" calcext:value-type="float">
            <text:p>0.13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171" calcext:value-type="float">
            <text:p>0.071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1" calcext:value-type="float">
            <text:p>421</text:p>
          </table:table-cell>
          <table:table-cell office:value-type="float" office:value="87.12" calcext:value-type="float">
            <text:p>87.12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40.3" calcext:value-type="float">
            <text:p>40.3</text:p>
          </table:table-cell>
          <table:table-cell office:value-type="float" office:value="34.06" calcext:value-type="float">
            <text:p>34.06</text:p>
          </table:table-cell>
          <table:table-cell office:value-type="float" office:value="0" calcext:value-type="float">
            <text:p>0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10.44" calcext:value-type="float">
            <text:p>10.44</text:p>
          </table:table-cell>
          <table:table-cell office:value-type="float" office:value="2.224" calcext:value-type="float">
            <text:p>2.224</text:p>
          </table:table-cell>
          <table:table-cell office:value-type="float" office:value="0" calcext:value-type="float">
            <text:p>0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1" calcext:value-type="float">
            <text:p>421</text:p>
          </table:table-cell>
          <table:table-cell table:formula="of:=[.B423]/[.$N$1]" office:value-type="float" office:value="0.140697674418605" calcext:value-type="float">
            <text:p>0.14070</text:p>
          </table:table-cell>
          <table:table-cell table:formula="of:=[.C423]/[.$N$1]" office:value-type="float" office:value="0.000121220930232558" calcext:value-type="float">
            <text:p>0.00012</text:p>
          </table:table-cell>
          <table:table-cell table:formula="of:=[.D423]/[.$N$1]" office:value-type="float" office:value="0.0650839793281654" calcext:value-type="float">
            <text:p>0.06508</text:p>
          </table:table-cell>
          <table:table-cell table:formula="of:=[.E423]/[.$N$1]" office:value-type="float" office:value="0.0550064599483204" calcext:value-type="float">
            <text:p>0.05501</text:p>
          </table:table-cell>
          <table:table-cell table:formula="of:=[.F423]/[.$N$1]" office:value-type="float" office:value="0" calcext:value-type="float">
            <text:p>0.00000</text:p>
          </table:table-cell>
          <table:table-cell table:formula="of:=[.G423]/[.$N$1]" office:value-type="float" office:value="0.0000276647286821705" calcext:value-type="float">
            <text:p>0.00003</text:p>
          </table:table-cell>
          <table:table-cell table:formula="of:=[.H423]/[.$N$1]" office:value-type="float" office:value="0.0168604651162791" calcext:value-type="float">
            <text:p>0.01686</text:p>
          </table:table-cell>
          <table:table-cell table:formula="of:=[.I423]/[.$N$1]" office:value-type="float" office:value="0.00359173126614987" calcext:value-type="float">
            <text:p>0.00359</text:p>
          </table:table-cell>
          <table:table-cell table:formula="of:=[.J423]/[.$N$1]" office:value-type="float" office:value="0" calcext:value-type="float">
            <text:p>0.00000</text:p>
          </table:table-cell>
          <table:table-cell table:formula="of:=SUM([.Q423:.W423])" office:value-type="float" office:value="0.140570300387597" calcext:value-type="float">
            <text:p>0.140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6" calcext:value-type="float">
            <text:p>0.075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2" calcext:value-type="float">
            <text:p>422</text:p>
          </table:table-cell>
          <table:table-cell office:value-type="float" office:value="88.16" calcext:value-type="float">
            <text:p>88.16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42.19" calcext:value-type="float">
            <text:p>42.19</text:p>
          </table:table-cell>
          <table:table-cell office:value-type="float" office:value="33.68" calcext:value-type="float">
            <text:p>33.68</text:p>
          </table:table-cell>
          <table:table-cell office:value-type="float" office:value="0" calcext:value-type="float">
            <text:p>0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10.22" calcext:value-type="float">
            <text:p>10.22</text:p>
          </table:table-cell>
          <table:table-cell office:value-type="float" office:value="1.963" calcext:value-type="float">
            <text:p>1.963</text:p>
          </table:table-cell>
          <table:table-cell office:value-type="float" office:value="0" calcext:value-type="float">
            <text:p>0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2" calcext:value-type="float">
            <text:p>422</text:p>
          </table:table-cell>
          <table:table-cell table:formula="of:=[.B424]/[.$N$1]" office:value-type="float" office:value="0.142377260981912" calcext:value-type="float">
            <text:p>0.14238</text:p>
          </table:table-cell>
          <table:table-cell table:formula="of:=[.C424]/[.$N$1]" office:value-type="float" office:value="0.000151776485788114" calcext:value-type="float">
            <text:p>0.00015</text:p>
          </table:table-cell>
          <table:table-cell table:formula="of:=[.D424]/[.$N$1]" office:value-type="float" office:value="0.0681363049095607" calcext:value-type="float">
            <text:p>0.06814</text:p>
          </table:table-cell>
          <table:table-cell table:formula="of:=[.E424]/[.$N$1]" office:value-type="float" office:value="0.0543927648578811" calcext:value-type="float">
            <text:p>0.05439</text:p>
          </table:table-cell>
          <table:table-cell table:formula="of:=[.F424]/[.$N$1]" office:value-type="float" office:value="0" calcext:value-type="float">
            <text:p>0.00000</text:p>
          </table:table-cell>
          <table:table-cell table:formula="of:=[.G424]/[.$N$1]" office:value-type="float" office:value="0.0000171996124031008" calcext:value-type="float">
            <text:p>0.00002</text:p>
          </table:table-cell>
          <table:table-cell table:formula="of:=[.H424]/[.$N$1]" office:value-type="float" office:value="0.0165051679586563" calcext:value-type="float">
            <text:p>0.01651</text:p>
          </table:table-cell>
          <table:table-cell table:formula="of:=[.I424]/[.$N$1]" office:value-type="float" office:value="0.00317021963824289" calcext:value-type="float">
            <text:p>0.00317</text:p>
          </table:table-cell>
          <table:table-cell table:formula="of:=[.J424]/[.$N$1]" office:value-type="float" office:value="0" calcext:value-type="float">
            <text:p>0.00000</text:p>
          </table:table-cell>
          <table:table-cell table:formula="of:=SUM([.Q424:.W424])" office:value-type="float" office:value="0.142221656976744" calcext:value-type="float">
            <text:p>0.14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3" calcext:value-type="float">
            <text:p>423</text:p>
          </table:table-cell>
          <table:table-cell office:value-type="float" office:value="90.87" calcext:value-type="float">
            <text:p>90.87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44.44" calcext:value-type="float">
            <text:p>44.44</text:p>
          </table:table-cell>
          <table:table-cell office:value-type="float" office:value="33.91" calcext:value-type="float">
            <text:p>33.91</text:p>
          </table:table-cell>
          <table:table-cell office:value-type="float" office:value="0" calcext:value-type="float">
            <text:p>0</text:p>
          </table:table-cell>
          <table:table-cell office:value-type="float" office:value="0.0149" calcext:value-type="float">
            <text:p>0.0149</text:p>
          </table:table-cell>
          <table:table-cell office:value-type="float" office:value="10.37" calcext:value-type="float">
            <text:p>10.37</text:p>
          </table:table-cell>
          <table:table-cell office:value-type="float" office:value="2.041" calcext:value-type="float">
            <text:p>2.041</text:p>
          </table:table-cell>
          <table:table-cell office:value-type="float" office:value="0" calcext:value-type="float">
            <text:p>0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3" calcext:value-type="float">
            <text:p>423</text:p>
          </table:table-cell>
          <table:table-cell table:formula="of:=[.B425]/[.$N$1]" office:value-type="float" office:value="0.146753875968992" calcext:value-type="float">
            <text:p>0.14675</text:p>
          </table:table-cell>
          <table:table-cell table:formula="of:=[.C425]/[.$N$1]" office:value-type="float" office:value="0.000152147932816537" calcext:value-type="float">
            <text:p>0.00015</text:p>
          </table:table-cell>
          <table:table-cell table:formula="of:=[.D425]/[.$N$1]" office:value-type="float" office:value="0.0717700258397933" calcext:value-type="float">
            <text:p>0.07177</text:p>
          </table:table-cell>
          <table:table-cell table:formula="of:=[.E425]/[.$N$1]" office:value-type="float" office:value="0.0547642118863049" calcext:value-type="float">
            <text:p>0.05476</text:p>
          </table:table-cell>
          <table:table-cell table:formula="of:=[.F425]/[.$N$1]" office:value-type="float" office:value="0" calcext:value-type="float">
            <text:p>0.00000</text:p>
          </table:table-cell>
          <table:table-cell table:formula="of:=[.G425]/[.$N$1]" office:value-type="float" office:value="0.0000240633074935401" calcext:value-type="float">
            <text:p>0.00002</text:p>
          </table:table-cell>
          <table:table-cell table:formula="of:=[.H425]/[.$N$1]" office:value-type="float" office:value="0.0167474160206718" calcext:value-type="float">
            <text:p>0.01675</text:p>
          </table:table-cell>
          <table:table-cell table:formula="of:=[.I425]/[.$N$1]" office:value-type="float" office:value="0.00329618863049096" calcext:value-type="float">
            <text:p>0.00330</text:p>
          </table:table-cell>
          <table:table-cell table:formula="of:=[.J425]/[.$N$1]" office:value-type="float" office:value="0" calcext:value-type="float">
            <text:p>0.00000</text:p>
          </table:table-cell>
          <table:table-cell table:formula="of:=SUM([.Q425:.W425])" office:value-type="float" office:value="0.146601905684754" calcext:value-type="float">
            <text:p>0.14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1" calcext:value-type="float">
            <text:p>0.094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4" calcext:value-type="float">
            <text:p>424</text:p>
          </table:table-cell>
          <table:table-cell office:value-type="float" office:value="92.49" calcext:value-type="float">
            <text:p>92.49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45.69" calcext:value-type="float">
            <text:p>45.69</text:p>
          </table:table-cell>
          <table:table-cell office:value-type="float" office:value="34.95" calcext:value-type="float">
            <text:p>34.95</text:p>
          </table:table-cell>
          <table:table-cell office:value-type="float" office:value="0" calcext:value-type="float">
            <text:p>0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9.997" calcext:value-type="float">
            <text:p>9.997</text:p>
          </table:table-cell>
          <table:table-cell office:value-type="float" office:value="1.748" calcext:value-type="float">
            <text:p>1.748</text:p>
          </table:table-cell>
          <table:table-cell office:value-type="float" office:value="0" calcext:value-type="float">
            <text:p>0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4" calcext:value-type="float">
            <text:p>424</text:p>
          </table:table-cell>
          <table:table-cell table:formula="of:=[.B426]/[.$N$1]" office:value-type="float" office:value="0.14937015503876" calcext:value-type="float">
            <text:p>0.14937</text:p>
          </table:table-cell>
          <table:table-cell table:formula="of:=[.C426]/[.$N$1]" office:value-type="float" office:value="0.000152357881136951" calcext:value-type="float">
            <text:p>0.00015</text:p>
          </table:table-cell>
          <table:table-cell table:formula="of:=[.D426]/[.$N$1]" office:value-type="float" office:value="0.0737887596899225" calcext:value-type="float">
            <text:p>0.07379</text:p>
          </table:table-cell>
          <table:table-cell table:formula="of:=[.E426]/[.$N$1]" office:value-type="float" office:value="0.0564437984496124" calcext:value-type="float">
            <text:p>0.05644</text:p>
          </table:table-cell>
          <table:table-cell table:formula="of:=[.F426]/[.$N$1]" office:value-type="float" office:value="0" calcext:value-type="float">
            <text:p>0.00000</text:p>
          </table:table-cell>
          <table:table-cell table:formula="of:=[.G426]/[.$N$1]" office:value-type="float" office:value="0.0000234657622739018" calcext:value-type="float">
            <text:p>0.00002</text:p>
          </table:table-cell>
          <table:table-cell table:formula="of:=[.H426]/[.$N$1]" office:value-type="float" office:value="0.0161450258397933" calcext:value-type="float">
            <text:p>0.01615</text:p>
          </table:table-cell>
          <table:table-cell table:formula="of:=[.I426]/[.$N$1]" office:value-type="float" office:value="0.00282299741602067" calcext:value-type="float">
            <text:p>0.00282</text:p>
          </table:table-cell>
          <table:table-cell table:formula="of:=[.J426]/[.$N$1]" office:value-type="float" office:value="0" calcext:value-type="float">
            <text:p>0.00000</text:p>
          </table:table-cell>
          <table:table-cell table:formula="of:=SUM([.Q426:.W426])" office:value-type="float" office:value="0.149224047157623" calcext:value-type="float">
            <text:p>0.14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34" calcext:value-type="float">
            <text:p>0.094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5" calcext:value-type="float">
            <text:p>425</text:p>
          </table:table-cell>
          <table:table-cell office:value-type="float" office:value="96.9" calcext:value-type="float">
            <text:p>96.9</text:p>
          </table:table-cell>
          <table:table-cell office:value-type="float" office:value="0.1083" calcext:value-type="float">
            <text:p>0.1083</text:p>
          </table:table-cell>
          <table:table-cell office:value-type="float" office:value="48.87" calcext:value-type="float">
            <text:p>48.87</text:p>
          </table:table-cell>
          <table:table-cell office:value-type="float" office:value="35.43" calcext:value-type="float">
            <text:p>35.43</text:p>
          </table:table-cell>
          <table:table-cell office:value-type="float" office:value="0" calcext:value-type="float">
            <text:p>0</text:p>
          </table:table-cell>
          <table:table-cell office:value-type="float" office:value="0.01553" calcext:value-type="float">
            <text:p>0.01553</text:p>
          </table:table-cell>
          <table:table-cell office:value-type="float" office:value="10.26" calcext:value-type="float">
            <text:p>10.26</text:p>
          </table:table-cell>
          <table:table-cell office:value-type="float" office:value="2.221" calcext:value-type="float">
            <text:p>2.221</text:p>
          </table:table-cell>
          <table:table-cell office:value-type="float" office:value="0" calcext:value-type="float">
            <text:p>0</text:p>
          </table:table-cell>
          <table:table-cell office:value-type="float" office:value="0.1083" calcext:value-type="float">
            <text:p>0.108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5" calcext:value-type="float">
            <text:p>425</text:p>
          </table:table-cell>
          <table:table-cell table:formula="of:=[.B427]/[.$N$1]" office:value-type="float" office:value="0.156492248062016" calcext:value-type="float">
            <text:p>0.15649</text:p>
          </table:table-cell>
          <table:table-cell table:formula="of:=[.C427]/[.$N$1]" office:value-type="float" office:value="0.000174903100775194" calcext:value-type="float">
            <text:p>0.00017</text:p>
          </table:table-cell>
          <table:table-cell table:formula="of:=[.D427]/[.$N$1]" office:value-type="float" office:value="0.0789244186046512" calcext:value-type="float">
            <text:p>0.07892</text:p>
          </table:table-cell>
          <table:table-cell table:formula="of:=[.E427]/[.$N$1]" office:value-type="float" office:value="0.057218992248062" calcext:value-type="float">
            <text:p>0.05722</text:p>
          </table:table-cell>
          <table:table-cell table:formula="of:=[.F427]/[.$N$1]" office:value-type="float" office:value="0" calcext:value-type="float">
            <text:p>0.00000</text:p>
          </table:table-cell>
          <table:table-cell table:formula="of:=[.G427]/[.$N$1]" office:value-type="float" office:value="0.0000250807493540052" calcext:value-type="float">
            <text:p>0.00003</text:p>
          </table:table-cell>
          <table:table-cell table:formula="of:=[.H427]/[.$N$1]" office:value-type="float" office:value="0.0165697674418605" calcext:value-type="float">
            <text:p>0.01657</text:p>
          </table:table-cell>
          <table:table-cell table:formula="of:=[.I427]/[.$N$1]" office:value-type="float" office:value="0.00358688630490956" calcext:value-type="float">
            <text:p>0.00359</text:p>
          </table:table-cell>
          <table:table-cell table:formula="of:=[.J427]/[.$N$1]" office:value-type="float" office:value="0" calcext:value-type="float">
            <text:p>0.00000</text:p>
          </table:table-cell>
          <table:table-cell table:formula="of:=SUM([.Q427:.W427])" office:value-type="float" office:value="0.156325145348837" calcext:value-type="float">
            <text:p>0.156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83" calcext:value-type="float">
            <text:p>0.10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6" calcext:value-type="float">
            <text:p>426</text:p>
          </table:table-cell>
          <table:table-cell office:value-type="float" office:value="98.73" calcext:value-type="float">
            <text:p>98.73</text:p>
          </table:table-cell>
          <table:table-cell office:value-type="float" office:value="0.09673" calcext:value-type="float">
            <text:p>0.09673</text:p>
          </table:table-cell>
          <table:table-cell office:value-type="float" office:value="51.93" calcext:value-type="float">
            <text:p>51.93</text:p>
          </table:table-cell>
          <table:table-cell office:value-type="float" office:value="34.65" calcext:value-type="float">
            <text:p>34.65</text:p>
          </table:table-cell>
          <table:table-cell office:value-type="float" office:value="0" calcext:value-type="float">
            <text:p>0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10.07" calcext:value-type="float">
            <text:p>10.07</text:p>
          </table:table-cell>
          <table:table-cell office:value-type="float" office:value="1.976" calcext:value-type="float">
            <text:p>1.976</text:p>
          </table:table-cell>
          <table:table-cell office:value-type="float" office:value="0" calcext:value-type="float">
            <text:p>0</text:p>
          </table:table-cell>
          <table:table-cell office:value-type="float" office:value="0.09673" calcext:value-type="float">
            <text:p>0.0967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6" calcext:value-type="float">
            <text:p>426</text:p>
          </table:table-cell>
          <table:table-cell table:formula="of:=[.B428]/[.$N$1]" office:value-type="float" office:value="0.159447674418605" calcext:value-type="float">
            <text:p>0.15945</text:p>
          </table:table-cell>
          <table:table-cell table:formula="of:=[.C428]/[.$N$1]" office:value-type="float" office:value="0.000156217700258398" calcext:value-type="float">
            <text:p>0.00016</text:p>
          </table:table-cell>
          <table:table-cell table:formula="of:=[.D428]/[.$N$1]" office:value-type="float" office:value="0.0838662790697674" calcext:value-type="float">
            <text:p>0.08387</text:p>
          </table:table-cell>
          <table:table-cell table:formula="of:=[.E428]/[.$N$1]" office:value-type="float" office:value="0.0559593023255814" calcext:value-type="float">
            <text:p>0.05596</text:p>
          </table:table-cell>
          <table:table-cell table:formula="of:=[.F428]/[.$N$1]" office:value-type="float" office:value="0" calcext:value-type="float">
            <text:p>0.00000</text:p>
          </table:table-cell>
          <table:table-cell table:formula="of:=[.G428]/[.$N$1]" office:value-type="float" office:value="0.0000202196382428941" calcext:value-type="float">
            <text:p>0.00002</text:p>
          </table:table-cell>
          <table:table-cell table:formula="of:=[.H428]/[.$N$1]" office:value-type="float" office:value="0.0162629198966408" calcext:value-type="float">
            <text:p>0.01626</text:p>
          </table:table-cell>
          <table:table-cell table:formula="of:=[.I428]/[.$N$1]" office:value-type="float" office:value="0.00319121447028424" calcext:value-type="float">
            <text:p>0.00319</text:p>
          </table:table-cell>
          <table:table-cell table:formula="of:=[.J428]/[.$N$1]" office:value-type="float" office:value="0" calcext:value-type="float">
            <text:p>0.00000</text:p>
          </table:table-cell>
          <table:table-cell table:formula="of:=SUM([.Q428:.W428])" office:value-type="float" office:value="0.159299935400517" calcext:value-type="float">
            <text:p>0.15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73" calcext:value-type="float">
            <text:p>0.096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7" calcext:value-type="float">
            <text:p>427</text:p>
          </table:table-cell>
          <table:table-cell office:value-type="float" office:value="101.9" calcext:value-type="float">
            <text:p>101.9</text:p>
          </table:table-cell>
          <table:table-cell office:value-type="float" office:value="0.1055" calcext:value-type="float">
            <text:p>0.1055</text:p>
          </table:table-cell>
          <table:table-cell office:value-type="float" office:value="54.08" calcext:value-type="float">
            <text:p>54.08</text:p>
          </table:table-cell>
          <table:table-cell office:value-type="float" office:value="36.03" calcext:value-type="float">
            <text:p>36.03</text:p>
          </table:table-cell>
          <table:table-cell office:value-type="float" office:value="0" calcext:value-type="float">
            <text:p>0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9.851" calcext:value-type="float">
            <text:p>9.851</text:p>
          </table:table-cell>
          <table:table-cell office:value-type="float" office:value="1.863" calcext:value-type="float">
            <text:p>1.863</text:p>
          </table:table-cell>
          <table:table-cell office:value-type="float" office:value="0" calcext:value-type="float">
            <text:p>0</text:p>
          </table:table-cell>
          <table:table-cell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7" calcext:value-type="float">
            <text:p>427</text:p>
          </table:table-cell>
          <table:table-cell table:formula="of:=[.B429]/[.$N$1]" office:value-type="float" office:value="0.164567183462532" calcext:value-type="float">
            <text:p>0.16457</text:p>
          </table:table-cell>
          <table:table-cell table:formula="of:=[.C429]/[.$N$1]" office:value-type="float" office:value="0.000170381136950904" calcext:value-type="float">
            <text:p>0.00017</text:p>
          </table:table-cell>
          <table:table-cell table:formula="of:=[.D429]/[.$N$1]" office:value-type="float" office:value="0.0873385012919897" calcext:value-type="float">
            <text:p>0.08734</text:p>
          </table:table-cell>
          <table:table-cell table:formula="of:=[.E429]/[.$N$1]" office:value-type="float" office:value="0.058187984496124" calcext:value-type="float">
            <text:p>0.05819</text:p>
          </table:table-cell>
          <table:table-cell table:formula="of:=[.F429]/[.$N$1]" office:value-type="float" office:value="0" calcext:value-type="float">
            <text:p>0.00000</text:p>
          </table:table-cell>
          <table:table-cell table:formula="of:=[.G429]/[.$N$1]" office:value-type="float" office:value="0.0000207687338501292" calcext:value-type="float">
            <text:p>0.00002</text:p>
          </table:table-cell>
          <table:table-cell table:formula="of:=[.H429]/[.$N$1]" office:value-type="float" office:value="0.0159092377260982" calcext:value-type="float">
            <text:p>0.01591</text:p>
          </table:table-cell>
          <table:table-cell table:formula="of:=[.I429]/[.$N$1]" office:value-type="float" office:value="0.00300872093023256" calcext:value-type="float">
            <text:p>0.00301</text:p>
          </table:table-cell>
          <table:table-cell table:formula="of:=[.J429]/[.$N$1]" office:value-type="float" office:value="0" calcext:value-type="float">
            <text:p>0.00000</text:p>
          </table:table-cell>
          <table:table-cell table:formula="of:=SUM([.Q429:.W429])" office:value-type="float" office:value="0.164465213178295" calcext:value-type="float">
            <text:p>0.16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8" calcext:value-type="float">
            <text:p>428</text:p>
          </table:table-cell>
          <table:table-cell office:value-type="float" office:value="102.5" calcext:value-type="float">
            <text:p>102.5</text:p>
          </table:table-cell>
          <table:table-cell office:value-type="float" office:value="0.1184" calcext:value-type="float">
            <text:p>0.1184</text:p>
          </table:table-cell>
          <table:table-cell office:value-type="float" office:value="55.04" calcext:value-type="float">
            <text:p>55.04</text:p>
          </table:table-cell>
          <table:table-cell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10.14" calcext:value-type="float">
            <text:p>10.14</text:p>
          </table:table-cell>
          <table:table-cell office:value-type="float" office:value="1.705" calcext:value-type="float">
            <text:p>1.705</text:p>
          </table:table-cell>
          <table:table-cell office:value-type="float" office:value="0" calcext:value-type="float">
            <text:p>0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8" calcext:value-type="float">
            <text:p>428</text:p>
          </table:table-cell>
          <table:table-cell table:formula="of:=[.B430]/[.$N$1]" office:value-type="float" office:value="0.165536175710594" calcext:value-type="float">
            <text:p>0.16554</text:p>
          </table:table-cell>
          <table:table-cell table:formula="of:=[.C430]/[.$N$1]" office:value-type="float" office:value="0.000191214470284238" calcext:value-type="float">
            <text:p>0.00019</text:p>
          </table:table-cell>
          <table:table-cell table:formula="of:=[.D430]/[.$N$1]" office:value-type="float" office:value="0.0888888888888889" calcext:value-type="float">
            <text:p>0.08889</text:p>
          </table:table-cell>
          <table:table-cell table:formula="of:=[.E430]/[.$N$1]" office:value-type="float" office:value="0.0573804909560724" calcext:value-type="float">
            <text:p>0.05738</text:p>
          </table:table-cell>
          <table:table-cell table:formula="of:=[.F430]/[.$N$1]" office:value-type="float" office:value="0" calcext:value-type="float">
            <text:p>0.00000</text:p>
          </table:table-cell>
          <table:table-cell table:formula="of:=[.G430]/[.$N$1]" office:value-type="float" office:value="0.0000232719638242894" calcext:value-type="float">
            <text:p>0.00002</text:p>
          </table:table-cell>
          <table:table-cell table:formula="of:=[.H430]/[.$N$1]" office:value-type="float" office:value="0.0163759689922481" calcext:value-type="float">
            <text:p>0.01638</text:p>
          </table:table-cell>
          <table:table-cell table:formula="of:=[.I430]/[.$N$1]" office:value-type="float" office:value="0.00275355297157623" calcext:value-type="float">
            <text:p>0.00275</text:p>
          </table:table-cell>
          <table:table-cell table:formula="of:=[.J430]/[.$N$1]" office:value-type="float" office:value="0" calcext:value-type="float">
            <text:p>0.00000</text:p>
          </table:table-cell>
          <table:table-cell table:formula="of:=SUM([.Q430:.W430])" office:value-type="float" office:value="0.16542217377261" calcext:value-type="float">
            <text:p>0.16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84" calcext:value-type="float">
            <text:p>0.11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29" calcext:value-type="float">
            <text:p>429</text:p>
          </table:table-cell>
          <table:table-cell office:value-type="float" office:value="106" calcext:value-type="float">
            <text:p>106</text:p>
          </table:table-cell>
          <table:table-cell office:value-type="float" office:value="0.122" calcext:value-type="float">
            <text:p>0.122</text:p>
          </table:table-cell>
          <table:table-cell office:value-type="float" office:value="57.71" calcext:value-type="float">
            <text:p>57.71</text:p>
          </table:table-cell>
          <table:table-cell office:value-type="float" office:value="36.29" calcext:value-type="float">
            <text:p>36.29</text:p>
          </table:table-cell>
          <table:table-cell office:value-type="float" office:value="0" calcext:value-type="float">
            <text:p>0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9.871" calcext:value-type="float">
            <text:p>9.871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29" calcext:value-type="float">
            <text:p>429</text:p>
          </table:table-cell>
          <table:table-cell table:formula="of:=[.B431]/[.$N$1]" office:value-type="float" office:value="0.171188630490956" calcext:value-type="float">
            <text:p>0.17119</text:p>
          </table:table-cell>
          <table:table-cell table:formula="of:=[.C431]/[.$N$1]" office:value-type="float" office:value="0.00019702842377261" calcext:value-type="float">
            <text:p>0.00020</text:p>
          </table:table-cell>
          <table:table-cell table:formula="of:=[.D431]/[.$N$1]" office:value-type="float" office:value="0.0932009043927649" calcext:value-type="float">
            <text:p>0.09320</text:p>
          </table:table-cell>
          <table:table-cell table:formula="of:=[.E431]/[.$N$1]" office:value-type="float" office:value="0.0586078811369509" calcext:value-type="float">
            <text:p>0.05861</text:p>
          </table:table-cell>
          <table:table-cell table:formula="of:=[.F431]/[.$N$1]" office:value-type="float" office:value="0" calcext:value-type="float">
            <text:p>0.00000</text:p>
          </table:table-cell>
          <table:table-cell table:formula="of:=[.G431]/[.$N$1]" office:value-type="float" office:value="0.0000222060723514212" calcext:value-type="float">
            <text:p>0.00002</text:p>
          </table:table-cell>
          <table:table-cell table:formula="of:=[.H431]/[.$N$1]" office:value-type="float" office:value="0.0159415374677003" calcext:value-type="float">
            <text:p>0.01594</text:p>
          </table:table-cell>
          <table:table-cell table:formula="of:=[.I431]/[.$N$1]" office:value-type="float" office:value="0.00321382428940568" calcext:value-type="float">
            <text:p>0.00321</text:p>
          </table:table-cell>
          <table:table-cell table:formula="of:=[.J431]/[.$N$1]" office:value-type="float" office:value="0" calcext:value-type="float">
            <text:p>0.00000</text:p>
          </table:table-cell>
          <table:table-cell table:formula="of:=SUM([.Q431:.W431])" office:value-type="float" office:value="0.170986353359173" calcext:value-type="float">
            <text:p>0.17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0" calcext:value-type="float">
            <text:p>430</text:p>
          </table:table-cell>
          <table:table-cell office:value-type="float" office:value="107.7" calcext:value-type="float">
            <text:p>107.7</text:p>
          </table:table-cell>
          <table:table-cell office:value-type="float" office:value="0.1278" calcext:value-type="float">
            <text:p>0.1278</text:p>
          </table:table-cell>
          <table:table-cell office:value-type="float" office:value="60.86" calcext:value-type="float">
            <text:p>60.86</text:p>
          </table:table-cell>
          <table:table-cell office:value-type="float" office:value="35.98" calcext:value-type="float">
            <text:p>35.98</text:p>
          </table:table-cell>
          <table:table-cell office:value-type="float" office:value="0" calcext:value-type="float">
            <text:p>0</text:p>
          </table:table-cell>
          <table:table-cell office:value-type="float" office:value="0.01418" calcext:value-type="float">
            <text:p>0.01418</text:p>
          </table:table-cell>
          <table:table-cell office:value-type="float" office:value="9.122" calcext:value-type="float">
            <text:p>9.122</text:p>
          </table:table-cell>
          <table:table-cell office:value-type="float" office:value="1.614" calcext:value-type="float">
            <text:p>1.614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0" calcext:value-type="float">
            <text:p>430</text:p>
          </table:table-cell>
          <table:table-cell table:formula="of:=[.B432]/[.$N$1]" office:value-type="float" office:value="0.173934108527132" calcext:value-type="float">
            <text:p>0.17393</text:p>
          </table:table-cell>
          <table:table-cell table:formula="of:=[.C432]/[.$N$1]" office:value-type="float" office:value="0.000206395348837209" calcext:value-type="float">
            <text:p>0.00021</text:p>
          </table:table-cell>
          <table:table-cell table:formula="of:=[.D432]/[.$N$1]" office:value-type="float" office:value="0.0982881136950904" calcext:value-type="float">
            <text:p>0.09829</text:p>
          </table:table-cell>
          <table:table-cell table:formula="of:=[.E432]/[.$N$1]" office:value-type="float" office:value="0.0581072351421189" calcext:value-type="float">
            <text:p>0.05811</text:p>
          </table:table-cell>
          <table:table-cell table:formula="of:=[.F432]/[.$N$1]" office:value-type="float" office:value="0" calcext:value-type="float">
            <text:p>0.00000</text:p>
          </table:table-cell>
          <table:table-cell table:formula="of:=[.G432]/[.$N$1]" office:value-type="float" office:value="0.0000229005167958656" calcext:value-type="float">
            <text:p>0.00002</text:p>
          </table:table-cell>
          <table:table-cell table:formula="of:=[.H432]/[.$N$1]" office:value-type="float" office:value="0.0147319121447028" calcext:value-type="float">
            <text:p>0.01473</text:p>
          </table:table-cell>
          <table:table-cell table:formula="of:=[.I432]/[.$N$1]" office:value-type="float" office:value="0.00260658914728682" calcext:value-type="float">
            <text:p>0.00261</text:p>
          </table:table-cell>
          <table:table-cell table:formula="of:=[.J432]/[.$N$1]" office:value-type="float" office:value="0" calcext:value-type="float">
            <text:p>0.00000</text:p>
          </table:table-cell>
          <table:table-cell table:formula="of:=SUM([.Q432:.W432])" office:value-type="float" office:value="0.173756750645995" calcext:value-type="float">
            <text:p>0.1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1" calcext:value-type="float">
            <text:p>431</text:p>
          </table:table-cell>
          <table:table-cell office:value-type="float" office:value="109.6" calcext:value-type="float">
            <text:p>109.6</text:p>
          </table:table-cell>
          <table:table-cell office:value-type="float" office:value="0.1293" calcext:value-type="float">
            <text:p>0.1293</text:p>
          </table:table-cell>
          <table:table-cell office:value-type="float" office:value="62.27" calcext:value-type="float">
            <text:p>62.27</text:p>
          </table:table-cell>
          <table:table-cell office:value-type="float" office:value="36.29" calcext:value-type="float">
            <text:p>36.29</text:p>
          </table:table-cell>
          <table:table-cell office:value-type="float" office:value="0" calcext:value-type="float">
            <text:p>0</text:p>
          </table:table-cell>
          <table:table-cell office:value-type="float" office:value="0.01405" calcext:value-type="float">
            <text:p>0.01405</text:p>
          </table:table-cell>
          <table:table-cell office:value-type="float" office:value="9.082" calcext:value-type="float">
            <text:p>9.082</text:p>
          </table:table-cell>
          <table:table-cell office:value-type="float" office:value="1.849" calcext:value-type="float">
            <text:p>1.849</text:p>
          </table:table-cell>
          <table:table-cell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1" calcext:value-type="float">
            <text:p>431</text:p>
          </table:table-cell>
          <table:table-cell table:formula="of:=[.B433]/[.$N$1]" office:value-type="float" office:value="0.177002583979328" calcext:value-type="float">
            <text:p>0.17700</text:p>
          </table:table-cell>
          <table:table-cell table:formula="of:=[.C433]/[.$N$1]" office:value-type="float" office:value="0.000208817829457364" calcext:value-type="float">
            <text:p>0.00021</text:p>
          </table:table-cell>
          <table:table-cell table:formula="of:=[.D433]/[.$N$1]" office:value-type="float" office:value="0.100565245478036" calcext:value-type="float">
            <text:p>0.10057</text:p>
          </table:table-cell>
          <table:table-cell table:formula="of:=[.E433]/[.$N$1]" office:value-type="float" office:value="0.0586078811369509" calcext:value-type="float">
            <text:p>0.05861</text:p>
          </table:table-cell>
          <table:table-cell table:formula="of:=[.F433]/[.$N$1]" office:value-type="float" office:value="0" calcext:value-type="float">
            <text:p>0.00000</text:p>
          </table:table-cell>
          <table:table-cell table:formula="of:=[.G433]/[.$N$1]" office:value-type="float" office:value="0.0000226905684754522" calcext:value-type="float">
            <text:p>0.00002</text:p>
          </table:table-cell>
          <table:table-cell table:formula="of:=[.H433]/[.$N$1]" office:value-type="float" office:value="0.0146673126614987" calcext:value-type="float">
            <text:p>0.01467</text:p>
          </table:table-cell>
          <table:table-cell table:formula="of:=[.I433]/[.$N$1]" office:value-type="float" office:value="0.00298611111111111" calcext:value-type="float">
            <text:p>0.00299</text:p>
          </table:table-cell>
          <table:table-cell table:formula="of:=[.J433]/[.$N$1]" office:value-type="float" office:value="0" calcext:value-type="float">
            <text:p>0.00000</text:p>
          </table:table-cell>
          <table:table-cell table:formula="of:=SUM([.Q433:.W433])" office:value-type="float" office:value="0.176849240956072" calcext:value-type="float">
            <text:p>0.17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3" calcext:value-type="float">
            <text:p>0.12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2" calcext:value-type="float">
            <text:p>432</text:p>
          </table:table-cell>
          <table:table-cell office:value-type="float" office:value="111.7" calcext:value-type="float">
            <text:p>111.7</text:p>
          </table:table-cell>
          <table:table-cell office:value-type="float" office:value="0.1335" calcext:value-type="float">
            <text:p>0.1335</text:p>
          </table:table-cell>
          <table:table-cell office:value-type="float" office:value="64.34" calcext:value-type="float">
            <text:p>64.34</text:p>
          </table:table-cell>
          <table:table-cell office:value-type="float" office:value="36.18" calcext:value-type="float">
            <text:p>36.18</text:p>
          </table:table-cell>
          <table:table-cell office:value-type="float" office:value="0" calcext:value-type="float">
            <text:p>0</text:p>
          </table:table-cell>
          <table:table-cell office:value-type="float" office:value="0.01061" calcext:value-type="float">
            <text:p>0.01061</text:p>
          </table:table-cell>
          <table:table-cell office:value-type="float" office:value="9.243" calcext:value-type="float">
            <text:p>9.243</text:p>
          </table:table-cell>
          <table:table-cell office:value-type="float" office:value="1.828" calcext:value-type="float">
            <text:p>1.828</text:p>
          </table:table-cell>
          <table:table-cell office:value-type="float" office:value="0" calcext:value-type="float">
            <text:p>0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2" calcext:value-type="float">
            <text:p>432</text:p>
          </table:table-cell>
          <table:table-cell table:formula="of:=[.B434]/[.$N$1]" office:value-type="float" office:value="0.180394056847545" calcext:value-type="float">
            <text:p>0.18039</text:p>
          </table:table-cell>
          <table:table-cell table:formula="of:=[.C434]/[.$N$1]" office:value-type="float" office:value="0.000215600775193798" calcext:value-type="float">
            <text:p>0.00022</text:p>
          </table:table-cell>
          <table:table-cell table:formula="of:=[.D434]/[.$N$1]" office:value-type="float" office:value="0.10390826873385" calcext:value-type="float">
            <text:p>0.10391</text:p>
          </table:table-cell>
          <table:table-cell table:formula="of:=[.E434]/[.$N$1]" office:value-type="float" office:value="0.0584302325581395" calcext:value-type="float">
            <text:p>0.05843</text:p>
          </table:table-cell>
          <table:table-cell table:formula="of:=[.F434]/[.$N$1]" office:value-type="float" office:value="0" calcext:value-type="float">
            <text:p>0.00000</text:p>
          </table:table-cell>
          <table:table-cell table:formula="of:=[.G434]/[.$N$1]" office:value-type="float" office:value="0.0000171350129198966" calcext:value-type="float">
            <text:p>0.00002</text:p>
          </table:table-cell>
          <table:table-cell table:formula="of:=[.H434]/[.$N$1]" office:value-type="float" office:value="0.0149273255813953" calcext:value-type="float">
            <text:p>0.01493</text:p>
          </table:table-cell>
          <table:table-cell table:formula="of:=[.I434]/[.$N$1]" office:value-type="float" office:value="0.00295219638242894" calcext:value-type="float">
            <text:p>0.00295</text:p>
          </table:table-cell>
          <table:table-cell table:formula="of:=[.J434]/[.$N$1]" office:value-type="float" office:value="0" calcext:value-type="float">
            <text:p>0.00000</text:p>
          </table:table-cell>
          <table:table-cell table:formula="of:=SUM([.Q434:.W434])" office:value-type="float" office:value="0.180235158268734" calcext:value-type="float">
            <text:p>0.18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3" calcext:value-type="float">
            <text:p>433</text:p>
          </table:table-cell>
          <table:table-cell office:value-type="float" office:value="113.5" calcext:value-type="float">
            <text:p>113.5</text:p>
          </table:table-cell>
          <table:table-cell office:value-type="float" office:value="0.134" calcext:value-type="float">
            <text:p>0.134</text:p>
          </table:table-cell>
          <table:table-cell office:value-type="float" office:value="66.31" calcext:value-type="float">
            <text:p>66.31</text:p>
          </table:table-cell>
          <table:table-cell office:value-type="float" office:value="36.22" calcext:value-type="float">
            <text:p>36.22</text:p>
          </table:table-cell>
          <table:table-cell office:value-type="float" office:value="0" calcext:value-type="float">
            <text:p>0</text:p>
          </table:table-cell>
          <table:table-cell office:value-type="float" office:value="0.01344" calcext:value-type="float">
            <text:p>0.01344</text:p>
          </table:table-cell>
          <table:table-cell office:value-type="float" office:value="8.982" calcext:value-type="float">
            <text:p>8.982</text:p>
          </table:table-cell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3" calcext:value-type="float">
            <text:p>433</text:p>
          </table:table-cell>
          <table:table-cell table:formula="of:=[.B435]/[.$N$1]" office:value-type="float" office:value="0.183301033591731" calcext:value-type="float">
            <text:p>0.18330</text:p>
          </table:table-cell>
          <table:table-cell table:formula="of:=[.C435]/[.$N$1]" office:value-type="float" office:value="0.00021640826873385" calcext:value-type="float">
            <text:p>0.00022</text:p>
          </table:table-cell>
          <table:table-cell table:formula="of:=[.D435]/[.$N$1]" office:value-type="float" office:value="0.107089793281654" calcext:value-type="float">
            <text:p>0.10709</text:p>
          </table:table-cell>
          <table:table-cell table:formula="of:=[.E435]/[.$N$1]" office:value-type="float" office:value="0.0584948320413437" calcext:value-type="float">
            <text:p>0.05849</text:p>
          </table:table-cell>
          <table:table-cell table:formula="of:=[.F435]/[.$N$1]" office:value-type="float" office:value="0" calcext:value-type="float">
            <text:p>0.00000</text:p>
          </table:table-cell>
          <table:table-cell table:formula="of:=[.G435]/[.$N$1]" office:value-type="float" office:value="0.0000217054263565891" calcext:value-type="float">
            <text:p>0.00002</text:p>
          </table:table-cell>
          <table:table-cell table:formula="of:=[.H435]/[.$N$1]" office:value-type="float" office:value="0.0145058139534884" calcext:value-type="float">
            <text:p>0.01451</text:p>
          </table:table-cell>
          <table:table-cell table:formula="of:=[.I435]/[.$N$1]" office:value-type="float" office:value="0.00302325581395349" calcext:value-type="float">
            <text:p>0.00302</text:p>
          </table:table-cell>
          <table:table-cell table:formula="of:=[.J435]/[.$N$1]" office:value-type="float" office:value="0" calcext:value-type="float">
            <text:p>0.00000</text:p>
          </table:table-cell>
          <table:table-cell table:formula="of:=SUM([.Q435:.W435])" office:value-type="float" office:value="0.183135400516796" calcext:value-type="float">
            <text:p>0.18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4" calcext:value-type="float">
            <text:p>434</text:p>
          </table:table-cell>
          <table:table-cell office:value-type="float" office:value="114.7" calcext:value-type="float">
            <text:p>114.7</text:p>
          </table:table-cell>
          <table:table-cell office:value-type="float" office:value="0.1446" calcext:value-type="float">
            <text:p>0.1446</text:p>
          </table:table-cell>
          <table:table-cell office:value-type="float" office:value="67.33" calcext:value-type="float">
            <text:p>67.33</text:p>
          </table:table-cell>
          <table:table-cell office:value-type="float" office:value="36.26" calcext:value-type="float">
            <text:p>36.26</text:p>
          </table:table-cell>
          <table:table-cell office:value-type="float" office:value="0" calcext:value-type="float">
            <text:p>0</text:p>
          </table:table-cell>
          <table:table-cell office:value-type="float" office:value="0.0128" calcext:value-type="float">
            <text:p>0.0128</text:p>
          </table:table-cell>
          <table:table-cell office:value-type="float" office:value="9.239" calcext:value-type="float">
            <text:p>9.239</text:p>
          </table:table-cell>
          <table:table-cell office:value-type="float" office:value="1.665" calcext:value-type="float">
            <text:p>1.665</text:p>
          </table:table-cell>
          <table:table-cell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4" calcext:value-type="float">
            <text:p>434</text:p>
          </table:table-cell>
          <table:table-cell table:formula="of:=[.B436]/[.$N$1]" office:value-type="float" office:value="0.185239018087855" calcext:value-type="float">
            <text:p>0.18524</text:p>
          </table:table-cell>
          <table:table-cell table:formula="of:=[.C436]/[.$N$1]" office:value-type="float" office:value="0.000233527131782946" calcext:value-type="float">
            <text:p>0.00023</text:p>
          </table:table-cell>
          <table:table-cell table:formula="of:=[.D436]/[.$N$1]" office:value-type="float" office:value="0.108737080103359" calcext:value-type="float">
            <text:p>0.10874</text:p>
          </table:table-cell>
          <table:table-cell table:formula="of:=[.E436]/[.$N$1]" office:value-type="float" office:value="0.0585594315245478" calcext:value-type="float">
            <text:p>0.05856</text:p>
          </table:table-cell>
          <table:table-cell table:formula="of:=[.F436]/[.$N$1]" office:value-type="float" office:value="0" calcext:value-type="float">
            <text:p>0.00000</text:p>
          </table:table-cell>
          <table:table-cell table:formula="of:=[.G436]/[.$N$1]" office:value-type="float" office:value="0.000020671834625323" calcext:value-type="float">
            <text:p>0.00002</text:p>
          </table:table-cell>
          <table:table-cell table:formula="of:=[.H436]/[.$N$1]" office:value-type="float" office:value="0.0149208656330749" calcext:value-type="float">
            <text:p>0.01492</text:p>
          </table:table-cell>
          <table:table-cell table:formula="of:=[.I436]/[.$N$1]" office:value-type="float" office:value="0.00268895348837209" calcext:value-type="float">
            <text:p>0.00269</text:p>
          </table:table-cell>
          <table:table-cell table:formula="of:=[.J436]/[.$N$1]" office:value-type="float" office:value="0" calcext:value-type="float">
            <text:p>0.00000</text:p>
          </table:table-cell>
          <table:table-cell table:formula="of:=SUM([.Q436:.W436])" office:value-type="float" office:value="0.184927002583979" calcext:value-type="float">
            <text:p>0.18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5" calcext:value-type="float">
            <text:p>435</text:p>
          </table:table-cell>
          <table:table-cell office:value-type="float" office:value="115" calcext:value-type="float">
            <text:p>115</text:p>
          </table:table-cell>
          <table:table-cell office:value-type="float" office:value="0.143" calcext:value-type="float">
            <text:p>0.143</text:p>
          </table:table-cell>
          <table:table-cell office:value-type="float" office:value="68.4" calcext:value-type="float">
            <text:p>68.4</text:p>
          </table:table-cell>
          <table:table-cell office:value-type="float" office:value="35.77" calcext:value-type="float">
            <text:p>35.77</text:p>
          </table:table-cell>
          <table:table-cell office:value-type="float" office:value="0" calcext:value-type="float">
            <text:p>0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8.989" calcext:value-type="float">
            <text:p>8.989</text:p>
          </table:table-cell>
          <table:table-cell office:value-type="float" office:value="1.669" calcext:value-type="float">
            <text:p>1.669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5" calcext:value-type="float">
            <text:p>435</text:p>
          </table:table-cell>
          <table:table-cell table:formula="of:=[.B437]/[.$N$1]" office:value-type="float" office:value="0.185723514211886" calcext:value-type="float">
            <text:p>0.18572</text:p>
          </table:table-cell>
          <table:table-cell table:formula="of:=[.C437]/[.$N$1]" office:value-type="float" office:value="0.00023094315245478" calcext:value-type="float">
            <text:p>0.00023</text:p>
          </table:table-cell>
          <table:table-cell table:formula="of:=[.D437]/[.$N$1]" office:value-type="float" office:value="0.11046511627907" calcext:value-type="float">
            <text:p>0.11047</text:p>
          </table:table-cell>
          <table:table-cell table:formula="of:=[.E437]/[.$N$1]" office:value-type="float" office:value="0.0577680878552972" calcext:value-type="float">
            <text:p>0.05777</text:p>
          </table:table-cell>
          <table:table-cell table:formula="of:=[.F437]/[.$N$1]" office:value-type="float" office:value="0" calcext:value-type="float">
            <text:p>0.00000</text:p>
          </table:table-cell>
          <table:table-cell table:formula="of:=[.G437]/[.$N$1]" office:value-type="float" office:value="0.0000232235142118863" calcext:value-type="float">
            <text:p>0.00002</text:p>
          </table:table-cell>
          <table:table-cell table:formula="of:=[.H437]/[.$N$1]" office:value-type="float" office:value="0.0145171188630491" calcext:value-type="float">
            <text:p>0.01452</text:p>
          </table:table-cell>
          <table:table-cell table:formula="of:=[.I437]/[.$N$1]" office:value-type="float" office:value="0.00269541343669251" calcext:value-type="float">
            <text:p>0.00270</text:p>
          </table:table-cell>
          <table:table-cell table:formula="of:=[.J437]/[.$N$1]" office:value-type="float" office:value="0" calcext:value-type="float">
            <text:p>0.00000</text:p>
          </table:table-cell>
          <table:table-cell table:formula="of:=SUM([.Q437:.W437])" office:value-type="float" office:value="0.18546895994832" calcext:value-type="float">
            <text:p>0.18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6" calcext:value-type="float">
            <text:p>436</text:p>
          </table:table-cell>
          <table:table-cell office:value-type="float" office:value="116.9" calcext:value-type="float">
            <text:p>116.9</text:p>
          </table:table-cell>
          <table:table-cell office:value-type="float" office:value="0.1488" calcext:value-type="float">
            <text:p>0.1488</text:p>
          </table:table-cell>
          <table:table-cell office:value-type="float" office:value="70.15" calcext:value-type="float">
            <text:p>70.15</text:p>
          </table:table-cell>
          <table:table-cell office:value-type="float" office:value="35.96" calcext:value-type="float">
            <text:p>35.96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  <table:table-cell office:value-type="float" office:value="8.872" calcext:value-type="float">
            <text:p>8.872</text:p>
          </table:table-cell>
          <table:table-cell office:value-type="float" office:value="1.746" calcext:value-type="float">
            <text:p>1.746</text:p>
          </table:table-cell>
          <table:table-cell office:value-type="float" office:value="0" calcext:value-type="float">
            <text:p>0</text:p>
          </table:table-cell>
          <table:table-cell office:value-type="float" office:value="0.1488" calcext:value-type="float">
            <text:p>0.148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6" calcext:value-type="float">
            <text:p>436</text:p>
          </table:table-cell>
          <table:table-cell table:formula="of:=[.B438]/[.$N$1]" office:value-type="float" office:value="0.188791989664083" calcext:value-type="float">
            <text:p>0.18879</text:p>
          </table:table-cell>
          <table:table-cell table:formula="of:=[.C438]/[.$N$1]" office:value-type="float" office:value="0.00024031007751938" calcext:value-type="float">
            <text:p>0.00024</text:p>
          </table:table-cell>
          <table:table-cell table:formula="of:=[.D438]/[.$N$1]" office:value-type="float" office:value="0.113291343669251" calcext:value-type="float">
            <text:p>0.11329</text:p>
          </table:table-cell>
          <table:table-cell table:formula="of:=[.E438]/[.$N$1]" office:value-type="float" office:value="0.0580749354005168" calcext:value-type="float">
            <text:p>0.05807</text:p>
          </table:table-cell>
          <table:table-cell table:formula="of:=[.F438]/[.$N$1]" office:value-type="float" office:value="0" calcext:value-type="float">
            <text:p>0.00000</text:p>
          </table:table-cell>
          <table:table-cell table:formula="of:=[.G438]/[.$N$1]" office:value-type="float" office:value="0.0000214793281653747" calcext:value-type="float">
            <text:p>0.00002</text:p>
          </table:table-cell>
          <table:table-cell table:formula="of:=[.H438]/[.$N$1]" office:value-type="float" office:value="0.014328165374677" calcext:value-type="float">
            <text:p>0.01433</text:p>
          </table:table-cell>
          <table:table-cell table:formula="of:=[.I438]/[.$N$1]" office:value-type="float" office:value="0.00281976744186047" calcext:value-type="float">
            <text:p>0.00282</text:p>
          </table:table-cell>
          <table:table-cell table:formula="of:=[.J438]/[.$N$1]" office:value-type="float" office:value="0" calcext:value-type="float">
            <text:p>0.00000</text:p>
          </table:table-cell>
          <table:table-cell table:formula="of:=SUM([.Q438:.W438])" office:value-type="float" office:value="0.18853569121447" calcext:value-type="float">
            <text:p>0.18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8" calcext:value-type="float">
            <text:p>0.14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7" calcext:value-type="float">
            <text:p>437</text:p>
          </table:table-cell>
          <table:table-cell office:value-type="float" office:value="118" calcext:value-type="float">
            <text:p>118</text:p>
          </table:table-cell>
          <table:table-cell office:value-type="float" office:value="0.1512" calcext:value-type="float">
            <text:p>0.1512</text:p>
          </table:table-cell>
          <table:table-cell office:value-type="float" office:value="71.72" calcext:value-type="float">
            <text:p>71.72</text:p>
          </table:table-cell>
          <table:table-cell office:value-type="float" office:value="36.01" calcext:value-type="float">
            <text:p>36.01</text:p>
          </table:table-cell>
          <table:table-cell office:value-type="float" office:value="0" calcext:value-type="float">
            <text:p>0</text:p>
          </table:table-cell>
          <table:table-cell office:value-type="float" office:value="0.01382" calcext:value-type="float">
            <text:p>0.01382</text:p>
          </table:table-cell>
          <table:table-cell office:value-type="float" office:value="8.403" calcext:value-type="float">
            <text:p>8.403</text:p>
          </table:table-cell>
          <table:table-cell office:value-type="float" office:value="1.717" calcext:value-type="float">
            <text:p>1.717</text:p>
          </table:table-cell>
          <table:table-cell office:value-type="float" office:value="0" calcext:value-type="float">
            <text:p>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7" calcext:value-type="float">
            <text:p>437</text:p>
          </table:table-cell>
          <table:table-cell table:formula="of:=[.B439]/[.$N$1]" office:value-type="float" office:value="0.190568475452196" calcext:value-type="float">
            <text:p>0.19057</text:p>
          </table:table-cell>
          <table:table-cell table:formula="of:=[.C439]/[.$N$1]" office:value-type="float" office:value="0.000244186046511628" calcext:value-type="float">
            <text:p>0.00024</text:p>
          </table:table-cell>
          <table:table-cell table:formula="of:=[.D439]/[.$N$1]" office:value-type="float" office:value="0.115826873385013" calcext:value-type="float">
            <text:p>0.11583</text:p>
          </table:table-cell>
          <table:table-cell table:formula="of:=[.E439]/[.$N$1]" office:value-type="float" office:value="0.058155684754522" calcext:value-type="float">
            <text:p>0.05816</text:p>
          </table:table-cell>
          <table:table-cell table:formula="of:=[.F439]/[.$N$1]" office:value-type="float" office:value="0" calcext:value-type="float">
            <text:p>0.00000</text:p>
          </table:table-cell>
          <table:table-cell table:formula="of:=[.G439]/[.$N$1]" office:value-type="float" office:value="0.0000223191214470284" calcext:value-type="float">
            <text:p>0.00002</text:p>
          </table:table-cell>
          <table:table-cell table:formula="of:=[.H439]/[.$N$1]" office:value-type="float" office:value="0.0135707364341085" calcext:value-type="float">
            <text:p>0.01357</text:p>
          </table:table-cell>
          <table:table-cell table:formula="of:=[.I439]/[.$N$1]" office:value-type="float" office:value="0.00277293281653747" calcext:value-type="float">
            <text:p>0.00277</text:p>
          </table:table-cell>
          <table:table-cell table:formula="of:=[.J439]/[.$N$1]" office:value-type="float" office:value="0" calcext:value-type="float">
            <text:p>0.00000</text:p>
          </table:table-cell>
          <table:table-cell table:formula="of:=SUM([.Q439:.W439])" office:value-type="float" office:value="0.190348546511628" calcext:value-type="float">
            <text:p>0.19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2" calcext:value-type="float">
            <text:p>0.15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8" calcext:value-type="float">
            <text:p>438</text:p>
          </table:table-cell>
          <table:table-cell office:value-type="float" office:value="116.5" calcext:value-type="float">
            <text:p>116.5</text:p>
          </table:table-cell>
          <table:table-cell office:value-type="float" office:value="0.152" calcext:value-type="float">
            <text:p>0.152</text:p>
          </table:table-cell>
          <table:table-cell office:value-type="float" office:value="70.14" calcext:value-type="float">
            <text:p>70.14</text:p>
          </table:table-cell>
          <table:table-cell office:value-type="float" office:value="35.51" calcext:value-type="float">
            <text:p>35.51</text:p>
          </table:table-cell>
          <table:table-cell office:value-type="float" office:value="0" calcext:value-type="float">
            <text:p>0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9.014" calcext:value-type="float">
            <text:p>9.014</text:p>
          </table:table-cell>
          <table:table-cell office:value-type="float" office:value="1.643" calcext:value-type="float">
            <text:p>1.643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8" calcext:value-type="float">
            <text:p>438</text:p>
          </table:table-cell>
          <table:table-cell table:formula="of:=[.B440]/[.$N$1]" office:value-type="float" office:value="0.188145994832041" calcext:value-type="float">
            <text:p>0.18815</text:p>
          </table:table-cell>
          <table:table-cell table:formula="of:=[.C440]/[.$N$1]" office:value-type="float" office:value="0.000245478036175711" calcext:value-type="float">
            <text:p>0.00025</text:p>
          </table:table-cell>
          <table:table-cell table:formula="of:=[.D440]/[.$N$1]" office:value-type="float" office:value="0.11327519379845" calcext:value-type="float">
            <text:p>0.11328</text:p>
          </table:table-cell>
          <table:table-cell table:formula="of:=[.E440]/[.$N$1]" office:value-type="float" office:value="0.0573481912144703" calcext:value-type="float">
            <text:p>0.05735</text:p>
          </table:table-cell>
          <table:table-cell table:formula="of:=[.F440]/[.$N$1]" office:value-type="float" office:value="0" calcext:value-type="float">
            <text:p>0.00000</text:p>
          </table:table-cell>
          <table:table-cell table:formula="of:=[.G440]/[.$N$1]" office:value-type="float" office:value="0.0000205587855297158" calcext:value-type="float">
            <text:p>0.00002</text:p>
          </table:table-cell>
          <table:table-cell table:formula="of:=[.H440]/[.$N$1]" office:value-type="float" office:value="0.0145574935400517" calcext:value-type="float">
            <text:p>0.01456</text:p>
          </table:table-cell>
          <table:table-cell table:formula="of:=[.I440]/[.$N$1]" office:value-type="float" office:value="0.00265342377260982" calcext:value-type="float">
            <text:p>0.00265</text:p>
          </table:table-cell>
          <table:table-cell table:formula="of:=[.J440]/[.$N$1]" office:value-type="float" office:value="0" calcext:value-type="float">
            <text:p>0.00000</text:p>
          </table:table-cell>
          <table:table-cell table:formula="of:=SUM([.Q440:.W440])" office:value-type="float" office:value="0.187854861111111" calcext:value-type="float">
            <text:p>0.18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39" calcext:value-type="float">
            <text:p>439</text:p>
          </table:table-cell>
          <table:table-cell office:value-type="float" office:value="119.2" calcext:value-type="float">
            <text:p>119.2</text:p>
          </table:table-cell>
          <table:table-cell office:value-type="float" office:value="0.1514" calcext:value-type="float">
            <text:p>0.1514</text:p>
          </table:table-cell>
          <table:table-cell office:value-type="float" office:value="71.4" calcext:value-type="float">
            <text:p>71.4</text:p>
          </table:table-cell>
          <table:table-cell office:value-type="float" office:value="37.1" calcext:value-type="float">
            <text:p>37.1</text:p>
          </table:table-cell>
          <table:table-cell office:value-type="float" office:value="0" calcext:value-type="float">
            <text:p>0</text:p>
          </table:table-cell>
          <table:table-cell office:value-type="float" office:value="0.008042" calcext:value-type="float">
            <text:p>0.008042</text:p>
          </table:table-cell>
          <table:table-cell office:value-type="float" office:value="8.774" calcext:value-type="float">
            <text:p>8.774</text:p>
          </table:table-cell>
          <table:table-cell office:value-type="float" office:value="1.785" calcext:value-type="float">
            <text:p>1.785</text:p>
          </table:table-cell>
          <table:table-cell office:value-type="float" office:value="0" calcext:value-type="float">
            <text:p>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39" calcext:value-type="float">
            <text:p>439</text:p>
          </table:table-cell>
          <table:table-cell table:formula="of:=[.B441]/[.$N$1]" office:value-type="float" office:value="0.19250645994832" calcext:value-type="float">
            <text:p>0.19251</text:p>
          </table:table-cell>
          <table:table-cell table:formula="of:=[.C441]/[.$N$1]" office:value-type="float" office:value="0.000244509043927649" calcext:value-type="float">
            <text:p>0.00024</text:p>
          </table:table-cell>
          <table:table-cell table:formula="of:=[.D441]/[.$N$1]" office:value-type="float" office:value="0.11531007751938" calcext:value-type="float">
            <text:p>0.11531</text:p>
          </table:table-cell>
          <table:table-cell table:formula="of:=[.E441]/[.$N$1]" office:value-type="float" office:value="0.0599160206718346" calcext:value-type="float">
            <text:p>0.05992</text:p>
          </table:table-cell>
          <table:table-cell table:formula="of:=[.F441]/[.$N$1]" office:value-type="float" office:value="0" calcext:value-type="float">
            <text:p>0.00000</text:p>
          </table:table-cell>
          <table:table-cell table:formula="of:=[.G441]/[.$N$1]" office:value-type="float" office:value="0.0000129877260981912" calcext:value-type="float">
            <text:p>0.00001</text:p>
          </table:table-cell>
          <table:table-cell table:formula="of:=[.H441]/[.$N$1]" office:value-type="float" office:value="0.0141698966408269" calcext:value-type="float">
            <text:p>0.01417</text:p>
          </table:table-cell>
          <table:table-cell table:formula="of:=[.I441]/[.$N$1]" office:value-type="float" office:value="0.0028827519379845" calcext:value-type="float">
            <text:p>0.00288</text:p>
          </table:table-cell>
          <table:table-cell table:formula="of:=[.J441]/[.$N$1]" office:value-type="float" office:value="0" calcext:value-type="float">
            <text:p>0.00000</text:p>
          </table:table-cell>
          <table:table-cell table:formula="of:=SUM([.Q441:.W441])" office:value-type="float" office:value="0.192291734496124" calcext:value-type="float">
            <text:p>0.192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0" calcext:value-type="float">
            <text:p>440</text:p>
          </table:table-cell>
          <table:table-cell office:value-type="float" office:value="118.6" calcext:value-type="float">
            <text:p>118.6</text:p>
          </table:table-cell>
          <table:table-cell office:value-type="float" office:value="0.1525" calcext:value-type="float">
            <text:p>0.1525</text:p>
          </table:table-cell>
          <table:table-cell office:value-type="float" office:value="71.1" calcext:value-type="float">
            <text:p>71.1</text:p>
          </table:table-cell>
          <table:table-cell office:value-type="float" office:value="36.89" calcext:value-type="float">
            <text:p>36.89</text:p>
          </table:table-cell>
          <table:table-cell office:value-type="float" office:value="0" calcext:value-type="float">
            <text:p>0</text:p>
          </table:table-cell>
          <table:table-cell office:value-type="float" office:value="0.01303" calcext:value-type="float">
            <text:p>0.01303</text:p>
          </table:table-cell>
          <table:table-cell office:value-type="float" office:value="8.729" calcext:value-type="float">
            <text:p>8.729</text:p>
          </table:table-cell>
          <table:table-cell office:value-type="float" office:value="1.686" calcext:value-type="float">
            <text:p>1.686</text:p>
          </table:table-cell>
          <table:table-cell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0" calcext:value-type="float">
            <text:p>440</text:p>
          </table:table-cell>
          <table:table-cell table:formula="of:=[.B442]/[.$N$1]" office:value-type="float" office:value="0.191537467700258" calcext:value-type="float">
            <text:p>0.19154</text:p>
          </table:table-cell>
          <table:table-cell table:formula="of:=[.C442]/[.$N$1]" office:value-type="float" office:value="0.000246285529715762" calcext:value-type="float">
            <text:p>0.00025</text:p>
          </table:table-cell>
          <table:table-cell table:formula="of:=[.D442]/[.$N$1]" office:value-type="float" office:value="0.114825581395349" calcext:value-type="float">
            <text:p>0.11483</text:p>
          </table:table-cell>
          <table:table-cell table:formula="of:=[.E442]/[.$N$1]" office:value-type="float" office:value="0.0595768733850129" calcext:value-type="float">
            <text:p>0.05958</text:p>
          </table:table-cell>
          <table:table-cell table:formula="of:=[.F442]/[.$N$1]" office:value-type="float" office:value="0" calcext:value-type="float">
            <text:p>0.00000</text:p>
          </table:table-cell>
          <table:table-cell table:formula="of:=[.G442]/[.$N$1]" office:value-type="float" office:value="0.0000210432816537468" calcext:value-type="float">
            <text:p>0.00002</text:p>
          </table:table-cell>
          <table:table-cell table:formula="of:=[.H442]/[.$N$1]" office:value-type="float" office:value="0.0140972222222222" calcext:value-type="float">
            <text:p>0.01410</text:p>
          </table:table-cell>
          <table:table-cell table:formula="of:=[.I442]/[.$N$1]" office:value-type="float" office:value="0.00272286821705426" calcext:value-type="float">
            <text:p>0.00272</text:p>
          </table:table-cell>
          <table:table-cell table:formula="of:=[.J442]/[.$N$1]" office:value-type="float" office:value="0" calcext:value-type="float">
            <text:p>0.00000</text:p>
          </table:table-cell>
          <table:table-cell table:formula="of:=SUM([.Q442:.W442])" office:value-type="float" office:value="0.191243588501292" calcext:value-type="float">
            <text:p>0.19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1" calcext:value-type="float">
            <text:p>441</text:p>
          </table:table-cell>
          <table:table-cell office:value-type="float" office:value="117.6" calcext:value-type="float">
            <text:p>117.6</text:p>
          </table:table-cell>
          <table:table-cell office:value-type="float" office:value="0.1574" calcext:value-type="float">
            <text:p>0.1574</text:p>
          </table:table-cell>
          <table:table-cell office:value-type="float" office:value="71.78" calcext:value-type="float">
            <text:p>71.78</text:p>
          </table:table-cell>
          <table:table-cell office:value-type="float" office:value="35.91" calcext:value-type="float">
            <text:p>35.91</text:p>
          </table:table-cell>
          <table:table-cell office:value-type="float" office:value="0" calcext:value-type="float">
            <text:p>0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8.228" calcext:value-type="float">
            <text:p>8.228</text:p>
          </table:table-cell>
          <table:table-cell office:value-type="float" office:value="1.557" calcext:value-type="float">
            <text:p>1.557</text:p>
          </table:table-cell>
          <table:table-cell office:value-type="float" office:value="0" calcext:value-type="float">
            <text:p>0</text:p>
          </table:table-cell>
          <table:table-cell office:value-type="float" office:value="0.1574" calcext:value-type="float">
            <text:p>0.157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1" calcext:value-type="float">
            <text:p>441</text:p>
          </table:table-cell>
          <table:table-cell table:formula="of:=[.B443]/[.$N$1]" office:value-type="float" office:value="0.189922480620155" calcext:value-type="float">
            <text:p>0.18992</text:p>
          </table:table-cell>
          <table:table-cell table:formula="of:=[.C443]/[.$N$1]" office:value-type="float" office:value="0.000254198966408269" calcext:value-type="float">
            <text:p>0.00025</text:p>
          </table:table-cell>
          <table:table-cell table:formula="of:=[.D443]/[.$N$1]" office:value-type="float" office:value="0.115923772609819" calcext:value-type="float">
            <text:p>0.11592</text:p>
          </table:table-cell>
          <table:table-cell table:formula="of:=[.E443]/[.$N$1]" office:value-type="float" office:value="0.0579941860465116" calcext:value-type="float">
            <text:p>0.05799</text:p>
          </table:table-cell>
          <table:table-cell table:formula="of:=[.F443]/[.$N$1]" office:value-type="float" office:value="0" calcext:value-type="float">
            <text:p>0.00000</text:p>
          </table:table-cell>
          <table:table-cell table:formula="of:=[.G443]/[.$N$1]" office:value-type="float" office:value="0.0000168604651162791" calcext:value-type="float">
            <text:p>0.00002</text:p>
          </table:table-cell>
          <table:table-cell table:formula="of:=[.H443]/[.$N$1]" office:value-type="float" office:value="0.0132881136950904" calcext:value-type="float">
            <text:p>0.01329</text:p>
          </table:table-cell>
          <table:table-cell table:formula="of:=[.I443]/[.$N$1]" office:value-type="float" office:value="0.00251453488372093" calcext:value-type="float">
            <text:p>0.00251</text:p>
          </table:table-cell>
          <table:table-cell table:formula="of:=[.J443]/[.$N$1]" office:value-type="float" office:value="0" calcext:value-type="float">
            <text:p>0.00000</text:p>
          </table:table-cell>
          <table:table-cell table:formula="of:=SUM([.Q443:.W443])" office:value-type="float" office:value="0.189737467700258" calcext:value-type="float">
            <text:p>0.18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74" calcext:value-type="float">
            <text:p>0.15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2" calcext:value-type="float">
            <text:p>442</text:p>
          </table:table-cell>
          <table:table-cell office:value-type="float" office:value="117.7" calcext:value-type="float">
            <text:p>117.7</text:p>
          </table:table-cell>
          <table:table-cell office:value-type="float" office:value="0.16" calcext:value-type="float">
            <text:p>0.16</text:p>
          </table:table-cell>
          <table:table-cell office:value-type="float" office:value="71.43" calcext:value-type="float">
            <text:p>71.43</text:p>
          </table:table-cell>
          <table:table-cell office:value-type="float" office:value="36.45" calcext:value-type="float">
            <text:p>36.45</text:p>
          </table:table-cell>
          <table:table-cell office:value-type="float" office:value="0" calcext:value-type="float">
            <text:p>0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8.099" calcext:value-type="float">
            <text:p>8.099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2" calcext:value-type="float">
            <text:p>442</text:p>
          </table:table-cell>
          <table:table-cell table:formula="of:=[.B444]/[.$N$1]" office:value-type="float" office:value="0.190083979328165" calcext:value-type="float">
            <text:p>0.19008</text:p>
          </table:table-cell>
          <table:table-cell table:formula="of:=[.C444]/[.$N$1]" office:value-type="float" office:value="0.000258397932816537" calcext:value-type="float">
            <text:p>0.00026</text:p>
          </table:table-cell>
          <table:table-cell table:formula="of:=[.D444]/[.$N$1]" office:value-type="float" office:value="0.115358527131783" calcext:value-type="float">
            <text:p>0.11536</text:p>
          </table:table-cell>
          <table:table-cell table:formula="of:=[.E444]/[.$N$1]" office:value-type="float" office:value="0.0588662790697674" calcext:value-type="float">
            <text:p>0.05887</text:p>
          </table:table-cell>
          <table:table-cell table:formula="of:=[.F444]/[.$N$1]" office:value-type="float" office:value="0" calcext:value-type="float">
            <text:p>0.00000</text:p>
          </table:table-cell>
          <table:table-cell table:formula="of:=[.G444]/[.$N$1]" office:value-type="float" office:value="0.0000142894056847545" calcext:value-type="float">
            <text:p>0.00001</text:p>
          </table:table-cell>
          <table:table-cell table:formula="of:=[.H444]/[.$N$1]" office:value-type="float" office:value="0.0130797803617571" calcext:value-type="float">
            <text:p>0.01308</text:p>
          </table:table-cell>
          <table:table-cell table:formula="of:=[.I444]/[.$N$1]" office:value-type="float" office:value="0.00255167958656331" calcext:value-type="float">
            <text:p>0.00255</text:p>
          </table:table-cell>
          <table:table-cell table:formula="of:=[.J444]/[.$N$1]" office:value-type="float" office:value="0" calcext:value-type="float">
            <text:p>0.00000</text:p>
          </table:table-cell>
          <table:table-cell table:formula="of:=SUM([.Q444:.W444])" office:value-type="float" office:value="0.189870555555556" calcext:value-type="float">
            <text:p>0.18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3" calcext:value-type="float">
            <text:p>443</text:p>
          </table:table-cell>
          <table:table-cell office:value-type="float" office:value="115.4" calcext:value-type="float">
            <text:p>115.4</text:p>
          </table:table-cell>
          <table:table-cell office:value-type="float" office:value="0.1493" calcext:value-type="float">
            <text:p>0.1493</text:p>
          </table:table-cell>
          <table:table-cell office:value-type="float" office:value="69.95" calcext:value-type="float">
            <text:p>69.95</text:p>
          </table:table-cell>
          <table:table-cell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8.233" calcext:value-type="float">
            <text:p>8.233</text:p>
          </table:table-cell>
          <table:table-cell office:value-type="float" office:value="1.652" calcext:value-type="float">
            <text:p>1.652</text:p>
          </table:table-cell>
          <table:table-cell office:value-type="float" office:value="0" calcext:value-type="float">
            <text:p>0</text:p>
          </table:table-cell>
          <table:table-cell office:value-type="float" office:value="0.1493" calcext:value-type="float">
            <text:p>0.14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3" calcext:value-type="float">
            <text:p>443</text:p>
          </table:table-cell>
          <table:table-cell table:formula="of:=[.B445]/[.$N$1]" office:value-type="float" office:value="0.186369509043928" calcext:value-type="float">
            <text:p>0.18637</text:p>
          </table:table-cell>
          <table:table-cell table:formula="of:=[.C445]/[.$N$1]" office:value-type="float" office:value="0.000241117571059432" calcext:value-type="float">
            <text:p>0.00024</text:p>
          </table:table-cell>
          <table:table-cell table:formula="of:=[.D445]/[.$N$1]" office:value-type="float" office:value="0.11296834625323" calcext:value-type="float">
            <text:p>0.11297</text:p>
          </table:table-cell>
          <table:table-cell table:formula="of:=[.E445]/[.$N$1]" office:value-type="float" office:value="0.057235142118863" calcext:value-type="float">
            <text:p>0.05724</text:p>
          </table:table-cell>
          <table:table-cell table:formula="of:=[.F445]/[.$N$1]" office:value-type="float" office:value="0" calcext:value-type="float">
            <text:p>0.00000</text:p>
          </table:table-cell>
          <table:table-cell table:formula="of:=[.G445]/[.$N$1]" office:value-type="float" office:value="0.000016343669250646" calcext:value-type="float">
            <text:p>0.00002</text:p>
          </table:table-cell>
          <table:table-cell table:formula="of:=[.H445]/[.$N$1]" office:value-type="float" office:value="0.013296188630491" calcext:value-type="float">
            <text:p>0.01330</text:p>
          </table:table-cell>
          <table:table-cell table:formula="of:=[.I445]/[.$N$1]" office:value-type="float" office:value="0.00266795865633075" calcext:value-type="float">
            <text:p>0.00267</text:p>
          </table:table-cell>
          <table:table-cell table:formula="of:=[.J445]/[.$N$1]" office:value-type="float" office:value="0" calcext:value-type="float">
            <text:p>0.00000</text:p>
          </table:table-cell>
          <table:table-cell table:formula="of:=SUM([.Q445:.W445])" office:value-type="float" office:value="0.186183979328165" calcext:value-type="float">
            <text:p>0.18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3" calcext:value-type="float">
            <text:p>0.14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4" calcext:value-type="float">
            <text:p>444</text:p>
          </table:table-cell>
          <table:table-cell office:value-type="float" office:value="113.6" calcext:value-type="float">
            <text:p>113.6</text:p>
          </table:table-cell>
          <table:table-cell office:value-type="float" office:value="0.1446" calcext:value-type="float">
            <text:p>0.1446</text:p>
          </table:table-cell>
          <table:table-cell office:value-type="float" office:value="69.23" calcext:value-type="float">
            <text:p>69.23</text:p>
          </table:table-cell>
          <table:table-cell office:value-type="float" office:value="34.89" calcext:value-type="float">
            <text:p>34.89</text:p>
          </table:table-cell>
          <table:table-cell office:value-type="float" office:value="0" calcext:value-type="float">
            <text:p>0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7.839" calcext:value-type="float">
            <text:p>7.839</text:p>
          </table:table-cell>
          <table:table-cell office:value-type="float" office:value="1.491" calcext:value-type="float">
            <text:p>1.491</text:p>
          </table:table-cell>
          <table:table-cell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4" calcext:value-type="float">
            <text:p>444</text:p>
          </table:table-cell>
          <table:table-cell table:formula="of:=[.B446]/[.$N$1]" office:value-type="float" office:value="0.183462532299742" calcext:value-type="float">
            <text:p>0.18346</text:p>
          </table:table-cell>
          <table:table-cell table:formula="of:=[.C446]/[.$N$1]" office:value-type="float" office:value="0.000233527131782946" calcext:value-type="float">
            <text:p>0.00023</text:p>
          </table:table-cell>
          <table:table-cell table:formula="of:=[.D446]/[.$N$1]" office:value-type="float" office:value="0.111805555555556" calcext:value-type="float">
            <text:p>0.11181</text:p>
          </table:table-cell>
          <table:table-cell table:formula="of:=[.E446]/[.$N$1]" office:value-type="float" office:value="0.0563468992248062" calcext:value-type="float">
            <text:p>0.05635</text:p>
          </table:table-cell>
          <table:table-cell table:formula="of:=[.F446]/[.$N$1]" office:value-type="float" office:value="0" calcext:value-type="float">
            <text:p>0.00000</text:p>
          </table:table-cell>
          <table:table-cell table:formula="of:=[.G446]/[.$N$1]" office:value-type="float" office:value="0.0000182009043927649" calcext:value-type="float">
            <text:p>0.00002</text:p>
          </table:table-cell>
          <table:table-cell table:formula="of:=[.H446]/[.$N$1]" office:value-type="float" office:value="0.0126598837209302" calcext:value-type="float">
            <text:p>0.01266</text:p>
          </table:table-cell>
          <table:table-cell table:formula="of:=[.I446]/[.$N$1]" office:value-type="float" office:value="0.00240794573643411" calcext:value-type="float">
            <text:p>0.00241</text:p>
          </table:table-cell>
          <table:table-cell table:formula="of:=[.J446]/[.$N$1]" office:value-type="float" office:value="0" calcext:value-type="float">
            <text:p>0.00000</text:p>
          </table:table-cell>
          <table:table-cell table:formula="of:=SUM([.Q446:.W446])" office:value-type="float" office:value="0.183238485142119" calcext:value-type="float">
            <text:p>0.18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6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5" calcext:value-type="float">
            <text:p>445</text:p>
          </table:table-cell>
          <table:table-cell office:value-type="float" office:value="113.8" calcext:value-type="float">
            <text:p>113.8</text:p>
          </table:table-cell>
          <table:table-cell office:value-type="float" office:value="0.1387" calcext:value-type="float">
            <text:p>0.1387</text:p>
          </table:table-cell>
          <table:table-cell office:value-type="float" office:value="68.25" calcext:value-type="float">
            <text:p>68.25</text:p>
          </table:table-cell>
          <table:table-cell office:value-type="float" office:value="35.48" calcext:value-type="float">
            <text:p>35.48</text:p>
          </table:table-cell>
          <table:table-cell office:value-type="float" office:value="0" calcext:value-type="float">
            <text:p>0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8.323" calcext:value-type="float">
            <text:p>8.323</text:p>
          </table:table-cell>
          <table:table-cell office:value-type="float" office:value="1.596" calcext:value-type="float">
            <text:p>1.596</text:p>
          </table:table-cell>
          <table:table-cell office:value-type="float" office:value="0" calcext:value-type="float">
            <text:p>0</text:p>
          </table:table-cell>
          <table:table-cell office:value-type="float" office:value="0.1387" calcext:value-type="float">
            <text:p>0.138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5" calcext:value-type="float">
            <text:p>445</text:p>
          </table:table-cell>
          <table:table-cell table:formula="of:=[.B447]/[.$N$1]" office:value-type="float" office:value="0.183785529715762" calcext:value-type="float">
            <text:p>0.18379</text:p>
          </table:table-cell>
          <table:table-cell table:formula="of:=[.C447]/[.$N$1]" office:value-type="float" office:value="0.000223998708010336" calcext:value-type="float">
            <text:p>0.00022</text:p>
          </table:table-cell>
          <table:table-cell table:formula="of:=[.D447]/[.$N$1]" office:value-type="float" office:value="0.110222868217054" calcext:value-type="float">
            <text:p>0.11022</text:p>
          </table:table-cell>
          <table:table-cell table:formula="of:=[.E447]/[.$N$1]" office:value-type="float" office:value="0.0572997416020672" calcext:value-type="float">
            <text:p>0.05730</text:p>
          </table:table-cell>
          <table:table-cell table:formula="of:=[.F447]/[.$N$1]" office:value-type="float" office:value="0" calcext:value-type="float">
            <text:p>0.00000</text:p>
          </table:table-cell>
          <table:table-cell table:formula="of:=[.G447]/[.$N$1]" office:value-type="float" office:value="0.000017781007751938" calcext:value-type="float">
            <text:p>0.00002</text:p>
          </table:table-cell>
          <table:table-cell table:formula="of:=[.H447]/[.$N$1]" office:value-type="float" office:value="0.0134415374677003" calcext:value-type="float">
            <text:p>0.01344</text:p>
          </table:table-cell>
          <table:table-cell table:formula="of:=[.I447]/[.$N$1]" office:value-type="float" office:value="0.00257751937984496" calcext:value-type="float">
            <text:p>0.00258</text:p>
          </table:table-cell>
          <table:table-cell table:formula="of:=[.J447]/[.$N$1]" office:value-type="float" office:value="0" calcext:value-type="float">
            <text:p>0.00000</text:p>
          </table:table-cell>
          <table:table-cell table:formula="of:=SUM([.Q447:.W447])" office:value-type="float" office:value="0.183559447674419" calcext:value-type="float">
            <text:p>0.18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7" calcext:value-type="float">
            <text:p>0.13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6" calcext:value-type="float">
            <text:p>446</text:p>
          </table:table-cell>
          <table:table-cell office:value-type="float" office:value="111.4" calcext:value-type="float">
            <text:p>111.4</text:p>
          </table:table-cell>
          <table:table-cell office:value-type="float" office:value="0.1425" calcext:value-type="float">
            <text:p>0.1425</text:p>
          </table:table-cell>
          <table:table-cell office:value-type="float" office:value="67.27" calcext:value-type="float">
            <text:p>67.27</text:p>
          </table:table-cell>
          <table:table-cell office:value-type="float" office:value="34.29" calcext:value-type="float">
            <text:p>34.29</text:p>
          </table:table-cell>
          <table:table-cell office:value-type="float" office:value="0" calcext:value-type="float">
            <text:p>0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8.066" calcext:value-type="float">
            <text:p>8.066</text:p>
          </table:table-cell>
          <table:table-cell office:value-type="float" office:value="1.606" calcext:value-type="float">
            <text:p>1.606</text:p>
          </table:table-cell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6" calcext:value-type="float">
            <text:p>446</text:p>
          </table:table-cell>
          <table:table-cell table:formula="of:=[.B448]/[.$N$1]" office:value-type="float" office:value="0.179909560723514" calcext:value-type="float">
            <text:p>0.17991</text:p>
          </table:table-cell>
          <table:table-cell table:formula="of:=[.C448]/[.$N$1]" office:value-type="float" office:value="0.000230135658914729" calcext:value-type="float">
            <text:p>0.00023</text:p>
          </table:table-cell>
          <table:table-cell table:formula="of:=[.D448]/[.$N$1]" office:value-type="float" office:value="0.108640180878553" calcext:value-type="float">
            <text:p>0.10864</text:p>
          </table:table-cell>
          <table:table-cell table:formula="of:=[.E448]/[.$N$1]" office:value-type="float" office:value="0.0553779069767442" calcext:value-type="float">
            <text:p>0.05538</text:p>
          </table:table-cell>
          <table:table-cell table:formula="of:=[.F448]/[.$N$1]" office:value-type="float" office:value="0" calcext:value-type="float">
            <text:p>0.00000</text:p>
          </table:table-cell>
          <table:table-cell table:formula="of:=[.G448]/[.$N$1]" office:value-type="float" office:value="0.0000216731266149871" calcext:value-type="float">
            <text:p>0.00002</text:p>
          </table:table-cell>
          <table:table-cell table:formula="of:=[.H448]/[.$N$1]" office:value-type="float" office:value="0.0130264857881137" calcext:value-type="float">
            <text:p>0.01303</text:p>
          </table:table-cell>
          <table:table-cell table:formula="of:=[.I448]/[.$N$1]" office:value-type="float" office:value="0.00259366925064599" calcext:value-type="float">
            <text:p>0.00259</text:p>
          </table:table-cell>
          <table:table-cell table:formula="of:=[.J448]/[.$N$1]" office:value-type="float" office:value="0" calcext:value-type="float">
            <text:p>0.00000</text:p>
          </table:table-cell>
          <table:table-cell table:formula="of:=SUM([.Q448:.W448])" office:value-type="float" office:value="0.179659916020672" calcext:value-type="float">
            <text:p>0.1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7" calcext:value-type="float">
            <text:p>447</text:p>
          </table:table-cell>
          <table:table-cell office:value-type="float" office:value="107.8" calcext:value-type="float">
            <text:p>107.8</text:p>
          </table:table-cell>
          <table:table-cell office:value-type="float" office:value="0.1372" calcext:value-type="float">
            <text:p>0.1372</text:p>
          </table:table-cell>
          <table:table-cell office:value-type="float" office:value="64.5" calcext:value-type="float">
            <text:p>64.5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office:value-type="float" office:value="0.009656" calcext:value-type="float">
            <text:p>0.009656</text:p>
          </table:table-cell>
          <table:table-cell office:value-type="float" office:value="7.958" calcext:value-type="float">
            <text:p>7.95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7" calcext:value-type="float">
            <text:p>447</text:p>
          </table:table-cell>
          <table:table-cell table:formula="of:=[.B449]/[.$N$1]" office:value-type="float" office:value="0.174095607235142" calcext:value-type="float">
            <text:p>0.17410</text:p>
          </table:table-cell>
          <table:table-cell table:formula="of:=[.C449]/[.$N$1]" office:value-type="float" office:value="0.000221576227390181" calcext:value-type="float">
            <text:p>0.00022</text:p>
          </table:table-cell>
          <table:table-cell table:formula="of:=[.D449]/[.$N$1]" office:value-type="float" office:value="0.104166666666667" calcext:value-type="float">
            <text:p>0.10417</text:p>
          </table:table-cell>
          <table:table-cell table:formula="of:=[.E449]/[.$N$1]" office:value-type="float" office:value="0.0546027131782946" calcext:value-type="float">
            <text:p>0.05460</text:p>
          </table:table-cell>
          <table:table-cell table:formula="of:=[.F449]/[.$N$1]" office:value-type="float" office:value="0" calcext:value-type="float">
            <text:p>0.00000</text:p>
          </table:table-cell>
          <table:table-cell table:formula="of:=[.G449]/[.$N$1]" office:value-type="float" office:value="0.000015594315245478" calcext:value-type="float">
            <text:p>0.00002</text:p>
          </table:table-cell>
          <table:table-cell table:formula="of:=[.H449]/[.$N$1]" office:value-type="float" office:value="0.0128520671834625" calcext:value-type="float">
            <text:p>0.01285</text:p>
          </table:table-cell>
          <table:table-cell table:formula="of:=[.I449]/[.$N$1]" office:value-type="float" office:value="0.0022609819121447" calcext:value-type="float">
            <text:p>0.00226</text:p>
          </table:table-cell>
          <table:table-cell table:formula="of:=[.J449]/[.$N$1]" office:value-type="float" office:value="0" calcext:value-type="float">
            <text:p>0.00000</text:p>
          </table:table-cell>
          <table:table-cell table:formula="of:=SUM([.Q449:.W449])" office:value-type="float" office:value="0.173898023255814" calcext:value-type="float">
            <text:p>0.17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2" calcext:value-type="float">
            <text:p>0.13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8" calcext:value-type="float">
            <text:p>448</text:p>
          </table:table-cell>
          <table:table-cell office:value-type="float" office:value="108.1" calcext:value-type="float">
            <text:p>108.1</text:p>
          </table:table-cell>
          <table:table-cell office:value-type="float" office:value="0.1432" calcext:value-type="float">
            <text:p>0.1432</text:p>
          </table:table-cell>
          <table:table-cell office:value-type="float" office:value="63.65" calcext:value-type="float">
            <text:p>63.65</text:p>
          </table:table-cell>
          <table:table-cell office:value-type="float" office:value="34.68" calcext:value-type="float">
            <text:p>34.68</text:p>
          </table:table-cell>
          <table:table-cell office:value-type="float" office:value="0" calcext:value-type="float">
            <text:p>0</text:p>
          </table:table-cell>
          <table:table-cell office:value-type="float" office:value="0.008749" calcext:value-type="float">
            <text:p>0.008749</text:p>
          </table:table-cell>
          <table:table-cell office:value-type="float" office:value="8.112" calcext:value-type="float">
            <text:p>8.11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8" calcext:value-type="float">
            <text:p>448</text:p>
          </table:table-cell>
          <table:table-cell table:formula="of:=[.B450]/[.$N$1]" office:value-type="float" office:value="0.174580103359173" calcext:value-type="float">
            <text:p>0.17458</text:p>
          </table:table-cell>
          <table:table-cell table:formula="of:=[.C450]/[.$N$1]" office:value-type="float" office:value="0.000231266149870801" calcext:value-type="float">
            <text:p>0.00023</text:p>
          </table:table-cell>
          <table:table-cell table:formula="of:=[.D450]/[.$N$1]" office:value-type="float" office:value="0.102793927648579" calcext:value-type="float">
            <text:p>0.10279</text:p>
          </table:table-cell>
          <table:table-cell table:formula="of:=[.E450]/[.$N$1]" office:value-type="float" office:value="0.0560077519379845" calcext:value-type="float">
            <text:p>0.05601</text:p>
          </table:table-cell>
          <table:table-cell table:formula="of:=[.F450]/[.$N$1]" office:value-type="float" office:value="0" calcext:value-type="float">
            <text:p>0.00000</text:p>
          </table:table-cell>
          <table:table-cell table:formula="of:=[.G450]/[.$N$1]" office:value-type="float" office:value="0.0000141295219638243" calcext:value-type="float">
            <text:p>0.00001</text:p>
          </table:table-cell>
          <table:table-cell table:formula="of:=[.H450]/[.$N$1]" office:value-type="float" office:value="0.0131007751937984" calcext:value-type="float">
            <text:p>0.01310</text:p>
          </table:table-cell>
          <table:table-cell table:formula="of:=[.I450]/[.$N$1]" office:value-type="float" office:value="0.00247093023255814" calcext:value-type="float">
            <text:p>0.00247</text:p>
          </table:table-cell>
          <table:table-cell table:formula="of:=[.J450]/[.$N$1]" office:value-type="float" office:value="0" calcext:value-type="float">
            <text:p>0.00000</text:p>
          </table:table-cell>
          <table:table-cell table:formula="of:=SUM([.Q450:.W450])" office:value-type="float" office:value="0.174387514534884" calcext:value-type="float">
            <text:p>0.17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2" calcext:value-type="float">
            <text:p>0.14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49" calcext:value-type="float">
            <text:p>449</text:p>
          </table:table-cell>
          <table:table-cell office:value-type="float" office:value="104.3" calcext:value-type="float">
            <text:p>104.3</text:p>
          </table:table-cell>
          <table:table-cell office:value-type="float" office:value="0.1234" calcext:value-type="float">
            <text:p>0.1234</text:p>
          </table:table-cell>
          <table:table-cell office:value-type="float" office:value="61.35" calcext:value-type="float">
            <text:p>61.35</text:p>
          </table:table-cell>
          <table:table-cell office:value-type="float" office:value="33.32" calcext:value-type="float">
            <text:p>33.32</text:p>
          </table:table-cell>
          <table:table-cell office:value-type="float" office:value="0" calcext:value-type="float">
            <text:p>0</text:p>
          </table:table-cell>
          <table:table-cell office:value-type="float" office:value="0.01112" calcext:value-type="float">
            <text:p>0.01112</text:p>
          </table:table-cell>
          <table:table-cell office:value-type="float" office:value="7.987" calcext:value-type="float">
            <text:p>7.987</text:p>
          </table:table-cell>
          <table:table-cell office:value-type="float" office:value="1.474" calcext:value-type="float">
            <text:p>1.474</text:p>
          </table:table-cell>
          <table:table-cell office:value-type="float" office:value="0" calcext:value-type="float">
            <text:p>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49" calcext:value-type="float">
            <text:p>449</text:p>
          </table:table-cell>
          <table:table-cell table:formula="of:=[.B451]/[.$N$1]" office:value-type="float" office:value="0.16844315245478" calcext:value-type="float">
            <text:p>0.16844</text:p>
          </table:table-cell>
          <table:table-cell table:formula="of:=[.C451]/[.$N$1]" office:value-type="float" office:value="0.000199289405684755" calcext:value-type="float">
            <text:p>0.00020</text:p>
          </table:table-cell>
          <table:table-cell table:formula="of:=[.D451]/[.$N$1]" office:value-type="float" office:value="0.0990794573643411" calcext:value-type="float">
            <text:p>0.09908</text:p>
          </table:table-cell>
          <table:table-cell table:formula="of:=[.E451]/[.$N$1]" office:value-type="float" office:value="0.0538113695090439" calcext:value-type="float">
            <text:p>0.05381</text:p>
          </table:table-cell>
          <table:table-cell table:formula="of:=[.F451]/[.$N$1]" office:value-type="float" office:value="0" calcext:value-type="float">
            <text:p>0.00000</text:p>
          </table:table-cell>
          <table:table-cell table:formula="of:=[.G451]/[.$N$1]" office:value-type="float" office:value="0.0000179586563307494" calcext:value-type="float">
            <text:p>0.00002</text:p>
          </table:table-cell>
          <table:table-cell table:formula="of:=[.H451]/[.$N$1]" office:value-type="float" office:value="0.0128989018087855" calcext:value-type="float">
            <text:p>0.01290</text:p>
          </table:table-cell>
          <table:table-cell table:formula="of:=[.I451]/[.$N$1]" office:value-type="float" office:value="0.00238049095607235" calcext:value-type="float">
            <text:p>0.00238</text:p>
          </table:table-cell>
          <table:table-cell table:formula="of:=[.J451]/[.$N$1]" office:value-type="float" office:value="0" calcext:value-type="float">
            <text:p>0.00000</text:p>
          </table:table-cell>
          <table:table-cell table:formula="of:=SUM([.Q451:.W451])" office:value-type="float" office:value="0.168188178294574" calcext:value-type="float">
            <text:p>0.16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34" calcext:value-type="float">
            <text:p>0.12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0" calcext:value-type="float">
            <text:p>450</text:p>
          </table:table-cell>
          <table:table-cell office:value-type="float" office:value="103.2" calcext:value-type="float">
            <text:p>103.2</text:p>
          </table:table-cell>
          <table:table-cell office:value-type="float" office:value="0.1229" calcext:value-type="float">
            <text:p>0.1229</text:p>
          </table:table-cell>
          <table:table-cell office:value-type="float" office:value="59.84" calcext:value-type="float">
            <text:p>59.84</text:p>
          </table:table-cell>
          <table:table-cell office:value-type="float" office:value="33.98" calcext:value-type="float">
            <text:p>33.98</text:p>
          </table:table-cell>
          <table:table-cell office:value-type="float" office:value="0" calcext:value-type="float">
            <text:p>0</text:p>
          </table:table-cell>
          <table:table-cell office:value-type="float" office:value="0.01182" calcext:value-type="float">
            <text:p>0.01182</text:p>
          </table:table-cell>
          <table:table-cell office:value-type="float" office:value="7.86" calcext:value-type="float">
            <text:p>7.86</text:p>
          </table:table-cell>
          <table:table-cell office:value-type="float" office:value="1.385" calcext:value-type="float">
            <text:p>1.385</text:p>
          </table:table-cell>
          <table:table-cell office:value-type="float" office:value="0" calcext:value-type="float">
            <text:p>0</text:p>
          </table:table-cell>
          <table:table-cell office:value-type="float" office:value="0.1229" calcext:value-type="float">
            <text:p>0.122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0" calcext:value-type="float">
            <text:p>450</text:p>
          </table:table-cell>
          <table:table-cell table:formula="of:=[.B452]/[.$N$1]" office:value-type="float" office:value="0.166666666666667" calcext:value-type="float">
            <text:p>0.16667</text:p>
          </table:table-cell>
          <table:table-cell table:formula="of:=[.C452]/[.$N$1]" office:value-type="float" office:value="0.000198481912144703" calcext:value-type="float">
            <text:p>0.00020</text:p>
          </table:table-cell>
          <table:table-cell table:formula="of:=[.D452]/[.$N$1]" office:value-type="float" office:value="0.096640826873385" calcext:value-type="float">
            <text:p>0.09664</text:p>
          </table:table-cell>
          <table:table-cell table:formula="of:=[.E452]/[.$N$1]" office:value-type="float" office:value="0.0548772609819121" calcext:value-type="float">
            <text:p>0.05488</text:p>
          </table:table-cell>
          <table:table-cell table:formula="of:=[.F452]/[.$N$1]" office:value-type="float" office:value="0" calcext:value-type="float">
            <text:p>0.00000</text:p>
          </table:table-cell>
          <table:table-cell table:formula="of:=[.G452]/[.$N$1]" office:value-type="float" office:value="0.0000190891472868217" calcext:value-type="float">
            <text:p>0.00002</text:p>
          </table:table-cell>
          <table:table-cell table:formula="of:=[.H452]/[.$N$1]" office:value-type="float" office:value="0.0126937984496124" calcext:value-type="float">
            <text:p>0.01269</text:p>
          </table:table-cell>
          <table:table-cell table:formula="of:=[.I452]/[.$N$1]" office:value-type="float" office:value="0.00223675710594315" calcext:value-type="float">
            <text:p>0.00224</text:p>
          </table:table-cell>
          <table:table-cell table:formula="of:=[.J452]/[.$N$1]" office:value-type="float" office:value="0" calcext:value-type="float">
            <text:p>0.00000</text:p>
          </table:table-cell>
          <table:table-cell table:formula="of:=SUM([.Q452:.W452])" office:value-type="float" office:value="0.16646773255814" calcext:value-type="float">
            <text:p>0.16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9" calcext:value-type="float">
            <text:p>0.12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1" calcext:value-type="float">
            <text:p>451</text:p>
          </table:table-cell>
          <table:table-cell office:value-type="float" office:value="100.4" calcext:value-type="float">
            <text:p>100.4</text:p>
          </table:table-cell>
          <table:table-cell office:value-type="float" office:value="0.1256" calcext:value-type="float">
            <text:p>0.1256</text:p>
          </table:table-cell>
          <table:table-cell office:value-type="float" office:value="58.02" calcext:value-type="float">
            <text:p>58.02</text:p>
          </table:table-cell>
          <table:table-cell office:value-type="float" office:value="33.01" calcext:value-type="float">
            <text:p>33.01</text:p>
          </table:table-cell>
          <table:table-cell office:value-type="float" office:value="0" calcext:value-type="float">
            <text:p>0</text:p>
          </table:table-cell>
          <table:table-cell office:value-type="float" office:value="0.006219" calcext:value-type="float">
            <text:p>0.006219</text:p>
          </table:table-cell>
          <table:table-cell office:value-type="float" office:value="7.668" calcext:value-type="float">
            <text:p>7.668</text:p>
          </table:table-cell>
          <table:table-cell office:value-type="float" office:value="1.532" calcext:value-type="float">
            <text:p>1.532</text:p>
          </table:table-cell>
          <table:table-cell office:value-type="float" office:value="0" calcext:value-type="float">
            <text:p>0</text:p>
          </table:table-cell>
          <table:table-cell office:value-type="float" office:value="0.1256" calcext:value-type="float">
            <text:p>0.125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1" calcext:value-type="float">
            <text:p>451</text:p>
          </table:table-cell>
          <table:table-cell table:formula="of:=[.B453]/[.$N$1]" office:value-type="float" office:value="0.162144702842377" calcext:value-type="float">
            <text:p>0.16214</text:p>
          </table:table-cell>
          <table:table-cell table:formula="of:=[.C453]/[.$N$1]" office:value-type="float" office:value="0.000202842377260982" calcext:value-type="float">
            <text:p>0.00020</text:p>
          </table:table-cell>
          <table:table-cell table:formula="of:=[.D453]/[.$N$1]" office:value-type="float" office:value="0.0937015503875969" calcext:value-type="float">
            <text:p>0.09370</text:p>
          </table:table-cell>
          <table:table-cell table:formula="of:=[.E453]/[.$N$1]" office:value-type="float" office:value="0.0533107235142119" calcext:value-type="float">
            <text:p>0.05331</text:p>
          </table:table-cell>
          <table:table-cell table:formula="of:=[.F453]/[.$N$1]" office:value-type="float" office:value="0" calcext:value-type="float">
            <text:p>0.00000</text:p>
          </table:table-cell>
          <table:table-cell table:formula="of:=[.G453]/[.$N$1]" office:value-type="float" office:value="0.0000100436046511628" calcext:value-type="float">
            <text:p>0.00001</text:p>
          </table:table-cell>
          <table:table-cell table:formula="of:=[.H453]/[.$N$1]" office:value-type="float" office:value="0.0123837209302326" calcext:value-type="float">
            <text:p>0.01238</text:p>
          </table:table-cell>
          <table:table-cell table:formula="of:=[.I453]/[.$N$1]" office:value-type="float" office:value="0.00247416020671835" calcext:value-type="float">
            <text:p>0.00247</text:p>
          </table:table-cell>
          <table:table-cell table:formula="of:=[.J453]/[.$N$1]" office:value-type="float" office:value="0" calcext:value-type="float">
            <text:p>0.00000</text:p>
          </table:table-cell>
          <table:table-cell table:formula="of:=SUM([.Q453:.W453])" office:value-type="float" office:value="0.161880198643411" calcext:value-type="float">
            <text:p>0.16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6" calcext:value-type="float">
            <text:p>0.12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2" calcext:value-type="float">
            <text:p>452</text:p>
          </table:table-cell>
          <table:table-cell office:value-type="float" office:value="96.41" calcext:value-type="float">
            <text:p>96.41</text:p>
          </table:table-cell>
          <table:table-cell office:value-type="float" office:value="0.1209" calcext:value-type="float">
            <text:p>0.1209</text:p>
          </table:table-cell>
          <table:table-cell office:value-type="float" office:value="55.08" calcext:value-type="float">
            <text:p>55.08</text:p>
          </table:table-cell>
          <table:table-cell office:value-type="float" office:value="32.24" calcext:value-type="float">
            <text:p>32.24</text:p>
          </table:table-cell>
          <table:table-cell office:value-type="float" office:value="0" calcext:value-type="float">
            <text:p>0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7.609" calcext:value-type="float">
            <text:p>7.609</text:p>
          </table:table-cell>
          <table:table-cell office:value-type="float" office:value="1.349" calcext:value-type="float">
            <text:p>1.349</text:p>
          </table:table-cell>
          <table:table-cell office:value-type="float" office:value="0" calcext:value-type="float">
            <text:p>0</text:p>
          </table:table-cell>
          <table:table-cell office:value-type="float" office:value="0.1209" calcext:value-type="float">
            <text:p>0.120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2" calcext:value-type="float">
            <text:p>452</text:p>
          </table:table-cell>
          <table:table-cell table:formula="of:=[.B454]/[.$N$1]" office:value-type="float" office:value="0.155700904392765" calcext:value-type="float">
            <text:p>0.15570</text:p>
          </table:table-cell>
          <table:table-cell table:formula="of:=[.C454]/[.$N$1]" office:value-type="float" office:value="0.000195251937984496" calcext:value-type="float">
            <text:p>0.00020</text:p>
          </table:table-cell>
          <table:table-cell table:formula="of:=[.D454]/[.$N$1]" office:value-type="float" office:value="0.088953488372093" calcext:value-type="float">
            <text:p>0.08895</text:p>
          </table:table-cell>
          <table:table-cell table:formula="of:=[.E454]/[.$N$1]" office:value-type="float" office:value="0.0520671834625323" calcext:value-type="float">
            <text:p>0.05207</text:p>
          </table:table-cell>
          <table:table-cell table:formula="of:=[.F454]/[.$N$1]" office:value-type="float" office:value="0" calcext:value-type="float">
            <text:p>0.00000</text:p>
          </table:table-cell>
          <table:table-cell table:formula="of:=[.G454]/[.$N$1]" office:value-type="float" office:value="0.0000161660206718346" calcext:value-type="float">
            <text:p>0.00002</text:p>
          </table:table-cell>
          <table:table-cell table:formula="of:=[.H454]/[.$N$1]" office:value-type="float" office:value="0.0122884366925065" calcext:value-type="float">
            <text:p>0.01229</text:p>
          </table:table-cell>
          <table:table-cell table:formula="of:=[.I454]/[.$N$1]" office:value-type="float" office:value="0.00217861757105943" calcext:value-type="float">
            <text:p>0.00218</text:p>
          </table:table-cell>
          <table:table-cell table:formula="of:=[.J454]/[.$N$1]" office:value-type="float" office:value="0" calcext:value-type="float">
            <text:p>0.00000</text:p>
          </table:table-cell>
          <table:table-cell table:formula="of:=SUM([.Q454:.W454])" office:value-type="float" office:value="0.155503892118863" calcext:value-type="float">
            <text:p>0.155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09" calcext:value-type="float">
            <text:p>0.1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3" calcext:value-type="float">
            <text:p>453</text:p>
          </table:table-cell>
          <table:table-cell office:value-type="float" office:value="93.87" calcext:value-type="float">
            <text:p>93.87</text:p>
          </table:table-cell>
          <table:table-cell office:value-type="float" office:value="0.1036" calcext:value-type="float">
            <text:p>0.1036</text:p>
          </table:table-cell>
          <table:table-cell office:value-type="float" office:value="52.04" calcext:value-type="float">
            <text:p>52.04</text:p>
          </table:table-cell>
          <table:table-cell office:value-type="float" office:value="32.63" calcext:value-type="float">
            <text:p>32.63</text:p>
          </table:table-cell>
          <table:table-cell office:value-type="float" office:value="0" calcext:value-type="float">
            <text:p>0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7.811" calcext:value-type="float">
            <text:p>7.811</text:p>
          </table:table-cell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3" calcext:value-type="float">
            <text:p>453</text:p>
          </table:table-cell>
          <table:table-cell table:formula="of:=[.B455]/[.$N$1]" office:value-type="float" office:value="0.151598837209302" calcext:value-type="float">
            <text:p>0.15160</text:p>
          </table:table-cell>
          <table:table-cell table:formula="of:=[.C455]/[.$N$1]" office:value-type="float" office:value="0.000167312661498708" calcext:value-type="float">
            <text:p>0.00017</text:p>
          </table:table-cell>
          <table:table-cell table:formula="of:=[.D455]/[.$N$1]" office:value-type="float" office:value="0.0840439276485788" calcext:value-type="float">
            <text:p>0.08404</text:p>
          </table:table-cell>
          <table:table-cell table:formula="of:=[.E455]/[.$N$1]" office:value-type="float" office:value="0.0526970284237726" calcext:value-type="float">
            <text:p>0.05270</text:p>
          </table:table-cell>
          <table:table-cell table:formula="of:=[.F455]/[.$N$1]" office:value-type="float" office:value="0" calcext:value-type="float">
            <text:p>0.00000</text:p>
          </table:table-cell>
          <table:table-cell table:formula="of:=[.G455]/[.$N$1]" office:value-type="float" office:value="0.0000172642118863049" calcext:value-type="float">
            <text:p>0.00002</text:p>
          </table:table-cell>
          <table:table-cell table:formula="of:=[.H455]/[.$N$1]" office:value-type="float" office:value="0.0126146640826873" calcext:value-type="float">
            <text:p>0.01261</text:p>
          </table:table-cell>
          <table:table-cell table:formula="of:=[.I455]/[.$N$1]" office:value-type="float" office:value="0.00204295865633075" calcext:value-type="float">
            <text:p>0.00204</text:p>
          </table:table-cell>
          <table:table-cell table:formula="of:=[.J455]/[.$N$1]" office:value-type="float" office:value="0" calcext:value-type="float">
            <text:p>0.00000</text:p>
          </table:table-cell>
          <table:table-cell table:formula="of:=SUM([.Q455:.W455])" office:value-type="float" office:value="0.151415843023256" calcext:value-type="float">
            <text:p>0.15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4" calcext:value-type="float">
            <text:p>454</text:p>
          </table:table-cell>
          <table:table-cell office:value-type="float" office:value="91.12" calcext:value-type="float">
            <text:p>91.12</text:p>
          </table:table-cell>
          <table:table-cell office:value-type="float" office:value="0.1038" calcext:value-type="float">
            <text:p>0.1038</text:p>
          </table:table-cell>
          <table:table-cell office:value-type="float" office:value="50.49" calcext:value-type="float">
            <text:p>50.49</text:p>
          </table:table-cell>
          <table:table-cell office:value-type="float" office:value="31.89" calcext:value-type="float">
            <text:p>31.89</text:p>
          </table:table-cell>
          <table:table-cell office:value-type="float" office:value="0" calcext:value-type="float">
            <text:p>0</text:p>
          </table:table-cell>
          <table:table-cell office:value-type="float" office:value="0.009194" calcext:value-type="float">
            <text:p>0.009194</text:p>
          </table:table-cell>
          <table:table-cell office:value-type="float" office:value="7.233" calcext:value-type="float">
            <text:p>7.233</text:p>
          </table:table-cell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  <table:table-cell office:value-type="float" office:value="0.1038" calcext:value-type="float">
            <text:p>0.103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4" calcext:value-type="float">
            <text:p>454</text:p>
          </table:table-cell>
          <table:table-cell table:formula="of:=[.B456]/[.$N$1]" office:value-type="float" office:value="0.147157622739018" calcext:value-type="float">
            <text:p>0.14716</text:p>
          </table:table-cell>
          <table:table-cell table:formula="of:=[.C456]/[.$N$1]" office:value-type="float" office:value="0.000167635658914729" calcext:value-type="float">
            <text:p>0.00017</text:p>
          </table:table-cell>
          <table:table-cell table:formula="of:=[.D456]/[.$N$1]" office:value-type="float" office:value="0.0815406976744186" calcext:value-type="float">
            <text:p>0.08154</text:p>
          </table:table-cell>
          <table:table-cell table:formula="of:=[.E456]/[.$N$1]" office:value-type="float" office:value="0.0515019379844961" calcext:value-type="float">
            <text:p>0.05150</text:p>
          </table:table-cell>
          <table:table-cell table:formula="of:=[.F456]/[.$N$1]" office:value-type="float" office:value="0" calcext:value-type="float">
            <text:p>0.00000</text:p>
          </table:table-cell>
          <table:table-cell table:formula="of:=[.G456]/[.$N$1]" office:value-type="float" office:value="0.0000148481912144703" calcext:value-type="float">
            <text:p>0.00001</text:p>
          </table:table-cell>
          <table:table-cell table:formula="of:=[.H456]/[.$N$1]" office:value-type="float" office:value="0.0116812015503876" calcext:value-type="float">
            <text:p>0.01168</text:p>
          </table:table-cell>
          <table:table-cell table:formula="of:=[.I456]/[.$N$1]" office:value-type="float" office:value="0.00224806201550388" calcext:value-type="float">
            <text:p>0.00225</text:p>
          </table:table-cell>
          <table:table-cell table:formula="of:=[.J456]/[.$N$1]" office:value-type="float" office:value="0" calcext:value-type="float">
            <text:p>0.00000</text:p>
          </table:table-cell>
          <table:table-cell table:formula="of:=SUM([.Q456:.W456])" office:value-type="float" office:value="0.146986747416021" calcext:value-type="float">
            <text:p>0.14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8" calcext:value-type="float">
            <text:p>0.10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5" calcext:value-type="float">
            <text:p>455</text:p>
          </table:table-cell>
          <table:table-cell office:value-type="float" office:value="89.36" calcext:value-type="float">
            <text:p>89.36</text:p>
          </table:table-cell>
          <table:table-cell office:value-type="float" office:value="0.1068" calcext:value-type="float">
            <text:p>0.1068</text:p>
          </table:table-cell>
          <table:table-cell office:value-type="float" office:value="49.05" calcext:value-type="float">
            <text:p>49.05</text:p>
          </table:table-cell>
          <table:table-cell office:value-type="float" office:value="31.46" calcext:value-type="float">
            <text:p>31.46</text:p>
          </table:table-cell>
          <table:table-cell office:value-type="float" office:value="0" calcext:value-type="float">
            <text:p>0</text:p>
          </table:table-cell>
          <table:table-cell office:value-type="float" office:value="0.006921" calcext:value-type="float">
            <text:p>0.006921</text:p>
          </table:table-cell>
          <table:table-cell office:value-type="float" office:value="7.476" calcext:value-type="float">
            <text:p>7.476</text:p>
          </table:table-cell>
          <table:table-cell office:value-type="float" office:value="1.265" calcext:value-type="float">
            <text:p>1.265</text:p>
          </table:table-cell>
          <table:table-cell office:value-type="float" office:value="0" calcext:value-type="float">
            <text:p>0</text:p>
          </table:table-cell>
          <table:table-cell office:value-type="float" office:value="0.1068" calcext:value-type="float">
            <text:p>0.106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5" calcext:value-type="float">
            <text:p>455</text:p>
          </table:table-cell>
          <table:table-cell table:formula="of:=[.B457]/[.$N$1]" office:value-type="float" office:value="0.144315245478036" calcext:value-type="float">
            <text:p>0.14432</text:p>
          </table:table-cell>
          <table:table-cell table:formula="of:=[.C457]/[.$N$1]" office:value-type="float" office:value="0.000172480620155039" calcext:value-type="float">
            <text:p>0.00017</text:p>
          </table:table-cell>
          <table:table-cell table:formula="of:=[.D457]/[.$N$1]" office:value-type="float" office:value="0.0792151162790698" calcext:value-type="float">
            <text:p>0.07922</text:p>
          </table:table-cell>
          <table:table-cell table:formula="of:=[.E457]/[.$N$1]" office:value-type="float" office:value="0.0508074935400517" calcext:value-type="float">
            <text:p>0.05081</text:p>
          </table:table-cell>
          <table:table-cell table:formula="of:=[.F457]/[.$N$1]" office:value-type="float" office:value="0" calcext:value-type="float">
            <text:p>0.00000</text:p>
          </table:table-cell>
          <table:table-cell table:formula="of:=[.G457]/[.$N$1]" office:value-type="float" office:value="0.0000111773255813953" calcext:value-type="float">
            <text:p>0.00001</text:p>
          </table:table-cell>
          <table:table-cell table:formula="of:=[.H457]/[.$N$1]" office:value-type="float" office:value="0.0120736434108527" calcext:value-type="float">
            <text:p>0.01207</text:p>
          </table:table-cell>
          <table:table-cell table:formula="of:=[.I457]/[.$N$1]" office:value-type="float" office:value="0.00204295865633075" calcext:value-type="float">
            <text:p>0.00204</text:p>
          </table:table-cell>
          <table:table-cell table:formula="of:=[.J457]/[.$N$1]" office:value-type="float" office:value="0" calcext:value-type="float">
            <text:p>0.00000</text:p>
          </table:table-cell>
          <table:table-cell table:formula="of:=SUM([.Q457:.W457])" office:value-type="float" office:value="0.144150389211886" calcext:value-type="float">
            <text:p>0.14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8" calcext:value-type="float">
            <text:p>0.10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6" calcext:value-type="float">
            <text:p>456</text:p>
          </table:table-cell>
          <table:table-cell office:value-type="float" office:value="85.42" calcext:value-type="float">
            <text:p>85.42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45.48" calcext:value-type="float">
            <text:p>45.48</text:p>
          </table:table-cell>
          <table:table-cell office:value-type="float" office:value="31.01" calcext:value-type="float">
            <text:p>31.01</text:p>
          </table:table-cell>
          <table:table-cell office:value-type="float" office:value="0" calcext:value-type="float">
            <text:p>0</text:p>
          </table:table-cell>
          <table:table-cell office:value-type="float" office:value="0.009968" calcext:value-type="float">
            <text:p>0.009968</text:p>
          </table:table-cell>
          <table:table-cell office:value-type="float" office:value="7.536" calcext:value-type="float">
            <text:p>7.536</text:p>
          </table:table-cell>
          <table:table-cell office:value-type="float" office:value="1.286" calcext:value-type="float">
            <text:p>1.286</text:p>
          </table:table-cell>
          <table:table-cell office:value-type="float" office:value="0" calcext:value-type="float">
            <text:p>0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6" calcext:value-type="float">
            <text:p>456</text:p>
          </table:table-cell>
          <table:table-cell table:formula="of:=[.B458]/[.$N$1]" office:value-type="float" office:value="0.137952196382429" calcext:value-type="float">
            <text:p>0.13795</text:p>
          </table:table-cell>
          <table:table-cell table:formula="of:=[.C458]/[.$N$1]" office:value-type="float" office:value="0.000149725452196382" calcext:value-type="float">
            <text:p>0.00015</text:p>
          </table:table-cell>
          <table:table-cell table:formula="of:=[.D458]/[.$N$1]" office:value-type="float" office:value="0.0734496124031008" calcext:value-type="float">
            <text:p>0.07345</text:p>
          </table:table-cell>
          <table:table-cell table:formula="of:=[.E458]/[.$N$1]" office:value-type="float" office:value="0.0500807493540052" calcext:value-type="float">
            <text:p>0.05008</text:p>
          </table:table-cell>
          <table:table-cell table:formula="of:=[.F458]/[.$N$1]" office:value-type="float" office:value="0" calcext:value-type="float">
            <text:p>0.00000</text:p>
          </table:table-cell>
          <table:table-cell table:formula="of:=[.G458]/[.$N$1]" office:value-type="float" office:value="0.0000160981912144703" calcext:value-type="float">
            <text:p>0.00002</text:p>
          </table:table-cell>
          <table:table-cell table:formula="of:=[.H458]/[.$N$1]" office:value-type="float" office:value="0.0121705426356589" calcext:value-type="float">
            <text:p>0.01217</text:p>
          </table:table-cell>
          <table:table-cell table:formula="of:=[.I458]/[.$N$1]" office:value-type="float" office:value="0.00207687338501292" calcext:value-type="float">
            <text:p>0.00208</text:p>
          </table:table-cell>
          <table:table-cell table:formula="of:=[.J458]/[.$N$1]" office:value-type="float" office:value="0" calcext:value-type="float">
            <text:p>0.00000</text:p>
          </table:table-cell>
          <table:table-cell table:formula="of:=SUM([.Q458:.W458])" office:value-type="float" office:value="0.137793875968992" calcext:value-type="float">
            <text:p>0.13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271" calcext:value-type="float">
            <text:p>0.092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7" calcext:value-type="float">
            <text:p>457</text:p>
          </table:table-cell>
          <table:table-cell office:value-type="float" office:value="82.81" calcext:value-type="float">
            <text:p>82.81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43.29" calcext:value-type="float">
            <text:p>43.29</text:p>
          </table:table-cell>
          <table:table-cell office:value-type="float" office:value="30.95" calcext:value-type="float">
            <text:p>30.95</text:p>
          </table:table-cell>
          <table:table-cell office:value-type="float" office:value="0" calcext:value-type="float">
            <text:p>0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7.254" calcext:value-type="float">
            <text:p>7.254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7" calcext:value-type="float">
            <text:p>457</text:p>
          </table:table-cell>
          <table:table-cell table:formula="of:=[.B459]/[.$N$1]" office:value-type="float" office:value="0.133737080103359" calcext:value-type="float">
            <text:p>0.13374</text:p>
          </table:table-cell>
          <table:table-cell table:formula="of:=[.C459]/[.$N$1]" office:value-type="float" office:value="0.00013546511627907" calcext:value-type="float">
            <text:p>0.00014</text:p>
          </table:table-cell>
          <table:table-cell table:formula="of:=[.D459]/[.$N$1]" office:value-type="float" office:value="0.0699127906976744" calcext:value-type="float">
            <text:p>0.06991</text:p>
          </table:table-cell>
          <table:table-cell table:formula="of:=[.E459]/[.$N$1]" office:value-type="float" office:value="0.049983850129199" calcext:value-type="float">
            <text:p>0.04998</text:p>
          </table:table-cell>
          <table:table-cell table:formula="of:=[.F459]/[.$N$1]" office:value-type="float" office:value="0" calcext:value-type="float">
            <text:p>0.00000</text:p>
          </table:table-cell>
          <table:table-cell table:formula="of:=[.G459]/[.$N$1]" office:value-type="float" office:value="0.0000122512919896641" calcext:value-type="float">
            <text:p>0.00001</text:p>
          </table:table-cell>
          <table:table-cell table:formula="of:=[.H459]/[.$N$1]" office:value-type="float" office:value="0.0117151162790698" calcext:value-type="float">
            <text:p>0.01172</text:p>
          </table:table-cell>
          <table:table-cell table:formula="of:=[.I459]/[.$N$1]" office:value-type="float" office:value="0.00198481912144703" calcext:value-type="float">
            <text:p>0.00198</text:p>
          </table:table-cell>
          <table:table-cell table:formula="of:=[.J459]/[.$N$1]" office:value-type="float" office:value="0" calcext:value-type="float">
            <text:p>0.00000</text:p>
          </table:table-cell>
          <table:table-cell table:formula="of:=SUM([.Q459:.W459])" office:value-type="float" office:value="0.13360882751938" calcext:value-type="float">
            <text:p>0.13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388" calcext:value-type="float">
            <text:p>0.083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8" calcext:value-type="float">
            <text:p>458</text:p>
          </table:table-cell>
          <table:table-cell office:value-type="float" office:value="78.76" calcext:value-type="float">
            <text:p>78.76</text:p>
          </table:table-cell>
          <table:table-cell office:value-type="float" office:value="0.09324" calcext:value-type="float">
            <text:p>0.09324</text:p>
          </table:table-cell>
          <table:table-cell office:value-type="float" office:value="40.24" calcext:value-type="float">
            <text:p>40.24</text:p>
          </table:table-cell>
          <table:table-cell office:value-type="float" office:value="29.94" calcext:value-type="float">
            <text:p>29.94</text:p>
          </table:table-cell>
          <table:table-cell office:value-type="float" office:value="0" calcext:value-type="float">
            <text:p>0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7.143" calcext:value-type="float">
            <text:p>7.143</text:p>
          </table:table-cell>
          <table:table-cell office:value-type="float" office:value="1.338" calcext:value-type="float">
            <text:p>1.338</text:p>
          </table:table-cell>
          <table:table-cell office:value-type="float" office:value="0" calcext:value-type="float">
            <text:p>0</text:p>
          </table:table-cell>
          <table:table-cell office:value-type="float" office:value="0.09324" calcext:value-type="float">
            <text:p>0.0932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8" calcext:value-type="float">
            <text:p>458</text:p>
          </table:table-cell>
          <table:table-cell table:formula="of:=[.B460]/[.$N$1]" office:value-type="float" office:value="0.127196382428941" calcext:value-type="float">
            <text:p>0.12720</text:p>
          </table:table-cell>
          <table:table-cell table:formula="of:=[.C460]/[.$N$1]" office:value-type="float" office:value="0.000150581395348837" calcext:value-type="float">
            <text:p>0.00015</text:p>
          </table:table-cell>
          <table:table-cell table:formula="of:=[.D460]/[.$N$1]" office:value-type="float" office:value="0.0649870801033592" calcext:value-type="float">
            <text:p>0.06499</text:p>
          </table:table-cell>
          <table:table-cell table:formula="of:=[.E460]/[.$N$1]" office:value-type="float" office:value="0.0483527131782946" calcext:value-type="float">
            <text:p>0.04835</text:p>
          </table:table-cell>
          <table:table-cell table:formula="of:=[.F460]/[.$N$1]" office:value-type="float" office:value="0" calcext:value-type="float">
            <text:p>0.00000</text:p>
          </table:table-cell>
          <table:table-cell table:formula="of:=[.G460]/[.$N$1]" office:value-type="float" office:value="0.0000142845607235142" calcext:value-type="float">
            <text:p>0.00001</text:p>
          </table:table-cell>
          <table:table-cell table:formula="of:=[.H460]/[.$N$1]" office:value-type="float" office:value="0.0115358527131783" calcext:value-type="float">
            <text:p>0.01154</text:p>
          </table:table-cell>
          <table:table-cell table:formula="of:=[.I460]/[.$N$1]" office:value-type="float" office:value="0.00216085271317829" calcext:value-type="float">
            <text:p>0.00216</text:p>
          </table:table-cell>
          <table:table-cell table:formula="of:=[.J460]/[.$N$1]" office:value-type="float" office:value="0" calcext:value-type="float">
            <text:p>0.00000</text:p>
          </table:table-cell>
          <table:table-cell table:formula="of:=SUM([.Q460:.W460])" office:value-type="float" office:value="0.127050783268734" calcext:value-type="float">
            <text:p>0.12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324" calcext:value-type="float">
            <text:p>0.093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59" calcext:value-type="float">
            <text:p>459</text:p>
          </table:table-cell>
          <table:table-cell office:value-type="float" office:value="79.16" calcext:value-type="float">
            <text:p>79.16</text:p>
          </table:table-cell>
          <table:table-cell office:value-type="float" office:value="0.07908" calcext:value-type="float">
            <text:p>0.07908</text:p>
          </table:table-cell>
          <table:table-cell office:value-type="float" office:value="39.97" calcext:value-type="float">
            <text:p>39.97</text:p>
          </table:table-cell>
          <table:table-cell office:value-type="float" office:value="30.75" calcext:value-type="float">
            <text:p>30.75</text:p>
          </table:table-cell>
          <table:table-cell office:value-type="float" office:value="0" calcext:value-type="float">
            <text:p>0</text:p>
          </table:table-cell>
          <table:table-cell office:value-type="float" office:value="0.01134" calcext:value-type="float">
            <text:p>0.01134</text:p>
          </table:table-cell>
          <table:table-cell office:value-type="float" office:value="7.018" calcext:value-type="float">
            <text:p>7.018</text:p>
          </table:table-cell>
          <table:table-cell office:value-type="float" office:value="1.335" calcext:value-type="float">
            <text:p>1.335</text:p>
          </table:table-cell>
          <table:table-cell office:value-type="float" office:value="0" calcext:value-type="float">
            <text:p>0</text:p>
          </table:table-cell>
          <table:table-cell office:value-type="float" office:value="0.07908" calcext:value-type="float">
            <text:p>0.0790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59" calcext:value-type="float">
            <text:p>459</text:p>
          </table:table-cell>
          <table:table-cell table:formula="of:=[.B461]/[.$N$1]" office:value-type="float" office:value="0.127842377260982" calcext:value-type="float">
            <text:p>0.12784</text:p>
          </table:table-cell>
          <table:table-cell table:formula="of:=[.C461]/[.$N$1]" office:value-type="float" office:value="0.000127713178294574" calcext:value-type="float">
            <text:p>0.00013</text:p>
          </table:table-cell>
          <table:table-cell table:formula="of:=[.D461]/[.$N$1]" office:value-type="float" office:value="0.0645510335917313" calcext:value-type="float">
            <text:p>0.06455</text:p>
          </table:table-cell>
          <table:table-cell table:formula="of:=[.E461]/[.$N$1]" office:value-type="float" office:value="0.0496608527131783" calcext:value-type="float">
            <text:p>0.04966</text:p>
          </table:table-cell>
          <table:table-cell table:formula="of:=[.F461]/[.$N$1]" office:value-type="float" office:value="0" calcext:value-type="float">
            <text:p>0.00000</text:p>
          </table:table-cell>
          <table:table-cell table:formula="of:=[.G461]/[.$N$1]" office:value-type="float" office:value="0.0000183139534883721" calcext:value-type="float">
            <text:p>0.00002</text:p>
          </table:table-cell>
          <table:table-cell table:formula="of:=[.H461]/[.$N$1]" office:value-type="float" office:value="0.0113339793281654" calcext:value-type="float">
            <text:p>0.01133</text:p>
          </table:table-cell>
          <table:table-cell table:formula="of:=[.I461]/[.$N$1]" office:value-type="float" office:value="0.00215600775193798" calcext:value-type="float">
            <text:p>0.00216</text:p>
          </table:table-cell>
          <table:table-cell table:formula="of:=[.J461]/[.$N$1]" office:value-type="float" office:value="0" calcext:value-type="float">
            <text:p>0.00000</text:p>
          </table:table-cell>
          <table:table-cell table:formula="of:=SUM([.Q461:.W461])" office:value-type="float" office:value="0.127720187338501" calcext:value-type="float">
            <text:p>0.1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08" calcext:value-type="float">
            <text:p>0.079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0" calcext:value-type="float">
            <text:p>460</text:p>
          </table:table-cell>
          <table:table-cell office:value-type="float" office:value="74.78" calcext:value-type="float">
            <text:p>74.78</text:p>
          </table:table-cell>
          <table:table-cell office:value-type="float" office:value="0.0679" calcext:value-type="float">
            <text:p>0.0679</text:p>
          </table:table-cell>
          <table:table-cell office:value-type="float" office:value="36.41" calcext:value-type="float">
            <text:p>36.41</text:p>
          </table:table-cell>
          <table:table-cell office:value-type="float" office:value="29.77" calcext:value-type="float">
            <text:p>29.77</text:p>
          </table:table-cell>
          <table:table-cell office:value-type="float" office:value="0" calcext:value-type="float">
            <text:p>0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7.206" calcext:value-type="float">
            <text:p>7.206</text:p>
          </table:table-cell>
          <table:table-cell office:value-type="float" office:value="1.319" calcext:value-type="float">
            <text:p>1.319</text:p>
          </table:table-cell>
          <table:table-cell office:value-type="float" office:value="0" calcext:value-type="float">
            <text:p>0</text:p>
          </table:table-cell>
          <table:table-cell office:value-type="float" office:value="0.0679" calcext:value-type="float">
            <text:p>0.067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0" calcext:value-type="float">
            <text:p>460</text:p>
          </table:table-cell>
          <table:table-cell table:formula="of:=[.B462]/[.$N$1]" office:value-type="float" office:value="0.120768733850129" calcext:value-type="float">
            <text:p>0.12077</text:p>
          </table:table-cell>
          <table:table-cell table:formula="of:=[.C462]/[.$N$1]" office:value-type="float" office:value="0.000109657622739018" calcext:value-type="float">
            <text:p>0.00011</text:p>
          </table:table-cell>
          <table:table-cell table:formula="of:=[.D462]/[.$N$1]" office:value-type="float" office:value="0.0588016795865633" calcext:value-type="float">
            <text:p>0.05880</text:p>
          </table:table-cell>
          <table:table-cell table:formula="of:=[.E462]/[.$N$1]" office:value-type="float" office:value="0.048078165374677" calcext:value-type="float">
            <text:p>0.04808</text:p>
          </table:table-cell>
          <table:table-cell table:formula="of:=[.F462]/[.$N$1]" office:value-type="float" office:value="0" calcext:value-type="float">
            <text:p>0.00000</text:p>
          </table:table-cell>
          <table:table-cell table:formula="of:=[.G462]/[.$N$1]" office:value-type="float" office:value="0.0000112225452196382" calcext:value-type="float">
            <text:p>0.00001</text:p>
          </table:table-cell>
          <table:table-cell table:formula="of:=[.H462]/[.$N$1]" office:value-type="float" office:value="0.0116375968992248" calcext:value-type="float">
            <text:p>0.01164</text:p>
          </table:table-cell>
          <table:table-cell table:formula="of:=[.I462]/[.$N$1]" office:value-type="float" office:value="0.00213016795865633" calcext:value-type="float">
            <text:p>0.00213</text:p>
          </table:table-cell>
          <table:table-cell table:formula="of:=[.J462]/[.$N$1]" office:value-type="float" office:value="0" calcext:value-type="float">
            <text:p>0.00000</text:p>
          </table:table-cell>
          <table:table-cell table:formula="of:=SUM([.Q462:.W462])" office:value-type="float" office:value="0.120658832364341" calcext:value-type="float">
            <text:p>0.12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9" calcext:value-type="float">
            <text:p>0.06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1" calcext:value-type="float">
            <text:p>461</text:p>
          </table:table-cell>
          <table:table-cell office:value-type="float" office:value="72.73" calcext:value-type="float">
            <text:p>72.73</text:p>
          </table:table-cell>
          <table:table-cell office:value-type="float" office:value="0.06851" calcext:value-type="float">
            <text:p>0.06851</text:p>
          </table:table-cell>
          <table:table-cell office:value-type="float" office:value="35.07" calcext:value-type="float">
            <text:p>35.07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6.805" calcext:value-type="float">
            <text:p>6.805</text:p>
          </table:table-cell>
          <table:table-cell office:value-type="float" office:value="1.227" calcext:value-type="float">
            <text:p>1.227</text:p>
          </table:table-cell>
          <table:table-cell office:value-type="float" office:value="0" calcext:value-type="float">
            <text:p>0</text:p>
          </table:table-cell>
          <table:table-cell office:value-type="float" office:value="0.06851" calcext:value-type="float">
            <text:p>0.0685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1" calcext:value-type="float">
            <text:p>461</text:p>
          </table:table-cell>
          <table:table-cell table:formula="of:=[.B463]/[.$N$1]" office:value-type="float" office:value="0.117458010335917" calcext:value-type="float">
            <text:p>0.11746</text:p>
          </table:table-cell>
          <table:table-cell table:formula="of:=[.C463]/[.$N$1]" office:value-type="float" office:value="0.000110642764857881" calcext:value-type="float">
            <text:p>0.00011</text:p>
          </table:table-cell>
          <table:table-cell table:formula="of:=[.D463]/[.$N$1]" office:value-type="float" office:value="0.0566375968992248" calcext:value-type="float">
            <text:p>0.05664</text:p>
          </table:table-cell>
          <table:table-cell table:formula="of:=[.E463]/[.$N$1]" office:value-type="float" office:value="0.0477228682170543" calcext:value-type="float">
            <text:p>0.04772</text:p>
          </table:table-cell>
          <table:table-cell table:formula="of:=[.F463]/[.$N$1]" office:value-type="float" office:value="0" calcext:value-type="float">
            <text:p>0.00000</text:p>
          </table:table-cell>
          <table:table-cell table:formula="of:=[.G463]/[.$N$1]" office:value-type="float" office:value="0.0000156992894056848" calcext:value-type="float">
            <text:p>0.00002</text:p>
          </table:table-cell>
          <table:table-cell table:formula="of:=[.H463]/[.$N$1]" office:value-type="float" office:value="0.0109899870801034" calcext:value-type="float">
            <text:p>0.01099</text:p>
          </table:table-cell>
          <table:table-cell table:formula="of:=[.I463]/[.$N$1]" office:value-type="float" office:value="0.00198158914728682" calcext:value-type="float">
            <text:p>0.00198</text:p>
          </table:table-cell>
          <table:table-cell table:formula="of:=[.J463]/[.$N$1]" office:value-type="float" office:value="0" calcext:value-type="float">
            <text:p>0.00000</text:p>
          </table:table-cell>
          <table:table-cell table:formula="of:=SUM([.Q463:.W463])" office:value-type="float" office:value="0.117347740633075" calcext:value-type="float">
            <text:p>0.11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851" calcext:value-type="float">
            <text:p>0.068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2" calcext:value-type="float">
            <text:p>462</text:p>
          </table:table-cell>
          <table:table-cell office:value-type="float" office:value="71.22" calcext:value-type="float">
            <text:p>71.22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33.43" calcext:value-type="float">
            <text:p>33.43</text:p>
          </table:table-cell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  <table:table-cell office:value-type="float" office:value="0.007633" calcext:value-type="float">
            <text:p>0.007633</text:p>
          </table:table-cell>
          <table:table-cell office:value-type="float" office:value="6.719" calcext:value-type="float">
            <text:p>6.719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2" calcext:value-type="float">
            <text:p>462</text:p>
          </table:table-cell>
          <table:table-cell table:formula="of:=[.B464]/[.$N$1]" office:value-type="float" office:value="0.115019379844961" calcext:value-type="float">
            <text:p>0.11502</text:p>
          </table:table-cell>
          <table:table-cell table:formula="of:=[.C464]/[.$N$1]" office:value-type="float" office:value="0.000103585271317829" calcext:value-type="float">
            <text:p>0.00010</text:p>
          </table:table-cell>
          <table:table-cell table:formula="of:=[.D464]/[.$N$1]" office:value-type="float" office:value="0.0539890180878553" calcext:value-type="float">
            <text:p>0.05399</text:p>
          </table:table-cell>
          <table:table-cell table:formula="of:=[.E464]/[.$N$1]" office:value-type="float" office:value="0.0481104651162791" calcext:value-type="float">
            <text:p>0.04811</text:p>
          </table:table-cell>
          <table:table-cell table:formula="of:=[.F464]/[.$N$1]" office:value-type="float" office:value="0" calcext:value-type="float">
            <text:p>0.00000</text:p>
          </table:table-cell>
          <table:table-cell table:formula="of:=[.G464]/[.$N$1]" office:value-type="float" office:value="0.0000123271963824289" calcext:value-type="float">
            <text:p>0.00001</text:p>
          </table:table-cell>
          <table:table-cell table:formula="of:=[.H464]/[.$N$1]" office:value-type="float" office:value="0.0108510981912145" calcext:value-type="float">
            <text:p>0.01085</text:p>
          </table:table-cell>
          <table:table-cell table:formula="of:=[.I464]/[.$N$1]" office:value-type="float" office:value="0.00194928940568475" calcext:value-type="float">
            <text:p>0.00195</text:p>
          </table:table-cell>
          <table:table-cell table:formula="of:=[.J464]/[.$N$1]" office:value-type="float" office:value="0" calcext:value-type="float">
            <text:p>0.00000</text:p>
          </table:table-cell>
          <table:table-cell table:formula="of:=SUM([.Q464:.W464])" office:value-type="float" office:value="0.114912197997416" calcext:value-type="float">
            <text:p>0.1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3" calcext:value-type="float">
            <text:p>463</text:p>
          </table:table-cell>
          <table:table-cell office:value-type="float" office:value="68.5" calcext:value-type="float">
            <text:p>68.5</text:p>
          </table:table-cell>
          <table:table-cell office:value-type="float" office:value="0.05717" calcext:value-type="float">
            <text:p>0.05717</text:p>
          </table:table-cell>
          <table:table-cell office:value-type="float" office:value="31.31" calcext:value-type="float">
            <text:p>31.31</text:p>
          </table:table-cell>
          <table:table-cell office:value-type="float" office:value="28.87" calcext:value-type="float">
            <text:p>28.87</text:p>
          </table:table-cell>
          <table:table-cell office:value-type="float" office:value="0" calcext:value-type="float">
            <text:p>0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6.95" calcext:value-type="float">
            <text:p>6.95</text:p>
          </table:table-cell>
          <table:table-cell office:value-type="float" office:value="1.305" calcext:value-type="float">
            <text:p>1.305</text:p>
          </table:table-cell>
          <table:table-cell office:value-type="float" office:value="0" calcext:value-type="float">
            <text:p>0</text:p>
          </table:table-cell>
          <table:table-cell office:value-type="float" office:value="0.05717" calcext:value-type="float">
            <text:p>0.057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3" calcext:value-type="float">
            <text:p>463</text:p>
          </table:table-cell>
          <table:table-cell table:formula="of:=[.B465]/[.$N$1]" office:value-type="float" office:value="0.11062661498708" calcext:value-type="float">
            <text:p>0.11063</text:p>
          </table:table-cell>
          <table:table-cell table:formula="of:=[.C465]/[.$N$1]" office:value-type="float" office:value="0.000092328811369509" calcext:value-type="float">
            <text:p>0.00009</text:p>
          </table:table-cell>
          <table:table-cell table:formula="of:=[.D465]/[.$N$1]" office:value-type="float" office:value="0.0505652454780362" calcext:value-type="float">
            <text:p>0.05057</text:p>
          </table:table-cell>
          <table:table-cell table:formula="of:=[.E465]/[.$N$1]" office:value-type="float" office:value="0.046624677002584" calcext:value-type="float">
            <text:p>0.04662</text:p>
          </table:table-cell>
          <table:table-cell table:formula="of:=[.F465]/[.$N$1]" office:value-type="float" office:value="0" calcext:value-type="float">
            <text:p>0.00000</text:p>
          </table:table-cell>
          <table:table-cell table:formula="of:=[.G465]/[.$N$1]" office:value-type="float" office:value="0.0000124418604651163" calcext:value-type="float">
            <text:p>0.00001</text:p>
          </table:table-cell>
          <table:table-cell table:formula="of:=[.H465]/[.$N$1]" office:value-type="float" office:value="0.0112241602067183" calcext:value-type="float">
            <text:p>0.01122</text:p>
          </table:table-cell>
          <table:table-cell table:formula="of:=[.I465]/[.$N$1]" office:value-type="float" office:value="0.00210755813953488" calcext:value-type="float">
            <text:p>0.00211</text:p>
          </table:table-cell>
          <table:table-cell table:formula="of:=[.J465]/[.$N$1]" office:value-type="float" office:value="0" calcext:value-type="float">
            <text:p>0.00000</text:p>
          </table:table-cell>
          <table:table-cell table:formula="of:=SUM([.Q465:.W465])" office:value-type="float" office:value="0.110534082687338" calcext:value-type="float">
            <text:p>0.1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17" calcext:value-type="float">
            <text:p>0.057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4" calcext:value-type="float">
            <text:p>464</text:p>
          </table:table-cell>
          <table:table-cell office:value-type="float" office:value="67.73" calcext:value-type="float">
            <text:p>67.73</text:p>
          </table:table-cell>
          <table:table-cell office:value-type="float" office:value="0.05752" calcext:value-type="float">
            <text:p>0.05752</text:p>
          </table:table-cell>
          <table:table-cell office:value-type="float" office:value="30.53" calcext:value-type="float">
            <text:p>30.53</text:p>
          </table:table-cell>
          <table:table-cell office:value-type="float" office:value="29.23" calcext:value-type="float">
            <text:p>29.23</text:p>
          </table:table-cell>
          <table:table-cell office:value-type="float" office:value="0" calcext:value-type="float">
            <text:p>0</text:p>
          </table:table-cell>
          <table:table-cell office:value-type="float" office:value="0.008724" calcext:value-type="float">
            <text:p>0.008724</text:p>
          </table:table-cell>
          <table:table-cell office:value-type="float" office:value="6.789" calcext:value-type="float">
            <text:p>6.78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0.05752" calcext:value-type="float">
            <text:p>0.057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4" calcext:value-type="float">
            <text:p>464</text:p>
          </table:table-cell>
          <table:table-cell table:formula="of:=[.B466]/[.$N$1]" office:value-type="float" office:value="0.109383074935401" calcext:value-type="float">
            <text:p>0.10938</text:p>
          </table:table-cell>
          <table:table-cell table:formula="of:=[.C466]/[.$N$1]" office:value-type="float" office:value="0.0000928940568475452" calcext:value-type="float">
            <text:p>0.00009</text:p>
          </table:table-cell>
          <table:table-cell table:formula="of:=[.D466]/[.$N$1]" office:value-type="float" office:value="0.0493055555555556" calcext:value-type="float">
            <text:p>0.04931</text:p>
          </table:table-cell>
          <table:table-cell table:formula="of:=[.E466]/[.$N$1]" office:value-type="float" office:value="0.0472060723514212" calcext:value-type="float">
            <text:p>0.04721</text:p>
          </table:table-cell>
          <table:table-cell table:formula="of:=[.F466]/[.$N$1]" office:value-type="float" office:value="0" calcext:value-type="float">
            <text:p>0.00000</text:p>
          </table:table-cell>
          <table:table-cell table:formula="of:=[.G466]/[.$N$1]" office:value-type="float" office:value="0.0000140891472868217" calcext:value-type="float">
            <text:p>0.00001</text:p>
          </table:table-cell>
          <table:table-cell table:formula="of:=[.H466]/[.$N$1]" office:value-type="float" office:value="0.0109641472868217" calcext:value-type="float">
            <text:p>0.01096</text:p>
          </table:table-cell>
          <table:table-cell table:formula="of:=[.I466]/[.$N$1]" office:value-type="float" office:value="0.00180878552971576" calcext:value-type="float">
            <text:p>0.00181</text:p>
          </table:table-cell>
          <table:table-cell table:formula="of:=[.J466]/[.$N$1]" office:value-type="float" office:value="0" calcext:value-type="float">
            <text:p>0.00000</text:p>
          </table:table-cell>
          <table:table-cell table:formula="of:=SUM([.Q466:.W466])" office:value-type="float" office:value="0.109298649870801" calcext:value-type="float">
            <text:p>0.109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52" calcext:value-type="float">
            <text:p>0.057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5" calcext:value-type="float">
            <text:p>465</text:p>
          </table:table-cell>
          <table:table-cell office:value-type="float" office:value="64.04" calcext:value-type="float">
            <text:p>64.04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27.49" calcext:value-type="float">
            <text:p>27.49</text:p>
          </table:table-cell>
          <table:table-cell office:value-type="float" office:value="28.47" calcext:value-type="float">
            <text:p>28.47</text:p>
          </table:table-cell>
          <table:table-cell office:value-type="float" office:value="0" calcext:value-type="float">
            <text:p>0</text:p>
          </table:table-cell>
          <table:table-cell office:value-type="float" office:value="0.007158" calcext:value-type="float">
            <text:p>0.007158</text:p>
          </table:table-cell>
          <table:table-cell office:value-type="float" office:value="6.774" calcext:value-type="float">
            <text:p>6.774</text:p>
          </table:table-cell>
          <table:table-cell office:value-type="float" office:value="1.238" calcext:value-type="float">
            <text:p>1.238</text:p>
          </table:table-cell>
          <table:table-cell office:value-type="float" office:value="0" calcext:value-type="float">
            <text:p>0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5" calcext:value-type="float">
            <text:p>465</text:p>
          </table:table-cell>
          <table:table-cell table:formula="of:=[.B467]/[.$N$1]" office:value-type="float" office:value="0.103423772609819" calcext:value-type="float">
            <text:p>0.10342</text:p>
          </table:table-cell>
          <table:table-cell table:formula="of:=[.C467]/[.$N$1]" office:value-type="float" office:value="0.000094718992248062" calcext:value-type="float">
            <text:p>0.00009</text:p>
          </table:table-cell>
          <table:table-cell table:formula="of:=[.D467]/[.$N$1]" office:value-type="float" office:value="0.0443959948320413" calcext:value-type="float">
            <text:p>0.04440</text:p>
          </table:table-cell>
          <table:table-cell table:formula="of:=[.E467]/[.$N$1]" office:value-type="float" office:value="0.0459786821705426" calcext:value-type="float">
            <text:p>0.04598</text:p>
          </table:table-cell>
          <table:table-cell table:formula="of:=[.F467]/[.$N$1]" office:value-type="float" office:value="0" calcext:value-type="float">
            <text:p>0.00000</text:p>
          </table:table-cell>
          <table:table-cell table:formula="of:=[.G467]/[.$N$1]" office:value-type="float" office:value="0.0000115600775193798" calcext:value-type="float">
            <text:p>0.00001</text:p>
          </table:table-cell>
          <table:table-cell table:formula="of:=[.H467]/[.$N$1]" office:value-type="float" office:value="0.0109399224806202" calcext:value-type="float">
            <text:p>0.01094</text:p>
          </table:table-cell>
          <table:table-cell table:formula="of:=[.I467]/[.$N$1]" office:value-type="float" office:value="0.00199935400516796" calcext:value-type="float">
            <text:p>0.00200</text:p>
          </table:table-cell>
          <table:table-cell table:formula="of:=[.J467]/[.$N$1]" office:value-type="float" office:value="0" calcext:value-type="float">
            <text:p>0.00000</text:p>
          </table:table-cell>
          <table:table-cell table:formula="of:=SUM([.Q467:.W467])" office:value-type="float" office:value="0.103325513565891" calcext:value-type="float">
            <text:p>0.10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6" calcext:value-type="float">
            <text:p>466</text:p>
          </table:table-cell>
          <table:table-cell office:value-type="float" office:value="62.34" calcext:value-type="float">
            <text:p>62.34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26.29" calcext:value-type="float">
            <text:p>26.29</text:p>
          </table:table-cell>
          <table:table-cell office:value-type="float" office:value="28.05" calcext:value-type="float">
            <text:p>28.05</text:p>
          </table:table-cell>
          <table:table-cell office:value-type="float" office:value="0" calcext:value-type="float">
            <text:p>0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6.789" calcext:value-type="float">
            <text:p>6.789</text:p>
          </table:table-cell>
          <table:table-cell office:value-type="float" office:value="1.155" calcext:value-type="float">
            <text:p>1.155</text:p>
          </table:table-cell>
          <table:table-cell office:value-type="float" office:value="0" calcext:value-type="float">
            <text:p>0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6" calcext:value-type="float">
            <text:p>466</text:p>
          </table:table-cell>
          <table:table-cell table:formula="of:=[.B468]/[.$N$1]" office:value-type="float" office:value="0.100678294573643" calcext:value-type="float">
            <text:p>0.10068</text:p>
          </table:table-cell>
          <table:table-cell table:formula="of:=[.C468]/[.$N$1]" office:value-type="float" office:value="0.0000747254521963824" calcext:value-type="float">
            <text:p>0.00007</text:p>
          </table:table-cell>
          <table:table-cell table:formula="of:=[.D468]/[.$N$1]" office:value-type="float" office:value="0.0424580103359173" calcext:value-type="float">
            <text:p>0.04246</text:p>
          </table:table-cell>
          <table:table-cell table:formula="of:=[.E468]/[.$N$1]" office:value-type="float" office:value="0.0453003875968992" calcext:value-type="float">
            <text:p>0.04530</text:p>
          </table:table-cell>
          <table:table-cell table:formula="of:=[.F468]/[.$N$1]" office:value-type="float" office:value="0" calcext:value-type="float">
            <text:p>0.00000</text:p>
          </table:table-cell>
          <table:table-cell table:formula="of:=[.G468]/[.$N$1]" office:value-type="float" office:value="0.0000158704780361757" calcext:value-type="float">
            <text:p>0.00002</text:p>
          </table:table-cell>
          <table:table-cell table:formula="of:=[.H468]/[.$N$1]" office:value-type="float" office:value="0.0109641472868217" calcext:value-type="float">
            <text:p>0.01096</text:p>
          </table:table-cell>
          <table:table-cell table:formula="of:=[.I468]/[.$N$1]" office:value-type="float" office:value="0.00186531007751938" calcext:value-type="float">
            <text:p>0.00187</text:p>
          </table:table-cell>
          <table:table-cell table:formula="of:=[.J468]/[.$N$1]" office:value-type="float" office:value="0" calcext:value-type="float">
            <text:p>0.00000</text:p>
          </table:table-cell>
          <table:table-cell table:formula="of:=SUM([.Q468:.W468])" office:value-type="float" office:value="0.100603725775194" calcext:value-type="float">
            <text:p>0.10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27" calcext:value-type="float">
            <text:p>0.046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7" calcext:value-type="float">
            <text:p>467</text:p>
          </table:table-cell>
          <table:table-cell office:value-type="float" office:value="62.28" calcext:value-type="float">
            <text:p>62.28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25.77" calcext:value-type="float">
            <text:p>25.77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7.055" calcext:value-type="float">
            <text:p>7.05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" calcext:value-type="float">
            <text:p>0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7" calcext:value-type="float">
            <text:p>467</text:p>
          </table:table-cell>
          <table:table-cell table:formula="of:=[.B469]/[.$N$1]" office:value-type="float" office:value="0.100581395348837" calcext:value-type="float">
            <text:p>0.10058</text:p>
          </table:table-cell>
          <table:table-cell table:formula="of:=[.C469]/[.$N$1]" office:value-type="float" office:value="0.000085077519379845" calcext:value-type="float">
            <text:p>0.00009</text:p>
          </table:table-cell>
          <table:table-cell table:formula="of:=[.D469]/[.$N$1]" office:value-type="float" office:value="0.0416182170542636" calcext:value-type="float">
            <text:p>0.04162</text:p>
          </table:table-cell>
          <table:table-cell table:formula="of:=[.E469]/[.$N$1]" office:value-type="float" office:value="0.0458656330749354" calcext:value-type="float">
            <text:p>0.04587</text:p>
          </table:table-cell>
          <table:table-cell table:formula="of:=[.F469]/[.$N$1]" office:value-type="float" office:value="0" calcext:value-type="float">
            <text:p>0.00000</text:p>
          </table:table-cell>
          <table:table-cell table:formula="of:=[.G469]/[.$N$1]" office:value-type="float" office:value="0.0000179748062015504" calcext:value-type="float">
            <text:p>0.00002</text:p>
          </table:table-cell>
          <table:table-cell table:formula="of:=[.H469]/[.$N$1]" office:value-type="float" office:value="0.0113937338501292" calcext:value-type="float">
            <text:p>0.01139</text:p>
          </table:table-cell>
          <table:table-cell table:formula="of:=[.I469]/[.$N$1]" office:value-type="float" office:value="0.00160804263565891" calcext:value-type="float">
            <text:p>0.00161</text:p>
          </table:table-cell>
          <table:table-cell table:formula="of:=[.J469]/[.$N$1]" office:value-type="float" office:value="0" calcext:value-type="float">
            <text:p>0.00000</text:p>
          </table:table-cell>
          <table:table-cell table:formula="of:=SUM([.Q469:.W469])" office:value-type="float" office:value="0.100503601421189" calcext:value-type="float">
            <text:p>0.10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8" calcext:value-type="float">
            <text:p>0.052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8" calcext:value-type="float">
            <text:p>468</text:p>
          </table:table-cell>
          <table:table-cell office:value-type="float" office:value="61.55" calcext:value-type="float">
            <text:p>61.55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24.94" calcext:value-type="float">
            <text:p>24.94</text:p>
          </table:table-cell>
          <table:table-cell office:value-type="float" office:value="28.82" calcext:value-type="float">
            <text:p>28.82</text:p>
          </table:table-cell>
          <table:table-cell office:value-type="float" office:value="0" calcext:value-type="float">
            <text:p>0</text:p>
          </table:table-cell>
          <table:table-cell office:value-type="float" office:value="0.008784" calcext:value-type="float">
            <text:p>0.008784</text:p>
          </table:table-cell>
          <table:table-cell office:value-type="float" office:value="6.783" calcext:value-type="float">
            <text:p>6.783</text:p>
          </table:table-cell>
          <table:table-cell office:value-type="float" office:value="0.9648" calcext:value-type="float">
            <text:p>0.9648</text:p>
          </table:table-cell>
          <table:table-cell office:value-type="float" office:value="0" calcext:value-type="float">
            <text:p>0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8" calcext:value-type="float">
            <text:p>468</text:p>
          </table:table-cell>
          <table:table-cell table:formula="of:=[.B470]/[.$N$1]" office:value-type="float" office:value="0.0994024547803618" calcext:value-type="float">
            <text:p>0.09940</text:p>
          </table:table-cell>
          <table:table-cell table:formula="of:=[.C470]/[.$N$1]" office:value-type="float" office:value="0.0000664890180878553" calcext:value-type="float">
            <text:p>0.00007</text:p>
          </table:table-cell>
          <table:table-cell table:formula="of:=[.D470]/[.$N$1]" office:value-type="float" office:value="0.0402777777777778" calcext:value-type="float">
            <text:p>0.04028</text:p>
          </table:table-cell>
          <table:table-cell table:formula="of:=[.E470]/[.$N$1]" office:value-type="float" office:value="0.0465439276485788" calcext:value-type="float">
            <text:p>0.04654</text:p>
          </table:table-cell>
          <table:table-cell table:formula="of:=[.F470]/[.$N$1]" office:value-type="float" office:value="0" calcext:value-type="float">
            <text:p>0.00000</text:p>
          </table:table-cell>
          <table:table-cell table:formula="of:=[.G470]/[.$N$1]" office:value-type="float" office:value="0.0000141860465116279" calcext:value-type="float">
            <text:p>0.00001</text:p>
          </table:table-cell>
          <table:table-cell table:formula="of:=[.H470]/[.$N$1]" office:value-type="float" office:value="0.0109544573643411" calcext:value-type="float">
            <text:p>0.01095</text:p>
          </table:table-cell>
          <table:table-cell table:formula="of:=[.I470]/[.$N$1]" office:value-type="float" office:value="0.00155813953488372" calcext:value-type="float">
            <text:p>0.00156</text:p>
          </table:table-cell>
          <table:table-cell table:formula="of:=[.J470]/[.$N$1]" office:value-type="float" office:value="0" calcext:value-type="float">
            <text:p>0.00000</text:p>
          </table:table-cell>
          <table:table-cell table:formula="of:=SUM([.Q470:.W470])" office:value-type="float" office:value="0.099348488372093" calcext:value-type="float">
            <text:p>0.09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69" calcext:value-type="float">
            <text:p>469</text:p>
          </table:table-cell>
          <table:table-cell office:value-type="float" office:value="60.49" calcext:value-type="float">
            <text:p>60.49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24.13" calcext:value-type="float">
            <text:p>24.13</text:p>
          </table:table-cell>
          <table:table-cell office:value-type="float" office:value="28.22" calcext:value-type="float">
            <text:p>28.22</text:p>
          </table:table-cell>
          <table:table-cell office:value-type="float" office:value="0" calcext:value-type="float">
            <text:p>0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6.94" calcext:value-type="float">
            <text:p>6.94</text:p>
          </table:table-cell>
          <table:table-cell office:value-type="float" office:value="1.144" calcext:value-type="float">
            <text:p>1.144</text:p>
          </table:table-cell>
          <table:table-cell office:value-type="float" office:value="0" calcext:value-type="float">
            <text:p>0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69" calcext:value-type="float">
            <text:p>469</text:p>
          </table:table-cell>
          <table:table-cell table:formula="of:=[.B471]/[.$N$1]" office:value-type="float" office:value="0.0976905684754522" calcext:value-type="float">
            <text:p>0.09769</text:p>
          </table:table-cell>
          <table:table-cell table:formula="of:=[.C471]/[.$N$1]" office:value-type="float" office:value="0.0000775032299741602" calcext:value-type="float">
            <text:p>0.00008</text:p>
          </table:table-cell>
          <table:table-cell table:formula="of:=[.D471]/[.$N$1]" office:value-type="float" office:value="0.0389696382428941" calcext:value-type="float">
            <text:p>0.03897</text:p>
          </table:table-cell>
          <table:table-cell table:formula="of:=[.E471]/[.$N$1]" office:value-type="float" office:value="0.0455749354005168" calcext:value-type="float">
            <text:p>0.04557</text:p>
          </table:table-cell>
          <table:table-cell table:formula="of:=[.F471]/[.$N$1]" office:value-type="float" office:value="0" calcext:value-type="float">
            <text:p>0.00000</text:p>
          </table:table-cell>
          <table:table-cell table:formula="of:=[.G471]/[.$N$1]" office:value-type="float" office:value="0.0000145187338501292" calcext:value-type="float">
            <text:p>0.00001</text:p>
          </table:table-cell>
          <table:table-cell table:formula="of:=[.H471]/[.$N$1]" office:value-type="float" office:value="0.0112080103359173" calcext:value-type="float">
            <text:p>0.01121</text:p>
          </table:table-cell>
          <table:table-cell table:formula="of:=[.I471]/[.$N$1]" office:value-type="float" office:value="0.00184754521963824" calcext:value-type="float">
            <text:p>0.00185</text:p>
          </table:table-cell>
          <table:table-cell table:formula="of:=[.J471]/[.$N$1]" office:value-type="float" office:value="0" calcext:value-type="float">
            <text:p>0.00000</text:p>
          </table:table-cell>
          <table:table-cell table:formula="of:=SUM([.Q471:.W471])" office:value-type="float" office:value="0.0976146479328165" calcext:value-type="float">
            <text:p>0.09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99" calcext:value-type="float">
            <text:p>0.047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0" calcext:value-type="float">
            <text:p>470</text:p>
          </table:table-cell>
          <table:table-cell office:value-type="float" office:value="59.15" calcext:value-type="float">
            <text:p>59.15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23.22" calcext:value-type="float">
            <text:p>23.22</text:p>
          </table:table-cell>
          <table:table-cell office:value-type="float" office:value="28.03" calcext:value-type="float">
            <text:p>28.03</text:p>
          </table:table-cell>
          <table:table-cell office:value-type="float" office:value="0" calcext:value-type="float">
            <text:p>0</text:p>
          </table:table-cell>
          <table:table-cell office:value-type="float" office:value="0.007839" calcext:value-type="float">
            <text:p>0.007839</text:p>
          </table:table-cell>
          <table:table-cell office:value-type="float" office:value="6.831" calcext:value-type="float">
            <text:p>6.831</text:p>
          </table:table-cell>
          <table:table-cell office:value-type="float" office:value="1.012" calcext:value-type="float">
            <text:p>1.012</text:p>
          </table:table-cell>
          <table:table-cell office:value-type="float" office:value="0" calcext:value-type="float">
            <text:p>0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0" calcext:value-type="float">
            <text:p>470</text:p>
          </table:table-cell>
          <table:table-cell table:formula="of:=[.B472]/[.$N$1]" office:value-type="float" office:value="0.0955264857881137" calcext:value-type="float">
            <text:p>0.09553</text:p>
          </table:table-cell>
          <table:table-cell table:formula="of:=[.C472]/[.$N$1]" office:value-type="float" office:value="0.0000699612403100775" calcext:value-type="float">
            <text:p>0.00007</text:p>
          </table:table-cell>
          <table:table-cell table:formula="of:=[.D472]/[.$N$1]" office:value-type="float" office:value="0.0375" calcext:value-type="float">
            <text:p>0.03750</text:p>
          </table:table-cell>
          <table:table-cell table:formula="of:=[.E472]/[.$N$1]" office:value-type="float" office:value="0.0452680878552972" calcext:value-type="float">
            <text:p>0.04527</text:p>
          </table:table-cell>
          <table:table-cell table:formula="of:=[.F472]/[.$N$1]" office:value-type="float" office:value="0" calcext:value-type="float">
            <text:p>0.00000</text:p>
          </table:table-cell>
          <table:table-cell table:formula="of:=[.G472]/[.$N$1]" office:value-type="float" office:value="0.0000126598837209302" calcext:value-type="float">
            <text:p>0.00001</text:p>
          </table:table-cell>
          <table:table-cell table:formula="of:=[.H472]/[.$N$1]" office:value-type="float" office:value="0.011031976744186" calcext:value-type="float">
            <text:p>0.01103</text:p>
          </table:table-cell>
          <table:table-cell table:formula="of:=[.I472]/[.$N$1]" office:value-type="float" office:value="0.0016343669250646" calcext:value-type="float">
            <text:p>0.00163</text:p>
          </table:table-cell>
          <table:table-cell table:formula="of:=[.J472]/[.$N$1]" office:value-type="float" office:value="0" calcext:value-type="float">
            <text:p>0.00000</text:p>
          </table:table-cell>
          <table:table-cell table:formula="of:=SUM([.Q472:.W472])" office:value-type="float" office:value="0.0954470914082687" calcext:value-type="float">
            <text:p>0.09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1" calcext:value-type="float">
            <text:p>471</text:p>
          </table:table-cell>
          <table:table-cell office:value-type="float" office:value="58.38" calcext:value-type="float">
            <text:p>58.38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23.07" calcext:value-type="float">
            <text:p>23.07</text:p>
          </table:table-cell>
          <table:table-cell office:value-type="float" office:value="27.72" calcext:value-type="float">
            <text:p>27.72</text:p>
          </table:table-cell>
          <table:table-cell office:value-type="float" office:value="0" calcext:value-type="float">
            <text:p>0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6.533" calcext:value-type="float">
            <text:p>6.533</text:p>
          </table:table-cell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1" calcext:value-type="float">
            <text:p>471</text:p>
          </table:table-cell>
          <table:table-cell table:formula="of:=[.B473]/[.$N$1]" office:value-type="float" office:value="0.0942829457364341" calcext:value-type="float">
            <text:p>0.09428</text:p>
          </table:table-cell>
          <table:table-cell table:formula="of:=[.C473]/[.$N$1]" office:value-type="float" office:value="0.0000688468992248062" calcext:value-type="float">
            <text:p>0.00007</text:p>
          </table:table-cell>
          <table:table-cell table:formula="of:=[.D473]/[.$N$1]" office:value-type="float" office:value="0.0372577519379845" calcext:value-type="float">
            <text:p>0.03726</text:p>
          </table:table-cell>
          <table:table-cell table:formula="of:=[.E473]/[.$N$1]" office:value-type="float" office:value="0.0447674418604651" calcext:value-type="float">
            <text:p>0.04477</text:p>
          </table:table-cell>
          <table:table-cell table:formula="of:=[.F473]/[.$N$1]" office:value-type="float" office:value="0" calcext:value-type="float">
            <text:p>0.00000</text:p>
          </table:table-cell>
          <table:table-cell table:formula="of:=[.G473]/[.$N$1]" office:value-type="float" office:value="0.0000156443798449612" calcext:value-type="float">
            <text:p>0.00002</text:p>
          </table:table-cell>
          <table:table-cell table:formula="of:=[.H473]/[.$N$1]" office:value-type="float" office:value="0.0105507105943152" calcext:value-type="float">
            <text:p>0.01055</text:p>
          </table:table-cell>
          <table:table-cell table:formula="of:=[.I473]/[.$N$1]" office:value-type="float" office:value="0.00162790697674419" calcext:value-type="float">
            <text:p>0.00163</text:p>
          </table:table-cell>
          <table:table-cell table:formula="of:=[.J473]/[.$N$1]" office:value-type="float" office:value="0" calcext:value-type="float">
            <text:p>0.00000</text:p>
          </table:table-cell>
          <table:table-cell table:formula="of:=SUM([.Q473:.W473])" office:value-type="float" office:value="0.094219455749354" calcext:value-type="float">
            <text:p>0.0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63" calcext:value-type="float">
            <text:p>0.042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2" calcext:value-type="float">
            <text:p>472</text:p>
          </table:table-cell>
          <table:table-cell office:value-type="float" office:value="57.63" calcext:value-type="float">
            <text:p>57.63</text:p>
          </table:table-cell>
          <table:table-cell office:value-type="float" office:value="0.04056" calcext:value-type="float">
            <text:p>0.04056</text:p>
          </table:table-cell>
          <table:table-cell office:value-type="float" office:value="22.5" calcext:value-type="float">
            <text:p>22.5</text:p>
          </table:table-cell>
          <table:table-cell office:value-type="float" office:value="27.79" calcext:value-type="float">
            <text:p>27.79</text:p>
          </table:table-cell>
          <table:table-cell office:value-type="float" office:value="0" calcext:value-type="float">
            <text:p>0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6.314" calcext:value-type="float">
            <text:p>6.314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04056" calcext:value-type="float">
            <text:p>0.0405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2" calcext:value-type="float">
            <text:p>472</text:p>
          </table:table-cell>
          <table:table-cell table:formula="of:=[.B474]/[.$N$1]" office:value-type="float" office:value="0.0930717054263566" calcext:value-type="float">
            <text:p>0.09307</text:p>
          </table:table-cell>
          <table:table-cell table:formula="of:=[.C474]/[.$N$1]" office:value-type="float" office:value="0.0000655038759689923" calcext:value-type="float">
            <text:p>0.00007</text:p>
          </table:table-cell>
          <table:table-cell table:formula="of:=[.D474]/[.$N$1]" office:value-type="float" office:value="0.0363372093023256" calcext:value-type="float">
            <text:p>0.03634</text:p>
          </table:table-cell>
          <table:table-cell table:formula="of:=[.E474]/[.$N$1]" office:value-type="float" office:value="0.0448804909560724" calcext:value-type="float">
            <text:p>0.04488</text:p>
          </table:table-cell>
          <table:table-cell table:formula="of:=[.F474]/[.$N$1]" office:value-type="float" office:value="0" calcext:value-type="float">
            <text:p>0.00000</text:p>
          </table:table-cell>
          <table:table-cell table:formula="of:=[.G474]/[.$N$1]" office:value-type="float" office:value="0.0000146656976744186" calcext:value-type="float">
            <text:p>0.00001</text:p>
          </table:table-cell>
          <table:table-cell table:formula="of:=[.H474]/[.$N$1]" office:value-type="float" office:value="0.0101970284237726" calcext:value-type="float">
            <text:p>0.01020</text:p>
          </table:table-cell>
          <table:table-cell table:formula="of:=[.I474]/[.$N$1]" office:value-type="float" office:value="0.00159399224806202" calcext:value-type="float">
            <text:p>0.00159</text:p>
          </table:table-cell>
          <table:table-cell table:formula="of:=[.J474]/[.$N$1]" office:value-type="float" office:value="0" calcext:value-type="float">
            <text:p>0.00000</text:p>
          </table:table-cell>
          <table:table-cell table:formula="of:=SUM([.Q474:.W474])" office:value-type="float" office:value="0.093023386627907" calcext:value-type="float">
            <text:p>0.09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56" calcext:value-type="float">
            <text:p>0.040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3" calcext:value-type="float">
            <text:p>473</text:p>
          </table:table-cell>
          <table:table-cell office:value-type="float" office:value="59.26" calcext:value-type="float">
            <text:p>59.26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23.06" calcext:value-type="float">
            <text:p>23.06</text:p>
          </table:table-cell>
          <table:table-cell office:value-type="float" office:value="28.23" calcext:value-type="float">
            <text:p>28.23</text:p>
          </table:table-cell>
          <table:table-cell office:value-type="float" office:value="0" calcext:value-type="float">
            <text:p>0</text:p>
          </table:table-cell>
          <table:table-cell office:value-type="float" office:value="0.009139" calcext:value-type="float">
            <text:p>0.009139</text:p>
          </table:table-cell>
          <table:table-cell office:value-type="float" office:value="6.894" calcext:value-type="float">
            <text:p>6.894</text:p>
          </table:table-cell>
          <table:table-cell office:value-type="float" office:value="1.032" calcext:value-type="float">
            <text:p>1.032</text:p>
          </table:table-cell>
          <table:table-cell office:value-type="float" office:value="0" calcext:value-type="float">
            <text:p>0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3" calcext:value-type="float">
            <text:p>473</text:p>
          </table:table-cell>
          <table:table-cell table:formula="of:=[.B475]/[.$N$1]" office:value-type="float" office:value="0.0957041343669251" calcext:value-type="float">
            <text:p>0.09570</text:p>
          </table:table-cell>
          <table:table-cell table:formula="of:=[.C475]/[.$N$1]" office:value-type="float" office:value="0.0000602874677002584" calcext:value-type="float">
            <text:p>0.00006</text:p>
          </table:table-cell>
          <table:table-cell table:formula="of:=[.D475]/[.$N$1]" office:value-type="float" office:value="0.0372416020671835" calcext:value-type="float">
            <text:p>0.03724</text:p>
          </table:table-cell>
          <table:table-cell table:formula="of:=[.E475]/[.$N$1]" office:value-type="float" office:value="0.0455910852713178" calcext:value-type="float">
            <text:p>0.04559</text:p>
          </table:table-cell>
          <table:table-cell table:formula="of:=[.F475]/[.$N$1]" office:value-type="float" office:value="0" calcext:value-type="float">
            <text:p>0.00000</text:p>
          </table:table-cell>
          <table:table-cell table:formula="of:=[.G475]/[.$N$1]" office:value-type="float" office:value="0.0000147593669250646" calcext:value-type="float">
            <text:p>0.00001</text:p>
          </table:table-cell>
          <table:table-cell table:formula="of:=[.H475]/[.$N$1]" office:value-type="float" office:value="0.0111337209302326" calcext:value-type="float">
            <text:p>0.01113</text:p>
          </table:table-cell>
          <table:table-cell table:formula="of:=[.I475]/[.$N$1]" office:value-type="float" office:value="0.00166666666666667" calcext:value-type="float">
            <text:p>0.00167</text:p>
          </table:table-cell>
          <table:table-cell table:formula="of:=[.J475]/[.$N$1]" office:value-type="float" office:value="0" calcext:value-type="float">
            <text:p>0.00000</text:p>
          </table:table-cell>
          <table:table-cell table:formula="of:=SUM([.Q475:.W475])" office:value-type="float" office:value="0.0956478343023256" calcext:value-type="float">
            <text:p>0.09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4" calcext:value-type="float">
            <text:p>474</text:p>
          </table:table-cell>
          <table:table-cell office:value-type="float" office:value="58.25" calcext:value-type="float">
            <text:p>58.25</text:p>
          </table:table-cell>
          <table:table-cell office:value-type="float" office:value="0.03349" calcext:value-type="float">
            <text:p>0.03349</text:p>
          </table:table-cell>
          <table:table-cell office:value-type="float" office:value="23.25" calcext:value-type="float">
            <text:p>23.25</text:p>
          </table:table-cell>
          <table:table-cell office:value-type="float" office:value="27.63" calcext:value-type="float">
            <text:p>27.63</text:p>
          </table:table-cell>
          <table:table-cell office:value-type="float" office:value="0" calcext:value-type="float">
            <text:p>0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6.256" calcext:value-type="float">
            <text:p>6.256</text:p>
          </table:table-cell>
          <table:table-cell office:value-type="float" office:value="1.059" calcext:value-type="float">
            <text:p>1.059</text:p>
          </table:table-cell>
          <table:table-cell office:value-type="float" office:value="0" calcext:value-type="float">
            <text:p>0</text:p>
          </table:table-cell>
          <table:table-cell office:value-type="float" office:value="0.03349" calcext:value-type="float">
            <text:p>0.0334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4" calcext:value-type="float">
            <text:p>474</text:p>
          </table:table-cell>
          <table:table-cell table:formula="of:=[.B476]/[.$N$1]" office:value-type="float" office:value="0.0940729974160207" calcext:value-type="float">
            <text:p>0.09407</text:p>
          </table:table-cell>
          <table:table-cell table:formula="of:=[.C476]/[.$N$1]" office:value-type="float" office:value="0.0000540859173126615" calcext:value-type="float">
            <text:p>0.00005</text:p>
          </table:table-cell>
          <table:table-cell table:formula="of:=[.D476]/[.$N$1]" office:value-type="float" office:value="0.0375484496124031" calcext:value-type="float">
            <text:p>0.03755</text:p>
          </table:table-cell>
          <table:table-cell table:formula="of:=[.E476]/[.$N$1]" office:value-type="float" office:value="0.0446220930232558" calcext:value-type="float">
            <text:p>0.04462</text:p>
          </table:table-cell>
          <table:table-cell table:formula="of:=[.F476]/[.$N$1]" office:value-type="float" office:value="0" calcext:value-type="float">
            <text:p>0.00000</text:p>
          </table:table-cell>
          <table:table-cell table:formula="of:=[.G476]/[.$N$1]" office:value-type="float" office:value="0.000016078811369509" calcext:value-type="float">
            <text:p>0.00002</text:p>
          </table:table-cell>
          <table:table-cell table:formula="of:=[.H476]/[.$N$1]" office:value-type="float" office:value="0.0101033591731266" calcext:value-type="float">
            <text:p>0.01010</text:p>
          </table:table-cell>
          <table:table-cell table:formula="of:=[.I476]/[.$N$1]" office:value-type="float" office:value="0.00171027131782946" calcext:value-type="float">
            <text:p>0.00171</text:p>
          </table:table-cell>
          <table:table-cell table:formula="of:=[.J476]/[.$N$1]" office:value-type="float" office:value="0" calcext:value-type="float">
            <text:p>0.00000</text:p>
          </table:table-cell>
          <table:table-cell table:formula="of:=SUM([.Q476:.W476])" office:value-type="float" office:value="0.0940002519379845" calcext:value-type="float">
            <text:p>0.09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49" calcext:value-type="float">
            <text:p>0.033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5" calcext:value-type="float">
            <text:p>475</text:p>
          </table:table-cell>
          <table:table-cell office:value-type="float" office:value="58.52" calcext:value-type="float">
            <text:p>58.52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23.35" calcext:value-type="float">
            <text:p>23.35</text:p>
          </table:table-cell>
          <table:table-cell office:value-type="float" office:value="27.93" calcext:value-type="float">
            <text:p>27.93</text:p>
          </table:table-cell>
          <table:table-cell office:value-type="float" office:value="0" calcext:value-type="float">
            <text:p>0</text:p>
          </table:table-cell>
          <table:table-cell office:value-type="float" office:value="0.007332" calcext:value-type="float">
            <text:p>0.007332</text:p>
          </table:table-cell>
          <table:table-cell office:value-type="float" office:value="6.198" calcext:value-type="float">
            <text:p>6.19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5" calcext:value-type="float">
            <text:p>475</text:p>
          </table:table-cell>
          <table:table-cell table:formula="of:=[.B477]/[.$N$1]" office:value-type="float" office:value="0.0945090439276486" calcext:value-type="float">
            <text:p>0.09451</text:p>
          </table:table-cell>
          <table:table-cell table:formula="of:=[.C477]/[.$N$1]" office:value-type="float" office:value="0.000062516149870801" calcext:value-type="float">
            <text:p>0.00006</text:p>
          </table:table-cell>
          <table:table-cell table:formula="of:=[.D477]/[.$N$1]" office:value-type="float" office:value="0.0377099483204134" calcext:value-type="float">
            <text:p>0.03771</text:p>
          </table:table-cell>
          <table:table-cell table:formula="of:=[.E477]/[.$N$1]" office:value-type="float" office:value="0.0451065891472868" calcext:value-type="float">
            <text:p>0.04511</text:p>
          </table:table-cell>
          <table:table-cell table:formula="of:=[.F477]/[.$N$1]" office:value-type="float" office:value="0" calcext:value-type="float">
            <text:p>0.00000</text:p>
          </table:table-cell>
          <table:table-cell table:formula="of:=[.G477]/[.$N$1]" office:value-type="float" office:value="0.0000118410852713178" calcext:value-type="float">
            <text:p>0.00001</text:p>
          </table:table-cell>
          <table:table-cell table:formula="of:=[.H477]/[.$N$1]" office:value-type="float" office:value="0.0100096899224806" calcext:value-type="float">
            <text:p>0.01001</text:p>
          </table:table-cell>
          <table:table-cell table:formula="of:=[.I477]/[.$N$1]" office:value-type="float" office:value="0.00161304909560724" calcext:value-type="float">
            <text:p>0.00161</text:p>
          </table:table-cell>
          <table:table-cell table:formula="of:=[.J477]/[.$N$1]" office:value-type="float" office:value="0" calcext:value-type="float">
            <text:p>0.00000</text:p>
          </table:table-cell>
          <table:table-cell table:formula="of:=SUM([.Q477:.W477])" office:value-type="float" office:value="0.0944511175710594" calcext:value-type="float">
            <text:p>0.094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871" calcext:value-type="float">
            <text:p>0.038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6" calcext:value-type="float">
            <text:p>476</text:p>
          </table:table-cell>
          <table:table-cell office:value-type="float" office:value="60.22" calcext:value-type="float">
            <text:p>60.22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24.64" calcext:value-type="float">
            <text:p>24.64</text:p>
          </table:table-cell>
          <table:table-cell office:value-type="float" office:value="27.55" calcext:value-type="float">
            <text:p>27.55</text:p>
          </table:table-cell>
          <table:table-cell office:value-type="float" office:value="0" calcext:value-type="float">
            <text:p>0</text:p>
          </table:table-cell>
          <table:table-cell office:value-type="float" office:value="0.008806" calcext:value-type="float">
            <text:p>0.008806</text:p>
          </table:table-cell>
          <table:table-cell office:value-type="float" office:value="6.959" calcext:value-type="float">
            <text:p>6.959</text:p>
          </table:table-cell>
          <table:table-cell office:value-type="float" office:value="1.017" calcext:value-type="float">
            <text:p>1.017</text:p>
          </table:table-cell>
          <table:table-cell office:value-type="float" office:value="0" calcext:value-type="float">
            <text:p>0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6" calcext:value-type="float">
            <text:p>476</text:p>
          </table:table-cell>
          <table:table-cell table:formula="of:=[.B478]/[.$N$1]" office:value-type="float" office:value="0.0972545219638243" calcext:value-type="float">
            <text:p>0.09725</text:p>
          </table:table-cell>
          <table:table-cell table:formula="of:=[.C478]/[.$N$1]" office:value-type="float" office:value="0.0000674580103359173" calcext:value-type="float">
            <text:p>0.00007</text:p>
          </table:table-cell>
          <table:table-cell table:formula="of:=[.D478]/[.$N$1]" office:value-type="float" office:value="0.0397932816537468" calcext:value-type="float">
            <text:p>0.03979</text:p>
          </table:table-cell>
          <table:table-cell table:formula="of:=[.E478]/[.$N$1]" office:value-type="float" office:value="0.0444928940568475" calcext:value-type="float">
            <text:p>0.04449</text:p>
          </table:table-cell>
          <table:table-cell table:formula="of:=[.F478]/[.$N$1]" office:value-type="float" office:value="0" calcext:value-type="float">
            <text:p>0.00000</text:p>
          </table:table-cell>
          <table:table-cell table:formula="of:=[.G478]/[.$N$1]" office:value-type="float" office:value="0.0000142215762273902" calcext:value-type="float">
            <text:p>0.00001</text:p>
          </table:table-cell>
          <table:table-cell table:formula="of:=[.H478]/[.$N$1]" office:value-type="float" office:value="0.0112386950904393" calcext:value-type="float">
            <text:p>0.01124</text:p>
          </table:table-cell>
          <table:table-cell table:formula="of:=[.I478]/[.$N$1]" office:value-type="float" office:value="0.00164244186046512" calcext:value-type="float">
            <text:p>0.00164</text:p>
          </table:table-cell>
          <table:table-cell table:formula="of:=[.J478]/[.$N$1]" office:value-type="float" office:value="0" calcext:value-type="float">
            <text:p>0.00000</text:p>
          </table:table-cell>
          <table:table-cell table:formula="of:=SUM([.Q478:.W478])" office:value-type="float" office:value="0.0971815342377261" calcext:value-type="float">
            <text:p>0.097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77" calcext:value-type="float">
            <text:p>0.041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7" calcext:value-type="float">
            <text:p>477</text:p>
          </table:table-cell>
          <table:table-cell office:value-type="float" office:value="59.88" calcext:value-type="float">
            <text:p>59.88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25.02" calcext:value-type="float">
            <text:p>25.02</text:p>
          </table:table-cell>
          <table:table-cell office:value-type="float" office:value="27.51" calcext:value-type="float">
            <text:p>27.51</text:p>
          </table:table-cell>
          <table:table-cell office:value-type="float" office:value="0" calcext:value-type="float">
            <text:p>0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6.22" calcext:value-type="float">
            <text:p>6.22</text:p>
          </table:table-cell>
          <table:table-cell office:value-type="float" office:value="1.083" calcext:value-type="float">
            <text:p>1.083</text:p>
          </table:table-cell>
          <table:table-cell office:value-type="float" office:value="0" calcext:value-type="float">
            <text:p>0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7" calcext:value-type="float">
            <text:p>477</text:p>
          </table:table-cell>
          <table:table-cell table:formula="of:=[.B479]/[.$N$1]" office:value-type="float" office:value="0.0967054263565891" calcext:value-type="float">
            <text:p>0.09671</text:p>
          </table:table-cell>
          <table:table-cell table:formula="of:=[.C479]/[.$N$1]" office:value-type="float" office:value="0.0000637435400516796" calcext:value-type="float">
            <text:p>0.00006</text:p>
          </table:table-cell>
          <table:table-cell table:formula="of:=[.D479]/[.$N$1]" office:value-type="float" office:value="0.040406976744186" calcext:value-type="float">
            <text:p>0.04041</text:p>
          </table:table-cell>
          <table:table-cell table:formula="of:=[.E479]/[.$N$1]" office:value-type="float" office:value="0.0444282945736434" calcext:value-type="float">
            <text:p>0.04443</text:p>
          </table:table-cell>
          <table:table-cell table:formula="of:=[.F479]/[.$N$1]" office:value-type="float" office:value="0" calcext:value-type="float">
            <text:p>0.00000</text:p>
          </table:table-cell>
          <table:table-cell table:formula="of:=[.G479]/[.$N$1]" office:value-type="float" office:value="0.000012281976744186" calcext:value-type="float">
            <text:p>0.00001</text:p>
          </table:table-cell>
          <table:table-cell table:formula="of:=[.H479]/[.$N$1]" office:value-type="float" office:value="0.0100452196382429" calcext:value-type="float">
            <text:p>0.01005</text:p>
          </table:table-cell>
          <table:table-cell table:formula="of:=[.I479]/[.$N$1]" office:value-type="float" office:value="0.00174903100775194" calcext:value-type="float">
            <text:p>0.00175</text:p>
          </table:table-cell>
          <table:table-cell table:formula="of:=[.J479]/[.$N$1]" office:value-type="float" office:value="0" calcext:value-type="float">
            <text:p>0.00000</text:p>
          </table:table-cell>
          <table:table-cell table:formula="of:=SUM([.Q479:.W479])" office:value-type="float" office:value="0.0966418039405685" calcext:value-type="float">
            <text:p>0.09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947" calcext:value-type="float">
            <text:p>0.039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8" calcext:value-type="float">
            <text:p>478</text:p>
          </table:table-cell>
          <table:table-cell office:value-type="float" office:value="61.14" calcext:value-type="float">
            <text:p>61.14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26.78" calcext:value-type="float">
            <text:p>26.78</text:p>
          </table:table-cell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0.008893" calcext:value-type="float">
            <text:p>0.008893</text:p>
          </table:table-cell>
          <table:table-cell office:value-type="float" office:value="6.141" calcext:value-type="float">
            <text:p>6.141</text:p>
          </table:table-cell>
          <table:table-cell office:value-type="float" office:value="0.9551" calcext:value-type="float">
            <text:p>0.9551</text:p>
          </table:table-cell>
          <table:table-cell office:value-type="float" office:value="0" calcext:value-type="float">
            <text:p>0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8" calcext:value-type="float">
            <text:p>478</text:p>
          </table:table-cell>
          <table:table-cell table:formula="of:=[.B480]/[.$N$1]" office:value-type="float" office:value="0.0987403100775194" calcext:value-type="float">
            <text:p>0.09874</text:p>
          </table:table-cell>
          <table:table-cell table:formula="of:=[.C480]/[.$N$1]" office:value-type="float" office:value="0.0000669896640826873" calcext:value-type="float">
            <text:p>0.00007</text:p>
          </table:table-cell>
          <table:table-cell table:formula="of:=[.D480]/[.$N$1]" office:value-type="float" office:value="0.043249354005168" calcext:value-type="float">
            <text:p>0.04325</text:p>
          </table:table-cell>
          <table:table-cell table:formula="of:=[.E480]/[.$N$1]" office:value-type="float" office:value="0.0439599483204134" calcext:value-type="float">
            <text:p>0.04396</text:p>
          </table:table-cell>
          <table:table-cell table:formula="of:=[.F480]/[.$N$1]" office:value-type="float" office:value="0" calcext:value-type="float">
            <text:p>0.00000</text:p>
          </table:table-cell>
          <table:table-cell table:formula="of:=[.G480]/[.$N$1]" office:value-type="float" office:value="0.0000143620801033592" calcext:value-type="float">
            <text:p>0.00001</text:p>
          </table:table-cell>
          <table:table-cell table:formula="of:=[.H480]/[.$N$1]" office:value-type="float" office:value="0.00991763565891473" calcext:value-type="float">
            <text:p>0.00992</text:p>
          </table:table-cell>
          <table:table-cell table:formula="of:=[.I480]/[.$N$1]" office:value-type="float" office:value="0.00154247416020672" calcext:value-type="float">
            <text:p>0.00154</text:p>
          </table:table-cell>
          <table:table-cell table:formula="of:=[.J480]/[.$N$1]" office:value-type="float" office:value="0" calcext:value-type="float">
            <text:p>0.00000</text:p>
          </table:table-cell>
          <table:table-cell table:formula="of:=SUM([.Q480:.W480])" office:value-type="float" office:value="0.0986837742248062" calcext:value-type="float">
            <text:p>0.09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79" calcext:value-type="float">
            <text:p>479</text:p>
          </table:table-cell>
          <table:table-cell office:value-type="float" office:value="62.35" calcext:value-type="float">
            <text:p>62.35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27.81" calcext:value-type="float">
            <text:p>27.81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office:value-type="float" office:value="0.009781" calcext:value-type="float">
            <text:p>0.009781</text:p>
          </table:table-cell>
          <table:table-cell office:value-type="float" office:value="6.363" calcext:value-type="float">
            <text:p>6.363</text:p>
          </table:table-cell>
          <table:table-cell office:value-type="float" office:value="0.8034" calcext:value-type="float">
            <text:p>0.8034</text:p>
          </table:table-cell>
          <table:table-cell office:value-type="float" office:value="0" calcext:value-type="float">
            <text:p>0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79" calcext:value-type="float">
            <text:p>479</text:p>
          </table:table-cell>
          <table:table-cell table:formula="of:=[.B481]/[.$N$1]" office:value-type="float" office:value="0.100694444444444" calcext:value-type="float">
            <text:p>0.10069</text:p>
          </table:table-cell>
          <table:table-cell table:formula="of:=[.C481]/[.$N$1]" office:value-type="float" office:value="0.0000699612403100775" calcext:value-type="float">
            <text:p>0.00007</text:p>
          </table:table-cell>
          <table:table-cell table:formula="of:=[.D481]/[.$N$1]" office:value-type="float" office:value="0.0449127906976744" calcext:value-type="float">
            <text:p>0.04491</text:p>
          </table:table-cell>
          <table:table-cell table:formula="of:=[.E481]/[.$N$1]" office:value-type="float" office:value="0.0441214470284238" calcext:value-type="float">
            <text:p>0.04412</text:p>
          </table:table-cell>
          <table:table-cell table:formula="of:=[.F481]/[.$N$1]" office:value-type="float" office:value="0" calcext:value-type="float">
            <text:p>0.00000</text:p>
          </table:table-cell>
          <table:table-cell table:formula="of:=[.G481]/[.$N$1]" office:value-type="float" office:value="0.000015796188630491" calcext:value-type="float">
            <text:p>0.00002</text:p>
          </table:table-cell>
          <table:table-cell table:formula="of:=[.H481]/[.$N$1]" office:value-type="float" office:value="0.0102761627906977" calcext:value-type="float">
            <text:p>0.01028</text:p>
          </table:table-cell>
          <table:table-cell table:formula="of:=[.I481]/[.$N$1]" office:value-type="float" office:value="0.00129748062015504" calcext:value-type="float">
            <text:p>0.00130</text:p>
          </table:table-cell>
          <table:table-cell table:formula="of:=[.J481]/[.$N$1]" office:value-type="float" office:value="0" calcext:value-type="float">
            <text:p>0.00000</text:p>
          </table:table-cell>
          <table:table-cell table:formula="of:=SUM([.Q481:.W481])" office:value-type="float" office:value="0.100623677325581" calcext:value-type="float">
            <text:p>0.10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0" calcext:value-type="float">
            <text:p>480</text:p>
          </table:table-cell>
          <table:table-cell office:value-type="float" office:value="64.11" calcext:value-type="float">
            <text:p>64.11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29.51" calcext:value-type="float">
            <text:p>29.51</text:p>
          </table:table-cell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6.09" calcext:value-type="float">
            <text:p>6.09</text:p>
          </table:table-cell>
          <table:table-cell office:value-type="float" office:value="0.9652" calcext:value-type="float">
            <text:p>0.9652</text:p>
          </table:table-cell>
          <table:table-cell office:value-type="float" office:value="0" calcext:value-type="float">
            <text:p>0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0" calcext:value-type="float">
            <text:p>480</text:p>
          </table:table-cell>
          <table:table-cell table:formula="of:=[.B482]/[.$N$1]" office:value-type="float" office:value="0.103536821705426" calcext:value-type="float">
            <text:p>0.10354</text:p>
          </table:table-cell>
          <table:table-cell table:formula="of:=[.C482]/[.$N$1]" office:value-type="float" office:value="0.000078343023255814" calcext:value-type="float">
            <text:p>0.00008</text:p>
          </table:table-cell>
          <table:table-cell table:formula="of:=[.D482]/[.$N$1]" office:value-type="float" office:value="0.0476582687338501" calcext:value-type="float">
            <text:p>0.04766</text:p>
          </table:table-cell>
          <table:table-cell table:formula="of:=[.E482]/[.$N$1]" office:value-type="float" office:value="0.0443798449612403" calcext:value-type="float">
            <text:p>0.04438</text:p>
          </table:table-cell>
          <table:table-cell table:formula="of:=[.F482]/[.$N$1]" office:value-type="float" office:value="0" calcext:value-type="float">
            <text:p>0.00000</text:p>
          </table:table-cell>
          <table:table-cell table:formula="of:=[.G482]/[.$N$1]" office:value-type="float" office:value="0.0000135965762273902" calcext:value-type="float">
            <text:p>0.00001</text:p>
          </table:table-cell>
          <table:table-cell table:formula="of:=[.H482]/[.$N$1]" office:value-type="float" office:value="0.00983527131782946" calcext:value-type="float">
            <text:p>0.00984</text:p>
          </table:table-cell>
          <table:table-cell table:formula="of:=[.I482]/[.$N$1]" office:value-type="float" office:value="0.00155878552971576" calcext:value-type="float">
            <text:p>0.00156</text:p>
          </table:table-cell>
          <table:table-cell table:formula="of:=[.J482]/[.$N$1]" office:value-type="float" office:value="0" calcext:value-type="float">
            <text:p>0.00000</text:p>
          </table:table-cell>
          <table:table-cell table:formula="of:=SUM([.Q482:.W482])" office:value-type="float" office:value="0.103445767118863" calcext:value-type="float">
            <text:p>0.10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851" calcext:value-type="float">
            <text:p>0.048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1" calcext:value-type="float">
            <text:p>481</text:p>
          </table:table-cell>
          <table:table-cell office:value-type="float" office:value="65.02" calcext:value-type="float">
            <text:p>65.02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31" calcext:value-type="float">
            <text:p>31</text:p>
          </table:table-cell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6.239" calcext:value-type="float">
            <text:p>6.239</text:p>
          </table:table-cell>
          <table:table-cell office:value-type="float" office:value="0.9445" calcext:value-type="float">
            <text:p>0.9445</text:p>
          </table:table-cell>
          <table:table-cell office:value-type="float" office:value="0" calcext:value-type="float">
            <text:p>0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1" calcext:value-type="float">
            <text:p>481</text:p>
          </table:table-cell>
          <table:table-cell table:formula="of:=[.B483]/[.$N$1]" office:value-type="float" office:value="0.10500645994832" calcext:value-type="float">
            <text:p>0.10501</text:p>
          </table:table-cell>
          <table:table-cell table:formula="of:=[.C483]/[.$N$1]" office:value-type="float" office:value="0.000075968992248062" calcext:value-type="float">
            <text:p>0.00008</text:p>
          </table:table-cell>
          <table:table-cell table:formula="of:=[.D483]/[.$N$1]" office:value-type="float" office:value="0.0500645994832041" calcext:value-type="float">
            <text:p>0.05006</text:p>
          </table:table-cell>
          <table:table-cell table:formula="of:=[.E483]/[.$N$1]" office:value-type="float" office:value="0.043249354005168" calcext:value-type="float">
            <text:p>0.04325</text:p>
          </table:table-cell>
          <table:table-cell table:formula="of:=[.F483]/[.$N$1]" office:value-type="float" office:value="0" calcext:value-type="float">
            <text:p>0.00000</text:p>
          </table:table-cell>
          <table:table-cell table:formula="of:=[.G483]/[.$N$1]" office:value-type="float" office:value="0.0000169896640826873" calcext:value-type="float">
            <text:p>0.00002</text:p>
          </table:table-cell>
          <table:table-cell table:formula="of:=[.H483]/[.$N$1]" office:value-type="float" office:value="0.0100759043927649" calcext:value-type="float">
            <text:p>0.01008</text:p>
          </table:table-cell>
          <table:table-cell table:formula="of:=[.I483]/[.$N$1]" office:value-type="float" office:value="0.00152535529715762" calcext:value-type="float">
            <text:p>0.00153</text:p>
          </table:table-cell>
          <table:table-cell table:formula="of:=[.J483]/[.$N$1]" office:value-type="float" office:value="0" calcext:value-type="float">
            <text:p>0.00000</text:p>
          </table:table-cell>
          <table:table-cell table:formula="of:=SUM([.Q483:.W483])" office:value-type="float" office:value="0.104932202842377" calcext:value-type="float">
            <text:p>0.10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2" calcext:value-type="float">
            <text:p>482</text:p>
          </table:table-cell>
          <table:table-cell office:value-type="float" office:value="67.95" calcext:value-type="float">
            <text:p>67.95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33.33" calcext:value-type="float">
            <text:p>33.33</text:p>
          </table:table-cell>
          <table:table-cell office:value-type="float" office:value="27.53" calcext:value-type="float">
            <text:p>27.53</text:p>
          </table:table-cell>
          <table:table-cell office:value-type="float" office:value="0" calcext:value-type="float">
            <text:p>0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6.085" calcext:value-type="float">
            <text:p>6.085</text:p>
          </table:table-cell>
          <table:table-cell office:value-type="float" office:value="0.9368" calcext:value-type="float">
            <text:p>0.9368</text:p>
          </table:table-cell>
          <table:table-cell office:value-type="float" office:value="0" calcext:value-type="float">
            <text:p>0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2" calcext:value-type="float">
            <text:p>482</text:p>
          </table:table-cell>
          <table:table-cell table:formula="of:=[.B484]/[.$N$1]" office:value-type="float" office:value="0.109738372093023" calcext:value-type="float">
            <text:p>0.10974</text:p>
          </table:table-cell>
          <table:table-cell table:formula="of:=[.C484]/[.$N$1]" office:value-type="float" office:value="0.0000951065891472868" calcext:value-type="float">
            <text:p>0.00010</text:p>
          </table:table-cell>
          <table:table-cell table:formula="of:=[.D484]/[.$N$1]" office:value-type="float" office:value="0.053827519379845" calcext:value-type="float">
            <text:p>0.05383</text:p>
          </table:table-cell>
          <table:table-cell table:formula="of:=[.E484]/[.$N$1]" office:value-type="float" office:value="0.0444605943152455" calcext:value-type="float">
            <text:p>0.04446</text:p>
          </table:table-cell>
          <table:table-cell table:formula="of:=[.F484]/[.$N$1]" office:value-type="float" office:value="0" calcext:value-type="float">
            <text:p>0.00000</text:p>
          </table:table-cell>
          <table:table-cell table:formula="of:=[.G484]/[.$N$1]" office:value-type="float" office:value="0.0000139195736434109" calcext:value-type="float">
            <text:p>0.00001</text:p>
          </table:table-cell>
          <table:table-cell table:formula="of:=[.H484]/[.$N$1]" office:value-type="float" office:value="0.00982719638242894" calcext:value-type="float">
            <text:p>0.00983</text:p>
          </table:table-cell>
          <table:table-cell table:formula="of:=[.I484]/[.$N$1]" office:value-type="float" office:value="0.00151291989664083" calcext:value-type="float">
            <text:p>0.00151</text:p>
          </table:table-cell>
          <table:table-cell table:formula="of:=[.J484]/[.$N$1]" office:value-type="float" office:value="0" calcext:value-type="float">
            <text:p>0.00000</text:p>
          </table:table-cell>
          <table:table-cell table:formula="of:=SUM([.Q484:.W484])" office:value-type="float" office:value="0.109642149547804" calcext:value-type="float">
            <text:p>0.10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89" calcext:value-type="float">
            <text:p>0.058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3" calcext:value-type="float">
            <text:p>483</text:p>
          </table:table-cell>
          <table:table-cell office:value-type="float" office:value="69.4" calcext:value-type="float">
            <text:p>69.4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34.88" calcext:value-type="float">
            <text:p>34.88</text:p>
          </table:table-cell>
          <table:table-cell office:value-type="float" office:value="27.49" calcext:value-type="float">
            <text:p>27.49</text:p>
          </table:table-cell>
          <table:table-cell office:value-type="float" office:value="0" calcext:value-type="float">
            <text:p>0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6.041" calcext:value-type="float">
            <text:p>6.041</text:p>
          </table:table-cell>
          <table:table-cell office:value-type="float" office:value="0.9153" calcext:value-type="float">
            <text:p>0.9153</text:p>
          </table:table-cell>
          <table:table-cell office:value-type="float" office:value="0" calcext:value-type="float">
            <text:p>0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3" calcext:value-type="float">
            <text:p>483</text:p>
          </table:table-cell>
          <table:table-cell table:formula="of:=[.B485]/[.$N$1]" office:value-type="float" office:value="0.112080103359173" calcext:value-type="float">
            <text:p>0.11208</text:p>
          </table:table-cell>
          <table:table-cell table:formula="of:=[.C485]/[.$N$1]" office:value-type="float" office:value="0.0000924741602067183" calcext:value-type="float">
            <text:p>0.00009</text:p>
          </table:table-cell>
          <table:table-cell table:formula="of:=[.D485]/[.$N$1]" office:value-type="float" office:value="0.0563307493540052" calcext:value-type="float">
            <text:p>0.05633</text:p>
          </table:table-cell>
          <table:table-cell table:formula="of:=[.E485]/[.$N$1]" office:value-type="float" office:value="0.0443959948320413" calcext:value-type="float">
            <text:p>0.04440</text:p>
          </table:table-cell>
          <table:table-cell table:formula="of:=[.F485]/[.$N$1]" office:value-type="float" office:value="0" calcext:value-type="float">
            <text:p>0.00000</text:p>
          </table:table-cell>
          <table:table-cell table:formula="of:=[.G485]/[.$N$1]" office:value-type="float" office:value="0.0000134835271317829" calcext:value-type="float">
            <text:p>0.00001</text:p>
          </table:table-cell>
          <table:table-cell table:formula="of:=[.H485]/[.$N$1]" office:value-type="float" office:value="0.00975613695090439" calcext:value-type="float">
            <text:p>0.00976</text:p>
          </table:table-cell>
          <table:table-cell table:formula="of:=[.I485]/[.$N$1]" office:value-type="float" office:value="0.0014781976744186" calcext:value-type="float">
            <text:p>0.00148</text:p>
          </table:table-cell>
          <table:table-cell table:formula="of:=[.J485]/[.$N$1]" office:value-type="float" office:value="0" calcext:value-type="float">
            <text:p>0.00000</text:p>
          </table:table-cell>
          <table:table-cell table:formula="of:=SUM([.Q485:.W485])" office:value-type="float" office:value="0.111974562338501" calcext:value-type="float">
            <text:p>0.11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4" calcext:value-type="float">
            <text:p>484</text:p>
          </table:table-cell>
          <table:table-cell office:value-type="float" office:value="72.79" calcext:value-type="float">
            <text:p>72.79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37.7" calcext:value-type="float">
            <text:p>37.7</text:p>
          </table:table-cell>
          <table:table-cell office:value-type="float" office:value="27.95" calcext:value-type="float">
            <text:p>27.95</text:p>
          </table:table-cell>
          <table:table-cell office:value-type="float" office:value="0" calcext:value-type="float">
            <text:p>0</text:p>
          </table:table-cell>
          <table:table-cell office:value-type="float" office:value="0.0096" calcext:value-type="float">
            <text:p>0.0096</text:p>
          </table:table-cell>
          <table:table-cell office:value-type="float" office:value="6.057" calcext:value-type="float">
            <text:p>6.057</text:p>
          </table:table-cell>
          <table:table-cell office:value-type="float" office:value="1.016" calcext:value-type="float">
            <text:p>1.016</text:p>
          </table:table-cell>
          <table:table-cell office:value-type="float" office:value="0" calcext:value-type="float">
            <text:p>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4" calcext:value-type="float">
            <text:p>484</text:p>
          </table:table-cell>
          <table:table-cell table:formula="of:=[.B486]/[.$N$1]" office:value-type="float" office:value="0.117554909560724" calcext:value-type="float">
            <text:p>0.11755</text:p>
          </table:table-cell>
          <table:table-cell table:formula="of:=[.C486]/[.$N$1]" office:value-type="float" office:value="0.0000920381136950904" calcext:value-type="float">
            <text:p>0.00009</text:p>
          </table:table-cell>
          <table:table-cell table:formula="of:=[.D486]/[.$N$1]" office:value-type="float" office:value="0.0608850129198966" calcext:value-type="float">
            <text:p>0.06089</text:p>
          </table:table-cell>
          <table:table-cell table:formula="of:=[.E486]/[.$N$1]" office:value-type="float" office:value="0.0451388888888889" calcext:value-type="float">
            <text:p>0.04514</text:p>
          </table:table-cell>
          <table:table-cell table:formula="of:=[.F486]/[.$N$1]" office:value-type="float" office:value="0" calcext:value-type="float">
            <text:p>0.00000</text:p>
          </table:table-cell>
          <table:table-cell table:formula="of:=[.G486]/[.$N$1]" office:value-type="float" office:value="0.0000155038759689922" calcext:value-type="float">
            <text:p>0.00002</text:p>
          </table:table-cell>
          <table:table-cell table:formula="of:=[.H486]/[.$N$1]" office:value-type="float" office:value="0.00978197674418605" calcext:value-type="float">
            <text:p>0.00978</text:p>
          </table:table-cell>
          <table:table-cell table:formula="of:=[.I486]/[.$N$1]" office:value-type="float" office:value="0.00164082687338501" calcext:value-type="float">
            <text:p>0.00164</text:p>
          </table:table-cell>
          <table:table-cell table:formula="of:=[.J486]/[.$N$1]" office:value-type="float" office:value="0" calcext:value-type="float">
            <text:p>0.00000</text:p>
          </table:table-cell>
          <table:table-cell table:formula="of:=SUM([.Q486:.W486])" office:value-type="float" office:value="0.117462209302326" calcext:value-type="float">
            <text:p>0.11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699" calcext:value-type="float">
            <text:p>0.056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5" calcext:value-type="float">
            <text:p>485</text:p>
          </table:table-cell>
          <table:table-cell office:value-type="float" office:value="74.54" calcext:value-type="float">
            <text:p>74.54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40.22" calcext:value-type="float">
            <text:p>40.22</text:p>
          </table:table-cell>
          <table:table-cell office:value-type="float" office:value="27.35" calcext:value-type="float">
            <text:p>27.35</text:p>
          </table:table-cell>
          <table:table-cell office:value-type="float" office:value="0" calcext:value-type="float">
            <text:p>0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6.05" calcext:value-type="float">
            <text:p>6.0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" calcext:value-type="float">
            <text:p>0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5" calcext:value-type="float">
            <text:p>485</text:p>
          </table:table-cell>
          <table:table-cell table:formula="of:=[.B487]/[.$N$1]" office:value-type="float" office:value="0.120381136950904" calcext:value-type="float">
            <text:p>0.12038</text:p>
          </table:table-cell>
          <table:table-cell table:formula="of:=[.C487]/[.$N$1]" office:value-type="float" office:value="0.000107477390180879" calcext:value-type="float">
            <text:p>0.00011</text:p>
          </table:table-cell>
          <table:table-cell table:formula="of:=[.D487]/[.$N$1]" office:value-type="float" office:value="0.0649547803617571" calcext:value-type="float">
            <text:p>0.06495</text:p>
          </table:table-cell>
          <table:table-cell table:formula="of:=[.E487]/[.$N$1]" office:value-type="float" office:value="0.0441698966408269" calcext:value-type="float">
            <text:p>0.04417</text:p>
          </table:table-cell>
          <table:table-cell table:formula="of:=[.F487]/[.$N$1]" office:value-type="float" office:value="0" calcext:value-type="float">
            <text:p>0.00000</text:p>
          </table:table-cell>
          <table:table-cell table:formula="of:=[.G487]/[.$N$1]" office:value-type="float" office:value="0.0000158510981912145" calcext:value-type="float">
            <text:p>0.00002</text:p>
          </table:table-cell>
          <table:table-cell table:formula="of:=[.H487]/[.$N$1]" office:value-type="float" office:value="0.00977067183462532" calcext:value-type="float">
            <text:p>0.00977</text:p>
          </table:table-cell>
          <table:table-cell table:formula="of:=[.I487]/[.$N$1]" office:value-type="float" office:value="0.00136321059431525" calcext:value-type="float">
            <text:p>0.00136</text:p>
          </table:table-cell>
          <table:table-cell table:formula="of:=[.J487]/[.$N$1]" office:value-type="float" office:value="0" calcext:value-type="float">
            <text:p>0.00000</text:p>
          </table:table-cell>
          <table:table-cell table:formula="of:=SUM([.Q487:.W487])" office:value-type="float" office:value="0.120274410529716" calcext:value-type="float">
            <text:p>0.12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655" calcext:value-type="float">
            <text:p>0.066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6" calcext:value-type="float">
            <text:p>486</text:p>
          </table:table-cell>
          <table:table-cell office:value-type="float" office:value="77.92" calcext:value-type="float">
            <text:p>77.92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42.77" calcext:value-type="float">
            <text:p>42.77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  <table:table-cell office:value-type="float" office:value="0.006754" calcext:value-type="float">
            <text:p>0.006754</text:p>
          </table:table-cell>
          <table:table-cell office:value-type="float" office:value="5.938" calcext:value-type="float">
            <text:p>5.938</text:p>
          </table:table-cell>
          <table:table-cell office:value-type="float" office:value="0.7386" calcext:value-type="float">
            <text:p>0.7386</text:p>
          </table:table-cell>
          <table:table-cell office:value-type="float" office:value="0" calcext:value-type="float">
            <text:p>0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6" calcext:value-type="float">
            <text:p>486</text:p>
          </table:table-cell>
          <table:table-cell table:formula="of:=[.B488]/[.$N$1]" office:value-type="float" office:value="0.125839793281654" calcext:value-type="float">
            <text:p>0.12584</text:p>
          </table:table-cell>
          <table:table-cell table:formula="of:=[.C488]/[.$N$1]" office:value-type="float" office:value="0.000103310723514212" calcext:value-type="float">
            <text:p>0.00010</text:p>
          </table:table-cell>
          <table:table-cell table:formula="of:=[.D488]/[.$N$1]" office:value-type="float" office:value="0.0690729974160207" calcext:value-type="float">
            <text:p>0.06907</text:p>
          </table:table-cell>
          <table:table-cell table:formula="of:=[.E488]/[.$N$1]" office:value-type="float" office:value="0.0458656330749354" calcext:value-type="float">
            <text:p>0.04587</text:p>
          </table:table-cell>
          <table:table-cell table:formula="of:=[.F488]/[.$N$1]" office:value-type="float" office:value="0" calcext:value-type="float">
            <text:p>0.00000</text:p>
          </table:table-cell>
          <table:table-cell table:formula="of:=[.G488]/[.$N$1]" office:value-type="float" office:value="0.0000109076227390181" calcext:value-type="float">
            <text:p>0.00001</text:p>
          </table:table-cell>
          <table:table-cell table:formula="of:=[.H488]/[.$N$1]" office:value-type="float" office:value="0.00958979328165375" calcext:value-type="float">
            <text:p>0.00959</text:p>
          </table:table-cell>
          <table:table-cell table:formula="of:=[.I488]/[.$N$1]" office:value-type="float" office:value="0.00119282945736434" calcext:value-type="float">
            <text:p>0.00119</text:p>
          </table:table-cell>
          <table:table-cell table:formula="of:=[.J488]/[.$N$1]" office:value-type="float" office:value="0" calcext:value-type="float">
            <text:p>0.00000</text:p>
          </table:table-cell>
          <table:table-cell table:formula="of:=SUM([.Q488:.W488])" office:value-type="float" office:value="0.125732160852713" calcext:value-type="float">
            <text:p>0.12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397" calcext:value-type="float">
            <text:p>0.063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7" calcext:value-type="float">
            <text:p>487</text:p>
          </table:table-cell>
          <table:table-cell office:value-type="float" office:value="81.41" calcext:value-type="float">
            <text:p>81.41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45.51" calcext:value-type="float">
            <text:p>45.51</text:p>
          </table:table-cell>
          <table:table-cell office:value-type="float" office:value="28.98" calcext:value-type="float">
            <text:p>28.98</text:p>
          </table:table-cell>
          <table:table-cell office:value-type="float" office:value="0" calcext:value-type="float">
            <text:p>0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6.038" calcext:value-type="float">
            <text:p>6.038</text:p>
          </table:table-cell>
          <table:table-cell office:value-type="float" office:value="0.793" calcext:value-type="float">
            <text:p>0.793</text:p>
          </table:table-cell>
          <table:table-cell office:value-type="float" office:value="0" calcext:value-type="float">
            <text:p>0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7" calcext:value-type="float">
            <text:p>487</text:p>
          </table:table-cell>
          <table:table-cell table:formula="of:=[.B489]/[.$N$1]" office:value-type="float" office:value="0.131476098191214" calcext:value-type="float">
            <text:p>0.13148</text:p>
          </table:table-cell>
          <table:table-cell table:formula="of:=[.C489]/[.$N$1]" office:value-type="float" office:value="0.000120849483204134" calcext:value-type="float">
            <text:p>0.00012</text:p>
          </table:table-cell>
          <table:table-cell table:formula="of:=[.D489]/[.$N$1]" office:value-type="float" office:value="0.0734980620155039" calcext:value-type="float">
            <text:p>0.07350</text:p>
          </table:table-cell>
          <table:table-cell table:formula="of:=[.E489]/[.$N$1]" office:value-type="float" office:value="0.0468023255813954" calcext:value-type="float">
            <text:p>0.04680</text:p>
          </table:table-cell>
          <table:table-cell table:formula="of:=[.F489]/[.$N$1]" office:value-type="float" office:value="0" calcext:value-type="float">
            <text:p>0.00000</text:p>
          </table:table-cell>
          <table:table-cell table:formula="of:=[.G489]/[.$N$1]" office:value-type="float" office:value="0.0000159399224806202" calcext:value-type="float">
            <text:p>0.00002</text:p>
          </table:table-cell>
          <table:table-cell table:formula="of:=[.H489]/[.$N$1]" office:value-type="float" office:value="0.00975129198966408" calcext:value-type="float">
            <text:p>0.00975</text:p>
          </table:table-cell>
          <table:table-cell table:formula="of:=[.I489]/[.$N$1]" office:value-type="float" office:value="0.00128068475452196" calcext:value-type="float">
            <text:p>0.00128</text:p>
          </table:table-cell>
          <table:table-cell table:formula="of:=[.J489]/[.$N$1]" office:value-type="float" office:value="0" calcext:value-type="float">
            <text:p>0.00000</text:p>
          </table:table-cell>
          <table:table-cell table:formula="of:=SUM([.Q489:.W489])" office:value-type="float" office:value="0.131348304263566" calcext:value-type="float">
            <text:p>0.13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483" calcext:value-type="float">
            <text:p>0.074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8" calcext:value-type="float">
            <text:p>488</text:p>
          </table:table-cell>
          <table:table-cell office:value-type="float" office:value="83.94" calcext:value-type="float">
            <text:p>83.94</text:p>
          </table:table-cell>
          <table:table-cell office:value-type="float" office:value="0.07965" calcext:value-type="float">
            <text:p>0.07965</text:p>
          </table:table-cell>
          <table:table-cell office:value-type="float" office:value="48.32" calcext:value-type="float">
            <text:p>48.32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  <table:table-cell office:value-type="float" office:value="0.008167" calcext:value-type="float">
            <text:p>0.008167</text:p>
          </table:table-cell>
          <table:table-cell office:value-type="float" office:value="5.752" calcext:value-type="float">
            <text:p>5.75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" calcext:value-type="float">
            <text:p>0</text:p>
          </table:table-cell>
          <table:table-cell office:value-type="float" office:value="0.07965" calcext:value-type="float">
            <text:p>0.079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8" calcext:value-type="float">
            <text:p>488</text:p>
          </table:table-cell>
          <table:table-cell table:formula="of:=[.B490]/[.$N$1]" office:value-type="float" office:value="0.135562015503876" calcext:value-type="float">
            <text:p>0.13556</text:p>
          </table:table-cell>
          <table:table-cell table:formula="of:=[.C490]/[.$N$1]" office:value-type="float" office:value="0.000128633720930233" calcext:value-type="float">
            <text:p>0.00013</text:p>
          </table:table-cell>
          <table:table-cell table:formula="of:=[.D490]/[.$N$1]" office:value-type="float" office:value="0.0780361757105943" calcext:value-type="float">
            <text:p>0.07804</text:p>
          </table:table-cell>
          <table:table-cell table:formula="of:=[.E490]/[.$N$1]" office:value-type="float" office:value="0.0465116279069767" calcext:value-type="float">
            <text:p>0.04651</text:p>
          </table:table-cell>
          <table:table-cell table:formula="of:=[.F490]/[.$N$1]" office:value-type="float" office:value="0" calcext:value-type="float">
            <text:p>0.00000</text:p>
          </table:table-cell>
          <table:table-cell table:formula="of:=[.G490]/[.$N$1]" office:value-type="float" office:value="0.0000131895994832041" calcext:value-type="float">
            <text:p>0.00001</text:p>
          </table:table-cell>
          <table:table-cell table:formula="of:=[.H490]/[.$N$1]" office:value-type="float" office:value="0.00928940568475452" calcext:value-type="float">
            <text:p>0.00929</text:p>
          </table:table-cell>
          <table:table-cell table:formula="of:=[.I490]/[.$N$1]" office:value-type="float" office:value="0.00157057493540052" calcext:value-type="float">
            <text:p>0.00157</text:p>
          </table:table-cell>
          <table:table-cell table:formula="of:=[.J490]/[.$N$1]" office:value-type="float" office:value="0" calcext:value-type="float">
            <text:p>0.00000</text:p>
          </table:table-cell>
          <table:table-cell table:formula="of:=SUM([.Q490:.W490])" office:value-type="float" office:value="0.135420973837209" calcext:value-type="float">
            <text:p>0.13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65" calcext:value-type="float">
            <text:p>0.079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89" calcext:value-type="float">
            <text:p>489</text:p>
          </table:table-cell>
          <table:table-cell office:value-type="float" office:value="86.86" calcext:value-type="float">
            <text:p>86.86</text:p>
          </table:table-cell>
          <table:table-cell office:value-type="float" office:value="0.08869" calcext:value-type="float">
            <text:p>0.08869</text:p>
          </table:table-cell>
          <table:table-cell office:value-type="float" office:value="52.18" calcext:value-type="float">
            <text:p>52.18</text:p>
          </table:table-cell>
          <table:table-cell office:value-type="float" office:value="28.01" calcext:value-type="float">
            <text:p>28.01</text:p>
          </table:table-cell>
          <table:table-cell office:value-type="float" office:value="0" calcext:value-type="float">
            <text:p>0</text:p>
          </table:table-cell>
          <table:table-cell office:value-type="float" office:value="0.007095" calcext:value-type="float">
            <text:p>0.007095</text:p>
          </table:table-cell>
          <table:table-cell office:value-type="float" office:value="5.814" calcext:value-type="float">
            <text:p>5.814</text:p>
          </table:table-cell>
          <table:table-cell office:value-type="float" office:value="0.7727" calcext:value-type="float">
            <text:p>0.7727</text:p>
          </table:table-cell>
          <table:table-cell office:value-type="float" office:value="0" calcext:value-type="float">
            <text:p>0</text:p>
          </table:table-cell>
          <table:table-cell office:value-type="float" office:value="0.08869" calcext:value-type="float">
            <text:p>0.088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89" calcext:value-type="float">
            <text:p>489</text:p>
          </table:table-cell>
          <table:table-cell table:formula="of:=[.B491]/[.$N$1]" office:value-type="float" office:value="0.140277777777778" calcext:value-type="float">
            <text:p>0.14028</text:p>
          </table:table-cell>
          <table:table-cell table:formula="of:=[.C491]/[.$N$1]" office:value-type="float" office:value="0.000143233204134367" calcext:value-type="float">
            <text:p>0.00014</text:p>
          </table:table-cell>
          <table:table-cell table:formula="of:=[.D491]/[.$N$1]" office:value-type="float" office:value="0.0842700258397933" calcext:value-type="float">
            <text:p>0.08427</text:p>
          </table:table-cell>
          <table:table-cell table:formula="of:=[.E491]/[.$N$1]" office:value-type="float" office:value="0.0452357881136951" calcext:value-type="float">
            <text:p>0.04524</text:p>
          </table:table-cell>
          <table:table-cell table:formula="of:=[.F491]/[.$N$1]" office:value-type="float" office:value="0" calcext:value-type="float">
            <text:p>0.00000</text:p>
          </table:table-cell>
          <table:table-cell table:formula="of:=[.G491]/[.$N$1]" office:value-type="float" office:value="0.0000114583333333333" calcext:value-type="float">
            <text:p>0.00001</text:p>
          </table:table-cell>
          <table:table-cell table:formula="of:=[.H491]/[.$N$1]" office:value-type="float" office:value="0.00938953488372093" calcext:value-type="float">
            <text:p>0.00939</text:p>
          </table:table-cell>
          <table:table-cell table:formula="of:=[.I491]/[.$N$1]" office:value-type="float" office:value="0.00124790051679587" calcext:value-type="float">
            <text:p>0.00125</text:p>
          </table:table-cell>
          <table:table-cell table:formula="of:=[.J491]/[.$N$1]" office:value-type="float" office:value="0" calcext:value-type="float">
            <text:p>0.00000</text:p>
          </table:table-cell>
          <table:table-cell table:formula="of:=SUM([.Q491:.W491])" office:value-type="float" office:value="0.140154707687338" calcext:value-type="float">
            <text:p>0.14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69" calcext:value-type="float">
            <text:p>0.088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0" calcext:value-type="float">
            <text:p>490</text:p>
          </table:table-cell>
          <table:table-cell office:value-type="float" office:value="91.06" calcext:value-type="float">
            <text:p>91.06</text:p>
          </table:table-cell>
          <table:table-cell office:value-type="float" office:value="0.093" calcext:value-type="float">
            <text:p>0.093</text:p>
          </table:table-cell>
          <table:table-cell office:value-type="float" office:value="55.61" calcext:value-type="float">
            <text:p>55.61</text:p>
          </table:table-cell>
          <table:table-cell office:value-type="float" office:value="28.83" calcext:value-type="float">
            <text:p>28.83</text:p>
          </table:table-cell>
          <table:table-cell office:value-type="float" office:value="0" calcext:value-type="float">
            <text:p>0</text:p>
          </table:table-cell>
          <table:table-cell office:value-type="float" office:value="0.008139" calcext:value-type="float">
            <text:p>0.008139</text:p>
          </table:table-cell>
          <table:table-cell office:value-type="float" office:value="5.701" calcext:value-type="float">
            <text:p>5.701</text:p>
          </table:table-cell>
          <table:table-cell office:value-type="float" office:value="0.8147" calcext:value-type="float">
            <text:p>0.8147</text:p>
          </table:table-cell>
          <table:table-cell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0" calcext:value-type="float">
            <text:p>490</text:p>
          </table:table-cell>
          <table:table-cell table:formula="of:=[.B492]/[.$N$1]" office:value-type="float" office:value="0.147060723514212" calcext:value-type="float">
            <text:p>0.14706</text:p>
          </table:table-cell>
          <table:table-cell table:formula="of:=[.C492]/[.$N$1]" office:value-type="float" office:value="0.000150193798449612" calcext:value-type="float">
            <text:p>0.00015</text:p>
          </table:table-cell>
          <table:table-cell table:formula="of:=[.D492]/[.$N$1]" office:value-type="float" office:value="0.0898094315245478" calcext:value-type="float">
            <text:p>0.08981</text:p>
          </table:table-cell>
          <table:table-cell table:formula="of:=[.E492]/[.$N$1]" office:value-type="float" office:value="0.0465600775193798" calcext:value-type="float">
            <text:p>0.04656</text:p>
          </table:table-cell>
          <table:table-cell table:formula="of:=[.F492]/[.$N$1]" office:value-type="float" office:value="0" calcext:value-type="float">
            <text:p>0.00000</text:p>
          </table:table-cell>
          <table:table-cell table:formula="of:=[.G492]/[.$N$1]" office:value-type="float" office:value="0.0000131443798449612" calcext:value-type="float">
            <text:p>0.00001</text:p>
          </table:table-cell>
          <table:table-cell table:formula="of:=[.H492]/[.$N$1]" office:value-type="float" office:value="0.00920704134366925" calcext:value-type="float">
            <text:p>0.00921</text:p>
          </table:table-cell>
          <table:table-cell table:formula="of:=[.I492]/[.$N$1]" office:value-type="float" office:value="0.00131572997416021" calcext:value-type="float">
            <text:p>0.00132</text:p>
          </table:table-cell>
          <table:table-cell table:formula="of:=[.J492]/[.$N$1]" office:value-type="float" office:value="0" calcext:value-type="float">
            <text:p>0.00000</text:p>
          </table:table-cell>
          <table:table-cell table:formula="of:=SUM([.Q492:.W492])" office:value-type="float" office:value="0.146905424741602" calcext:value-type="float">
            <text:p>0.14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1" calcext:value-type="float">
            <text:p>491</text:p>
          </table:table-cell>
          <table:table-cell office:value-type="float" office:value="96.59" calcext:value-type="float">
            <text:p>96.59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60.19" calcext:value-type="float">
            <text:p>60.19</text:p>
          </table:table-cell>
          <table:table-cell office:value-type="float" office:value="29.87" calcext:value-type="float">
            <text:p>29.87</text:p>
          </table:table-cell>
          <table:table-cell office:value-type="float" office:value="0" calcext:value-type="float">
            <text:p>0</text:p>
          </table:table-cell>
          <table:table-cell office:value-type="float" office:value="0.006499" calcext:value-type="float">
            <text:p>0.006499</text:p>
          </table:table-cell>
          <table:table-cell office:value-type="float" office:value="5.523" calcext:value-type="float">
            <text:p>5.523</text:p>
          </table:table-cell>
          <table:table-cell office:value-type="float" office:value="0.911" calcext:value-type="float">
            <text:p>0.911</text:p>
          </table:table-cell>
          <table:table-cell office:value-type="float" office:value="0" calcext:value-type="float">
            <text:p>0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1" calcext:value-type="float">
            <text:p>491</text:p>
          </table:table-cell>
          <table:table-cell table:formula="of:=[.B493]/[.$N$1]" office:value-type="float" office:value="0.155991602067183" calcext:value-type="float">
            <text:p>0.15599</text:p>
          </table:table-cell>
          <table:table-cell table:formula="of:=[.C493]/[.$N$1]" office:value-type="float" office:value="0.000154651162790698" calcext:value-type="float">
            <text:p>0.00015</text:p>
          </table:table-cell>
          <table:table-cell table:formula="of:=[.D493]/[.$N$1]" office:value-type="float" office:value="0.0972060723514212" calcext:value-type="float">
            <text:p>0.09721</text:p>
          </table:table-cell>
          <table:table-cell table:formula="of:=[.E493]/[.$N$1]" office:value-type="float" office:value="0.0482396640826873" calcext:value-type="float">
            <text:p>0.04824</text:p>
          </table:table-cell>
          <table:table-cell table:formula="of:=[.F493]/[.$N$1]" office:value-type="float" office:value="0" calcext:value-type="float">
            <text:p>0.00000</text:p>
          </table:table-cell>
          <table:table-cell table:formula="of:=[.G493]/[.$N$1]" office:value-type="float" office:value="0.0000104958010335917" calcext:value-type="float">
            <text:p>0.00001</text:p>
          </table:table-cell>
          <table:table-cell table:formula="of:=[.H493]/[.$N$1]" office:value-type="float" office:value="0.00891957364341085" calcext:value-type="float">
            <text:p>0.00892</text:p>
          </table:table-cell>
          <table:table-cell table:formula="of:=[.I493]/[.$N$1]" office:value-type="float" office:value="0.00147125322997416" calcext:value-type="float">
            <text:p>0.00147</text:p>
          </table:table-cell>
          <table:table-cell table:formula="of:=[.J493]/[.$N$1]" office:value-type="float" office:value="0" calcext:value-type="float">
            <text:p>0.00000</text:p>
          </table:table-cell>
          <table:table-cell table:formula="of:=SUM([.Q493:.W493])" office:value-type="float" office:value="0.155847059108527" calcext:value-type="float">
            <text:p>0.15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76" calcext:value-type="float">
            <text:p>0.095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2" calcext:value-type="float">
            <text:p>492</text:p>
          </table:table-cell>
          <table:table-cell office:value-type="float" office:value="99.84" calcext:value-type="float">
            <text:p>99.84</text:p>
          </table:table-cell>
          <table:table-cell office:value-type="float" office:value="0.1026" calcext:value-type="float">
            <text:p>0.1026</text:p>
          </table:table-cell>
          <table:table-cell office:value-type="float" office:value="64.27" calcext:value-type="float">
            <text:p>64.27</text:p>
          </table:table-cell>
          <table:table-cell office:value-type="float" office:value="29.15" calcext:value-type="float">
            <text:p>29.15</text:p>
          </table:table-cell>
          <table:table-cell office:value-type="float" office:value="0" calcext:value-type="float">
            <text:p>0</text:p>
          </table:table-cell>
          <table:table-cell office:value-type="float" office:value="0.007721" calcext:value-type="float">
            <text:p>0.007721</text:p>
          </table:table-cell>
          <table:table-cell office:value-type="float" office:value="5.642" calcext:value-type="float">
            <text:p>5.642</text:p>
          </table:table-cell>
          <table:table-cell office:value-type="float" office:value="0.6678" calcext:value-type="float">
            <text:p>0.6678</text:p>
          </table:table-cell>
          <table:table-cell office:value-type="float" office:value="0" calcext:value-type="float">
            <text:p>0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2" calcext:value-type="float">
            <text:p>492</text:p>
          </table:table-cell>
          <table:table-cell table:formula="of:=[.B494]/[.$N$1]" office:value-type="float" office:value="0.161240310077519" calcext:value-type="float">
            <text:p>0.16124</text:p>
          </table:table-cell>
          <table:table-cell table:formula="of:=[.C494]/[.$N$1]" office:value-type="float" office:value="0.000165697674418605" calcext:value-type="float">
            <text:p>0.00017</text:p>
          </table:table-cell>
          <table:table-cell table:formula="of:=[.D494]/[.$N$1]" office:value-type="float" office:value="0.103795219638243" calcext:value-type="float">
            <text:p>0.10380</text:p>
          </table:table-cell>
          <table:table-cell table:formula="of:=[.E494]/[.$N$1]" office:value-type="float" office:value="0.0470768733850129" calcext:value-type="float">
            <text:p>0.04708</text:p>
          </table:table-cell>
          <table:table-cell table:formula="of:=[.F494]/[.$N$1]" office:value-type="float" office:value="0" calcext:value-type="float">
            <text:p>0.00000</text:p>
          </table:table-cell>
          <table:table-cell table:formula="of:=[.G494]/[.$N$1]" office:value-type="float" office:value="0.000012469315245478" calcext:value-type="float">
            <text:p>0.00001</text:p>
          </table:table-cell>
          <table:table-cell table:formula="of:=[.H494]/[.$N$1]" office:value-type="float" office:value="0.00911175710594315" calcext:value-type="float">
            <text:p>0.00911</text:p>
          </table:table-cell>
          <table:table-cell table:formula="of:=[.I494]/[.$N$1]" office:value-type="float" office:value="0.00107848837209302" calcext:value-type="float">
            <text:p>0.00108</text:p>
          </table:table-cell>
          <table:table-cell table:formula="of:=[.J494]/[.$N$1]" office:value-type="float" office:value="0" calcext:value-type="float">
            <text:p>0.00000</text:p>
          </table:table-cell>
          <table:table-cell table:formula="of:=SUM([.Q494:.W494])" office:value-type="float" office:value="0.161074807816537" calcext:value-type="float">
            <text:p>0.16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6" calcext:value-type="float">
            <text:p>0.10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3" calcext:value-type="float">
            <text:p>493</text:p>
          </table:table-cell>
          <table:table-cell office:value-type="float" office:value="105.4" calcext:value-type="float">
            <text:p>105.4</text:p>
          </table:table-cell>
          <table:table-cell office:value-type="float" office:value="0.1069" calcext:value-type="float">
            <text:p>0.1069</text:p>
          </table:table-cell>
          <table:table-cell office:value-type="float" office:value="69.39" calcext:value-type="float">
            <text:p>69.39</text:p>
          </table:table-cell>
          <table:table-cell office:value-type="float" office:value="29.41" calcext:value-type="float">
            <text:p>29.41</text:p>
          </table:table-cell>
          <table:table-cell office:value-type="float" office:value="0" calcext:value-type="float">
            <text:p>0</text:p>
          </table:table-cell>
          <table:table-cell office:value-type="float" office:value="0.009627" calcext:value-type="float">
            <text:p>0.009627</text:p>
          </table:table-cell>
          <table:table-cell office:value-type="float" office:value="5.602" calcext:value-type="float">
            <text:p>5.60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" calcext:value-type="float">
            <text:p>0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3" calcext:value-type="float">
            <text:p>493</text:p>
          </table:table-cell>
          <table:table-cell table:formula="of:=[.B495]/[.$N$1]" office:value-type="float" office:value="0.170219638242894" calcext:value-type="float">
            <text:p>0.17022</text:p>
          </table:table-cell>
          <table:table-cell table:formula="of:=[.C495]/[.$N$1]" office:value-type="float" office:value="0.000172642118863049" calcext:value-type="float">
            <text:p>0.00017</text:p>
          </table:table-cell>
          <table:table-cell table:formula="of:=[.D495]/[.$N$1]" office:value-type="float" office:value="0.112063953488372" calcext:value-type="float">
            <text:p>0.11206</text:p>
          </table:table-cell>
          <table:table-cell table:formula="of:=[.E495]/[.$N$1]" office:value-type="float" office:value="0.0474967700258398" calcext:value-type="float">
            <text:p>0.04750</text:p>
          </table:table-cell>
          <table:table-cell table:formula="of:=[.F495]/[.$N$1]" office:value-type="float" office:value="0" calcext:value-type="float">
            <text:p>0.00000</text:p>
          </table:table-cell>
          <table:table-cell table:formula="of:=[.G495]/[.$N$1]" office:value-type="float" office:value="0.000015547480620155" calcext:value-type="float">
            <text:p>0.00002</text:p>
          </table:table-cell>
          <table:table-cell table:formula="of:=[.H495]/[.$N$1]" office:value-type="float" office:value="0.00904715762273902" calcext:value-type="float">
            <text:p>0.00905</text:p>
          </table:table-cell>
          <table:table-cell table:formula="of:=[.I495]/[.$N$1]" office:value-type="float" office:value="0.001421834625323" calcext:value-type="float">
            <text:p>0.00142</text:p>
          </table:table-cell>
          <table:table-cell table:formula="of:=[.J495]/[.$N$1]" office:value-type="float" office:value="0" calcext:value-type="float">
            <text:p>0.00000</text:p>
          </table:table-cell>
          <table:table-cell table:formula="of:=SUM([.Q495:.W495])" office:value-type="float" office:value="0.170045263242894" calcext:value-type="float">
            <text:p>0.17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9" calcext:value-type="float">
            <text:p>0.106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4" calcext:value-type="float">
            <text:p>494</text:p>
          </table:table-cell>
          <table:table-cell office:value-type="float" office:value="110.3" calcext:value-type="float">
            <text:p>110.3</text:p>
          </table:table-cell>
          <table:table-cell office:value-type="float" office:value="0.1099" calcext:value-type="float">
            <text:p>0.1099</text:p>
          </table:table-cell>
          <table:table-cell office:value-type="float" office:value="73.84" calcext:value-type="float">
            <text:p>73.84</text:p>
          </table:table-cell>
          <table:table-cell office:value-type="float" office:value="29.59" calcext:value-type="float">
            <text:p>29.59</text:p>
          </table:table-cell>
          <table:table-cell office:value-type="float" office:value="0" calcext:value-type="float">
            <text:p>0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5.755" calcext:value-type="float">
            <text:p>5.755</text:p>
          </table:table-cell>
          <table:table-cell office:value-type="float" office:value="0.9654" calcext:value-type="float">
            <text:p>0.9654</text:p>
          </table:table-cell>
          <table:table-cell office:value-type="float" office:value="0" calcext:value-type="float">
            <text:p>0</text:p>
          </table:table-cell>
          <table:table-cell office:value-type="float" office:value="0.1099" calcext:value-type="float">
            <text:p>0.1099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4" calcext:value-type="float">
            <text:p>494</text:p>
          </table:table-cell>
          <table:table-cell table:formula="of:=[.B496]/[.$N$1]" office:value-type="float" office:value="0.178133074935401" calcext:value-type="float">
            <text:p>0.17813</text:p>
          </table:table-cell>
          <table:table-cell table:formula="of:=[.C496]/[.$N$1]" office:value-type="float" office:value="0.000177487080103359" calcext:value-type="float">
            <text:p>0.00018</text:p>
          </table:table-cell>
          <table:table-cell table:formula="of:=[.D496]/[.$N$1]" office:value-type="float" office:value="0.119250645994832" calcext:value-type="float">
            <text:p>0.11925</text:p>
          </table:table-cell>
          <table:table-cell table:formula="of:=[.E496]/[.$N$1]" office:value-type="float" office:value="0.0477874677002584" calcext:value-type="float">
            <text:p>0.04779</text:p>
          </table:table-cell>
          <table:table-cell table:formula="of:=[.F496]/[.$N$1]" office:value-type="float" office:value="0" calcext:value-type="float">
            <text:p>0.00000</text:p>
          </table:table-cell>
          <table:table-cell table:formula="of:=[.G496]/[.$N$1]" office:value-type="float" office:value="0.000012375645994832" calcext:value-type="float">
            <text:p>0.00001</text:p>
          </table:table-cell>
          <table:table-cell table:formula="of:=[.H496]/[.$N$1]" office:value-type="float" office:value="0.00929425064599483" calcext:value-type="float">
            <text:p>0.00929</text:p>
          </table:table-cell>
          <table:table-cell table:formula="of:=[.I496]/[.$N$1]" office:value-type="float" office:value="0.00155910852713178" calcext:value-type="float">
            <text:p>0.00156</text:p>
          </table:table-cell>
          <table:table-cell table:formula="of:=[.J496]/[.$N$1]" office:value-type="float" office:value="0" calcext:value-type="float">
            <text:p>0.00000</text:p>
          </table:table-cell>
          <table:table-cell table:formula="of:=SUM([.Q496:.W496])" office:value-type="float" office:value="0.177903848514212" calcext:value-type="float">
            <text:p>0.17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9" calcext:value-type="float">
            <text:p>0.10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5" calcext:value-type="float">
            <text:p>495</text:p>
          </table:table-cell>
          <table:table-cell office:value-type="float" office:value="112.1" calcext:value-type="float">
            <text:p>112.1</text:p>
          </table:table-cell>
          <table:table-cell office:value-type="float" office:value="0.1176" calcext:value-type="float">
            <text:p>0.1176</text:p>
          </table:table-cell>
          <table:table-cell office:value-type="float" office:value="75.33" calcext:value-type="float">
            <text:p>75.33</text:p>
          </table:table-cell>
          <table:table-cell office:value-type="float" office:value="30.23" calcext:value-type="float">
            <text:p>30.23</text:p>
          </table:table-cell>
          <table:table-cell office:value-type="float" office:value="0" calcext:value-type="float">
            <text:p>0</text:p>
          </table:table-cell>
          <table:table-cell office:value-type="float" office:value="0.007357" calcext:value-type="float">
            <text:p>0.007357</text:p>
          </table:table-cell>
          <table:table-cell office:value-type="float" office:value="5.506" calcext:value-type="float">
            <text:p>5.506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5" calcext:value-type="float">
            <text:p>495</text:p>
          </table:table-cell>
          <table:table-cell table:formula="of:=[.B497]/[.$N$1]" office:value-type="float" office:value="0.181040051679587" calcext:value-type="float">
            <text:p>0.18104</text:p>
          </table:table-cell>
          <table:table-cell table:formula="of:=[.C497]/[.$N$1]" office:value-type="float" office:value="0.000189922480620155" calcext:value-type="float">
            <text:p>0.00019</text:p>
          </table:table-cell>
          <table:table-cell table:formula="of:=[.D497]/[.$N$1]" office:value-type="float" office:value="0.121656976744186" calcext:value-type="float">
            <text:p>0.12166</text:p>
          </table:table-cell>
          <table:table-cell table:formula="of:=[.E497]/[.$N$1]" office:value-type="float" office:value="0.0488210594315245" calcext:value-type="float">
            <text:p>0.04882</text:p>
          </table:table-cell>
          <table:table-cell table:formula="of:=[.F497]/[.$N$1]" office:value-type="float" office:value="0" calcext:value-type="float">
            <text:p>0.00000</text:p>
          </table:table-cell>
          <table:table-cell table:formula="of:=[.G497]/[.$N$1]" office:value-type="float" office:value="0.0000118814599483204" calcext:value-type="float">
            <text:p>0.00001</text:p>
          </table:table-cell>
          <table:table-cell table:formula="of:=[.H497]/[.$N$1]" office:value-type="float" office:value="0.0088921188630491" calcext:value-type="float">
            <text:p>0.00889</text:p>
          </table:table-cell>
          <table:table-cell table:formula="of:=[.I497]/[.$N$1]" office:value-type="float" office:value="0.00146237080103359" calcext:value-type="float">
            <text:p>0.00146</text:p>
          </table:table-cell>
          <table:table-cell table:formula="of:=[.J497]/[.$N$1]" office:value-type="float" office:value="0" calcext:value-type="float">
            <text:p>0.00000</text:p>
          </table:table-cell>
          <table:table-cell table:formula="of:=SUM([.Q497:.W497])" office:value-type="float" office:value="0.180844407299742" calcext:value-type="float">
            <text:p>0.18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76" calcext:value-type="float">
            <text:p>0.11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6" calcext:value-type="float">
            <text:p>496</text:p>
          </table:table-cell>
          <table:table-cell office:value-type="float" office:value="120" calcext:value-type="float">
            <text:p>120</text:p>
          </table:table-cell>
          <table:table-cell office:value-type="float" office:value="0.1227" calcext:value-type="float">
            <text:p>0.1227</text:p>
          </table:table-cell>
          <table:table-cell office:value-type="float" office:value="84.4" calcext:value-type="float">
            <text:p>84.4</text:p>
          </table:table-cell>
          <table:table-cell office:value-type="float" office:value="29.4" calcext:value-type="float">
            <text:p>29.4</text:p>
          </table:table-cell>
          <table:table-cell office:value-type="float" office:value="0" calcext:value-type="float">
            <text:p>0</text:p>
          </table:table-cell>
          <table:table-cell office:value-type="float" office:value="0.007979" calcext:value-type="float">
            <text:p>0.007979</text:p>
          </table:table-cell>
          <table:table-cell office:value-type="float" office:value="5.441" calcext:value-type="float">
            <text:p>5.441</text:p>
          </table:table-cell>
          <table:table-cell office:value-type="float" office:value="0.5824" calcext:value-type="float">
            <text:p>0.5824</text:p>
          </table:table-cell>
          <table:table-cell office:value-type="float" office:value="0" calcext:value-type="float">
            <text:p>0</text:p>
          </table:table-cell>
          <table:table-cell office:value-type="float" office:value="0.1227" calcext:value-type="float">
            <text:p>0.122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6" calcext:value-type="float">
            <text:p>496</text:p>
          </table:table-cell>
          <table:table-cell table:formula="of:=[.B498]/[.$N$1]" office:value-type="float" office:value="0.193798449612403" calcext:value-type="float">
            <text:p>0.19380</text:p>
          </table:table-cell>
          <table:table-cell table:formula="of:=[.C498]/[.$N$1]" office:value-type="float" office:value="0.000198158914728682" calcext:value-type="float">
            <text:p>0.00020</text:p>
          </table:table-cell>
          <table:table-cell table:formula="of:=[.D498]/[.$N$1]" office:value-type="float" office:value="0.136304909560724" calcext:value-type="float">
            <text:p>0.13630</text:p>
          </table:table-cell>
          <table:table-cell table:formula="of:=[.E498]/[.$N$1]" office:value-type="float" office:value="0.0474806201550388" calcext:value-type="float">
            <text:p>0.04748</text:p>
          </table:table-cell>
          <table:table-cell table:formula="of:=[.F498]/[.$N$1]" office:value-type="float" office:value="0" calcext:value-type="float">
            <text:p>0.00000</text:p>
          </table:table-cell>
          <table:table-cell table:formula="of:=[.G498]/[.$N$1]" office:value-type="float" office:value="0.0000128859819121447" calcext:value-type="float">
            <text:p>0.00001</text:p>
          </table:table-cell>
          <table:table-cell table:formula="of:=[.H498]/[.$N$1]" office:value-type="float" office:value="0.00878714470284238" calcext:value-type="float">
            <text:p>0.00879</text:p>
          </table:table-cell>
          <table:table-cell table:formula="of:=[.I498]/[.$N$1]" office:value-type="float" office:value="0.000940568475452196" calcext:value-type="float">
            <text:p>0.00094</text:p>
          </table:table-cell>
          <table:table-cell table:formula="of:=[.J498]/[.$N$1]" office:value-type="float" office:value="0" calcext:value-type="float">
            <text:p>0.00000</text:p>
          </table:table-cell>
          <table:table-cell table:formula="of:=SUM([.Q498:.W498])" office:value-type="float" office:value="0.193526128875969" calcext:value-type="float">
            <text:p>0.19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7" calcext:value-type="float">
            <text:p>0.1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7" calcext:value-type="float">
            <text:p>497</text:p>
          </table:table-cell>
          <table:table-cell office:value-type="float" office:value="124.4" calcext:value-type="float">
            <text:p>124.4</text:p>
          </table:table-cell>
          <table:table-cell office:value-type="float" office:value="0.1294" calcext:value-type="float">
            <text:p>0.1294</text:p>
          </table:table-cell>
          <table:table-cell office:value-type="float" office:value="88.01" calcext:value-type="float">
            <text:p>88.01</text:p>
          </table:table-cell>
          <table:table-cell office:value-type="float" office:value="30.27" calcext:value-type="float">
            <text:p>30.27</text:p>
          </table:table-cell>
          <table:table-cell office:value-type="float" office:value="0" calcext:value-type="float">
            <text:p>0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5.267" calcext:value-type="float">
            <text:p>5.267</text:p>
          </table:table-cell>
          <table:table-cell office:value-type="float" office:value="0.7389" calcext:value-type="float">
            <text:p>0.7389</text:p>
          </table:table-cell>
          <table:table-cell office:value-type="float" office:value="0" calcext:value-type="float">
            <text:p>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7" calcext:value-type="float">
            <text:p>497</text:p>
          </table:table-cell>
          <table:table-cell table:formula="of:=[.B499]/[.$N$1]" office:value-type="float" office:value="0.200904392764858" calcext:value-type="float">
            <text:p>0.20090</text:p>
          </table:table-cell>
          <table:table-cell table:formula="of:=[.C499]/[.$N$1]" office:value-type="float" office:value="0.000208979328165375" calcext:value-type="float">
            <text:p>0.00021</text:p>
          </table:table-cell>
          <table:table-cell table:formula="of:=[.D499]/[.$N$1]" office:value-type="float" office:value="0.142135012919897" calcext:value-type="float">
            <text:p>0.14214</text:p>
          </table:table-cell>
          <table:table-cell table:formula="of:=[.E499]/[.$N$1]" office:value-type="float" office:value="0.0488856589147287" calcext:value-type="float">
            <text:p>0.04889</text:p>
          </table:table-cell>
          <table:table-cell table:formula="of:=[.F499]/[.$N$1]" office:value-type="float" office:value="0" calcext:value-type="float">
            <text:p>0.00000</text:p>
          </table:table-cell>
          <table:table-cell table:formula="of:=[.G499]/[.$N$1]" office:value-type="float" office:value="0.0000111821705426357" calcext:value-type="float">
            <text:p>0.00001</text:p>
          </table:table-cell>
          <table:table-cell table:formula="of:=[.H499]/[.$N$1]" office:value-type="float" office:value="0.00850613695090439" calcext:value-type="float">
            <text:p>0.00851</text:p>
          </table:table-cell>
          <table:table-cell table:formula="of:=[.I499]/[.$N$1]" office:value-type="float" office:value="0.00119331395348837" calcext:value-type="float">
            <text:p>0.00119</text:p>
          </table:table-cell>
          <table:table-cell table:formula="of:=[.J499]/[.$N$1]" office:value-type="float" office:value="0" calcext:value-type="float">
            <text:p>0.00000</text:p>
          </table:table-cell>
          <table:table-cell table:formula="of:=SUM([.Q499:.W499])" office:value-type="float" office:value="0.200731304909561" calcext:value-type="float">
            <text:p>0.2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4" calcext:value-type="float">
            <text:p>0.12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8" calcext:value-type="float">
            <text:p>498</text:p>
          </table:table-cell>
          <table:table-cell office:value-type="float" office:value="130.6" calcext:value-type="float">
            <text:p>130.6</text:p>
          </table:table-cell>
          <table:table-cell office:value-type="float" office:value="0.1514" calcext:value-type="float">
            <text:p>0.1514</text:p>
          </table:table-cell>
          <table:table-cell office:value-type="float" office:value="93.49" calcext:value-type="float">
            <text:p>93.49</text:p>
          </table:table-cell>
          <table:table-cell office:value-type="float" office:value="30.77" calcext:value-type="float">
            <text:p>30.77</text:p>
          </table:table-cell>
          <table:table-cell office:value-type="float" office:value="0" calcext:value-type="float">
            <text:p>0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5.347" calcext:value-type="float">
            <text:p>5.347</text:p>
          </table:table-cell>
          <table:table-cell office:value-type="float" office:value="0.8466" calcext:value-type="float">
            <text:p>0.8466</text:p>
          </table:table-cell>
          <table:table-cell office:value-type="float" office:value="0" calcext:value-type="float">
            <text:p>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8" calcext:value-type="float">
            <text:p>498</text:p>
          </table:table-cell>
          <table:table-cell table:formula="of:=[.B500]/[.$N$1]" office:value-type="float" office:value="0.210917312661499" calcext:value-type="float">
            <text:p>0.21092</text:p>
          </table:table-cell>
          <table:table-cell table:formula="of:=[.C500]/[.$N$1]" office:value-type="float" office:value="0.000244509043927649" calcext:value-type="float">
            <text:p>0.00024</text:p>
          </table:table-cell>
          <table:table-cell table:formula="of:=[.D500]/[.$N$1]" office:value-type="float" office:value="0.150985142118863" calcext:value-type="float">
            <text:p>0.15099</text:p>
          </table:table-cell>
          <table:table-cell table:formula="of:=[.E500]/[.$N$1]" office:value-type="float" office:value="0.0496931524547804" calcext:value-type="float">
            <text:p>0.04969</text:p>
          </table:table-cell>
          <table:table-cell table:formula="of:=[.F500]/[.$N$1]" office:value-type="float" office:value="0" calcext:value-type="float">
            <text:p>0.00000</text:p>
          </table:table-cell>
          <table:table-cell table:formula="of:=[.G500]/[.$N$1]" office:value-type="float" office:value="0.0000122480620155039" calcext:value-type="float">
            <text:p>0.00001</text:p>
          </table:table-cell>
          <table:table-cell table:formula="of:=[.H500]/[.$N$1]" office:value-type="float" office:value="0.00863533591731266" calcext:value-type="float">
            <text:p>0.00864</text:p>
          </table:table-cell>
          <table:table-cell table:formula="of:=[.I500]/[.$N$1]" office:value-type="float" office:value="0.0013672480620155" calcext:value-type="float">
            <text:p>0.00137</text:p>
          </table:table-cell>
          <table:table-cell table:formula="of:=[.J500]/[.$N$1]" office:value-type="float" office:value="0" calcext:value-type="float">
            <text:p>0.00000</text:p>
          </table:table-cell>
          <table:table-cell table:formula="of:=SUM([.Q500:.W500])" office:value-type="float" office:value="0.210693126614987" calcext:value-type="float">
            <text:p>0.21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14" calcext:value-type="float">
            <text:p>0.15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499" calcext:value-type="float">
            <text:p>499</text:p>
          </table:table-cell>
          <table:table-cell office:value-type="float" office:value="135.4" calcext:value-type="float">
            <text:p>135.4</text:p>
          </table:table-cell>
          <table:table-cell office:value-type="float" office:value="0.1535" calcext:value-type="float">
            <text:p>0.1535</text:p>
          </table:table-cell>
          <table:table-cell office:value-type="float" office:value="99.02" calcext:value-type="float">
            <text:p>99.02</text:p>
          </table:table-cell>
          <table:table-cell office:value-type="float" office:value="30.46" calcext:value-type="float">
            <text:p>30.46</text:p>
          </table:table-cell>
          <table:table-cell office:value-type="float" office:value="0" calcext:value-type="float">
            <text:p>0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5.141" calcext:value-type="float">
            <text:p>5.141</text:p>
          </table:table-cell>
          <table:table-cell office:value-type="float" office:value="0.6205" calcext:value-type="float">
            <text:p>0.6205</text:p>
          </table:table-cell>
          <table:table-cell office:value-type="float" office:value="0" calcext:value-type="float">
            <text:p>0</text:p>
          </table:table-cell>
          <table:table-cell office:value-type="float" office:value="0.1535" calcext:value-type="float">
            <text:p>0.153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499" calcext:value-type="float">
            <text:p>499</text:p>
          </table:table-cell>
          <table:table-cell table:formula="of:=[.B501]/[.$N$1]" office:value-type="float" office:value="0.218669250645995" calcext:value-type="float">
            <text:p>0.21867</text:p>
          </table:table-cell>
          <table:table-cell table:formula="of:=[.C501]/[.$N$1]" office:value-type="float" office:value="0.000247900516795866" calcext:value-type="float">
            <text:p>0.00025</text:p>
          </table:table-cell>
          <table:table-cell table:formula="of:=[.D501]/[.$N$1]" office:value-type="float" office:value="0.159916020671835" calcext:value-type="float">
            <text:p>0.15992</text:p>
          </table:table-cell>
          <table:table-cell table:formula="of:=[.E501]/[.$N$1]" office:value-type="float" office:value="0.0491925064599483" calcext:value-type="float">
            <text:p>0.04919</text:p>
          </table:table-cell>
          <table:table-cell table:formula="of:=[.F501]/[.$N$1]" office:value-type="float" office:value="0" calcext:value-type="float">
            <text:p>0.00000</text:p>
          </table:table-cell>
          <table:table-cell table:formula="of:=[.G501]/[.$N$1]" office:value-type="float" office:value="0.00000966892764857881" calcext:value-type="float">
            <text:p>0.00001</text:p>
          </table:table-cell>
          <table:table-cell table:formula="of:=[.H501]/[.$N$1]" office:value-type="float" office:value="0.00830264857881137" calcext:value-type="float">
            <text:p>0.00830</text:p>
          </table:table-cell>
          <table:table-cell table:formula="of:=[.I501]/[.$N$1]" office:value-type="float" office:value="0.00100209948320413" calcext:value-type="float">
            <text:p>0.00100</text:p>
          </table:table-cell>
          <table:table-cell table:formula="of:=[.J501]/[.$N$1]" office:value-type="float" office:value="0" calcext:value-type="float">
            <text:p>0.00000</text:p>
          </table:table-cell>
          <table:table-cell table:formula="of:=SUM([.Q501:.W501])" office:value-type="float" office:value="0.218422944121447" calcext:value-type="float">
            <text:p>0.21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35" calcext:value-type="float">
            <text:p>0.15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0" calcext:value-type="float">
            <text:p>500</text:p>
          </table:table-cell>
          <table:table-cell office:value-type="float" office:value="142.8" calcext:value-type="float">
            <text:p>142.8</text:p>
          </table:table-cell>
          <table:table-cell office:value-type="float" office:value="0.1565" calcext:value-type="float">
            <text:p>0.1565</text:p>
          </table:table-cell>
          <table:table-cell office:value-type="float" office:value="105.4" calcext:value-type="float">
            <text:p>105.4</text:p>
          </table:table-cell>
          <table:table-cell office:value-type="float" office:value="31.19" calcext:value-type="float">
            <text:p>31.19</text:p>
          </table:table-cell>
          <table:table-cell office:value-type="float" office:value="0" calcext:value-type="float">
            <text:p>0</text:p>
          </table:table-cell>
          <table:table-cell office:value-type="float" office:value="0.006635" calcext:value-type="float">
            <text:p>0.006635</text:p>
          </table:table-cell>
          <table:table-cell office:value-type="float" office:value="5.293" calcext:value-type="float">
            <text:p>5.293</text:p>
          </table:table-cell>
          <table:table-cell office:value-type="float" office:value="0.7644" calcext:value-type="float">
            <text:p>0.7644</text:p>
          </table:table-cell>
          <table:table-cell office:value-type="float" office:value="0" calcext:value-type="float">
            <text:p>0</text:p>
          </table:table-cell>
          <table:table-cell office:value-type="float" office:value="0.1565" calcext:value-type="float">
            <text:p>0.156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0" calcext:value-type="float">
            <text:p>500</text:p>
          </table:table-cell>
          <table:table-cell table:formula="of:=[.B502]/[.$N$1]" office:value-type="float" office:value="0.23062015503876" calcext:value-type="float">
            <text:p>0.23062</text:p>
          </table:table-cell>
          <table:table-cell table:formula="of:=[.C502]/[.$N$1]" office:value-type="float" office:value="0.000252745478036176" calcext:value-type="float">
            <text:p>0.00025</text:p>
          </table:table-cell>
          <table:table-cell table:formula="of:=[.D502]/[.$N$1]" office:value-type="float" office:value="0.170219638242894" calcext:value-type="float">
            <text:p>0.17022</text:p>
          </table:table-cell>
          <table:table-cell table:formula="of:=[.E502]/[.$N$1]" office:value-type="float" office:value="0.0503714470284238" calcext:value-type="float">
            <text:p>0.05037</text:p>
          </table:table-cell>
          <table:table-cell table:formula="of:=[.F502]/[.$N$1]" office:value-type="float" office:value="0" calcext:value-type="float">
            <text:p>0.00000</text:p>
          </table:table-cell>
          <table:table-cell table:formula="of:=[.G502]/[.$N$1]" office:value-type="float" office:value="0.0000107154392764858" calcext:value-type="float">
            <text:p>0.00001</text:p>
          </table:table-cell>
          <table:table-cell table:formula="of:=[.H502]/[.$N$1]" office:value-type="float" office:value="0.00854812661498708" calcext:value-type="float">
            <text:p>0.00855</text:p>
          </table:table-cell>
          <table:table-cell table:formula="of:=[.I502]/[.$N$1]" office:value-type="float" office:value="0.00123449612403101" calcext:value-type="float">
            <text:p>0.00123</text:p>
          </table:table-cell>
          <table:table-cell table:formula="of:=[.J502]/[.$N$1]" office:value-type="float" office:value="0" calcext:value-type="float">
            <text:p>0.00000</text:p>
          </table:table-cell>
          <table:table-cell table:formula="of:=SUM([.Q502:.W502])" office:value-type="float" office:value="0.230384423449612" calcext:value-type="float">
            <text:p>0.23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65" calcext:value-type="float">
            <text:p>0.15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1" calcext:value-type="float">
            <text:p>501</text:p>
          </table:table-cell>
          <table:table-cell office:value-type="float" office:value="146.3" calcext:value-type="float">
            <text:p>146.3</text:p>
          </table:table-cell>
          <table:table-cell office:value-type="float" office:value="0.1707" calcext:value-type="float">
            <text:p>0.1707</text:p>
          </table:table-cell>
          <table:table-cell office:value-type="float" office:value="109.4" calcext:value-type="float">
            <text:p>109.4</text:p>
          </table:table-cell>
          <table:table-cell office:value-type="float" office:value="31.04" calcext:value-type="float">
            <text:p>31.04</text:p>
          </table:table-cell>
          <table:table-cell office:value-type="float" office:value="0" calcext:value-type="float">
            <text:p>0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5.086" calcext:value-type="float">
            <text:p>5.086</text:p>
          </table:table-cell>
          <table:table-cell office:value-type="float" office:value="0.6484" calcext:value-type="float">
            <text:p>0.6484</text:p>
          </table:table-cell>
          <table:table-cell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1" calcext:value-type="float">
            <text:p>501</text:p>
          </table:table-cell>
          <table:table-cell table:formula="of:=[.B503]/[.$N$1]" office:value-type="float" office:value="0.236272609819121" calcext:value-type="float">
            <text:p>0.23627</text:p>
          </table:table-cell>
          <table:table-cell table:formula="of:=[.C503]/[.$N$1]" office:value-type="float" office:value="0.000275678294573643" calcext:value-type="float">
            <text:p>0.00028</text:p>
          </table:table-cell>
          <table:table-cell table:formula="of:=[.D503]/[.$N$1]" office:value-type="float" office:value="0.176679586563307" calcext:value-type="float">
            <text:p>0.17668</text:p>
          </table:table-cell>
          <table:table-cell table:formula="of:=[.E503]/[.$N$1]" office:value-type="float" office:value="0.0501291989664083" calcext:value-type="float">
            <text:p>0.05013</text:p>
          </table:table-cell>
          <table:table-cell table:formula="of:=[.F503]/[.$N$1]" office:value-type="float" office:value="0" calcext:value-type="float">
            <text:p>0.00000</text:p>
          </table:table-cell>
          <table:table-cell table:formula="of:=[.G503]/[.$N$1]" office:value-type="float" office:value="0.0000148062015503876" calcext:value-type="float">
            <text:p>0.00001</text:p>
          </table:table-cell>
          <table:table-cell table:formula="of:=[.H503]/[.$N$1]" office:value-type="float" office:value="0.00821382428940569" calcext:value-type="float">
            <text:p>0.00821</text:p>
          </table:table-cell>
          <table:table-cell table:formula="of:=[.I503]/[.$N$1]" office:value-type="float" office:value="0.00104715762273902" calcext:value-type="float">
            <text:p>0.00105</text:p>
          </table:table-cell>
          <table:table-cell table:formula="of:=[.J503]/[.$N$1]" office:value-type="float" office:value="0" calcext:value-type="float">
            <text:p>0.00000</text:p>
          </table:table-cell>
          <table:table-cell table:formula="of:=SUM([.Q503:.W503])" office:value-type="float" office:value="0.236084573643411" calcext:value-type="float">
            <text:p>0.23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7" calcext:value-type="float">
            <text:p>0.17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2" calcext:value-type="float">
            <text:p>502</text:p>
          </table:table-cell>
          <table:table-cell office:value-type="float" office:value="154" calcext:value-type="float">
            <text:p>154</text:p>
          </table:table-cell>
          <table:table-cell office:value-type="float" office:value="0.1848" calcext:value-type="float">
            <text:p>0.1848</text:p>
          </table:table-cell>
          <table:table-cell office:value-type="float" office:value="116.4" calcext:value-type="float">
            <text:p>116.4</text:p>
          </table:table-cell>
          <table:table-cell office:value-type="float" office:value="31.88" calcext:value-type="float">
            <text:p>31.88</text:p>
          </table:table-cell>
          <table:table-cell office:value-type="float" office:value="0" calcext:value-type="float">
            <text:p>0</text:p>
          </table:table-cell>
          <table:table-cell office:value-type="float" office:value="0.008817" calcext:value-type="float">
            <text:p>0.008817</text:p>
          </table:table-cell>
          <table:table-cell office:value-type="float" office:value="4.976" calcext:value-type="float">
            <text:p>4.976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0.1848" calcext:value-type="float">
            <text:p>0.184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2" calcext:value-type="float">
            <text:p>502</text:p>
          </table:table-cell>
          <table:table-cell table:formula="of:=[.B504]/[.$N$1]" office:value-type="float" office:value="0.248708010335917" calcext:value-type="float">
            <text:p>0.24871</text:p>
          </table:table-cell>
          <table:table-cell table:formula="of:=[.C504]/[.$N$1]" office:value-type="float" office:value="0.000298449612403101" calcext:value-type="float">
            <text:p>0.00030</text:p>
          </table:table-cell>
          <table:table-cell table:formula="of:=[.D504]/[.$N$1]" office:value-type="float" office:value="0.187984496124031" calcext:value-type="float">
            <text:p>0.18798</text:p>
          </table:table-cell>
          <table:table-cell table:formula="of:=[.E504]/[.$N$1]" office:value-type="float" office:value="0.0514857881136951" calcext:value-type="float">
            <text:p>0.05149</text:p>
          </table:table-cell>
          <table:table-cell table:formula="of:=[.F504]/[.$N$1]" office:value-type="float" office:value="0" calcext:value-type="float">
            <text:p>0.00000</text:p>
          </table:table-cell>
          <table:table-cell table:formula="of:=[.G504]/[.$N$1]" office:value-type="float" office:value="0.0000142393410852713" calcext:value-type="float">
            <text:p>0.00001</text:p>
          </table:table-cell>
          <table:table-cell table:formula="of:=[.H504]/[.$N$1]" office:value-type="float" office:value="0.00803617571059431" calcext:value-type="float">
            <text:p>0.00804</text:p>
          </table:table-cell>
          <table:table-cell table:formula="of:=[.I504]/[.$N$1]" office:value-type="float" office:value="0.000999677002583979" calcext:value-type="float">
            <text:p>0.00100</text:p>
          </table:table-cell>
          <table:table-cell table:formula="of:=[.J504]/[.$N$1]" office:value-type="float" office:value="0" calcext:value-type="float">
            <text:p>0.00000</text:p>
          </table:table-cell>
          <table:table-cell table:formula="of:=SUM([.Q504:.W504])" office:value-type="float" office:value="0.24852037629199" calcext:value-type="float">
            <text:p>0.24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48" calcext:value-type="float">
            <text:p>0.18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3" calcext:value-type="float">
            <text:p>503</text:p>
          </table:table-cell>
          <table:table-cell office:value-type="float" office:value="160.3" calcext:value-type="float">
            <text:p>160.3</text:p>
          </table:table-cell>
          <table:table-cell office:value-type="float" office:value="0.1958" calcext:value-type="float">
            <text:p>0.1958</text:p>
          </table:table-cell>
          <table:table-cell office:value-type="float" office:value="122.8" calcext:value-type="float">
            <text:p>122.8</text:p>
          </table:table-cell>
          <table:table-cell office:value-type="float" office:value="31.7" calcext:value-type="float">
            <text:p>31.7</text:p>
          </table:table-cell>
          <table:table-cell office:value-type="float" office:value="0" calcext:value-type="float">
            <text:p>0</text:p>
          </table:table-cell>
          <table:table-cell office:value-type="float" office:value="0.007242" calcext:value-type="float">
            <text:p>0.007242</text:p>
          </table:table-cell>
          <table:table-cell office:value-type="float" office:value="4.879" calcext:value-type="float">
            <text:p>4.879</text:p>
          </table:table-cell>
          <table:table-cell office:value-type="float" office:value="0.721" calcext:value-type="float">
            <text:p>0.721</text:p>
          </table:table-cell>
          <table:table-cell office:value-type="float" office:value="0" calcext:value-type="float">
            <text:p>0</text:p>
          </table:table-cell>
          <table:table-cell office:value-type="float" office:value="0.1958" calcext:value-type="float">
            <text:p>0.195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3" calcext:value-type="float">
            <text:p>503</text:p>
          </table:table-cell>
          <table:table-cell table:formula="of:=[.B505]/[.$N$1]" office:value-type="float" office:value="0.258882428940568" calcext:value-type="float">
            <text:p>0.25888</text:p>
          </table:table-cell>
          <table:table-cell table:formula="of:=[.C505]/[.$N$1]" office:value-type="float" office:value="0.000316214470284238" calcext:value-type="float">
            <text:p>0.00032</text:p>
          </table:table-cell>
          <table:table-cell table:formula="of:=[.D505]/[.$N$1]" office:value-type="float" office:value="0.198320413436693" calcext:value-type="float">
            <text:p>0.19832</text:p>
          </table:table-cell>
          <table:table-cell table:formula="of:=[.E505]/[.$N$1]" office:value-type="float" office:value="0.0511950904392765" calcext:value-type="float">
            <text:p>0.05120</text:p>
          </table:table-cell>
          <table:table-cell table:formula="of:=[.F505]/[.$N$1]" office:value-type="float" office:value="0" calcext:value-type="float">
            <text:p>0.00000</text:p>
          </table:table-cell>
          <table:table-cell table:formula="of:=[.G505]/[.$N$1]" office:value-type="float" office:value="0.0000116957364341085" calcext:value-type="float">
            <text:p>0.00001</text:p>
          </table:table-cell>
          <table:table-cell table:formula="of:=[.H505]/[.$N$1]" office:value-type="float" office:value="0.00787952196382429" calcext:value-type="float">
            <text:p>0.00788</text:p>
          </table:table-cell>
          <table:table-cell table:formula="of:=[.I505]/[.$N$1]" office:value-type="float" office:value="0.00116440568475452" calcext:value-type="float">
            <text:p>0.00116</text:p>
          </table:table-cell>
          <table:table-cell table:formula="of:=[.J505]/[.$N$1]" office:value-type="float" office:value="0" calcext:value-type="float">
            <text:p>0.00000</text:p>
          </table:table-cell>
          <table:table-cell table:formula="of:=SUM([.Q505:.W505])" office:value-type="float" office:value="0.258571127260982" calcext:value-type="float">
            <text:p>0.25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8" calcext:value-type="float">
            <text:p>0.19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4" calcext:value-type="float">
            <text:p>504</text:p>
          </table:table-cell>
          <table:table-cell office:value-type="float" office:value="167.9" calcext:value-type="float">
            <text:p>167.9</text:p>
          </table:table-cell>
          <table:table-cell office:value-type="float" office:value="0.2103" calcext:value-type="float">
            <text:p>0.2103</text:p>
          </table:table-cell>
          <table:table-cell office:value-type="float" office:value="130" calcext:value-type="float">
            <text:p>130</text:p>
          </table:table-cell>
          <table:table-cell office:value-type="float" office:value="32.38" calcext:value-type="float">
            <text:p>32.38</text:p>
          </table:table-cell>
          <table:table-cell office:value-type="float" office:value="0" calcext:value-type="float">
            <text:p>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4.718" calcext:value-type="float">
            <text:p>4.718</text:p>
          </table:table-cell>
          <table:table-cell office:value-type="float" office:value="0.6558" calcext:value-type="float">
            <text:p>0.6558</text:p>
          </table:table-cell>
          <table:table-cell office:value-type="float" office:value="0" calcext:value-type="float">
            <text:p>0</text:p>
          </table:table-cell>
          <table:table-cell office:value-type="float" office:value="0.2103" calcext:value-type="float">
            <text:p>0.2103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4" calcext:value-type="float">
            <text:p>504</text:p>
          </table:table-cell>
          <table:table-cell table:formula="of:=[.B506]/[.$N$1]" office:value-type="float" office:value="0.271156330749354" calcext:value-type="float">
            <text:p>0.27116</text:p>
          </table:table-cell>
          <table:table-cell table:formula="of:=[.C506]/[.$N$1]" office:value-type="float" office:value="0.000339631782945736" calcext:value-type="float">
            <text:p>0.00034</text:p>
          </table:table-cell>
          <table:table-cell table:formula="of:=[.D506]/[.$N$1]" office:value-type="float" office:value="0.209948320413437" calcext:value-type="float">
            <text:p>0.20995</text:p>
          </table:table-cell>
          <table:table-cell table:formula="of:=[.E506]/[.$N$1]" office:value-type="float" office:value="0.0522932816537468" calcext:value-type="float">
            <text:p>0.05229</text:p>
          </table:table-cell>
          <table:table-cell table:formula="of:=[.F506]/[.$N$1]" office:value-type="float" office:value="0" calcext:value-type="float">
            <text:p>0.00000</text:p>
          </table:table-cell>
          <table:table-cell table:formula="of:=[.G506]/[.$N$1]" office:value-type="float" office:value="0.0000101437338501292" calcext:value-type="float">
            <text:p>0.00001</text:p>
          </table:table-cell>
          <table:table-cell table:formula="of:=[.H506]/[.$N$1]" office:value-type="float" office:value="0.00761950904392765" calcext:value-type="float">
            <text:p>0.00762</text:p>
          </table:table-cell>
          <table:table-cell table:formula="of:=[.I506]/[.$N$1]" office:value-type="float" office:value="0.00105910852713178" calcext:value-type="float">
            <text:p>0.00106</text:p>
          </table:table-cell>
          <table:table-cell table:formula="of:=[.J506]/[.$N$1]" office:value-type="float" office:value="0" calcext:value-type="float">
            <text:p>0.00000</text:p>
          </table:table-cell>
          <table:table-cell table:formula="of:=SUM([.Q506:.W506])" office:value-type="float" office:value="0.270930363372093" calcext:value-type="float">
            <text:p>0.27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3" calcext:value-type="float">
            <text:p>0.21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5" calcext:value-type="float">
            <text:p>505</text:p>
          </table:table-cell>
          <table:table-cell office:value-type="float" office:value="175.2" calcext:value-type="float">
            <text:p>175.2</text:p>
          </table:table-cell>
          <table:table-cell office:value-type="float" office:value="0.2152" calcext:value-type="float">
            <text:p>0.2152</text:p>
          </table:table-cell>
          <table:table-cell office:value-type="float" office:value="136.3" calcext:value-type="float">
            <text:p>136.3</text:p>
          </table:table-cell>
          <table:table-cell office:value-type="float" office:value="32.99" calcext:value-type="float">
            <text:p>32.99</text:p>
          </table:table-cell>
          <table:table-cell office:value-type="float" office:value="0" calcext:value-type="float">
            <text:p>0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5.058" calcext:value-type="float">
            <text:p>5.058</text:p>
          </table:table-cell>
          <table:table-cell office:value-type="float" office:value="0.5939" calcext:value-type="float">
            <text:p>0.5939</text:p>
          </table:table-cell>
          <table:table-cell office:value-type="float" office:value="0" calcext:value-type="float">
            <text:p>0</text:p>
          </table:table-cell>
          <table:table-cell office:value-type="float" office:value="0.2152" calcext:value-type="float">
            <text:p>0.2152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5" calcext:value-type="float">
            <text:p>505</text:p>
          </table:table-cell>
          <table:table-cell table:formula="of:=[.B507]/[.$N$1]" office:value-type="float" office:value="0.282945736434109" calcext:value-type="float">
            <text:p>0.28295</text:p>
          </table:table-cell>
          <table:table-cell table:formula="of:=[.C507]/[.$N$1]" office:value-type="float" office:value="0.000347545219638243" calcext:value-type="float">
            <text:p>0.00035</text:p>
          </table:table-cell>
          <table:table-cell table:formula="of:=[.D507]/[.$N$1]" office:value-type="float" office:value="0.220122739018088" calcext:value-type="float">
            <text:p>0.22012</text:p>
          </table:table-cell>
          <table:table-cell table:formula="of:=[.E507]/[.$N$1]" office:value-type="float" office:value="0.0532784237726098" calcext:value-type="float">
            <text:p>0.05328</text:p>
          </table:table-cell>
          <table:table-cell table:formula="of:=[.F507]/[.$N$1]" office:value-type="float" office:value="0" calcext:value-type="float">
            <text:p>0.00000</text:p>
          </table:table-cell>
          <table:table-cell table:formula="of:=[.G507]/[.$N$1]" office:value-type="float" office:value="0.0000104828811369509" calcext:value-type="float">
            <text:p>0.00001</text:p>
          </table:table-cell>
          <table:table-cell table:formula="of:=[.H507]/[.$N$1]" office:value-type="float" office:value="0.00816860465116279" calcext:value-type="float">
            <text:p>0.00817</text:p>
          </table:table-cell>
          <table:table-cell table:formula="of:=[.I507]/[.$N$1]" office:value-type="float" office:value="0.000959140826873385" calcext:value-type="float">
            <text:p>0.00096</text:p>
          </table:table-cell>
          <table:table-cell table:formula="of:=[.J507]/[.$N$1]" office:value-type="float" office:value="0" calcext:value-type="float">
            <text:p>0.00000</text:p>
          </table:table-cell>
          <table:table-cell table:formula="of:=SUM([.Q507:.W507])" office:value-type="float" office:value="0.282539391149871" calcext:value-type="float">
            <text:p>0.28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2" calcext:value-type="float">
            <text:p>0.215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6" calcext:value-type="float">
            <text:p>506</text:p>
          </table:table-cell>
          <table:table-cell office:value-type="float" office:value="181.3" calcext:value-type="float">
            <text:p>181.3</text:p>
          </table:table-cell>
          <table:table-cell office:value-type="float" office:value="0.2198" calcext:value-type="float">
            <text:p>0.2198</text:p>
          </table:table-cell>
          <table:table-cell office:value-type="float" office:value="142.6" calcext:value-type="float">
            <text:p>142.6</text:p>
          </table:table-cell>
          <table:table-cell office:value-type="float" office:value="32.73" calcext:value-type="float">
            <text:p>32.73</text:p>
          </table:table-cell>
          <table:table-cell office:value-type="float" office:value="0" calcext:value-type="float">
            <text:p>0</text:p>
          </table:table-cell>
          <table:table-cell office:value-type="float" office:value="0.007326" calcext:value-type="float">
            <text:p>0.007326</text:p>
          </table:table-cell>
          <table:table-cell office:value-type="float" office:value="5.03" calcext:value-type="float">
            <text:p>5.03</text:p>
          </table:table-cell>
          <table:table-cell office:value-type="float" office:value="0.6995" calcext:value-type="float">
            <text:p>0.6995</text:p>
          </table:table-cell>
          <table:table-cell office:value-type="float" office:value="0" calcext:value-type="float">
            <text:p>0</text:p>
          </table:table-cell>
          <table:table-cell office:value-type="float" office:value="0.2198" calcext:value-type="float">
            <text:p>0.2198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6" calcext:value-type="float">
            <text:p>506</text:p>
          </table:table-cell>
          <table:table-cell table:formula="of:=[.B508]/[.$N$1]" office:value-type="float" office:value="0.292797157622739" calcext:value-type="float">
            <text:p>0.29280</text:p>
          </table:table-cell>
          <table:table-cell table:formula="of:=[.C508]/[.$N$1]" office:value-type="float" office:value="0.000354974160206718" calcext:value-type="float">
            <text:p>0.00035</text:p>
          </table:table-cell>
          <table:table-cell table:formula="of:=[.D508]/[.$N$1]" office:value-type="float" office:value="0.230297157622739" calcext:value-type="float">
            <text:p>0.23030</text:p>
          </table:table-cell>
          <table:table-cell table:formula="of:=[.E508]/[.$N$1]" office:value-type="float" office:value="0.0528585271317829" calcext:value-type="float">
            <text:p>0.05286</text:p>
          </table:table-cell>
          <table:table-cell table:formula="of:=[.F508]/[.$N$1]" office:value-type="float" office:value="0" calcext:value-type="float">
            <text:p>0.00000</text:p>
          </table:table-cell>
          <table:table-cell table:formula="of:=[.G508]/[.$N$1]" office:value-type="float" office:value="0.0000118313953488372" calcext:value-type="float">
            <text:p>0.00001</text:p>
          </table:table-cell>
          <table:table-cell table:formula="of:=[.H508]/[.$N$1]" office:value-type="float" office:value="0.0081233850129199" calcext:value-type="float">
            <text:p>0.00812</text:p>
          </table:table-cell>
          <table:table-cell table:formula="of:=[.I508]/[.$N$1]" office:value-type="float" office:value="0.0011296834625323" calcext:value-type="float">
            <text:p>0.00113</text:p>
          </table:table-cell>
          <table:table-cell table:formula="of:=[.J508]/[.$N$1]" office:value-type="float" office:value="0" calcext:value-type="float">
            <text:p>0.00000</text:p>
          </table:table-cell>
          <table:table-cell table:formula="of:=SUM([.Q508:.W508])" office:value-type="float" office:value="0.292420584625323" calcext:value-type="float">
            <text:p>0.29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98" calcext:value-type="float">
            <text:p>0.21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7" calcext:value-type="float">
            <text:p>507</text:p>
          </table:table-cell>
          <table:table-cell office:value-type="float" office:value="187.4" calcext:value-type="float">
            <text:p>187.4</text:p>
          </table:table-cell>
          <table:table-cell office:value-type="float" office:value="0.2174" calcext:value-type="float">
            <text:p>0.2174</text:p>
          </table:table-cell>
          <table:table-cell office:value-type="float" office:value="148.9" calcext:value-type="float">
            <text:p>148.9</text:p>
          </table:table-cell>
          <table:table-cell office:value-type="float" office:value="32.89" calcext:value-type="float">
            <text:p>32.89</text:p>
          </table:table-cell>
          <table:table-cell office:value-type="float" office:value="0" calcext:value-type="float">
            <text:p>0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4.709" calcext:value-type="float">
            <text:p>4.70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" calcext:value-type="float">
            <text:p>0</text:p>
          </table:table-cell>
          <table:table-cell office:value-type="float" office:value="0.2174" calcext:value-type="float">
            <text:p>0.217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7" calcext:value-type="float">
            <text:p>507</text:p>
          </table:table-cell>
          <table:table-cell table:formula="of:=[.B509]/[.$N$1]" office:value-type="float" office:value="0.30264857881137" calcext:value-type="float">
            <text:p>0.30265</text:p>
          </table:table-cell>
          <table:table-cell table:formula="of:=[.C509]/[.$N$1]" office:value-type="float" office:value="0.00035109819121447" calcext:value-type="float">
            <text:p>0.00035</text:p>
          </table:table-cell>
          <table:table-cell table:formula="of:=[.D509]/[.$N$1]" office:value-type="float" office:value="0.24047157622739" calcext:value-type="float">
            <text:p>0.24047</text:p>
          </table:table-cell>
          <table:table-cell table:formula="of:=[.E509]/[.$N$1]" office:value-type="float" office:value="0.0531169250645995" calcext:value-type="float">
            <text:p>0.05312</text:p>
          </table:table-cell>
          <table:table-cell table:formula="of:=[.F509]/[.$N$1]" office:value-type="float" office:value="0" calcext:value-type="float">
            <text:p>0.00000</text:p>
          </table:table-cell>
          <table:table-cell table:formula="of:=[.G509]/[.$N$1]" office:value-type="float" office:value="0.00000787790697674419" calcext:value-type="float">
            <text:p>0.00001</text:p>
          </table:table-cell>
          <table:table-cell table:formula="of:=[.H509]/[.$N$1]" office:value-type="float" office:value="0.00760497416020672" calcext:value-type="float">
            <text:p>0.00760</text:p>
          </table:table-cell>
          <table:table-cell table:formula="of:=[.I509]/[.$N$1]" office:value-type="float" office:value="0.00110061369509044" calcext:value-type="float">
            <text:p>0.00110</text:p>
          </table:table-cell>
          <table:table-cell table:formula="of:=[.J509]/[.$N$1]" office:value-type="float" office:value="0" calcext:value-type="float">
            <text:p>0.00000</text:p>
          </table:table-cell>
          <table:table-cell table:formula="of:=SUM([.Q509:.W509])" office:value-type="float" office:value="0.302301967054264" calcext:value-type="float">
            <text:p>0.302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74" calcext:value-type="float">
            <text:p>0.217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0.2394" calcext:value-type="float">
            <text:p>0.2394</text:p>
          </table:table-cell>
          <table:table-cell office:value-type="float" office:value="154.6" calcext:value-type="float">
            <text:p>154.6</text:p>
          </table:table-cell>
          <table:table-cell office:value-type="float" office:value="33.39" calcext:value-type="float">
            <text:p>33.39</text:p>
          </table:table-cell>
          <table:table-cell office:value-type="float" office:value="0" calcext:value-type="float">
            <text:p>0</text:p>
          </table:table-cell>
          <table:table-cell office:value-type="float" office:value="0.006178" calcext:value-type="float">
            <text:p>0.006178</text:p>
          </table:table-cell>
          <table:table-cell office:value-type="float" office:value="4.261" calcext:value-type="float">
            <text:p>4.261</text:p>
          </table:table-cell>
          <table:table-cell office:value-type="float" office:value="0.4889" calcext:value-type="float">
            <text:p>0.4889</text:p>
          </table:table-cell>
          <table:table-cell office:value-type="float" office:value="0" calcext:value-type="float">
            <text:p>0</text:p>
          </table:table-cell>
          <table:table-cell office:value-type="float" office:value="0.2394" calcext:value-type="float">
            <text:p>0.239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8" calcext:value-type="float">
            <text:p>508</text:p>
          </table:table-cell>
          <table:table-cell table:formula="of:=[.B510]/[.$N$1]" office:value-type="float" office:value="0.311692506459948" calcext:value-type="float">
            <text:p>0.31169</text:p>
          </table:table-cell>
          <table:table-cell table:formula="of:=[.C510]/[.$N$1]" office:value-type="float" office:value="0.000386627906976744" calcext:value-type="float">
            <text:p>0.00039</text:p>
          </table:table-cell>
          <table:table-cell table:formula="of:=[.D510]/[.$N$1]" office:value-type="float" office:value="0.249677002583979" calcext:value-type="float">
            <text:p>0.24968</text:p>
          </table:table-cell>
          <table:table-cell table:formula="of:=[.E510]/[.$N$1]" office:value-type="float" office:value="0.0539244186046512" calcext:value-type="float">
            <text:p>0.05392</text:p>
          </table:table-cell>
          <table:table-cell table:formula="of:=[.F510]/[.$N$1]" office:value-type="float" office:value="0" calcext:value-type="float">
            <text:p>0.00000</text:p>
          </table:table-cell>
          <table:table-cell table:formula="of:=[.G510]/[.$N$1]" office:value-type="float" office:value="0.00000997739018087855" calcext:value-type="float">
            <text:p>0.00001</text:p>
          </table:table-cell>
          <table:table-cell table:formula="of:=[.H510]/[.$N$1]" office:value-type="float" office:value="0.00688145994832041" calcext:value-type="float">
            <text:p>0.00688</text:p>
          </table:table-cell>
          <table:table-cell table:formula="of:=[.I510]/[.$N$1]" office:value-type="float" office:value="0.000789567183462532" calcext:value-type="float">
            <text:p>0.00079</text:p>
          </table:table-cell>
          <table:table-cell table:formula="of:=[.J510]/[.$N$1]" office:value-type="float" office:value="0" calcext:value-type="float">
            <text:p>0.00000</text:p>
          </table:table-cell>
          <table:table-cell table:formula="of:=SUM([.Q510:.W510])" office:value-type="float" office:value="0.311282425710594" calcext:value-type="float">
            <text:p>0.31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4" calcext:value-type="float">
            <text:p>0.23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09" calcext:value-type="float">
            <text:p>509</text:p>
          </table:table-cell>
          <table:table-cell office:value-type="float" office:value="202.1" calcext:value-type="float">
            <text:p>202.1</text:p>
          </table:table-cell>
          <table:table-cell office:value-type="float" office:value="0.2384" calcext:value-type="float">
            <text:p>0.2384</text:p>
          </table:table-cell>
          <table:table-cell office:value-type="float" office:value="163.4" calcext:value-type="float">
            <text:p>163.4</text:p>
          </table:table-cell>
          <table:table-cell office:value-type="float" office:value="33.41" calcext:value-type="float">
            <text:p>33.41</text:p>
          </table:table-cell>
          <table:table-cell office:value-type="float" office:value="0" calcext:value-type="float">
            <text:p>0</text:p>
          </table:table-cell>
          <table:table-cell office:value-type="float" office:value="0.008707" calcext:value-type="float">
            <text:p>0.008707</text:p>
          </table:table-cell>
          <table:table-cell office:value-type="float" office:value="4.366" calcext:value-type="float">
            <text:p>4.366</text:p>
          </table:table-cell>
          <table:table-cell office:value-type="float" office:value="0.6537" calcext:value-type="float">
            <text:p>0.6537</text:p>
          </table:table-cell>
          <table:table-cell office:value-type="float" office:value="0" calcext:value-type="float">
            <text:p>0</text:p>
          </table:table-cell>
          <table:table-cell office:value-type="float" office:value="0.2384" calcext:value-type="float">
            <text:p>0.2384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09" calcext:value-type="float">
            <text:p>509</text:p>
          </table:table-cell>
          <table:table-cell table:formula="of:=[.B511]/[.$N$1]" office:value-type="float" office:value="0.326388888888889" calcext:value-type="float">
            <text:p>0.32639</text:p>
          </table:table-cell>
          <table:table-cell table:formula="of:=[.C511]/[.$N$1]" office:value-type="float" office:value="0.000385012919896641" calcext:value-type="float">
            <text:p>0.00039</text:p>
          </table:table-cell>
          <table:table-cell table:formula="of:=[.D511]/[.$N$1]" office:value-type="float" office:value="0.263888888888889" calcext:value-type="float">
            <text:p>0.26389</text:p>
          </table:table-cell>
          <table:table-cell table:formula="of:=[.E511]/[.$N$1]" office:value-type="float" office:value="0.0539567183462532" calcext:value-type="float">
            <text:p>0.05396</text:p>
          </table:table-cell>
          <table:table-cell table:formula="of:=[.F511]/[.$N$1]" office:value-type="float" office:value="0" calcext:value-type="float">
            <text:p>0.00000</text:p>
          </table:table-cell>
          <table:table-cell table:formula="of:=[.G511]/[.$N$1]" office:value-type="float" office:value="0.0000140616925064599" calcext:value-type="float">
            <text:p>0.00001</text:p>
          </table:table-cell>
          <table:table-cell table:formula="of:=[.H511]/[.$N$1]" office:value-type="float" office:value="0.00705103359173127" calcext:value-type="float">
            <text:p>0.00705</text:p>
          </table:table-cell>
          <table:table-cell table:formula="of:=[.I511]/[.$N$1]" office:value-type="float" office:value="0.00105571705426357" calcext:value-type="float">
            <text:p>0.00106</text:p>
          </table:table-cell>
          <table:table-cell table:formula="of:=[.J511]/[.$N$1]" office:value-type="float" office:value="0" calcext:value-type="float">
            <text:p>0.00000</text:p>
          </table:table-cell>
          <table:table-cell table:formula="of:=SUM([.Q511:.W511])" office:value-type="float" office:value="0.325966419573643" calcext:value-type="float">
            <text:p>0.32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84" calcext:value-type="float">
            <text:p>0.23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10" calcext:value-type="float">
            <text:p>510</text:p>
          </table:table-cell>
          <table:table-cell office:value-type="float" office:value="208.5" calcext:value-type="float">
            <text:p>208.5</text:p>
          </table:table-cell>
          <table:table-cell office:value-type="float" office:value="0.2675" calcext:value-type="float">
            <text:p>0.2675</text:p>
          </table:table-cell>
          <table:table-cell office:value-type="float" office:value="169.9" calcext:value-type="float">
            <text:p>169.9</text:p>
          </table:table-cell>
          <table:table-cell office:value-type="float" office:value="33.78" calcext:value-type="float">
            <text:p>33.78</text:p>
          </table:table-cell>
          <table:table-cell office:value-type="float" office:value="0" calcext:value-type="float">
            <text:p>0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3.992" calcext:value-type="float">
            <text:p>3.992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2675" calcext:value-type="float">
            <text:p>0.2675</text:p>
          </table:table-cell>
          <table:table-cell office:value-type="float" office:value="0" calcext:value-type="float">
            <text:p>0</text:p>
          </table:table-cell>
          <table:table-cell/>
          <table:table-cell table:style-name="pd1" office:value-type="float" office:value="510" calcext:value-type="float">
            <text:p>510</text:p>
          </table:table-cell>
          <table:table-cell table:formula="of:=[.B512]/[.$N$1]" office:value-type="float" office:value="0.33672480620155" calcext:value-type="float">
            <text:p>0.33672</text:p>
          </table:table-cell>
          <table:table-cell table:formula="of:=[.C512]/[.$N$1]" office:value-type="float" office:value="0.000432009043927649" calcext:value-type="float">
            <text:p>0.00043</text:p>
          </table:table-cell>
          <table:table-cell table:formula="of:=[.D512]/[.$N$1]" office:value-type="float" office:value="0.274386304909561" calcext:value-type="float">
            <text:p>0.27439</text:p>
          </table:table-cell>
          <table:table-cell table:formula="of:=[.E512]/[.$N$1]" office:value-type="float" office:value="0.0545542635658915" calcext:value-type="float">
            <text:p>0.05455</text:p>
          </table:table-cell>
          <table:table-cell table:formula="of:=[.F512]/[.$N$1]" office:value-type="float" office:value="0" calcext:value-type="float">
            <text:p>0.00000</text:p>
          </table:table-cell>
          <table:table-cell table:formula="of:=[.G512]/[.$N$1]" office:value-type="float" office:value="0.0000105167958656331" calcext:value-type="float">
            <text:p>0.00001</text:p>
          </table:table-cell>
          <table:table-cell table:formula="of:=[.H512]/[.$N$1]" office:value-type="float" office:value="0.00644702842377261" calcext:value-type="float">
            <text:p>0.00645</text:p>
          </table:table-cell>
          <table:table-cell table:formula="of:=[.I512]/[.$N$1]" office:value-type="float" office:value="0.000922803617571059" calcext:value-type="float">
            <text:p>0.00092</text:p>
          </table:table-cell>
          <table:table-cell table:formula="of:=[.J512]/[.$N$1]" office:value-type="float" office:value="0" calcext:value-type="float">
            <text:p>0.00000</text:p>
          </table:table-cell>
          <table:table-cell table:formula="of:=SUM([.Q512:.W512])" office:value-type="float" office:value="0.336320917312662" calcext:value-type="float">
            <text:p>0.33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75" calcext:value-type="float">
            <text:p>0.26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11" calcext:value-type="float">
            <text:p>51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pd1" office:value-type="float" office:value="511" calcext:value-type="float">
            <text:p>511</text:p>
          </table:table-cell>
          <table:table-cell table:formula="of:=[.B513]/[.$N$1]" office:value-type="float" office:value="0" calcext:value-type="float">
            <text:p>0.00000</text:p>
          </table:table-cell>
          <table:table-cell table:formula="of:=[.C513]/[.$N$1]" office:value-type="float" office:value="0" calcext:value-type="float">
            <text:p>0.00000</text:p>
          </table:table-cell>
          <table:table-cell table:formula="of:=[.D513]/[.$N$1]" office:value-type="float" office:value="0" calcext:value-type="float">
            <text:p>0.00000</text:p>
          </table:table-cell>
          <table:table-cell table:formula="of:=[.E513]/[.$N$1]" office:value-type="float" office:value="0" calcext:value-type="float">
            <text:p>0.00000</text:p>
          </table:table-cell>
          <table:table-cell table:formula="of:=[.F513]/[.$N$1]" office:value-type="float" office:value="0" calcext:value-type="float">
            <text:p>0.00000</text:p>
          </table:table-cell>
          <table:table-cell table:formula="of:=[.G513]/[.$N$1]" office:value-type="float" office:value="0" calcext:value-type="float">
            <text:p>0.00000</text:p>
          </table:table-cell>
          <table:table-cell table:formula="of:=[.H513]/[.$N$1]" office:value-type="float" office:value="0" calcext:value-type="float">
            <text:p>0.00000</text:p>
          </table:table-cell>
          <table:table-cell table:formula="of:=[.I513]/[.$N$1]" office:value-type="float" office:value="0" calcext:value-type="float">
            <text:p>0.00000</text:p>
          </table:table-cell>
          <table:table-cell table:formula="of:=[.J513]/[.$N$1]" office:value-type="float" office:value="0" calcext:value-type="float">
            <text:p>0.00000</text:p>
          </table:table-cell>
          <table:table-cell table:formula="of:=SUM([.Q513:.W513])" office:value-type="float" office:value="0" calcext:value-type="float">
            <text:p>0.0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pd1" office:value-type="float" office:value="512" calcext:value-type="float">
            <text:p>512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style-name="pd1" office:value-type="float" office:value="512" calcext:value-type="float">
            <text:p>512</text:p>
          </table:table-cell>
          <table:table-cell table:formula="of:=[.B514]/[.$N$1]" office:value-type="float" office:value="0" calcext:value-type="float">
            <text:p>0.00000</text:p>
          </table:table-cell>
          <table:table-cell table:formula="of:=[.C514]/[.$N$1]" office:value-type="float" office:value="0" calcext:value-type="float">
            <text:p>0.00000</text:p>
          </table:table-cell>
          <table:table-cell table:formula="of:=[.D514]/[.$N$1]" office:value-type="float" office:value="0" calcext:value-type="float">
            <text:p>0.00000</text:p>
          </table:table-cell>
          <table:table-cell table:formula="of:=[.E514]/[.$N$1]" office:value-type="float" office:value="0" calcext:value-type="float">
            <text:p>0.00000</text:p>
          </table:table-cell>
          <table:table-cell table:formula="of:=[.F514]/[.$N$1]" office:value-type="float" office:value="0" calcext:value-type="float">
            <text:p>0.00000</text:p>
          </table:table-cell>
          <table:table-cell table:formula="of:=[.G514]/[.$N$1]" office:value-type="float" office:value="0" calcext:value-type="float">
            <text:p>0.00000</text:p>
          </table:table-cell>
          <table:table-cell table:formula="of:=[.H514]/[.$N$1]" office:value-type="float" office:value="0" calcext:value-type="float">
            <text:p>0.00000</text:p>
          </table:table-cell>
          <table:table-cell table:formula="of:=[.I514]/[.$N$1]" office:value-type="float" office:value="0" calcext:value-type="float">
            <text:p>0.00000</text:p>
          </table:table-cell>
          <table:table-cell table:formula="of:=[.J514]/[.$N$1]" office:value-type="float" office:value="0" calcext:value-type="float">
            <text:p>0.00000</text:p>
          </table:table-cell>
          <table:table-cell table:formula="of:=SUM([.Q514:.W514])" office:value-type="float" office:value="0" calcext:value-type="float">
            <text:p>0.00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061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4-29T08:44:46.693000000</dc:date>
    <meta:editing-duration>PT15M20S</meta:editing-duration>
    <meta:editing-cycles>1</meta:editing-cycles>
    <meta:document-statistic meta:table-count="1" meta:cell-count="1438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1.213cm" style:legend-expansion="high" chart:style-name="ch2"/>
        <chart:plot-area chart:style-name="ch3" table:cell-range-address="mew20_10_spect.N2:mew20_10_spect.AA514" chart:data-source-has-labels="row" svg:x="0.319cm" svg:y="0.179cm" svg:width="15.749cm" svg:height="8.639cm">
          <chart:coordinate-region svg:x="1.787cm" svg:y="0.378cm" svg:width="14.00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w20_10_spect.O3:mew20_10_spect.O514" chart:label-cell-address="mew20_10_spect.O2:mew20_10_spect.O2" chart:class="chart:scatter">
            <chart:domain table:cell-range-address="mew20_10_spect.N3:mew20_10_spect.N514"/>
            <chart:data-point chart:repeated="512"/>
          </chart:series>
          <chart:series chart:style-name="ch8" chart:values-cell-range-address="mew20_10_spect.P3:mew20_10_spect.P514" chart:label-cell-address="mew20_10_spect.P2:mew20_10_spect.P2" chart:class="chart:scatter">
            <chart:data-point chart:repeated="512"/>
          </chart:series>
          <chart:series chart:style-name="ch9" chart:values-cell-range-address="mew20_10_spect.Q3:mew20_10_spect.Q514" chart:label-cell-address="mew20_10_spect.Q2:mew20_10_spect.Q2" chart:class="chart:scatter">
            <chart:data-point chart:repeated="512"/>
          </chart:series>
          <chart:series chart:style-name="ch10" chart:values-cell-range-address="mew20_10_spect.R3:mew20_10_spect.R514" chart:label-cell-address="mew20_10_spect.R2:mew20_10_spect.R2" chart:class="chart:scatter">
            <chart:data-point chart:repeated="512"/>
          </chart:series>
          <chart:series chart:style-name="ch11" chart:values-cell-range-address="mew20_10_spect.S3:mew20_10_spect.S514" chart:label-cell-address="mew20_10_spect.S2:mew20_10_spect.S2" chart:class="chart:scatter">
            <chart:data-point chart:repeated="512"/>
          </chart:series>
          <chart:series chart:style-name="ch12" chart:values-cell-range-address="mew20_10_spect.T3:mew20_10_spect.T514" chart:label-cell-address="mew20_10_spect.T2:mew20_10_spect.T2" chart:class="chart:scatter">
            <chart:data-point chart:repeated="512"/>
          </chart:series>
          <chart:series chart:style-name="ch13" chart:values-cell-range-address="mew20_10_spect.U3:mew20_10_spect.U514" chart:label-cell-address="mew20_10_spect.U2:mew20_10_spect.U2" chart:class="chart:scatter">
            <chart:data-point chart:repeated="512"/>
          </chart:series>
          <chart:series chart:style-name="ch14" chart:values-cell-range-address="mew20_10_spect.V3:mew20_10_spect.V514" chart:label-cell-address="mew20_10_spect.V2:mew20_10_spect.V2" chart:class="chart:scatter">
            <chart:data-point chart:repeated="512"/>
          </chart:series>
          <chart:series chart:style-name="ch15" chart:values-cell-range-address="mew20_10_spect.W3:mew20_10_spect.W514" chart:label-cell-address="mew20_10_spect.W2:mew20_10_spect.W2" chart:class="chart:scatter">
            <chart:data-point chart:repeated="512"/>
          </chart:series>
          <chart:series chart:style-name="ch16" chart:values-cell-range-address="mew20_10_spect.X3:mew20_10_spect.X514" chart:label-cell-address="mew20_10_spect.X2:mew20_10_spect.X2" chart:class="chart:scatter">
            <chart:data-point chart:repeated="512"/>
          </chart:series>
          <chart:series chart:style-name="ch17" chart:values-cell-range-address="mew20_10_spect.Y3:mew20_10_spect.Y514" chart:label-cell-address="mew20_10_spect.Y2:mew20_10_spect.Y2" chart:class="chart:scatter">
            <chart:data-point chart:repeated="512"/>
          </chart:series>
          <chart:series chart:style-name="ch18" chart:values-cell-range-address="mew20_10_spect.Z3:mew20_10_spect.Z514" chart:label-cell-address="mew20_10_spect.Z2:mew20_10_spect.Z2" chart:class="chart:scatter">
            <chart:data-point chart:repeated="512"/>
          </chart:series>
          <chart:series chart:style-name="ch19" chart:values-cell-range-address="mew20_10_spect.AA3:mew20_10_spect.AA514" chart:label-cell-address="mew20_10_spect.AA2:mew20_10_spect.AA2" chart:class="chart:scatter">
            <chart:data-point chart:repeated="5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N</text:p>
              </table:table-cell>
              <table:table-cell office:value-type="string">
                <text:p>all</text:p>
                <draw:g>
                  <svg:desc>mew20_10_spect.O2:mew20_10_spect.O2</svg:desc>
                </draw:g>
              </table:table-cell>
              <table:table-cell office:value-type="string">
                <text:p>primary</text:p>
                <draw:g>
                  <svg:desc>mew20_10_spect.P2:mew20_10_spect.P2</svg:desc>
                </draw:g>
              </table:table-cell>
              <table:table-cell office:value-type="string">
                <text:p>penetrate</text:p>
                <draw:g>
                  <svg:desc>mew20_10_spect.Q2:mew20_10_spect.Q2</svg:desc>
                </draw:g>
              </table:table-cell>
              <table:table-cell office:value-type="string">
                <text:p>scatter</text:p>
                <draw:g>
                  <svg:desc>mew20_10_spect.R2:mew20_10_spect.R2</svg:desc>
                </draw:g>
              </table:table-cell>
              <table:table-cell office:value-type="string">
                <text:p>X-rays</text:p>
                <draw:g>
                  <svg:desc>mew20_10_spect.S2:mew20_10_spect.S2</svg:desc>
                </draw:g>
              </table:table-cell>
              <table:table-cell office:value-type="string">
                <text:p>bs_primary</text:p>
                <draw:g>
                  <svg:desc>mew20_10_spect.T2:mew20_10_spect.T2</svg:desc>
                </draw:g>
              </table:table-cell>
              <table:table-cell office:value-type="string">
                <text:p>bs_penetrate</text:p>
                <draw:g>
                  <svg:desc>mew20_10_spect.U2:mew20_10_spect.U2</svg:desc>
                </draw:g>
              </table:table-cell>
              <table:table-cell office:value-type="string">
                <text:p>bs_scatter</text:p>
                <draw:g>
                  <svg:desc>mew20_10_spect.V2:mew20_10_spect.V2</svg:desc>
                </draw:g>
              </table:table-cell>
              <table:table-cell office:value-type="string">
                <text:p>bs_x-rays</text:p>
                <draw:g>
                  <svg:desc>mew20_10_spect.W2:mew20_10_spect.W2</svg:desc>
                </draw:g>
              </table:table-cell>
              <table:table-cell office:value-type="string">
                <text:p>undesired photons</text:p>
                <draw:g>
                  <svg:desc>mew20_10_spect.X2:mew20_10_spect.X2</svg:desc>
                </draw:g>
              </table:table-cell>
              <table:table-cell office:value-type="string">
                <text:p>calculated scatter</text:p>
                <draw:g>
                  <svg:desc>mew20_10_spect.Y2:mew20_10_spect.Y2</svg:desc>
                </draw:g>
              </table:table-cell>
              <table:table-cell office:value-type="string">
                <text:p>sc</text:p>
                <draw:g>
                  <svg:desc>mew20_10_spect.Z2:mew20_10_spect.Z2</svg:desc>
                </draw:g>
              </table:table-cell>
              <table:table-cell office:value-type="string">
                <text:p>primary+penetration</text:p>
                <draw:g>
                  <svg:desc>mew20_10_spect.AA2:mew20_10_spect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w20_10_spect.N3:mew20_10_spect.N514</svg:desc>
                </draw:g>
              </table:table-cell>
              <table:table-cell office:value-type="float" office:value="0.160400516795866">
                <text:p>0.160400516795866</text:p>
                <draw:g>
                  <svg:desc>mew20_10_spect.O3:mew20_10_spect.O514</svg:desc>
                </draw:g>
              </table:table-cell>
              <table:table-cell office:value-type="float" office:value="0.00333494832041344">
                <text:p>0.00333494832041344</text:p>
                <draw:g>
                  <svg:desc>mew20_10_spect.P3:mew20_10_spect.P514</svg:desc>
                </draw:g>
              </table:table-cell>
              <table:table-cell office:value-type="float" office:value="0.0313145994832041">
                <text:p>0.0313145994832041</text:p>
                <draw:g>
                  <svg:desc>mew20_10_spect.Q3:mew20_10_spect.Q514</svg:desc>
                </draw:g>
              </table:table-cell>
              <table:table-cell office:value-type="float" office:value="0.0118523901808786">
                <text:p>0.0118523901808786</text:p>
                <draw:g>
                  <svg:desc>mew20_10_spect.R3:mew20_10_spect.R514</svg:desc>
                </draw:g>
              </table:table-cell>
              <table:table-cell office:value-type="float" office:value="0.00020687984496124">
                <text:p>0.00020687984496124</text:p>
                <draw:g>
                  <svg:desc>mew20_10_spect.S3:mew20_10_spect.S514</svg:desc>
                </draw:g>
              </table:table-cell>
              <table:table-cell office:value-type="float" office:value="0.00588662790697674">
                <text:p>0.00588662790697674</text:p>
                <draw:g>
                  <svg:desc>mew20_10_spect.T3:mew20_10_spect.T514</svg:desc>
                </draw:g>
              </table:table-cell>
              <table:table-cell office:value-type="float" office:value="0.0760012919896641">
                <text:p>0.0760012919896641</text:p>
                <draw:g>
                  <svg:desc>mew20_10_spect.U3:mew20_10_spect.U514</svg:desc>
                </draw:g>
              </table:table-cell>
              <table:table-cell office:value-type="float" office:value="0.0317829457364341">
                <text:p>0.0317829457364341</text:p>
                <draw:g>
                  <svg:desc>mew20_10_spect.V3:mew20_10_spect.V514</svg:desc>
                </draw:g>
              </table:table-cell>
              <table:table-cell office:value-type="float" office:value="0">
                <text:p>0</text:p>
                <draw:g>
                  <svg:desc>mew20_10_spect.W3:mew20_10_spect.W514</svg:desc>
                </draw:g>
              </table:table-cell>
              <table:table-cell office:value-type="float" office:value="0.157044735142119">
                <text:p>0.157044735142119</text:p>
                <draw:g>
                  <svg:desc>mew20_10_spect.X3:mew20_10_spect.X514</svg:desc>
                </draw:g>
              </table:table-cell>
              <table:table-cell office:value-type="float" office:value="0">
                <text:p>0</text:p>
                <draw:g>
                  <svg:desc>mew20_10_spect.Y3:mew20_10_spect.Y514</svg:desc>
                </draw:g>
              </table:table-cell>
              <table:table-cell office:value-type="float" office:value="0">
                <text:p>0</text:p>
                <draw:g>
                  <svg:desc>mew20_10_spect.Z3:mew20_10_spect.Z514</svg:desc>
                </draw:g>
              </table:table-cell>
              <table:table-cell office:value-type="float" office:value="0">
                <text:p>0</text:p>
                <draw:g>
                  <svg:desc>mew20_10_spect.AA3:mew20_10_spect.AA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5400516795866">
                <text:p>0.185400516795866</text:p>
              </table:table-cell>
              <table:table-cell office:value-type="float" office:value="0.0117102713178295">
                <text:p>0.0117102713178295</text:p>
              </table:table-cell>
              <table:table-cell office:value-type="float" office:value="0.0342538759689922">
                <text:p>0.0342538759689922</text:p>
              </table:table-cell>
              <table:table-cell office:value-type="float" office:value="0.0125888242894057">
                <text:p>0.0125888242894057</text:p>
              </table:table-cell>
              <table:table-cell office:value-type="float" office:value="0.000308624031007752">
                <text:p>0.000308624031007752</text:p>
              </table:table-cell>
              <table:table-cell office:value-type="float" office:value="0.00636304909560724">
                <text:p>0.00636304909560724</text:p>
              </table:table-cell>
              <table:table-cell office:value-type="float" office:value="0.0838662790697674">
                <text:p>0.0838662790697674</text:p>
              </table:table-cell>
              <table:table-cell office:value-type="float" office:value="0.0362241602067183">
                <text:p>0.0362241602067183</text:p>
              </table:table-cell>
              <table:table-cell office:value-type="float" office:value="0">
                <text:p>0</text:p>
              </table:table-cell>
              <table:table-cell office:value-type="float" office:value="0.173604812661499">
                <text:p>0.173604812661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89437984496124">
                <text:p>0.189437984496124</text:p>
              </table:table-cell>
              <table:table-cell office:value-type="float" office:value="0.00896317829457364">
                <text:p>0.00896317829457364</text:p>
              </table:table-cell>
              <table:table-cell office:value-type="float" office:value="0.0366279069767442">
                <text:p>0.0366279069767442</text:p>
              </table:table-cell>
              <table:table-cell office:value-type="float" office:value="0.0129489664082687">
                <text:p>0.0129489664082687</text:p>
              </table:table-cell>
              <table:table-cell office:value-type="float" office:value="0.000502906976744186">
                <text:p>0.000502906976744186</text:p>
              </table:table-cell>
              <table:table-cell office:value-type="float" office:value="0.00632105943152455">
                <text:p>0.00632105943152455</text:p>
              </table:table-cell>
              <table:table-cell office:value-type="float" office:value="0.0873223514211886">
                <text:p>0.0873223514211886</text:p>
              </table:table-cell>
              <table:table-cell office:value-type="float" office:value="0.0366763565891473">
                <text:p>0.0366763565891473</text:p>
              </table:table-cell>
              <table:table-cell office:value-type="float" office:value="0">
                <text:p>0</text:p>
              </table:table-cell>
              <table:table-cell office:value-type="float" office:value="0.180399547803618">
                <text:p>0.180399547803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90729974160207">
                <text:p>0.190729974160207</text:p>
              </table:table-cell>
              <table:table-cell office:value-type="float" office:value="0.00320736434108527">
                <text:p>0.00320736434108527</text:p>
              </table:table-cell>
              <table:table-cell office:value-type="float" office:value="0.0372739018087855">
                <text:p>0.0372739018087855</text:p>
              </table:table-cell>
              <table:table-cell office:value-type="float" office:value="0.0136127260981912">
                <text:p>0.0136127260981912</text:p>
              </table:table-cell>
              <table:table-cell office:value-type="float" office:value="0.000469638242894057">
                <text:p>0.000469638242894057</text:p>
              </table:table-cell>
              <table:table-cell office:value-type="float" office:value="0.00632105943152455">
                <text:p>0.00632105943152455</text:p>
              </table:table-cell>
              <table:table-cell office:value-type="float" office:value="0.0921996124031008">
                <text:p>0.0921996124031008</text:p>
              </table:table-cell>
              <table:table-cell office:value-type="float" office:value="0.0375807493540052">
                <text:p>0.0375807493540052</text:p>
              </table:table-cell>
              <table:table-cell office:value-type="float" office:value="0">
                <text:p>0</text:p>
              </table:table-cell>
              <table:table-cell office:value-type="float" office:value="0.187457687338501">
                <text:p>0.18745768733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9250645994832">
                <text:p>0.19250645994832</text:p>
              </table:table-cell>
              <table:table-cell office:value-type="float" office:value="0.00222706718346253">
                <text:p>0.00222706718346253</text:p>
              </table:table-cell>
              <table:table-cell office:value-type="float" office:value="0.0380975452196382">
                <text:p>0.0380975452196382</text:p>
              </table:table-cell>
              <table:table-cell office:value-type="float" office:value="0.0136498708010336">
                <text:p>0.0136498708010336</text:p>
              </table:table-cell>
              <table:table-cell office:value-type="float" office:value="0.000722545219638243">
                <text:p>0.000722545219638243</text:p>
              </table:table-cell>
              <table:table-cell office:value-type="float" office:value="0.00626453488372093">
                <text:p>0.00626453488372093</text:p>
              </table:table-cell>
              <table:table-cell office:value-type="float" office:value="0.0946543927648579">
                <text:p>0.0946543927648579</text:p>
              </table:table-cell>
              <table:table-cell office:value-type="float" office:value="0.0368863049095607">
                <text:p>0.0368863049095607</text:p>
              </table:table-cell>
              <table:table-cell office:value-type="float" office:value="0">
                <text:p>0</text:p>
              </table:table-cell>
              <table:table-cell office:value-type="float" office:value="0.19027519379845">
                <text:p>0.1902751937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94121447028424">
                <text:p>0.194121447028424</text:p>
              </table:table-cell>
              <table:table-cell office:value-type="float" office:value="0.00207364341085271">
                <text:p>0.00207364341085271</text:p>
              </table:table-cell>
              <table:table-cell office:value-type="float" office:value="0.0381459948320413">
                <text:p>0.0381459948320413</text:p>
              </table:table-cell>
              <table:table-cell office:value-type="float" office:value="0.0149499354005168">
                <text:p>0.0149499354005168</text:p>
              </table:table-cell>
              <table:table-cell office:value-type="float" office:value="0.000813468992248062">
                <text:p>0.000813468992248062</text:p>
              </table:table-cell>
              <table:table-cell office:value-type="float" office:value="0.00605297157622739">
                <text:p>0.00605297157622739</text:p>
              </table:table-cell>
              <table:table-cell office:value-type="float" office:value="0.0941537467700258">
                <text:p>0.0941537467700258</text:p>
              </table:table-cell>
              <table:table-cell office:value-type="float" office:value="0.03796834625323">
                <text:p>0.03796834625323</text:p>
              </table:table-cell>
              <table:table-cell office:value-type="float" office:value="0">
                <text:p>0</text:p>
              </table:table-cell>
              <table:table-cell office:value-type="float" office:value="0.192084463824289">
                <text:p>0.192084463824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0187822997416021">
                <text:p>0.00187822997416021</text:p>
              </table:table-cell>
              <table:table-cell office:value-type="float" office:value="0.0394702842377261">
                <text:p>0.0394702842377261</text:p>
              </table:table-cell>
              <table:table-cell office:value-type="float" office:value="0.0143362403100775">
                <text:p>0.0143362403100775</text:p>
              </table:table-cell>
              <table:table-cell office:value-type="float" office:value="0.000974483204134367">
                <text:p>0.000974483204134367</text:p>
              </table:table-cell>
              <table:table-cell office:value-type="float" office:value="0.00585109819121447">
                <text:p>0.00585109819121447</text:p>
              </table:table-cell>
              <table:table-cell office:value-type="float" office:value="0.0943152454780362">
                <text:p>0.0943152454780362</text:p>
              </table:table-cell>
              <table:table-cell office:value-type="float" office:value="0.0383236434108527">
                <text:p>0.0383236434108527</text:p>
              </table:table-cell>
              <table:table-cell office:value-type="float" office:value="0">
                <text:p>0</text:p>
              </table:table-cell>
              <table:table-cell office:value-type="float" office:value="0.193270994832041">
                <text:p>0.19327099483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9234496124031">
                <text:p>0.19234496124031</text:p>
              </table:table-cell>
              <table:table-cell office:value-type="float" office:value="0.00171350129198966">
                <text:p>0.00171350129198966</text:p>
              </table:table-cell>
              <table:table-cell office:value-type="float" office:value="0.0375645994832041">
                <text:p>0.0375645994832041</text:p>
              </table:table-cell>
              <table:table-cell office:value-type="float" office:value="0.0143249354005168">
                <text:p>0.0143249354005168</text:p>
              </table:table-cell>
              <table:table-cell office:value-type="float" office:value="0.00096140180878553">
                <text:p>0.00096140180878553</text:p>
              </table:table-cell>
              <table:table-cell office:value-type="float" office:value="0.005625">
                <text:p>0.005625</text:p>
              </table:table-cell>
              <table:table-cell office:value-type="float" office:value="0.0946220930232558">
                <text:p>0.0946220930232558</text:p>
              </table:table-cell>
              <table:table-cell office:value-type="float" office:value="0.0374677002583979">
                <text:p>0.0374677002583979</text:p>
              </table:table-cell>
              <table:table-cell office:value-type="float" office:value="0">
                <text:p>0</text:p>
              </table:table-cell>
              <table:table-cell office:value-type="float" office:value="0.19056572997416">
                <text:p>0.1905657299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96543927648579">
                <text:p>0.196543927648579</text:p>
              </table:table-cell>
              <table:table-cell office:value-type="float" office:value="0.00161821705426357">
                <text:p>0.00161821705426357</text:p>
              </table:table-cell>
              <table:table-cell office:value-type="float" office:value="0.0388727390180879">
                <text:p>0.0388727390180879</text:p>
              </table:table-cell>
              <table:table-cell office:value-type="float" office:value="0.0144654392764858">
                <text:p>0.0144654392764858</text:p>
              </table:table-cell>
              <table:table-cell office:value-type="float" office:value="0.00115067829457364">
                <text:p>0.00115067829457364</text:p>
              </table:table-cell>
              <table:table-cell office:value-type="float" office:value="0.00541343669250646">
                <text:p>0.00541343669250646</text:p>
              </table:table-cell>
              <table:table-cell office:value-type="float" office:value="0.0965439276485788">
                <text:p>0.0965439276485788</text:p>
              </table:table-cell>
              <table:table-cell office:value-type="float" office:value="0.0385497416020672">
                <text:p>0.0385497416020672</text:p>
              </table:table-cell>
              <table:table-cell office:value-type="float" office:value="0">
                <text:p>0</text:p>
              </table:table-cell>
              <table:table-cell office:value-type="float" office:value="0.1949959625323">
                <text:p>0.1949959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97835917312661">
                <text:p>0.197835917312661</text:p>
              </table:table-cell>
              <table:table-cell office:value-type="float" office:value="0.00147173772609819">
                <text:p>0.00147173772609819</text:p>
              </table:table-cell>
              <table:table-cell office:value-type="float" office:value="0.0392603359173127">
                <text:p>0.0392603359173127</text:p>
              </table:table-cell>
              <table:table-cell office:value-type="float" office:value="0.0144928940568475">
                <text:p>0.0144928940568475</text:p>
              </table:table-cell>
              <table:table-cell office:value-type="float" office:value="0.00169412144702842">
                <text:p>0.00169412144702842</text:p>
              </table:table-cell>
              <table:table-cell office:value-type="float" office:value="0.00519864341085271">
                <text:p>0.00519864341085271</text:p>
              </table:table-cell>
              <table:table-cell office:value-type="float" office:value="0.0964308785529716">
                <text:p>0.0964308785529716</text:p>
              </table:table-cell>
              <table:table-cell office:value-type="float" office:value="0.0392764857881137">
                <text:p>0.0392764857881137</text:p>
              </table:table-cell>
              <table:table-cell office:value-type="float" office:value="0">
                <text:p>0</text:p>
              </table:table-cell>
              <table:table-cell office:value-type="float" office:value="0.196353359173127">
                <text:p>0.196353359173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0130587855297158">
                <text:p>0.00130587855297158</text:p>
              </table:table-cell>
              <table:table-cell office:value-type="float" office:value="0.0399870801033592">
                <text:p>0.0399870801033592</text:p>
              </table:table-cell>
              <table:table-cell office:value-type="float" office:value="0.0147351421188631">
                <text:p>0.0147351421188631</text:p>
              </table:table-cell>
              <table:table-cell office:value-type="float" office:value="0.00178133074935401">
                <text:p>0.00178133074935401</text:p>
              </table:table-cell>
              <table:table-cell office:value-type="float" office:value="0.00493540051679587">
                <text:p>0.00493540051679587</text:p>
              </table:table-cell>
              <table:table-cell office:value-type="float" office:value="0.0948158914728682">
                <text:p>0.0948158914728682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.19375484496124">
                <text:p>0.1937548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98481912144703">
                <text:p>0.198481912144703</text:p>
              </table:table-cell>
              <table:table-cell office:value-type="float" office:value="0.00115326227390181">
                <text:p>0.00115326227390181</text:p>
              </table:table-cell>
              <table:table-cell office:value-type="float" office:value="0.0397448320413437">
                <text:p>0.0397448320413437</text:p>
              </table:table-cell>
              <table:table-cell office:value-type="float" office:value="0.0151049741602067">
                <text:p>0.0151049741602067</text:p>
              </table:table-cell>
              <table:table-cell office:value-type="float" office:value="0.00214954780361757">
                <text:p>0.00214954780361757</text:p>
              </table:table-cell>
              <table:table-cell office:value-type="float" office:value="0.00473352713178295">
                <text:p>0.00473352713178295</text:p>
              </table:table-cell>
              <table:table-cell office:value-type="float" office:value="0.0967538759689922">
                <text:p>0.0967538759689922</text:p>
              </table:table-cell>
              <table:table-cell office:value-type="float" office:value="0.0388081395348837">
                <text:p>0.0388081395348837</text:p>
              </table:table-cell>
              <table:table-cell office:value-type="float" office:value="0">
                <text:p>0</text:p>
              </table:table-cell>
              <table:table-cell office:value-type="float" office:value="0.197294896640827">
                <text:p>0.197294896640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196382428940568">
                <text:p>0.196382428940568</text:p>
              </table:table-cell>
              <table:table-cell office:value-type="float" office:value="0.00102583979328165">
                <text:p>0.00102583979328165</text:p>
              </table:table-cell>
              <table:table-cell office:value-type="float" office:value="0.0398094315245478">
                <text:p>0.0398094315245478</text:p>
              </table:table-cell>
              <table:table-cell office:value-type="float" office:value="0.0145994832041344">
                <text:p>0.0145994832041344</text:p>
              </table:table-cell>
              <table:table-cell office:value-type="float" office:value="0.0024031007751938">
                <text:p>0.0024031007751938</text:p>
              </table:table-cell>
              <table:table-cell office:value-type="float" office:value="0.00436369509043928">
                <text:p>0.00436369509043928</text:p>
              </table:table-cell>
              <table:table-cell office:value-type="float" office:value="0.096140180878553">
                <text:p>0.096140180878553</text:p>
              </table:table-cell>
              <table:table-cell office:value-type="float" office:value="0.0380975452196382">
                <text:p>0.0380975452196382</text:p>
              </table:table-cell>
              <table:table-cell office:value-type="float" office:value="0">
                <text:p>0</text:p>
              </table:table-cell>
              <table:table-cell office:value-type="float" office:value="0.195413436692506">
                <text:p>0.19541343669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96543927648579">
                <text:p>0.196543927648579</text:p>
              </table:table-cell>
              <table:table-cell office:value-type="float" office:value="0.000910691214470284">
                <text:p>0.000910691214470284</text:p>
              </table:table-cell>
              <table:table-cell office:value-type="float" office:value="0.0397771317829457">
                <text:p>0.0397771317829457</text:p>
              </table:table-cell>
              <table:table-cell office:value-type="float" office:value="0.0147561369509044">
                <text:p>0.0147561369509044</text:p>
              </table:table-cell>
              <table:table-cell office:value-type="float" office:value="0.00315245478036176">
                <text:p>0.00315245478036176</text:p>
              </table:table-cell>
              <table:table-cell office:value-type="float" office:value="0.00411660206718346">
                <text:p>0.00411660206718346</text:p>
              </table:table-cell>
              <table:table-cell office:value-type="float" office:value="0.0963016795865633">
                <text:p>0.0963016795865633</text:p>
              </table:table-cell>
              <table:table-cell office:value-type="float" office:value="0.0375322997416021">
                <text:p>0.0375322997416021</text:p>
              </table:table-cell>
              <table:table-cell office:value-type="float" office:value="0">
                <text:p>0</text:p>
              </table:table-cell>
              <table:table-cell office:value-type="float" office:value="0.195636304909561">
                <text:p>0.19563630490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9702842377261">
                <text:p>0.19702842377261</text:p>
              </table:table-cell>
              <table:table-cell office:value-type="float" office:value="0.000798611111111111">
                <text:p>0.000798611111111111</text:p>
              </table:table-cell>
              <table:table-cell office:value-type="float" office:value="0.0384366925064599">
                <text:p>0.0384366925064599</text:p>
              </table:table-cell>
              <table:table-cell office:value-type="float" office:value="0.0159124677002584">
                <text:p>0.0159124677002584</text:p>
              </table:table-cell>
              <table:table-cell office:value-type="float" office:value="0.00362564599483204">
                <text:p>0.00362564599483204</text:p>
              </table:table-cell>
              <table:table-cell office:value-type="float" office:value="0.00386950904392765">
                <text:p>0.00386950904392765</text:p>
              </table:table-cell>
              <table:table-cell office:value-type="float" office:value="0.0957202842377261">
                <text:p>0.0957202842377261</text:p>
              </table:table-cell>
              <table:table-cell office:value-type="float" office:value="0.0386789405684755">
                <text:p>0.0386789405684755</text:p>
              </table:table-cell>
              <table:table-cell office:value-type="float" office:value="0">
                <text:p>0</text:p>
              </table:table-cell>
              <table:table-cell office:value-type="float" office:value="0.19624354005168">
                <text:p>0.19624354005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95251937984496">
                <text:p>0.195251937984496</text:p>
              </table:table-cell>
              <table:table-cell office:value-type="float" office:value="0.000712855297157623">
                <text:p>0.000712855297157623</text:p>
              </table:table-cell>
              <table:table-cell office:value-type="float" office:value="0.0398740310077519">
                <text:p>0.0398740310077519</text:p>
              </table:table-cell>
              <table:table-cell office:value-type="float" office:value="0.01421834625323">
                <text:p>0.01421834625323</text:p>
              </table:table-cell>
              <table:table-cell office:value-type="float" office:value="0.00333979328165375">
                <text:p>0.00333979328165375</text:p>
              </table:table-cell>
              <table:table-cell office:value-type="float" office:value="0.00366440568475452">
                <text:p>0.00366440568475452</text:p>
              </table:table-cell>
              <table:table-cell office:value-type="float" office:value="0.094718992248062">
                <text:p>0.094718992248062</text:p>
              </table:table-cell>
              <table:table-cell office:value-type="float" office:value="0.0387273901808786">
                <text:p>0.0387273901808786</text:p>
              </table:table-cell>
              <table:table-cell office:value-type="float" office:value="0">
                <text:p>0</text:p>
              </table:table-cell>
              <table:table-cell office:value-type="float" office:value="0.194542958656331">
                <text:p>0.194542958656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96382428940568">
                <text:p>0.196382428940568</text:p>
              </table:table-cell>
              <table:table-cell office:value-type="float" office:value="0.000626453488372093">
                <text:p>0.000626453488372093</text:p>
              </table:table-cell>
              <table:table-cell office:value-type="float" office:value="0.0397932816537468">
                <text:p>0.0397932816537468</text:p>
              </table:table-cell>
              <table:table-cell office:value-type="float" office:value="0.0155587855297158">
                <text:p>0.0155587855297158</text:p>
              </table:table-cell>
              <table:table-cell office:value-type="float" office:value="0.00275839793281654">
                <text:p>0.00275839793281654</text:p>
              </table:table-cell>
              <table:table-cell office:value-type="float" office:value="0.00340439276485788">
                <text:p>0.00340439276485788</text:p>
              </table:table-cell>
              <table:table-cell office:value-type="float" office:value="0.0952842377260982">
                <text:p>0.0952842377260982</text:p>
              </table:table-cell>
              <table:table-cell office:value-type="float" office:value="0.0389857881136951">
                <text:p>0.0389857881136951</text:p>
              </table:table-cell>
              <table:table-cell office:value-type="float" office:value="0">
                <text:p>0</text:p>
              </table:table-cell>
              <table:table-cell office:value-type="float" office:value="0.19578488372093">
                <text:p>0.1957848837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93959948320413">
                <text:p>0.193959948320413</text:p>
              </table:table-cell>
              <table:table-cell office:value-type="float" office:value="0.000557978036175711">
                <text:p>0.000557978036175711</text:p>
              </table:table-cell>
              <table:table-cell office:value-type="float" office:value="0.0398255813953488">
                <text:p>0.0398255813953488</text:p>
              </table:table-cell>
              <table:table-cell office:value-type="float" office:value="0.0146366279069767">
                <text:p>0.0146366279069767</text:p>
              </table:table-cell>
              <table:table-cell office:value-type="float" office:value="0.00209140826873385">
                <text:p>0.00209140826873385</text:p>
              </table:table-cell>
              <table:table-cell office:value-type="float" office:value="0.00321382428940568">
                <text:p>0.00321382428940568</text:p>
              </table:table-cell>
              <table:table-cell office:value-type="float" office:value="0.0962047803617571">
                <text:p>0.0962047803617571</text:p>
              </table:table-cell>
              <table:table-cell office:value-type="float" office:value="0.0373869509043928">
                <text:p>0.0373869509043928</text:p>
              </table:table-cell>
              <table:table-cell office:value-type="float" office:value="0">
                <text:p>0</text:p>
              </table:table-cell>
              <table:table-cell office:value-type="float" office:value="0.193359173126615">
                <text:p>0.19335917312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4605943152455">
                <text:p>0.194605943152455</text:p>
              </table:table-cell>
              <table:table-cell office:value-type="float" office:value="0.000849160206718346">
                <text:p>0.000849160206718346</text:p>
              </table:table-cell>
              <table:table-cell office:value-type="float" office:value="0.039890180878553">
                <text:p>0.039890180878553</text:p>
              </table:table-cell>
              <table:table-cell office:value-type="float" office:value="0.0146802325581395">
                <text:p>0.0146802325581395</text:p>
              </table:table-cell>
              <table:table-cell office:value-type="float" office:value="0.00151970284237726">
                <text:p>0.00151970284237726</text:p>
              </table:table-cell>
              <table:table-cell office:value-type="float" office:value="0.00296350129198966">
                <text:p>0.00296350129198966</text:p>
              </table:table-cell>
              <table:table-cell office:value-type="float" office:value="0.0969476744186047">
                <text:p>0.0969476744186047</text:p>
              </table:table-cell>
              <table:table-cell office:value-type="float" office:value="0.0377260981912145">
                <text:p>0.0377260981912145</text:p>
              </table:table-cell>
              <table:table-cell office:value-type="float" office:value="0">
                <text:p>0</text:p>
              </table:table-cell>
              <table:table-cell office:value-type="float" office:value="0.193727390180879">
                <text:p>0.193727390180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9250645994832">
                <text:p>0.19250645994832</text:p>
              </table:table-cell>
              <table:table-cell office:value-type="float" office:value="0.00262112403100775">
                <text:p>0.00262112403100775</text:p>
              </table:table-cell>
              <table:table-cell office:value-type="float" office:value="0.0403585271317829">
                <text:p>0.0403585271317829</text:p>
              </table:table-cell>
              <table:table-cell office:value-type="float" office:value="0.0146802325581395">
                <text:p>0.0146802325581395</text:p>
              </table:table-cell>
              <table:table-cell office:value-type="float" office:value="0.00134609173126615">
                <text:p>0.00134609173126615</text:p>
              </table:table-cell>
              <table:table-cell office:value-type="float" office:value="0.00285691214470284">
                <text:p>0.00285691214470284</text:p>
              </table:table-cell>
              <table:table-cell office:value-type="float" office:value="0.0930555555555555">
                <text:p>0.0930555555555555</text:p>
              </table:table-cell>
              <table:table-cell office:value-type="float" office:value="0.0376614987080103">
                <text:p>0.0376614987080103</text:p>
              </table:table-cell>
              <table:table-cell office:value-type="float" office:value="0">
                <text:p>0</text:p>
              </table:table-cell>
              <table:table-cell office:value-type="float" office:value="0.189958817829457">
                <text:p>0.189958817829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03972868217054">
                <text:p>0.203972868217054</text:p>
              </table:table-cell>
              <table:table-cell office:value-type="float" office:value="0.011296834625323">
                <text:p>0.011296834625323</text:p>
              </table:table-cell>
              <table:table-cell office:value-type="float" office:value="0.0389857881136951">
                <text:p>0.0389857881136951</text:p>
              </table:table-cell>
              <table:table-cell office:value-type="float" office:value="0.0151808785529716">
                <text:p>0.0151808785529716</text:p>
              </table:table-cell>
              <table:table-cell office:value-type="float" office:value="0.00108268733850129">
                <text:p>0.00108268733850129</text:p>
              </table:table-cell>
              <table:table-cell office:value-type="float" office:value="0.00257428940568475">
                <text:p>0.00257428940568475</text:p>
              </table:table-cell>
              <table:table-cell office:value-type="float" office:value="0.0965923772609819">
                <text:p>0.0965923772609819</text:p>
              </table:table-cell>
              <table:table-cell office:value-type="float" office:value="0.0381944444444444">
                <text:p>0.0381944444444444</text:p>
              </table:table-cell>
              <table:table-cell office:value-type="float" office:value="0">
                <text:p>0</text:p>
              </table:table-cell>
              <table:table-cell office:value-type="float" office:value="0.192610465116279">
                <text:p>0.192610465116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231912144702842">
                <text:p>0.231912144702842</text:p>
              </table:table-cell>
              <table:table-cell office:value-type="float" office:value="0.0432978036175711">
                <text:p>0.0432978036175711</text:p>
              </table:table-cell>
              <table:table-cell office:value-type="float" office:value="0.0385820413436693">
                <text:p>0.0385820413436693</text:p>
              </table:table-cell>
              <table:table-cell office:value-type="float" office:value="0.0148837209302326">
                <text:p>0.0148837209302326</text:p>
              </table:table-cell>
              <table:table-cell office:value-type="float" office:value="0.00072109173126615">
                <text:p>0.00072109173126615</text:p>
              </table:table-cell>
              <table:table-cell office:value-type="float" office:value="0.00239987080103359">
                <text:p>0.00239987080103359</text:p>
              </table:table-cell>
              <table:table-cell office:value-type="float" office:value="0.0949773901808785">
                <text:p>0.0949773901808785</text:p>
              </table:table-cell>
              <table:table-cell office:value-type="float" office:value="0.0370639534883721">
                <text:p>0.0370639534883721</text:p>
              </table:table-cell>
              <table:table-cell office:value-type="float" office:value="0">
                <text:p>0</text:p>
              </table:table-cell>
              <table:table-cell office:value-type="float" office:value="0.188628068475452">
                <text:p>0.188628068475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24127906976744">
                <text:p>0.324127906976744</text:p>
              </table:table-cell>
              <table:table-cell office:value-type="float" office:value="0.134237726098191">
                <text:p>0.134237726098191</text:p>
              </table:table-cell>
              <table:table-cell office:value-type="float" office:value="0.0389857881136951">
                <text:p>0.0389857881136951</text:p>
              </table:table-cell>
              <table:table-cell office:value-type="float" office:value="0.0167635658914729">
                <text:p>0.0167635658914729</text:p>
              </table:table-cell>
              <table:table-cell office:value-type="float" office:value="0.000566052971576227">
                <text:p>0.000566052971576227</text:p>
              </table:table-cell>
              <table:table-cell office:value-type="float" office:value="0.00229489664082687">
                <text:p>0.00229489664082687</text:p>
              </table:table-cell>
              <table:table-cell office:value-type="float" office:value="0.0941537467700258">
                <text:p>0.0941537467700258</text:p>
              </table:table-cell>
              <table:table-cell office:value-type="float" office:value="0.0371447028423773">
                <text:p>0.0371447028423773</text:p>
              </table:table-cell>
              <table:table-cell office:value-type="float" office:value="0">
                <text:p>0</text:p>
              </table:table-cell>
              <table:table-cell office:value-type="float" office:value="0.189908753229974">
                <text:p>0.189908753229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26647286821706">
                <text:p>0.526647286821706</text:p>
              </table:table-cell>
              <table:table-cell office:value-type="float" office:value="0.33187984496124">
                <text:p>0.33187984496124</text:p>
              </table:table-cell>
              <table:table-cell office:value-type="float" office:value="0.0421673126614987">
                <text:p>0.0421673126614987</text:p>
              </table:table-cell>
              <table:table-cell office:value-type="float" office:value="0.01921834625323">
                <text:p>0.01921834625323</text:p>
              </table:table-cell>
              <table:table-cell office:value-type="float" office:value="0.000393733850129199">
                <text:p>0.000393733850129199</text:p>
              </table:table-cell>
              <table:table-cell office:value-type="float" office:value="0.0020687984496124">
                <text:p>0.0020687984496124</text:p>
              </table:table-cell>
              <table:table-cell office:value-type="float" office:value="0.0942021963824289">
                <text:p>0.0942021963824289</text:p>
              </table:table-cell>
              <table:table-cell office:value-type="float" office:value="0.0367732558139535">
                <text:p>0.0367732558139535</text:p>
              </table:table-cell>
              <table:table-cell office:value-type="float" office:value="0">
                <text:p>0</text:p>
              </table:table-cell>
              <table:table-cell office:value-type="float" office:value="0.194823643410853">
                <text:p>0.194823643410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5077519379845">
                <text:p>0.85077519379845</text:p>
              </table:table-cell>
              <table:table-cell office:value-type="float" office:value="0.650839793281654">
                <text:p>0.650839793281654</text:p>
              </table:table-cell>
              <table:table-cell office:value-type="float" office:value="0.0426841085271318">
                <text:p>0.0426841085271318</text:p>
              </table:table-cell>
              <table:table-cell office:value-type="float" office:value="0.0214954780361757">
                <text:p>0.0214954780361757</text:p>
              </table:table-cell>
              <table:table-cell office:value-type="float" office:value="0.000360303617571059">
                <text:p>0.000360303617571059</text:p>
              </table:table-cell>
              <table:table-cell office:value-type="float" office:value="0.00191375968992248">
                <text:p>0.00191375968992248</text:p>
              </table:table-cell>
              <table:table-cell office:value-type="float" office:value="0.0959948320413437">
                <text:p>0.0959948320413437</text:p>
              </table:table-cell>
              <table:table-cell office:value-type="float" office:value="0.0376130490956072">
                <text:p>0.0376130490956072</text:p>
              </table:table-cell>
              <table:table-cell office:value-type="float" office:value="0">
                <text:p>0</text:p>
              </table:table-cell>
              <table:table-cell office:value-type="float" office:value="0.200061531007752">
                <text:p>0.200061531007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367571059432">
                <text:p>1.22367571059432</text:p>
              </table:table-cell>
              <table:table-cell office:value-type="float" office:value="1.01808785529716">
                <text:p>1.01808785529716</text:p>
              </table:table-cell>
              <table:table-cell office:value-type="float" office:value="0.046140180878553">
                <text:p>0.046140180878553</text:p>
              </table:table-cell>
              <table:table-cell office:value-type="float" office:value="0.0260335917312662">
                <text:p>0.0260335917312662</text:p>
              </table:table-cell>
              <table:table-cell office:value-type="float" office:value="0.000406007751937985">
                <text:p>0.000406007751937985</text:p>
              </table:table-cell>
              <table:table-cell office:value-type="float" office:value="0.00183139534883721">
                <text:p>0.00183139534883721</text:p>
              </table:table-cell>
              <table:table-cell office:value-type="float" office:value="0.0950904392764858">
                <text:p>0.0950904392764858</text:p>
              </table:table-cell>
              <table:table-cell office:value-type="float" office:value="0.0366602067183463">
                <text:p>0.0366602067183463</text:p>
              </table:table-cell>
              <table:table-cell office:value-type="float" office:value="0">
                <text:p>0</text:p>
              </table:table-cell>
              <table:table-cell office:value-type="float" office:value="0.206161821705426">
                <text:p>0.20616182170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8013565891473">
                <text:p>1.48013565891473</text:p>
              </table:table-cell>
              <table:table-cell office:value-type="float" office:value="1.27277131782946">
                <text:p>1.27277131782946</text:p>
              </table:table-cell>
              <table:table-cell office:value-type="float" office:value="0.046140180878553">
                <text:p>0.046140180878553</text:p>
              </table:table-cell>
              <table:table-cell office:value-type="float" office:value="0.029328165374677">
                <text:p>0.029328165374677</text:p>
              </table:table-cell>
              <table:table-cell office:value-type="float" office:value="0.000505167958656331">
                <text:p>0.000505167958656331</text:p>
              </table:table-cell>
              <table:table-cell office:value-type="float" office:value="0.00171673126614987">
                <text:p>0.00171673126614987</text:p>
              </table:table-cell>
              <table:table-cell office:value-type="float" office:value="0.0930717054263566">
                <text:p>0.0930717054263566</text:p>
              </table:table-cell>
              <table:table-cell office:value-type="float" office:value="0.0371931524547804">
                <text:p>0.0371931524547804</text:p>
              </table:table-cell>
              <table:table-cell office:value-type="float" office:value="0">
                <text:p>0</text:p>
              </table:table-cell>
              <table:table-cell office:value-type="float" office:value="0.207955103359173">
                <text:p>0.207955103359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0290697674419">
                <text:p>1.50290697674419</text:p>
              </table:table-cell>
              <table:table-cell office:value-type="float" office:value="1.2921511627907">
                <text:p>1.2921511627907</text:p>
              </table:table-cell>
              <table:table-cell office:value-type="float" office:value="0.0484334625322997">
                <text:p>0.0484334625322997</text:p>
              </table:table-cell>
              <table:table-cell office:value-type="float" office:value="0.0297157622739018">
                <text:p>0.0297157622739018</text:p>
              </table:table-cell>
              <table:table-cell office:value-type="float" office:value="0.000571866925064599">
                <text:p>0.000571866925064599</text:p>
              </table:table-cell>
              <table:table-cell office:value-type="float" office:value="0.0015374677002584">
                <text:p>0.0015374677002584</text:p>
              </table:table-cell>
              <table:table-cell office:value-type="float" office:value="0.0936854005167959">
                <text:p>0.0936854005167959</text:p>
              </table:table-cell>
              <table:table-cell office:value-type="float" office:value="0.0373546511627907">
                <text:p>0.0373546511627907</text:p>
              </table:table-cell>
              <table:table-cell office:value-type="float" office:value="0">
                <text:p>0</text:p>
              </table:table-cell>
              <table:table-cell office:value-type="float" office:value="0.211298611111111">
                <text:p>0.2112986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9828811369509">
                <text:p>1.29828811369509</text:p>
              </table:table-cell>
              <table:table-cell office:value-type="float" office:value="1.09124677002584">
                <text:p>1.09124677002584</text:p>
              </table:table-cell>
              <table:table-cell office:value-type="float" office:value="0.0457525839793282">
                <text:p>0.0457525839793282</text:p>
              </table:table-cell>
              <table:table-cell office:value-type="float" office:value="0.0280846253229974">
                <text:p>0.0280846253229974</text:p>
              </table:table-cell>
              <table:table-cell office:value-type="float" office:value="0.000914244186046512">
                <text:p>0.000914244186046512</text:p>
              </table:table-cell>
              <table:table-cell office:value-type="float" office:value="0.00141085271317829">
                <text:p>0.00141085271317829</text:p>
              </table:table-cell>
              <table:table-cell office:value-type="float" office:value="0.0948320413436692">
                <text:p>0.0948320413436692</text:p>
              </table:table-cell>
              <table:table-cell office:value-type="float" office:value="0.0365633074935401">
                <text:p>0.0365633074935401</text:p>
              </table:table-cell>
              <table:table-cell office:value-type="float" office:value="0">
                <text:p>0</text:p>
              </table:table-cell>
              <table:table-cell office:value-type="float" office:value="0.20755765503876">
                <text:p>0.2075576550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0436046511628">
                <text:p>1.00436046511628</text:p>
              </table:table-cell>
              <table:table-cell office:value-type="float" office:value="0.804263565891473">
                <text:p>0.804263565891473</text:p>
              </table:table-cell>
              <table:table-cell office:value-type="float" office:value="0.0427487080103359">
                <text:p>0.0427487080103359</text:p>
              </table:table-cell>
              <table:table-cell office:value-type="float" office:value="0.0250968992248062">
                <text:p>0.0250968992248062</text:p>
              </table:table-cell>
              <table:table-cell office:value-type="float" office:value="0.00128068475452196">
                <text:p>0.00128068475452196</text:p>
              </table:table-cell>
              <table:table-cell office:value-type="float" office:value="0.00134140826873385">
                <text:p>0.00134140826873385</text:p>
              </table:table-cell>
              <table:table-cell office:value-type="float" office:value="0.0931847545219638">
                <text:p>0.0931847545219638</text:p>
              </table:table-cell>
              <table:table-cell office:value-type="float" office:value="0.0369832041343669">
                <text:p>0.0369832041343669</text:p>
              </table:table-cell>
              <table:table-cell office:value-type="float" office:value="0">
                <text:p>0</text:p>
              </table:table-cell>
              <table:table-cell office:value-type="float" office:value="0.200635658914729">
                <text:p>0.2006356589147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49677002583979">
                <text:p>0.749677002583979</text:p>
              </table:table-cell>
              <table:table-cell office:value-type="float" office:value="0.555232558139535">
                <text:p>0.555232558139535</text:p>
              </table:table-cell>
              <table:table-cell office:value-type="float" office:value="0.0404392764857881">
                <text:p>0.0404392764857881</text:p>
              </table:table-cell>
              <table:table-cell office:value-type="float" office:value="0.0221414728682171">
                <text:p>0.0221414728682171</text:p>
              </table:table-cell>
              <table:table-cell office:value-type="float" office:value="0.00128456072351421">
                <text:p>0.00128456072351421</text:p>
              </table:table-cell>
              <table:table-cell office:value-type="float" office:value="0.00122254521963824">
                <text:p>0.00122254521963824</text:p>
              </table:table-cell>
              <table:table-cell office:value-type="float" office:value="0.0928779069767442">
                <text:p>0.0928779069767442</text:p>
              </table:table-cell>
              <table:table-cell office:value-type="float" office:value="0.0364664082687338">
                <text:p>0.0364664082687338</text:p>
              </table:table-cell>
              <table:table-cell office:value-type="float" office:value="0">
                <text:p>0</text:p>
              </table:table-cell>
              <table:table-cell office:value-type="float" office:value="0.194432170542636">
                <text:p>0.19443217054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65245478036176">
                <text:p>0.565245478036176</text:p>
              </table:table-cell>
              <table:table-cell office:value-type="float" office:value="0.373385012919897">
                <text:p>0.373385012919897</text:p>
              </table:table-cell>
              <table:table-cell office:value-type="float" office:value="0.0407299741602067">
                <text:p>0.0407299741602067</text:p>
              </table:table-cell>
              <table:table-cell office:value-type="float" office:value="0.0201065891472868">
                <text:p>0.0201065891472868</text:p>
              </table:table-cell>
              <table:table-cell office:value-type="float" office:value="0.0014124677002584">
                <text:p>0.0014124677002584</text:p>
              </table:table-cell>
              <table:table-cell office:value-type="float" office:value="0.00114874031007752">
                <text:p>0.00114874031007752</text:p>
              </table:table-cell>
              <table:table-cell office:value-type="float" office:value="0.0927487080103359">
                <text:p>0.0927487080103359</text:p>
              </table:table-cell>
              <table:table-cell office:value-type="float" office:value="0.0358527131782946">
                <text:p>0.0358527131782946</text:p>
              </table:table-cell>
              <table:table-cell office:value-type="float" office:value="0">
                <text:p>0</text:p>
              </table:table-cell>
              <table:table-cell office:value-type="float" office:value="0.19199919250646">
                <text:p>0.19199919250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33624031007752">
                <text:p>0.433624031007752</text:p>
              </table:table-cell>
              <table:table-cell office:value-type="float" office:value="0.242571059431525">
                <text:p>0.242571059431525</text:p>
              </table:table-cell>
              <table:table-cell office:value-type="float" office:value="0.0399709302325581">
                <text:p>0.0399709302325581</text:p>
              </table:table-cell>
              <table:table-cell office:value-type="float" office:value="0.0181686046511628">
                <text:p>0.0181686046511628</text:p>
              </table:table-cell>
              <table:table-cell office:value-type="float" office:value="0.00178940568475452">
                <text:p>0.00178940568475452</text:p>
              </table:table-cell>
              <table:table-cell office:value-type="float" office:value="0.00106863695090439">
                <text:p>0.00106863695090439</text:p>
              </table:table-cell>
              <table:table-cell office:value-type="float" office:value="0.094718992248062">
                <text:p>0.094718992248062</text:p>
              </table:table-cell>
              <table:table-cell office:value-type="float" office:value="0.0353682170542636">
                <text:p>0.0353682170542636</text:p>
              </table:table-cell>
              <table:table-cell office:value-type="float" office:value="0.000000530846253229974">
                <text:p>0.000000530846253229974</text:p>
              </table:table-cell>
              <table:table-cell office:value-type="float" office:value="0.191085317667959">
                <text:p>0.191085317667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28165374677003">
                <text:p>0.328165374677003</text:p>
              </table:table-cell>
              <table:table-cell office:value-type="float" office:value="0.141844315245478">
                <text:p>0.141844315245478</text:p>
              </table:table-cell>
              <table:table-cell office:value-type="float" office:value="0.0383236434108527">
                <text:p>0.0383236434108527</text:p>
              </table:table-cell>
              <table:table-cell office:value-type="float" office:value="0.0171673126614987">
                <text:p>0.0171673126614987</text:p>
              </table:table-cell>
              <table:table-cell office:value-type="float" office:value="0.00200258397932817">
                <text:p>0.00200258397932817</text:p>
              </table:table-cell>
              <table:table-cell office:value-type="float" office:value="0.000989341085271318">
                <text:p>0.000989341085271318</text:p>
              </table:table-cell>
              <table:table-cell office:value-type="float" office:value="0.0930717054263566">
                <text:p>0.0930717054263566</text:p>
              </table:table-cell>
              <table:table-cell office:value-type="float" office:value="0.0348191214470284">
                <text:p>0.0348191214470284</text:p>
              </table:table-cell>
              <table:table-cell office:value-type="float" office:value="0">
                <text:p>0</text:p>
              </table:table-cell>
              <table:table-cell office:value-type="float" office:value="0.186373708010336">
                <text:p>0.18637370801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5952842377261">
                <text:p>0.25952842377261</text:p>
              </table:table-cell>
              <table:table-cell office:value-type="float" office:value="0.0724806201550388">
                <text:p>0.0724806201550388</text:p>
              </table:table-cell>
              <table:table-cell office:value-type="float" office:value="0.0378714470284238">
                <text:p>0.0378714470284238</text:p>
              </table:table-cell>
              <table:table-cell office:value-type="float" office:value="0.016327519379845">
                <text:p>0.016327519379845</text:p>
              </table:table-cell>
              <table:table-cell office:value-type="float" office:value="0.00251614987080103">
                <text:p>0.00251614987080103</text:p>
              </table:table-cell>
              <table:table-cell office:value-type="float" office:value="0.00095187338501292">
                <text:p>0.00095187338501292</text:p>
              </table:table-cell>
              <table:table-cell office:value-type="float" office:value="0.0933785529715762">
                <text:p>0.0933785529715762</text:p>
              </table:table-cell>
              <table:table-cell office:value-type="float" office:value="0.0360303617571059">
                <text:p>0.0360303617571059</text:p>
              </table:table-cell>
              <table:table-cell office:value-type="float" office:value="0">
                <text:p>0</text:p>
              </table:table-cell>
              <table:table-cell office:value-type="float" office:value="0.187075904392765">
                <text:p>0.187075904392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18346253229974">
                <text:p>0.218346253229974</text:p>
              </table:table-cell>
              <table:table-cell office:value-type="float" office:value="0.0311854005167959">
                <text:p>0.0311854005167959</text:p>
              </table:table-cell>
              <table:table-cell office:value-type="float" office:value="0.0378875968992248">
                <text:p>0.0378875968992248</text:p>
              </table:table-cell>
              <table:table-cell office:value-type="float" office:value="0.0151065891472868">
                <text:p>0.0151065891472868</text:p>
              </table:table-cell>
              <table:table-cell office:value-type="float" office:value="0.00352228682170543">
                <text:p>0.00352228682170543</text:p>
              </table:table-cell>
              <table:table-cell office:value-type="float" office:value="0.000850452196382429">
                <text:p>0.000850452196382429</text:p>
              </table:table-cell>
              <table:table-cell office:value-type="float" office:value="0.0941214470284238">
                <text:p>0.0941214470284238</text:p>
              </table:table-cell>
              <table:table-cell office:value-type="float" office:value="0.0356912144702842">
                <text:p>0.0356912144702842</text:p>
              </table:table-cell>
              <table:table-cell office:value-type="float" office:value="0">
                <text:p>0</text:p>
              </table:table-cell>
              <table:table-cell office:value-type="float" office:value="0.187179586563307">
                <text:p>0.187179586563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99127906976744">
                <text:p>0.199127906976744</text:p>
              </table:table-cell>
              <table:table-cell office:value-type="float" office:value="0.0115859173126615">
                <text:p>0.0115859173126615</text:p>
              </table:table-cell>
              <table:table-cell office:value-type="float" office:value="0.0367571059431525">
                <text:p>0.0367571059431525</text:p>
              </table:table-cell>
              <table:table-cell office:value-type="float" office:value="0.0152390180878553">
                <text:p>0.0152390180878553</text:p>
              </table:table-cell>
              <table:table-cell office:value-type="float" office:value="0.00579457364341085">
                <text:p>0.00579457364341085</text:p>
              </table:table-cell>
              <table:table-cell office:value-type="float" office:value="0.000869670542635659">
                <text:p>0.000869670542635659</text:p>
              </table:table-cell>
              <table:table-cell office:value-type="float" office:value="0.0926841085271318">
                <text:p>0.0926841085271318</text:p>
              </table:table-cell>
              <table:table-cell office:value-type="float" office:value="0.0361757105943152">
                <text:p>0.0361757105943152</text:p>
              </table:table-cell>
              <table:table-cell office:value-type="float" office:value="0">
                <text:p>0</text:p>
              </table:table-cell>
              <table:table-cell office:value-type="float" office:value="0.187520187338501">
                <text:p>0.18752018733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91698966408269">
                <text:p>0.191698966408269</text:p>
              </table:table-cell>
              <table:table-cell office:value-type="float" office:value="0.00412952196382429">
                <text:p>0.00412952196382429</text:p>
              </table:table-cell>
              <table:table-cell office:value-type="float" office:value="0.0362887596899225">
                <text:p>0.0362887596899225</text:p>
              </table:table-cell>
              <table:table-cell office:value-type="float" office:value="0.0144977390180879">
                <text:p>0.0144977390180879</text:p>
              </table:table-cell>
              <table:table-cell office:value-type="float" office:value="0.00838662790697674">
                <text:p>0.00838662790697674</text:p>
              </table:table-cell>
              <table:table-cell office:value-type="float" office:value="0.000787952196382429">
                <text:p>0.000787952196382429</text:p>
              </table:table-cell>
              <table:table-cell office:value-type="float" office:value="0.092764857881137">
                <text:p>0.092764857881137</text:p>
              </table:table-cell>
              <table:table-cell office:value-type="float" office:value="0.0348837209302326">
                <text:p>0.0348837209302326</text:p>
              </table:table-cell>
              <table:table-cell office:value-type="float" office:value="0">
                <text:p>0</text:p>
              </table:table-cell>
              <table:table-cell office:value-type="float" office:value="0.187609657622739">
                <text:p>0.187609657622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94605943152455">
                <text:p>0.194605943152455</text:p>
              </table:table-cell>
              <table:table-cell office:value-type="float" office:value="0.00206233850129199">
                <text:p>0.00206233850129199</text:p>
              </table:table-cell>
              <table:table-cell office:value-type="float" office:value="0.0364179586563308">
                <text:p>0.0364179586563308</text:p>
              </table:table-cell>
              <table:table-cell office:value-type="float" office:value="0.0151857235142119">
                <text:p>0.0151857235142119</text:p>
              </table:table-cell>
              <table:table-cell office:value-type="float" office:value="0.0120865633074935">
                <text:p>0.0120865633074935</text:p>
              </table:table-cell>
              <table:table-cell office:value-type="float" office:value="0.000781169250645995">
                <text:p>0.000781169250645995</text:p>
              </table:table-cell>
              <table:table-cell office:value-type="float" office:value="0.0930555555555555">
                <text:p>0.0930555555555555</text:p>
              </table:table-cell>
              <table:table-cell office:value-type="float" office:value="0.0350452196382429">
                <text:p>0.0350452196382429</text:p>
              </table:table-cell>
              <table:table-cell office:value-type="float" office:value="0">
                <text:p>0</text:p>
              </table:table-cell>
              <table:table-cell office:value-type="float" office:value="0.192572189922481">
                <text:p>0.19257218992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9735142118863">
                <text:p>0.19735142118863</text:p>
              </table:table-cell>
              <table:table-cell office:value-type="float" office:value="0.00181363049095607">
                <text:p>0.00181363049095607</text:p>
              </table:table-cell>
              <table:table-cell office:value-type="float" office:value="0.0365633074935401">
                <text:p>0.0365633074935401</text:p>
              </table:table-cell>
              <table:table-cell office:value-type="float" office:value="0.0154102067183463">
                <text:p>0.0154102067183463</text:p>
              </table:table-cell>
              <table:table-cell office:value-type="float" office:value="0.0175387596899225">
                <text:p>0.0175387596899225</text:p>
              </table:table-cell>
              <table:table-cell office:value-type="float" office:value="0.00076453488372093">
                <text:p>0.00076453488372093</text:p>
              </table:table-cell>
              <table:table-cell office:value-type="float" office:value="0.0911175710594315">
                <text:p>0.0911175710594315</text:p>
              </table:table-cell>
              <table:table-cell office:value-type="float" office:value="0.0341731266149871">
                <text:p>0.0341731266149871</text:p>
              </table:table-cell>
              <table:table-cell office:value-type="float" office:value="0">
                <text:p>0</text:p>
              </table:table-cell>
              <table:table-cell office:value-type="float" office:value="0.195567506459948">
                <text:p>0.19556750645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04457364341085">
                <text:p>0.204457364341085</text:p>
              </table:table-cell>
              <table:table-cell office:value-type="float" office:value="0.00217861757105943">
                <text:p>0.00217861757105943</text:p>
              </table:table-cell>
              <table:table-cell office:value-type="float" office:value="0.0363210594315245">
                <text:p>0.0363210594315245</text:p>
              </table:table-cell>
              <table:table-cell office:value-type="float" office:value="0.0146059431524548">
                <text:p>0.0146059431524548</text:p>
              </table:table-cell>
              <table:table-cell office:value-type="float" office:value="0.0240956072351421">
                <text:p>0.0240956072351421</text:p>
              </table:table-cell>
              <table:table-cell office:value-type="float" office:value="0.000762758397932817">
                <text:p>0.000762758397932817</text:p>
              </table:table-cell>
              <table:table-cell office:value-type="float" office:value="0.0927164082687338">
                <text:p>0.0927164082687338</text:p>
              </table:table-cell>
              <table:table-cell office:value-type="float" office:value="0.0337693798449612">
                <text:p>0.0337693798449612</text:p>
              </table:table-cell>
              <table:table-cell office:value-type="float" office:value="0">
                <text:p>0</text:p>
              </table:table-cell>
              <table:table-cell office:value-type="float" office:value="0.202271156330749">
                <text:p>0.202271156330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4470284237726">
                <text:p>0.214470284237726</text:p>
              </table:table-cell>
              <table:table-cell office:value-type="float" office:value="0.00261466408268734">
                <text:p>0.00261466408268734</text:p>
              </table:table-cell>
              <table:table-cell office:value-type="float" office:value="0.0372093023255814">
                <text:p>0.0372093023255814</text:p>
              </table:table-cell>
              <table:table-cell office:value-type="float" office:value="0.0151340439276486">
                <text:p>0.0151340439276486</text:p>
              </table:table-cell>
              <table:table-cell office:value-type="float" office:value="0.0309916020671835">
                <text:p>0.0309916020671835</text:p>
              </table:table-cell>
              <table:table-cell office:value-type="float" office:value="0.000794573643410853">
                <text:p>0.000794573643410853</text:p>
              </table:table-cell>
              <table:table-cell office:value-type="float" office:value="0.0936531007751938">
                <text:p>0.0936531007751938</text:p>
              </table:table-cell>
              <table:table-cell office:value-type="float" office:value="0.034140826873385">
                <text:p>0.034140826873385</text:p>
              </table:table-cell>
              <table:table-cell office:value-type="float" office:value="0">
                <text:p>0</text:p>
              </table:table-cell>
              <table:table-cell office:value-type="float" office:value="0.211923449612403">
                <text:p>0.211923449612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9961240310078">
                <text:p>0.219961240310078</text:p>
              </table:table-cell>
              <table:table-cell office:value-type="float" office:value="0.00305232558139535">
                <text:p>0.00305232558139535</text:p>
              </table:table-cell>
              <table:table-cell office:value-type="float" office:value="0.0363210594315245">
                <text:p>0.0363210594315245</text:p>
              </table:table-cell>
              <table:table-cell office:value-type="float" office:value="0.0148271963824289">
                <text:p>0.0148271963824289</text:p>
              </table:table-cell>
              <table:table-cell office:value-type="float" office:value="0.0375807493540052">
                <text:p>0.0375807493540052</text:p>
              </table:table-cell>
              <table:table-cell office:value-type="float" office:value="0.000820090439276486">
                <text:p>0.000820090439276486</text:p>
              </table:table-cell>
              <table:table-cell office:value-type="float" office:value="0.0925549095607235">
                <text:p>0.0925549095607235</text:p>
              </table:table-cell>
              <table:table-cell office:value-type="float" office:value="0.0347060723514212">
                <text:p>0.0347060723514212</text:p>
              </table:table-cell>
              <table:table-cell office:value-type="float" office:value="0">
                <text:p>0</text:p>
              </table:table-cell>
              <table:table-cell office:value-type="float" office:value="0.21681007751938">
                <text:p>0.2168100775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27551679586563">
                <text:p>0.227551679586563</text:p>
              </table:table-cell>
              <table:table-cell office:value-type="float" office:value="0.0035578165374677">
                <text:p>0.0035578165374677</text:p>
              </table:table-cell>
              <table:table-cell office:value-type="float" office:value="0.0364018087855297">
                <text:p>0.0364018087855297</text:p>
              </table:table-cell>
              <table:table-cell office:value-type="float" office:value="0.0152099483204134">
                <text:p>0.0152099483204134</text:p>
              </table:table-cell>
              <table:table-cell office:value-type="float" office:value="0.0425064599483204">
                <text:p>0.0425064599483204</text:p>
              </table:table-cell>
              <table:table-cell office:value-type="float" office:value="0.000851259689922481">
                <text:p>0.000851259689922481</text:p>
              </table:table-cell>
              <table:table-cell office:value-type="float" office:value="0.0934108527131783">
                <text:p>0.0934108527131783</text:p>
              </table:table-cell>
              <table:table-cell office:value-type="float" office:value="0.035578165374677">
                <text:p>0.035578165374677</text:p>
              </table:table-cell>
              <table:table-cell office:value-type="float" office:value="0">
                <text:p>0</text:p>
              </table:table-cell>
              <table:table-cell office:value-type="float" office:value="0.223958494832041">
                <text:p>0.22395849483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33688630490956">
                <text:p>0.233688630490956</text:p>
              </table:table-cell>
              <table:table-cell office:value-type="float" office:value="0.00401647286821705">
                <text:p>0.00401647286821705</text:p>
              </table:table-cell>
              <table:table-cell office:value-type="float" office:value="0.0363372093023256">
                <text:p>0.0363372093023256</text:p>
              </table:table-cell>
              <table:table-cell office:value-type="float" office:value="0.015250322997416">
                <text:p>0.015250322997416</text:p>
              </table:table-cell>
              <table:table-cell office:value-type="float" office:value="0.0458817829457364">
                <text:p>0.0458817829457364</text:p>
              </table:table-cell>
              <table:table-cell office:value-type="float" office:value="0.000916182170542636">
                <text:p>0.000916182170542636</text:p>
              </table:table-cell>
              <table:table-cell office:value-type="float" office:value="0.095687984496124">
                <text:p>0.095687984496124</text:p>
              </table:table-cell>
              <table:table-cell office:value-type="float" office:value="0.0355135658914729">
                <text:p>0.0355135658914729</text:p>
              </table:table-cell>
              <table:table-cell office:value-type="float" office:value="0">
                <text:p>0</text:p>
              </table:table-cell>
              <table:table-cell office:value-type="float" office:value="0.229587047803618">
                <text:p>0.229587047803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32881136950904">
                <text:p>0.232881136950904</text:p>
              </table:table-cell>
              <table:table-cell office:value-type="float" office:value="0.00457687338501292">
                <text:p>0.00457687338501292</text:p>
              </table:table-cell>
              <table:table-cell office:value-type="float" office:value="0.0376130490956072">
                <text:p>0.0376130490956072</text:p>
              </table:table-cell>
              <table:table-cell office:value-type="float" office:value="0.0153714470284238">
                <text:p>0.0153714470284238</text:p>
              </table:table-cell>
              <table:table-cell office:value-type="float" office:value="0.0438307493540052">
                <text:p>0.0438307493540052</text:p>
              </table:table-cell>
              <table:table-cell office:value-type="float" office:value="0.00103100775193798">
                <text:p>0.00103100775193798</text:p>
              </table:table-cell>
              <table:table-cell office:value-type="float" office:value="0.0946705426356589">
                <text:p>0.0946705426356589</text:p>
              </table:table-cell>
              <table:table-cell office:value-type="float" office:value="0.0357235142118863">
                <text:p>0.0357235142118863</text:p>
              </table:table-cell>
              <table:table-cell office:value-type="float" office:value="0">
                <text:p>0</text:p>
              </table:table-cell>
              <table:table-cell office:value-type="float" office:value="0.228240310077519">
                <text:p>0.228240310077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26259689922481">
                <text:p>0.226259689922481</text:p>
              </table:table-cell>
              <table:table-cell office:value-type="float" office:value="0.00506944444444444">
                <text:p>0.00506944444444444</text:p>
              </table:table-cell>
              <table:table-cell office:value-type="float" office:value="0.0371770025839793">
                <text:p>0.0371770025839793</text:p>
              </table:table-cell>
              <table:table-cell office:value-type="float" office:value="0.0150226098191214">
                <text:p>0.0150226098191214</text:p>
              </table:table-cell>
              <table:table-cell office:value-type="float" office:value="0.0394702842377261">
                <text:p>0.0394702842377261</text:p>
              </table:table-cell>
              <table:table-cell office:value-type="float" office:value="0.00107703488372093">
                <text:p>0.00107703488372093</text:p>
              </table:table-cell>
              <table:table-cell office:value-type="float" office:value="0.09468669250646">
                <text:p>0.09468669250646</text:p>
              </table:table-cell>
              <table:table-cell office:value-type="float" office:value="0.0336886304909561">
                <text:p>0.0336886304909561</text:p>
              </table:table-cell>
              <table:table-cell office:value-type="float" office:value="0">
                <text:p>0</text:p>
              </table:table-cell>
              <table:table-cell office:value-type="float" office:value="0.221122254521964">
                <text:p>0.22112225452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22868217054264">
                <text:p>0.222868217054264</text:p>
              </table:table-cell>
              <table:table-cell office:value-type="float" office:value="0.00563307493540052">
                <text:p>0.00563307493540052</text:p>
              </table:table-cell>
              <table:table-cell office:value-type="float" office:value="0.0363856589147287">
                <text:p>0.0363856589147287</text:p>
              </table:table-cell>
              <table:table-cell office:value-type="float" office:value="0.0151776485788114">
                <text:p>0.0151776485788114</text:p>
              </table:table-cell>
              <table:table-cell office:value-type="float" office:value="0.0322997416020672">
                <text:p>0.0322997416020672</text:p>
              </table:table-cell>
              <table:table-cell office:value-type="float" office:value="0.00120768733850129">
                <text:p>0.00120768733850129</text:p>
              </table:table-cell>
              <table:table-cell office:value-type="float" office:value="0.0957525839793282">
                <text:p>0.0957525839793282</text:p>
              </table:table-cell>
              <table:table-cell office:value-type="float" office:value="0.0364664082687338">
                <text:p>0.0364664082687338</text:p>
              </table:table-cell>
              <table:table-cell office:value-type="float" office:value="0">
                <text:p>0</text:p>
              </table:table-cell>
              <table:table-cell office:value-type="float" office:value="0.217289728682171">
                <text:p>0.21728972868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20768733850129">
                <text:p>0.220768733850129</text:p>
              </table:table-cell>
              <table:table-cell office:value-type="float" office:value="0.00618378552971576">
                <text:p>0.00618378552971576</text:p>
              </table:table-cell>
              <table:table-cell office:value-type="float" office:value="0.0371124031007752">
                <text:p>0.0371124031007752</text:p>
              </table:table-cell>
              <table:table-cell office:value-type="float" office:value="0.0156330749354005">
                <text:p>0.0156330749354005</text:p>
              </table:table-cell>
              <table:table-cell office:value-type="float" office:value="0.0257913436692506">
                <text:p>0.0257913436692506</text:p>
              </table:table-cell>
              <table:table-cell office:value-type="float" office:value="0.00133624031007752">
                <text:p>0.00133624031007752</text:p>
              </table:table-cell>
              <table:table-cell office:value-type="float" office:value="0.0984496124031008">
                <text:p>0.0984496124031008</text:p>
              </table:table-cell>
              <table:table-cell office:value-type="float" office:value="0.0362564599483204">
                <text:p>0.0362564599483204</text:p>
              </table:table-cell>
              <table:table-cell office:value-type="float" office:value="0">
                <text:p>0</text:p>
              </table:table-cell>
              <table:table-cell office:value-type="float" office:value="0.214579134366925">
                <text:p>0.214579134366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15439276485788">
                <text:p>0.215439276485788</text:p>
              </table:table-cell>
              <table:table-cell office:value-type="float" office:value="0.00674903100775194">
                <text:p>0.00674903100775194</text:p>
              </table:table-cell>
              <table:table-cell office:value-type="float" office:value="0.0358850129198966">
                <text:p>0.0358850129198966</text:p>
              </table:table-cell>
              <table:table-cell office:value-type="float" office:value="0.015453811369509">
                <text:p>0.015453811369509</text:p>
              </table:table-cell>
              <table:table-cell office:value-type="float" office:value="0.0197835917312661">
                <text:p>0.0197835917312661</text:p>
              </table:table-cell>
              <table:table-cell office:value-type="float" office:value="0.00147803617571059">
                <text:p>0.00147803617571059</text:p>
              </table:table-cell>
              <table:table-cell office:value-type="float" office:value="0.0988695090439276">
                <text:p>0.0988695090439276</text:p>
              </table:table-cell>
              <table:table-cell office:value-type="float" office:value="0.0372254521963824">
                <text:p>0.0372254521963824</text:p>
              </table:table-cell>
              <table:table-cell office:value-type="float" office:value="0">
                <text:p>0</text:p>
              </table:table-cell>
              <table:table-cell office:value-type="float" office:value="0.208695413436692">
                <text:p>0.208695413436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14954780361757">
                <text:p>0.214954780361757</text:p>
              </table:table-cell>
              <table:table-cell office:value-type="float" office:value="0.00733850129198966">
                <text:p>0.00733850129198966</text:p>
              </table:table-cell>
              <table:table-cell office:value-type="float" office:value="0.0361434108527132">
                <text:p>0.0361434108527132</text:p>
              </table:table-cell>
              <table:table-cell office:value-type="float" office:value="0.0154344315245478">
                <text:p>0.0154344315245478</text:p>
              </table:table-cell>
              <table:table-cell office:value-type="float" office:value="0.0152551679586563">
                <text:p>0.0152551679586563</text:p>
              </table:table-cell>
              <table:table-cell office:value-type="float" office:value="0.00160885012919897">
                <text:p>0.00160885012919897</text:p>
              </table:table-cell>
              <table:table-cell office:value-type="float" office:value="0.102212532299742">
                <text:p>0.102212532299742</text:p>
              </table:table-cell>
              <table:table-cell office:value-type="float" office:value="0.0370478036175711">
                <text:p>0.0370478036175711</text:p>
              </table:table-cell>
              <table:table-cell office:value-type="float" office:value="0">
                <text:p>0</text:p>
              </table:table-cell>
              <table:table-cell office:value-type="float" office:value="0.207702196382429">
                <text:p>0.20770219638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17861757105943">
                <text:p>0.217861757105943</text:p>
              </table:table-cell>
              <table:table-cell office:value-type="float" office:value="0.00797319121447029">
                <text:p>0.00797319121447029</text:p>
              </table:table-cell>
              <table:table-cell office:value-type="float" office:value="0.0370962532299742">
                <text:p>0.0370962532299742</text:p>
              </table:table-cell>
              <table:table-cell office:value-type="float" office:value="0.0155038759689922">
                <text:p>0.0155038759689922</text:p>
              </table:table-cell>
              <table:table-cell office:value-type="float" office:value="0.0138226744186047">
                <text:p>0.0138226744186047</text:p>
              </table:table-cell>
              <table:table-cell office:value-type="float" office:value="0.0017797157622739">
                <text:p>0.0017797157622739</text:p>
              </table:table-cell>
              <table:table-cell office:value-type="float" office:value="0.103843669250646">
                <text:p>0.103843669250646</text:p>
              </table:table-cell>
              <table:table-cell office:value-type="float" office:value="0.0377906976744186">
                <text:p>0.0377906976744186</text:p>
              </table:table-cell>
              <table:table-cell office:value-type="float" office:value="0.0000031233850129199">
                <text:p>0.0000031233850129199</text:p>
              </table:table-cell>
              <table:table-cell office:value-type="float" office:value="0.209840009689922">
                <text:p>0.209840009689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20607235142119">
                <text:p>0.220607235142119</text:p>
              </table:table-cell>
              <table:table-cell office:value-type="float" office:value="0.00854651162790698">
                <text:p>0.00854651162790698</text:p>
              </table:table-cell>
              <table:table-cell office:value-type="float" office:value="0.0362887596899225">
                <text:p>0.0362887596899225</text:p>
              </table:table-cell>
              <table:table-cell office:value-type="float" office:value="0.0154425064599483">
                <text:p>0.0154425064599483</text:p>
              </table:table-cell>
              <table:table-cell office:value-type="float" office:value="0.0133446382428941">
                <text:p>0.0133446382428941</text:p>
              </table:table-cell>
              <table:table-cell office:value-type="float" office:value="0.001968669250646">
                <text:p>0.001968669250646</text:p>
              </table:table-cell>
              <table:table-cell office:value-type="float" office:value="0.105458656330749">
                <text:p>0.105458656330749</text:p>
              </table:table-cell>
              <table:table-cell office:value-type="float" office:value="0.0395510335917313">
                <text:p>0.0395510335917313</text:p>
              </table:table-cell>
              <table:table-cell office:value-type="float" office:value="0">
                <text:p>0</text:p>
              </table:table-cell>
              <table:table-cell office:value-type="float" office:value="0.212054263565891">
                <text:p>0.212054263565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223998708010336">
                <text:p>0.223998708010336</text:p>
              </table:table-cell>
              <table:table-cell office:value-type="float" office:value="0.00899709302325581">
                <text:p>0.00899709302325581</text:p>
              </table:table-cell>
              <table:table-cell office:value-type="float" office:value="0.036062661498708">
                <text:p>0.036062661498708</text:p>
              </table:table-cell>
              <table:table-cell office:value-type="float" office:value="0.0151259689922481">
                <text:p>0.0151259689922481</text:p>
              </table:table-cell>
              <table:table-cell office:value-type="float" office:value="0.0141117571059432">
                <text:p>0.0141117571059432</text:p>
              </table:table-cell>
              <table:table-cell office:value-type="float" office:value="0.0021640826873385">
                <text:p>0.0021640826873385</text:p>
              </table:table-cell>
              <table:table-cell office:value-type="float" office:value="0.107235142118863">
                <text:p>0.107235142118863</text:p>
              </table:table-cell>
              <table:table-cell office:value-type="float" office:value="0.0402616279069767">
                <text:p>0.0402616279069767</text:p>
              </table:table-cell>
              <table:table-cell office:value-type="float" office:value="0">
                <text:p>0</text:p>
              </table:table-cell>
              <table:table-cell office:value-type="float" office:value="0.214961240310078">
                <text:p>0.21496124031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225290697674419">
                <text:p>0.225290697674419</text:p>
              </table:table-cell>
              <table:table-cell office:value-type="float" office:value="0.00942667958656331">
                <text:p>0.00942667958656331</text:p>
              </table:table-cell>
              <table:table-cell office:value-type="float" office:value="0.0356427648578811">
                <text:p>0.0356427648578811</text:p>
              </table:table-cell>
              <table:table-cell office:value-type="float" office:value="0.0153375322997416">
                <text:p>0.0153375322997416</text:p>
              </table:table-cell>
              <table:table-cell office:value-type="float" office:value="0.0157122093023256">
                <text:p>0.0157122093023256</text:p>
              </table:table-cell>
              <table:table-cell office:value-type="float" office:value="0.00233365633074935">
                <text:p>0.00233365633074935</text:p>
              </table:table-cell>
              <table:table-cell office:value-type="float" office:value="0.108963178294574">
                <text:p>0.108963178294574</text:p>
              </table:table-cell>
              <table:table-cell office:value-type="float" office:value="0.0378229974160207">
                <text:p>0.0378229974160207</text:p>
              </table:table-cell>
              <table:table-cell office:value-type="float" office:value="0">
                <text:p>0</text:p>
              </table:table-cell>
              <table:table-cell office:value-type="float" office:value="0.215812338501292">
                <text:p>0.21581233850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233365633074935">
                <text:p>0.233365633074935</text:p>
              </table:table-cell>
              <table:table-cell office:value-type="float" office:value="0.00961240310077519">
                <text:p>0.00961240310077519</text:p>
              </table:table-cell>
              <table:table-cell office:value-type="float" office:value="0.0376130490956072">
                <text:p>0.0376130490956072</text:p>
              </table:table-cell>
              <table:table-cell office:value-type="float" office:value="0.0157461240310078">
                <text:p>0.0157461240310078</text:p>
              </table:table-cell>
              <table:table-cell office:value-type="float" office:value="0.0162144702842377">
                <text:p>0.0162144702842377</text:p>
              </table:table-cell>
              <table:table-cell office:value-type="float" office:value="0.00251453488372093">
                <text:p>0.00251453488372093</text:p>
              </table:table-cell>
              <table:table-cell office:value-type="float" office:value="0.11280684754522">
                <text:p>0.11280684754522</text:p>
              </table:table-cell>
              <table:table-cell office:value-type="float" office:value="0.0388242894056848">
                <text:p>0.0388242894056848</text:p>
              </table:table-cell>
              <table:table-cell office:value-type="float" office:value="0">
                <text:p>0</text:p>
              </table:table-cell>
              <table:table-cell office:value-type="float" office:value="0.223719315245478">
                <text:p>0.223719315245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234819121447028">
                <text:p>0.234819121447028</text:p>
              </table:table-cell>
              <table:table-cell office:value-type="float" office:value="0.00945251937984496">
                <text:p>0.00945251937984496</text:p>
              </table:table-cell>
              <table:table-cell office:value-type="float" office:value="0.0361918604651163">
                <text:p>0.0361918604651163</text:p>
              </table:table-cell>
              <table:table-cell office:value-type="float" office:value="0.015360142118863">
                <text:p>0.015360142118863</text:p>
              </table:table-cell>
              <table:table-cell office:value-type="float" office:value="0.0169573643410853">
                <text:p>0.0169573643410853</text:p>
              </table:table-cell>
              <table:table-cell office:value-type="float" office:value="0.00272771317829457">
                <text:p>0.00272771317829457</text:p>
              </table:table-cell>
              <table:table-cell office:value-type="float" office:value="0.112516149870801">
                <text:p>0.112516149870801</text:p>
              </table:table-cell>
              <table:table-cell office:value-type="float" office:value="0.0415536175710594">
                <text:p>0.0415536175710594</text:p>
              </table:table-cell>
              <table:table-cell office:value-type="float" office:value="0.00000540859173126615">
                <text:p>0.00000540859173126615</text:p>
              </table:table-cell>
              <table:table-cell office:value-type="float" office:value="0.225312256136951">
                <text:p>0.225312256136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236595607235142">
                <text:p>0.236595607235142</text:p>
              </table:table-cell>
              <table:table-cell office:value-type="float" office:value="0.00919896640826873">
                <text:p>0.00919896640826873</text:p>
              </table:table-cell>
              <table:table-cell office:value-type="float" office:value="0.0357558139534884">
                <text:p>0.0357558139534884</text:p>
              </table:table-cell>
              <table:table-cell office:value-type="float" office:value="0.0155894702842377">
                <text:p>0.0155894702842377</text:p>
              </table:table-cell>
              <table:table-cell office:value-type="float" office:value="0.0162790697674419">
                <text:p>0.0162790697674419</text:p>
              </table:table-cell>
              <table:table-cell office:value-type="float" office:value="0.00291505167958656">
                <text:p>0.00291505167958656</text:p>
              </table:table-cell>
              <table:table-cell office:value-type="float" office:value="0.115083979328165">
                <text:p>0.115083979328165</text:p>
              </table:table-cell>
              <table:table-cell office:value-type="float" office:value="0.041812015503876">
                <text:p>0.041812015503876</text:p>
              </table:table-cell>
              <table:table-cell office:value-type="float" office:value="0">
                <text:p>0</text:p>
              </table:table-cell>
              <table:table-cell office:value-type="float" office:value="0.227435400516796">
                <text:p>0.227435400516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36918604651163">
                <text:p>0.236918604651163</text:p>
              </table:table-cell>
              <table:table-cell office:value-type="float" office:value="0.00845284237726098">
                <text:p>0.00845284237726098</text:p>
              </table:table-cell>
              <table:table-cell office:value-type="float" office:value="0.0358527131782946">
                <text:p>0.0358527131782946</text:p>
              </table:table-cell>
              <table:table-cell office:value-type="float" office:value="0.0155248708010336">
                <text:p>0.0155248708010336</text:p>
              </table:table-cell>
              <table:table-cell office:value-type="float" office:value="0.0157428940568475">
                <text:p>0.0157428940568475</text:p>
              </table:table-cell>
              <table:table-cell office:value-type="float" office:value="0.00309108527131783">
                <text:p>0.00309108527131783</text:p>
              </table:table-cell>
              <table:table-cell office:value-type="float" office:value="0.11593992248062">
                <text:p>0.11593992248062</text:p>
              </table:table-cell>
              <table:table-cell office:value-type="float" office:value="0.0422480620155039">
                <text:p>0.0422480620155039</text:p>
              </table:table-cell>
              <table:table-cell office:value-type="float" office:value="0.0000018766149870801">
                <text:p>0.0000018766149870801</text:p>
              </table:table-cell>
              <table:table-cell office:value-type="float" office:value="0.228401424418605">
                <text:p>0.228401424418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38210594315245">
                <text:p>0.238210594315245</text:p>
              </table:table-cell>
              <table:table-cell office:value-type="float" office:value="0.00746124031007752">
                <text:p>0.00746124031007752</text:p>
              </table:table-cell>
              <table:table-cell office:value-type="float" office:value="0.0351259689922481">
                <text:p>0.0351259689922481</text:p>
              </table:table-cell>
              <table:table-cell office:value-type="float" office:value="0.0156702196382429">
                <text:p>0.0156702196382429</text:p>
              </table:table-cell>
              <table:table-cell office:value-type="float" office:value="0.0146576227390181">
                <text:p>0.0146576227390181</text:p>
              </table:table-cell>
              <table:table-cell office:value-type="float" office:value="0.0032687338501292">
                <text:p>0.0032687338501292</text:p>
              </table:table-cell>
              <table:table-cell office:value-type="float" office:value="0.119702842377261">
                <text:p>0.119702842377261</text:p>
              </table:table-cell>
              <table:table-cell office:value-type="float" office:value="0.0423611111111111">
                <text:p>0.0423611111111111</text:p>
              </table:table-cell>
              <table:table-cell office:value-type="float" office:value="0.00000892441860465116">
                <text:p>0.00000892441860465116</text:p>
              </table:table-cell>
              <table:table-cell office:value-type="float" office:value="0.230795423126615">
                <text:p>0.23079542312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40794573643411">
                <text:p>0.240794573643411</text:p>
              </table:table-cell>
              <table:table-cell office:value-type="float" office:value="0.00631459948320413">
                <text:p>0.00631459948320413</text:p>
              </table:table-cell>
              <table:table-cell office:value-type="float" office:value="0.0352874677002584">
                <text:p>0.0352874677002584</text:p>
              </table:table-cell>
              <table:table-cell office:value-type="float" office:value="0.0148110465116279">
                <text:p>0.0148110465116279</text:p>
              </table:table-cell>
              <table:table-cell office:value-type="float" office:value="0.0155507105943152">
                <text:p>0.0155507105943152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0.121996124031008">
                <text:p>0.121996124031008</text:p>
              </table:table-cell>
              <table:table-cell office:value-type="float" office:value="0.0434108527131783">
                <text:p>0.0434108527131783</text:p>
              </table:table-cell>
              <table:table-cell office:value-type="float" office:value="0">
                <text:p>0</text:p>
              </table:table-cell>
              <table:table-cell office:value-type="float" office:value="0.23452842377261">
                <text:p>0.23452842377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43701550387597">
                <text:p>0.243701550387597</text:p>
              </table:table-cell>
              <table:table-cell office:value-type="float" office:value="0.00512758397932816">
                <text:p>0.00512758397932816</text:p>
              </table:table-cell>
              <table:table-cell office:value-type="float" office:value="0.0347868217054264">
                <text:p>0.0347868217054264</text:p>
              </table:table-cell>
              <table:table-cell office:value-type="float" office:value="0.0146866925064599">
                <text:p>0.0146866925064599</text:p>
              </table:table-cell>
              <table:table-cell office:value-type="float" office:value="0.0162306201550388">
                <text:p>0.0162306201550388</text:p>
              </table:table-cell>
              <table:table-cell office:value-type="float" office:value="0.00354489664082687">
                <text:p>0.00354489664082687</text:p>
              </table:table-cell>
              <table:table-cell office:value-type="float" office:value="0.124757751937984">
                <text:p>0.124757751937984</text:p>
              </table:table-cell>
              <table:table-cell office:value-type="float" office:value="0.0446382428940568">
                <text:p>0.0446382428940568</text:p>
              </table:table-cell>
              <table:table-cell office:value-type="float" office:value="0">
                <text:p>0</text:p>
              </table:table-cell>
              <table:table-cell office:value-type="float" office:value="0.238645025839793">
                <text:p>0.23864502583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49515503875969">
                <text:p>0.249515503875969</text:p>
              </table:table-cell>
              <table:table-cell office:value-type="float" office:value="0.00373062015503876">
                <text:p>0.00373062015503876</text:p>
              </table:table-cell>
              <table:table-cell office:value-type="float" office:value="0.0341731266149871">
                <text:p>0.0341731266149871</text:p>
              </table:table-cell>
              <table:table-cell office:value-type="float" office:value="0.0145526485788114">
                <text:p>0.0145526485788114</text:p>
              </table:table-cell>
              <table:table-cell office:value-type="float" office:value="0.019702842377261">
                <text:p>0.019702842377261</text:p>
              </table:table-cell>
              <table:table-cell office:value-type="float" office:value="0.00374192506459948">
                <text:p>0.00374192506459948</text:p>
              </table:table-cell>
              <table:table-cell office:value-type="float" office:value="0.128666020671835">
                <text:p>0.128666020671835</text:p>
              </table:table-cell>
              <table:table-cell office:value-type="float" office:value="0.0448643410852713">
                <text:p>0.0448643410852713</text:p>
              </table:table-cell>
              <table:table-cell office:value-type="float" office:value="0">
                <text:p>0</text:p>
              </table:table-cell>
              <table:table-cell office:value-type="float" office:value="0.245700904392765">
                <text:p>0.245700904392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58882428940568">
                <text:p>0.258882428940568</text:p>
              </table:table-cell>
              <table:table-cell office:value-type="float" office:value="0.00280200258397933">
                <text:p>0.00280200258397933</text:p>
              </table:table-cell>
              <table:table-cell office:value-type="float" office:value="0.0343184754521964">
                <text:p>0.0343184754521964</text:p>
              </table:table-cell>
              <table:table-cell office:value-type="float" office:value="0.0146527777777778">
                <text:p>0.0146527777777778</text:p>
              </table:table-cell>
              <table:table-cell office:value-type="float" office:value="0.0271317829457364">
                <text:p>0.0271317829457364</text:p>
              </table:table-cell>
              <table:table-cell office:value-type="float" office:value="0.0038937338501292">
                <text:p>0.0038937338501292</text:p>
              </table:table-cell>
              <table:table-cell office:value-type="float" office:value="0.130119509043928">
                <text:p>0.130119509043928</text:p>
              </table:table-cell>
              <table:table-cell office:value-type="float" office:value="0.0459463824289406">
                <text:p>0.0459463824289406</text:p>
              </table:table-cell>
              <table:table-cell office:value-type="float" office:value="0">
                <text:p>0</text:p>
              </table:table-cell>
              <table:table-cell office:value-type="float" office:value="0.256062661498708">
                <text:p>0.256062661498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6001291989664">
                <text:p>0.276001291989664</text:p>
              </table:table-cell>
              <table:table-cell office:value-type="float" office:value="0.00186692506459948">
                <text:p>0.00186692506459948</text:p>
              </table:table-cell>
              <table:table-cell office:value-type="float" office:value="0.0327519379844961">
                <text:p>0.0327519379844961</text:p>
              </table:table-cell>
              <table:table-cell office:value-type="float" office:value="0.0152051033591731">
                <text:p>0.0152051033591731</text:p>
              </table:table-cell>
              <table:table-cell office:value-type="float" office:value="0.0407622739018088">
                <text:p>0.0407622739018088</text:p>
              </table:table-cell>
              <table:table-cell office:value-type="float" office:value="0.00397609819121447">
                <text:p>0.00397609819121447</text:p>
              </table:table-cell>
              <table:table-cell office:value-type="float" office:value="0.134302325581395">
                <text:p>0.134302325581395</text:p>
              </table:table-cell>
              <table:table-cell office:value-type="float" office:value="0.0471737726098191">
                <text:p>0.0471737726098191</text:p>
              </table:table-cell>
              <table:table-cell office:value-type="float" office:value="0.0000122852067183463">
                <text:p>0.0000122852067183463</text:p>
              </table:table-cell>
              <table:table-cell office:value-type="float" office:value="0.274183796834625">
                <text:p>0.274183796834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96511627906977">
                <text:p>0.296511627906977</text:p>
              </table:table-cell>
              <table:table-cell office:value-type="float" office:value="0.00128229974160207">
                <text:p>0.00128229974160207</text:p>
              </table:table-cell>
              <table:table-cell office:value-type="float" office:value="0.0328649870801034">
                <text:p>0.0328649870801034</text:p>
              </table:table-cell>
              <table:table-cell office:value-type="float" office:value="0.0144347545219638">
                <text:p>0.0144347545219638</text:p>
              </table:table-cell>
              <table:table-cell office:value-type="float" office:value="0.0604328165374677">
                <text:p>0.0604328165374677</text:p>
              </table:table-cell>
              <table:table-cell office:value-type="float" office:value="0.00420381136950904">
                <text:p>0.00420381136950904</text:p>
              </table:table-cell>
              <table:table-cell office:value-type="float" office:value="0.135691214470284">
                <text:p>0.135691214470284</text:p>
              </table:table-cell>
              <table:table-cell office:value-type="float" office:value="0.0476259689922481">
                <text:p>0.0476259689922481</text:p>
              </table:table-cell>
              <table:table-cell office:value-type="float" office:value="0.0000071172480620155">
                <text:p>0.0000071172480620155</text:p>
              </table:table-cell>
              <table:table-cell office:value-type="float" office:value="0.295260670219638">
                <text:p>0.295260670219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324289405684755">
                <text:p>0.324289405684755</text:p>
              </table:table-cell>
              <table:table-cell office:value-type="float" office:value="0.00086531007751938">
                <text:p>0.00086531007751938</text:p>
              </table:table-cell>
              <table:table-cell office:value-type="float" office:value="0.0330749354005168">
                <text:p>0.0330749354005168</text:p>
              </table:table-cell>
              <table:table-cell office:value-type="float" office:value="0.0143297803617571">
                <text:p>0.0143297803617571</text:p>
              </table:table-cell>
              <table:table-cell office:value-type="float" office:value="0.0882267441860465">
                <text:p>0.0882267441860465</text:p>
              </table:table-cell>
              <table:table-cell office:value-type="float" office:value="0.00431686046511628">
                <text:p>0.00431686046511628</text:p>
              </table:table-cell>
              <table:table-cell office:value-type="float" office:value="0.135481266149871">
                <text:p>0.135481266149871</text:p>
              </table:table-cell>
              <table:table-cell office:value-type="float" office:value="0.0479328165374677">
                <text:p>0.0479328165374677</text:p>
              </table:table-cell>
              <table:table-cell office:value-type="float" office:value="0.00000979005167958656">
                <text:p>0.00000979005167958656</text:p>
              </table:table-cell>
              <table:table-cell office:value-type="float" office:value="0.323372193152455">
                <text:p>0.32337219315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367894056847545">
                <text:p>0.367894056847545</text:p>
              </table:table-cell>
              <table:table-cell office:value-type="float" office:value="0.000606427648578811">
                <text:p>0.000606427648578811</text:p>
              </table:table-cell>
              <table:table-cell office:value-type="float" office:value="0.0329618863049096">
                <text:p>0.0329618863049096</text:p>
              </table:table-cell>
              <table:table-cell office:value-type="float" office:value="0.0141166020671835">
                <text:p>0.0141166020671835</text:p>
              </table:table-cell>
              <table:table-cell office:value-type="float" office:value="0.127325581395349">
                <text:p>0.127325581395349</text:p>
              </table:table-cell>
              <table:table-cell office:value-type="float" office:value="0.00441052971576227">
                <text:p>0.00441052971576227</text:p>
              </table:table-cell>
              <table:table-cell office:value-type="float" office:value="0.139147286821705">
                <text:p>0.139147286821705</text:p>
              </table:table-cell>
              <table:table-cell office:value-type="float" office:value="0.0493701550387597">
                <text:p>0.0493701550387597</text:p>
              </table:table-cell>
              <table:table-cell office:value-type="float" office:value="0.0000056750645994832">
                <text:p>0.0000056750645994832</text:p>
              </table:table-cell>
              <table:table-cell office:value-type="float" office:value="0.367337716408269">
                <text:p>0.36733771640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15213178294574">
                <text:p>0.415213178294574</text:p>
              </table:table-cell>
              <table:table-cell office:value-type="float" office:value="0.000452519379844961">
                <text:p>0.000452519379844961</text:p>
              </table:table-cell>
              <table:table-cell office:value-type="float" office:value="0.0326550387596899">
                <text:p>0.0326550387596899</text:p>
              </table:table-cell>
              <table:table-cell office:value-type="float" office:value="0.0147254521963824">
                <text:p>0.0147254521963824</text:p>
              </table:table-cell>
              <table:table-cell office:value-type="float" office:value="0.171511627906977">
                <text:p>0.171511627906977</text:p>
              </table:table-cell>
              <table:table-cell office:value-type="float" office:value="0.0045171188630491">
                <text:p>0.0045171188630491</text:p>
              </table:table-cell>
              <table:table-cell office:value-type="float" office:value="0.142797157622739">
                <text:p>0.142797157622739</text:p>
              </table:table-cell>
              <table:table-cell office:value-type="float" office:value="0.0485142118863049">
                <text:p>0.0485142118863049</text:p>
              </table:table-cell>
              <table:table-cell office:value-type="float" office:value="0">
                <text:p>0</text:p>
              </table:table-cell>
              <table:table-cell office:value-type="float" office:value="0.414720607235142">
                <text:p>0.414720607235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67377260981912">
                <text:p>0.467377260981912</text:p>
              </table:table-cell>
              <table:table-cell office:value-type="float" office:value="0.000372416020671835">
                <text:p>0.000372416020671835</text:p>
              </table:table-cell>
              <table:table-cell office:value-type="float" office:value="0.0323966408268734">
                <text:p>0.0323966408268734</text:p>
              </table:table-cell>
              <table:table-cell office:value-type="float" office:value="0.0143313953488372">
                <text:p>0.0143313953488372</text:p>
              </table:table-cell>
              <table:table-cell office:value-type="float" office:value="0.22109173126615">
                <text:p>0.22109173126615</text:p>
              </table:table-cell>
              <table:table-cell office:value-type="float" office:value="0.00458656330749354">
                <text:p>0.00458656330749354</text:p>
              </table:table-cell>
              <table:table-cell office:value-type="float" office:value="0.143604651162791">
                <text:p>0.143604651162791</text:p>
              </table:table-cell>
              <table:table-cell office:value-type="float" office:value="0.0509366925064599">
                <text:p>0.0509366925064599</text:p>
              </table:table-cell>
              <table:table-cell office:value-type="float" office:value="0">
                <text:p>0</text:p>
              </table:table-cell>
              <table:table-cell office:value-type="float" office:value="0.466947674418605">
                <text:p>0.466947674418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3740310077519">
                <text:p>0.523740310077519</text:p>
              </table:table-cell>
              <table:table-cell office:value-type="float" office:value="0.000330587855297158">
                <text:p>0.000330587855297158</text:p>
              </table:table-cell>
              <table:table-cell office:value-type="float" office:value="0.0326227390180879">
                <text:p>0.0326227390180879</text:p>
              </table:table-cell>
              <table:table-cell office:value-type="float" office:value="0.0143846899224806">
                <text:p>0.0143846899224806</text:p>
              </table:table-cell>
              <table:table-cell office:value-type="float" office:value="0.273255813953488">
                <text:p>0.273255813953488</text:p>
              </table:table-cell>
              <table:table-cell office:value-type="float" office:value="0.00468184754521964">
                <text:p>0.00468184754521964</text:p>
              </table:table-cell>
              <table:table-cell office:value-type="float" office:value="0.147060723514212">
                <text:p>0.147060723514212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0.000000721737726098191">
                <text:p>0.000000721737726098191</text:p>
              </table:table-cell>
              <table:table-cell office:value-type="float" office:value="0.523395424580103">
                <text:p>0.523395424580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73804909560724">
                <text:p>0.573804909560724</text:p>
              </table:table-cell>
              <table:table-cell office:value-type="float" office:value="0.000299903100775194">
                <text:p>0.000299903100775194</text:p>
              </table:table-cell>
              <table:table-cell office:value-type="float" office:value="0.0320897932816538">
                <text:p>0.0320897932816538</text:p>
              </table:table-cell>
              <table:table-cell office:value-type="float" office:value="0.0148998708010336">
                <text:p>0.0148998708010336</text:p>
              </table:table-cell>
              <table:table-cell office:value-type="float" office:value="0.323643410852713">
                <text:p>0.323643410852713</text:p>
              </table:table-cell>
              <table:table-cell office:value-type="float" office:value="0.0048078165374677">
                <text:p>0.0048078165374677</text:p>
              </table:table-cell>
              <table:table-cell office:value-type="float" office:value="0.146963824289406">
                <text:p>0.146963824289406</text:p>
              </table:table-cell>
              <table:table-cell office:value-type="float" office:value="0.0511950904392765">
                <text:p>0.0511950904392765</text:p>
              </table:table-cell>
              <table:table-cell office:value-type="float" office:value="0.000000716085271317829">
                <text:p>0.000000716085271317829</text:p>
              </table:table-cell>
              <table:table-cell office:value-type="float" office:value="0.573600522286822">
                <text:p>0.573600522286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09819121447028">
                <text:p>0.609819121447028</text:p>
              </table:table-cell>
              <table:table-cell office:value-type="float" office:value="0.000282299741602067">
                <text:p>0.000282299741602067</text:p>
              </table:table-cell>
              <table:table-cell office:value-type="float" office:value="0.0314922480620155">
                <text:p>0.0314922480620155</text:p>
              </table:table-cell>
              <table:table-cell office:value-type="float" office:value="0.0142603359173127">
                <text:p>0.0142603359173127</text:p>
              </table:table-cell>
              <table:table-cell office:value-type="float" office:value="0.358042635658915">
                <text:p>0.358042635658915</text:p>
              </table:table-cell>
              <table:table-cell office:value-type="float" office:value="0.0048562661498708">
                <text:p>0.0048562661498708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0.0528262273901809">
                <text:p>0.0528262273901809</text:p>
              </table:table-cell>
              <table:table-cell office:value-type="float" office:value="0.0000046140180878553">
                <text:p>0.0000046140180878553</text:p>
              </table:table-cell>
              <table:table-cell office:value-type="float" office:value="0.609398993863049">
                <text:p>0.609398993863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26776485788114">
                <text:p>0.626776485788114</text:p>
              </table:table-cell>
              <table:table-cell office:value-type="float" office:value="0.000269541343669251">
                <text:p>0.000269541343669251</text:p>
              </table:table-cell>
              <table:table-cell office:value-type="float" office:value="0.0309916020671835">
                <text:p>0.0309916020671835</text:p>
              </table:table-cell>
              <table:table-cell office:value-type="float" office:value="0.0144509043927649">
                <text:p>0.0144509043927649</text:p>
              </table:table-cell>
              <table:table-cell office:value-type="float" office:value="0.370639534883721">
                <text:p>0.370639534883721</text:p>
              </table:table-cell>
              <table:table-cell office:value-type="float" office:value="0.00494832041343669">
                <text:p>0.00494832041343669</text:p>
              </table:table-cell>
              <table:table-cell office:value-type="float" office:value="0.151986434108527">
                <text:p>0.151986434108527</text:p>
              </table:table-cell>
              <table:table-cell office:value-type="float" office:value="0.0534722222222222">
                <text:p>0.0534722222222222</text:p>
              </table:table-cell>
              <table:table-cell office:value-type="float" office:value="0">
                <text:p>0</text:p>
              </table:table-cell>
              <table:table-cell office:value-type="float" office:value="0.626489018087855">
                <text:p>0.62648901808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23223514211886">
                <text:p>0.623223514211886</text:p>
              </table:table-cell>
              <table:table-cell office:value-type="float" office:value="0.000271479328165375">
                <text:p>0.000271479328165375</text:p>
              </table:table-cell>
              <table:table-cell office:value-type="float" office:value="0.0320090439276486">
                <text:p>0.0320090439276486</text:p>
              </table:table-cell>
              <table:table-cell office:value-type="float" office:value="0.0145687984496124">
                <text:p>0.0145687984496124</text:p>
              </table:table-cell>
              <table:table-cell office:value-type="float" office:value="0.364987080103359">
                <text:p>0.364987080103359</text:p>
              </table:table-cell>
              <table:table-cell office:value-type="float" office:value="0.00508720930232558">
                <text:p>0.00508720930232558</text:p>
              </table:table-cell>
              <table:table-cell office:value-type="float" office:value="0.151986434108527">
                <text:p>0.151986434108527</text:p>
              </table:table-cell>
              <table:table-cell office:value-type="float" office:value="0.0541989664082687">
                <text:p>0.0541989664082687</text:p>
              </table:table-cell>
              <table:table-cell office:value-type="float" office:value="0">
                <text:p>0</text:p>
              </table:table-cell>
              <table:table-cell office:value-type="float" office:value="0.622837532299742">
                <text:p>0.622837532299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0142118863049">
                <text:p>0.610142118863049</text:p>
              </table:table-cell>
              <table:table-cell office:value-type="float" office:value="0.000256298449612403">
                <text:p>0.000256298449612403</text:p>
              </table:table-cell>
              <table:table-cell office:value-type="float" office:value="0.0315083979328165">
                <text:p>0.0315083979328165</text:p>
              </table:table-cell>
              <table:table-cell office:value-type="float" office:value="0.0144460594315245">
                <text:p>0.0144460594315245</text:p>
              </table:table-cell>
              <table:table-cell office:value-type="float" office:value="0.348998708010336">
                <text:p>0.348998708010336</text:p>
              </table:table-cell>
              <table:table-cell office:value-type="float" office:value="0.00516795865633075">
                <text:p>0.00516795865633075</text:p>
              </table:table-cell>
              <table:table-cell office:value-type="float" office:value="0.155216408268734">
                <text:p>0.155216408268734</text:p>
              </table:table-cell>
              <table:table-cell office:value-type="float" office:value="0.0544896640826873">
                <text:p>0.0544896640826873</text:p>
              </table:table-cell>
              <table:table-cell office:value-type="float" office:value="0">
                <text:p>0</text:p>
              </table:table-cell>
              <table:table-cell office:value-type="float" office:value="0.609827196382429">
                <text:p>0.60982719638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78972868217054">
                <text:p>0.578972868217054</text:p>
              </table:table-cell>
              <table:table-cell office:value-type="float" office:value="0.000268895348837209">
                <text:p>0.000268895348837209</text:p>
              </table:table-cell>
              <table:table-cell office:value-type="float" office:value="0.0315406976744186">
                <text:p>0.0315406976744186</text:p>
              </table:table-cell>
              <table:table-cell office:value-type="float" office:value="0.0145510335917313">
                <text:p>0.0145510335917313</text:p>
              </table:table-cell>
              <table:table-cell office:value-type="float" office:value="0.315245478036176">
                <text:p>0.315245478036176</text:p>
              </table:table-cell>
              <table:table-cell office:value-type="float" office:value="0.00525678294573643">
                <text:p>0.00525678294573643</text:p>
              </table:table-cell>
              <table:table-cell office:value-type="float" office:value="0.157202842377261">
                <text:p>0.157202842377261</text:p>
              </table:table-cell>
              <table:table-cell office:value-type="float" office:value="0.0548449612403101">
                <text:p>0.0548449612403101</text:p>
              </table:table-cell>
              <table:table-cell office:value-type="float" office:value="0">
                <text:p>0</text:p>
              </table:table-cell>
              <table:table-cell office:value-type="float" office:value="0.578641795865633">
                <text:p>0.578641795865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7952196382429">
                <text:p>0.537952196382429</text:p>
              </table:table-cell>
              <table:table-cell office:value-type="float" office:value="0.000284560723514212">
                <text:p>0.000284560723514212</text:p>
              </table:table-cell>
              <table:table-cell office:value-type="float" office:value="0.0314276485788114">
                <text:p>0.0314276485788114</text:p>
              </table:table-cell>
              <table:table-cell office:value-type="float" office:value="0.01453165374677">
                <text:p>0.01453165374677</text:p>
              </table:table-cell>
              <table:table-cell office:value-type="float" office:value="0.275678294573643">
                <text:p>0.275678294573643</text:p>
              </table:table-cell>
              <table:table-cell office:value-type="float" office:value="0.00535691214470284">
                <text:p>0.00535691214470284</text:p>
              </table:table-cell>
              <table:table-cell office:value-type="float" office:value="0.15594315245478">
                <text:p>0.15594315245478</text:p>
              </table:table-cell>
              <table:table-cell office:value-type="float" office:value="0.0548449612403101">
                <text:p>0.0548449612403101</text:p>
              </table:table-cell>
              <table:table-cell office:value-type="float" office:value="0">
                <text:p>0</text:p>
              </table:table-cell>
              <table:table-cell office:value-type="float" office:value="0.537782622739018">
                <text:p>0.537782622739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08074935400517">
                <text:p>0.508074935400517</text:p>
              </table:table-cell>
              <table:table-cell office:value-type="float" office:value="0.000265019379844961">
                <text:p>0.000265019379844961</text:p>
              </table:table-cell>
              <table:table-cell office:value-type="float" office:value="0.0311854005167959">
                <text:p>0.0311854005167959</text:p>
              </table:table-cell>
              <table:table-cell office:value-type="float" office:value="0.0143233204134367">
                <text:p>0.0143233204134367</text:p>
              </table:table-cell>
              <table:table-cell office:value-type="float" office:value="0.243378552971576">
                <text:p>0.243378552971576</text:p>
              </table:table-cell>
              <table:table-cell office:value-type="float" office:value="0.00550549095607235">
                <text:p>0.00550549095607235</text:p>
              </table:table-cell>
              <table:table-cell office:value-type="float" office:value="0.158494832041344">
                <text:p>0.158494832041344</text:p>
              </table:table-cell>
              <table:table-cell office:value-type="float" office:value="0.0549418604651163">
                <text:p>0.0549418604651163</text:p>
              </table:table-cell>
              <table:table-cell office:value-type="float" office:value="0">
                <text:p>0</text:p>
              </table:table-cell>
              <table:table-cell office:value-type="float" office:value="0.507829457364341">
                <text:p>0.507829457364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83527131782946">
                <text:p>0.483527131782946</text:p>
              </table:table-cell>
              <table:table-cell office:value-type="float" office:value="0.000262919896640827">
                <text:p>0.000262919896640827</text:p>
              </table:table-cell>
              <table:table-cell office:value-type="float" office:value="0.0305878552971576">
                <text:p>0.0305878552971576</text:p>
              </table:table-cell>
              <table:table-cell office:value-type="float" office:value="0.0146350129198966">
                <text:p>0.0146350129198966</text:p>
              </table:table-cell>
              <table:table-cell office:value-type="float" office:value="0.215116279069767">
                <text:p>0.215116279069767</text:p>
              </table:table-cell>
              <table:table-cell office:value-type="float" office:value="0.00561531007751938">
                <text:p>0.00561531007751938</text:p>
              </table:table-cell>
              <table:table-cell office:value-type="float" office:value="0.160901162790698">
                <text:p>0.160901162790698</text:p>
              </table:table-cell>
              <table:table-cell office:value-type="float" office:value="0.05625">
                <text:p>0.05625</text:p>
              </table:table-cell>
              <table:table-cell office:value-type="float" office:value="0">
                <text:p>0</text:p>
              </table:table-cell>
              <table:table-cell office:value-type="float" office:value="0.483105620155039">
                <text:p>0.483105620155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0.000299257105943152">
                <text:p>0.000299257105943152</text:p>
              </table:table-cell>
              <table:table-cell office:value-type="float" office:value="0.0311692506459948">
                <text:p>0.0311692506459948</text:p>
              </table:table-cell>
              <table:table-cell office:value-type="float" office:value="0.0148724160206718">
                <text:p>0.0148724160206718</text:p>
              </table:table-cell>
              <table:table-cell office:value-type="float" office:value="0.193152454780362">
                <text:p>0.193152454780362</text:p>
              </table:table-cell>
              <table:table-cell office:value-type="float" office:value="0.00588339793281654">
                <text:p>0.00588339793281654</text:p>
              </table:table-cell>
              <table:table-cell office:value-type="float" office:value="0.16359819121447">
                <text:p>0.16359819121447</text:p>
              </table:table-cell>
              <table:table-cell office:value-type="float" office:value="0.056233850129199">
                <text:p>0.056233850129199</text:p>
              </table:table-cell>
              <table:table-cell office:value-type="float" office:value="0">
                <text:p>0</text:p>
              </table:table-cell>
              <table:table-cell office:value-type="float" office:value="0.464909560723514">
                <text:p>0.464909560723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4735142118863">
                <text:p>0.44735142118863</text:p>
              </table:table-cell>
              <table:table-cell office:value-type="float" office:value="0.000290859173126615">
                <text:p>0.000290859173126615</text:p>
              </table:table-cell>
              <table:table-cell office:value-type="float" office:value="0.0303456072351421">
                <text:p>0.0303456072351421</text:p>
              </table:table-cell>
              <table:table-cell office:value-type="float" office:value="0.0145074289405685">
                <text:p>0.0145074289405685</text:p>
              </table:table-cell>
              <table:table-cell office:value-type="float" office:value="0.180071059431525">
                <text:p>0.180071059431525</text:p>
              </table:table-cell>
              <table:table-cell office:value-type="float" office:value="0.00603682170542636">
                <text:p>0.00603682170542636</text:p>
              </table:table-cell>
              <table:table-cell office:value-type="float" office:value="0.160739664082687">
                <text:p>0.160739664082687</text:p>
              </table:table-cell>
              <table:table-cell office:value-type="float" office:value="0.0554909560723514">
                <text:p>0.0554909560723514</text:p>
              </table:table-cell>
              <table:table-cell office:value-type="float" office:value="0">
                <text:p>0</text:p>
              </table:table-cell>
              <table:table-cell office:value-type="float" office:value="0.4471915374677">
                <text:p>0.4471915374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4718992248062">
                <text:p>0.44718992248062</text:p>
              </table:table-cell>
              <table:table-cell office:value-type="float" office:value="0.000289890180878553">
                <text:p>0.000289890180878553</text:p>
              </table:table-cell>
              <table:table-cell office:value-type="float" office:value="0.0317021963824289">
                <text:p>0.0317021963824289</text:p>
              </table:table-cell>
              <table:table-cell office:value-type="float" office:value="0.0139001937984496">
                <text:p>0.0139001937984496</text:p>
              </table:table-cell>
              <table:table-cell office:value-type="float" office:value="0.175064599483204">
                <text:p>0.175064599483204</text:p>
              </table:table-cell>
              <table:table-cell office:value-type="float" office:value="0.00624192506459948">
                <text:p>0.00624192506459948</text:p>
              </table:table-cell>
              <table:table-cell office:value-type="float" office:value="0.164728682170543">
                <text:p>0.164728682170543</text:p>
              </table:table-cell>
              <table:table-cell office:value-type="float" office:value="0.0553617571059432">
                <text:p>0.0553617571059432</text:p>
              </table:table-cell>
              <table:table-cell office:value-type="float" office:value="0">
                <text:p>0</text:p>
              </table:table-cell>
              <table:table-cell office:value-type="float" office:value="0.446999354005168">
                <text:p>0.446999354005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43313953488372">
                <text:p>0.443313953488372</text:p>
              </table:table-cell>
              <table:table-cell office:value-type="float" office:value="0.000320574935400517">
                <text:p>0.000320574935400517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0.0143233204134367">
                <text:p>0.0143233204134367</text:p>
              </table:table-cell>
              <table:table-cell office:value-type="float" office:value="0.171188630490956">
                <text:p>0.171188630490956</text:p>
              </table:table-cell>
              <table:table-cell office:value-type="float" office:value="0.00664567183462532">
                <text:p>0.00664567183462532</text:p>
              </table:table-cell>
              <table:table-cell office:value-type="float" office:value="0.16359819121447">
                <text:p>0.16359819121447</text:p>
              </table:table-cell>
              <table:table-cell office:value-type="float" office:value="0.0573320413436692">
                <text:p>0.0573320413436692</text:p>
              </table:table-cell>
              <table:table-cell office:value-type="float" office:value="0">
                <text:p>0</text:p>
              </table:table-cell>
              <table:table-cell office:value-type="float" office:value="0.442948966408269">
                <text:p>0.44294896640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37177002583979">
                <text:p>0.437177002583979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296673126614987">
                <text:p>0.0296673126614987</text:p>
              </table:table-cell>
              <table:table-cell office:value-type="float" office:value="0.0147432170542636">
                <text:p>0.0147432170542636</text:p>
              </table:table-cell>
              <table:table-cell office:value-type="float" office:value="0.166828165374677">
                <text:p>0.166828165374677</text:p>
              </table:table-cell>
              <table:table-cell office:value-type="float" office:value="0.00685239018087855">
                <text:p>0.00685239018087855</text:p>
              </table:table-cell>
              <table:table-cell office:value-type="float" office:value="0.164244186046512">
                <text:p>0.164244186046512</text:p>
              </table:table-cell>
              <table:table-cell office:value-type="float" office:value="0.0544896640826873">
                <text:p>0.0544896640826873</text:p>
              </table:table-cell>
              <table:table-cell office:value-type="float" office:value="0">
                <text:p>0</text:p>
              </table:table-cell>
              <table:table-cell office:value-type="float" office:value="0.436824935400517">
                <text:p>0.436824935400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28940568475452">
                <text:p>0.428940568475452</text:p>
              </table:table-cell>
              <table:table-cell office:value-type="float" office:value="0.000354328165374677">
                <text:p>0.000354328165374677</text:p>
              </table:table-cell>
              <table:table-cell office:value-type="float" office:value="0.0304263565891473">
                <text:p>0.0304263565891473</text:p>
              </table:table-cell>
              <table:table-cell office:value-type="float" office:value="0.0142425710594315">
                <text:p>0.0142425710594315</text:p>
              </table:table-cell>
              <table:table-cell office:value-type="float" office:value="0.158187984496124">
                <text:p>0.158187984496124</text:p>
              </table:table-cell>
              <table:table-cell office:value-type="float" office:value="0.0072125322997416">
                <text:p>0.0072125322997416</text:p>
              </table:table-cell>
              <table:table-cell office:value-type="float" office:value="0.163113695090439">
                <text:p>0.163113695090439</text:p>
              </table:table-cell>
              <table:table-cell office:value-type="float" office:value="0.0554102067183463">
                <text:p>0.0554102067183463</text:p>
              </table:table-cell>
              <table:table-cell office:value-type="float" office:value="0">
                <text:p>0</text:p>
              </table:table-cell>
              <table:table-cell office:value-type="float" office:value="0.42859334625323">
                <text:p>0.42859334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18766149870801">
                <text:p>0.418766149870801</text:p>
              </table:table-cell>
              <table:table-cell office:value-type="float" office:value="0.000395187338501292">
                <text:p>0.000395187338501292</text:p>
              </table:table-cell>
              <table:table-cell office:value-type="float" office:value="0.0301841085271318">
                <text:p>0.0301841085271318</text:p>
              </table:table-cell>
              <table:table-cell office:value-type="float" office:value="0.0146737726098191">
                <text:p>0.0146737726098191</text:p>
              </table:table-cell>
              <table:table-cell office:value-type="float" office:value="0.145122739018088">
                <text:p>0.145122739018088</text:p>
              </table:table-cell>
              <table:table-cell office:value-type="float" office:value="0.007453165374677">
                <text:p>0.007453165374677</text:p>
              </table:table-cell>
              <table:table-cell office:value-type="float" office:value="0.165051679586563">
                <text:p>0.165051679586563</text:p>
              </table:table-cell>
              <table:table-cell office:value-type="float" office:value="0.0558947028423773">
                <text:p>0.0558947028423773</text:p>
              </table:table-cell>
              <table:table-cell office:value-type="float" office:value="0">
                <text:p>0</text:p>
              </table:table-cell>
              <table:table-cell office:value-type="float" office:value="0.418380167958656">
                <text:p>0.418380167958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0374677002584">
                <text:p>0.40374677002584</text:p>
              </table:table-cell>
              <table:table-cell office:value-type="float" office:value="0.00040843023255814">
                <text:p>0.00040843023255814</text:p>
              </table:table-cell>
              <table:table-cell office:value-type="float" office:value="0.0308462532299742">
                <text:p>0.0308462532299742</text:p>
              </table:table-cell>
              <table:table-cell office:value-type="float" office:value="0.0147012273901809">
                <text:p>0.0147012273901809</text:p>
              </table:table-cell>
              <table:table-cell office:value-type="float" office:value="0.128197674418605">
                <text:p>0.128197674418605</text:p>
              </table:table-cell>
              <table:table-cell office:value-type="float" office:value="0.00785206718346253">
                <text:p>0.00785206718346253</text:p>
              </table:table-cell>
              <table:table-cell office:value-type="float" office:value="0.165051679586563">
                <text:p>0.165051679586563</text:p>
              </table:table-cell>
              <table:table-cell office:value-type="float" office:value="0.0566860465116279">
                <text:p>0.0566860465116279</text:p>
              </table:table-cell>
              <table:table-cell office:value-type="float" office:value="0">
                <text:p>0</text:p>
              </table:table-cell>
              <table:table-cell office:value-type="float" office:value="0.403334948320413">
                <text:p>0.403334948320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382751937984496">
                <text:p>0.382751937984496</text:p>
              </table:table-cell>
              <table:table-cell office:value-type="float" office:value="0.00041812015503876">
                <text:p>0.00041812015503876</text:p>
              </table:table-cell>
              <table:table-cell office:value-type="float" office:value="0.0298772609819121">
                <text:p>0.0298772609819121</text:p>
              </table:table-cell>
              <table:table-cell office:value-type="float" office:value="0.014452519379845">
                <text:p>0.014452519379845</text:p>
              </table:table-cell>
              <table:table-cell office:value-type="float" office:value="0.108026485788114">
                <text:p>0.108026485788114</text:p>
              </table:table-cell>
              <table:table-cell office:value-type="float" office:value="0.00848191214470284">
                <text:p>0.00848191214470284</text:p>
              </table:table-cell>
              <table:table-cell office:value-type="float" office:value="0.164890180878553">
                <text:p>0.164890180878553</text:p>
              </table:table-cell>
              <table:table-cell office:value-type="float" office:value="0.0565729974160207">
                <text:p>0.0565729974160207</text:p>
              </table:table-cell>
              <table:table-cell office:value-type="float" office:value="0">
                <text:p>0</text:p>
              </table:table-cell>
              <table:table-cell office:value-type="float" office:value="0.382301356589147">
                <text:p>0.382301356589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361757105943152">
                <text:p>0.361757105943152</text:p>
              </table:table-cell>
              <table:table-cell office:value-type="float" office:value="0.000450096899224806">
                <text:p>0.000450096899224806</text:p>
              </table:table-cell>
              <table:table-cell office:value-type="float" office:value="0.0299257105943152">
                <text:p>0.0299257105943152</text:p>
              </table:table-cell>
              <table:table-cell office:value-type="float" office:value="0.0144153746770026">
                <text:p>0.0144153746770026</text:p>
              </table:table-cell>
              <table:table-cell office:value-type="float" office:value="0.0868055555555556">
                <text:p>0.0868055555555556</text:p>
              </table:table-cell>
              <table:table-cell office:value-type="float" office:value="0.00899547803617571">
                <text:p>0.00899547803617571</text:p>
              </table:table-cell>
              <table:table-cell office:value-type="float" office:value="0.164244186046512">
                <text:p>0.164244186046512</text:p>
              </table:table-cell>
              <table:table-cell office:value-type="float" office:value="0.0570090439276486">
                <text:p>0.0570090439276486</text:p>
              </table:table-cell>
              <table:table-cell office:value-type="float" office:value="0">
                <text:p>0</text:p>
              </table:table-cell>
              <table:table-cell office:value-type="float" office:value="0.361395348837209">
                <text:p>0.361395348837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4156976744186">
                <text:p>0.34156976744186</text:p>
              </table:table-cell>
              <table:table-cell office:value-type="float" office:value="0.000477067183462532">
                <text:p>0.000477067183462532</text:p>
              </table:table-cell>
              <table:table-cell office:value-type="float" office:value="0.0297157622739018">
                <text:p>0.0297157622739018</text:p>
              </table:table-cell>
              <table:table-cell office:value-type="float" office:value="0.013921188630491">
                <text:p>0.013921188630491</text:p>
              </table:table-cell>
              <table:table-cell office:value-type="float" office:value="0.0676195090439276">
                <text:p>0.0676195090439276</text:p>
              </table:table-cell>
              <table:table-cell office:value-type="float" office:value="0.00966569767441861">
                <text:p>0.00966569767441861</text:p>
              </table:table-cell>
              <table:table-cell office:value-type="float" office:value="0.16359819121447">
                <text:p>0.16359819121447</text:p>
              </table:table-cell>
              <table:table-cell office:value-type="float" office:value="0.0565729974160207">
                <text:p>0.0565729974160207</text:p>
              </table:table-cell>
              <table:table-cell office:value-type="float" office:value="0">
                <text:p>0</text:p>
              </table:table-cell>
              <table:table-cell office:value-type="float" office:value="0.34109334625323">
                <text:p>0.34109334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32671188630491">
                <text:p>0.32671188630491</text:p>
              </table:table-cell>
              <table:table-cell office:value-type="float" office:value="0.000511950904392765">
                <text:p>0.000511950904392765</text:p>
              </table:table-cell>
              <table:table-cell office:value-type="float" office:value="0.0294573643410853">
                <text:p>0.0294573643410853</text:p>
              </table:table-cell>
              <table:table-cell office:value-type="float" office:value="0.0144783591731266">
                <text:p>0.0144783591731266</text:p>
              </table:table-cell>
              <table:table-cell office:value-type="float" office:value="0.0485303617571059">
                <text:p>0.0485303617571059</text:p>
              </table:table-cell>
              <table:table-cell office:value-type="float" office:value="0.0103133074935401">
                <text:p>0.0103133074935401</text:p>
              </table:table-cell>
              <table:table-cell office:value-type="float" office:value="0.165536175710594">
                <text:p>0.165536175710594</text:p>
              </table:table-cell>
              <table:table-cell office:value-type="float" office:value="0.0580264857881137">
                <text:p>0.0580264857881137</text:p>
              </table:table-cell>
              <table:table-cell office:value-type="float" office:value="0">
                <text:p>0</text:p>
              </table:table-cell>
              <table:table-cell office:value-type="float" office:value="0.326342054263566">
                <text:p>0.326342054263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12984496124031">
                <text:p>0.312984496124031</text:p>
              </table:table-cell>
              <table:table-cell office:value-type="float" office:value="0.000529069767441861">
                <text:p>0.000529069767441861</text:p>
              </table:table-cell>
              <table:table-cell office:value-type="float" office:value="0.0289890180878553">
                <text:p>0.0289890180878553</text:p>
              </table:table-cell>
              <table:table-cell office:value-type="float" office:value="0.0144896640826873">
                <text:p>0.0144896640826873</text:p>
              </table:table-cell>
              <table:table-cell office:value-type="float" office:value="0.034156976744186">
                <text:p>0.034156976744186</text:p>
              </table:table-cell>
              <table:table-cell office:value-type="float" office:value="0.0111805555555556">
                <text:p>0.0111805555555556</text:p>
              </table:table-cell>
              <table:table-cell office:value-type="float" office:value="0.166828165374677">
                <text:p>0.166828165374677</text:p>
              </table:table-cell>
              <table:table-cell office:value-type="float" office:value="0.0568152454780362">
                <text:p>0.0568152454780362</text:p>
              </table:table-cell>
              <table:table-cell office:value-type="float" office:value="0">
                <text:p>0</text:p>
              </table:table-cell>
              <table:table-cell office:value-type="float" office:value="0.312459625322997">
                <text:p>0.31245962532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03617571059432">
                <text:p>0.303617571059432</text:p>
              </table:table-cell>
              <table:table-cell office:value-type="float" office:value="0.000571543927648579">
                <text:p>0.000571543927648579</text:p>
              </table:table-cell>
              <table:table-cell office:value-type="float" office:value="0.0292635658914729">
                <text:p>0.0292635658914729</text:p>
              </table:table-cell>
              <table:table-cell office:value-type="float" office:value="0.0148094315245478">
                <text:p>0.0148094315245478</text:p>
              </table:table-cell>
              <table:table-cell office:value-type="float" office:value="0.0231104651162791">
                <text:p>0.0231104651162791</text:p>
              </table:table-cell>
              <table:table-cell office:value-type="float" office:value="0.0124127906976744">
                <text:p>0.0124127906976744</text:p>
              </table:table-cell>
              <table:table-cell office:value-type="float" office:value="0.165213178294574">
                <text:p>0.165213178294574</text:p>
              </table:table-cell>
              <table:table-cell office:value-type="float" office:value="0.0582848837209302">
                <text:p>0.0582848837209302</text:p>
              </table:table-cell>
              <table:table-cell office:value-type="float" office:value="0">
                <text:p>0</text:p>
              </table:table-cell>
              <table:table-cell office:value-type="float" office:value="0.303094315245478">
                <text:p>0.303094315245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96834625322997">
                <text:p>0.296834625322997</text:p>
              </table:table-cell>
              <table:table-cell office:value-type="float" office:value="0.000552002583979328">
                <text:p>0.000552002583979328</text:p>
              </table:table-cell>
              <table:table-cell office:value-type="float" office:value="0.0302164082687338">
                <text:p>0.0302164082687338</text:p>
              </table:table-cell>
              <table:table-cell office:value-type="float" office:value="0.0153020025839793">
                <text:p>0.0153020025839793</text:p>
              </table:table-cell>
              <table:table-cell office:value-type="float" office:value="0.0145833333333333">
                <text:p>0.0145833333333333</text:p>
              </table:table-cell>
              <table:table-cell office:value-type="float" office:value="0.0134883720930233">
                <text:p>0.0134883720930233</text:p>
              </table:table-cell>
              <table:table-cell office:value-type="float" office:value="0.165536175710594">
                <text:p>0.165536175710594</text:p>
              </table:table-cell>
              <table:table-cell office:value-type="float" office:value="0.0571220930232558">
                <text:p>0.0571220930232558</text:p>
              </table:table-cell>
              <table:table-cell office:value-type="float" office:value="0">
                <text:p>0</text:p>
              </table:table-cell>
              <table:table-cell office:value-type="float" office:value="0.29624838501292">
                <text:p>0.2962483850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90697674418605">
                <text:p>0.290697674418605</text:p>
              </table:table-cell>
              <table:table-cell office:value-type="float" office:value="0.00059156976744186">
                <text:p>0.00059156976744186</text:p>
              </table:table-cell>
              <table:table-cell office:value-type="float" office:value="0.0290859173126615">
                <text:p>0.0290859173126615</text:p>
              </table:table-cell>
              <table:table-cell office:value-type="float" office:value="0.0155442506459948">
                <text:p>0.0155442506459948</text:p>
              </table:table-cell>
              <table:table-cell office:value-type="float" office:value="0.00953811369509044">
                <text:p>0.00953811369509044</text:p>
              </table:table-cell>
              <table:table-cell office:value-type="float" office:value="0.0146172480620155">
                <text:p>0.0146172480620155</text:p>
              </table:table-cell>
              <table:table-cell office:value-type="float" office:value="0.165051679586563">
                <text:p>0.165051679586563</text:p>
              </table:table-cell>
              <table:table-cell office:value-type="float" office:value="0.0561208010335917">
                <text:p>0.0561208010335917</text:p>
              </table:table-cell>
              <table:table-cell office:value-type="float" office:value="0">
                <text:p>0</text:p>
              </table:table-cell>
              <table:table-cell office:value-type="float" office:value="0.289958010335917">
                <text:p>0.289958010335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89890180878553">
                <text:p>0.289890180878553</text:p>
              </table:table-cell>
              <table:table-cell office:value-type="float" office:value="0.000551841085271318">
                <text:p>0.000551841085271318</text:p>
              </table:table-cell>
              <table:table-cell office:value-type="float" office:value="0.0287629198966408">
                <text:p>0.0287629198966408</text:p>
              </table:table-cell>
              <table:table-cell office:value-type="float" office:value="0.0149176356589147">
                <text:p>0.0149176356589147</text:p>
              </table:table-cell>
              <table:table-cell office:value-type="float" office:value="0.00494832041343669">
                <text:p>0.00494832041343669</text:p>
              </table:table-cell>
              <table:table-cell office:value-type="float" office:value="0.0158268733850129">
                <text:p>0.0158268733850129</text:p>
              </table:table-cell>
              <table:table-cell office:value-type="float" office:value="0.167151162790698">
                <text:p>0.167151162790698</text:p>
              </table:table-cell>
              <table:table-cell office:value-type="float" office:value="0.0577357881136951">
                <text:p>0.0577357881136951</text:p>
              </table:table-cell>
              <table:table-cell office:value-type="float" office:value="0">
                <text:p>0</text:p>
              </table:table-cell>
              <table:table-cell office:value-type="float" office:value="0.289342700258398">
                <text:p>0.289342700258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83914728682171">
                <text:p>0.283914728682171</text:p>
              </table:table-cell>
              <table:table-cell office:value-type="float" office:value="0.00057687338501292">
                <text:p>0.00057687338501292</text:p>
              </table:table-cell>
              <table:table-cell office:value-type="float" office:value="0.0280361757105943">
                <text:p>0.0280361757105943</text:p>
              </table:table-cell>
              <table:table-cell office:value-type="float" office:value="0.0151259689922481">
                <text:p>0.0151259689922481</text:p>
              </table:table-cell>
              <table:table-cell office:value-type="float" office:value="0.00280846253229974">
                <text:p>0.00280846253229974</text:p>
              </table:table-cell>
              <table:table-cell office:value-type="float" office:value="0.0170219638242894">
                <text:p>0.0170219638242894</text:p>
              </table:table-cell>
              <table:table-cell office:value-type="float" office:value="0.163759689922481">
                <text:p>0.163759689922481</text:p>
              </table:table-cell>
              <table:table-cell office:value-type="float" office:value="0.0566375968992248">
                <text:p>0.0566375968992248</text:p>
              </table:table-cell>
              <table:table-cell office:value-type="float" office:value="0">
                <text:p>0</text:p>
              </table:table-cell>
              <table:table-cell office:value-type="float" office:value="0.283389857881137">
                <text:p>0.28338985788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85691214470284">
                <text:p>0.285691214470284</text:p>
              </table:table-cell>
              <table:table-cell office:value-type="float" office:value="0.000565891472868217">
                <text:p>0.000565891472868217</text:p>
              </table:table-cell>
              <table:table-cell office:value-type="float" office:value="0.0279554263565891">
                <text:p>0.0279554263565891</text:p>
              </table:table-cell>
              <table:table-cell office:value-type="float" office:value="0.0146333979328165">
                <text:p>0.0146333979328165</text:p>
              </table:table-cell>
              <table:table-cell office:value-type="float" office:value="0.00146931524547804">
                <text:p>0.00146931524547804</text:p>
              </table:table-cell>
              <table:table-cell office:value-type="float" office:value="0.017781007751938">
                <text:p>0.017781007751938</text:p>
              </table:table-cell>
              <table:table-cell office:value-type="float" office:value="0.166020671834625">
                <text:p>0.166020671834625</text:p>
              </table:table-cell>
              <table:table-cell office:value-type="float" office:value="0.0572997416020672">
                <text:p>0.0572997416020672</text:p>
              </table:table-cell>
              <table:table-cell office:value-type="float" office:value="0">
                <text:p>0</text:p>
              </table:table-cell>
              <table:table-cell office:value-type="float" office:value="0.285159560723514">
                <text:p>0.285159560723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85852713178295">
                <text:p>0.285852713178295</text:p>
              </table:table-cell>
              <table:table-cell office:value-type="float" office:value="0.000549418604651163">
                <text:p>0.000549418604651163</text:p>
              </table:table-cell>
              <table:table-cell office:value-type="float" office:value="0.0285045219638243">
                <text:p>0.0285045219638243</text:p>
              </table:table-cell>
              <table:table-cell office:value-type="float" office:value="0.0143846899224806">
                <text:p>0.0143846899224806</text:p>
              </table:table-cell>
              <table:table-cell office:value-type="float" office:value="0.000803294573643411">
                <text:p>0.000803294573643411</text:p>
              </table:table-cell>
              <table:table-cell office:value-type="float" office:value="0.0186208010335917">
                <text:p>0.0186208010335917</text:p>
              </table:table-cell>
              <table:table-cell office:value-type="float" office:value="0.165536175710594">
                <text:p>0.165536175710594</text:p>
              </table:table-cell>
              <table:table-cell office:value-type="float" office:value="0.0573481912144703">
                <text:p>0.0573481912144703</text:p>
              </table:table-cell>
              <table:table-cell office:value-type="float" office:value="0">
                <text:p>0</text:p>
              </table:table-cell>
              <table:table-cell office:value-type="float" office:value="0.285197674418605">
                <text:p>0.285197674418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85691214470284">
                <text:p>0.285691214470284</text:p>
              </table:table-cell>
              <table:table-cell office:value-type="float" office:value="0.000518087855297158">
                <text:p>0.000518087855297158</text:p>
              </table:table-cell>
              <table:table-cell office:value-type="float" office:value="0.0289728682170543">
                <text:p>0.0289728682170543</text:p>
              </table:table-cell>
              <table:table-cell office:value-type="float" office:value="0.0146188630490956">
                <text:p>0.0146188630490956</text:p>
              </table:table-cell>
              <table:table-cell office:value-type="float" office:value="0.000415859173126615">
                <text:p>0.000415859173126615</text:p>
              </table:table-cell>
              <table:table-cell office:value-type="float" office:value="0.0188953488372093">
                <text:p>0.0188953488372093</text:p>
              </table:table-cell>
              <table:table-cell office:value-type="float" office:value="0.165374677002584">
                <text:p>0.165374677002584</text:p>
              </table:table-cell>
              <table:table-cell office:value-type="float" office:value="0.0570090439276486">
                <text:p>0.0570090439276486</text:p>
              </table:table-cell>
              <table:table-cell office:value-type="float" office:value="0">
                <text:p>0</text:p>
              </table:table-cell>
              <table:table-cell office:value-type="float" office:value="0.285286660206718">
                <text:p>0.285286660206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86821705426357">
                <text:p>0.286821705426357</text:p>
              </table:table-cell>
              <table:table-cell office:value-type="float" office:value="0.000512919896640827">
                <text:p>0.000512919896640827</text:p>
              </table:table-cell>
              <table:table-cell office:value-type="float" office:value="0.028859819121447">
                <text:p>0.028859819121447</text:p>
              </table:table-cell>
              <table:table-cell office:value-type="float" office:value="0.0154748062015504">
                <text:p>0.0154748062015504</text:p>
              </table:table-cell>
              <table:table-cell office:value-type="float" office:value="0.000141392118863049">
                <text:p>0.000141392118863049</text:p>
              </table:table-cell>
              <table:table-cell office:value-type="float" office:value="0.0191375968992248">
                <text:p>0.0191375968992248</text:p>
              </table:table-cell>
              <table:table-cell office:value-type="float" office:value="0.163759689922481">
                <text:p>0.163759689922481</text:p>
              </table:table-cell>
              <table:table-cell office:value-type="float" office:value="0.0588662790697674">
                <text:p>0.0588662790697674</text:p>
              </table:table-cell>
              <table:table-cell office:value-type="float" office:value="0">
                <text:p>0</text:p>
              </table:table-cell>
              <table:table-cell office:value-type="float" office:value="0.286239583333333">
                <text:p>0.28623958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86660206718346">
                <text:p>0.286660206718346</text:p>
              </table:table-cell>
              <table:table-cell office:value-type="float" office:value="0.000512112403100775">
                <text:p>0.000512112403100775</text:p>
              </table:table-cell>
              <table:table-cell office:value-type="float" office:value="0.0282299741602067">
                <text:p>0.0282299741602067</text:p>
              </table:table-cell>
              <table:table-cell office:value-type="float" office:value="0.0151372739018088">
                <text:p>0.0151372739018088</text:p>
              </table:table-cell>
              <table:table-cell office:value-type="float" office:value="0.0000409722222222222">
                <text:p>0.0000409722222222222</text:p>
              </table:table-cell>
              <table:table-cell office:value-type="float" office:value="0.0189760981912145">
                <text:p>0.0189760981912145</text:p>
              </table:table-cell>
              <table:table-cell office:value-type="float" office:value="0.165213178294574">
                <text:p>0.165213178294574</text:p>
              </table:table-cell>
              <table:table-cell office:value-type="float" office:value="0.0584948320413437">
                <text:p>0.0584948320413437</text:p>
              </table:table-cell>
              <table:table-cell office:value-type="float" office:value="0">
                <text:p>0</text:p>
              </table:table-cell>
              <table:table-cell office:value-type="float" office:value="0.28609232881137">
                <text:p>0.2860923288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82138242894057">
                <text:p>0.282138242894057</text:p>
              </table:table-cell>
              <table:table-cell office:value-type="float" office:value="0.000500968992248062">
                <text:p>0.000500968992248062</text:p>
              </table:table-cell>
              <table:table-cell office:value-type="float" office:value="0.0285529715762274">
                <text:p>0.0285529715762274</text:p>
              </table:table-cell>
              <table:table-cell office:value-type="float" office:value="0.0153924418604651">
                <text:p>0.0153924418604651</text:p>
              </table:table-cell>
              <table:table-cell office:value-type="float" office:value="0.0000440568475452196">
                <text:p>0.0000440568475452196</text:p>
              </table:table-cell>
              <table:table-cell office:value-type="float" office:value="0.0185562015503876">
                <text:p>0.0185562015503876</text:p>
              </table:table-cell>
              <table:table-cell office:value-type="float" office:value="0.161660206718346">
                <text:p>0.161660206718346</text:p>
              </table:table-cell>
              <table:table-cell office:value-type="float" office:value="0.0573643410852713">
                <text:p>0.0573643410852713</text:p>
              </table:table-cell>
              <table:table-cell office:value-type="float" office:value="0">
                <text:p>0</text:p>
              </table:table-cell>
              <table:table-cell office:value-type="float" office:value="0.281570219638243">
                <text:p>0.281570219638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8359173126615">
                <text:p>0.28359173126615</text:p>
              </table:table-cell>
              <table:table-cell office:value-type="float" office:value="0.000484496124031008">
                <text:p>0.000484496124031008</text:p>
              </table:table-cell>
              <table:table-cell office:value-type="float" office:value="0.0288759689922481">
                <text:p>0.0288759689922481</text:p>
              </table:table-cell>
              <table:table-cell office:value-type="float" office:value="0.0147351421188631">
                <text:p>0.0147351421188631</text:p>
              </table:table-cell>
              <table:table-cell office:value-type="float" office:value="0.000000390826873385013">
                <text:p>0.000000390826873385013</text:p>
              </table:table-cell>
              <table:table-cell office:value-type="float" office:value="0.0179425064599483">
                <text:p>0.0179425064599483</text:p>
              </table:table-cell>
              <table:table-cell office:value-type="float" office:value="0.162467700258398">
                <text:p>0.162467700258398</text:p>
              </table:table-cell>
              <table:table-cell office:value-type="float" office:value="0.0590600775193798">
                <text:p>0.0590600775193798</text:p>
              </table:table-cell>
              <table:table-cell office:value-type="float" office:value="0">
                <text:p>0</text:p>
              </table:table-cell>
              <table:table-cell office:value-type="float" office:value="0.283081786175711">
                <text:p>0.2830817861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81007751937985">
                <text:p>0.281007751937985</text:p>
              </table:table-cell>
              <table:table-cell office:value-type="float" office:value="0.000479328165374677">
                <text:p>0.000479328165374677</text:p>
              </table:table-cell>
              <table:table-cell office:value-type="float" office:value="0.0289728682170543">
                <text:p>0.0289728682170543</text:p>
              </table:table-cell>
              <table:table-cell office:value-type="float" office:value="0.0153181524547804">
                <text:p>0.0153181524547804</text:p>
              </table:table-cell>
              <table:table-cell office:value-type="float" office:value="0.00000425872093023256">
                <text:p>0.00000425872093023256</text:p>
              </table:table-cell>
              <table:table-cell office:value-type="float" office:value="0.0174257105943152">
                <text:p>0.0174257105943152</text:p>
              </table:table-cell>
              <table:table-cell office:value-type="float" office:value="0.161660206718346">
                <text:p>0.161660206718346</text:p>
              </table:table-cell>
              <table:table-cell office:value-type="float" office:value="0.0571543927648579">
                <text:p>0.0571543927648579</text:p>
              </table:table-cell>
              <table:table-cell office:value-type="float" office:value="0">
                <text:p>0</text:p>
              </table:table-cell>
              <table:table-cell office:value-type="float" office:value="0.280535589470284">
                <text:p>0.280535589470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82945736434109">
                <text:p>0.282945736434109</text:p>
              </table:table-cell>
              <table:table-cell office:value-type="float" office:value="0.000462047803617571">
                <text:p>0.000462047803617571</text:p>
              </table:table-cell>
              <table:table-cell office:value-type="float" office:value="0.028391472868217">
                <text:p>0.028391472868217</text:p>
              </table:table-cell>
              <table:table-cell office:value-type="float" office:value="0.0152390180878553">
                <text:p>0.0152390180878553</text:p>
              </table:table-cell>
              <table:table-cell office:value-type="float" office:value="0">
                <text:p>0</text:p>
              </table:table-cell>
              <table:table-cell office:value-type="float" office:value="0.016359819121447">
                <text:p>0.016359819121447</text:p>
              </table:table-cell>
              <table:table-cell office:value-type="float" office:value="0.164890180878553">
                <text:p>0.164890180878553</text:p>
              </table:table-cell>
              <table:table-cell office:value-type="float" office:value="0.0575742894056848">
                <text:p>0.0575742894056848</text:p>
              </table:table-cell>
              <table:table-cell office:value-type="float" office:value="0">
                <text:p>0</text:p>
              </table:table-cell>
              <table:table-cell office:value-type="float" office:value="0.282454780361757">
                <text:p>0.28245478036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80523255813953">
                <text:p>0.280523255813953</text:p>
              </table:table-cell>
              <table:table-cell office:value-type="float" office:value="0.000473352713178295">
                <text:p>0.000473352713178295</text:p>
              </table:table-cell>
              <table:table-cell office:value-type="float" office:value="0.0281653746770026">
                <text:p>0.0281653746770026</text:p>
              </table:table-cell>
              <table:table-cell office:value-type="float" office:value="0.0155846253229974">
                <text:p>0.0155846253229974</text:p>
              </table:table-cell>
              <table:table-cell office:value-type="float" office:value="0">
                <text:p>0</text:p>
              </table:table-cell>
              <table:table-cell office:value-type="float" office:value="0.0152487080103359">
                <text:p>0.0152487080103359</text:p>
              </table:table-cell>
              <table:table-cell office:value-type="float" office:value="0.16359819121447">
                <text:p>0.16359819121447</text:p>
              </table:table-cell>
              <table:table-cell office:value-type="float" office:value="0.0575258397932816">
                <text:p>0.0575258397932816</text:p>
              </table:table-cell>
              <table:table-cell office:value-type="float" office:value="0">
                <text:p>0</text:p>
              </table:table-cell>
              <table:table-cell office:value-type="float" office:value="0.280122739018088">
                <text:p>0.28012273901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279715762273902">
                <text:p>0.279715762273902</text:p>
              </table:table-cell>
              <table:table-cell office:value-type="float" office:value="0.000516472868217054">
                <text:p>0.000516472868217054</text:p>
              </table:table-cell>
              <table:table-cell office:value-type="float" office:value="0.0280684754521964">
                <text:p>0.0280684754521964</text:p>
              </table:table-cell>
              <table:table-cell office:value-type="float" office:value="0.0156895994832041">
                <text:p>0.0156895994832041</text:p>
              </table:table-cell>
              <table:table-cell office:value-type="float" office:value="0.0000103504521963824">
                <text:p>0.0000103504521963824</text:p>
              </table:table-cell>
              <table:table-cell office:value-type="float" office:value="0.0144670542635659">
                <text:p>0.0144670542635659</text:p>
              </table:table-cell>
              <table:table-cell office:value-type="float" office:value="0.162144702842377">
                <text:p>0.162144702842377</text:p>
              </table:table-cell>
              <table:table-cell office:value-type="float" office:value="0.0589147286821705">
                <text:p>0.0589147286821705</text:p>
              </table:table-cell>
              <table:table-cell office:value-type="float" office:value="0">
                <text:p>0</text:p>
              </table:table-cell>
              <table:table-cell office:value-type="float" office:value="0.279294911175711">
                <text:p>0.2792949111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280200258397933">
                <text:p>0.280200258397933</text:p>
              </table:table-cell>
              <table:table-cell office:value-type="float" office:value="0.000528585271317829">
                <text:p>0.000528585271317829</text:p>
              </table:table-cell>
              <table:table-cell office:value-type="float" office:value="0.0289082687338501">
                <text:p>0.0289082687338501</text:p>
              </table:table-cell>
              <table:table-cell office:value-type="float" office:value="0.0153633720930233">
                <text:p>0.0153633720930233</text:p>
              </table:table-cell>
              <table:table-cell office:value-type="float" office:value="0">
                <text:p>0</text:p>
              </table:table-cell>
              <table:table-cell office:value-type="float" office:value="0.0131023901808786">
                <text:p>0.0131023901808786</text:p>
              </table:table-cell>
              <table:table-cell office:value-type="float" office:value="0.163921188630491">
                <text:p>0.163921188630491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">
                <text:p>0</text:p>
              </table:table-cell>
              <table:table-cell office:value-type="float" office:value="0.279628552971576">
                <text:p>0.279628552971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277293281653747">
                <text:p>0.277293281653747</text:p>
              </table:table-cell>
              <table:table-cell office:value-type="float" office:value="0.000601582687338501">
                <text:p>0.000601582687338501</text:p>
              </table:table-cell>
              <table:table-cell office:value-type="float" office:value="0.0277131782945736">
                <text:p>0.0277131782945736</text:p>
              </table:table-cell>
              <table:table-cell office:value-type="float" office:value="0.014922480620155">
                <text:p>0.014922480620155</text:p>
              </table:table-cell>
              <table:table-cell office:value-type="float" office:value="0">
                <text:p>0</text:p>
              </table:table-cell>
              <table:table-cell office:value-type="float" office:value="0.0121802325581395">
                <text:p>0.0121802325581395</text:p>
              </table:table-cell>
              <table:table-cell office:value-type="float" office:value="0.163921188630491">
                <text:p>0.163921188630491</text:p>
              </table:table-cell>
              <table:table-cell office:value-type="float" office:value="0.0579618863049096">
                <text:p>0.0579618863049096</text:p>
              </table:table-cell>
              <table:table-cell office:value-type="float" office:value="0">
                <text:p>0</text:p>
              </table:table-cell>
              <table:table-cell office:value-type="float" office:value="0.276698966408269">
                <text:p>0.27669896640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277616279069767">
                <text:p>0.277616279069767</text:p>
              </table:table-cell>
              <table:table-cell office:value-type="float" office:value="0.000678133074935401">
                <text:p>0.000678133074935401</text:p>
              </table:table-cell>
              <table:table-cell office:value-type="float" office:value="0.0286337209302326">
                <text:p>0.0286337209302326</text:p>
              </table:table-cell>
              <table:table-cell office:value-type="float" office:value="0.0154473514211886">
                <text:p>0.0154473514211886</text:p>
              </table:table-cell>
              <table:table-cell office:value-type="float" office:value="0">
                <text:p>0</text:p>
              </table:table-cell>
              <table:table-cell office:value-type="float" office:value="0.0111240310077519">
                <text:p>0.0111240310077519</text:p>
              </table:table-cell>
              <table:table-cell office:value-type="float" office:value="0.16343669250646">
                <text:p>0.16343669250646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0">
                <text:p>0</text:p>
              </table:table-cell>
              <table:table-cell office:value-type="float" office:value="0.276975129198966">
                <text:p>0.276975129198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275355297157623">
                <text:p>0.275355297157623</text:p>
              </table:table-cell>
              <table:table-cell office:value-type="float" office:value="0.000804586563307494">
                <text:p>0.000804586563307494</text:p>
              </table:table-cell>
              <table:table-cell office:value-type="float" office:value="0.0288759689922481">
                <text:p>0.0288759689922481</text:p>
              </table:table-cell>
              <table:table-cell office:value-type="float" office:value="0.0160658914728682">
                <text:p>0.0160658914728682</text:p>
              </table:table-cell>
              <table:table-cell office:value-type="float" office:value="0">
                <text:p>0</text:p>
              </table:table-cell>
              <table:table-cell office:value-type="float" office:value="0.0101356589147287">
                <text:p>0.0101356589147287</text:p>
              </table:table-cell>
              <table:table-cell office:value-type="float" office:value="0.161983204134367">
                <text:p>0.161983204134367</text:p>
              </table:table-cell>
              <table:table-cell office:value-type="float" office:value="0.0574289405684755">
                <text:p>0.0574289405684755</text:p>
              </table:table-cell>
              <table:table-cell office:value-type="float" office:value="0">
                <text:p>0</text:p>
              </table:table-cell>
              <table:table-cell office:value-type="float" office:value="0.274489664082687">
                <text:p>0.274489664082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277939276485788">
                <text:p>0.277939276485788</text:p>
              </table:table-cell>
              <table:table-cell office:value-type="float" office:value="0.000977228682170543">
                <text:p>0.000977228682170543</text:p>
              </table:table-cell>
              <table:table-cell office:value-type="float" office:value="0.0276647286821705">
                <text:p>0.0276647286821705</text:p>
              </table:table-cell>
              <table:table-cell office:value-type="float" office:value="0.0158349483204134">
                <text:p>0.0158349483204134</text:p>
              </table:table-cell>
              <table:table-cell office:value-type="float" office:value="0">
                <text:p>0</text:p>
              </table:table-cell>
              <table:table-cell office:value-type="float" office:value="0.00918766149870801">
                <text:p>0.00918766149870801</text:p>
              </table:table-cell>
              <table:table-cell office:value-type="float" office:value="0.165374677002584">
                <text:p>0.165374677002584</text:p>
              </table:table-cell>
              <table:table-cell office:value-type="float" office:value="0.0588824289405685">
                <text:p>0.0588824289405685</text:p>
              </table:table-cell>
              <table:table-cell office:value-type="float" office:value="0">
                <text:p>0</text:p>
              </table:table-cell>
              <table:table-cell office:value-type="float" office:value="0.276944444444444">
                <text:p>0.2769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277939276485788">
                <text:p>0.277939276485788</text:p>
              </table:table-cell>
              <table:table-cell office:value-type="float" office:value="0.00124240956072351">
                <text:p>0.00124240956072351</text:p>
              </table:table-cell>
              <table:table-cell office:value-type="float" office:value="0.0285206718346253">
                <text:p>0.0285206718346253</text:p>
              </table:table-cell>
              <table:table-cell office:value-type="float" office:value="0.0153843669250646">
                <text:p>0.0153843669250646</text:p>
              </table:table-cell>
              <table:table-cell office:value-type="float" office:value="0">
                <text:p>0</text:p>
              </table:table-cell>
              <table:table-cell office:value-type="float" office:value="0.00837855297157623">
                <text:p>0.00837855297157623</text:p>
              </table:table-cell>
              <table:table-cell office:value-type="float" office:value="0.165536175710594">
                <text:p>0.165536175710594</text:p>
              </table:table-cell>
              <table:table-cell office:value-type="float" office:value="0.0589147286821705">
                <text:p>0.0589147286821705</text:p>
              </table:table-cell>
              <table:table-cell office:value-type="float" office:value="0">
                <text:p>0</text:p>
              </table:table-cell>
              <table:table-cell office:value-type="float" office:value="0.276734496124031">
                <text:p>0.276734496124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276808785529716">
                <text:p>0.276808785529716</text:p>
              </table:table-cell>
              <table:table-cell office:value-type="float" office:value="0.0015594315245478">
                <text:p>0.0015594315245478</text:p>
              </table:table-cell>
              <table:table-cell office:value-type="float" office:value="0.029312015503876">
                <text:p>0.029312015503876</text:p>
              </table:table-cell>
              <table:table-cell office:value-type="float" office:value="0.0163113695090439">
                <text:p>0.0163113695090439</text:p>
              </table:table-cell>
              <table:table-cell office:value-type="float" office:value="0">
                <text:p>0</text:p>
              </table:table-cell>
              <table:table-cell office:value-type="float" office:value="0.00733204134366925">
                <text:p>0.00733204134366925</text:p>
              </table:table-cell>
              <table:table-cell office:value-type="float" office:value="0.16359819121447">
                <text:p>0.16359819121447</text:p>
              </table:table-cell>
              <table:table-cell office:value-type="float" office:value="0.0587532299741602">
                <text:p>0.0587532299741602</text:p>
              </table:table-cell>
              <table:table-cell office:value-type="float" office:value="0">
                <text:p>0</text:p>
              </table:table-cell>
              <table:table-cell office:value-type="float" office:value="0.27530684754522">
                <text:p>0.27530684754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276162790697674">
                <text:p>0.276162790697674</text:p>
              </table:table-cell>
              <table:table-cell office:value-type="float" office:value="0.00196543927648579">
                <text:p>0.00196543927648579</text:p>
              </table:table-cell>
              <table:table-cell office:value-type="float" office:value="0.0279231266149871">
                <text:p>0.0279231266149871</text:p>
              </table:table-cell>
              <table:table-cell office:value-type="float" office:value="0.0164890180878553">
                <text:p>0.0164890180878553</text:p>
              </table:table-cell>
              <table:table-cell office:value-type="float" office:value="0">
                <text:p>0</text:p>
              </table:table-cell>
              <table:table-cell office:value-type="float" office:value="0.0066343669250646">
                <text:p>0.0066343669250646</text:p>
              </table:table-cell>
              <table:table-cell office:value-type="float" office:value="0.16327519379845">
                <text:p>0.16327519379845</text:p>
              </table:table-cell>
              <table:table-cell office:value-type="float" office:value="0.0599483204134367">
                <text:p>0.0599483204134367</text:p>
              </table:table-cell>
              <table:table-cell office:value-type="float" office:value="0">
                <text:p>0</text:p>
              </table:table-cell>
              <table:table-cell office:value-type="float" office:value="0.274270025839793">
                <text:p>0.27427002583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277293281653747">
                <text:p>0.277293281653747</text:p>
              </table:table-cell>
              <table:table-cell office:value-type="float" office:value="0.00249192506459948">
                <text:p>0.00249192506459948</text:p>
              </table:table-cell>
              <table:table-cell office:value-type="float" office:value="0.0287790697674419">
                <text:p>0.0287790697674419</text:p>
              </table:table-cell>
              <table:table-cell office:value-type="float" office:value="0.0165051679586563">
                <text:p>0.0165051679586563</text:p>
              </table:table-cell>
              <table:table-cell office:value-type="float" office:value="0">
                <text:p>0</text:p>
              </table:table-cell>
              <table:table-cell office:value-type="float" office:value="0.00598352713178295">
                <text:p>0.00598352713178295</text:p>
              </table:table-cell>
              <table:table-cell office:value-type="float" office:value="0.164082687338501">
                <text:p>0.164082687338501</text:p>
              </table:table-cell>
              <table:table-cell office:value-type="float" office:value="0.0594961240310078">
                <text:p>0.0594961240310078</text:p>
              </table:table-cell>
              <table:table-cell office:value-type="float" office:value="0">
                <text:p>0</text:p>
              </table:table-cell>
              <table:table-cell office:value-type="float" office:value="0.27484657622739">
                <text:p>0.27484657622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277616279069767">
                <text:p>0.277616279069767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0.0284722222222222">
                <text:p>0.0284722222222222</text:p>
              </table:table-cell>
              <table:table-cell office:value-type="float" office:value="0.0164567183462532">
                <text:p>0.0164567183462532</text:p>
              </table:table-cell>
              <table:table-cell office:value-type="float" office:value="0">
                <text:p>0</text:p>
              </table:table-cell>
              <table:table-cell office:value-type="float" office:value="0.00533268733850129">
                <text:p>0.00533268733850129</text:p>
              </table:table-cell>
              <table:table-cell office:value-type="float" office:value="0.166020671834625">
                <text:p>0.166020671834625</text:p>
              </table:table-cell>
              <table:table-cell office:value-type="float" office:value="0.0581233850129199">
                <text:p>0.0581233850129199</text:p>
              </table:table-cell>
              <table:table-cell office:value-type="float" office:value="0">
                <text:p>0</text:p>
              </table:table-cell>
              <table:table-cell office:value-type="float" office:value="0.274405684754522">
                <text:p>0.274405684754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279554263565891">
                <text:p>0.279554263565891</text:p>
              </table:table-cell>
              <table:table-cell office:value-type="float" office:value="0.00388242894056848">
                <text:p>0.00388242894056848</text:p>
              </table:table-cell>
              <table:table-cell office:value-type="float" office:value="0.0290536175710594">
                <text:p>0.0290536175710594</text:p>
              </table:table-cell>
              <table:table-cell office:value-type="float" office:value="0.0168927648578811">
                <text:p>0.0168927648578811</text:p>
              </table:table-cell>
              <table:table-cell office:value-type="float" office:value="0">
                <text:p>0</text:p>
              </table:table-cell>
              <table:table-cell office:value-type="float" office:value="0.00486272609819121">
                <text:p>0.00486272609819121</text:p>
              </table:table-cell>
              <table:table-cell office:value-type="float" office:value="0.164082687338501">
                <text:p>0.164082687338501</text:p>
              </table:table-cell>
              <table:table-cell office:value-type="float" office:value="0.0607719638242894">
                <text:p>0.0607719638242894</text:p>
              </table:table-cell>
              <table:table-cell office:value-type="float" office:value="0">
                <text:p>0</text:p>
              </table:table-cell>
              <table:table-cell office:value-type="float" office:value="0.275663759689922">
                <text:p>0.275663759689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280846253229974">
                <text:p>0.280846253229974</text:p>
              </table:table-cell>
              <table:table-cell office:value-type="float" office:value="0.00478036175710594">
                <text:p>0.00478036175710594</text:p>
              </table:table-cell>
              <table:table-cell office:value-type="float" office:value="0.0283107235142119">
                <text:p>0.0283107235142119</text:p>
              </table:table-cell>
              <table:table-cell office:value-type="float" office:value="0.016327519379845">
                <text:p>0.016327519379845</text:p>
              </table:table-cell>
              <table:table-cell office:value-type="float" office:value="0">
                <text:p>0</text:p>
              </table:table-cell>
              <table:table-cell office:value-type="float" office:value="0.00445574935400517">
                <text:p>0.00445574935400517</text:p>
              </table:table-cell>
              <table:table-cell office:value-type="float" office:value="0.167151162790698">
                <text:p>0.167151162790698</text:p>
              </table:table-cell>
              <table:table-cell office:value-type="float" office:value="0.0597706718346253">
                <text:p>0.0597706718346253</text:p>
              </table:table-cell>
              <table:table-cell office:value-type="float" office:value="0">
                <text:p>0</text:p>
              </table:table-cell>
              <table:table-cell office:value-type="float" office:value="0.276015826873385">
                <text:p>0.276015826873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28375322997416">
                <text:p>0.28375322997416</text:p>
              </table:table-cell>
              <table:table-cell office:value-type="float" office:value="0.00579134366925065">
                <text:p>0.00579134366925065</text:p>
              </table:table-cell>
              <table:table-cell office:value-type="float" office:value="0.0297157622739018">
                <text:p>0.0297157622739018</text:p>
              </table:table-cell>
              <table:table-cell office:value-type="float" office:value="0.016828165374677">
                <text:p>0.016828165374677</text:p>
              </table:table-cell>
              <table:table-cell office:value-type="float" office:value="0">
                <text:p>0</text:p>
              </table:table-cell>
              <table:table-cell office:value-type="float" office:value="0.00404231266149871">
                <text:p>0.00404231266149871</text:p>
              </table:table-cell>
              <table:table-cell office:value-type="float" office:value="0.165859173126615">
                <text:p>0.165859173126615</text:p>
              </table:table-cell>
              <table:table-cell office:value-type="float" office:value="0.0616440568475452">
                <text:p>0.0616440568475452</text:p>
              </table:table-cell>
              <table:table-cell office:value-type="float" office:value="0">
                <text:p>0</text:p>
              </table:table-cell>
              <table:table-cell office:value-type="float" office:value="0.278089470284238">
                <text:p>0.278089470284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286175710594315">
                <text:p>0.286175710594315</text:p>
              </table:table-cell>
              <table:table-cell office:value-type="float" office:value="0.00675872093023256">
                <text:p>0.00675872093023256</text:p>
              </table:table-cell>
              <table:table-cell office:value-type="float" office:value="0.0289082687338501">
                <text:p>0.0289082687338501</text:p>
              </table:table-cell>
              <table:table-cell office:value-type="float" office:value="0.0174741602067183">
                <text:p>0.0174741602067183</text:p>
              </table:table-cell>
              <table:table-cell office:value-type="float" office:value="0">
                <text:p>0</text:p>
              </table:table-cell>
              <table:table-cell office:value-type="float" office:value="0.00380490956072351">
                <text:p>0.0038049095607235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2516149870801">
                <text:p>0.062516149870801</text:p>
              </table:table-cell>
              <table:table-cell office:value-type="float" office:value="0">
                <text:p>0</text:p>
              </table:table-cell>
              <table:table-cell office:value-type="float" office:value="0.27937015503876">
                <text:p>0.2793701550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289082687338501">
                <text:p>0.289082687338501</text:p>
              </table:table-cell>
              <table:table-cell office:value-type="float" office:value="0.00789082687338501">
                <text:p>0.00789082687338501</text:p>
              </table:table-cell>
              <table:table-cell office:value-type="float" office:value="0.0292635658914729">
                <text:p>0.0292635658914729</text:p>
              </table:table-cell>
              <table:table-cell office:value-type="float" office:value="0.017764857881137">
                <text:p>0.017764857881137</text:p>
              </table:table-cell>
              <table:table-cell office:value-type="float" office:value="0">
                <text:p>0</text:p>
              </table:table-cell>
              <table:table-cell office:value-type="float" office:value="0.00357881136950904">
                <text:p>0.00357881136950904</text:p>
              </table:table-cell>
              <table:table-cell office:value-type="float" office:value="0.167958656330749">
                <text:p>0.167958656330749</text:p>
              </table:table-cell>
              <table:table-cell office:value-type="float" office:value="0.0626130490956072">
                <text:p>0.0626130490956072</text:p>
              </table:table-cell>
              <table:table-cell office:value-type="float" office:value="0">
                <text:p>0</text:p>
              </table:table-cell>
              <table:table-cell office:value-type="float" office:value="0.281178940568475">
                <text:p>0.281178940568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290697674418605">
                <text:p>0.290697674418605</text:p>
              </table:table-cell>
              <table:table-cell office:value-type="float" office:value="0.00888242894056848">
                <text:p>0.00888242894056848</text:p>
              </table:table-cell>
              <table:table-cell office:value-type="float" office:value="0.0302164082687338">
                <text:p>0.0302164082687338</text:p>
              </table:table-cell>
              <table:table-cell office:value-type="float" office:value="0.017797157622739">
                <text:p>0.017797157622739</text:p>
              </table:table-cell>
              <table:table-cell office:value-type="float" office:value="0">
                <text:p>0</text:p>
              </table:table-cell>
              <table:table-cell office:value-type="float" office:value="0.00350129198966408">
                <text:p>0.00350129198966408</text:p>
              </table:table-cell>
              <table:table-cell office:value-type="float" office:value="0.169412144702842">
                <text:p>0.169412144702842</text:p>
              </table:table-cell>
              <table:table-cell office:value-type="float" office:value="0.0609819121447028">
                <text:p>0.0609819121447028</text:p>
              </table:table-cell>
              <table:table-cell office:value-type="float" office:value="0">
                <text:p>0</text:p>
              </table:table-cell>
              <table:table-cell office:value-type="float" office:value="0.281908914728682">
                <text:p>0.281908914728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296996124031008">
                <text:p>0.296996124031008</text:p>
              </table:table-cell>
              <table:table-cell office:value-type="float" office:value="0.00976259689922481">
                <text:p>0.00976259689922481</text:p>
              </table:table-cell>
              <table:table-cell office:value-type="float" office:value="0.0303294573643411">
                <text:p>0.0303294573643411</text:p>
              </table:table-cell>
              <table:table-cell office:value-type="float" office:value="0.0182332041343669">
                <text:p>0.0182332041343669</text:p>
              </table:table-cell>
              <table:table-cell office:value-type="float" office:value="0">
                <text:p>0</text:p>
              </table:table-cell>
              <table:table-cell office:value-type="float" office:value="0.00330103359173127">
                <text:p>0.00330103359173127</text:p>
              </table:table-cell>
              <table:table-cell office:value-type="float" office:value="0.171834625322997">
                <text:p>0.171834625322997</text:p>
              </table:table-cell>
              <table:table-cell office:value-type="float" office:value="0.0635335917312662">
                <text:p>0.0635335917312662</text:p>
              </table:table-cell>
              <table:table-cell office:value-type="float" office:value="0">
                <text:p>0</text:p>
              </table:table-cell>
              <table:table-cell office:value-type="float" office:value="0.287231912144703">
                <text:p>0.287231912144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295865633074935">
                <text:p>0.295865633074935</text:p>
              </table:table-cell>
              <table:table-cell office:value-type="float" office:value="0.0105910852713178">
                <text:p>0.0105910852713178</text:p>
              </table:table-cell>
              <table:table-cell office:value-type="float" office:value="0.0307332041343669">
                <text:p>0.0307332041343669</text:p>
              </table:table-cell>
              <table:table-cell office:value-type="float" office:value="0.0181201550387597">
                <text:p>0.0181201550387597</text:p>
              </table:table-cell>
              <table:table-cell office:value-type="float" office:value="0">
                <text:p>0</text:p>
              </table:table-cell>
              <table:table-cell office:value-type="float" office:value="0.00325258397932817">
                <text:p>0.00325258397932817</text:p>
              </table:table-cell>
              <table:table-cell office:value-type="float" office:value="0.169896640826873">
                <text:p>0.169896640826873</text:p>
              </table:table-cell>
              <table:table-cell office:value-type="float" office:value="0.0633236434108527">
                <text:p>0.0633236434108527</text:p>
              </table:table-cell>
              <table:table-cell office:value-type="float" office:value="0">
                <text:p>0</text:p>
              </table:table-cell>
              <table:table-cell office:value-type="float" office:value="0.285326227390181">
                <text:p>0.285326227390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04425064599483">
                <text:p>0.304425064599483</text:p>
              </table:table-cell>
              <table:table-cell office:value-type="float" office:value="0.0111708656330749">
                <text:p>0.0111708656330749</text:p>
              </table:table-cell>
              <table:table-cell office:value-type="float" office:value="0.0301841085271318">
                <text:p>0.0301841085271318</text:p>
              </table:table-cell>
              <table:table-cell office:value-type="float" office:value="0.0189922480620155">
                <text:p>0.0189922480620155</text:p>
              </table:table-cell>
              <table:table-cell office:value-type="float" office:value="0">
                <text:p>0</text:p>
              </table:table-cell>
              <table:table-cell office:value-type="float" office:value="0.00315406976744186">
                <text:p>0.00315406976744186</text:p>
              </table:table-cell>
              <table:table-cell office:value-type="float" office:value="0.174903100775194">
                <text:p>0.174903100775194</text:p>
              </table:table-cell>
              <table:table-cell office:value-type="float" office:value="0.0659237726098191">
                <text:p>0.0659237726098191</text:p>
              </table:table-cell>
              <table:table-cell office:value-type="float" office:value="0">
                <text:p>0</text:p>
              </table:table-cell>
              <table:table-cell office:value-type="float" office:value="0.293157299741602">
                <text:p>0.29315729974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03133074935401">
                <text:p>0.303133074935401</text:p>
              </table:table-cell>
              <table:table-cell office:value-type="float" office:value="0.0117118863049096">
                <text:p>0.0117118863049096</text:p>
              </table:table-cell>
              <table:table-cell office:value-type="float" office:value="0.0310885012919897">
                <text:p>0.0310885012919897</text:p>
              </table:table-cell>
              <table:table-cell office:value-type="float" office:value="0.0181686046511628">
                <text:p>0.0181686046511628</text:p>
              </table:table-cell>
              <table:table-cell office:value-type="float" office:value="0">
                <text:p>0</text:p>
              </table:table-cell>
              <table:table-cell office:value-type="float" office:value="0.00310077519379845">
                <text:p>0.00310077519379845</text:p>
              </table:table-cell>
              <table:table-cell office:value-type="float" office:value="0.174741602067183">
                <text:p>0.174741602067183</text:p>
              </table:table-cell>
              <table:table-cell office:value-type="float" office:value="0.0643249354005168">
                <text:p>0.0643249354005168</text:p>
              </table:table-cell>
              <table:table-cell office:value-type="float" office:value="0">
                <text:p>0</text:p>
              </table:table-cell>
              <table:table-cell office:value-type="float" office:value="0.291424418604651">
                <text:p>0.291424418604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02487080103359">
                <text:p>0.302487080103359</text:p>
              </table:table-cell>
              <table:table-cell office:value-type="float" office:value="0.0118701550387597">
                <text:p>0.0118701550387597</text:p>
              </table:table-cell>
              <table:table-cell office:value-type="float" office:value="0.0312984496124031">
                <text:p>0.0312984496124031</text:p>
              </table:table-cell>
              <table:table-cell office:value-type="float" office:value="0.0190568475452196">
                <text:p>0.0190568475452196</text:p>
              </table:table-cell>
              <table:table-cell office:value-type="float" office:value="0">
                <text:p>0</text:p>
              </table:table-cell>
              <table:table-cell office:value-type="float" office:value="0.00288113695090439">
                <text:p>0.00288113695090439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0.0638404392764858">
                <text:p>0.0638404392764858</text:p>
              </table:table-cell>
              <table:table-cell office:value-type="float" office:value="0">
                <text:p>0</text:p>
              </table:table-cell>
              <table:table-cell office:value-type="float" office:value="0.290687984496124">
                <text:p>0.29068798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03294573643411">
                <text:p>0.303294573643411</text:p>
              </table:table-cell>
              <table:table-cell office:value-type="float" office:value="0.0120268087855297">
                <text:p>0.0120268087855297</text:p>
              </table:table-cell>
              <table:table-cell office:value-type="float" office:value="0.0304102067183463">
                <text:p>0.0304102067183463</text:p>
              </table:table-cell>
              <table:table-cell office:value-type="float" office:value="0.0197351421188631">
                <text:p>0.0197351421188631</text:p>
              </table:table-cell>
              <table:table-cell office:value-type="float" office:value="0">
                <text:p>0</text:p>
              </table:table-cell>
              <table:table-cell office:value-type="float" office:value="0.00276485788113695">
                <text:p>0.00276485788113695</text:p>
              </table:table-cell>
              <table:table-cell office:value-type="float" office:value="0.17328811369509">
                <text:p>0.17328811369509</text:p>
              </table:table-cell>
              <table:table-cell office:value-type="float" office:value="0.0650678294573643">
                <text:p>0.0650678294573643</text:p>
              </table:table-cell>
              <table:table-cell office:value-type="float" office:value="0">
                <text:p>0</text:p>
              </table:table-cell>
              <table:table-cell office:value-type="float" office:value="0.291266149870801">
                <text:p>0.291266149870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04586563307494">
                <text:p>0.304586563307494</text:p>
              </table:table-cell>
              <table:table-cell office:value-type="float" office:value="0.0117910206718346">
                <text:p>0.0117910206718346</text:p>
              </table:table-cell>
              <table:table-cell office:value-type="float" office:value="0.0320413436692506">
                <text:p>0.0320413436692506</text:p>
              </table:table-cell>
              <table:table-cell office:value-type="float" office:value="0.0200258397932817">
                <text:p>0.0200258397932817</text:p>
              </table:table-cell>
              <table:table-cell office:value-type="float" office:value="0">
                <text:p>0</text:p>
              </table:table-cell>
              <table:table-cell office:value-type="float" office:value="0.00263081395348837">
                <text:p>0.00263081395348837</text:p>
              </table:table-cell>
              <table:table-cell office:value-type="float" office:value="0.172157622739018">
                <text:p>0.172157622739018</text:p>
              </table:table-cell>
              <table:table-cell office:value-type="float" office:value="0.0659883720930233">
                <text:p>0.0659883720930233</text:p>
              </table:table-cell>
              <table:table-cell office:value-type="float" office:value="0">
                <text:p>0</text:p>
              </table:table-cell>
              <table:table-cell office:value-type="float" office:value="0.292843992248062">
                <text:p>0.292843992248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04909560723514">
                <text:p>0.304909560723514</text:p>
              </table:table-cell>
              <table:table-cell office:value-type="float" office:value="0.0117377260981912">
                <text:p>0.0117377260981912</text:p>
              </table:table-cell>
              <table:table-cell office:value-type="float" office:value="0.030765503875969">
                <text:p>0.030765503875969</text:p>
              </table:table-cell>
              <table:table-cell office:value-type="float" office:value="0.0192667958656331">
                <text:p>0.0192667958656331</text:p>
              </table:table-cell>
              <table:table-cell office:value-type="float" office:value="0">
                <text:p>0</text:p>
              </table:table-cell>
              <table:table-cell office:value-type="float" office:value="0.00239825581395349">
                <text:p>0.00239825581395349</text:p>
              </table:table-cell>
              <table:table-cell office:value-type="float" office:value="0.174095607235142">
                <text:p>0.174095607235142</text:p>
              </table:table-cell>
              <table:table-cell office:value-type="float" office:value="0.0666343669250646">
                <text:p>0.0666343669250646</text:p>
              </table:table-cell>
              <table:table-cell office:value-type="float" office:value="0">
                <text:p>0</text:p>
              </table:table-cell>
              <table:table-cell office:value-type="float" office:value="0.293160529715762">
                <text:p>0.293160529715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06524547803618">
                <text:p>0.306524547803618</text:p>
              </table:table-cell>
              <table:table-cell office:value-type="float" office:value="0.0115229328165375">
                <text:p>0.0115229328165375</text:p>
              </table:table-cell>
              <table:table-cell office:value-type="float" office:value="0.0311854005167959">
                <text:p>0.0311854005167959</text:p>
              </table:table-cell>
              <table:table-cell office:value-type="float" office:value="0.0201550387596899">
                <text:p>0.0201550387596899</text:p>
              </table:table-cell>
              <table:table-cell office:value-type="float" office:value="0">
                <text:p>0</text:p>
              </table:table-cell>
              <table:table-cell office:value-type="float" office:value="0.00222383720930233">
                <text:p>0.00222383720930233</text:p>
              </table:table-cell>
              <table:table-cell office:value-type="float" office:value="0.175064599483204">
                <text:p>0.175064599483204</text:p>
              </table:table-cell>
              <table:table-cell office:value-type="float" office:value="0.0663759689922481">
                <text:p>0.0663759689922481</text:p>
              </table:table-cell>
              <table:table-cell office:value-type="float" office:value="0">
                <text:p>0</text:p>
              </table:table-cell>
              <table:table-cell office:value-type="float" office:value="0.29500484496124">
                <text:p>0.2950048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08947028423773">
                <text:p>0.308947028423773</text:p>
              </table:table-cell>
              <table:table-cell office:value-type="float" office:value="0.0111369509043928">
                <text:p>0.0111369509043928</text:p>
              </table:table-cell>
              <table:table-cell office:value-type="float" office:value="0.0300872093023256">
                <text:p>0.0300872093023256</text:p>
              </table:table-cell>
              <table:table-cell office:value-type="float" office:value="0.0208010335917313">
                <text:p>0.0208010335917313</text:p>
              </table:table-cell>
              <table:table-cell office:value-type="float" office:value="0">
                <text:p>0</text:p>
              </table:table-cell>
              <table:table-cell office:value-type="float" office:value="0.00203488372093023">
                <text:p>0.00203488372093023</text:p>
              </table:table-cell>
              <table:table-cell office:value-type="float" office:value="0.176195090439276">
                <text:p>0.176195090439276</text:p>
              </table:table-cell>
              <table:table-cell office:value-type="float" office:value="0.0686208010335917">
                <text:p>0.0686208010335917</text:p>
              </table:table-cell>
              <table:table-cell office:value-type="float" office:value="0">
                <text:p>0</text:p>
              </table:table-cell>
              <table:table-cell office:value-type="float" office:value="0.297739018087855">
                <text:p>0.29773901808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08947028423773">
                <text:p>0.308947028423773</text:p>
              </table:table-cell>
              <table:table-cell office:value-type="float" office:value="0.011312984496124">
                <text:p>0.011312984496124</text:p>
              </table:table-cell>
              <table:table-cell office:value-type="float" office:value="0.0309108527131783">
                <text:p>0.0309108527131783</text:p>
              </table:table-cell>
              <table:table-cell office:value-type="float" office:value="0.0208010335917313">
                <text:p>0.0208010335917313</text:p>
              </table:table-cell>
              <table:table-cell office:value-type="float" office:value="0">
                <text:p>0</text:p>
              </table:table-cell>
              <table:table-cell office:value-type="float" office:value="0.00178940568475452">
                <text:p>0.00178940568475452</text:p>
              </table:table-cell>
              <table:table-cell office:value-type="float" office:value="0.176033591731266">
                <text:p>0.176033591731266</text:p>
              </table:table-cell>
              <table:table-cell office:value-type="float" office:value="0.0680555555555556">
                <text:p>0.0680555555555556</text:p>
              </table:table-cell>
              <table:table-cell office:value-type="float" office:value="0">
                <text:p>0</text:p>
              </table:table-cell>
              <table:table-cell office:value-type="float" office:value="0.297590439276486">
                <text:p>0.29759043927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11692506459948">
                <text:p>0.311692506459948</text:p>
              </table:table-cell>
              <table:table-cell office:value-type="float" office:value="0.0116392118863049">
                <text:p>0.0116392118863049</text:p>
              </table:table-cell>
              <table:table-cell office:value-type="float" office:value="0.0301518087855297">
                <text:p>0.0301518087855297</text:p>
              </table:table-cell>
              <table:table-cell office:value-type="float" office:value="0.0215762273901809">
                <text:p>0.0215762273901809</text:p>
              </table:table-cell>
              <table:table-cell office:value-type="float" office:value="0">
                <text:p>0</text:p>
              </table:table-cell>
              <table:table-cell office:value-type="float" office:value="0.00160594315245478">
                <text:p>0.00160594315245478</text:p>
              </table:table-cell>
              <table:table-cell office:value-type="float" office:value="0.17797157622739">
                <text:p>0.17797157622739</text:p>
              </table:table-cell>
              <table:table-cell office:value-type="float" office:value="0.0686208010335917">
                <text:p>0.0686208010335917</text:p>
              </table:table-cell>
              <table:table-cell office:value-type="float" office:value="0">
                <text:p>0</text:p>
              </table:table-cell>
              <table:table-cell office:value-type="float" office:value="0.299926356589147">
                <text:p>0.299926356589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15245478036176">
                <text:p>0.315245478036176</text:p>
              </table:table-cell>
              <table:table-cell office:value-type="float" office:value="0.0128068475452196">
                <text:p>0.0128068475452196</text:p>
              </table:table-cell>
              <table:table-cell office:value-type="float" office:value="0.0309431524547804">
                <text:p>0.0309431524547804</text:p>
              </table:table-cell>
              <table:table-cell office:value-type="float" office:value="0.0225129198966408">
                <text:p>0.0225129198966408</text:p>
              </table:table-cell>
              <table:table-cell office:value-type="float" office:value="0">
                <text:p>0</text:p>
              </table:table-cell>
              <table:table-cell office:value-type="float" office:value="0.00139970930232558">
                <text:p>0.00139970930232558</text:p>
              </table:table-cell>
              <table:table-cell office:value-type="float" office:value="0.179909560723514">
                <text:p>0.179909560723514</text:p>
              </table:table-cell>
              <table:table-cell office:value-type="float" office:value="0.0677002583979328">
                <text:p>0.0677002583979328</text:p>
              </table:table-cell>
              <table:table-cell office:value-type="float" office:value="0">
                <text:p>0</text:p>
              </table:table-cell>
              <table:table-cell office:value-type="float" office:value="0.302465600775194">
                <text:p>0.302465600775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18959948320413">
                <text:p>0.318959948320413</text:p>
              </table:table-cell>
              <table:table-cell office:value-type="float" office:value="0.0145994832041344">
                <text:p>0.0145994832041344</text:p>
              </table:table-cell>
              <table:table-cell office:value-type="float" office:value="0.0311369509043928">
                <text:p>0.0311369509043928</text:p>
              </table:table-cell>
              <table:table-cell office:value-type="float" office:value="0.0231589147286822">
                <text:p>0.0231589147286822</text:p>
              </table:table-cell>
              <table:table-cell office:value-type="float" office:value="0">
                <text:p>0</text:p>
              </table:table-cell>
              <table:table-cell office:value-type="float" office:value="0.00128811369509044">
                <text:p>0.00128811369509044</text:p>
              </table:table-cell>
              <table:table-cell office:value-type="float" office:value="0.179586563307494">
                <text:p>0.179586563307494</text:p>
              </table:table-cell>
              <table:table-cell office:value-type="float" office:value="0.0691698966408269">
                <text:p>0.0691698966408269</text:p>
              </table:table-cell>
              <table:table-cell office:value-type="float" office:value="0">
                <text:p>0</text:p>
              </table:table-cell>
              <table:table-cell office:value-type="float" office:value="0.304340439276486">
                <text:p>0.30434043927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22512919896641">
                <text:p>0.322512919896641</text:p>
              </table:table-cell>
              <table:table-cell office:value-type="float" office:value="0.0176033591731266">
                <text:p>0.0176033591731266</text:p>
              </table:table-cell>
              <table:table-cell office:value-type="float" office:value="0.0320090439276486">
                <text:p>0.0320090439276486</text:p>
              </table:table-cell>
              <table:table-cell office:value-type="float" office:value="0.0238695090439276">
                <text:p>0.0238695090439276</text:p>
              </table:table-cell>
              <table:table-cell office:value-type="float" office:value="0">
                <text:p>0</text:p>
              </table:table-cell>
              <table:table-cell office:value-type="float" office:value="0.00110206718346253">
                <text:p>0.00110206718346253</text:p>
              </table:table-cell>
              <table:table-cell office:value-type="float" office:value="0.178294573643411">
                <text:p>0.178294573643411</text:p>
              </table:table-cell>
              <table:table-cell office:value-type="float" office:value="0.0696543927648579">
                <text:p>0.0696543927648579</text:p>
              </table:table-cell>
              <table:table-cell office:value-type="float" office:value="0">
                <text:p>0</text:p>
              </table:table-cell>
              <table:table-cell office:value-type="float" office:value="0.304929586563308">
                <text:p>0.304929586563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32364341085271">
                <text:p>0.332364341085271</text:p>
              </table:table-cell>
              <table:table-cell office:value-type="float" office:value="0.0223998708010336">
                <text:p>0.0223998708010336</text:p>
              </table:table-cell>
              <table:table-cell office:value-type="float" office:value="0.0326065891472868">
                <text:p>0.0326065891472868</text:p>
              </table:table-cell>
              <table:table-cell office:value-type="float" office:value="0.024031007751938">
                <text:p>0.024031007751938</text:p>
              </table:table-cell>
              <table:table-cell office:value-type="float" office:value="0">
                <text:p>0</text:p>
              </table:table-cell>
              <table:table-cell office:value-type="float" office:value="0.00102454780361757">
                <text:p>0.00102454780361757</text:p>
              </table:table-cell>
              <table:table-cell office:value-type="float" office:value="0.181524547803618">
                <text:p>0.181524547803618</text:p>
              </table:table-cell>
              <table:table-cell office:value-type="float" office:value="0.0708494832041344">
                <text:p>0.0708494832041344</text:p>
              </table:table-cell>
              <table:table-cell office:value-type="float" office:value="0">
                <text:p>0</text:p>
              </table:table-cell>
              <table:table-cell office:value-type="float" office:value="0.310036175710594">
                <text:p>0.31003617571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44961240310077">
                <text:p>0.344961240310077</text:p>
              </table:table-cell>
              <table:table-cell office:value-type="float" office:value="0.0290213178294574">
                <text:p>0.0290213178294574</text:p>
              </table:table-cell>
              <table:table-cell office:value-type="float" office:value="0.0353197674418605">
                <text:p>0.0353197674418605</text:p>
              </table:table-cell>
              <table:table-cell office:value-type="float" office:value="0.0258720930232558">
                <text:p>0.0258720930232558</text:p>
              </table:table-cell>
              <table:table-cell office:value-type="float" office:value="0">
                <text:p>0</text:p>
              </table:table-cell>
              <table:table-cell office:value-type="float" office:value="0.000892603359173127">
                <text:p>0.000892603359173127</text:p>
              </table:table-cell>
              <table:table-cell office:value-type="float" office:value="0.1828165374677">
                <text:p>0.1828165374677</text:p>
              </table:table-cell>
              <table:table-cell office:value-type="float" office:value="0.0710917312661499">
                <text:p>0.0710917312661499</text:p>
              </table:table-cell>
              <table:table-cell office:value-type="float" office:value="0">
                <text:p>0</text:p>
              </table:table-cell>
              <table:table-cell office:value-type="float" office:value="0.31599273255814">
                <text:p>0.31599273255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57558139534884">
                <text:p>0.357558139534884</text:p>
              </table:table-cell>
              <table:table-cell office:value-type="float" office:value="0.0380813953488372">
                <text:p>0.0380813953488372</text:p>
              </table:table-cell>
              <table:table-cell office:value-type="float" office:value="0.037483850129199">
                <text:p>0.037483850129199</text:p>
              </table:table-cell>
              <table:table-cell office:value-type="float" office:value="0.0277939276485788">
                <text:p>0.0277939276485788</text:p>
              </table:table-cell>
              <table:table-cell office:value-type="float" office:value="0">
                <text:p>0</text:p>
              </table:table-cell>
              <table:table-cell office:value-type="float" office:value="0.000804909560723514">
                <text:p>0.000804909560723514</text:p>
              </table:table-cell>
              <table:table-cell office:value-type="float" office:value="0.181201550387597">
                <text:p>0.181201550387597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0">
                <text:p>0</text:p>
              </table:table-cell>
              <table:table-cell office:value-type="float" office:value="0.31950645994832">
                <text:p>0.31950645994832</text:p>
              </table:table-cell>
              <table:table-cell office:value-type="float" office:value="0.311803536821705">
                <text:p>0.311803536821705</text:p>
              </table:table-cell>
              <table:table-cell office:value-type="float" office:value="0.0457546027131783">
                <text:p>0.0457546027131783</text:p>
              </table:table-cell>
              <table:table-cell office:value-type="float" office:value="0.0755652454780362">
                <text:p>0.07556524547803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79360465116279">
                <text:p>0.379360465116279</text:p>
              </table:table-cell>
              <table:table-cell office:value-type="float" office:value="0.0504037467700258">
                <text:p>0.0504037467700258</text:p>
              </table:table-cell>
              <table:table-cell office:value-type="float" office:value="0.0412306201550388">
                <text:p>0.0412306201550388</text:p>
              </table:table-cell>
              <table:table-cell office:value-type="float" office:value="0.0299903100775194">
                <text:p>0.0299903100775194</text:p>
              </table:table-cell>
              <table:table-cell office:value-type="float" office:value="0">
                <text:p>0</text:p>
              </table:table-cell>
              <table:table-cell office:value-type="float" office:value="0.000768249354005168">
                <text:p>0.000768249354005168</text:p>
              </table:table-cell>
              <table:table-cell office:value-type="float" office:value="0.183947028423773">
                <text:p>0.183947028423773</text:p>
              </table:table-cell>
              <table:table-cell office:value-type="float" office:value="0.0729328165374677">
                <text:p>0.0729328165374677</text:p>
              </table:table-cell>
              <table:table-cell office:value-type="float" office:value="0">
                <text:p>0</text:p>
              </table:table-cell>
              <table:table-cell office:value-type="float" office:value="0.328869024547804">
                <text:p>0.328869024547804</text:p>
              </table:table-cell>
              <table:table-cell office:value-type="float" office:value="0.314972568073229">
                <text:p>0.314972568073229</text:p>
              </table:table-cell>
              <table:table-cell office:value-type="float" office:value="0.0643878970430502">
                <text:p>0.0643878970430502</text:p>
              </table:table-cell>
              <table:table-cell office:value-type="float" office:value="0.0916343669250646">
                <text:p>0.09163436692506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02454780361757">
                <text:p>0.402454780361757</text:p>
              </table:table-cell>
              <table:table-cell office:value-type="float" office:value="0.066327519379845">
                <text:p>0.066327519379845</text:p>
              </table:table-cell>
              <table:table-cell office:value-type="float" office:value="0.0449612403100775">
                <text:p>0.0449612403100775</text:p>
              </table:table-cell>
              <table:table-cell office:value-type="float" office:value="0.0305071059431525">
                <text:p>0.0305071059431525</text:p>
              </table:table-cell>
              <table:table-cell office:value-type="float" office:value="0">
                <text:p>0</text:p>
              </table:table-cell>
              <table:table-cell office:value-type="float" office:value="0.000699612403100775">
                <text:p>0.000699612403100775</text:p>
              </table:table-cell>
              <table:table-cell office:value-type="float" office:value="0.185885012919897">
                <text:p>0.185885012919897</text:p>
              </table:table-cell>
              <table:table-cell office:value-type="float" office:value="0.0740956072351421">
                <text:p>0.0740956072351421</text:p>
              </table:table-cell>
              <table:table-cell office:value-type="float" office:value="0">
                <text:p>0</text:p>
              </table:table-cell>
              <table:table-cell office:value-type="float" office:value="0.33614857881137">
                <text:p>0.33614857881137</text:p>
              </table:table-cell>
              <table:table-cell office:value-type="float" office:value="0.318141599324753">
                <text:p>0.318141599324753</text:p>
              </table:table-cell>
              <table:table-cell office:value-type="float" office:value="0.0843131810370046">
                <text:p>0.0843131810370046</text:p>
              </table:table-cell>
              <table:table-cell office:value-type="float" office:value="0.111288759689922">
                <text:p>0.1112887596899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30232558139535">
                <text:p>0.430232558139535</text:p>
              </table:table-cell>
              <table:table-cell office:value-type="float" office:value="0.0862887596899225">
                <text:p>0.0862887596899225</text:p>
              </table:table-cell>
              <table:table-cell office:value-type="float" office:value="0.0501453488372093">
                <text:p>0.0501453488372093</text:p>
              </table:table-cell>
              <table:table-cell office:value-type="float" office:value="0.0340439276485788">
                <text:p>0.0340439276485788</text:p>
              </table:table-cell>
              <table:table-cell office:value-type="float" office:value="0">
                <text:p>0</text:p>
              </table:table-cell>
              <table:table-cell office:value-type="float" office:value="0.000682170542635659">
                <text:p>0.000682170542635659</text:p>
              </table:table-cell>
              <table:table-cell office:value-type="float" office:value="0.185562015503876">
                <text:p>0.185562015503876</text:p>
              </table:table-cell>
              <table:table-cell office:value-type="float" office:value="0.0736434108527132">
                <text:p>0.0736434108527132</text:p>
              </table:table-cell>
              <table:table-cell office:value-type="float" office:value="0">
                <text:p>0</text:p>
              </table:table-cell>
              <table:table-cell office:value-type="float" office:value="0.344076873385013">
                <text:p>0.344076873385013</text:p>
              </table:table-cell>
              <table:table-cell office:value-type="float" office:value="0.321310630576276">
                <text:p>0.321310630576276</text:p>
              </table:table-cell>
              <table:table-cell office:value-type="float" office:value="0.108921927563259">
                <text:p>0.108921927563259</text:p>
              </table:table-cell>
              <table:table-cell office:value-type="float" office:value="0.136434108527132">
                <text:p>0.1364341085271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64954780361757">
                <text:p>0.464954780361757</text:p>
              </table:table-cell>
              <table:table-cell office:value-type="float" office:value="0.110529715762274">
                <text:p>0.110529715762274</text:p>
              </table:table-cell>
              <table:table-cell office:value-type="float" office:value="0.0563307493540052">
                <text:p>0.0563307493540052</text:p>
              </table:table-cell>
              <table:table-cell office:value-type="float" office:value="0.0369186046511628">
                <text:p>0.0369186046511628</text:p>
              </table:table-cell>
              <table:table-cell office:value-type="float" office:value="0">
                <text:p>0</text:p>
              </table:table-cell>
              <table:table-cell office:value-type="float" office:value="0.000645187338501292">
                <text:p>0.000645187338501292</text:p>
              </table:table-cell>
              <table:table-cell office:value-type="float" office:value="0.186854005167959">
                <text:p>0.186854005167959</text:p>
              </table:table-cell>
              <table:table-cell office:value-type="float" office:value="0.0737564599483204">
                <text:p>0.0737564599483204</text:p>
              </table:table-cell>
              <table:table-cell office:value-type="float" office:value="0">
                <text:p>0</text:p>
              </table:table-cell>
              <table:table-cell office:value-type="float" office:value="0.354505006459948">
                <text:p>0.354505006459948</text:p>
              </table:table-cell>
              <table:table-cell office:value-type="float" office:value="0.3244796618278">
                <text:p>0.3244796618278</text:p>
              </table:table-cell>
              <table:table-cell office:value-type="float" office:value="0.140475118533957">
                <text:p>0.140475118533957</text:p>
              </table:table-cell>
              <table:table-cell office:value-type="float" office:value="0.166860465116279">
                <text:p>0.1668604651162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5093669250646">
                <text:p>0.5093669250646</text:p>
              </table:table-cell>
              <table:table-cell office:value-type="float" office:value="0.139421834625323">
                <text:p>0.139421834625323</text:p>
              </table:table-cell>
              <table:table-cell office:value-type="float" office:value="0.0646963824289406">
                <text:p>0.0646963824289406</text:p>
              </table:table-cell>
              <table:table-cell office:value-type="float" office:value="0.0404715762273902">
                <text:p>0.0404715762273902</text:p>
              </table:table-cell>
              <table:table-cell office:value-type="float" office:value="0">
                <text:p>0</text:p>
              </table:table-cell>
              <table:table-cell office:value-type="float" office:value="0.000641795865633075">
                <text:p>0.000641795865633075</text:p>
              </table:table-cell>
              <table:table-cell office:value-type="float" office:value="0.188791989664083">
                <text:p>0.188791989664083</text:p>
              </table:table-cell>
              <table:table-cell office:value-type="float" office:value="0.0754521963824289">
                <text:p>0.0754521963824289</text:p>
              </table:table-cell>
              <table:table-cell office:value-type="float" office:value="0">
                <text:p>0</text:p>
              </table:table-cell>
              <table:table-cell office:value-type="float" office:value="0.370053940568475">
                <text:p>0.370053940568475</text:p>
              </table:table-cell>
              <table:table-cell office:value-type="float" office:value="0.327648693079323">
                <text:p>0.327648693079323</text:p>
              </table:table-cell>
              <table:table-cell office:value-type="float" office:value="0.181718231985276">
                <text:p>0.181718231985276</text:p>
              </table:table-cell>
              <table:table-cell office:value-type="float" office:value="0.204118217054264">
                <text:p>0.2041182170542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555071059431525">
                <text:p>0.555071059431525</text:p>
              </table:table-cell>
              <table:table-cell office:value-type="float" office:value="0.17296511627907">
                <text:p>0.17296511627907</text:p>
              </table:table-cell>
              <table:table-cell office:value-type="float" office:value="0.073094315245478">
                <text:p>0.073094315245478</text:p>
              </table:table-cell>
              <table:table-cell office:value-type="float" office:value="0.0436208010335917">
                <text:p>0.0436208010335917</text:p>
              </table:table-cell>
              <table:table-cell office:value-type="float" office:value="0">
                <text:p>0</text:p>
              </table:table-cell>
              <table:table-cell office:value-type="float" office:value="0.00061531007751938">
                <text:p>0.00061531007751938</text:p>
              </table:table-cell>
              <table:table-cell office:value-type="float" office:value="0.189114987080103">
                <text:p>0.189114987080103</text:p>
              </table:table-cell>
              <table:table-cell office:value-type="float" office:value="0.0757751937984496">
                <text:p>0.0757751937984496</text:p>
              </table:table-cell>
              <table:table-cell office:value-type="float" office:value="0">
                <text:p>0</text:p>
              </table:table-cell>
              <table:table-cell office:value-type="float" office:value="0.382220607235142">
                <text:p>0.382220607235142</text:p>
              </table:table-cell>
              <table:table-cell office:value-type="float" office:value="0.330817724330847">
                <text:p>0.330817724330847</text:p>
              </table:table-cell>
              <table:table-cell office:value-type="float" office:value="0.224253335100678">
                <text:p>0.224253335100678</text:p>
              </table:table-cell>
              <table:table-cell office:value-type="float" office:value="0.246059431524548">
                <text:p>0.2460594315245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07235142118863">
                <text:p>0.607235142118863</text:p>
              </table:table-cell>
              <table:table-cell office:value-type="float" office:value="0.209948320413437">
                <text:p>0.209948320413437</text:p>
              </table:table-cell>
              <table:table-cell office:value-type="float" office:value="0.0847545219638243">
                <text:p>0.0847545219638243</text:p>
              </table:table-cell>
              <table:table-cell office:value-type="float" office:value="0.0470768733850129">
                <text:p>0.0470768733850129</text:p>
              </table:table-cell>
              <table:table-cell office:value-type="float" office:value="0">
                <text:p>0</text:p>
              </table:table-cell>
              <table:table-cell office:value-type="float" office:value="0.000568475452196382">
                <text:p>0.000568475452196382</text:p>
              </table:table-cell>
              <table:table-cell office:value-type="float" office:value="0.188468992248062">
                <text:p>0.188468992248062</text:p>
              </table:table-cell>
              <table:table-cell office:value-type="float" office:value="0.076421188630491">
                <text:p>0.076421188630491</text:p>
              </table:table-cell>
              <table:table-cell office:value-type="float" office:value="0">
                <text:p>0</text:p>
              </table:table-cell>
              <table:table-cell office:value-type="float" office:value="0.397290051679587">
                <text:p>0.397290051679587</text:p>
              </table:table-cell>
              <table:table-cell office:value-type="float" office:value="0.33398675558237">
                <text:p>0.33398675558237</text:p>
              </table:table-cell>
              <table:table-cell office:value-type="float" office:value="0.273248386536493">
                <text:p>0.273248386536493</text:p>
              </table:table-cell>
              <table:table-cell office:value-type="float" office:value="0.294702842377261">
                <text:p>0.294702842377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6359819121447">
                <text:p>0.66359819121447</text:p>
              </table:table-cell>
              <table:table-cell office:value-type="float" office:value="0.250322997416021">
                <text:p>0.250322997416021</text:p>
              </table:table-cell>
              <table:table-cell office:value-type="float" office:value="0.0941537467700258">
                <text:p>0.0941537467700258</text:p>
              </table:table-cell>
              <table:table-cell office:value-type="float" office:value="0.0516795865633075">
                <text:p>0.0516795865633075</text:p>
              </table:table-cell>
              <table:table-cell office:value-type="float" office:value="0">
                <text:p>0</text:p>
              </table:table-cell>
              <table:table-cell office:value-type="float" office:value="0.000573643410852713">
                <text:p>0.000573643410852713</text:p>
              </table:table-cell>
              <table:table-cell office:value-type="float" office:value="0.189922480620155">
                <text:p>0.189922480620155</text:p>
              </table:table-cell>
              <table:table-cell office:value-type="float" office:value="0.0770187338501292">
                <text:p>0.0770187338501292</text:p>
              </table:table-cell>
              <table:table-cell office:value-type="float" office:value="0">
                <text:p>0</text:p>
              </table:table-cell>
              <table:table-cell office:value-type="float" office:value="0.41334819121447">
                <text:p>0.41334819121447</text:p>
              </table:table-cell>
              <table:table-cell office:value-type="float" office:value="0.337155786833894">
                <text:p>0.337155786833894</text:p>
              </table:table-cell>
              <table:table-cell office:value-type="float" office:value="0.326442404380576">
                <text:p>0.326442404380576</text:p>
              </table:table-cell>
              <table:table-cell office:value-type="float" office:value="0.344476744186046">
                <text:p>0.3444767441860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.292312661498708">
                <text:p>0.292312661498708</text:p>
              </table:table-cell>
              <table:table-cell office:value-type="float" office:value="0.105022609819121">
                <text:p>0.105022609819121</text:p>
              </table:table-cell>
              <table:table-cell office:value-type="float" office:value="0.0558624031007752">
                <text:p>0.0558624031007752</text:p>
              </table:table-cell>
              <table:table-cell office:value-type="float" office:value="0">
                <text:p>0</text:p>
              </table:table-cell>
              <table:table-cell office:value-type="float" office:value="0.000563145994832041">
                <text:p>0.000563145994832041</text:p>
              </table:table-cell>
              <table:table-cell office:value-type="float" office:value="0.190406976744186">
                <text:p>0.190406976744186</text:p>
              </table:table-cell>
              <table:table-cell office:value-type="float" office:value="0.0782299741602067">
                <text:p>0.0782299741602067</text:p>
              </table:table-cell>
              <table:table-cell office:value-type="float" office:value="0">
                <text:p>0</text:p>
              </table:table-cell>
              <table:table-cell office:value-type="float" office:value="0.430085109819121">
                <text:p>0.430085109819121</text:p>
              </table:table-cell>
              <table:table-cell office:value-type="float" office:value="0.340324818085418">
                <text:p>0.340324818085418</text:p>
              </table:table-cell>
              <table:table-cell office:value-type="float" office:value="0.381897404136805">
                <text:p>0.381897404136805</text:p>
              </table:table-cell>
              <table:table-cell office:value-type="float" office:value="0.397335271317829">
                <text:p>0.3973352713178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79715762273902">
                <text:p>0.779715762273902</text:p>
              </table:table-cell>
              <table:table-cell office:value-type="float" office:value="0.333979328165375">
                <text:p>0.333979328165375</text:p>
              </table:table-cell>
              <table:table-cell office:value-type="float" office:value="0.117748708010336">
                <text:p>0.117748708010336</text:p>
              </table:table-cell>
              <table:table-cell office:value-type="float" office:value="0.0609496124031008">
                <text:p>0.0609496124031008</text:p>
              </table:table-cell>
              <table:table-cell office:value-type="float" office:value="0">
                <text:p>0</text:p>
              </table:table-cell>
              <table:table-cell office:value-type="float" office:value="0.000561208010335917">
                <text:p>0.000561208010335917</text:p>
              </table:table-cell>
              <table:table-cell office:value-type="float" office:value="0.188791989664083">
                <text:p>0.188791989664083</text:p>
              </table:table-cell>
              <table:table-cell office:value-type="float" office:value="0.0778262273901809">
                <text:p>0.0778262273901809</text:p>
              </table:table-cell>
              <table:table-cell office:value-type="float" office:value="0">
                <text:p>0</text:p>
              </table:table-cell>
              <table:table-cell office:value-type="float" office:value="0.445877745478036">
                <text:p>0.445877745478036</text:p>
              </table:table-cell>
              <table:table-cell office:value-type="float" office:value="0.343493849336941">
                <text:p>0.343493849336941</text:p>
              </table:table-cell>
              <table:table-cell office:value-type="float" office:value="0.436221912936961">
                <text:p>0.436221912936961</text:p>
              </table:table-cell>
              <table:table-cell office:value-type="float" office:value="0.451728036175711">
                <text:p>0.4517280361757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837693798449612">
                <text:p>0.837693798449612</text:p>
              </table:table-cell>
              <table:table-cell office:value-type="float" office:value="0.37483850129199">
                <text:p>0.37483850129199</text:p>
              </table:table-cell>
              <table:table-cell office:value-type="float" office:value="0.127212532299742">
                <text:p>0.127212532299742</text:p>
              </table:table-cell>
              <table:table-cell office:value-type="float" office:value="0.0647932816537468">
                <text:p>0.0647932816537468</text:p>
              </table:table-cell>
              <table:table-cell office:value-type="float" office:value="0">
                <text:p>0</text:p>
              </table:table-cell>
              <table:table-cell office:value-type="float" office:value="0.000534399224806202">
                <text:p>0.000534399224806202</text:p>
              </table:table-cell>
              <table:table-cell office:value-type="float" office:value="0.192829457364341">
                <text:p>0.192829457364341</text:p>
              </table:table-cell>
              <table:table-cell office:value-type="float" office:value="0.0778262273901809">
                <text:p>0.0778262273901809</text:p>
              </table:table-cell>
              <table:table-cell office:value-type="float" office:value="0">
                <text:p>0</text:p>
              </table:table-cell>
              <table:table-cell office:value-type="float" office:value="0.463195897932816">
                <text:p>0.463195897932816</text:p>
              </table:table-cell>
              <table:table-cell office:value-type="float" office:value="0.346662880588465">
                <text:p>0.346662880588465</text:p>
              </table:table-cell>
              <table:table-cell office:value-type="float" office:value="0.491030917861148">
                <text:p>0.491030917861148</text:p>
              </table:table-cell>
              <table:table-cell office:value-type="float" office:value="0.502051033591731">
                <text:p>0.502051033591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88953488372093">
                <text:p>0.88953488372093</text:p>
              </table:table-cell>
              <table:table-cell office:value-type="float" office:value="0.411498708010336">
                <text:p>0.411498708010336</text:p>
              </table:table-cell>
              <table:table-cell office:value-type="float" office:value="0.135610465116279">
                <text:p>0.135610465116279</text:p>
              </table:table-cell>
              <table:table-cell office:value-type="float" office:value="0.0675710594315246">
                <text:p>0.0675710594315246</text:p>
              </table:table-cell>
              <table:table-cell office:value-type="float" office:value="0">
                <text:p>0</text:p>
              </table:table-cell>
              <table:table-cell office:value-type="float" office:value="0.000549580103359173">
                <text:p>0.000549580103359173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802164082687338">
                <text:p>0.0802164082687338</text:p>
              </table:table-cell>
              <table:table-cell office:value-type="float" office:value="0">
                <text:p>0</text:p>
              </table:table-cell>
              <table:table-cell office:value-type="float" office:value="0.478391957364341">
                <text:p>0.478391957364341</text:p>
              </table:table-cell>
              <table:table-cell office:value-type="float" office:value="0.349831911839988">
                <text:p>0.349831911839988</text:p>
              </table:table-cell>
              <table:table-cell office:value-type="float" office:value="0.539702971880942">
                <text:p>0.539702971880942</text:p>
              </table:table-cell>
              <table:table-cell office:value-type="float" office:value="0.547109173126615">
                <text:p>0.5471091731266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33947028423772">
                <text:p>0.933947028423772</text:p>
              </table:table-cell>
              <table:table-cell office:value-type="float" office:value="0.44234496124031">
                <text:p>0.44234496124031</text:p>
              </table:table-cell>
              <table:table-cell office:value-type="float" office:value="0.144799741602067">
                <text:p>0.144799741602067</text:p>
              </table:table-cell>
              <table:table-cell office:value-type="float" office:value="0.0707041343669251">
                <text:p>0.0707041343669251</text:p>
              </table:table-cell>
              <table:table-cell office:value-type="float" office:value="0">
                <text:p>0</text:p>
              </table:table-cell>
              <table:table-cell office:value-type="float" office:value="0.00050968992248062">
                <text:p>0.00050968992248062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808462532299742">
                <text:p>0.0808462532299742</text:p>
              </table:table-cell>
              <table:table-cell office:value-type="float" office:value="0">
                <text:p>0</text:p>
              </table:table-cell>
              <table:table-cell office:value-type="float" office:value="0.491950258397933">
                <text:p>0.491950258397933</text:p>
              </table:table-cell>
              <table:table-cell office:value-type="float" office:value="0.353000943091512">
                <text:p>0.353000943091512</text:p>
              </table:table-cell>
              <table:table-cell office:value-type="float" office:value="0.580946085332261">
                <text:p>0.580946085332261</text:p>
              </table:table-cell>
              <table:table-cell office:value-type="float" office:value="0.587144702842377">
                <text:p>0.5871447028423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72545219638243">
                <text:p>0.972545219638243</text:p>
              </table:table-cell>
              <table:table-cell office:value-type="float" office:value="0.465762273901809">
                <text:p>0.465762273901809</text:p>
              </table:table-cell>
              <table:table-cell office:value-type="float" office:value="0.152583979328165">
                <text:p>0.152583979328165</text:p>
              </table:table-cell>
              <table:table-cell office:value-type="float" office:value="0.0723191214470284">
                <text:p>0.0723191214470284</text:p>
              </table:table-cell>
              <table:table-cell office:value-type="float" office:value="0">
                <text:p>0</text:p>
              </table:table-cell>
              <table:table-cell office:value-type="float" office:value="0.000544250645994832">
                <text:p>0.000544250645994832</text:p>
              </table:table-cell>
              <table:table-cell office:value-type="float" office:value="0.200581395348837">
                <text:p>0.200581395348837</text:p>
              </table:table-cell>
              <table:table-cell office:value-type="float" office:value="0.0812822997416021">
                <text:p>0.0812822997416021</text:p>
              </table:table-cell>
              <table:table-cell office:value-type="float" office:value="0">
                <text:p>0</text:p>
              </table:table-cell>
              <table:table-cell office:value-type="float" office:value="0.507311046511628">
                <text:p>0.507311046511628</text:p>
              </table:table-cell>
              <table:table-cell office:value-type="float" office:value="0.356169974343035">
                <text:p>0.356169974343035</text:p>
              </table:table-cell>
              <table:table-cell office:value-type="float" office:value="0.616375245295208">
                <text:p>0.616375245295208</text:p>
              </table:table-cell>
              <table:table-cell office:value-type="float" office:value="0.618346253229974">
                <text:p>0.618346253229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91602067183462">
                <text:p>0.991602067183462</text:p>
              </table:table-cell>
              <table:table-cell office:value-type="float" office:value="0.480458656330749">
                <text:p>0.480458656330749</text:p>
              </table:table-cell>
              <table:table-cell office:value-type="float" office:value="0.155184108527132">
                <text:p>0.155184108527132</text:p>
              </table:table-cell>
              <table:table-cell office:value-type="float" office:value="0.0742086563307494">
                <text:p>0.0742086563307494</text:p>
              </table:table-cell>
              <table:table-cell office:value-type="float" office:value="0">
                <text:p>0</text:p>
              </table:table-cell>
              <table:table-cell office:value-type="float" office:value="0.000517441860465116">
                <text:p>0.000517441860465116</text:p>
              </table:table-cell>
              <table:table-cell office:value-type="float" office:value="0.200258397932817">
                <text:p>0.200258397932817</text:p>
              </table:table-cell>
              <table:table-cell office:value-type="float" office:value="0.0815245478036176">
                <text:p>0.0815245478036176</text:p>
              </table:table-cell>
              <table:table-cell office:value-type="float" office:value="0">
                <text:p>0</text:p>
              </table:table-cell>
              <table:table-cell office:value-type="float" office:value="0.51169315245478">
                <text:p>0.51169315245478</text:p>
              </table:table-cell>
              <table:table-cell office:value-type="float" office:value="0.359339005594559">
                <text:p>0.359339005594559</text:p>
              </table:table-cell>
              <table:table-cell office:value-type="float" office:value="0.632263061588904">
                <text:p>0.632263061588904</text:p>
              </table:table-cell>
              <table:table-cell office:value-type="float" office:value="0.635642764857881">
                <text:p>0.635642764857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.484334625322997">
                <text:p>0.484334625322997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0.0739018087855297">
                <text:p>0.0739018087855297</text:p>
              </table:table-cell>
              <table:table-cell office:value-type="float" office:value="0">
                <text:p>0</text:p>
              </table:table-cell>
              <table:table-cell office:value-type="float" office:value="0.000530523255813953">
                <text:p>0.000530523255813953</text:p>
              </table:table-cell>
              <table:table-cell office:value-type="float" office:value="0.200258397932817">
                <text:p>0.200258397932817</text:p>
              </table:table-cell>
              <table:table-cell office:value-type="float" office:value="0.0844315245478036">
                <text:p>0.0844315245478036</text:p>
              </table:table-cell>
              <table:table-cell office:value-type="float" office:value="0">
                <text:p>0</text:p>
              </table:table-cell>
              <table:table-cell office:value-type="float" office:value="0.516066698966408">
                <text:p>0.516066698966408</text:p>
              </table:table-cell>
              <table:table-cell office:value-type="float" office:value="0.362508036846083">
                <text:p>0.362508036846083</text:p>
              </table:table-cell>
              <table:table-cell office:value-type="float" office:value="0.637491963153918">
                <text:p>0.637491963153918</text:p>
              </table:table-cell>
              <table:table-cell office:value-type="float" office:value="0.641279069767442">
                <text:p>0.6412790697674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95639534883721">
                <text:p>0.995639534883721</text:p>
              </table:table-cell>
              <table:table-cell office:value-type="float" office:value="0.478843669250646">
                <text:p>0.478843669250646</text:p>
              </table:table-cell>
              <table:table-cell office:value-type="float" office:value="0.15547480620155">
                <text:p>0.15547480620155</text:p>
              </table:table-cell>
              <table:table-cell office:value-type="float" office:value="0.0719153746770026">
                <text:p>0.0719153746770026</text:p>
              </table:table-cell>
              <table:table-cell office:value-type="float" office:value="0">
                <text:p>0</text:p>
              </table:table-cell>
              <table:table-cell office:value-type="float" office:value="0.00050985142118863">
                <text:p>0.00050985142118863</text:p>
              </table:table-cell>
              <table:table-cell office:value-type="float" office:value="0.205749354005168">
                <text:p>0.205749354005168</text:p>
              </table:table-cell>
              <table:table-cell office:value-type="float" office:value="0.083672480620155">
                <text:p>0.083672480620155</text:p>
              </table:table-cell>
              <table:table-cell office:value-type="float" office:value="0">
                <text:p>0</text:p>
              </table:table-cell>
              <table:table-cell office:value-type="float" office:value="0.517321866925065">
                <text:p>0.517321866925065</text:p>
              </table:table-cell>
              <table:table-cell office:value-type="float" office:value="0.365677068097606">
                <text:p>0.365677068097606</text:p>
              </table:table-cell>
              <table:table-cell office:value-type="float" office:value="0.629962466786115">
                <text:p>0.629962466786115</text:p>
              </table:table-cell>
              <table:table-cell office:value-type="float" office:value="0.634318475452196">
                <text:p>0.6343184754521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79005167958656">
                <text:p>0.979005167958656</text:p>
              </table:table-cell>
              <table:table-cell office:value-type="float" office:value="0.463339793281654">
                <text:p>0.463339793281654</text:p>
              </table:table-cell>
              <table:table-cell office:value-type="float" office:value="0.150904392764858">
                <text:p>0.150904392764858</text:p>
              </table:table-cell>
              <table:table-cell office:value-type="float" office:value="0.0712047803617571">
                <text:p>0.0712047803617571</text:p>
              </table:table-cell>
              <table:table-cell office:value-type="float" office:value="0">
                <text:p>0</text:p>
              </table:table-cell>
              <table:table-cell office:value-type="float" office:value="0.000540536175710594">
                <text:p>0.000540536175710594</text:p>
              </table:table-cell>
              <table:table-cell office:value-type="float" office:value="0.209302325581395">
                <text:p>0.209302325581395</text:p>
              </table:table-cell>
              <table:table-cell office:value-type="float" office:value="0.084124677002584">
                <text:p>0.084124677002584</text:p>
              </table:table-cell>
              <table:table-cell office:value-type="float" office:value="0">
                <text:p>0</text:p>
              </table:table-cell>
              <table:table-cell office:value-type="float" office:value="0.516076711886305">
                <text:p>0.516076711886305</text:p>
              </table:table-cell>
              <table:table-cell office:value-type="float" office:value="0.36884609934913">
                <text:p>0.36884609934913</text:p>
              </table:table-cell>
              <table:table-cell office:value-type="float" office:value="0.610159068609527">
                <text:p>0.610159068609527</text:p>
              </table:table-cell>
              <table:table-cell office:value-type="float" office:value="0.614244186046512">
                <text:p>0.6142441860465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47997416020672">
                <text:p>0.947997416020672</text:p>
              </table:table-cell>
              <table:table-cell office:value-type="float" office:value="0.438953488372093">
                <text:p>0.438953488372093</text:p>
              </table:table-cell>
              <table:table-cell office:value-type="float" office:value="0.144024547803618">
                <text:p>0.144024547803618</text:p>
              </table:table-cell>
              <table:table-cell office:value-type="float" office:value="0.0677325581395349">
                <text:p>0.0677325581395349</text:p>
              </table:table-cell>
              <table:table-cell office:value-type="float" office:value="0">
                <text:p>0</text:p>
              </table:table-cell>
              <table:table-cell office:value-type="float" office:value="0.000546350129198966">
                <text:p>0.000546350129198966</text:p>
              </table:table-cell>
              <table:table-cell office:value-type="float" office:value="0.211240310077519">
                <text:p>0.211240310077519</text:p>
              </table:table-cell>
              <table:table-cell office:value-type="float" office:value="0.0859173126614987">
                <text:p>0.0859173126614987</text:p>
              </table:table-cell>
              <table:table-cell office:value-type="float" office:value="0">
                <text:p>0</text:p>
              </table:table-cell>
              <table:table-cell office:value-type="float" office:value="0.50946107881137">
                <text:p>0.50946107881137</text:p>
              </table:table-cell>
              <table:table-cell office:value-type="float" office:value="0.372015130600653">
                <text:p>0.372015130600653</text:p>
              </table:table-cell>
              <table:table-cell office:value-type="float" office:value="0.575982285420019">
                <text:p>0.575982285420019</text:p>
              </table:table-cell>
              <table:table-cell office:value-type="float" office:value="0.582978036175711">
                <text:p>0.5829780361757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08268733850129">
                <text:p>0.908268733850129</text:p>
              </table:table-cell>
              <table:table-cell office:value-type="float" office:value="0.406815245478036">
                <text:p>0.406815245478036</text:p>
              </table:table-cell>
              <table:table-cell office:value-type="float" office:value="0.136676356589147">
                <text:p>0.136676356589147</text:p>
              </table:table-cell>
              <table:table-cell office:value-type="float" office:value="0.0645510335917313">
                <text:p>0.0645510335917313</text:p>
              </table:table-cell>
              <table:table-cell office:value-type="float" office:value="0">
                <text:p>0</text:p>
              </table:table-cell>
              <table:table-cell office:value-type="float" office:value="0.000517764857881137">
                <text:p>0.000517764857881137</text:p>
              </table:table-cell>
              <table:table-cell office:value-type="float" office:value="0.214631782945736">
                <text:p>0.214631782945736</text:p>
              </table:table-cell>
              <table:table-cell office:value-type="float" office:value="0.0854328165374677">
                <text:p>0.0854328165374677</text:p>
              </table:table-cell>
              <table:table-cell office:value-type="float" office:value="0">
                <text:p>0</text:p>
              </table:table-cell>
              <table:table-cell office:value-type="float" office:value="0.501809754521964">
                <text:p>0.501809754521964</text:p>
              </table:table-cell>
              <table:table-cell office:value-type="float" office:value="0.375184161852177">
                <text:p>0.375184161852177</text:p>
              </table:table-cell>
              <table:table-cell office:value-type="float" office:value="0.533084571997952">
                <text:p>0.533084571997952</text:p>
              </table:table-cell>
              <table:table-cell office:value-type="float" office:value="0.543491602067183">
                <text:p>0.5434916020671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60949612403101">
                <text:p>0.860949612403101</text:p>
              </table:table-cell>
              <table:table-cell office:value-type="float" office:value="0.369509043927649">
                <text:p>0.369509043927649</text:p>
              </table:table-cell>
              <table:table-cell office:value-type="float" office:value="0.125968992248062">
                <text:p>0.125968992248062</text:p>
              </table:table-cell>
              <table:table-cell office:value-type="float" office:value="0.0598675710594315">
                <text:p>0.0598675710594315</text:p>
              </table:table-cell>
              <table:table-cell office:value-type="float" office:value="0">
                <text:p>0</text:p>
              </table:table-cell>
              <table:table-cell office:value-type="float" office:value="0.000535368217054264">
                <text:p>0.000535368217054264</text:p>
              </table:table-cell>
              <table:table-cell office:value-type="float" office:value="0.220122739018088">
                <text:p>0.220122739018088</text:p>
              </table:table-cell>
              <table:table-cell office:value-type="float" office:value="0.0851905684754522">
                <text:p>0.0851905684754522</text:p>
              </table:table-cell>
              <table:table-cell office:value-type="float" office:value="0">
                <text:p>0</text:p>
              </table:table-cell>
              <table:table-cell office:value-type="float" office:value="0.491685239018088">
                <text:p>0.491685239018088</text:p>
              </table:table-cell>
              <table:table-cell office:value-type="float" office:value="0.3783531931037">
                <text:p>0.3783531931037</text:p>
              </table:table-cell>
              <table:table-cell office:value-type="float" office:value="0.4825964192994">
                <text:p>0.4825964192994</text:p>
              </table:table-cell>
              <table:table-cell office:value-type="float" office:value="0.495478036175711">
                <text:p>0.495478036175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12822997416021">
                <text:p>0.812822997416021</text:p>
              </table:table-cell>
              <table:table-cell office:value-type="float" office:value="0.328326873385013">
                <text:p>0.328326873385013</text:p>
              </table:table-cell>
              <table:table-cell office:value-type="float" office:value="0.116375968992248">
                <text:p>0.116375968992248</text:p>
              </table:table-cell>
              <table:table-cell office:value-type="float" office:value="0.0555394056847545">
                <text:p>0.0555394056847545</text:p>
              </table:table-cell>
              <table:table-cell office:value-type="float" office:value="0">
                <text:p>0</text:p>
              </table:table-cell>
              <table:table-cell office:value-type="float" office:value="0.000541020671834625">
                <text:p>0.000541020671834625</text:p>
              </table:table-cell>
              <table:table-cell office:value-type="float" office:value="0.224644702842377">
                <text:p>0.224644702842377</text:p>
              </table:table-cell>
              <table:table-cell office:value-type="float" office:value="0.0875807493540052">
                <text:p>0.0875807493540052</text:p>
              </table:table-cell>
              <table:table-cell office:value-type="float" office:value="0">
                <text:p>0</text:p>
              </table:table-cell>
              <table:table-cell office:value-type="float" office:value="0.48468184754522">
                <text:p>0.48468184754522</text:p>
              </table:table-cell>
              <table:table-cell office:value-type="float" office:value="0.381522224355224">
                <text:p>0.381522224355224</text:p>
              </table:table-cell>
              <table:table-cell office:value-type="float" office:value="0.431300773060797">
                <text:p>0.431300773060797</text:p>
              </table:table-cell>
              <table:table-cell office:value-type="float" office:value="0.444702842377261">
                <text:p>0.4447028423772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759851421188631">
                <text:p>0.759851421188631</text:p>
              </table:table-cell>
              <table:table-cell office:value-type="float" office:value="0.285852713178295">
                <text:p>0.285852713178295</text:p>
              </table:table-cell>
              <table:table-cell office:value-type="float" office:value="0.104602713178295">
                <text:p>0.104602713178295</text:p>
              </table:table-cell>
              <table:table-cell office:value-type="float" office:value="0.0499354005167959">
                <text:p>0.0499354005167959</text:p>
              </table:table-cell>
              <table:table-cell office:value-type="float" office:value="0">
                <text:p>0</text:p>
              </table:table-cell>
              <table:table-cell office:value-type="float" office:value="0.00056266149870801">
                <text:p>0.00056266149870801</text:p>
              </table:table-cell>
              <table:table-cell office:value-type="float" office:value="0.231589147286822">
                <text:p>0.231589147286822</text:p>
              </table:table-cell>
              <table:table-cell office:value-type="float" office:value="0.0875">
                <text:p>0.0875</text:p>
              </table:table-cell>
              <table:table-cell office:value-type="float" office:value="0">
                <text:p>0</text:p>
              </table:table-cell>
              <table:table-cell office:value-type="float" office:value="0.47418992248062">
                <text:p>0.47418992248062</text:p>
              </table:table-cell>
              <table:table-cell office:value-type="float" office:value="0.384691255606748">
                <text:p>0.384691255606748</text:p>
              </table:table-cell>
              <table:table-cell office:value-type="float" office:value="0.375160165581883">
                <text:p>0.375160165581883</text:p>
              </table:table-cell>
              <table:table-cell office:value-type="float" office:value="0.390455426356589">
                <text:p>0.390455426356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709140826873385">
                <text:p>0.709140826873385</text:p>
              </table:table-cell>
              <table:table-cell office:value-type="float" office:value="0.244186046511628">
                <text:p>0.244186046511628</text:p>
              </table:table-cell>
              <table:table-cell office:value-type="float" office:value="0.0939437984496124">
                <text:p>0.0939437984496124</text:p>
              </table:table-cell>
              <table:table-cell office:value-type="float" office:value="0.0466731266149871">
                <text:p>0.0466731266149871</text:p>
              </table:table-cell>
              <table:table-cell office:value-type="float" office:value="0">
                <text:p>0</text:p>
              </table:table-cell>
              <table:table-cell office:value-type="float" office:value="0.000540374677002584">
                <text:p>0.000540374677002584</text:p>
              </table:table-cell>
              <table:table-cell office:value-type="float" office:value="0.23578811369509">
                <text:p>0.23578811369509</text:p>
              </table:table-cell>
              <table:table-cell office:value-type="float" office:value="0.0880975452196382">
                <text:p>0.0880975452196382</text:p>
              </table:table-cell>
              <table:table-cell office:value-type="float" office:value="0">
                <text:p>0</text:p>
              </table:table-cell>
              <table:table-cell office:value-type="float" office:value="0.465042958656331">
                <text:p>0.465042958656331</text:p>
              </table:table-cell>
              <table:table-cell office:value-type="float" office:value="0.387860286858271">
                <text:p>0.387860286858271</text:p>
              </table:table-cell>
              <table:table-cell office:value-type="float" office:value="0.321280540015114">
                <text:p>0.321280540015114</text:p>
              </table:table-cell>
              <table:table-cell office:value-type="float" office:value="0.33812984496124">
                <text:p>0.33812984496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5843023255814">
                <text:p>0.65843023255814</text:p>
              </table:table-cell>
              <table:table-cell office:value-type="float" office:value="0.203165374677003">
                <text:p>0.203165374677003</text:p>
              </table:table-cell>
              <table:table-cell office:value-type="float" office:value="0.0821543927648579">
                <text:p>0.0821543927648579</text:p>
              </table:table-cell>
              <table:table-cell office:value-type="float" office:value="0.041844315245478">
                <text:p>0.041844315245478</text:p>
              </table:table-cell>
              <table:table-cell office:value-type="float" office:value="0">
                <text:p>0</text:p>
              </table:table-cell>
              <table:table-cell office:value-type="float" office:value="0.00053375322997416">
                <text:p>0.00053375322997416</text:p>
              </table:table-cell>
              <table:table-cell office:value-type="float" office:value="0.240794573643411">
                <text:p>0.240794573643411</text:p>
              </table:table-cell>
              <table:table-cell office:value-type="float" office:value="0.0900032299741602">
                <text:p>0.0900032299741602</text:p>
              </table:table-cell>
              <table:table-cell office:value-type="float" office:value="0">
                <text:p>0</text:p>
              </table:table-cell>
              <table:table-cell office:value-type="float" office:value="0.455330264857881">
                <text:p>0.455330264857881</text:p>
              </table:table-cell>
              <table:table-cell office:value-type="float" office:value="0.391029318109795">
                <text:p>0.391029318109795</text:p>
              </table:table-cell>
              <table:table-cell office:value-type="float" office:value="0.267400914448345">
                <text:p>0.267400914448345</text:p>
              </table:table-cell>
              <table:table-cell office:value-type="float" office:value="0.28531976744186">
                <text:p>0.285319767441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2564599483204">
                <text:p>0.612564599483204</text:p>
              </table:table-cell>
              <table:table-cell office:value-type="float" office:value="0.165859173126615">
                <text:p>0.165859173126615</text:p>
              </table:table-cell>
              <table:table-cell office:value-type="float" office:value="0.0725613695090439">
                <text:p>0.0725613695090439</text:p>
              </table:table-cell>
              <table:table-cell office:value-type="float" office:value="0.0390180878552972">
                <text:p>0.0390180878552972</text:p>
              </table:table-cell>
              <table:table-cell office:value-type="float" office:value="0">
                <text:p>0</text:p>
              </table:table-cell>
              <table:table-cell office:value-type="float" office:value="0.000575581395348837">
                <text:p>0.000575581395348837</text:p>
              </table:table-cell>
              <table:table-cell office:value-type="float" office:value="0.243863049095607">
                <text:p>0.243863049095607</text:p>
              </table:table-cell>
              <table:table-cell office:value-type="float" office:value="0.090859173126615">
                <text:p>0.090859173126615</text:p>
              </table:table-cell>
              <table:table-cell office:value-type="float" office:value="0">
                <text:p>0</text:p>
              </table:table-cell>
              <table:table-cell office:value-type="float" office:value="0.446877260981912">
                <text:p>0.446877260981912</text:p>
              </table:table-cell>
              <table:table-cell office:value-type="float" office:value="0.394198349361318">
                <text:p>0.394198349361318</text:p>
              </table:table-cell>
              <table:table-cell office:value-type="float" office:value="0.218366250121886">
                <text:p>0.218366250121886</text:p>
              </table:table-cell>
              <table:table-cell office:value-type="float" office:value="0.238420542635659">
                <text:p>0.2384205426356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573804909560724">
                <text:p>0.573804909560724</text:p>
              </table:table-cell>
              <table:table-cell office:value-type="float" office:value="0.132751937984496">
                <text:p>0.132751937984496</text:p>
              </table:table-cell>
              <table:table-cell office:value-type="float" office:value="0.0640180878552972">
                <text:p>0.0640180878552972</text:p>
              </table:table-cell>
              <table:table-cell office:value-type="float" office:value="0.0348191214470284">
                <text:p>0.0348191214470284</text:p>
              </table:table-cell>
              <table:table-cell office:value-type="float" office:value="0">
                <text:p>0</text:p>
              </table:table-cell>
              <table:table-cell office:value-type="float" office:value="0.000566860465116279">
                <text:p>0.000566860465116279</text:p>
              </table:table-cell>
              <table:table-cell office:value-type="float" office:value="0.251776485788114">
                <text:p>0.251776485788114</text:p>
              </table:table-cell>
              <table:table-cell office:value-type="float" office:value="0.0898578811369509">
                <text:p>0.0898578811369509</text:p>
              </table:table-cell>
              <table:table-cell office:value-type="float" office:value="0">
                <text:p>0</text:p>
              </table:table-cell>
              <table:table-cell office:value-type="float" office:value="0.441038436692506">
                <text:p>0.441038436692506</text:p>
              </table:table-cell>
              <table:table-cell office:value-type="float" office:value="0.397367380612842">
                <text:p>0.397367380612842</text:p>
              </table:table-cell>
              <table:table-cell office:value-type="float" office:value="0.176437528947882">
                <text:p>0.176437528947882</text:p>
              </table:table-cell>
              <table:table-cell office:value-type="float" office:value="0.196770025839793">
                <text:p>0.1967700258397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537467700258398">
                <text:p>0.537467700258398</text:p>
              </table:table-cell>
              <table:table-cell office:value-type="float" office:value="0.104037467700258">
                <text:p>0.104037467700258</text:p>
              </table:table-cell>
              <table:table-cell office:value-type="float" office:value="0.0567990956072351">
                <text:p>0.0567990956072351</text:p>
              </table:table-cell>
              <table:table-cell office:value-type="float" office:value="0.0316537467700258">
                <text:p>0.0316537467700258</text:p>
              </table:table-cell>
              <table:table-cell office:value-type="float" office:value="0">
                <text:p>0</text:p>
              </table:table-cell>
              <table:table-cell office:value-type="float" office:value="0.000597545219638243">
                <text:p>0.000597545219638243</text:p>
              </table:table-cell>
              <table:table-cell office:value-type="float" office:value="0.253552971576227">
                <text:p>0.253552971576227</text:p>
              </table:table-cell>
              <table:table-cell office:value-type="float" office:value="0.090859173126615">
                <text:p>0.090859173126615</text:p>
              </table:table-cell>
              <table:table-cell office:value-type="float" office:value="0">
                <text:p>0</text:p>
              </table:table-cell>
              <table:table-cell office:value-type="float" office:value="0.433462532299742">
                <text:p>0.433462532299742</text:p>
              </table:table-cell>
              <table:table-cell office:value-type="float" office:value="0.400536411864365">
                <text:p>0.400536411864365</text:p>
              </table:table-cell>
              <table:table-cell office:value-type="float" office:value="0.136931288394033">
                <text:p>0.136931288394033</text:p>
              </table:table-cell>
              <table:table-cell office:value-type="float" office:value="0.160836563307494">
                <text:p>0.1608365633074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510497416020672">
                <text:p>0.510497416020672</text:p>
              </table:table-cell>
              <table:table-cell office:value-type="float" office:value="0.0796511627906977">
                <text:p>0.0796511627906977</text:p>
              </table:table-cell>
              <table:table-cell office:value-type="float" office:value="0.0494670542635659">
                <text:p>0.0494670542635659</text:p>
              </table:table-cell>
              <table:table-cell office:value-type="float" office:value="0.0301033591731266">
                <text:p>0.0301033591731266</text:p>
              </table:table-cell>
              <table:table-cell office:value-type="float" office:value="0">
                <text:p>0</text:p>
              </table:table-cell>
              <table:table-cell office:value-type="float" office:value="0.000604489664082687">
                <text:p>0.000604489664082687</text:p>
              </table:table-cell>
              <table:table-cell office:value-type="float" office:value="0.260981912144703">
                <text:p>0.260981912144703</text:p>
              </table:table-cell>
              <table:table-cell office:value-type="float" office:value="0.0896479328165375">
                <text:p>0.0896479328165375</text:p>
              </table:table-cell>
              <table:table-cell office:value-type="float" office:value="0">
                <text:p>0</text:p>
              </table:table-cell>
              <table:table-cell office:value-type="float" office:value="0.430804748062015">
                <text:p>0.430804748062015</text:p>
              </table:table-cell>
              <table:table-cell office:value-type="float" office:value="0.403705443115889">
                <text:p>0.403705443115889</text:p>
              </table:table-cell>
              <table:table-cell office:value-type="float" office:value="0.106791972904783">
                <text:p>0.106791972904783</text:p>
              </table:table-cell>
              <table:table-cell office:value-type="float" office:value="0.129118217054264">
                <text:p>0.1291182170542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87887596899225">
                <text:p>0.487887596899225</text:p>
              </table:table-cell>
              <table:table-cell office:value-type="float" office:value="0.0598029715762274">
                <text:p>0.0598029715762274</text:p>
              </table:table-cell>
              <table:table-cell office:value-type="float" office:value="0.0435077519379845">
                <text:p>0.0435077519379845</text:p>
              </table:table-cell>
              <table:table-cell office:value-type="float" office:value="0.0272286821705426">
                <text:p>0.0272286821705426</text:p>
              </table:table-cell>
              <table:table-cell office:value-type="float" office:value="0">
                <text:p>0</text:p>
              </table:table-cell>
              <table:table-cell office:value-type="float" office:value="0.000600129198966408">
                <text:p>0.000600129198966408</text:p>
              </table:table-cell>
              <table:table-cell office:value-type="float" office:value="0.267764857881137">
                <text:p>0.267764857881137</text:p>
              </table:table-cell>
              <table:table-cell office:value-type="float" office:value="0.088953488372093">
                <text:p>0.088953488372093</text:p>
              </table:table-cell>
              <table:table-cell office:value-type="float" office:value="0">
                <text:p>0</text:p>
              </table:table-cell>
              <table:table-cell office:value-type="float" office:value="0.428054909560724">
                <text:p>0.428054909560724</text:p>
              </table:table-cell>
              <table:table-cell office:value-type="float" office:value="0.406874474367413">
                <text:p>0.406874474367413</text:p>
              </table:table-cell>
              <table:table-cell office:value-type="float" office:value="0.0810131225318123">
                <text:p>0.0810131225318123</text:p>
              </table:table-cell>
              <table:table-cell office:value-type="float" office:value="0.103310723514212">
                <text:p>0.1033107235142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72706718346253">
                <text:p>0.472706718346253</text:p>
              </table:table-cell>
              <table:table-cell office:value-type="float" office:value="0.0439922480620155">
                <text:p>0.0439922480620155</text:p>
              </table:table-cell>
              <table:table-cell office:value-type="float" office:value="0.0414890180878553">
                <text:p>0.0414890180878553</text:p>
              </table:table-cell>
              <table:table-cell office:value-type="float" office:value="0.0257267441860465">
                <text:p>0.0257267441860465</text:p>
              </table:table-cell>
              <table:table-cell office:value-type="float" office:value="0">
                <text:p>0</text:p>
              </table:table-cell>
              <table:table-cell office:value-type="float" office:value="0.000601744186046512">
                <text:p>0.000601744186046512</text:p>
              </table:table-cell>
              <table:table-cell office:value-type="float" office:value="0.271963824289406">
                <text:p>0.271963824289406</text:p>
              </table:table-cell>
              <table:table-cell office:value-type="float" office:value="0.0890019379844961">
                <text:p>0.0890019379844961</text:p>
              </table:table-cell>
              <table:table-cell office:value-type="float" office:value="0">
                <text:p>0</text:p>
              </table:table-cell>
              <table:table-cell office:value-type="float" office:value="0.42878326873385">
                <text:p>0.42878326873385</text:p>
              </table:table-cell>
              <table:table-cell office:value-type="float" office:value="0.410043505618936">
                <text:p>0.410043505618936</text:p>
              </table:table-cell>
              <table:table-cell office:value-type="float" office:value="0.0626632127273171">
                <text:p>0.0626632127273171</text:p>
              </table:table-cell>
              <table:table-cell office:value-type="float" office:value="0.0854812661498708">
                <text:p>0.08548126614987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58010335917313">
                <text:p>0.458010335917313</text:p>
              </table:table-cell>
              <table:table-cell office:value-type="float" office:value="0.0315729974160207">
                <text:p>0.0315729974160207</text:p>
              </table:table-cell>
              <table:table-cell office:value-type="float" office:value="0.0389050387596899">
                <text:p>0.0389050387596899</text:p>
              </table:table-cell>
              <table:table-cell office:value-type="float" office:value="0.0255652454780362">
                <text:p>0.0255652454780362</text:p>
              </table:table-cell>
              <table:table-cell office:value-type="float" office:value="0">
                <text:p>0</text:p>
              </table:table-cell>
              <table:table-cell office:value-type="float" office:value="0.000622900516795866">
                <text:p>0.000622900516795866</text:p>
              </table:table-cell>
              <table:table-cell office:value-type="float" office:value="0.274709302325581">
                <text:p>0.274709302325581</text:p>
              </table:table-cell>
              <table:table-cell office:value-type="float" office:value="0.0867409560723514">
                <text:p>0.0867409560723514</text:p>
              </table:table-cell>
              <table:table-cell office:value-type="float" office:value="0">
                <text:p>0</text:p>
              </table:table-cell>
              <table:table-cell office:value-type="float" office:value="0.426543443152455">
                <text:p>0.42654344315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41375968992248">
                <text:p>0.441375968992248</text:p>
              </table:table-cell>
              <table:table-cell office:value-type="float" office:value="0.0223514211886305">
                <text:p>0.0223514211886305</text:p>
              </table:table-cell>
              <table:table-cell office:value-type="float" office:value="0.0345284237726098">
                <text:p>0.0345284237726098</text:p>
              </table:table-cell>
              <table:table-cell office:value-type="float" office:value="0.024047157622739">
                <text:p>0.024047157622739</text:p>
              </table:table-cell>
              <table:table-cell office:value-type="float" office:value="0">
                <text:p>0</text:p>
              </table:table-cell>
              <table:table-cell office:value-type="float" office:value="0.000600452196382429">
                <text:p>0.000600452196382429</text:p>
              </table:table-cell>
              <table:table-cell office:value-type="float" office:value="0.272771317829457">
                <text:p>0.272771317829457</text:p>
              </table:table-cell>
              <table:table-cell office:value-type="float" office:value="0.0870801033591731">
                <text:p>0.0870801033591731</text:p>
              </table:table-cell>
              <table:table-cell office:value-type="float" office:value="0">
                <text:p>0</text:p>
              </table:table-cell>
              <table:table-cell office:value-type="float" office:value="0.419027454780362">
                <text:p>0.419027454780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38630490956072">
                <text:p>0.438630490956072</text:p>
              </table:table-cell>
              <table:table-cell office:value-type="float" office:value="0.0152826227390181">
                <text:p>0.0152826227390181</text:p>
              </table:table-cell>
              <table:table-cell office:value-type="float" office:value="0.0335109819121447">
                <text:p>0.0335109819121447</text:p>
              </table:table-cell>
              <table:table-cell office:value-type="float" office:value="0.0231589147286822">
                <text:p>0.0231589147286822</text:p>
              </table:table-cell>
              <table:table-cell office:value-type="float" office:value="0">
                <text:p>0</text:p>
              </table:table-cell>
              <table:table-cell office:value-type="float" office:value="0.000618863049095607">
                <text:p>0.000618863049095607</text:p>
              </table:table-cell>
              <table:table-cell office:value-type="float" office:value="0.279231266149871">
                <text:p>0.279231266149871</text:p>
              </table:table-cell>
              <table:table-cell office:value-type="float" office:value="0.0867732558139535">
                <text:p>0.0867732558139535</text:p>
              </table:table-cell>
              <table:table-cell office:value-type="float" office:value="0">
                <text:p>0</text:p>
              </table:table-cell>
              <table:table-cell office:value-type="float" office:value="0.423293281653747">
                <text:p>0.423293281653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34593023255814">
                <text:p>0.434593023255814</text:p>
              </table:table-cell>
              <table:table-cell office:value-type="float" office:value="0.0104554263565891">
                <text:p>0.0104554263565891</text:p>
              </table:table-cell>
              <table:table-cell office:value-type="float" office:value="0.0327842377260982">
                <text:p>0.0327842377260982</text:p>
              </table:table-cell>
              <table:table-cell office:value-type="float" office:value="0.0235303617571059">
                <text:p>0.0235303617571059</text:p>
              </table:table-cell>
              <table:table-cell office:value-type="float" office:value="0">
                <text:p>0</text:p>
              </table:table-cell>
              <table:table-cell office:value-type="float" office:value="0.000645187338501292">
                <text:p>0.000645187338501292</text:p>
              </table:table-cell>
              <table:table-cell office:value-type="float" office:value="0.281492248062016">
                <text:p>0.281492248062016</text:p>
              </table:table-cell>
              <table:table-cell office:value-type="float" office:value="0.0856427648578811">
                <text:p>0.0856427648578811</text:p>
              </table:table-cell>
              <table:table-cell office:value-type="float" office:value="0">
                <text:p>0</text:p>
              </table:table-cell>
              <table:table-cell office:value-type="float" office:value="0.424094799741602">
                <text:p>0.42409479974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32332041343669">
                <text:p>0.432332041343669</text:p>
              </table:table-cell>
              <table:table-cell office:value-type="float" office:value="0.0069702842377261">
                <text:p>0.0069702842377261</text:p>
              </table:table-cell>
              <table:table-cell office:value-type="float" office:value="0.0322512919896641">
                <text:p>0.0322512919896641</text:p>
              </table:table-cell>
              <table:table-cell office:value-type="float" office:value="0.0224321705426357">
                <text:p>0.0224321705426357</text:p>
              </table:table-cell>
              <table:table-cell office:value-type="float" office:value="0">
                <text:p>0</text:p>
              </table:table-cell>
              <table:table-cell office:value-type="float" office:value="0.000646479328165375">
                <text:p>0.000646479328165375</text:p>
              </table:table-cell>
              <table:table-cell office:value-type="float" office:value="0.28343023255814">
                <text:p>0.28343023255814</text:p>
              </table:table-cell>
              <table:table-cell office:value-type="float" office:value="0.0866440568475452">
                <text:p>0.0866440568475452</text:p>
              </table:table-cell>
              <table:table-cell office:value-type="float" office:value="0">
                <text:p>0</text:p>
              </table:table-cell>
              <table:table-cell office:value-type="float" office:value="0.42540423126615">
                <text:p>0.4254042312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2312661498708">
                <text:p>0.42312661498708</text:p>
              </table:table-cell>
              <table:table-cell office:value-type="float" office:value="0.00449450904392765">
                <text:p>0.00449450904392765</text:p>
              </table:table-cell>
              <table:table-cell office:value-type="float" office:value="0.0301841085271318">
                <text:p>0.0301841085271318</text:p>
              </table:table-cell>
              <table:table-cell office:value-type="float" office:value="0.0229489664082687">
                <text:p>0.0229489664082687</text:p>
              </table:table-cell>
              <table:table-cell office:value-type="float" office:value="0">
                <text:p>0</text:p>
              </table:table-cell>
              <table:table-cell office:value-type="float" office:value="0.000604651162790698">
                <text:p>0.000604651162790698</text:p>
              </table:table-cell>
              <table:table-cell office:value-type="float" office:value="0.281169250645995">
                <text:p>0.281169250645995</text:p>
              </table:table-cell>
              <table:table-cell office:value-type="float" office:value="0.0838339793281654">
                <text:p>0.0838339793281654</text:p>
              </table:table-cell>
              <table:table-cell office:value-type="float" office:value="0">
                <text:p>0</text:p>
              </table:table-cell>
              <table:table-cell office:value-type="float" office:value="0.418740956072351">
                <text:p>0.41874095607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13113695090439">
                <text:p>0.413113695090439</text:p>
              </table:table-cell>
              <table:table-cell office:value-type="float" office:value="0.00295058139534884">
                <text:p>0.00295058139534884</text:p>
              </table:table-cell>
              <table:table-cell office:value-type="float" office:value="0.0299903100775194">
                <text:p>0.0299903100775194</text:p>
              </table:table-cell>
              <table:table-cell office:value-type="float" office:value="0.0221899224806202">
                <text:p>0.0221899224806202</text:p>
              </table:table-cell>
              <table:table-cell office:value-type="float" office:value="0">
                <text:p>0</text:p>
              </table:table-cell>
              <table:table-cell office:value-type="float" office:value="0.000633720930232558">
                <text:p>0.000633720930232558</text:p>
              </table:table-cell>
              <table:table-cell office:value-type="float" office:value="0.275355297157623">
                <text:p>0.275355297157623</text:p>
              </table:table-cell>
              <table:table-cell office:value-type="float" office:value="0.0819767441860465">
                <text:p>0.0819767441860465</text:p>
              </table:table-cell>
              <table:table-cell office:value-type="float" office:value="0">
                <text:p>0</text:p>
              </table:table-cell>
              <table:table-cell office:value-type="float" office:value="0.410145994832041">
                <text:p>0.41014599483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15536175710594">
                <text:p>0.415536175710594</text:p>
              </table:table-cell>
              <table:table-cell office:value-type="float" office:value="0.00189276485788114">
                <text:p>0.00189276485788114</text:p>
              </table:table-cell>
              <table:table-cell office:value-type="float" office:value="0.030297157622739">
                <text:p>0.030297157622739</text:p>
              </table:table-cell>
              <table:table-cell office:value-type="float" office:value="0.022593669250646">
                <text:p>0.022593669250646</text:p>
              </table:table-cell>
              <table:table-cell office:value-type="float" office:value="0">
                <text:p>0</text:p>
              </table:table-cell>
              <table:table-cell office:value-type="float" office:value="0.000580749354005168">
                <text:p>0.000580749354005168</text:p>
              </table:table-cell>
              <table:table-cell office:value-type="float" office:value="0.276808785529716">
                <text:p>0.276808785529716</text:p>
              </table:table-cell>
              <table:table-cell office:value-type="float" office:value="0.0833656330749354">
                <text:p>0.0833656330749354</text:p>
              </table:table-cell>
              <table:table-cell office:value-type="float" office:value="0">
                <text:p>0</text:p>
              </table:table-cell>
              <table:table-cell office:value-type="float" office:value="0.413645994832041">
                <text:p>0.41364599483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11498708010336">
                <text:p>0.411498708010336</text:p>
              </table:table-cell>
              <table:table-cell office:value-type="float" office:value="0.00122238372093023">
                <text:p>0.00122238372093023</text:p>
              </table:table-cell>
              <table:table-cell office:value-type="float" office:value="0.0310562015503876">
                <text:p>0.0310562015503876</text:p>
              </table:table-cell>
              <table:table-cell office:value-type="float" office:value="0.023062015503876">
                <text:p>0.023062015503876</text:p>
              </table:table-cell>
              <table:table-cell office:value-type="float" office:value="0">
                <text:p>0</text:p>
              </table:table-cell>
              <table:table-cell office:value-type="float" office:value="0.000627745478036176">
                <text:p>0.000627745478036176</text:p>
              </table:table-cell>
              <table:table-cell office:value-type="float" office:value="0.275355297157623">
                <text:p>0.275355297157623</text:p>
              </table:table-cell>
              <table:table-cell office:value-type="float" office:value="0.0802325581395349">
                <text:p>0.0802325581395349</text:p>
              </table:table-cell>
              <table:table-cell office:value-type="float" office:value="0">
                <text:p>0</text:p>
              </table:table-cell>
              <table:table-cell office:value-type="float" office:value="0.410333817829457">
                <text:p>0.410333817829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0390826873385">
                <text:p>0.40390826873385</text:p>
              </table:table-cell>
              <table:table-cell office:value-type="float" office:value="0.000783268733850129">
                <text:p>0.000783268733850129</text:p>
              </table:table-cell>
              <table:table-cell office:value-type="float" office:value="0.031734496124031">
                <text:p>0.031734496124031</text:p>
              </table:table-cell>
              <table:table-cell office:value-type="float" office:value="0.023078165374677">
                <text:p>0.023078165374677</text:p>
              </table:table-cell>
              <table:table-cell office:value-type="float" office:value="0">
                <text:p>0</text:p>
              </table:table-cell>
              <table:table-cell office:value-type="float" office:value="0.000628391472868217">
                <text:p>0.000628391472868217</text:p>
              </table:table-cell>
              <table:table-cell office:value-type="float" office:value="0.268733850129199">
                <text:p>0.268733850129199</text:p>
              </table:table-cell>
              <table:table-cell office:value-type="float" office:value="0.0790536175710594">
                <text:p>0.0790536175710594</text:p>
              </table:table-cell>
              <table:table-cell office:value-type="float" office:value="0">
                <text:p>0</text:p>
              </table:table-cell>
              <table:table-cell office:value-type="float" office:value="0.403228520671835">
                <text:p>0.4032285206718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0374677002584">
                <text:p>0.40374677002584</text:p>
              </table:table-cell>
              <table:table-cell office:value-type="float" office:value="0.000517441860465116">
                <text:p>0.000517441860465116</text:p>
              </table:table-cell>
              <table:table-cell office:value-type="float" office:value="0.0324935400516796">
                <text:p>0.0324935400516796</text:p>
              </table:table-cell>
              <table:table-cell office:value-type="float" office:value="0.0234334625322997">
                <text:p>0.0234334625322997</text:p>
              </table:table-cell>
              <table:table-cell office:value-type="float" office:value="0">
                <text:p>0</text:p>
              </table:table-cell>
              <table:table-cell office:value-type="float" office:value="0.000580749354005168">
                <text:p>0.000580749354005168</text:p>
              </table:table-cell>
              <table:table-cell office:value-type="float" office:value="0.268410852713178">
                <text:p>0.268410852713178</text:p>
              </table:table-cell>
              <table:table-cell office:value-type="float" office:value="0.0782622739018088">
                <text:p>0.0782622739018088</text:p>
              </table:table-cell>
              <table:table-cell office:value-type="float" office:value="0">
                <text:p>0</text:p>
              </table:table-cell>
              <table:table-cell office:value-type="float" office:value="0.403180878552972">
                <text:p>0.40318087855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96802325581395">
                <text:p>0.396802325581395</text:p>
              </table:table-cell>
              <table:table-cell office:value-type="float" office:value="0.000381621447028424">
                <text:p>0.000381621447028424</text:p>
              </table:table-cell>
              <table:table-cell office:value-type="float" office:value="0.0304263565891473">
                <text:p>0.0304263565891473</text:p>
              </table:table-cell>
              <table:table-cell office:value-type="float" office:value="0.0234980620155039">
                <text:p>0.0234980620155039</text:p>
              </table:table-cell>
              <table:table-cell office:value-type="float" office:value="0">
                <text:p>0</text:p>
              </table:table-cell>
              <table:table-cell office:value-type="float" office:value="0.000577842377260982">
                <text:p>0.000577842377260982</text:p>
              </table:table-cell>
              <table:table-cell office:value-type="float" office:value="0.266149870801034">
                <text:p>0.266149870801034</text:p>
              </table:table-cell>
              <table:table-cell office:value-type="float" office:value="0.0759205426356589">
                <text:p>0.0759205426356589</text:p>
              </table:table-cell>
              <table:table-cell office:value-type="float" office:value="0">
                <text:p>0</text:p>
              </table:table-cell>
              <table:table-cell office:value-type="float" office:value="0.396572674418605">
                <text:p>0.396572674418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92764857881137">
                <text:p>0.392764857881137</text:p>
              </table:table-cell>
              <table:table-cell office:value-type="float" office:value="0.000282945736434109">
                <text:p>0.000282945736434109</text:p>
              </table:table-cell>
              <table:table-cell office:value-type="float" office:value="0.0321543927648579">
                <text:p>0.0321543927648579</text:p>
              </table:table-cell>
              <table:table-cell office:value-type="float" office:value="0.0237564599483204">
                <text:p>0.0237564599483204</text:p>
              </table:table-cell>
              <table:table-cell office:value-type="float" office:value="0">
                <text:p>0</text:p>
              </table:table-cell>
              <table:table-cell office:value-type="float" office:value="0.000587209302325581">
                <text:p>0.000587209302325581</text:p>
              </table:table-cell>
              <table:table-cell office:value-type="float" office:value="0.260981912144703">
                <text:p>0.260981912144703</text:p>
              </table:table-cell>
              <table:table-cell office:value-type="float" office:value="0.0749515503875969">
                <text:p>0.0749515503875969</text:p>
              </table:table-cell>
              <table:table-cell office:value-type="float" office:value="0">
                <text:p>0</text:p>
              </table:table-cell>
              <table:table-cell office:value-type="float" office:value="0.392431524547804">
                <text:p>0.39243152454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82913436692506">
                <text:p>0.382913436692506</text:p>
              </table:table-cell>
              <table:table-cell office:value-type="float" office:value="0.000236434108527132">
                <text:p>0.000236434108527132</text:p>
              </table:table-cell>
              <table:table-cell office:value-type="float" office:value="0.0316214470284238">
                <text:p>0.0316214470284238</text:p>
              </table:table-cell>
              <table:table-cell office:value-type="float" office:value="0.0236918604651163">
                <text:p>0.0236918604651163</text:p>
              </table:table-cell>
              <table:table-cell office:value-type="float" office:value="0">
                <text:p>0</text:p>
              </table:table-cell>
              <table:table-cell office:value-type="float" office:value="0.000575904392764858">
                <text:p>0.000575904392764858</text:p>
              </table:table-cell>
              <table:table-cell office:value-type="float" office:value="0.254521963824289">
                <text:p>0.254521963824289</text:p>
              </table:table-cell>
              <table:table-cell office:value-type="float" office:value="0.0722060723514212">
                <text:p>0.0722060723514212</text:p>
              </table:table-cell>
              <table:table-cell office:value-type="float" office:value="0">
                <text:p>0</text:p>
              </table:table-cell>
              <table:table-cell office:value-type="float" office:value="0.382617248062015">
                <text:p>0.382617248062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80490956072351">
                <text:p>0.380490956072351</text:p>
              </table:table-cell>
              <table:table-cell office:value-type="float" office:value="0.000208171834625323">
                <text:p>0.000208171834625323</text:p>
              </table:table-cell>
              <table:table-cell office:value-type="float" office:value="0.0327196382428941">
                <text:p>0.0327196382428941</text:p>
              </table:table-cell>
              <table:table-cell office:value-type="float" office:value="0.0239179586563308">
                <text:p>0.0239179586563308</text:p>
              </table:table-cell>
              <table:table-cell office:value-type="float" office:value="0">
                <text:p>0</text:p>
              </table:table-cell>
              <table:table-cell office:value-type="float" office:value="0.000559593023255814">
                <text:p>0.000559593023255814</text:p>
              </table:table-cell>
              <table:table-cell office:value-type="float" office:value="0.251453488372093">
                <text:p>0.251453488372093</text:p>
              </table:table-cell>
              <table:table-cell office:value-type="float" office:value="0.0716892764857881">
                <text:p>0.0716892764857881</text:p>
              </table:table-cell>
              <table:table-cell office:value-type="float" office:value="0">
                <text:p>0</text:p>
              </table:table-cell>
              <table:table-cell office:value-type="float" office:value="0.380339954780362">
                <text:p>0.380339954780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72416020671835">
                <text:p>0.372416020671835</text:p>
              </table:table-cell>
              <table:table-cell office:value-type="float" office:value="0.000191375968992248">
                <text:p>0.000191375968992248</text:p>
              </table:table-cell>
              <table:table-cell office:value-type="float" office:value="0.0321705426356589">
                <text:p>0.0321705426356589</text:p>
              </table:table-cell>
              <table:table-cell office:value-type="float" office:value="0.0239664082687339">
                <text:p>0.0239664082687339</text:p>
              </table:table-cell>
              <table:table-cell office:value-type="float" office:value="0">
                <text:p>0</text:p>
              </table:table-cell>
              <table:table-cell office:value-type="float" office:value="0.000571220930232558">
                <text:p>0.000571220930232558</text:p>
              </table:table-cell>
              <table:table-cell office:value-type="float" office:value="0.246931524547804">
                <text:p>0.246931524547804</text:p>
              </table:table-cell>
              <table:table-cell office:value-type="float" office:value="0.0685885012919897">
                <text:p>0.0685885012919897</text:p>
              </table:table-cell>
              <table:table-cell office:value-type="float" office:value="0">
                <text:p>0</text:p>
              </table:table-cell>
              <table:table-cell office:value-type="float" office:value="0.372228197674419">
                <text:p>0.372228197674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69024547803618">
                <text:p>0.369024547803618</text:p>
              </table:table-cell>
              <table:table-cell office:value-type="float" office:value="0.000174418604651163">
                <text:p>0.000174418604651163</text:p>
              </table:table-cell>
              <table:table-cell office:value-type="float" office:value="0.0318152454780362">
                <text:p>0.0318152454780362</text:p>
              </table:table-cell>
              <table:table-cell office:value-type="float" office:value="0.0254037467700258">
                <text:p>0.0254037467700258</text:p>
              </table:table-cell>
              <table:table-cell office:value-type="float" office:value="0">
                <text:p>0</text:p>
              </table:table-cell>
              <table:table-cell office:value-type="float" office:value="0.000550387596899225">
                <text:p>0.000550387596899225</text:p>
              </table:table-cell>
              <table:table-cell office:value-type="float" office:value="0.243701550387597">
                <text:p>0.243701550387597</text:p>
              </table:table-cell>
              <table:table-cell office:value-type="float" office:value="0.0673934108527132">
                <text:p>0.0673934108527132</text:p>
              </table:table-cell>
              <table:table-cell office:value-type="float" office:value="0">
                <text:p>0</text:p>
              </table:table-cell>
              <table:table-cell office:value-type="float" office:value="0.368864341085271">
                <text:p>0.368864341085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65794573643411">
                <text:p>0.365794573643411</text:p>
              </table:table-cell>
              <table:table-cell office:value-type="float" office:value="0.000188307493540052">
                <text:p>0.000188307493540052</text:p>
              </table:table-cell>
              <table:table-cell office:value-type="float" office:value="0.0315891472868217">
                <text:p>0.0315891472868217</text:p>
              </table:table-cell>
              <table:table-cell office:value-type="float" office:value="0.0251291989664083">
                <text:p>0.0251291989664083</text:p>
              </table:table-cell>
              <table:table-cell office:value-type="float" office:value="0">
                <text:p>0</text:p>
              </table:table-cell>
              <table:table-cell office:value-type="float" office:value="0.000524709302325581">
                <text:p>0.000524709302325581</text:p>
              </table:table-cell>
              <table:table-cell office:value-type="float" office:value="0.241440568475452">
                <text:p>0.241440568475452</text:p>
              </table:table-cell>
              <table:table-cell office:value-type="float" office:value="0.0670058139534884">
                <text:p>0.0670058139534884</text:p>
              </table:table-cell>
              <table:table-cell office:value-type="float" office:value="0">
                <text:p>0</text:p>
              </table:table-cell>
              <table:table-cell office:value-type="float" office:value="0.365689437984496">
                <text:p>0.36568943798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59657622739018">
                <text:p>0.359657622739018</text:p>
              </table:table-cell>
              <table:table-cell office:value-type="float" office:value="0.000166989664082687">
                <text:p>0.000166989664082687</text:p>
              </table:table-cell>
              <table:table-cell office:value-type="float" office:value="0.0343830749354005">
                <text:p>0.0343830749354005</text:p>
              </table:table-cell>
              <table:table-cell office:value-type="float" office:value="0.0250807493540052">
                <text:p>0.0250807493540052</text:p>
              </table:table-cell>
              <table:table-cell office:value-type="float" office:value="0">
                <text:p>0</text:p>
              </table:table-cell>
              <table:table-cell office:value-type="float" office:value="0.000525193798449612">
                <text:p>0.000525193798449612</text:p>
              </table:table-cell>
              <table:table-cell office:value-type="float" office:value="0.233850129198966">
                <text:p>0.233850129198966</text:p>
              </table:table-cell>
              <table:table-cell office:value-type="float" office:value="0.0657461240310078">
                <text:p>0.0657461240310078</text:p>
              </table:table-cell>
              <table:table-cell office:value-type="float" office:value="0">
                <text:p>0</text:p>
              </table:table-cell>
              <table:table-cell office:value-type="float" office:value="0.359585271317829">
                <text:p>0.359585271317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5578165374677">
                <text:p>0.35578165374677</text:p>
              </table:table-cell>
              <table:table-cell office:value-type="float" office:value="0.000159237726098191">
                <text:p>0.000159237726098191</text:p>
              </table:table-cell>
              <table:table-cell office:value-type="float" office:value="0.0327357881136951">
                <text:p>0.0327357881136951</text:p>
              </table:table-cell>
              <table:table-cell office:value-type="float" office:value="0.0252906976744186">
                <text:p>0.0252906976744186</text:p>
              </table:table-cell>
              <table:table-cell office:value-type="float" office:value="0">
                <text:p>0</text:p>
              </table:table-cell>
              <table:table-cell office:value-type="float" office:value="0.00051921834625323">
                <text:p>0.00051921834625323</text:p>
              </table:table-cell>
              <table:table-cell office:value-type="float" office:value="0.232558139534884">
                <text:p>0.232558139534884</text:p>
              </table:table-cell>
              <table:table-cell office:value-type="float" office:value="0.0645348837209302">
                <text:p>0.0645348837209302</text:p>
              </table:table-cell>
              <table:table-cell office:value-type="float" office:value="0">
                <text:p>0</text:p>
              </table:table-cell>
              <table:table-cell office:value-type="float" office:value="0.355638727390181">
                <text:p>0.355638727390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48352713178295">
                <text:p>0.348352713178295</text:p>
              </table:table-cell>
              <table:table-cell office:value-type="float" office:value="0.000146737726098191">
                <text:p>0.000146737726098191</text:p>
              </table:table-cell>
              <table:table-cell office:value-type="float" office:value="0.0327842377260982">
                <text:p>0.0327842377260982</text:p>
              </table:table-cell>
              <table:table-cell office:value-type="float" office:value="0.0260335917312662">
                <text:p>0.0260335917312662</text:p>
              </table:table-cell>
              <table:table-cell office:value-type="float" office:value="0">
                <text:p>0</text:p>
              </table:table-cell>
              <table:table-cell office:value-type="float" office:value="0.000515988372093023">
                <text:p>0.000515988372093023</text:p>
              </table:table-cell>
              <table:table-cell office:value-type="float" office:value="0.225452196382429">
                <text:p>0.225452196382429</text:p>
              </table:table-cell>
              <table:table-cell office:value-type="float" office:value="0.0633559431524548">
                <text:p>0.0633559431524548</text:p>
              </table:table-cell>
              <table:table-cell office:value-type="float" office:value="0">
                <text:p>0</text:p>
              </table:table-cell>
              <table:table-cell office:value-type="float" office:value="0.348141957364341">
                <text:p>0.348141957364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42377260981912">
                <text:p>0.342377260981912</text:p>
              </table:table-cell>
              <table:table-cell office:value-type="float" office:value="0.000142425710594315">
                <text:p>0.000142425710594315</text:p>
              </table:table-cell>
              <table:table-cell office:value-type="float" office:value="0.033640180878553">
                <text:p>0.033640180878553</text:p>
              </table:table-cell>
              <table:table-cell office:value-type="float" office:value="0.025952842377261">
                <text:p>0.025952842377261</text:p>
              </table:table-cell>
              <table:table-cell office:value-type="float" office:value="0">
                <text:p>0</text:p>
              </table:table-cell>
              <table:table-cell office:value-type="float" office:value="0.00049031007751938">
                <text:p>0.00049031007751938</text:p>
              </table:table-cell>
              <table:table-cell office:value-type="float" office:value="0.220445736434109">
                <text:p>0.220445736434109</text:p>
              </table:table-cell>
              <table:table-cell office:value-type="float" office:value="0.0616117571059431">
                <text:p>0.0616117571059431</text:p>
              </table:table-cell>
              <table:table-cell office:value-type="float" office:value="0">
                <text:p>0</text:p>
              </table:table-cell>
              <table:table-cell office:value-type="float" office:value="0.342140826873385">
                <text:p>0.342140826873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38339793281654">
                <text:p>0.338339793281654</text:p>
              </table:table-cell>
              <table:table-cell office:value-type="float" office:value="0.000126421188630491">
                <text:p>0.000126421188630491</text:p>
              </table:table-cell>
              <table:table-cell office:value-type="float" office:value="0.0340600775193798">
                <text:p>0.0340600775193798</text:p>
              </table:table-cell>
              <table:table-cell office:value-type="float" office:value="0.0253552971576227">
                <text:p>0.0253552971576227</text:p>
              </table:table-cell>
              <table:table-cell office:value-type="float" office:value="0">
                <text:p>0</text:p>
              </table:table-cell>
              <table:table-cell office:value-type="float" office:value="0.000515019379844961">
                <text:p>0.000515019379844961</text:p>
              </table:table-cell>
              <table:table-cell office:value-type="float" office:value="0.217215762273902">
                <text:p>0.217215762273902</text:p>
              </table:table-cell>
              <table:table-cell office:value-type="float" office:value="0.0609496124031008">
                <text:p>0.0609496124031008</text:p>
              </table:table-cell>
              <table:table-cell office:value-type="float" office:value="0">
                <text:p>0</text:p>
              </table:table-cell>
              <table:table-cell office:value-type="float" office:value="0.33809576873385">
                <text:p>0.33809576873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30103359173127">
                <text:p>0.330103359173127</text:p>
              </table:table-cell>
              <table:table-cell office:value-type="float" office:value="0.000119961240310078">
                <text:p>0.000119961240310078</text:p>
              </table:table-cell>
              <table:table-cell office:value-type="float" office:value="0.0337693798449612">
                <text:p>0.0337693798449612</text:p>
              </table:table-cell>
              <table:table-cell office:value-type="float" office:value="0.0253875968992248">
                <text:p>0.0253875968992248</text:p>
              </table:table-cell>
              <table:table-cell office:value-type="float" office:value="0">
                <text:p>0</text:p>
              </table:table-cell>
              <table:table-cell office:value-type="float" office:value="0.000494347545219638">
                <text:p>0.000494347545219638</text:p>
              </table:table-cell>
              <table:table-cell office:value-type="float" office:value="0.212370801033592">
                <text:p>0.212370801033592</text:p>
              </table:table-cell>
              <table:table-cell office:value-type="float" office:value="0.0579457364341085">
                <text:p>0.0579457364341085</text:p>
              </table:table-cell>
              <table:table-cell office:value-type="float" office:value="0">
                <text:p>0</text:p>
              </table:table-cell>
              <table:table-cell office:value-type="float" office:value="0.329967861757106">
                <text:p>0.329967861757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28649870801034">
                <text:p>0.328649870801034</text:p>
              </table:table-cell>
              <table:table-cell office:value-type="float" office:value="0.000114341085271318">
                <text:p>0.000114341085271318</text:p>
              </table:table-cell>
              <table:table-cell office:value-type="float" office:value="0.0343830749354005">
                <text:p>0.0343830749354005</text:p>
              </table:table-cell>
              <table:table-cell office:value-type="float" office:value="0.0266472868217054">
                <text:p>0.0266472868217054</text:p>
              </table:table-cell>
              <table:table-cell office:value-type="float" office:value="0">
                <text:p>0</text:p>
              </table:table-cell>
              <table:table-cell office:value-type="float" office:value="0.000463824289405685">
                <text:p>0.000463824289405685</text:p>
              </table:table-cell>
              <table:table-cell office:value-type="float" office:value="0.209463824289406">
                <text:p>0.209463824289406</text:p>
              </table:table-cell>
              <table:table-cell office:value-type="float" office:value="0.0575419896640827">
                <text:p>0.0575419896640827</text:p>
              </table:table-cell>
              <table:table-cell office:value-type="float" office:value="0">
                <text:p>0</text:p>
              </table:table-cell>
              <table:table-cell office:value-type="float" office:value="0.3285">
                <text:p>0.3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23966408268734">
                <text:p>0.323966408268734</text:p>
              </table:table-cell>
              <table:table-cell office:value-type="float" office:value="0.000108882428940568">
                <text:p>0.000108882428940568</text:p>
              </table:table-cell>
              <table:table-cell office:value-type="float" office:value="0.0335917312661499">
                <text:p>0.0335917312661499</text:p>
              </table:table-cell>
              <table:table-cell office:value-type="float" office:value="0.0267926356589147">
                <text:p>0.0267926356589147</text:p>
              </table:table-cell>
              <table:table-cell office:value-type="float" office:value="0">
                <text:p>0</text:p>
              </table:table-cell>
              <table:table-cell office:value-type="float" office:value="0.000449612403100775">
                <text:p>0.000449612403100775</text:p>
              </table:table-cell>
              <table:table-cell office:value-type="float" office:value="0.206233850129199">
                <text:p>0.206233850129199</text:p>
              </table:table-cell>
              <table:table-cell office:value-type="float" office:value="0.0568152454780362">
                <text:p>0.0568152454780362</text:p>
              </table:table-cell>
              <table:table-cell office:value-type="float" office:value="0">
                <text:p>0</text:p>
              </table:table-cell>
              <table:table-cell office:value-type="float" office:value="0.323883074935401">
                <text:p>0.323883074935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19767441860465">
                <text:p>0.319767441860465</text:p>
              </table:table-cell>
              <table:table-cell office:value-type="float" office:value="0.000101760335917313">
                <text:p>0.000101760335917313</text:p>
              </table:table-cell>
              <table:table-cell office:value-type="float" office:value="0.0340277777777778">
                <text:p>0.0340277777777778</text:p>
              </table:table-cell>
              <table:table-cell office:value-type="float" office:value="0.0272286821705426">
                <text:p>0.0272286821705426</text:p>
              </table:table-cell>
              <table:table-cell office:value-type="float" office:value="0">
                <text:p>0</text:p>
              </table:table-cell>
              <table:table-cell office:value-type="float" office:value="0.000446220930232558">
                <text:p>0.000446220930232558</text:p>
              </table:table-cell>
              <table:table-cell office:value-type="float" office:value="0.200419896640827">
                <text:p>0.200419896640827</text:p>
              </table:table-cell>
              <table:table-cell office:value-type="float" office:value="0.0576388888888889">
                <text:p>0.0576388888888889</text:p>
              </table:table-cell>
              <table:table-cell office:value-type="float" office:value="0">
                <text:p>0</text:p>
              </table:table-cell>
              <table:table-cell office:value-type="float" office:value="0.319761466408269">
                <text:p>0.319761466408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15245478036176">
                <text:p>0.315245478036176</text:p>
              </table:table-cell>
              <table:table-cell office:value-type="float" office:value="0.0000988210594315245">
                <text:p>0.0000988210594315245</text:p>
              </table:table-cell>
              <table:table-cell office:value-type="float" office:value="0.0343346253229974">
                <text:p>0.0343346253229974</text:p>
              </table:table-cell>
              <table:table-cell office:value-type="float" office:value="0.0276970284237726">
                <text:p>0.0276970284237726</text:p>
              </table:table-cell>
              <table:table-cell office:value-type="float" office:value="0">
                <text:p>0</text:p>
              </table:table-cell>
              <table:table-cell office:value-type="float" office:value="0.00043766149870801">
                <text:p>0.00043766149870801</text:p>
              </table:table-cell>
              <table:table-cell office:value-type="float" office:value="0.196059431524548">
                <text:p>0.196059431524548</text:p>
              </table:table-cell>
              <table:table-cell office:value-type="float" office:value="0.0565568475452196">
                <text:p>0.0565568475452196</text:p>
              </table:table-cell>
              <table:table-cell office:value-type="float" office:value="0">
                <text:p>0</text:p>
              </table:table-cell>
              <table:table-cell office:value-type="float" office:value="0.315085594315246">
                <text:p>0.315085594315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07332041343669">
                <text:p>0.307332041343669</text:p>
              </table:table-cell>
              <table:table-cell office:value-type="float" office:value="0.0000925549095607235">
                <text:p>0.0000925549095607235</text:p>
              </table:table-cell>
              <table:table-cell office:value-type="float" office:value="0.0329618863049096">
                <text:p>0.0329618863049096</text:p>
              </table:table-cell>
              <table:table-cell office:value-type="float" office:value="0.0277293281653747">
                <text:p>0.0277293281653747</text:p>
              </table:table-cell>
              <table:table-cell office:value-type="float" office:value="0">
                <text:p>0</text:p>
              </table:table-cell>
              <table:table-cell office:value-type="float" office:value="0.000440406976744186">
                <text:p>0.000440406976744186</text:p>
              </table:table-cell>
              <table:table-cell office:value-type="float" office:value="0.19250645994832">
                <text:p>0.19250645994832</text:p>
              </table:table-cell>
              <table:table-cell office:value-type="float" office:value="0.0535529715762274">
                <text:p>0.0535529715762274</text:p>
              </table:table-cell>
              <table:table-cell office:value-type="float" office:value="0">
                <text:p>0</text:p>
              </table:table-cell>
              <table:table-cell office:value-type="float" office:value="0.307191052971576">
                <text:p>0.307191052971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03940568475452">
                <text:p>0.303940568475452</text:p>
              </table:table-cell>
              <table:table-cell office:value-type="float" office:value="0.0000789728682170543">
                <text:p>0.0000789728682170543</text:p>
              </table:table-cell>
              <table:table-cell office:value-type="float" office:value="0.0338824289405685">
                <text:p>0.0338824289405685</text:p>
              </table:table-cell>
              <table:table-cell office:value-type="float" office:value="0.0275678294573643">
                <text:p>0.0275678294573643</text:p>
              </table:table-cell>
              <table:table-cell office:value-type="float" office:value="0">
                <text:p>0</text:p>
              </table:table-cell>
              <table:table-cell office:value-type="float" office:value="0.000435723514211886">
                <text:p>0.000435723514211886</text:p>
              </table:table-cell>
              <table:table-cell office:value-type="float" office:value="0.189114987080103">
                <text:p>0.189114987080103</text:p>
              </table:table-cell>
              <table:table-cell office:value-type="float" office:value="0.0529392764857881">
                <text:p>0.0529392764857881</text:p>
              </table:table-cell>
              <table:table-cell office:value-type="float" office:value="0">
                <text:p>0</text:p>
              </table:table-cell>
              <table:table-cell office:value-type="float" office:value="0.303940245478036">
                <text:p>0.303940245478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00226098191214">
                <text:p>0.300226098191214</text:p>
              </table:table-cell>
              <table:table-cell office:value-type="float" office:value="0.0000728843669250646">
                <text:p>0.0000728843669250646</text:p>
              </table:table-cell>
              <table:table-cell office:value-type="float" office:value="0.0343184754521964">
                <text:p>0.0343184754521964</text:p>
              </table:table-cell>
              <table:table-cell office:value-type="float" office:value="0.0290859173126615">
                <text:p>0.0290859173126615</text:p>
              </table:table-cell>
              <table:table-cell office:value-type="float" office:value="0">
                <text:p>0</text:p>
              </table:table-cell>
              <table:table-cell office:value-type="float" office:value="0.000418927648578811">
                <text:p>0.000418927648578811</text:p>
              </table:table-cell>
              <table:table-cell office:value-type="float" office:value="0.184108527131783">
                <text:p>0.184108527131783</text:p>
              </table:table-cell>
              <table:table-cell office:value-type="float" office:value="0.0521802325581395">
                <text:p>0.0521802325581395</text:p>
              </table:table-cell>
              <table:table-cell office:value-type="float" office:value="0">
                <text:p>0</text:p>
              </table:table-cell>
              <table:table-cell office:value-type="float" office:value="0.300112080103359">
                <text:p>0.300112080103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295704134366925">
                <text:p>0.295704134366925</text:p>
              </table:table-cell>
              <table:table-cell office:value-type="float" office:value="0.0000636789405684755">
                <text:p>0.0000636789405684755</text:p>
              </table:table-cell>
              <table:table-cell office:value-type="float" office:value="0.0348998708010336">
                <text:p>0.0348998708010336</text:p>
              </table:table-cell>
              <table:table-cell office:value-type="float" office:value="0.027906976744186">
                <text:p>0.027906976744186</text:p>
              </table:table-cell>
              <table:table-cell office:value-type="float" office:value="0">
                <text:p>0</text:p>
              </table:table-cell>
              <table:table-cell office:value-type="float" office:value="0.000430071059431525">
                <text:p>0.000430071059431525</text:p>
              </table:table-cell>
              <table:table-cell office:value-type="float" office:value="0.18249354005168">
                <text:p>0.18249354005168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295730458656331">
                <text:p>0.295730458656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91989664082687">
                <text:p>0.291989664082687</text:p>
              </table:table-cell>
              <table:table-cell office:value-type="float" office:value="0.0000617248062015504">
                <text:p>0.0000617248062015504</text:p>
              </table:table-cell>
              <table:table-cell office:value-type="float" office:value="0.034609173126615">
                <text:p>0.034609173126615</text:p>
              </table:table-cell>
              <table:table-cell office:value-type="float" office:value="0.0290051679586563">
                <text:p>0.0290051679586563</text:p>
              </table:table-cell>
              <table:table-cell office:value-type="float" office:value="0">
                <text:p>0</text:p>
              </table:table-cell>
              <table:table-cell office:value-type="float" office:value="0.00040406976744186">
                <text:p>0.00040406976744186</text:p>
              </table:table-cell>
              <table:table-cell office:value-type="float" office:value="0.178133074935401">
                <text:p>0.178133074935401</text:p>
              </table:table-cell>
              <table:table-cell office:value-type="float" office:value="0.0498062015503876">
                <text:p>0.0498062015503876</text:p>
              </table:table-cell>
              <table:table-cell office:value-type="float" office:value="0">
                <text:p>0</text:p>
              </table:table-cell>
              <table:table-cell office:value-type="float" office:value="0.291957687338501">
                <text:p>0.29195768733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0000550872093023256">
                <text:p>0.0000550872093023256</text:p>
              </table:table-cell>
              <table:table-cell office:value-type="float" office:value="0.0346576227390181">
                <text:p>0.0346576227390181</text:p>
              </table:table-cell>
              <table:table-cell office:value-type="float" office:value="0.0297319121447028">
                <text:p>0.0297319121447028</text:p>
              </table:table-cell>
              <table:table-cell office:value-type="float" office:value="0">
                <text:p>0</text:p>
              </table:table-cell>
              <table:table-cell office:value-type="float" office:value="0.000390503875968992">
                <text:p>0.000390503875968992</text:p>
              </table:table-cell>
              <table:table-cell office:value-type="float" office:value="0.177325581395349">
                <text:p>0.177325581395349</text:p>
              </table:table-cell>
              <table:table-cell office:value-type="float" office:value="0.0494347545219638">
                <text:p>0.0494347545219638</text:p>
              </table:table-cell>
              <table:table-cell office:value-type="float" office:value="0">
                <text:p>0</text:p>
              </table:table-cell>
              <table:table-cell office:value-type="float" office:value="0.291540374677003">
                <text:p>0.291540374677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282622739018088">
                <text:p>0.282622739018088</text:p>
              </table:table-cell>
              <table:table-cell office:value-type="float" office:value="0.0000569928940568475">
                <text:p>0.0000569928940568475</text:p>
              </table:table-cell>
              <table:table-cell office:value-type="float" office:value="0.0346576227390181">
                <text:p>0.0346576227390181</text:p>
              </table:table-cell>
              <table:table-cell office:value-type="float" office:value="0.0294735142118863">
                <text:p>0.0294735142118863</text:p>
              </table:table-cell>
              <table:table-cell office:value-type="float" office:value="0">
                <text:p>0</text:p>
              </table:table-cell>
              <table:table-cell office:value-type="float" office:value="0.000404231266149871">
                <text:p>0.000404231266149871</text:p>
              </table:table-cell>
              <table:table-cell office:value-type="float" office:value="0.170704134366925">
                <text:p>0.170704134366925</text:p>
              </table:table-cell>
              <table:table-cell office:value-type="float" office:value="0.0472545219638243">
                <text:p>0.0472545219638243</text:p>
              </table:table-cell>
              <table:table-cell office:value-type="float" office:value="0">
                <text:p>0</text:p>
              </table:table-cell>
              <table:table-cell office:value-type="float" office:value="0.282494024547804">
                <text:p>0.28249402454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27874677002584">
                <text:p>0.27874677002584</text:p>
              </table:table-cell>
              <table:table-cell office:value-type="float" office:value="0.0000507428940568475">
                <text:p>0.0000507428940568475</text:p>
              </table:table-cell>
              <table:table-cell office:value-type="float" office:value="0.0339470284237726">
                <text:p>0.0339470284237726</text:p>
              </table:table-cell>
              <table:table-cell office:value-type="float" office:value="0.0303940568475452">
                <text:p>0.0303940568475452</text:p>
              </table:table-cell>
              <table:table-cell office:value-type="float" office:value="0">
                <text:p>0</text:p>
              </table:table-cell>
              <table:table-cell office:value-type="float" office:value="0.000357881136950904">
                <text:p>0.000357881136950904</text:p>
              </table:table-cell>
              <table:table-cell office:value-type="float" office:value="0.167797157622739">
                <text:p>0.167797157622739</text:p>
              </table:table-cell>
              <table:table-cell office:value-type="float" office:value="0.0462855297157623">
                <text:p>0.0462855297157623</text:p>
              </table:table-cell>
              <table:table-cell office:value-type="float" office:value="0">
                <text:p>0</text:p>
              </table:table-cell>
              <table:table-cell office:value-type="float" office:value="0.27878165374677">
                <text:p>0.27878165374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272932816537468">
                <text:p>0.272932816537468</text:p>
              </table:table-cell>
              <table:table-cell office:value-type="float" office:value="0.0000416343669250646">
                <text:p>0.0000416343669250646</text:p>
              </table:table-cell>
              <table:table-cell office:value-type="float" office:value="0.0338501291989664">
                <text:p>0.0338501291989664</text:p>
              </table:table-cell>
              <table:table-cell office:value-type="float" office:value="0.0295058139534884">
                <text:p>0.0295058139534884</text:p>
              </table:table-cell>
              <table:table-cell office:value-type="float" office:value="0">
                <text:p>0</text:p>
              </table:table-cell>
              <table:table-cell office:value-type="float" office:value="0.000380490956072351">
                <text:p>0.000380490956072351</text:p>
              </table:table-cell>
              <table:table-cell office:value-type="float" office:value="0.164728682170543">
                <text:p>0.164728682170543</text:p>
              </table:table-cell>
              <table:table-cell office:value-type="float" office:value="0.0443959948320413">
                <text:p>0.0443959948320413</text:p>
              </table:table-cell>
              <table:table-cell office:value-type="float" office:value="0">
                <text:p>0</text:p>
              </table:table-cell>
              <table:table-cell office:value-type="float" office:value="0.272861111111111">
                <text:p>0.27286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274386304909561">
                <text:p>0.274386304909561</text:p>
              </table:table-cell>
              <table:table-cell office:value-type="float" office:value="0.0000447835917312662">
                <text:p>0.0000447835917312662</text:p>
              </table:table-cell>
              <table:table-cell office:value-type="float" office:value="0.0350452196382429">
                <text:p>0.0350452196382429</text:p>
              </table:table-cell>
              <table:table-cell office:value-type="float" office:value="0.030765503875969">
                <text:p>0.030765503875969</text:p>
              </table:table-cell>
              <table:table-cell office:value-type="float" office:value="0">
                <text:p>0</text:p>
              </table:table-cell>
              <table:table-cell office:value-type="float" office:value="0.000337855297157623">
                <text:p>0.000337855297157623</text:p>
              </table:table-cell>
              <table:table-cell office:value-type="float" office:value="0.16327519379845">
                <text:p>0.16327519379845</text:p>
              </table:table-cell>
              <table:table-cell office:value-type="float" office:value="0.0449127906976744">
                <text:p>0.0449127906976744</text:p>
              </table:table-cell>
              <table:table-cell office:value-type="float" office:value="0">
                <text:p>0</text:p>
              </table:table-cell>
              <table:table-cell office:value-type="float" office:value="0.274336563307494">
                <text:p>0.274336563307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268249354005168">
                <text:p>0.268249354005168</text:p>
              </table:table-cell>
              <table:table-cell office:value-type="float" office:value="0.0000414244186046512">
                <text:p>0.0000414244186046512</text:p>
              </table:table-cell>
              <table:table-cell office:value-type="float" office:value="0.0351582687338501">
                <text:p>0.0351582687338501</text:p>
              </table:table-cell>
              <table:table-cell office:value-type="float" office:value="0.0304586563307494">
                <text:p>0.0304586563307494</text:p>
              </table:table-cell>
              <table:table-cell office:value-type="float" office:value="0">
                <text:p>0</text:p>
              </table:table-cell>
              <table:table-cell office:value-type="float" office:value="0.000362080103359173">
                <text:p>0.000362080103359173</text:p>
              </table:table-cell>
              <table:table-cell office:value-type="float" office:value="0.158010335917313">
                <text:p>0.158010335917313</text:p>
              </table:table-cell>
              <table:table-cell office:value-type="float" office:value="0.044250645994832">
                <text:p>0.044250645994832</text:p>
              </table:table-cell>
              <table:table-cell office:value-type="float" office:value="0">
                <text:p>0</text:p>
              </table:table-cell>
              <table:table-cell office:value-type="float" office:value="0.268239987080103">
                <text:p>0.268239987080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265826873385013">
                <text:p>0.265826873385013</text:p>
              </table:table-cell>
              <table:table-cell office:value-type="float" office:value="0.0000414405684754522">
                <text:p>0.0000414405684754522</text:p>
              </table:table-cell>
              <table:table-cell office:value-type="float" office:value="0.0359334625322997">
                <text:p>0.0359334625322997</text:p>
              </table:table-cell>
              <table:table-cell office:value-type="float" office:value="0.03078165374677">
                <text:p>0.03078165374677</text:p>
              </table:table-cell>
              <table:table-cell office:value-type="float" office:value="0">
                <text:p>0</text:p>
              </table:table-cell>
              <table:table-cell office:value-type="float" office:value="0.000330749354005168">
                <text:p>0.000330749354005168</text:p>
              </table:table-cell>
              <table:table-cell office:value-type="float" office:value="0.156282299741602">
                <text:p>0.156282299741602</text:p>
              </table:table-cell>
              <table:table-cell office:value-type="float" office:value="0.0424418604651163">
                <text:p>0.0424418604651163</text:p>
              </table:table-cell>
              <table:table-cell office:value-type="float" office:value="0">
                <text:p>0</text:p>
              </table:table-cell>
              <table:table-cell office:value-type="float" office:value="0.265770025839793">
                <text:p>0.26577002583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262919896640827">
                <text:p>0.262919896640827</text:p>
              </table:table-cell>
              <table:table-cell office:value-type="float" office:value="0.0000455910852713178">
                <text:p>0.0000455910852713178</text:p>
              </table:table-cell>
              <table:table-cell office:value-type="float" office:value="0.0360949612403101">
                <text:p>0.0360949612403101</text:p>
              </table:table-cell>
              <table:table-cell office:value-type="float" office:value="0.0306686046511628">
                <text:p>0.0306686046511628</text:p>
              </table:table-cell>
              <table:table-cell office:value-type="float" office:value="0">
                <text:p>0</text:p>
              </table:table-cell>
              <table:table-cell office:value-type="float" office:value="0.000347060723514212">
                <text:p>0.000347060723514212</text:p>
              </table:table-cell>
              <table:table-cell office:value-type="float" office:value="0.153375322997416">
                <text:p>0.153375322997416</text:p>
              </table:table-cell>
              <table:table-cell office:value-type="float" office:value="0.0423449612403101">
                <text:p>0.0423449612403101</text:p>
              </table:table-cell>
              <table:table-cell office:value-type="float" office:value="0">
                <text:p>0</text:p>
              </table:table-cell>
              <table:table-cell office:value-type="float" office:value="0.262830910852713">
                <text:p>0.262830910852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262112403100775">
                <text:p>0.262112403100775</text:p>
              </table:table-cell>
              <table:table-cell office:value-type="float" office:value="0.0000366279069767442">
                <text:p>0.0000366279069767442</text:p>
              </table:table-cell>
              <table:table-cell office:value-type="float" office:value="0.0372577519379845">
                <text:p>0.0372577519379845</text:p>
              </table:table-cell>
              <table:table-cell office:value-type="float" office:value="0.0317829457364341">
                <text:p>0.0317829457364341</text:p>
              </table:table-cell>
              <table:table-cell office:value-type="float" office:value="0">
                <text:p>0</text:p>
              </table:table-cell>
              <table:table-cell office:value-type="float" office:value="0.00034625322997416">
                <text:p>0.00034625322997416</text:p>
              </table:table-cell>
              <table:table-cell office:value-type="float" office:value="0.151469638242894">
                <text:p>0.151469638242894</text:p>
              </table:table-cell>
              <table:table-cell office:value-type="float" office:value="0.0411660206718346">
                <text:p>0.0411660206718346</text:p>
              </table:table-cell>
              <table:table-cell office:value-type="float" office:value="0">
                <text:p>0</text:p>
              </table:table-cell>
              <table:table-cell office:value-type="float" office:value="0.262022609819121">
                <text:p>0.262022609819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257751937984496">
                <text:p>0.257751937984496</text:p>
              </table:table-cell>
              <table:table-cell office:value-type="float" office:value="0.0000343507751937985">
                <text:p>0.0000343507751937985</text:p>
              </table:table-cell>
              <table:table-cell office:value-type="float" office:value="0.0358204134366925">
                <text:p>0.0358204134366925</text:p>
              </table:table-cell>
              <table:table-cell office:value-type="float" office:value="0.0319282945736434">
                <text:p>0.0319282945736434</text:p>
              </table:table-cell>
              <table:table-cell office:value-type="float" office:value="0">
                <text:p>0</text:p>
              </table:table-cell>
              <table:table-cell office:value-type="float" office:value="0.000340439276485788">
                <text:p>0.000340439276485788</text:p>
              </table:table-cell>
              <table:table-cell office:value-type="float" office:value="0.147932816537468">
                <text:p>0.147932816537468</text:p>
              </table:table-cell>
              <table:table-cell office:value-type="float" office:value="0.0416505167958656">
                <text:p>0.0416505167958656</text:p>
              </table:table-cell>
              <table:table-cell office:value-type="float" office:value="0">
                <text:p>0</text:p>
              </table:table-cell>
              <table:table-cell office:value-type="float" office:value="0.257672480620155">
                <text:p>0.257672480620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252260981912145">
                <text:p>0.252260981912145</text:p>
              </table:table-cell>
              <table:table-cell office:value-type="float" office:value="0.0000334140826873385">
                <text:p>0.0000334140826873385</text:p>
              </table:table-cell>
              <table:table-cell office:value-type="float" office:value="0.0361595607235142">
                <text:p>0.0361595607235142</text:p>
              </table:table-cell>
              <table:table-cell office:value-type="float" office:value="0.0324450904392765">
                <text:p>0.0324450904392765</text:p>
              </table:table-cell>
              <table:table-cell office:value-type="float" office:value="0">
                <text:p>0</text:p>
              </table:table-cell>
              <table:table-cell office:value-type="float" office:value="0.000304263565891473">
                <text:p>0.000304263565891473</text:p>
              </table:table-cell>
              <table:table-cell office:value-type="float" office:value="0.143620801033592">
                <text:p>0.143620801033592</text:p>
              </table:table-cell>
              <table:table-cell office:value-type="float" office:value="0.0397771317829457">
                <text:p>0.0397771317829457</text:p>
              </table:table-cell>
              <table:table-cell office:value-type="float" office:value="0">
                <text:p>0</text:p>
              </table:table-cell>
              <table:table-cell office:value-type="float" office:value="0.25230684754522">
                <text:p>0.25230684754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254521963824289">
                <text:p>0.254521963824289</text:p>
              </table:table-cell>
              <table:table-cell office:value-type="float" office:value="0.0000329780361757106">
                <text:p>0.0000329780361757106</text:p>
              </table:table-cell>
              <table:table-cell office:value-type="float" office:value="0.0367248062015504">
                <text:p>0.0367248062015504</text:p>
              </table:table-cell>
              <table:table-cell office:value-type="float" office:value="0.0320413436692506">
                <text:p>0.0320413436692506</text:p>
              </table:table-cell>
              <table:table-cell office:value-type="float" office:value="0">
                <text:p>0</text:p>
              </table:table-cell>
              <table:table-cell office:value-type="float" office:value="0.000329457364341085">
                <text:p>0.000329457364341085</text:p>
              </table:table-cell>
              <table:table-cell office:value-type="float" office:value="0.144735142118863">
                <text:p>0.144735142118863</text:p>
              </table:table-cell>
              <table:table-cell office:value-type="float" office:value="0.0406330749354005">
                <text:p>0.0406330749354005</text:p>
              </table:table-cell>
              <table:table-cell office:value-type="float" office:value="0">
                <text:p>0</text:p>
              </table:table-cell>
              <table:table-cell office:value-type="float" office:value="0.254463824289406">
                <text:p>0.254463824289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245801033591731">
                <text:p>0.245801033591731</text:p>
              </table:table-cell>
              <table:table-cell office:value-type="float" office:value="0.0000285206718346253">
                <text:p>0.0000285206718346253</text:p>
              </table:table-cell>
              <table:table-cell office:value-type="float" office:value="0.0360142118863049">
                <text:p>0.0360142118863049</text:p>
              </table:table-cell>
              <table:table-cell office:value-type="float" office:value="0.0313630490956072">
                <text:p>0.0313630490956072</text:p>
              </table:table-cell>
              <table:table-cell office:value-type="float" office:value="0">
                <text:p>0</text:p>
              </table:table-cell>
              <table:table-cell office:value-type="float" office:value="0.000320897932816537">
                <text:p>0.000320897932816537</text:p>
              </table:table-cell>
              <table:table-cell office:value-type="float" office:value="0.139760981912145">
                <text:p>0.139760981912145</text:p>
              </table:table-cell>
              <table:table-cell office:value-type="float" office:value="0.0383236434108527">
                <text:p>0.0383236434108527</text:p>
              </table:table-cell>
              <table:table-cell office:value-type="float" office:value="0">
                <text:p>0</text:p>
              </table:table-cell>
              <table:table-cell office:value-type="float" office:value="0.245782784237726">
                <text:p>0.245782784237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248223514211886">
                <text:p>0.248223514211886</text:p>
              </table:table-cell>
              <table:table-cell office:value-type="float" office:value="0.0000355458656330749">
                <text:p>0.0000355458656330749</text:p>
              </table:table-cell>
              <table:table-cell office:value-type="float" office:value="0.03703165374677">
                <text:p>0.03703165374677</text:p>
              </table:table-cell>
              <table:table-cell office:value-type="float" office:value="0.0324773901808786">
                <text:p>0.0324773901808786</text:p>
              </table:table-cell>
              <table:table-cell office:value-type="float" office:value="0">
                <text:p>0</text:p>
              </table:table-cell>
              <table:table-cell office:value-type="float" office:value="0.000313791989664083">
                <text:p>0.000313791989664083</text:p>
              </table:table-cell>
              <table:table-cell office:value-type="float" office:value="0.139082687338501">
                <text:p>0.139082687338501</text:p>
              </table:table-cell>
              <table:table-cell office:value-type="float" office:value="0.0392441860465116">
                <text:p>0.0392441860465116</text:p>
              </table:table-cell>
              <table:table-cell office:value-type="float" office:value="0">
                <text:p>0</text:p>
              </table:table-cell>
              <table:table-cell office:value-type="float" office:value="0.248149709302326">
                <text:p>0.24814970930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245962532299742">
                <text:p>0.245962532299742</text:p>
              </table:table-cell>
              <table:table-cell office:value-type="float" office:value="0.0000464631782945736">
                <text:p>0.0000464631782945736</text:p>
              </table:table-cell>
              <table:table-cell office:value-type="float" office:value="0.0388081395348837">
                <text:p>0.0388081395348837</text:p>
              </table:table-cell>
              <table:table-cell office:value-type="float" office:value="0.0336886304909561">
                <text:p>0.0336886304909561</text:p>
              </table:table-cell>
              <table:table-cell office:value-type="float" office:value="0">
                <text:p>0</text:p>
              </table:table-cell>
              <table:table-cell office:value-type="float" office:value="0.000309108527131783">
                <text:p>0.000309108527131783</text:p>
              </table:table-cell>
              <table:table-cell office:value-type="float" office:value="0.134576873385013">
                <text:p>0.134576873385013</text:p>
              </table:table-cell>
              <table:table-cell office:value-type="float" office:value="0.038452842377261">
                <text:p>0.038452842377261</text:p>
              </table:table-cell>
              <table:table-cell office:value-type="float" office:value="0">
                <text:p>0</text:p>
              </table:table-cell>
              <table:table-cell office:value-type="float" office:value="0.245835594315245">
                <text:p>0.245835594315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240794573643411">
                <text:p>0.240794573643411</text:p>
              </table:table-cell>
              <table:table-cell office:value-type="float" office:value="0.0000400516795865633">
                <text:p>0.0000400516795865633</text:p>
              </table:table-cell>
              <table:table-cell office:value-type="float" office:value="0.0379198966408269">
                <text:p>0.0379198966408269</text:p>
              </table:table-cell>
              <table:table-cell office:value-type="float" office:value="0.0327842377260982">
                <text:p>0.0327842377260982</text:p>
              </table:table-cell>
              <table:table-cell office:value-type="float" office:value="0">
                <text:p>0</text:p>
              </table:table-cell>
              <table:table-cell office:value-type="float" office:value="0.000294896640826873">
                <text:p>0.000294896640826873</text:p>
              </table:table-cell>
              <table:table-cell office:value-type="float" office:value="0.133026485788114">
                <text:p>0.133026485788114</text:p>
              </table:table-cell>
              <table:table-cell office:value-type="float" office:value="0.0366925064599483">
                <text:p>0.0366925064599483</text:p>
              </table:table-cell>
              <table:table-cell office:value-type="float" office:value="0">
                <text:p>0</text:p>
              </table:table-cell>
              <table:table-cell office:value-type="float" office:value="0.240718023255814">
                <text:p>0.240718023255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242086563307494">
                <text:p>0.242086563307494</text:p>
              </table:table-cell>
              <table:table-cell office:value-type="float" office:value="0.0000427325581395349">
                <text:p>0.0000427325581395349</text:p>
              </table:table-cell>
              <table:table-cell office:value-type="float" office:value="0.0384205426356589">
                <text:p>0.0384205426356589</text:p>
              </table:table-cell>
              <table:table-cell office:value-type="float" office:value="0.0352874677002584">
                <text:p>0.0352874677002584</text:p>
              </table:table-cell>
              <table:table-cell office:value-type="float" office:value="0">
                <text:p>0</text:p>
              </table:table-cell>
              <table:table-cell office:value-type="float" office:value="0.000282784237726098">
                <text:p>0.000282784237726098</text:p>
              </table:table-cell>
              <table:table-cell office:value-type="float" office:value="0.130636304909561">
                <text:p>0.130636304909561</text:p>
              </table:table-cell>
              <table:table-cell office:value-type="float" office:value="0.0373385012919897">
                <text:p>0.0373385012919897</text:p>
              </table:table-cell>
              <table:table-cell office:value-type="float" office:value="0">
                <text:p>0</text:p>
              </table:table-cell>
              <table:table-cell office:value-type="float" office:value="0.241965600775194">
                <text:p>0.241965600775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236595607235142">
                <text:p>0.236595607235142</text:p>
              </table:table-cell>
              <table:table-cell office:value-type="float" office:value="0.0000450581395348837">
                <text:p>0.0000450581395348837</text:p>
              </table:table-cell>
              <table:table-cell office:value-type="float" office:value="0.0386627906976744">
                <text:p>0.0386627906976744</text:p>
              </table:table-cell>
              <table:table-cell office:value-type="float" office:value="0.0341085271317829">
                <text:p>0.0341085271317829</text:p>
              </table:table-cell>
              <table:table-cell office:value-type="float" office:value="0">
                <text:p>0</text:p>
              </table:table-cell>
              <table:table-cell office:value-type="float" office:value="0.000281330749354005">
                <text:p>0.000281330749354005</text:p>
              </table:table-cell>
              <table:table-cell office:value-type="float" office:value="0.128552971576227">
                <text:p>0.128552971576227</text:p>
              </table:table-cell>
              <table:table-cell office:value-type="float" office:value="0.0349967700258398">
                <text:p>0.0349967700258398</text:p>
              </table:table-cell>
              <table:table-cell office:value-type="float" office:value="0">
                <text:p>0</text:p>
              </table:table-cell>
              <table:table-cell office:value-type="float" office:value="0.236602390180879">
                <text:p>0.236602390180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23578811369509">
                <text:p>0.23578811369509</text:p>
              </table:table-cell>
              <table:table-cell office:value-type="float" office:value="0.0000538921188630491">
                <text:p>0.0000538921188630491</text:p>
              </table:table-cell>
              <table:table-cell office:value-type="float" office:value="0.0392603359173127">
                <text:p>0.0392603359173127</text:p>
              </table:table-cell>
              <table:table-cell office:value-type="float" office:value="0.0348029715762274">
                <text:p>0.0348029715762274</text:p>
              </table:table-cell>
              <table:table-cell office:value-type="float" office:value="0">
                <text:p>0</text:p>
              </table:table-cell>
              <table:table-cell office:value-type="float" office:value="0.000273255813953488">
                <text:p>0.000273255813953488</text:p>
              </table:table-cell>
              <table:table-cell office:value-type="float" office:value="0.126211240310078">
                <text:p>0.126211240310078</text:p>
              </table:table-cell>
              <table:table-cell office:value-type="float" office:value="0.0351421188630491">
                <text:p>0.0351421188630491</text:p>
              </table:table-cell>
              <table:table-cell office:value-type="float" office:value="0">
                <text:p>0</text:p>
              </table:table-cell>
              <table:table-cell office:value-type="float" office:value="0.23568992248062">
                <text:p>0.23568992248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232881136950904">
                <text:p>0.232881136950904</text:p>
              </table:table-cell>
              <table:table-cell office:value-type="float" office:value="0.0000449935400516796">
                <text:p>0.0000449935400516796</text:p>
              </table:table-cell>
              <table:table-cell office:value-type="float" office:value="0.0400516795865633">
                <text:p>0.0400516795865633</text:p>
              </table:table-cell>
              <table:table-cell office:value-type="float" office:value="0.0348191214470284">
                <text:p>0.0348191214470284</text:p>
              </table:table-cell>
              <table:table-cell office:value-type="float" office:value="0">
                <text:p>0</text:p>
              </table:table-cell>
              <table:table-cell office:value-type="float" office:value="0.000266634366925065">
                <text:p>0.000266634366925065</text:p>
              </table:table-cell>
              <table:table-cell office:value-type="float" office:value="0.123546511627907">
                <text:p>0.123546511627907</text:p>
              </table:table-cell>
              <table:table-cell office:value-type="float" office:value="0.0341731266149871">
                <text:p>0.0341731266149871</text:p>
              </table:table-cell>
              <table:table-cell office:value-type="float" office:value="0">
                <text:p>0</text:p>
              </table:table-cell>
              <table:table-cell office:value-type="float" office:value="0.232857073643411">
                <text:p>0.232857073643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234980620155039">
                <text:p>0.234980620155039</text:p>
              </table:table-cell>
              <table:table-cell office:value-type="float" office:value="0.0000528262273901809">
                <text:p>0.0000528262273901809</text:p>
              </table:table-cell>
              <table:table-cell office:value-type="float" office:value="0.0415213178294574">
                <text:p>0.0415213178294574</text:p>
              </table:table-cell>
              <table:table-cell office:value-type="float" office:value="0.0348514211886305">
                <text:p>0.0348514211886305</text:p>
              </table:table-cell>
              <table:table-cell office:value-type="float" office:value="0">
                <text:p>0</text:p>
              </table:table-cell>
              <table:table-cell office:value-type="float" office:value="0.000264857881136951">
                <text:p>0.000264857881136951</text:p>
              </table:table-cell>
              <table:table-cell office:value-type="float" office:value="0.122609819121447">
                <text:p>0.122609819121447</text:p>
              </table:table-cell>
              <table:table-cell office:value-type="float" office:value="0.0356427648578811">
                <text:p>0.0356427648578811</text:p>
              </table:table-cell>
              <table:table-cell office:value-type="float" office:value="0">
                <text:p>0</text:p>
              </table:table-cell>
              <table:table-cell office:value-type="float" office:value="0.234890180878553">
                <text:p>0.234890180878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231427648578811">
                <text:p>0.231427648578811</text:p>
              </table:table-cell>
              <table:table-cell office:value-type="float" office:value="0.000060594315245478">
                <text:p>0.000060594315245478</text:p>
              </table:table-cell>
              <table:table-cell office:value-type="float" office:value="0.0395348837209302">
                <text:p>0.0395348837209302</text:p>
              </table:table-cell>
              <table:table-cell office:value-type="float" office:value="0.0345284237726098">
                <text:p>0.0345284237726098</text:p>
              </table:table-cell>
              <table:table-cell office:value-type="float" office:value="0">
                <text:p>0</text:p>
              </table:table-cell>
              <table:table-cell office:value-type="float" office:value="0.000250484496124031">
                <text:p>0.000250484496124031</text:p>
              </table:table-cell>
              <table:table-cell office:value-type="float" office:value="0.122529069767442">
                <text:p>0.122529069767442</text:p>
              </table:table-cell>
              <table:table-cell office:value-type="float" office:value="0.0345445736434109">
                <text:p>0.0345445736434109</text:p>
              </table:table-cell>
              <table:table-cell office:value-type="float" office:value="0">
                <text:p>0</text:p>
              </table:table-cell>
              <table:table-cell office:value-type="float" office:value="0.231387435400517">
                <text:p>0.231387435400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226905684754522">
                <text:p>0.226905684754522</text:p>
              </table:table-cell>
              <table:table-cell office:value-type="float" office:value="0.0000603036175710594">
                <text:p>0.0000603036175710594</text:p>
              </table:table-cell>
              <table:table-cell office:value-type="float" office:value="0.0412306201550388">
                <text:p>0.0412306201550388</text:p>
              </table:table-cell>
              <table:table-cell office:value-type="float" office:value="0.0350290697674419">
                <text:p>0.0350290697674419</text:p>
              </table:table-cell>
              <table:table-cell office:value-type="float" office:value="0">
                <text:p>0</text:p>
              </table:table-cell>
              <table:table-cell office:value-type="float" office:value="0.000249677002583979">
                <text:p>0.000249677002583979</text:p>
              </table:table-cell>
              <table:table-cell office:value-type="float" office:value="0.117199612403101">
                <text:p>0.117199612403101</text:p>
              </table:table-cell>
              <table:table-cell office:value-type="float" office:value="0.033171834625323">
                <text:p>0.033171834625323</text:p>
              </table:table-cell>
              <table:table-cell office:value-type="float" office:value="0">
                <text:p>0</text:p>
              </table:table-cell>
              <table:table-cell office:value-type="float" office:value="0.226880813953488">
                <text:p>0.226880813953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229005167958656">
                <text:p>0.229005167958656</text:p>
              </table:table-cell>
              <table:table-cell office:value-type="float" office:value="0.0000759205426356589">
                <text:p>0.0000759205426356589</text:p>
              </table:table-cell>
              <table:table-cell office:value-type="float" office:value="0.0420219638242894">
                <text:p>0.0420219638242894</text:p>
              </table:table-cell>
              <table:table-cell office:value-type="float" office:value="0.0373062015503876">
                <text:p>0.0373062015503876</text:p>
              </table:table-cell>
              <table:table-cell office:value-type="float" office:value="0">
                <text:p>0</text:p>
              </table:table-cell>
              <table:table-cell office:value-type="float" office:value="0.00023062015503876">
                <text:p>0.00023062015503876</text:p>
              </table:table-cell>
              <table:table-cell office:value-type="float" office:value="0.117587209302326">
                <text:p>0.117587209302326</text:p>
              </table:table-cell>
              <table:table-cell office:value-type="float" office:value="0.0318636950904393">
                <text:p>0.0318636950904393</text:p>
              </table:table-cell>
              <table:table-cell office:value-type="float" office:value="0">
                <text:p>0</text:p>
              </table:table-cell>
              <table:table-cell office:value-type="float" office:value="0.229009689922481">
                <text:p>0.229009689922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227228682170543">
                <text:p>0.227228682170543</text:p>
              </table:table-cell>
              <table:table-cell office:value-type="float" office:value="0.0000743217054263566">
                <text:p>0.0000743217054263566</text:p>
              </table:table-cell>
              <table:table-cell office:value-type="float" office:value="0.0425226098191214">
                <text:p>0.0425226098191214</text:p>
              </table:table-cell>
              <table:table-cell office:value-type="float" office:value="0.0361434108527132">
                <text:p>0.0361434108527132</text:p>
              </table:table-cell>
              <table:table-cell office:value-type="float" office:value="0">
                <text:p>0</text:p>
              </table:table-cell>
              <table:table-cell office:value-type="float" office:value="0.000238533591731266">
                <text:p>0.000238533591731266</text:p>
              </table:table-cell>
              <table:table-cell office:value-type="float" office:value="0.116069121447028">
                <text:p>0.116069121447028</text:p>
              </table:table-cell>
              <table:table-cell office:value-type="float" office:value="0.0321705426356589">
                <text:p>0.0321705426356589</text:p>
              </table:table-cell>
              <table:table-cell office:value-type="float" office:value="0">
                <text:p>0</text:p>
              </table:table-cell>
              <table:table-cell office:value-type="float" office:value="0.227144218346253">
                <text:p>0.227144218346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225613695090439">
                <text:p>0.225613695090439</text:p>
              </table:table-cell>
              <table:table-cell office:value-type="float" office:value="0.0000796673126614987">
                <text:p>0.0000796673126614987</text:p>
              </table:table-cell>
              <table:table-cell office:value-type="float" office:value="0.0431040051679587">
                <text:p>0.0431040051679587</text:p>
              </table:table-cell>
              <table:table-cell office:value-type="float" office:value="0.0369024547803618">
                <text:p>0.0369024547803618</text:p>
              </table:table-cell>
              <table:table-cell office:value-type="float" office:value="0">
                <text:p>0</text:p>
              </table:table-cell>
              <table:table-cell office:value-type="float" office:value="0.000220122739018088">
                <text:p>0.000220122739018088</text:p>
              </table:table-cell>
              <table:table-cell office:value-type="float" office:value="0.113614341085271">
                <text:p>0.113614341085271</text:p>
              </table:table-cell>
              <table:table-cell office:value-type="float" office:value="0.0316698966408269">
                <text:p>0.0316698966408269</text:p>
              </table:table-cell>
              <table:table-cell office:value-type="float" office:value="0">
                <text:p>0</text:p>
              </table:table-cell>
              <table:table-cell office:value-type="float" office:value="0.225510820413437">
                <text:p>0.225510820413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222545219638243">
                <text:p>0.222545219638243</text:p>
              </table:table-cell>
              <table:table-cell office:value-type="float" office:value="0.0000938468992248062">
                <text:p>0.0000938468992248062</text:p>
              </table:table-cell>
              <table:table-cell office:value-type="float" office:value="0.0431201550387597">
                <text:p>0.0431201550387597</text:p>
              </table:table-cell>
              <table:table-cell office:value-type="float" office:value="0.0377422480620155">
                <text:p>0.0377422480620155</text:p>
              </table:table-cell>
              <table:table-cell office:value-type="float" office:value="0">
                <text:p>0</text:p>
              </table:table-cell>
              <table:table-cell office:value-type="float" office:value="0.000223191214470284">
                <text:p>0.000223191214470284</text:p>
              </table:table-cell>
              <table:table-cell office:value-type="float" office:value="0.110739664082687">
                <text:p>0.110739664082687</text:p>
              </table:table-cell>
              <table:table-cell office:value-type="float" office:value="0.0306363049095607">
                <text:p>0.0306363049095607</text:p>
              </table:table-cell>
              <table:table-cell office:value-type="float" office:value="0">
                <text:p>0</text:p>
              </table:table-cell>
              <table:table-cell office:value-type="float" office:value="0.222461563307494">
                <text:p>0.222461563307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223029715762274">
                <text:p>0.223029715762274</text:p>
              </table:table-cell>
              <table:table-cell office:value-type="float" office:value="0.000104618863049096">
                <text:p>0.000104618863049096</text:p>
              </table:table-cell>
              <table:table-cell office:value-type="float" office:value="0.0430717054263566">
                <text:p>0.0430717054263566</text:p>
              </table:table-cell>
              <table:table-cell office:value-type="float" office:value="0.0378552971576227">
                <text:p>0.0378552971576227</text:p>
              </table:table-cell>
              <table:table-cell office:value-type="float" office:value="0">
                <text:p>0</text:p>
              </table:table-cell>
              <table:table-cell office:value-type="float" office:value="0.000223675710594315">
                <text:p>0.000223675710594315</text:p>
              </table:table-cell>
              <table:table-cell office:value-type="float" office:value="0.111417958656331">
                <text:p>0.111417958656331</text:p>
              </table:table-cell>
              <table:table-cell office:value-type="float" office:value="0.0304102067183463">
                <text:p>0.0304102067183463</text:p>
              </table:table-cell>
              <table:table-cell office:value-type="float" office:value="0">
                <text:p>0</text:p>
              </table:table-cell>
              <table:table-cell office:value-type="float" office:value="0.222978843669251">
                <text:p>0.222978843669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22109173126615">
                <text:p>0.22109173126615</text:p>
              </table:table-cell>
              <table:table-cell office:value-type="float" office:value="0.000114599483204134">
                <text:p>0.000114599483204134</text:p>
              </table:table-cell>
              <table:table-cell office:value-type="float" office:value="0.0450258397932817">
                <text:p>0.0450258397932817</text:p>
              </table:table-cell>
              <table:table-cell office:value-type="float" office:value="0.037483850129199">
                <text:p>0.037483850129199</text:p>
              </table:table-cell>
              <table:table-cell office:value-type="float" office:value="0">
                <text:p>0</text:p>
              </table:table-cell>
              <table:table-cell office:value-type="float" office:value="0.000219476744186047">
                <text:p>0.000219476744186047</text:p>
              </table:table-cell>
              <table:table-cell office:value-type="float" office:value="0.108236434108527">
                <text:p>0.108236434108527</text:p>
              </table:table-cell>
              <table:table-cell office:value-type="float" office:value="0.0300387596899225">
                <text:p>0.0300387596899225</text:p>
              </table:table-cell>
              <table:table-cell office:value-type="float" office:value="0">
                <text:p>0</text:p>
              </table:table-cell>
              <table:table-cell office:value-type="float" office:value="0.221004360465116">
                <text:p>0.221004360465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218992248062015">
                <text:p>0.218992248062015</text:p>
              </table:table-cell>
              <table:table-cell office:value-type="float" office:value="0.000113049095607235">
                <text:p>0.000113049095607235</text:p>
              </table:table-cell>
              <table:table-cell office:value-type="float" office:value="0.0447835917312662">
                <text:p>0.0447835917312662</text:p>
              </table:table-cell>
              <table:table-cell office:value-type="float" office:value="0.0383397932816537">
                <text:p>0.0383397932816537</text:p>
              </table:table-cell>
              <table:table-cell office:value-type="float" office:value="0">
                <text:p>0</text:p>
              </table:table-cell>
              <table:table-cell office:value-type="float" office:value="0.000187177002583979">
                <text:p>0.000187177002583979</text:p>
              </table:table-cell>
              <table:table-cell office:value-type="float" office:value="0.105700904392765">
                <text:p>0.105700904392765</text:p>
              </table:table-cell>
              <table:table-cell office:value-type="float" office:value="0.0298934108527132">
                <text:p>0.0298934108527132</text:p>
              </table:table-cell>
              <table:table-cell office:value-type="float" office:value="0">
                <text:p>0</text:p>
              </table:table-cell>
              <table:table-cell office:value-type="float" office:value="0.218904877260982">
                <text:p>0.218904877260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220768733850129">
                <text:p>0.220768733850129</text:p>
              </table:table-cell>
              <table:table-cell office:value-type="float" office:value="0.000140164728682171">
                <text:p>0.000140164728682171</text:p>
              </table:table-cell>
              <table:table-cell office:value-type="float" office:value="0.0454457364341085">
                <text:p>0.0454457364341085</text:p>
              </table:table-cell>
              <table:table-cell office:value-type="float" office:value="0.0397771317829457">
                <text:p>0.0397771317829457</text:p>
              </table:table-cell>
              <table:table-cell office:value-type="float" office:value="0">
                <text:p>0</text:p>
              </table:table-cell>
              <table:table-cell office:value-type="float" office:value="0.000182978036175711">
                <text:p>0.000182978036175711</text:p>
              </table:table-cell>
              <table:table-cell office:value-type="float" office:value="0.105587855297158">
                <text:p>0.105587855297158</text:p>
              </table:table-cell>
              <table:table-cell office:value-type="float" office:value="0.0295704134366925">
                <text:p>0.0295704134366925</text:p>
              </table:table-cell>
              <table:table-cell office:value-type="float" office:value="0">
                <text:p>0</text:p>
              </table:table-cell>
              <table:table-cell office:value-type="float" office:value="0.22056411498708">
                <text:p>0.22056411498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217215762273902">
                <text:p>0.217215762273902</text:p>
              </table:table-cell>
              <table:table-cell office:value-type="float" office:value="0.000142377260981912">
                <text:p>0.000142377260981912</text:p>
              </table:table-cell>
              <table:table-cell office:value-type="float" office:value="0.0456233850129199">
                <text:p>0.0456233850129199</text:p>
              </table:table-cell>
              <table:table-cell office:value-type="float" office:value="0.0394864341085271">
                <text:p>0.0394864341085271</text:p>
              </table:table-cell>
              <table:table-cell office:value-type="float" office:value="0">
                <text:p>0</text:p>
              </table:table-cell>
              <table:table-cell office:value-type="float" office:value="0.000194605943152455">
                <text:p>0.000194605943152455</text:p>
              </table:table-cell>
              <table:table-cell office:value-type="float" office:value="0.102923126614987">
                <text:p>0.102923126614987</text:p>
              </table:table-cell>
              <table:table-cell office:value-type="float" office:value="0.0289082687338501">
                <text:p>0.0289082687338501</text:p>
              </table:table-cell>
              <table:table-cell office:value-type="float" office:value="0">
                <text:p>0</text:p>
              </table:table-cell>
              <table:table-cell office:value-type="float" office:value="0.217135820413437">
                <text:p>0.217135820413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218184754521964">
                <text:p>0.218184754521964</text:p>
              </table:table-cell>
              <table:table-cell office:value-type="float" office:value="0.000145203488372093">
                <text:p>0.000145203488372093</text:p>
              </table:table-cell>
              <table:table-cell office:value-type="float" office:value="0.046624677002584">
                <text:p>0.046624677002584</text:p>
              </table:table-cell>
              <table:table-cell office:value-type="float" office:value="0.0400032299741602">
                <text:p>0.0400032299741602</text:p>
              </table:table-cell>
              <table:table-cell office:value-type="float" office:value="0">
                <text:p>0</text:p>
              </table:table-cell>
              <table:table-cell office:value-type="float" office:value="0.000190568475452196">
                <text:p>0.000190568475452196</text:p>
              </table:table-cell>
              <table:table-cell office:value-type="float" office:value="0.10281007751938">
                <text:p>0.10281007751938</text:p>
              </table:table-cell>
              <table:table-cell office:value-type="float" office:value="0.0284076227390181">
                <text:p>0.0284076227390181</text:p>
              </table:table-cell>
              <table:table-cell office:value-type="float" office:value="0">
                <text:p>0</text:p>
              </table:table-cell>
              <table:table-cell office:value-type="float" office:value="0.218036175710594">
                <text:p>0.21803617571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217377260981912">
                <text:p>0.217377260981912</text:p>
              </table:table-cell>
              <table:table-cell office:value-type="float" office:value="0.000164728682170543">
                <text:p>0.000164728682170543</text:p>
              </table:table-cell>
              <table:table-cell office:value-type="float" office:value="0.048078165374677">
                <text:p>0.048078165374677</text:p>
              </table:table-cell>
              <table:table-cell office:value-type="float" office:value="0.0400839793281654">
                <text:p>0.0400839793281654</text:p>
              </table:table-cell>
              <table:table-cell office:value-type="float" office:value="0">
                <text:p>0</text:p>
              </table:table-cell>
              <table:table-cell office:value-type="float" office:value="0.000176033591731266">
                <text:p>0.000176033591731266</text:p>
              </table:table-cell>
              <table:table-cell office:value-type="float" office:value="0.100516795865633">
                <text:p>0.100516795865633</text:p>
              </table:table-cell>
              <table:table-cell office:value-type="float" office:value="0.028343023255814">
                <text:p>0.028343023255814</text:p>
              </table:table-cell>
              <table:table-cell office:value-type="float" office:value="0">
                <text:p>0</text:p>
              </table:table-cell>
              <table:table-cell office:value-type="float" office:value="0.217197997416021">
                <text:p>0.217197997416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217054263565891">
                <text:p>0.217054263565891</text:p>
              </table:table-cell>
              <table:table-cell office:value-type="float" office:value="0.000188468992248062">
                <text:p>0.000188468992248062</text:p>
              </table:table-cell>
              <table:table-cell office:value-type="float" office:value="0.0479651162790698">
                <text:p>0.0479651162790698</text:p>
              </table:table-cell>
              <table:table-cell office:value-type="float" office:value="0.040859173126615">
                <text:p>0.040859173126615</text:p>
              </table:table-cell>
              <table:table-cell office:value-type="float" office:value="0">
                <text:p>0</text:p>
              </table:table-cell>
              <table:table-cell office:value-type="float" office:value="0.000183462532299742">
                <text:p>0.000183462532299742</text:p>
              </table:table-cell>
              <table:table-cell office:value-type="float" office:value="0.100258397932817">
                <text:p>0.100258397932817</text:p>
              </table:table-cell>
              <table:table-cell office:value-type="float" office:value="0.0276324289405685">
                <text:p>0.0276324289405685</text:p>
              </table:table-cell>
              <table:table-cell office:value-type="float" office:value="0">
                <text:p>0</text:p>
              </table:table-cell>
              <table:table-cell office:value-type="float" office:value="0.21689857881137">
                <text:p>0.2168985788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215600775193798">
                <text:p>0.215600775193798</text:p>
              </table:table-cell>
              <table:table-cell office:value-type="float" office:value="0.0001921834625323">
                <text:p>0.0001921834625323</text:p>
              </table:table-cell>
              <table:table-cell office:value-type="float" office:value="0.0492571059431525">
                <text:p>0.0492571059431525</text:p>
              </table:table-cell>
              <table:table-cell office:value-type="float" office:value="0.0407945736434109">
                <text:p>0.0407945736434109</text:p>
              </table:table-cell>
              <table:table-cell office:value-type="float" office:value="0">
                <text:p>0</text:p>
              </table:table-cell>
              <table:table-cell office:value-type="float" office:value="0.000175064599483204">
                <text:p>0.000175064599483204</text:p>
              </table:table-cell>
              <table:table-cell office:value-type="float" office:value="0.0979812661498708">
                <text:p>0.0979812661498708</text:p>
              </table:table-cell>
              <table:table-cell office:value-type="float" office:value="0.0272286821705426">
                <text:p>0.0272286821705426</text:p>
              </table:table-cell>
              <table:table-cell office:value-type="float" office:value="0">
                <text:p>0</text:p>
              </table:table-cell>
              <table:table-cell office:value-type="float" office:value="0.21543669250646">
                <text:p>0.21543669250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212532299741602">
                <text:p>0.212532299741602</text:p>
              </table:table-cell>
              <table:table-cell office:value-type="float" office:value="0.000194767441860465">
                <text:p>0.000194767441860465</text:p>
              </table:table-cell>
              <table:table-cell office:value-type="float" office:value="0.0496770025839793">
                <text:p>0.0496770025839793</text:p>
              </table:table-cell>
              <table:table-cell office:value-type="float" office:value="0.040406976744186">
                <text:p>0.040406976744186</text:p>
              </table:table-cell>
              <table:table-cell office:value-type="float" office:value="0">
                <text:p>0</text:p>
              </table:table-cell>
              <table:table-cell office:value-type="float" office:value="0.000162629198966408">
                <text:p>0.000162629198966408</text:p>
              </table:table-cell>
              <table:table-cell office:value-type="float" office:value="0.0954134366925065">
                <text:p>0.0954134366925065</text:p>
              </table:table-cell>
              <table:table-cell office:value-type="float" office:value="0.0266957364341085">
                <text:p>0.0266957364341085</text:p>
              </table:table-cell>
              <table:table-cell office:value-type="float" office:value="0">
                <text:p>0</text:p>
              </table:table-cell>
              <table:table-cell office:value-type="float" office:value="0.212355781653747">
                <text:p>0.212355781653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210917312661499">
                <text:p>0.210917312661499</text:p>
              </table:table-cell>
              <table:table-cell office:value-type="float" office:value="0.000202680878552972">
                <text:p>0.000202680878552972</text:p>
              </table:table-cell>
              <table:table-cell office:value-type="float" office:value="0.0500968992248062">
                <text:p>0.0500968992248062</text:p>
              </table:table-cell>
              <table:table-cell office:value-type="float" office:value="0.0400032299741602">
                <text:p>0.0400032299741602</text:p>
              </table:table-cell>
              <table:table-cell office:value-type="float" office:value="0">
                <text:p>0</text:p>
              </table:table-cell>
              <table:table-cell office:value-type="float" office:value="0.000157057493540052">
                <text:p>0.000157057493540052</text:p>
              </table:table-cell>
              <table:table-cell office:value-type="float" office:value="0.0940729974160207">
                <text:p>0.0940729974160207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">
                <text:p>0</text:p>
              </table:table-cell>
              <table:table-cell office:value-type="float" office:value="0.210719072997416">
                <text:p>0.21071907299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213178294573643">
                <text:p>0.213178294573643</text:p>
              </table:table-cell>
              <table:table-cell office:value-type="float" office:value="0.000196059431524548">
                <text:p>0.000196059431524548</text:p>
              </table:table-cell>
              <table:table-cell office:value-type="float" office:value="0.0502422480620155">
                <text:p>0.0502422480620155</text:p>
              </table:table-cell>
              <table:table-cell office:value-type="float" office:value="0.0409560723514212">
                <text:p>0.0409560723514212</text:p>
              </table:table-cell>
              <table:table-cell office:value-type="float" office:value="0">
                <text:p>0</text:p>
              </table:table-cell>
              <table:table-cell office:value-type="float" office:value="0.000171350129198966">
                <text:p>0.000171350129198966</text:p>
              </table:table-cell>
              <table:table-cell office:value-type="float" office:value="0.0951065891472868">
                <text:p>0.0951065891472868</text:p>
              </table:table-cell>
              <table:table-cell office:value-type="float" office:value="0.026437338501292">
                <text:p>0.026437338501292</text:p>
              </table:table-cell>
              <table:table-cell office:value-type="float" office:value="0">
                <text:p>0</text:p>
              </table:table-cell>
              <table:table-cell office:value-type="float" office:value="0.212913598191214">
                <text:p>0.212913598191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214308785529716">
                <text:p>0.214308785529716</text:p>
              </table:table-cell>
              <table:table-cell office:value-type="float" office:value="0.000199935400516796">
                <text:p>0.000199935400516796</text:p>
              </table:table-cell>
              <table:table-cell office:value-type="float" office:value="0.0514696382428941">
                <text:p>0.0514696382428941</text:p>
              </table:table-cell>
              <table:table-cell office:value-type="float" office:value="0.0426356589147287">
                <text:p>0.0426356589147287</text:p>
              </table:table-cell>
              <table:table-cell office:value-type="float" office:value="0">
                <text:p>0</text:p>
              </table:table-cell>
              <table:table-cell office:value-type="float" office:value="0.000161159560723514">
                <text:p>0.000161159560723514</text:p>
              </table:table-cell>
              <table:table-cell office:value-type="float" office:value="0.0936692506459948">
                <text:p>0.0936692506459948</text:p>
              </table:table-cell>
              <table:table-cell office:value-type="float" office:value="0.0262112403100775">
                <text:p>0.0262112403100775</text:p>
              </table:table-cell>
              <table:table-cell office:value-type="float" office:value="0">
                <text:p>0</text:p>
              </table:table-cell>
              <table:table-cell office:value-type="float" office:value="0.214146947674419">
                <text:p>0.214146947674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21140180878553">
                <text:p>0.21140180878553</text:p>
              </table:table-cell>
              <table:table-cell office:value-type="float" office:value="0.000209302325581395">
                <text:p>0.000209302325581395</text:p>
              </table:table-cell>
              <table:table-cell office:value-type="float" office:value="0.0500484496124031">
                <text:p>0.0500484496124031</text:p>
              </table:table-cell>
              <table:table-cell office:value-type="float" office:value="0.0429748062015504">
                <text:p>0.0429748062015504</text:p>
              </table:table-cell>
              <table:table-cell office:value-type="float" office:value="0">
                <text:p>0</text:p>
              </table:table-cell>
              <table:table-cell office:value-type="float" office:value="0.000155571705426357">
                <text:p>0.000155571705426357</text:p>
              </table:table-cell>
              <table:table-cell office:value-type="float" office:value="0.0921673126614987">
                <text:p>0.0921673126614987</text:p>
              </table:table-cell>
              <table:table-cell office:value-type="float" office:value="0.0258236434108527">
                <text:p>0.0258236434108527</text:p>
              </table:table-cell>
              <table:table-cell office:value-type="float" office:value="0">
                <text:p>0</text:p>
              </table:table-cell>
              <table:table-cell office:value-type="float" office:value="0.211169783591731">
                <text:p>0.211169783591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208171834625323">
                <text:p>0.208171834625323</text:p>
              </table:table-cell>
              <table:table-cell office:value-type="float" office:value="0.000208817829457364">
                <text:p>0.000208817829457364</text:p>
              </table:table-cell>
              <table:table-cell office:value-type="float" office:value="0.0511304909560724">
                <text:p>0.0511304909560724</text:p>
              </table:table-cell>
              <table:table-cell office:value-type="float" office:value="0.0419573643410853">
                <text:p>0.0419573643410853</text:p>
              </table:table-cell>
              <table:table-cell office:value-type="float" office:value="0">
                <text:p>0</text:p>
              </table:table-cell>
              <table:table-cell office:value-type="float" office:value="0.000149580103359173">
                <text:p>0.000149580103359173</text:p>
              </table:table-cell>
              <table:table-cell office:value-type="float" office:value="0.0892118863049096">
                <text:p>0.0892118863049096</text:p>
              </table:table-cell>
              <table:table-cell office:value-type="float" office:value="0.0255652454780362">
                <text:p>0.0255652454780362</text:p>
              </table:table-cell>
              <table:table-cell office:value-type="float" office:value="0">
                <text:p>0</text:p>
              </table:table-cell>
              <table:table-cell office:value-type="float" office:value="0.208014567183463">
                <text:p>0.20801456718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205587855297158">
                <text:p>0.205587855297158</text:p>
              </table:table-cell>
              <table:table-cell office:value-type="float" office:value="0.000199773901808786">
                <text:p>0.000199773901808786</text:p>
              </table:table-cell>
              <table:table-cell office:value-type="float" office:value="0.0525193798449612">
                <text:p>0.0525193798449612</text:p>
              </table:table-cell>
              <table:table-cell office:value-type="float" office:value="0.0407945736434109">
                <text:p>0.0407945736434109</text:p>
              </table:table-cell>
              <table:table-cell office:value-type="float" office:value="0">
                <text:p>0</text:p>
              </table:table-cell>
              <table:table-cell office:value-type="float" office:value="0.000152680878552972">
                <text:p>0.000152680878552972</text:p>
              </table:table-cell>
              <table:table-cell office:value-type="float" office:value="0.0879037467700258">
                <text:p>0.0879037467700258</text:p>
              </table:table-cell>
              <table:table-cell office:value-type="float" office:value="0.0239987080103359">
                <text:p>0.0239987080103359</text:p>
              </table:table-cell>
              <table:table-cell office:value-type="float" office:value="0">
                <text:p>0</text:p>
              </table:table-cell>
              <table:table-cell office:value-type="float" office:value="0.205369089147287">
                <text:p>0.205369089147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207364341085271">
                <text:p>0.207364341085271</text:p>
              </table:table-cell>
              <table:table-cell office:value-type="float" office:value="0.000194282945736434">
                <text:p>0.000194282945736434</text:p>
              </table:table-cell>
              <table:table-cell office:value-type="float" office:value="0.052890826873385">
                <text:p>0.052890826873385</text:p>
              </table:table-cell>
              <table:table-cell office:value-type="float" office:value="0.0426679586563307">
                <text:p>0.0426679586563307</text:p>
              </table:table-cell>
              <table:table-cell office:value-type="float" office:value="0">
                <text:p>0</text:p>
              </table:table-cell>
              <table:table-cell office:value-type="float" office:value="0.000137693798449612">
                <text:p>0.000137693798449612</text:p>
              </table:table-cell>
              <table:table-cell office:value-type="float" office:value="0.0873708010335917">
                <text:p>0.0873708010335917</text:p>
              </table:table-cell>
              <table:table-cell office:value-type="float" office:value="0.024047157622739">
                <text:p>0.024047157622739</text:p>
              </table:table-cell>
              <table:table-cell office:value-type="float" office:value="0">
                <text:p>0</text:p>
              </table:table-cell>
              <table:table-cell office:value-type="float" office:value="0.207114437984496">
                <text:p>0.20711443798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208010335917313">
                <text:p>0.208010335917313</text:p>
              </table:table-cell>
              <table:table-cell office:value-type="float" office:value="0.000198320413436693">
                <text:p>0.000198320413436693</text:p>
              </table:table-cell>
              <table:table-cell office:value-type="float" office:value="0.0533268733850129">
                <text:p>0.0533268733850129</text:p>
              </table:table-cell>
              <table:table-cell office:value-type="float" office:value="0.042328811369509">
                <text:p>0.042328811369509</text:p>
              </table:table-cell>
              <table:table-cell office:value-type="float" office:value="0">
                <text:p>0</text:p>
              </table:table-cell>
              <table:table-cell office:value-type="float" office:value="0.000145445736434109">
                <text:p>0.000145445736434109</text:p>
              </table:table-cell>
              <table:table-cell office:value-type="float" office:value="0.0872416020671835">
                <text:p>0.0872416020671835</text:p>
              </table:table-cell>
              <table:table-cell office:value-type="float" office:value="0.0247577519379845">
                <text:p>0.0247577519379845</text:p>
              </table:table-cell>
              <table:table-cell office:value-type="float" office:value="0">
                <text:p>0</text:p>
              </table:table-cell>
              <table:table-cell office:value-type="float" office:value="0.207800484496124">
                <text:p>0.20780048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205749354005168">
                <text:p>0.205749354005168</text:p>
              </table:table-cell>
              <table:table-cell office:value-type="float" office:value="0.000194444444444444">
                <text:p>0.000194444444444444</text:p>
              </table:table-cell>
              <table:table-cell office:value-type="float" office:value="0.0526647286821705">
                <text:p>0.0526647286821705</text:p>
              </table:table-cell>
              <table:table-cell office:value-type="float" office:value="0.0436531007751938">
                <text:p>0.0436531007751938</text:p>
              </table:table-cell>
              <table:table-cell office:value-type="float" office:value="0">
                <text:p>0</text:p>
              </table:table-cell>
              <table:table-cell office:value-type="float" office:value="0.000125549095607235">
                <text:p>0.000125549095607235</text:p>
              </table:table-cell>
              <table:table-cell office:value-type="float" office:value="0.0855297157622739">
                <text:p>0.0855297157622739</text:p>
              </table:table-cell>
              <table:table-cell office:value-type="float" office:value="0.023562661498708">
                <text:p>0.023562661498708</text:p>
              </table:table-cell>
              <table:table-cell office:value-type="float" office:value="0">
                <text:p>0</text:p>
              </table:table-cell>
              <table:table-cell office:value-type="float" office:value="0.205535755813953">
                <text:p>0.205535755813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205749354005168">
                <text:p>0.205749354005168</text:p>
              </table:table-cell>
              <table:table-cell office:value-type="float" office:value="0.000196866925064599">
                <text:p>0.000196866925064599</text:p>
              </table:table-cell>
              <table:table-cell office:value-type="float" office:value="0.053343023255814">
                <text:p>0.053343023255814</text:p>
              </table:table-cell>
              <table:table-cell office:value-type="float" office:value="0.0435239018087855">
                <text:p>0.0435239018087855</text:p>
              </table:table-cell>
              <table:table-cell office:value-type="float" office:value="0">
                <text:p>0</text:p>
              </table:table-cell>
              <table:table-cell office:value-type="float" office:value="0.000128084625322997">
                <text:p>0.000128084625322997</text:p>
              </table:table-cell>
              <table:table-cell office:value-type="float" office:value="0.0857235142118863">
                <text:p>0.0857235142118863</text:p>
              </table:table-cell>
              <table:table-cell office:value-type="float" office:value="0.0229005167958656">
                <text:p>0.0229005167958656</text:p>
              </table:table-cell>
              <table:table-cell office:value-type="float" office:value="0">
                <text:p>0</text:p>
              </table:table-cell>
              <table:table-cell office:value-type="float" office:value="0.205619040697674">
                <text:p>0.205619040697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204295865633075">
                <text:p>0.204295865633075</text:p>
              </table:table-cell>
              <table:table-cell office:value-type="float" office:value="0.000189760981912145">
                <text:p>0.000189760981912145</text:p>
              </table:table-cell>
              <table:table-cell office:value-type="float" office:value="0.0548611111111111">
                <text:p>0.0548611111111111</text:p>
              </table:table-cell>
              <table:table-cell office:value-type="float" office:value="0.0434916020671835">
                <text:p>0.0434916020671835</text:p>
              </table:table-cell>
              <table:table-cell office:value-type="float" office:value="0">
                <text:p>0</text:p>
              </table:table-cell>
              <table:table-cell office:value-type="float" office:value="0.000125274547803618">
                <text:p>0.000125274547803618</text:p>
              </table:table-cell>
              <table:table-cell office:value-type="float" office:value="0.0830749354005168">
                <text:p>0.0830749354005168</text:p>
              </table:table-cell>
              <table:table-cell office:value-type="float" office:value="0.0225290697674419">
                <text:p>0.0225290697674419</text:p>
              </table:table-cell>
              <table:table-cell office:value-type="float" office:value="0">
                <text:p>0</text:p>
              </table:table-cell>
              <table:table-cell office:value-type="float" office:value="0.204081992894057">
                <text:p>0.204081992894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201550387596899">
                <text:p>0.201550387596899</text:p>
              </table:table-cell>
              <table:table-cell office:value-type="float" office:value="0.000188145994832041">
                <text:p>0.000188145994832041</text:p>
              </table:table-cell>
              <table:table-cell office:value-type="float" office:value="0.0545704134366925">
                <text:p>0.0545704134366925</text:p>
              </table:table-cell>
              <table:table-cell office:value-type="float" office:value="0.044234496124031">
                <text:p>0.044234496124031</text:p>
              </table:table-cell>
              <table:table-cell office:value-type="float" office:value="0">
                <text:p>0</text:p>
              </table:table-cell>
              <table:table-cell office:value-type="float" office:value="0.00012437015503876">
                <text:p>0.00012437015503876</text:p>
              </table:table-cell>
              <table:table-cell office:value-type="float" office:value="0.0802164082687338">
                <text:p>0.0802164082687338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0">
                <text:p>0</text:p>
              </table:table-cell>
              <table:table-cell office:value-type="float" office:value="0.201367910206718">
                <text:p>0.201367910206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203165374677003">
                <text:p>0.203165374677003</text:p>
              </table:table-cell>
              <table:table-cell office:value-type="float" office:value="0.000176195090439276">
                <text:p>0.000176195090439276</text:p>
              </table:table-cell>
              <table:table-cell office:value-type="float" office:value="0.054812661498708">
                <text:p>0.054812661498708</text:p>
              </table:table-cell>
              <table:table-cell office:value-type="float" office:value="0.0452357881136951">
                <text:p>0.0452357881136951</text:p>
              </table:table-cell>
              <table:table-cell office:value-type="float" office:value="0">
                <text:p>0</text:p>
              </table:table-cell>
              <table:table-cell office:value-type="float" office:value="0.000114615633074935">
                <text:p>0.000114615633074935</text:p>
              </table:table-cell>
              <table:table-cell office:value-type="float" office:value="0.0809916020671835">
                <text:p>0.0809916020671835</text:p>
              </table:table-cell>
              <table:table-cell office:value-type="float" office:value="0.0219153746770026">
                <text:p>0.0219153746770026</text:p>
              </table:table-cell>
              <table:table-cell office:value-type="float" office:value="0">
                <text:p>0</text:p>
              </table:table-cell>
              <table:table-cell office:value-type="float" office:value="0.203070041989664">
                <text:p>0.203070041989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200581395348837">
                <text:p>0.200581395348837</text:p>
              </table:table-cell>
              <table:table-cell office:value-type="float" office:value="0.000153827519379845">
                <text:p>0.000153827519379845</text:p>
              </table:table-cell>
              <table:table-cell office:value-type="float" office:value="0.0546834625322997">
                <text:p>0.0546834625322997</text:p>
              </table:table-cell>
              <table:table-cell office:value-type="float" office:value="0.0440568475452196">
                <text:p>0.0440568475452196</text:p>
              </table:table-cell>
              <table:table-cell office:value-type="float" office:value="0">
                <text:p>0</text:p>
              </table:table-cell>
              <table:table-cell office:value-type="float" office:value="0.000105394056847545">
                <text:p>0.000105394056847545</text:p>
              </table:table-cell>
              <table:table-cell office:value-type="float" office:value="0.0799418604651163">
                <text:p>0.0799418604651163</text:p>
              </table:table-cell>
              <table:table-cell office:value-type="float" office:value="0.0215923772609819">
                <text:p>0.0215923772609819</text:p>
              </table:table-cell>
              <table:table-cell office:value-type="float" office:value="0">
                <text:p>0</text:p>
              </table:table-cell>
              <table:table-cell office:value-type="float" office:value="0.200379941860465">
                <text:p>0.200379941860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201227390180879">
                <text:p>0.201227390180879</text:p>
              </table:table-cell>
              <table:table-cell office:value-type="float" office:value="0.000170865633074935">
                <text:p>0.000170865633074935</text:p>
              </table:table-cell>
              <table:table-cell office:value-type="float" office:value="0.0550387596899225">
                <text:p>0.0550387596899225</text:p>
              </table:table-cell>
              <table:table-cell office:value-type="float" office:value="0.0438468992248062">
                <text:p>0.0438468992248062</text:p>
              </table:table-cell>
              <table:table-cell office:value-type="float" office:value="0">
                <text:p>0</text:p>
              </table:table-cell>
              <table:table-cell office:value-type="float" office:value="0.000109770671834625">
                <text:p>0.000109770671834625</text:p>
              </table:table-cell>
              <table:table-cell office:value-type="float" office:value="0.0804586563307494">
                <text:p>0.0804586563307494</text:p>
              </table:table-cell>
              <table:table-cell office:value-type="float" office:value="0.0216731266149871">
                <text:p>0.0216731266149871</text:p>
              </table:table-cell>
              <table:table-cell office:value-type="float" office:value="0">
                <text:p>0</text:p>
              </table:table-cell>
              <table:table-cell office:value-type="float" office:value="0.2011272125323">
                <text:p>0.20112721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201227390180879">
                <text:p>0.201227390180879</text:p>
              </table:table-cell>
              <table:table-cell office:value-type="float" office:value="0.000153956718346253">
                <text:p>0.000153956718346253</text:p>
              </table:table-cell>
              <table:table-cell office:value-type="float" office:value="0.0573158914728682">
                <text:p>0.0573158914728682</text:p>
              </table:table-cell>
              <table:table-cell office:value-type="float" office:value="0.0450904392764858">
                <text:p>0.0450904392764858</text:p>
              </table:table-cell>
              <table:table-cell office:value-type="float" office:value="0">
                <text:p>0</text:p>
              </table:table-cell>
              <table:table-cell office:value-type="float" office:value="0.000104699612403101">
                <text:p>0.000104699612403101</text:p>
              </table:table-cell>
              <table:table-cell office:value-type="float" office:value="0.077874677002584">
                <text:p>0.077874677002584</text:p>
              </table:table-cell>
              <table:table-cell office:value-type="float" office:value="0.0206072351421189">
                <text:p>0.0206072351421189</text:p>
              </table:table-cell>
              <table:table-cell office:value-type="float" office:value="0">
                <text:p>0</text:p>
              </table:table-cell>
              <table:table-cell office:value-type="float" office:value="0.20099294250646">
                <text:p>0.20099294250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99935400516796">
                <text:p>0.199935400516796</text:p>
              </table:table-cell>
              <table:table-cell office:value-type="float" office:value="0.000145251937984496">
                <text:p>0.000145251937984496</text:p>
              </table:table-cell>
              <table:table-cell office:value-type="float" office:value="0.0583817829457364">
                <text:p>0.0583817829457364</text:p>
              </table:table-cell>
              <table:table-cell office:value-type="float" office:value="0.0435400516795866">
                <text:p>0.0435400516795866</text:p>
              </table:table-cell>
              <table:table-cell office:value-type="float" office:value="0">
                <text:p>0</text:p>
              </table:table-cell>
              <table:table-cell office:value-type="float" office:value="0.0000992732558139535">
                <text:p>0.0000992732558139535</text:p>
              </table:table-cell>
              <table:table-cell office:value-type="float" office:value="0.0761143410852713">
                <text:p>0.0761143410852713</text:p>
              </table:table-cell>
              <table:table-cell office:value-type="float" office:value="0.0217054263565891">
                <text:p>0.0217054263565891</text:p>
              </table:table-cell>
              <table:table-cell office:value-type="float" office:value="0">
                <text:p>0</text:p>
              </table:table-cell>
              <table:table-cell office:value-type="float" office:value="0.199840875322997">
                <text:p>0.199840875322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201550387596899">
                <text:p>0.201550387596899</text:p>
              </table:table-cell>
              <table:table-cell office:value-type="float" office:value="0.000151728036175711">
                <text:p>0.000151728036175711</text:p>
              </table:table-cell>
              <table:table-cell office:value-type="float" office:value="0.0582202842377261">
                <text:p>0.0582202842377261</text:p>
              </table:table-cell>
              <table:table-cell office:value-type="float" office:value="0.0446543927648579">
                <text:p>0.0446543927648579</text:p>
              </table:table-cell>
              <table:table-cell office:value-type="float" office:value="0">
                <text:p>0</text:p>
              </table:table-cell>
              <table:table-cell office:value-type="float" office:value="0.0000930071059431525">
                <text:p>0.0000930071059431525</text:p>
              </table:table-cell>
              <table:table-cell office:value-type="float" office:value="0.076421188630491">
                <text:p>0.076421188630491</text:p>
              </table:table-cell>
              <table:table-cell office:value-type="float" office:value="0.0220445736434109">
                <text:p>0.0220445736434109</text:p>
              </table:table-cell>
              <table:table-cell office:value-type="float" office:value="0">
                <text:p>0</text:p>
              </table:table-cell>
              <table:table-cell office:value-type="float" office:value="0.201433446382429">
                <text:p>0.20143344638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9718992248062">
                <text:p>0.19718992248062</text:p>
              </table:table-cell>
              <table:table-cell office:value-type="float" office:value="0.000160739664082687">
                <text:p>0.000160739664082687</text:p>
              </table:table-cell>
              <table:table-cell office:value-type="float" office:value="0.0578488372093023">
                <text:p>0.0578488372093023</text:p>
              </table:table-cell>
              <table:table-cell office:value-type="float" office:value="0.0443152454780362">
                <text:p>0.0443152454780362</text:p>
              </table:table-cell>
              <table:table-cell office:value-type="float" office:value="0">
                <text:p>0</text:p>
              </table:table-cell>
              <table:table-cell office:value-type="float" office:value="0.0000950096899224806">
                <text:p>0.0000950096899224806</text:p>
              </table:table-cell>
              <table:table-cell office:value-type="float" office:value="0.0740956072351421">
                <text:p>0.0740956072351421</text:p>
              </table:table-cell>
              <table:table-cell office:value-type="float" office:value="0.0207041343669251">
                <text:p>0.0207041343669251</text:p>
              </table:table-cell>
              <table:table-cell office:value-type="float" office:value="0">
                <text:p>0</text:p>
              </table:table-cell>
              <table:table-cell office:value-type="float" office:value="0.197058833979328">
                <text:p>0.19705883397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98804909560724">
                <text:p>0.198804909560724</text:p>
              </table:table-cell>
              <table:table-cell office:value-type="float" office:value="0.000142151162790698">
                <text:p>0.000142151162790698</text:p>
              </table:table-cell>
              <table:table-cell office:value-type="float" office:value="0.0578811369509044">
                <text:p>0.0578811369509044</text:p>
              </table:table-cell>
              <table:table-cell office:value-type="float" office:value="0.0460917312661499">
                <text:p>0.0460917312661499</text:p>
              </table:table-cell>
              <table:table-cell office:value-type="float" office:value="0">
                <text:p>0</text:p>
              </table:table-cell>
              <table:table-cell office:value-type="float" office:value="0.0000963016795865633">
                <text:p>0.0000963016795865633</text:p>
              </table:table-cell>
              <table:table-cell office:value-type="float" office:value="0.0738372093023256">
                <text:p>0.0738372093023256</text:p>
              </table:table-cell>
              <table:table-cell office:value-type="float" office:value="0.020687984496124">
                <text:p>0.020687984496124</text:p>
              </table:table-cell>
              <table:table-cell office:value-type="float" office:value="0">
                <text:p>0</text:p>
              </table:table-cell>
              <table:table-cell office:value-type="float" office:value="0.19859436369509">
                <text:p>0.19859436369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98158914728682">
                <text:p>0.198158914728682</text:p>
              </table:table-cell>
              <table:table-cell office:value-type="float" office:value="0.000166343669250646">
                <text:p>0.000166343669250646</text:p>
              </table:table-cell>
              <table:table-cell office:value-type="float" office:value="0.0586078811369509">
                <text:p>0.0586078811369509</text:p>
              </table:table-cell>
              <table:table-cell office:value-type="float" office:value="0.0458817829457364">
                <text:p>0.0458817829457364</text:p>
              </table:table-cell>
              <table:table-cell office:value-type="float" office:value="0">
                <text:p>0</text:p>
              </table:table-cell>
              <table:table-cell office:value-type="float" office:value="0.0000996608527131783">
                <text:p>0.0000996608527131783</text:p>
              </table:table-cell>
              <table:table-cell office:value-type="float" office:value="0.0731589147286822">
                <text:p>0.0731589147286822</text:p>
              </table:table-cell>
              <table:table-cell office:value-type="float" office:value="0.020171188630491">
                <text:p>0.020171188630491</text:p>
              </table:table-cell>
              <table:table-cell office:value-type="float" office:value="0">
                <text:p>0</text:p>
              </table:table-cell>
              <table:table-cell office:value-type="float" office:value="0.197919428294574">
                <text:p>0.197919428294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99289405684755">
                <text:p>0.199289405684755</text:p>
              </table:table-cell>
              <table:table-cell office:value-type="float" office:value="0.000158446382428941">
                <text:p>0.000158446382428941</text:p>
              </table:table-cell>
              <table:table-cell office:value-type="float" office:value="0.0601905684754522">
                <text:p>0.0601905684754522</text:p>
              </table:table-cell>
              <table:table-cell office:value-type="float" office:value="0.0460755813953488">
                <text:p>0.0460755813953488</text:p>
              </table:table-cell>
              <table:table-cell office:value-type="float" office:value="0">
                <text:p>0</text:p>
              </table:table-cell>
              <table:table-cell office:value-type="float" office:value="0.0000789890180878553">
                <text:p>0.0000789890180878553</text:p>
              </table:table-cell>
              <table:table-cell office:value-type="float" office:value="0.071656976744186">
                <text:p>0.071656976744186</text:p>
              </table:table-cell>
              <table:table-cell office:value-type="float" office:value="0.0210594315245478">
                <text:p>0.0210594315245478</text:p>
              </table:table-cell>
              <table:table-cell office:value-type="float" office:value="0">
                <text:p>0</text:p>
              </table:table-cell>
              <table:table-cell office:value-type="float" office:value="0.199061547157623">
                <text:p>0.199061547157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95897932816537">
                <text:p>0.195897932816537</text:p>
              </table:table-cell>
              <table:table-cell office:value-type="float" office:value="0.000144412144702842">
                <text:p>0.000144412144702842</text:p>
              </table:table-cell>
              <table:table-cell office:value-type="float" office:value="0.0593992248062016">
                <text:p>0.0593992248062016</text:p>
              </table:table-cell>
              <table:table-cell office:value-type="float" office:value="0.0453003875968992">
                <text:p>0.0453003875968992</text:p>
              </table:table-cell>
              <table:table-cell office:value-type="float" office:value="0">
                <text:p>0</text:p>
              </table:table-cell>
              <table:table-cell office:value-type="float" office:value="0.0000895510335917313">
                <text:p>0.0000895510335917313</text:p>
              </table:table-cell>
              <table:table-cell office:value-type="float" office:value="0.0712047803617571">
                <text:p>0.0712047803617571</text:p>
              </table:table-cell>
              <table:table-cell office:value-type="float" office:value="0.019718992248062">
                <text:p>0.019718992248062</text:p>
              </table:table-cell>
              <table:table-cell office:value-type="float" office:value="0">
                <text:p>0</text:p>
              </table:table-cell>
              <table:table-cell office:value-type="float" office:value="0.195712936046512">
                <text:p>0.195712936046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197835917312661">
                <text:p>0.197835917312661</text:p>
              </table:table-cell>
              <table:table-cell office:value-type="float" office:value="0.000158914728682171">
                <text:p>0.000158914728682171</text:p>
              </table:table-cell>
              <table:table-cell office:value-type="float" office:value="0.0592861757105943">
                <text:p>0.0592861757105943</text:p>
              </table:table-cell>
              <table:table-cell office:value-type="float" office:value="0.0467538759689922">
                <text:p>0.0467538759689922</text:p>
              </table:table-cell>
              <table:table-cell office:value-type="float" office:value="0">
                <text:p>0</text:p>
              </table:table-cell>
              <table:table-cell office:value-type="float" office:value="0.0000804586563307494">
                <text:p>0.000080458656330749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0.0200904392764858">
                <text:p>0.0200904392764858</text:p>
              </table:table-cell>
              <table:table-cell office:value-type="float" office:value="0">
                <text:p>0</text:p>
              </table:table-cell>
              <table:table-cell office:value-type="float" office:value="0.197738727390181">
                <text:p>0.197738727390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00179909560723514">
                <text:p>0.000179909560723514</text:p>
              </table:table-cell>
              <table:table-cell office:value-type="float" office:value="0.0606750645994832">
                <text:p>0.0606750645994832</text:p>
              </table:table-cell>
              <table:table-cell office:value-type="float" office:value="0.0470284237726098">
                <text:p>0.0470284237726098</text:p>
              </table:table-cell>
              <table:table-cell office:value-type="float" office:value="0">
                <text:p>0</text:p>
              </table:table-cell>
              <table:table-cell office:value-type="float" office:value="0.0000824127906976744">
                <text:p>0.0000824127906976744</text:p>
              </table:table-cell>
              <table:table-cell office:value-type="float" office:value="0.0683785529715762">
                <text:p>0.0683785529715762</text:p>
              </table:table-cell>
              <table:table-cell office:value-type="float" office:value="0.0188307493540052">
                <text:p>0.0188307493540052</text:p>
              </table:table-cell>
              <table:table-cell office:value-type="float" office:value="0">
                <text:p>0</text:p>
              </table:table-cell>
              <table:table-cell office:value-type="float" office:value="0.194995203488372">
                <text:p>0.194995203488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198804909560724">
                <text:p>0.198804909560724</text:p>
              </table:table-cell>
              <table:table-cell office:value-type="float" office:value="0.000169735142118863">
                <text:p>0.000169735142118863</text:p>
              </table:table-cell>
              <table:table-cell office:value-type="float" office:value="0.0617571059431525">
                <text:p>0.0617571059431525</text:p>
              </table:table-cell>
              <table:table-cell office:value-type="float" office:value="0.0473675710594315">
                <text:p>0.0473675710594315</text:p>
              </table:table-cell>
              <table:table-cell office:value-type="float" office:value="0">
                <text:p>0</text:p>
              </table:table-cell>
              <table:table-cell office:value-type="float" office:value="0.0000869347545219638">
                <text:p>0.0000869347545219638</text:p>
              </table:table-cell>
              <table:table-cell office:value-type="float" office:value="0.0707848837209302">
                <text:p>0.0707848837209302</text:p>
              </table:table-cell>
              <table:table-cell office:value-type="float" office:value="0.018733850129199">
                <text:p>0.018733850129199</text:p>
              </table:table-cell>
              <table:table-cell office:value-type="float" office:value="0">
                <text:p>0</text:p>
              </table:table-cell>
              <table:table-cell office:value-type="float" office:value="0.198730345607235">
                <text:p>0.198730345607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196543927648579">
                <text:p>0.196543927648579</text:p>
              </table:table-cell>
              <table:table-cell office:value-type="float" office:value="0.000164244186046512">
                <text:p>0.000164244186046512</text:p>
              </table:table-cell>
              <table:table-cell office:value-type="float" office:value="0.0608527131782946">
                <text:p>0.0608527131782946</text:p>
              </table:table-cell>
              <table:table-cell office:value-type="float" office:value="0.0482073643410853">
                <text:p>0.0482073643410853</text:p>
              </table:table-cell>
              <table:table-cell office:value-type="float" office:value="0">
                <text:p>0</text:p>
              </table:table-cell>
              <table:table-cell office:value-type="float" office:value="0.0000768249354005168">
                <text:p>0.0000768249354005168</text:p>
              </table:table-cell>
              <table:table-cell office:value-type="float" office:value="0.06828165374677">
                <text:p>0.06828165374677</text:p>
              </table:table-cell>
              <table:table-cell office:value-type="float" office:value="0.0190083979328165">
                <text:p>0.0190083979328165</text:p>
              </table:table-cell>
              <table:table-cell office:value-type="float" office:value="0">
                <text:p>0</text:p>
              </table:table-cell>
              <table:table-cell office:value-type="float" office:value="0.196426954134367">
                <text:p>0.196426954134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194928940568475">
                <text:p>0.194928940568475</text:p>
              </table:table-cell>
              <table:table-cell office:value-type="float" office:value="0.000185562015503876">
                <text:p>0.000185562015503876</text:p>
              </table:table-cell>
              <table:table-cell office:value-type="float" office:value="0.0620478036175711">
                <text:p>0.0620478036175711</text:p>
              </table:table-cell>
              <table:table-cell office:value-type="float" office:value="0.0476421188630491">
                <text:p>0.0476421188630491</text:p>
              </table:table-cell>
              <table:table-cell office:value-type="float" office:value="0">
                <text:p>0</text:p>
              </table:table-cell>
              <table:table-cell office:value-type="float" office:value="0.0000842700258397933">
                <text:p>0.0000842700258397933</text:p>
              </table:table-cell>
              <table:table-cell office:value-type="float" office:value="0.0661498708010336">
                <text:p>0.0661498708010336</text:p>
              </table:table-cell>
              <table:table-cell office:value-type="float" office:value="0.0188630490956072">
                <text:p>0.0188630490956072</text:p>
              </table:table-cell>
              <table:table-cell office:value-type="float" office:value="0">
                <text:p>0</text:p>
              </table:table-cell>
              <table:table-cell office:value-type="float" office:value="0.194787112403101">
                <text:p>0.194787112403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94121447028424">
                <text:p>0.194121447028424</text:p>
              </table:table-cell>
              <table:table-cell office:value-type="float" office:value="0.0001921834625323">
                <text:p>0.0001921834625323</text:p>
              </table:table-cell>
              <table:table-cell office:value-type="float" office:value="0.0612564599483204">
                <text:p>0.0612564599483204</text:p>
              </table:table-cell>
              <table:table-cell office:value-type="float" office:value="0.0475290697674419">
                <text:p>0.0475290697674419</text:p>
              </table:table-cell>
              <table:table-cell office:value-type="float" office:value="0">
                <text:p>0</text:p>
              </table:table-cell>
              <table:table-cell office:value-type="float" office:value="0.0000765180878552972">
                <text:p>0.0000765180878552972</text:p>
              </table:table-cell>
              <table:table-cell office:value-type="float" office:value="0.0671188630490956">
                <text:p>0.0671188630490956</text:p>
              </table:table-cell>
              <table:table-cell office:value-type="float" office:value="0.0179748062015504">
                <text:p>0.0179748062015504</text:p>
              </table:table-cell>
              <table:table-cell office:value-type="float" office:value="0">
                <text:p>0</text:p>
              </table:table-cell>
              <table:table-cell office:value-type="float" office:value="0.193955717054264">
                <text:p>0.193955717054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00179425064599483">
                <text:p>0.000179425064599483</text:p>
              </table:table-cell>
              <table:table-cell office:value-type="float" office:value="0.0620478036175711">
                <text:p>0.0620478036175711</text:p>
              </table:table-cell>
              <table:table-cell office:value-type="float" office:value="0.0478036175710594">
                <text:p>0.0478036175710594</text:p>
              </table:table-cell>
              <table:table-cell office:value-type="float" office:value="0">
                <text:p>0</text:p>
              </table:table-cell>
              <table:table-cell office:value-type="float" office:value="0.0000937822997416021">
                <text:p>0.0000937822997416021</text:p>
              </table:table-cell>
              <table:table-cell office:value-type="float" office:value="0.0670542635658915">
                <text:p>0.0670542635658915</text:p>
              </table:table-cell>
              <table:table-cell office:value-type="float" office:value="0.0178617571059432">
                <text:p>0.0178617571059432</text:p>
              </table:table-cell>
              <table:table-cell office:value-type="float" office:value="0">
                <text:p>0</text:p>
              </table:table-cell>
              <table:table-cell office:value-type="float" office:value="0.194861224160207">
                <text:p>0.194861224160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96705426356589">
                <text:p>0.196705426356589</text:p>
              </table:table-cell>
              <table:table-cell office:value-type="float" office:value="0.000196382428940568">
                <text:p>0.000196382428940568</text:p>
              </table:table-cell>
              <table:table-cell office:value-type="float" office:value="0.0635174418604651">
                <text:p>0.0635174418604651</text:p>
              </table:table-cell>
              <table:table-cell office:value-type="float" office:value="0.0487080103359173">
                <text:p>0.0487080103359173</text:p>
              </table:table-cell>
              <table:table-cell office:value-type="float" office:value="0">
                <text:p>0</text:p>
              </table:table-cell>
              <table:table-cell office:value-type="float" office:value="0.0000741602067183463">
                <text:p>0.0000741602067183463</text:p>
              </table:table-cell>
              <table:table-cell office:value-type="float" office:value="0.0659883720930233">
                <text:p>0.0659883720930233</text:p>
              </table:table-cell>
              <table:table-cell office:value-type="float" office:value="0.0181524547803618">
                <text:p>0.0181524547803618</text:p>
              </table:table-cell>
              <table:table-cell office:value-type="float" office:value="0">
                <text:p>0</text:p>
              </table:table-cell>
              <table:table-cell office:value-type="float" office:value="0.196440439276486">
                <text:p>0.19644043927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195897932816537">
                <text:p>0.195897932816537</text:p>
              </table:table-cell>
              <table:table-cell office:value-type="float" office:value="0.000195897932816537">
                <text:p>0.000195897932816537</text:p>
              </table:table-cell>
              <table:table-cell office:value-type="float" office:value="0.0630652454780362">
                <text:p>0.0630652454780362</text:p>
              </table:table-cell>
              <table:table-cell office:value-type="float" office:value="0.0495801033591731">
                <text:p>0.0495801033591731</text:p>
              </table:table-cell>
              <table:table-cell office:value-type="float" office:value="0">
                <text:p>0</text:p>
              </table:table-cell>
              <table:table-cell office:value-type="float" office:value="0.000080765503875969">
                <text:p>0.000080765503875969</text:p>
              </table:table-cell>
              <table:table-cell office:value-type="float" office:value="0.0649870801033592">
                <text:p>0.0649870801033592</text:p>
              </table:table-cell>
              <table:table-cell office:value-type="float" office:value="0.0179748062015504">
                <text:p>0.0179748062015504</text:p>
              </table:table-cell>
              <table:table-cell office:value-type="float" office:value="0">
                <text:p>0</text:p>
              </table:table-cell>
              <table:table-cell office:value-type="float" office:value="0.195688000645995">
                <text:p>0.195688000645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19250645994832">
                <text:p>0.19250645994832</text:p>
              </table:table-cell>
              <table:table-cell office:value-type="float" office:value="0.000213178294573643">
                <text:p>0.000213178294573643</text:p>
              </table:table-cell>
              <table:table-cell office:value-type="float" office:value="0.0626291989664083">
                <text:p>0.0626291989664083</text:p>
              </table:table-cell>
              <table:table-cell office:value-type="float" office:value="0.0484173126614987">
                <text:p>0.0484173126614987</text:p>
              </table:table-cell>
              <table:table-cell office:value-type="float" office:value="0">
                <text:p>0</text:p>
              </table:table-cell>
              <table:table-cell office:value-type="float" office:value="0.000064890180878553">
                <text:p>0.000064890180878553</text:p>
              </table:table-cell>
              <table:table-cell office:value-type="float" office:value="0.0641957364341085">
                <text:p>0.0641957364341085</text:p>
              </table:table-cell>
              <table:table-cell office:value-type="float" office:value="0.0169573643410853">
                <text:p>0.0169573643410853</text:p>
              </table:table-cell>
              <table:table-cell office:value-type="float" office:value="0">
                <text:p>0</text:p>
              </table:table-cell>
              <table:table-cell office:value-type="float" office:value="0.192264502583979">
                <text:p>0.19226450258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195413436692506">
                <text:p>0.195413436692506</text:p>
              </table:table-cell>
              <table:table-cell office:value-type="float" office:value="0.000191537467700258">
                <text:p>0.000191537467700258</text:p>
              </table:table-cell>
              <table:table-cell office:value-type="float" office:value="0.0646640826873385">
                <text:p>0.0646640826873385</text:p>
              </table:table-cell>
              <table:table-cell office:value-type="float" office:value="0.0491925064599483">
                <text:p>0.0491925064599483</text:p>
              </table:table-cell>
              <table:table-cell office:value-type="float" office:value="0">
                <text:p>0</text:p>
              </table:table-cell>
              <table:table-cell office:value-type="float" office:value="0.000072125322997416">
                <text:p>0.000072125322997416</text:p>
              </table:table-cell>
              <table:table-cell office:value-type="float" office:value="0.0636143410852713">
                <text:p>0.0636143410852713</text:p>
              </table:table-cell>
              <table:table-cell office:value-type="float" office:value="0.0177487080103359">
                <text:p>0.0177487080103359</text:p>
              </table:table-cell>
              <table:table-cell office:value-type="float" office:value="0">
                <text:p>0</text:p>
              </table:table-cell>
              <table:table-cell office:value-type="float" office:value="0.195291763565891">
                <text:p>0.195291763565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192021963824289">
                <text:p>0.192021963824289</text:p>
              </table:table-cell>
              <table:table-cell office:value-type="float" office:value="0.000202680878552972">
                <text:p>0.000202680878552972</text:p>
              </table:table-cell>
              <table:table-cell office:value-type="float" office:value="0.0637919896640827">
                <text:p>0.0637919896640827</text:p>
              </table:table-cell>
              <table:table-cell office:value-type="float" office:value="0.0498708010335917">
                <text:p>0.0498708010335917</text:p>
              </table:table-cell>
              <table:table-cell office:value-type="float" office:value="0">
                <text:p>0</text:p>
              </table:table-cell>
              <table:table-cell office:value-type="float" office:value="0.0000675549095607235">
                <text:p>0.0000675549095607235</text:p>
              </table:table-cell>
              <table:table-cell office:value-type="float" office:value="0.0615794573643411">
                <text:p>0.0615794573643411</text:p>
              </table:table-cell>
              <table:table-cell office:value-type="float" office:value="0.0164890180878553">
                <text:p>0.0164890180878553</text:p>
              </table:table-cell>
              <table:table-cell office:value-type="float" office:value="0">
                <text:p>0</text:p>
              </table:table-cell>
              <table:table-cell office:value-type="float" office:value="0.191798821059432">
                <text:p>0.191798821059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191537467700258">
                <text:p>0.191537467700258</text:p>
              </table:table-cell>
              <table:table-cell office:value-type="float" office:value="0.000218346253229974">
                <text:p>0.000218346253229974</text:p>
              </table:table-cell>
              <table:table-cell office:value-type="float" office:value="0.0643572351421189">
                <text:p>0.0643572351421189</text:p>
              </table:table-cell>
              <table:table-cell office:value-type="float" office:value="0.0479651162790698">
                <text:p>0.0479651162790698</text:p>
              </table:table-cell>
              <table:table-cell office:value-type="float" office:value="0">
                <text:p>0</text:p>
              </table:table-cell>
              <table:table-cell office:value-type="float" office:value="0.0000672480620155039">
                <text:p>0.0000672480620155039</text:p>
              </table:table-cell>
              <table:table-cell office:value-type="float" office:value="0.0612080103359173">
                <text:p>0.0612080103359173</text:p>
              </table:table-cell>
              <table:table-cell office:value-type="float" office:value="0.017797157622739">
                <text:p>0.017797157622739</text:p>
              </table:table-cell>
              <table:table-cell office:value-type="float" office:value="0">
                <text:p>0</text:p>
              </table:table-cell>
              <table:table-cell office:value-type="float" office:value="0.19139476744186">
                <text:p>0.19139476744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192990956072351">
                <text:p>0.192990956072351</text:p>
              </table:table-cell>
              <table:table-cell office:value-type="float" office:value="0.000223998708010336">
                <text:p>0.000223998708010336</text:p>
              </table:table-cell>
              <table:table-cell office:value-type="float" office:value="0.0647286821705426">
                <text:p>0.0647286821705426</text:p>
              </table:table-cell>
              <table:table-cell office:value-type="float" office:value="0.0483850129198966">
                <text:p>0.0483850129198966</text:p>
              </table:table-cell>
              <table:table-cell office:value-type="float" office:value="0">
                <text:p>0</text:p>
              </table:table-cell>
              <table:table-cell office:value-type="float" office:value="0.0000632428940568476">
                <text:p>0.0000632428940568476</text:p>
              </table:table-cell>
              <table:table-cell office:value-type="float" office:value="0.0628391472868217">
                <text:p>0.0628391472868217</text:p>
              </table:table-cell>
              <table:table-cell office:value-type="float" office:value="0.016828165374677">
                <text:p>0.016828165374677</text:p>
              </table:table-cell>
              <table:table-cell office:value-type="float" office:value="0">
                <text:p>0</text:p>
              </table:table-cell>
              <table:table-cell office:value-type="float" office:value="0.192844250645995">
                <text:p>0.192844250645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90406976744186">
                <text:p>0.190406976744186</text:p>
              </table:table-cell>
              <table:table-cell office:value-type="float" office:value="0.000209786821705426">
                <text:p>0.000209786821705426</text:p>
              </table:table-cell>
              <table:table-cell office:value-type="float" office:value="0.0629521963824289">
                <text:p>0.0629521963824289</text:p>
              </table:table-cell>
              <table:table-cell office:value-type="float" office:value="0.0501614987080103">
                <text:p>0.0501614987080103</text:p>
              </table:table-cell>
              <table:table-cell office:value-type="float" office:value="0">
                <text:p>0</text:p>
              </table:table-cell>
              <table:table-cell office:value-type="float" office:value="0.0000755490956072352">
                <text:p>0.0000755490956072352</text:p>
              </table:table-cell>
              <table:table-cell office:value-type="float" office:value="0.060578165374677">
                <text:p>0.060578165374677</text:p>
              </table:table-cell>
              <table:table-cell office:value-type="float" office:value="0.0163759689922481">
                <text:p>0.0163759689922481</text:p>
              </table:table-cell>
              <table:table-cell office:value-type="float" office:value="0">
                <text:p>0</text:p>
              </table:table-cell>
              <table:table-cell office:value-type="float" office:value="0.190143378552972">
                <text:p>0.19014337855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86369509043928">
                <text:p>0.186369509043928</text:p>
              </table:table-cell>
              <table:table-cell office:value-type="float" office:value="0.000203003875968992">
                <text:p>0.000203003875968992</text:p>
              </table:table-cell>
              <table:table-cell office:value-type="float" office:value="0.0626614987080103">
                <text:p>0.0626614987080103</text:p>
              </table:table-cell>
              <table:table-cell office:value-type="float" office:value="0.0489179586563307">
                <text:p>0.0489179586563307</text:p>
              </table:table-cell>
              <table:table-cell office:value-type="float" office:value="0">
                <text:p>0</text:p>
              </table:table-cell>
              <table:table-cell office:value-type="float" office:value="0.0000717538759689922">
                <text:p>0.0000717538759689922</text:p>
              </table:table-cell>
              <table:table-cell office:value-type="float" office:value="0.0587370801033592">
                <text:p>0.0587370801033592</text:p>
              </table:table-cell>
              <table:table-cell office:value-type="float" office:value="0.015718669250646">
                <text:p>0.015718669250646</text:p>
              </table:table-cell>
              <table:table-cell office:value-type="float" office:value="0">
                <text:p>0</text:p>
              </table:table-cell>
              <table:table-cell office:value-type="float" office:value="0.186106960594315">
                <text:p>0.186106960594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186208010335917">
                <text:p>0.186208010335917</text:p>
              </table:table-cell>
              <table:table-cell office:value-type="float" office:value="0.000211078811369509">
                <text:p>0.000211078811369509</text:p>
              </table:table-cell>
              <table:table-cell office:value-type="float" office:value="0.0620639534883721">
                <text:p>0.0620639534883721</text:p>
              </table:table-cell>
              <table:table-cell office:value-type="float" office:value="0.0497093023255814">
                <text:p>0.0497093023255814</text:p>
              </table:table-cell>
              <table:table-cell office:value-type="float" office:value="0">
                <text:p>0</text:p>
              </table:table-cell>
              <table:table-cell office:value-type="float" office:value="0.0000733204134366925">
                <text:p>0.0000733204134366925</text:p>
              </table:table-cell>
              <table:table-cell office:value-type="float" office:value="0.0578811369509044">
                <text:p>0.0578811369509044</text:p>
              </table:table-cell>
              <table:table-cell office:value-type="float" office:value="0.0162467700258398">
                <text:p>0.0162467700258398</text:p>
              </table:table-cell>
              <table:table-cell office:value-type="float" office:value="0">
                <text:p>0</text:p>
              </table:table-cell>
              <table:table-cell office:value-type="float" office:value="0.185974483204134">
                <text:p>0.185974483204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186692506459948">
                <text:p>0.186692506459948</text:p>
              </table:table-cell>
              <table:table-cell office:value-type="float" office:value="0.000193959948320413">
                <text:p>0.000193959948320413</text:p>
              </table:table-cell>
              <table:table-cell office:value-type="float" office:value="0.0642441860465116">
                <text:p>0.0642441860465116</text:p>
              </table:table-cell>
              <table:table-cell office:value-type="float" office:value="0.0494832041343669">
                <text:p>0.0494832041343669</text:p>
              </table:table-cell>
              <table:table-cell office:value-type="float" office:value="0">
                <text:p>0</text:p>
              </table:table-cell>
              <table:table-cell office:value-type="float" office:value="0.0000611918604651163">
                <text:p>0.0000611918604651163</text:p>
              </table:table-cell>
              <table:table-cell office:value-type="float" office:value="0.0577196382428941">
                <text:p>0.0577196382428941</text:p>
              </table:table-cell>
              <table:table-cell office:value-type="float" office:value="0.0149725452196382">
                <text:p>0.0149725452196382</text:p>
              </table:table-cell>
              <table:table-cell office:value-type="float" office:value="0">
                <text:p>0</text:p>
              </table:table-cell>
              <table:table-cell office:value-type="float" office:value="0.186480765503876">
                <text:p>0.18648076550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185885012919897">
                <text:p>0.185885012919897</text:p>
              </table:table-cell>
              <table:table-cell office:value-type="float" office:value="0.000229812661498708">
                <text:p>0.000229812661498708</text:p>
              </table:table-cell>
              <table:table-cell office:value-type="float" office:value="0.0627583979328165">
                <text:p>0.0627583979328165</text:p>
              </table:table-cell>
              <table:table-cell office:value-type="float" office:value="0.0502745478036176">
                <text:p>0.0502745478036176</text:p>
              </table:table-cell>
              <table:table-cell office:value-type="float" office:value="0">
                <text:p>0</text:p>
              </table:table-cell>
              <table:table-cell office:value-type="float" office:value="0.0000656007751937984">
                <text:p>0.0000656007751937984</text:p>
              </table:table-cell>
              <table:table-cell office:value-type="float" office:value="0.0568959948320413">
                <text:p>0.0568959948320413</text:p>
              </table:table-cell>
              <table:table-cell office:value-type="float" office:value="0.0156023901808786">
                <text:p>0.0156023901808786</text:p>
              </table:table-cell>
              <table:table-cell office:value-type="float" office:value="0">
                <text:p>0</text:p>
              </table:table-cell>
              <table:table-cell office:value-type="float" office:value="0.185596931524548">
                <text:p>0.185596931524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185400516795866">
                <text:p>0.185400516795866</text:p>
              </table:table-cell>
              <table:table-cell office:value-type="float" office:value="0.000205103359173127">
                <text:p>0.000205103359173127</text:p>
              </table:table-cell>
              <table:table-cell office:value-type="float" office:value="0.0622739018087855">
                <text:p>0.0622739018087855</text:p>
              </table:table-cell>
              <table:table-cell office:value-type="float" office:value="0.0494832041343669">
                <text:p>0.0494832041343669</text:p>
              </table:table-cell>
              <table:table-cell office:value-type="float" office:value="0">
                <text:p>0</text:p>
              </table:table-cell>
              <table:table-cell office:value-type="float" office:value="0.0000621447028423773">
                <text:p>0.0000621447028423773</text:p>
              </table:table-cell>
              <table:table-cell office:value-type="float" office:value="0.0584302325581395">
                <text:p>0.0584302325581395</text:p>
              </table:table-cell>
              <table:table-cell office:value-type="float" office:value="0.015016149870801">
                <text:p>0.015016149870801</text:p>
              </table:table-cell>
              <table:table-cell office:value-type="float" office:value="0">
                <text:p>0</text:p>
              </table:table-cell>
              <table:table-cell office:value-type="float" office:value="0.185265633074935">
                <text:p>0.185265633074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18265503875969">
                <text:p>0.18265503875969</text:p>
              </table:table-cell>
              <table:table-cell office:value-type="float" office:value="0.000193798449612403">
                <text:p>0.000193798449612403</text:p>
              </table:table-cell>
              <table:table-cell office:value-type="float" office:value="0.0608850129198966">
                <text:p>0.0608850129198966</text:p>
              </table:table-cell>
              <table:table-cell office:value-type="float" office:value="0.0494509043927649">
                <text:p>0.0494509043927649</text:p>
              </table:table-cell>
              <table:table-cell office:value-type="float" office:value="0">
                <text:p>0</text:p>
              </table:table-cell>
              <table:table-cell office:value-type="float" office:value="0.0000690406976744186">
                <text:p>0.0000690406976744186</text:p>
              </table:table-cell>
              <table:table-cell office:value-type="float" office:value="0.0570574935400517">
                <text:p>0.0570574935400517</text:p>
              </table:table-cell>
              <table:table-cell office:value-type="float" office:value="0.0149160206718346">
                <text:p>0.0149160206718346</text:p>
              </table:table-cell>
              <table:table-cell office:value-type="float" office:value="0">
                <text:p>0</text:p>
              </table:table-cell>
              <table:table-cell office:value-type="float" office:value="0.182378472222222">
                <text:p>0.1823784722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81524547803618">
                <text:p>0.181524547803618</text:p>
              </table:table-cell>
              <table:table-cell office:value-type="float" office:value="0.000169250645994832">
                <text:p>0.000169250645994832</text:p>
              </table:table-cell>
              <table:table-cell office:value-type="float" office:value="0.0621608527131783">
                <text:p>0.0621608527131783</text:p>
              </table:table-cell>
              <table:table-cell office:value-type="float" office:value="0.0493217054263566">
                <text:p>0.0493217054263566</text:p>
              </table:table-cell>
              <table:table-cell office:value-type="float" office:value="0">
                <text:p>0</text:p>
              </table:table-cell>
              <table:table-cell office:value-type="float" office:value="0.0000618378552971576">
                <text:p>0.0000618378552971576</text:p>
              </table:table-cell>
              <table:table-cell office:value-type="float" office:value="0.0551518087855297">
                <text:p>0.0551518087855297</text:p>
              </table:table-cell>
              <table:table-cell office:value-type="float" office:value="0.0146430878552972">
                <text:p>0.0146430878552972</text:p>
              </table:table-cell>
              <table:table-cell office:value-type="float" office:value="0">
                <text:p>0</text:p>
              </table:table-cell>
              <table:table-cell office:value-type="float" office:value="0.181339292635659">
                <text:p>0.181339292635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80717054263566">
                <text:p>0.180717054263566</text:p>
              </table:table-cell>
              <table:table-cell office:value-type="float" office:value="0.000196220930232558">
                <text:p>0.000196220930232558</text:p>
              </table:table-cell>
              <table:table-cell office:value-type="float" office:value="0.061531007751938">
                <text:p>0.061531007751938</text:p>
              </table:table-cell>
              <table:table-cell office:value-type="float" office:value="0.048094315245478">
                <text:p>0.048094315245478</text:p>
              </table:table-cell>
              <table:table-cell office:value-type="float" office:value="0">
                <text:p>0</text:p>
              </table:table-cell>
              <table:table-cell office:value-type="float" office:value="0.0000719961240310078">
                <text:p>0.0000719961240310078</text:p>
              </table:table-cell>
              <table:table-cell office:value-type="float" office:value="0.0550387596899225">
                <text:p>0.0550387596899225</text:p>
              </table:table-cell>
              <table:table-cell office:value-type="float" office:value="0.015859173126615">
                <text:p>0.015859173126615</text:p>
              </table:table-cell>
              <table:table-cell office:value-type="float" office:value="0">
                <text:p>0</text:p>
              </table:table-cell>
              <table:table-cell office:value-type="float" office:value="0.180595251937984">
                <text:p>0.180595251937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0.000183462532299742">
                <text:p>0.000183462532299742</text:p>
              </table:table-cell>
              <table:table-cell office:value-type="float" office:value="0.0613695090439276">
                <text:p>0.0613695090439276</text:p>
              </table:table-cell>
              <table:table-cell office:value-type="float" office:value="0.0494024547803618">
                <text:p>0.0494024547803618</text:p>
              </table:table-cell>
              <table:table-cell office:value-type="float" office:value="0">
                <text:p>0</text:p>
              </table:table-cell>
              <table:table-cell office:value-type="float" office:value="0.00007453165374677">
                <text:p>0.00007453165374677</text:p>
              </table:table-cell>
              <table:table-cell office:value-type="float" office:value="0.0546996124031008">
                <text:p>0.0546996124031008</text:p>
              </table:table-cell>
              <table:table-cell office:value-type="float" office:value="0.0147674418604651">
                <text:p>0.0147674418604651</text:p>
              </table:table-cell>
              <table:table-cell office:value-type="float" office:value="0">
                <text:p>0</text:p>
              </table:table-cell>
              <table:table-cell office:value-type="float" office:value="0.180313549741602">
                <text:p>0.18031354974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77002583979328">
                <text:p>0.177002583979328</text:p>
              </table:table-cell>
              <table:table-cell office:value-type="float" office:value="0.000179425064599483">
                <text:p>0.000179425064599483</text:p>
              </table:table-cell>
              <table:table-cell office:value-type="float" office:value="0.0604651162790698">
                <text:p>0.0604651162790698</text:p>
              </table:table-cell>
              <table:table-cell office:value-type="float" office:value="0.0477551679586563">
                <text:p>0.0477551679586563</text:p>
              </table:table-cell>
              <table:table-cell office:value-type="float" office:value="0">
                <text:p>0</text:p>
              </table:table-cell>
              <table:table-cell office:value-type="float" office:value="0.0000721576227390181">
                <text:p>0.0000721576227390181</text:p>
              </table:table-cell>
              <table:table-cell office:value-type="float" office:value="0.0541989664082687">
                <text:p>0.0541989664082687</text:p>
              </table:table-cell>
              <table:table-cell office:value-type="float" office:value="0.0142861757105943">
                <text:p>0.0142861757105943</text:p>
              </table:table-cell>
              <table:table-cell office:value-type="float" office:value="0">
                <text:p>0</text:p>
              </table:table-cell>
              <table:table-cell office:value-type="float" office:value="0.176777583979328">
                <text:p>0.17677758397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76195090439276">
                <text:p>0.176195090439276</text:p>
              </table:table-cell>
              <table:table-cell office:value-type="float" office:value="0.000172642118863049">
                <text:p>0.000172642118863049</text:p>
              </table:table-cell>
              <table:table-cell office:value-type="float" office:value="0.0604489664082687">
                <text:p>0.0604489664082687</text:p>
              </table:table-cell>
              <table:table-cell office:value-type="float" office:value="0.0496285529715762">
                <text:p>0.0496285529715762</text:p>
              </table:table-cell>
              <table:table-cell office:value-type="float" office:value="0">
                <text:p>0</text:p>
              </table:table-cell>
              <table:table-cell office:value-type="float" office:value="0.0000753068475452196">
                <text:p>0.0000753068475452196</text:p>
              </table:table-cell>
              <table:table-cell office:value-type="float" office:value="0.0520187338501292">
                <text:p>0.0520187338501292</text:p>
              </table:table-cell>
              <table:table-cell office:value-type="float" office:value="0.0137709948320413">
                <text:p>0.0137709948320413</text:p>
              </table:table-cell>
              <table:table-cell office:value-type="float" office:value="0">
                <text:p>0</text:p>
              </table:table-cell>
              <table:table-cell office:value-type="float" office:value="0.175942554909561">
                <text:p>0.17594255490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76518087855297">
                <text:p>0.176518087855297</text:p>
              </table:table-cell>
              <table:table-cell office:value-type="float" office:value="0.000148804909560724">
                <text:p>0.000148804909560724</text:p>
              </table:table-cell>
              <table:table-cell office:value-type="float" office:value="0.0597868217054264">
                <text:p>0.0597868217054264</text:p>
              </table:table-cell>
              <table:table-cell office:value-type="float" office:value="0.0494024547803618">
                <text:p>0.0494024547803618</text:p>
              </table:table-cell>
              <table:table-cell office:value-type="float" office:value="0">
                <text:p>0</text:p>
              </table:table-cell>
              <table:table-cell office:value-type="float" office:value="0.000065406976744186">
                <text:p>0.000065406976744186</text:p>
              </table:table-cell>
              <table:table-cell office:value-type="float" office:value="0.0527616279069767">
                <text:p>0.0527616279069767</text:p>
              </table:table-cell>
              <table:table-cell office:value-type="float" office:value="0.0143620801033592">
                <text:p>0.0143620801033592</text:p>
              </table:table-cell>
              <table:table-cell office:value-type="float" office:value="0">
                <text:p>0</text:p>
              </table:table-cell>
              <table:table-cell office:value-type="float" office:value="0.176378391472868">
                <text:p>0.176378391472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73934108527132">
                <text:p>0.173934108527132</text:p>
              </table:table-cell>
              <table:table-cell office:value-type="float" office:value="0.000137822997416021">
                <text:p>0.000137822997416021</text:p>
              </table:table-cell>
              <table:table-cell office:value-type="float" office:value="0.0587370801033592">
                <text:p>0.0587370801033592</text:p>
              </table:table-cell>
              <table:table-cell office:value-type="float" office:value="0.0491763565891473">
                <text:p>0.0491763565891473</text:p>
              </table:table-cell>
              <table:table-cell office:value-type="float" office:value="0">
                <text:p>0</text:p>
              </table:table-cell>
              <table:table-cell office:value-type="float" office:value="0.0000650678294573643">
                <text:p>0.0000650678294573643</text:p>
              </table:table-cell>
              <table:table-cell office:value-type="float" office:value="0.0518410852713178">
                <text:p>0.0518410852713178</text:p>
              </table:table-cell>
              <table:table-cell office:value-type="float" office:value="0.0140374677002584">
                <text:p>0.0140374677002584</text:p>
              </table:table-cell>
              <table:table-cell office:value-type="float" office:value="0">
                <text:p>0</text:p>
              </table:table-cell>
              <table:table-cell office:value-type="float" office:value="0.17385705749354">
                <text:p>0.1738570574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75064599483204">
                <text:p>0.175064599483204</text:p>
              </table:table-cell>
              <table:table-cell office:value-type="float" office:value="0.000161159560723514">
                <text:p>0.000161159560723514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0.0498708010335917">
                <text:p>0.0498708010335917</text:p>
              </table:table-cell>
              <table:table-cell office:value-type="float" office:value="0">
                <text:p>0</text:p>
              </table:table-cell>
              <table:table-cell office:value-type="float" office:value="0.0000640180878552972">
                <text:p>0.0000640180878552972</text:p>
              </table:table-cell>
              <table:table-cell office:value-type="float" office:value="0.0503068475452196">
                <text:p>0.0503068475452196</text:p>
              </table:table-cell>
              <table:table-cell office:value-type="float" office:value="0.0135222868217054">
                <text:p>0.0135222868217054</text:p>
              </table:table-cell>
              <table:table-cell office:value-type="float" office:value="0">
                <text:p>0</text:p>
              </table:table-cell>
              <table:table-cell office:value-type="float" office:value="0.174875064599483">
                <text:p>0.174875064599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72157622739018">
                <text:p>0.172157622739018</text:p>
              </table:table-cell>
              <table:table-cell office:value-type="float" office:value="0.000145009689922481">
                <text:p>0.000145009689922481</text:p>
              </table:table-cell>
              <table:table-cell office:value-type="float" office:value="0.0593507751937984">
                <text:p>0.0593507751937984</text:p>
              </table:table-cell>
              <table:table-cell office:value-type="float" office:value="0.0487726098191214">
                <text:p>0.0487726098191214</text:p>
              </table:table-cell>
              <table:table-cell office:value-type="float" office:value="0">
                <text:p>0</text:p>
              </table:table-cell>
              <table:table-cell office:value-type="float" office:value="0.0000666505167958656">
                <text:p>0.0000666505167958656</text:p>
              </table:table-cell>
              <table:table-cell office:value-type="float" office:value="0.05">
                <text:p>0.05</text:p>
              </table:table-cell>
              <table:table-cell office:value-type="float" office:value="0.0137483850129199">
                <text:p>0.0137483850129199</text:p>
              </table:table-cell>
              <table:table-cell office:value-type="float" office:value="0">
                <text:p>0</text:p>
              </table:table-cell>
              <table:table-cell office:value-type="float" office:value="0.171938420542636">
                <text:p>0.17193842054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73449612403101">
                <text:p>0.173449612403101</text:p>
              </table:table-cell>
              <table:table-cell office:value-type="float" office:value="0.000137984496124031">
                <text:p>0.000137984496124031</text:p>
              </table:table-cell>
              <table:table-cell office:value-type="float" office:value="0.0596737726098191">
                <text:p>0.0596737726098191</text:p>
              </table:table-cell>
              <table:table-cell office:value-type="float" office:value="0.0495639534883721">
                <text:p>0.0495639534883721</text:p>
              </table:table-cell>
              <table:table-cell office:value-type="float" office:value="0">
                <text:p>0</text:p>
              </table:table-cell>
              <table:table-cell office:value-type="float" office:value="0.0000644702842377261">
                <text:p>0.0000644702842377261</text:p>
              </table:table-cell>
              <table:table-cell office:value-type="float" office:value="0.0501776485788114">
                <text:p>0.0501776485788114</text:p>
              </table:table-cell>
              <table:table-cell office:value-type="float" office:value="0.0138081395348837">
                <text:p>0.0138081395348837</text:p>
              </table:table-cell>
              <table:table-cell office:value-type="float" office:value="0">
                <text:p>0</text:p>
              </table:table-cell>
              <table:table-cell office:value-type="float" office:value="0.173287984496124">
                <text:p>0.17328798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73449612403101">
                <text:p>0.173449612403101</text:p>
              </table:table-cell>
              <table:table-cell office:value-type="float" office:value="0.000130717054263566">
                <text:p>0.000130717054263566</text:p>
              </table:table-cell>
              <table:table-cell office:value-type="float" office:value="0.0606427648578811">
                <text:p>0.0606427648578811</text:p>
              </table:table-cell>
              <table:table-cell office:value-type="float" office:value="0.0494509043927649">
                <text:p>0.0494509043927649</text:p>
              </table:table-cell>
              <table:table-cell office:value-type="float" office:value="0">
                <text:p>0</text:p>
              </table:table-cell>
              <table:table-cell office:value-type="float" office:value="0.0000595445736434109">
                <text:p>0.0000595445736434109</text:p>
              </table:table-cell>
              <table:table-cell office:value-type="float" office:value="0.05">
                <text:p>0.05</text:p>
              </table:table-cell>
              <table:table-cell office:value-type="float" office:value="0.0130975452196382">
                <text:p>0.0130975452196382</text:p>
              </table:table-cell>
              <table:table-cell office:value-type="float" office:value="0">
                <text:p>0</text:p>
              </table:table-cell>
              <table:table-cell office:value-type="float" office:value="0.173250759043928">
                <text:p>0.1732507590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73449612403101">
                <text:p>0.173449612403101</text:p>
              </table:table-cell>
              <table:table-cell office:value-type="float" office:value="0.000120591085271318">
                <text:p>0.000120591085271318</text:p>
              </table:table-cell>
              <table:table-cell office:value-type="float" office:value="0.0612726098191214">
                <text:p>0.0612726098191214</text:p>
              </table:table-cell>
              <table:table-cell office:value-type="float" office:value="0.0491763565891473">
                <text:p>0.0491763565891473</text:p>
              </table:table-cell>
              <table:table-cell office:value-type="float" office:value="0">
                <text:p>0</text:p>
              </table:table-cell>
              <table:table-cell office:value-type="float" office:value="0.0000601744186046512">
                <text:p>0.0000601744186046512</text:p>
              </table:table-cell>
              <table:table-cell office:value-type="float" office:value="0.049515503875969">
                <text:p>0.049515503875969</text:p>
              </table:table-cell>
              <table:table-cell office:value-type="float" office:value="0.01328165374677">
                <text:p>0.01328165374677</text:p>
              </table:table-cell>
              <table:table-cell office:value-type="float" office:value="0">
                <text:p>0</text:p>
              </table:table-cell>
              <table:table-cell office:value-type="float" office:value="0.173306298449612">
                <text:p>0.173306298449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71188630490956">
                <text:p>0.171188630490956</text:p>
              </table:table-cell>
              <table:table-cell office:value-type="float" office:value="0.000131459948320413">
                <text:p>0.000131459948320413</text:p>
              </table:table-cell>
              <table:table-cell office:value-type="float" office:value="0.0604328165374677">
                <text:p>0.0604328165374677</text:p>
              </table:table-cell>
              <table:table-cell office:value-type="float" office:value="0.0483204134366925">
                <text:p>0.0483204134366925</text:p>
              </table:table-cell>
              <table:table-cell office:value-type="float" office:value="0">
                <text:p>0</text:p>
              </table:table-cell>
              <table:table-cell office:value-type="float" office:value="0.0000590923772609819">
                <text:p>0.0000590923772609819</text:p>
              </table:table-cell>
              <table:table-cell office:value-type="float" office:value="0.0488210594315245">
                <text:p>0.0488210594315245</text:p>
              </table:table-cell>
              <table:table-cell office:value-type="float" office:value="0.0133850129198966">
                <text:p>0.0133850129198966</text:p>
              </table:table-cell>
              <table:table-cell office:value-type="float" office:value="0">
                <text:p>0</text:p>
              </table:table-cell>
              <table:table-cell office:value-type="float" office:value="0.171018394702842">
                <text:p>0.171018394702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74580103359173">
                <text:p>0.174580103359173</text:p>
              </table:table-cell>
              <table:table-cell office:value-type="float" office:value="0.000123562661498708">
                <text:p>0.000123562661498708</text:p>
              </table:table-cell>
              <table:table-cell office:value-type="float" office:value="0.0622254521963824">
                <text:p>0.0622254521963824</text:p>
              </table:table-cell>
              <table:table-cell office:value-type="float" office:value="0.0504521963824289">
                <text:p>0.0504521963824289</text:p>
              </table:table-cell>
              <table:table-cell office:value-type="float" office:value="0">
                <text:p>0</text:p>
              </table:table-cell>
              <table:table-cell office:value-type="float" office:value="0.0000593992248062015">
                <text:p>0.0000593992248062015</text:p>
              </table:table-cell>
              <table:table-cell office:value-type="float" office:value="0.0489825581395349">
                <text:p>0.0489825581395349</text:p>
              </table:table-cell>
              <table:table-cell office:value-type="float" office:value="0.0127923126614987">
                <text:p>0.0127923126614987</text:p>
              </table:table-cell>
              <table:table-cell office:value-type="float" office:value="0">
                <text:p>0</text:p>
              </table:table-cell>
              <table:table-cell office:value-type="float" office:value="0.174511918604651">
                <text:p>0.174511918604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72803617571059">
                <text:p>0.172803617571059</text:p>
              </table:table-cell>
              <table:table-cell office:value-type="float" office:value="0.000120025839793282">
                <text:p>0.000120025839793282</text:p>
              </table:table-cell>
              <table:table-cell office:value-type="float" office:value="0.0619509043927649">
                <text:p>0.0619509043927649</text:p>
              </table:table-cell>
              <table:table-cell office:value-type="float" office:value="0.0491440568475452">
                <text:p>0.0491440568475452</text:p>
              </table:table-cell>
              <table:table-cell office:value-type="float" office:value="0">
                <text:p>0</text:p>
              </table:table-cell>
              <table:table-cell office:value-type="float" office:value="0.000070187338501292">
                <text:p>0.000070187338501292</text:p>
              </table:table-cell>
              <table:table-cell office:value-type="float" office:value="0.0486595607235142">
                <text:p>0.0486595607235142</text:p>
              </table:table-cell>
              <table:table-cell office:value-type="float" office:value="0.0128375322997416">
                <text:p>0.0128375322997416</text:p>
              </table:table-cell>
              <table:table-cell office:value-type="float" office:value="0">
                <text:p>0</text:p>
              </table:table-cell>
              <table:table-cell office:value-type="float" office:value="0.172662241602067">
                <text:p>0.17266224160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74095607235142">
                <text:p>0.174095607235142</text:p>
              </table:table-cell>
              <table:table-cell office:value-type="float" office:value="0.000128100775193798">
                <text:p>0.000128100775193798</text:p>
              </table:table-cell>
              <table:table-cell office:value-type="float" office:value="0.0619024547803618">
                <text:p>0.0619024547803618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">
                <text:p>0</text:p>
              </table:table-cell>
              <table:table-cell office:value-type="float" office:value="0.0000676841085271318">
                <text:p>0.0000676841085271318</text:p>
              </table:table-cell>
              <table:table-cell office:value-type="float" office:value="0.048546511627907">
                <text:p>0.048546511627907</text:p>
              </table:table-cell>
              <table:table-cell office:value-type="float" office:value="0.0127051033591731">
                <text:p>0.0127051033591731</text:p>
              </table:table-cell>
              <table:table-cell office:value-type="float" office:value="0">
                <text:p>0</text:p>
              </table:table-cell>
              <table:table-cell office:value-type="float" office:value="0.173916198320413">
                <text:p>0.173916198320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73934108527132">
                <text:p>0.173934108527132</text:p>
              </table:table-cell>
              <table:table-cell office:value-type="float" office:value="0.000133414082687339">
                <text:p>0.000133414082687339</text:p>
              </table:table-cell>
              <table:table-cell office:value-type="float" office:value="0.0637596899224806">
                <text:p>0.0637596899224806</text:p>
              </table:table-cell>
              <table:table-cell office:value-type="float" office:value="0.0507105943152455">
                <text:p>0.0507105943152455</text:p>
              </table:table-cell>
              <table:table-cell office:value-type="float" office:value="0">
                <text:p>0</text:p>
              </table:table-cell>
              <table:table-cell office:value-type="float" office:value="0.0000655684754521964">
                <text:p>0.0000655684754521964</text:p>
              </table:table-cell>
              <table:table-cell office:value-type="float" office:value="0.0466085271317829">
                <text:p>0.0466085271317829</text:p>
              </table:table-cell>
              <table:table-cell office:value-type="float" office:value="0.0126808785529716">
                <text:p>0.0126808785529716</text:p>
              </table:table-cell>
              <table:table-cell office:value-type="float" office:value="0">
                <text:p>0</text:p>
              </table:table-cell>
              <table:table-cell office:value-type="float" office:value="0.173825258397933">
                <text:p>0.173825258397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73934108527132">
                <text:p>0.173934108527132</text:p>
              </table:table-cell>
              <table:table-cell office:value-type="float" office:value="0.000120058139534884">
                <text:p>0.000120058139534884</text:p>
              </table:table-cell>
              <table:table-cell office:value-type="float" office:value="0.0654715762273902">
                <text:p>0.0654715762273902</text:p>
              </table:table-cell>
              <table:table-cell office:value-type="float" office:value="0.050500645994832">
                <text:p>0.050500645994832</text:p>
              </table:table-cell>
              <table:table-cell office:value-type="float" office:value="0">
                <text:p>0</text:p>
              </table:table-cell>
              <table:table-cell office:value-type="float" office:value="0.0000611757105943152">
                <text:p>0.0000611757105943152</text:p>
              </table:table-cell>
              <table:table-cell office:value-type="float" office:value="0.0455749354005168">
                <text:p>0.0455749354005168</text:p>
              </table:table-cell>
              <table:table-cell office:value-type="float" office:value="0.012265826873385">
                <text:p>0.012265826873385</text:p>
              </table:table-cell>
              <table:table-cell office:value-type="float" office:value="0">
                <text:p>0</text:p>
              </table:table-cell>
              <table:table-cell office:value-type="float" office:value="0.173874160206718">
                <text:p>0.173874160206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176195090439276">
                <text:p>0.176195090439276</text:p>
              </table:table-cell>
              <table:table-cell office:value-type="float" office:value="0.00011484173126615">
                <text:p>0.00011484173126615</text:p>
              </table:table-cell>
              <table:table-cell office:value-type="float" office:value="0.0650678294573643">
                <text:p>0.0650678294573643</text:p>
              </table:table-cell>
              <table:table-cell office:value-type="float" office:value="0.0520025839793282">
                <text:p>0.0520025839793282</text:p>
              </table:table-cell>
              <table:table-cell office:value-type="float" office:value="0">
                <text:p>0</text:p>
              </table:table-cell>
              <table:table-cell office:value-type="float" office:value="0.0000627260981912145">
                <text:p>0.0000627260981912145</text:p>
              </table:table-cell>
              <table:table-cell office:value-type="float" office:value="0.0462855297157623">
                <text:p>0.0462855297157623</text:p>
              </table:table-cell>
              <table:table-cell office:value-type="float" office:value="0.0127244832041344">
                <text:p>0.0127244832041344</text:p>
              </table:table-cell>
              <table:table-cell office:value-type="float" office:value="0">
                <text:p>0</text:p>
              </table:table-cell>
              <table:table-cell office:value-type="float" office:value="0.17614315245478">
                <text:p>0.17614315245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174580103359173">
                <text:p>0.174580103359173</text:p>
              </table:table-cell>
              <table:table-cell office:value-type="float" office:value="0.000126372739018088">
                <text:p>0.000126372739018088</text:p>
              </table:table-cell>
              <table:table-cell office:value-type="float" office:value="0.0665697674418605">
                <text:p>0.0665697674418605</text:p>
              </table:table-cell>
              <table:table-cell office:value-type="float" office:value="0.0499515503875969">
                <text:p>0.0499515503875969</text:p>
              </table:table-cell>
              <table:table-cell office:value-type="float" office:value="0">
                <text:p>0</text:p>
              </table:table-cell>
              <table:table-cell office:value-type="float" office:value="0.0000556524547803618">
                <text:p>0.0000556524547803618</text:p>
              </table:table-cell>
              <table:table-cell office:value-type="float" office:value="0.0455910852713178">
                <text:p>0.0455910852713178</text:p>
              </table:table-cell>
              <table:table-cell office:value-type="float" office:value="0.0123465762273902">
                <text:p>0.0123465762273902</text:p>
              </table:table-cell>
              <table:table-cell office:value-type="float" office:value="0">
                <text:p>0</text:p>
              </table:table-cell>
              <table:table-cell office:value-type="float" office:value="0.174514631782946">
                <text:p>0.174514631782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75710594315245">
                <text:p>0.175710594315245</text:p>
              </table:table-cell>
              <table:table-cell office:value-type="float" office:value="0.000126308139534884">
                <text:p>0.000126308139534884</text:p>
              </table:table-cell>
              <table:table-cell office:value-type="float" office:value="0.066844315245478">
                <text:p>0.066844315245478</text:p>
              </table:table-cell>
              <table:table-cell office:value-type="float" office:value="0.0505167958656331">
                <text:p>0.0505167958656331</text:p>
              </table:table-cell>
              <table:table-cell office:value-type="float" office:value="0">
                <text:p>0</text:p>
              </table:table-cell>
              <table:table-cell office:value-type="float" office:value="0.0000666020671834625">
                <text:p>0.0000666020671834625</text:p>
              </table:table-cell>
              <table:table-cell office:value-type="float" office:value="0.0462855297157623">
                <text:p>0.0462855297157623</text:p>
              </table:table-cell>
              <table:table-cell office:value-type="float" office:value="0.0118733850129199">
                <text:p>0.0118733850129199</text:p>
              </table:table-cell>
              <table:table-cell office:value-type="float" office:value="0">
                <text:p>0</text:p>
              </table:table-cell>
              <table:table-cell office:value-type="float" office:value="0.175586627906977">
                <text:p>0.175586627906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74257105943152">
                <text:p>0.174257105943152</text:p>
              </table:table-cell>
              <table:table-cell office:value-type="float" office:value="0.00013874354005168">
                <text:p>0.00013874354005168</text:p>
              </table:table-cell>
              <table:table-cell office:value-type="float" office:value="0.0659076227390181">
                <text:p>0.0659076227390181</text:p>
              </table:table-cell>
              <table:table-cell office:value-type="float" office:value="0.0517280361757106">
                <text:p>0.0517280361757106</text:p>
              </table:table-cell>
              <table:table-cell office:value-type="float" office:value="0">
                <text:p>0</text:p>
              </table:table-cell>
              <table:table-cell office:value-type="float" office:value="0.0000631459948320414">
                <text:p>0.0000631459948320414</text:p>
              </table:table-cell>
              <table:table-cell office:value-type="float" office:value="0.0442667958656331">
                <text:p>0.0442667958656331</text:p>
              </table:table-cell>
              <table:table-cell office:value-type="float" office:value="0.0121737726098191">
                <text:p>0.0121737726098191</text:p>
              </table:table-cell>
              <table:table-cell office:value-type="float" office:value="0">
                <text:p>0</text:p>
              </table:table-cell>
              <table:table-cell office:value-type="float" office:value="0.174139373385013">
                <text:p>0.174139373385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77002583979328">
                <text:p>0.177002583979328</text:p>
              </table:table-cell>
              <table:table-cell office:value-type="float" office:value="0.000135917312661499">
                <text:p>0.000135917312661499</text:p>
              </table:table-cell>
              <table:table-cell office:value-type="float" office:value="0.0676033591731266">
                <text:p>0.0676033591731266</text:p>
              </table:table-cell>
              <table:table-cell office:value-type="float" office:value="0.0521479328165375">
                <text:p>0.0521479328165375</text:p>
              </table:table-cell>
              <table:table-cell office:value-type="float" office:value="0">
                <text:p>0</text:p>
              </table:table-cell>
              <table:table-cell office:value-type="float" office:value="0.000063937338501292">
                <text:p>0.000063937338501292</text:p>
              </table:table-cell>
              <table:table-cell office:value-type="float" office:value="0.0448804909560724">
                <text:p>0.0448804909560724</text:p>
              </table:table-cell>
              <table:table-cell office:value-type="float" office:value="0.0121204780361757">
                <text:p>0.0121204780361757</text:p>
              </table:table-cell>
              <table:table-cell office:value-type="float" office:value="0">
                <text:p>0</text:p>
              </table:table-cell>
              <table:table-cell office:value-type="float" office:value="0.176816198320413">
                <text:p>0.176816198320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75710594315245">
                <text:p>0.175710594315245</text:p>
              </table:table-cell>
              <table:table-cell office:value-type="float" office:value="0.000131185400516796">
                <text:p>0.000131185400516796</text:p>
              </table:table-cell>
              <table:table-cell office:value-type="float" office:value="0.0682009043927648">
                <text:p>0.0682009043927648</text:p>
              </table:table-cell>
              <table:table-cell office:value-type="float" office:value="0.0515019379844961">
                <text:p>0.0515019379844961</text:p>
              </table:table-cell>
              <table:table-cell office:value-type="float" office:value="0">
                <text:p>0</text:p>
              </table:table-cell>
              <table:table-cell office:value-type="float" office:value="0.0000594476744186047">
                <text:p>0.0000594476744186047</text:p>
              </table:table-cell>
              <table:table-cell office:value-type="float" office:value="0.0438307493540052">
                <text:p>0.0438307493540052</text:p>
              </table:table-cell>
              <table:table-cell office:value-type="float" office:value="0.0120025839793282">
                <text:p>0.0120025839793282</text:p>
              </table:table-cell>
              <table:table-cell office:value-type="float" office:value="0">
                <text:p>0</text:p>
              </table:table-cell>
              <table:table-cell office:value-type="float" office:value="0.175595623385013">
                <text:p>0.175595623385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78940568475452">
                <text:p>0.178940568475452</text:p>
              </table:table-cell>
              <table:table-cell office:value-type="float" office:value="0.000140616925064599">
                <text:p>0.000140616925064599</text:p>
              </table:table-cell>
              <table:table-cell office:value-type="float" office:value="0.0712532299741602">
                <text:p>0.0712532299741602</text:p>
              </table:table-cell>
              <table:table-cell office:value-type="float" office:value="0.0520348837209302">
                <text:p>0.0520348837209302</text:p>
              </table:table-cell>
              <table:table-cell office:value-type="float" office:value="0">
                <text:p>0</text:p>
              </table:table-cell>
              <table:table-cell office:value-type="float" office:value="0.0000669089147286822">
                <text:p>0.0000669089147286822</text:p>
              </table:table-cell>
              <table:table-cell office:value-type="float" office:value="0.0441375968992248">
                <text:p>0.0441375968992248</text:p>
              </table:table-cell>
              <table:table-cell office:value-type="float" office:value="0.0113791989664083">
                <text:p>0.0113791989664083</text:p>
              </table:table-cell>
              <table:table-cell office:value-type="float" office:value="0">
                <text:p>0</text:p>
              </table:table-cell>
              <table:table-cell office:value-type="float" office:value="0.178871818475452">
                <text:p>0.178871818475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78617571059432">
                <text:p>0.178617571059432</text:p>
              </table:table-cell>
              <table:table-cell office:value-type="float" office:value="0.000141279069767442">
                <text:p>0.000141279069767442</text:p>
              </table:table-cell>
              <table:table-cell office:value-type="float" office:value="0.0724644702842377">
                <text:p>0.0724644702842377</text:p>
              </table:table-cell>
              <table:table-cell office:value-type="float" office:value="0.0519702842377261">
                <text:p>0.0519702842377261</text:p>
              </table:table-cell>
              <table:table-cell office:value-type="float" office:value="0">
                <text:p>0</text:p>
              </table:table-cell>
              <table:table-cell office:value-type="float" office:value="0.0000583171834625323">
                <text:p>0.0000583171834625323</text:p>
              </table:table-cell>
              <table:table-cell office:value-type="float" office:value="0.0426518087855297">
                <text:p>0.0426518087855297</text:p>
              </table:table-cell>
              <table:table-cell office:value-type="float" office:value="0.0113307493540052">
                <text:p>0.0113307493540052</text:p>
              </table:table-cell>
              <table:table-cell office:value-type="float" office:value="0">
                <text:p>0</text:p>
              </table:table-cell>
              <table:table-cell office:value-type="float" office:value="0.178475629844961">
                <text:p>0.17847562984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77002583979328">
                <text:p>0.177002583979328</text:p>
              </table:table-cell>
              <table:table-cell office:value-type="float" office:value="0.000147852067183463">
                <text:p>0.000147852067183463</text:p>
              </table:table-cell>
              <table:table-cell office:value-type="float" office:value="0.0710109819121447">
                <text:p>0.0710109819121447</text:p>
              </table:table-cell>
              <table:table-cell office:value-type="float" office:value="0.0524386304909561">
                <text:p>0.0524386304909561</text:p>
              </table:table-cell>
              <table:table-cell office:value-type="float" office:value="0">
                <text:p>0</text:p>
              </table:table-cell>
              <table:table-cell office:value-type="float" office:value="0.0000590439276485788">
                <text:p>0.0000590439276485788</text:p>
              </table:table-cell>
              <table:table-cell office:value-type="float" office:value="0.0419573643410853">
                <text:p>0.0419573643410853</text:p>
              </table:table-cell>
              <table:table-cell office:value-type="float" office:value="0.0113678940568475">
                <text:p>0.0113678940568475</text:p>
              </table:table-cell>
              <table:table-cell office:value-type="float" office:value="0">
                <text:p>0</text:p>
              </table:table-cell>
              <table:table-cell office:value-type="float" office:value="0.176833914728682">
                <text:p>0.176833914728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78617571059432">
                <text:p>0.178617571059432</text:p>
              </table:table-cell>
              <table:table-cell office:value-type="float" office:value="0.000137564599483204">
                <text:p>0.000137564599483204</text:p>
              </table:table-cell>
              <table:table-cell office:value-type="float" office:value="0.0724806201550388">
                <text:p>0.0724806201550388</text:p>
              </table:table-cell>
              <table:table-cell office:value-type="float" office:value="0.0518410852713178">
                <text:p>0.0518410852713178</text:p>
              </table:table-cell>
              <table:table-cell office:value-type="float" office:value="0">
                <text:p>0</text:p>
              </table:table-cell>
              <table:table-cell office:value-type="float" office:value="0.0000555071059431524">
                <text:p>0.0000555071059431524</text:p>
              </table:table-cell>
              <table:table-cell office:value-type="float" office:value="0.0428617571059432">
                <text:p>0.0428617571059432</text:p>
              </table:table-cell>
              <table:table-cell office:value-type="float" office:value="0.0112613049095607">
                <text:p>0.0112613049095607</text:p>
              </table:table-cell>
              <table:table-cell office:value-type="float" office:value="0">
                <text:p>0</text:p>
              </table:table-cell>
              <table:table-cell office:value-type="float" office:value="0.178500274547804">
                <text:p>0.17850027454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81363049095607">
                <text:p>0.181363049095607</text:p>
              </table:table-cell>
              <table:table-cell office:value-type="float" office:value="0.000149677002583979">
                <text:p>0.000149677002583979</text:p>
              </table:table-cell>
              <table:table-cell office:value-type="float" office:value="0.0751776485788114">
                <text:p>0.0751776485788114</text:p>
              </table:table-cell>
              <table:table-cell office:value-type="float" office:value="0.0521317829457364">
                <text:p>0.0521317829457364</text:p>
              </table:table-cell>
              <table:table-cell office:value-type="float" office:value="0">
                <text:p>0</text:p>
              </table:table-cell>
              <table:table-cell office:value-type="float" office:value="0.0000657784237726098">
                <text:p>0.0000657784237726098</text:p>
              </table:table-cell>
              <table:table-cell office:value-type="float" office:value="0.0426195090439276">
                <text:p>0.0426195090439276</text:p>
              </table:table-cell>
              <table:table-cell office:value-type="float" office:value="0.011203165374677">
                <text:p>0.011203165374677</text:p>
              </table:table-cell>
              <table:table-cell office:value-type="float" office:value="0">
                <text:p>0</text:p>
              </table:table-cell>
              <table:table-cell office:value-type="float" office:value="0.181197884366925">
                <text:p>0.181197884366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79748062015504">
                <text:p>0.179748062015504</text:p>
              </table:table-cell>
              <table:table-cell office:value-type="float" office:value="0.000142377260981912">
                <text:p>0.000142377260981912</text:p>
              </table:table-cell>
              <table:table-cell office:value-type="float" office:value="0.0757105943152455">
                <text:p>0.0757105943152455</text:p>
              </table:table-cell>
              <table:table-cell office:value-type="float" office:value="0.0526001291989664">
                <text:p>0.0526001291989664</text:p>
              </table:table-cell>
              <table:table-cell office:value-type="float" office:value="0">
                <text:p>0</text:p>
              </table:table-cell>
              <table:table-cell office:value-type="float" office:value="0.0000539728682170543">
                <text:p>0.0000539728682170543</text:p>
              </table:table-cell>
              <table:table-cell office:value-type="float" office:value="0.0405846253229974">
                <text:p>0.0405846253229974</text:p>
              </table:table-cell>
              <table:table-cell office:value-type="float" office:value="0.0105878552971576">
                <text:p>0.0105878552971576</text:p>
              </table:table-cell>
              <table:table-cell office:value-type="float" office:value="0">
                <text:p>0</text:p>
              </table:table-cell>
              <table:table-cell office:value-type="float" office:value="0.179537177002584">
                <text:p>0.17953717700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184593023255814">
                <text:p>0.184593023255814</text:p>
              </table:table-cell>
              <table:table-cell office:value-type="float" office:value="0.000169573643410853">
                <text:p>0.000169573643410853</text:p>
              </table:table-cell>
              <table:table-cell office:value-type="float" office:value="0.0777454780361757">
                <text:p>0.0777454780361757</text:p>
              </table:table-cell>
              <table:table-cell office:value-type="float" office:value="0.0541505167958656">
                <text:p>0.0541505167958656</text:p>
              </table:table-cell>
              <table:table-cell office:value-type="float" office:value="0">
                <text:p>0</text:p>
              </table:table-cell>
              <table:table-cell office:value-type="float" office:value="0.000065406976744186">
                <text:p>0.000065406976744186</text:p>
              </table:table-cell>
              <table:table-cell office:value-type="float" office:value="0.0420058139534884">
                <text:p>0.0420058139534884</text:p>
              </table:table-cell>
              <table:table-cell office:value-type="float" office:value="0.0104748062015504">
                <text:p>0.0104748062015504</text:p>
              </table:table-cell>
              <table:table-cell office:value-type="float" office:value="0">
                <text:p>0</text:p>
              </table:table-cell>
              <table:table-cell office:value-type="float" office:value="0.184442021963824">
                <text:p>0.184442021963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000179102067183463">
                <text:p>0.000179102067183463</text:p>
              </table:table-cell>
              <table:table-cell office:value-type="float" office:value="0.08125">
                <text:p>0.08125</text:p>
              </table:table-cell>
              <table:table-cell office:value-type="float" office:value="0.0530038759689922">
                <text:p>0.0530038759689922</text:p>
              </table:table-cell>
              <table:table-cell office:value-type="float" office:value="0">
                <text:p>0</text:p>
              </table:table-cell>
              <table:table-cell office:value-type="float" office:value="0.0000518087855297158">
                <text:p>0.0000518087855297158</text:p>
              </table:table-cell>
              <table:table-cell office:value-type="float" office:value="0.0411337209302326">
                <text:p>0.0411337209302326</text:p>
              </table:table-cell>
              <table:table-cell office:value-type="float" office:value="0.0104005167958656">
                <text:p>0.0104005167958656</text:p>
              </table:table-cell>
              <table:table-cell office:value-type="float" office:value="0">
                <text:p>0</text:p>
              </table:table-cell>
              <table:table-cell office:value-type="float" office:value="0.18583992248062">
                <text:p>0.18583992248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183301033591731">
                <text:p>0.183301033591731</text:p>
              </table:table-cell>
              <table:table-cell office:value-type="float" office:value="0.000176518087855297">
                <text:p>0.000176518087855297</text:p>
              </table:table-cell>
              <table:table-cell office:value-type="float" office:value="0.0800710594315245">
                <text:p>0.0800710594315245</text:p>
              </table:table-cell>
              <table:table-cell office:value-type="float" office:value="0.0531330749354005">
                <text:p>0.0531330749354005</text:p>
              </table:table-cell>
              <table:table-cell office:value-type="float" office:value="0">
                <text:p>0</text:p>
              </table:table-cell>
              <table:table-cell office:value-type="float" office:value="0.0000574127906976744">
                <text:p>0.0000574127906976744</text:p>
              </table:table-cell>
              <table:table-cell office:value-type="float" office:value="0.039906330749354">
                <text:p>0.039906330749354</text:p>
              </table:table-cell>
              <table:table-cell office:value-type="float" office:value="0.00990956072351421">
                <text:p>0.00990956072351421</text:p>
              </table:table-cell>
              <table:table-cell office:value-type="float" office:value="0">
                <text:p>0</text:p>
              </table:table-cell>
              <table:table-cell office:value-type="float" office:value="0.183077438630491">
                <text:p>0.183077438630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86692506459948">
                <text:p>0.186692506459948</text:p>
              </table:table-cell>
              <table:table-cell office:value-type="float" office:value="0.000172803617571059">
                <text:p>0.000172803617571059</text:p>
              </table:table-cell>
              <table:table-cell office:value-type="float" office:value="0.0827196382428941">
                <text:p>0.0827196382428941</text:p>
              </table:table-cell>
              <table:table-cell office:value-type="float" office:value="0.0539567183462532">
                <text:p>0.0539567183462532</text:p>
              </table:table-cell>
              <table:table-cell office:value-type="float" office:value="0">
                <text:p>0</text:p>
              </table:table-cell>
              <table:table-cell office:value-type="float" office:value="0.000048578811369509">
                <text:p>0.000048578811369509</text:p>
              </table:table-cell>
              <table:table-cell office:value-type="float" office:value="0.0395348837209302">
                <text:p>0.0395348837209302</text:p>
              </table:table-cell>
              <table:table-cell office:value-type="float" office:value="0.0102551679586563">
                <text:p>0.0102551679586563</text:p>
              </table:table-cell>
              <table:table-cell office:value-type="float" office:value="0">
                <text:p>0</text:p>
              </table:table-cell>
              <table:table-cell office:value-type="float" office:value="0.186514987080103">
                <text:p>0.186514987080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88307493540052">
                <text:p>0.188307493540052</text:p>
              </table:table-cell>
              <table:table-cell office:value-type="float" office:value="0.000155959302325581">
                <text:p>0.000155959302325581</text:p>
              </table:table-cell>
              <table:table-cell office:value-type="float" office:value="0.0834463824289406">
                <text:p>0.0834463824289406</text:p>
              </table:table-cell>
              <table:table-cell office:value-type="float" office:value="0.0542797157622739">
                <text:p>0.0542797157622739</text:p>
              </table:table-cell>
              <table:table-cell office:value-type="float" office:value="0">
                <text:p>0</text:p>
              </table:table-cell>
              <table:table-cell office:value-type="float" office:value="0.000060562015503876">
                <text:p>0.000060562015503876</text:p>
              </table:table-cell>
              <table:table-cell office:value-type="float" office:value="0.0396479328165375">
                <text:p>0.0396479328165375</text:p>
              </table:table-cell>
              <table:table-cell office:value-type="float" office:value="0.0107719638242894">
                <text:p>0.0107719638242894</text:p>
              </table:table-cell>
              <table:table-cell office:value-type="float" office:value="0">
                <text:p>0</text:p>
              </table:table-cell>
              <table:table-cell office:value-type="float" office:value="0.188206556847545">
                <text:p>0.188206556847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87822997416021">
                <text:p>0.187822997416021</text:p>
              </table:table-cell>
              <table:table-cell office:value-type="float" office:value="0.000188953488372093">
                <text:p>0.000188953488372093</text:p>
              </table:table-cell>
              <table:table-cell office:value-type="float" office:value="0.0848675710594315">
                <text:p>0.0848675710594315</text:p>
              </table:table-cell>
              <table:table-cell office:value-type="float" office:value="0.0544089147286822">
                <text:p>0.0544089147286822</text:p>
              </table:table-cell>
              <table:table-cell office:value-type="float" office:value="0">
                <text:p>0</text:p>
              </table:table-cell>
              <table:table-cell office:value-type="float" office:value="0.0000585109819121447">
                <text:p>0.0000585109819121447</text:p>
              </table:table-cell>
              <table:table-cell office:value-type="float" office:value="0.0382590439276486">
                <text:p>0.0382590439276486</text:p>
              </table:table-cell>
              <table:table-cell office:value-type="float" office:value="0.0100645994832041">
                <text:p>0.0100645994832041</text:p>
              </table:table-cell>
              <table:table-cell office:value-type="float" office:value="0">
                <text:p>0</text:p>
              </table:table-cell>
              <table:table-cell office:value-type="float" office:value="0.187658640180879">
                <text:p>0.187658640180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93152454780362">
                <text:p>0.193152454780362</text:p>
              </table:table-cell>
              <table:table-cell office:value-type="float" office:value="0.000196543927648579">
                <text:p>0.000196543927648579</text:p>
              </table:table-cell>
              <table:table-cell office:value-type="float" office:value="0.0890826873385013">
                <text:p>0.0890826873385013</text:p>
              </table:table-cell>
              <table:table-cell office:value-type="float" office:value="0.0540374677002584">
                <text:p>0.0540374677002584</text:p>
              </table:table-cell>
              <table:table-cell office:value-type="float" office:value="0">
                <text:p>0</text:p>
              </table:table-cell>
              <table:table-cell office:value-type="float" office:value="0.0000516795865633075">
                <text:p>0.0000516795865633075</text:p>
              </table:table-cell>
              <table:table-cell office:value-type="float" office:value="0.0395510335917313">
                <text:p>0.0395510335917313</text:p>
              </table:table-cell>
              <table:table-cell office:value-type="float" office:value="0.010250322997416">
                <text:p>0.010250322997416</text:p>
              </table:table-cell>
              <table:table-cell office:value-type="float" office:value="0">
                <text:p>0</text:p>
              </table:table-cell>
              <table:table-cell office:value-type="float" office:value="0.19297319121447">
                <text:p>0.1929731912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90891472868217">
                <text:p>0.190891472868217</text:p>
              </table:table-cell>
              <table:table-cell office:value-type="float" office:value="0.000187822997416021">
                <text:p>0.000187822997416021</text:p>
              </table:table-cell>
              <table:table-cell office:value-type="float" office:value="0.0894541343669251">
                <text:p>0.0894541343669251</text:p>
              </table:table-cell>
              <table:table-cell office:value-type="float" office:value="0.0537790697674419">
                <text:p>0.0537790697674419</text:p>
              </table:table-cell>
              <table:table-cell office:value-type="float" office:value="0">
                <text:p>0</text:p>
              </table:table-cell>
              <table:table-cell office:value-type="float" office:value="0.0000484173126614987">
                <text:p>0.0000484173126614987</text:p>
              </table:table-cell>
              <table:table-cell office:value-type="float" office:value="0.0375">
                <text:p>0.0375</text:p>
              </table:table-cell>
              <table:table-cell office:value-type="float" office:value="0.00991602067183462">
                <text:p>0.00991602067183462</text:p>
              </table:table-cell>
              <table:table-cell office:value-type="float" office:value="0">
                <text:p>0</text:p>
              </table:table-cell>
              <table:table-cell office:value-type="float" office:value="0.190697642118863">
                <text:p>0.190697642118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91698966408269">
                <text:p>0.191698966408269</text:p>
              </table:table-cell>
              <table:table-cell office:value-type="float" office:value="0.000200419896640827">
                <text:p>0.000200419896640827</text:p>
              </table:table-cell>
              <table:table-cell office:value-type="float" office:value="0.0890503875968992">
                <text:p>0.0890503875968992</text:p>
              </table:table-cell>
              <table:table-cell office:value-type="float" office:value="0.054828811369509">
                <text:p>0.054828811369509</text:p>
              </table:table-cell>
              <table:table-cell office:value-type="float" office:value="0">
                <text:p>0</text:p>
              </table:table-cell>
              <table:table-cell office:value-type="float" office:value="0.000053375322997416">
                <text:p>0.000053375322997416</text:p>
              </table:table-cell>
              <table:table-cell office:value-type="float" office:value="0.0376776485788114">
                <text:p>0.0376776485788114</text:p>
              </table:table-cell>
              <table:table-cell office:value-type="float" office:value="0.00984657622739018">
                <text:p>0.00984657622739018</text:p>
              </table:table-cell>
              <table:table-cell office:value-type="float" office:value="0">
                <text:p>0</text:p>
              </table:table-cell>
              <table:table-cell office:value-type="float" office:value="0.191456799095607">
                <text:p>0.191456799095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95090439276486">
                <text:p>0.195090439276486</text:p>
              </table:table-cell>
              <table:table-cell office:value-type="float" office:value="0.000196382428940568">
                <text:p>0.000196382428940568</text:p>
              </table:table-cell>
              <table:table-cell office:value-type="float" office:value="0.092296511627907">
                <text:p>0.092296511627907</text:p>
              </table:table-cell>
              <table:table-cell office:value-type="float" office:value="0.0555717054263566">
                <text:p>0.0555717054263566</text:p>
              </table:table-cell>
              <table:table-cell office:value-type="float" office:value="0">
                <text:p>0</text:p>
              </table:table-cell>
              <table:table-cell office:value-type="float" office:value="0.0000496931524547804">
                <text:p>0.0000496931524547804</text:p>
              </table:table-cell>
              <table:table-cell office:value-type="float" office:value="0.0375">
                <text:p>0.0375</text:p>
              </table:table-cell>
              <table:table-cell office:value-type="float" office:value="0.00949289405684754">
                <text:p>0.00949289405684754</text:p>
              </table:table-cell>
              <table:table-cell office:value-type="float" office:value="0">
                <text:p>0</text:p>
              </table:table-cell>
              <table:table-cell office:value-type="float" office:value="0.194910804263566">
                <text:p>0.194910804263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194767441860465">
                <text:p>0.194767441860465</text:p>
              </table:table-cell>
              <table:table-cell office:value-type="float" office:value="0.000219638242894057">
                <text:p>0.000219638242894057</text:p>
              </table:table-cell>
              <table:table-cell office:value-type="float" office:value="0.0932170542635659">
                <text:p>0.0932170542635659</text:p>
              </table:table-cell>
              <table:table-cell office:value-type="float" office:value="0.0547157622739018">
                <text:p>0.0547157622739018</text:p>
              </table:table-cell>
              <table:table-cell office:value-type="float" office:value="0">
                <text:p>0</text:p>
              </table:table-cell>
              <table:table-cell office:value-type="float" office:value="0.0000502906976744186">
                <text:p>0.0000502906976744186</text:p>
              </table:table-cell>
              <table:table-cell office:value-type="float" office:value="0.0372254521963824">
                <text:p>0.0372254521963824</text:p>
              </table:table-cell>
              <table:table-cell office:value-type="float" office:value="0.00930394056847545">
                <text:p>0.00930394056847545</text:p>
              </table:table-cell>
              <table:table-cell office:value-type="float" office:value="0">
                <text:p>0</text:p>
              </table:table-cell>
              <table:table-cell office:value-type="float" office:value="0.1945125">
                <text:p>0.1945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95413436692506">
                <text:p>0.195413436692506</text:p>
              </table:table-cell>
              <table:table-cell office:value-type="float" office:value="0.000228036175710594">
                <text:p>0.000228036175710594</text:p>
              </table:table-cell>
              <table:table-cell office:value-type="float" office:value="0.0948158914728682">
                <text:p>0.0948158914728682</text:p>
              </table:table-cell>
              <table:table-cell office:value-type="float" office:value="0.0542474160206718">
                <text:p>0.0542474160206718</text:p>
              </table:table-cell>
              <table:table-cell office:value-type="float" office:value="0">
                <text:p>0</text:p>
              </table:table-cell>
              <table:table-cell office:value-type="float" office:value="0.0000481912144702842">
                <text:p>0.0000481912144702842</text:p>
              </table:table-cell>
              <table:table-cell office:value-type="float" office:value="0.0369347545219638">
                <text:p>0.0369347545219638</text:p>
              </table:table-cell>
              <table:table-cell office:value-type="float" office:value="0.00910691214470284">
                <text:p>0.00910691214470284</text:p>
              </table:table-cell>
              <table:table-cell office:value-type="float" office:value="0">
                <text:p>0</text:p>
              </table:table-cell>
              <table:table-cell office:value-type="float" office:value="0.195153165374677">
                <text:p>0.195153165374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99612403100775">
                <text:p>0.199612403100775</text:p>
              </table:table-cell>
              <table:table-cell office:value-type="float" office:value="0.00024014857881137">
                <text:p>0.00024014857881137</text:p>
              </table:table-cell>
              <table:table-cell office:value-type="float" office:value="0.0970122739018088">
                <text:p>0.0970122739018088</text:p>
              </table:table-cell>
              <table:table-cell office:value-type="float" office:value="0.055765503875969">
                <text:p>0.055765503875969</text:p>
              </table:table-cell>
              <table:table-cell office:value-type="float" office:value="0">
                <text:p>0</text:p>
              </table:table-cell>
              <table:table-cell office:value-type="float" office:value="0.0000555555555555556">
                <text:p>0.0000555555555555556</text:p>
              </table:table-cell>
              <table:table-cell office:value-type="float" office:value="0.0372739018087855">
                <text:p>0.0372739018087855</text:p>
              </table:table-cell>
              <table:table-cell office:value-type="float" office:value="0.00921350129198966">
                <text:p>0.00921350129198966</text:p>
              </table:table-cell>
              <table:table-cell office:value-type="float" office:value="0">
                <text:p>0</text:p>
              </table:table-cell>
              <table:table-cell office:value-type="float" office:value="0.199320736434109">
                <text:p>0.199320736434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99289405684755">
                <text:p>0.199289405684755</text:p>
              </table:table-cell>
              <table:table-cell office:value-type="float" office:value="0.000238856589147287">
                <text:p>0.000238856589147287</text:p>
              </table:table-cell>
              <table:table-cell office:value-type="float" office:value="0.0981266149870801">
                <text:p>0.0981266149870801</text:p>
              </table:table-cell>
              <table:table-cell office:value-type="float" office:value="0.0556363049095607">
                <text:p>0.0556363049095607</text:p>
              </table:table-cell>
              <table:table-cell office:value-type="float" office:value="0">
                <text:p>0</text:p>
              </table:table-cell>
              <table:table-cell office:value-type="float" office:value="0.000062015503875969">
                <text:p>0.000062015503875969</text:p>
              </table:table-cell>
              <table:table-cell office:value-type="float" office:value="0.0360949612403101">
                <text:p>0.0360949612403101</text:p>
              </table:table-cell>
              <table:table-cell office:value-type="float" office:value="0.00909399224806202">
                <text:p>0.00909399224806202</text:p>
              </table:table-cell>
              <table:table-cell office:value-type="float" office:value="0">
                <text:p>0</text:p>
              </table:table-cell>
              <table:table-cell office:value-type="float" office:value="0.199013888888889">
                <text:p>0.1990138888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203003875968992">
                <text:p>0.203003875968992</text:p>
              </table:table-cell>
              <table:table-cell office:value-type="float" office:value="0.000247254521963824">
                <text:p>0.000247254521963824</text:p>
              </table:table-cell>
              <table:table-cell office:value-type="float" office:value="0.102906976744186">
                <text:p>0.102906976744186</text:p>
              </table:table-cell>
              <table:table-cell office:value-type="float" office:value="0.0558462532299742">
                <text:p>0.0558462532299742</text:p>
              </table:table-cell>
              <table:table-cell office:value-type="float" office:value="0">
                <text:p>0</text:p>
              </table:table-cell>
              <table:table-cell office:value-type="float" office:value="0.0000557332041343669">
                <text:p>0.0000557332041343669</text:p>
              </table:table-cell>
              <table:table-cell office:value-type="float" office:value="0.0350452196382429">
                <text:p>0.0350452196382429</text:p>
              </table:table-cell>
              <table:table-cell office:value-type="float" office:value="0.00896317829457364">
                <text:p>0.00896317829457364</text:p>
              </table:table-cell>
              <table:table-cell office:value-type="float" office:value="0">
                <text:p>0</text:p>
              </table:table-cell>
              <table:table-cell office:value-type="float" office:value="0.202817361111111">
                <text:p>0.20281736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202680878552972">
                <text:p>0.202680878552972</text:p>
              </table:table-cell>
              <table:table-cell office:value-type="float" office:value="0.000250645994832041">
                <text:p>0.000250645994832041</text:p>
              </table:table-cell>
              <table:table-cell office:value-type="float" office:value="0.101857235142119">
                <text:p>0.101857235142119</text:p>
              </table:table-cell>
              <table:table-cell office:value-type="float" office:value="0.0566052971576227">
                <text:p>0.0566052971576227</text:p>
              </table:table-cell>
              <table:table-cell office:value-type="float" office:value="0">
                <text:p>0</text:p>
              </table:table-cell>
              <table:table-cell office:value-type="float" office:value="0.000050952842377261">
                <text:p>0.000050952842377261</text:p>
              </table:table-cell>
              <table:table-cell office:value-type="float" office:value="0.0348837209302326">
                <text:p>0.0348837209302326</text:p>
              </table:table-cell>
              <table:table-cell office:value-type="float" office:value="0.00907784237726098">
                <text:p>0.00907784237726098</text:p>
              </table:table-cell>
              <table:table-cell office:value-type="float" office:value="0">
                <text:p>0</text:p>
              </table:table-cell>
              <table:table-cell office:value-type="float" office:value="0.202475048449612">
                <text:p>0.202475048449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205103359173127">
                <text:p>0.205103359173127</text:p>
              </table:table-cell>
              <table:table-cell office:value-type="float" office:value="0.000239825581395349">
                <text:p>0.000239825581395349</text:p>
              </table:table-cell>
              <table:table-cell office:value-type="float" office:value="0.103262273901809">
                <text:p>0.103262273901809</text:p>
              </table:table-cell>
              <table:table-cell office:value-type="float" office:value="0.0569928940568475">
                <text:p>0.0569928940568475</text:p>
              </table:table-cell>
              <table:table-cell office:value-type="float" office:value="0">
                <text:p>0</text:p>
              </table:table-cell>
              <table:table-cell office:value-type="float" office:value="0.000050016149870801">
                <text:p>0.000050016149870801</text:p>
              </table:table-cell>
              <table:table-cell office:value-type="float" office:value="0.0351905684754522">
                <text:p>0.0351905684754522</text:p>
              </table:table-cell>
              <table:table-cell office:value-type="float" office:value="0.00939599483204134">
                <text:p>0.00939599483204134</text:p>
              </table:table-cell>
              <table:table-cell office:value-type="float" office:value="0">
                <text:p>0</text:p>
              </table:table-cell>
              <table:table-cell office:value-type="float" office:value="0.204891747416021">
                <text:p>0.204891747416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204618863049096">
                <text:p>0.204618863049096</text:p>
              </table:table-cell>
              <table:table-cell office:value-type="float" office:value="0.000277293281653747">
                <text:p>0.000277293281653747</text:p>
              </table:table-cell>
              <table:table-cell office:value-type="float" office:value="0.104554263565891">
                <text:p>0.104554263565891</text:p>
              </table:table-cell>
              <table:table-cell office:value-type="float" office:value="0.0569282945736434">
                <text:p>0.0569282945736434</text:p>
              </table:table-cell>
              <table:table-cell office:value-type="float" office:value="0">
                <text:p>0</text:p>
              </table:table-cell>
              <table:table-cell office:value-type="float" office:value="0.000047109173126615">
                <text:p>0.000047109173126615</text:p>
              </table:table-cell>
              <table:table-cell office:value-type="float" office:value="0.0344476744186047">
                <text:p>0.0344476744186047</text:p>
              </table:table-cell>
              <table:table-cell office:value-type="float" office:value="0.00829457364341085">
                <text:p>0.00829457364341085</text:p>
              </table:table-cell>
              <table:table-cell office:value-type="float" office:value="0">
                <text:p>0</text:p>
              </table:table-cell>
              <table:table-cell office:value-type="float" office:value="0.204271915374677">
                <text:p>0.204271915374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20671834625323">
                <text:p>0.20671834625323</text:p>
              </table:table-cell>
              <table:table-cell office:value-type="float" office:value="0.000253391472868217">
                <text:p>0.000253391472868217</text:p>
              </table:table-cell>
              <table:table-cell office:value-type="float" office:value="0.105733204134367">
                <text:p>0.105733204134367</text:p>
              </table:table-cell>
              <table:table-cell office:value-type="float" office:value="0.0582364341085271">
                <text:p>0.0582364341085271</text:p>
              </table:table-cell>
              <table:table-cell office:value-type="float" office:value="0">
                <text:p>0</text:p>
              </table:table-cell>
              <table:table-cell office:value-type="float" office:value="0.000048578811369509">
                <text:p>0.000048578811369509</text:p>
              </table:table-cell>
              <table:table-cell office:value-type="float" office:value="0.0335271317829457">
                <text:p>0.0335271317829457</text:p>
              </table:table-cell>
              <table:table-cell office:value-type="float" office:value="0.00891634366925065">
                <text:p>0.00891634366925065</text:p>
              </table:table-cell>
              <table:table-cell office:value-type="float" office:value="0">
                <text:p>0</text:p>
              </table:table-cell>
              <table:table-cell office:value-type="float" office:value="0.20646169250646">
                <text:p>0.20646169250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206233850129199">
                <text:p>0.206233850129199</text:p>
              </table:table-cell>
              <table:table-cell office:value-type="float" office:value="0.000242732558139535">
                <text:p>0.000242732558139535</text:p>
              </table:table-cell>
              <table:table-cell office:value-type="float" office:value="0.106023901808786">
                <text:p>0.106023901808786</text:p>
              </table:table-cell>
              <table:table-cell office:value-type="float" office:value="0.0574773901808786">
                <text:p>0.0574773901808786</text:p>
              </table:table-cell>
              <table:table-cell office:value-type="float" office:value="0">
                <text:p>0</text:p>
              </table:table-cell>
              <table:table-cell office:value-type="float" office:value="0.0000416020671834625">
                <text:p>0.0000416020671834625</text:p>
              </table:table-cell>
              <table:table-cell office:value-type="float" office:value="0.0334302325581395">
                <text:p>0.0334302325581395</text:p>
              </table:table-cell>
              <table:table-cell office:value-type="float" office:value="0.00907138242894057">
                <text:p>0.00907138242894057</text:p>
              </table:table-cell>
              <table:table-cell office:value-type="float" office:value="0">
                <text:p>0</text:p>
              </table:table-cell>
              <table:table-cell office:value-type="float" office:value="0.206044509043928">
                <text:p>0.2060445090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208171834625323">
                <text:p>0.208171834625323</text:p>
              </table:table-cell>
              <table:table-cell office:value-type="float" office:value="0.000273417312661499">
                <text:p>0.000273417312661499</text:p>
              </table:table-cell>
              <table:table-cell office:value-type="float" office:value="0.108801679586563">
                <text:p>0.108801679586563</text:p>
              </table:table-cell>
              <table:table-cell office:value-type="float" office:value="0.0560885012919897">
                <text:p>0.0560885012919897</text:p>
              </table:table-cell>
              <table:table-cell office:value-type="float" office:value="0">
                <text:p>0</text:p>
              </table:table-cell>
              <table:table-cell office:value-type="float" office:value="0.0000453326873385013">
                <text:p>0.0000453326873385013</text:p>
              </table:table-cell>
              <table:table-cell office:value-type="float" office:value="0.034156976744186">
                <text:p>0.034156976744186</text:p>
              </table:table-cell>
              <table:table-cell office:value-type="float" office:value="0.00874677002583979">
                <text:p>0.00874677002583979</text:p>
              </table:table-cell>
              <table:table-cell office:value-type="float" office:value="0">
                <text:p>0</text:p>
              </table:table-cell>
              <table:table-cell office:value-type="float" office:value="0.207839260335917">
                <text:p>0.207839260335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207041343669251">
                <text:p>0.207041343669251</text:p>
              </table:table-cell>
              <table:table-cell office:value-type="float" office:value="0.000261950904392765">
                <text:p>0.000261950904392765</text:p>
              </table:table-cell>
              <table:table-cell office:value-type="float" office:value="0.108801679586563">
                <text:p>0.108801679586563</text:p>
              </table:table-cell>
              <table:table-cell office:value-type="float" office:value="0.0561854005167959">
                <text:p>0.0561854005167959</text:p>
              </table:table-cell>
              <table:table-cell office:value-type="float" office:value="0">
                <text:p>0</text:p>
              </table:table-cell>
              <table:table-cell office:value-type="float" office:value="0.0000428456072351421">
                <text:p>0.0000428456072351421</text:p>
              </table:table-cell>
              <table:table-cell office:value-type="float" office:value="0.033171834625323">
                <text:p>0.033171834625323</text:p>
              </table:table-cell>
              <table:table-cell office:value-type="float" office:value="0.0086046511627907">
                <text:p>0.0086046511627907</text:p>
              </table:table-cell>
              <table:table-cell office:value-type="float" office:value="0">
                <text:p>0</text:p>
              </table:table-cell>
              <table:table-cell office:value-type="float" office:value="0.206806411498708">
                <text:p>0.206806411498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206233850129199">
                <text:p>0.206233850129199</text:p>
              </table:table-cell>
              <table:table-cell office:value-type="float" office:value="0.00025952842377261">
                <text:p>0.00025952842377261</text:p>
              </table:table-cell>
              <table:table-cell office:value-type="float" office:value="0.108301033591731">
                <text:p>0.108301033591731</text:p>
              </table:table-cell>
              <table:table-cell office:value-type="float" office:value="0.0563468992248062">
                <text:p>0.0563468992248062</text:p>
              </table:table-cell>
              <table:table-cell office:value-type="float" office:value="0">
                <text:p>0</text:p>
              </table:table-cell>
              <table:table-cell office:value-type="float" office:value="0.0000409076227390181">
                <text:p>0.0000409076227390181</text:p>
              </table:table-cell>
              <table:table-cell office:value-type="float" office:value="0.0327519379844961">
                <text:p>0.0327519379844961</text:p>
              </table:table-cell>
              <table:table-cell office:value-type="float" office:value="0.00849644702842377">
                <text:p>0.00849644702842377</text:p>
              </table:table-cell>
              <table:table-cell office:value-type="float" office:value="0">
                <text:p>0</text:p>
              </table:table-cell>
              <table:table-cell office:value-type="float" office:value="0.205937225452196">
                <text:p>0.205937225452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20655684754522">
                <text:p>0.20655684754522</text:p>
              </table:table-cell>
              <table:table-cell office:value-type="float" office:value="0.000272932816537468">
                <text:p>0.000272932816537468</text:p>
              </table:table-cell>
              <table:table-cell office:value-type="float" office:value="0.107703488372093">
                <text:p>0.107703488372093</text:p>
              </table:table-cell>
              <table:table-cell office:value-type="float" office:value="0.0573804909560724">
                <text:p>0.0573804909560724</text:p>
              </table:table-cell>
              <table:table-cell office:value-type="float" office:value="0">
                <text:p>0</text:p>
              </table:table-cell>
              <table:table-cell office:value-type="float" office:value="0.0000454134366925065">
                <text:p>0.0000454134366925065</text:p>
              </table:table-cell>
              <table:table-cell office:value-type="float" office:value="0.0327842377260982">
                <text:p>0.0327842377260982</text:p>
              </table:table-cell>
              <table:table-cell office:value-type="float" office:value="0.00832848837209302">
                <text:p>0.00832848837209302</text:p>
              </table:table-cell>
              <table:table-cell office:value-type="float" office:value="0">
                <text:p>0</text:p>
              </table:table-cell>
              <table:table-cell office:value-type="float" office:value="0.206242118863049">
                <text:p>0.206242118863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207364341085271">
                <text:p>0.207364341085271</text:p>
              </table:table-cell>
              <table:table-cell office:value-type="float" office:value="0.000279231266149871">
                <text:p>0.000279231266149871</text:p>
              </table:table-cell>
              <table:table-cell office:value-type="float" office:value="0.10952842377261">
                <text:p>0.10952842377261</text:p>
              </table:table-cell>
              <table:table-cell office:value-type="float" office:value="0.0572997416020672">
                <text:p>0.0572997416020672</text:p>
              </table:table-cell>
              <table:table-cell office:value-type="float" office:value="0">
                <text:p>0</text:p>
              </table:table-cell>
              <table:table-cell office:value-type="float" office:value="0.0000497093023255814">
                <text:p>0.0000497093023255814</text:p>
              </table:table-cell>
              <table:table-cell office:value-type="float" office:value="0.0319605943152455">
                <text:p>0.0319605943152455</text:p>
              </table:table-cell>
              <table:table-cell office:value-type="float" office:value="0.00828003875968992">
                <text:p>0.00828003875968992</text:p>
              </table:table-cell>
              <table:table-cell office:value-type="float" office:value="0">
                <text:p>0</text:p>
              </table:table-cell>
              <table:table-cell office:value-type="float" office:value="0.207118507751938">
                <text:p>0.20711850775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206233850129199">
                <text:p>0.206233850129199</text:p>
              </table:table-cell>
              <table:table-cell office:value-type="float" office:value="0.000284076227390181">
                <text:p>0.000284076227390181</text:p>
              </table:table-cell>
              <table:table-cell office:value-type="float" office:value="0.108817829457364">
                <text:p>0.108817829457364</text:p>
              </table:table-cell>
              <table:table-cell office:value-type="float" office:value="0.0570897932816537">
                <text:p>0.0570897932816537</text:p>
              </table:table-cell>
              <table:table-cell office:value-type="float" office:value="0">
                <text:p>0</text:p>
              </table:table-cell>
              <table:table-cell office:value-type="float" office:value="0.0000491440568475452">
                <text:p>0.0000491440568475452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0.00809754521963824">
                <text:p>0.00809754521963824</text:p>
              </table:table-cell>
              <table:table-cell office:value-type="float" office:value="0">
                <text:p>0</text:p>
              </table:table-cell>
              <table:table-cell office:value-type="float" office:value="0.205998756459948">
                <text:p>0.20599875645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206072351421189">
                <text:p>0.206072351421189</text:p>
              </table:table-cell>
              <table:table-cell office:value-type="float" office:value="0.000286821705426357">
                <text:p>0.000286821705426357</text:p>
              </table:table-cell>
              <table:table-cell office:value-type="float" office:value="0.107412790697674">
                <text:p>0.107412790697674</text:p>
              </table:table-cell>
              <table:table-cell office:value-type="float" office:value="0.0574935400516796">
                <text:p>0.0574935400516796</text:p>
              </table:table-cell>
              <table:table-cell office:value-type="float" office:value="0">
                <text:p>0</text:p>
              </table:table-cell>
              <table:table-cell office:value-type="float" office:value="0.0000499515503875969">
                <text:p>0.0000499515503875969</text:p>
              </table:table-cell>
              <table:table-cell office:value-type="float" office:value="0.0332525839793282">
                <text:p>0.0332525839793282</text:p>
              </table:table-cell>
              <table:table-cell office:value-type="float" office:value="0.00754198966408269">
                <text:p>0.00754198966408269</text:p>
              </table:table-cell>
              <table:table-cell office:value-type="float" office:value="0">
                <text:p>0</text:p>
              </table:table-cell>
              <table:table-cell office:value-type="float" office:value="0.205750855943152">
                <text:p>0.205750855943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03326873385013">
                <text:p>0.203326873385013</text:p>
              </table:table-cell>
              <table:table-cell office:value-type="float" office:value="0.000300226098191214">
                <text:p>0.000300226098191214</text:p>
              </table:table-cell>
              <table:table-cell office:value-type="float" office:value="0.106928294573643">
                <text:p>0.106928294573643</text:p>
              </table:table-cell>
              <table:table-cell office:value-type="float" office:value="0.0573966408268734">
                <text:p>0.0573966408268734</text:p>
              </table:table-cell>
              <table:table-cell office:value-type="float" office:value="0">
                <text:p>0</text:p>
              </table:table-cell>
              <table:table-cell office:value-type="float" office:value="0.0000488695090439276">
                <text:p>0.0000488695090439276</text:p>
              </table:table-cell>
              <table:table-cell office:value-type="float" office:value="0.0310885012919897">
                <text:p>0.0310885012919897</text:p>
              </table:table-cell>
              <table:table-cell office:value-type="float" office:value="0.00761143410852713">
                <text:p>0.00761143410852713</text:p>
              </table:table-cell>
              <table:table-cell office:value-type="float" office:value="0">
                <text:p>0</text:p>
              </table:table-cell>
              <table:table-cell office:value-type="float" office:value="0.203073740310078">
                <text:p>0.203073740310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20203488372093">
                <text:p>0.20203488372093</text:p>
              </table:table-cell>
              <table:table-cell office:value-type="float" office:value="0.000280038759689922">
                <text:p>0.000280038759689922</text:p>
              </table:table-cell>
              <table:table-cell office:value-type="float" office:value="0.10625">
                <text:p>0.10625</text:p>
              </table:table-cell>
              <table:table-cell office:value-type="float" office:value="0.0566052971576227">
                <text:p>0.0566052971576227</text:p>
              </table:table-cell>
              <table:table-cell office:value-type="float" office:value="0">
                <text:p>0</text:p>
              </table:table-cell>
              <table:table-cell office:value-type="float" office:value="0.0000450419896640827">
                <text:p>0.0000450419896640827</text:p>
              </table:table-cell>
              <table:table-cell office:value-type="float" office:value="0.0312015503875969">
                <text:p>0.0312015503875969</text:p>
              </table:table-cell>
              <table:table-cell office:value-type="float" office:value="0.00761950904392765">
                <text:p>0.00761950904392765</text:p>
              </table:table-cell>
              <table:table-cell office:value-type="float" office:value="0">
                <text:p>0</text:p>
              </table:table-cell>
              <table:table-cell office:value-type="float" office:value="0.201721398578811">
                <text:p>0.2017213985788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97835917312661">
                <text:p>0.197835917312661</text:p>
              </table:table-cell>
              <table:table-cell office:value-type="float" office:value="0.000282622739018088">
                <text:p>0.000282622739018088</text:p>
              </table:table-cell>
              <table:table-cell office:value-type="float" office:value="0.104182816537468">
                <text:p>0.104182816537468</text:p>
              </table:table-cell>
              <table:table-cell office:value-type="float" office:value="0.054796511627907">
                <text:p>0.054796511627907</text:p>
              </table:table-cell>
              <table:table-cell office:value-type="float" office:value="0">
                <text:p>0</text:p>
              </table:table-cell>
              <table:table-cell office:value-type="float" office:value="0.0000450258397932817">
                <text:p>0.0000450258397932817</text:p>
              </table:table-cell>
              <table:table-cell office:value-type="float" office:value="0.0308301033591731">
                <text:p>0.0308301033591731</text:p>
              </table:table-cell>
              <table:table-cell office:value-type="float" office:value="0.00766472868217054">
                <text:p>0.00766472868217054</text:p>
              </table:table-cell>
              <table:table-cell office:value-type="float" office:value="0">
                <text:p>0</text:p>
              </table:table-cell>
              <table:table-cell office:value-type="float" office:value="0.197519186046512">
                <text:p>0.197519186046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195251937984496">
                <text:p>0.195251937984496</text:p>
              </table:table-cell>
              <table:table-cell office:value-type="float" office:value="0.00025952842377261">
                <text:p>0.00025952842377261</text:p>
              </table:table-cell>
              <table:table-cell office:value-type="float" office:value="0.101760335917313">
                <text:p>0.101760335917313</text:p>
              </table:table-cell>
              <table:table-cell office:value-type="float" office:value="0.054828811369509">
                <text:p>0.054828811369509</text:p>
              </table:table-cell>
              <table:table-cell office:value-type="float" office:value="0">
                <text:p>0</text:p>
              </table:table-cell>
              <table:table-cell office:value-type="float" office:value="0.0000475129198966408">
                <text:p>0.0000475129198966408</text:p>
              </table:table-cell>
              <table:table-cell office:value-type="float" office:value="0.0311854005167959">
                <text:p>0.0311854005167959</text:p>
              </table:table-cell>
              <table:table-cell office:value-type="float" office:value="0.0071156330749354">
                <text:p>0.0071156330749354</text:p>
              </table:table-cell>
              <table:table-cell office:value-type="float" office:value="0">
                <text:p>0</text:p>
              </table:table-cell>
              <table:table-cell office:value-type="float" office:value="0.19493769379845">
                <text:p>0.1949376937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000277777777777778">
                <text:p>0.000277777777777778</text:p>
              </table:table-cell>
              <table:table-cell office:value-type="float" office:value="0.0992248062015504">
                <text:p>0.0992248062015504</text:p>
              </table:table-cell>
              <table:table-cell office:value-type="float" office:value="0.0566860465116279">
                <text:p>0.0566860465116279</text:p>
              </table:table-cell>
              <table:table-cell office:value-type="float" office:value="0">
                <text:p>0</text:p>
              </table:table-cell>
              <table:table-cell office:value-type="float" office:value="0.0000431363049095607">
                <text:p>0.0000431363049095607</text:p>
              </table:table-cell>
              <table:table-cell office:value-type="float" office:value="0.0306201550387597">
                <text:p>0.0306201550387597</text:p>
              </table:table-cell>
              <table:table-cell office:value-type="float" office:value="0.00767603359173127">
                <text:p>0.00767603359173127</text:p>
              </table:table-cell>
              <table:table-cell office:value-type="float" office:value="0">
                <text:p>0</text:p>
              </table:table-cell>
              <table:table-cell office:value-type="float" office:value="0.194250177648579">
                <text:p>0.194250177648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193152454780362">
                <text:p>0.193152454780362</text:p>
              </table:table-cell>
              <table:table-cell office:value-type="float" office:value="0.000244347545219638">
                <text:p>0.000244347545219638</text:p>
              </table:table-cell>
              <table:table-cell office:value-type="float" office:value="0.097609819121447">
                <text:p>0.097609819121447</text:p>
              </table:table-cell>
              <table:table-cell office:value-type="float" office:value="0.0560723514211886">
                <text:p>0.0560723514211886</text:p>
              </table:table-cell>
              <table:table-cell office:value-type="float" office:value="0">
                <text:p>0</text:p>
              </table:table-cell>
              <table:table-cell office:value-type="float" office:value="0.0000462855297157623">
                <text:p>0.0000462855297157623</text:p>
              </table:table-cell>
              <table:table-cell office:value-type="float" office:value="0.0318636950904393">
                <text:p>0.0318636950904393</text:p>
              </table:table-cell>
              <table:table-cell office:value-type="float" office:value="0.00739179586563307">
                <text:p>0.00739179586563307</text:p>
              </table:table-cell>
              <table:table-cell office:value-type="float" office:value="0">
                <text:p>0</text:p>
              </table:table-cell>
              <table:table-cell office:value-type="float" office:value="0.192983947028424">
                <text:p>0.19298394702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191375968992248">
                <text:p>0.191375968992248</text:p>
              </table:table-cell>
              <table:table-cell office:value-type="float" office:value="0.000227713178294574">
                <text:p>0.000227713178294574</text:p>
              </table:table-cell>
              <table:table-cell office:value-type="float" office:value="0.0974321705426356">
                <text:p>0.0974321705426356</text:p>
              </table:table-cell>
              <table:table-cell office:value-type="float" office:value="0.0556847545219638">
                <text:p>0.0556847545219638</text:p>
              </table:table-cell>
              <table:table-cell office:value-type="float" office:value="0">
                <text:p>0</text:p>
              </table:table-cell>
              <table:table-cell office:value-type="float" office:value="0.0000472868217054264">
                <text:p>0.0000472868217054264</text:p>
              </table:table-cell>
              <table:table-cell office:value-type="float" office:value="0.0303617571059432">
                <text:p>0.0303617571059432</text:p>
              </table:table-cell>
              <table:table-cell office:value-type="float" office:value="0.00764696382428941">
                <text:p>0.00764696382428941</text:p>
              </table:table-cell>
              <table:table-cell office:value-type="float" office:value="0">
                <text:p>0</text:p>
              </table:table-cell>
              <table:table-cell office:value-type="float" office:value="0.191172932816537">
                <text:p>0.191172932816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185885012919897">
                <text:p>0.185885012919897</text:p>
              </table:table-cell>
              <table:table-cell office:value-type="float" office:value="0.000242894056847545">
                <text:p>0.000242894056847545</text:p>
              </table:table-cell>
              <table:table-cell office:value-type="float" office:value="0.0938630490956072">
                <text:p>0.0938630490956072</text:p>
              </table:table-cell>
              <table:table-cell office:value-type="float" office:value="0.0545381136950904">
                <text:p>0.0545381136950904</text:p>
              </table:table-cell>
              <table:table-cell office:value-type="float" office:value="0">
                <text:p>0</text:p>
              </table:table-cell>
              <table:table-cell office:value-type="float" office:value="0.0000475129198966408">
                <text:p>0.0000475129198966408</text:p>
              </table:table-cell>
              <table:table-cell office:value-type="float" office:value="0.0301033591731266">
                <text:p>0.0301033591731266</text:p>
              </table:table-cell>
              <table:table-cell office:value-type="float" office:value="0.00711240310077519">
                <text:p>0.00711240310077519</text:p>
              </table:table-cell>
              <table:table-cell office:value-type="float" office:value="0">
                <text:p>0</text:p>
              </table:table-cell>
              <table:table-cell office:value-type="float" office:value="0.185664437984496">
                <text:p>0.18566443798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181363049095607">
                <text:p>0.181363049095607</text:p>
              </table:table-cell>
              <table:table-cell office:value-type="float" office:value="0.000226905684754522">
                <text:p>0.000226905684754522</text:p>
              </table:table-cell>
              <table:table-cell office:value-type="float" office:value="0.0918927648578811">
                <text:p>0.0918927648578811</text:p>
              </table:table-cell>
              <table:table-cell office:value-type="float" office:value="0.0533107235142119">
                <text:p>0.0533107235142119</text:p>
              </table:table-cell>
              <table:table-cell office:value-type="float" office:value="0">
                <text:p>0</text:p>
              </table:table-cell>
              <table:table-cell office:value-type="float" office:value="0.0000416828165374677">
                <text:p>0.0000416828165374677</text:p>
              </table:table-cell>
              <table:table-cell office:value-type="float" office:value="0.0286175710594315">
                <text:p>0.0286175710594315</text:p>
              </table:table-cell>
              <table:table-cell office:value-type="float" office:value="0.00720284237726098">
                <text:p>0.00720284237726098</text:p>
              </table:table-cell>
              <table:table-cell office:value-type="float" office:value="0">
                <text:p>0</text:p>
              </table:table-cell>
              <table:table-cell office:value-type="float" office:value="0.181065584625323">
                <text:p>0.181065584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178940568475452">
                <text:p>0.178940568475452</text:p>
              </table:table-cell>
              <table:table-cell office:value-type="float" office:value="0.000246124031007752">
                <text:p>0.000246124031007752</text:p>
              </table:table-cell>
              <table:table-cell office:value-type="float" office:value="0.0876776485788114">
                <text:p>0.0876776485788114</text:p>
              </table:table-cell>
              <table:table-cell office:value-type="float" office:value="0.0539567183462532">
                <text:p>0.0539567183462532</text:p>
              </table:table-cell>
              <table:table-cell office:value-type="float" office:value="0">
                <text:p>0</text:p>
              </table:table-cell>
              <table:table-cell office:value-type="float" office:value="0.0000430717054263566">
                <text:p>0.0000430717054263566</text:p>
              </table:table-cell>
              <table:table-cell office:value-type="float" office:value="0.0292474160206718">
                <text:p>0.0292474160206718</text:p>
              </table:table-cell>
              <table:table-cell office:value-type="float" office:value="0.00782461240310078">
                <text:p>0.00782461240310078</text:p>
              </table:table-cell>
              <table:table-cell office:value-type="float" office:value="0">
                <text:p>0</text:p>
              </table:table-cell>
              <table:table-cell office:value-type="float" office:value="0.178749467054264">
                <text:p>0.178749467054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175710594315245">
                <text:p>0.175710594315245</text:p>
              </table:table-cell>
              <table:table-cell office:value-type="float" office:value="0.000191860465116279">
                <text:p>0.000191860465116279</text:p>
              </table:table-cell>
              <table:table-cell office:value-type="float" office:value="0.0847545219638243">
                <text:p>0.0847545219638243</text:p>
              </table:table-cell>
              <table:table-cell office:value-type="float" office:value="0.0539244186046512">
                <text:p>0.0539244186046512</text:p>
              </table:table-cell>
              <table:table-cell office:value-type="float" office:value="0">
                <text:p>0</text:p>
              </table:table-cell>
              <table:table-cell office:value-type="float" office:value="0.0000385335917312661">
                <text:p>0.0000385335917312661</text:p>
              </table:table-cell>
              <table:table-cell office:value-type="float" office:value="0.0297319121447028">
                <text:p>0.0297319121447028</text:p>
              </table:table-cell>
              <table:table-cell office:value-type="float" office:value="0.00700742894056848">
                <text:p>0.00700742894056848</text:p>
              </table:table-cell>
              <table:table-cell office:value-type="float" office:value="0">
                <text:p>0</text:p>
              </table:table-cell>
              <table:table-cell office:value-type="float" office:value="0.175456815245478">
                <text:p>0.175456815245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170865633074935">
                <text:p>0.170865633074935</text:p>
              </table:table-cell>
              <table:table-cell office:value-type="float" office:value="0.000203165374677003">
                <text:p>0.000203165374677003</text:p>
              </table:table-cell>
              <table:table-cell office:value-type="float" office:value="0.0815406976744186">
                <text:p>0.0815406976744186</text:p>
              </table:table-cell>
              <table:table-cell office:value-type="float" office:value="0.0526162790697674">
                <text:p>0.0526162790697674</text:p>
              </table:table-cell>
              <table:table-cell office:value-type="float" office:value="0">
                <text:p>0</text:p>
              </table:table-cell>
              <table:table-cell office:value-type="float" office:value="0.0000392926356589147">
                <text:p>0.0000392926356589147</text:p>
              </table:table-cell>
              <table:table-cell office:value-type="float" office:value="0.0295058139534884">
                <text:p>0.0295058139534884</text:p>
              </table:table-cell>
              <table:table-cell office:value-type="float" office:value="0.00703972868217054">
                <text:p>0.00703972868217054</text:p>
              </table:table-cell>
              <table:table-cell office:value-type="float" office:value="0">
                <text:p>0</text:p>
              </table:table-cell>
              <table:table-cell office:value-type="float" office:value="0.170741812015504">
                <text:p>0.170741812015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165697674418605">
                <text:p>0.165697674418605</text:p>
              </table:table-cell>
              <table:table-cell office:value-type="float" office:value="0.000186854005167959">
                <text:p>0.000186854005167959</text:p>
              </table:table-cell>
              <table:table-cell office:value-type="float" office:value="0.0782622739018088">
                <text:p>0.0782622739018088</text:p>
              </table:table-cell>
              <table:table-cell office:value-type="float" office:value="0.0515342377260982">
                <text:p>0.0515342377260982</text:p>
              </table:table-cell>
              <table:table-cell office:value-type="float" office:value="0">
                <text:p>0</text:p>
              </table:table-cell>
              <table:table-cell office:value-type="float" office:value="0.0000415859173126615">
                <text:p>0.0000415859173126615</text:p>
              </table:table-cell>
              <table:table-cell office:value-type="float" office:value="0.0285691214470284">
                <text:p>0.0285691214470284</text:p>
              </table:table-cell>
              <table:table-cell office:value-type="float" office:value="0.00715923772609819">
                <text:p>0.00715923772609819</text:p>
              </table:table-cell>
              <table:table-cell office:value-type="float" office:value="0">
                <text:p>0</text:p>
              </table:table-cell>
              <table:table-cell office:value-type="float" office:value="0.165566456718346">
                <text:p>0.165566456718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162952196382429">
                <text:p>0.162952196382429</text:p>
              </table:table-cell>
              <table:table-cell office:value-type="float" office:value="0.000181040051679587">
                <text:p>0.000181040051679587</text:p>
              </table:table-cell>
              <table:table-cell office:value-type="float" office:value="0.075016149870801">
                <text:p>0.075016149870801</text:p>
              </table:table-cell>
              <table:table-cell office:value-type="float" office:value="0.052406330749354">
                <text:p>0.052406330749354</text:p>
              </table:table-cell>
              <table:table-cell office:value-type="float" office:value="0">
                <text:p>0</text:p>
              </table:table-cell>
              <table:table-cell office:value-type="float" office:value="0.0000433139534883721">
                <text:p>0.0000433139534883721</text:p>
              </table:table-cell>
              <table:table-cell office:value-type="float" office:value="0.0285852713178295">
                <text:p>0.0285852713178295</text:p>
              </table:table-cell>
              <table:table-cell office:value-type="float" office:value="0.00674095607235142">
                <text:p>0.00674095607235142</text:p>
              </table:table-cell>
              <table:table-cell office:value-type="float" office:value="0">
                <text:p>0</text:p>
              </table:table-cell>
              <table:table-cell office:value-type="float" office:value="0.162792021963824">
                <text:p>0.162792021963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58575581395349">
                <text:p>0.158575581395349</text:p>
              </table:table-cell>
              <table:table-cell office:value-type="float" office:value="0.000156928294573643">
                <text:p>0.000156928294573643</text:p>
              </table:table-cell>
              <table:table-cell office:value-type="float" office:value="0.0712855297157623">
                <text:p>0.0712855297157623</text:p>
              </table:table-cell>
              <table:table-cell office:value-type="float" office:value="0.0527939276485788">
                <text:p>0.0527939276485788</text:p>
              </table:table-cell>
              <table:table-cell office:value-type="float" office:value="0">
                <text:p>0</text:p>
              </table:table-cell>
              <table:table-cell office:value-type="float" office:value="0.0000462532299741602">
                <text:p>0.0000462532299741602</text:p>
              </table:table-cell>
              <table:table-cell office:value-type="float" office:value="0.0274709302325581">
                <text:p>0.0274709302325581</text:p>
              </table:table-cell>
              <table:table-cell office:value-type="float" office:value="0.00683785529715762">
                <text:p>0.00683785529715762</text:p>
              </table:table-cell>
              <table:table-cell office:value-type="float" office:value="0">
                <text:p>0</text:p>
              </table:table-cell>
              <table:table-cell office:value-type="float" office:value="0.158434496124031">
                <text:p>0.158434496124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15374677002584">
                <text:p>0.15374677002584</text:p>
              </table:table-cell>
              <table:table-cell office:value-type="float" office:value="0.000161482558139535">
                <text:p>0.000161482558139535</text:p>
              </table:table-cell>
              <table:table-cell office:value-type="float" office:value="0.0682332041343669">
                <text:p>0.0682332041343669</text:p>
              </table:table-cell>
              <table:table-cell office:value-type="float" office:value="0.0509205426356589">
                <text:p>0.0509205426356589</text:p>
              </table:table-cell>
              <table:table-cell office:value-type="float" office:value="0">
                <text:p>0</text:p>
              </table:table-cell>
              <table:table-cell office:value-type="float" office:value="0.0000432170542635659">
                <text:p>0.0000432170542635659</text:p>
              </table:table-cell>
              <table:table-cell office:value-type="float" office:value="0.0279877260981912">
                <text:p>0.0279877260981912</text:p>
              </table:table-cell>
              <table:table-cell office:value-type="float" office:value="0.00641149870801034">
                <text:p>0.00641149870801034</text:p>
              </table:table-cell>
              <table:table-cell office:value-type="float" office:value="0">
                <text:p>0</text:p>
              </table:table-cell>
              <table:table-cell office:value-type="float" office:value="0.153596188630491">
                <text:p>0.153596188630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5046834625323">
                <text:p>0.15046834625323</text:p>
              </table:table-cell>
              <table:table-cell office:value-type="float" office:value="0.000152874677002584">
                <text:p>0.000152874677002584</text:p>
              </table:table-cell>
              <table:table-cell office:value-type="float" office:value="0.0645187338501292">
                <text:p>0.0645187338501292</text:p>
              </table:table-cell>
              <table:table-cell office:value-type="float" office:value="0.0518895348837209">
                <text:p>0.0518895348837209</text:p>
              </table:table-cell>
              <table:table-cell office:value-type="float" office:value="0">
                <text:p>0</text:p>
              </table:table-cell>
              <table:table-cell office:value-type="float" office:value="0.0000425064599483204">
                <text:p>0.0000425064599483204</text:p>
              </table:table-cell>
              <table:table-cell office:value-type="float" office:value="0.026905684754522">
                <text:p>0.026905684754522</text:p>
              </table:table-cell>
              <table:table-cell office:value-type="float" office:value="0.006968669250646">
                <text:p>0.006968669250646</text:p>
              </table:table-cell>
              <table:table-cell office:value-type="float" office:value="0">
                <text:p>0</text:p>
              </table:table-cell>
              <table:table-cell office:value-type="float" office:value="0.150325129198966">
                <text:p>0.150325129198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46317829457364">
                <text:p>0.146317829457364</text:p>
              </table:table-cell>
              <table:table-cell office:value-type="float" office:value="0.000139825581395349">
                <text:p>0.000139825581395349</text:p>
              </table:table-cell>
              <table:table-cell office:value-type="float" office:value="0.0607396640826873">
                <text:p>0.0607396640826873</text:p>
              </table:table-cell>
              <table:table-cell office:value-type="float" office:value="0.0510820413436693">
                <text:p>0.0510820413436693</text:p>
              </table:table-cell>
              <table:table-cell office:value-type="float" office:value="0">
                <text:p>0</text:p>
              </table:table-cell>
              <table:table-cell office:value-type="float" office:value="0.0000378229974160207">
                <text:p>0.0000378229974160207</text:p>
              </table:table-cell>
              <table:table-cell office:value-type="float" office:value="0.027906976744186">
                <text:p>0.027906976744186</text:p>
              </table:table-cell>
              <table:table-cell office:value-type="float" office:value="0.0063921188630491">
                <text:p>0.0063921188630491</text:p>
              </table:table-cell>
              <table:table-cell office:value-type="float" office:value="0">
                <text:p>0</text:p>
              </table:table-cell>
              <table:table-cell office:value-type="float" office:value="0.146158624031008">
                <text:p>0.14615862403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42684108527132">
                <text:p>0.142684108527132</text:p>
              </table:table-cell>
              <table:table-cell office:value-type="float" office:value="0.000124079457364341">
                <text:p>0.000124079457364341</text:p>
              </table:table-cell>
              <table:table-cell office:value-type="float" office:value="0.0579134366925065">
                <text:p>0.0579134366925065</text:p>
              </table:table-cell>
              <table:table-cell office:value-type="float" office:value="0.0503552971576227">
                <text:p>0.0503552971576227</text:p>
              </table:table-cell>
              <table:table-cell office:value-type="float" office:value="0">
                <text:p>0</text:p>
              </table:table-cell>
              <table:table-cell office:value-type="float" office:value="0.0000416182170542636">
                <text:p>0.0000416182170542636</text:p>
              </table:table-cell>
              <table:table-cell office:value-type="float" office:value="0.0273417312661499">
                <text:p>0.0273417312661499</text:p>
              </table:table-cell>
              <table:table-cell office:value-type="float" office:value="0.00691860465116279">
                <text:p>0.00691860465116279</text:p>
              </table:table-cell>
              <table:table-cell office:value-type="float" office:value="0">
                <text:p>0</text:p>
              </table:table-cell>
              <table:table-cell office:value-type="float" office:value="0.142570687984496">
                <text:p>0.142570687984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38695090439276">
                <text:p>0.138695090439276</text:p>
              </table:table-cell>
              <table:table-cell office:value-type="float" office:value="0.000132073643410853">
                <text:p>0.000132073643410853</text:p>
              </table:table-cell>
              <table:table-cell office:value-type="float" office:value="0.0555232558139535">
                <text:p>0.0555232558139535</text:p>
              </table:table-cell>
              <table:table-cell office:value-type="float" office:value="0.049983850129199">
                <text:p>0.049983850129199</text:p>
              </table:table-cell>
              <table:table-cell office:value-type="float" office:value="0">
                <text:p>0</text:p>
              </table:table-cell>
              <table:table-cell office:value-type="float" office:value="0.0000393895348837209">
                <text:p>0.0000393895348837209</text:p>
              </table:table-cell>
              <table:table-cell office:value-type="float" office:value="0.0268733850129199">
                <text:p>0.0268733850129199</text:p>
              </table:table-cell>
              <table:table-cell office:value-type="float" office:value="0.0061547157622739">
                <text:p>0.0061547157622739</text:p>
              </table:table-cell>
              <table:table-cell office:value-type="float" office:value="0">
                <text:p>0</text:p>
              </table:table-cell>
              <table:table-cell office:value-type="float" office:value="0.13857459625323">
                <text:p>0.13857459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35061369509044">
                <text:p>0.135061369509044</text:p>
              </table:table-cell>
              <table:table-cell office:value-type="float" office:value="0.000109237726098191">
                <text:p>0.000109237726098191</text:p>
              </table:table-cell>
              <table:table-cell office:value-type="float" office:value="0.0510497416020672">
                <text:p>0.0510497416020672</text:p>
              </table:table-cell>
              <table:table-cell office:value-type="float" office:value="0.0501776485788114">
                <text:p>0.0501776485788114</text:p>
              </table:table-cell>
              <table:table-cell office:value-type="float" office:value="0">
                <text:p>0</text:p>
              </table:table-cell>
              <table:table-cell office:value-type="float" office:value="0.0000374192506459948">
                <text:p>0.0000374192506459948</text:p>
              </table:table-cell>
              <table:table-cell office:value-type="float" office:value="0.0273417312661499">
                <text:p>0.0273417312661499</text:p>
              </table:table-cell>
              <table:table-cell office:value-type="float" office:value="0.00633559431524548">
                <text:p>0.00633559431524548</text:p>
              </table:table-cell>
              <table:table-cell office:value-type="float" office:value="0">
                <text:p>0</text:p>
              </table:table-cell>
              <table:table-cell office:value-type="float" office:value="0.13494213501292">
                <text:p>0.1349421350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13202519379845">
                <text:p>0.13202519379845</text:p>
              </table:table-cell>
              <table:table-cell office:value-type="float" office:value="0.0000965762273901809">
                <text:p>0.0000965762273901809</text:p>
              </table:table-cell>
              <table:table-cell office:value-type="float" office:value="0.0495478036175711">
                <text:p>0.0495478036175711</text:p>
              </table:table-cell>
              <table:table-cell office:value-type="float" office:value="0.0496285529715762">
                <text:p>0.0496285529715762</text:p>
              </table:table-cell>
              <table:table-cell office:value-type="float" office:value="0">
                <text:p>0</text:p>
              </table:table-cell>
              <table:table-cell office:value-type="float" office:value="0.0000431040051679587">
                <text:p>0.0000431040051679587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0.00630813953488372">
                <text:p>0.00630813953488372</text:p>
              </table:table-cell>
              <table:table-cell office:value-type="float" office:value="0">
                <text:p>0</text:p>
              </table:table-cell>
              <table:table-cell office:value-type="float" office:value="0.131916489018088">
                <text:p>0.131916489018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0.0000902939276485788">
                <text:p>0.0000902939276485788</text:p>
              </table:table-cell>
              <table:table-cell office:value-type="float" office:value="0.047109173126615">
                <text:p>0.047109173126615</text:p>
              </table:table-cell>
              <table:table-cell office:value-type="float" office:value="0.0499031007751938">
                <text:p>0.0499031007751938</text:p>
              </table:table-cell>
              <table:table-cell office:value-type="float" office:value="0">
                <text:p>0</text:p>
              </table:table-cell>
              <table:table-cell office:value-type="float" office:value="0.0000402454780361757">
                <text:p>0.0000402454780361757</text:p>
              </table:table-cell>
              <table:table-cell office:value-type="float" office:value="0.0257751937984496">
                <text:p>0.0257751937984496</text:p>
              </table:table-cell>
              <table:table-cell office:value-type="float" office:value="0.00625968992248062">
                <text:p>0.00625968992248062</text:p>
              </table:table-cell>
              <table:table-cell office:value-type="float" office:value="0">
                <text:p>0</text:p>
              </table:table-cell>
              <table:table-cell office:value-type="float" office:value="0.129087403100775">
                <text:p>0.129087403100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124886950904393">
                <text:p>0.124886950904393</text:p>
              </table:table-cell>
              <table:table-cell office:value-type="float" office:value="0.0000847383720930233">
                <text:p>0.0000847383720930233</text:p>
              </table:table-cell>
              <table:table-cell office:value-type="float" office:value="0.0423772609819121">
                <text:p>0.0423772609819121</text:p>
              </table:table-cell>
              <table:table-cell office:value-type="float" office:value="0.0504037467700258">
                <text:p>0.0504037467700258</text:p>
              </table:table-cell>
              <table:table-cell office:value-type="float" office:value="0">
                <text:p>0</text:p>
              </table:table-cell>
              <table:table-cell office:value-type="float" office:value="0.0000435562015503876">
                <text:p>0.0000435562015503876</text:p>
              </table:table-cell>
              <table:table-cell office:value-type="float" office:value="0.0256944444444444">
                <text:p>0.0256944444444444</text:p>
              </table:table-cell>
              <table:table-cell office:value-type="float" office:value="0.00627906976744186">
                <text:p>0.00627906976744186</text:p>
              </table:table-cell>
              <table:table-cell office:value-type="float" office:value="0">
                <text:p>0</text:p>
              </table:table-cell>
              <table:table-cell office:value-type="float" office:value="0.124798078165375">
                <text:p>0.124798078165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20445736434109">
                <text:p>0.120445736434109</text:p>
              </table:table-cell>
              <table:table-cell office:value-type="float" office:value="0.0000839308785529716">
                <text:p>0.0000839308785529716</text:p>
              </table:table-cell>
              <table:table-cell office:value-type="float" office:value="0.0409722222222222">
                <text:p>0.0409722222222222</text:p>
              </table:table-cell>
              <table:table-cell office:value-type="float" office:value="0.0479812661498708">
                <text:p>0.0479812661498708</text:p>
              </table:table-cell>
              <table:table-cell office:value-type="float" office:value="0">
                <text:p>0</text:p>
              </table:table-cell>
              <table:table-cell office:value-type="float" office:value="0.0000449612403100775">
                <text:p>0.0000449612403100775</text:p>
              </table:table-cell>
              <table:table-cell office:value-type="float" office:value="0.0255329457364341">
                <text:p>0.0255329457364341</text:p>
              </table:table-cell>
              <table:table-cell office:value-type="float" office:value="0.00582041343669251">
                <text:p>0.00582041343669251</text:p>
              </table:table-cell>
              <table:table-cell office:value-type="float" office:value="0">
                <text:p>0</text:p>
              </table:table-cell>
              <table:table-cell office:value-type="float" office:value="0.12035180878553">
                <text:p>0.12035180878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19331395348837">
                <text:p>0.119331395348837</text:p>
              </table:table-cell>
              <table:table-cell office:value-type="float" office:value="0.0000708333333333333">
                <text:p>0.0000708333333333333</text:p>
              </table:table-cell>
              <table:table-cell office:value-type="float" office:value="0.0386950904392765">
                <text:p>0.0386950904392765</text:p>
              </table:table-cell>
              <table:table-cell office:value-type="float" office:value="0.0483850129198966">
                <text:p>0.0483850129198966</text:p>
              </table:table-cell>
              <table:table-cell office:value-type="float" office:value="0">
                <text:p>0</text:p>
              </table:table-cell>
              <table:table-cell office:value-type="float" office:value="0.0000371931524547804">
                <text:p>0.0000371931524547804</text:p>
              </table:table-cell>
              <table:table-cell office:value-type="float" office:value="0.0261466408268734">
                <text:p>0.0261466408268734</text:p>
              </table:table-cell>
              <table:table-cell office:value-type="float" office:value="0.00600129198966408">
                <text:p>0.00600129198966408</text:p>
              </table:table-cell>
              <table:table-cell office:value-type="float" office:value="0">
                <text:p>0</text:p>
              </table:table-cell>
              <table:table-cell office:value-type="float" office:value="0.119265229328165">
                <text:p>0.119265229328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115907622739018">
                <text:p>0.115907622739018</text:p>
              </table:table-cell>
              <table:table-cell office:value-type="float" office:value="0.000072109173126615">
                <text:p>0.000072109173126615</text:p>
              </table:table-cell>
              <table:table-cell office:value-type="float" office:value="0.0360303617571059">
                <text:p>0.0360303617571059</text:p>
              </table:table-cell>
              <table:table-cell office:value-type="float" office:value="0.0478197674418605">
                <text:p>0.0478197674418605</text:p>
              </table:table-cell>
              <table:table-cell office:value-type="float" office:value="0">
                <text:p>0</text:p>
              </table:table-cell>
              <table:table-cell office:value-type="float" office:value="0.0000323966408268734">
                <text:p>0.0000323966408268734</text:p>
              </table:table-cell>
              <table:table-cell office:value-type="float" office:value="0.0257105943152455">
                <text:p>0.0257105943152455</text:p>
              </table:table-cell>
              <table:table-cell office:value-type="float" office:value="0.00625322997416021">
                <text:p>0.00625322997416021</text:p>
              </table:table-cell>
              <table:table-cell office:value-type="float" office:value="0">
                <text:p>0</text:p>
              </table:table-cell>
              <table:table-cell office:value-type="float" office:value="0.115846350129199">
                <text:p>0.11584635012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114357235142119">
                <text:p>0.114357235142119</text:p>
              </table:table-cell>
              <table:table-cell office:value-type="float" office:value="0.000063937338501292">
                <text:p>0.000063937338501292</text:p>
              </table:table-cell>
              <table:table-cell office:value-type="float" office:value="0.0332687338501292">
                <text:p>0.0332687338501292</text:p>
              </table:table-cell>
              <table:table-cell office:value-type="float" office:value="0.0489502583979328">
                <text:p>0.0489502583979328</text:p>
              </table:table-cell>
              <table:table-cell office:value-type="float" office:value="0">
                <text:p>0</text:p>
              </table:table-cell>
              <table:table-cell office:value-type="float" office:value="0.000044250645994832">
                <text:p>0.000044250645994832</text:p>
              </table:table-cell>
              <table:table-cell office:value-type="float" office:value="0.0257590439276486">
                <text:p>0.0257590439276486</text:p>
              </table:table-cell>
              <table:table-cell office:value-type="float" office:value="0.00625322997416021">
                <text:p>0.00625322997416021</text:p>
              </table:table-cell>
              <table:table-cell office:value-type="float" office:value="0">
                <text:p>0</text:p>
              </table:table-cell>
              <table:table-cell office:value-type="float" office:value="0.114275516795866">
                <text:p>0.114275516795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112354651162791">
                <text:p>0.112354651162791</text:p>
              </table:table-cell>
              <table:table-cell office:value-type="float" office:value="0.0000656330749354005">
                <text:p>0.0000656330749354005</text:p>
              </table:table-cell>
              <table:table-cell office:value-type="float" office:value="0.0328649870801034">
                <text:p>0.0328649870801034</text:p>
              </table:table-cell>
              <table:table-cell office:value-type="float" office:value="0.0477067183462532">
                <text:p>0.0477067183462532</text:p>
              </table:table-cell>
              <table:table-cell office:value-type="float" office:value="0">
                <text:p>0</text:p>
              </table:table-cell>
              <table:table-cell office:value-type="float" office:value="0.0000380490956072351">
                <text:p>0.0000380490956072351</text:p>
              </table:table-cell>
              <table:table-cell office:value-type="float" office:value="0.0257751937984496">
                <text:p>0.0257751937984496</text:p>
              </table:table-cell>
              <table:table-cell office:value-type="float" office:value="0.00590762273901809">
                <text:p>0.00590762273901809</text:p>
              </table:table-cell>
              <table:table-cell office:value-type="float" office:value="0">
                <text:p>0</text:p>
              </table:table-cell>
              <table:table-cell office:value-type="float" office:value="0.112292571059432">
                <text:p>0.112292571059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110061369509044">
                <text:p>0.110061369509044</text:p>
              </table:table-cell>
              <table:table-cell office:value-type="float" office:value="0.0000573804909560724">
                <text:p>0.0000573804909560724</text:p>
              </table:table-cell>
              <table:table-cell office:value-type="float" office:value="0.0307009043927649">
                <text:p>0.0307009043927649</text:p>
              </table:table-cell>
              <table:table-cell office:value-type="float" office:value="0.0478036175710594">
                <text:p>0.0478036175710594</text:p>
              </table:table-cell>
              <table:table-cell office:value-type="float" office:value="0">
                <text:p>0</text:p>
              </table:table-cell>
              <table:table-cell office:value-type="float" office:value="0.0000390180878552972">
                <text:p>0.0000390180878552972</text:p>
              </table:table-cell>
              <table:table-cell office:value-type="float" office:value="0.025484496124031">
                <text:p>0.025484496124031</text:p>
              </table:table-cell>
              <table:table-cell office:value-type="float" office:value="0.00597868217054264">
                <text:p>0.00597868217054264</text:p>
              </table:table-cell>
              <table:table-cell office:value-type="float" office:value="0">
                <text:p>0</text:p>
              </table:table-cell>
              <table:table-cell office:value-type="float" office:value="0.110006718346253">
                <text:p>0.110006718346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07105943152455">
                <text:p>0.107105943152455</text:p>
              </table:table-cell>
              <table:table-cell office:value-type="float" office:value="0.0000507105943152455">
                <text:p>0.0000507105943152455</text:p>
              </table:table-cell>
              <table:table-cell office:value-type="float" office:value="0.0290051679586563">
                <text:p>0.0290051679586563</text:p>
              </table:table-cell>
              <table:table-cell office:value-type="float" office:value="0.047125322997416">
                <text:p>0.047125322997416</text:p>
              </table:table-cell>
              <table:table-cell office:value-type="float" office:value="0">
                <text:p>0</text:p>
              </table:table-cell>
              <table:table-cell office:value-type="float" office:value="0.0000447674418604651">
                <text:p>0.0000447674418604651</text:p>
              </table:table-cell>
              <table:table-cell office:value-type="float" office:value="0.0251130490956072">
                <text:p>0.0251130490956072</text:p>
              </table:table-cell>
              <table:table-cell office:value-type="float" office:value="0.00577519379844961">
                <text:p>0.00577519379844961</text:p>
              </table:table-cell>
              <table:table-cell office:value-type="float" office:value="0">
                <text:p>0</text:p>
              </table:table-cell>
              <table:table-cell office:value-type="float" office:value="0.10706350129199">
                <text:p>0.1070635012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104667312661499">
                <text:p>0.104667312661499</text:p>
              </table:table-cell>
              <table:table-cell office:value-type="float" office:value="0.0000487564599483204">
                <text:p>0.0000487564599483204</text:p>
              </table:table-cell>
              <table:table-cell office:value-type="float" office:value="0.0276001291989664">
                <text:p>0.0276001291989664</text:p>
              </table:table-cell>
              <table:table-cell office:value-type="float" office:value="0.0461240310077519">
                <text:p>0.0461240310077519</text:p>
              </table:table-cell>
              <table:table-cell office:value-type="float" office:value="0">
                <text:p>0</text:p>
              </table:table-cell>
              <table:table-cell office:value-type="float" office:value="0.0000411983204134367">
                <text:p>0.0000411983204134367</text:p>
              </table:table-cell>
              <table:table-cell office:value-type="float" office:value="0.0250807493540052">
                <text:p>0.0250807493540052</text:p>
              </table:table-cell>
              <table:table-cell office:value-type="float" office:value="0.0057671188630491">
                <text:p>0.0057671188630491</text:p>
              </table:table-cell>
              <table:table-cell office:value-type="float" office:value="0">
                <text:p>0</text:p>
              </table:table-cell>
              <table:table-cell office:value-type="float" office:value="0.104613226744186">
                <text:p>0.104613226744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105490956072351">
                <text:p>0.105490956072351</text:p>
              </table:table-cell>
              <table:table-cell office:value-type="float" office:value="0.0000376130490956072">
                <text:p>0.0000376130490956072</text:p>
              </table:table-cell>
              <table:table-cell office:value-type="float" office:value="0.0268733850129199">
                <text:p>0.0268733850129199</text:p>
              </table:table-cell>
              <table:table-cell office:value-type="float" office:value="0.0478197674418605">
                <text:p>0.0478197674418605</text:p>
              </table:table-cell>
              <table:table-cell office:value-type="float" office:value="0">
                <text:p>0</text:p>
              </table:table-cell>
              <table:table-cell office:value-type="float" office:value="0.0000373546511627907">
                <text:p>0.0000373546511627907</text:p>
              </table:table-cell>
              <table:table-cell office:value-type="float" office:value="0.0248385012919897">
                <text:p>0.0248385012919897</text:p>
              </table:table-cell>
              <table:table-cell office:value-type="float" office:value="0.00588339793281654">
                <text:p>0.00588339793281654</text:p>
              </table:table-cell>
              <table:table-cell office:value-type="float" office:value="0">
                <text:p>0</text:p>
              </table:table-cell>
              <table:table-cell office:value-type="float" office:value="0.105452406330749">
                <text:p>0.105452406330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104021317829457">
                <text:p>0.104021317829457</text:p>
              </table:table-cell>
              <table:table-cell office:value-type="float" office:value="0.0000426195090439277">
                <text:p>0.0000426195090439277</text:p>
              </table:table-cell>
              <table:table-cell office:value-type="float" office:value="0.0257590439276486">
                <text:p>0.0257590439276486</text:p>
              </table:table-cell>
              <table:table-cell office:value-type="float" office:value="0.0482235142118863">
                <text:p>0.0482235142118863</text:p>
              </table:table-cell>
              <table:table-cell office:value-type="float" office:value="0">
                <text:p>0</text:p>
              </table:table-cell>
              <table:table-cell office:value-type="float" office:value="0.0000351582687338501">
                <text:p>0.0000351582687338501</text:p>
              </table:table-cell>
              <table:table-cell office:value-type="float" office:value="0.0251291989664083">
                <text:p>0.0251291989664083</text:p>
              </table:table-cell>
              <table:table-cell office:value-type="float" office:value="0.00481589147286822">
                <text:p>0.00481589147286822</text:p>
              </table:table-cell>
              <table:table-cell office:value-type="float" office:value="0">
                <text:p>0</text:p>
              </table:table-cell>
              <table:table-cell office:value-type="float" office:value="0.103962806847545">
                <text:p>0.103962806847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02793927648579">
                <text:p>0.102793927648579</text:p>
              </table:table-cell>
              <table:table-cell office:value-type="float" office:value="0.000041327519379845">
                <text:p>0.000041327519379845</text:p>
              </table:table-cell>
              <table:table-cell office:value-type="float" office:value="0.0246447028423773">
                <text:p>0.0246447028423773</text:p>
              </table:table-cell>
              <table:table-cell office:value-type="float" office:value="0.0481104651162791">
                <text:p>0.0481104651162791</text:p>
              </table:table-cell>
              <table:table-cell office:value-type="float" office:value="0">
                <text:p>0</text:p>
              </table:table-cell>
              <table:table-cell office:value-type="float" office:value="0.0000285852713178295">
                <text:p>0.0000285852713178295</text:p>
              </table:table-cell>
              <table:table-cell office:value-type="float" office:value="0.0244509043927649">
                <text:p>0.0244509043927649</text:p>
              </table:table-cell>
              <table:table-cell office:value-type="float" office:value="0.00553456072351421">
                <text:p>0.00553456072351421</text:p>
              </table:table-cell>
              <table:table-cell office:value-type="float" office:value="0">
                <text:p>0</text:p>
              </table:table-cell>
              <table:table-cell office:value-type="float" office:value="0.102769218346253">
                <text:p>0.102769218346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987080103359173">
                <text:p>0.0987080103359173</text:p>
              </table:table-cell>
              <table:table-cell office:value-type="float" office:value="0.0000355458656330749">
                <text:p>0.0000355458656330749</text:p>
              </table:table-cell>
              <table:table-cell office:value-type="float" office:value="0.0227874677002584">
                <text:p>0.0227874677002584</text:p>
              </table:table-cell>
              <table:table-cell office:value-type="float" office:value="0.0468346253229974">
                <text:p>0.0468346253229974</text:p>
              </table:table-cell>
              <table:table-cell office:value-type="float" office:value="0">
                <text:p>0</text:p>
              </table:table-cell>
              <table:table-cell office:value-type="float" office:value="0.000038953488372093">
                <text:p>0.000038953488372093</text:p>
              </table:table-cell>
              <table:table-cell office:value-type="float" office:value="0.0234173126614987">
                <text:p>0.0234173126614987</text:p>
              </table:table-cell>
              <table:table-cell office:value-type="float" office:value="0.00559754521963824">
                <text:p>0.00559754521963824</text:p>
              </table:table-cell>
              <table:table-cell office:value-type="float" office:value="0">
                <text:p>0</text:p>
              </table:table-cell>
              <table:table-cell office:value-type="float" office:value="0.0986759043927649">
                <text:p>0.0986759043927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990633074935401">
                <text:p>0.0990633074935401</text:p>
              </table:table-cell>
              <table:table-cell office:value-type="float" office:value="0.0000395025839793282">
                <text:p>0.0000395025839793282</text:p>
              </table:table-cell>
              <table:table-cell office:value-type="float" office:value="0.0214470284237726">
                <text:p>0.0214470284237726</text:p>
              </table:table-cell>
              <table:table-cell office:value-type="float" office:value="0.0477390180878553">
                <text:p>0.0477390180878553</text:p>
              </table:table-cell>
              <table:table-cell office:value-type="float" office:value="0">
                <text:p>0</text:p>
              </table:table-cell>
              <table:table-cell office:value-type="float" office:value="0.000041359819121447">
                <text:p>0.000041359819121447</text:p>
              </table:table-cell>
              <table:table-cell office:value-type="float" office:value="0.0242248062015504">
                <text:p>0.0242248062015504</text:p>
              </table:table-cell>
              <table:table-cell office:value-type="float" office:value="0.005578165374677">
                <text:p>0.005578165374677</text:p>
              </table:table-cell>
              <table:table-cell office:value-type="float" office:value="0">
                <text:p>0</text:p>
              </table:table-cell>
              <table:table-cell office:value-type="float" office:value="0.0990303779069768">
                <text:p>0.0990303779069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980458656330749">
                <text:p>0.0980458656330749</text:p>
              </table:table-cell>
              <table:table-cell office:value-type="float" office:value="0.0000298611111111111">
                <text:p>0.0000298611111111111</text:p>
              </table:table-cell>
              <table:table-cell office:value-type="float" office:value="0.0212693798449612">
                <text:p>0.0212693798449612</text:p>
              </table:table-cell>
              <table:table-cell office:value-type="float" office:value="0.0479812661498708">
                <text:p>0.0479812661498708</text:p>
              </table:table-cell>
              <table:table-cell office:value-type="float" office:value="0">
                <text:p>0</text:p>
              </table:table-cell>
              <table:table-cell office:value-type="float" office:value="0.0000359496124031008">
                <text:p>0.0000359496124031008</text:p>
              </table:table-cell>
              <table:table-cell office:value-type="float" office:value="0.0231427648578811">
                <text:p>0.0231427648578811</text:p>
              </table:table-cell>
              <table:table-cell office:value-type="float" office:value="0.0055749354005168">
                <text:p>0.0055749354005168</text:p>
              </table:table-cell>
              <table:table-cell office:value-type="float" office:value="0">
                <text:p>0</text:p>
              </table:table-cell>
              <table:table-cell office:value-type="float" office:value="0.0980042958656331">
                <text:p>0.0980042958656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984819121447028">
                <text:p>0.0984819121447028</text:p>
              </table:table-cell>
              <table:table-cell office:value-type="float" office:value="0.0000315406976744186">
                <text:p>0.0000315406976744186</text:p>
              </table:table-cell>
              <table:table-cell office:value-type="float" office:value="0.0199773901808786">
                <text:p>0.0199773901808786</text:p>
              </table:table-cell>
              <table:table-cell office:value-type="float" office:value="0.0494186046511628">
                <text:p>0.0494186046511628</text:p>
              </table:table-cell>
              <table:table-cell office:value-type="float" office:value="0">
                <text:p>0</text:p>
              </table:table-cell>
              <table:table-cell office:value-type="float" office:value="0.0000344153746770026">
                <text:p>0.0000344153746770026</text:p>
              </table:table-cell>
              <table:table-cell office:value-type="float" office:value="0.0236918604651163">
                <text:p>0.0236918604651163</text:p>
              </table:table-cell>
              <table:table-cell office:value-type="float" office:value="0.0053359173126615">
                <text:p>0.0053359173126615</text:p>
              </table:table-cell>
              <table:table-cell office:value-type="float" office:value="0">
                <text:p>0</text:p>
              </table:table-cell>
              <table:table-cell office:value-type="float" office:value="0.0984581879844961">
                <text:p>0.098458187984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978197674418605">
                <text:p>0.0978197674418605</text:p>
              </table:table-cell>
              <table:table-cell office:value-type="float" office:value="0.0000310077519379845">
                <text:p>0.0000310077519379845</text:p>
              </table:table-cell>
              <table:table-cell office:value-type="float" office:value="0.0201388888888889">
                <text:p>0.0201388888888889</text:p>
              </table:table-cell>
              <table:table-cell office:value-type="float" office:value="0.0481427648578811">
                <text:p>0.0481427648578811</text:p>
              </table:table-cell>
              <table:table-cell office:value-type="float" office:value="0">
                <text:p>0</text:p>
              </table:table-cell>
              <table:table-cell office:value-type="float" office:value="0.0000370478036175711">
                <text:p>0.0000370478036175711</text:p>
              </table:table-cell>
              <table:table-cell office:value-type="float" office:value="0.0239341085271318">
                <text:p>0.0239341085271318</text:p>
              </table:table-cell>
              <table:table-cell office:value-type="float" office:value="0.00554102067183463">
                <text:p>0.00554102067183463</text:p>
              </table:table-cell>
              <table:table-cell office:value-type="float" office:value="0">
                <text:p>0</text:p>
              </table:table-cell>
              <table:table-cell office:value-type="float" office:value="0.097793830749354">
                <text:p>0.09779383074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953811369509044">
                <text:p>0.0953811369509044</text:p>
              </table:table-cell>
              <table:table-cell office:value-type="float" office:value="0.0000284237726098191">
                <text:p>0.0000284237726098191</text:p>
              </table:table-cell>
              <table:table-cell office:value-type="float" office:value="0.018733850129199">
                <text:p>0.018733850129199</text:p>
              </table:table-cell>
              <table:table-cell office:value-type="float" office:value="0.048546511627907">
                <text:p>0.048546511627907</text:p>
              </table:table-cell>
              <table:table-cell office:value-type="float" office:value="0">
                <text:p>0</text:p>
              </table:table-cell>
              <table:table-cell office:value-type="float" office:value="0.0000313468992248062">
                <text:p>0.0000313468992248062</text:p>
              </table:table-cell>
              <table:table-cell office:value-type="float" office:value="0.0226744186046512">
                <text:p>0.0226744186046512</text:p>
              </table:table-cell>
              <table:table-cell office:value-type="float" office:value="0.00536014211886305">
                <text:p>0.00536014211886305</text:p>
              </table:table-cell>
              <table:table-cell office:value-type="float" office:value="0">
                <text:p>0</text:p>
              </table:table-cell>
              <table:table-cell office:value-type="float" office:value="0.0953462693798449">
                <text:p>0.0953462693798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955910852713178">
                <text:p>0.0955910852713178</text:p>
              </table:table-cell>
              <table:table-cell office:value-type="float" office:value="0.0000276647286821705">
                <text:p>0.0000276647286821705</text:p>
              </table:table-cell>
              <table:table-cell office:value-type="float" office:value="0.0193798449612403">
                <text:p>0.0193798449612403</text:p>
              </table:table-cell>
              <table:table-cell office:value-type="float" office:value="0.0479651162790698">
                <text:p>0.0479651162790698</text:p>
              </table:table-cell>
              <table:table-cell office:value-type="float" office:value="0">
                <text:p>0</text:p>
              </table:table-cell>
              <table:table-cell office:value-type="float" office:value="0.0000369186046511628">
                <text:p>0.0000369186046511628</text:p>
              </table:table-cell>
              <table:table-cell office:value-type="float" office:value="0.0232881136950904">
                <text:p>0.0232881136950904</text:p>
              </table:table-cell>
              <table:table-cell office:value-type="float" office:value="0.0049047157622739">
                <text:p>0.0049047157622739</text:p>
              </table:table-cell>
              <table:table-cell office:value-type="float" office:value="0">
                <text:p>0</text:p>
              </table:table-cell>
              <table:table-cell office:value-type="float" office:value="0.0955747093023256">
                <text:p>0.0955747093023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930071059431525">
                <text:p>0.0930071059431525</text:p>
              </table:table-cell>
              <table:table-cell office:value-type="float" office:value="0.0000249677002583979">
                <text:p>0.0000249677002583979</text:p>
              </table:table-cell>
              <table:table-cell office:value-type="float" office:value="0.0191214470284238">
                <text:p>0.0191214470284238</text:p>
              </table:table-cell>
              <table:table-cell office:value-type="float" office:value="0.0468669250645995">
                <text:p>0.0468669250645995</text:p>
              </table:table-cell>
              <table:table-cell office:value-type="float" office:value="0">
                <text:p>0</text:p>
              </table:table-cell>
              <table:table-cell office:value-type="float" office:value="0.0000348675710594315">
                <text:p>0.0000348675710594315</text:p>
              </table:table-cell>
              <table:table-cell office:value-type="float" office:value="0.0220768733850129">
                <text:p>0.0220768733850129</text:p>
              </table:table-cell>
              <table:table-cell office:value-type="float" office:value="0.00487403100775194">
                <text:p>0.00487403100775194</text:p>
              </table:table-cell>
              <table:table-cell office:value-type="float" office:value="0">
                <text:p>0</text:p>
              </table:table-cell>
              <table:table-cell office:value-type="float" office:value="0.0929741440568475">
                <text:p>0.0929741440568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933139534883721">
                <text:p>0.0933139534883721</text:p>
              </table:table-cell>
              <table:table-cell office:value-type="float" office:value="0.000028827519379845">
                <text:p>0.000028827519379845</text:p>
              </table:table-cell>
              <table:table-cell office:value-type="float" office:value="0.0184431524547804">
                <text:p>0.0184431524547804</text:p>
              </table:table-cell>
              <table:table-cell office:value-type="float" office:value="0.0478520671834625">
                <text:p>0.0478520671834625</text:p>
              </table:table-cell>
              <table:table-cell office:value-type="float" office:value="0">
                <text:p>0</text:p>
              </table:table-cell>
              <table:table-cell office:value-type="float" office:value="0.00003796834625323">
                <text:p>0.00003796834625323</text:p>
              </table:table-cell>
              <table:table-cell office:value-type="float" office:value="0.0218992248062016">
                <text:p>0.0218992248062016</text:p>
              </table:table-cell>
              <table:table-cell office:value-type="float" office:value="0.00506136950904393">
                <text:p>0.00506136950904393</text:p>
              </table:table-cell>
              <table:table-cell office:value-type="float" office:value="0">
                <text:p>0</text:p>
              </table:table-cell>
              <table:table-cell office:value-type="float" office:value="0.0932937822997416">
                <text:p>0.093293782299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922157622739018">
                <text:p>0.0922157622739018</text:p>
              </table:table-cell>
              <table:table-cell office:value-type="float" office:value="0.0000217700258397933">
                <text:p>0.0000217700258397933</text:p>
              </table:table-cell>
              <table:table-cell office:value-type="float" office:value="0.0177487080103359">
                <text:p>0.0177487080103359</text:p>
              </table:table-cell>
              <table:table-cell office:value-type="float" office:value="0.0480297157622739">
                <text:p>0.0480297157622739</text:p>
              </table:table-cell>
              <table:table-cell office:value-type="float" office:value="0">
                <text:p>0</text:p>
              </table:table-cell>
              <table:table-cell office:value-type="float" office:value="0.0000375807493540052">
                <text:p>0.0000375807493540052</text:p>
              </table:table-cell>
              <table:table-cell office:value-type="float" office:value="0.021624677002584">
                <text:p>0.021624677002584</text:p>
              </table:table-cell>
              <table:table-cell office:value-type="float" office:value="0.00473998708010336">
                <text:p>0.00473998708010336</text:p>
              </table:table-cell>
              <table:table-cell office:value-type="float" office:value="0">
                <text:p>0</text:p>
              </table:table-cell>
              <table:table-cell office:value-type="float" office:value="0.0921806686046512">
                <text:p>0.0921806686046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94250645994832">
                <text:p>0.094250645994832</text:p>
              </table:table-cell>
              <table:table-cell office:value-type="float" office:value="0.0000252260981912145">
                <text:p>0.0000252260981912145</text:p>
              </table:table-cell>
              <table:table-cell office:value-type="float" office:value="0.0175549095607235">
                <text:p>0.0175549095607235</text:p>
              </table:table-cell>
              <table:table-cell office:value-type="float" office:value="0.0486434108527132">
                <text:p>0.0486434108527132</text:p>
              </table:table-cell>
              <table:table-cell office:value-type="float" office:value="0">
                <text:p>0</text:p>
              </table:table-cell>
              <table:table-cell office:value-type="float" office:value="0.000034609173126615">
                <text:p>0.000034609173126615</text:p>
              </table:table-cell>
              <table:table-cell office:value-type="float" office:value="0.023078165374677">
                <text:p>0.023078165374677</text:p>
              </table:table-cell>
              <table:table-cell office:value-type="float" office:value="0.00491117571059431">
                <text:p>0.00491117571059431</text:p>
              </table:table-cell>
              <table:table-cell office:value-type="float" office:value="0">
                <text:p>0</text:p>
              </table:table-cell>
              <table:table-cell office:value-type="float" office:value="0.0942222706718346">
                <text:p>0.0942222706718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938468992248062">
                <text:p>0.0938468992248062</text:p>
              </table:table-cell>
              <table:table-cell office:value-type="float" office:value="0.0000267280361757106">
                <text:p>0.0000267280361757106</text:p>
              </table:table-cell>
              <table:table-cell office:value-type="float" office:value="0.0180717054263566">
                <text:p>0.0180717054263566</text:p>
              </table:table-cell>
              <table:table-cell office:value-type="float" office:value="0.0487080103359173">
                <text:p>0.0487080103359173</text:p>
              </table:table-cell>
              <table:table-cell office:value-type="float" office:value="0">
                <text:p>0</text:p>
              </table:table-cell>
              <table:table-cell office:value-type="float" office:value="0.0000339954780361757">
                <text:p>0.0000339954780361757</text:p>
              </table:table-cell>
              <table:table-cell office:value-type="float" office:value="0.0221576227390181">
                <text:p>0.0221576227390181</text:p>
              </table:table-cell>
              <table:table-cell office:value-type="float" office:value="0.00485303617571059">
                <text:p>0.00485303617571059</text:p>
              </table:table-cell>
              <table:table-cell office:value-type="float" office:value="0">
                <text:p>0</text:p>
              </table:table-cell>
              <table:table-cell office:value-type="float" office:value="0.0938243701550388">
                <text:p>0.0938243701550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938145994832041">
                <text:p>0.0938145994832041</text:p>
              </table:table-cell>
              <table:table-cell office:value-type="float" office:value="0.0000257428940568475">
                <text:p>0.0000257428940568475</text:p>
              </table:table-cell>
              <table:table-cell office:value-type="float" office:value="0.017797157622739">
                <text:p>0.017797157622739</text:p>
              </table:table-cell>
              <table:table-cell office:value-type="float" office:value="0.0494347545219638">
                <text:p>0.0494347545219638</text:p>
              </table:table-cell>
              <table:table-cell office:value-type="float" office:value="0">
                <text:p>0</text:p>
              </table:table-cell>
              <table:table-cell office:value-type="float" office:value="0.0000377422480620155">
                <text:p>0.0000377422480620155</text:p>
              </table:table-cell>
              <table:table-cell office:value-type="float" office:value="0.0216731266149871">
                <text:p>0.0216731266149871</text:p>
              </table:table-cell>
              <table:table-cell office:value-type="float" office:value="0.0048546511627907">
                <text:p>0.0048546511627907</text:p>
              </table:table-cell>
              <table:table-cell office:value-type="float" office:value="0">
                <text:p>0</text:p>
              </table:table-cell>
              <table:table-cell office:value-type="float" office:value="0.0937974321705426">
                <text:p>0.0937974321705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93265503875969">
                <text:p>0.093265503875969</text:p>
              </table:table-cell>
              <table:table-cell office:value-type="float" office:value="0.0000304263565891473">
                <text:p>0.0000304263565891473</text:p>
              </table:table-cell>
              <table:table-cell office:value-type="float" office:value="0.0176518087855297">
                <text:p>0.0176518087855297</text:p>
              </table:table-cell>
              <table:table-cell office:value-type="float" office:value="0.0488210594315245">
                <text:p>0.0488210594315245</text:p>
              </table:table-cell>
              <table:table-cell office:value-type="float" office:value="0">
                <text:p>0</text:p>
              </table:table-cell>
              <table:table-cell office:value-type="float" office:value="0.000037015503875969">
                <text:p>0.000037015503875969</text:p>
              </table:table-cell>
              <table:table-cell office:value-type="float" office:value="0.0217861757105943">
                <text:p>0.0217861757105943</text:p>
              </table:table-cell>
              <table:table-cell office:value-type="float" office:value="0.00494024547803618">
                <text:p>0.00494024547803618</text:p>
              </table:table-cell>
              <table:table-cell office:value-type="float" office:value="0">
                <text:p>0</text:p>
              </table:table-cell>
              <table:table-cell office:value-type="float" office:value="0.0932363049095607">
                <text:p>0.0932363049095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924257105943152">
                <text:p>0.0924257105943152</text:p>
              </table:table-cell>
              <table:table-cell office:value-type="float" office:value="0.0000263565891472868">
                <text:p>0.0000263565891472868</text:p>
              </table:table-cell>
              <table:table-cell office:value-type="float" office:value="0.0178940568475452">
                <text:p>0.0178940568475452</text:p>
              </table:table-cell>
              <table:table-cell office:value-type="float" office:value="0.0484496124031008">
                <text:p>0.0484496124031008</text:p>
              </table:table-cell>
              <table:table-cell office:value-type="float" office:value="0">
                <text:p>0</text:p>
              </table:table-cell>
              <table:table-cell office:value-type="float" office:value="0.0000332041343669251">
                <text:p>0.0000332041343669251</text:p>
              </table:table-cell>
              <table:table-cell office:value-type="float" office:value="0.0211240310077519">
                <text:p>0.0211240310077519</text:p>
              </table:table-cell>
              <table:table-cell office:value-type="float" office:value="0.0049014857881137">
                <text:p>0.0049014857881137</text:p>
              </table:table-cell>
              <table:table-cell office:value-type="float" office:value="0">
                <text:p>0</text:p>
              </table:table-cell>
              <table:table-cell office:value-type="float" office:value="0.0924023901808786">
                <text:p>0.0924023901808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934593023255814">
                <text:p>0.0934593023255814</text:p>
              </table:table-cell>
              <table:table-cell office:value-type="float" office:value="0.0000279231266149871">
                <text:p>0.0000279231266149871</text:p>
              </table:table-cell>
              <table:table-cell office:value-type="float" office:value="0.0180071059431525">
                <text:p>0.0180071059431525</text:p>
              </table:table-cell>
              <table:table-cell office:value-type="float" office:value="0.0491763565891473">
                <text:p>0.0491763565891473</text:p>
              </table:table-cell>
              <table:table-cell office:value-type="float" office:value="0">
                <text:p>0</text:p>
              </table:table-cell>
              <table:table-cell office:value-type="float" office:value="0.00003031330749354">
                <text:p>0.00003031330749354</text:p>
              </table:table-cell>
              <table:table-cell office:value-type="float" office:value="0.0214631782945736">
                <text:p>0.0214631782945736</text:p>
              </table:table-cell>
              <table:table-cell office:value-type="float" office:value="0.00475290697674419">
                <text:p>0.00475290697674419</text:p>
              </table:table-cell>
              <table:table-cell office:value-type="float" office:value="0">
                <text:p>0</text:p>
              </table:table-cell>
              <table:table-cell office:value-type="float" office:value="0.0934298611111111">
                <text:p>0.09342986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941860465116279">
                <text:p>0.0941860465116279</text:p>
              </table:table-cell>
              <table:table-cell office:value-type="float" office:value="0.0000204457364341085">
                <text:p>0.0000204457364341085</text:p>
              </table:table-cell>
              <table:table-cell office:value-type="float" office:value="0.017764857881137">
                <text:p>0.017764857881137</text:p>
              </table:table-cell>
              <table:table-cell office:value-type="float" office:value="0.0498385012919897">
                <text:p>0.0498385012919897</text:p>
              </table:table-cell>
              <table:table-cell office:value-type="float" office:value="0">
                <text:p>0</text:p>
              </table:table-cell>
              <table:table-cell office:value-type="float" office:value="0.0000270994832041344">
                <text:p>0.0000270994832041344</text:p>
              </table:table-cell>
              <table:table-cell office:value-type="float" office:value="0.022109173126615">
                <text:p>0.022109173126615</text:p>
              </table:table-cell>
              <table:table-cell office:value-type="float" office:value="0.00441860465116279">
                <text:p>0.00441860465116279</text:p>
              </table:table-cell>
              <table:table-cell office:value-type="float" office:value="0">
                <text:p>0</text:p>
              </table:table-cell>
              <table:table-cell office:value-type="float" office:value="0.0941582364341085">
                <text:p>0.0941582364341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923288113695091">
                <text:p>0.0923288113695091</text:p>
              </table:table-cell>
              <table:table-cell office:value-type="float" office:value="0.0000267280361757106">
                <text:p>0.0000267280361757106</text:p>
              </table:table-cell>
              <table:table-cell office:value-type="float" office:value="0.0178617571059432">
                <text:p>0.0178617571059432</text:p>
              </table:table-cell>
              <table:table-cell office:value-type="float" office:value="0.0487564599483204">
                <text:p>0.0487564599483204</text:p>
              </table:table-cell>
              <table:table-cell office:value-type="float" office:value="0">
                <text:p>0</text:p>
              </table:table-cell>
              <table:table-cell office:value-type="float" office:value="0.0000332848837209302">
                <text:p>0.0000332848837209302</text:p>
              </table:table-cell>
              <table:table-cell office:value-type="float" office:value="0.0210755813953488">
                <text:p>0.0210755813953488</text:p>
              </table:table-cell>
              <table:table-cell office:value-type="float" office:value="0.00457687338501292">
                <text:p>0.00457687338501292</text:p>
              </table:table-cell>
              <table:table-cell office:value-type="float" office:value="0">
                <text:p>0</text:p>
              </table:table-cell>
              <table:table-cell office:value-type="float" office:value="0.0923039567183463">
                <text:p>0.092303956718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955426356589147">
                <text:p>0.0955426356589147</text:p>
              </table:table-cell>
              <table:table-cell office:value-type="float" office:value="0.0000267926356589147">
                <text:p>0.0000267926356589147</text:p>
              </table:table-cell>
              <table:table-cell office:value-type="float" office:value="0.0195736434108527">
                <text:p>0.0195736434108527</text:p>
              </table:table-cell>
              <table:table-cell office:value-type="float" office:value="0.0511304909560724">
                <text:p>0.0511304909560724</text:p>
              </table:table-cell>
              <table:table-cell office:value-type="float" office:value="0">
                <text:p>0</text:p>
              </table:table-cell>
              <table:table-cell office:value-type="float" office:value="0.0000281169250645995">
                <text:p>0.0000281169250645995</text:p>
              </table:table-cell>
              <table:table-cell office:value-type="float" office:value="0.0203003875968992">
                <text:p>0.0203003875968992</text:p>
              </table:table-cell>
              <table:table-cell office:value-type="float" office:value="0.00448320413436692">
                <text:p>0.00448320413436692</text:p>
              </table:table-cell>
              <table:table-cell office:value-type="float" office:value="0">
                <text:p>0</text:p>
              </table:table-cell>
              <table:table-cell office:value-type="float" office:value="0.0955158430232558">
                <text:p>0.0955158430232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93249354005168">
                <text:p>0.093249354005168</text:p>
              </table:table-cell>
              <table:table-cell office:value-type="float" office:value="0.0000283107235142119">
                <text:p>0.0000283107235142119</text:p>
              </table:table-cell>
              <table:table-cell office:value-type="float" office:value="0.0201227390180879">
                <text:p>0.0201227390180879</text:p>
              </table:table-cell>
              <table:table-cell office:value-type="float" office:value="0.0476905684754522">
                <text:p>0.0476905684754522</text:p>
              </table:table-cell>
              <table:table-cell office:value-type="float" office:value="0">
                <text:p>0</text:p>
              </table:table-cell>
              <table:table-cell office:value-type="float" office:value="0.0000255490956072351">
                <text:p>0.0000255490956072351</text:p>
              </table:table-cell>
              <table:table-cell office:value-type="float" office:value="0.0209463824289406">
                <text:p>0.0209463824289406</text:p>
              </table:table-cell>
              <table:table-cell office:value-type="float" office:value="0.0044234496124031">
                <text:p>0.0044234496124031</text:p>
              </table:table-cell>
              <table:table-cell office:value-type="float" office:value="0">
                <text:p>0</text:p>
              </table:table-cell>
              <table:table-cell office:value-type="float" office:value="0.093208688630491">
                <text:p>0.093208688630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940729974160207">
                <text:p>0.0940729974160207</text:p>
              </table:table-cell>
              <table:table-cell office:value-type="float" office:value="0.0000347383720930233">
                <text:p>0.0000347383720930233</text:p>
              </table:table-cell>
              <table:table-cell office:value-type="float" office:value="0.020171188630491">
                <text:p>0.020171188630491</text:p>
              </table:table-cell>
              <table:table-cell office:value-type="float" office:value="0.0493378552971576">
                <text:p>0.0493378552971576</text:p>
              </table:table-cell>
              <table:table-cell office:value-type="float" office:value="0">
                <text:p>0</text:p>
              </table:table-cell>
              <table:table-cell office:value-type="float" office:value="0.0000340600775193799">
                <text:p>0.0000340600775193799</text:p>
              </table:table-cell>
              <table:table-cell office:value-type="float" office:value="0.020187338501292">
                <text:p>0.020187338501292</text:p>
              </table:table-cell>
              <table:table-cell office:value-type="float" office:value="0.00431524547803618">
                <text:p>0.00431524547803618</text:p>
              </table:table-cell>
              <table:table-cell office:value-type="float" office:value="0">
                <text:p>0</text:p>
              </table:table-cell>
              <table:table-cell office:value-type="float" office:value="0.0940456879844961">
                <text:p>0.0940456879844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963178294573643">
                <text:p>0.0963178294573643</text:p>
              </table:table-cell>
              <table:table-cell office:value-type="float" office:value="0.0000305878552971576">
                <text:p>0.0000305878552971576</text:p>
              </table:table-cell>
              <table:table-cell office:value-type="float" office:value="0.0209302325581395">
                <text:p>0.0209302325581395</text:p>
              </table:table-cell>
              <table:table-cell office:value-type="float" office:value="0.0500322997416021">
                <text:p>0.0500322997416021</text:p>
              </table:table-cell>
              <table:table-cell office:value-type="float" office:value="0">
                <text:p>0</text:p>
              </table:table-cell>
              <table:table-cell office:value-type="float" office:value="0.0000258882428940568">
                <text:p>0.0000258882428940568</text:p>
              </table:table-cell>
              <table:table-cell office:value-type="float" office:value="0.0207041343669251">
                <text:p>0.0207041343669251</text:p>
              </table:table-cell>
              <table:table-cell office:value-type="float" office:value="0.00459463824289406">
                <text:p>0.00459463824289406</text:p>
              </table:table-cell>
              <table:table-cell office:value-type="float" office:value="0">
                <text:p>0</text:p>
              </table:table-cell>
              <table:table-cell office:value-type="float" office:value="0.0962871931524548">
                <text:p>0.0962871931524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965762273901809">
                <text:p>0.0965762273901809</text:p>
              </table:table-cell>
              <table:table-cell office:value-type="float" office:value="0.0000392441860465116">
                <text:p>0.0000392441860465116</text:p>
              </table:table-cell>
              <table:table-cell office:value-type="float" office:value="0.0220768733850129">
                <text:p>0.0220768733850129</text:p>
              </table:table-cell>
              <table:table-cell office:value-type="float" office:value="0.0501453488372093">
                <text:p>0.0501453488372093</text:p>
              </table:table-cell>
              <table:table-cell office:value-type="float" office:value="0">
                <text:p>0</text:p>
              </table:table-cell>
              <table:table-cell office:value-type="float" office:value="0.0000281492248062016">
                <text:p>0.0000281492248062016</text:p>
              </table:table-cell>
              <table:table-cell office:value-type="float" office:value="0.0200096899224806">
                <text:p>0.0200096899224806</text:p>
              </table:table-cell>
              <table:table-cell office:value-type="float" office:value="0.00427164082687339">
                <text:p>0.00427164082687339</text:p>
              </table:table-cell>
              <table:table-cell office:value-type="float" office:value="0">
                <text:p>0</text:p>
              </table:table-cell>
              <table:table-cell office:value-type="float" office:value="0.0965317021963824">
                <text:p>0.0965317021963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964470284237726">
                <text:p>0.0964470284237726</text:p>
              </table:table-cell>
              <table:table-cell office:value-type="float" office:value="0.0000370478036175711">
                <text:p>0.0000370478036175711</text:p>
              </table:table-cell>
              <table:table-cell office:value-type="float" office:value="0.0224967700258398">
                <text:p>0.0224967700258398</text:p>
              </table:table-cell>
              <table:table-cell office:value-type="float" office:value="0.0491117571059432">
                <text:p>0.0491117571059432</text:p>
              </table:table-cell>
              <table:table-cell office:value-type="float" office:value="0">
                <text:p>0</text:p>
              </table:table-cell>
              <table:table-cell office:value-type="float" office:value="0.0000322674418604651">
                <text:p>0.0000322674418604651</text:p>
              </table:table-cell>
              <table:table-cell office:value-type="float" office:value="0.0204618863049096">
                <text:p>0.0204618863049096</text:p>
              </table:table-cell>
              <table:table-cell office:value-type="float" office:value="0.00430717054263566">
                <text:p>0.00430717054263566</text:p>
              </table:table-cell>
              <table:table-cell office:value-type="float" office:value="0">
                <text:p>0</text:p>
              </table:table-cell>
              <table:table-cell office:value-type="float" office:value="0.0964098514211886">
                <text:p>0.096409851421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979005167958656">
                <text:p>0.0979005167958656</text:p>
              </table:table-cell>
              <table:table-cell office:value-type="float" office:value="0.0000453811369509044">
                <text:p>0.0000453811369509044</text:p>
              </table:table-cell>
              <table:table-cell office:value-type="float" office:value="0.0241763565891473">
                <text:p>0.0241763565891473</text:p>
              </table:table-cell>
              <table:table-cell office:value-type="float" office:value="0.0494186046511628">
                <text:p>0.0494186046511628</text:p>
              </table:table-cell>
              <table:table-cell office:value-type="float" office:value="0">
                <text:p>0</text:p>
              </table:table-cell>
              <table:table-cell office:value-type="float" office:value="0.0000328003875968992">
                <text:p>0.0000328003875968992</text:p>
              </table:table-cell>
              <table:table-cell office:value-type="float" office:value="0.0200904392764858">
                <text:p>0.0200904392764858</text:p>
              </table:table-cell>
              <table:table-cell office:value-type="float" office:value="0.0041327519379845">
                <text:p>0.0041327519379845</text:p>
              </table:table-cell>
              <table:table-cell office:value-type="float" office:value="0">
                <text:p>0</text:p>
              </table:table-cell>
              <table:table-cell office:value-type="float" office:value="0.0978509528423773">
                <text:p>0.0978509528423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991279069767442">
                <text:p>0.0991279069767442</text:p>
              </table:table-cell>
              <table:table-cell office:value-type="float" office:value="0.0000380652454780362">
                <text:p>0.0000380652454780362</text:p>
              </table:table-cell>
              <table:table-cell office:value-type="float" office:value="0.0248546511627907">
                <text:p>0.0248546511627907</text:p>
              </table:table-cell>
              <table:table-cell office:value-type="float" office:value="0.0508074935400517">
                <text:p>0.0508074935400517</text:p>
              </table:table-cell>
              <table:table-cell office:value-type="float" office:value="0">
                <text:p>0</text:p>
              </table:table-cell>
              <table:table-cell office:value-type="float" office:value="0.0000286821705426357">
                <text:p>0.0000286821705426357</text:p>
              </table:table-cell>
              <table:table-cell office:value-type="float" office:value="0.0191375968992248">
                <text:p>0.0191375968992248</text:p>
              </table:table-cell>
              <table:table-cell office:value-type="float" office:value="0.00426356589147287">
                <text:p>0.00426356589147287</text:p>
              </table:table-cell>
              <table:table-cell office:value-type="float" office:value="0">
                <text:p>0</text:p>
              </table:table-cell>
              <table:table-cell office:value-type="float" office:value="0.0990919896640827">
                <text:p>0.0990919896640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102067183462532">
                <text:p>0.102067183462532</text:p>
              </table:table-cell>
              <table:table-cell office:value-type="float" office:value="0.0000433947028423773">
                <text:p>0.0000433947028423773</text:p>
              </table:table-cell>
              <table:table-cell office:value-type="float" office:value="0.0265665374677003">
                <text:p>0.0265665374677003</text:p>
              </table:table-cell>
              <table:table-cell office:value-type="float" office:value="0.0516472868217054">
                <text:p>0.0516472868217054</text:p>
              </table:table-cell>
              <table:table-cell office:value-type="float" office:value="0">
                <text:p>0</text:p>
              </table:table-cell>
              <table:table-cell office:value-type="float" office:value="0.0000287144702842377">
                <text:p>0.0000287144702842377</text:p>
              </table:table-cell>
              <table:table-cell office:value-type="float" office:value="0.019718992248062">
                <text:p>0.019718992248062</text:p>
              </table:table-cell>
              <table:table-cell office:value-type="float" office:value="0.00405684754521964">
                <text:p>0.00405684754521964</text:p>
              </table:table-cell>
              <table:table-cell office:value-type="float" office:value="0">
                <text:p>0</text:p>
              </table:table-cell>
              <table:table-cell office:value-type="float" office:value="0.102018378552972">
                <text:p>0.10201837855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101065891472868">
                <text:p>0.101065891472868</text:p>
              </table:table-cell>
              <table:table-cell office:value-type="float" office:value="0.0000388242894056848">
                <text:p>0.0000388242894056848</text:p>
              </table:table-cell>
              <table:table-cell office:value-type="float" office:value="0.027406330749354">
                <text:p>0.027406330749354</text:p>
              </table:table-cell>
              <table:table-cell office:value-type="float" office:value="0.0506944444444444">
                <text:p>0.0506944444444444</text:p>
              </table:table-cell>
              <table:table-cell office:value-type="float" office:value="0">
                <text:p>0</text:p>
              </table:table-cell>
              <table:table-cell office:value-type="float" office:value="0.0000313791989664083">
                <text:p>0.0000313791989664083</text:p>
              </table:table-cell>
              <table:table-cell office:value-type="float" office:value="0.0193313953488372">
                <text:p>0.0193313953488372</text:p>
              </table:table-cell>
              <table:table-cell office:value-type="float" office:value="0.00357073643410853">
                <text:p>0.00357073643410853</text:p>
              </table:table-cell>
              <table:table-cell office:value-type="float" office:value="0">
                <text:p>0</text:p>
              </table:table-cell>
              <table:table-cell office:value-type="float" office:value="0.101034286175711">
                <text:p>0.1010342861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105394056847545">
                <text:p>0.105394056847545</text:p>
              </table:table-cell>
              <table:table-cell office:value-type="float" office:value="0.0000474806201550388">
                <text:p>0.0000474806201550388</text:p>
              </table:table-cell>
              <table:table-cell office:value-type="float" office:value="0.0301679586563308">
                <text:p>0.0301679586563308</text:p>
              </table:table-cell>
              <table:table-cell office:value-type="float" office:value="0.0519541343669251">
                <text:p>0.0519541343669251</text:p>
              </table:table-cell>
              <table:table-cell office:value-type="float" office:value="0">
                <text:p>0</text:p>
              </table:table-cell>
              <table:table-cell office:value-type="float" office:value="0.0000261466408268734">
                <text:p>0.0000261466408268734</text:p>
              </table:table-cell>
              <table:table-cell office:value-type="float" office:value="0.01921834625323">
                <text:p>0.01921834625323</text:p>
              </table:table-cell>
              <table:table-cell office:value-type="float" office:value="0.00397125322997416">
                <text:p>0.00397125322997416</text:p>
              </table:table-cell>
              <table:table-cell office:value-type="float" office:value="0">
                <text:p>0</text:p>
              </table:table-cell>
              <table:table-cell office:value-type="float" office:value="0.105337839147287">
                <text:p>0.105337839147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10655684754522">
                <text:p>0.10655684754522</text:p>
              </table:table-cell>
              <table:table-cell office:value-type="float" office:value="0.0000567990956072351">
                <text:p>0.0000567990956072351</text:p>
              </table:table-cell>
              <table:table-cell office:value-type="float" office:value="0.0311208010335917">
                <text:p>0.0311208010335917</text:p>
              </table:table-cell>
              <table:table-cell office:value-type="float" office:value="0.0520025839793282">
                <text:p>0.0520025839793282</text:p>
              </table:table-cell>
              <table:table-cell office:value-type="float" office:value="0">
                <text:p>0</text:p>
              </table:table-cell>
              <table:table-cell office:value-type="float" office:value="0.0000222706718346253">
                <text:p>0.0000222706718346253</text:p>
              </table:table-cell>
              <table:table-cell office:value-type="float" office:value="0.0195090439276486">
                <text:p>0.0195090439276486</text:p>
              </table:table-cell>
              <table:table-cell office:value-type="float" office:value="0.00383559431524548">
                <text:p>0.00383559431524548</text:p>
              </table:table-cell>
              <table:table-cell office:value-type="float" office:value="0">
                <text:p>0</text:p>
              </table:table-cell>
              <table:table-cell office:value-type="float" office:value="0.106490293927649">
                <text:p>0.106490293927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107170542635659">
                <text:p>0.107170542635659</text:p>
              </table:table-cell>
              <table:table-cell office:value-type="float" office:value="0.0000587209302325581">
                <text:p>0.0000587209302325581</text:p>
              </table:table-cell>
              <table:table-cell office:value-type="float" office:value="0.0326227390180879">
                <text:p>0.0326227390180879</text:p>
              </table:table-cell>
              <table:table-cell office:value-type="float" office:value="0.051453488372093">
                <text:p>0.051453488372093</text:p>
              </table:table-cell>
              <table:table-cell office:value-type="float" office:value="0">
                <text:p>0</text:p>
              </table:table-cell>
              <table:table-cell office:value-type="float" office:value="0.0000231266149870801">
                <text:p>0.0000231266149870801</text:p>
              </table:table-cell>
              <table:table-cell office:value-type="float" office:value="0.0186046511627907">
                <text:p>0.0186046511627907</text:p>
              </table:table-cell>
              <table:table-cell office:value-type="float" office:value="0.00440245478036176">
                <text:p>0.00440245478036176</text:p>
              </table:table-cell>
              <table:table-cell office:value-type="float" office:value="0">
                <text:p>0</text:p>
              </table:table-cell>
              <table:table-cell office:value-type="float" office:value="0.10710645994832">
                <text:p>0.1071064599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109948320413437">
                <text:p>0.109948320413437</text:p>
              </table:table-cell>
              <table:table-cell office:value-type="float" office:value="0.0000709463824289406">
                <text:p>0.0000709463824289406</text:p>
              </table:table-cell>
              <table:table-cell office:value-type="float" office:value="0.036078811369509">
                <text:p>0.036078811369509</text:p>
              </table:table-cell>
              <table:table-cell office:value-type="float" office:value="0.0519541343669251">
                <text:p>0.0519541343669251</text:p>
              </table:table-cell>
              <table:table-cell office:value-type="float" office:value="0">
                <text:p>0</text:p>
              </table:table-cell>
              <table:table-cell office:value-type="float" office:value="0.0000273094315245478">
                <text:p>0.0000273094315245478</text:p>
              </table:table-cell>
              <table:table-cell office:value-type="float" office:value="0.0183624031007752">
                <text:p>0.0183624031007752</text:p>
              </table:table-cell>
              <table:table-cell office:value-type="float" office:value="0.00345930232558139">
                <text:p>0.00345930232558139</text:p>
              </table:table-cell>
              <table:table-cell office:value-type="float" office:value="0">
                <text:p>0</text:p>
              </table:table-cell>
              <table:table-cell office:value-type="float" office:value="0.109881960594315">
                <text:p>0.109881960594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110271317829457">
                <text:p>0.110271317829457</text:p>
              </table:table-cell>
              <table:table-cell office:value-type="float" office:value="0.000075016149870801">
                <text:p>0.000075016149870801</text:p>
              </table:table-cell>
              <table:table-cell office:value-type="float" office:value="0.0366602067183463">
                <text:p>0.0366602067183463</text:p>
              </table:table-cell>
              <table:table-cell office:value-type="float" office:value="0.0517764857881137">
                <text:p>0.0517764857881137</text:p>
              </table:table-cell>
              <table:table-cell office:value-type="float" office:value="0">
                <text:p>0</text:p>
              </table:table-cell>
              <table:table-cell office:value-type="float" office:value="0.0000240956072351421">
                <text:p>0.0000240956072351421</text:p>
              </table:table-cell>
              <table:table-cell office:value-type="float" office:value="0.0181686046511628">
                <text:p>0.0181686046511628</text:p>
              </table:table-cell>
              <table:table-cell office:value-type="float" office:value="0.0035594315245478">
                <text:p>0.0035594315245478</text:p>
              </table:table-cell>
              <table:table-cell office:value-type="float" office:value="0">
                <text:p>0</text:p>
              </table:table-cell>
              <table:table-cell office:value-type="float" office:value="0.110188824289406">
                <text:p>0.110188824289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115713824289406">
                <text:p>0.115713824289406</text:p>
              </table:table-cell>
              <table:table-cell office:value-type="float" office:value="0.0000772286821705426">
                <text:p>0.0000772286821705426</text:p>
              </table:table-cell>
              <table:table-cell office:value-type="float" office:value="0.0407461240310078">
                <text:p>0.0407461240310078</text:p>
              </table:table-cell>
              <table:table-cell office:value-type="float" office:value="0.0531492248062015">
                <text:p>0.0531492248062015</text:p>
              </table:table-cell>
              <table:table-cell office:value-type="float" office:value="0">
                <text:p>0</text:p>
              </table:table-cell>
              <table:table-cell office:value-type="float" office:value="0.0000246608527131783">
                <text:p>0.0000246608527131783</text:p>
              </table:table-cell>
              <table:table-cell office:value-type="float" office:value="0.0180394056847545">
                <text:p>0.0180394056847545</text:p>
              </table:table-cell>
              <table:table-cell office:value-type="float" office:value="0.00367571059431525">
                <text:p>0.00367571059431525</text:p>
              </table:table-cell>
              <table:table-cell office:value-type="float" office:value="0">
                <text:p>0</text:p>
              </table:table-cell>
              <table:table-cell office:value-type="float" office:value="0.115635125968992">
                <text:p>0.11563512596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118427002583979">
                <text:p>0.118427002583979</text:p>
              </table:table-cell>
              <table:table-cell office:value-type="float" office:value="0.0000862564599483204">
                <text:p>0.0000862564599483204</text:p>
              </table:table-cell>
              <table:table-cell office:value-type="float" office:value="0.0428133074935401">
                <text:p>0.0428133074935401</text:p>
              </table:table-cell>
              <table:table-cell office:value-type="float" office:value="0.0536821705426357">
                <text:p>0.0536821705426357</text:p>
              </table:table-cell>
              <table:table-cell office:value-type="float" office:value="0">
                <text:p>0</text:p>
              </table:table-cell>
              <table:table-cell office:value-type="float" office:value="0.0000252583979328165">
                <text:p>0.0000252583979328165</text:p>
              </table:table-cell>
              <table:table-cell office:value-type="float" office:value="0.0179748062015504">
                <text:p>0.0179748062015504</text:p>
              </table:table-cell>
              <table:table-cell office:value-type="float" office:value="0.00384205426356589">
                <text:p>0.00384205426356589</text:p>
              </table:table-cell>
              <table:table-cell office:value-type="float" office:value="0">
                <text:p>0</text:p>
              </table:table-cell>
              <table:table-cell office:value-type="float" office:value="0.118337596899225">
                <text:p>0.118337596899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121107881136951">
                <text:p>0.121107881136951</text:p>
              </table:table-cell>
              <table:table-cell office:value-type="float" office:value="0.0000890342377260982">
                <text:p>0.0000890342377260982</text:p>
              </table:table-cell>
              <table:table-cell office:value-type="float" office:value="0.0458171834625323">
                <text:p>0.0458171834625323</text:p>
              </table:table-cell>
              <table:table-cell office:value-type="float" office:value="0.0530684754521964">
                <text:p>0.0530684754521964</text:p>
              </table:table-cell>
              <table:table-cell office:value-type="float" office:value="0">
                <text:p>0</text:p>
              </table:table-cell>
              <table:table-cell office:value-type="float" office:value="0.0000270671834625323">
                <text:p>0.0000270671834625323</text:p>
              </table:table-cell>
              <table:table-cell office:value-type="float" office:value="0.0183139534883721">
                <text:p>0.0183139534883721</text:p>
              </table:table-cell>
              <table:table-cell office:value-type="float" office:value="0.00379037467700258">
                <text:p>0.00379037467700258</text:p>
              </table:table-cell>
              <table:table-cell office:value-type="float" office:value="0">
                <text:p>0</text:p>
              </table:table-cell>
              <table:table-cell office:value-type="float" office:value="0.121017054263566">
                <text:p>0.121017054263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123304263565891">
                <text:p>0.123304263565891</text:p>
              </table:table-cell>
              <table:table-cell office:value-type="float" office:value="0.000108882428940568">
                <text:p>0.000108882428940568</text:p>
              </table:table-cell>
              <table:table-cell office:value-type="float" office:value="0.0489825581395349">
                <text:p>0.0489825581395349</text:p>
              </table:table-cell>
              <table:table-cell office:value-type="float" office:value="0.0527293281653747">
                <text:p>0.0527293281653747</text:p>
              </table:table-cell>
              <table:table-cell office:value-type="float" office:value="0">
                <text:p>0</text:p>
              </table:table-cell>
              <table:table-cell office:value-type="float" office:value="0.0000195574935400517">
                <text:p>0.0000195574935400517</text:p>
              </table:table-cell>
              <table:table-cell office:value-type="float" office:value="0.0179748062015504">
                <text:p>0.0179748062015504</text:p>
              </table:table-cell>
              <table:table-cell office:value-type="float" office:value="0.00349644702842377">
                <text:p>0.00349644702842377</text:p>
              </table:table-cell>
              <table:table-cell office:value-type="float" office:value="0">
                <text:p>0</text:p>
              </table:table-cell>
              <table:table-cell office:value-type="float" office:value="0.123202697028424">
                <text:p>0.12320269702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128972868217054">
                <text:p>0.128972868217054</text:p>
              </table:table-cell>
              <table:table-cell office:value-type="float" office:value="0.0000974644702842377">
                <text:p>0.0000974644702842377</text:p>
              </table:table-cell>
              <table:table-cell office:value-type="float" office:value="0.0532945736434109">
                <text:p>0.0532945736434109</text:p>
              </table:table-cell>
              <table:table-cell office:value-type="float" office:value="0.0542797157622739">
                <text:p>0.0542797157622739</text:p>
              </table:table-cell>
              <table:table-cell office:value-type="float" office:value="0">
                <text:p>0</text:p>
              </table:table-cell>
              <table:table-cell office:value-type="float" office:value="0.0000210109819121447">
                <text:p>0.0000210109819121447</text:p>
              </table:table-cell>
              <table:table-cell office:value-type="float" office:value="0.0176356589147287">
                <text:p>0.0176356589147287</text:p>
              </table:table-cell>
              <table:table-cell office:value-type="float" office:value="0.00364664082687339">
                <text:p>0.00364664082687339</text:p>
              </table:table-cell>
              <table:table-cell office:value-type="float" office:value="0">
                <text:p>0</text:p>
              </table:table-cell>
              <table:table-cell office:value-type="float" office:value="0.128877600129199">
                <text:p>0.12887760012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1328165374677">
                <text:p>0.1328165374677</text:p>
              </table:table-cell>
              <table:table-cell office:value-type="float" office:value="0.000100258397932817">
                <text:p>0.000100258397932817</text:p>
              </table:table-cell>
              <table:table-cell office:value-type="float" office:value="0.0563630490956072">
                <text:p>0.0563630490956072</text:p>
              </table:table-cell>
              <table:table-cell office:value-type="float" office:value="0.0547157622739018">
                <text:p>0.0547157622739018</text:p>
              </table:table-cell>
              <table:table-cell office:value-type="float" office:value="0">
                <text:p>0</text:p>
              </table:table-cell>
              <table:table-cell office:value-type="float" office:value="0.0000251453488372093">
                <text:p>0.0000251453488372093</text:p>
              </table:table-cell>
              <table:table-cell office:value-type="float" office:value="0.0182170542635659">
                <text:p>0.0182170542635659</text:p>
              </table:table-cell>
              <table:table-cell office:value-type="float" office:value="0.00339631782945736">
                <text:p>0.00339631782945736</text:p>
              </table:table-cell>
              <table:table-cell office:value-type="float" office:value="0">
                <text:p>0</text:p>
              </table:table-cell>
              <table:table-cell office:value-type="float" office:value="0.13271732881137">
                <text:p>0.1327173288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34770671834625">
                <text:p>0.134770671834625</text:p>
              </table:table-cell>
              <table:table-cell office:value-type="float" office:value="0.000115810723514212">
                <text:p>0.000115810723514212</text:p>
              </table:table-cell>
              <table:table-cell office:value-type="float" office:value="0.0594476744186047">
                <text:p>0.0594476744186047</text:p>
              </table:table-cell>
              <table:table-cell office:value-type="float" office:value="0.0541182170542636">
                <text:p>0.0541182170542636</text:p>
              </table:table-cell>
              <table:table-cell office:value-type="float" office:value="0">
                <text:p>0</text:p>
              </table:table-cell>
              <table:table-cell office:value-type="float" office:value="0.0000218023255813953">
                <text:p>0.0000218023255813953</text:p>
              </table:table-cell>
              <table:table-cell office:value-type="float" office:value="0.0175387596899225">
                <text:p>0.0175387596899225</text:p>
              </table:table-cell>
              <table:table-cell office:value-type="float" office:value="0.00352551679586563">
                <text:p>0.00352551679586563</text:p>
              </table:table-cell>
              <table:table-cell office:value-type="float" office:value="0">
                <text:p>0</text:p>
              </table:table-cell>
              <table:table-cell office:value-type="float" office:value="0.134651970284238">
                <text:p>0.134651970284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140697674418605">
                <text:p>0.140697674418605</text:p>
              </table:table-cell>
              <table:table-cell office:value-type="float" office:value="0.000121220930232558">
                <text:p>0.000121220930232558</text:p>
              </table:table-cell>
              <table:table-cell office:value-type="float" office:value="0.0650839793281654">
                <text:p>0.0650839793281654</text:p>
              </table:table-cell>
              <table:table-cell office:value-type="float" office:value="0.0550064599483204">
                <text:p>0.0550064599483204</text:p>
              </table:table-cell>
              <table:table-cell office:value-type="float" office:value="0">
                <text:p>0</text:p>
              </table:table-cell>
              <table:table-cell office:value-type="float" office:value="0.0000276647286821705">
                <text:p>0.0000276647286821705</text:p>
              </table:table-cell>
              <table:table-cell office:value-type="float" office:value="0.0168604651162791">
                <text:p>0.0168604651162791</text:p>
              </table:table-cell>
              <table:table-cell office:value-type="float" office:value="0.00359173126614987">
                <text:p>0.00359173126614987</text:p>
              </table:table-cell>
              <table:table-cell office:value-type="float" office:value="0">
                <text:p>0</text:p>
              </table:table-cell>
              <table:table-cell office:value-type="float" office:value="0.140570300387597">
                <text:p>0.140570300387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142377260981912">
                <text:p>0.142377260981912</text:p>
              </table:table-cell>
              <table:table-cell office:value-type="float" office:value="0.000151776485788114">
                <text:p>0.000151776485788114</text:p>
              </table:table-cell>
              <table:table-cell office:value-type="float" office:value="0.0681363049095607">
                <text:p>0.0681363049095607</text:p>
              </table:table-cell>
              <table:table-cell office:value-type="float" office:value="0.0543927648578811">
                <text:p>0.0543927648578811</text:p>
              </table:table-cell>
              <table:table-cell office:value-type="float" office:value="0">
                <text:p>0</text:p>
              </table:table-cell>
              <table:table-cell office:value-type="float" office:value="0.0000171996124031008">
                <text:p>0.0000171996124031008</text:p>
              </table:table-cell>
              <table:table-cell office:value-type="float" office:value="0.0165051679586563">
                <text:p>0.0165051679586563</text:p>
              </table:table-cell>
              <table:table-cell office:value-type="float" office:value="0.00317021963824289">
                <text:p>0.00317021963824289</text:p>
              </table:table-cell>
              <table:table-cell office:value-type="float" office:value="0">
                <text:p>0</text:p>
              </table:table-cell>
              <table:table-cell office:value-type="float" office:value="0.142221656976744">
                <text:p>0.142221656976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146753875968992">
                <text:p>0.146753875968992</text:p>
              </table:table-cell>
              <table:table-cell office:value-type="float" office:value="0.000152147932816537">
                <text:p>0.000152147932816537</text:p>
              </table:table-cell>
              <table:table-cell office:value-type="float" office:value="0.0717700258397933">
                <text:p>0.0717700258397933</text:p>
              </table:table-cell>
              <table:table-cell office:value-type="float" office:value="0.0547642118863049">
                <text:p>0.0547642118863049</text:p>
              </table:table-cell>
              <table:table-cell office:value-type="float" office:value="0">
                <text:p>0</text:p>
              </table:table-cell>
              <table:table-cell office:value-type="float" office:value="0.0000240633074935401">
                <text:p>0.0000240633074935401</text:p>
              </table:table-cell>
              <table:table-cell office:value-type="float" office:value="0.0167474160206718">
                <text:p>0.0167474160206718</text:p>
              </table:table-cell>
              <table:table-cell office:value-type="float" office:value="0.00329618863049096">
                <text:p>0.00329618863049096</text:p>
              </table:table-cell>
              <table:table-cell office:value-type="float" office:value="0">
                <text:p>0</text:p>
              </table:table-cell>
              <table:table-cell office:value-type="float" office:value="0.146601905684754">
                <text:p>0.146601905684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14937015503876">
                <text:p>0.14937015503876</text:p>
              </table:table-cell>
              <table:table-cell office:value-type="float" office:value="0.000152357881136951">
                <text:p>0.000152357881136951</text:p>
              </table:table-cell>
              <table:table-cell office:value-type="float" office:value="0.0737887596899225">
                <text:p>0.0737887596899225</text:p>
              </table:table-cell>
              <table:table-cell office:value-type="float" office:value="0.0564437984496124">
                <text:p>0.0564437984496124</text:p>
              </table:table-cell>
              <table:table-cell office:value-type="float" office:value="0">
                <text:p>0</text:p>
              </table:table-cell>
              <table:table-cell office:value-type="float" office:value="0.0000234657622739018">
                <text:p>0.0000234657622739018</text:p>
              </table:table-cell>
              <table:table-cell office:value-type="float" office:value="0.0161450258397933">
                <text:p>0.0161450258397933</text:p>
              </table:table-cell>
              <table:table-cell office:value-type="float" office:value="0.00282299741602067">
                <text:p>0.00282299741602067</text:p>
              </table:table-cell>
              <table:table-cell office:value-type="float" office:value="0">
                <text:p>0</text:p>
              </table:table-cell>
              <table:table-cell office:value-type="float" office:value="0.149224047157623">
                <text:p>0.149224047157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156492248062016">
                <text:p>0.156492248062016</text:p>
              </table:table-cell>
              <table:table-cell office:value-type="float" office:value="0.000174903100775194">
                <text:p>0.000174903100775194</text:p>
              </table:table-cell>
              <table:table-cell office:value-type="float" office:value="0.0789244186046512">
                <text:p>0.0789244186046512</text:p>
              </table:table-cell>
              <table:table-cell office:value-type="float" office:value="0.057218992248062">
                <text:p>0.057218992248062</text:p>
              </table:table-cell>
              <table:table-cell office:value-type="float" office:value="0">
                <text:p>0</text:p>
              </table:table-cell>
              <table:table-cell office:value-type="float" office:value="0.0000250807493540052">
                <text:p>0.0000250807493540052</text:p>
              </table:table-cell>
              <table:table-cell office:value-type="float" office:value="0.0165697674418605">
                <text:p>0.0165697674418605</text:p>
              </table:table-cell>
              <table:table-cell office:value-type="float" office:value="0.00358688630490956">
                <text:p>0.00358688630490956</text:p>
              </table:table-cell>
              <table:table-cell office:value-type="float" office:value="0">
                <text:p>0</text:p>
              </table:table-cell>
              <table:table-cell office:value-type="float" office:value="0.156325145348837">
                <text:p>0.156325145348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159447674418605">
                <text:p>0.159447674418605</text:p>
              </table:table-cell>
              <table:table-cell office:value-type="float" office:value="0.000156217700258398">
                <text:p>0.000156217700258398</text:p>
              </table:table-cell>
              <table:table-cell office:value-type="float" office:value="0.0838662790697674">
                <text:p>0.0838662790697674</text:p>
              </table:table-cell>
              <table:table-cell office:value-type="float" office:value="0.0559593023255814">
                <text:p>0.0559593023255814</text:p>
              </table:table-cell>
              <table:table-cell office:value-type="float" office:value="0">
                <text:p>0</text:p>
              </table:table-cell>
              <table:table-cell office:value-type="float" office:value="0.0000202196382428941">
                <text:p>0.0000202196382428941</text:p>
              </table:table-cell>
              <table:table-cell office:value-type="float" office:value="0.0162629198966408">
                <text:p>0.0162629198966408</text:p>
              </table:table-cell>
              <table:table-cell office:value-type="float" office:value="0.00319121447028424">
                <text:p>0.00319121447028424</text:p>
              </table:table-cell>
              <table:table-cell office:value-type="float" office:value="0">
                <text:p>0</text:p>
              </table:table-cell>
              <table:table-cell office:value-type="float" office:value="0.159299935400517">
                <text:p>0.159299935400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164567183462532">
                <text:p>0.164567183462532</text:p>
              </table:table-cell>
              <table:table-cell office:value-type="float" office:value="0.000170381136950904">
                <text:p>0.000170381136950904</text:p>
              </table:table-cell>
              <table:table-cell office:value-type="float" office:value="0.0873385012919897">
                <text:p>0.0873385012919897</text:p>
              </table:table-cell>
              <table:table-cell office:value-type="float" office:value="0.058187984496124">
                <text:p>0.058187984496124</text:p>
              </table:table-cell>
              <table:table-cell office:value-type="float" office:value="0">
                <text:p>0</text:p>
              </table:table-cell>
              <table:table-cell office:value-type="float" office:value="0.0000207687338501292">
                <text:p>0.0000207687338501292</text:p>
              </table:table-cell>
              <table:table-cell office:value-type="float" office:value="0.0159092377260982">
                <text:p>0.0159092377260982</text:p>
              </table:table-cell>
              <table:table-cell office:value-type="float" office:value="0.00300872093023256">
                <text:p>0.00300872093023256</text:p>
              </table:table-cell>
              <table:table-cell office:value-type="float" office:value="0">
                <text:p>0</text:p>
              </table:table-cell>
              <table:table-cell office:value-type="float" office:value="0.164465213178295">
                <text:p>0.164465213178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165536175710594">
                <text:p>0.165536175710594</text:p>
              </table:table-cell>
              <table:table-cell office:value-type="float" office:value="0.000191214470284238">
                <text:p>0.000191214470284238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573804909560724">
                <text:p>0.0573804909560724</text:p>
              </table:table-cell>
              <table:table-cell office:value-type="float" office:value="0">
                <text:p>0</text:p>
              </table:table-cell>
              <table:table-cell office:value-type="float" office:value="0.0000232719638242894">
                <text:p>0.0000232719638242894</text:p>
              </table:table-cell>
              <table:table-cell office:value-type="float" office:value="0.0163759689922481">
                <text:p>0.0163759689922481</text:p>
              </table:table-cell>
              <table:table-cell office:value-type="float" office:value="0.00275355297157623">
                <text:p>0.00275355297157623</text:p>
              </table:table-cell>
              <table:table-cell office:value-type="float" office:value="0">
                <text:p>0</text:p>
              </table:table-cell>
              <table:table-cell office:value-type="float" office:value="0.16542217377261">
                <text:p>0.16542217377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171188630490956">
                <text:p>0.171188630490956</text:p>
              </table:table-cell>
              <table:table-cell office:value-type="float" office:value="0.00019702842377261">
                <text:p>0.00019702842377261</text:p>
              </table:table-cell>
              <table:table-cell office:value-type="float" office:value="0.0932009043927649">
                <text:p>0.0932009043927649</text:p>
              </table:table-cell>
              <table:table-cell office:value-type="float" office:value="0.0586078811369509">
                <text:p>0.0586078811369509</text:p>
              </table:table-cell>
              <table:table-cell office:value-type="float" office:value="0">
                <text:p>0</text:p>
              </table:table-cell>
              <table:table-cell office:value-type="float" office:value="0.0000222060723514212">
                <text:p>0.0000222060723514212</text:p>
              </table:table-cell>
              <table:table-cell office:value-type="float" office:value="0.0159415374677003">
                <text:p>0.0159415374677003</text:p>
              </table:table-cell>
              <table:table-cell office:value-type="float" office:value="0.00321382428940568">
                <text:p>0.00321382428940568</text:p>
              </table:table-cell>
              <table:table-cell office:value-type="float" office:value="0">
                <text:p>0</text:p>
              </table:table-cell>
              <table:table-cell office:value-type="float" office:value="0.170986353359173">
                <text:p>0.170986353359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173934108527132">
                <text:p>0.173934108527132</text:p>
              </table:table-cell>
              <table:table-cell office:value-type="float" office:value="0.000206395348837209">
                <text:p>0.000206395348837209</text:p>
              </table:table-cell>
              <table:table-cell office:value-type="float" office:value="0.0982881136950904">
                <text:p>0.0982881136950904</text:p>
              </table:table-cell>
              <table:table-cell office:value-type="float" office:value="0.0581072351421189">
                <text:p>0.0581072351421189</text:p>
              </table:table-cell>
              <table:table-cell office:value-type="float" office:value="0">
                <text:p>0</text:p>
              </table:table-cell>
              <table:table-cell office:value-type="float" office:value="0.0000229005167958656">
                <text:p>0.0000229005167958656</text:p>
              </table:table-cell>
              <table:table-cell office:value-type="float" office:value="0.0147319121447028">
                <text:p>0.0147319121447028</text:p>
              </table:table-cell>
              <table:table-cell office:value-type="float" office:value="0.00260658914728682">
                <text:p>0.00260658914728682</text:p>
              </table:table-cell>
              <table:table-cell office:value-type="float" office:value="0">
                <text:p>0</text:p>
              </table:table-cell>
              <table:table-cell office:value-type="float" office:value="0.173756750645995">
                <text:p>0.173756750645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177002583979328">
                <text:p>0.177002583979328</text:p>
              </table:table-cell>
              <table:table-cell office:value-type="float" office:value="0.000208817829457364">
                <text:p>0.000208817829457364</text:p>
              </table:table-cell>
              <table:table-cell office:value-type="float" office:value="0.100565245478036">
                <text:p>0.100565245478036</text:p>
              </table:table-cell>
              <table:table-cell office:value-type="float" office:value="0.0586078811369509">
                <text:p>0.0586078811369509</text:p>
              </table:table-cell>
              <table:table-cell office:value-type="float" office:value="0">
                <text:p>0</text:p>
              </table:table-cell>
              <table:table-cell office:value-type="float" office:value="0.0000226905684754522">
                <text:p>0.0000226905684754522</text:p>
              </table:table-cell>
              <table:table-cell office:value-type="float" office:value="0.0146673126614987">
                <text:p>0.0146673126614987</text:p>
              </table:table-cell>
              <table:table-cell office:value-type="float" office:value="0.00298611111111111">
                <text:p>0.00298611111111111</text:p>
              </table:table-cell>
              <table:table-cell office:value-type="float" office:value="0">
                <text:p>0</text:p>
              </table:table-cell>
              <table:table-cell office:value-type="float" office:value="0.176849240956072">
                <text:p>0.176849240956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180394056847545">
                <text:p>0.180394056847545</text:p>
              </table:table-cell>
              <table:table-cell office:value-type="float" office:value="0.000215600775193798">
                <text:p>0.000215600775193798</text:p>
              </table:table-cell>
              <table:table-cell office:value-type="float" office:value="0.10390826873385">
                <text:p>0.10390826873385</text:p>
              </table:table-cell>
              <table:table-cell office:value-type="float" office:value="0.0584302325581395">
                <text:p>0.0584302325581395</text:p>
              </table:table-cell>
              <table:table-cell office:value-type="float" office:value="0">
                <text:p>0</text:p>
              </table:table-cell>
              <table:table-cell office:value-type="float" office:value="0.0000171350129198966">
                <text:p>0.0000171350129198966</text:p>
              </table:table-cell>
              <table:table-cell office:value-type="float" office:value="0.0149273255813953">
                <text:p>0.0149273255813953</text:p>
              </table:table-cell>
              <table:table-cell office:value-type="float" office:value="0.00295219638242894">
                <text:p>0.00295219638242894</text:p>
              </table:table-cell>
              <table:table-cell office:value-type="float" office:value="0">
                <text:p>0</text:p>
              </table:table-cell>
              <table:table-cell office:value-type="float" office:value="0.180235158268734">
                <text:p>0.180235158268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183301033591731">
                <text:p>0.183301033591731</text:p>
              </table:table-cell>
              <table:table-cell office:value-type="float" office:value="0.00021640826873385">
                <text:p>0.00021640826873385</text:p>
              </table:table-cell>
              <table:table-cell office:value-type="float" office:value="0.107089793281654">
                <text:p>0.107089793281654</text:p>
              </table:table-cell>
              <table:table-cell office:value-type="float" office:value="0.0584948320413437">
                <text:p>0.0584948320413437</text:p>
              </table:table-cell>
              <table:table-cell office:value-type="float" office:value="0">
                <text:p>0</text:p>
              </table:table-cell>
              <table:table-cell office:value-type="float" office:value="0.0000217054263565891">
                <text:p>0.0000217054263565891</text:p>
              </table:table-cell>
              <table:table-cell office:value-type="float" office:value="0.0145058139534884">
                <text:p>0.0145058139534884</text:p>
              </table:table-cell>
              <table:table-cell office:value-type="float" office:value="0.00302325581395349">
                <text:p>0.00302325581395349</text:p>
              </table:table-cell>
              <table:table-cell office:value-type="float" office:value="0">
                <text:p>0</text:p>
              </table:table-cell>
              <table:table-cell office:value-type="float" office:value="0.183135400516796">
                <text:p>0.183135400516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185239018087855">
                <text:p>0.185239018087855</text:p>
              </table:table-cell>
              <table:table-cell office:value-type="float" office:value="0.000233527131782946">
                <text:p>0.000233527131782946</text:p>
              </table:table-cell>
              <table:table-cell office:value-type="float" office:value="0.108737080103359">
                <text:p>0.108737080103359</text:p>
              </table:table-cell>
              <table:table-cell office:value-type="float" office:value="0.0585594315245478">
                <text:p>0.0585594315245478</text:p>
              </table:table-cell>
              <table:table-cell office:value-type="float" office:value="0">
                <text:p>0</text:p>
              </table:table-cell>
              <table:table-cell office:value-type="float" office:value="0.000020671834625323">
                <text:p>0.000020671834625323</text:p>
              </table:table-cell>
              <table:table-cell office:value-type="float" office:value="0.0149208656330749">
                <text:p>0.0149208656330749</text:p>
              </table:table-cell>
              <table:table-cell office:value-type="float" office:value="0.00268895348837209">
                <text:p>0.00268895348837209</text:p>
              </table:table-cell>
              <table:table-cell office:value-type="float" office:value="0">
                <text:p>0</text:p>
              </table:table-cell>
              <table:table-cell office:value-type="float" office:value="0.184927002583979">
                <text:p>0.18492700258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185723514211886">
                <text:p>0.185723514211886</text:p>
              </table:table-cell>
              <table:table-cell office:value-type="float" office:value="0.00023094315245478">
                <text:p>0.00023094315245478</text:p>
              </table:table-cell>
              <table:table-cell office:value-type="float" office:value="0.11046511627907">
                <text:p>0.11046511627907</text:p>
              </table:table-cell>
              <table:table-cell office:value-type="float" office:value="0.0577680878552972">
                <text:p>0.0577680878552972</text:p>
              </table:table-cell>
              <table:table-cell office:value-type="float" office:value="0">
                <text:p>0</text:p>
              </table:table-cell>
              <table:table-cell office:value-type="float" office:value="0.0000232235142118863">
                <text:p>0.0000232235142118863</text:p>
              </table:table-cell>
              <table:table-cell office:value-type="float" office:value="0.0145171188630491">
                <text:p>0.0145171188630491</text:p>
              </table:table-cell>
              <table:table-cell office:value-type="float" office:value="0.00269541343669251">
                <text:p>0.00269541343669251</text:p>
              </table:table-cell>
              <table:table-cell office:value-type="float" office:value="0">
                <text:p>0</text:p>
              </table:table-cell>
              <table:table-cell office:value-type="float" office:value="0.18546895994832">
                <text:p>0.1854689599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188791989664083">
                <text:p>0.188791989664083</text:p>
              </table:table-cell>
              <table:table-cell office:value-type="float" office:value="0.00024031007751938">
                <text:p>0.00024031007751938</text:p>
              </table:table-cell>
              <table:table-cell office:value-type="float" office:value="0.113291343669251">
                <text:p>0.113291343669251</text:p>
              </table:table-cell>
              <table:table-cell office:value-type="float" office:value="0.0580749354005168">
                <text:p>0.0580749354005168</text:p>
              </table:table-cell>
              <table:table-cell office:value-type="float" office:value="0">
                <text:p>0</text:p>
              </table:table-cell>
              <table:table-cell office:value-type="float" office:value="0.0000214793281653747">
                <text:p>0.0000214793281653747</text:p>
              </table:table-cell>
              <table:table-cell office:value-type="float" office:value="0.014328165374677">
                <text:p>0.014328165374677</text:p>
              </table:table-cell>
              <table:table-cell office:value-type="float" office:value="0.00281976744186047">
                <text:p>0.00281976744186047</text:p>
              </table:table-cell>
              <table:table-cell office:value-type="float" office:value="0">
                <text:p>0</text:p>
              </table:table-cell>
              <table:table-cell office:value-type="float" office:value="0.18853569121447">
                <text:p>0.1885356912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190568475452196">
                <text:p>0.190568475452196</text:p>
              </table:table-cell>
              <table:table-cell office:value-type="float" office:value="0.000244186046511628">
                <text:p>0.000244186046511628</text:p>
              </table:table-cell>
              <table:table-cell office:value-type="float" office:value="0.115826873385013">
                <text:p>0.115826873385013</text:p>
              </table:table-cell>
              <table:table-cell office:value-type="float" office:value="0.058155684754522">
                <text:p>0.058155684754522</text:p>
              </table:table-cell>
              <table:table-cell office:value-type="float" office:value="0">
                <text:p>0</text:p>
              </table:table-cell>
              <table:table-cell office:value-type="float" office:value="0.0000223191214470284">
                <text:p>0.0000223191214470284</text:p>
              </table:table-cell>
              <table:table-cell office:value-type="float" office:value="0.0135707364341085">
                <text:p>0.0135707364341085</text:p>
              </table:table-cell>
              <table:table-cell office:value-type="float" office:value="0.00277293281653747">
                <text:p>0.00277293281653747</text:p>
              </table:table-cell>
              <table:table-cell office:value-type="float" office:value="0">
                <text:p>0</text:p>
              </table:table-cell>
              <table:table-cell office:value-type="float" office:value="0.190348546511628">
                <text:p>0.190348546511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188145994832041">
                <text:p>0.188145994832041</text:p>
              </table:table-cell>
              <table:table-cell office:value-type="float" office:value="0.000245478036175711">
                <text:p>0.000245478036175711</text:p>
              </table:table-cell>
              <table:table-cell office:value-type="float" office:value="0.11327519379845">
                <text:p>0.11327519379845</text:p>
              </table:table-cell>
              <table:table-cell office:value-type="float" office:value="0.0573481912144703">
                <text:p>0.0573481912144703</text:p>
              </table:table-cell>
              <table:table-cell office:value-type="float" office:value="0">
                <text:p>0</text:p>
              </table:table-cell>
              <table:table-cell office:value-type="float" office:value="0.0000205587855297158">
                <text:p>0.0000205587855297158</text:p>
              </table:table-cell>
              <table:table-cell office:value-type="float" office:value="0.0145574935400517">
                <text:p>0.0145574935400517</text:p>
              </table:table-cell>
              <table:table-cell office:value-type="float" office:value="0.00265342377260982">
                <text:p>0.00265342377260982</text:p>
              </table:table-cell>
              <table:table-cell office:value-type="float" office:value="0">
                <text:p>0</text:p>
              </table:table-cell>
              <table:table-cell office:value-type="float" office:value="0.187854861111111">
                <text:p>0.18785486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19250645994832">
                <text:p>0.19250645994832</text:p>
              </table:table-cell>
              <table:table-cell office:value-type="float" office:value="0.000244509043927649">
                <text:p>0.000244509043927649</text:p>
              </table:table-cell>
              <table:table-cell office:value-type="float" office:value="0.11531007751938">
                <text:p>0.11531007751938</text:p>
              </table:table-cell>
              <table:table-cell office:value-type="float" office:value="0.0599160206718346">
                <text:p>0.0599160206718346</text:p>
              </table:table-cell>
              <table:table-cell office:value-type="float" office:value="0">
                <text:p>0</text:p>
              </table:table-cell>
              <table:table-cell office:value-type="float" office:value="0.0000129877260981912">
                <text:p>0.0000129877260981912</text:p>
              </table:table-cell>
              <table:table-cell office:value-type="float" office:value="0.0141698966408269">
                <text:p>0.0141698966408269</text:p>
              </table:table-cell>
              <table:table-cell office:value-type="float" office:value="0.0028827519379845">
                <text:p>0.0028827519379845</text:p>
              </table:table-cell>
              <table:table-cell office:value-type="float" office:value="0">
                <text:p>0</text:p>
              </table:table-cell>
              <table:table-cell office:value-type="float" office:value="0.192291734496124">
                <text:p>0.19229173449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191537467700258">
                <text:p>0.191537467700258</text:p>
              </table:table-cell>
              <table:table-cell office:value-type="float" office:value="0.000246285529715762">
                <text:p>0.000246285529715762</text:p>
              </table:table-cell>
              <table:table-cell office:value-type="float" office:value="0.114825581395349">
                <text:p>0.114825581395349</text:p>
              </table:table-cell>
              <table:table-cell office:value-type="float" office:value="0.0595768733850129">
                <text:p>0.0595768733850129</text:p>
              </table:table-cell>
              <table:table-cell office:value-type="float" office:value="0">
                <text:p>0</text:p>
              </table:table-cell>
              <table:table-cell office:value-type="float" office:value="0.0000210432816537468">
                <text:p>0.0000210432816537468</text:p>
              </table:table-cell>
              <table:table-cell office:value-type="float" office:value="0.0140972222222222">
                <text:p>0.0140972222222222</text:p>
              </table:table-cell>
              <table:table-cell office:value-type="float" office:value="0.00272286821705426">
                <text:p>0.00272286821705426</text:p>
              </table:table-cell>
              <table:table-cell office:value-type="float" office:value="0">
                <text:p>0</text:p>
              </table:table-cell>
              <table:table-cell office:value-type="float" office:value="0.191243588501292">
                <text:p>0.191243588501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189922480620155">
                <text:p>0.189922480620155</text:p>
              </table:table-cell>
              <table:table-cell office:value-type="float" office:value="0.000254198966408269">
                <text:p>0.000254198966408269</text:p>
              </table:table-cell>
              <table:table-cell office:value-type="float" office:value="0.115923772609819">
                <text:p>0.115923772609819</text:p>
              </table:table-cell>
              <table:table-cell office:value-type="float" office:value="0.0579941860465116">
                <text:p>0.0579941860465116</text:p>
              </table:table-cell>
              <table:table-cell office:value-type="float" office:value="0">
                <text:p>0</text:p>
              </table:table-cell>
              <table:table-cell office:value-type="float" office:value="0.0000168604651162791">
                <text:p>0.0000168604651162791</text:p>
              </table:table-cell>
              <table:table-cell office:value-type="float" office:value="0.0132881136950904">
                <text:p>0.0132881136950904</text:p>
              </table:table-cell>
              <table:table-cell office:value-type="float" office:value="0.00251453488372093">
                <text:p>0.00251453488372093</text:p>
              </table:table-cell>
              <table:table-cell office:value-type="float" office:value="0">
                <text:p>0</text:p>
              </table:table-cell>
              <table:table-cell office:value-type="float" office:value="0.189737467700258">
                <text:p>0.189737467700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190083979328165">
                <text:p>0.190083979328165</text:p>
              </table:table-cell>
              <table:table-cell office:value-type="float" office:value="0.000258397932816537">
                <text:p>0.000258397932816537</text:p>
              </table:table-cell>
              <table:table-cell office:value-type="float" office:value="0.115358527131783">
                <text:p>0.115358527131783</text:p>
              </table:table-cell>
              <table:table-cell office:value-type="float" office:value="0.0588662790697674">
                <text:p>0.0588662790697674</text:p>
              </table:table-cell>
              <table:table-cell office:value-type="float" office:value="0">
                <text:p>0</text:p>
              </table:table-cell>
              <table:table-cell office:value-type="float" office:value="0.0000142894056847545">
                <text:p>0.0000142894056847545</text:p>
              </table:table-cell>
              <table:table-cell office:value-type="float" office:value="0.0130797803617571">
                <text:p>0.0130797803617571</text:p>
              </table:table-cell>
              <table:table-cell office:value-type="float" office:value="0.00255167958656331">
                <text:p>0.00255167958656331</text:p>
              </table:table-cell>
              <table:table-cell office:value-type="float" office:value="0">
                <text:p>0</text:p>
              </table:table-cell>
              <table:table-cell office:value-type="float" office:value="0.189870555555556">
                <text:p>0.189870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186369509043928">
                <text:p>0.186369509043928</text:p>
              </table:table-cell>
              <table:table-cell office:value-type="float" office:value="0.000241117571059432">
                <text:p>0.000241117571059432</text:p>
              </table:table-cell>
              <table:table-cell office:value-type="float" office:value="0.11296834625323">
                <text:p>0.11296834625323</text:p>
              </table:table-cell>
              <table:table-cell office:value-type="float" office:value="0.057235142118863">
                <text:p>0.057235142118863</text:p>
              </table:table-cell>
              <table:table-cell office:value-type="float" office:value="0">
                <text:p>0</text:p>
              </table:table-cell>
              <table:table-cell office:value-type="float" office:value="0.000016343669250646">
                <text:p>0.000016343669250646</text:p>
              </table:table-cell>
              <table:table-cell office:value-type="float" office:value="0.013296188630491">
                <text:p>0.013296188630491</text:p>
              </table:table-cell>
              <table:table-cell office:value-type="float" office:value="0.00266795865633075">
                <text:p>0.00266795865633075</text:p>
              </table:table-cell>
              <table:table-cell office:value-type="float" office:value="0">
                <text:p>0</text:p>
              </table:table-cell>
              <table:table-cell office:value-type="float" office:value="0.186183979328165">
                <text:p>0.186183979328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183462532299742">
                <text:p>0.183462532299742</text:p>
              </table:table-cell>
              <table:table-cell office:value-type="float" office:value="0.000233527131782946">
                <text:p>0.000233527131782946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0.0563468992248062">
                <text:p>0.0563468992248062</text:p>
              </table:table-cell>
              <table:table-cell office:value-type="float" office:value="0">
                <text:p>0</text:p>
              </table:table-cell>
              <table:table-cell office:value-type="float" office:value="0.0000182009043927649">
                <text:p>0.0000182009043927649</text:p>
              </table:table-cell>
              <table:table-cell office:value-type="float" office:value="0.0126598837209302">
                <text:p>0.0126598837209302</text:p>
              </table:table-cell>
              <table:table-cell office:value-type="float" office:value="0.00240794573643411">
                <text:p>0.00240794573643411</text:p>
              </table:table-cell>
              <table:table-cell office:value-type="float" office:value="0">
                <text:p>0</text:p>
              </table:table-cell>
              <table:table-cell office:value-type="float" office:value="0.183238485142119">
                <text:p>0.183238485142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183785529715762">
                <text:p>0.183785529715762</text:p>
              </table:table-cell>
              <table:table-cell office:value-type="float" office:value="0.000223998708010336">
                <text:p>0.000223998708010336</text:p>
              </table:table-cell>
              <table:table-cell office:value-type="float" office:value="0.110222868217054">
                <text:p>0.110222868217054</text:p>
              </table:table-cell>
              <table:table-cell office:value-type="float" office:value="0.0572997416020672">
                <text:p>0.0572997416020672</text:p>
              </table:table-cell>
              <table:table-cell office:value-type="float" office:value="0">
                <text:p>0</text:p>
              </table:table-cell>
              <table:table-cell office:value-type="float" office:value="0.000017781007751938">
                <text:p>0.000017781007751938</text:p>
              </table:table-cell>
              <table:table-cell office:value-type="float" office:value="0.0134415374677003">
                <text:p>0.0134415374677003</text:p>
              </table:table-cell>
              <table:table-cell office:value-type="float" office:value="0.00257751937984496">
                <text:p>0.00257751937984496</text:p>
              </table:table-cell>
              <table:table-cell office:value-type="float" office:value="0">
                <text:p>0</text:p>
              </table:table-cell>
              <table:table-cell office:value-type="float" office:value="0.183559447674419">
                <text:p>0.183559447674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179909560723514">
                <text:p>0.179909560723514</text:p>
              </table:table-cell>
              <table:table-cell office:value-type="float" office:value="0.000230135658914729">
                <text:p>0.000230135658914729</text:p>
              </table:table-cell>
              <table:table-cell office:value-type="float" office:value="0.108640180878553">
                <text:p>0.108640180878553</text:p>
              </table:table-cell>
              <table:table-cell office:value-type="float" office:value="0.0553779069767442">
                <text:p>0.0553779069767442</text:p>
              </table:table-cell>
              <table:table-cell office:value-type="float" office:value="0">
                <text:p>0</text:p>
              </table:table-cell>
              <table:table-cell office:value-type="float" office:value="0.0000216731266149871">
                <text:p>0.0000216731266149871</text:p>
              </table:table-cell>
              <table:table-cell office:value-type="float" office:value="0.0130264857881137">
                <text:p>0.0130264857881137</text:p>
              </table:table-cell>
              <table:table-cell office:value-type="float" office:value="0.00259366925064599">
                <text:p>0.00259366925064599</text:p>
              </table:table-cell>
              <table:table-cell office:value-type="float" office:value="0">
                <text:p>0</text:p>
              </table:table-cell>
              <table:table-cell office:value-type="float" office:value="0.179659916020672">
                <text:p>0.179659916020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174095607235142">
                <text:p>0.174095607235142</text:p>
              </table:table-cell>
              <table:table-cell office:value-type="float" office:value="0.000221576227390181">
                <text:p>0.000221576227390181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0.0546027131782946">
                <text:p>0.0546027131782946</text:p>
              </table:table-cell>
              <table:table-cell office:value-type="float" office:value="0">
                <text:p>0</text:p>
              </table:table-cell>
              <table:table-cell office:value-type="float" office:value="0.000015594315245478">
                <text:p>0.000015594315245478</text:p>
              </table:table-cell>
              <table:table-cell office:value-type="float" office:value="0.0128520671834625">
                <text:p>0.0128520671834625</text:p>
              </table:table-cell>
              <table:table-cell office:value-type="float" office:value="0.0022609819121447">
                <text:p>0.0022609819121447</text:p>
              </table:table-cell>
              <table:table-cell office:value-type="float" office:value="0">
                <text:p>0</text:p>
              </table:table-cell>
              <table:table-cell office:value-type="float" office:value="0.173898023255814">
                <text:p>0.173898023255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174580103359173">
                <text:p>0.174580103359173</text:p>
              </table:table-cell>
              <table:table-cell office:value-type="float" office:value="0.000231266149870801">
                <text:p>0.000231266149870801</text:p>
              </table:table-cell>
              <table:table-cell office:value-type="float" office:value="0.102793927648579">
                <text:p>0.102793927648579</text:p>
              </table:table-cell>
              <table:table-cell office:value-type="float" office:value="0.0560077519379845">
                <text:p>0.0560077519379845</text:p>
              </table:table-cell>
              <table:table-cell office:value-type="float" office:value="0">
                <text:p>0</text:p>
              </table:table-cell>
              <table:table-cell office:value-type="float" office:value="0.0000141295219638243">
                <text:p>0.0000141295219638243</text:p>
              </table:table-cell>
              <table:table-cell office:value-type="float" office:value="0.0131007751937984">
                <text:p>0.0131007751937984</text:p>
              </table:table-cell>
              <table:table-cell office:value-type="float" office:value="0.00247093023255814">
                <text:p>0.00247093023255814</text:p>
              </table:table-cell>
              <table:table-cell office:value-type="float" office:value="0">
                <text:p>0</text:p>
              </table:table-cell>
              <table:table-cell office:value-type="float" office:value="0.174387514534884">
                <text:p>0.174387514534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16844315245478">
                <text:p>0.16844315245478</text:p>
              </table:table-cell>
              <table:table-cell office:value-type="float" office:value="0.000199289405684755">
                <text:p>0.000199289405684755</text:p>
              </table:table-cell>
              <table:table-cell office:value-type="float" office:value="0.0990794573643411">
                <text:p>0.0990794573643411</text:p>
              </table:table-cell>
              <table:table-cell office:value-type="float" office:value="0.0538113695090439">
                <text:p>0.0538113695090439</text:p>
              </table:table-cell>
              <table:table-cell office:value-type="float" office:value="0">
                <text:p>0</text:p>
              </table:table-cell>
              <table:table-cell office:value-type="float" office:value="0.0000179586563307494">
                <text:p>0.0000179586563307494</text:p>
              </table:table-cell>
              <table:table-cell office:value-type="float" office:value="0.0128989018087855">
                <text:p>0.0128989018087855</text:p>
              </table:table-cell>
              <table:table-cell office:value-type="float" office:value="0.00238049095607235">
                <text:p>0.00238049095607235</text:p>
              </table:table-cell>
              <table:table-cell office:value-type="float" office:value="0">
                <text:p>0</text:p>
              </table:table-cell>
              <table:table-cell office:value-type="float" office:value="0.168188178294574">
                <text:p>0.168188178294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0198481912144703">
                <text:p>0.000198481912144703</text:p>
              </table:table-cell>
              <table:table-cell office:value-type="float" office:value="0.096640826873385">
                <text:p>0.096640826873385</text:p>
              </table:table-cell>
              <table:table-cell office:value-type="float" office:value="0.0548772609819121">
                <text:p>0.0548772609819121</text:p>
              </table:table-cell>
              <table:table-cell office:value-type="float" office:value="0">
                <text:p>0</text:p>
              </table:table-cell>
              <table:table-cell office:value-type="float" office:value="0.0000190891472868217">
                <text:p>0.0000190891472868217</text:p>
              </table:table-cell>
              <table:table-cell office:value-type="float" office:value="0.0126937984496124">
                <text:p>0.0126937984496124</text:p>
              </table:table-cell>
              <table:table-cell office:value-type="float" office:value="0.00223675710594315">
                <text:p>0.00223675710594315</text:p>
              </table:table-cell>
              <table:table-cell office:value-type="float" office:value="0">
                <text:p>0</text:p>
              </table:table-cell>
              <table:table-cell office:value-type="float" office:value="0.16646773255814">
                <text:p>0.16646773255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162144702842377">
                <text:p>0.162144702842377</text:p>
              </table:table-cell>
              <table:table-cell office:value-type="float" office:value="0.000202842377260982">
                <text:p>0.000202842377260982</text:p>
              </table:table-cell>
              <table:table-cell office:value-type="float" office:value="0.0937015503875969">
                <text:p>0.0937015503875969</text:p>
              </table:table-cell>
              <table:table-cell office:value-type="float" office:value="0.0533107235142119">
                <text:p>0.0533107235142119</text:p>
              </table:table-cell>
              <table:table-cell office:value-type="float" office:value="0">
                <text:p>0</text:p>
              </table:table-cell>
              <table:table-cell office:value-type="float" office:value="0.0000100436046511628">
                <text:p>0.0000100436046511628</text:p>
              </table:table-cell>
              <table:table-cell office:value-type="float" office:value="0.0123837209302326">
                <text:p>0.0123837209302326</text:p>
              </table:table-cell>
              <table:table-cell office:value-type="float" office:value="0.00247416020671835">
                <text:p>0.00247416020671835</text:p>
              </table:table-cell>
              <table:table-cell office:value-type="float" office:value="0">
                <text:p>0</text:p>
              </table:table-cell>
              <table:table-cell office:value-type="float" office:value="0.161880198643411">
                <text:p>0.161880198643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155700904392765">
                <text:p>0.155700904392765</text:p>
              </table:table-cell>
              <table:table-cell office:value-type="float" office:value="0.000195251937984496">
                <text:p>0.000195251937984496</text:p>
              </table:table-cell>
              <table:table-cell office:value-type="float" office:value="0.088953488372093">
                <text:p>0.088953488372093</text:p>
              </table:table-cell>
              <table:table-cell office:value-type="float" office:value="0.0520671834625323">
                <text:p>0.0520671834625323</text:p>
              </table:table-cell>
              <table:table-cell office:value-type="float" office:value="0">
                <text:p>0</text:p>
              </table:table-cell>
              <table:table-cell office:value-type="float" office:value="0.0000161660206718346">
                <text:p>0.0000161660206718346</text:p>
              </table:table-cell>
              <table:table-cell office:value-type="float" office:value="0.0122884366925065">
                <text:p>0.0122884366925065</text:p>
              </table:table-cell>
              <table:table-cell office:value-type="float" office:value="0.00217861757105943">
                <text:p>0.00217861757105943</text:p>
              </table:table-cell>
              <table:table-cell office:value-type="float" office:value="0">
                <text:p>0</text:p>
              </table:table-cell>
              <table:table-cell office:value-type="float" office:value="0.155503892118863">
                <text:p>0.155503892118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151598837209302">
                <text:p>0.151598837209302</text:p>
              </table:table-cell>
              <table:table-cell office:value-type="float" office:value="0.000167312661498708">
                <text:p>0.000167312661498708</text:p>
              </table:table-cell>
              <table:table-cell office:value-type="float" office:value="0.0840439276485788">
                <text:p>0.0840439276485788</text:p>
              </table:table-cell>
              <table:table-cell office:value-type="float" office:value="0.0526970284237726">
                <text:p>0.0526970284237726</text:p>
              </table:table-cell>
              <table:table-cell office:value-type="float" office:value="0">
                <text:p>0</text:p>
              </table:table-cell>
              <table:table-cell office:value-type="float" office:value="0.0000172642118863049">
                <text:p>0.0000172642118863049</text:p>
              </table:table-cell>
              <table:table-cell office:value-type="float" office:value="0.0126146640826873">
                <text:p>0.0126146640826873</text:p>
              </table:table-cell>
              <table:table-cell office:value-type="float" office:value="0.00204295865633075">
                <text:p>0.00204295865633075</text:p>
              </table:table-cell>
              <table:table-cell office:value-type="float" office:value="0">
                <text:p>0</text:p>
              </table:table-cell>
              <table:table-cell office:value-type="float" office:value="0.151415843023256">
                <text:p>0.151415843023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147157622739018">
                <text:p>0.147157622739018</text:p>
              </table:table-cell>
              <table:table-cell office:value-type="float" office:value="0.000167635658914729">
                <text:p>0.000167635658914729</text:p>
              </table:table-cell>
              <table:table-cell office:value-type="float" office:value="0.0815406976744186">
                <text:p>0.0815406976744186</text:p>
              </table:table-cell>
              <table:table-cell office:value-type="float" office:value="0.0515019379844961">
                <text:p>0.0515019379844961</text:p>
              </table:table-cell>
              <table:table-cell office:value-type="float" office:value="0">
                <text:p>0</text:p>
              </table:table-cell>
              <table:table-cell office:value-type="float" office:value="0.0000148481912144703">
                <text:p>0.0000148481912144703</text:p>
              </table:table-cell>
              <table:table-cell office:value-type="float" office:value="0.0116812015503876">
                <text:p>0.0116812015503876</text:p>
              </table:table-cell>
              <table:table-cell office:value-type="float" office:value="0.00224806201550388">
                <text:p>0.00224806201550388</text:p>
              </table:table-cell>
              <table:table-cell office:value-type="float" office:value="0">
                <text:p>0</text:p>
              </table:table-cell>
              <table:table-cell office:value-type="float" office:value="0.146986747416021">
                <text:p>0.146986747416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144315245478036">
                <text:p>0.144315245478036</text:p>
              </table:table-cell>
              <table:table-cell office:value-type="float" office:value="0.000172480620155039">
                <text:p>0.000172480620155039</text:p>
              </table:table-cell>
              <table:table-cell office:value-type="float" office:value="0.0792151162790698">
                <text:p>0.0792151162790698</text:p>
              </table:table-cell>
              <table:table-cell office:value-type="float" office:value="0.0508074935400517">
                <text:p>0.0508074935400517</text:p>
              </table:table-cell>
              <table:table-cell office:value-type="float" office:value="0">
                <text:p>0</text:p>
              </table:table-cell>
              <table:table-cell office:value-type="float" office:value="0.0000111773255813953">
                <text:p>0.0000111773255813953</text:p>
              </table:table-cell>
              <table:table-cell office:value-type="float" office:value="0.0120736434108527">
                <text:p>0.0120736434108527</text:p>
              </table:table-cell>
              <table:table-cell office:value-type="float" office:value="0.00204295865633075">
                <text:p>0.00204295865633075</text:p>
              </table:table-cell>
              <table:table-cell office:value-type="float" office:value="0">
                <text:p>0</text:p>
              </table:table-cell>
              <table:table-cell office:value-type="float" office:value="0.144150389211886">
                <text:p>0.14415038921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137952196382429">
                <text:p>0.137952196382429</text:p>
              </table:table-cell>
              <table:table-cell office:value-type="float" office:value="0.000149725452196382">
                <text:p>0.000149725452196382</text:p>
              </table:table-cell>
              <table:table-cell office:value-type="float" office:value="0.0734496124031008">
                <text:p>0.0734496124031008</text:p>
              </table:table-cell>
              <table:table-cell office:value-type="float" office:value="0.0500807493540052">
                <text:p>0.0500807493540052</text:p>
              </table:table-cell>
              <table:table-cell office:value-type="float" office:value="0">
                <text:p>0</text:p>
              </table:table-cell>
              <table:table-cell office:value-type="float" office:value="0.0000160981912144703">
                <text:p>0.0000160981912144703</text:p>
              </table:table-cell>
              <table:table-cell office:value-type="float" office:value="0.0121705426356589">
                <text:p>0.0121705426356589</text:p>
              </table:table-cell>
              <table:table-cell office:value-type="float" office:value="0.00207687338501292">
                <text:p>0.00207687338501292</text:p>
              </table:table-cell>
              <table:table-cell office:value-type="float" office:value="0">
                <text:p>0</text:p>
              </table:table-cell>
              <table:table-cell office:value-type="float" office:value="0.137793875968992">
                <text:p>0.137793875968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133737080103359">
                <text:p>0.133737080103359</text:p>
              </table:table-cell>
              <table:table-cell office:value-type="float" office:value="0.00013546511627907">
                <text:p>0.00013546511627907</text:p>
              </table:table-cell>
              <table:table-cell office:value-type="float" office:value="0.0699127906976744">
                <text:p>0.0699127906976744</text:p>
              </table:table-cell>
              <table:table-cell office:value-type="float" office:value="0.049983850129199">
                <text:p>0.049983850129199</text:p>
              </table:table-cell>
              <table:table-cell office:value-type="float" office:value="0">
                <text:p>0</text:p>
              </table:table-cell>
              <table:table-cell office:value-type="float" office:value="0.0000122512919896641">
                <text:p>0.0000122512919896641</text:p>
              </table:table-cell>
              <table:table-cell office:value-type="float" office:value="0.0117151162790698">
                <text:p>0.0117151162790698</text:p>
              </table:table-cell>
              <table:table-cell office:value-type="float" office:value="0.00198481912144703">
                <text:p>0.00198481912144703</text:p>
              </table:table-cell>
              <table:table-cell office:value-type="float" office:value="0">
                <text:p>0</text:p>
              </table:table-cell>
              <table:table-cell office:value-type="float" office:value="0.13360882751938">
                <text:p>0.13360882751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127196382428941">
                <text:p>0.127196382428941</text:p>
              </table:table-cell>
              <table:table-cell office:value-type="float" office:value="0.000150581395348837">
                <text:p>0.000150581395348837</text:p>
              </table:table-cell>
              <table:table-cell office:value-type="float" office:value="0.0649870801033592">
                <text:p>0.0649870801033592</text:p>
              </table:table-cell>
              <table:table-cell office:value-type="float" office:value="0.0483527131782946">
                <text:p>0.0483527131782946</text:p>
              </table:table-cell>
              <table:table-cell office:value-type="float" office:value="0">
                <text:p>0</text:p>
              </table:table-cell>
              <table:table-cell office:value-type="float" office:value="0.0000142845607235142">
                <text:p>0.0000142845607235142</text:p>
              </table:table-cell>
              <table:table-cell office:value-type="float" office:value="0.0115358527131783">
                <text:p>0.0115358527131783</text:p>
              </table:table-cell>
              <table:table-cell office:value-type="float" office:value="0.00216085271317829">
                <text:p>0.00216085271317829</text:p>
              </table:table-cell>
              <table:table-cell office:value-type="float" office:value="0">
                <text:p>0</text:p>
              </table:table-cell>
              <table:table-cell office:value-type="float" office:value="0.127050783268734">
                <text:p>0.127050783268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127842377260982">
                <text:p>0.127842377260982</text:p>
              </table:table-cell>
              <table:table-cell office:value-type="float" office:value="0.000127713178294574">
                <text:p>0.000127713178294574</text:p>
              </table:table-cell>
              <table:table-cell office:value-type="float" office:value="0.0645510335917313">
                <text:p>0.0645510335917313</text:p>
              </table:table-cell>
              <table:table-cell office:value-type="float" office:value="0.0496608527131783">
                <text:p>0.0496608527131783</text:p>
              </table:table-cell>
              <table:table-cell office:value-type="float" office:value="0">
                <text:p>0</text:p>
              </table:table-cell>
              <table:table-cell office:value-type="float" office:value="0.0000183139534883721">
                <text:p>0.0000183139534883721</text:p>
              </table:table-cell>
              <table:table-cell office:value-type="float" office:value="0.0113339793281654">
                <text:p>0.0113339793281654</text:p>
              </table:table-cell>
              <table:table-cell office:value-type="float" office:value="0.00215600775193798">
                <text:p>0.00215600775193798</text:p>
              </table:table-cell>
              <table:table-cell office:value-type="float" office:value="0">
                <text:p>0</text:p>
              </table:table-cell>
              <table:table-cell office:value-type="float" office:value="0.127720187338501">
                <text:p>0.12772018733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120768733850129">
                <text:p>0.120768733850129</text:p>
              </table:table-cell>
              <table:table-cell office:value-type="float" office:value="0.000109657622739018">
                <text:p>0.000109657622739018</text:p>
              </table:table-cell>
              <table:table-cell office:value-type="float" office:value="0.0588016795865633">
                <text:p>0.0588016795865633</text:p>
              </table:table-cell>
              <table:table-cell office:value-type="float" office:value="0.048078165374677">
                <text:p>0.048078165374677</text:p>
              </table:table-cell>
              <table:table-cell office:value-type="float" office:value="0">
                <text:p>0</text:p>
              </table:table-cell>
              <table:table-cell office:value-type="float" office:value="0.0000112225452196382">
                <text:p>0.0000112225452196382</text:p>
              </table:table-cell>
              <table:table-cell office:value-type="float" office:value="0.0116375968992248">
                <text:p>0.0116375968992248</text:p>
              </table:table-cell>
              <table:table-cell office:value-type="float" office:value="0.00213016795865633">
                <text:p>0.00213016795865633</text:p>
              </table:table-cell>
              <table:table-cell office:value-type="float" office:value="0">
                <text:p>0</text:p>
              </table:table-cell>
              <table:table-cell office:value-type="float" office:value="0.120658832364341">
                <text:p>0.120658832364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117458010335917">
                <text:p>0.117458010335917</text:p>
              </table:table-cell>
              <table:table-cell office:value-type="float" office:value="0.000110642764857881">
                <text:p>0.000110642764857881</text:p>
              </table:table-cell>
              <table:table-cell office:value-type="float" office:value="0.0566375968992248">
                <text:p>0.0566375968992248</text:p>
              </table:table-cell>
              <table:table-cell office:value-type="float" office:value="0.0477228682170543">
                <text:p>0.0477228682170543</text:p>
              </table:table-cell>
              <table:table-cell office:value-type="float" office:value="0">
                <text:p>0</text:p>
              </table:table-cell>
              <table:table-cell office:value-type="float" office:value="0.0000156992894056848">
                <text:p>0.0000156992894056848</text:p>
              </table:table-cell>
              <table:table-cell office:value-type="float" office:value="0.0109899870801034">
                <text:p>0.0109899870801034</text:p>
              </table:table-cell>
              <table:table-cell office:value-type="float" office:value="0.00198158914728682">
                <text:p>0.00198158914728682</text:p>
              </table:table-cell>
              <table:table-cell office:value-type="float" office:value="0">
                <text:p>0</text:p>
              </table:table-cell>
              <table:table-cell office:value-type="float" office:value="0.117347740633075">
                <text:p>0.117347740633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115019379844961">
                <text:p>0.115019379844961</text:p>
              </table:table-cell>
              <table:table-cell office:value-type="float" office:value="0.000103585271317829">
                <text:p>0.000103585271317829</text:p>
              </table:table-cell>
              <table:table-cell office:value-type="float" office:value="0.0539890180878553">
                <text:p>0.0539890180878553</text:p>
              </table:table-cell>
              <table:table-cell office:value-type="float" office:value="0.0481104651162791">
                <text:p>0.0481104651162791</text:p>
              </table:table-cell>
              <table:table-cell office:value-type="float" office:value="0">
                <text:p>0</text:p>
              </table:table-cell>
              <table:table-cell office:value-type="float" office:value="0.0000123271963824289">
                <text:p>0.0000123271963824289</text:p>
              </table:table-cell>
              <table:table-cell office:value-type="float" office:value="0.0108510981912145">
                <text:p>0.0108510981912145</text:p>
              </table:table-cell>
              <table:table-cell office:value-type="float" office:value="0.00194928940568475">
                <text:p>0.00194928940568475</text:p>
              </table:table-cell>
              <table:table-cell office:value-type="float" office:value="0">
                <text:p>0</text:p>
              </table:table-cell>
              <table:table-cell office:value-type="float" office:value="0.114912197997416">
                <text:p>0.114912197997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11062661498708">
                <text:p>0.11062661498708</text:p>
              </table:table-cell>
              <table:table-cell office:value-type="float" office:value="0.000092328811369509">
                <text:p>0.000092328811369509</text:p>
              </table:table-cell>
              <table:table-cell office:value-type="float" office:value="0.0505652454780362">
                <text:p>0.0505652454780362</text:p>
              </table:table-cell>
              <table:table-cell office:value-type="float" office:value="0.046624677002584">
                <text:p>0.046624677002584</text:p>
              </table:table-cell>
              <table:table-cell office:value-type="float" office:value="0">
                <text:p>0</text:p>
              </table:table-cell>
              <table:table-cell office:value-type="float" office:value="0.0000124418604651163">
                <text:p>0.0000124418604651163</text:p>
              </table:table-cell>
              <table:table-cell office:value-type="float" office:value="0.0112241602067183">
                <text:p>0.0112241602067183</text:p>
              </table:table-cell>
              <table:table-cell office:value-type="float" office:value="0.00210755813953488">
                <text:p>0.00210755813953488</text:p>
              </table:table-cell>
              <table:table-cell office:value-type="float" office:value="0">
                <text:p>0</text:p>
              </table:table-cell>
              <table:table-cell office:value-type="float" office:value="0.110534082687338">
                <text:p>0.110534082687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109383074935401">
                <text:p>0.109383074935401</text:p>
              </table:table-cell>
              <table:table-cell office:value-type="float" office:value="0.0000928940568475452">
                <text:p>0.0000928940568475452</text:p>
              </table:table-cell>
              <table:table-cell office:value-type="float" office:value="0.0493055555555556">
                <text:p>0.0493055555555556</text:p>
              </table:table-cell>
              <table:table-cell office:value-type="float" office:value="0.0472060723514212">
                <text:p>0.0472060723514212</text:p>
              </table:table-cell>
              <table:table-cell office:value-type="float" office:value="0">
                <text:p>0</text:p>
              </table:table-cell>
              <table:table-cell office:value-type="float" office:value="0.0000140891472868217">
                <text:p>0.0000140891472868217</text:p>
              </table:table-cell>
              <table:table-cell office:value-type="float" office:value="0.0109641472868217">
                <text:p>0.0109641472868217</text:p>
              </table:table-cell>
              <table:table-cell office:value-type="float" office:value="0.00180878552971576">
                <text:p>0.00180878552971576</text:p>
              </table:table-cell>
              <table:table-cell office:value-type="float" office:value="0">
                <text:p>0</text:p>
              </table:table-cell>
              <table:table-cell office:value-type="float" office:value="0.109298649870801">
                <text:p>0.109298649870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103423772609819">
                <text:p>0.103423772609819</text:p>
              </table:table-cell>
              <table:table-cell office:value-type="float" office:value="0.000094718992248062">
                <text:p>0.000094718992248062</text:p>
              </table:table-cell>
              <table:table-cell office:value-type="float" office:value="0.0443959948320413">
                <text:p>0.0443959948320413</text:p>
              </table:table-cell>
              <table:table-cell office:value-type="float" office:value="0.0459786821705426">
                <text:p>0.0459786821705426</text:p>
              </table:table-cell>
              <table:table-cell office:value-type="float" office:value="0">
                <text:p>0</text:p>
              </table:table-cell>
              <table:table-cell office:value-type="float" office:value="0.0000115600775193798">
                <text:p>0.0000115600775193798</text:p>
              </table:table-cell>
              <table:table-cell office:value-type="float" office:value="0.0109399224806202">
                <text:p>0.0109399224806202</text:p>
              </table:table-cell>
              <table:table-cell office:value-type="float" office:value="0.00199935400516796">
                <text:p>0.00199935400516796</text:p>
              </table:table-cell>
              <table:table-cell office:value-type="float" office:value="0">
                <text:p>0</text:p>
              </table:table-cell>
              <table:table-cell office:value-type="float" office:value="0.103325513565891">
                <text:p>0.103325513565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100678294573643">
                <text:p>0.100678294573643</text:p>
              </table:table-cell>
              <table:table-cell office:value-type="float" office:value="0.0000747254521963824">
                <text:p>0.0000747254521963824</text:p>
              </table:table-cell>
              <table:table-cell office:value-type="float" office:value="0.0424580103359173">
                <text:p>0.0424580103359173</text:p>
              </table:table-cell>
              <table:table-cell office:value-type="float" office:value="0.0453003875968992">
                <text:p>0.0453003875968992</text:p>
              </table:table-cell>
              <table:table-cell office:value-type="float" office:value="0">
                <text:p>0</text:p>
              </table:table-cell>
              <table:table-cell office:value-type="float" office:value="0.0000158704780361757">
                <text:p>0.0000158704780361757</text:p>
              </table:table-cell>
              <table:table-cell office:value-type="float" office:value="0.0109641472868217">
                <text:p>0.0109641472868217</text:p>
              </table:table-cell>
              <table:table-cell office:value-type="float" office:value="0.00186531007751938">
                <text:p>0.00186531007751938</text:p>
              </table:table-cell>
              <table:table-cell office:value-type="float" office:value="0">
                <text:p>0</text:p>
              </table:table-cell>
              <table:table-cell office:value-type="float" office:value="0.100603725775194">
                <text:p>0.100603725775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100581395348837">
                <text:p>0.100581395348837</text:p>
              </table:table-cell>
              <table:table-cell office:value-type="float" office:value="0.000085077519379845">
                <text:p>0.000085077519379845</text:p>
              </table:table-cell>
              <table:table-cell office:value-type="float" office:value="0.0416182170542636">
                <text:p>0.0416182170542636</text:p>
              </table:table-cell>
              <table:table-cell office:value-type="float" office:value="0.0458656330749354">
                <text:p>0.0458656330749354</text:p>
              </table:table-cell>
              <table:table-cell office:value-type="float" office:value="0">
                <text:p>0</text:p>
              </table:table-cell>
              <table:table-cell office:value-type="float" office:value="0.0000179748062015504">
                <text:p>0.0000179748062015504</text:p>
              </table:table-cell>
              <table:table-cell office:value-type="float" office:value="0.0113937338501292">
                <text:p>0.0113937338501292</text:p>
              </table:table-cell>
              <table:table-cell office:value-type="float" office:value="0.00160804263565891">
                <text:p>0.00160804263565891</text:p>
              </table:table-cell>
              <table:table-cell office:value-type="float" office:value="0">
                <text:p>0</text:p>
              </table:table-cell>
              <table:table-cell office:value-type="float" office:value="0.100503601421189">
                <text:p>0.100503601421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994024547803618">
                <text:p>0.0994024547803618</text:p>
              </table:table-cell>
              <table:table-cell office:value-type="float" office:value="0.0000664890180878553">
                <text:p>0.0000664890180878553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0.0465439276485788">
                <text:p>0.0465439276485788</text:p>
              </table:table-cell>
              <table:table-cell office:value-type="float" office:value="0">
                <text:p>0</text:p>
              </table:table-cell>
              <table:table-cell office:value-type="float" office:value="0.0000141860465116279">
                <text:p>0.0000141860465116279</text:p>
              </table:table-cell>
              <table:table-cell office:value-type="float" office:value="0.0109544573643411">
                <text:p>0.0109544573643411</text:p>
              </table:table-cell>
              <table:table-cell office:value-type="float" office:value="0.00155813953488372">
                <text:p>0.00155813953488372</text:p>
              </table:table-cell>
              <table:table-cell office:value-type="float" office:value="0">
                <text:p>0</text:p>
              </table:table-cell>
              <table:table-cell office:value-type="float" office:value="0.099348488372093">
                <text:p>0.09934848837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976905684754522">
                <text:p>0.0976905684754522</text:p>
              </table:table-cell>
              <table:table-cell office:value-type="float" office:value="0.0000775032299741602">
                <text:p>0.0000775032299741602</text:p>
              </table:table-cell>
              <table:table-cell office:value-type="float" office:value="0.0389696382428941">
                <text:p>0.0389696382428941</text:p>
              </table:table-cell>
              <table:table-cell office:value-type="float" office:value="0.0455749354005168">
                <text:p>0.0455749354005168</text:p>
              </table:table-cell>
              <table:table-cell office:value-type="float" office:value="0">
                <text:p>0</text:p>
              </table:table-cell>
              <table:table-cell office:value-type="float" office:value="0.0000145187338501292">
                <text:p>0.0000145187338501292</text:p>
              </table:table-cell>
              <table:table-cell office:value-type="float" office:value="0.0112080103359173">
                <text:p>0.0112080103359173</text:p>
              </table:table-cell>
              <table:table-cell office:value-type="float" office:value="0.00184754521963824">
                <text:p>0.00184754521963824</text:p>
              </table:table-cell>
              <table:table-cell office:value-type="float" office:value="0">
                <text:p>0</text:p>
              </table:table-cell>
              <table:table-cell office:value-type="float" office:value="0.0976146479328165">
                <text:p>0.0976146479328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955264857881137">
                <text:p>0.0955264857881137</text:p>
              </table:table-cell>
              <table:table-cell office:value-type="float" office:value="0.0000699612403100775">
                <text:p>0.0000699612403100775</text:p>
              </table:table-cell>
              <table:table-cell office:value-type="float" office:value="0.0375">
                <text:p>0.0375</text:p>
              </table:table-cell>
              <table:table-cell office:value-type="float" office:value="0.0452680878552972">
                <text:p>0.0452680878552972</text:p>
              </table:table-cell>
              <table:table-cell office:value-type="float" office:value="0">
                <text:p>0</text:p>
              </table:table-cell>
              <table:table-cell office:value-type="float" office:value="0.0000126598837209302">
                <text:p>0.0000126598837209302</text:p>
              </table:table-cell>
              <table:table-cell office:value-type="float" office:value="0.011031976744186">
                <text:p>0.011031976744186</text:p>
              </table:table-cell>
              <table:table-cell office:value-type="float" office:value="0.0016343669250646">
                <text:p>0.0016343669250646</text:p>
              </table:table-cell>
              <table:table-cell office:value-type="float" office:value="0">
                <text:p>0</text:p>
              </table:table-cell>
              <table:table-cell office:value-type="float" office:value="0.0954470914082687">
                <text:p>0.0954470914082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942829457364341">
                <text:p>0.0942829457364341</text:p>
              </table:table-cell>
              <table:table-cell office:value-type="float" office:value="0.0000688468992248062">
                <text:p>0.0000688468992248062</text:p>
              </table:table-cell>
              <table:table-cell office:value-type="float" office:value="0.0372577519379845">
                <text:p>0.0372577519379845</text:p>
              </table:table-cell>
              <table:table-cell office:value-type="float" office:value="0.0447674418604651">
                <text:p>0.0447674418604651</text:p>
              </table:table-cell>
              <table:table-cell office:value-type="float" office:value="0">
                <text:p>0</text:p>
              </table:table-cell>
              <table:table-cell office:value-type="float" office:value="0.0000156443798449612">
                <text:p>0.0000156443798449612</text:p>
              </table:table-cell>
              <table:table-cell office:value-type="float" office:value="0.0105507105943152">
                <text:p>0.0105507105943152</text:p>
              </table:table-cell>
              <table:table-cell office:value-type="float" office:value="0.00162790697674419">
                <text:p>0.00162790697674419</text:p>
              </table:table-cell>
              <table:table-cell office:value-type="float" office:value="0">
                <text:p>0</text:p>
              </table:table-cell>
              <table:table-cell office:value-type="float" office:value="0.094219455749354">
                <text:p>0.094219455749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930717054263566">
                <text:p>0.0930717054263566</text:p>
              </table:table-cell>
              <table:table-cell office:value-type="float" office:value="0.0000655038759689923">
                <text:p>0.0000655038759689923</text:p>
              </table:table-cell>
              <table:table-cell office:value-type="float" office:value="0.0363372093023256">
                <text:p>0.0363372093023256</text:p>
              </table:table-cell>
              <table:table-cell office:value-type="float" office:value="0.0448804909560724">
                <text:p>0.0448804909560724</text:p>
              </table:table-cell>
              <table:table-cell office:value-type="float" office:value="0">
                <text:p>0</text:p>
              </table:table-cell>
              <table:table-cell office:value-type="float" office:value="0.0000146656976744186">
                <text:p>0.0000146656976744186</text:p>
              </table:table-cell>
              <table:table-cell office:value-type="float" office:value="0.0101970284237726">
                <text:p>0.0101970284237726</text:p>
              </table:table-cell>
              <table:table-cell office:value-type="float" office:value="0.00159399224806202">
                <text:p>0.00159399224806202</text:p>
              </table:table-cell>
              <table:table-cell office:value-type="float" office:value="0">
                <text:p>0</text:p>
              </table:table-cell>
              <table:table-cell office:value-type="float" office:value="0.093023386627907">
                <text:p>0.093023386627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957041343669251">
                <text:p>0.0957041343669251</text:p>
              </table:table-cell>
              <table:table-cell office:value-type="float" office:value="0.0000602874677002584">
                <text:p>0.0000602874677002584</text:p>
              </table:table-cell>
              <table:table-cell office:value-type="float" office:value="0.0372416020671835">
                <text:p>0.0372416020671835</text:p>
              </table:table-cell>
              <table:table-cell office:value-type="float" office:value="0.0455910852713178">
                <text:p>0.0455910852713178</text:p>
              </table:table-cell>
              <table:table-cell office:value-type="float" office:value="0">
                <text:p>0</text:p>
              </table:table-cell>
              <table:table-cell office:value-type="float" office:value="0.0000147593669250646">
                <text:p>0.0000147593669250646</text:p>
              </table:table-cell>
              <table:table-cell office:value-type="float" office:value="0.0111337209302326">
                <text:p>0.0111337209302326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">
                <text:p>0</text:p>
              </table:table-cell>
              <table:table-cell office:value-type="float" office:value="0.0956478343023256">
                <text:p>0.0956478343023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940729974160207">
                <text:p>0.0940729974160207</text:p>
              </table:table-cell>
              <table:table-cell office:value-type="float" office:value="0.0000540859173126615">
                <text:p>0.0000540859173126615</text:p>
              </table:table-cell>
              <table:table-cell office:value-type="float" office:value="0.0375484496124031">
                <text:p>0.0375484496124031</text:p>
              </table:table-cell>
              <table:table-cell office:value-type="float" office:value="0.0446220930232558">
                <text:p>0.0446220930232558</text:p>
              </table:table-cell>
              <table:table-cell office:value-type="float" office:value="0">
                <text:p>0</text:p>
              </table:table-cell>
              <table:table-cell office:value-type="float" office:value="0.000016078811369509">
                <text:p>0.000016078811369509</text:p>
              </table:table-cell>
              <table:table-cell office:value-type="float" office:value="0.0101033591731266">
                <text:p>0.0101033591731266</text:p>
              </table:table-cell>
              <table:table-cell office:value-type="float" office:value="0.00171027131782946">
                <text:p>0.00171027131782946</text:p>
              </table:table-cell>
              <table:table-cell office:value-type="float" office:value="0">
                <text:p>0</text:p>
              </table:table-cell>
              <table:table-cell office:value-type="float" office:value="0.0940002519379845">
                <text:p>0.0940002519379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945090439276486">
                <text:p>0.0945090439276486</text:p>
              </table:table-cell>
              <table:table-cell office:value-type="float" office:value="0.000062516149870801">
                <text:p>0.000062516149870801</text:p>
              </table:table-cell>
              <table:table-cell office:value-type="float" office:value="0.0377099483204134">
                <text:p>0.0377099483204134</text:p>
              </table:table-cell>
              <table:table-cell office:value-type="float" office:value="0.0451065891472868">
                <text:p>0.0451065891472868</text:p>
              </table:table-cell>
              <table:table-cell office:value-type="float" office:value="0">
                <text:p>0</text:p>
              </table:table-cell>
              <table:table-cell office:value-type="float" office:value="0.0000118410852713178">
                <text:p>0.0000118410852713178</text:p>
              </table:table-cell>
              <table:table-cell office:value-type="float" office:value="0.0100096899224806">
                <text:p>0.0100096899224806</text:p>
              </table:table-cell>
              <table:table-cell office:value-type="float" office:value="0.00161304909560724">
                <text:p>0.00161304909560724</text:p>
              </table:table-cell>
              <table:table-cell office:value-type="float" office:value="0">
                <text:p>0</text:p>
              </table:table-cell>
              <table:table-cell office:value-type="float" office:value="0.0944511175710594">
                <text:p>0.094451117571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972545219638243">
                <text:p>0.0972545219638243</text:p>
              </table:table-cell>
              <table:table-cell office:value-type="float" office:value="0.0000674580103359173">
                <text:p>0.0000674580103359173</text:p>
              </table:table-cell>
              <table:table-cell office:value-type="float" office:value="0.0397932816537468">
                <text:p>0.0397932816537468</text:p>
              </table:table-cell>
              <table:table-cell office:value-type="float" office:value="0.0444928940568475">
                <text:p>0.0444928940568475</text:p>
              </table:table-cell>
              <table:table-cell office:value-type="float" office:value="0">
                <text:p>0</text:p>
              </table:table-cell>
              <table:table-cell office:value-type="float" office:value="0.0000142215762273902">
                <text:p>0.0000142215762273902</text:p>
              </table:table-cell>
              <table:table-cell office:value-type="float" office:value="0.0112386950904393">
                <text:p>0.0112386950904393</text:p>
              </table:table-cell>
              <table:table-cell office:value-type="float" office:value="0.00164244186046512">
                <text:p>0.00164244186046512</text:p>
              </table:table-cell>
              <table:table-cell office:value-type="float" office:value="0">
                <text:p>0</text:p>
              </table:table-cell>
              <table:table-cell office:value-type="float" office:value="0.0971815342377261">
                <text:p>0.0971815342377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967054263565891">
                <text:p>0.0967054263565891</text:p>
              </table:table-cell>
              <table:table-cell office:value-type="float" office:value="0.0000637435400516796">
                <text:p>0.0000637435400516796</text:p>
              </table:table-cell>
              <table:table-cell office:value-type="float" office:value="0.040406976744186">
                <text:p>0.040406976744186</text:p>
              </table:table-cell>
              <table:table-cell office:value-type="float" office:value="0.0444282945736434">
                <text:p>0.0444282945736434</text:p>
              </table:table-cell>
              <table:table-cell office:value-type="float" office:value="0">
                <text:p>0</text:p>
              </table:table-cell>
              <table:table-cell office:value-type="float" office:value="0.000012281976744186">
                <text:p>0.000012281976744186</text:p>
              </table:table-cell>
              <table:table-cell office:value-type="float" office:value="0.0100452196382429">
                <text:p>0.0100452196382429</text:p>
              </table:table-cell>
              <table:table-cell office:value-type="float" office:value="0.00174903100775194">
                <text:p>0.00174903100775194</text:p>
              </table:table-cell>
              <table:table-cell office:value-type="float" office:value="0">
                <text:p>0</text:p>
              </table:table-cell>
              <table:table-cell office:value-type="float" office:value="0.0966418039405685">
                <text:p>0.0966418039405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987403100775194">
                <text:p>0.0987403100775194</text:p>
              </table:table-cell>
              <table:table-cell office:value-type="float" office:value="0.0000669896640826873">
                <text:p>0.0000669896640826873</text:p>
              </table:table-cell>
              <table:table-cell office:value-type="float" office:value="0.043249354005168">
                <text:p>0.043249354005168</text:p>
              </table:table-cell>
              <table:table-cell office:value-type="float" office:value="0.0439599483204134">
                <text:p>0.0439599483204134</text:p>
              </table:table-cell>
              <table:table-cell office:value-type="float" office:value="0">
                <text:p>0</text:p>
              </table:table-cell>
              <table:table-cell office:value-type="float" office:value="0.0000143620801033592">
                <text:p>0.0000143620801033592</text:p>
              </table:table-cell>
              <table:table-cell office:value-type="float" office:value="0.00991763565891473">
                <text:p>0.00991763565891473</text:p>
              </table:table-cell>
              <table:table-cell office:value-type="float" office:value="0.00154247416020672">
                <text:p>0.00154247416020672</text:p>
              </table:table-cell>
              <table:table-cell office:value-type="float" office:value="0">
                <text:p>0</text:p>
              </table:table-cell>
              <table:table-cell office:value-type="float" office:value="0.0986837742248062">
                <text:p>0.0986837742248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100694444444444">
                <text:p>0.100694444444444</text:p>
              </table:table-cell>
              <table:table-cell office:value-type="float" office:value="0.0000699612403100775">
                <text:p>0.0000699612403100775</text:p>
              </table:table-cell>
              <table:table-cell office:value-type="float" office:value="0.0449127906976744">
                <text:p>0.0449127906976744</text:p>
              </table:table-cell>
              <table:table-cell office:value-type="float" office:value="0.0441214470284238">
                <text:p>0.0441214470284238</text:p>
              </table:table-cell>
              <table:table-cell office:value-type="float" office:value="0">
                <text:p>0</text:p>
              </table:table-cell>
              <table:table-cell office:value-type="float" office:value="0.000015796188630491">
                <text:p>0.000015796188630491</text:p>
              </table:table-cell>
              <table:table-cell office:value-type="float" office:value="0.0102761627906977">
                <text:p>0.0102761627906977</text:p>
              </table:table-cell>
              <table:table-cell office:value-type="float" office:value="0.00129748062015504">
                <text:p>0.00129748062015504</text:p>
              </table:table-cell>
              <table:table-cell office:value-type="float" office:value="0">
                <text:p>0</text:p>
              </table:table-cell>
              <table:table-cell office:value-type="float" office:value="0.100623677325581">
                <text:p>0.100623677325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103536821705426">
                <text:p>0.103536821705426</text:p>
              </table:table-cell>
              <table:table-cell office:value-type="float" office:value="0.000078343023255814">
                <text:p>0.000078343023255814</text:p>
              </table:table-cell>
              <table:table-cell office:value-type="float" office:value="0.0476582687338501">
                <text:p>0.0476582687338501</text:p>
              </table:table-cell>
              <table:table-cell office:value-type="float" office:value="0.0443798449612403">
                <text:p>0.0443798449612403</text:p>
              </table:table-cell>
              <table:table-cell office:value-type="float" office:value="0">
                <text:p>0</text:p>
              </table:table-cell>
              <table:table-cell office:value-type="float" office:value="0.0000135965762273902">
                <text:p>0.0000135965762273902</text:p>
              </table:table-cell>
              <table:table-cell office:value-type="float" office:value="0.00983527131782946">
                <text:p>0.00983527131782946</text:p>
              </table:table-cell>
              <table:table-cell office:value-type="float" office:value="0.00155878552971576">
                <text:p>0.00155878552971576</text:p>
              </table:table-cell>
              <table:table-cell office:value-type="float" office:value="0">
                <text:p>0</text:p>
              </table:table-cell>
              <table:table-cell office:value-type="float" office:value="0.103445767118863">
                <text:p>0.103445767118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10500645994832">
                <text:p>0.10500645994832</text:p>
              </table:table-cell>
              <table:table-cell office:value-type="float" office:value="0.000075968992248062">
                <text:p>0.000075968992248062</text:p>
              </table:table-cell>
              <table:table-cell office:value-type="float" office:value="0.0500645994832041">
                <text:p>0.0500645994832041</text:p>
              </table:table-cell>
              <table:table-cell office:value-type="float" office:value="0.043249354005168">
                <text:p>0.043249354005168</text:p>
              </table:table-cell>
              <table:table-cell office:value-type="float" office:value="0">
                <text:p>0</text:p>
              </table:table-cell>
              <table:table-cell office:value-type="float" office:value="0.0000169896640826873">
                <text:p>0.0000169896640826873</text:p>
              </table:table-cell>
              <table:table-cell office:value-type="float" office:value="0.0100759043927649">
                <text:p>0.0100759043927649</text:p>
              </table:table-cell>
              <table:table-cell office:value-type="float" office:value="0.00152535529715762">
                <text:p>0.00152535529715762</text:p>
              </table:table-cell>
              <table:table-cell office:value-type="float" office:value="0">
                <text:p>0</text:p>
              </table:table-cell>
              <table:table-cell office:value-type="float" office:value="0.104932202842377">
                <text:p>0.10493220284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109738372093023">
                <text:p>0.109738372093023</text:p>
              </table:table-cell>
              <table:table-cell office:value-type="float" office:value="0.0000951065891472868">
                <text:p>0.0000951065891472868</text:p>
              </table:table-cell>
              <table:table-cell office:value-type="float" office:value="0.053827519379845">
                <text:p>0.053827519379845</text:p>
              </table:table-cell>
              <table:table-cell office:value-type="float" office:value="0.0444605943152455">
                <text:p>0.0444605943152455</text:p>
              </table:table-cell>
              <table:table-cell office:value-type="float" office:value="0">
                <text:p>0</text:p>
              </table:table-cell>
              <table:table-cell office:value-type="float" office:value="0.0000139195736434109">
                <text:p>0.0000139195736434109</text:p>
              </table:table-cell>
              <table:table-cell office:value-type="float" office:value="0.00982719638242894">
                <text:p>0.00982719638242894</text:p>
              </table:table-cell>
              <table:table-cell office:value-type="float" office:value="0.00151291989664083">
                <text:p>0.00151291989664083</text:p>
              </table:table-cell>
              <table:table-cell office:value-type="float" office:value="0">
                <text:p>0</text:p>
              </table:table-cell>
              <table:table-cell office:value-type="float" office:value="0.109642149547804">
                <text:p>0.109642149547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112080103359173">
                <text:p>0.112080103359173</text:p>
              </table:table-cell>
              <table:table-cell office:value-type="float" office:value="0.0000924741602067183">
                <text:p>0.0000924741602067183</text:p>
              </table:table-cell>
              <table:table-cell office:value-type="float" office:value="0.0563307493540052">
                <text:p>0.0563307493540052</text:p>
              </table:table-cell>
              <table:table-cell office:value-type="float" office:value="0.0443959948320413">
                <text:p>0.0443959948320413</text:p>
              </table:table-cell>
              <table:table-cell office:value-type="float" office:value="0">
                <text:p>0</text:p>
              </table:table-cell>
              <table:table-cell office:value-type="float" office:value="0.0000134835271317829">
                <text:p>0.0000134835271317829</text:p>
              </table:table-cell>
              <table:table-cell office:value-type="float" office:value="0.00975613695090439">
                <text:p>0.00975613695090439</text:p>
              </table:table-cell>
              <table:table-cell office:value-type="float" office:value="0.0014781976744186">
                <text:p>0.0014781976744186</text:p>
              </table:table-cell>
              <table:table-cell office:value-type="float" office:value="0">
                <text:p>0</text:p>
              </table:table-cell>
              <table:table-cell office:value-type="float" office:value="0.111974562338501">
                <text:p>0.11197456233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117554909560724">
                <text:p>0.117554909560724</text:p>
              </table:table-cell>
              <table:table-cell office:value-type="float" office:value="0.0000920381136950904">
                <text:p>0.0000920381136950904</text:p>
              </table:table-cell>
              <table:table-cell office:value-type="float" office:value="0.0608850129198966">
                <text:p>0.0608850129198966</text:p>
              </table:table-cell>
              <table:table-cell office:value-type="float" office:value="0.0451388888888889">
                <text:p>0.0451388888888889</text:p>
              </table:table-cell>
              <table:table-cell office:value-type="float" office:value="0">
                <text:p>0</text:p>
              </table:table-cell>
              <table:table-cell office:value-type="float" office:value="0.0000155038759689922">
                <text:p>0.0000155038759689922</text:p>
              </table:table-cell>
              <table:table-cell office:value-type="float" office:value="0.00978197674418605">
                <text:p>0.00978197674418605</text:p>
              </table:table-cell>
              <table:table-cell office:value-type="float" office:value="0.00164082687338501">
                <text:p>0.00164082687338501</text:p>
              </table:table-cell>
              <table:table-cell office:value-type="float" office:value="0">
                <text:p>0</text:p>
              </table:table-cell>
              <table:table-cell office:value-type="float" office:value="0.117462209302326">
                <text:p>0.117462209302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120381136950904">
                <text:p>0.120381136950904</text:p>
              </table:table-cell>
              <table:table-cell office:value-type="float" office:value="0.000107477390180879">
                <text:p>0.000107477390180879</text:p>
              </table:table-cell>
              <table:table-cell office:value-type="float" office:value="0.0649547803617571">
                <text:p>0.0649547803617571</text:p>
              </table:table-cell>
              <table:table-cell office:value-type="float" office:value="0.0441698966408269">
                <text:p>0.0441698966408269</text:p>
              </table:table-cell>
              <table:table-cell office:value-type="float" office:value="0">
                <text:p>0</text:p>
              </table:table-cell>
              <table:table-cell office:value-type="float" office:value="0.0000158510981912145">
                <text:p>0.0000158510981912145</text:p>
              </table:table-cell>
              <table:table-cell office:value-type="float" office:value="0.00977067183462532">
                <text:p>0.00977067183462532</text:p>
              </table:table-cell>
              <table:table-cell office:value-type="float" office:value="0.00136321059431525">
                <text:p>0.00136321059431525</text:p>
              </table:table-cell>
              <table:table-cell office:value-type="float" office:value="0">
                <text:p>0</text:p>
              </table:table-cell>
              <table:table-cell office:value-type="float" office:value="0.120274410529716">
                <text:p>0.120274410529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125839793281654">
                <text:p>0.125839793281654</text:p>
              </table:table-cell>
              <table:table-cell office:value-type="float" office:value="0.000103310723514212">
                <text:p>0.000103310723514212</text:p>
              </table:table-cell>
              <table:table-cell office:value-type="float" office:value="0.0690729974160207">
                <text:p>0.0690729974160207</text:p>
              </table:table-cell>
              <table:table-cell office:value-type="float" office:value="0.0458656330749354">
                <text:p>0.0458656330749354</text:p>
              </table:table-cell>
              <table:table-cell office:value-type="float" office:value="0">
                <text:p>0</text:p>
              </table:table-cell>
              <table:table-cell office:value-type="float" office:value="0.0000109076227390181">
                <text:p>0.0000109076227390181</text:p>
              </table:table-cell>
              <table:table-cell office:value-type="float" office:value="0.00958979328165375">
                <text:p>0.00958979328165375</text:p>
              </table:table-cell>
              <table:table-cell office:value-type="float" office:value="0.00119282945736434">
                <text:p>0.00119282945736434</text:p>
              </table:table-cell>
              <table:table-cell office:value-type="float" office:value="0">
                <text:p>0</text:p>
              </table:table-cell>
              <table:table-cell office:value-type="float" office:value="0.125732160852713">
                <text:p>0.125732160852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131476098191214">
                <text:p>0.131476098191214</text:p>
              </table:table-cell>
              <table:table-cell office:value-type="float" office:value="0.000120849483204134">
                <text:p>0.000120849483204134</text:p>
              </table:table-cell>
              <table:table-cell office:value-type="float" office:value="0.0734980620155039">
                <text:p>0.0734980620155039</text:p>
              </table:table-cell>
              <table:table-cell office:value-type="float" office:value="0.0468023255813954">
                <text:p>0.0468023255813954</text:p>
              </table:table-cell>
              <table:table-cell office:value-type="float" office:value="0">
                <text:p>0</text:p>
              </table:table-cell>
              <table:table-cell office:value-type="float" office:value="0.0000159399224806202">
                <text:p>0.0000159399224806202</text:p>
              </table:table-cell>
              <table:table-cell office:value-type="float" office:value="0.00975129198966408">
                <text:p>0.00975129198966408</text:p>
              </table:table-cell>
              <table:table-cell office:value-type="float" office:value="0.00128068475452196">
                <text:p>0.00128068475452196</text:p>
              </table:table-cell>
              <table:table-cell office:value-type="float" office:value="0">
                <text:p>0</text:p>
              </table:table-cell>
              <table:table-cell office:value-type="float" office:value="0.131348304263566">
                <text:p>0.131348304263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135562015503876">
                <text:p>0.135562015503876</text:p>
              </table:table-cell>
              <table:table-cell office:value-type="float" office:value="0.000128633720930233">
                <text:p>0.000128633720930233</text:p>
              </table:table-cell>
              <table:table-cell office:value-type="float" office:value="0.0780361757105943">
                <text:p>0.0780361757105943</text:p>
              </table:table-cell>
              <table:table-cell office:value-type="float" office:value="0.0465116279069767">
                <text:p>0.0465116279069767</text:p>
              </table:table-cell>
              <table:table-cell office:value-type="float" office:value="0">
                <text:p>0</text:p>
              </table:table-cell>
              <table:table-cell office:value-type="float" office:value="0.0000131895994832041">
                <text:p>0.0000131895994832041</text:p>
              </table:table-cell>
              <table:table-cell office:value-type="float" office:value="0.00928940568475452">
                <text:p>0.00928940568475452</text:p>
              </table:table-cell>
              <table:table-cell office:value-type="float" office:value="0.00157057493540052">
                <text:p>0.00157057493540052</text:p>
              </table:table-cell>
              <table:table-cell office:value-type="float" office:value="0">
                <text:p>0</text:p>
              </table:table-cell>
              <table:table-cell office:value-type="float" office:value="0.135420973837209">
                <text:p>0.135420973837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0.000143233204134367">
                <text:p>0.000143233204134367</text:p>
              </table:table-cell>
              <table:table-cell office:value-type="float" office:value="0.0842700258397933">
                <text:p>0.0842700258397933</text:p>
              </table:table-cell>
              <table:table-cell office:value-type="float" office:value="0.0452357881136951">
                <text:p>0.0452357881136951</text:p>
              </table:table-cell>
              <table:table-cell office:value-type="float" office:value="0">
                <text:p>0</text:p>
              </table:table-cell>
              <table:table-cell office:value-type="float" office:value="0.0000114583333333333">
                <text:p>0.0000114583333333333</text:p>
              </table:table-cell>
              <table:table-cell office:value-type="float" office:value="0.00938953488372093">
                <text:p>0.00938953488372093</text:p>
              </table:table-cell>
              <table:table-cell office:value-type="float" office:value="0.00124790051679587">
                <text:p>0.00124790051679587</text:p>
              </table:table-cell>
              <table:table-cell office:value-type="float" office:value="0">
                <text:p>0</text:p>
              </table:table-cell>
              <table:table-cell office:value-type="float" office:value="0.140154707687338">
                <text:p>0.140154707687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147060723514212">
                <text:p>0.147060723514212</text:p>
              </table:table-cell>
              <table:table-cell office:value-type="float" office:value="0.000150193798449612">
                <text:p>0.000150193798449612</text:p>
              </table:table-cell>
              <table:table-cell office:value-type="float" office:value="0.0898094315245478">
                <text:p>0.0898094315245478</text:p>
              </table:table-cell>
              <table:table-cell office:value-type="float" office:value="0.0465600775193798">
                <text:p>0.0465600775193798</text:p>
              </table:table-cell>
              <table:table-cell office:value-type="float" office:value="0">
                <text:p>0</text:p>
              </table:table-cell>
              <table:table-cell office:value-type="float" office:value="0.0000131443798449612">
                <text:p>0.0000131443798449612</text:p>
              </table:table-cell>
              <table:table-cell office:value-type="float" office:value="0.00920704134366925">
                <text:p>0.00920704134366925</text:p>
              </table:table-cell>
              <table:table-cell office:value-type="float" office:value="0.00131572997416021">
                <text:p>0.00131572997416021</text:p>
              </table:table-cell>
              <table:table-cell office:value-type="float" office:value="0">
                <text:p>0</text:p>
              </table:table-cell>
              <table:table-cell office:value-type="float" office:value="0.146905424741602">
                <text:p>0.14690542474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155991602067183">
                <text:p>0.155991602067183</text:p>
              </table:table-cell>
              <table:table-cell office:value-type="float" office:value="0.000154651162790698">
                <text:p>0.000154651162790698</text:p>
              </table:table-cell>
              <table:table-cell office:value-type="float" office:value="0.0972060723514212">
                <text:p>0.0972060723514212</text:p>
              </table:table-cell>
              <table:table-cell office:value-type="float" office:value="0.0482396640826873">
                <text:p>0.0482396640826873</text:p>
              </table:table-cell>
              <table:table-cell office:value-type="float" office:value="0">
                <text:p>0</text:p>
              </table:table-cell>
              <table:table-cell office:value-type="float" office:value="0.0000104958010335917">
                <text:p>0.0000104958010335917</text:p>
              </table:table-cell>
              <table:table-cell office:value-type="float" office:value="0.00891957364341085">
                <text:p>0.00891957364341085</text:p>
              </table:table-cell>
              <table:table-cell office:value-type="float" office:value="0.00147125322997416">
                <text:p>0.00147125322997416</text:p>
              </table:table-cell>
              <table:table-cell office:value-type="float" office:value="0">
                <text:p>0</text:p>
              </table:table-cell>
              <table:table-cell office:value-type="float" office:value="0.155847059108527">
                <text:p>0.155847059108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161240310077519">
                <text:p>0.161240310077519</text:p>
              </table:table-cell>
              <table:table-cell office:value-type="float" office:value="0.000165697674418605">
                <text:p>0.000165697674418605</text:p>
              </table:table-cell>
              <table:table-cell office:value-type="float" office:value="0.103795219638243">
                <text:p>0.103795219638243</text:p>
              </table:table-cell>
              <table:table-cell office:value-type="float" office:value="0.0470768733850129">
                <text:p>0.0470768733850129</text:p>
              </table:table-cell>
              <table:table-cell office:value-type="float" office:value="0">
                <text:p>0</text:p>
              </table:table-cell>
              <table:table-cell office:value-type="float" office:value="0.000012469315245478">
                <text:p>0.000012469315245478</text:p>
              </table:table-cell>
              <table:table-cell office:value-type="float" office:value="0.00911175710594315">
                <text:p>0.00911175710594315</text:p>
              </table:table-cell>
              <table:table-cell office:value-type="float" office:value="0.00107848837209302">
                <text:p>0.00107848837209302</text:p>
              </table:table-cell>
              <table:table-cell office:value-type="float" office:value="0">
                <text:p>0</text:p>
              </table:table-cell>
              <table:table-cell office:value-type="float" office:value="0.161074807816537">
                <text:p>0.161074807816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170219638242894">
                <text:p>0.170219638242894</text:p>
              </table:table-cell>
              <table:table-cell office:value-type="float" office:value="0.000172642118863049">
                <text:p>0.000172642118863049</text:p>
              </table:table-cell>
              <table:table-cell office:value-type="float" office:value="0.112063953488372">
                <text:p>0.112063953488372</text:p>
              </table:table-cell>
              <table:table-cell office:value-type="float" office:value="0.0474967700258398">
                <text:p>0.0474967700258398</text:p>
              </table:table-cell>
              <table:table-cell office:value-type="float" office:value="0">
                <text:p>0</text:p>
              </table:table-cell>
              <table:table-cell office:value-type="float" office:value="0.000015547480620155">
                <text:p>0.000015547480620155</text:p>
              </table:table-cell>
              <table:table-cell office:value-type="float" office:value="0.00904715762273902">
                <text:p>0.00904715762273902</text:p>
              </table:table-cell>
              <table:table-cell office:value-type="float" office:value="0.001421834625323">
                <text:p>0.001421834625323</text:p>
              </table:table-cell>
              <table:table-cell office:value-type="float" office:value="0">
                <text:p>0</text:p>
              </table:table-cell>
              <table:table-cell office:value-type="float" office:value="0.170045263242894">
                <text:p>0.17004526324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178133074935401">
                <text:p>0.178133074935401</text:p>
              </table:table-cell>
              <table:table-cell office:value-type="float" office:value="0.000177487080103359">
                <text:p>0.000177487080103359</text:p>
              </table:table-cell>
              <table:table-cell office:value-type="float" office:value="0.119250645994832">
                <text:p>0.119250645994832</text:p>
              </table:table-cell>
              <table:table-cell office:value-type="float" office:value="0.0477874677002584">
                <text:p>0.0477874677002584</text:p>
              </table:table-cell>
              <table:table-cell office:value-type="float" office:value="0">
                <text:p>0</text:p>
              </table:table-cell>
              <table:table-cell office:value-type="float" office:value="0.000012375645994832">
                <text:p>0.000012375645994832</text:p>
              </table:table-cell>
              <table:table-cell office:value-type="float" office:value="0.00929425064599483">
                <text:p>0.00929425064599483</text:p>
              </table:table-cell>
              <table:table-cell office:value-type="float" office:value="0.00155910852713178">
                <text:p>0.00155910852713178</text:p>
              </table:table-cell>
              <table:table-cell office:value-type="float" office:value="0">
                <text:p>0</text:p>
              </table:table-cell>
              <table:table-cell office:value-type="float" office:value="0.177903848514212">
                <text:p>0.177903848514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181040051679587">
                <text:p>0.181040051679587</text:p>
              </table:table-cell>
              <table:table-cell office:value-type="float" office:value="0.000189922480620155">
                <text:p>0.000189922480620155</text:p>
              </table:table-cell>
              <table:table-cell office:value-type="float" office:value="0.121656976744186">
                <text:p>0.121656976744186</text:p>
              </table:table-cell>
              <table:table-cell office:value-type="float" office:value="0.0488210594315245">
                <text:p>0.0488210594315245</text:p>
              </table:table-cell>
              <table:table-cell office:value-type="float" office:value="0">
                <text:p>0</text:p>
              </table:table-cell>
              <table:table-cell office:value-type="float" office:value="0.0000118814599483204">
                <text:p>0.0000118814599483204</text:p>
              </table:table-cell>
              <table:table-cell office:value-type="float" office:value="0.0088921188630491">
                <text:p>0.0088921188630491</text:p>
              </table:table-cell>
              <table:table-cell office:value-type="float" office:value="0.00146237080103359">
                <text:p>0.00146237080103359</text:p>
              </table:table-cell>
              <table:table-cell office:value-type="float" office:value="0">
                <text:p>0</text:p>
              </table:table-cell>
              <table:table-cell office:value-type="float" office:value="0.180844407299742">
                <text:p>0.180844407299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193798449612403">
                <text:p>0.193798449612403</text:p>
              </table:table-cell>
              <table:table-cell office:value-type="float" office:value="0.000198158914728682">
                <text:p>0.000198158914728682</text:p>
              </table:table-cell>
              <table:table-cell office:value-type="float" office:value="0.136304909560724">
                <text:p>0.136304909560724</text:p>
              </table:table-cell>
              <table:table-cell office:value-type="float" office:value="0.0474806201550388">
                <text:p>0.0474806201550388</text:p>
              </table:table-cell>
              <table:table-cell office:value-type="float" office:value="0">
                <text:p>0</text:p>
              </table:table-cell>
              <table:table-cell office:value-type="float" office:value="0.0000128859819121447">
                <text:p>0.0000128859819121447</text:p>
              </table:table-cell>
              <table:table-cell office:value-type="float" office:value="0.00878714470284238">
                <text:p>0.00878714470284238</text:p>
              </table:table-cell>
              <table:table-cell office:value-type="float" office:value="0.000940568475452196">
                <text:p>0.000940568475452196</text:p>
              </table:table-cell>
              <table:table-cell office:value-type="float" office:value="0">
                <text:p>0</text:p>
              </table:table-cell>
              <table:table-cell office:value-type="float" office:value="0.193526128875969">
                <text:p>0.193526128875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200904392764858">
                <text:p>0.200904392764858</text:p>
              </table:table-cell>
              <table:table-cell office:value-type="float" office:value="0.000208979328165375">
                <text:p>0.000208979328165375</text:p>
              </table:table-cell>
              <table:table-cell office:value-type="float" office:value="0.142135012919897">
                <text:p>0.142135012919897</text:p>
              </table:table-cell>
              <table:table-cell office:value-type="float" office:value="0.0488856589147287">
                <text:p>0.0488856589147287</text:p>
              </table:table-cell>
              <table:table-cell office:value-type="float" office:value="0">
                <text:p>0</text:p>
              </table:table-cell>
              <table:table-cell office:value-type="float" office:value="0.0000111821705426357">
                <text:p>0.0000111821705426357</text:p>
              </table:table-cell>
              <table:table-cell office:value-type="float" office:value="0.00850613695090439">
                <text:p>0.00850613695090439</text:p>
              </table:table-cell>
              <table:table-cell office:value-type="float" office:value="0.00119331395348837">
                <text:p>0.00119331395348837</text:p>
              </table:table-cell>
              <table:table-cell office:value-type="float" office:value="0">
                <text:p>0</text:p>
              </table:table-cell>
              <table:table-cell office:value-type="float" office:value="0.200731304909561">
                <text:p>0.200731304909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210917312661499">
                <text:p>0.210917312661499</text:p>
              </table:table-cell>
              <table:table-cell office:value-type="float" office:value="0.000244509043927649">
                <text:p>0.000244509043927649</text:p>
              </table:table-cell>
              <table:table-cell office:value-type="float" office:value="0.150985142118863">
                <text:p>0.150985142118863</text:p>
              </table:table-cell>
              <table:table-cell office:value-type="float" office:value="0.0496931524547804">
                <text:p>0.0496931524547804</text:p>
              </table:table-cell>
              <table:table-cell office:value-type="float" office:value="0">
                <text:p>0</text:p>
              </table:table-cell>
              <table:table-cell office:value-type="float" office:value="0.0000122480620155039">
                <text:p>0.0000122480620155039</text:p>
              </table:table-cell>
              <table:table-cell office:value-type="float" office:value="0.00863533591731266">
                <text:p>0.00863533591731266</text:p>
              </table:table-cell>
              <table:table-cell office:value-type="float" office:value="0.0013672480620155">
                <text:p>0.0013672480620155</text:p>
              </table:table-cell>
              <table:table-cell office:value-type="float" office:value="0">
                <text:p>0</text:p>
              </table:table-cell>
              <table:table-cell office:value-type="float" office:value="0.210693126614987">
                <text:p>0.210693126614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218669250645995">
                <text:p>0.218669250645995</text:p>
              </table:table-cell>
              <table:table-cell office:value-type="float" office:value="0.000247900516795866">
                <text:p>0.000247900516795866</text:p>
              </table:table-cell>
              <table:table-cell office:value-type="float" office:value="0.159916020671835">
                <text:p>0.159916020671835</text:p>
              </table:table-cell>
              <table:table-cell office:value-type="float" office:value="0.0491925064599483">
                <text:p>0.0491925064599483</text:p>
              </table:table-cell>
              <table:table-cell office:value-type="float" office:value="0">
                <text:p>0</text:p>
              </table:table-cell>
              <table:table-cell office:value-type="float" office:value="0.00000966892764857881">
                <text:p>0.00000966892764857881</text:p>
              </table:table-cell>
              <table:table-cell office:value-type="float" office:value="0.00830264857881137">
                <text:p>0.00830264857881137</text:p>
              </table:table-cell>
              <table:table-cell office:value-type="float" office:value="0.00100209948320413">
                <text:p>0.00100209948320413</text:p>
              </table:table-cell>
              <table:table-cell office:value-type="float" office:value="0">
                <text:p>0</text:p>
              </table:table-cell>
              <table:table-cell office:value-type="float" office:value="0.218422944121447">
                <text:p>0.218422944121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23062015503876">
                <text:p>0.23062015503876</text:p>
              </table:table-cell>
              <table:table-cell office:value-type="float" office:value="0.000252745478036176">
                <text:p>0.000252745478036176</text:p>
              </table:table-cell>
              <table:table-cell office:value-type="float" office:value="0.170219638242894">
                <text:p>0.170219638242894</text:p>
              </table:table-cell>
              <table:table-cell office:value-type="float" office:value="0.0503714470284238">
                <text:p>0.0503714470284238</text:p>
              </table:table-cell>
              <table:table-cell office:value-type="float" office:value="0">
                <text:p>0</text:p>
              </table:table-cell>
              <table:table-cell office:value-type="float" office:value="0.0000107154392764858">
                <text:p>0.0000107154392764858</text:p>
              </table:table-cell>
              <table:table-cell office:value-type="float" office:value="0.00854812661498708">
                <text:p>0.00854812661498708</text:p>
              </table:table-cell>
              <table:table-cell office:value-type="float" office:value="0.00123449612403101">
                <text:p>0.00123449612403101</text:p>
              </table:table-cell>
              <table:table-cell office:value-type="float" office:value="0">
                <text:p>0</text:p>
              </table:table-cell>
              <table:table-cell office:value-type="float" office:value="0.230384423449612">
                <text:p>0.230384423449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236272609819121">
                <text:p>0.236272609819121</text:p>
              </table:table-cell>
              <table:table-cell office:value-type="float" office:value="0.000275678294573643">
                <text:p>0.000275678294573643</text:p>
              </table:table-cell>
              <table:table-cell office:value-type="float" office:value="0.176679586563307">
                <text:p>0.176679586563307</text:p>
              </table:table-cell>
              <table:table-cell office:value-type="float" office:value="0.0501291989664083">
                <text:p>0.0501291989664083</text:p>
              </table:table-cell>
              <table:table-cell office:value-type="float" office:value="0">
                <text:p>0</text:p>
              </table:table-cell>
              <table:table-cell office:value-type="float" office:value="0.0000148062015503876">
                <text:p>0.0000148062015503876</text:p>
              </table:table-cell>
              <table:table-cell office:value-type="float" office:value="0.00821382428940569">
                <text:p>0.00821382428940569</text:p>
              </table:table-cell>
              <table:table-cell office:value-type="float" office:value="0.00104715762273902">
                <text:p>0.00104715762273902</text:p>
              </table:table-cell>
              <table:table-cell office:value-type="float" office:value="0">
                <text:p>0</text:p>
              </table:table-cell>
              <table:table-cell office:value-type="float" office:value="0.236084573643411">
                <text:p>0.236084573643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248708010335917">
                <text:p>0.248708010335917</text:p>
              </table:table-cell>
              <table:table-cell office:value-type="float" office:value="0.000298449612403101">
                <text:p>0.000298449612403101</text:p>
              </table:table-cell>
              <table:table-cell office:value-type="float" office:value="0.187984496124031">
                <text:p>0.187984496124031</text:p>
              </table:table-cell>
              <table:table-cell office:value-type="float" office:value="0.0514857881136951">
                <text:p>0.0514857881136951</text:p>
              </table:table-cell>
              <table:table-cell office:value-type="float" office:value="0">
                <text:p>0</text:p>
              </table:table-cell>
              <table:table-cell office:value-type="float" office:value="0.0000142393410852713">
                <text:p>0.0000142393410852713</text:p>
              </table:table-cell>
              <table:table-cell office:value-type="float" office:value="0.00803617571059431">
                <text:p>0.00803617571059431</text:p>
              </table:table-cell>
              <table:table-cell office:value-type="float" office:value="0.000999677002583979">
                <text:p>0.000999677002583979</text:p>
              </table:table-cell>
              <table:table-cell office:value-type="float" office:value="0">
                <text:p>0</text:p>
              </table:table-cell>
              <table:table-cell office:value-type="float" office:value="0.24852037629199">
                <text:p>0.2485203762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258882428940568">
                <text:p>0.258882428940568</text:p>
              </table:table-cell>
              <table:table-cell office:value-type="float" office:value="0.000316214470284238">
                <text:p>0.000316214470284238</text:p>
              </table:table-cell>
              <table:table-cell office:value-type="float" office:value="0.198320413436693">
                <text:p>0.198320413436693</text:p>
              </table:table-cell>
              <table:table-cell office:value-type="float" office:value="0.0511950904392765">
                <text:p>0.0511950904392765</text:p>
              </table:table-cell>
              <table:table-cell office:value-type="float" office:value="0">
                <text:p>0</text:p>
              </table:table-cell>
              <table:table-cell office:value-type="float" office:value="0.0000116957364341085">
                <text:p>0.0000116957364341085</text:p>
              </table:table-cell>
              <table:table-cell office:value-type="float" office:value="0.00787952196382429">
                <text:p>0.00787952196382429</text:p>
              </table:table-cell>
              <table:table-cell office:value-type="float" office:value="0.00116440568475452">
                <text:p>0.00116440568475452</text:p>
              </table:table-cell>
              <table:table-cell office:value-type="float" office:value="0">
                <text:p>0</text:p>
              </table:table-cell>
              <table:table-cell office:value-type="float" office:value="0.258571127260982">
                <text:p>0.258571127260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271156330749354">
                <text:p>0.271156330749354</text:p>
              </table:table-cell>
              <table:table-cell office:value-type="float" office:value="0.000339631782945736">
                <text:p>0.000339631782945736</text:p>
              </table:table-cell>
              <table:table-cell office:value-type="float" office:value="0.209948320413437">
                <text:p>0.209948320413437</text:p>
              </table:table-cell>
              <table:table-cell office:value-type="float" office:value="0.0522932816537468">
                <text:p>0.0522932816537468</text:p>
              </table:table-cell>
              <table:table-cell office:value-type="float" office:value="0">
                <text:p>0</text:p>
              </table:table-cell>
              <table:table-cell office:value-type="float" office:value="0.0000101437338501292">
                <text:p>0.0000101437338501292</text:p>
              </table:table-cell>
              <table:table-cell office:value-type="float" office:value="0.00761950904392765">
                <text:p>0.00761950904392765</text:p>
              </table:table-cell>
              <table:table-cell office:value-type="float" office:value="0.00105910852713178">
                <text:p>0.00105910852713178</text:p>
              </table:table-cell>
              <table:table-cell office:value-type="float" office:value="0">
                <text:p>0</text:p>
              </table:table-cell>
              <table:table-cell office:value-type="float" office:value="0.270930363372093">
                <text:p>0.270930363372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282945736434109">
                <text:p>0.282945736434109</text:p>
              </table:table-cell>
              <table:table-cell office:value-type="float" office:value="0.000347545219638243">
                <text:p>0.000347545219638243</text:p>
              </table:table-cell>
              <table:table-cell office:value-type="float" office:value="0.220122739018088">
                <text:p>0.220122739018088</text:p>
              </table:table-cell>
              <table:table-cell office:value-type="float" office:value="0.0532784237726098">
                <text:p>0.0532784237726098</text:p>
              </table:table-cell>
              <table:table-cell office:value-type="float" office:value="0">
                <text:p>0</text:p>
              </table:table-cell>
              <table:table-cell office:value-type="float" office:value="0.0000104828811369509">
                <text:p>0.0000104828811369509</text:p>
              </table:table-cell>
              <table:table-cell office:value-type="float" office:value="0.00816860465116279">
                <text:p>0.00816860465116279</text:p>
              </table:table-cell>
              <table:table-cell office:value-type="float" office:value="0.000959140826873385">
                <text:p>0.000959140826873385</text:p>
              </table:table-cell>
              <table:table-cell office:value-type="float" office:value="0">
                <text:p>0</text:p>
              </table:table-cell>
              <table:table-cell office:value-type="float" office:value="0.282539391149871">
                <text:p>0.282539391149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292797157622739">
                <text:p>0.292797157622739</text:p>
              </table:table-cell>
              <table:table-cell office:value-type="float" office:value="0.000354974160206718">
                <text:p>0.000354974160206718</text:p>
              </table:table-cell>
              <table:table-cell office:value-type="float" office:value="0.230297157622739">
                <text:p>0.230297157622739</text:p>
              </table:table-cell>
              <table:table-cell office:value-type="float" office:value="0.0528585271317829">
                <text:p>0.0528585271317829</text:p>
              </table:table-cell>
              <table:table-cell office:value-type="float" office:value="0">
                <text:p>0</text:p>
              </table:table-cell>
              <table:table-cell office:value-type="float" office:value="0.0000118313953488372">
                <text:p>0.0000118313953488372</text:p>
              </table:table-cell>
              <table:table-cell office:value-type="float" office:value="0.0081233850129199">
                <text:p>0.0081233850129199</text:p>
              </table:table-cell>
              <table:table-cell office:value-type="float" office:value="0.0011296834625323">
                <text:p>0.0011296834625323</text:p>
              </table:table-cell>
              <table:table-cell office:value-type="float" office:value="0">
                <text:p>0</text:p>
              </table:table-cell>
              <table:table-cell office:value-type="float" office:value="0.292420584625323">
                <text:p>0.292420584625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30264857881137">
                <text:p>0.30264857881137</text:p>
              </table:table-cell>
              <table:table-cell office:value-type="float" office:value="0.00035109819121447">
                <text:p>0.00035109819121447</text:p>
              </table:table-cell>
              <table:table-cell office:value-type="float" office:value="0.24047157622739">
                <text:p>0.24047157622739</text:p>
              </table:table-cell>
              <table:table-cell office:value-type="float" office:value="0.0531169250645995">
                <text:p>0.0531169250645995</text:p>
              </table:table-cell>
              <table:table-cell office:value-type="float" office:value="0">
                <text:p>0</text:p>
              </table:table-cell>
              <table:table-cell office:value-type="float" office:value="0.00000787790697674419">
                <text:p>0.00000787790697674419</text:p>
              </table:table-cell>
              <table:table-cell office:value-type="float" office:value="0.00760497416020672">
                <text:p>0.00760497416020672</text:p>
              </table:table-cell>
              <table:table-cell office:value-type="float" office:value="0.00110061369509044">
                <text:p>0.00110061369509044</text:p>
              </table:table-cell>
              <table:table-cell office:value-type="float" office:value="0">
                <text:p>0</text:p>
              </table:table-cell>
              <table:table-cell office:value-type="float" office:value="0.302301967054264">
                <text:p>0.302301967054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311692506459948">
                <text:p>0.311692506459948</text:p>
              </table:table-cell>
              <table:table-cell office:value-type="float" office:value="0.000386627906976744">
                <text:p>0.000386627906976744</text:p>
              </table:table-cell>
              <table:table-cell office:value-type="float" office:value="0.249677002583979">
                <text:p>0.249677002583979</text:p>
              </table:table-cell>
              <table:table-cell office:value-type="float" office:value="0.0539244186046512">
                <text:p>0.0539244186046512</text:p>
              </table:table-cell>
              <table:table-cell office:value-type="float" office:value="0">
                <text:p>0</text:p>
              </table:table-cell>
              <table:table-cell office:value-type="float" office:value="0.00000997739018087855">
                <text:p>0.00000997739018087855</text:p>
              </table:table-cell>
              <table:table-cell office:value-type="float" office:value="0.00688145994832041">
                <text:p>0.00688145994832041</text:p>
              </table:table-cell>
              <table:table-cell office:value-type="float" office:value="0.000789567183462532">
                <text:p>0.000789567183462532</text:p>
              </table:table-cell>
              <table:table-cell office:value-type="float" office:value="0">
                <text:p>0</text:p>
              </table:table-cell>
              <table:table-cell office:value-type="float" office:value="0.311282425710594">
                <text:p>0.311282425710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0.000385012919896641">
                <text:p>0.000385012919896641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0.0539567183462532">
                <text:p>0.0539567183462532</text:p>
              </table:table-cell>
              <table:table-cell office:value-type="float" office:value="0">
                <text:p>0</text:p>
              </table:table-cell>
              <table:table-cell office:value-type="float" office:value="0.0000140616925064599">
                <text:p>0.0000140616925064599</text:p>
              </table:table-cell>
              <table:table-cell office:value-type="float" office:value="0.00705103359173127">
                <text:p>0.00705103359173127</text:p>
              </table:table-cell>
              <table:table-cell office:value-type="float" office:value="0.00105571705426357">
                <text:p>0.00105571705426357</text:p>
              </table:table-cell>
              <table:table-cell office:value-type="float" office:value="0">
                <text:p>0</text:p>
              </table:table-cell>
              <table:table-cell office:value-type="float" office:value="0.325966419573643">
                <text:p>0.325966419573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33672480620155">
                <text:p>0.33672480620155</text:p>
              </table:table-cell>
              <table:table-cell office:value-type="float" office:value="0.000432009043927649">
                <text:p>0.000432009043927649</text:p>
              </table:table-cell>
              <table:table-cell office:value-type="float" office:value="0.274386304909561">
                <text:p>0.274386304909561</text:p>
              </table:table-cell>
              <table:table-cell office:value-type="float" office:value="0.0545542635658915">
                <text:p>0.0545542635658915</text:p>
              </table:table-cell>
              <table:table-cell office:value-type="float" office:value="0">
                <text:p>0</text:p>
              </table:table-cell>
              <table:table-cell office:value-type="float" office:value="0.0000105167958656331">
                <text:p>0.0000105167958656331</text:p>
              </table:table-cell>
              <table:table-cell office:value-type="float" office:value="0.00644702842377261">
                <text:p>0.00644702842377261</text:p>
              </table:table-cell>
              <table:table-cell office:value-type="float" office:value="0.000922803617571059">
                <text:p>0.000922803617571059</text:p>
              </table:table-cell>
              <table:table-cell office:value-type="float" office:value="0">
                <text:p>0</text:p>
              </table:table-cell>
              <table:table-cell office:value-type="float" office:value="0.336320917312662">
                <text:p>0.336320917312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